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Noto Sans" svg:font-family="'Noto Sans'" style:font-family-generic="swiss" style:font-pitch="variable"/>
    <style:font-face style:name="Noto Sans Mono" svg:font-family="'Noto Sans Mono'" style:font-family-generic="modern" style:font-pitch="fixed"/>
    <style:font-face style:name="Noto Sans1"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automatic-styles>
    <style:style style:name="P1" style:family="paragraph" style:parent-style-name="Heading_20_1">
      <style:paragraph-properties fo:margin-left="0in" fo:margin-right="0in" fo:text-indent="0in" style:auto-text-indent="false"/>
      <style:text-properties officeooo:paragraph-rsid="0022609d"/>
    </style:style>
    <style:style style:name="P2" style:family="paragraph" style:parent-style-name="Heading_20_3">
      <style:paragraph-properties fo:margin-left="0in" fo:margin-right="0in" fo:text-indent="0in" style:auto-text-indent="false"/>
    </style:style>
    <style:style style:name="P3" style:family="paragraph" style:parent-style-name="Text_20_body">
      <style:paragraph-properties fo:margin-top="0in" fo:margin-bottom="0in" style:contextual-spacing="false"/>
    </style:style>
    <style:style style:name="P4" style:family="paragraph" style:parent-style-name="Preformatted_20_Text">
      <style:paragraph-properties fo:margin-left="0in" fo:margin-right="0in" fo:text-indent="0in" style:auto-text-indent="false"/>
    </style:style>
    <style:style style:name="P5" style:family="paragraph" style:parent-style-name="Preformatted_20_Text">
      <style:paragraph-properties fo:margin-top="0in" fo:margin-bottom="0.1965in" style:contextual-spacing="false"/>
    </style:style>
    <style:style style:name="P6" style:family="paragraph" style:parent-style-name="Text_20_body">
      <style:paragraph-properties fo:margin-left="0in" fo:margin-right="0in" fo:margin-top="0in" fo:margin-bottom="0in" style:contextual-spacing="false"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officeooo:paragraph-rsid="0022609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h text:style-name="P1" text:outline-level="1"/>
      <text:h text:style-name="P1" text:outline-level="1">Pine Script® language reference manual</text:h>
      <text:h text:style-name="Heading_20_2" text:outline-level="2">Variables</text:h>
      <text:section text:style-name="Sect1" text:name="var_bar_index">
        <text:h text:style-name="P2" text:outline-level="3">bar_index</text:h>
      </text:section>
      <text:p text:style-name="P3">Current bar index. Numbering is zero-based, index of the first bar is 0.</text:p>
      <text:p text:style-name="P3">Type</text:p>
      <text:p text:style-name="P3">series int</text:p>
      <text:p text:style-name="P3">Example</text:p>
      <text:section text:style-name="Sect1" text:name="Section1">
        <text:p text:style-name="P4"><text:bookmark text:name="var_bar_index"/><text:span text:style-name="Source_20_Text">//@version=6</text:span></text:p>
        <text:p text:style-name="Preformatted_20_Text"><text:span text:style-name="Source_20_Text">indicator("bar_index")</text:span></text:p>
        <text:p text:style-name="Preformatted_20_Text"><text:span text:style-name="Source_20_Text">plot(bar_index)</text:span></text:p>
        <text:p text:style-name="P5"><text:span text:style-name="Source_20_Text">plot(bar_index &gt; 5000 ? close : 0)</text:span></text:p>
        <text:p text:style-name="P3">Remarks</text:p>
        <text:p text:style-name="P3">Note that <text:span text:style-name="Strong_20_Emphasis">bar_index</text:span> has replaced <text:span text:style-name="Strong_20_Emphasis">n</text:span> variable in version 4.</text:p>
        <text:p text:style-name="P3">Note that bar indexing starts from 0 on the first historical bar.</text:p>
        <text:p text:style-name="P3">Please note that using this variable/function can cause <text:a xlink:type="simple" xlink:href="https://www.tradingview.com/pine-script-docs/concepts/repainting/" office:target-frame-name="_blank" xlink:show="new" text:style-name="Internet_20_link" text:visited-style-name="Visited_20_Internet_20_Link">indicator repainting</text:a>.</text:p>
        <text:p text:style-name="P3">See also</text:p>
        <text:p text:style-name="P3"><text:a xlink:type="simple" xlink:href="https://www.tradingview.com/pine-script-reference/v6/#var_last_bar_index" text:style-name="Internet_20_link" text:visited-style-name="Visited_20_Internet_20_Link">last_bar_index</text:a><text:a xlink:type="simple" xlink:href="https://www.tradingview.com/pine-script-reference/v6/#var_barstate.isfirst" text:style-name="Internet_20_link" text:visited-style-name="Visited_20_Internet_20_Link">barstate.isfirst</text:a><text:a xlink:type="simple" xlink:href="https://www.tradingview.com/pine-script-reference/v6/#var_barstate.islast" text:style-name="Internet_20_link" text:visited-style-name="Visited_20_Internet_20_Link">barstate.islast</text:a><text:a xlink:type="simple" xlink:href="https://www.tradingview.com/pine-script-reference/v6/#var_barstate.isrealtime" text:style-name="Internet_20_link" text:visited-style-name="Visited_20_Internet_20_Link">barstate.isrealtime</text:a></text:p>
      </text:section>
      <text:section text:style-name="Sect1" text:name="var_barstate.isconfirmed">
        <text:h text:style-name="P2" text:outline-level="3">barstate.isconfirmed</text:h>
      </text:section>
      <text:section text:style-name="Sect1" text:name="Section2">
        <text:p text:style-name="P6"><text:bookmark text:name="var_barstate.isconfirmed"/>Returns true if the script is calculating the last (closing) update of the current bar. The next script calculation will be on the new bar data.</text:p>
        <text:p text:style-name="P3">Type</text:p>
        <text:p text:style-name="P3">series bool</text:p>
        <text:p text:style-name="P3">Remarks</text:p>
        <text:p text:style-name="P3">Pine Script® code that uses this variable could calculate differently on history and real-time data.</text:p>
        <text:p text:style-name="P3">It is NOT recommended to use <text:a xlink:type="simple" xlink:href="https://www.tradingview.com/pine-script-reference/v6/#var_barstate.isconfirmed" text:style-name="Internet_20_link" text:visited-style-name="Visited_20_Internet_20_Link">barstate.isconfirmed</text:a> in <text:a xlink:type="simple" xlink:href="https://www.tradingview.com/pine-script-reference/v6/#fun_request.security" text:style-name="Internet_20_link" text:visited-style-name="Visited_20_Internet_20_Link">request.security</text:a> expression. Its value requested from <text:a xlink:type="simple" xlink:href="https://www.tradingview.com/pine-script-reference/v6/#fun_request.security" text:style-name="Internet_20_link" text:visited-style-name="Visited_20_Internet_20_Link">request.security</text:a> is unpredictable.</text:p>
        <text:p text:style-name="P3">Please note that using this variable/function can cause <text:a xlink:type="simple" xlink:href="https://www.tradingview.com/pine-script-docs/concepts/repainting/" office:target-frame-name="_blank" xlink:show="new" text:style-name="Internet_20_link" text:visited-style-name="Visited_20_Internet_20_Link">indicator repainting</text:a>.</text:p>
        <text:p text:style-name="P3">See also</text:p>
        <text:p text:style-name="P3"><text:a xlink:type="simple" xlink:href="https://www.tradingview.com/pine-script-reference/v6/#var_barstate.isfirst" text:style-name="Internet_20_link" text:visited-style-name="Visited_20_Internet_20_Link">barstate.isfirst</text:a><text:a xlink:type="simple" xlink:href="https://www.tradingview.com/pine-script-reference/v6/#var_barstate.islast" text:style-name="Internet_20_link" text:visited-style-name="Visited_20_Internet_20_Link">barstate.islast</text:a><text:a xlink:type="simple" xlink:href="https://www.tradingview.com/pine-script-reference/v6/#var_barstate.ishistory" text:style-name="Internet_20_link" text:visited-style-name="Visited_20_Internet_20_Link">barstate.ishistory</text:a><text:a xlink:type="simple" xlink:href="https://www.tradingview.com/pine-script-reference/v6/#var_barstate.isrealtime" text:style-name="Internet_20_link" text:visited-style-name="Visited_20_Internet_20_Link">barstate.isrealtime</text:a><text:a xlink:type="simple" xlink:href="https://www.tradingview.com/pine-script-reference/v6/#var_barstate.isnew" text:style-name="Internet_20_link" text:visited-style-name="Visited_20_Internet_20_Link">barstate.isnew</text:a><text:a xlink:type="simple" xlink:href="https://www.tradingview.com/pine-script-reference/v6/#var_barstate.islastconfirmedhistory" text:style-name="Internet_20_link" text:visited-style-name="Visited_20_Internet_20_Link">barstate.islastconfirmedhistory</text:a></text:p>
      </text:section>
      <text:section text:style-name="Sect1" text:name="var_barstate.isfirst">
        <text:h text:style-name="P2" text:outline-level="3">barstate.isfirst</text:h>
      </text:section>
      <text:section text:style-name="Sect1" text:name="Section3">
        <text:p text:style-name="P6"><text:bookmark text:name="var_barstate.isfirst"/>Returns true if current bar is first bar in barset, false otherwise.</text:p>
        <text:p text:style-name="P3">Type</text:p>
        <text:p text:style-name="P3">series bool</text:p>
        <text:p text:style-name="P3">Remarks</text:p>
        <text:p text:style-name="P3">Pine Script® code that uses this variable could calculate differently on history and real-time data.</text:p>
        <text:p text:style-name="P3">Please note that using this variable/function can cause <text:a xlink:type="simple" xlink:href="https://www.tradingview.com/pine-script-docs/concepts/repainting/" office:target-frame-name="_blank" xlink:show="new" text:style-name="Internet_20_link" text:visited-style-name="Visited_20_Internet_20_Link">indicator repainting</text:a>.</text:p>
        <text:p text:style-name="P3">See also</text:p>
        <text:p text:style-name="P3"><text:a xlink:type="simple" xlink:href="https://www.tradingview.com/pine-script-reference/v6/#var_barstate.islast" text:style-name="Internet_20_link" text:visited-style-name="Visited_20_Internet_20_Link">barstate.islast</text:a><text:a xlink:type="simple" xlink:href="https://www.tradingview.com/pine-script-reference/v6/#var_barstate.ishistory" text:style-name="Internet_20_link" text:visited-style-name="Visited_20_Internet_20_Link">barstate.ishistory</text:a><text:a xlink:type="simple" xlink:href="https://www.tradingview.com/pine-script-reference/v6/#var_barstate.isrealtime" text:style-name="Internet_20_link" text:visited-style-name="Visited_20_Internet_20_Link">barstate.isrealtime</text:a><text:a xlink:type="simple" xlink:href="https://www.tradingview.com/pine-script-reference/v6/#var_barstate.isnew" text:style-name="Internet_20_link" text:visited-style-name="Visited_20_Internet_20_Link">barstate.isnew</text:a><text:a xlink:type="simple" xlink:href="https://www.tradingview.com/pine-script-reference/v6/#var_barstate.isconfirmed" text:style-name="Internet_20_link" text:visited-style-name="Visited_20_Internet_20_Link">barstate.isconfirmed</text:a><text:a xlink:type="simple" xlink:href="https://www.tradingview.com/pine-script-reference/v6/#var_barstate.islastconfirmedhistory" text:style-name="Internet_20_link" text:visited-style-name="Visited_20_Internet_20_Link">barstate.islastconfirmedhistory</text:a></text:p>
      </text:section>
      <text:section text:style-name="Sect1" text:name="var_barstate.ishistory">
        <text:h text:style-name="P2" text:outline-level="3">barstate.ishistory</text:h>
      </text:section>
      <text:section text:style-name="Sect1" text:name="Section4">
        <text:p text:style-name="P6"><text:bookmark text:name="var_barstate.ishistory"/>Returns true if current bar is a historical bar, false otherwise.</text:p>
        <text:p text:style-name="P3">Type</text:p>
        <text:p text:style-name="P3">series bool</text:p>
        <text:p text:style-name="P3">Remarks</text:p>
        <text:p text:style-name="P3">Pine Script® code that uses this variable could calculate differently on history and real-time data.</text:p>
        <text:p text:style-name="P3">Please note that using this variable/function can cause <text:a xlink:type="simple" xlink:href="https://www.tradingview.com/pine-script-docs/concepts/repainting/" office:target-frame-name="_blank" xlink:show="new" text:style-name="Internet_20_link" text:visited-style-name="Visited_20_Internet_20_Link">indicator repainting</text:a>.</text:p>
        <text:p text:style-name="P3">See also</text:p>
        <text:p text:style-name="P3"><text:a xlink:type="simple" xlink:href="https://www.tradingview.com/pine-script-reference/v6/#var_barstate.isfirst" text:style-name="Internet_20_link" text:visited-style-name="Visited_20_Internet_20_Link">barstate.isfirst</text:a><text:a xlink:type="simple" xlink:href="https://www.tradingview.com/pine-script-reference/v6/#var_barstate.islast" text:style-name="Internet_20_link" text:visited-style-name="Visited_20_Internet_20_Link">barstate.islast</text:a><text:a xlink:type="simple" xlink:href="https://www.tradingview.com/pine-script-reference/v6/#var_barstate.isrealtime" text:style-name="Internet_20_link" text:visited-style-name="Visited_20_Internet_20_Link">barstate.isrealtime</text:a><text:a xlink:type="simple" xlink:href="https://www.tradingview.com/pine-script-reference/v6/#var_barstate.isnew" text:style-name="Internet_20_link" text:visited-style-name="Visited_20_Internet_20_Link">barstate.isnew</text:a><text:a xlink:type="simple" xlink:href="https://www.tradingview.com/pine-script-reference/v6/#var_barstate.isconfirmed" text:style-name="Internet_20_link" text:visited-style-name="Visited_20_Internet_20_Link">barstate.isconfirmed</text:a><text:a xlink:type="simple" xlink:href="https://www.tradingview.com/pine-script-reference/v6/#var_barstate.islastconfirmedhistory" text:style-name="Internet_20_link" text:visited-style-name="Visited_20_Internet_20_Link">barstate.islastconfirmedhistory</text:a></text:p>
      </text:section>
      <text:section text:style-name="Sect1" text:name="var_barstate.islast">
        <text:h text:style-name="P2" text:outline-level="3">barstate.islast</text:h>
      </text:section>
      <text:section text:style-name="Sect1" text:name="Section5">
        <text:p text:style-name="P6"><text:bookmark text:name="var_barstate.islast"/>Returns true if current bar is the last bar in barset, false otherwise. This condition is true for all real-time bars in barset.</text:p>
        <text:p text:style-name="P3">Type</text:p>
        <text:p text:style-name="P3">series bool</text:p>
        <text:p text:style-name="P3">Remarks</text:p>
        <text:p text:style-name="P3">Pine Script® code that uses this variable could calculate differently on history and real-time data.</text:p>
        <text:p text:style-name="P3">Please note that using this variable/function can cause <text:a xlink:type="simple" xlink:href="https://www.tradingview.com/pine-script-docs/concepts/repainting/" office:target-frame-name="_blank" xlink:show="new" text:style-name="Internet_20_link" text:visited-style-name="Visited_20_Internet_20_Link">indicator repainting</text:a>.</text:p>
        <text:p text:style-name="P3">See also</text:p>
        <text:p text:style-name="P3"><text:a xlink:type="simple" xlink:href="https://www.tradingview.com/pine-script-reference/v6/#var_barstate.isfirst" text:style-name="Internet_20_link" text:visited-style-name="Visited_20_Internet_20_Link">barstate.isfirst</text:a><text:a xlink:type="simple" xlink:href="https://www.tradingview.com/pine-script-reference/v6/#var_barstate.ishistory" text:style-name="Internet_20_link" text:visited-style-name="Visited_20_Internet_20_Link">barstate.ishistory</text:a><text:a xlink:type="simple" xlink:href="https://www.tradingview.com/pine-script-reference/v6/#var_barstate.isrealtime" text:style-name="Internet_20_link" text:visited-style-name="Visited_20_Internet_20_Link">barstate.isrealtime</text:a><text:a xlink:type="simple" xlink:href="https://www.tradingview.com/pine-script-reference/v6/#var_barstate.isnew" text:style-name="Internet_20_link" text:visited-style-name="Visited_20_Internet_20_Link">barstate.isnew</text:a><text:a xlink:type="simple" xlink:href="https://www.tradingview.com/pine-script-reference/v6/#var_barstate.isconfirmed" text:style-name="Internet_20_link" text:visited-style-name="Visited_20_Internet_20_Link">barstate.isconfirmed</text:a><text:a xlink:type="simple" xlink:href="https://www.tradingview.com/pine-script-reference/v6/#var_barstate.islastconfirmedhistory" text:style-name="Internet_20_link" text:visited-style-name="Visited_20_Internet_20_Link">barstate.islastconfirmedhistory</text:a></text:p>
      </text:section>
      <text:section text:style-name="Sect1" text:name="var_barstate.islastconfirmedhistory">
        <text:h text:style-name="P2" text:outline-level="3">barstate.islastconfirmedhistory</text:h>
      </text:section>
      <text:section text:style-name="Sect1" text:name="Section6">
        <text:p text:style-name="P6"><text:bookmark text:name="var_barstate.islastconfirmedhistory"/>Returns true if script is executing on the dataset's last bar when market is closed, or script is executing on the bar immediately preceding the real-time bar, if market is open. Returns false otherwise.</text:p>
        <text:p text:style-name="P3">Type</text:p>
        <text:p text:style-name="P3">series bool</text:p>
        <text:p text:style-name="P3">Remarks</text:p>
        <text:p text:style-name="P3">Pine Script® code that uses this variable could calculate differently on history and real-time data.</text:p>
        <text:p text:style-name="P3">Please note that using this variable/function can cause <text:a xlink:type="simple" xlink:href="https://www.tradingview.com/pine-script-docs/concepts/repainting/" office:target-frame-name="_blank" xlink:show="new" text:style-name="Internet_20_link" text:visited-style-name="Visited_20_Internet_20_Link">indicator repainting</text:a>.</text:p>
        <text:p text:style-name="P3">See also</text:p>
        <text:p text:style-name="P3"><text:a xlink:type="simple" xlink:href="https://www.tradingview.com/pine-script-reference/v6/#var_barstate.isfirst" text:style-name="Internet_20_link" text:visited-style-name="Visited_20_Internet_20_Link">barstate.isfirst</text:a><text:a xlink:type="simple" xlink:href="https://www.tradingview.com/pine-script-reference/v6/#var_barstate.islast" text:style-name="Internet_20_link" text:visited-style-name="Visited_20_Internet_20_Link">barstate.islast</text:a><text:a xlink:type="simple" xlink:href="https://www.tradingview.com/pine-script-reference/v6/#var_barstate.ishistory" text:style-name="Internet_20_link" text:visited-style-name="Visited_20_Internet_20_Link">barstate.ishistory</text:a><text:a xlink:type="simple" xlink:href="https://www.tradingview.com/pine-script-reference/v6/#var_barstate.isrealtime" text:style-name="Internet_20_link" text:visited-style-name="Visited_20_Internet_20_Link">barstate.isrealtime</text:a><text:a xlink:type="simple" xlink:href="https://www.tradingview.com/pine-script-reference/v6/#var_barstate.isnew" text:style-name="Internet_20_link" text:visited-style-name="Visited_20_Internet_20_Link">barstate.isnew</text:a></text:p>
      </text:section>
      <text:section text:style-name="Sect1" text:name="var_barstate.isnew">
        <text:h text:style-name="P2" text:outline-level="3">barstate.isnew</text:h>
      </text:section>
      <text:section text:style-name="Sect1" text:name="Section7">
        <text:p text:style-name="P6"><text:bookmark text:name="var_barstate.isnew"/>Returns true if script is currently calculating on new bar, false otherwise. This variable is true when calculating on historical bars or on first update of a newly generated real-time bar.</text:p>
        <text:p text:style-name="P3"><text:soft-page-break/>Type</text:p>
        <text:p text:style-name="P3">series bool</text:p>
        <text:p text:style-name="P3">Remarks</text:p>
        <text:p text:style-name="P3">Pine Script® code that uses this variable could calculate differently on history and real-time data.</text:p>
        <text:p text:style-name="P3">Please note that using this variable/function can cause <text:a xlink:type="simple" xlink:href="https://www.tradingview.com/pine-script-docs/concepts/repainting/" office:target-frame-name="_blank" xlink:show="new" text:style-name="Internet_20_link" text:visited-style-name="Visited_20_Internet_20_Link">indicator repainting</text:a>.</text:p>
        <text:p text:style-name="P3">See also</text:p>
        <text:p text:style-name="P3"><text:a xlink:type="simple" xlink:href="https://www.tradingview.com/pine-script-reference/v6/#var_barstate.isfirst" text:style-name="Internet_20_link" text:visited-style-name="Visited_20_Internet_20_Link">barstate.isfirst</text:a><text:a xlink:type="simple" xlink:href="https://www.tradingview.com/pine-script-reference/v6/#var_barstate.islast" text:style-name="Internet_20_link" text:visited-style-name="Visited_20_Internet_20_Link">barstate.islast</text:a><text:a xlink:type="simple" xlink:href="https://www.tradingview.com/pine-script-reference/v6/#var_barstate.ishistory" text:style-name="Internet_20_link" text:visited-style-name="Visited_20_Internet_20_Link">barstate.ishistory</text:a><text:a xlink:type="simple" xlink:href="https://www.tradingview.com/pine-script-reference/v6/#var_barstate.isrealtime" text:style-name="Internet_20_link" text:visited-style-name="Visited_20_Internet_20_Link">barstate.isrealtime</text:a><text:a xlink:type="simple" xlink:href="https://www.tradingview.com/pine-script-reference/v6/#var_barstate.isconfirmed" text:style-name="Internet_20_link" text:visited-style-name="Visited_20_Internet_20_Link">barstate.isconfirmed</text:a><text:a xlink:type="simple" xlink:href="https://www.tradingview.com/pine-script-reference/v6/#var_barstate.islastconfirmedhistory" text:style-name="Internet_20_link" text:visited-style-name="Visited_20_Internet_20_Link">barstate.islastconfirmedhistory</text:a></text:p>
      </text:section>
      <text:section text:style-name="Sect1" text:name="var_barstate.isrealtime">
        <text:h text:style-name="P2" text:outline-level="3">barstate.isrealtime</text:h>
      </text:section>
      <text:section text:style-name="Sect1" text:name="Section8">
        <text:p text:style-name="P6"><text:bookmark text:name="var_barstate.isrealtime"/>Returns true if current bar is a real-time bar, false otherwise.</text:p>
        <text:p text:style-name="P3">Type</text:p>
        <text:p text:style-name="P3">series bool</text:p>
        <text:p text:style-name="P3">Remarks</text:p>
        <text:p text:style-name="P3">Pine Script® code that uses this variable could calculate differently on history and real-time data.</text:p>
        <text:p text:style-name="P3">Please note that using this variable/function can cause <text:a xlink:type="simple" xlink:href="https://www.tradingview.com/pine-script-docs/concepts/repainting/" office:target-frame-name="_blank" xlink:show="new" text:style-name="Internet_20_link" text:visited-style-name="Visited_20_Internet_20_Link">indicator repainting</text:a>.</text:p>
        <text:p text:style-name="P3">See also</text:p>
        <text:p text:style-name="P3"><text:a xlink:type="simple" xlink:href="https://www.tradingview.com/pine-script-reference/v6/#var_barstate.isfirst" text:style-name="Internet_20_link" text:visited-style-name="Visited_20_Internet_20_Link">barstate.isfirst</text:a><text:a xlink:type="simple" xlink:href="https://www.tradingview.com/pine-script-reference/v6/#var_barstate.islast" text:style-name="Internet_20_link" text:visited-style-name="Visited_20_Internet_20_Link">barstate.islast</text:a><text:a xlink:type="simple" xlink:href="https://www.tradingview.com/pine-script-reference/v6/#var_barstate.ishistory" text:style-name="Internet_20_link" text:visited-style-name="Visited_20_Internet_20_Link">barstate.ishistory</text:a><text:a xlink:type="simple" xlink:href="https://www.tradingview.com/pine-script-reference/v6/#var_barstate.isnew" text:style-name="Internet_20_link" text:visited-style-name="Visited_20_Internet_20_Link">barstate.isnew</text:a><text:a xlink:type="simple" xlink:href="https://www.tradingview.com/pine-script-reference/v6/#var_barstate.isconfirmed" text:style-name="Internet_20_link" text:visited-style-name="Visited_20_Internet_20_Link">barstate.isconfirmed</text:a><text:a xlink:type="simple" xlink:href="https://www.tradingview.com/pine-script-reference/v6/#var_barstate.islastconfirmedhistory" text:style-name="Internet_20_link" text:visited-style-name="Visited_20_Internet_20_Link">barstate.islastconfirmedhistory</text:a></text:p>
      </text:section>
      <text:section text:style-name="Sect1" text:name="var_box.all">
        <text:h text:style-name="P2" text:outline-level="3">box.all</text:h>
      </text:section>
      <text:p text:style-name="P3">Returns an array filled with all the current boxes drawn by the script.</text:p>
      <text:p text:style-name="P3">Type</text:p>
      <text:p text:style-name="P3">array&lt;box&gt;</text:p>
      <text:p text:style-name="P3">Example</text:p>
      <text:section text:style-name="Sect1" text:name="Section9">
        <text:p text:style-name="P4"><text:bookmark text:name="var_box.all"/><text:span text:style-name="Source_20_Text">//@version=6</text:span></text:p>
        <text:p text:style-name="Preformatted_20_Text"><text:span text:style-name="Source_20_Text">indicator("box.all")</text:span></text:p>
        <text:p text:style-name="Preformatted_20_Text"><text:span text:style-name="Source_20_Text">//delete all boxes</text:span></text:p>
        <text:p text:style-name="Preformatted_20_Text"><text:span text:style-name="Source_20_Text">box.new(time, open, time + 60 * 60 * 24, close, xloc=xloc.bar_time, border_style=line.style_dashed)</text:span></text:p>
        <text:p text:style-name="Preformatted_20_Text"><text:span text:style-name="Source_20_Text">a_allBoxes = box.all</text:span></text:p>
        <text:p text:style-name="Preformatted_20_Text"><text:span text:style-name="Source_20_Text">if array.size(a_allBoxes) &gt; 0</text:span></text:p>
        <text:p text:style-name="Preformatted_20_Text"><text:span text:style-name="Source_20_Text">    for i = 0 to array.size(a_allBoxes) - 1</text:span></text:p>
        <text:p text:style-name="P5"><text:span text:style-name="Source_20_Text">        box.delete(array.get(a_allBoxes, i))</text:span></text:p>
        <text:p text:style-name="P3">Remarks</text:p>
        <text:p text:style-name="P3">The array is read-only. Index zero of the array is the ID of the oldest object on the chart.</text:p>
        <text:p text:style-name="P3">See also</text:p>
        <text:p text:style-name="P3"><text:a xlink:type="simple" xlink:href="https://www.tradingview.com/pine-script-reference/v6/#fun_box.new" text:style-name="Internet_20_link" text:visited-style-name="Visited_20_Internet_20_Link">box.new</text:a><text:a xlink:type="simple" xlink:href="https://www.tradingview.com/pine-script-reference/v6/#var_line.all" text:style-name="Internet_20_link" text:visited-style-name="Visited_20_Internet_20_Link">line.all</text:a><text:a xlink:type="simple" xlink:href="https://www.tradingview.com/pine-script-reference/v6/#var_label.all" text:style-name="Internet_20_link" text:visited-style-name="Visited_20_Internet_20_Link">label.all</text:a><text:a xlink:type="simple" xlink:href="https://www.tradingview.com/pine-script-reference/v6/#var_table.all" text:style-name="Internet_20_link" text:visited-style-name="Visited_20_Internet_20_Link">table.all</text:a></text:p>
      </text:section>
      <text:section text:style-name="Sect1" text:name="var_chart.bg_color">
        <text:h text:style-name="P2" text:outline-level="3">chart.bg_color</text:h>
      </text:section>
      <text:section text:style-name="Sect1" text:name="Section10">
        <text:p text:style-name="P6"><text:bookmark text:name="var_chart.bg_color"/>Returns the color of the chart's background from the "Chart settings/Appearance/Background" field. When a gradient is selected, the middle point of the gradient is returned.</text:p>
        <text:p text:style-name="P3">Type</text:p>
        <text:p text:style-name="P3">input color</text:p>
        <text:p text:style-name="P3">See also</text:p>
        <text:p text:style-name="P3"><text:a xlink:type="simple" xlink:href="https://www.tradingview.com/pine-script-reference/v6/#var_chart.fg_color" text:style-name="Internet_20_link" text:visited-style-name="Visited_20_Internet_20_Link">chart.fg_color</text:a></text:p>
      </text:section>
      <text:section text:style-name="Sect1" text:name="var_chart.fg_color">
        <text:h text:style-name="P2" text:outline-level="3">chart.fg_color</text:h>
      </text:section>
      <text:section text:style-name="Sect1" text:name="Section11">
        <text:p text:style-name="P6"><text:bookmark text:name="var_chart.fg_color"/>Returns a color providing optimal contrast with <text:a xlink:type="simple" xlink:href="https://www.tradingview.com/pine-script-reference/v6/#var_chart.bg_color" text:style-name="Internet_20_link" text:visited-style-name="Visited_20_Internet_20_Link">chart.bg_color</text:a>.</text:p>
        <text:p text:style-name="P3">Type</text:p>
        <text:p text:style-name="P3">input color</text:p>
        <text:p text:style-name="P3">See also</text:p>
        <text:p text:style-name="P3"><text:a xlink:type="simple" xlink:href="https://www.tradingview.com/pine-script-reference/v6/#var_chart.bg_color" text:style-name="Internet_20_link" text:visited-style-name="Visited_20_Internet_20_Link">chart.bg_color</text:a></text:p>
      </text:section>
      <text:section text:style-name="Sect1" text:name="var_chart.is_heikinashi">
        <text:h text:style-name="P2" text:outline-level="3">chart.is_heikinashi</text:h>
      </text:section>
      <text:section text:style-name="Sect1" text:name="Section12">
        <text:p text:style-name="P6"><text:bookmark text:name="var_chart.is_heikinashi"/>Type</text:p>
        <text:p text:style-name="P3">simple bool</text:p>
        <text:p text:style-name="P3">Returns</text:p>
        <text:p text:style-name="P3">Returns <text:a xlink:type="simple" xlink:href="https://www.tradingview.com/pine-script-reference/v6/#const_true" text:style-name="Internet_20_link" text:visited-style-name="Visited_20_Internet_20_Link">true</text:a> if the chart type is Heikin Ashi, <text:a xlink:type="simple" xlink:href="https://www.tradingview.com/pine-script-reference/v6/#const_false" text:style-name="Internet_20_link" text:visited-style-name="Visited_20_Internet_20_Link">false</text:a> otherwise.</text:p>
        <text:p text:style-name="P3">See also</text:p>
        <text:p text:style-name="P3"><text:a xlink:type="simple" xlink:href="https://www.tradingview.com/pine-script-reference/v6/#var_chart.is_renko" text:style-name="Internet_20_link" text:visited-style-name="Visited_20_Internet_20_Link">chart.is_renko</text:a><text:a xlink:type="simple" xlink:href="https://www.tradingview.com/pine-script-reference/v6/#var_chart.is_linebreak" text:style-name="Internet_20_link" text:visited-style-name="Visited_20_Internet_20_Link">chart.is_linebreak</text:a><text:a xlink:type="simple" xlink:href="https://www.tradingview.com/pine-script-reference/v6/#var_chart.is_kagi" text:style-name="Internet_20_link" text:visited-style-name="Visited_20_Internet_20_Link">chart.is_kagi</text:a><text:a xlink:type="simple" xlink:href="https://www.tradingview.com/pine-script-reference/v6/#var_chart.is_pnf" text:style-name="Internet_20_link" text:visited-style-name="Visited_20_Internet_20_Link">chart.is_pnf</text:a><text:a xlink:type="simple" xlink:href="https://www.tradingview.com/pine-script-reference/v6/#var_chart.is_range" text:style-name="Internet_20_link" text:visited-style-name="Visited_20_Internet_20_Link">chart.is_range</text:a></text:p>
      </text:section>
      <text:section text:style-name="Sect1" text:name="var_chart.is_kagi">
        <text:h text:style-name="P2" text:outline-level="3">chart.is_kagi</text:h>
      </text:section>
      <text:section text:style-name="Sect1" text:name="Section13">
        <text:p text:style-name="P6"><text:bookmark text:name="var_chart.is_kagi"/>Type</text:p>
        <text:p text:style-name="P3">simple bool</text:p>
        <text:p text:style-name="P3">Returns</text:p>
        <text:p text:style-name="P3">Returns <text:a xlink:type="simple" xlink:href="https://www.tradingview.com/pine-script-reference/v6/#const_true" text:style-name="Internet_20_link" text:visited-style-name="Visited_20_Internet_20_Link">true</text:a> if the chart type is Kagi, <text:a xlink:type="simple" xlink:href="https://www.tradingview.com/pine-script-reference/v6/#const_false" text:style-name="Internet_20_link" text:visited-style-name="Visited_20_Internet_20_Link">false</text:a> otherwise.</text:p>
        <text:p text:style-name="P3">See also</text:p>
        <text:p text:style-name="P3"><text:a xlink:type="simple" xlink:href="https://www.tradingview.com/pine-script-reference/v6/#var_chart.is_renko" text:style-name="Internet_20_link" text:visited-style-name="Visited_20_Internet_20_Link">chart.is_renko</text:a><text:a xlink:type="simple" xlink:href="https://www.tradingview.com/pine-script-reference/v6/#var_chart.is_linebreak" text:style-name="Internet_20_link" text:visited-style-name="Visited_20_Internet_20_Link">chart.is_linebreak</text:a><text:a xlink:type="simple" xlink:href="https://www.tradingview.com/pine-script-reference/v6/#var_chart.is_heikinashi" text:style-name="Internet_20_link" text:visited-style-name="Visited_20_Internet_20_Link">chart.is_heikinashi</text:a><text:a xlink:type="simple" xlink:href="https://www.tradingview.com/pine-script-reference/v6/#var_chart.is_pnf" text:style-name="Internet_20_link" text:visited-style-name="Visited_20_Internet_20_Link">chart.is_pnf</text:a><text:a xlink:type="simple" xlink:href="https://www.tradingview.com/pine-script-reference/v6/#var_chart.is_range" text:style-name="Internet_20_link" text:visited-style-name="Visited_20_Internet_20_Link">chart.is_range</text:a></text:p>
      </text:section>
      <text:section text:style-name="Sect1" text:name="var_chart.is_linebreak">
        <text:h text:style-name="P2" text:outline-level="3">chart.is_linebreak</text:h>
      </text:section>
      <text:section text:style-name="Sect1" text:name="Section14">
        <text:p text:style-name="P6"><text:bookmark text:name="var_chart.is_linebreak"/>Type</text:p>
        <text:p text:style-name="P3">simple bool</text:p>
        <text:p text:style-name="P3">Returns</text:p>
        <text:p text:style-name="P3">Returns <text:a xlink:type="simple" xlink:href="https://www.tradingview.com/pine-script-reference/v6/#const_true" text:style-name="Internet_20_link" text:visited-style-name="Visited_20_Internet_20_Link">true</text:a> if the chart type is Line break, <text:a xlink:type="simple" xlink:href="https://www.tradingview.com/pine-script-reference/v6/#const_false" text:style-name="Internet_20_link" text:visited-style-name="Visited_20_Internet_20_Link">false</text:a> otherwise.</text:p>
        <text:p text:style-name="P3">See also</text:p>
        <text:p text:style-name="P3"><text:a xlink:type="simple" xlink:href="https://www.tradingview.com/pine-script-reference/v6/#var_chart.is_renko" text:style-name="Internet_20_link" text:visited-style-name="Visited_20_Internet_20_Link">chart.is_renko</text:a><text:a xlink:type="simple" xlink:href="https://www.tradingview.com/pine-script-reference/v6/#var_chart.is_heikinashi" text:style-name="Internet_20_link" text:visited-style-name="Visited_20_Internet_20_Link">chart.is_heikinashi</text:a><text:a xlink:type="simple" xlink:href="https://www.tradingview.com/pine-script-reference/v6/#var_chart.is_kagi" text:style-name="Internet_20_link" text:visited-style-name="Visited_20_Internet_20_Link">chart.is_kagi</text:a><text:a xlink:type="simple" xlink:href="https://www.tradingview.com/pine-script-reference/v6/#var_chart.is_pnf" text:style-name="Internet_20_link" text:visited-style-name="Visited_20_Internet_20_Link">chart.is_pnf</text:a><text:a xlink:type="simple" xlink:href="https://www.tradingview.com/pine-script-reference/v6/#var_chart.is_range" text:style-name="Internet_20_link" text:visited-style-name="Visited_20_Internet_20_Link">chart.is_range</text:a></text:p>
      </text:section>
      <text:section text:style-name="Sect1" text:name="var_chart.is_pnf">
        <text:h text:style-name="P2" text:outline-level="3">chart.is_pnf</text:h>
      </text:section>
      <text:section text:style-name="Sect1" text:name="Section15">
        <text:p text:style-name="P6"><text:bookmark text:name="var_chart.is_pnf"/>Type</text:p>
        <text:p text:style-name="P3">simple bool</text:p>
        <text:p text:style-name="P3">Returns</text:p>
        <text:p text:style-name="P3">Returns <text:a xlink:type="simple" xlink:href="https://www.tradingview.com/pine-script-reference/v6/#const_true" text:style-name="Internet_20_link" text:visited-style-name="Visited_20_Internet_20_Link">true</text:a> if the chart type is Point &amp; figure, <text:a xlink:type="simple" xlink:href="https://www.tradingview.com/pine-script-reference/v6/#const_false" text:style-name="Internet_20_link" text:visited-style-name="Visited_20_Internet_20_Link">false</text:a> otherwise.</text:p>
        <text:p text:style-name="P3">See also</text:p>
        <text:p text:style-name="P3"><text:a xlink:type="simple" xlink:href="https://www.tradingview.com/pine-script-reference/v6/#var_chart.is_renko" text:style-name="Internet_20_link" text:visited-style-name="Visited_20_Internet_20_Link">chart.is_renko</text:a><text:a xlink:type="simple" xlink:href="https://www.tradingview.com/pine-script-reference/v6/#var_chart.is_linebreak" text:style-name="Internet_20_link" text:visited-style-name="Visited_20_Internet_20_Link">chart.is_linebreak</text:a><text:a xlink:type="simple" xlink:href="https://www.tradingview.com/pine-script-reference/v6/#var_chart.is_kagi" text:style-name="Internet_20_link" text:visited-style-name="Visited_20_Internet_20_Link">chart.is_kagi</text:a><text:a xlink:type="simple" xlink:href="https://www.tradingview.com/pine-script-reference/v6/#var_chart.is_heikinashi" text:style-name="Internet_20_link" text:visited-style-name="Visited_20_Internet_20_Link">chart.is_heikinashi</text:a><text:a xlink:type="simple" xlink:href="https://www.tradingview.com/pine-script-reference/v6/#var_chart.is_range" text:style-name="Internet_20_link" text:visited-style-name="Visited_20_Internet_20_Link">chart.is_range</text:a></text:p>
      </text:section>
      <text:section text:style-name="Sect1" text:name="var_chart.is_range">
        <text:h text:style-name="P2" text:outline-level="3"><text:soft-page-break/>chart.is_range</text:h>
      </text:section>
      <text:section text:style-name="Sect1" text:name="Section16">
        <text:p text:style-name="P6"><text:bookmark text:name="var_chart.is_range"/>Type</text:p>
        <text:p text:style-name="P3">simple bool</text:p>
        <text:p text:style-name="P3">Returns</text:p>
        <text:p text:style-name="P3">Returns <text:a xlink:type="simple" xlink:href="https://www.tradingview.com/pine-script-reference/v6/#const_true" text:style-name="Internet_20_link" text:visited-style-name="Visited_20_Internet_20_Link">true</text:a> if the chart type is Range, <text:a xlink:type="simple" xlink:href="https://www.tradingview.com/pine-script-reference/v6/#const_false" text:style-name="Internet_20_link" text:visited-style-name="Visited_20_Internet_20_Link">false</text:a> otherwise.</text:p>
        <text:p text:style-name="P3">See also</text:p>
        <text:p text:style-name="P3"><text:a xlink:type="simple" xlink:href="https://www.tradingview.com/pine-script-reference/v6/#var_chart.is_renko" text:style-name="Internet_20_link" text:visited-style-name="Visited_20_Internet_20_Link">chart.is_renko</text:a><text:a xlink:type="simple" xlink:href="https://www.tradingview.com/pine-script-reference/v6/#var_chart.is_linebreak" text:style-name="Internet_20_link" text:visited-style-name="Visited_20_Internet_20_Link">chart.is_linebreak</text:a><text:a xlink:type="simple" xlink:href="https://www.tradingview.com/pine-script-reference/v6/#var_chart.is_kagi" text:style-name="Internet_20_link" text:visited-style-name="Visited_20_Internet_20_Link">chart.is_kagi</text:a><text:a xlink:type="simple" xlink:href="https://www.tradingview.com/pine-script-reference/v6/#var_chart.is_pnf" text:style-name="Internet_20_link" text:visited-style-name="Visited_20_Internet_20_Link">chart.is_pnf</text:a><text:a xlink:type="simple" xlink:href="https://www.tradingview.com/pine-script-reference/v6/#var_chart.is_heikinashi" text:style-name="Internet_20_link" text:visited-style-name="Visited_20_Internet_20_Link">chart.is_heikinashi</text:a></text:p>
      </text:section>
      <text:section text:style-name="Sect1" text:name="var_chart.is_renko">
        <text:h text:style-name="P2" text:outline-level="3">chart.is_renko</text:h>
      </text:section>
      <text:section text:style-name="Sect1" text:name="Section17">
        <text:p text:style-name="P6"><text:bookmark text:name="var_chart.is_renko"/>Type</text:p>
        <text:p text:style-name="P3">simple bool</text:p>
        <text:p text:style-name="P3">Returns</text:p>
        <text:p text:style-name="P3">Returns <text:a xlink:type="simple" xlink:href="https://www.tradingview.com/pine-script-reference/v6/#const_true" text:style-name="Internet_20_link" text:visited-style-name="Visited_20_Internet_20_Link">true</text:a> if the chart type is Renko, <text:a xlink:type="simple" xlink:href="https://www.tradingview.com/pine-script-reference/v6/#const_false" text:style-name="Internet_20_link" text:visited-style-name="Visited_20_Internet_20_Link">false</text:a> otherwise.</text:p>
        <text:p text:style-name="P3">See also</text:p>
        <text:p text:style-name="P3"><text:a xlink:type="simple" xlink:href="https://www.tradingview.com/pine-script-reference/v6/#var_chart.is_heikinashi" text:style-name="Internet_20_link" text:visited-style-name="Visited_20_Internet_20_Link">chart.is_heikinashi</text:a><text:a xlink:type="simple" xlink:href="https://www.tradingview.com/pine-script-reference/v6/#var_chart.is_linebreak" text:style-name="Internet_20_link" text:visited-style-name="Visited_20_Internet_20_Link">chart.is_linebreak</text:a><text:a xlink:type="simple" xlink:href="https://www.tradingview.com/pine-script-reference/v6/#var_chart.is_kagi" text:style-name="Internet_20_link" text:visited-style-name="Visited_20_Internet_20_Link">chart.is_kagi</text:a><text:a xlink:type="simple" xlink:href="https://www.tradingview.com/pine-script-reference/v6/#var_chart.is_pnf" text:style-name="Internet_20_link" text:visited-style-name="Visited_20_Internet_20_Link">chart.is_pnf</text:a><text:a xlink:type="simple" xlink:href="https://www.tradingview.com/pine-script-reference/v6/#var_chart.is_range" text:style-name="Internet_20_link" text:visited-style-name="Visited_20_Internet_20_Link">chart.is_range</text:a></text:p>
      </text:section>
      <text:section text:style-name="Sect1" text:name="var_chart.is_standard">
        <text:h text:style-name="P2" text:outline-level="3">chart.is_standard</text:h>
      </text:section>
      <text:section text:style-name="Sect1" text:name="Section18">
        <text:p text:style-name="P6"><text:bookmark text:name="var_chart.is_standard"/>Type</text:p>
        <text:p text:style-name="P3">simple bool</text:p>
        <text:p text:style-name="P3">Returns</text:p>
        <text:p text:style-name="P3">Returns <text:a xlink:type="simple" xlink:href="https://www.tradingview.com/pine-script-reference/v6/#const_true" text:style-name="Internet_20_link" text:visited-style-name="Visited_20_Internet_20_Link">true</text:a> if the chart type is not one of the following: Renko, Kagi, Line break, Point &amp; figure, Range, Heikin Ashi; <text:a xlink:type="simple" xlink:href="https://www.tradingview.com/pine-script-reference/v6/#const_false" text:style-name="Internet_20_link" text:visited-style-name="Visited_20_Internet_20_Link">false</text:a> otherwise.</text:p>
        <text:p text:style-name="P3">See also</text:p>
        <text:p text:style-name="P3"><text:a xlink:type="simple" xlink:href="https://www.tradingview.com/pine-script-reference/v6/#var_chart.is_renko" text:style-name="Internet_20_link" text:visited-style-name="Visited_20_Internet_20_Link">chart.is_renko</text:a><text:a xlink:type="simple" xlink:href="https://www.tradingview.com/pine-script-reference/v6/#var_chart.is_linebreak" text:style-name="Internet_20_link" text:visited-style-name="Visited_20_Internet_20_Link">chart.is_linebreak</text:a><text:a xlink:type="simple" xlink:href="https://www.tradingview.com/pine-script-reference/v6/#var_chart.is_kagi" text:style-name="Internet_20_link" text:visited-style-name="Visited_20_Internet_20_Link">chart.is_kagi</text:a><text:a xlink:type="simple" xlink:href="https://www.tradingview.com/pine-script-reference/v6/#var_chart.is_pnf" text:style-name="Internet_20_link" text:visited-style-name="Visited_20_Internet_20_Link">chart.is_pnf</text:a><text:a xlink:type="simple" xlink:href="https://www.tradingview.com/pine-script-reference/v6/#var_chart.is_range" text:style-name="Internet_20_link" text:visited-style-name="Visited_20_Internet_20_Link">chart.is_range</text:a><text:a xlink:type="simple" xlink:href="https://www.tradingview.com/pine-script-reference/v6/#var_chart.is_heikinashi" text:style-name="Internet_20_link" text:visited-style-name="Visited_20_Internet_20_Link">chart.is_heikinashi</text:a></text:p>
      </text:section>
      <text:section text:style-name="Sect1" text:name="var_chart.left_visible_bar_time">
        <text:h text:style-name="P2" text:outline-level="3">chart.left_visible_bar_time</text:h>
      </text:section>
      <text:section text:style-name="Sect1" text:name="Section19">
        <text:p text:style-name="P6"><text:bookmark text:name="var_chart.left_visible_bar_time"/>The <text:a xlink:type="simple" xlink:href="https://www.tradingview.com/pine-script-reference/v6/#var_time" text:style-name="Internet_20_link" text:visited-style-name="Visited_20_Internet_20_Link">time</text:a> of the leftmost bar currently visible on the chart.</text:p>
        <text:p text:style-name="P3">Type</text:p>
        <text:p text:style-name="P3">input int</text:p>
        <text:p text:style-name="P3">Remarks</text:p>
        <text:p text:style-name="P3">Scripts using this variable will automatically re-execute when its value updates to reflect changes in the chart, which can be caused by users scrolling the chart, or new real-time bars.</text:p>
        <text:p text:style-name="P3">Alerts created on a script that includes this variable will only use the value assigned to the variable at the moment of the alert's creation, regardless of whether the value changes afterward, which may lead to repainting.</text:p>
        <text:p text:style-name="P3">See also</text:p>
        <text:p text:style-name="P3"><text:a xlink:type="simple" xlink:href="https://www.tradingview.com/pine-script-reference/v6/#var_chart.right_visible_bar_time" text:style-name="Internet_20_link" text:visited-style-name="Visited_20_Internet_20_Link">chart.right_visible_bar_time</text:a></text:p>
      </text:section>
      <text:section text:style-name="Sect1" text:name="var_chart.right_visible_bar_time">
        <text:h text:style-name="P2" text:outline-level="3">chart.right_visible_bar_time</text:h>
      </text:section>
      <text:section text:style-name="Sect1" text:name="Section20">
        <text:p text:style-name="P6"><text:bookmark text:name="var_chart.right_visible_bar_time"/>The <text:a xlink:type="simple" xlink:href="https://www.tradingview.com/pine-script-reference/v6/#var_time" text:style-name="Internet_20_link" text:visited-style-name="Visited_20_Internet_20_Link">time</text:a> of the rightmost bar currently visible on the chart.</text:p>
        <text:p text:style-name="P3">Type</text:p>
        <text:p text:style-name="P3">input int</text:p>
        <text:p text:style-name="P3">Remarks</text:p>
        <text:p text:style-name="P3">Scripts using this variable will automatically re-execute when its value updates to reflect changes in the chart, which can be caused by users scrolling the chart, or new real-time bars.</text:p>
        <text:p text:style-name="P3">Alerts created on a script that includes this variable will only use the value assigned to the variable at the moment of the alert's creation, regardless of whether the value changes afterward, which may lead to repainting.</text:p>
        <text:p text:style-name="P3">See also</text:p>
        <text:p text:style-name="P3"><text:a xlink:type="simple" xlink:href="https://www.tradingview.com/pine-script-reference/v6/#var_chart.left_visible_bar_time" text:style-name="Internet_20_link" text:visited-style-name="Visited_20_Internet_20_Link">chart.left_visible_bar_time</text:a></text:p>
      </text:section>
      <text:section text:style-name="Sect1" text:name="var_close">
        <text:h text:style-name="P2" text:outline-level="3">close</text:h>
      </text:section>
      <text:section text:style-name="Sect1" text:name="Section21">
        <text:p text:style-name="P6"><text:bookmark text:name="var_close"/>Close price of the current bar when it has closed, or last traded price of a yet incomplete, realtime bar.</text:p>
        <text:p text:style-name="P3">Type</text:p>
        <text:p text:style-name="P3">series float</text:p>
        <text:p text:style-name="P3">Remarks</text:p>
        <text:p text:style-name="P3">Previous values may be accessed with square brackets operator [], e.g. close[1], close[2].</text:p>
        <text:p text:style-name="P3">See also</text:p>
        <text:p text:style-name="P3"><text:a xlink:type="simple" xlink:href="https://www.tradingview.com/pine-script-reference/v6/#var_open" text:style-name="Internet_20_link" text:visited-style-name="Visited_20_Internet_20_Link">open</text:a><text:a xlink:type="simple" xlink:href="https://www.tradingview.com/pine-script-reference/v6/#var_high" text:style-name="Internet_20_link" text:visited-style-name="Visited_20_Internet_20_Link">high</text:a><text:a xlink:type="simple" xlink:href="https://www.tradingview.com/pine-script-reference/v6/#var_low" text:style-name="Internet_20_link" text:visited-style-name="Visited_20_Internet_20_Link">low</text:a><text:a xlink:type="simple" xlink:href="https://www.tradingview.com/pine-script-reference/v6/#var_volume" text:style-name="Internet_20_link" text:visited-style-name="Visited_20_Internet_20_Link">volume</text:a><text:a xlink:type="simple" xlink:href="https://www.tradingview.com/pine-script-reference/v6/#fun_time" text:style-name="Internet_20_link" text:visited-style-name="Visited_20_Internet_20_Link">time</text:a><text:a xlink:type="simple" xlink:href="https://www.tradingview.com/pine-script-reference/v6/#var_hl2" text:style-name="Internet_20_link" text:visited-style-name="Visited_20_Internet_20_Link">hl2</text:a><text:a xlink:type="simple" xlink:href="https://www.tradingview.com/pine-script-reference/v6/#var_hlc3" text:style-name="Internet_20_link" text:visited-style-name="Visited_20_Internet_20_Link">hlc3</text:a><text:a xlink:type="simple" xlink:href="https://www.tradingview.com/pine-script-reference/v6/#var_hlcc4" text:style-name="Internet_20_link" text:visited-style-name="Visited_20_Internet_20_Link">hlcc4</text:a><text:a xlink:type="simple" xlink:href="https://www.tradingview.com/pine-script-reference/v6/#var_ohlc4" text:style-name="Internet_20_link" text:visited-style-name="Visited_20_Internet_20_Link">ohlc4</text:a></text:p>
      </text:section>
      <text:section text:style-name="Sect1" text:name="var_dayofmonth">
        <text:h text:style-name="P2" text:outline-level="3">dayofmonth</text:h>
      </text:section>
      <text:section text:style-name="Sect1" text:name="Section22">
        <text:p text:style-name="P6"><text:bookmark text:name="var_dayofmonth"/>Date of current bar time in exchange timezone.</text:p>
        <text:p text:style-name="P3">Type</text:p>
        <text:p text:style-name="P3">series int</text:p>
        <text:p text:style-name="P3">Remarks</text:p>
        <text:p text:style-name="P3">Note that this variable returns the day based on the time of the bar's open. For overnight sessions (e.g. EURUSD, where Monday session starts on Sunday, 17:00) this value can be lower by 1 than the day of the trading day.</text:p>
        <text:p text:style-name="P3">See also</text:p>
        <text:p text:style-name="P3"><text:a xlink:type="simple" xlink:href="https://www.tradingview.com/pine-script-reference/v6/#fun_dayofmonth" text:style-name="Internet_20_link" text:visited-style-name="Visited_20_Internet_20_Link">dayofmonth</text:a><text:a xlink:type="simple" xlink:href="https://www.tradingview.com/pine-script-reference/v6/#var_time" text:style-name="Internet_20_link" text:visited-style-name="Visited_20_Internet_20_Link">time</text:a><text:a xlink:type="simple" xlink:href="https://www.tradingview.com/pine-script-reference/v6/#var_year" text:style-name="Internet_20_link" text:visited-style-name="Visited_20_Internet_20_Link">year</text:a><text:a xlink:type="simple" xlink:href="https://www.tradingview.com/pine-script-reference/v6/#var_month" text:style-name="Internet_20_link" text:visited-style-name="Visited_20_Internet_20_Link">month</text:a><text:a xlink:type="simple" xlink:href="https://www.tradingview.com/pine-script-reference/v6/#var_weekofyear" text:style-name="Internet_20_link" text:visited-style-name="Visited_20_Internet_20_Link">weekofyear</text:a><text:a xlink:type="simple" xlink:href="https://www.tradingview.com/pine-script-reference/v6/#var_dayofweek" text:style-name="Internet_20_link" text:visited-style-name="Visited_20_Internet_20_Link">dayofweek</text:a><text:a xlink:type="simple" xlink:href="https://www.tradingview.com/pine-script-reference/v6/#var_hour" text:style-name="Internet_20_link" text:visited-style-name="Visited_20_Internet_20_Link">hour</text:a><text:a xlink:type="simple" xlink:href="https://www.tradingview.com/pine-script-reference/v6/#var_minute" text:style-name="Internet_20_link" text:visited-style-name="Visited_20_Internet_20_Link">minute</text:a><text:a xlink:type="simple" xlink:href="https://www.tradingview.com/pine-script-reference/v6/#var_second" text:style-name="Internet_20_link" text:visited-style-name="Visited_20_Internet_20_Link">second</text:a></text:p>
      </text:section>
      <text:section text:style-name="Sect1" text:name="var_dayofweek">
        <text:h text:style-name="P2" text:outline-level="3">dayofweek</text:h>
      </text:section>
      <text:section text:style-name="Sect1" text:name="Section23">
        <text:p text:style-name="P6"><text:bookmark text:name="var_dayofweek"/>Day of week for current bar time in exchange timezone.</text:p>
        <text:p text:style-name="P3">Type</text:p>
        <text:p text:style-name="P3">series int</text:p>
        <text:p text:style-name="P3">Remarks</text:p>
        <text:p text:style-name="P3">Note that this variable returns the day based on the time of the bar's open. For overnight sessions (e.g. EURUSD, where Monday session starts on Sunday, 17:00) this value can be lower by 1 than the day of the trading day.</text:p>
        <text:p text:style-name="P3">You can use <text:a xlink:type="simple" xlink:href="https://www.tradingview.com/pine-script-reference/v6/#const_dayofweek.sunday" text:style-name="Internet_20_link" text:visited-style-name="Visited_20_Internet_20_Link">dayofweek.sunday</text:a>, <text:a xlink:type="simple" xlink:href="https://www.tradingview.com/pine-script-reference/v6/#const_dayofweek.monday" text:style-name="Internet_20_link" text:visited-style-name="Visited_20_Internet_20_Link">dayofweek.monday</text:a>, <text:a xlink:type="simple" xlink:href="https://www.tradingview.com/pine-script-reference/v6/#const_dayofweek.tuesday" text:style-name="Internet_20_link" text:visited-style-name="Visited_20_Internet_20_Link">dayofweek.tuesday</text:a>, <text:a xlink:type="simple" xlink:href="https://www.tradingview.com/pine-script-reference/v6/#const_dayofweek.wednesday" text:style-name="Internet_20_link" text:visited-style-name="Visited_20_Internet_20_Link">dayofweek.wednesday</text:a>, <text:a xlink:type="simple" xlink:href="https://www.tradingview.com/pine-script-reference/v6/#const_dayofweek.thursday" text:style-name="Internet_20_link" text:visited-style-name="Visited_20_Internet_20_Link">dayofweek.thursday</text:a>, <text:a xlink:type="simple" xlink:href="https://www.tradingview.com/pine-script-reference/v6/#const_dayofweek.friday" text:style-name="Internet_20_link" text:visited-style-name="Visited_20_Internet_20_Link">dayofweek.friday</text:a> and <text:a xlink:type="simple" xlink:href="https://www.tradingview.com/pine-script-reference/v6/#const_dayofweek.saturday" text:style-name="Internet_20_link" text:visited-style-name="Visited_20_Internet_20_Link">dayofweek.saturday</text:a> variables for comparisons.</text:p>
        <text:p text:style-name="P3">See also</text:p>
        <text:p text:style-name="P3"><text:a xlink:type="simple" xlink:href="https://www.tradingview.com/pine-script-reference/v6/#fun_dayofweek" text:style-name="Internet_20_link" text:visited-style-name="Visited_20_Internet_20_Link">dayofweek</text:a><text:a xlink:type="simple" xlink:href="https://www.tradingview.com/pine-script-reference/v6/#var_time" text:style-name="Internet_20_link" text:visited-style-name="Visited_20_Internet_20_Link">time</text:a><text:a xlink:type="simple" xlink:href="https://www.tradingview.com/pine-script-reference/v6/#var_year" text:style-name="Internet_20_link" text:visited-style-name="Visited_20_Internet_20_Link">year</text:a><text:a xlink:type="simple" xlink:href="https://www.tradingview.com/pine-script-reference/v6/#var_month" text:style-name="Internet_20_link" text:visited-style-name="Visited_20_Internet_20_Link">month</text:a><text:a xlink:type="simple" xlink:href="https://www.tradingview.com/pine-script-reference/v6/#var_weekofyear" text:style-name="Internet_20_link" text:visited-style-name="Visited_20_Internet_20_Link">weekofyear</text:a><text:a xlink:type="simple" xlink:href="https://www.tradingview.com/pine-script-reference/v6/#var_dayofmonth" text:style-name="Internet_20_link" text:visited-style-name="Visited_20_Internet_20_Link">dayofmonth</text:a><text:a xlink:type="simple" xlink:href="https://www.tradingview.com/pine-script-reference/v6/#var_hour" text:style-name="Internet_20_link" text:visited-style-name="Visited_20_Internet_20_Link">hour</text:a><text:a xlink:type="simple" xlink:href="https://www.tradingview.com/pine-script-reference/v6/#var_minute" text:style-name="Internet_20_link" text:visited-style-name="Visited_20_Internet_20_Link">minute</text:a><text:a xlink:type="simple" xlink:href="https://www.tradingview.com/pine-script-reference/v6/#var_second" text:style-name="Internet_20_link" text:visited-style-name="Visited_20_Internet_20_Link">second</text:a></text:p>
      </text:section>
      <text:section text:style-name="Sect1" text:name="var_dividends.future_amount">
        <text:h text:style-name="P2" text:outline-level="3">dividends.future_amount</text:h>
      </text:section>
      <text:section text:style-name="Sect1" text:name="Section24">
        <text:p text:style-name="P6"><text:bookmark text:name="var_dividends.future_amount"/>Returns the payment amount of the upcoming dividend in the currency of the current instrument, or <text:a xlink:type="simple" xlink:href="https://www.tradingview.com/pine-script-reference/v6/#var_na" text:style-name="Internet_20_link" text:visited-style-name="Visited_20_Internet_20_Link">na</text:a> if this data isn't available.</text:p>
        <text:p text:style-name="P3">Type</text:p>
        <text:p text:style-name="P3">series float</text:p>
        <text:p text:style-name="P3">Remarks</text:p>
        <text:p text:style-name="P3">This value is only fetched once during the script's initial calculation. The variable will return the same value until the script is recalculated, even after the expected Payment date of the next dividend.</text:p>
      </text:section>
      <text:section text:style-name="Sect1" text:name="var_dividends.future_ex_date">
        <text:h text:style-name="P2" text:outline-level="3">dividends.future_ex_date</text:h>
      </text:section>
      <text:section text:style-name="Sect1" text:name="Section25">
        <text:p text:style-name="P6"><text:bookmark text:name="var_dividends.future_ex_date"/><text:soft-page-break/>Returns the Ex-dividend date (Ex-date) of the current instrument's next dividend payment, or <text:a xlink:type="simple" xlink:href="https://www.tradingview.com/pine-script-reference/v6/#var_na" text:style-name="Internet_20_link" text:visited-style-name="Visited_20_Internet_20_Link">na</text:a> if this data isn't available. Ex-dividend date signifies when investors are no longer entitled to a payout from the most recent dividend. Only those who purchased shares before this day are entitled to the dividend payment.</text:p>
        <text:p text:style-name="P3">Type</text:p>
        <text:p text:style-name="P3">series int</text:p>
        <text:p text:style-name="P3">Returns</text:p>
        <text:p text:style-name="P3">UNIX time, expressed in milliseconds.</text:p>
        <text:p text:style-name="P3">Remarks</text:p>
        <text:p text:style-name="P3">This value is only fetched once during the script's initial calculation. The variable will return the same value until the script is recalculated, even after the expected Payment date of the next dividend.</text:p>
      </text:section>
      <text:section text:style-name="Sect1" text:name="var_dividends.future_pay_date">
        <text:h text:style-name="P2" text:outline-level="3">dividends.future_pay_date</text:h>
      </text:section>
      <text:section text:style-name="Sect1" text:name="Section26">
        <text:p text:style-name="P6"><text:bookmark text:name="var_dividends.future_pay_date"/>Returns the Payment date (Pay date) of the current instrument's next dividend payment, or <text:a xlink:type="simple" xlink:href="https://www.tradingview.com/pine-script-reference/v6/#var_na" text:style-name="Internet_20_link" text:visited-style-name="Visited_20_Internet_20_Link">na</text:a> if this data isn't available. Payment date signifies the day when eligible investors will receive the dividend payment.</text:p>
        <text:p text:style-name="P3">Type</text:p>
        <text:p text:style-name="P3">series int</text:p>
        <text:p text:style-name="P3">Returns</text:p>
        <text:p text:style-name="P3">UNIX time, expressed in milliseconds.</text:p>
        <text:p text:style-name="P3">Remarks</text:p>
        <text:p text:style-name="P3">This value is only fetched once during the script's initial calculation. The variable will return the same value until the script is recalculated, even after the expected Payment date of the next dividend.</text:p>
      </text:section>
      <text:section text:style-name="Sect1" text:name="var_earnings.future_eps">
        <text:h text:style-name="P2" text:outline-level="3">earnings.future_eps</text:h>
      </text:section>
      <text:section text:style-name="Sect1" text:name="Section27">
        <text:p text:style-name="P6"><text:bookmark text:name="var_earnings.future_eps"/>Returns the estimated Earnings per Share of the next earnings report in the currency of the instrument, or <text:a xlink:type="simple" xlink:href="https://www.tradingview.com/pine-script-reference/v6/#var_na" text:style-name="Internet_20_link" text:visited-style-name="Visited_20_Internet_20_Link">na</text:a> if this data isn't available.</text:p>
        <text:p text:style-name="P3">Type</text:p>
        <text:p text:style-name="P3">series float</text:p>
        <text:p text:style-name="P3">Remarks</text:p>
        <text:p text:style-name="P3">This value is only fetched once during the script's initial calculation. The variable will return the same value until the script is recalculated, even after the expected time of the next earnings report.</text:p>
        <text:p text:style-name="P3">See also</text:p>
        <text:p text:style-name="P3"><text:a xlink:type="simple" xlink:href="https://www.tradingview.com/pine-script-reference/v6/#fun_request.earnings" text:style-name="Internet_20_link" text:visited-style-name="Visited_20_Internet_20_Link">request.earnings</text:a></text:p>
      </text:section>
      <text:section text:style-name="Sect1" text:name="var_earnings.future_period_end_time">
        <text:h text:style-name="P2" text:outline-level="3">earnings.future_period_end_time</text:h>
      </text:section>
      <text:section text:style-name="Sect1" text:name="Section28">
        <text:p text:style-name="P6"><text:bookmark text:name="var_earnings.future_period_end_time"/>Checks the data for the next earnings report and returns the UNIX timestamp of the day when the financial period covered by those earnings ends, or <text:a xlink:type="simple" xlink:href="https://www.tradingview.com/pine-script-reference/v6/#var_na" text:style-name="Internet_20_link" text:visited-style-name="Visited_20_Internet_20_Link">na</text:a> if this data isn't available.</text:p>
        <text:p text:style-name="P3">Type</text:p>
        <text:p text:style-name="P3">series int</text:p>
        <text:p text:style-name="P3">Returns</text:p>
        <text:p text:style-name="P3">UNIX time, expressed in milliseconds.</text:p>
        <text:p text:style-name="P3">Remarks</text:p>
        <text:p text:style-name="P3">This value is only fetched once during the script's initial calculation. The variable will return the same value until the script is recalculated, even after the expected time of the next earnings report.</text:p>
        <text:p text:style-name="P3">See also</text:p>
        <text:p text:style-name="P3"><text:a xlink:type="simple" xlink:href="https://www.tradingview.com/pine-script-reference/v6/#fun_request.earnings" text:style-name="Internet_20_link" text:visited-style-name="Visited_20_Internet_20_Link">request.earnings</text:a></text:p>
      </text:section>
      <text:section text:style-name="Sect1" text:name="var_earnings.future_revenue">
        <text:h text:style-name="P2" text:outline-level="3">earnings.future_revenue</text:h>
      </text:section>
      <text:section text:style-name="Sect1" text:name="Section29">
        <text:p text:style-name="P6"><text:bookmark text:name="var_earnings.future_revenue"/>Returns the estimated Revenue of the next earnings report in the currency of the instrument, or <text:a xlink:type="simple" xlink:href="https://www.tradingview.com/pine-script-reference/v6/#var_na" text:style-name="Internet_20_link" text:visited-style-name="Visited_20_Internet_20_Link">na</text:a> if this data isn't available.</text:p>
        <text:p text:style-name="P3">Type</text:p>
        <text:p text:style-name="P3">series float</text:p>
        <text:p text:style-name="P3">Remarks</text:p>
        <text:p text:style-name="P3">This value is only fetched once during the script's initial calculation. The variable will return the same value until the script is recalculated, even after the expected time of the next earnings report.</text:p>
        <text:p text:style-name="P3">See also</text:p>
        <text:p text:style-name="P3"><text:a xlink:type="simple" xlink:href="https://www.tradingview.com/pine-script-reference/v6/#fun_request.earnings" text:style-name="Internet_20_link" text:visited-style-name="Visited_20_Internet_20_Link">request.earnings</text:a></text:p>
      </text:section>
      <text:section text:style-name="Sect1" text:name="var_earnings.future_time">
        <text:h text:style-name="P2" text:outline-level="3">earnings.future_time</text:h>
      </text:section>
      <text:section text:style-name="Sect1" text:name="Section30">
        <text:p text:style-name="P6"><text:bookmark text:name="var_earnings.future_time"/>Returns a UNIX timestamp indicating the expected time of the next earnings report, or <text:a xlink:type="simple" xlink:href="https://www.tradingview.com/pine-script-reference/v6/#var_na" text:style-name="Internet_20_link" text:visited-style-name="Visited_20_Internet_20_Link">na</text:a> if this data isn't available.</text:p>
        <text:p text:style-name="P3">Type</text:p>
        <text:p text:style-name="P3">series int</text:p>
        <text:p text:style-name="P3">Returns</text:p>
        <text:p text:style-name="P3">UNIX time, expressed in milliseconds.</text:p>
        <text:p text:style-name="P3">Remarks</text:p>
        <text:p text:style-name="P3">This value is only fetched once during the script's initial calculation. The variable will return the same value until the script is recalculated, even after the expected time of the next earnings report.</text:p>
        <text:p text:style-name="P3">See also</text:p>
        <text:p text:style-name="P3"><text:a xlink:type="simple" xlink:href="https://www.tradingview.com/pine-script-reference/v6/#fun_request.earnings" text:style-name="Internet_20_link" text:visited-style-name="Visited_20_Internet_20_Link">request.earnings</text:a></text:p>
      </text:section>
      <text:section text:style-name="Sect1" text:name="var_high">
        <text:h text:style-name="P2" text:outline-level="3">high</text:h>
      </text:section>
      <text:section text:style-name="Sect1" text:name="Section31">
        <text:p text:style-name="P6"><text:bookmark text:name="var_high"/>Current high price.</text:p>
        <text:p text:style-name="P3">Type</text:p>
        <text:p text:style-name="P3">series float</text:p>
        <text:p text:style-name="P3">Remarks</text:p>
        <text:p text:style-name="P3">Previous values may be accessed with square brackets operator [], e.g. high[1], high[2].</text:p>
        <text:p text:style-name="P3">See also</text:p>
        <text:p text:style-name="P3"><text:a xlink:type="simple" xlink:href="https://www.tradingview.com/pine-script-reference/v6/#var_open" text:style-name="Internet_20_link" text:visited-style-name="Visited_20_Internet_20_Link">open</text:a><text:a xlink:type="simple" xlink:href="https://www.tradingview.com/pine-script-reference/v6/#var_low" text:style-name="Internet_20_link" text:visited-style-name="Visited_20_Internet_20_Link">low</text:a><text:a xlink:type="simple" xlink:href="https://www.tradingview.com/pine-script-reference/v6/#var_close" text:style-name="Internet_20_link" text:visited-style-name="Visited_20_Internet_20_Link">close</text:a><text:a xlink:type="simple" xlink:href="https://www.tradingview.com/pine-script-reference/v6/#var_volume" text:style-name="Internet_20_link" text:visited-style-name="Visited_20_Internet_20_Link">volume</text:a><text:a xlink:type="simple" xlink:href="https://www.tradingview.com/pine-script-reference/v6/#fun_time" text:style-name="Internet_20_link" text:visited-style-name="Visited_20_Internet_20_Link">time</text:a><text:a xlink:type="simple" xlink:href="https://www.tradingview.com/pine-script-reference/v6/#var_hl2" text:style-name="Internet_20_link" text:visited-style-name="Visited_20_Internet_20_Link">hl2</text:a><text:a xlink:type="simple" xlink:href="https://www.tradingview.com/pine-script-reference/v6/#var_hlc3" text:style-name="Internet_20_link" text:visited-style-name="Visited_20_Internet_20_Link">hlc3</text:a><text:a xlink:type="simple" xlink:href="https://www.tradingview.com/pine-script-reference/v6/#var_hlcc4" text:style-name="Internet_20_link" text:visited-style-name="Visited_20_Internet_20_Link">hlcc4</text:a><text:a xlink:type="simple" xlink:href="https://www.tradingview.com/pine-script-reference/v6/#var_ohlc4" text:style-name="Internet_20_link" text:visited-style-name="Visited_20_Internet_20_Link">ohlc4</text:a></text:p>
      </text:section>
      <text:section text:style-name="Sect1" text:name="var_hl2">
        <text:h text:style-name="P2" text:outline-level="3">hl2</text:h>
      </text:section>
      <text:section text:style-name="Sect1" text:name="Section32">
        <text:p text:style-name="P6"><text:bookmark text:name="var_hl2"/>Is a shortcut for (high + low)/2</text:p>
        <text:p text:style-name="P3">Type</text:p>
        <text:p text:style-name="P3">series float</text:p>
        <text:p text:style-name="P3">See also</text:p>
        <text:p text:style-name="P3"><text:a xlink:type="simple" xlink:href="https://www.tradingview.com/pine-script-reference/v6/#var_open" text:style-name="Internet_20_link" text:visited-style-name="Visited_20_Internet_20_Link">open</text:a><text:a xlink:type="simple" xlink:href="https://www.tradingview.com/pine-script-reference/v6/#var_high" text:style-name="Internet_20_link" text:visited-style-name="Visited_20_Internet_20_Link">high</text:a><text:a xlink:type="simple" xlink:href="https://www.tradingview.com/pine-script-reference/v6/#var_low" text:style-name="Internet_20_link" text:visited-style-name="Visited_20_Internet_20_Link">low</text:a><text:a xlink:type="simple" xlink:href="https://www.tradingview.com/pine-script-reference/v6/#var_close" text:style-name="Internet_20_link" text:visited-style-name="Visited_20_Internet_20_Link">close</text:a><text:a xlink:type="simple" xlink:href="https://www.tradingview.com/pine-script-reference/v6/#var_volume" text:style-name="Internet_20_link" text:visited-style-name="Visited_20_Internet_20_Link">volume</text:a><text:a xlink:type="simple" xlink:href="https://www.tradingview.com/pine-script-reference/v6/#fun_time" text:style-name="Internet_20_link" text:visited-style-name="Visited_20_Internet_20_Link">time</text:a><text:a xlink:type="simple" xlink:href="https://www.tradingview.com/pine-script-reference/v6/#var_hlc3" text:style-name="Internet_20_link" text:visited-style-name="Visited_20_Internet_20_Link">hlc3</text:a><text:a xlink:type="simple" xlink:href="https://www.tradingview.com/pine-script-reference/v6/#var_hlcc4" text:style-name="Internet_20_link" text:visited-style-name="Visited_20_Internet_20_Link">hlcc4</text:a><text:a xlink:type="simple" xlink:href="https://www.tradingview.com/pine-script-reference/v6/#var_ohlc4" text:style-name="Internet_20_link" text:visited-style-name="Visited_20_Internet_20_Link">ohlc4</text:a></text:p>
      </text:section>
      <text:section text:style-name="Sect1" text:name="var_hlc3">
        <text:h text:style-name="P2" text:outline-level="3">hlc3</text:h>
      </text:section>
      <text:section text:style-name="Sect1" text:name="Section33">
        <text:p text:style-name="P6"><text:bookmark text:name="var_hlc3"/>Is a shortcut for (high + low + close)/3</text:p>
        <text:p text:style-name="P3">Type</text:p>
        <text:p text:style-name="P3">series float</text:p>
        <text:p text:style-name="P3">See also</text:p>
        <text:p text:style-name="P3"><text:a xlink:type="simple" xlink:href="https://www.tradingview.com/pine-script-reference/v6/#var_open" text:style-name="Internet_20_link" text:visited-style-name="Visited_20_Internet_20_Link">open</text:a><text:a xlink:type="simple" xlink:href="https://www.tradingview.com/pine-script-reference/v6/#var_high" text:style-name="Internet_20_link" text:visited-style-name="Visited_20_Internet_20_Link">high</text:a><text:a xlink:type="simple" xlink:href="https://www.tradingview.com/pine-script-reference/v6/#var_low" text:style-name="Internet_20_link" text:visited-style-name="Visited_20_Internet_20_Link">low</text:a><text:a xlink:type="simple" xlink:href="https://www.tradingview.com/pine-script-reference/v6/#var_close" text:style-name="Internet_20_link" text:visited-style-name="Visited_20_Internet_20_Link">close</text:a><text:a xlink:type="simple" xlink:href="https://www.tradingview.com/pine-script-reference/v6/#var_volume" text:style-name="Internet_20_link" text:visited-style-name="Visited_20_Internet_20_Link">volume</text:a><text:a xlink:type="simple" xlink:href="https://www.tradingview.com/pine-script-reference/v6/#fun_time" text:style-name="Internet_20_link" text:visited-style-name="Visited_20_Internet_20_Link">time</text:a><text:a xlink:type="simple" xlink:href="https://www.tradingview.com/pine-script-reference/v6/#var_hl2" text:style-name="Internet_20_link" text:visited-style-name="Visited_20_Internet_20_Link">hl2</text:a><text:a xlink:type="simple" xlink:href="https://www.tradingview.com/pine-script-reference/v6/#var_hlcc4" text:style-name="Internet_20_link" text:visited-style-name="Visited_20_Internet_20_Link">hlcc4</text:a><text:a xlink:type="simple" xlink:href="https://www.tradingview.com/pine-script-reference/v6/#var_ohlc4" text:style-name="Internet_20_link" text:visited-style-name="Visited_20_Internet_20_Link">ohlc4</text:a></text:p>
      </text:section>
      <text:section text:style-name="Sect1" text:name="var_hlcc4">
        <text:h text:style-name="P2" text:outline-level="3"><text:soft-page-break/>hlcc4</text:h>
      </text:section>
      <text:section text:style-name="Sect1" text:name="Section34">
        <text:p text:style-name="P6"><text:bookmark text:name="var_hlcc4"/>Is a shortcut for (high + low + close + close)/4</text:p>
        <text:p text:style-name="P3">Type</text:p>
        <text:p text:style-name="P3">series float</text:p>
        <text:p text:style-name="P3">See also</text:p>
        <text:p text:style-name="P3"><text:a xlink:type="simple" xlink:href="https://www.tradingview.com/pine-script-reference/v6/#var_open" text:style-name="Internet_20_link" text:visited-style-name="Visited_20_Internet_20_Link">open</text:a><text:a xlink:type="simple" xlink:href="https://www.tradingview.com/pine-script-reference/v6/#var_high" text:style-name="Internet_20_link" text:visited-style-name="Visited_20_Internet_20_Link">high</text:a><text:a xlink:type="simple" xlink:href="https://www.tradingview.com/pine-script-reference/v6/#var_low" text:style-name="Internet_20_link" text:visited-style-name="Visited_20_Internet_20_Link">low</text:a><text:a xlink:type="simple" xlink:href="https://www.tradingview.com/pine-script-reference/v6/#var_close" text:style-name="Internet_20_link" text:visited-style-name="Visited_20_Internet_20_Link">close</text:a><text:a xlink:type="simple" xlink:href="https://www.tradingview.com/pine-script-reference/v6/#var_volume" text:style-name="Internet_20_link" text:visited-style-name="Visited_20_Internet_20_Link">volume</text:a><text:a xlink:type="simple" xlink:href="https://www.tradingview.com/pine-script-reference/v6/#fun_time" text:style-name="Internet_20_link" text:visited-style-name="Visited_20_Internet_20_Link">time</text:a><text:a xlink:type="simple" xlink:href="https://www.tradingview.com/pine-script-reference/v6/#var_hl2" text:style-name="Internet_20_link" text:visited-style-name="Visited_20_Internet_20_Link">hl2</text:a><text:a xlink:type="simple" xlink:href="https://www.tradingview.com/pine-script-reference/v6/#var_hlc3" text:style-name="Internet_20_link" text:visited-style-name="Visited_20_Internet_20_Link">hlc3</text:a><text:a xlink:type="simple" xlink:href="https://www.tradingview.com/pine-script-reference/v6/#var_ohlc4" text:style-name="Internet_20_link" text:visited-style-name="Visited_20_Internet_20_Link">ohlc4</text:a></text:p>
      </text:section>
      <text:section text:style-name="Sect1" text:name="var_hour">
        <text:h text:style-name="P2" text:outline-level="3">hour</text:h>
      </text:section>
      <text:section text:style-name="Sect1" text:name="Section35">
        <text:p text:style-name="P6"><text:bookmark text:name="var_hour"/>Current bar hour in exchange timezone.</text:p>
        <text:p text:style-name="P3">Type</text:p>
        <text:p text:style-name="P3">series int</text:p>
        <text:p text:style-name="P3">See also</text:p>
        <text:p text:style-name="P3"><text:a xlink:type="simple" xlink:href="https://www.tradingview.com/pine-script-reference/v6/#fun_hour" text:style-name="Internet_20_link" text:visited-style-name="Visited_20_Internet_20_Link">hour</text:a><text:a xlink:type="simple" xlink:href="https://www.tradingview.com/pine-script-reference/v6/#var_time" text:style-name="Internet_20_link" text:visited-style-name="Visited_20_Internet_20_Link">time</text:a><text:a xlink:type="simple" xlink:href="https://www.tradingview.com/pine-script-reference/v6/#var_year" text:style-name="Internet_20_link" text:visited-style-name="Visited_20_Internet_20_Link">year</text:a><text:a xlink:type="simple" xlink:href="https://www.tradingview.com/pine-script-reference/v6/#var_month" text:style-name="Internet_20_link" text:visited-style-name="Visited_20_Internet_20_Link">month</text:a><text:a xlink:type="simple" xlink:href="https://www.tradingview.com/pine-script-reference/v6/#var_weekofyear" text:style-name="Internet_20_link" text:visited-style-name="Visited_20_Internet_20_Link">weekofyear</text:a><text:a xlink:type="simple" xlink:href="https://www.tradingview.com/pine-script-reference/v6/#var_dayofmonth" text:style-name="Internet_20_link" text:visited-style-name="Visited_20_Internet_20_Link">dayofmonth</text:a><text:a xlink:type="simple" xlink:href="https://www.tradingview.com/pine-script-reference/v6/#var_dayofweek" text:style-name="Internet_20_link" text:visited-style-name="Visited_20_Internet_20_Link">dayofweek</text:a><text:a xlink:type="simple" xlink:href="https://www.tradingview.com/pine-script-reference/v6/#var_minute" text:style-name="Internet_20_link" text:visited-style-name="Visited_20_Internet_20_Link">minute</text:a><text:a xlink:type="simple" xlink:href="https://www.tradingview.com/pine-script-reference/v6/#var_second" text:style-name="Internet_20_link" text:visited-style-name="Visited_20_Internet_20_Link">second</text:a></text:p>
      </text:section>
      <text:section text:style-name="Sect1" text:name="var_label.all">
        <text:h text:style-name="P2" text:outline-level="3">label.all</text:h>
      </text:section>
      <text:p text:style-name="P3">Returns an array filled with all the current labels drawn by the script.</text:p>
      <text:p text:style-name="P3">Type</text:p>
      <text:p text:style-name="P3">array&lt;label&gt;</text:p>
      <text:p text:style-name="P3">Example</text:p>
      <text:section text:style-name="Sect1" text:name="Section36">
        <text:p text:style-name="P4"><text:bookmark text:name="var_label.all"/><text:span text:style-name="Source_20_Text">//@version=6</text:span></text:p>
        <text:p text:style-name="Preformatted_20_Text"><text:span text:style-name="Source_20_Text">indicator("label.all")</text:span></text:p>
        <text:p text:style-name="Preformatted_20_Text"><text:span text:style-name="Source_20_Text">//delete all labels</text:span></text:p>
        <text:p text:style-name="Preformatted_20_Text"><text:span text:style-name="Source_20_Text">label.new(bar_index, close)</text:span></text:p>
        <text:p text:style-name="Preformatted_20_Text"><text:span text:style-name="Source_20_Text">a_allLabels = label.all</text:span></text:p>
        <text:p text:style-name="Preformatted_20_Text"><text:span text:style-name="Source_20_Text">if array.size(a_allLabels) &gt; 0</text:span></text:p>
        <text:p text:style-name="Preformatted_20_Text"><text:span text:style-name="Source_20_Text">    for i = 0 to array.size(a_allLabels) - 1</text:span></text:p>
        <text:p text:style-name="P5"><text:span text:style-name="Source_20_Text">        label.delete(array.get(a_allLabels, i))</text:span></text:p>
        <text:p text:style-name="P3">Remarks</text:p>
        <text:p text:style-name="P3">The array is read-only. Index zero of the array is the ID of the oldest object on the chart.</text:p>
        <text:p text:style-name="P3">See also</text:p>
        <text:p text:style-name="P3"><text:a xlink:type="simple" xlink:href="https://www.tradingview.com/pine-script-reference/v6/#fun_label.new" text:style-name="Internet_20_link" text:visited-style-name="Visited_20_Internet_20_Link">label.new</text:a><text:a xlink:type="simple" xlink:href="https://www.tradingview.com/pine-script-reference/v6/#var_line.all" text:style-name="Internet_20_link" text:visited-style-name="Visited_20_Internet_20_Link">line.all</text:a><text:a xlink:type="simple" xlink:href="https://www.tradingview.com/pine-script-reference/v6/#var_box.all" text:style-name="Internet_20_link" text:visited-style-name="Visited_20_Internet_20_Link">box.all</text:a><text:a xlink:type="simple" xlink:href="https://www.tradingview.com/pine-script-reference/v6/#var_table.all" text:style-name="Internet_20_link" text:visited-style-name="Visited_20_Internet_20_Link">table.all</text:a></text:p>
      </text:section>
      <text:section text:style-name="Sect1" text:name="var_last_bar_index">
        <text:h text:style-name="P2" text:outline-level="3">last_bar_index</text:h>
      </text:section>
      <text:p text:style-name="P3">Bar index of the last chart bar. Bar indices begin at zero on the first bar.</text:p>
      <text:p text:style-name="P3">Type</text:p>
      <text:p text:style-name="P3">series int</text:p>
      <text:p text:style-name="P3">Example</text:p>
      <text:section text:style-name="Sect1" text:name="Section37">
        <text:p text:style-name="P4"><text:bookmark text:name="var_last_bar_index"/><text:span text:style-name="Source_20_Text">//@version=6</text:span></text:p>
        <text:p text:style-name="Preformatted_20_Text"><text:span text:style-name="Source_20_Text">strategy("Mark Last X Bars For Backtesting", overlay = true, calc_on_every_tick = true)</text:span></text:p>
        <text:p text:style-name="Preformatted_20_Text"><text:span text:style-name="Source_20_Text">lastBarsFilterInput = input.int(100, "Bars Count:")</text:span></text:p>
        <text:p text:style-name="Preformatted_20_Text"><text:span text:style-name="Source_20_Text">// Here, we store the 'last_bar_index' value that is known from the beginning of the script's calculation.</text:span></text:p>
        <text:p text:style-name="Preformatted_20_Text"><text:span text:style-name="Source_20_Text">// The 'last_bar_index' will change when new real-time bars appear, so we declare 'lastbar' with the 'var' keyword.</text:span></text:p>
        <text:p text:style-name="Preformatted_20_Text"><text:span text:style-name="Source_20_Text">var lastbar = last_bar_index</text:span></text:p>
        <text:p text:style-name="Preformatted_20_Text"><text:span text:style-name="Source_20_Text">// Check if the current bar_index is 'lastBarsFilterInput' removed from the last bar on the chart, or the chart is traded in real-time.</text:span></text:p>
        <text:p text:style-name="Preformatted_20_Text"><text:span text:style-name="Source_20_Text">allowedToTrade = (lastbar - bar_index &lt;= lastBarsFilterInput) or barstate.isrealtime</text:span></text:p>
        <text:p text:style-name="P5"><text:span text:style-name="Source_20_Text">bgcolor(allowedToTrade ? color.new(color.green, 80) : na)</text:span></text:p>
        <text:p text:style-name="P3">Returns</text:p>
        <text:p text:style-name="P3">Last historical bar index for closed markets, or the real-time bar index for open markets.</text:p>
        <text:p text:style-name="P3">Remarks</text:p>
        <text:p text:style-name="P3">Please note that using this variable can cause <text:a xlink:type="simple" xlink:href="https://www.tradingview.com/pine-script-docs/concepts/repainting/" office:target-frame-name="_blank" xlink:show="new" text:style-name="Internet_20_link" text:visited-style-name="Visited_20_Internet_20_Link">indicator repainting</text:a>.</text:p>
        <text:p text:style-name="P3">See also</text:p>
        <text:p text:style-name="P3"><text:a xlink:type="simple" xlink:href="https://www.tradingview.com/pine-script-reference/v6/#var_bar_index" text:style-name="Internet_20_link" text:visited-style-name="Visited_20_Internet_20_Link">bar_index</text:a><text:a xlink:type="simple" xlink:href="https://www.tradingview.com/pine-script-reference/v6/#var_last_bar_time" text:style-name="Internet_20_link" text:visited-style-name="Visited_20_Internet_20_Link">last_bar_time</text:a><text:a xlink:type="simple" xlink:href="https://www.tradingview.com/pine-script-reference/v6/#var_barstate.ishistory" text:style-name="Internet_20_link" text:visited-style-name="Visited_20_Internet_20_Link">barstate.ishistory</text:a><text:a xlink:type="simple" xlink:href="https://www.tradingview.com/pine-script-reference/v6/#var_barstate.isrealtime" text:style-name="Internet_20_link" text:visited-style-name="Visited_20_Internet_20_Link">barstate.isrealtime</text:a></text:p>
      </text:section>
      <text:section text:style-name="Sect1" text:name="var_last_bar_time">
        <text:h text:style-name="P2" text:outline-level="3">last_bar_time</text:h>
      </text:section>
      <text:section text:style-name="Sect1" text:name="Section38">
        <text:p text:style-name="P6"><text:bookmark text:name="var_last_bar_time"/>Time in UNIX format of the last chart bar. It is the number of milliseconds that have elapsed since 00:00:00 UTC, 1 January 1970.</text:p>
        <text:p text:style-name="P3">Type</text:p>
        <text:p text:style-name="P3">series int</text:p>
        <text:p text:style-name="P3">Remarks</text:p>
        <text:p text:style-name="P3">Please note that using this variable/function can cause <text:a xlink:type="simple" xlink:href="https://www.tradingview.com/pine-script-docs/concepts/repainting/" office:target-frame-name="_blank" xlink:show="new" text:style-name="Internet_20_link" text:visited-style-name="Visited_20_Internet_20_Link">indicator repainting</text:a>.</text:p>
        <text:p text:style-name="P3">Note that this variable returns the timestamp based on the time of the bar's open.</text:p>
        <text:p text:style-name="P3">See also</text:p>
        <text:p text:style-name="P3"><text:a xlink:type="simple" xlink:href="https://www.tradingview.com/pine-script-reference/v6/#var_time" text:style-name="Internet_20_link" text:visited-style-name="Visited_20_Internet_20_Link">time</text:a><text:a xlink:type="simple" xlink:href="https://www.tradingview.com/pine-script-reference/v6/#var_timenow" text:style-name="Internet_20_link" text:visited-style-name="Visited_20_Internet_20_Link">timenow</text:a><text:a xlink:type="simple" xlink:href="https://www.tradingview.com/pine-script-reference/v6/#fun_timestamp" text:style-name="Internet_20_link" text:visited-style-name="Visited_20_Internet_20_Link">timestamp</text:a><text:a xlink:type="simple" xlink:href="https://www.tradingview.com/pine-script-reference/v6/#var_last_bar_index" text:style-name="Internet_20_link" text:visited-style-name="Visited_20_Internet_20_Link">last_bar_index</text:a></text:p>
      </text:section>
      <text:section text:style-name="Sect1" text:name="var_line.all">
        <text:h text:style-name="P2" text:outline-level="3">line.all</text:h>
      </text:section>
      <text:p text:style-name="P3">Returns an array filled with all the current lines drawn by the script.</text:p>
      <text:p text:style-name="P3">Type</text:p>
      <text:p text:style-name="P3">array&lt;line&gt;</text:p>
      <text:p text:style-name="P3">Example</text:p>
      <text:section text:style-name="Sect1" text:name="Section39">
        <text:p text:style-name="P4"><text:bookmark text:name="var_line.all"/><text:span text:style-name="Source_20_Text">//@version=6</text:span></text:p>
        <text:p text:style-name="Preformatted_20_Text"><text:span text:style-name="Source_20_Text">indicator("line.all")</text:span></text:p>
        <text:p text:style-name="Preformatted_20_Text"><text:span text:style-name="Source_20_Text">//delete all lines</text:span></text:p>
        <text:p text:style-name="Preformatted_20_Text"><text:span text:style-name="Source_20_Text">line.new(bar_index - 10, close, bar_index, close)</text:span></text:p>
        <text:p text:style-name="Preformatted_20_Text"><text:span text:style-name="Source_20_Text">a_allLines = line.all</text:span></text:p>
        <text:p text:style-name="Preformatted_20_Text"><text:span text:style-name="Source_20_Text">if array.size(a_allLines) &gt; 0</text:span></text:p>
        <text:p text:style-name="Preformatted_20_Text"><text:span text:style-name="Source_20_Text">    for i = 0 to array.size(a_allLines) - 1</text:span></text:p>
        <text:p text:style-name="P5"><text:span text:style-name="Source_20_Text">        line.delete(array.get(a_allLines, i))</text:span></text:p>
        <text:p text:style-name="P3">Remarks</text:p>
        <text:p text:style-name="P3">The array is read-only. Index zero of the array is the ID of the oldest object on the chart.</text:p>
        <text:p text:style-name="P3">See also</text:p>
        <text:p text:style-name="P3"><text:a xlink:type="simple" xlink:href="https://www.tradingview.com/pine-script-reference/v6/#fun_line.new" text:style-name="Internet_20_link" text:visited-style-name="Visited_20_Internet_20_Link">line.new</text:a><text:a xlink:type="simple" xlink:href="https://www.tradingview.com/pine-script-reference/v6/#var_label.all" text:style-name="Internet_20_link" text:visited-style-name="Visited_20_Internet_20_Link">label.all</text:a><text:a xlink:type="simple" xlink:href="https://www.tradingview.com/pine-script-reference/v6/#var_box.all" text:style-name="Internet_20_link" text:visited-style-name="Visited_20_Internet_20_Link">box.all</text:a><text:a xlink:type="simple" xlink:href="https://www.tradingview.com/pine-script-reference/v6/#var_table.all" text:style-name="Internet_20_link" text:visited-style-name="Visited_20_Internet_20_Link">table.all</text:a></text:p>
      </text:section>
      <text:section text:style-name="Sect1" text:name="var_linefill.all">
        <text:h text:style-name="P2" text:outline-level="3">linefill.all</text:h>
      </text:section>
      <text:section text:style-name="Sect1" text:name="Section40">
        <text:p text:style-name="P6"><text:bookmark text:name="var_linefill.all"/>Returns an array filled with all the current linefill objects drawn by the script.</text:p>
        <text:p text:style-name="P3">Type</text:p>
        <text:p text:style-name="P3"><text:soft-page-break/>array&lt;linefill&gt;</text:p>
        <text:p text:style-name="P3">Remarks</text:p>
        <text:p text:style-name="P3">The array is read-only. Index zero of the array is the ID of the oldest object on the chart.</text:p>
      </text:section>
      <text:section text:style-name="Sect1" text:name="var_low">
        <text:h text:style-name="P2" text:outline-level="3">low</text:h>
      </text:section>
      <text:section text:style-name="Sect1" text:name="Section41">
        <text:p text:style-name="P6"><text:bookmark text:name="var_low"/>Current low price.</text:p>
        <text:p text:style-name="P3">Type</text:p>
        <text:p text:style-name="P3">series float</text:p>
        <text:p text:style-name="P3">Remarks</text:p>
        <text:p text:style-name="P3">Previous values may be accessed with square brackets operator [], e.g. low[1], low[2].</text:p>
        <text:p text:style-name="P3">See also</text:p>
        <text:p text:style-name="P3"><text:a xlink:type="simple" xlink:href="https://www.tradingview.com/pine-script-reference/v6/#var_open" text:style-name="Internet_20_link" text:visited-style-name="Visited_20_Internet_20_Link">open</text:a><text:a xlink:type="simple" xlink:href="https://www.tradingview.com/pine-script-reference/v6/#var_high" text:style-name="Internet_20_link" text:visited-style-name="Visited_20_Internet_20_Link">high</text:a><text:a xlink:type="simple" xlink:href="https://www.tradingview.com/pine-script-reference/v6/#var_close" text:style-name="Internet_20_link" text:visited-style-name="Visited_20_Internet_20_Link">close</text:a><text:a xlink:type="simple" xlink:href="https://www.tradingview.com/pine-script-reference/v6/#var_volume" text:style-name="Internet_20_link" text:visited-style-name="Visited_20_Internet_20_Link">volume</text:a><text:a xlink:type="simple" xlink:href="https://www.tradingview.com/pine-script-reference/v6/#fun_time" text:style-name="Internet_20_link" text:visited-style-name="Visited_20_Internet_20_Link">time</text:a><text:a xlink:type="simple" xlink:href="https://www.tradingview.com/pine-script-reference/v6/#var_hl2" text:style-name="Internet_20_link" text:visited-style-name="Visited_20_Internet_20_Link">hl2</text:a><text:a xlink:type="simple" xlink:href="https://www.tradingview.com/pine-script-reference/v6/#var_hlc3" text:style-name="Internet_20_link" text:visited-style-name="Visited_20_Internet_20_Link">hlc3</text:a><text:a xlink:type="simple" xlink:href="https://www.tradingview.com/pine-script-reference/v6/#var_hlcc4" text:style-name="Internet_20_link" text:visited-style-name="Visited_20_Internet_20_Link">hlcc4</text:a><text:a xlink:type="simple" xlink:href="https://www.tradingview.com/pine-script-reference/v6/#var_ohlc4" text:style-name="Internet_20_link" text:visited-style-name="Visited_20_Internet_20_Link">ohlc4</text:a></text:p>
      </text:section>
      <text:section text:style-name="Sect1" text:name="var_minute">
        <text:h text:style-name="P2" text:outline-level="3">minute</text:h>
      </text:section>
      <text:section text:style-name="Sect1" text:name="Section42">
        <text:p text:style-name="P6"><text:bookmark text:name="var_minute"/>Current bar minute in exchange timezone.</text:p>
        <text:p text:style-name="P3">Type</text:p>
        <text:p text:style-name="P3">series int</text:p>
        <text:p text:style-name="P3">See also</text:p>
        <text:p text:style-name="P3"><text:a xlink:type="simple" xlink:href="https://www.tradingview.com/pine-script-reference/v6/#fun_minute" text:style-name="Internet_20_link" text:visited-style-name="Visited_20_Internet_20_Link">minute</text:a><text:a xlink:type="simple" xlink:href="https://www.tradingview.com/pine-script-reference/v6/#var_time" text:style-name="Internet_20_link" text:visited-style-name="Visited_20_Internet_20_Link">time</text:a><text:a xlink:type="simple" xlink:href="https://www.tradingview.com/pine-script-reference/v6/#var_year" text:style-name="Internet_20_link" text:visited-style-name="Visited_20_Internet_20_Link">year</text:a><text:a xlink:type="simple" xlink:href="https://www.tradingview.com/pine-script-reference/v6/#var_month" text:style-name="Internet_20_link" text:visited-style-name="Visited_20_Internet_20_Link">month</text:a><text:a xlink:type="simple" xlink:href="https://www.tradingview.com/pine-script-reference/v6/#var_weekofyear" text:style-name="Internet_20_link" text:visited-style-name="Visited_20_Internet_20_Link">weekofyear</text:a><text:a xlink:type="simple" xlink:href="https://www.tradingview.com/pine-script-reference/v6/#var_dayofmonth" text:style-name="Internet_20_link" text:visited-style-name="Visited_20_Internet_20_Link">dayofmonth</text:a><text:a xlink:type="simple" xlink:href="https://www.tradingview.com/pine-script-reference/v6/#var_dayofweek" text:style-name="Internet_20_link" text:visited-style-name="Visited_20_Internet_20_Link">dayofweek</text:a><text:a xlink:type="simple" xlink:href="https://www.tradingview.com/pine-script-reference/v6/#var_hour" text:style-name="Internet_20_link" text:visited-style-name="Visited_20_Internet_20_Link">hour</text:a><text:a xlink:type="simple" xlink:href="https://www.tradingview.com/pine-script-reference/v6/#var_second" text:style-name="Internet_20_link" text:visited-style-name="Visited_20_Internet_20_Link">second</text:a></text:p>
      </text:section>
      <text:section text:style-name="Sect1" text:name="var_month">
        <text:h text:style-name="P2" text:outline-level="3">month</text:h>
      </text:section>
      <text:section text:style-name="Sect1" text:name="Section43">
        <text:p text:style-name="P6"><text:bookmark text:name="var_month"/>Current bar month in exchange timezone.</text:p>
        <text:p text:style-name="P3">Type</text:p>
        <text:p text:style-name="P3">series int</text:p>
        <text:p text:style-name="P3">Remarks</text:p>
        <text:p text:style-name="P3">Note that this variable returns the month based on the time of the bar's open. For overnight sessions (e.g. EURUSD, where Monday session starts on Sunday, 17:00) this value can be lower by 1 than the month of the trading day.</text:p>
        <text:p text:style-name="P3">See also</text:p>
        <text:p text:style-name="P3"><text:a xlink:type="simple" xlink:href="https://www.tradingview.com/pine-script-reference/v6/#fun_month" text:style-name="Internet_20_link" text:visited-style-name="Visited_20_Internet_20_Link">month</text:a><text:a xlink:type="simple" xlink:href="https://www.tradingview.com/pine-script-reference/v6/#var_time" text:style-name="Internet_20_link" text:visited-style-name="Visited_20_Internet_20_Link">time</text:a><text:a xlink:type="simple" xlink:href="https://www.tradingview.com/pine-script-reference/v6/#var_year" text:style-name="Internet_20_link" text:visited-style-name="Visited_20_Internet_20_Link">year</text:a><text:a xlink:type="simple" xlink:href="https://www.tradingview.com/pine-script-reference/v6/#var_weekofyear" text:style-name="Internet_20_link" text:visited-style-name="Visited_20_Internet_20_Link">weekofyear</text:a><text:a xlink:type="simple" xlink:href="https://www.tradingview.com/pine-script-reference/v6/#var_dayofmonth" text:style-name="Internet_20_link" text:visited-style-name="Visited_20_Internet_20_Link">dayofmonth</text:a><text:a xlink:type="simple" xlink:href="https://www.tradingview.com/pine-script-reference/v6/#var_dayofweek" text:style-name="Internet_20_link" text:visited-style-name="Visited_20_Internet_20_Link">dayofweek</text:a><text:a xlink:type="simple" xlink:href="https://www.tradingview.com/pine-script-reference/v6/#var_hour" text:style-name="Internet_20_link" text:visited-style-name="Visited_20_Internet_20_Link">hour</text:a><text:a xlink:type="simple" xlink:href="https://www.tradingview.com/pine-script-reference/v6/#var_minute" text:style-name="Internet_20_link" text:visited-style-name="Visited_20_Internet_20_Link">minute</text:a><text:a xlink:type="simple" xlink:href="https://www.tradingview.com/pine-script-reference/v6/#var_second" text:style-name="Internet_20_link" text:visited-style-name="Visited_20_Internet_20_Link">second</text:a></text:p>
      </text:section>
      <text:section text:style-name="Sect1" text:name="var_na">
        <text:h text:style-name="P2" text:outline-level="3">na</text:h>
      </text:section>
      <text:p text:style-name="P3">A keyword signifying "not available", indicating that a variable has no assigned value.</text:p>
      <text:p text:style-name="P3">Type</text:p>
      <text:p text:style-name="P3">simple na</text:p>
      <text:p text:style-name="P3">Example</text:p>
      <text:section text:style-name="Sect1" text:name="Section44">
        <text:p text:style-name="P4"><text:bookmark text:name="var_na"/><text:span text:style-name="Source_20_Text">//@version=6</text:span></text:p>
        <text:p text:style-name="Preformatted_20_Text"><text:span text:style-name="Source_20_Text">indicator("na")</text:span></text:p>
        <text:p text:style-name="Preformatted_20_Text"><text:span text:style-name="Source_20_Text">// CORRECT</text:span></text:p>
        <text:p text:style-name="Preformatted_20_Text"><text:span text:style-name="Source_20_Text">// Plot no value when on bars zero to nine. Plot `close` on other bars.</text:span></text:p>
        <text:p text:style-name="Preformatted_20_Text"><text:span text:style-name="Source_20_Text">plot(bar_index &lt; 10 ? na : close)</text:span></text:p>
        <text:p text:style-name="Preformatted_20_Text"><text:span text:style-name="Source_20_Text">// CORRECT ALTERNATIVE</text:span></text:p>
        <text:p text:style-name="Preformatted_20_Text"><text:span text:style-name="Source_20_Text">// Initialize `a` to `na`. Reassign `close` to `a` on bars 10 and later.</text:span></text:p>
        <text:p text:style-name="Preformatted_20_Text"><text:span text:style-name="Source_20_Text">float a = na</text:span></text:p>
        <text:p text:style-name="Preformatted_20_Text"><text:span text:style-name="Source_20_Text">if bar_index &gt;= 10</text:span></text:p>
        <text:p text:style-name="Preformatted_20_Text"><text:span text:style-name="Source_20_Text">    a := close</text:span></text:p>
        <text:p text:style-name="Preformatted_20_Text"><text:span text:style-name="Source_20_Text">plot(a)</text:span></text:p>
        <text:p text:style-name="Preformatted_20_Text"><text:span text:style-name="Source_20_Text">// INCORRECT</text:span></text:p>
        <text:p text:style-name="Preformatted_20_Text"><text:span text:style-name="Source_20_Text">// Trying to test the preceding bar's `close` for `na`.</text:span></text:p>
        <text:p text:style-name="Preformatted_20_Text"><text:span text:style-name="Source_20_Text">// The next line, if uncommented, will cause a compilation error, because direct comparison with `na` is not allowed.</text:span></text:p>
        <text:p text:style-name="Preformatted_20_Text"><text:span text:style-name="Source_20_Text">// plot(close[1] == na ? close : close[1])</text:span></text:p>
        <text:p text:style-name="Preformatted_20_Text"><text:span text:style-name="Source_20_Text">// CORRECT</text:span></text:p>
        <text:p text:style-name="Preformatted_20_Text"><text:span text:style-name="Source_20_Text">// Use the `na()` function to test for `na`.</text:span></text:p>
        <text:p text:style-name="Preformatted_20_Text"><text:span text:style-name="Source_20_Text">plot(na(close[1]) ? close : close[1])</text:span></text:p>
        <text:p text:style-name="Preformatted_20_Text"><text:span text:style-name="Source_20_Text">// CORRECT ALTERNATIVE</text:span></text:p>
        <text:p text:style-name="Preformatted_20_Text"><text:span text:style-name="Source_20_Text">// `nz()` tests `close[1]` for `na`. It returns `close[1]` if it is not `na`, and `close` if it is.</text:span></text:p>
        <text:p text:style-name="P5"><text:span text:style-name="Source_20_Text">plot(nz(close[1], close))</text:span></text:p>
        <text:p text:style-name="P3">Remarks</text:p>
        <text:p text:style-name="P3">Do not use this variable with <text:a xlink:type="simple" xlink:href="https://www.tradingview.com/pine-script-docs/language/operators/#comparison-operators" office:target-frame-name="_blank" xlink:show="new" text:style-name="Internet_20_link" text:visited-style-name="Visited_20_Internet_20_Link">comparison operators</text:a> to test values for <text:span text:style-name="Source_20_Text">na</text:span>, as it might lead to unexpected behavior. Instead, use the <text:a xlink:type="simple" xlink:href="https://www.tradingview.com/pine-script-reference/v6/#fun_na" text:style-name="Internet_20_link" text:visited-style-name="Visited_20_Internet_20_Link">na</text:a> function. Note that <text:span text:style-name="Source_20_Text">na</text:span> can be used to initialize variables when the initialization statement also specifies the variable's type.</text:p>
        <text:p text:style-name="P3">See also</text:p>
        <text:p text:style-name="P3"><text:a xlink:type="simple" xlink:href="https://www.tradingview.com/pine-script-reference/v6/#fun_na" text:style-name="Internet_20_link" text:visited-style-name="Visited_20_Internet_20_Link">na</text:a><text:a xlink:type="simple" xlink:href="https://www.tradingview.com/pine-script-reference/v6/#fun_nz" text:style-name="Internet_20_link" text:visited-style-name="Visited_20_Internet_20_Link">nz</text:a><text:a xlink:type="simple" xlink:href="https://www.tradingview.com/pine-script-reference/v6/#fun_fixnan" text:style-name="Internet_20_link" text:visited-style-name="Visited_20_Internet_20_Link">fixnan</text:a></text:p>
      </text:section>
      <text:section text:style-name="Sect1" text:name="var_ohlc4">
        <text:h text:style-name="P2" text:outline-level="3">ohlc4</text:h>
      </text:section>
      <text:section text:style-name="Sect1" text:name="Section45">
        <text:p text:style-name="P6"><text:bookmark text:name="var_ohlc4"/>Is a shortcut for (open + high + low + close)/4</text:p>
        <text:p text:style-name="P3">Type</text:p>
        <text:p text:style-name="P3">series float</text:p>
        <text:p text:style-name="P3">See also</text:p>
        <text:p text:style-name="P3"><text:a xlink:type="simple" xlink:href="https://www.tradingview.com/pine-script-reference/v6/#var_open" text:style-name="Internet_20_link" text:visited-style-name="Visited_20_Internet_20_Link">open</text:a><text:a xlink:type="simple" xlink:href="https://www.tradingview.com/pine-script-reference/v6/#var_high" text:style-name="Internet_20_link" text:visited-style-name="Visited_20_Internet_20_Link">high</text:a><text:a xlink:type="simple" xlink:href="https://www.tradingview.com/pine-script-reference/v6/#var_low" text:style-name="Internet_20_link" text:visited-style-name="Visited_20_Internet_20_Link">low</text:a><text:a xlink:type="simple" xlink:href="https://www.tradingview.com/pine-script-reference/v6/#var_close" text:style-name="Internet_20_link" text:visited-style-name="Visited_20_Internet_20_Link">close</text:a><text:a xlink:type="simple" xlink:href="https://www.tradingview.com/pine-script-reference/v6/#var_volume" text:style-name="Internet_20_link" text:visited-style-name="Visited_20_Internet_20_Link">volume</text:a><text:a xlink:type="simple" xlink:href="https://www.tradingview.com/pine-script-reference/v6/#fun_time" text:style-name="Internet_20_link" text:visited-style-name="Visited_20_Internet_20_Link">time</text:a><text:a xlink:type="simple" xlink:href="https://www.tradingview.com/pine-script-reference/v6/#var_hl2" text:style-name="Internet_20_link" text:visited-style-name="Visited_20_Internet_20_Link">hl2</text:a><text:a xlink:type="simple" xlink:href="https://www.tradingview.com/pine-script-reference/v6/#var_hlc3" text:style-name="Internet_20_link" text:visited-style-name="Visited_20_Internet_20_Link">hlc3</text:a><text:a xlink:type="simple" xlink:href="https://www.tradingview.com/pine-script-reference/v6/#var_hlcc4" text:style-name="Internet_20_link" text:visited-style-name="Visited_20_Internet_20_Link">hlcc4</text:a></text:p>
      </text:section>
      <text:section text:style-name="Sect1" text:name="var_open">
        <text:h text:style-name="P2" text:outline-level="3">open</text:h>
      </text:section>
      <text:section text:style-name="Sect1" text:name="Section46">
        <text:p text:style-name="P6"><text:bookmark text:name="var_open"/>Current open price.</text:p>
        <text:p text:style-name="P3">Type</text:p>
        <text:p text:style-name="P3">series float</text:p>
        <text:p text:style-name="P3">Remarks</text:p>
        <text:p text:style-name="P3">Previous values may be accessed with square brackets operator [], e.g. open[1], open[2].</text:p>
        <text:p text:style-name="P3">See also</text:p>
        <text:p text:style-name="P3"><text:a xlink:type="simple" xlink:href="https://www.tradingview.com/pine-script-reference/v6/#var_high" text:style-name="Internet_20_link" text:visited-style-name="Visited_20_Internet_20_Link">high</text:a><text:a xlink:type="simple" xlink:href="https://www.tradingview.com/pine-script-reference/v6/#var_low" text:style-name="Internet_20_link" text:visited-style-name="Visited_20_Internet_20_Link">low</text:a><text:a xlink:type="simple" xlink:href="https://www.tradingview.com/pine-script-reference/v6/#var_close" text:style-name="Internet_20_link" text:visited-style-name="Visited_20_Internet_20_Link">close</text:a><text:a xlink:type="simple" xlink:href="https://www.tradingview.com/pine-script-reference/v6/#var_volume" text:style-name="Internet_20_link" text:visited-style-name="Visited_20_Internet_20_Link">volume</text:a><text:a xlink:type="simple" xlink:href="https://www.tradingview.com/pine-script-reference/v6/#fun_time" text:style-name="Internet_20_link" text:visited-style-name="Visited_20_Internet_20_Link">time</text:a><text:a xlink:type="simple" xlink:href="https://www.tradingview.com/pine-script-reference/v6/#var_hl2" text:style-name="Internet_20_link" text:visited-style-name="Visited_20_Internet_20_Link">hl2</text:a><text:a xlink:type="simple" xlink:href="https://www.tradingview.com/pine-script-reference/v6/#var_hlc3" text:style-name="Internet_20_link" text:visited-style-name="Visited_20_Internet_20_Link">hlc3</text:a><text:a xlink:type="simple" xlink:href="https://www.tradingview.com/pine-script-reference/v6/#var_hlcc4" text:style-name="Internet_20_link" text:visited-style-name="Visited_20_Internet_20_Link">hlcc4</text:a><text:a xlink:type="simple" xlink:href="https://www.tradingview.com/pine-script-reference/v6/#var_ohlc4" text:style-name="Internet_20_link" text:visited-style-name="Visited_20_Internet_20_Link">ohlc4</text:a></text:p>
      </text:section>
      <text:section text:style-name="Sect1" text:name="var_polyline.all">
        <text:h text:style-name="P2" text:outline-level="3">polyline.all</text:h>
      </text:section>
      <text:section text:style-name="Sect1" text:name="Section47">
        <text:p text:style-name="P6"><text:bookmark text:name="var_polyline.all"/>Returns an array containing all current <text:a xlink:type="simple" xlink:href="https://www.tradingview.com/pine-script-reference/v6/#type_polyline" text:style-name="Internet_20_link" text:visited-style-name="Visited_20_Internet_20_Link">polyline</text:a> instances drawn by the script.</text:p>
        <text:p text:style-name="P3">Type</text:p>
        <text:p text:style-name="P3">array&lt;polyline&gt;</text:p>
        <text:p text:style-name="P3">Remarks</text:p>
        <text:p text:style-name="P3">The array is read-only. Index zero of the array references the ID of the oldest polyline object on the chart.</text:p>
      </text:section>
      <text:section text:style-name="Sect1" text:name="var_second">
        <text:h text:style-name="P2" text:outline-level="3">second</text:h>
      </text:section>
      <text:section text:style-name="Sect1" text:name="Section48">
        <text:p text:style-name="P6"><text:bookmark text:name="var_second"/>Current bar second in exchange timezone.</text:p>
        <text:p text:style-name="P3"><text:soft-page-break/>Type</text:p>
        <text:p text:style-name="P3">series int</text:p>
        <text:p text:style-name="P3">See also</text:p>
        <text:p text:style-name="P3"><text:a xlink:type="simple" xlink:href="https://www.tradingview.com/pine-script-reference/v6/#fun_second" text:style-name="Internet_20_link" text:visited-style-name="Visited_20_Internet_20_Link">second</text:a><text:a xlink:type="simple" xlink:href="https://www.tradingview.com/pine-script-reference/v6/#var_time" text:style-name="Internet_20_link" text:visited-style-name="Visited_20_Internet_20_Link">time</text:a><text:a xlink:type="simple" xlink:href="https://www.tradingview.com/pine-script-reference/v6/#var_year" text:style-name="Internet_20_link" text:visited-style-name="Visited_20_Internet_20_Link">year</text:a><text:a xlink:type="simple" xlink:href="https://www.tradingview.com/pine-script-reference/v6/#var_month" text:style-name="Internet_20_link" text:visited-style-name="Visited_20_Internet_20_Link">month</text:a><text:a xlink:type="simple" xlink:href="https://www.tradingview.com/pine-script-reference/v6/#var_weekofyear" text:style-name="Internet_20_link" text:visited-style-name="Visited_20_Internet_20_Link">weekofyear</text:a><text:a xlink:type="simple" xlink:href="https://www.tradingview.com/pine-script-reference/v6/#var_dayofmonth" text:style-name="Internet_20_link" text:visited-style-name="Visited_20_Internet_20_Link">dayofmonth</text:a><text:a xlink:type="simple" xlink:href="https://www.tradingview.com/pine-script-reference/v6/#var_dayofweek" text:style-name="Internet_20_link" text:visited-style-name="Visited_20_Internet_20_Link">dayofweek</text:a><text:a xlink:type="simple" xlink:href="https://www.tradingview.com/pine-script-reference/v6/#var_hour" text:style-name="Internet_20_link" text:visited-style-name="Visited_20_Internet_20_Link">hour</text:a><text:a xlink:type="simple" xlink:href="https://www.tradingview.com/pine-script-reference/v6/#var_minute" text:style-name="Internet_20_link" text:visited-style-name="Visited_20_Internet_20_Link">minute</text:a></text:p>
      </text:section>
      <text:section text:style-name="Sect1" text:name="var_session.isfirstbar">
        <text:h text:style-name="P2" text:outline-level="3">session.isfirstbar</text:h>
      </text:section>
      <text:p text:style-name="P3">Returns <text:a xlink:type="simple" xlink:href="https://www.tradingview.com/pine-script-reference/v6/#const_true" text:style-name="Internet_20_link" text:visited-style-name="Visited_20_Internet_20_Link">true</text:a> if the current bar is the first bar of the day's session, <text:a xlink:type="simple" xlink:href="https://www.tradingview.com/pine-script-reference/v6/#const_false" text:style-name="Internet_20_link" text:visited-style-name="Visited_20_Internet_20_Link">false</text:a> otherwise. If extended session information is used, only returns <text:span text:style-name="Source_20_Text">true</text:span> on the first bar of the pre-market bars.</text:p>
      <text:p text:style-name="P3">Type</text:p>
      <text:p text:style-name="P3">series bool</text:p>
      <text:p text:style-name="P3">Example</text:p>
      <text:section text:style-name="Sect1" text:name="Section49">
        <text:p text:style-name="P4"><text:bookmark text:name="var_session.isfirstbar"/><text:span text:style-name="Source_20_Text">//@version=6</text:span></text:p>
        <text:p text:style-name="Preformatted_20_Text"><text:span text:style-name="Source_20_Text">strategy("`session.isfirstbar` Example", overlay = true)</text:span></text:p>
        <text:p text:style-name="Preformatted_20_Text"><text:span text:style-name="Source_20_Text">longCondition = year &gt;= 2022</text:span></text:p>
        <text:p text:style-name="Preformatted_20_Text"><text:span text:style-name="Source_20_Text">// Place a long order at the `close` of the trading session's first bar.</text:span></text:p>
        <text:p text:style-name="Preformatted_20_Text"><text:span text:style-name="Source_20_Text">if session.isfirstbar and longCondition </text:span></text:p>
        <text:p text:style-name="Preformatted_20_Text"><text:span text:style-name="Source_20_Text">    strategy.entry("Long", strategy.long)</text:span></text:p>
        <text:p text:style-name="Preformatted_20_Text"><text:span text:style-name="Source_20_Text">// Close the long position at the `close` of the trading session's last bar.</text:span></text:p>
        <text:p text:style-name="Preformatted_20_Text"><text:span text:style-name="Source_20_Text">if session.islastbar and barstate.isconfirmed</text:span></text:p>
        <text:p text:style-name="P5"><text:span text:style-name="Source_20_Text">    strategy.close("Long", immediately = true)</text:span></text:p>
        <text:p text:style-name="P3">See also</text:p>
        <text:p text:style-name="P3"><text:a xlink:type="simple" xlink:href="https://www.tradingview.com/pine-script-reference/v6/#var_session.isfirstbar_regular" text:style-name="Internet_20_link" text:visited-style-name="Visited_20_Internet_20_Link">session.isfirstbar_regular</text:a><text:a xlink:type="simple" xlink:href="https://www.tradingview.com/pine-script-reference/v6/#var_session.islastbar" text:style-name="Internet_20_link" text:visited-style-name="Visited_20_Internet_20_Link">session.islastbar</text:a><text:a xlink:type="simple" xlink:href="https://www.tradingview.com/pine-script-reference/v6/#var_session.islastbar_regular" text:style-name="Internet_20_link" text:visited-style-name="Visited_20_Internet_20_Link">session.islastbar_regular</text:a></text:p>
      </text:section>
      <text:section text:style-name="Sect1" text:name="var_session.isfirstbar_regular">
        <text:h text:style-name="P2" text:outline-level="3">session.isfirstbar_regular</text:h>
      </text:section>
      <text:p text:style-name="P3">Returns <text:a xlink:type="simple" xlink:href="https://www.tradingview.com/pine-script-reference/v6/#const_true" text:style-name="Internet_20_link" text:visited-style-name="Visited_20_Internet_20_Link">true</text:a> on the first regular session bar of the day, <text:a xlink:type="simple" xlink:href="https://www.tradingview.com/pine-script-reference/v6/#const_false" text:style-name="Internet_20_link" text:visited-style-name="Visited_20_Internet_20_Link">false</text:a> otherwise. The result is the same whether extended session information is used or not.</text:p>
      <text:p text:style-name="P3">Type</text:p>
      <text:p text:style-name="P3">series bool</text:p>
      <text:p text:style-name="P3">Example</text:p>
      <text:section text:style-name="Sect1" text:name="Section50">
        <text:p text:style-name="P4"><text:bookmark text:name="var_session.isfirstbar_regular"/><text:span text:style-name="Source_20_Text">//@version=6</text:span></text:p>
        <text:p text:style-name="Preformatted_20_Text"><text:span text:style-name="Source_20_Text">strategy("`session.isfirstbar_regular` Example", overlay = true)</text:span></text:p>
        <text:p text:style-name="Preformatted_20_Text"><text:span text:style-name="Source_20_Text">longCondition = year &gt;= 2022</text:span></text:p>
        <text:p text:style-name="Preformatted_20_Text"><text:span text:style-name="Source_20_Text">// Place a long order at the `close` of the trading session's first bar.</text:span></text:p>
        <text:p text:style-name="Preformatted_20_Text"><text:span text:style-name="Source_20_Text">if session.isfirstbar and longCondition</text:span></text:p>
        <text:p text:style-name="Preformatted_20_Text"><text:span text:style-name="Source_20_Text">    strategy.entry("Long", strategy.long)</text:span></text:p>
        <text:p text:style-name="Preformatted_20_Text"><text:span text:style-name="Source_20_Text">// Close the long position at the `close` of the trading session's last bar.</text:span></text:p>
        <text:p text:style-name="Preformatted_20_Text"><text:span text:style-name="Source_20_Text">if session.islastbar_regular and barstate.isconfirmed</text:span></text:p>
        <text:p text:style-name="P5"><text:span text:style-name="Source_20_Text">    strategy.close("Long", immediately = true)</text:span></text:p>
        <text:p text:style-name="P3">See also</text:p>
        <text:p text:style-name="P3"><text:a xlink:type="simple" xlink:href="https://www.tradingview.com/pine-script-reference/v6/#var_session.isfirstbar" text:style-name="Internet_20_link" text:visited-style-name="Visited_20_Internet_20_Link">session.isfirstbar</text:a><text:a xlink:type="simple" xlink:href="https://www.tradingview.com/pine-script-reference/v6/#var_session.islastbar" text:style-name="Internet_20_link" text:visited-style-name="Visited_20_Internet_20_Link">session.islastbar</text:a></text:p>
      </text:section>
      <text:section text:style-name="Sect1" text:name="var_session.islastbar">
        <text:h text:style-name="P2" text:outline-level="3">session.islastbar</text:h>
      </text:section>
      <text:p text:style-name="P3">Returns <text:a xlink:type="simple" xlink:href="https://www.tradingview.com/pine-script-reference/v6/#const_true" text:style-name="Internet_20_link" text:visited-style-name="Visited_20_Internet_20_Link">true</text:a> if the current bar is the last bar of the day's session, <text:a xlink:type="simple" xlink:href="https://www.tradingview.com/pine-script-reference/v6/#const_false" text:style-name="Internet_20_link" text:visited-style-name="Visited_20_Internet_20_Link">false</text:a> otherwise. If extended session information is used, only returns <text:span text:style-name="Source_20_Text">true</text:span> on the last bar of the post-market bars.</text:p>
      <text:p text:style-name="P3">Type</text:p>
      <text:p text:style-name="P3">series bool</text:p>
      <text:p text:style-name="P3">Example</text:p>
      <text:section text:style-name="Sect1" text:name="Section51">
        <text:p text:style-name="P4"><text:bookmark text:name="var_session.islastbar"/><text:span text:style-name="Source_20_Text">//@version=6</text:span></text:p>
        <text:p text:style-name="Preformatted_20_Text"><text:span text:style-name="Source_20_Text">strategy("`session.islastbar` Example", overlay = true)</text:span></text:p>
        <text:p text:style-name="Preformatted_20_Text"><text:span text:style-name="Source_20_Text">longCondition = year &gt;= 2022</text:span></text:p>
        <text:p text:style-name="Preformatted_20_Text"><text:span text:style-name="Source_20_Text">// Place a long order at the `close` of the trading session's last bar.</text:span></text:p>
        <text:p text:style-name="Preformatted_20_Text"><text:span text:style-name="Source_20_Text">// The position will enter on the `open` of next session's first bar.</text:span></text:p>
        <text:p text:style-name="Preformatted_20_Text"><text:span text:style-name="Source_20_Text">if session.islastbar and longCondition</text:span></text:p>
        <text:p text:style-name="Preformatted_20_Text"><text:span text:style-name="Source_20_Text">    strategy.entry("Long", strategy.long)</text:span></text:p>
        <text:p text:style-name="Preformatted_20_Text"><text:span text:style-name="Source_20_Text"> // Close 'Long' position at the close of the last bar of the trading session</text:span></text:p>
        <text:p text:style-name="Preformatted_20_Text"><text:span text:style-name="Source_20_Text">if session.islastbar and barstate.isconfirmed</text:span></text:p>
        <text:p text:style-name="P5"><text:span text:style-name="Source_20_Text">    strategy.close("Long", immediately = true)</text:span></text:p>
        <text:p text:style-name="P3">Remarks</text:p>
        <text:p text:style-name="P3">This variable is not guaranteed to return <text:a xlink:type="simple" xlink:href="https://www.tradingview.com/pine-script-reference/v6/#const_true" text:style-name="Internet_20_link" text:visited-style-name="Visited_20_Internet_20_Link">true</text:a> once in every session because the last bar of the session might not exist if no trades occur during what should be the session's last bar.</text:p>
        <text:p text:style-name="P3">This variable is not guaranteed to work as expected on non-standard chart types, e.g., Renko.</text:p>
        <text:p text:style-name="P3">See also</text:p>
        <text:p text:style-name="P3"><text:a xlink:type="simple" xlink:href="https://www.tradingview.com/pine-script-reference/v6/#var_session.isfirstbar" text:style-name="Internet_20_link" text:visited-style-name="Visited_20_Internet_20_Link">session.isfirstbar</text:a><text:a xlink:type="simple" xlink:href="https://www.tradingview.com/pine-script-reference/v6/#var_session.islastbar_regular" text:style-name="Internet_20_link" text:visited-style-name="Visited_20_Internet_20_Link">session.islastbar_regular</text:a></text:p>
      </text:section>
      <text:section text:style-name="Sect1" text:name="var_session.islastbar_regular">
        <text:h text:style-name="P2" text:outline-level="3">session.islastbar_regular</text:h>
      </text:section>
      <text:p text:style-name="P3">Returns <text:a xlink:type="simple" xlink:href="https://www.tradingview.com/pine-script-reference/v6/#const_true" text:style-name="Internet_20_link" text:visited-style-name="Visited_20_Internet_20_Link">true</text:a> on the last regular session bar of the day, <text:a xlink:type="simple" xlink:href="https://www.tradingview.com/pine-script-reference/v6/#const_false" text:style-name="Internet_20_link" text:visited-style-name="Visited_20_Internet_20_Link">false</text:a> otherwise. The result is the same whether extended session information is used or not.</text:p>
      <text:p text:style-name="P3">Type</text:p>
      <text:p text:style-name="P3">series bool</text:p>
      <text:p text:style-name="P3">Example</text:p>
      <text:section text:style-name="Sect1" text:name="Section52">
        <text:p text:style-name="P4"><text:bookmark text:name="var_session.islastbar_regular"/><text:span text:style-name="Source_20_Text">//@version=6</text:span></text:p>
        <text:p text:style-name="Preformatted_20_Text"><text:span text:style-name="Source_20_Text">strategy("`session.islastbar_regular` Example", overlay = true)</text:span></text:p>
        <text:p text:style-name="Preformatted_20_Text"><text:span text:style-name="Source_20_Text">longCondition = year &gt;= 2022</text:span></text:p>
        <text:p text:style-name="Preformatted_20_Text"><text:span text:style-name="Source_20_Text">// Place a long order at the `close` of the trading session's first bar.</text:span></text:p>
        <text:p text:style-name="Preformatted_20_Text"><text:span text:style-name="Source_20_Text">if session.isfirstbar and longCondition</text:span></text:p>
        <text:p text:style-name="Preformatted_20_Text"><text:span text:style-name="Source_20_Text">    strategy.entry("Long", strategy.long)</text:span></text:p>
        <text:p text:style-name="Preformatted_20_Text"><text:span text:style-name="Source_20_Text">// Close the long position at the `close` of the trading session's last bar.</text:span></text:p>
        <text:p text:style-name="Preformatted_20_Text"><text:span text:style-name="Source_20_Text">if session.islastbar_regular and barstate.isconfirmed</text:span></text:p>
        <text:p text:style-name="P5"><text:span text:style-name="Source_20_Text">    strategy.close("Long", immediately = true)</text:span></text:p>
        <text:p text:style-name="P3">Remarks</text:p>
        <text:p text:style-name="P3">This variable is not guaranteed to return <text:a xlink:type="simple" xlink:href="https://www.tradingview.com/pine-script-reference/v6/#const_true" text:style-name="Internet_20_link" text:visited-style-name="Visited_20_Internet_20_Link">true</text:a> once in every session because the last bar of the session might not exist if no trades occur during what should be the session's last bar.</text:p>
        <text:p text:style-name="P3">This variable is not guaranteed to work as expected on non-standard chart types, e.g., Renko.</text:p>
        <text:p text:style-name="P3">See also</text:p>
        <text:p text:style-name="P3"><text:a xlink:type="simple" xlink:href="https://www.tradingview.com/pine-script-reference/v6/#var_session.isfirstbar" text:style-name="Internet_20_link" text:visited-style-name="Visited_20_Internet_20_Link">session.isfirstbar</text:a><text:a xlink:type="simple" xlink:href="https://www.tradingview.com/pine-script-reference/v6/#var_session.islastbar" text:style-name="Internet_20_link" text:visited-style-name="Visited_20_Internet_20_Link">session.islastbar</text:a><text:a xlink:type="simple" xlink:href="https://www.tradingview.com/pine-script-reference/v6/#var_session.isfirstbar_regular" text:style-name="Internet_20_link" text:visited-style-name="Visited_20_Internet_20_Link">session.isfirstbar_regular</text:a></text:p>
      </text:section>
      <text:section text:style-name="Sect1" text:name="var_session.ismarket">
        <text:h text:style-name="P2" text:outline-level="3">session.ismarket</text:h>
      </text:section>
      <text:section text:style-name="Sect1" text:name="Section53">
        <text:p text:style-name="P6"><text:bookmark text:name="var_session.ismarket"/>Returns <text:a xlink:type="simple" xlink:href="https://www.tradingview.com/pine-script-reference/v6/#const_true" text:style-name="Internet_20_link" text:visited-style-name="Visited_20_Internet_20_Link">true</text:a> if the current bar is a part of the regular trading hours (i.e. market hours), <text:a xlink:type="simple" xlink:href="https://www.tradingview.com/pine-script-reference/v6/#const_false" text:style-name="Internet_20_link" text:visited-style-name="Visited_20_Internet_20_Link">false</text:a> otherwise.</text:p>
        <text:p text:style-name="P3">Type</text:p>
        <text:p text:style-name="P3">series bool</text:p>
        <text:p text:style-name="P3">See also</text:p>
        <text:p text:style-name="P3"><text:a xlink:type="simple" xlink:href="https://www.tradingview.com/pine-script-reference/v6/#var_session.ispremarket" text:style-name="Internet_20_link" text:visited-style-name="Visited_20_Internet_20_Link">session.ispremarket</text:a><text:a xlink:type="simple" xlink:href="https://www.tradingview.com/pine-script-reference/v6/#var_session.ispostmarket" text:style-name="Internet_20_link" text:visited-style-name="Visited_20_Internet_20_Link">session.ispostmarket</text:a></text:p>
      </text:section>
      <text:section text:style-name="Sect1" text:name="var_session.ispostmarket">
        <text:h text:style-name="P2" text:outline-level="3"><text:soft-page-break/>session.ispostmarket</text:h>
      </text:section>
      <text:section text:style-name="Sect1" text:name="Section54">
        <text:p text:style-name="P6"><text:bookmark text:name="var_session.ispostmarket"/>Returns <text:a xlink:type="simple" xlink:href="https://www.tradingview.com/pine-script-reference/v6/#const_true" text:style-name="Internet_20_link" text:visited-style-name="Visited_20_Internet_20_Link">true</text:a> if the current bar is a part of the post-market, <text:a xlink:type="simple" xlink:href="https://www.tradingview.com/pine-script-reference/v6/#const_false" text:style-name="Internet_20_link" text:visited-style-name="Visited_20_Internet_20_Link">false</text:a> otherwise. On non-intraday charts always returns <text:span text:style-name="Source_20_Text">false</text:span>.</text:p>
        <text:p text:style-name="P3">Type</text:p>
        <text:p text:style-name="P3">series bool</text:p>
        <text:p text:style-name="P3">See also</text:p>
        <text:p text:style-name="P3"><text:a xlink:type="simple" xlink:href="https://www.tradingview.com/pine-script-reference/v6/#var_session.ismarket" text:style-name="Internet_20_link" text:visited-style-name="Visited_20_Internet_20_Link">session.ismarket</text:a><text:a xlink:type="simple" xlink:href="https://www.tradingview.com/pine-script-reference/v6/#var_session.ispremarket" text:style-name="Internet_20_link" text:visited-style-name="Visited_20_Internet_20_Link">session.ispremarket</text:a></text:p>
      </text:section>
      <text:section text:style-name="Sect1" text:name="var_session.ispremarket">
        <text:h text:style-name="P2" text:outline-level="3">session.ispremarket</text:h>
      </text:section>
      <text:section text:style-name="Sect1" text:name="Section55">
        <text:p text:style-name="P6"><text:bookmark text:name="var_session.ispremarket"/>Returns <text:a xlink:type="simple" xlink:href="https://www.tradingview.com/pine-script-reference/v6/#const_true" text:style-name="Internet_20_link" text:visited-style-name="Visited_20_Internet_20_Link">true</text:a> if the current bar is a part of the pre-market, <text:a xlink:type="simple" xlink:href="https://www.tradingview.com/pine-script-reference/v6/#const_false" text:style-name="Internet_20_link" text:visited-style-name="Visited_20_Internet_20_Link">false</text:a> otherwise. On non-intraday charts always returns <text:span text:style-name="Source_20_Text">false</text:span>.</text:p>
        <text:p text:style-name="P3">Type</text:p>
        <text:p text:style-name="P3">series bool</text:p>
        <text:p text:style-name="P3">See also</text:p>
        <text:p text:style-name="P3"><text:a xlink:type="simple" xlink:href="https://www.tradingview.com/pine-script-reference/v6/#var_session.ismarket" text:style-name="Internet_20_link" text:visited-style-name="Visited_20_Internet_20_Link">session.ismarket</text:a><text:a xlink:type="simple" xlink:href="https://www.tradingview.com/pine-script-reference/v6/#var_session.ispostmarket" text:style-name="Internet_20_link" text:visited-style-name="Visited_20_Internet_20_Link">session.ispostmarket</text:a></text:p>
      </text:section>
      <text:section text:style-name="Sect1" text:name="var_strategy.account_currency">
        <text:h text:style-name="P2" text:outline-level="3">strategy.account_currency</text:h>
      </text:section>
      <text:section text:style-name="Sect1" text:name="Section56">
        <text:p text:style-name="P6"><text:bookmark text:name="var_strategy.account_currency"/>Returns the currency used to calculate results, which can be set in the strategy's properties.</text:p>
        <text:p text:style-name="P3">Type</text:p>
        <text:p text:style-name="P3">simple string</text:p>
        <text:p text:style-name="P3">See also</text:p>
        <text:p text:style-name="P3"><text:a xlink:type="simple" xlink:href="https://www.tradingview.com/pine-script-reference/v6/#fun_strategy" text:style-name="Internet_20_link" text:visited-style-name="Visited_20_Internet_20_Link">strategy</text:a><text:a xlink:type="simple" xlink:href="https://www.tradingview.com/pine-script-reference/v6/#fun_strategy.convert_to_account" text:style-name="Internet_20_link" text:visited-style-name="Visited_20_Internet_20_Link">strategy.convert_to_account</text:a><text:a xlink:type="simple" xlink:href="https://www.tradingview.com/pine-script-reference/v6/#fun_strategy.convert_to_symbol" text:style-name="Internet_20_link" text:visited-style-name="Visited_20_Internet_20_Link">strategy.convert_to_symbol</text:a></text:p>
      </text:section>
      <text:section text:style-name="Sect1" text:name="var_strategy.avg_losing_trade">
        <text:h text:style-name="P2" text:outline-level="3">strategy.avg_losing_trade</text:h>
      </text:section>
      <text:section text:style-name="Sect1" text:name="Section57">
        <text:p text:style-name="P6"><text:bookmark text:name="var_strategy.avg_losing_trade"/>Returns the average amount of money lost per losing trade. Calculated as the sum of losses divided by the number of losing trades.</text:p>
        <text:p text:style-name="P3">Type</text:p>
        <text:p text:style-name="P3">series float</text:p>
        <text:p text:style-name="P3">See also</text:p>
        <text:p text:style-name="P3"><text:a xlink:type="simple" xlink:href="https://www.tradingview.com/pine-script-reference/v6/#var_strategy.avg_losing_trade_percent" text:style-name="Internet_20_link" text:visited-style-name="Visited_20_Internet_20_Link">strategy.avg_losing_trade_percent</text:a></text:p>
      </text:section>
      <text:section text:style-name="Sect1" text:name="var_strategy.avg_losing_trade_percent">
        <text:h text:style-name="P2" text:outline-level="3">strategy.avg_losing_trade_percent</text:h>
      </text:section>
      <text:section text:style-name="Sect1" text:name="Section58">
        <text:p text:style-name="P6"><text:bookmark text:name="var_strategy.avg_losing_trade_percent"/>Returns the average percentage loss per losing trade. Calculated as the sum of loss percentages divided by the number of losing trades.</text:p>
        <text:p text:style-name="P3">Type</text:p>
        <text:p text:style-name="P3">series float</text:p>
        <text:p text:style-name="P3">See also</text:p>
        <text:p text:style-name="P3"><text:a xlink:type="simple" xlink:href="https://www.tradingview.com/pine-script-reference/v6/#var_strategy.avg_losing_trade" text:style-name="Internet_20_link" text:visited-style-name="Visited_20_Internet_20_Link">strategy.avg_losing_trade</text:a></text:p>
      </text:section>
      <text:section text:style-name="Sect1" text:name="var_strategy.avg_trade">
        <text:h text:style-name="P2" text:outline-level="3">strategy.avg_trade</text:h>
      </text:section>
      <text:section text:style-name="Sect1" text:name="Section59">
        <text:p text:style-name="P6"><text:bookmark text:name="var_strategy.avg_trade"/>Returns the average amount of money gained or lost per trade. Calculated as the sum of all profits and losses divided by the number of closed trades.</text:p>
        <text:p text:style-name="P3">Type</text:p>
        <text:p text:style-name="P3">series float</text:p>
        <text:p text:style-name="P3">See also</text:p>
        <text:p text:style-name="P3"><text:a xlink:type="simple" xlink:href="https://www.tradingview.com/pine-script-reference/v6/#var_strategy.avg_trade_percent" text:style-name="Internet_20_link" text:visited-style-name="Visited_20_Internet_20_Link">strategy.avg_trade_percent</text:a></text:p>
      </text:section>
      <text:section text:style-name="Sect1" text:name="var_strategy.avg_trade_percent">
        <text:h text:style-name="P2" text:outline-level="3">strategy.avg_trade_percent</text:h>
      </text:section>
      <text:section text:style-name="Sect1" text:name="Section60">
        <text:p text:style-name="P6"><text:bookmark text:name="var_strategy.avg_trade_percent"/>Returns the average percentage gain or loss per trade. Calculated as the sum of all profit and loss percentages divided by the number of closed trades.</text:p>
        <text:p text:style-name="P3">Type</text:p>
        <text:p text:style-name="P3">series float</text:p>
        <text:p text:style-name="P3">See also</text:p>
        <text:p text:style-name="P3"><text:a xlink:type="simple" xlink:href="https://www.tradingview.com/pine-script-reference/v6/#var_strategy.avg_trade" text:style-name="Internet_20_link" text:visited-style-name="Visited_20_Internet_20_Link">strategy.avg_trade</text:a></text:p>
      </text:section>
      <text:section text:style-name="Sect1" text:name="var_strategy.avg_winning_trade">
        <text:h text:style-name="P2" text:outline-level="3">strategy.avg_winning_trade</text:h>
      </text:section>
      <text:section text:style-name="Sect1" text:name="Section61">
        <text:p text:style-name="P6"><text:bookmark text:name="var_strategy.avg_winning_trade"/>Returns the average amount of money gained per winning trade. Calculated as the sum of profits divided by the number of winning trades.</text:p>
        <text:p text:style-name="P3">Type</text:p>
        <text:p text:style-name="P3">series float</text:p>
        <text:p text:style-name="P3">See also</text:p>
        <text:p text:style-name="P3"><text:a xlink:type="simple" xlink:href="https://www.tradingview.com/pine-script-reference/v6/#var_strategy.avg_winning_trade_percent" text:style-name="Internet_20_link" text:visited-style-name="Visited_20_Internet_20_Link">strategy.avg_winning_trade_percent</text:a></text:p>
      </text:section>
      <text:section text:style-name="Sect1" text:name="var_strategy.avg_winning_trade_percent">
        <text:h text:style-name="P2" text:outline-level="3">strategy.avg_winning_trade_percent</text:h>
      </text:section>
      <text:section text:style-name="Sect1" text:name="Section62">
        <text:p text:style-name="P6"><text:bookmark text:name="var_strategy.avg_winning_trade_percent"/>Returns the average percentage gain per winning trade. Calculated as the sum of profit percentages divided by the number of winning trades.</text:p>
        <text:p text:style-name="P3">Type</text:p>
        <text:p text:style-name="P3">series float</text:p>
        <text:p text:style-name="P3">See also</text:p>
        <text:p text:style-name="P3"><text:a xlink:type="simple" xlink:href="https://www.tradingview.com/pine-script-reference/v6/#var_strategy.avg_winning_trade" text:style-name="Internet_20_link" text:visited-style-name="Visited_20_Internet_20_Link">strategy.avg_winning_trade</text:a></text:p>
      </text:section>
      <text:section text:style-name="Sect1" text:name="var_strategy.closedtrades">
        <text:h text:style-name="P2" text:outline-level="3">strategy.closedtrades</text:h>
      </text:section>
      <text:section text:style-name="Sect1" text:name="Section63">
        <text:p text:style-name="P6"><text:bookmark text:name="var_strategy.closedtrades"/>Number of trades, which were closed for the whole trading range.</text:p>
        <text:p text:style-name="P3">Type</text:p>
        <text:p text:style-name="P3">series int</text:p>
        <text:p text:style-name="P3">See also</text:p>
        <text:p text:style-name="P3"><text:a xlink:type="simple" xlink:href="https://www.tradingview.com/pine-script-reference/v6/#var_strategy.position_size" text:style-name="Internet_20_link" text:visited-style-name="Visited_20_Internet_20_Link">strategy.position_size</text:a><text:a xlink:type="simple" xlink:href="https://www.tradingview.com/pine-script-reference/v6/#var_strategy.opentrades" text:style-name="Internet_20_link" text:visited-style-name="Visited_20_Internet_20_Link">strategy.opentrades</text:a><text:a xlink:type="simple" xlink:href="https://www.tradingview.com/pine-script-reference/v6/#var_strategy.wintrades" text:style-name="Internet_20_link" text:visited-style-name="Visited_20_Internet_20_Link">strategy.wintrades</text:a><text:a xlink:type="simple" xlink:href="https://www.tradingview.com/pine-script-reference/v6/#var_strategy.losstrades" text:style-name="Internet_20_link" text:visited-style-name="Visited_20_Internet_20_Link">strategy.losstrades</text:a><text:a xlink:type="simple" xlink:href="https://www.tradingview.com/pine-script-reference/v6/#var_strategy.eventrades" text:style-name="Internet_20_link" text:visited-style-name="Visited_20_Internet_20_Link">strategy.eventrades</text:a></text:p>
      </text:section>
      <text:section text:style-name="Sect1" text:name="var_strategy.closedtrades.first_index">
        <text:h text:style-name="P2" text:outline-level="3">strategy.closedtrades.first_index</text:h>
      </text:section>
      <text:section text:style-name="Sect1" text:name="Section64">
        <text:p text:style-name="P6"><text:bookmark text:name="var_strategy.closedtrades.first_index"/>The index, or trade number, of the first (oldest) trade listed in the List of Trades. This number is usually zero. If more trades than the allowed limit have been closed, the oldest trades are removed, and this number is the index of the oldest remaining trade.</text:p>
        <text:p text:style-name="P3">Type</text:p>
        <text:p text:style-name="P3">series int</text:p>
        <text:p text:style-name="P3">See also</text:p>
        <text:p text:style-name="P3"><text:a xlink:type="simple" xlink:href="https://www.tradingview.com/pine-script-reference/v6/#var_strategy.position_size" text:style-name="Internet_20_link" text:visited-style-name="Visited_20_Internet_20_Link">strategy.position_size</text:a><text:a xlink:type="simple" xlink:href="https://www.tradingview.com/pine-script-reference/v6/#var_strategy.opentrades" text:style-name="Internet_20_link" text:visited-style-name="Visited_20_Internet_20_Link">strategy.opentrades</text:a><text:a xlink:type="simple" xlink:href="https://www.tradingview.com/pine-script-reference/v6/#var_strategy.wintrades" text:style-name="Internet_20_link" text:visited-style-name="Visited_20_Internet_20_Link">strategy.wintrades</text:a><text:a xlink:type="simple" xlink:href="https://www.tradingview.com/pine-script-reference/v6/#var_strategy.losstrades" text:style-name="Internet_20_link" text:visited-style-name="Visited_20_Internet_20_Link">strategy.losstrades</text:a><text:a xlink:type="simple" xlink:href="https://www.tradingview.com/pine-script-reference/v6/#var_strategy.eventrades" text:style-name="Internet_20_link" text:visited-style-name="Visited_20_Internet_20_Link">strategy.eventrades</text:a></text:p>
      </text:section>
      <text:section text:style-name="Sect1" text:name="var_strategy.equity">
        <text:h text:style-name="P2" text:outline-level="3">strategy.equity</text:h>
      </text:section>
      <text:section text:style-name="Sect1" text:name="Section65">
        <text:p text:style-name="P6"><text:bookmark text:name="var_strategy.equity"/>Current equity (<text:a xlink:type="simple" xlink:href="https://www.tradingview.com/pine-script-reference/v6/#var_strategy.initial_capital" text:style-name="Internet_20_link" text:visited-style-name="Visited_20_Internet_20_Link">strategy.initial_capital</text:a> + <text:a xlink:type="simple" xlink:href="https://www.tradingview.com/pine-script-reference/v6/#var_strategy.netprofit" text:style-name="Internet_20_link" text:visited-style-name="Visited_20_Internet_20_Link">strategy.netprofit</text:a> + <text:a xlink:type="simple" xlink:href="https://www.tradingview.com/pine-script-reference/v6/#var_strategy.openprofit" text:style-name="Internet_20_link" text:visited-style-name="Visited_20_Internet_20_Link">strategy.openprofit</text:a>).</text:p>
        <text:p text:style-name="P3">Type</text:p>
        <text:p text:style-name="P3">series float</text:p>
        <text:p text:style-name="P3"><text:soft-page-break/>See also</text:p>
        <text:p text:style-name="P3"><text:a xlink:type="simple" xlink:href="https://www.tradingview.com/pine-script-reference/v6/#var_strategy.netprofit" text:style-name="Internet_20_link" text:visited-style-name="Visited_20_Internet_20_Link">strategy.netprofit</text:a><text:a xlink:type="simple" xlink:href="https://www.tradingview.com/pine-script-reference/v6/#var_strategy.openprofit" text:style-name="Internet_20_link" text:visited-style-name="Visited_20_Internet_20_Link">strategy.openprofit</text:a><text:a xlink:type="simple" xlink:href="https://www.tradingview.com/pine-script-reference/v6/#var_strategy.position_size" text:style-name="Internet_20_link" text:visited-style-name="Visited_20_Internet_20_Link">strategy.position_size</text:a></text:p>
      </text:section>
      <text:section text:style-name="Sect1" text:name="var_strategy.eventrades">
        <text:h text:style-name="P2" text:outline-level="3">strategy.eventrades</text:h>
      </text:section>
      <text:section text:style-name="Sect1" text:name="Section66">
        <text:p text:style-name="P6"><text:bookmark text:name="var_strategy.eventrades"/>Number of breakeven trades for the whole trading range.</text:p>
        <text:p text:style-name="P3">Type</text:p>
        <text:p text:style-name="P3">series int</text:p>
        <text:p text:style-name="P3">See also</text:p>
        <text:p text:style-name="P3"><text:a xlink:type="simple" xlink:href="https://www.tradingview.com/pine-script-reference/v6/#var_strategy.position_size" text:style-name="Internet_20_link" text:visited-style-name="Visited_20_Internet_20_Link">strategy.position_size</text:a><text:a xlink:type="simple" xlink:href="https://www.tradingview.com/pine-script-reference/v6/#var_strategy.opentrades" text:style-name="Internet_20_link" text:visited-style-name="Visited_20_Internet_20_Link">strategy.opentrades</text:a><text:a xlink:type="simple" xlink:href="https://www.tradingview.com/pine-script-reference/v6/#var_strategy.closedtrades" text:style-name="Internet_20_link" text:visited-style-name="Visited_20_Internet_20_Link">strategy.closedtrades</text:a><text:a xlink:type="simple" xlink:href="https://www.tradingview.com/pine-script-reference/v6/#var_strategy.wintrades" text:style-name="Internet_20_link" text:visited-style-name="Visited_20_Internet_20_Link">strategy.wintrades</text:a><text:a xlink:type="simple" xlink:href="https://www.tradingview.com/pine-script-reference/v6/#var_strategy.losstrades" text:style-name="Internet_20_link" text:visited-style-name="Visited_20_Internet_20_Link">strategy.losstrades</text:a></text:p>
      </text:section>
      <text:section text:style-name="Sect1" text:name="var_strategy.grossloss">
        <text:h text:style-name="P2" text:outline-level="3">strategy.grossloss</text:h>
      </text:section>
      <text:section text:style-name="Sect1" text:name="Section67">
        <text:p text:style-name="P6"><text:bookmark text:name="var_strategy.grossloss"/>Total currency value of all completed losing trades.</text:p>
        <text:p text:style-name="P3">Type</text:p>
        <text:p text:style-name="P3">series float</text:p>
        <text:p text:style-name="P3">See also</text:p>
        <text:p text:style-name="P3"><text:a xlink:type="simple" xlink:href="https://www.tradingview.com/pine-script-reference/v6/#var_strategy.netprofit" text:style-name="Internet_20_link" text:visited-style-name="Visited_20_Internet_20_Link">strategy.netprofit</text:a><text:a xlink:type="simple" xlink:href="https://www.tradingview.com/pine-script-reference/v6/#var_strategy.grossprofit" text:style-name="Internet_20_link" text:visited-style-name="Visited_20_Internet_20_Link">strategy.grossprofit</text:a></text:p>
      </text:section>
      <text:section text:style-name="Sect1" text:name="var_strategy.grossloss_percent">
        <text:h text:style-name="P2" text:outline-level="3">strategy.grossloss_percent</text:h>
      </text:section>
      <text:section text:style-name="Sect1" text:name="Section68">
        <text:p text:style-name="P6"><text:bookmark text:name="var_strategy.grossloss_percent"/>The total value of all completed losing trades, expressed as a percentage of the initial capital.</text:p>
        <text:p text:style-name="P3">Type</text:p>
        <text:p text:style-name="P3">series float</text:p>
        <text:p text:style-name="P3">See also</text:p>
        <text:p text:style-name="P3"><text:a xlink:type="simple" xlink:href="https://www.tradingview.com/pine-script-reference/v6/#var_strategy.grossloss" text:style-name="Internet_20_link" text:visited-style-name="Visited_20_Internet_20_Link">strategy.grossloss</text:a></text:p>
      </text:section>
      <text:section text:style-name="Sect1" text:name="var_strategy.grossprofit">
        <text:h text:style-name="P2" text:outline-level="3">strategy.grossprofit</text:h>
      </text:section>
      <text:section text:style-name="Sect1" text:name="Section69">
        <text:p text:style-name="P6"><text:bookmark text:name="var_strategy.grossprofit"/>Total currency value of all completed winning trades.</text:p>
        <text:p text:style-name="P3">Type</text:p>
        <text:p text:style-name="P3">series float</text:p>
        <text:p text:style-name="P3">See also</text:p>
        <text:p text:style-name="P3"><text:a xlink:type="simple" xlink:href="https://www.tradingview.com/pine-script-reference/v6/#var_strategy.netprofit" text:style-name="Internet_20_link" text:visited-style-name="Visited_20_Internet_20_Link">strategy.netprofit</text:a><text:a xlink:type="simple" xlink:href="https://www.tradingview.com/pine-script-reference/v6/#var_strategy.grossloss" text:style-name="Internet_20_link" text:visited-style-name="Visited_20_Internet_20_Link">strategy.grossloss</text:a></text:p>
      </text:section>
      <text:section text:style-name="Sect1" text:name="var_strategy.grossprofit_percent">
        <text:h text:style-name="P2" text:outline-level="3">strategy.grossprofit_percent</text:h>
      </text:section>
      <text:section text:style-name="Sect1" text:name="Section70">
        <text:p text:style-name="P6"><text:bookmark text:name="var_strategy.grossprofit_percent"/>The total currency value of all completed winning trades, expressed as a percentage of the initial capital.</text:p>
        <text:p text:style-name="P3">Type</text:p>
        <text:p text:style-name="P3">series float</text:p>
        <text:p text:style-name="P3">See also</text:p>
        <text:p text:style-name="P3"><text:a xlink:type="simple" xlink:href="https://www.tradingview.com/pine-script-reference/v6/#var_strategy.grossprofit" text:style-name="Internet_20_link" text:visited-style-name="Visited_20_Internet_20_Link">strategy.grossprofit</text:a></text:p>
      </text:section>
      <text:section text:style-name="Sect1" text:name="var_strategy.initial_capital">
        <text:h text:style-name="P2" text:outline-level="3">strategy.initial_capital</text:h>
      </text:section>
      <text:section text:style-name="Sect1" text:name="Section71">
        <text:p text:style-name="P6"><text:bookmark text:name="var_strategy.initial_capital"/>The amount of initial capital set in the strategy properties.</text:p>
        <text:p text:style-name="P3">Type</text:p>
        <text:p text:style-name="P3">series float</text:p>
        <text:p text:style-name="P3">See also</text:p>
        <text:p text:style-name="P3"><text:a xlink:type="simple" xlink:href="https://www.tradingview.com/pine-script-reference/v6/#fun_strategy" text:style-name="Internet_20_link" text:visited-style-name="Visited_20_Internet_20_Link">strategy</text:a></text:p>
      </text:section>
      <text:section text:style-name="Sect1" text:name="var_strategy.losstrades">
        <text:h text:style-name="P2" text:outline-level="3">strategy.losstrades</text:h>
      </text:section>
      <text:section text:style-name="Sect1" text:name="Section72">
        <text:p text:style-name="P6"><text:bookmark text:name="var_strategy.losstrades"/>Number of unprofitable trades for the whole trading range.</text:p>
        <text:p text:style-name="P3">Type</text:p>
        <text:p text:style-name="P3">series int</text:p>
        <text:p text:style-name="P3">See also</text:p>
        <text:p text:style-name="P3"><text:a xlink:type="simple" xlink:href="https://www.tradingview.com/pine-script-reference/v6/#var_strategy.position_size" text:style-name="Internet_20_link" text:visited-style-name="Visited_20_Internet_20_Link">strategy.position_size</text:a><text:a xlink:type="simple" xlink:href="https://www.tradingview.com/pine-script-reference/v6/#var_strategy.opentrades" text:style-name="Internet_20_link" text:visited-style-name="Visited_20_Internet_20_Link">strategy.opentrades</text:a><text:a xlink:type="simple" xlink:href="https://www.tradingview.com/pine-script-reference/v6/#var_strategy.closedtrades" text:style-name="Internet_20_link" text:visited-style-name="Visited_20_Internet_20_Link">strategy.closedtrades</text:a><text:a xlink:type="simple" xlink:href="https://www.tradingview.com/pine-script-reference/v6/#var_strategy.wintrades" text:style-name="Internet_20_link" text:visited-style-name="Visited_20_Internet_20_Link">strategy.wintrades</text:a><text:a xlink:type="simple" xlink:href="https://www.tradingview.com/pine-script-reference/v6/#var_strategy.eventrades" text:style-name="Internet_20_link" text:visited-style-name="Visited_20_Internet_20_Link">strategy.eventrades</text:a></text:p>
      </text:section>
      <text:section text:style-name="Sect1" text:name="var_strategy.margin_liquidation_price">
        <text:h text:style-name="P2" text:outline-level="3">strategy.margin_liquidation_price</text:h>
      </text:section>
      <text:p text:style-name="P3">When margin is used in a strategy, returns the price point where a simulated margin call will occur and liquidate enough of the position to meet the margin requirements.</text:p>
      <text:p text:style-name="P3">Type</text:p>
      <text:p text:style-name="P3">series float</text:p>
      <text:p text:style-name="P3">Example</text:p>
      <text:section text:style-name="Sect1" text:name="Section73">
        <text:p text:style-name="P4"><text:bookmark text:name="var_strategy.margin_liquidation_price"/><text:span text:style-name="Source_20_Text">//@version=6</text:span></text:p>
        <text:p text:style-name="Preformatted_20_Text"><text:span text:style-name="Source_20_Text">strategy("Margin call management", overlay = true, margin_long = 25, margin_short = 25, </text:span></text:p>
        <text:p text:style-name="Preformatted_20_Text"><text:span text:style-name="Source_20_Text">  default_qty_type = strategy.percent_of_equity, default_qty_value = 395)</text:span></text:p>
        <text:p text:style-name="Preformatted_20_Text"><text:span text:style-name="Source_20_Text">float maFast = ta.sma(close, 14)</text:span></text:p>
        <text:p text:style-name="Preformatted_20_Text"><text:span text:style-name="Source_20_Text">float maSlow = ta.sma(close, 28)</text:span></text:p>
        <text:p text:style-name="Preformatted_20_Text"><text:span text:style-name="Source_20_Text">if ta.crossover(maFast, maSlow)</text:span></text:p>
        <text:p text:style-name="Preformatted_20_Text"><text:span text:style-name="Source_20_Text">    strategy.entry("Long", strategy.long)</text:span></text:p>
        <text:p text:style-name="Preformatted_20_Text"><text:span text:style-name="Source_20_Text">if ta.crossunder(maFast, maSlow)</text:span></text:p>
        <text:p text:style-name="Preformatted_20_Text"><text:span text:style-name="Source_20_Text">    strategy.entry("Short", strategy.short)</text:span></text:p>
        <text:p text:style-name="Preformatted_20_Text"><text:span text:style-name="Source_20_Text">changePercent(v1, v2) =&gt; </text:span></text:p>
        <text:p text:style-name="Preformatted_20_Text"><text:span text:style-name="Source_20_Text">    float result = (v1 - v2) * 100 / math.abs(v2)</text:span></text:p>
        <text:p text:style-name="Preformatted_20_Text"><text:span text:style-name="Source_20_Text">// exit when we're 10% away from a margin call, to prevent it.</text:span></text:p>
        <text:p text:style-name="Preformatted_20_Text"><text:span text:style-name="Source_20_Text">if math.abs(changePercent(close, strategy.margin_liquidation_price)) &lt;= 10</text:span></text:p>
        <text:p text:style-name="Preformatted_20_Text"><text:span text:style-name="Source_20_Text">    strategy.close("Long")</text:span></text:p>
        <text:p text:style-name="P5"><text:span text:style-name="Source_20_Text">    strategy.close("Short")</text:span></text:p>
        <text:p text:style-name="P3">Remarks</text:p>
        <text:p text:style-name="P3">The variable returns <text:a xlink:type="simple" xlink:href="https://www.tradingview.com/pine-script-reference/v6/#var_na" text:style-name="Internet_20_link" text:visited-style-name="Visited_20_Internet_20_Link">na</text:a> if the strategy does not use margin, i.e., the <text:a xlink:type="simple" xlink:href="https://www.tradingview.com/pine-script-reference/v6/#fun_strategy" text:style-name="Internet_20_link" text:visited-style-name="Visited_20_Internet_20_Link">strategy</text:a> declaration statement does not specify an argument for the <text:span text:style-name="Source_20_Text">margin_long</text:span> or <text:span text:style-name="Source_20_Text">margin_short</text:span> parameter.</text:p>
      </text:section>
      <text:section text:style-name="Sect1" text:name="var_strategy.max_contracts_held_all">
        <text:h text:style-name="P2" text:outline-level="3">strategy.max_contracts_held_all</text:h>
      </text:section>
      <text:section text:style-name="Sect1" text:name="Section74">
        <text:p text:style-name="P6"><text:bookmark text:name="var_strategy.max_contracts_held_all"/>Maximum number of contracts/shares/lots/units in one trade for the whole trading range.</text:p>
        <text:p text:style-name="P3">Type</text:p>
        <text:p text:style-name="P3">series float</text:p>
        <text:p text:style-name="P3">See also</text:p>
        <text:p text:style-name="P3"><text:a xlink:type="simple" xlink:href="https://www.tradingview.com/pine-script-reference/v6/#var_strategy.position_size" text:style-name="Internet_20_link" text:visited-style-name="Visited_20_Internet_20_Link">strategy.position_size</text:a><text:a xlink:type="simple" xlink:href="https://www.tradingview.com/pine-script-reference/v6/#var_strategy.max_contracts_held_long" text:style-name="Internet_20_link" text:visited-style-name="Visited_20_Internet_20_Link">strategy.max_contracts_held_long</text:a><text:a xlink:type="simple" xlink:href="https://www.tradingview.com/pine-script-reference/v6/#var_strategy.max_contracts_held_short" text:style-name="Internet_20_link" text:visited-style-name="Visited_20_Internet_20_Link">strategy.max_contracts_held_short</text:a></text:p>
      </text:section>
      <text:section text:style-name="Sect1" text:name="var_strategy.max_contracts_held_long">
        <text:h text:style-name="P2" text:outline-level="3">strategy.max_contracts_held_long</text:h>
      </text:section>
      <text:section text:style-name="Sect1" text:name="Section75">
        <text:p text:style-name="P6"><text:bookmark text:name="var_strategy.max_contracts_held_long"/>Maximum number of contracts/shares/lots/units in one long trade for the whole trading range.</text:p>
        <text:p text:style-name="P3"><text:soft-page-break/>Type</text:p>
        <text:p text:style-name="P3">series float</text:p>
        <text:p text:style-name="P3">See also</text:p>
        <text:p text:style-name="P3"><text:a xlink:type="simple" xlink:href="https://www.tradingview.com/pine-script-reference/v6/#var_strategy.position_size" text:style-name="Internet_20_link" text:visited-style-name="Visited_20_Internet_20_Link">strategy.position_size</text:a><text:a xlink:type="simple" xlink:href="https://www.tradingview.com/pine-script-reference/v6/#var_strategy.max_contracts_held_all" text:style-name="Internet_20_link" text:visited-style-name="Visited_20_Internet_20_Link">strategy.max_contracts_held_all</text:a><text:a xlink:type="simple" xlink:href="https://www.tradingview.com/pine-script-reference/v6/#var_strategy.max_contracts_held_short" text:style-name="Internet_20_link" text:visited-style-name="Visited_20_Internet_20_Link">strategy.max_contracts_held_short</text:a></text:p>
      </text:section>
      <text:section text:style-name="Sect1" text:name="var_strategy.max_contracts_held_short">
        <text:h text:style-name="P2" text:outline-level="3">strategy.max_contracts_held_short</text:h>
      </text:section>
      <text:section text:style-name="Sect1" text:name="Section76">
        <text:p text:style-name="P6"><text:bookmark text:name="var_strategy.max_contracts_held_short"/>Maximum number of contracts/shares/lots/units in one short trade for the whole trading range.</text:p>
        <text:p text:style-name="P3">Type</text:p>
        <text:p text:style-name="P3">series float</text:p>
        <text:p text:style-name="P3">See also</text:p>
        <text:p text:style-name="P3"><text:a xlink:type="simple" xlink:href="https://www.tradingview.com/pine-script-reference/v6/#var_strategy.position_size" text:style-name="Internet_20_link" text:visited-style-name="Visited_20_Internet_20_Link">strategy.position_size</text:a><text:a xlink:type="simple" xlink:href="https://www.tradingview.com/pine-script-reference/v6/#var_strategy.max_contracts_held_all" text:style-name="Internet_20_link" text:visited-style-name="Visited_20_Internet_20_Link">strategy.max_contracts_held_all</text:a><text:a xlink:type="simple" xlink:href="https://www.tradingview.com/pine-script-reference/v6/#var_strategy.max_contracts_held_long" text:style-name="Internet_20_link" text:visited-style-name="Visited_20_Internet_20_Link">strategy.max_contracts_held_long</text:a></text:p>
      </text:section>
      <text:section text:style-name="Sect1" text:name="var_strategy.max_drawdown">
        <text:h text:style-name="P2" text:outline-level="3">strategy.max_drawdown</text:h>
      </text:section>
      <text:section text:style-name="Sect1" text:name="Section77">
        <text:p text:style-name="P6"><text:bookmark text:name="var_strategy.max_drawdown"/>Maximum equity drawdown value for the whole trading range.</text:p>
        <text:p text:style-name="P3">Type</text:p>
        <text:p text:style-name="P3">series float</text:p>
        <text:p text:style-name="P3">See also</text:p>
        <text:p text:style-name="P3"><text:a xlink:type="simple" xlink:href="https://www.tradingview.com/pine-script-reference/v6/#var_strategy.netprofit" text:style-name="Internet_20_link" text:visited-style-name="Visited_20_Internet_20_Link">strategy.netprofit</text:a><text:a xlink:type="simple" xlink:href="https://www.tradingview.com/pine-script-reference/v6/#var_strategy.equity" text:style-name="Internet_20_link" text:visited-style-name="Visited_20_Internet_20_Link">strategy.equity</text:a><text:a xlink:type="simple" xlink:href="https://www.tradingview.com/pine-script-reference/v6/#var_strategy.max_runup" text:style-name="Internet_20_link" text:visited-style-name="Visited_20_Internet_20_Link">strategy.max_runup</text:a></text:p>
      </text:section>
      <text:section text:style-name="Sect1" text:name="var_strategy.max_drawdown_percent">
        <text:h text:style-name="P2" text:outline-level="3">strategy.max_drawdown_percent</text:h>
      </text:section>
      <text:section text:style-name="Sect1" text:name="Section78">
        <text:p text:style-name="P6"><text:bookmark text:name="var_strategy.max_drawdown_percent"/>The maximum equity drawdown value for the whole trading range, expressed as a percentage and calculated by formula: <text:span text:style-name="Source_20_Text">Lowest Value During Trade / (Entry Price x Quantity) * 100</text:span>.</text:p>
        <text:p text:style-name="P3">Type</text:p>
        <text:p text:style-name="P3">series float</text:p>
        <text:p text:style-name="P3">See also</text:p>
        <text:p text:style-name="P3"><text:a xlink:type="simple" xlink:href="https://www.tradingview.com/pine-script-reference/v6/#var_strategy.max_drawdown" text:style-name="Internet_20_link" text:visited-style-name="Visited_20_Internet_20_Link">strategy.max_drawdown</text:a></text:p>
      </text:section>
      <text:section text:style-name="Sect1" text:name="var_strategy.max_runup">
        <text:h text:style-name="P2" text:outline-level="3">strategy.max_runup</text:h>
      </text:section>
      <text:section text:style-name="Sect1" text:name="Section79">
        <text:p text:style-name="P6"><text:bookmark text:name="var_strategy.max_runup"/>Maximum equity run-up value for the whole trading range.</text:p>
        <text:p text:style-name="P3">Type</text:p>
        <text:p text:style-name="P3">series float</text:p>
        <text:p text:style-name="P3">See also</text:p>
        <text:p text:style-name="P3"><text:a xlink:type="simple" xlink:href="https://www.tradingview.com/pine-script-reference/v6/#var_strategy.netprofit" text:style-name="Internet_20_link" text:visited-style-name="Visited_20_Internet_20_Link">strategy.netprofit</text:a><text:a xlink:type="simple" xlink:href="https://www.tradingview.com/pine-script-reference/v6/#var_strategy.equity" text:style-name="Internet_20_link" text:visited-style-name="Visited_20_Internet_20_Link">strategy.equity</text:a><text:a xlink:type="simple" xlink:href="https://www.tradingview.com/pine-script-reference/v6/#var_strategy.max_drawdown" text:style-name="Internet_20_link" text:visited-style-name="Visited_20_Internet_20_Link">strategy.max_drawdown</text:a></text:p>
      </text:section>
      <text:section text:style-name="Sect1" text:name="var_strategy.max_runup_percent">
        <text:h text:style-name="P2" text:outline-level="3">strategy.max_runup_percent</text:h>
      </text:section>
      <text:section text:style-name="Sect1" text:name="Section80">
        <text:p text:style-name="P6"><text:bookmark text:name="var_strategy.max_runup_percent"/>The maximum equity run-up value for the whole trading range, expressed as a percentage and calculated by formula: <text:span text:style-name="Source_20_Text">Highest Value During Trade / (Entry Price x Quantity) * 100</text:span>.</text:p>
        <text:p text:style-name="P3">Type</text:p>
        <text:p text:style-name="P3">series float</text:p>
        <text:p text:style-name="P3">See also</text:p>
        <text:p text:style-name="P3"><text:a xlink:type="simple" xlink:href="https://www.tradingview.com/pine-script-reference/v6/#var_strategy.max_runup" text:style-name="Internet_20_link" text:visited-style-name="Visited_20_Internet_20_Link">strategy.max_runup</text:a></text:p>
      </text:section>
      <text:section text:style-name="Sect1" text:name="var_strategy.netprofit">
        <text:h text:style-name="P2" text:outline-level="3">strategy.netprofit</text:h>
      </text:section>
      <text:section text:style-name="Sect1" text:name="Section81">
        <text:p text:style-name="P6"><text:bookmark text:name="var_strategy.netprofit"/>Total currency value of all completed trades.</text:p>
        <text:p text:style-name="P3">Type</text:p>
        <text:p text:style-name="P3">series float</text:p>
        <text:p text:style-name="P3">See also</text:p>
        <text:p text:style-name="P3"><text:a xlink:type="simple" xlink:href="https://www.tradingview.com/pine-script-reference/v6/#var_strategy.openprofit" text:style-name="Internet_20_link" text:visited-style-name="Visited_20_Internet_20_Link">strategy.openprofit</text:a><text:a xlink:type="simple" xlink:href="https://www.tradingview.com/pine-script-reference/v6/#var_strategy.position_size" text:style-name="Internet_20_link" text:visited-style-name="Visited_20_Internet_20_Link">strategy.position_size</text:a><text:a xlink:type="simple" xlink:href="https://www.tradingview.com/pine-script-reference/v6/#var_strategy.grossprofit" text:style-name="Internet_20_link" text:visited-style-name="Visited_20_Internet_20_Link">strategy.grossprofit</text:a><text:a xlink:type="simple" xlink:href="https://www.tradingview.com/pine-script-reference/v6/#var_strategy.grossloss" text:style-name="Internet_20_link" text:visited-style-name="Visited_20_Internet_20_Link">strategy.grossloss</text:a></text:p>
      </text:section>
      <text:section text:style-name="Sect1" text:name="var_strategy.netprofit_percent">
        <text:h text:style-name="P2" text:outline-level="3">strategy.netprofit_percent</text:h>
      </text:section>
      <text:section text:style-name="Sect1" text:name="Section82">
        <text:p text:style-name="P6"><text:bookmark text:name="var_strategy.netprofit_percent"/>The total value of all completed trades, expressed as a percentage of the initial capital.</text:p>
        <text:p text:style-name="P3">Type</text:p>
        <text:p text:style-name="P3">series float</text:p>
        <text:p text:style-name="P3">See also</text:p>
        <text:p text:style-name="P3"><text:a xlink:type="simple" xlink:href="https://www.tradingview.com/pine-script-reference/v6/#var_strategy.netprofit" text:style-name="Internet_20_link" text:visited-style-name="Visited_20_Internet_20_Link">strategy.netprofit</text:a></text:p>
      </text:section>
      <text:section text:style-name="Sect1" text:name="var_strategy.openprofit">
        <text:h text:style-name="P2" text:outline-level="3">strategy.openprofit</text:h>
      </text:section>
      <text:section text:style-name="Sect1" text:name="Section83">
        <text:p text:style-name="P6"><text:bookmark text:name="var_strategy.openprofit"/>Current unrealized profit or loss for all open positions.</text:p>
        <text:p text:style-name="P3">Type</text:p>
        <text:p text:style-name="P3">series float</text:p>
        <text:p text:style-name="P3">See also</text:p>
        <text:p text:style-name="P3"><text:a xlink:type="simple" xlink:href="https://www.tradingview.com/pine-script-reference/v6/#var_strategy.netprofit" text:style-name="Internet_20_link" text:visited-style-name="Visited_20_Internet_20_Link">strategy.netprofit</text:a><text:a xlink:type="simple" xlink:href="https://www.tradingview.com/pine-script-reference/v6/#var_strategy.position_size" text:style-name="Internet_20_link" text:visited-style-name="Visited_20_Internet_20_Link">strategy.position_size</text:a></text:p>
      </text:section>
      <text:section text:style-name="Sect1" text:name="var_strategy.openprofit_percent">
        <text:h text:style-name="P2" text:outline-level="3">strategy.openprofit_percent</text:h>
      </text:section>
      <text:section text:style-name="Sect1" text:name="Section84">
        <text:p text:style-name="P6"><text:bookmark text:name="var_strategy.openprofit_percent"/>The current unrealized profit or loss for all open positions, expressed as a percentage and calculated by formula: <text:span text:style-name="Source_20_Text">openPL / realizedEquity * 100</text:span>.</text:p>
        <text:p text:style-name="P3">Type</text:p>
        <text:p text:style-name="P3">series float</text:p>
        <text:p text:style-name="P3">See also</text:p>
        <text:p text:style-name="P3"><text:a xlink:type="simple" xlink:href="https://www.tradingview.com/pine-script-reference/v6/#var_strategy.openprofit" text:style-name="Internet_20_link" text:visited-style-name="Visited_20_Internet_20_Link">strategy.openprofit</text:a></text:p>
      </text:section>
      <text:section text:style-name="Sect1" text:name="var_strategy.opentrades">
        <text:h text:style-name="P2" text:outline-level="3">strategy.opentrades</text:h>
      </text:section>
      <text:section text:style-name="Sect1" text:name="Section85">
        <text:p text:style-name="P6"><text:bookmark text:name="var_strategy.opentrades"/>Number of market position entries, which were not closed and remain opened. If there is no open market position, 0 is returned.</text:p>
        <text:p text:style-name="P3">Type</text:p>
        <text:p text:style-name="P3">series int</text:p>
        <text:p text:style-name="P3">See also</text:p>
        <text:p text:style-name="P3"><text:a xlink:type="simple" xlink:href="https://www.tradingview.com/pine-script-reference/v6/#var_strategy.position_size" text:style-name="Internet_20_link" text:visited-style-name="Visited_20_Internet_20_Link">strategy.position_size</text:a></text:p>
      </text:section>
      <text:section text:style-name="Sect1" text:name="var_strategy.opentrades.capital_held">
        <text:h text:style-name="P2" text:outline-level="3">strategy.opentrades.capital_held</text:h>
      </text:section>
      <text:p text:style-name="P3">Returns the capital amount currently held by open trades.</text:p>
      <text:p text:style-name="P3">Type</text:p>
      <text:p text:style-name="P3">series float</text:p>
      <text:p text:style-name="P3">Example</text:p>
      <text:section text:style-name="Sect1" text:name="Section86">
        <text:p text:style-name="P4"><text:bookmark text:name="var_strategy.opentrades.capital_held"/><text:span text:style-name="Source_20_Text">//@version=6</text:span></text:p>
        <text:p text:style-name="Preformatted_20_Text"><text:span text:style-name="Source_20_Text">strategy(</text:span></text:p>
        <text:p text:style-name="Preformatted_20_Text"><text:soft-page-break/><text:span text:style-name="Source_20_Text">   "strategy.opentrades.capital_held example", overlay=false, margin_long=50, margin_short=50, </text:span></text:p>
        <text:p text:style-name="Preformatted_20_Text"><text:span text:style-name="Source_20_Text">   default_qty_type = strategy.percent_of_equity, default_qty_value = 100</text:span></text:p>
        <text:p text:style-name="Preformatted_20_Text"><text:span text:style-name="Source_20_Text"> )</text:span></text:p>
        <text:p text:style-name="Preformatted_20_Text"><text:span text:style-name="Source_20_Text">// Enter a short position on the first bar.</text:span></text:p>
        <text:p text:style-name="Preformatted_20_Text"><text:span text:style-name="Source_20_Text">if barstate.isfirst</text:span></text:p>
        <text:p text:style-name="Preformatted_20_Text"><text:span text:style-name="Source_20_Text">    strategy.entry("Short", strategy.short)</text:span></text:p>
        <text:p text:style-name="Preformatted_20_Text"><text:span text:style-name="Source_20_Text">// Plot the capital held by the short position.</text:span></text:p>
        <text:p text:style-name="Preformatted_20_Text"><text:span text:style-name="Source_20_Text">plot(strategy.opentrades.capital_held, "Capital held")</text:span></text:p>
        <text:p text:style-name="Preformatted_20_Text"><text:span text:style-name="Source_20_Text">// Highlight the chart background if the position is completely closed by margin calls.</text:span></text:p>
        <text:p text:style-name="P5"><text:span text:style-name="Source_20_Text">bgcolor(bar_index &gt; 0 and strategy.opentrades.capital_held == 0 ? color.new(color.red, 60) : na)</text:span></text:p>
        <text:p text:style-name="P3">Remarks</text:p>
        <text:p text:style-name="P3">This variable returns <text:a xlink:type="simple" xlink:href="https://www.tradingview.com/pine-script-reference/v6/#var_na" text:style-name="Internet_20_link" text:visited-style-name="Visited_20_Internet_20_Link">na</text:a> if the strategy does not simulate funding trades with a portion of the hypothetical account, i.e., if the <text:a xlink:type="simple" xlink:href="https://www.tradingview.com/pine-script-reference/v6/#fun_strategy" text:style-name="Internet_20_link" text:visited-style-name="Visited_20_Internet_20_Link">strategy</text:a> function does not include nonzero <text:span text:style-name="Source_20_Text">margin_long</text:span> or <text:span text:style-name="Source_20_Text">margin_short</text:span> arguments.</text:p>
      </text:section>
      <text:section text:style-name="Sect1" text:name="var_strategy.position_avg_price">
        <text:h text:style-name="P2" text:outline-level="3">strategy.position_avg_price</text:h>
      </text:section>
      <text:section text:style-name="Sect1" text:name="Section87">
        <text:p text:style-name="P6"><text:bookmark text:name="var_strategy.position_avg_price"/>Average entry price of current market position. If the market position is flat, 'NaN' is returned.</text:p>
        <text:p text:style-name="P3">Type</text:p>
        <text:p text:style-name="P3">series float</text:p>
        <text:p text:style-name="P3">See also</text:p>
        <text:p text:style-name="P3"><text:a xlink:type="simple" xlink:href="https://www.tradingview.com/pine-script-reference/v6/#var_strategy.position_size" text:style-name="Internet_20_link" text:visited-style-name="Visited_20_Internet_20_Link">strategy.position_size</text:a></text:p>
      </text:section>
      <text:section text:style-name="Sect1" text:name="var_strategy.position_entry_name">
        <text:h text:style-name="P2" text:outline-level="3">strategy.position_entry_name</text:h>
      </text:section>
      <text:section text:style-name="Sect1" text:name="Section88">
        <text:p text:style-name="P6"><text:bookmark text:name="var_strategy.position_entry_name"/>Name of the order that initially opened current market position.</text:p>
        <text:p text:style-name="P3">Type</text:p>
        <text:p text:style-name="P3">series string</text:p>
        <text:p text:style-name="P3">See also</text:p>
        <text:p text:style-name="P3"><text:a xlink:type="simple" xlink:href="https://www.tradingview.com/pine-script-reference/v6/#var_strategy.position_size" text:style-name="Internet_20_link" text:visited-style-name="Visited_20_Internet_20_Link">strategy.position_size</text:a></text:p>
      </text:section>
      <text:section text:style-name="Sect1" text:name="var_strategy.position_size">
        <text:h text:style-name="P2" text:outline-level="3">strategy.position_size</text:h>
      </text:section>
      <text:section text:style-name="Sect1" text:name="Section89">
        <text:p text:style-name="P6"><text:bookmark text:name="var_strategy.position_size"/>Direction and size of the current market position. If the value is &gt; 0, the market position is long. If the value is &lt; 0, the market position is short. The absolute value is the number of contracts/shares/lots/units in trade (position size).</text:p>
        <text:p text:style-name="P3">Type</text:p>
        <text:p text:style-name="P3">series float</text:p>
        <text:p text:style-name="P3">See also</text:p>
        <text:p text:style-name="P3"><text:a xlink:type="simple" xlink:href="https://www.tradingview.com/pine-script-reference/v6/#var_strategy.position_avg_price" text:style-name="Internet_20_link" text:visited-style-name="Visited_20_Internet_20_Link">strategy.position_avg_price</text:a></text:p>
      </text:section>
      <text:section text:style-name="Sect1" text:name="var_strategy.wintrades">
        <text:h text:style-name="P2" text:outline-level="3">strategy.wintrades</text:h>
      </text:section>
      <text:section text:style-name="Sect1" text:name="Section90">
        <text:p text:style-name="P6"><text:bookmark text:name="var_strategy.wintrades"/>Number of profitable trades for the whole trading range.</text:p>
        <text:p text:style-name="P3">Type</text:p>
        <text:p text:style-name="P3">series int</text:p>
        <text:p text:style-name="P3">See also</text:p>
        <text:p text:style-name="P3"><text:a xlink:type="simple" xlink:href="https://www.tradingview.com/pine-script-reference/v6/#var_strategy.position_size" text:style-name="Internet_20_link" text:visited-style-name="Visited_20_Internet_20_Link">strategy.position_size</text:a><text:a xlink:type="simple" xlink:href="https://www.tradingview.com/pine-script-reference/v6/#var_strategy.opentrades" text:style-name="Internet_20_link" text:visited-style-name="Visited_20_Internet_20_Link">strategy.opentrades</text:a><text:a xlink:type="simple" xlink:href="https://www.tradingview.com/pine-script-reference/v6/#var_strategy.closedtrades" text:style-name="Internet_20_link" text:visited-style-name="Visited_20_Internet_20_Link">strategy.closedtrades</text:a><text:a xlink:type="simple" xlink:href="https://www.tradingview.com/pine-script-reference/v6/#var_strategy.losstrades" text:style-name="Internet_20_link" text:visited-style-name="Visited_20_Internet_20_Link">strategy.losstrades</text:a><text:a xlink:type="simple" xlink:href="https://www.tradingview.com/pine-script-reference/v6/#var_strategy.eventrades" text:style-name="Internet_20_link" text:visited-style-name="Visited_20_Internet_20_Link">strategy.eventrades</text:a></text:p>
      </text:section>
      <text:section text:style-name="Sect1" text:name="var_syminfo.basecurrency">
        <text:h text:style-name="P2" text:outline-level="3">syminfo.basecurrency</text:h>
      </text:section>
      <text:section text:style-name="Sect1" text:name="Section91">
        <text:p text:style-name="P6"><text:bookmark text:name="var_syminfo.basecurrency"/>Returns a string containing the code representing the symbol's base currency (i.e., the traded currency or coin) if the instrument is a Forex or Crypto pair or a derivative based on such a pair. Otherwise, it returns an empty string. For example, this variable returns "EUR" for "EURJPY", "BTC" for "BTCUSDT", "CAD" for "CME:6C1!", and "" for "NASDAQ:AAPL".</text:p>
        <text:p text:style-name="P3">Type</text:p>
        <text:p text:style-name="P3">simple string</text:p>
        <text:p text:style-name="P3">See also</text:p>
        <text:p text:style-name="P3"><text:a xlink:type="simple" xlink:href="https://www.tradingview.com/pine-script-reference/v6/#var_syminfo.currency" text:style-name="Internet_20_link" text:visited-style-name="Visited_20_Internet_20_Link">syminfo.currency</text:a><text:a xlink:type="simple" xlink:href="https://www.tradingview.com/pine-script-reference/v6/#var_syminfo.ticker" text:style-name="Internet_20_link" text:visited-style-name="Visited_20_Internet_20_Link">syminfo.ticker</text:a></text:p>
      </text:section>
      <text:section text:style-name="Sect1" text:name="var_syminfo.country">
        <text:h text:style-name="P2" text:outline-level="3">syminfo.country</text:h>
      </text:section>
      <text:section text:style-name="Sect1" text:name="Section92">
        <text:p text:style-name="P6"><text:bookmark text:name="var_syminfo.country"/>Returns the two-letter code of the country where the symbol is traded, in the <text:a xlink:type="simple" xlink:href="https://en.wikipedia.org/wiki/ISO_3166-1_alpha-2" office:target-frame-name="_blank" xlink:show="new" text:style-name="Internet_20_link" text:visited-style-name="Visited_20_Internet_20_Link">ISO 3166-1 alpha-2</text:a> format, or <text:a xlink:type="simple" xlink:href="https://www.tradingview.com/pine-script-reference/v6/#var_na" text:style-name="Internet_20_link" text:visited-style-name="Visited_20_Internet_20_Link">na</text:a> if the exchange is not directly tied to a specific country. For example, on "NASDAQ:AAPL" it will return "US", on "LSE:AAPL" it will return "GB", and on "BITSTAMP:BTCUSD it will return <text:a xlink:type="simple" xlink:href="https://www.tradingview.com/pine-script-reference/v6/#var_na" text:style-name="Internet_20_link" text:visited-style-name="Visited_20_Internet_20_Link">na</text:a>.</text:p>
        <text:p text:style-name="P3">Type</text:p>
        <text:p text:style-name="P3">simple string</text:p>
      </text:section>
      <text:section text:style-name="Sect1" text:name="var_syminfo.currency">
        <text:h text:style-name="P2" text:outline-level="3">syminfo.currency</text:h>
      </text:section>
      <text:section text:style-name="Sect1" text:name="Section93">
        <text:p text:style-name="P6"><text:bookmark text:name="var_syminfo.currency"/>Returns a string containing the code representing the currency of the symbol's prices. For example, this variable returns "USD" for "NASDAQ:AAPL" and "JPY" for "EURJPY".</text:p>
        <text:p text:style-name="P3">Type</text:p>
        <text:p text:style-name="P3">simple string</text:p>
        <text:p text:style-name="P3">See also</text:p>
        <text:p text:style-name="P3"><text:a xlink:type="simple" xlink:href="https://www.tradingview.com/pine-script-reference/v6/#var_syminfo.basecurrency" text:style-name="Internet_20_link" text:visited-style-name="Visited_20_Internet_20_Link">syminfo.basecurrency</text:a><text:a xlink:type="simple" xlink:href="https://www.tradingview.com/pine-script-reference/v6/#var_syminfo.ticker" text:style-name="Internet_20_link" text:visited-style-name="Visited_20_Internet_20_Link">syminfo.ticker</text:a><text:a xlink:type="simple" xlink:href="https://www.tradingview.com/pine-script-reference/v6/#const_currency.USD" text:style-name="Internet_20_link" text:visited-style-name="Visited_20_Internet_20_Link">currency.USD</text:a><text:a xlink:type="simple" xlink:href="https://www.tradingview.com/pine-script-reference/v6/#const_currency.EUR" text:style-name="Internet_20_link" text:visited-style-name="Visited_20_Internet_20_Link">currency.EUR</text:a></text:p>
      </text:section>
      <text:section text:style-name="Sect1" text:name="var_syminfo.description">
        <text:h text:style-name="P2" text:outline-level="3">syminfo.description</text:h>
      </text:section>
      <text:section text:style-name="Sect1" text:name="Section94">
        <text:p text:style-name="P6"><text:bookmark text:name="var_syminfo.description"/>Description for the current symbol.</text:p>
        <text:p text:style-name="P3">Type</text:p>
        <text:p text:style-name="P3">simple string</text:p>
        <text:p text:style-name="P3">See also</text:p>
        <text:p text:style-name="P3"><text:a xlink:type="simple" xlink:href="https://www.tradingview.com/pine-script-reference/v6/#var_syminfo.ticker" text:style-name="Internet_20_link" text:visited-style-name="Visited_20_Internet_20_Link">syminfo.ticker</text:a><text:a xlink:type="simple" xlink:href="https://www.tradingview.com/pine-script-reference/v6/#var_syminfo.prefix" text:style-name="Internet_20_link" text:visited-style-name="Visited_20_Internet_20_Link">syminfo.prefix</text:a></text:p>
      </text:section>
      <text:section text:style-name="Sect1" text:name="var_syminfo.employees">
        <text:h text:style-name="P2" text:outline-level="3">syminfo.employees</text:h>
      </text:section>
      <text:p text:style-name="P3">The number of employees the company has.</text:p>
      <text:p text:style-name="P3">Type</text:p>
      <text:p text:style-name="P3">simple int</text:p>
      <text:p text:style-name="P3">Example</text:p>
      <text:section text:style-name="Sect1" text:name="Section95">
        <text:p text:style-name="P4"><text:bookmark text:name="var_syminfo.employees"/><text:span text:style-name="Source_20_Text">//@version=6</text:span></text:p>
        <text:p text:style-name="Preformatted_20_Text"><text:span text:style-name="Source_20_Text">indicator("syminfo simple")</text:span></text:p>
        <text:p text:style-name="Preformatted_20_Text"><text:span text:style-name="Source_20_Text">//@variable A table containing information about a company's employees, shareholders, and shares.</text:span></text:p>
        <text:p text:style-name="Preformatted_20_Text"><text:span text:style-name="Source_20_Text">var result_table = table.new(position = position.top_right, columns = 2, rows = 5, border_width = 1)</text:span></text:p>
        <text:p text:style-name="Preformatted_20_Text"><text:span text:style-name="Source_20_Text">if barstate.islastconfirmedhistory</text:span></text:p>
        <text:p text:style-name="Preformatted_20_Text"><text:span text:style-name="Source_20_Text">    // Add header cells</text:span></text:p>
        <text:p text:style-name="Preformatted_20_Text"><text:span text:style-name="Source_20_Text">    table.cell(table_id = result_table, column = 0, row = 0, text = "name")</text:span></text:p>
        <text:p text:style-name="Preformatted_20_Text"><text:span text:style-name="Source_20_Text">    table.cell(table_id = result_table, column = 1, row = 0, text = "value")</text:span></text:p>
        <text:p text:style-name="Preformatted_20_Text"><text:span text:style-name="Source_20_Text">    // Add employee info cells.</text:span></text:p>
        <text:p text:style-name="Preformatted_20_Text"><text:span text:style-name="Source_20_Text">    table.cell(table_id = result_table, column = 0, row = 1, text = "employees")</text:span></text:p>
        <text:p text:style-name="Preformatted_20_Text"><text:span text:style-name="Source_20_Text">    table.cell(table_id = result_table, column = 1, row = 1, text = str.tostring(syminfo.employees))</text:span></text:p>
        <text:p text:style-name="Preformatted_20_Text"><text:span text:style-name="Source_20_Text">    // Add shareholder cells.</text:span></text:p>
        <text:p text:style-name="Preformatted_20_Text"><text:soft-page-break/><text:span text:style-name="Source_20_Text">    table.cell(table_id = result_table, column = 0, row = 2, text = "shareholders")</text:span></text:p>
        <text:p text:style-name="Preformatted_20_Text"><text:span text:style-name="Source_20_Text">    table.cell(table_id = result_table, column = 1, row = 2, text = str.tostring(syminfo.shareholders))</text:span></text:p>
        <text:p text:style-name="Preformatted_20_Text"><text:span text:style-name="Source_20_Text">    // Add float shares outstanding cells.</text:span></text:p>
        <text:p text:style-name="Preformatted_20_Text"><text:span text:style-name="Source_20_Text">    table.cell(table_id = result_table, column = 0, row = 3, text = "shares_outstanding_float")</text:span></text:p>
        <text:p text:style-name="Preformatted_20_Text"><text:span text:style-name="Source_20_Text">    table.cell(table_id = result_table, column = 1, row = 3, text = str.tostring(syminfo.shares_outstanding_float))</text:span></text:p>
        <text:p text:style-name="Preformatted_20_Text"><text:span text:style-name="Source_20_Text">    // Add total shares outstanding cells.</text:span></text:p>
        <text:p text:style-name="Preformatted_20_Text"><text:span text:style-name="Source_20_Text">    table.cell(table_id = result_table, column = 0, row = 4, text = "shares_outstanding_total")</text:span></text:p>
        <text:p text:style-name="P5"><text:span text:style-name="Source_20_Text">    table.cell(table_id = result_table, column = 1, row = 4, text = str.tostring(syminfo.shares_outstanding_total))</text:span></text:p>
        <text:p text:style-name="P3">See also</text:p>
        <text:p text:style-name="P3"><text:a xlink:type="simple" xlink:href="https://www.tradingview.com/pine-script-reference/v6/#var_syminfo.shareholders" text:style-name="Internet_20_link" text:visited-style-name="Visited_20_Internet_20_Link">syminfo.shareholders</text:a><text:a xlink:type="simple" xlink:href="https://www.tradingview.com/pine-script-reference/v6/#var_syminfo.shares_outstanding_float" text:style-name="Internet_20_link" text:visited-style-name="Visited_20_Internet_20_Link">syminfo.shares_outstanding_float</text:a><text:a xlink:type="simple" xlink:href="https://www.tradingview.com/pine-script-reference/v6/#var_syminfo.shares_outstanding_total" text:style-name="Internet_20_link" text:visited-style-name="Visited_20_Internet_20_Link">syminfo.shares_outstanding_total</text:a></text:p>
      </text:section>
      <text:section text:style-name="Sect1" text:name="var_syminfo.expiration_date">
        <text:h text:style-name="P2" text:outline-level="3">syminfo.expiration_date</text:h>
      </text:section>
      <text:section text:style-name="Sect1" text:name="Section96">
        <text:p text:style-name="P6"><text:bookmark text:name="var_syminfo.expiration_date"/>A UNIX timestamp representing the start of the last day of the current futures contract. This variable is only compatible with non-continuous futures symbols. On other symbols, it returns <text:a xlink:type="simple" xlink:href="https://www.tradingview.com/pine-script-reference/v6/#var_na" text:style-name="Internet_20_link" text:visited-style-name="Visited_20_Internet_20_Link">na</text:a>.</text:p>
        <text:p text:style-name="P3">Type</text:p>
        <text:p text:style-name="P3">simple int</text:p>
      </text:section>
      <text:section text:style-name="Sect1" text:name="var_syminfo.industry">
        <text:h text:style-name="P2" text:outline-level="3">syminfo.industry</text:h>
      </text:section>
      <text:section text:style-name="Sect1" text:name="Section97">
        <text:p text:style-name="P6"><text:bookmark text:name="var_syminfo.industry"/>Returns the industry of the symbol, or <text:a xlink:type="simple" xlink:href="https://www.tradingview.com/pine-script-reference/v6/#var_na" text:style-name="Internet_20_link" text:visited-style-name="Visited_20_Internet_20_Link">na</text:a> if the symbol has no industry. Example: "Internet Software/Services", "Packaged software", "Integrated Oil", "Motor Vehicles", etc. These are the same values one can see in the chart's "Symbol info" window.</text:p>
        <text:p text:style-name="P3">Type</text:p>
        <text:p text:style-name="P3">simple string</text:p>
        <text:p text:style-name="P3">Remarks</text:p>
        <text:p text:style-name="P3">A sector is a broad section of the economy. An industry is a narrower classification. NASDAQ:CAT (Caterpillar, Inc.) for example, belongs to the "Producer Manufacturing" sector and the "Trucks/Construction/Farm Machinery" industry.</text:p>
      </text:section>
      <text:section text:style-name="Sect1" text:name="var_syminfo.main_tickerid">
        <text:h text:style-name="P2" text:outline-level="3">syminfo.main_tickerid</text:h>
      </text:section>
      <text:section text:style-name="Sect1" text:name="Section98">
        <text:p text:style-name="P6"><text:bookmark text:name="var_syminfo.main_tickerid"/>A ticker identifier representing the current chart's symbol. The value contains an exchange prefix and a symbol name, separated by a colon (e.g., "NASDAQ:AAPL"). It can also include information about data modifications such as dividend adjustment, non-standard chart type, currency conversion, etc. Unlike <text:a xlink:type="simple" xlink:href="https://www.tradingview.com/pine-script-reference/v6/#var_syminfo.tickerid" text:style-name="Internet_20_link" text:visited-style-name="Visited_20_Internet_20_Link">syminfo.tickerid</text:a>, this variable's value does not change when used in the <text:span text:style-name="Source_20_Text">expression</text:span> argument of a <text:span text:style-name="Source_20_Text">request.*()</text:span> function call.</text:p>
        <text:p text:style-name="P3">Type</text:p>
        <text:p text:style-name="P3">simple string</text:p>
        <text:p text:style-name="P3">See also</text:p>
        <text:p text:style-name="P3"><text:a xlink:type="simple" xlink:href="https://www.tradingview.com/pine-script-reference/v6/#fun_ticker.new" text:style-name="Internet_20_link" text:visited-style-name="Visited_20_Internet_20_Link">ticker.new</text:a><text:a xlink:type="simple" xlink:href="https://www.tradingview.com/pine-script-reference/v6/#var_timeframe.main_period" text:style-name="Internet_20_link" text:visited-style-name="Visited_20_Internet_20_Link">timeframe.main_period</text:a><text:a xlink:type="simple" xlink:href="https://www.tradingview.com/pine-script-reference/v6/#var_syminfo.tickerid" text:style-name="Internet_20_link" text:visited-style-name="Visited_20_Internet_20_Link">syminfo.tickerid</text:a><text:a xlink:type="simple" xlink:href="https://www.tradingview.com/pine-script-reference/v6/#var_syminfo.ticker" text:style-name="Internet_20_link" text:visited-style-name="Visited_20_Internet_20_Link">syminfo.ticker</text:a><text:a xlink:type="simple" xlink:href="https://www.tradingview.com/pine-script-reference/v6/#var_timeframe.period" text:style-name="Internet_20_link" text:visited-style-name="Visited_20_Internet_20_Link">timeframe.period</text:a><text:a xlink:type="simple" xlink:href="https://www.tradingview.com/pine-script-reference/v6/#var_timeframe.multiplier" text:style-name="Internet_20_link" text:visited-style-name="Visited_20_Internet_20_Link">timeframe.multiplier</text:a><text:a xlink:type="simple" xlink:href="https://www.tradingview.com/pine-script-reference/v6/#var_syminfo.root" text:style-name="Internet_20_link" text:visited-style-name="Visited_20_Internet_20_Link">syminfo.root</text:a></text:p>
      </text:section>
      <text:section text:style-name="Sect1" text:name="var_syminfo.mincontract">
        <text:h text:style-name="P2" text:outline-level="3">syminfo.mincontract</text:h>
      </text:section>
      <text:section text:style-name="Sect1" text:name="Section99">
        <text:p text:style-name="P6"><text:bookmark text:name="var_syminfo.mincontract"/>The smallest amount of the current symbol that can be traded. This limit is set by the exchange. For cryptocurrencies, it is often less than 1 token. For most other types of asset, it is often 1.</text:p>
        <text:p text:style-name="P3">Type</text:p>
        <text:p text:style-name="P3">simple float</text:p>
        <text:p text:style-name="P3">See also</text:p>
        <text:p text:style-name="P3"><text:a xlink:type="simple" xlink:href="https://www.tradingview.com/pine-script-reference/v6/#var_syminfo.mintick" text:style-name="Internet_20_link" text:visited-style-name="Visited_20_Internet_20_Link">syminfo.mintick</text:a><text:a xlink:type="simple" xlink:href="https://www.tradingview.com/pine-script-reference/v6/#var_syminfo.pointvalue" text:style-name="Internet_20_link" text:visited-style-name="Visited_20_Internet_20_Link">syminfo.pointvalue</text:a></text:p>
      </text:section>
      <text:section text:style-name="Sect1" text:name="var_syminfo.minmove">
        <text:h text:style-name="P2" text:outline-level="3">syminfo.minmove</text:h>
      </text:section>
      <text:section text:style-name="Sect1" text:name="Section100">
        <text:p text:style-name="P6"><text:bookmark text:name="var_syminfo.minmove"/>Returns a whole number used to calculate the smallest increment between a symbol's price movements (<text:a xlink:type="simple" xlink:href="https://www.tradingview.com/pine-script-reference/v6/#var_syminfo.mintick" text:style-name="Internet_20_link" text:visited-style-name="Visited_20_Internet_20_Link">syminfo.mintick</text:a>). It is the numerator in the <text:a xlink:type="simple" xlink:href="https://www.tradingview.com/pine-script-reference/v6/#var_syminfo.mintick" text:style-name="Internet_20_link" text:visited-style-name="Visited_20_Internet_20_Link">syminfo.mintick</text:a> formula: <text:span text:style-name="Source_20_Text">syminfo.minmove / syminfo.pricescale = syminfo.mintick</text:span>.</text:p>
        <text:p text:style-name="P3">Type</text:p>
        <text:p text:style-name="P3">simple int</text:p>
        <text:p text:style-name="P3">See also</text:p>
        <text:p text:style-name="P3"><text:a xlink:type="simple" xlink:href="https://www.tradingview.com/pine-script-reference/v6/#fun_ticker.new" text:style-name="Internet_20_link" text:visited-style-name="Visited_20_Internet_20_Link">ticker.new</text:a><text:a xlink:type="simple" xlink:href="https://www.tradingview.com/pine-script-reference/v6/#var_syminfo.ticker" text:style-name="Internet_20_link" text:visited-style-name="Visited_20_Internet_20_Link">syminfo.ticker</text:a><text:a xlink:type="simple" xlink:href="https://www.tradingview.com/pine-script-reference/v6/#var_timeframe.period" text:style-name="Internet_20_link" text:visited-style-name="Visited_20_Internet_20_Link">timeframe.period</text:a><text:a xlink:type="simple" xlink:href="https://www.tradingview.com/pine-script-reference/v6/#var_timeframe.multiplier" text:style-name="Internet_20_link" text:visited-style-name="Visited_20_Internet_20_Link">timeframe.multiplier</text:a><text:a xlink:type="simple" xlink:href="https://www.tradingview.com/pine-script-reference/v6/#var_syminfo.root" text:style-name="Internet_20_link" text:visited-style-name="Visited_20_Internet_20_Link">syminfo.root</text:a></text:p>
      </text:section>
      <text:section text:style-name="Sect1" text:name="var_syminfo.mintick">
        <text:h text:style-name="P2" text:outline-level="3">syminfo.mintick</text:h>
      </text:section>
      <text:section text:style-name="Sect1" text:name="Section101">
        <text:p text:style-name="P6"><text:bookmark text:name="var_syminfo.mintick"/>Min tick value for the current symbol.</text:p>
        <text:p text:style-name="P3">Type</text:p>
        <text:p text:style-name="P3">simple float</text:p>
        <text:p text:style-name="P3">See also</text:p>
        <text:p text:style-name="P3"><text:a xlink:type="simple" xlink:href="https://www.tradingview.com/pine-script-reference/v6/#var_syminfo.pointvalue" text:style-name="Internet_20_link" text:visited-style-name="Visited_20_Internet_20_Link">syminfo.pointvalue</text:a><text:a xlink:type="simple" xlink:href="https://www.tradingview.com/pine-script-reference/v6/#var_syminfo.mincontract" text:style-name="Internet_20_link" text:visited-style-name="Visited_20_Internet_20_Link">syminfo.mincontract</text:a></text:p>
      </text:section>
      <text:section text:style-name="Sect1" text:name="var_syminfo.pointvalue">
        <text:h text:style-name="P2" text:outline-level="3">syminfo.pointvalue</text:h>
      </text:section>
      <text:section text:style-name="Sect1" text:name="Section102">
        <text:p text:style-name="P6"><text:bookmark text:name="var_syminfo.pointvalue"/>Point value for the current symbol.</text:p>
        <text:p text:style-name="P3">Type</text:p>
        <text:p text:style-name="P3">simple float</text:p>
        <text:p text:style-name="P3">See also</text:p>
        <text:p text:style-name="P3"><text:a xlink:type="simple" xlink:href="https://www.tradingview.com/pine-script-reference/v6/#var_syminfo.mintick" text:style-name="Internet_20_link" text:visited-style-name="Visited_20_Internet_20_Link">syminfo.mintick</text:a><text:a xlink:type="simple" xlink:href="https://www.tradingview.com/pine-script-reference/v6/#var_syminfo.mincontract" text:style-name="Internet_20_link" text:visited-style-name="Visited_20_Internet_20_Link">syminfo.mincontract</text:a></text:p>
      </text:section>
      <text:section text:style-name="Sect1" text:name="var_syminfo.prefix">
        <text:h text:style-name="P2" text:outline-level="3">syminfo.prefix</text:h>
      </text:section>
      <text:p text:style-name="P3">Prefix of current symbol name (i.e. for 'CME_EOD:TICKER' prefix is 'CME_EOD').</text:p>
      <text:p text:style-name="P3">Type</text:p>
      <text:p text:style-name="P3">simple string</text:p>
      <text:p text:style-name="P3">Example</text:p>
      <text:section text:style-name="Sect1" text:name="Section103">
        <text:p text:style-name="P4"><text:bookmark text:name="var_syminfo.prefix"/><text:span text:style-name="Source_20_Text">//@version=6</text:span></text:p>
        <text:p text:style-name="Preformatted_20_Text"><text:span text:style-name="Source_20_Text">indicator("syminfo.prefix")</text:span></text:p>
        <text:p text:style-name="Preformatted_20_Text"><text:span text:style-name="Source_20_Text">// If current chart symbol is 'BATS:MSFT' then syminfo.prefix is 'BATS'.</text:span></text:p>
        <text:p text:style-name="Preformatted_20_Text"><text:span text:style-name="Source_20_Text">if barstate.islastconfirmedhistory</text:span></text:p>
        <text:p text:style-name="P5"><text:span text:style-name="Source_20_Text">    label.new(bar_index, high, text=syminfo.prefix)</text:span></text:p>
        <text:p text:style-name="P3">See also</text:p>
        <text:p text:style-name="P3"><text:a xlink:type="simple" xlink:href="https://www.tradingview.com/pine-script-reference/v6/#var_syminfo.ticker" text:style-name="Internet_20_link" text:visited-style-name="Visited_20_Internet_20_Link">syminfo.ticker</text:a><text:a xlink:type="simple" xlink:href="https://www.tradingview.com/pine-script-reference/v6/#var_syminfo.tickerid" text:style-name="Internet_20_link" text:visited-style-name="Visited_20_Internet_20_Link">syminfo.tickerid</text:a></text:p>
      </text:section>
      <text:section text:style-name="Sect1" text:name="var_syminfo.pricescale">
        <text:h text:style-name="P2" text:outline-level="3">syminfo.pricescale</text:h>
      </text:section>
      <text:section text:style-name="Sect1" text:name="Section104">
        <text:p text:style-name="P6"><text:bookmark text:name="var_syminfo.pricescale"/>Returns a whole number used to calculate the smallest increment between a symbol's price movements (<text:a xlink:type="simple" xlink:href="https://www.tradingview.com/pine-script-reference/v6/#var_syminfo.mintick" text:style-name="Internet_20_link" text:visited-style-name="Visited_20_Internet_20_Link">syminfo.mintick</text:a>). It is the denominator in the <text:a xlink:type="simple" xlink:href="https://www.tradingview.com/pine-script-reference/v6/#var_syminfo.mintick" text:style-name="Internet_20_link" text:visited-style-name="Visited_20_Internet_20_Link">syminfo.mintick</text:a> formula: <text:span text:style-name="Source_20_Text">syminfo.minmove / syminfo.pricescale = syminfo.mintick</text:span>.</text:p>
        <text:p text:style-name="P3">Type</text:p>
        <text:p text:style-name="P3">simple int</text:p>
        <text:p text:style-name="P3">See also</text:p>
        <text:p text:style-name="P3"><text:a xlink:type="simple" xlink:href="https://www.tradingview.com/pine-script-reference/v6/#fun_ticker.new" text:style-name="Internet_20_link" text:visited-style-name="Visited_20_Internet_20_Link">ticker.new</text:a><text:a xlink:type="simple" xlink:href="https://www.tradingview.com/pine-script-reference/v6/#var_syminfo.ticker" text:style-name="Internet_20_link" text:visited-style-name="Visited_20_Internet_20_Link">syminfo.ticker</text:a><text:a xlink:type="simple" xlink:href="https://www.tradingview.com/pine-script-reference/v6/#var_timeframe.period" text:style-name="Internet_20_link" text:visited-style-name="Visited_20_Internet_20_Link">timeframe.period</text:a><text:a xlink:type="simple" xlink:href="https://www.tradingview.com/pine-script-reference/v6/#var_timeframe.multiplier" text:style-name="Internet_20_link" text:visited-style-name="Visited_20_Internet_20_Link">timeframe.multiplier</text:a><text:a xlink:type="simple" xlink:href="https://www.tradingview.com/pine-script-reference/v6/#var_syminfo.root" text:style-name="Internet_20_link" text:visited-style-name="Visited_20_Internet_20_Link">syminfo.root</text:a></text:p>
      </text:section>
      <text:section text:style-name="Sect1" text:name="var_syminfo.recommendations_buy">
        <text:h text:style-name="P2" text:outline-level="3">syminfo.recommendations_buy</text:h>
      </text:section>
      <text:p text:style-name="P3">The number of analysts who gave the current symbol a "Buy" rating.</text:p>
      <text:p text:style-name="P3">Type</text:p>
      <text:p text:style-name="P3">series int</text:p>
      <text:p text:style-name="P3"><text:soft-page-break/>Example</text:p>
      <text:section text:style-name="Sect1" text:name="Section105">
        <text:p text:style-name="P4"><text:bookmark text:name="var_syminfo.recommendations_buy"/><text:span text:style-name="Source_20_Text">//@version=6</text:span></text:p>
        <text:p text:style-name="Preformatted_20_Text"><text:span text:style-name="Source_20_Text">indicator("syminfo recommendations", overlay = true)</text:span></text:p>
        <text:p text:style-name="Preformatted_20_Text"><text:span text:style-name="Source_20_Text">//@variable A table containing information about analyst recommendations.</text:span></text:p>
        <text:p text:style-name="Preformatted_20_Text"><text:span text:style-name="Source_20_Text">var table ratings = table.new(position.top_right, 8, 2, frame_color = #000000)</text:span></text:p>
        <text:p text:style-name="Preformatted_20_Text"><text:span text:style-name="Source_20_Text">if barstate.islastconfirmedhistory</text:span></text:p>
        <text:p text:style-name="Preformatted_20_Text"><text:span text:style-name="Source_20_Text">    //@variable The time value one year from the date of the last analyst recommendations.</text:span></text:p>
        <text:p text:style-name="Preformatted_20_Text"><text:span text:style-name="Source_20_Text">    int YTD = syminfo.target_price_date + timeframe.in_seconds("12M") * 1000</text:span></text:p>
        <text:p text:style-name="Preformatted_20_Text"><text:span text:style-name="Source_20_Text">    // Add header cells.</text:span></text:p>
        <text:p text:style-name="Preformatted_20_Text"><text:span text:style-name="Source_20_Text">    table.cell(ratings, 0, 0, "Start Date", bgcolor = color.gray, text_color = #000000, text_size = size.large)</text:span></text:p>
        <text:p text:style-name="Preformatted_20_Text"><text:span text:style-name="Source_20_Text">    table.cell(ratings, 1, 0, "End Date", bgcolor = color.gray, text_color = #000000, text_size = size.large)</text:span></text:p>
        <text:p text:style-name="Preformatted_20_Text"><text:span text:style-name="Source_20_Text">    table.cell(ratings, 2, 0, "Buy", bgcolor = color.teal, text_color = #000000, text_size = size.large)</text:span></text:p>
        <text:p text:style-name="Preformatted_20_Text"><text:span text:style-name="Source_20_Text">    table.cell(ratings, 3, 0, "Strong Buy", bgcolor = color.lime, text_color = #000000, text_size = size.large)</text:span></text:p>
        <text:p text:style-name="Preformatted_20_Text"><text:span text:style-name="Source_20_Text">    table.cell(ratings, 4, 0, "Sell", bgcolor = color.maroon, text_color = #000000, text_size = size.large)</text:span></text:p>
        <text:p text:style-name="Preformatted_20_Text"><text:span text:style-name="Source_20_Text">    table.cell(ratings, 5, 0, "Strong Sell", bgcolor = color.red, text_color = #000000, text_size = size.large)</text:span></text:p>
        <text:p text:style-name="Preformatted_20_Text"><text:span text:style-name="Source_20_Text">    table.cell(ratings, 6, 0, "Hold", bgcolor = color.orange, text_color = #000000, text_size = size.large)</text:span></text:p>
        <text:p text:style-name="Preformatted_20_Text"><text:span text:style-name="Source_20_Text">    table.cell(ratings, 7, 0, "Total", bgcolor = color.silver, text_color = #000000, text_size = size.large)</text:span></text:p>
        <text:p text:style-name="Preformatted_20_Text"><text:span text:style-name="Source_20_Text">    // Recommendation strings</text:span></text:p>
        <text:p text:style-name="Preformatted_20_Text"><text:span text:style-name="Source_20_Text">    string startDate         = str.format_time(syminfo.recommendations_date, "yyyy-MM-dd")</text:span></text:p>
        <text:p text:style-name="Preformatted_20_Text"><text:span text:style-name="Source_20_Text">    string endDate           = str.format_time(YTD, "yyyy-MM-dd")</text:span></text:p>
        <text:p text:style-name="Preformatted_20_Text"><text:span text:style-name="Source_20_Text">    string buyRatings        = str.tostring(syminfo.recommendations_buy)</text:span></text:p>
        <text:p text:style-name="Preformatted_20_Text"><text:span text:style-name="Source_20_Text">    string strongBuyRatings  = str.tostring(syminfo.recommendations_buy_strong)</text:span></text:p>
        <text:p text:style-name="Preformatted_20_Text"><text:span text:style-name="Source_20_Text">    string sellRatings       = str.tostring(syminfo.recommendations_sell)</text:span></text:p>
        <text:p text:style-name="Preformatted_20_Text"><text:span text:style-name="Source_20_Text">    string strongSellRatings = str.tostring(syminfo.recommendations_sell_strong)</text:span></text:p>
        <text:p text:style-name="Preformatted_20_Text"><text:span text:style-name="Source_20_Text">    string holdRatings       = str.tostring(syminfo.recommendations_hold)</text:span></text:p>
        <text:p text:style-name="Preformatted_20_Text"><text:span text:style-name="Source_20_Text">    string totalRatings      = str.tostring(syminfo.recommendations_total)</text:span></text:p>
        <text:p text:style-name="Preformatted_20_Text"><text:span text:style-name="Source_20_Text">    // Add value cells</text:span></text:p>
        <text:p text:style-name="Preformatted_20_Text"><text:span text:style-name="Source_20_Text">    table.cell(ratings, 0, 1, startDate, bgcolor = color.gray, text_color = #000000, text_size = size.large)</text:span></text:p>
        <text:p text:style-name="Preformatted_20_Text"><text:span text:style-name="Source_20_Text">    table.cell(ratings, 1, 1, endDate, bgcolor = color.gray, text_color = #000000, text_size = size.large)</text:span></text:p>
        <text:p text:style-name="Preformatted_20_Text"><text:span text:style-name="Source_20_Text">    table.cell(ratings, 2, 1, buyRatings, bgcolor = color.teal, text_color = #000000, text_size = size.large)</text:span></text:p>
        <text:p text:style-name="Preformatted_20_Text"><text:span text:style-name="Source_20_Text">    table.cell(ratings, 3, 1, strongBuyRatings, bgcolor = color.lime, text_color = #000000, text_size = size.large)</text:span></text:p>
        <text:p text:style-name="P5"><text:span text:style-name="Source_20_Text">    table.cell(ratings, 4, 1, sellRatings, bgcolor = color.maroon, text_color = #000000, text_size = size.large)</text:span></text:p>
        <text:p text:style-name="P3">See also</text:p>
        <text:p text:style-name="P3"><text:a xlink:type="simple" xlink:href="https://www.tradingview.com/pine-script-reference/v6/#var_syminfo.recommendations_buy_strong" text:style-name="Internet_20_link" text:visited-style-name="Visited_20_Internet_20_Link">syminfo.recommendations_buy_strong</text:a><text:a xlink:type="simple" xlink:href="https://www.tradingview.com/pine-script-reference/v6/#var_syminfo.recommendations_date" text:style-name="Internet_20_link" text:visited-style-name="Visited_20_Internet_20_Link">syminfo.recommendations_date</text:a><text:a xlink:type="simple" xlink:href="https://www.tradingview.com/pine-script-reference/v6/#var_syminfo.recommendations_hold" text:style-name="Internet_20_link" text:visited-style-name="Visited_20_Internet_20_Link">syminfo.recommendations_hold</text:a><text:a xlink:type="simple" xlink:href="https://www.tradingview.com/pine-script-reference/v6/#var_syminfo.recommendations_total" text:style-name="Internet_20_link" text:visited-style-name="Visited_20_Internet_20_Link">syminfo.recommendations_total</text:a><text:a xlink:type="simple" xlink:href="https://www.tradingview.com/pine-script-reference/v6/#var_syminfo.recommendations_sell" text:style-name="Internet_20_link" text:visited-style-name="Visited_20_Internet_20_Link">syminfo.recommendations_sell</text:a><text:a xlink:type="simple" xlink:href="https://www.tradingview.com/pine-script-reference/v6/#var_syminfo.recommendations_sell_strong" text:style-name="Internet_20_link" text:visited-style-name="Visited_20_Internet_20_Link">syminfo.recommendations_sell_strong</text:a></text:p>
      </text:section>
      <text:section text:style-name="Sect1" text:name="var_syminfo.recommendations_buy_strong">
        <text:h text:style-name="P2" text:outline-level="3">syminfo.recommendations_buy_strong</text:h>
      </text:section>
      <text:p text:style-name="P3">The number of analysts who gave the current symbol a "Strong Buy" rating.</text:p>
      <text:p text:style-name="P3">Type</text:p>
      <text:p text:style-name="P3">series int</text:p>
      <text:p text:style-name="P3">Example</text:p>
      <text:section text:style-name="Sect1" text:name="Section106">
        <text:p text:style-name="P4"><text:bookmark text:name="var_syminfo.recommendations_buy_strong"/><text:span text:style-name="Source_20_Text">//@version=6</text:span></text:p>
        <text:p text:style-name="Preformatted_20_Text"><text:span text:style-name="Source_20_Text">indicator("syminfo recommendations", overlay = true)</text:span></text:p>
        <text:p text:style-name="Preformatted_20_Text"><text:span text:style-name="Source_20_Text">//@variable A table containing information about analyst recommendations.</text:span></text:p>
        <text:p text:style-name="Preformatted_20_Text"><text:span text:style-name="Source_20_Text">var table ratings = table.new(position.top_right, 8, 2, frame_color = #000000)</text:span></text:p>
        <text:p text:style-name="Preformatted_20_Text"><text:span text:style-name="Source_20_Text">if barstate.islastconfirmedhistory</text:span></text:p>
        <text:p text:style-name="Preformatted_20_Text"><text:span text:style-name="Source_20_Text">    //@variable The time value one year from the date of the last analyst recommendations.</text:span></text:p>
        <text:p text:style-name="Preformatted_20_Text"><text:span text:style-name="Source_20_Text">    int YTD = syminfo.target_price_date + timeframe.in_seconds("12M") * 1000</text:span></text:p>
        <text:p text:style-name="Preformatted_20_Text"><text:span text:style-name="Source_20_Text">    // Add header cells.</text:span></text:p>
        <text:p text:style-name="Preformatted_20_Text"><text:span text:style-name="Source_20_Text">    table.cell(ratings, 0, 0, "Start Date", bgcolor = color.gray, text_color = #000000, text_size = size.large)</text:span></text:p>
        <text:p text:style-name="Preformatted_20_Text"><text:span text:style-name="Source_20_Text">    table.cell(ratings, 1, 0, "End Date", bgcolor = color.gray, text_color = #000000, text_size = size.large)</text:span></text:p>
        <text:p text:style-name="Preformatted_20_Text"><text:span text:style-name="Source_20_Text">    table.cell(ratings, 2, 0, "Buy", bgcolor = color.teal, text_color = #000000, text_size = size.large)</text:span></text:p>
        <text:p text:style-name="Preformatted_20_Text"><text:span text:style-name="Source_20_Text">    table.cell(ratings, 3, 0, "Strong Buy", bgcolor = color.lime, text_color = #000000, text_size = size.large)</text:span></text:p>
        <text:p text:style-name="Preformatted_20_Text"><text:span text:style-name="Source_20_Text">    table.cell(ratings, 4, 0, "Sell", bgcolor = color.maroon, text_color = #000000, text_size = size.large)</text:span></text:p>
        <text:p text:style-name="Preformatted_20_Text"><text:span text:style-name="Source_20_Text">    table.cell(ratings, 5, 0, "Strong Sell", bgcolor = color.red, text_color = #000000, text_size = size.large)</text:span></text:p>
        <text:p text:style-name="Preformatted_20_Text"><text:span text:style-name="Source_20_Text">    table.cell(ratings, 6, 0, "Hold", bgcolor = color.orange, text_color = #000000, text_size = size.large)</text:span></text:p>
        <text:p text:style-name="Preformatted_20_Text"><text:span text:style-name="Source_20_Text">    table.cell(ratings, 7, 0, "Total", bgcolor = color.silver, text_color = #000000, text_size = size.large)</text:span></text:p>
        <text:p text:style-name="Preformatted_20_Text"><text:span text:style-name="Source_20_Text">    // Recommendation strings</text:span></text:p>
        <text:p text:style-name="Preformatted_20_Text"><text:span text:style-name="Source_20_Text">    string startDate         = str.format_time(syminfo.recommendations_date, "yyyy-MM-dd")</text:span></text:p>
        <text:p text:style-name="Preformatted_20_Text"><text:span text:style-name="Source_20_Text">    string endDate           = str.format_time(YTD, "yyyy-MM-dd")</text:span></text:p>
        <text:p text:style-name="Preformatted_20_Text"><text:span text:style-name="Source_20_Text">    string buyRatings        = str.tostring(syminfo.recommendations_buy)</text:span></text:p>
        <text:p text:style-name="Preformatted_20_Text"><text:span text:style-name="Source_20_Text">    string strongBuyRatings  = str.tostring(syminfo.recommendations_buy_strong)</text:span></text:p>
        <text:p text:style-name="Preformatted_20_Text"><text:span text:style-name="Source_20_Text">    string sellRatings       = str.tostring(syminfo.recommendations_sell)</text:span></text:p>
        <text:p text:style-name="Preformatted_20_Text"><text:span text:style-name="Source_20_Text">    string strongSellRatings = str.tostring(syminfo.recommendations_sell_strong)</text:span></text:p>
        <text:p text:style-name="Preformatted_20_Text"><text:span text:style-name="Source_20_Text">    string holdRatings       = str.tostring(syminfo.recommendations_hold)</text:span></text:p>
        <text:p text:style-name="Preformatted_20_Text"><text:span text:style-name="Source_20_Text">    string totalRatings      = str.tostring(syminfo.recommendations_total)</text:span></text:p>
        <text:p text:style-name="Preformatted_20_Text"><text:span text:style-name="Source_20_Text">    // Add value cells</text:span></text:p>
        <text:p text:style-name="Preformatted_20_Text"><text:span text:style-name="Source_20_Text">    table.cell(ratings, 0, 1, startDate, bgcolor = color.gray, text_color = #000000, text_size = size.large)</text:span></text:p>
        <text:p text:style-name="Preformatted_20_Text"><text:span text:style-name="Source_20_Text">    table.cell(ratings, 1, 1, endDate, bgcolor = color.gray, text_color = #000000, text_size = size.large)</text:span></text:p>
        <text:p text:style-name="Preformatted_20_Text"><text:span text:style-name="Source_20_Text">    table.cell(ratings, 2, 1, buyRatings, bgcolor = color.teal, text_color = #000000, text_size = size.large)</text:span></text:p>
        <text:p text:style-name="Preformatted_20_Text"><text:span text:style-name="Source_20_Text">    table.cell(ratings, 3, 1, strongBuyRatings, bgcolor = color.lime, text_color = #000000, text_size = size.large)</text:span></text:p>
        <text:p text:style-name="P5"><text:span text:style-name="Source_20_Text">    table.cell(ratings, 4, 1, sellRatings, bgcolor = color.maroon, text_color = #000000, text_size = size.large)</text:span></text:p>
        <text:p text:style-name="P3">See also</text:p>
        <text:p text:style-name="P3"><text:a xlink:type="simple" xlink:href="https://www.tradingview.com/pine-script-reference/v6/#var_syminfo.recommendations_buy" text:style-name="Internet_20_link" text:visited-style-name="Visited_20_Internet_20_Link">syminfo.recommendations_buy</text:a><text:a xlink:type="simple" xlink:href="https://www.tradingview.com/pine-script-reference/v6/#var_syminfo.recommendations_date" text:style-name="Internet_20_link" text:visited-style-name="Visited_20_Internet_20_Link">syminfo.recommendations_date</text:a><text:a xlink:type="simple" xlink:href="https://www.tradingview.com/pine-script-reference/v6/#var_syminfo.recommendations_hold" text:style-name="Internet_20_link" text:visited-style-name="Visited_20_Internet_20_Link">syminfo.recommendations_hold</text:a><text:a xlink:type="simple" xlink:href="https://www.tradingview.com/pine-script-reference/v6/#var_syminfo.recommendations_total" text:style-name="Internet_20_link" text:visited-style-name="Visited_20_Internet_20_Link">syminfo.recommendations_total</text:a><text:a xlink:type="simple" xlink:href="https://www.tradingview.com/pine-script-reference/v6/#var_syminfo.recommendations_sell" text:style-name="Internet_20_link" text:visited-style-name="Visited_20_Internet_20_Link">syminfo.recommendations_sell</text:a><text:a xlink:type="simple" xlink:href="https://www.tradingview.com/pine-script-reference/v6/#var_syminfo.recommendations_sell_strong" text:style-name="Internet_20_link" text:visited-style-name="Visited_20_Internet_20_Link">syminfo.recommendations_sell_strong</text:a></text:p>
      </text:section>
      <text:section text:style-name="Sect1" text:name="var_syminfo.recommendations_date">
        <text:h text:style-name="P2" text:outline-level="3">syminfo.recommendations_date</text:h>
      </text:section>
      <text:p text:style-name="P3">The starting date of the last set of recommendations for the current symbol.</text:p>
      <text:p text:style-name="P3">Type</text:p>
      <text:p text:style-name="P3">series int</text:p>
      <text:p text:style-name="P3">Example</text:p>
      <text:section text:style-name="Sect1" text:name="Section107">
        <text:p text:style-name="P4"><text:bookmark text:name="var_syminfo.recommendations_date"/><text:span text:style-name="Source_20_Text">//@version=6</text:span></text:p>
        <text:p text:style-name="Preformatted_20_Text"><text:span text:style-name="Source_20_Text">indicator("syminfo recommendations", overlay = true)</text:span></text:p>
        <text:p text:style-name="Preformatted_20_Text"><text:span text:style-name="Source_20_Text">//@variable A table containing information about analyst recommendations.</text:span></text:p>
        <text:p text:style-name="Preformatted_20_Text"><text:span text:style-name="Source_20_Text">var table ratings = table.new(position.top_right, 8, 2, frame_color = #000000)</text:span></text:p>
        <text:p text:style-name="Preformatted_20_Text"><text:span text:style-name="Source_20_Text">if barstate.islastconfirmedhistory</text:span></text:p>
        <text:p text:style-name="Preformatted_20_Text"><text:span text:style-name="Source_20_Text">    //@variable The time value one year from the date of the last analyst recommendations.</text:span></text:p>
        <text:p text:style-name="Preformatted_20_Text"><text:span text:style-name="Source_20_Text">    int YTD = syminfo.target_price_date + timeframe.in_seconds("12M") * 1000</text:span></text:p>
        <text:p text:style-name="Preformatted_20_Text"><text:span text:style-name="Source_20_Text">    // Add header cells.</text:span></text:p>
        <text:p text:style-name="Preformatted_20_Text"><text:span text:style-name="Source_20_Text">    table.cell(ratings, 0, 0, "Start Date", bgcolor = color.gray, text_color = #000000, text_size = size.large)</text:span></text:p>
        <text:p text:style-name="Preformatted_20_Text"><text:span text:style-name="Source_20_Text">    table.cell(ratings, 1, 0, "End Date", bgcolor = color.gray, text_color = #000000, text_size = size.large)</text:span></text:p>
        <text:p text:style-name="Preformatted_20_Text"><text:span text:style-name="Source_20_Text">    table.cell(ratings, 2, 0, "Buy", bgcolor = color.teal, text_color = #000000, text_size = size.large)</text:span></text:p>
        <text:p text:style-name="Preformatted_20_Text"><text:span text:style-name="Source_20_Text">    table.cell(ratings, 3, 0, "Strong Buy", bgcolor = color.lime, text_color = #000000, text_size = size.large)</text:span></text:p>
        <text:p text:style-name="Preformatted_20_Text"><text:span text:style-name="Source_20_Text">    table.cell(ratings, 4, 0, "Sell", bgcolor = color.maroon, text_color = #000000, text_size = size.large)</text:span></text:p>
        <text:p text:style-name="Preformatted_20_Text"><text:span text:style-name="Source_20_Text">    table.cell(ratings, 5, 0, "Strong Sell", bgcolor = color.red, text_color = #000000, text_size = size.large)</text:span></text:p>
        <text:p text:style-name="Preformatted_20_Text"><text:span text:style-name="Source_20_Text">    table.cell(ratings, 6, 0, "Hold", bgcolor = color.orange, text_color = #000000, text_size = size.large)</text:span></text:p>
        <text:p text:style-name="Preformatted_20_Text"><text:span text:style-name="Source_20_Text">    table.cell(ratings, 7, 0, "Total", bgcolor = color.silver, text_color = #000000, text_size = size.large)</text:span></text:p>
        <text:p text:style-name="Preformatted_20_Text"><text:span text:style-name="Source_20_Text">    // Recommendation strings</text:span></text:p>
        <text:p text:style-name="Preformatted_20_Text"><text:span text:style-name="Source_20_Text">    string startDate         = str.format_time(syminfo.recommendations_date, "yyyy-MM-dd")</text:span></text:p>
        <text:p text:style-name="Preformatted_20_Text"><text:span text:style-name="Source_20_Text">    string endDate           = str.format_time(YTD, "yyyy-MM-dd")</text:span></text:p>
        <text:p text:style-name="Preformatted_20_Text"><text:span text:style-name="Source_20_Text">    string buyRatings        = str.tostring(syminfo.recommendations_buy)</text:span></text:p>
        <text:p text:style-name="Preformatted_20_Text"><text:span text:style-name="Source_20_Text">    string strongBuyRatings  = str.tostring(syminfo.recommendations_buy_strong)</text:span></text:p>
        <text:p text:style-name="Preformatted_20_Text"><text:soft-page-break/><text:span text:style-name="Source_20_Text">    string sellRatings       = str.tostring(syminfo.recommendations_sell)</text:span></text:p>
        <text:p text:style-name="Preformatted_20_Text"><text:span text:style-name="Source_20_Text">    string strongSellRatings = str.tostring(syminfo.recommendations_sell_strong)</text:span></text:p>
        <text:p text:style-name="Preformatted_20_Text"><text:span text:style-name="Source_20_Text">    string holdRatings       = str.tostring(syminfo.recommendations_hold)</text:span></text:p>
        <text:p text:style-name="Preformatted_20_Text"><text:span text:style-name="Source_20_Text">    string totalRatings      = str.tostring(syminfo.recommendations_total)</text:span></text:p>
        <text:p text:style-name="Preformatted_20_Text"><text:span text:style-name="Source_20_Text">    // Add value cells</text:span></text:p>
        <text:p text:style-name="Preformatted_20_Text"><text:span text:style-name="Source_20_Text">    table.cell(ratings, 0, 1, startDate, bgcolor = color.gray, text_color = #000000, text_size = size.large)</text:span></text:p>
        <text:p text:style-name="Preformatted_20_Text"><text:span text:style-name="Source_20_Text">    table.cell(ratings, 1, 1, endDate, bgcolor = color.gray, text_color = #000000, text_size = size.large)</text:span></text:p>
        <text:p text:style-name="Preformatted_20_Text"><text:span text:style-name="Source_20_Text">    table.cell(ratings, 2, 1, buyRatings, bgcolor = color.teal, text_color = #000000, text_size = size.large)</text:span></text:p>
        <text:p text:style-name="Preformatted_20_Text"><text:span text:style-name="Source_20_Text">    table.cell(ratings, 3, 1, strongBuyRatings, bgcolor = color.lime, text_color = #000000, text_size = size.large)</text:span></text:p>
        <text:p text:style-name="P5"><text:span text:style-name="Source_20_Text">    table.cell(ratings, 4, 1, sellRatings, bgcolor = color.maroon, text_color = #000000, text_size = size.large)</text:span></text:p>
        <text:p text:style-name="P3">See also</text:p>
        <text:p text:style-name="P3"><text:a xlink:type="simple" xlink:href="https://www.tradingview.com/pine-script-reference/v6/#var_syminfo.recommendations_buy" text:style-name="Internet_20_link" text:visited-style-name="Visited_20_Internet_20_Link">syminfo.recommendations_buy</text:a><text:a xlink:type="simple" xlink:href="https://www.tradingview.com/pine-script-reference/v6/#var_syminfo.recommendations_buy_strong" text:style-name="Internet_20_link" text:visited-style-name="Visited_20_Internet_20_Link">syminfo.recommendations_buy_strong</text:a><text:a xlink:type="simple" xlink:href="https://www.tradingview.com/pine-script-reference/v6/#var_syminfo.recommendations_hold" text:style-name="Internet_20_link" text:visited-style-name="Visited_20_Internet_20_Link">syminfo.recommendations_hold</text:a><text:a xlink:type="simple" xlink:href="https://www.tradingview.com/pine-script-reference/v6/#var_syminfo.recommendations_total" text:style-name="Internet_20_link" text:visited-style-name="Visited_20_Internet_20_Link">syminfo.recommendations_total</text:a><text:a xlink:type="simple" xlink:href="https://www.tradingview.com/pine-script-reference/v6/#var_syminfo.recommendations_sell" text:style-name="Internet_20_link" text:visited-style-name="Visited_20_Internet_20_Link">syminfo.recommendations_sell</text:a><text:a xlink:type="simple" xlink:href="https://www.tradingview.com/pine-script-reference/v6/#var_syminfo.recommendations_sell_strong" text:style-name="Internet_20_link" text:visited-style-name="Visited_20_Internet_20_Link">syminfo.recommendations_sell_strong</text:a></text:p>
      </text:section>
      <text:section text:style-name="Sect1" text:name="var_syminfo.recommendations_hold">
        <text:h text:style-name="P2" text:outline-level="3">syminfo.recommendations_hold</text:h>
      </text:section>
      <text:p text:style-name="P3">The number of analysts who gave the current symbol a "Hold" rating.</text:p>
      <text:p text:style-name="P3">Type</text:p>
      <text:p text:style-name="P3">series int</text:p>
      <text:p text:style-name="P3">Example</text:p>
      <text:section text:style-name="Sect1" text:name="Section108">
        <text:p text:style-name="P4"><text:bookmark text:name="var_syminfo.recommendations_hold"/><text:span text:style-name="Source_20_Text">//@version=6</text:span></text:p>
        <text:p text:style-name="Preformatted_20_Text"><text:span text:style-name="Source_20_Text">indicator("syminfo recommendations", overlay = true)</text:span></text:p>
        <text:p text:style-name="Preformatted_20_Text"><text:span text:style-name="Source_20_Text">//@variable A table containing information about analyst recommendations.</text:span></text:p>
        <text:p text:style-name="Preformatted_20_Text"><text:span text:style-name="Source_20_Text">var table ratings = table.new(position.top_right, 8, 2, frame_color = #000000)</text:span></text:p>
        <text:p text:style-name="Preformatted_20_Text"><text:span text:style-name="Source_20_Text">if barstate.islastconfirmedhistory</text:span></text:p>
        <text:p text:style-name="Preformatted_20_Text"><text:span text:style-name="Source_20_Text">    //@variable The time value one year from the date of the last analyst recommendations.</text:span></text:p>
        <text:p text:style-name="Preformatted_20_Text"><text:span text:style-name="Source_20_Text">    int YTD = syminfo.target_price_date + timeframe.in_seconds("12M") * 1000</text:span></text:p>
        <text:p text:style-name="Preformatted_20_Text"><text:span text:style-name="Source_20_Text">    // Add header cells.</text:span></text:p>
        <text:p text:style-name="Preformatted_20_Text"><text:span text:style-name="Source_20_Text">    table.cell(ratings, 0, 0, "Start Date", bgcolor = color.gray, text_color = #000000, text_size = size.large)</text:span></text:p>
        <text:p text:style-name="Preformatted_20_Text"><text:span text:style-name="Source_20_Text">    table.cell(ratings, 1, 0, "End Date", bgcolor = color.gray, text_color = #000000, text_size = size.large)</text:span></text:p>
        <text:p text:style-name="Preformatted_20_Text"><text:span text:style-name="Source_20_Text">    table.cell(ratings, 2, 0, "Buy", bgcolor = color.teal, text_color = #000000, text_size = size.large)</text:span></text:p>
        <text:p text:style-name="Preformatted_20_Text"><text:span text:style-name="Source_20_Text">    table.cell(ratings, 3, 0, "Strong Buy", bgcolor = color.lime, text_color = #000000, text_size = size.large)</text:span></text:p>
        <text:p text:style-name="Preformatted_20_Text"><text:span text:style-name="Source_20_Text">    table.cell(ratings, 4, 0, "Sell", bgcolor = color.maroon, text_color = #000000, text_size = size.large)</text:span></text:p>
        <text:p text:style-name="Preformatted_20_Text"><text:span text:style-name="Source_20_Text">    table.cell(ratings, 5, 0, "Strong Sell", bgcolor = color.red, text_color = #000000, text_size = size.large)</text:span></text:p>
        <text:p text:style-name="Preformatted_20_Text"><text:span text:style-name="Source_20_Text">    table.cell(ratings, 6, 0, "Hold", bgcolor = color.orange, text_color = #000000, text_size = size.large)</text:span></text:p>
        <text:p text:style-name="Preformatted_20_Text"><text:span text:style-name="Source_20_Text">    table.cell(ratings, 7, 0, "Total", bgcolor = color.silver, text_color = #000000, text_size = size.large)</text:span></text:p>
        <text:p text:style-name="Preformatted_20_Text"><text:span text:style-name="Source_20_Text">    // Recommendation strings</text:span></text:p>
        <text:p text:style-name="Preformatted_20_Text"><text:span text:style-name="Source_20_Text">    string startDate         = str.format_time(syminfo.recommendations_date, "yyyy-MM-dd")</text:span></text:p>
        <text:p text:style-name="Preformatted_20_Text"><text:span text:style-name="Source_20_Text">    string endDate           = str.format_time(YTD, "yyyy-MM-dd")</text:span></text:p>
        <text:p text:style-name="Preformatted_20_Text"><text:span text:style-name="Source_20_Text">    string buyRatings        = str.tostring(syminfo.recommendations_buy)</text:span></text:p>
        <text:p text:style-name="Preformatted_20_Text"><text:span text:style-name="Source_20_Text">    string strongBuyRatings  = str.tostring(syminfo.recommendations_buy_strong)</text:span></text:p>
        <text:p text:style-name="Preformatted_20_Text"><text:span text:style-name="Source_20_Text">    string sellRatings       = str.tostring(syminfo.recommendations_sell)</text:span></text:p>
        <text:p text:style-name="Preformatted_20_Text"><text:span text:style-name="Source_20_Text">    string strongSellRatings = str.tostring(syminfo.recommendations_sell_strong)</text:span></text:p>
        <text:p text:style-name="Preformatted_20_Text"><text:span text:style-name="Source_20_Text">    string holdRatings       = str.tostring(syminfo.recommendations_hold)</text:span></text:p>
        <text:p text:style-name="Preformatted_20_Text"><text:span text:style-name="Source_20_Text">    string totalRatings      = str.tostring(syminfo.recommendations_total)</text:span></text:p>
        <text:p text:style-name="Preformatted_20_Text"><text:span text:style-name="Source_20_Text">    // Add value cells</text:span></text:p>
        <text:p text:style-name="Preformatted_20_Text"><text:span text:style-name="Source_20_Text">    table.cell(ratings, 0, 1, startDate, bgcolor = color.gray, text_color = #000000, text_size = size.large)</text:span></text:p>
        <text:p text:style-name="Preformatted_20_Text"><text:span text:style-name="Source_20_Text">    table.cell(ratings, 1, 1, endDate, bgcolor = color.gray, text_color = #000000, text_size = size.large)</text:span></text:p>
        <text:p text:style-name="Preformatted_20_Text"><text:span text:style-name="Source_20_Text">    table.cell(ratings, 2, 1, buyRatings, bgcolor = color.teal, text_color = #000000, text_size = size.large)</text:span></text:p>
        <text:p text:style-name="Preformatted_20_Text"><text:span text:style-name="Source_20_Text">    table.cell(ratings, 3, 1, strongBuyRatings, bgcolor = color.lime, text_color = #000000, text_size = size.large)</text:span></text:p>
        <text:p text:style-name="P5"><text:span text:style-name="Source_20_Text">    table.cell(ratings, 4, 1, sellRatings, bgcolor = color.maroon, text_color = #000000, text_size = size.large)</text:span></text:p>
        <text:p text:style-name="P3">See also</text:p>
        <text:p text:style-name="P3"><text:a xlink:type="simple" xlink:href="https://www.tradingview.com/pine-script-reference/v6/#var_syminfo.recommendations_buy" text:style-name="Internet_20_link" text:visited-style-name="Visited_20_Internet_20_Link">syminfo.recommendations_buy</text:a><text:a xlink:type="simple" xlink:href="https://www.tradingview.com/pine-script-reference/v6/#var_syminfo.recommendations_buy_strong" text:style-name="Internet_20_link" text:visited-style-name="Visited_20_Internet_20_Link">syminfo.recommendations_buy_strong</text:a><text:a xlink:type="simple" xlink:href="https://www.tradingview.com/pine-script-reference/v6/#var_syminfo.recommendations_date" text:style-name="Internet_20_link" text:visited-style-name="Visited_20_Internet_20_Link">syminfo.recommendations_date</text:a><text:a xlink:type="simple" xlink:href="https://www.tradingview.com/pine-script-reference/v6/#var_syminfo.recommendations_total" text:style-name="Internet_20_link" text:visited-style-name="Visited_20_Internet_20_Link">syminfo.recommendations_total</text:a><text:a xlink:type="simple" xlink:href="https://www.tradingview.com/pine-script-reference/v6/#var_syminfo.recommendations_sell" text:style-name="Internet_20_link" text:visited-style-name="Visited_20_Internet_20_Link">syminfo.recommendations_sell</text:a><text:a xlink:type="simple" xlink:href="https://www.tradingview.com/pine-script-reference/v6/#var_syminfo.recommendations_sell_strong" text:style-name="Internet_20_link" text:visited-style-name="Visited_20_Internet_20_Link">syminfo.recommendations_sell_strong</text:a></text:p>
      </text:section>
      <text:section text:style-name="Sect1" text:name="var_syminfo.recommendations_sell">
        <text:h text:style-name="P2" text:outline-level="3">syminfo.recommendations_sell</text:h>
      </text:section>
      <text:p text:style-name="P3">The number of analysts who gave the current symbol a "Sell" rating.</text:p>
      <text:p text:style-name="P3">Type</text:p>
      <text:p text:style-name="P3">series int</text:p>
      <text:p text:style-name="P3">Example</text:p>
      <text:section text:style-name="Sect1" text:name="Section109">
        <text:p text:style-name="P4"><text:bookmark text:name="var_syminfo.recommendations_sell"/><text:span text:style-name="Source_20_Text">//@version=6</text:span></text:p>
        <text:p text:style-name="Preformatted_20_Text"><text:span text:style-name="Source_20_Text">indicator("syminfo recommendations", overlay = true)</text:span></text:p>
        <text:p text:style-name="Preformatted_20_Text"><text:span text:style-name="Source_20_Text">//@variable A table containing information about analyst recommendations.</text:span></text:p>
        <text:p text:style-name="Preformatted_20_Text"><text:span text:style-name="Source_20_Text">var table ratings = table.new(position.top_right, 8, 2, frame_color = #000000)</text:span></text:p>
        <text:p text:style-name="Preformatted_20_Text"><text:span text:style-name="Source_20_Text">if barstate.islastconfirmedhistory</text:span></text:p>
        <text:p text:style-name="Preformatted_20_Text"><text:span text:style-name="Source_20_Text">    //@variable The time value one year from the date of the last analyst recommendations.</text:span></text:p>
        <text:p text:style-name="Preformatted_20_Text"><text:span text:style-name="Source_20_Text">    int YTD = syminfo.target_price_date + timeframe.in_seconds("12M") * 1000</text:span></text:p>
        <text:p text:style-name="Preformatted_20_Text"><text:span text:style-name="Source_20_Text">    // Add header cells.</text:span></text:p>
        <text:p text:style-name="Preformatted_20_Text"><text:span text:style-name="Source_20_Text">    table.cell(ratings, 0, 0, "Start Date", bgcolor = color.gray, text_color = #000000, text_size = size.large)</text:span></text:p>
        <text:p text:style-name="Preformatted_20_Text"><text:span text:style-name="Source_20_Text">    table.cell(ratings, 1, 0, "End Date", bgcolor = color.gray, text_color = #000000, text_size = size.large)</text:span></text:p>
        <text:p text:style-name="Preformatted_20_Text"><text:span text:style-name="Source_20_Text">    table.cell(ratings, 2, 0, "Buy", bgcolor = color.teal, text_color = #000000, text_size = size.large)</text:span></text:p>
        <text:p text:style-name="Preformatted_20_Text"><text:span text:style-name="Source_20_Text">    table.cell(ratings, 3, 0, "Strong Buy", bgcolor = color.lime, text_color = #000000, text_size = size.large)</text:span></text:p>
        <text:p text:style-name="Preformatted_20_Text"><text:span text:style-name="Source_20_Text">    table.cell(ratings, 4, 0, "Sell", bgcolor = color.maroon, text_color = #000000, text_size = size.large)</text:span></text:p>
        <text:p text:style-name="Preformatted_20_Text"><text:span text:style-name="Source_20_Text">    table.cell(ratings, 5, 0, "Strong Sell", bgcolor = color.red, text_color = #000000, text_size = size.large)</text:span></text:p>
        <text:p text:style-name="Preformatted_20_Text"><text:span text:style-name="Source_20_Text">    table.cell(ratings, 6, 0, "Hold", bgcolor = color.orange, text_color = #000000, text_size = size.large)</text:span></text:p>
        <text:p text:style-name="Preformatted_20_Text"><text:span text:style-name="Source_20_Text">    table.cell(ratings, 7, 0, "Total", bgcolor = color.silver, text_color = #000000, text_size = size.large)</text:span></text:p>
        <text:p text:style-name="Preformatted_20_Text"><text:span text:style-name="Source_20_Text">    // Recommendation strings</text:span></text:p>
        <text:p text:style-name="Preformatted_20_Text"><text:span text:style-name="Source_20_Text">    string startDate         = str.format_time(syminfo.recommendations_date, "yyyy-MM-dd")</text:span></text:p>
        <text:p text:style-name="Preformatted_20_Text"><text:span text:style-name="Source_20_Text">    string endDate           = str.format_time(YTD, "yyyy-MM-dd")</text:span></text:p>
        <text:p text:style-name="Preformatted_20_Text"><text:span text:style-name="Source_20_Text">    string buyRatings        = str.tostring(syminfo.recommendations_buy)</text:span></text:p>
        <text:p text:style-name="Preformatted_20_Text"><text:span text:style-name="Source_20_Text">    string strongBuyRatings  = str.tostring(syminfo.recommendations_buy_strong)</text:span></text:p>
        <text:p text:style-name="Preformatted_20_Text"><text:span text:style-name="Source_20_Text">    string sellRatings       = str.tostring(syminfo.recommendations_sell)</text:span></text:p>
        <text:p text:style-name="Preformatted_20_Text"><text:span text:style-name="Source_20_Text">    string strongSellRatings = str.tostring(syminfo.recommendations_sell_strong)</text:span></text:p>
        <text:p text:style-name="Preformatted_20_Text"><text:span text:style-name="Source_20_Text">    string holdRatings       = str.tostring(syminfo.recommendations_hold)</text:span></text:p>
        <text:p text:style-name="Preformatted_20_Text"><text:span text:style-name="Source_20_Text">    string totalRatings      = str.tostring(syminfo.recommendations_total)</text:span></text:p>
        <text:p text:style-name="Preformatted_20_Text"><text:span text:style-name="Source_20_Text">    // Add value cells</text:span></text:p>
        <text:p text:style-name="Preformatted_20_Text"><text:span text:style-name="Source_20_Text">    table.cell(ratings, 0, 1, startDate, bgcolor = color.gray, text_color = #000000, text_size = size.large)</text:span></text:p>
        <text:p text:style-name="Preformatted_20_Text"><text:span text:style-name="Source_20_Text">    table.cell(ratings, 1, 1, endDate, bgcolor = color.gray, text_color = #000000, text_size = size.large)</text:span></text:p>
        <text:p text:style-name="Preformatted_20_Text"><text:span text:style-name="Source_20_Text">    table.cell(ratings, 2, 1, buyRatings, bgcolor = color.teal, text_color = #000000, text_size = size.large)</text:span></text:p>
        <text:p text:style-name="Preformatted_20_Text"><text:span text:style-name="Source_20_Text">    table.cell(ratings, 3, 1, strongBuyRatings, bgcolor = color.lime, text_color = #000000, text_size = size.large)</text:span></text:p>
        <text:p text:style-name="P5"><text:span text:style-name="Source_20_Text">    table.cell(ratings, 4, 1, sellRatings, bgcolor = color.maroon, text_color = #000000, text_size = size.large)</text:span></text:p>
        <text:p text:style-name="P3">See also</text:p>
        <text:p text:style-name="P3"><text:a xlink:type="simple" xlink:href="https://www.tradingview.com/pine-script-reference/v6/#var_syminfo.recommendations_buy" text:style-name="Internet_20_link" text:visited-style-name="Visited_20_Internet_20_Link">syminfo.recommendations_buy</text:a><text:a xlink:type="simple" xlink:href="https://www.tradingview.com/pine-script-reference/v6/#var_syminfo.recommendations_buy_strong" text:style-name="Internet_20_link" text:visited-style-name="Visited_20_Internet_20_Link">syminfo.recommendations_buy_strong</text:a><text:a xlink:type="simple" xlink:href="https://www.tradingview.com/pine-script-reference/v6/#var_syminfo.recommendations_date" text:style-name="Internet_20_link" text:visited-style-name="Visited_20_Internet_20_Link">syminfo.recommendations_date</text:a><text:a xlink:type="simple" xlink:href="https://www.tradingview.com/pine-script-reference/v6/#var_syminfo.recommendations_hold" text:style-name="Internet_20_link" text:visited-style-name="Visited_20_Internet_20_Link">syminfo.recommendations_hold</text:a><text:a xlink:type="simple" xlink:href="https://www.tradingview.com/pine-script-reference/v6/#var_syminfo.recommendations_total" text:style-name="Internet_20_link" text:visited-style-name="Visited_20_Internet_20_Link">syminfo.recommendations_total</text:a><text:a xlink:type="simple" xlink:href="https://www.tradingview.com/pine-script-reference/v6/#var_syminfo.recommendations_sell_strong" text:style-name="Internet_20_link" text:visited-style-name="Visited_20_Internet_20_Link">syminfo.recommendations_sell_strong</text:a></text:p>
      </text:section>
      <text:section text:style-name="Sect1" text:name="var_syminfo.recommendations_sell_strong">
        <text:h text:style-name="P2" text:outline-level="3">syminfo.recommendations_sell_strong</text:h>
      </text:section>
      <text:p text:style-name="P3">The number of analysts who gave the current symbol a "Strong Sell" rating.</text:p>
      <text:p text:style-name="P3">Type</text:p>
      <text:p text:style-name="P3">series int</text:p>
      <text:p text:style-name="P3">Example</text:p>
      <text:section text:style-name="Sect1" text:name="Section110">
        <text:p text:style-name="P4"><text:bookmark text:name="var_syminfo.recommendations_sell_strong"/><text:soft-page-break/><text:span text:style-name="Source_20_Text">//@version=6</text:span></text:p>
        <text:p text:style-name="Preformatted_20_Text"><text:span text:style-name="Source_20_Text">indicator("syminfo recommendations", overlay = true)</text:span></text:p>
        <text:p text:style-name="Preformatted_20_Text"><text:span text:style-name="Source_20_Text">//@variable A table containing information about analyst recommendations.</text:span></text:p>
        <text:p text:style-name="Preformatted_20_Text"><text:span text:style-name="Source_20_Text">var table ratings = table.new(position.top_right, 8, 2, frame_color = #000000)</text:span></text:p>
        <text:p text:style-name="Preformatted_20_Text"><text:span text:style-name="Source_20_Text">if barstate.islastconfirmedhistory</text:span></text:p>
        <text:p text:style-name="Preformatted_20_Text"><text:span text:style-name="Source_20_Text">    //@variable The time value one year from the date of the last analyst recommendations.</text:span></text:p>
        <text:p text:style-name="Preformatted_20_Text"><text:span text:style-name="Source_20_Text">    int YTD = syminfo.target_price_date + timeframe.in_seconds("12M") * 1000</text:span></text:p>
        <text:p text:style-name="Preformatted_20_Text"><text:span text:style-name="Source_20_Text">    // Add header cells.</text:span></text:p>
        <text:p text:style-name="Preformatted_20_Text"><text:span text:style-name="Source_20_Text">    table.cell(ratings, 0, 0, "Start Date", bgcolor = color.gray, text_color = #000000, text_size = size.large)</text:span></text:p>
        <text:p text:style-name="Preformatted_20_Text"><text:span text:style-name="Source_20_Text">    table.cell(ratings, 1, 0, "End Date", bgcolor = color.gray, text_color = #000000, text_size = size.large)</text:span></text:p>
        <text:p text:style-name="Preformatted_20_Text"><text:span text:style-name="Source_20_Text">    table.cell(ratings, 2, 0, "Buy", bgcolor = color.teal, text_color = #000000, text_size = size.large)</text:span></text:p>
        <text:p text:style-name="Preformatted_20_Text"><text:span text:style-name="Source_20_Text">    table.cell(ratings, 3, 0, "Strong Buy", bgcolor = color.lime, text_color = #000000, text_size = size.large)</text:span></text:p>
        <text:p text:style-name="Preformatted_20_Text"><text:span text:style-name="Source_20_Text">    table.cell(ratings, 4, 0, "Sell", bgcolor = color.maroon, text_color = #000000, text_size = size.large)</text:span></text:p>
        <text:p text:style-name="Preformatted_20_Text"><text:span text:style-name="Source_20_Text">    table.cell(ratings, 5, 0, "Strong Sell", bgcolor = color.red, text_color = #000000, text_size = size.large)</text:span></text:p>
        <text:p text:style-name="Preformatted_20_Text"><text:span text:style-name="Source_20_Text">    table.cell(ratings, 6, 0, "Hold", bgcolor = color.orange, text_color = #000000, text_size = size.large)</text:span></text:p>
        <text:p text:style-name="Preformatted_20_Text"><text:span text:style-name="Source_20_Text">    table.cell(ratings, 7, 0, "Total", bgcolor = color.silver, text_color = #000000, text_size = size.large)</text:span></text:p>
        <text:p text:style-name="Preformatted_20_Text"><text:span text:style-name="Source_20_Text">    // Recommendation strings</text:span></text:p>
        <text:p text:style-name="Preformatted_20_Text"><text:span text:style-name="Source_20_Text">    string startDate         = str.format_time(syminfo.recommendations_date, "yyyy-MM-dd")</text:span></text:p>
        <text:p text:style-name="Preformatted_20_Text"><text:span text:style-name="Source_20_Text">    string endDate           = str.format_time(YTD, "yyyy-MM-dd")</text:span></text:p>
        <text:p text:style-name="Preformatted_20_Text"><text:span text:style-name="Source_20_Text">    string buyRatings        = str.tostring(syminfo.recommendations_buy)</text:span></text:p>
        <text:p text:style-name="Preformatted_20_Text"><text:span text:style-name="Source_20_Text">    string strongBuyRatings  = str.tostring(syminfo.recommendations_buy_strong)</text:span></text:p>
        <text:p text:style-name="Preformatted_20_Text"><text:span text:style-name="Source_20_Text">    string sellRatings       = str.tostring(syminfo.recommendations_sell)</text:span></text:p>
        <text:p text:style-name="Preformatted_20_Text"><text:span text:style-name="Source_20_Text">    string strongSellRatings = str.tostring(syminfo.recommendations_sell_strong)</text:span></text:p>
        <text:p text:style-name="Preformatted_20_Text"><text:span text:style-name="Source_20_Text">    string holdRatings       = str.tostring(syminfo.recommendations_hold)</text:span></text:p>
        <text:p text:style-name="Preformatted_20_Text"><text:span text:style-name="Source_20_Text">    string totalRatings      = str.tostring(syminfo.recommendations_total)</text:span></text:p>
        <text:p text:style-name="Preformatted_20_Text"><text:span text:style-name="Source_20_Text">    // Add value cells</text:span></text:p>
        <text:p text:style-name="Preformatted_20_Text"><text:span text:style-name="Source_20_Text">    table.cell(ratings, 0, 1, startDate, bgcolor = color.gray, text_color = #000000, text_size = size.large)</text:span></text:p>
        <text:p text:style-name="Preformatted_20_Text"><text:span text:style-name="Source_20_Text">    table.cell(ratings, 1, 1, endDate, bgcolor = color.gray, text_color = #000000, text_size = size.large)</text:span></text:p>
        <text:p text:style-name="Preformatted_20_Text"><text:span text:style-name="Source_20_Text">    table.cell(ratings, 2, 1, buyRatings, bgcolor = color.teal, text_color = #000000, text_size = size.large)</text:span></text:p>
        <text:p text:style-name="Preformatted_20_Text"><text:span text:style-name="Source_20_Text">    table.cell(ratings, 3, 1, strongBuyRatings, bgcolor = color.lime, text_color = #000000, text_size = size.large)</text:span></text:p>
        <text:p text:style-name="P5"><text:span text:style-name="Source_20_Text">    table.cell(ratings, 4, 1, sellRatings, bgcolor = color.maroon, text_color = #000000, text_size = size.large)</text:span></text:p>
        <text:p text:style-name="P3">See also</text:p>
        <text:p text:style-name="P3"><text:a xlink:type="simple" xlink:href="https://www.tradingview.com/pine-script-reference/v6/#var_syminfo.recommendations_buy" text:style-name="Internet_20_link" text:visited-style-name="Visited_20_Internet_20_Link">syminfo.recommendations_buy</text:a><text:a xlink:type="simple" xlink:href="https://www.tradingview.com/pine-script-reference/v6/#var_syminfo.recommendations_buy_strong" text:style-name="Internet_20_link" text:visited-style-name="Visited_20_Internet_20_Link">syminfo.recommendations_buy_strong</text:a><text:a xlink:type="simple" xlink:href="https://www.tradingview.com/pine-script-reference/v6/#var_syminfo.recommendations_date" text:style-name="Internet_20_link" text:visited-style-name="Visited_20_Internet_20_Link">syminfo.recommendations_date</text:a><text:a xlink:type="simple" xlink:href="https://www.tradingview.com/pine-script-reference/v6/#var_syminfo.recommendations_hold" text:style-name="Internet_20_link" text:visited-style-name="Visited_20_Internet_20_Link">syminfo.recommendations_hold</text:a><text:a xlink:type="simple" xlink:href="https://www.tradingview.com/pine-script-reference/v6/#var_syminfo.recommendations_total" text:style-name="Internet_20_link" text:visited-style-name="Visited_20_Internet_20_Link">syminfo.recommendations_total</text:a><text:a xlink:type="simple" xlink:href="https://www.tradingview.com/pine-script-reference/v6/#var_syminfo.recommendations_sell" text:style-name="Internet_20_link" text:visited-style-name="Visited_20_Internet_20_Link">syminfo.recommendations_sell</text:a></text:p>
      </text:section>
      <text:section text:style-name="Sect1" text:name="var_syminfo.recommendations_total">
        <text:h text:style-name="P2" text:outline-level="3">syminfo.recommendations_total</text:h>
      </text:section>
      <text:p text:style-name="P3">The total number of recommendations for the current symbol.</text:p>
      <text:p text:style-name="P3">Type</text:p>
      <text:p text:style-name="P3">series int</text:p>
      <text:p text:style-name="P3">Example</text:p>
      <text:section text:style-name="Sect1" text:name="Section111">
        <text:p text:style-name="P4"><text:bookmark text:name="var_syminfo.recommendations_total"/><text:span text:style-name="Source_20_Text">//@version=6</text:span></text:p>
        <text:p text:style-name="Preformatted_20_Text"><text:span text:style-name="Source_20_Text">indicator("syminfo recommendations", overlay = true)</text:span></text:p>
        <text:p text:style-name="Preformatted_20_Text"><text:span text:style-name="Source_20_Text">//@variable A table containing information about analyst recommendations.</text:span></text:p>
        <text:p text:style-name="Preformatted_20_Text"><text:span text:style-name="Source_20_Text">var table ratings = table.new(position.top_right, 8, 2, frame_color = #000000)</text:span></text:p>
        <text:p text:style-name="Preformatted_20_Text"><text:span text:style-name="Source_20_Text">if barstate.islastconfirmedhistory</text:span></text:p>
        <text:p text:style-name="Preformatted_20_Text"><text:span text:style-name="Source_20_Text">    //@variable The time value one year from the date of the last analyst recommendations.</text:span></text:p>
        <text:p text:style-name="Preformatted_20_Text"><text:span text:style-name="Source_20_Text">    int YTD = syminfo.target_price_date + timeframe.in_seconds("12M") * 1000</text:span></text:p>
        <text:p text:style-name="Preformatted_20_Text"><text:span text:style-name="Source_20_Text">    // Add header cells.</text:span></text:p>
        <text:p text:style-name="Preformatted_20_Text"><text:span text:style-name="Source_20_Text">    table.cell(ratings, 0, 0, "Start Date", bgcolor = color.gray, text_color = #000000, text_size = size.large)</text:span></text:p>
        <text:p text:style-name="Preformatted_20_Text"><text:span text:style-name="Source_20_Text">    table.cell(ratings, 1, 0, "End Date", bgcolor = color.gray, text_color = #000000, text_size = size.large)</text:span></text:p>
        <text:p text:style-name="Preformatted_20_Text"><text:span text:style-name="Source_20_Text">    table.cell(ratings, 2, 0, "Buy", bgcolor = color.teal, text_color = #000000, text_size = size.large)</text:span></text:p>
        <text:p text:style-name="Preformatted_20_Text"><text:span text:style-name="Source_20_Text">    table.cell(ratings, 3, 0, "Strong Buy", bgcolor = color.lime, text_color = #000000, text_size = size.large)</text:span></text:p>
        <text:p text:style-name="Preformatted_20_Text"><text:span text:style-name="Source_20_Text">    table.cell(ratings, 4, 0, "Sell", bgcolor = color.maroon, text_color = #000000, text_size = size.large)</text:span></text:p>
        <text:p text:style-name="Preformatted_20_Text"><text:span text:style-name="Source_20_Text">    table.cell(ratings, 5, 0, "Strong Sell", bgcolor = color.red, text_color = #000000, text_size = size.large)</text:span></text:p>
        <text:p text:style-name="Preformatted_20_Text"><text:span text:style-name="Source_20_Text">    table.cell(ratings, 6, 0, "Hold", bgcolor = color.orange, text_color = #000000, text_size = size.large)</text:span></text:p>
        <text:p text:style-name="Preformatted_20_Text"><text:span text:style-name="Source_20_Text">    table.cell(ratings, 7, 0, "Total", bgcolor = color.silver, text_color = #000000, text_size = size.large)</text:span></text:p>
        <text:p text:style-name="Preformatted_20_Text"><text:span text:style-name="Source_20_Text">    // Recommendation strings</text:span></text:p>
        <text:p text:style-name="Preformatted_20_Text"><text:span text:style-name="Source_20_Text">    string startDate         = str.format_time(syminfo.recommendations_date, "yyyy-MM-dd")</text:span></text:p>
        <text:p text:style-name="Preformatted_20_Text"><text:span text:style-name="Source_20_Text">    string endDate           = str.format_time(YTD, "yyyy-MM-dd")</text:span></text:p>
        <text:p text:style-name="Preformatted_20_Text"><text:span text:style-name="Source_20_Text">    string buyRatings        = str.tostring(syminfo.recommendations_buy)</text:span></text:p>
        <text:p text:style-name="Preformatted_20_Text"><text:span text:style-name="Source_20_Text">    string strongBuyRatings  = str.tostring(syminfo.recommendations_buy_strong)</text:span></text:p>
        <text:p text:style-name="Preformatted_20_Text"><text:span text:style-name="Source_20_Text">    string sellRatings       = str.tostring(syminfo.recommendations_sell)</text:span></text:p>
        <text:p text:style-name="Preformatted_20_Text"><text:span text:style-name="Source_20_Text">    string strongSellRatings = str.tostring(syminfo.recommendations_sell_strong)</text:span></text:p>
        <text:p text:style-name="Preformatted_20_Text"><text:span text:style-name="Source_20_Text">    string holdRatings       = str.tostring(syminfo.recommendations_hold)</text:span></text:p>
        <text:p text:style-name="Preformatted_20_Text"><text:span text:style-name="Source_20_Text">    string totalRatings      = str.tostring(syminfo.recommendations_total)</text:span></text:p>
        <text:p text:style-name="Preformatted_20_Text"><text:span text:style-name="Source_20_Text">    // Add value cells</text:span></text:p>
        <text:p text:style-name="Preformatted_20_Text"><text:span text:style-name="Source_20_Text">    table.cell(ratings, 0, 1, startDate, bgcolor = color.gray, text_color = #000000, text_size = size.large)</text:span></text:p>
        <text:p text:style-name="Preformatted_20_Text"><text:span text:style-name="Source_20_Text">    table.cell(ratings, 1, 1, endDate, bgcolor = color.gray, text_color = #000000, text_size = size.large)</text:span></text:p>
        <text:p text:style-name="Preformatted_20_Text"><text:span text:style-name="Source_20_Text">    table.cell(ratings, 2, 1, buyRatings, bgcolor = color.teal, text_color = #000000, text_size = size.large)</text:span></text:p>
        <text:p text:style-name="Preformatted_20_Text"><text:span text:style-name="Source_20_Text">    table.cell(ratings, 3, 1, strongBuyRatings, bgcolor = color.lime, text_color = #000000, text_size = size.large)</text:span></text:p>
        <text:p text:style-name="P5"><text:span text:style-name="Source_20_Text">    table.cell(ratings, 4, 1, sellRatings, bgcolor = color.maroon, text_color = #000000, text_size = size.large)</text:span></text:p>
        <text:p text:style-name="P3">See also</text:p>
        <text:p text:style-name="P3"><text:a xlink:type="simple" xlink:href="https://www.tradingview.com/pine-script-reference/v6/#var_syminfo.recommendations_buy" text:style-name="Internet_20_link" text:visited-style-name="Visited_20_Internet_20_Link">syminfo.recommendations_buy</text:a><text:a xlink:type="simple" xlink:href="https://www.tradingview.com/pine-script-reference/v6/#var_syminfo.recommendations_buy_strong" text:style-name="Internet_20_link" text:visited-style-name="Visited_20_Internet_20_Link">syminfo.recommendations_buy_strong</text:a><text:a xlink:type="simple" xlink:href="https://www.tradingview.com/pine-script-reference/v6/#var_syminfo.recommendations_date" text:style-name="Internet_20_link" text:visited-style-name="Visited_20_Internet_20_Link">syminfo.recommendations_date</text:a><text:a xlink:type="simple" xlink:href="https://www.tradingview.com/pine-script-reference/v6/#var_syminfo.recommendations_hold" text:style-name="Internet_20_link" text:visited-style-name="Visited_20_Internet_20_Link">syminfo.recommendations_hold</text:a><text:a xlink:type="simple" xlink:href="https://www.tradingview.com/pine-script-reference/v6/#var_syminfo.recommendations_sell" text:style-name="Internet_20_link" text:visited-style-name="Visited_20_Internet_20_Link">syminfo.recommendations_sell</text:a><text:a xlink:type="simple" xlink:href="https://www.tradingview.com/pine-script-reference/v6/#var_syminfo.recommendations_sell_strong" text:style-name="Internet_20_link" text:visited-style-name="Visited_20_Internet_20_Link">syminfo.recommendations_sell_strong</text:a></text:p>
      </text:section>
      <text:section text:style-name="Sect1" text:name="var_syminfo.root">
        <text:h text:style-name="P2" text:outline-level="3">syminfo.root</text:h>
      </text:section>
      <text:p text:style-name="P3">Root for derivatives like futures contract. For other symbols returns the same value as <text:a xlink:type="simple" xlink:href="https://www.tradingview.com/pine-script-reference/v6/#var_syminfo.ticker" text:style-name="Internet_20_link" text:visited-style-name="Visited_20_Internet_20_Link">syminfo.ticker</text:a>.</text:p>
      <text:p text:style-name="P3">Type</text:p>
      <text:p text:style-name="P3">simple string</text:p>
      <text:p text:style-name="P3">Example</text:p>
      <text:section text:style-name="Sect1" text:name="Section112">
        <text:p text:style-name="P4"><text:bookmark text:name="var_syminfo.root"/><text:span text:style-name="Source_20_Text">//@version=6</text:span></text:p>
        <text:p text:style-name="Preformatted_20_Text"><text:span text:style-name="Source_20_Text">indicator("syminfo.root")</text:span></text:p>
        <text:p text:style-name="Preformatted_20_Text"><text:span text:style-name="Source_20_Text">// If the current chart symbol is continuous futures ('ES1!'), it would display 'ES'.</text:span></text:p>
        <text:p text:style-name="Preformatted_20_Text"><text:span text:style-name="Source_20_Text">if barstate.islastconfirmedhistory</text:span></text:p>
        <text:p text:style-name="P5"><text:span text:style-name="Source_20_Text">    label.new(bar_index, high, syminfo.root)</text:span></text:p>
        <text:p text:style-name="P3">See also</text:p>
        <text:p text:style-name="P3"><text:a xlink:type="simple" xlink:href="https://www.tradingview.com/pine-script-reference/v6/#var_syminfo.ticker" text:style-name="Internet_20_link" text:visited-style-name="Visited_20_Internet_20_Link">syminfo.ticker</text:a><text:a xlink:type="simple" xlink:href="https://www.tradingview.com/pine-script-reference/v6/#var_syminfo.tickerid" text:style-name="Internet_20_link" text:visited-style-name="Visited_20_Internet_20_Link">syminfo.tickerid</text:a></text:p>
      </text:section>
      <text:section text:style-name="Sect1" text:name="var_syminfo.sector">
        <text:h text:style-name="P2" text:outline-level="3">syminfo.sector</text:h>
      </text:section>
      <text:section text:style-name="Sect1" text:name="Section113">
        <text:p text:style-name="P6"><text:bookmark text:name="var_syminfo.sector"/>Returns the sector of the symbol, or <text:a xlink:type="simple" xlink:href="https://www.tradingview.com/pine-script-reference/v6/#var_na" text:style-name="Internet_20_link" text:visited-style-name="Visited_20_Internet_20_Link">na</text:a> if the symbol has no sector. Example: "Electronic Technology", "Technology services", "Energy Minerals", "Consumer Durables", etc. These are the same values one can see in the chart's "Symbol info" window.</text:p>
        <text:p text:style-name="P3">Type</text:p>
        <text:p text:style-name="P3">simple string</text:p>
        <text:p text:style-name="P3">Remarks</text:p>
        <text:p text:style-name="P3">A sector is a broad section of the economy. An industry is a narrower classification. NASDAQ:CAT (Caterpillar, Inc.) for example, belongs to the "Producer Manufacturing" sector and the "Trucks/Construction/Farm Machinery" industry.</text:p>
      </text:section>
      <text:section text:style-name="Sect1" text:name="var_syminfo.session">
        <text:h text:style-name="P2" text:outline-level="3">syminfo.session</text:h>
      </text:section>
      <text:section text:style-name="Sect1" text:name="Section114">
        <text:p text:style-name="P6"><text:bookmark text:name="var_syminfo.session"/>Session type of the chart main series. Possible values are <text:a xlink:type="simple" xlink:href="https://www.tradingview.com/pine-script-reference/v6/#const_session.regular" text:style-name="Internet_20_link" text:visited-style-name="Visited_20_Internet_20_Link">session.regular</text:a>, <text:a xlink:type="simple" xlink:href="https://www.tradingview.com/pine-script-reference/v6/#const_session.extended" text:style-name="Internet_20_link" text:visited-style-name="Visited_20_Internet_20_Link">session.extended</text:a>.</text:p>
        <text:p text:style-name="P3"><text:soft-page-break/>Type</text:p>
        <text:p text:style-name="P3">simple string</text:p>
        <text:p text:style-name="P3">See also</text:p>
        <text:p text:style-name="P3"><text:a xlink:type="simple" xlink:href="https://www.tradingview.com/pine-script-reference/v6/#const_session.regular" text:style-name="Internet_20_link" text:visited-style-name="Visited_20_Internet_20_Link">session.regular</text:a><text:a xlink:type="simple" xlink:href="https://www.tradingview.com/pine-script-reference/v6/#const_session.extended" text:style-name="Internet_20_link" text:visited-style-name="Visited_20_Internet_20_Link">session.extended</text:a></text:p>
      </text:section>
      <text:section text:style-name="Sect1" text:name="var_syminfo.shareholders">
        <text:h text:style-name="P2" text:outline-level="3">syminfo.shareholders</text:h>
      </text:section>
      <text:p text:style-name="P3">The number of shareholders the company has.</text:p>
      <text:p text:style-name="P3">Type</text:p>
      <text:p text:style-name="P3">simple int</text:p>
      <text:p text:style-name="P3">Example</text:p>
      <text:section text:style-name="Sect1" text:name="Section115">
        <text:p text:style-name="P4"><text:bookmark text:name="var_syminfo.shareholders"/><text:span text:style-name="Source_20_Text">//@version=6</text:span></text:p>
        <text:p text:style-name="Preformatted_20_Text"><text:span text:style-name="Source_20_Text">indicator("syminfo simple")</text:span></text:p>
        <text:p text:style-name="Preformatted_20_Text"><text:span text:style-name="Source_20_Text">//@variable A table containing information about a company's employees, shareholders, and shares.</text:span></text:p>
        <text:p text:style-name="Preformatted_20_Text"><text:span text:style-name="Source_20_Text">var result_table = table.new(position = position.top_right, columns = 2, rows = 5, border_width = 1)</text:span></text:p>
        <text:p text:style-name="Preformatted_20_Text"><text:span text:style-name="Source_20_Text">if barstate.islastconfirmedhistory</text:span></text:p>
        <text:p text:style-name="Preformatted_20_Text"><text:span text:style-name="Source_20_Text">    // Add header cells</text:span></text:p>
        <text:p text:style-name="Preformatted_20_Text"><text:span text:style-name="Source_20_Text">    table.cell(table_id = result_table, column = 0, row = 0, text = "name")</text:span></text:p>
        <text:p text:style-name="Preformatted_20_Text"><text:span text:style-name="Source_20_Text">    table.cell(table_id = result_table, column = 1, row = 0, text = "value")</text:span></text:p>
        <text:p text:style-name="Preformatted_20_Text"><text:span text:style-name="Source_20_Text">    // Add employee info cells.</text:span></text:p>
        <text:p text:style-name="Preformatted_20_Text"><text:span text:style-name="Source_20_Text">    table.cell(table_id = result_table, column = 0, row = 1, text = "employees")</text:span></text:p>
        <text:p text:style-name="Preformatted_20_Text"><text:span text:style-name="Source_20_Text">    table.cell(table_id = result_table, column = 1, row = 1, text = str.tostring(syminfo.employees))</text:span></text:p>
        <text:p text:style-name="Preformatted_20_Text"><text:span text:style-name="Source_20_Text">    // Add shareholder cells.</text:span></text:p>
        <text:p text:style-name="Preformatted_20_Text"><text:span text:style-name="Source_20_Text">    table.cell(table_id = result_table, column = 0, row = 2, text = "shareholders")</text:span></text:p>
        <text:p text:style-name="Preformatted_20_Text"><text:span text:style-name="Source_20_Text">    table.cell(table_id = result_table, column = 1, row = 2, text = str.tostring(syminfo.shareholders))</text:span></text:p>
        <text:p text:style-name="Preformatted_20_Text"><text:span text:style-name="Source_20_Text">    // Add float shares outstanding cells.</text:span></text:p>
        <text:p text:style-name="Preformatted_20_Text"><text:span text:style-name="Source_20_Text">    table.cell(table_id = result_table, column = 0, row = 3, text = "shares_outstanding_float")</text:span></text:p>
        <text:p text:style-name="Preformatted_20_Text"><text:span text:style-name="Source_20_Text">    table.cell(table_id = result_table, column = 1, row = 3, text = str.tostring(syminfo.shares_outstanding_float))</text:span></text:p>
        <text:p text:style-name="Preformatted_20_Text"><text:span text:style-name="Source_20_Text">    // Add total shares outstanding cells.</text:span></text:p>
        <text:p text:style-name="Preformatted_20_Text"><text:span text:style-name="Source_20_Text">    table.cell(table_id = result_table, column = 0, row = 4, text = "shares_outstanding_total")</text:span></text:p>
        <text:p text:style-name="P5"><text:span text:style-name="Source_20_Text">    table.cell(table_id = result_table, column = 1, row = 4, text = str.tostring(syminfo.shares_outstanding_total))</text:span></text:p>
        <text:p text:style-name="P3">See also</text:p>
        <text:p text:style-name="P3"><text:a xlink:type="simple" xlink:href="https://www.tradingview.com/pine-script-reference/v6/#var_syminfo.employees" text:style-name="Internet_20_link" text:visited-style-name="Visited_20_Internet_20_Link">syminfo.employees</text:a><text:a xlink:type="simple" xlink:href="https://www.tradingview.com/pine-script-reference/v6/#var_syminfo.shares_outstanding_float" text:style-name="Internet_20_link" text:visited-style-name="Visited_20_Internet_20_Link">syminfo.shares_outstanding_float</text:a><text:a xlink:type="simple" xlink:href="https://www.tradingview.com/pine-script-reference/v6/#var_syminfo.shares_outstanding_total" text:style-name="Internet_20_link" text:visited-style-name="Visited_20_Internet_20_Link">syminfo.shares_outstanding_total</text:a></text:p>
      </text:section>
      <text:section text:style-name="Sect1" text:name="var_syminfo.shares_outstanding_float">
        <text:h text:style-name="P2" text:outline-level="3">syminfo.shares_outstanding_float</text:h>
      </text:section>
      <text:p text:style-name="P3">The total number of shares outstanding a company has available, excluding any of its restricted shares.</text:p>
      <text:p text:style-name="P3">Type</text:p>
      <text:p text:style-name="P3">simple float</text:p>
      <text:p text:style-name="P3">Example</text:p>
      <text:section text:style-name="Sect1" text:name="Section116">
        <text:p text:style-name="P4"><text:bookmark text:name="var_syminfo.shares_outstanding_float"/><text:span text:style-name="Source_20_Text">//@version=6</text:span></text:p>
        <text:p text:style-name="Preformatted_20_Text"><text:span text:style-name="Source_20_Text">indicator("syminfo simple")</text:span></text:p>
        <text:p text:style-name="Preformatted_20_Text"><text:span text:style-name="Source_20_Text">//@variable A table containing information about a company's employees, shareholders, and shares.</text:span></text:p>
        <text:p text:style-name="Preformatted_20_Text"><text:span text:style-name="Source_20_Text">var result_table = table.new(position = position.top_right, columns = 2, rows = 5, border_width = 1)</text:span></text:p>
        <text:p text:style-name="Preformatted_20_Text"><text:span text:style-name="Source_20_Text">if barstate.islastconfirmedhistory</text:span></text:p>
        <text:p text:style-name="Preformatted_20_Text"><text:span text:style-name="Source_20_Text">    // Add header cells</text:span></text:p>
        <text:p text:style-name="Preformatted_20_Text"><text:span text:style-name="Source_20_Text">    table.cell(table_id = result_table, column = 0, row = 0, text = "name")</text:span></text:p>
        <text:p text:style-name="Preformatted_20_Text"><text:span text:style-name="Source_20_Text">    table.cell(table_id = result_table, column = 1, row = 0, text = "value")</text:span></text:p>
        <text:p text:style-name="Preformatted_20_Text"><text:span text:style-name="Source_20_Text">    // Add employee info cells.</text:span></text:p>
        <text:p text:style-name="Preformatted_20_Text"><text:span text:style-name="Source_20_Text">    table.cell(table_id = result_table, column = 0, row = 1, text = "employees")</text:span></text:p>
        <text:p text:style-name="Preformatted_20_Text"><text:span text:style-name="Source_20_Text">    table.cell(table_id = result_table, column = 1, row = 1, text = str.tostring(syminfo.employees))</text:span></text:p>
        <text:p text:style-name="Preformatted_20_Text"><text:span text:style-name="Source_20_Text">    // Add shareholder cells.</text:span></text:p>
        <text:p text:style-name="Preformatted_20_Text"><text:span text:style-name="Source_20_Text">    table.cell(table_id = result_table, column = 0, row = 2, text = "shareholders")</text:span></text:p>
        <text:p text:style-name="Preformatted_20_Text"><text:span text:style-name="Source_20_Text">    table.cell(table_id = result_table, column = 1, row = 2, text = str.tostring(syminfo.shareholders))</text:span></text:p>
        <text:p text:style-name="Preformatted_20_Text"><text:span text:style-name="Source_20_Text">    // Add float shares outstanding cells.</text:span></text:p>
        <text:p text:style-name="Preformatted_20_Text"><text:span text:style-name="Source_20_Text">    table.cell(table_id = result_table, column = 0, row = 3, text = "shares_outstanding_float")</text:span></text:p>
        <text:p text:style-name="Preformatted_20_Text"><text:span text:style-name="Source_20_Text">    table.cell(table_id = result_table, column = 1, row = 3, text = str.tostring(syminfo.shares_outstanding_float))</text:span></text:p>
        <text:p text:style-name="Preformatted_20_Text"><text:span text:style-name="Source_20_Text">    // Add total shares outstanding cells.</text:span></text:p>
        <text:p text:style-name="Preformatted_20_Text"><text:span text:style-name="Source_20_Text">    table.cell(table_id = result_table, column = 0, row = 4, text = "shares_outstanding_total")</text:span></text:p>
        <text:p text:style-name="P5"><text:span text:style-name="Source_20_Text">    table.cell(table_id = result_table, column = 1, row = 4, text = str.tostring(syminfo.shares_outstanding_total))</text:span></text:p>
        <text:p text:style-name="P3">See also</text:p>
        <text:p text:style-name="P3"><text:a xlink:type="simple" xlink:href="https://www.tradingview.com/pine-script-reference/v6/#var_syminfo.employees" text:style-name="Internet_20_link" text:visited-style-name="Visited_20_Internet_20_Link">syminfo.employees</text:a><text:a xlink:type="simple" xlink:href="https://www.tradingview.com/pine-script-reference/v6/#var_syminfo.shareholders" text:style-name="Internet_20_link" text:visited-style-name="Visited_20_Internet_20_Link">syminfo.shareholders</text:a><text:a xlink:type="simple" xlink:href="https://www.tradingview.com/pine-script-reference/v6/#var_syminfo.shares_outstanding_total" text:style-name="Internet_20_link" text:visited-style-name="Visited_20_Internet_20_Link">syminfo.shares_outstanding_total</text:a></text:p>
      </text:section>
      <text:section text:style-name="Sect1" text:name="var_syminfo.shares_outstanding_total">
        <text:h text:style-name="P2" text:outline-level="3">syminfo.shares_outstanding_total</text:h>
      </text:section>
      <text:p text:style-name="P3">The total number of shares outstanding a company has available, including restricted shares held by insiders, major shareholders, and employees.</text:p>
      <text:p text:style-name="P3">Type</text:p>
      <text:p text:style-name="P3">simple int</text:p>
      <text:p text:style-name="P3">Example</text:p>
      <text:section text:style-name="Sect1" text:name="Section117">
        <text:p text:style-name="P4"><text:bookmark text:name="var_syminfo.shares_outstanding_total"/><text:span text:style-name="Source_20_Text">//@version=6</text:span></text:p>
        <text:p text:style-name="Preformatted_20_Text"><text:span text:style-name="Source_20_Text">indicator("syminfo simple")</text:span></text:p>
        <text:p text:style-name="Preformatted_20_Text"><text:span text:style-name="Source_20_Text">//@variable A table containing information about a company's employees, shareholders, and shares.</text:span></text:p>
        <text:p text:style-name="Preformatted_20_Text"><text:span text:style-name="Source_20_Text">var result_table = table.new(position = position.top_right, columns = 2, rows = 5, border_width = 1)</text:span></text:p>
        <text:p text:style-name="Preformatted_20_Text"><text:span text:style-name="Source_20_Text">if barstate.islastconfirmedhistory</text:span></text:p>
        <text:p text:style-name="Preformatted_20_Text"><text:span text:style-name="Source_20_Text">    // Add header cells</text:span></text:p>
        <text:p text:style-name="Preformatted_20_Text"><text:span text:style-name="Source_20_Text">    table.cell(table_id = result_table, column = 0, row = 0, text = "name")</text:span></text:p>
        <text:p text:style-name="Preformatted_20_Text"><text:span text:style-name="Source_20_Text">    table.cell(table_id = result_table, column = 1, row = 0, text = "value")</text:span></text:p>
        <text:p text:style-name="Preformatted_20_Text"><text:span text:style-name="Source_20_Text">    // Add employee info cells.</text:span></text:p>
        <text:p text:style-name="Preformatted_20_Text"><text:span text:style-name="Source_20_Text">    table.cell(table_id = result_table, column = 0, row = 1, text = "employees")</text:span></text:p>
        <text:p text:style-name="Preformatted_20_Text"><text:span text:style-name="Source_20_Text">    table.cell(table_id = result_table, column = 1, row = 1, text = str.tostring(syminfo.employees))</text:span></text:p>
        <text:p text:style-name="Preformatted_20_Text"><text:span text:style-name="Source_20_Text">    // Add shareholder cells.</text:span></text:p>
        <text:p text:style-name="Preformatted_20_Text"><text:span text:style-name="Source_20_Text">    table.cell(table_id = result_table, column = 0, row = 2, text = "shareholders")</text:span></text:p>
        <text:p text:style-name="Preformatted_20_Text"><text:span text:style-name="Source_20_Text">    table.cell(table_id = result_table, column = 1, row = 2, text = str.tostring(syminfo.shareholders))</text:span></text:p>
        <text:p text:style-name="Preformatted_20_Text"><text:span text:style-name="Source_20_Text">    // Add float shares outstanding cells.</text:span></text:p>
        <text:p text:style-name="Preformatted_20_Text"><text:span text:style-name="Source_20_Text">    table.cell(table_id = result_table, column = 0, row = 3, text = "shares_outstanding_float")</text:span></text:p>
        <text:p text:style-name="Preformatted_20_Text"><text:span text:style-name="Source_20_Text">    table.cell(table_id = result_table, column = 1, row = 3, text = str.tostring(syminfo.shares_outstanding_float))</text:span></text:p>
        <text:p text:style-name="Preformatted_20_Text"><text:span text:style-name="Source_20_Text">    // Add total shares outstanding cells.</text:span></text:p>
        <text:p text:style-name="Preformatted_20_Text"><text:span text:style-name="Source_20_Text">    table.cell(table_id = result_table, column = 0, row = 4, text = "shares_outstanding_total")</text:span></text:p>
        <text:p text:style-name="P5"><text:span text:style-name="Source_20_Text">    table.cell(table_id = result_table, column = 1, row = 4, text = str.tostring(syminfo.shares_outstanding_total))</text:span></text:p>
        <text:p text:style-name="P3">See also</text:p>
        <text:p text:style-name="P3"><text:a xlink:type="simple" xlink:href="https://www.tradingview.com/pine-script-reference/v6/#var_syminfo.employees" text:style-name="Internet_20_link" text:visited-style-name="Visited_20_Internet_20_Link">syminfo.employees</text:a><text:a xlink:type="simple" xlink:href="https://www.tradingview.com/pine-script-reference/v6/#var_syminfo.shareholders" text:style-name="Internet_20_link" text:visited-style-name="Visited_20_Internet_20_Link">syminfo.shareholders</text:a><text:a xlink:type="simple" xlink:href="https://www.tradingview.com/pine-script-reference/v6/#var_syminfo.shares_outstanding_float" text:style-name="Internet_20_link" text:visited-style-name="Visited_20_Internet_20_Link">syminfo.shares_outstanding_float</text:a></text:p>
      </text:section>
      <text:section text:style-name="Sect1" text:name="var_syminfo.target_price_average">
        <text:h text:style-name="P2" text:outline-level="3">syminfo.target_price_average</text:h>
      </text:section>
      <text:p text:style-name="P3">The average of the last yearly price targets for the symbol predicted by analysts.</text:p>
      <text:p text:style-name="P3">Type</text:p>
      <text:p text:style-name="P3">series float</text:p>
      <text:p text:style-name="P3"><text:soft-page-break/>Example</text:p>
      <text:section text:style-name="Sect1" text:name="Section118">
        <text:p text:style-name="P4"><text:bookmark text:name="var_syminfo.target_price_average"/><text:span text:style-name="Source_20_Text">//@version=6</text:span></text:p>
        <text:p text:style-name="Preformatted_20_Text"><text:span text:style-name="Source_20_Text">indicator("syminfo target_price")</text:span></text:p>
        <text:p text:style-name="Preformatted_20_Text"><text:span text:style-name="Source_20_Text">if barstate.islastconfirmedhistory</text:span></text:p>
        <text:p text:style-name="Preformatted_20_Text"><text:span text:style-name="Source_20_Text">    //@variable The time value one year from the date of the last analyst recommendations.</text:span></text:p>
        <text:p text:style-name="Preformatted_20_Text"><text:span text:style-name="Source_20_Text">    int YTD = syminfo.target_price_date + timeframe.in_seconds("12M") * 1000</text:span></text:p>
        <text:p text:style-name="Preformatted_20_Text"><text:span text:style-name="Source_20_Text">    //@variable A line connecting the current `close` to the highest yearly price estimate.</text:span></text:p>
        <text:p text:style-name="Preformatted_20_Text"><text:span text:style-name="Source_20_Text">    highLine = line.new(time, close, YTD, syminfo.target_price_high, color = color.green, xloc = xloc.bar_time)</text:span></text:p>
        <text:p text:style-name="Preformatted_20_Text"><text:span text:style-name="Source_20_Text">    //@variable A line connecting the current `close` to the lowest yearly price estimate.</text:span></text:p>
        <text:p text:style-name="Preformatted_20_Text"><text:span text:style-name="Source_20_Text">    lowLine = line.new(time, close, YTD, syminfo.target_price_low, color = color.red, xloc = xloc.bar_time)</text:span></text:p>
        <text:p text:style-name="Preformatted_20_Text"><text:span text:style-name="Source_20_Text">    //@variable A line connecting the current `close` to the median yearly price estimate.</text:span></text:p>
        <text:p text:style-name="Preformatted_20_Text"><text:span text:style-name="Source_20_Text">    medianLine = line.new(time, close, YTD, syminfo.target_price_median, color = color.gray, xloc = xloc.bar_time)</text:span></text:p>
        <text:p text:style-name="Preformatted_20_Text"><text:span text:style-name="Source_20_Text">    //@variable A line connecting the current `close` to the average yearly price estimate.</text:span></text:p>
        <text:p text:style-name="Preformatted_20_Text"><text:span text:style-name="Source_20_Text">    averageLine = line.new(time, close, YTD, syminfo.target_price_average, color = color.orange, xloc = xloc.bar_time)</text:span></text:p>
        <text:p text:style-name="Preformatted_20_Text"><text:span text:style-name="Source_20_Text">    // Fill the space between targets</text:span></text:p>
        <text:p text:style-name="Preformatted_20_Text"><text:span text:style-name="Source_20_Text">    linefill.new(lowLine, medianLine, color.new(color.red, 90))</text:span></text:p>
        <text:p text:style-name="Preformatted_20_Text"><text:span text:style-name="Source_20_Text">    linefill.new(medianLine, highLine, color.new(color.green, 90))</text:span></text:p>
        <text:p text:style-name="Preformatted_20_Text"><text:span text:style-name="Source_20_Text">    // Create a label displaying the total number of analyst estimates.</text:span></text:p>
        <text:p text:style-name="Preformatted_20_Text"><text:span text:style-name="Source_20_Text">    string estimatesText = str.format("Number of estimates: {0}", syminfo.target_price_estimates)</text:span></text:p>
        <text:p text:style-name="P5"><text:span text:style-name="Source_20_Text">    label.new(bar_index, close, estimatesText, textcolor = color.white, size = size.large)</text:span></text:p>
        <text:p text:style-name="P3">Remarks</text:p>
        <text:p text:style-name="P3">If analysts supply the targets when the market is closed, the variable can return <text:a xlink:type="simple" xlink:href="https://www.tradingview.com/pine-script-reference/v6/#var_na" text:style-name="Internet_20_link" text:visited-style-name="Visited_20_Internet_20_Link">na</text:a> until the market opens.</text:p>
        <text:p text:style-name="P3">See also</text:p>
        <text:p text:style-name="P3"><text:a xlink:type="simple" xlink:href="https://www.tradingview.com/pine-script-reference/v6/#var_syminfo.target_price_date" text:style-name="Internet_20_link" text:visited-style-name="Visited_20_Internet_20_Link">syminfo.target_price_date</text:a><text:a xlink:type="simple" xlink:href="https://www.tradingview.com/pine-script-reference/v6/#var_syminfo.target_price_estimates" text:style-name="Internet_20_link" text:visited-style-name="Visited_20_Internet_20_Link">syminfo.target_price_estimates</text:a><text:a xlink:type="simple" xlink:href="https://www.tradingview.com/pine-script-reference/v6/#var_syminfo.target_price_high" text:style-name="Internet_20_link" text:visited-style-name="Visited_20_Internet_20_Link">syminfo.target_price_high</text:a><text:a xlink:type="simple" xlink:href="https://www.tradingview.com/pine-script-reference/v6/#var_syminfo.target_price_low" text:style-name="Internet_20_link" text:visited-style-name="Visited_20_Internet_20_Link">syminfo.target_price_low</text:a><text:a xlink:type="simple" xlink:href="https://www.tradingview.com/pine-script-reference/v6/#var_syminfo.target_price_median" text:style-name="Internet_20_link" text:visited-style-name="Visited_20_Internet_20_Link">syminfo.target_price_median</text:a></text:p>
      </text:section>
      <text:section text:style-name="Sect1" text:name="var_syminfo.target_price_date">
        <text:h text:style-name="P2" text:outline-level="3">syminfo.target_price_date</text:h>
      </text:section>
      <text:p text:style-name="P3">The starting date of the last price target prediction for the current symbol.</text:p>
      <text:p text:style-name="P3">Type</text:p>
      <text:p text:style-name="P3">series int</text:p>
      <text:p text:style-name="P3">Example</text:p>
      <text:section text:style-name="Sect1" text:name="Section119">
        <text:p text:style-name="P4"><text:bookmark text:name="var_syminfo.target_price_date"/><text:span text:style-name="Source_20_Text">//@version=6</text:span></text:p>
        <text:p text:style-name="Preformatted_20_Text"><text:span text:style-name="Source_20_Text">indicator("syminfo target_price")</text:span></text:p>
        <text:p text:style-name="Preformatted_20_Text"><text:span text:style-name="Source_20_Text">if barstate.islastconfirmedhistory</text:span></text:p>
        <text:p text:style-name="Preformatted_20_Text"><text:span text:style-name="Source_20_Text">    //@variable The time value one year from the date of the last analyst recommendations.</text:span></text:p>
        <text:p text:style-name="Preformatted_20_Text"><text:span text:style-name="Source_20_Text">    int YTD = syminfo.target_price_date + timeframe.in_seconds("12M") * 1000</text:span></text:p>
        <text:p text:style-name="Preformatted_20_Text"><text:span text:style-name="Source_20_Text">    //@variable A line connecting the current `close` to the highest yearly price estimate.</text:span></text:p>
        <text:p text:style-name="Preformatted_20_Text"><text:span text:style-name="Source_20_Text">    highLine = line.new(time, close, YTD, syminfo.target_price_high, color = color.green, xloc = xloc.bar_time)</text:span></text:p>
        <text:p text:style-name="Preformatted_20_Text"><text:span text:style-name="Source_20_Text">    //@variable A line connecting the current `close` to the lowest yearly price estimate.</text:span></text:p>
        <text:p text:style-name="Preformatted_20_Text"><text:span text:style-name="Source_20_Text">    lowLine = line.new(time, close, YTD, syminfo.target_price_low, color = color.red, xloc = xloc.bar_time)</text:span></text:p>
        <text:p text:style-name="Preformatted_20_Text"><text:span text:style-name="Source_20_Text">    //@variable A line connecting the current `close` to the median yearly price estimate.</text:span></text:p>
        <text:p text:style-name="Preformatted_20_Text"><text:span text:style-name="Source_20_Text">    medianLine = line.new(time, close, YTD, syminfo.target_price_median, color = color.gray, xloc = xloc.bar_time)</text:span></text:p>
        <text:p text:style-name="Preformatted_20_Text"><text:span text:style-name="Source_20_Text">    //@variable A line connecting the current `close` to the average yearly price estimate.</text:span></text:p>
        <text:p text:style-name="Preformatted_20_Text"><text:span text:style-name="Source_20_Text">    averageLine = line.new(time, close, YTD, syminfo.target_price_average, color = color.orange, xloc = xloc.bar_time)</text:span></text:p>
        <text:p text:style-name="Preformatted_20_Text"><text:span text:style-name="Source_20_Text">    // Fill the space between targets</text:span></text:p>
        <text:p text:style-name="Preformatted_20_Text"><text:span text:style-name="Source_20_Text">    linefill.new(lowLine, medianLine, color.new(color.red, 90))</text:span></text:p>
        <text:p text:style-name="Preformatted_20_Text"><text:span text:style-name="Source_20_Text">    linefill.new(medianLine, highLine, color.new(color.green, 90))</text:span></text:p>
        <text:p text:style-name="Preformatted_20_Text"><text:span text:style-name="Source_20_Text">    // Create a label displaying the total number of analyst estimates.</text:span></text:p>
        <text:p text:style-name="Preformatted_20_Text"><text:span text:style-name="Source_20_Text">    string estimatesText = str.format("Number of estimates: {0}", syminfo.target_price_estimates)</text:span></text:p>
        <text:p text:style-name="P5"><text:span text:style-name="Source_20_Text">    label.new(bar_index, close, estimatesText, textcolor = color.white, size = size.large)</text:span></text:p>
        <text:p text:style-name="P3">Remarks</text:p>
        <text:p text:style-name="P3">If analysts supply the targets when the market is closed, the variable can return <text:a xlink:type="simple" xlink:href="https://www.tradingview.com/pine-script-reference/v6/#var_na" text:style-name="Internet_20_link" text:visited-style-name="Visited_20_Internet_20_Link">na</text:a> until the market opens.</text:p>
        <text:p text:style-name="P3">See also</text:p>
        <text:p text:style-name="P3"><text:a xlink:type="simple" xlink:href="https://www.tradingview.com/pine-script-reference/v6/#var_syminfo.target_price_average" text:style-name="Internet_20_link" text:visited-style-name="Visited_20_Internet_20_Link">syminfo.target_price_average</text:a><text:a xlink:type="simple" xlink:href="https://www.tradingview.com/pine-script-reference/v6/#var_syminfo.target_price_estimates" text:style-name="Internet_20_link" text:visited-style-name="Visited_20_Internet_20_Link">syminfo.target_price_estimates</text:a><text:a xlink:type="simple" xlink:href="https://www.tradingview.com/pine-script-reference/v6/#var_syminfo.target_price_high" text:style-name="Internet_20_link" text:visited-style-name="Visited_20_Internet_20_Link">syminfo.target_price_high</text:a><text:a xlink:type="simple" xlink:href="https://www.tradingview.com/pine-script-reference/v6/#var_syminfo.target_price_low" text:style-name="Internet_20_link" text:visited-style-name="Visited_20_Internet_20_Link">syminfo.target_price_low</text:a><text:a xlink:type="simple" xlink:href="https://www.tradingview.com/pine-script-reference/v6/#var_syminfo.target_price_median" text:style-name="Internet_20_link" text:visited-style-name="Visited_20_Internet_20_Link">syminfo.target_price_median</text:a></text:p>
      </text:section>
      <text:section text:style-name="Sect1" text:name="var_syminfo.target_price_estimates">
        <text:h text:style-name="P2" text:outline-level="3">syminfo.target_price_estimates</text:h>
      </text:section>
      <text:p text:style-name="P3">The latest total number of price target predictions for the current symbol.</text:p>
      <text:p text:style-name="P3">Type</text:p>
      <text:p text:style-name="P3">series float</text:p>
      <text:p text:style-name="P3">Example</text:p>
      <text:section text:style-name="Sect1" text:name="Section120">
        <text:p text:style-name="P4"><text:bookmark text:name="var_syminfo.target_price_estimates"/><text:span text:style-name="Source_20_Text">//@version=6</text:span></text:p>
        <text:p text:style-name="Preformatted_20_Text"><text:span text:style-name="Source_20_Text">indicator("syminfo target_price")</text:span></text:p>
        <text:p text:style-name="Preformatted_20_Text"><text:span text:style-name="Source_20_Text">if barstate.islastconfirmedhistory</text:span></text:p>
        <text:p text:style-name="Preformatted_20_Text"><text:span text:style-name="Source_20_Text">    //@variable The time value one year from the date of the last analyst recommendations.</text:span></text:p>
        <text:p text:style-name="Preformatted_20_Text"><text:span text:style-name="Source_20_Text">    int YTD = syminfo.target_price_date + timeframe.in_seconds("12M") * 1000</text:span></text:p>
        <text:p text:style-name="Preformatted_20_Text"><text:span text:style-name="Source_20_Text">    //@variable A line connecting the current `close` to the highest yearly price estimate.</text:span></text:p>
        <text:p text:style-name="Preformatted_20_Text"><text:span text:style-name="Source_20_Text">    highLine = line.new(time, close, YTD, syminfo.target_price_high, color = color.green, xloc = xloc.bar_time)</text:span></text:p>
        <text:p text:style-name="Preformatted_20_Text"><text:span text:style-name="Source_20_Text">    //@variable A line connecting the current `close` to the lowest yearly price estimate.</text:span></text:p>
        <text:p text:style-name="Preformatted_20_Text"><text:span text:style-name="Source_20_Text">    lowLine = line.new(time, close, YTD, syminfo.target_price_low, color = color.red, xloc = xloc.bar_time)</text:span></text:p>
        <text:p text:style-name="Preformatted_20_Text"><text:span text:style-name="Source_20_Text">    //@variable A line connecting the current `close` to the median yearly price estimate.</text:span></text:p>
        <text:p text:style-name="Preformatted_20_Text"><text:span text:style-name="Source_20_Text">    medianLine = line.new(time, close, YTD, syminfo.target_price_median, color = color.gray, xloc = xloc.bar_time)</text:span></text:p>
        <text:p text:style-name="Preformatted_20_Text"><text:span text:style-name="Source_20_Text">    //@variable A line connecting the current `close` to the average yearly price estimate.</text:span></text:p>
        <text:p text:style-name="Preformatted_20_Text"><text:span text:style-name="Source_20_Text">    averageLine = line.new(time, close, YTD, syminfo.target_price_average, color = color.orange, xloc = xloc.bar_time)</text:span></text:p>
        <text:p text:style-name="Preformatted_20_Text"><text:span text:style-name="Source_20_Text">    // Fill the space between targets</text:span></text:p>
        <text:p text:style-name="Preformatted_20_Text"><text:span text:style-name="Source_20_Text">    linefill.new(lowLine, medianLine, color.new(color.red, 90))</text:span></text:p>
        <text:p text:style-name="Preformatted_20_Text"><text:span text:style-name="Source_20_Text">    linefill.new(medianLine, highLine, color.new(color.green, 90))</text:span></text:p>
        <text:p text:style-name="Preformatted_20_Text"><text:span text:style-name="Source_20_Text">    // Create a label displaying the total number of analyst estimates.</text:span></text:p>
        <text:p text:style-name="Preformatted_20_Text"><text:span text:style-name="Source_20_Text">    string estimatesText = str.format("Number of estimates: {0}", syminfo.target_price_estimates)</text:span></text:p>
        <text:p text:style-name="P5"><text:span text:style-name="Source_20_Text">    label.new(bar_index, close, estimatesText, textcolor = color.white, size = size.large)</text:span></text:p>
        <text:p text:style-name="P3">Remarks</text:p>
        <text:p text:style-name="P3">If analysts supply the targets when the market is closed, the variable can return <text:a xlink:type="simple" xlink:href="https://www.tradingview.com/pine-script-reference/v6/#var_na" text:style-name="Internet_20_link" text:visited-style-name="Visited_20_Internet_20_Link">na</text:a> until the market opens.</text:p>
        <text:p text:style-name="P3">See also</text:p>
        <text:p text:style-name="P3"><text:a xlink:type="simple" xlink:href="https://www.tradingview.com/pine-script-reference/v6/#var_syminfo.target_price_average" text:style-name="Internet_20_link" text:visited-style-name="Visited_20_Internet_20_Link">syminfo.target_price_average</text:a><text:a xlink:type="simple" xlink:href="https://www.tradingview.com/pine-script-reference/v6/#var_syminfo.target_price_date" text:style-name="Internet_20_link" text:visited-style-name="Visited_20_Internet_20_Link">syminfo.target_price_date</text:a><text:a xlink:type="simple" xlink:href="https://www.tradingview.com/pine-script-reference/v6/#var_syminfo.target_price_high" text:style-name="Internet_20_link" text:visited-style-name="Visited_20_Internet_20_Link">syminfo.target_price_high</text:a><text:a xlink:type="simple" xlink:href="https://www.tradingview.com/pine-script-reference/v6/#var_syminfo.target_price_low" text:style-name="Internet_20_link" text:visited-style-name="Visited_20_Internet_20_Link">syminfo.target_price_low</text:a><text:a xlink:type="simple" xlink:href="https://www.tradingview.com/pine-script-reference/v6/#var_syminfo.target_price_median" text:style-name="Internet_20_link" text:visited-style-name="Visited_20_Internet_20_Link">syminfo.target_price_median</text:a></text:p>
      </text:section>
      <text:section text:style-name="Sect1" text:name="var_syminfo.target_price_high">
        <text:h text:style-name="P2" text:outline-level="3">syminfo.target_price_high</text:h>
      </text:section>
      <text:p text:style-name="P3">The last highest yearly price target for the symbol predicted by analysts.</text:p>
      <text:p text:style-name="P3">Type</text:p>
      <text:p text:style-name="P3">series float</text:p>
      <text:p text:style-name="P3">Example</text:p>
      <text:section text:style-name="Sect1" text:name="Section121">
        <text:p text:style-name="P4"><text:bookmark text:name="var_syminfo.target_price_high"/><text:span text:style-name="Source_20_Text">//@version=6</text:span></text:p>
        <text:p text:style-name="Preformatted_20_Text"><text:span text:style-name="Source_20_Text">indicator("syminfo target_price")</text:span></text:p>
        <text:p text:style-name="Preformatted_20_Text"><text:span text:style-name="Source_20_Text">if barstate.islastconfirmedhistory</text:span></text:p>
        <text:p text:style-name="Preformatted_20_Text"><text:span text:style-name="Source_20_Text">    //@variable The time value one year from the date of the last analyst recommendations.</text:span></text:p>
        <text:p text:style-name="Preformatted_20_Text"><text:span text:style-name="Source_20_Text">    int YTD = syminfo.target_price_date + timeframe.in_seconds("12M") * 1000</text:span></text:p>
        <text:p text:style-name="Preformatted_20_Text"><text:span text:style-name="Source_20_Text">    //@variable A line connecting the current `close` to the highest yearly price estimate.</text:span></text:p>
        <text:p text:style-name="Preformatted_20_Text"><text:soft-page-break/><text:span text:style-name="Source_20_Text">    highLine = line.new(time, close, YTD, syminfo.target_price_high, color = color.green, xloc = xloc.bar_time)</text:span></text:p>
        <text:p text:style-name="Preformatted_20_Text"><text:span text:style-name="Source_20_Text">    //@variable A line connecting the current `close` to the lowest yearly price estimate.</text:span></text:p>
        <text:p text:style-name="Preformatted_20_Text"><text:span text:style-name="Source_20_Text">    lowLine = line.new(time, close, YTD, syminfo.target_price_low, color = color.red, xloc = xloc.bar_time)</text:span></text:p>
        <text:p text:style-name="Preformatted_20_Text"><text:span text:style-name="Source_20_Text">    //@variable A line connecting the current `close` to the median yearly price estimate.</text:span></text:p>
        <text:p text:style-name="Preformatted_20_Text"><text:span text:style-name="Source_20_Text">    medianLine = line.new(time, close, YTD, syminfo.target_price_median, color = color.gray, xloc = xloc.bar_time)</text:span></text:p>
        <text:p text:style-name="Preformatted_20_Text"><text:span text:style-name="Source_20_Text">    //@variable A line connecting the current `close` to the average yearly price estimate.</text:span></text:p>
        <text:p text:style-name="Preformatted_20_Text"><text:span text:style-name="Source_20_Text">    averageLine = line.new(time, close, YTD, syminfo.target_price_average, color = color.orange, xloc = xloc.bar_time)</text:span></text:p>
        <text:p text:style-name="Preformatted_20_Text"><text:span text:style-name="Source_20_Text">    // Fill the space between targets</text:span></text:p>
        <text:p text:style-name="Preformatted_20_Text"><text:span text:style-name="Source_20_Text">    linefill.new(lowLine, medianLine, color.new(color.red, 90))</text:span></text:p>
        <text:p text:style-name="Preformatted_20_Text"><text:span text:style-name="Source_20_Text">    linefill.new(medianLine, highLine, color.new(color.green, 90))</text:span></text:p>
        <text:p text:style-name="Preformatted_20_Text"><text:span text:style-name="Source_20_Text">    // Create a label displaying the total number of analyst estimates.</text:span></text:p>
        <text:p text:style-name="Preformatted_20_Text"><text:span text:style-name="Source_20_Text">    string estimatesText = str.format("Number of estimates: {0}", syminfo.target_price_estimates)</text:span></text:p>
        <text:p text:style-name="P5"><text:span text:style-name="Source_20_Text">    label.new(bar_index, close, estimatesText, textcolor = color.white, size = size.large)</text:span></text:p>
        <text:p text:style-name="P3">Remarks</text:p>
        <text:p text:style-name="P3">If analysts supply the targets when the market is closed, the variable can return <text:a xlink:type="simple" xlink:href="https://www.tradingview.com/pine-script-reference/v6/#var_na" text:style-name="Internet_20_link" text:visited-style-name="Visited_20_Internet_20_Link">na</text:a> until the market opens.</text:p>
        <text:p text:style-name="P3">See also</text:p>
        <text:p text:style-name="P3"><text:a xlink:type="simple" xlink:href="https://www.tradingview.com/pine-script-reference/v6/#var_syminfo.target_price_average" text:style-name="Internet_20_link" text:visited-style-name="Visited_20_Internet_20_Link">syminfo.target_price_average</text:a><text:a xlink:type="simple" xlink:href="https://www.tradingview.com/pine-script-reference/v6/#var_syminfo.target_price_date" text:style-name="Internet_20_link" text:visited-style-name="Visited_20_Internet_20_Link">syminfo.target_price_date</text:a><text:a xlink:type="simple" xlink:href="https://www.tradingview.com/pine-script-reference/v6/#var_syminfo.target_price_estimates" text:style-name="Internet_20_link" text:visited-style-name="Visited_20_Internet_20_Link">syminfo.target_price_estimates</text:a><text:a xlink:type="simple" xlink:href="https://www.tradingview.com/pine-script-reference/v6/#var_syminfo.target_price_low" text:style-name="Internet_20_link" text:visited-style-name="Visited_20_Internet_20_Link">syminfo.target_price_low</text:a><text:a xlink:type="simple" xlink:href="https://www.tradingview.com/pine-script-reference/v6/#var_syminfo.target_price_median" text:style-name="Internet_20_link" text:visited-style-name="Visited_20_Internet_20_Link">syminfo.target_price_median</text:a></text:p>
      </text:section>
      <text:section text:style-name="Sect1" text:name="var_syminfo.target_price_low">
        <text:h text:style-name="P2" text:outline-level="3">syminfo.target_price_low</text:h>
      </text:section>
      <text:p text:style-name="P3">The last lowest yearly price target for the symbol predicted by analysts.</text:p>
      <text:p text:style-name="P3">Type</text:p>
      <text:p text:style-name="P3">series float</text:p>
      <text:p text:style-name="P3">Example</text:p>
      <text:section text:style-name="Sect1" text:name="Section122">
        <text:p text:style-name="P4"><text:bookmark text:name="var_syminfo.target_price_low"/><text:span text:style-name="Source_20_Text">//@version=6</text:span></text:p>
        <text:p text:style-name="Preformatted_20_Text"><text:span text:style-name="Source_20_Text">indicator("syminfo target_price")</text:span></text:p>
        <text:p text:style-name="Preformatted_20_Text"><text:span text:style-name="Source_20_Text">if barstate.islastconfirmedhistory</text:span></text:p>
        <text:p text:style-name="Preformatted_20_Text"><text:span text:style-name="Source_20_Text">    //@variable The time value one year from the date of the last analyst recommendations.</text:span></text:p>
        <text:p text:style-name="Preformatted_20_Text"><text:span text:style-name="Source_20_Text">    int YTD = syminfo.target_price_date + timeframe.in_seconds("12M") * 1000</text:span></text:p>
        <text:p text:style-name="Preformatted_20_Text"><text:span text:style-name="Source_20_Text">    //@variable A line connecting the current `close` to the highest yearly price estimate.</text:span></text:p>
        <text:p text:style-name="Preformatted_20_Text"><text:span text:style-name="Source_20_Text">    highLine = line.new(time, close, YTD, syminfo.target_price_high, color = color.green, xloc = xloc.bar_time)</text:span></text:p>
        <text:p text:style-name="Preformatted_20_Text"><text:span text:style-name="Source_20_Text">    //@variable A line connecting the current `close` to the lowest yearly price estimate.</text:span></text:p>
        <text:p text:style-name="Preformatted_20_Text"><text:span text:style-name="Source_20_Text">    lowLine = line.new(time, close, YTD, syminfo.target_price_low, color = color.red, xloc = xloc.bar_time)</text:span></text:p>
        <text:p text:style-name="Preformatted_20_Text"><text:span text:style-name="Source_20_Text">    //@variable A line connecting the current `close` to the median yearly price estimate.</text:span></text:p>
        <text:p text:style-name="Preformatted_20_Text"><text:span text:style-name="Source_20_Text">    medianLine = line.new(time, close, YTD, syminfo.target_price_median, color = color.gray, xloc = xloc.bar_time)</text:span></text:p>
        <text:p text:style-name="Preformatted_20_Text"><text:span text:style-name="Source_20_Text">    //@variable A line connecting the current `close` to the average yearly price estimate.</text:span></text:p>
        <text:p text:style-name="Preformatted_20_Text"><text:span text:style-name="Source_20_Text">    averageLine = line.new(time, close, YTD, syminfo.target_price_average, color = color.orange, xloc = xloc.bar_time)</text:span></text:p>
        <text:p text:style-name="Preformatted_20_Text"><text:span text:style-name="Source_20_Text">    // Fill the space between targets</text:span></text:p>
        <text:p text:style-name="Preformatted_20_Text"><text:span text:style-name="Source_20_Text">    linefill.new(lowLine, medianLine, color.new(color.red, 90))</text:span></text:p>
        <text:p text:style-name="Preformatted_20_Text"><text:span text:style-name="Source_20_Text">    linefill.new(medianLine, highLine, color.new(color.green, 90))</text:span></text:p>
        <text:p text:style-name="Preformatted_20_Text"><text:span text:style-name="Source_20_Text">    // Create a label displaying the total number of analyst estimates.</text:span></text:p>
        <text:p text:style-name="Preformatted_20_Text"><text:span text:style-name="Source_20_Text">    string estimatesText = str.format("Number of estimates: {0}", syminfo.target_price_estimates)</text:span></text:p>
        <text:p text:style-name="P5"><text:span text:style-name="Source_20_Text">    label.new(bar_index, close, estimatesText, textcolor = color.white, size = size.large)</text:span></text:p>
        <text:p text:style-name="P3">Remarks</text:p>
        <text:p text:style-name="P3">If analysts supply the targets when the market is closed, the variable can return <text:a xlink:type="simple" xlink:href="https://www.tradingview.com/pine-script-reference/v6/#var_na" text:style-name="Internet_20_link" text:visited-style-name="Visited_20_Internet_20_Link">na</text:a> until the market opens.</text:p>
        <text:p text:style-name="P3">See also</text:p>
        <text:p text:style-name="P3"><text:a xlink:type="simple" xlink:href="https://www.tradingview.com/pine-script-reference/v6/#var_syminfo.target_price_average" text:style-name="Internet_20_link" text:visited-style-name="Visited_20_Internet_20_Link">syminfo.target_price_average</text:a><text:a xlink:type="simple" xlink:href="https://www.tradingview.com/pine-script-reference/v6/#var_syminfo.target_price_date" text:style-name="Internet_20_link" text:visited-style-name="Visited_20_Internet_20_Link">syminfo.target_price_date</text:a><text:a xlink:type="simple" xlink:href="https://www.tradingview.com/pine-script-reference/v6/#var_syminfo.target_price_estimates" text:style-name="Internet_20_link" text:visited-style-name="Visited_20_Internet_20_Link">syminfo.target_price_estimates</text:a><text:a xlink:type="simple" xlink:href="https://www.tradingview.com/pine-script-reference/v6/#var_syminfo.target_price_high" text:style-name="Internet_20_link" text:visited-style-name="Visited_20_Internet_20_Link">syminfo.target_price_high</text:a><text:a xlink:type="simple" xlink:href="https://www.tradingview.com/pine-script-reference/v6/#var_syminfo.target_price_median" text:style-name="Internet_20_link" text:visited-style-name="Visited_20_Internet_20_Link">syminfo.target_price_median</text:a></text:p>
      </text:section>
      <text:section text:style-name="Sect1" text:name="var_syminfo.target_price_median">
        <text:h text:style-name="P2" text:outline-level="3">syminfo.target_price_median</text:h>
      </text:section>
      <text:p text:style-name="P3">The median of the last yearly price targets for the symbol predicted by analysts.</text:p>
      <text:p text:style-name="P3">Type</text:p>
      <text:p text:style-name="P3">series float</text:p>
      <text:p text:style-name="P3">Example</text:p>
      <text:section text:style-name="Sect1" text:name="Section123">
        <text:p text:style-name="P4"><text:bookmark text:name="var_syminfo.target_price_median"/><text:span text:style-name="Source_20_Text">//@version=6</text:span></text:p>
        <text:p text:style-name="Preformatted_20_Text"><text:span text:style-name="Source_20_Text">indicator("syminfo target_price")</text:span></text:p>
        <text:p text:style-name="Preformatted_20_Text"><text:span text:style-name="Source_20_Text">if barstate.islastconfirmedhistory</text:span></text:p>
        <text:p text:style-name="Preformatted_20_Text"><text:span text:style-name="Source_20_Text">    //@variable The time value one year from the date of the last analyst recommendations.</text:span></text:p>
        <text:p text:style-name="Preformatted_20_Text"><text:span text:style-name="Source_20_Text">    int YTD = syminfo.target_price_date + timeframe.in_seconds("12M") * 1000</text:span></text:p>
        <text:p text:style-name="Preformatted_20_Text"><text:span text:style-name="Source_20_Text">    //@variable A line connecting the current `close` to the highest yearly price estimate.</text:span></text:p>
        <text:p text:style-name="Preformatted_20_Text"><text:span text:style-name="Source_20_Text">    highLine = line.new(time, close, YTD, syminfo.target_price_high, color = color.green, xloc = xloc.bar_time)</text:span></text:p>
        <text:p text:style-name="Preformatted_20_Text"><text:span text:style-name="Source_20_Text">    //@variable A line connecting the current `close` to the lowest yearly price estimate.</text:span></text:p>
        <text:p text:style-name="Preformatted_20_Text"><text:span text:style-name="Source_20_Text">    lowLine = line.new(time, close, YTD, syminfo.target_price_low, color = color.red, xloc = xloc.bar_time)</text:span></text:p>
        <text:p text:style-name="Preformatted_20_Text"><text:span text:style-name="Source_20_Text">    //@variable A line connecting the current `close` to the median yearly price estimate.</text:span></text:p>
        <text:p text:style-name="Preformatted_20_Text"><text:span text:style-name="Source_20_Text">    medianLine = line.new(time, close, YTD, syminfo.target_price_median, color = color.gray, xloc = xloc.bar_time)</text:span></text:p>
        <text:p text:style-name="Preformatted_20_Text"><text:span text:style-name="Source_20_Text">    //@variable A line connecting the current `close` to the average yearly price estimate.</text:span></text:p>
        <text:p text:style-name="Preformatted_20_Text"><text:span text:style-name="Source_20_Text">    averageLine = line.new(time, close, YTD, syminfo.target_price_average, color = color.orange, xloc = xloc.bar_time)</text:span></text:p>
        <text:p text:style-name="Preformatted_20_Text"><text:span text:style-name="Source_20_Text">    // Fill the space between targets</text:span></text:p>
        <text:p text:style-name="Preformatted_20_Text"><text:span text:style-name="Source_20_Text">    linefill.new(lowLine, medianLine, color.new(color.red, 90))</text:span></text:p>
        <text:p text:style-name="Preformatted_20_Text"><text:span text:style-name="Source_20_Text">    linefill.new(medianLine, highLine, color.new(color.green, 90))</text:span></text:p>
        <text:p text:style-name="Preformatted_20_Text"><text:span text:style-name="Source_20_Text">    // Create a label displaying the total number of analyst estimates.</text:span></text:p>
        <text:p text:style-name="Preformatted_20_Text"><text:span text:style-name="Source_20_Text">    string estimatesText = str.format("Number of estimates: {0}", syminfo.target_price_estimates)</text:span></text:p>
        <text:p text:style-name="P5"><text:span text:style-name="Source_20_Text">    label.new(bar_index, close, estimatesText, textcolor = color.white, size = size.large)</text:span></text:p>
        <text:p text:style-name="P3">Remarks</text:p>
        <text:p text:style-name="P3">If analysts supply the targets when the market is closed, the variable can return <text:a xlink:type="simple" xlink:href="https://www.tradingview.com/pine-script-reference/v6/#var_na" text:style-name="Internet_20_link" text:visited-style-name="Visited_20_Internet_20_Link">na</text:a> until the market opens.</text:p>
        <text:p text:style-name="P3">See also</text:p>
        <text:p text:style-name="P3"><text:a xlink:type="simple" xlink:href="https://www.tradingview.com/pine-script-reference/v6/#var_syminfo.target_price_average" text:style-name="Internet_20_link" text:visited-style-name="Visited_20_Internet_20_Link">syminfo.target_price_average</text:a><text:a xlink:type="simple" xlink:href="https://www.tradingview.com/pine-script-reference/v6/#var_syminfo.target_price_date" text:style-name="Internet_20_link" text:visited-style-name="Visited_20_Internet_20_Link">syminfo.target_price_date</text:a><text:a xlink:type="simple" xlink:href="https://www.tradingview.com/pine-script-reference/v6/#var_syminfo.target_price_estimates" text:style-name="Internet_20_link" text:visited-style-name="Visited_20_Internet_20_Link">syminfo.target_price_estimates</text:a><text:a xlink:type="simple" xlink:href="https://www.tradingview.com/pine-script-reference/v6/#var_syminfo.target_price_high" text:style-name="Internet_20_link" text:visited-style-name="Visited_20_Internet_20_Link">syminfo.target_price_high</text:a><text:a xlink:type="simple" xlink:href="https://www.tradingview.com/pine-script-reference/v6/#var_syminfo.target_price_low" text:style-name="Internet_20_link" text:visited-style-name="Visited_20_Internet_20_Link">syminfo.target_price_low</text:a></text:p>
      </text:section>
      <text:section text:style-name="Sect1" text:name="var_syminfo.ticker">
        <text:h text:style-name="P2" text:outline-level="3">syminfo.ticker</text:h>
      </text:section>
      <text:section text:style-name="Sect1" text:name="Section124">
        <text:p text:style-name="P6"><text:bookmark text:name="var_syminfo.ticker"/>Symbol name without exchange prefix, e.g. 'MSFT'.</text:p>
        <text:p text:style-name="P3">Type</text:p>
        <text:p text:style-name="P3">simple string</text:p>
        <text:p text:style-name="P3">See also</text:p>
        <text:p text:style-name="P3"><text:a xlink:type="simple" xlink:href="https://www.tradingview.com/pine-script-reference/v6/#var_syminfo.tickerid" text:style-name="Internet_20_link" text:visited-style-name="Visited_20_Internet_20_Link">syminfo.tickerid</text:a><text:a xlink:type="simple" xlink:href="https://www.tradingview.com/pine-script-reference/v6/#var_timeframe.period" text:style-name="Internet_20_link" text:visited-style-name="Visited_20_Internet_20_Link">timeframe.period</text:a><text:a xlink:type="simple" xlink:href="https://www.tradingview.com/pine-script-reference/v6/#var_timeframe.multiplier" text:style-name="Internet_20_link" text:visited-style-name="Visited_20_Internet_20_Link">timeframe.multiplier</text:a><text:a xlink:type="simple" xlink:href="https://www.tradingview.com/pine-script-reference/v6/#var_syminfo.root" text:style-name="Internet_20_link" text:visited-style-name="Visited_20_Internet_20_Link">syminfo.root</text:a></text:p>
      </text:section>
      <text:section text:style-name="Sect1" text:name="var_syminfo.tickerid">
        <text:h text:style-name="P2" text:outline-level="3">syminfo.tickerid</text:h>
      </text:section>
      <text:section text:style-name="Sect1" text:name="Section125">
        <text:p text:style-name="P6"><text:bookmark text:name="var_syminfo.tickerid"/>A ticker identifier representing the chart's symbol or a requested symbol, depending on how the script uses it. The variable's value represents a requested dataset's ticker ID when used in the <text:span text:style-name="Source_20_Text">expression</text:span> argument of a <text:span text:style-name="Source_20_Text">request.*()</text:span> function call. Otherwise, it represents the chart's ticker ID. The value contains an exchange prefix and a symbol name, separated by a colon (e.g., "NASDAQ:AAPL"). It can also include information about data modifications such as dividend adjustment, non-standard chart type, currency conversion, etc.</text:p>
        <text:p text:style-name="P3">Type</text:p>
        <text:p text:style-name="P3">simple string</text:p>
        <text:p text:style-name="P3">Remarks</text:p>
        <text:p text:style-name="P3"><text:soft-page-break/>Because the value of this variable does not always use a simple "prefix:ticker" format, it is a poor candidate for use in boolean comparisons or string manipulation functions. In those contexts, run the variable's result through <text:a xlink:type="simple" xlink:href="https://www.tradingview.com/pine-script-reference/v6/#fun_ticker.standard" text:style-name="Internet_20_link" text:visited-style-name="Visited_20_Internet_20_Link">ticker.standard</text:a> to purify it. This will remove any extraneous information and return a ticker ID consistently formatted using the "prefix:ticker" structure.</text:p>
        <text:p text:style-name="P3">To always access the script's main ticker ID, even within another context, use the <text:a xlink:type="simple" xlink:href="https://www.tradingview.com/pine-script-reference/v6/#var_syminfo.main_tickerid" text:style-name="Internet_20_link" text:visited-style-name="Visited_20_Internet_20_Link">syminfo.main_tickerid</text:a> variable.</text:p>
        <text:p text:style-name="P3">See also</text:p>
        <text:p text:style-name="P3"><text:a xlink:type="simple" xlink:href="https://www.tradingview.com/pine-script-reference/v6/#fun_ticker.new" text:style-name="Internet_20_link" text:visited-style-name="Visited_20_Internet_20_Link">ticker.new</text:a><text:a xlink:type="simple" xlink:href="https://www.tradingview.com/pine-script-reference/v6/#var_syminfo.main_tickerid" text:style-name="Internet_20_link" text:visited-style-name="Visited_20_Internet_20_Link">syminfo.main_tickerid</text:a><text:a xlink:type="simple" xlink:href="https://www.tradingview.com/pine-script-reference/v6/#var_timeframe.main_period" text:style-name="Internet_20_link" text:visited-style-name="Visited_20_Internet_20_Link">timeframe.main_period</text:a><text:a xlink:type="simple" xlink:href="https://www.tradingview.com/pine-script-reference/v6/#var_syminfo.ticker" text:style-name="Internet_20_link" text:visited-style-name="Visited_20_Internet_20_Link">syminfo.ticker</text:a><text:a xlink:type="simple" xlink:href="https://www.tradingview.com/pine-script-reference/v6/#var_timeframe.period" text:style-name="Internet_20_link" text:visited-style-name="Visited_20_Internet_20_Link">timeframe.period</text:a><text:a xlink:type="simple" xlink:href="https://www.tradingview.com/pine-script-reference/v6/#var_timeframe.multiplier" text:style-name="Internet_20_link" text:visited-style-name="Visited_20_Internet_20_Link">timeframe.multiplier</text:a><text:a xlink:type="simple" xlink:href="https://www.tradingview.com/pine-script-reference/v6/#var_syminfo.root" text:style-name="Internet_20_link" text:visited-style-name="Visited_20_Internet_20_Link">syminfo.root</text:a></text:p>
      </text:section>
      <text:section text:style-name="Sect1" text:name="var_syminfo.timezone">
        <text:h text:style-name="P2" text:outline-level="3">syminfo.timezone</text:h>
      </text:section>
      <text:section text:style-name="Sect1" text:name="Section126">
        <text:p text:style-name="P6"><text:bookmark text:name="var_syminfo.timezone"/>Timezone of the exchange of the chart main series. Possible values see in <text:a xlink:type="simple" xlink:href="https://www.tradingview.com/pine-script-reference/v6/#fun_timestamp" text:style-name="Internet_20_link" text:visited-style-name="Visited_20_Internet_20_Link">timestamp</text:a>.</text:p>
        <text:p text:style-name="P3">Type</text:p>
        <text:p text:style-name="P3">simple string</text:p>
        <text:p text:style-name="P3">See also</text:p>
        <text:p text:style-name="P3"><text:a xlink:type="simple" xlink:href="https://www.tradingview.com/pine-script-reference/v6/#fun_timestamp" text:style-name="Internet_20_link" text:visited-style-name="Visited_20_Internet_20_Link">timestamp</text:a></text:p>
      </text:section>
      <text:section text:style-name="Sect1" text:name="var_syminfo.type">
        <text:h text:style-name="P2" text:outline-level="3">syminfo.type</text:h>
      </text:section>
      <text:section text:style-name="Sect1" text:name="Section127">
        <text:p text:style-name="P6"><text:bookmark text:name="var_syminfo.type"/>The type of market the symbol belongs to. The values are "stock", "fund", "dr", "right", "bond", "warrant", "structured", "index", "forex", "futures", "spread", "economic", "fundamental", "crypto", "spot", "swap", "option", "commodity".</text:p>
        <text:p text:style-name="P3">Type</text:p>
        <text:p text:style-name="P3">simple string</text:p>
        <text:p text:style-name="P3">See also</text:p>
        <text:p text:style-name="P3"><text:a xlink:type="simple" xlink:href="https://www.tradingview.com/pine-script-reference/v6/#var_syminfo.ticker" text:style-name="Internet_20_link" text:visited-style-name="Visited_20_Internet_20_Link">syminfo.ticker</text:a></text:p>
      </text:section>
      <text:section text:style-name="Sect1" text:name="var_syminfo.volumetype">
        <text:h text:style-name="P2" text:outline-level="3">syminfo.volumetype</text:h>
      </text:section>
      <text:section text:style-name="Sect1" text:name="Section128">
        <text:p text:style-name="P6"><text:bookmark text:name="var_syminfo.volumetype"/>Volume type of the current symbol. Possible values are: "base" for base currency, "quote" for quote currency, "tick" for the number of transactions, and "n/a" when there is no volume or its type is not specified.</text:p>
        <text:p text:style-name="P3">Type</text:p>
        <text:p text:style-name="P3">simple string</text:p>
        <text:p text:style-name="P3">Remarks</text:p>
        <text:p text:style-name="P3">Only some data feed suppliers provide information qualifying volume. As a result, the variable will return a value on some symbols only, mostly in the crypto sector.</text:p>
        <text:p text:style-name="P3">See also</text:p>
        <text:p text:style-name="P3"><text:a xlink:type="simple" xlink:href="https://www.tradingview.com/pine-script-reference/v6/#var_syminfo.type" text:style-name="Internet_20_link" text:visited-style-name="Visited_20_Internet_20_Link">syminfo.type</text:a></text:p>
      </text:section>
      <text:section text:style-name="Sect1" text:name="var_ta.accdist">
        <text:h text:style-name="P2" text:outline-level="3">ta.accdist</text:h>
      </text:section>
      <text:section text:style-name="Sect1" text:name="Section129">
        <text:p text:style-name="P6"><text:bookmark text:name="var_ta.accdist"/>Accumulation/distribution index.</text:p>
        <text:p text:style-name="P3">Type</text:p>
        <text:p text:style-name="P3">series float</text:p>
      </text:section>
      <text:section text:style-name="Sect1" text:name="var_ta.iii">
        <text:h text:style-name="P2" text:outline-level="3">ta.iii</text:h>
      </text:section>
      <text:p text:style-name="P3">Intraday Intensity Index.</text:p>
      <text:p text:style-name="P3">Type</text:p>
      <text:p text:style-name="P3">series float</text:p>
      <text:p text:style-name="P3">Example</text:p>
      <text:section text:style-name="Sect1" text:name="Section130">
        <text:p text:style-name="P4"><text:bookmark text:name="var_ta.iii"/><text:span text:style-name="Source_20_Text">//@version=6</text:span></text:p>
        <text:p text:style-name="Preformatted_20_Text"><text:span text:style-name="Source_20_Text">indicator("Intraday Intensity Index")</text:span></text:p>
        <text:p text:style-name="Preformatted_20_Text"><text:span text:style-name="Source_20_Text">plot(ta.iii, color=color.yellow)</text:span></text:p>
        <text:p text:style-name="Preformatted_20_Text"><text:span text:style-name="Source_20_Text">// the same on pine</text:span></text:p>
        <text:p text:style-name="Preformatted_20_Text"><text:span text:style-name="Source_20_Text">f_iii() =&gt;</text:span></text:p>
        <text:p text:style-name="Preformatted_20_Text"><text:span text:style-name="Source_20_Text">    (2 * close - high - low) / ((high - low) * volume)</text:span></text:p>
        <text:p text:style-name="P5"><text:span text:style-name="Source_20_Text">plot(f_iii())</text:span></text:p>
      </text:section>
      <text:section text:style-name="Sect1" text:name="var_ta.nvi">
        <text:h text:style-name="P2" text:outline-level="3">ta.nvi</text:h>
      </text:section>
      <text:p text:style-name="P3">Negative Volume Index.</text:p>
      <text:p text:style-name="P3">Type</text:p>
      <text:p text:style-name="P3">series float</text:p>
      <text:p text:style-name="P3">Example</text:p>
      <text:section text:style-name="Sect1" text:name="Section131">
        <text:p text:style-name="P4"><text:bookmark text:name="var_ta.nvi"/><text:span text:style-name="Source_20_Text">//@version=6</text:span></text:p>
        <text:p text:style-name="Preformatted_20_Text"><text:span text:style-name="Source_20_Text">indicator("Negative Volume Index")</text:span></text:p>
        <text:p text:style-name="Preformatted_20_Text"><text:span text:style-name="Source_20_Text">plot(ta.nvi, color=color.yellow)</text:span></text:p>
        <text:p text:style-name="Preformatted_20_Text"><text:span text:style-name="Source_20_Text">// the same on pine</text:span></text:p>
        <text:p text:style-name="Preformatted_20_Text"><text:span text:style-name="Source_20_Text">f_nvi() =&gt;</text:span></text:p>
        <text:p text:style-name="Preformatted_20_Text"><text:span text:style-name="Source_20_Text">    float ta_nvi = 1.0</text:span></text:p>
        <text:p text:style-name="Preformatted_20_Text"><text:span text:style-name="Source_20_Text">    float prevNvi = (nz(ta_nvi[1], 0.0) == 0.0) ? 1.0 : ta_nvi[1]</text:span></text:p>
        <text:p text:style-name="Preformatted_20_Text"><text:span text:style-name="Source_20_Text">    if nz(close, 0.0) == 0.0 or nz(close[1], 0.0) == 0.0</text:span></text:p>
        <text:p text:style-name="Preformatted_20_Text"><text:span text:style-name="Source_20_Text">        ta_nvi := prevNvi</text:span></text:p>
        <text:p text:style-name="Preformatted_20_Text"><text:span text:style-name="Source_20_Text">    else</text:span></text:p>
        <text:p text:style-name="Preformatted_20_Text"><text:span text:style-name="Source_20_Text">        ta_nvi := (volume &lt; nz(volume[1], 0.0)) ? prevNvi + ((close - close[1]) / close[1]) * prevNvi : prevNvi</text:span></text:p>
        <text:p text:style-name="Preformatted_20_Text"><text:span text:style-name="Source_20_Text">    result = ta_nvi</text:span></text:p>
        <text:p text:style-name="P5"><text:span text:style-name="Source_20_Text">plot(f_nvi())</text:span></text:p>
      </text:section>
      <text:section text:style-name="Sect1" text:name="var_ta.obv">
        <text:h text:style-name="P2" text:outline-level="3">ta.obv</text:h>
      </text:section>
      <text:p text:style-name="P3">On Balance Volume.</text:p>
      <text:p text:style-name="P3">Type</text:p>
      <text:p text:style-name="P3">series float</text:p>
      <text:p text:style-name="P3">Example</text:p>
      <text:section text:style-name="Sect1" text:name="Section132">
        <text:p text:style-name="P4"><text:bookmark text:name="var_ta.obv"/><text:span text:style-name="Source_20_Text">//@version=6</text:span></text:p>
        <text:p text:style-name="Preformatted_20_Text"><text:span text:style-name="Source_20_Text">indicator("On Balance Volume")</text:span></text:p>
        <text:p text:style-name="Preformatted_20_Text"><text:span text:style-name="Source_20_Text">plot(ta.obv, color=color.yellow)</text:span></text:p>
        <text:p text:style-name="Preformatted_20_Text"><text:span text:style-name="Source_20_Text">// the same on pine</text:span></text:p>
        <text:p text:style-name="Preformatted_20_Text"><text:span text:style-name="Source_20_Text">f_obv() =&gt;</text:span></text:p>
        <text:p text:style-name="Preformatted_20_Text"><text:span text:style-name="Source_20_Text">    ta.cum(math.sign(ta.change(close)) * volume)</text:span></text:p>
        <text:p text:style-name="P5"><text:span text:style-name="Source_20_Text">plot(f_obv())</text:span></text:p>
      </text:section>
      <text:section text:style-name="Sect1" text:name="var_ta.pvi">
        <text:h text:style-name="P2" text:outline-level="3">ta.pvi</text:h>
      </text:section>
      <text:p text:style-name="P3">Positive Volume Index.</text:p>
      <text:p text:style-name="P3">Type</text:p>
      <text:p text:style-name="P3">series float</text:p>
      <text:p text:style-name="P3">Example</text:p>
      <text:section text:style-name="Sect1" text:name="Section133">
        <text:p text:style-name="P4"><text:bookmark text:name="var_ta.pvi"/><text:span text:style-name="Source_20_Text">//@version=6</text:span></text:p>
        <text:p text:style-name="Preformatted_20_Text"><text:span text:style-name="Source_20_Text">indicator("Positive Volume Index")</text:span></text:p>
        <text:p text:style-name="Preformatted_20_Text"><text:soft-page-break/><text:span text:style-name="Source_20_Text">plot(ta.pvi, color=color.yellow)</text:span></text:p>
        <text:p text:style-name="Preformatted_20_Text"><text:span text:style-name="Source_20_Text">// the same on pine</text:span></text:p>
        <text:p text:style-name="Preformatted_20_Text"><text:span text:style-name="Source_20_Text">f_pvi() =&gt;</text:span></text:p>
        <text:p text:style-name="Preformatted_20_Text"><text:span text:style-name="Source_20_Text">    float ta_pvi = 1.0</text:span></text:p>
        <text:p text:style-name="Preformatted_20_Text"><text:span text:style-name="Source_20_Text">    float prevPvi = (nz(ta_pvi[1], 0.0) == 0.0) ? 1.0 : ta_pvi[1]</text:span></text:p>
        <text:p text:style-name="Preformatted_20_Text"><text:span text:style-name="Source_20_Text">    if nz(close, 0.0) == 0.0 or nz(close[1], 0.0) == 0.0</text:span></text:p>
        <text:p text:style-name="Preformatted_20_Text"><text:span text:style-name="Source_20_Text">        ta_pvi := prevPvi</text:span></text:p>
        <text:p text:style-name="Preformatted_20_Text"><text:span text:style-name="Source_20_Text">    else</text:span></text:p>
        <text:p text:style-name="Preformatted_20_Text"><text:span text:style-name="Source_20_Text">        ta_pvi := (volume &gt; nz(volume[1], 0.0)) ? prevPvi + ((close - close[1]) / close[1]) * prevPvi : prevPvi</text:span></text:p>
        <text:p text:style-name="Preformatted_20_Text"><text:span text:style-name="Source_20_Text">    result = ta_pvi</text:span></text:p>
        <text:p text:style-name="P5"><text:span text:style-name="Source_20_Text">plot(f_pvi())</text:span></text:p>
      </text:section>
      <text:section text:style-name="Sect1" text:name="var_ta.pvt">
        <text:h text:style-name="P2" text:outline-level="3">ta.pvt</text:h>
      </text:section>
      <text:p text:style-name="P3">Price-Volume Trend.</text:p>
      <text:p text:style-name="P3">Type</text:p>
      <text:p text:style-name="P3">series float</text:p>
      <text:p text:style-name="P3">Example</text:p>
      <text:section text:style-name="Sect1" text:name="Section134">
        <text:p text:style-name="P4"><text:bookmark text:name="var_ta.pvt"/><text:span text:style-name="Source_20_Text">//@version=6</text:span></text:p>
        <text:p text:style-name="Preformatted_20_Text"><text:span text:style-name="Source_20_Text">indicator("Price-Volume Trend")</text:span></text:p>
        <text:p text:style-name="Preformatted_20_Text"><text:span text:style-name="Source_20_Text">plot(ta.pvt, color=color.yellow)</text:span></text:p>
        <text:p text:style-name="Preformatted_20_Text"><text:span text:style-name="Source_20_Text">// the same on pine</text:span></text:p>
        <text:p text:style-name="Preformatted_20_Text"><text:span text:style-name="Source_20_Text">f_pvt() =&gt;</text:span></text:p>
        <text:p text:style-name="Preformatted_20_Text"><text:span text:style-name="Source_20_Text">    ta.cum((ta.change(close) / close[1]) * volume)</text:span></text:p>
        <text:p text:style-name="P5"><text:span text:style-name="Source_20_Text">plot(f_pvt())</text:span></text:p>
      </text:section>
      <text:section text:style-name="Sect1" text:name="var_ta.tr">
        <text:h text:style-name="P2" text:outline-level="3">ta.tr</text:h>
      </text:section>
      <text:section text:style-name="Sect1" text:name="Section135">
        <text:p text:style-name="P6"><text:bookmark text:name="var_ta.tr"/>True range, equivalent to <text:span text:style-name="Source_20_Text">ta.tr(handle_na = false)</text:span>. It is calculated as <text:span text:style-name="Source_20_Text">math.max(high - low, math.abs(high - close[1]), math.abs(low - close[1]))</text:span>.</text:p>
        <text:p text:style-name="P3">Type</text:p>
        <text:p text:style-name="P3">series float</text:p>
        <text:p text:style-name="P3">See also</text:p>
        <text:p text:style-name="P3"><text:a xlink:type="simple" xlink:href="https://www.tradingview.com/pine-script-reference/v6/#fun_ta.tr" text:style-name="Internet_20_link" text:visited-style-name="Visited_20_Internet_20_Link">ta.tr</text:a><text:a xlink:type="simple" xlink:href="https://www.tradingview.com/pine-script-reference/v6/#fun_ta.atr" text:style-name="Internet_20_link" text:visited-style-name="Visited_20_Internet_20_Link">ta.atr</text:a></text:p>
      </text:section>
      <text:section text:style-name="Sect1" text:name="var_ta.vwap">
        <text:h text:style-name="P2" text:outline-level="3">ta.vwap</text:h>
      </text:section>
      <text:section text:style-name="Sect1" text:name="Section136">
        <text:p text:style-name="P6"><text:bookmark text:name="var_ta.vwap"/>Volume Weighted Average Price. It uses <text:a xlink:type="simple" xlink:href="https://www.tradingview.com/pine-script-reference/v6/#var_hlc3" text:style-name="Internet_20_link" text:visited-style-name="Visited_20_Internet_20_Link">hlc3</text:a> as its source series.</text:p>
        <text:p text:style-name="P3">Type</text:p>
        <text:p text:style-name="P3">series float</text:p>
        <text:p text:style-name="P3">See also</text:p>
        <text:p text:style-name="P3"><text:a xlink:type="simple" xlink:href="https://www.tradingview.com/pine-script-reference/v6/#fun_ta.vwap" text:style-name="Internet_20_link" text:visited-style-name="Visited_20_Internet_20_Link">ta.vwap</text:a></text:p>
      </text:section>
      <text:section text:style-name="Sect1" text:name="var_ta.wad">
        <text:h text:style-name="P2" text:outline-level="3">ta.wad</text:h>
      </text:section>
      <text:p text:style-name="P3">Williams Accumulation/Distribution.</text:p>
      <text:p text:style-name="P3">Type</text:p>
      <text:p text:style-name="P3">series float</text:p>
      <text:p text:style-name="P3">Example</text:p>
      <text:section text:style-name="Sect1" text:name="Section137">
        <text:p text:style-name="P4"><text:bookmark text:name="var_ta.wad"/><text:span text:style-name="Source_20_Text">//@version=6</text:span></text:p>
        <text:p text:style-name="Preformatted_20_Text"><text:span text:style-name="Source_20_Text">indicator("Williams Accumulation/Distribution")</text:span></text:p>
        <text:p text:style-name="Preformatted_20_Text"><text:span text:style-name="Source_20_Text">plot(ta.wad, color=color.yellow)</text:span></text:p>
        <text:p text:style-name="Preformatted_20_Text"><text:span text:style-name="Source_20_Text">// the same on pine</text:span></text:p>
        <text:p text:style-name="Preformatted_20_Text"><text:span text:style-name="Source_20_Text">f_wad() =&gt;</text:span></text:p>
        <text:p text:style-name="Preformatted_20_Text"><text:span text:style-name="Source_20_Text">    trueHigh = math.max(high, close[1])</text:span></text:p>
        <text:p text:style-name="Preformatted_20_Text"><text:span text:style-name="Source_20_Text">    trueLow = math.min(low, close[1])</text:span></text:p>
        <text:p text:style-name="Preformatted_20_Text"><text:span text:style-name="Source_20_Text">    mom = ta.change(close)</text:span></text:p>
        <text:p text:style-name="Preformatted_20_Text"><text:span text:style-name="Source_20_Text">    gain = (mom &gt; 0) ? close - trueLow : (mom &lt; 0) ? close - trueHigh : 0</text:span></text:p>
        <text:p text:style-name="Preformatted_20_Text"><text:span text:style-name="Source_20_Text">    ta.cum(gain)</text:span></text:p>
        <text:p text:style-name="P5"><text:span text:style-name="Source_20_Text">plot(f_wad())</text:span></text:p>
      </text:section>
      <text:section text:style-name="Sect1" text:name="var_ta.wvad">
        <text:h text:style-name="P2" text:outline-level="3">ta.wvad</text:h>
      </text:section>
      <text:p text:style-name="P3">Williams Variable Accumulation/Distribution.</text:p>
      <text:p text:style-name="P3">Type</text:p>
      <text:p text:style-name="P3">series float</text:p>
      <text:p text:style-name="P3">Example</text:p>
      <text:section text:style-name="Sect1" text:name="Section138">
        <text:p text:style-name="P4"><text:bookmark text:name="var_ta.wvad"/><text:span text:style-name="Source_20_Text">//@version=6</text:span></text:p>
        <text:p text:style-name="Preformatted_20_Text"><text:span text:style-name="Source_20_Text">indicator("Williams Variable Accumulation/Distribution")</text:span></text:p>
        <text:p text:style-name="Preformatted_20_Text"><text:span text:style-name="Source_20_Text">plot(ta.wvad, color=color.yellow)</text:span></text:p>
        <text:p text:style-name="Preformatted_20_Text"><text:span text:style-name="Source_20_Text">// the same on pine</text:span></text:p>
        <text:p text:style-name="Preformatted_20_Text"><text:span text:style-name="Source_20_Text">f_wvad() =&gt;</text:span></text:p>
        <text:p text:style-name="Preformatted_20_Text"><text:span text:style-name="Source_20_Text">    (close - open) / (high - low) * volume</text:span></text:p>
        <text:p text:style-name="P5"><text:span text:style-name="Source_20_Text">plot(f_wvad())</text:span></text:p>
      </text:section>
      <text:section text:style-name="Sect1" text:name="var_table.all">
        <text:h text:style-name="P2" text:outline-level="3">table.all</text:h>
      </text:section>
      <text:p text:style-name="P3">Returns an array filled with all the current tables drawn by the script.</text:p>
      <text:p text:style-name="P3">Type</text:p>
      <text:p text:style-name="P3">array&lt;table&gt;</text:p>
      <text:p text:style-name="P3">Example</text:p>
      <text:section text:style-name="Sect1" text:name="Section139">
        <text:p text:style-name="P4"><text:bookmark text:name="var_table.all"/><text:span text:style-name="Source_20_Text">//@version=6</text:span></text:p>
        <text:p text:style-name="Preformatted_20_Text"><text:span text:style-name="Source_20_Text">indicator("table.all")</text:span></text:p>
        <text:p text:style-name="Preformatted_20_Text"><text:span text:style-name="Source_20_Text">//delete all tables</text:span></text:p>
        <text:p text:style-name="Preformatted_20_Text"><text:span text:style-name="Source_20_Text">table.new(position = position.top_right, columns = 2, rows = 1, bgcolor = color.yellow, border_width = 1)</text:span></text:p>
        <text:p text:style-name="Preformatted_20_Text"><text:span text:style-name="Source_20_Text">a_allTables = table.all</text:span></text:p>
        <text:p text:style-name="Preformatted_20_Text"><text:span text:style-name="Source_20_Text">if array.size(a_allTables) &gt; 0</text:span></text:p>
        <text:p text:style-name="Preformatted_20_Text"><text:span text:style-name="Source_20_Text">    for i = 0 to array.size(a_allTables) - 1</text:span></text:p>
        <text:p text:style-name="P5"><text:span text:style-name="Source_20_Text">        table.delete(array.get(a_allTables, i))</text:span></text:p>
        <text:p text:style-name="P3">Remarks</text:p>
        <text:p text:style-name="P3">The array is read-only. Index zero of the array is the ID of the oldest object on the chart.</text:p>
        <text:p text:style-name="P3">See also</text:p>
        <text:p text:style-name="P3"><text:a xlink:type="simple" xlink:href="https://www.tradingview.com/pine-script-reference/v6/#fun_table.new" text:style-name="Internet_20_link" text:visited-style-name="Visited_20_Internet_20_Link">table.new</text:a><text:a xlink:type="simple" xlink:href="https://www.tradingview.com/pine-script-reference/v6/#var_line.all" text:style-name="Internet_20_link" text:visited-style-name="Visited_20_Internet_20_Link">line.all</text:a><text:a xlink:type="simple" xlink:href="https://www.tradingview.com/pine-script-reference/v6/#var_label.all" text:style-name="Internet_20_link" text:visited-style-name="Visited_20_Internet_20_Link">label.all</text:a><text:a xlink:type="simple" xlink:href="https://www.tradingview.com/pine-script-reference/v6/#var_box.all" text:style-name="Internet_20_link" text:visited-style-name="Visited_20_Internet_20_Link">box.all</text:a></text:p>
      </text:section>
      <text:section text:style-name="Sect1" text:name="var_time">
        <text:h text:style-name="P2" text:outline-level="3">time</text:h>
      </text:section>
      <text:section text:style-name="Sect1" text:name="Section140">
        <text:p text:style-name="P6"><text:bookmark text:name="var_time"/><text:soft-page-break/>Current bar time in UNIX format. It is the number of milliseconds that have elapsed since 00:00:00 UTC, 1 January 1970.</text:p>
        <text:p text:style-name="P3">Type</text:p>
        <text:p text:style-name="P3">series int</text:p>
        <text:p text:style-name="P3">Remarks</text:p>
        <text:p text:style-name="P3">Note that this variable returns the timestamp based on the time of the bar's open. Because of that, for overnight sessions (e.g. EURUSD, where Monday session starts on Sunday, 17:00) this variable can return time before the specified date of the trading day. For example, on EURUSD, <text:span text:style-name="Source_20_Text">dayofmonth(time)</text:span> can be lower by 1 than the date of the trading day, because the bar for the current day actually opens one day prior.</text:p>
        <text:p text:style-name="P3">See also</text:p>
        <text:p text:style-name="P3"><text:a xlink:type="simple" xlink:href="https://www.tradingview.com/pine-script-reference/v6/#fun_time" text:style-name="Internet_20_link" text:visited-style-name="Visited_20_Internet_20_Link">time</text:a><text:a xlink:type="simple" xlink:href="https://www.tradingview.com/pine-script-reference/v6/#var_time_close" text:style-name="Internet_20_link" text:visited-style-name="Visited_20_Internet_20_Link">time_close</text:a><text:a xlink:type="simple" xlink:href="https://www.tradingview.com/pine-script-reference/v6/#var_timenow" text:style-name="Internet_20_link" text:visited-style-name="Visited_20_Internet_20_Link">timenow</text:a><text:a xlink:type="simple" xlink:href="https://www.tradingview.com/pine-script-reference/v6/#var_year" text:style-name="Internet_20_link" text:visited-style-name="Visited_20_Internet_20_Link">year</text:a><text:a xlink:type="simple" xlink:href="https://www.tradingview.com/pine-script-reference/v6/#var_month" text:style-name="Internet_20_link" text:visited-style-name="Visited_20_Internet_20_Link">month</text:a><text:a xlink:type="simple" xlink:href="https://www.tradingview.com/pine-script-reference/v6/#var_weekofyear" text:style-name="Internet_20_link" text:visited-style-name="Visited_20_Internet_20_Link">weekofyear</text:a><text:a xlink:type="simple" xlink:href="https://www.tradingview.com/pine-script-reference/v6/#var_dayofmonth" text:style-name="Internet_20_link" text:visited-style-name="Visited_20_Internet_20_Link">dayofmonth</text:a><text:a xlink:type="simple" xlink:href="https://www.tradingview.com/pine-script-reference/v6/#var_dayofweek" text:style-name="Internet_20_link" text:visited-style-name="Visited_20_Internet_20_Link">dayofweek</text:a><text:a xlink:type="simple" xlink:href="https://www.tradingview.com/pine-script-reference/v6/#var_hour" text:style-name="Internet_20_link" text:visited-style-name="Visited_20_Internet_20_Link">hour</text:a><text:a xlink:type="simple" xlink:href="https://www.tradingview.com/pine-script-reference/v6/#var_minute" text:style-name="Internet_20_link" text:visited-style-name="Visited_20_Internet_20_Link">minute</text:a><text:a xlink:type="simple" xlink:href="https://www.tradingview.com/pine-script-reference/v6/#var_second" text:style-name="Internet_20_link" text:visited-style-name="Visited_20_Internet_20_Link">second</text:a></text:p>
      </text:section>
      <text:section text:style-name="Sect1" text:name="var_time_close">
        <text:h text:style-name="P2" text:outline-level="3">time_close</text:h>
      </text:section>
      <text:section text:style-name="Sect1" text:name="Section141">
        <text:p text:style-name="P6"><text:bookmark text:name="var_time_close"/>The time of the current bar's close in UNIX format. It represents the number of milliseconds elapsed since 00:00:00 UTC, 1 January 1970. On non-standard price-based chart types (Renko, Line break, Kagi, Point &amp; Figure, and Range), this variable returns <text:a xlink:type="simple" xlink:href="https://www.tradingview.com/pine-script-reference/v6/#var_na" text:style-name="Internet_20_link" text:visited-style-name="Visited_20_Internet_20_Link">na</text:a> on the chart's realtime bars.</text:p>
        <text:p text:style-name="P3">Type</text:p>
        <text:p text:style-name="P3">series int</text:p>
        <text:p text:style-name="P3">See also</text:p>
        <text:p text:style-name="P3"><text:a xlink:type="simple" xlink:href="https://www.tradingview.com/pine-script-reference/v6/#var_time" text:style-name="Internet_20_link" text:visited-style-name="Visited_20_Internet_20_Link">time</text:a><text:a xlink:type="simple" xlink:href="https://www.tradingview.com/pine-script-reference/v6/#var_timenow" text:style-name="Internet_20_link" text:visited-style-name="Visited_20_Internet_20_Link">timenow</text:a><text:a xlink:type="simple" xlink:href="https://www.tradingview.com/pine-script-reference/v6/#var_year" text:style-name="Internet_20_link" text:visited-style-name="Visited_20_Internet_20_Link">year</text:a><text:a xlink:type="simple" xlink:href="https://www.tradingview.com/pine-script-reference/v6/#var_month" text:style-name="Internet_20_link" text:visited-style-name="Visited_20_Internet_20_Link">month</text:a><text:a xlink:type="simple" xlink:href="https://www.tradingview.com/pine-script-reference/v6/#var_weekofyear" text:style-name="Internet_20_link" text:visited-style-name="Visited_20_Internet_20_Link">weekofyear</text:a><text:a xlink:type="simple" xlink:href="https://www.tradingview.com/pine-script-reference/v6/#var_dayofmonth" text:style-name="Internet_20_link" text:visited-style-name="Visited_20_Internet_20_Link">dayofmonth</text:a><text:a xlink:type="simple" xlink:href="https://www.tradingview.com/pine-script-reference/v6/#var_dayofweek" text:style-name="Internet_20_link" text:visited-style-name="Visited_20_Internet_20_Link">dayofweek</text:a><text:a xlink:type="simple" xlink:href="https://www.tradingview.com/pine-script-reference/v6/#var_hour" text:style-name="Internet_20_link" text:visited-style-name="Visited_20_Internet_20_Link">hour</text:a><text:a xlink:type="simple" xlink:href="https://www.tradingview.com/pine-script-reference/v6/#var_minute" text:style-name="Internet_20_link" text:visited-style-name="Visited_20_Internet_20_Link">minute</text:a><text:a xlink:type="simple" xlink:href="https://www.tradingview.com/pine-script-reference/v6/#var_second" text:style-name="Internet_20_link" text:visited-style-name="Visited_20_Internet_20_Link">second</text:a></text:p>
      </text:section>
      <text:section text:style-name="Sect1" text:name="var_time_tradingday">
        <text:h text:style-name="P2" text:outline-level="3">time_tradingday</text:h>
      </text:section>
      <text:section text:style-name="Sect1" text:name="Section142">
        <text:p text:style-name="P6"><text:bookmark text:name="var_time_tradingday"/>The beginning time of the trading day the current bar belongs to, in UNIX format (the number of milliseconds that have elapsed since 00:00:00 UTC, 1 January 1970).</text:p>
        <text:p text:style-name="P3">Type</text:p>
        <text:p text:style-name="P3">series int</text:p>
        <text:p text:style-name="P3">Remarks</text:p>
        <text:p text:style-name="P3">The variable is useful for overnight sessions, where the current day's session can start on the previous calendar day (e.g., on FXCM:EURUSD the Monday session will start on Sunday, 17:00 in the exchange timezone). Unlike <text:span text:style-name="Source_20_Text">time</text:span>, which would return the timestamp for Sunday at 17:00 for the Monday daily bar, <text:span text:style-name="Source_20_Text">time_tradingday</text:span> will return the timestamp for Monday, 00:00 UTC.</text:p>
        <text:p text:style-name="P3">When used on timeframes higher than 1D, <text:span text:style-name="Source_20_Text">time_tradingday</text:span> returns the trading day of the last day inside the bar (e.g. on 1W, it will return the last trading day of the week).</text:p>
        <text:p text:style-name="P3">See also</text:p>
        <text:p text:style-name="P3"><text:a xlink:type="simple" xlink:href="https://www.tradingview.com/pine-script-reference/v6/#var_time" text:style-name="Internet_20_link" text:visited-style-name="Visited_20_Internet_20_Link">time</text:a><text:a xlink:type="simple" xlink:href="https://www.tradingview.com/pine-script-reference/v6/#var_time_close" text:style-name="Internet_20_link" text:visited-style-name="Visited_20_Internet_20_Link">time_close</text:a></text:p>
      </text:section>
      <text:section text:style-name="Sect1" text:name="var_timeframe.isdaily">
        <text:h text:style-name="P2" text:outline-level="3">timeframe.isdaily</text:h>
      </text:section>
      <text:section text:style-name="Sect1" text:name="Section143">
        <text:p text:style-name="P6"><text:bookmark text:name="var_timeframe.isdaily"/>Returns true if current resolution is a daily resolution, false otherwise.</text:p>
        <text:p text:style-name="P3">Type</text:p>
        <text:p text:style-name="P3">simple bool</text:p>
        <text:p text:style-name="P3">See also</text:p>
        <text:p text:style-name="P3"><text:a xlink:type="simple" xlink:href="https://www.tradingview.com/pine-script-reference/v6/#var_timeframe.isdwm" text:style-name="Internet_20_link" text:visited-style-name="Visited_20_Internet_20_Link">timeframe.isdwm</text:a><text:a xlink:type="simple" xlink:href="https://www.tradingview.com/pine-script-reference/v6/#var_timeframe.isintraday" text:style-name="Internet_20_link" text:visited-style-name="Visited_20_Internet_20_Link">timeframe.isintraday</text:a><text:a xlink:type="simple" xlink:href="https://www.tradingview.com/pine-script-reference/v6/#var_timeframe.isminutes" text:style-name="Internet_20_link" text:visited-style-name="Visited_20_Internet_20_Link">timeframe.isminutes</text:a><text:a xlink:type="simple" xlink:href="https://www.tradingview.com/pine-script-reference/v6/#var_timeframe.isseconds" text:style-name="Internet_20_link" text:visited-style-name="Visited_20_Internet_20_Link">timeframe.isseconds</text:a><text:a xlink:type="simple" xlink:href="https://www.tradingview.com/pine-script-reference/v6/#var_timeframe.isticks" text:style-name="Internet_20_link" text:visited-style-name="Visited_20_Internet_20_Link">timeframe.isticks</text:a><text:a xlink:type="simple" xlink:href="https://www.tradingview.com/pine-script-reference/v6/#var_timeframe.isweekly" text:style-name="Internet_20_link" text:visited-style-name="Visited_20_Internet_20_Link">timeframe.isweekly</text:a><text:a xlink:type="simple" xlink:href="https://www.tradingview.com/pine-script-reference/v6/#var_timeframe.ismonthly" text:style-name="Internet_20_link" text:visited-style-name="Visited_20_Internet_20_Link">timeframe.ismonthly</text:a></text:p>
      </text:section>
      <text:section text:style-name="Sect1" text:name="var_timeframe.isdwm">
        <text:h text:style-name="P2" text:outline-level="3">timeframe.isdwm</text:h>
      </text:section>
      <text:section text:style-name="Sect1" text:name="Section144">
        <text:p text:style-name="P6"><text:bookmark text:name="var_timeframe.isdwm"/>Returns true if current resolution is a daily or weekly or monthly resolution, false otherwise.</text:p>
        <text:p text:style-name="P3">Type</text:p>
        <text:p text:style-name="P3">simple bool</text:p>
        <text:p text:style-name="P3">See also</text:p>
        <text:p text:style-name="P3"><text:a xlink:type="simple" xlink:href="https://www.tradingview.com/pine-script-reference/v6/#var_timeframe.isintraday" text:style-name="Internet_20_link" text:visited-style-name="Visited_20_Internet_20_Link">timeframe.isintraday</text:a><text:a xlink:type="simple" xlink:href="https://www.tradingview.com/pine-script-reference/v6/#var_timeframe.isminutes" text:style-name="Internet_20_link" text:visited-style-name="Visited_20_Internet_20_Link">timeframe.isminutes</text:a><text:a xlink:type="simple" xlink:href="https://www.tradingview.com/pine-script-reference/v6/#var_timeframe.isseconds" text:style-name="Internet_20_link" text:visited-style-name="Visited_20_Internet_20_Link">timeframe.isseconds</text:a><text:a xlink:type="simple" xlink:href="https://www.tradingview.com/pine-script-reference/v6/#var_timeframe.isticks" text:style-name="Internet_20_link" text:visited-style-name="Visited_20_Internet_20_Link">timeframe.isticks</text:a><text:a xlink:type="simple" xlink:href="https://www.tradingview.com/pine-script-reference/v6/#var_timeframe.isdaily" text:style-name="Internet_20_link" text:visited-style-name="Visited_20_Internet_20_Link">timeframe.isdaily</text:a><text:a xlink:type="simple" xlink:href="https://www.tradingview.com/pine-script-reference/v6/#var_timeframe.isweekly" text:style-name="Internet_20_link" text:visited-style-name="Visited_20_Internet_20_Link">timeframe.isweekly</text:a><text:a xlink:type="simple" xlink:href="https://www.tradingview.com/pine-script-reference/v6/#var_timeframe.ismonthly" text:style-name="Internet_20_link" text:visited-style-name="Visited_20_Internet_20_Link">timeframe.ismonthly</text:a></text:p>
      </text:section>
      <text:section text:style-name="Sect1" text:name="var_timeframe.isintraday">
        <text:h text:style-name="P2" text:outline-level="3">timeframe.isintraday</text:h>
      </text:section>
      <text:section text:style-name="Sect1" text:name="Section145">
        <text:p text:style-name="P6"><text:bookmark text:name="var_timeframe.isintraday"/>Returns true if current resolution is an intraday (minutes or seconds) resolution, false otherwise.</text:p>
        <text:p text:style-name="P3">Type</text:p>
        <text:p text:style-name="P3">simple bool</text:p>
        <text:p text:style-name="P3">See also</text:p>
        <text:p text:style-name="P3"><text:a xlink:type="simple" xlink:href="https://www.tradingview.com/pine-script-reference/v6/#var_timeframe.isminutes" text:style-name="Internet_20_link" text:visited-style-name="Visited_20_Internet_20_Link">timeframe.isminutes</text:a><text:a xlink:type="simple" xlink:href="https://www.tradingview.com/pine-script-reference/v6/#var_timeframe.isseconds" text:style-name="Internet_20_link" text:visited-style-name="Visited_20_Internet_20_Link">timeframe.isseconds</text:a><text:a xlink:type="simple" xlink:href="https://www.tradingview.com/pine-script-reference/v6/#var_timeframe.isticks" text:style-name="Internet_20_link" text:visited-style-name="Visited_20_Internet_20_Link">timeframe.isticks</text:a><text:a xlink:type="simple" xlink:href="https://www.tradingview.com/pine-script-reference/v6/#var_timeframe.isdwm" text:style-name="Internet_20_link" text:visited-style-name="Visited_20_Internet_20_Link">timeframe.isdwm</text:a><text:a xlink:type="simple" xlink:href="https://www.tradingview.com/pine-script-reference/v6/#var_timeframe.isdaily" text:style-name="Internet_20_link" text:visited-style-name="Visited_20_Internet_20_Link">timeframe.isdaily</text:a><text:a xlink:type="simple" xlink:href="https://www.tradingview.com/pine-script-reference/v6/#var_timeframe.isweekly" text:style-name="Internet_20_link" text:visited-style-name="Visited_20_Internet_20_Link">timeframe.isweekly</text:a><text:a xlink:type="simple" xlink:href="https://www.tradingview.com/pine-script-reference/v6/#var_timeframe.ismonthly" text:style-name="Internet_20_link" text:visited-style-name="Visited_20_Internet_20_Link">timeframe.ismonthly</text:a></text:p>
      </text:section>
      <text:section text:style-name="Sect1" text:name="var_timeframe.isminutes">
        <text:h text:style-name="P2" text:outline-level="3">timeframe.isminutes</text:h>
      </text:section>
      <text:section text:style-name="Sect1" text:name="Section146">
        <text:p text:style-name="P6"><text:bookmark text:name="var_timeframe.isminutes"/>Returns true if current resolution is a minutes resolution, false otherwise.</text:p>
        <text:p text:style-name="P3">Type</text:p>
        <text:p text:style-name="P3">simple bool</text:p>
        <text:p text:style-name="P3">See also</text:p>
        <text:p text:style-name="P3"><text:a xlink:type="simple" xlink:href="https://www.tradingview.com/pine-script-reference/v6/#var_timeframe.isdwm" text:style-name="Internet_20_link" text:visited-style-name="Visited_20_Internet_20_Link">timeframe.isdwm</text:a><text:a xlink:type="simple" xlink:href="https://www.tradingview.com/pine-script-reference/v6/#var_timeframe.isintraday" text:style-name="Internet_20_link" text:visited-style-name="Visited_20_Internet_20_Link">timeframe.isintraday</text:a><text:a xlink:type="simple" xlink:href="https://www.tradingview.com/pine-script-reference/v6/#var_timeframe.isseconds" text:style-name="Internet_20_link" text:visited-style-name="Visited_20_Internet_20_Link">timeframe.isseconds</text:a><text:a xlink:type="simple" xlink:href="https://www.tradingview.com/pine-script-reference/v6/#var_timeframe.isticks" text:style-name="Internet_20_link" text:visited-style-name="Visited_20_Internet_20_Link">timeframe.isticks</text:a><text:a xlink:type="simple" xlink:href="https://www.tradingview.com/pine-script-reference/v6/#var_timeframe.isdaily" text:style-name="Internet_20_link" text:visited-style-name="Visited_20_Internet_20_Link">timeframe.isdaily</text:a><text:a xlink:type="simple" xlink:href="https://www.tradingview.com/pine-script-reference/v6/#var_timeframe.isweekly" text:style-name="Internet_20_link" text:visited-style-name="Visited_20_Internet_20_Link">timeframe.isweekly</text:a><text:a xlink:type="simple" xlink:href="https://www.tradingview.com/pine-script-reference/v6/#var_timeframe.ismonthly" text:style-name="Internet_20_link" text:visited-style-name="Visited_20_Internet_20_Link">timeframe.ismonthly</text:a></text:p>
      </text:section>
      <text:section text:style-name="Sect1" text:name="var_timeframe.ismonthly">
        <text:h text:style-name="P2" text:outline-level="3">timeframe.ismonthly</text:h>
      </text:section>
      <text:section text:style-name="Sect1" text:name="Section147">
        <text:p text:style-name="P6"><text:bookmark text:name="var_timeframe.ismonthly"/>Returns true if current resolution is a monthly resolution, false otherwise.</text:p>
        <text:p text:style-name="P3">Type</text:p>
        <text:p text:style-name="P3">simple bool</text:p>
        <text:p text:style-name="P3">See also</text:p>
        <text:p text:style-name="P3"><text:a xlink:type="simple" xlink:href="https://www.tradingview.com/pine-script-reference/v6/#var_timeframe.isdwm" text:style-name="Internet_20_link" text:visited-style-name="Visited_20_Internet_20_Link">timeframe.isdwm</text:a><text:a xlink:type="simple" xlink:href="https://www.tradingview.com/pine-script-reference/v6/#var_timeframe.isintraday" text:style-name="Internet_20_link" text:visited-style-name="Visited_20_Internet_20_Link">timeframe.isintraday</text:a><text:a xlink:type="simple" xlink:href="https://www.tradingview.com/pine-script-reference/v6/#var_timeframe.isminutes" text:style-name="Internet_20_link" text:visited-style-name="Visited_20_Internet_20_Link">timeframe.isminutes</text:a><text:a xlink:type="simple" xlink:href="https://www.tradingview.com/pine-script-reference/v6/#var_timeframe.isseconds" text:style-name="Internet_20_link" text:visited-style-name="Visited_20_Internet_20_Link">timeframe.isseconds</text:a><text:a xlink:type="simple" xlink:href="https://www.tradingview.com/pine-script-reference/v6/#var_timeframe.isticks" text:style-name="Internet_20_link" text:visited-style-name="Visited_20_Internet_20_Link">timeframe.isticks</text:a><text:a xlink:type="simple" xlink:href="https://www.tradingview.com/pine-script-reference/v6/#var_timeframe.isdaily" text:style-name="Internet_20_link" text:visited-style-name="Visited_20_Internet_20_Link">timeframe.isdaily</text:a><text:a xlink:type="simple" xlink:href="https://www.tradingview.com/pine-script-reference/v6/#var_timeframe.isweekly" text:style-name="Internet_20_link" text:visited-style-name="Visited_20_Internet_20_Link">timeframe.isweekly</text:a></text:p>
      </text:section>
      <text:section text:style-name="Sect1" text:name="var_timeframe.isseconds">
        <text:h text:style-name="P2" text:outline-level="3">timeframe.isseconds</text:h>
      </text:section>
      <text:section text:style-name="Sect1" text:name="Section148">
        <text:p text:style-name="P6"><text:bookmark text:name="var_timeframe.isseconds"/>Returns true if current resolution is a seconds resolution, false otherwise.</text:p>
        <text:p text:style-name="P3">Type</text:p>
        <text:p text:style-name="P3">simple bool</text:p>
        <text:p text:style-name="P3">See also</text:p>
        <text:p text:style-name="P3"><text:a xlink:type="simple" xlink:href="https://www.tradingview.com/pine-script-reference/v6/#var_timeframe.isdwm" text:style-name="Internet_20_link" text:visited-style-name="Visited_20_Internet_20_Link">timeframe.isdwm</text:a><text:a xlink:type="simple" xlink:href="https://www.tradingview.com/pine-script-reference/v6/#var_timeframe.isintraday" text:style-name="Internet_20_link" text:visited-style-name="Visited_20_Internet_20_Link">timeframe.isintraday</text:a><text:a xlink:type="simple" xlink:href="https://www.tradingview.com/pine-script-reference/v6/#var_timeframe.isminutes" text:style-name="Internet_20_link" text:visited-style-name="Visited_20_Internet_20_Link">timeframe.isminutes</text:a><text:a xlink:type="simple" xlink:href="https://www.tradingview.com/pine-script-reference/v6/#var_timeframe.isticks" text:style-name="Internet_20_link" text:visited-style-name="Visited_20_Internet_20_Link">timeframe.isticks</text:a><text:a xlink:type="simple" xlink:href="https://www.tradingview.com/pine-script-reference/v6/#var_timeframe.isdaily" text:style-name="Internet_20_link" text:visited-style-name="Visited_20_Internet_20_Link">timeframe.isdaily</text:a><text:a xlink:type="simple" xlink:href="https://www.tradingview.com/pine-script-reference/v6/#var_timeframe.isweekly" text:style-name="Internet_20_link" text:visited-style-name="Visited_20_Internet_20_Link">timeframe.isweekly</text:a><text:a xlink:type="simple" xlink:href="https://www.tradingview.com/pine-script-reference/v6/#var_timeframe.ismonthly" text:style-name="Internet_20_link" text:visited-style-name="Visited_20_Internet_20_Link">timeframe.ismonthly</text:a></text:p>
      </text:section>
      <text:section text:style-name="Sect1" text:name="var_timeframe.isticks">
        <text:h text:style-name="P2" text:outline-level="3">timeframe.isticks</text:h>
      </text:section>
      <text:section text:style-name="Sect1" text:name="Section149">
        <text:p text:style-name="P6"><text:bookmark text:name="var_timeframe.isticks"/>Returns true if current resolution is a ticks resolution, false otherwise.</text:p>
        <text:p text:style-name="P3">Type</text:p>
        <text:p text:style-name="P3">simple bool</text:p>
        <text:p text:style-name="P3">See also</text:p>
        <text:p text:style-name="P3"><text:a xlink:type="simple" xlink:href="https://www.tradingview.com/pine-script-reference/v6/#var_timeframe.isdwm" text:style-name="Internet_20_link" text:visited-style-name="Visited_20_Internet_20_Link">timeframe.isdwm</text:a><text:a xlink:type="simple" xlink:href="https://www.tradingview.com/pine-script-reference/v6/#var_timeframe.isintraday" text:style-name="Internet_20_link" text:visited-style-name="Visited_20_Internet_20_Link">timeframe.isintraday</text:a><text:a xlink:type="simple" xlink:href="https://www.tradingview.com/pine-script-reference/v6/#var_timeframe.isminutes" text:style-name="Internet_20_link" text:visited-style-name="Visited_20_Internet_20_Link">timeframe.isminutes</text:a><text:a xlink:type="simple" xlink:href="https://www.tradingview.com/pine-script-reference/v6/#var_timeframe.isseconds" text:style-name="Internet_20_link" text:visited-style-name="Visited_20_Internet_20_Link">timeframe.isseconds</text:a><text:a xlink:type="simple" xlink:href="https://www.tradingview.com/pine-script-reference/v6/#var_timeframe.isdaily" text:style-name="Internet_20_link" text:visited-style-name="Visited_20_Internet_20_Link">timeframe.isdaily</text:a><text:a xlink:type="simple" xlink:href="https://www.tradingview.com/pine-script-reference/v6/#var_timeframe.isweekly" text:style-name="Internet_20_link" text:visited-style-name="Visited_20_Internet_20_Link">timeframe.isweekly</text:a><text:a xlink:type="simple" xlink:href="https://www.tradingview.com/pine-script-reference/v6/#var_timeframe.ismonthly" text:style-name="Internet_20_link" text:visited-style-name="Visited_20_Internet_20_Link">timeframe.ismonthly</text:a></text:p>
      </text:section>
      <text:section text:style-name="Sect1" text:name="var_timeframe.isweekly">
        <text:h text:style-name="P2" text:outline-level="3">timeframe.isweekly</text:h>
      </text:section>
      <text:section text:style-name="Sect1" text:name="Section150">
        <text:p text:style-name="P6"><text:bookmark text:name="var_timeframe.isweekly"/>Returns true if current resolution is a weekly resolution, false otherwise.</text:p>
        <text:p text:style-name="P3">Type</text:p>
        <text:p text:style-name="P3">simple bool</text:p>
        <text:p text:style-name="P3"><text:soft-page-break/>See also</text:p>
        <text:p text:style-name="P3"><text:a xlink:type="simple" xlink:href="https://www.tradingview.com/pine-script-reference/v6/#var_timeframe.isdwm" text:style-name="Internet_20_link" text:visited-style-name="Visited_20_Internet_20_Link">timeframe.isdwm</text:a><text:a xlink:type="simple" xlink:href="https://www.tradingview.com/pine-script-reference/v6/#var_timeframe.isintraday" text:style-name="Internet_20_link" text:visited-style-name="Visited_20_Internet_20_Link">timeframe.isintraday</text:a><text:a xlink:type="simple" xlink:href="https://www.tradingview.com/pine-script-reference/v6/#var_timeframe.isminutes" text:style-name="Internet_20_link" text:visited-style-name="Visited_20_Internet_20_Link">timeframe.isminutes</text:a><text:a xlink:type="simple" xlink:href="https://www.tradingview.com/pine-script-reference/v6/#var_timeframe.isseconds" text:style-name="Internet_20_link" text:visited-style-name="Visited_20_Internet_20_Link">timeframe.isseconds</text:a><text:a xlink:type="simple" xlink:href="https://www.tradingview.com/pine-script-reference/v6/#var_timeframe.isticks" text:style-name="Internet_20_link" text:visited-style-name="Visited_20_Internet_20_Link">timeframe.isticks</text:a><text:a xlink:type="simple" xlink:href="https://www.tradingview.com/pine-script-reference/v6/#var_timeframe.isdaily" text:style-name="Internet_20_link" text:visited-style-name="Visited_20_Internet_20_Link">timeframe.isdaily</text:a><text:a xlink:type="simple" xlink:href="https://www.tradingview.com/pine-script-reference/v6/#var_timeframe.ismonthly" text:style-name="Internet_20_link" text:visited-style-name="Visited_20_Internet_20_Link">timeframe.ismonthly</text:a></text:p>
      </text:section>
      <text:section text:style-name="Sect1" text:name="var_timeframe.main_period">
        <text:h text:style-name="P2" text:outline-level="3">timeframe.main_period</text:h>
      </text:section>
      <text:section text:style-name="Sect1" text:name="Section151">
        <text:p text:style-name="P6"><text:bookmark text:name="var_timeframe.main_period"/>A string representation of the script's main timeframe. If the script is an <text:a xlink:type="simple" xlink:href="https://www.tradingview.com/pine-script-reference/v6/#fun_indicator" text:style-name="Internet_20_link" text:visited-style-name="Visited_20_Internet_20_Link">indicator</text:a> that specifies a <text:span text:style-name="Source_20_Text">timeframe</text:span> value in its declaration statement, this variable holds that value. Otherwise, its value represents the chart's timeframe. Unlike <text:a xlink:type="simple" xlink:href="https://www.tradingview.com/pine-script-reference/v6/#var_timeframe.period" text:style-name="Internet_20_link" text:visited-style-name="Visited_20_Internet_20_Link">timeframe.period</text:a>, this variable's value does not change when used in the <text:span text:style-name="Source_20_Text">expression</text:span> argument of a <text:span text:style-name="Source_20_Text">request.*()</text:span> function call.</text:p>
        <text:p text:style-name="P3">The string's format is "&lt;quantity&gt;[&lt;unit&gt;]", where &lt;unit&gt; is "T" for ticks, "S" for seconds, "D" for days, "W" for weeks, and "M" for months, but is absent for minutes. No &lt;unit&gt; exists for hours: hourly timeframes are expressed in minutes.</text:p>
        <text:p text:style-name="P3">The variable's value is: "10S" for 10 seconds, "30" for 30 minutes, "240" for four hours, "1D" for one day, "2W" for two weeks, and "3M" for one quarter.</text:p>
        <text:p text:style-name="P3">Type</text:p>
        <text:p text:style-name="P3">simple string</text:p>
        <text:p text:style-name="P3">See also</text:p>
        <text:p text:style-name="P3"><text:a xlink:type="simple" xlink:href="https://www.tradingview.com/pine-script-reference/v6/#var_timeframe.period" text:style-name="Internet_20_link" text:visited-style-name="Visited_20_Internet_20_Link">timeframe.period</text:a><text:a xlink:type="simple" xlink:href="https://www.tradingview.com/pine-script-reference/v6/#var_syminfo.main_tickerid" text:style-name="Internet_20_link" text:visited-style-name="Visited_20_Internet_20_Link">syminfo.main_tickerid</text:a><text:a xlink:type="simple" xlink:href="https://www.tradingview.com/pine-script-reference/v6/#var_syminfo.ticker" text:style-name="Internet_20_link" text:visited-style-name="Visited_20_Internet_20_Link">syminfo.ticker</text:a><text:a xlink:type="simple" xlink:href="https://www.tradingview.com/pine-script-reference/v6/#var_syminfo.tickerid" text:style-name="Internet_20_link" text:visited-style-name="Visited_20_Internet_20_Link">syminfo.tickerid</text:a><text:a xlink:type="simple" xlink:href="https://www.tradingview.com/pine-script-reference/v6/#var_timeframe.multiplier" text:style-name="Internet_20_link" text:visited-style-name="Visited_20_Internet_20_Link">timeframe.multiplier</text:a></text:p>
      </text:section>
      <text:section text:style-name="Sect1" text:name="var_timeframe.multiplier">
        <text:h text:style-name="P2" text:outline-level="3">timeframe.multiplier</text:h>
      </text:section>
      <text:section text:style-name="Sect1" text:name="Section152">
        <text:p text:style-name="P6"><text:bookmark text:name="var_timeframe.multiplier"/>Multiplier of resolution, e.g. '60' - 60, 'D' - 1, '5D' - 5, '12M' - 12.</text:p>
        <text:p text:style-name="P3">Type</text:p>
        <text:p text:style-name="P3">simple int</text:p>
        <text:p text:style-name="P3">See also</text:p>
        <text:p text:style-name="P3"><text:a xlink:type="simple" xlink:href="https://www.tradingview.com/pine-script-reference/v6/#var_syminfo.ticker" text:style-name="Internet_20_link" text:visited-style-name="Visited_20_Internet_20_Link">syminfo.ticker</text:a><text:a xlink:type="simple" xlink:href="https://www.tradingview.com/pine-script-reference/v6/#var_syminfo.tickerid" text:style-name="Internet_20_link" text:visited-style-name="Visited_20_Internet_20_Link">syminfo.tickerid</text:a><text:a xlink:type="simple" xlink:href="https://www.tradingview.com/pine-script-reference/v6/#var_timeframe.period" text:style-name="Internet_20_link" text:visited-style-name="Visited_20_Internet_20_Link">timeframe.period</text:a></text:p>
      </text:section>
      <text:section text:style-name="Sect1" text:name="var_timeframe.period">
        <text:h text:style-name="P2" text:outline-level="3">timeframe.period</text:h>
      </text:section>
      <text:section text:style-name="Sect1" text:name="Section153">
        <text:p text:style-name="P6"><text:bookmark text:name="var_timeframe.period"/>A string representation of the script's main timeframe or a requested timeframe, depending on how the script uses it. The variable's value represents the timeframe of a requested dataset when used in the <text:span text:style-name="Source_20_Text">expression</text:span> argument of a <text:span text:style-name="Source_20_Text">request.*()</text:span> function call. Otherwise, its value represents the script's main timeframe (<text:a xlink:type="simple" xlink:href="https://www.tradingview.com/pine-script-reference/v6/#var_timeframe.main_period" text:style-name="Internet_20_link" text:visited-style-name="Visited_20_Internet_20_Link">timeframe.main_period</text:a>), which equals either the <text:span text:style-name="Source_20_Text">timeframe</text:span> argument of the <text:a xlink:type="simple" xlink:href="https://www.tradingview.com/pine-script-reference/v6/#fun_indicator" text:style-name="Internet_20_link" text:visited-style-name="Visited_20_Internet_20_Link">indicator</text:a> declaration statement or the chart's timeframe.</text:p>
        <text:p text:style-name="P3">The string's format is "&lt;quantity&gt;[&lt;unit&gt;]", where &lt;unit&gt; is "T" for ticks, "S" for seconds, "D" for days, "W" for weeks, and "M" for months, but is absent for minutes. No &lt;unit&gt; exists for hours: hourly timeframes are expressed in minutes.</text:p>
        <text:p text:style-name="P3">The variable's value is: "10S" for 10 seconds, "30" for 30 minutes, "240" for four hours, "1D" for one day, "2W" for two weeks, and "3M" for one quarter.</text:p>
        <text:p text:style-name="P3">Type</text:p>
        <text:p text:style-name="P3">simple string</text:p>
        <text:p text:style-name="P3">Remarks</text:p>
        <text:p text:style-name="P3">To always access the script's main timeframe, even within another context, use the <text:a xlink:type="simple" xlink:href="https://www.tradingview.com/pine-script-reference/v6/#var_timeframe.main_period" text:style-name="Internet_20_link" text:visited-style-name="Visited_20_Internet_20_Link">timeframe.main_period</text:a> variable.</text:p>
        <text:p text:style-name="P3">See also</text:p>
        <text:p text:style-name="P3"><text:a xlink:type="simple" xlink:href="https://www.tradingview.com/pine-script-reference/v6/#var_timeframe.main_period" text:style-name="Internet_20_link" text:visited-style-name="Visited_20_Internet_20_Link">timeframe.main_period</text:a><text:a xlink:type="simple" xlink:href="https://www.tradingview.com/pine-script-reference/v6/#var_syminfo.main_tickerid" text:style-name="Internet_20_link" text:visited-style-name="Visited_20_Internet_20_Link">syminfo.main_tickerid</text:a><text:a xlink:type="simple" xlink:href="https://www.tradingview.com/pine-script-reference/v6/#var_syminfo.ticker" text:style-name="Internet_20_link" text:visited-style-name="Visited_20_Internet_20_Link">syminfo.ticker</text:a><text:a xlink:type="simple" xlink:href="https://www.tradingview.com/pine-script-reference/v6/#var_syminfo.tickerid" text:style-name="Internet_20_link" text:visited-style-name="Visited_20_Internet_20_Link">syminfo.tickerid</text:a><text:a xlink:type="simple" xlink:href="https://www.tradingview.com/pine-script-reference/v6/#var_timeframe.multiplier" text:style-name="Internet_20_link" text:visited-style-name="Visited_20_Internet_20_Link">timeframe.multiplier</text:a></text:p>
      </text:section>
      <text:section text:style-name="Sect1" text:name="var_timenow">
        <text:h text:style-name="P2" text:outline-level="3">timenow</text:h>
      </text:section>
      <text:section text:style-name="Sect1" text:name="Section154">
        <text:p text:style-name="P6"><text:bookmark text:name="var_timenow"/>Current time in UNIX format. It is the number of milliseconds that have elapsed since 00:00:00 UTC, 1 January 1970.</text:p>
        <text:p text:style-name="P3">Type</text:p>
        <text:p text:style-name="P3">series int</text:p>
        <text:p text:style-name="P3">Remarks</text:p>
        <text:p text:style-name="P3">Please note that using this variable/function can cause <text:a xlink:type="simple" xlink:href="https://www.tradingview.com/pine-script-docs/concepts/repainting/" office:target-frame-name="_blank" xlink:show="new" text:style-name="Internet_20_link" text:visited-style-name="Visited_20_Internet_20_Link">indicator repainting</text:a>.</text:p>
        <text:p text:style-name="P3">See also</text:p>
        <text:p text:style-name="P3"><text:a xlink:type="simple" xlink:href="https://www.tradingview.com/pine-script-reference/v6/#fun_timestamp" text:style-name="Internet_20_link" text:visited-style-name="Visited_20_Internet_20_Link">timestamp</text:a><text:a xlink:type="simple" xlink:href="https://www.tradingview.com/pine-script-reference/v6/#var_time" text:style-name="Internet_20_link" text:visited-style-name="Visited_20_Internet_20_Link">time</text:a><text:a xlink:type="simple" xlink:href="https://www.tradingview.com/pine-script-reference/v6/#var_time_close" text:style-name="Internet_20_link" text:visited-style-name="Visited_20_Internet_20_Link">time_close</text:a><text:a xlink:type="simple" xlink:href="https://www.tradingview.com/pine-script-reference/v6/#var_year" text:style-name="Internet_20_link" text:visited-style-name="Visited_20_Internet_20_Link">year</text:a><text:a xlink:type="simple" xlink:href="https://www.tradingview.com/pine-script-reference/v6/#var_month" text:style-name="Internet_20_link" text:visited-style-name="Visited_20_Internet_20_Link">month</text:a><text:a xlink:type="simple" xlink:href="https://www.tradingview.com/pine-script-reference/v6/#var_weekofyear" text:style-name="Internet_20_link" text:visited-style-name="Visited_20_Internet_20_Link">weekofyear</text:a><text:a xlink:type="simple" xlink:href="https://www.tradingview.com/pine-script-reference/v6/#var_dayofmonth" text:style-name="Internet_20_link" text:visited-style-name="Visited_20_Internet_20_Link">dayofmonth</text:a><text:a xlink:type="simple" xlink:href="https://www.tradingview.com/pine-script-reference/v6/#var_dayofweek" text:style-name="Internet_20_link" text:visited-style-name="Visited_20_Internet_20_Link">dayofweek</text:a><text:a xlink:type="simple" xlink:href="https://www.tradingview.com/pine-script-reference/v6/#var_hour" text:style-name="Internet_20_link" text:visited-style-name="Visited_20_Internet_20_Link">hour</text:a><text:a xlink:type="simple" xlink:href="https://www.tradingview.com/pine-script-reference/v6/#var_minute" text:style-name="Internet_20_link" text:visited-style-name="Visited_20_Internet_20_Link">minute</text:a><text:a xlink:type="simple" xlink:href="https://www.tradingview.com/pine-script-reference/v6/#var_second" text:style-name="Internet_20_link" text:visited-style-name="Visited_20_Internet_20_Link">second</text:a></text:p>
      </text:section>
      <text:section text:style-name="Sect1" text:name="var_volume">
        <text:h text:style-name="P2" text:outline-level="3">volume</text:h>
      </text:section>
      <text:section text:style-name="Sect1" text:name="Section155">
        <text:p text:style-name="P6"><text:bookmark text:name="var_volume"/>Current bar volume.</text:p>
        <text:p text:style-name="P3">Type</text:p>
        <text:p text:style-name="P3">series float</text:p>
        <text:p text:style-name="P3">Remarks</text:p>
        <text:p text:style-name="P3">Previous values may be accessed with square brackets operator [], e.g. volume[1], volume[2].</text:p>
        <text:p text:style-name="P3">See also</text:p>
        <text:p text:style-name="P3"><text:a xlink:type="simple" xlink:href="https://www.tradingview.com/pine-script-reference/v6/#var_open" text:style-name="Internet_20_link" text:visited-style-name="Visited_20_Internet_20_Link">open</text:a><text:a xlink:type="simple" xlink:href="https://www.tradingview.com/pine-script-reference/v6/#var_high" text:style-name="Internet_20_link" text:visited-style-name="Visited_20_Internet_20_Link">high</text:a><text:a xlink:type="simple" xlink:href="https://www.tradingview.com/pine-script-reference/v6/#var_low" text:style-name="Internet_20_link" text:visited-style-name="Visited_20_Internet_20_Link">low</text:a><text:a xlink:type="simple" xlink:href="https://www.tradingview.com/pine-script-reference/v6/#var_close" text:style-name="Internet_20_link" text:visited-style-name="Visited_20_Internet_20_Link">close</text:a><text:a xlink:type="simple" xlink:href="https://www.tradingview.com/pine-script-reference/v6/#fun_time" text:style-name="Internet_20_link" text:visited-style-name="Visited_20_Internet_20_Link">time</text:a><text:a xlink:type="simple" xlink:href="https://www.tradingview.com/pine-script-reference/v6/#var_hl2" text:style-name="Internet_20_link" text:visited-style-name="Visited_20_Internet_20_Link">hl2</text:a><text:a xlink:type="simple" xlink:href="https://www.tradingview.com/pine-script-reference/v6/#var_hlc3" text:style-name="Internet_20_link" text:visited-style-name="Visited_20_Internet_20_Link">hlc3</text:a><text:a xlink:type="simple" xlink:href="https://www.tradingview.com/pine-script-reference/v6/#var_hlcc4" text:style-name="Internet_20_link" text:visited-style-name="Visited_20_Internet_20_Link">hlcc4</text:a><text:a xlink:type="simple" xlink:href="https://www.tradingview.com/pine-script-reference/v6/#var_ohlc4" text:style-name="Internet_20_link" text:visited-style-name="Visited_20_Internet_20_Link">ohlc4</text:a></text:p>
      </text:section>
      <text:section text:style-name="Sect1" text:name="var_weekofyear">
        <text:h text:style-name="P2" text:outline-level="3">weekofyear</text:h>
      </text:section>
      <text:section text:style-name="Sect1" text:name="Section156">
        <text:p text:style-name="P6"><text:bookmark text:name="var_weekofyear"/>Week number of current bar time in exchange timezone.</text:p>
        <text:p text:style-name="P3">Type</text:p>
        <text:p text:style-name="P3">series int</text:p>
        <text:p text:style-name="P3">Remarks</text:p>
        <text:p text:style-name="P3">Note that this variable returns the week based on the time of the bar's open. For overnight sessions (e.g. EURUSD, where Monday session starts on Sunday, 17:00) this value can be lower by 1 than the week of the trading day.</text:p>
        <text:p text:style-name="P3">See also</text:p>
        <text:p text:style-name="P3"><text:a xlink:type="simple" xlink:href="https://www.tradingview.com/pine-script-reference/v6/#fun_weekofyear" text:style-name="Internet_20_link" text:visited-style-name="Visited_20_Internet_20_Link">weekofyear</text:a><text:a xlink:type="simple" xlink:href="https://www.tradingview.com/pine-script-reference/v6/#var_time" text:style-name="Internet_20_link" text:visited-style-name="Visited_20_Internet_20_Link">time</text:a><text:a xlink:type="simple" xlink:href="https://www.tradingview.com/pine-script-reference/v6/#var_year" text:style-name="Internet_20_link" text:visited-style-name="Visited_20_Internet_20_Link">year</text:a><text:a xlink:type="simple" xlink:href="https://www.tradingview.com/pine-script-reference/v6/#var_month" text:style-name="Internet_20_link" text:visited-style-name="Visited_20_Internet_20_Link">month</text:a><text:a xlink:type="simple" xlink:href="https://www.tradingview.com/pine-script-reference/v6/#var_dayofmonth" text:style-name="Internet_20_link" text:visited-style-name="Visited_20_Internet_20_Link">dayofmonth</text:a><text:a xlink:type="simple" xlink:href="https://www.tradingview.com/pine-script-reference/v6/#var_dayofweek" text:style-name="Internet_20_link" text:visited-style-name="Visited_20_Internet_20_Link">dayofweek</text:a><text:a xlink:type="simple" xlink:href="https://www.tradingview.com/pine-script-reference/v6/#var_hour" text:style-name="Internet_20_link" text:visited-style-name="Visited_20_Internet_20_Link">hour</text:a><text:a xlink:type="simple" xlink:href="https://www.tradingview.com/pine-script-reference/v6/#var_minute" text:style-name="Internet_20_link" text:visited-style-name="Visited_20_Internet_20_Link">minute</text:a><text:a xlink:type="simple" xlink:href="https://www.tradingview.com/pine-script-reference/v6/#var_second" text:style-name="Internet_20_link" text:visited-style-name="Visited_20_Internet_20_Link">second</text:a></text:p>
      </text:section>
      <text:section text:style-name="Sect1" text:name="var_year">
        <text:h text:style-name="P2" text:outline-level="3">year</text:h>
      </text:section>
      <text:section text:style-name="Sect1" text:name="Section157">
        <text:p text:style-name="P6"><text:bookmark text:name="var_year"/>Current bar year in exchange timezone.</text:p>
        <text:p text:style-name="P3">Type</text:p>
        <text:p text:style-name="P3">series int</text:p>
        <text:p text:style-name="P3">Remarks</text:p>
        <text:p text:style-name="P3">Note that this variable returns the year based on the time of the bar's open. For overnight sessions (e.g. EURUSD, where Monday session starts on Sunday, 17:00) this value can be lower by 1 than the year of the trading day.</text:p>
        <text:p text:style-name="P3">See also</text:p>
        <text:p text:style-name="P3"><text:a xlink:type="simple" xlink:href="https://www.tradingview.com/pine-script-reference/v6/#fun_year" text:style-name="Internet_20_link" text:visited-style-name="Visited_20_Internet_20_Link">year</text:a><text:a xlink:type="simple" xlink:href="https://www.tradingview.com/pine-script-reference/v6/#var_time" text:style-name="Internet_20_link" text:visited-style-name="Visited_20_Internet_20_Link">time</text:a><text:a xlink:type="simple" xlink:href="https://www.tradingview.com/pine-script-reference/v6/#var_month" text:style-name="Internet_20_link" text:visited-style-name="Visited_20_Internet_20_Link">month</text:a><text:a xlink:type="simple" xlink:href="https://www.tradingview.com/pine-script-reference/v6/#var_weekofyear" text:style-name="Internet_20_link" text:visited-style-name="Visited_20_Internet_20_Link">weekofyear</text:a><text:a xlink:type="simple" xlink:href="https://www.tradingview.com/pine-script-reference/v6/#var_dayofmonth" text:style-name="Internet_20_link" text:visited-style-name="Visited_20_Internet_20_Link">dayofmonth</text:a><text:a xlink:type="simple" xlink:href="https://www.tradingview.com/pine-script-reference/v6/#var_dayofweek" text:style-name="Internet_20_link" text:visited-style-name="Visited_20_Internet_20_Link">dayofweek</text:a><text:a xlink:type="simple" xlink:href="https://www.tradingview.com/pine-script-reference/v6/#var_hour" text:style-name="Internet_20_link" text:visited-style-name="Visited_20_Internet_20_Link">hour</text:a><text:a xlink:type="simple" xlink:href="https://www.tradingview.com/pine-script-reference/v6/#var_minute" text:style-name="Internet_20_link" text:visited-style-name="Visited_20_Internet_20_Link">minute</text:a><text:a xlink:type="simple" xlink:href="https://www.tradingview.com/pine-script-reference/v6/#var_second" text:style-name="Internet_20_link" text:visited-style-name="Visited_20_Internet_20_Link">second</text:a></text:p>
      </text:section>
      <text:h text:style-name="Heading_20_2" text:outline-level="2">Constants</text:h>
      <text:section text:style-name="Sect1" text:name="const_adjustment.dividends">
        <text:h text:style-name="P2" text:outline-level="3">adjustment.dividends</text:h>
      </text:section>
      <text:section text:style-name="Sect1" text:name="Section158">
        <text:p text:style-name="P6"><text:bookmark text:name="const_adjustment.dividends"/>Constant for dividends adjustment type (dividends adjustment is applied).</text:p>
        <text:p text:style-name="P3">Type</text:p>
        <text:p text:style-name="P3">const string</text:p>
        <text:p text:style-name="P3">See also</text:p>
        <text:p text:style-name="P3"><text:a xlink:type="simple" xlink:href="https://www.tradingview.com/pine-script-reference/v6/#const_adjustment.none" text:style-name="Internet_20_link" text:visited-style-name="Visited_20_Internet_20_Link">adjustment.none</text:a><text:a xlink:type="simple" xlink:href="https://www.tradingview.com/pine-script-reference/v6/#const_adjustment.splits" text:style-name="Internet_20_link" text:visited-style-name="Visited_20_Internet_20_Link">adjustment.splits</text:a><text:a xlink:type="simple" xlink:href="https://www.tradingview.com/pine-script-reference/v6/#fun_ticker.new" text:style-name="Internet_20_link" text:visited-style-name="Visited_20_Internet_20_Link">ticker.new</text:a></text:p>
      </text:section>
      <text:section text:style-name="Sect1" text:name="const_adjustment.none">
        <text:h text:style-name="P2" text:outline-level="3">adjustment.none</text:h>
      </text:section>
      <text:section text:style-name="Sect1" text:name="Section159">
        <text:p text:style-name="P6"><text:bookmark text:name="const_adjustment.none"/>Constant for none adjustment type (no adjustment is applied).</text:p>
        <text:p text:style-name="P3">Type</text:p>
        <text:p text:style-name="P3"><text:soft-page-break/>const string</text:p>
        <text:p text:style-name="P3">See also</text:p>
        <text:p text:style-name="P3"><text:a xlink:type="simple" xlink:href="https://www.tradingview.com/pine-script-reference/v6/#const_adjustment.splits" text:style-name="Internet_20_link" text:visited-style-name="Visited_20_Internet_20_Link">adjustment.splits</text:a><text:a xlink:type="simple" xlink:href="https://www.tradingview.com/pine-script-reference/v6/#const_adjustment.dividends" text:style-name="Internet_20_link" text:visited-style-name="Visited_20_Internet_20_Link">adjustment.dividends</text:a><text:a xlink:type="simple" xlink:href="https://www.tradingview.com/pine-script-reference/v6/#fun_ticker.new" text:style-name="Internet_20_link" text:visited-style-name="Visited_20_Internet_20_Link">ticker.new</text:a></text:p>
      </text:section>
      <text:section text:style-name="Sect1" text:name="const_adjustment.splits">
        <text:h text:style-name="P2" text:outline-level="3">adjustment.splits</text:h>
      </text:section>
      <text:section text:style-name="Sect1" text:name="Section160">
        <text:p text:style-name="P6"><text:bookmark text:name="const_adjustment.splits"/>Constant for splits adjustment type (splits adjustment is applied).</text:p>
        <text:p text:style-name="P3">Type</text:p>
        <text:p text:style-name="P3">const string</text:p>
        <text:p text:style-name="P3">See also</text:p>
        <text:p text:style-name="P3"><text:a xlink:type="simple" xlink:href="https://www.tradingview.com/pine-script-reference/v6/#const_adjustment.none" text:style-name="Internet_20_link" text:visited-style-name="Visited_20_Internet_20_Link">adjustment.none</text:a><text:a xlink:type="simple" xlink:href="https://www.tradingview.com/pine-script-reference/v6/#const_adjustment.dividends" text:style-name="Internet_20_link" text:visited-style-name="Visited_20_Internet_20_Link">adjustment.dividends</text:a><text:a xlink:type="simple" xlink:href="https://www.tradingview.com/pine-script-reference/v6/#fun_ticker.new" text:style-name="Internet_20_link" text:visited-style-name="Visited_20_Internet_20_Link">ticker.new</text:a></text:p>
      </text:section>
      <text:section text:style-name="Sect1" text:name="const_alert.freq_all">
        <text:h text:style-name="P2" text:outline-level="3">alert.freq_all</text:h>
      </text:section>
      <text:section text:style-name="Sect1" text:name="Section161">
        <text:p text:style-name="P6"><text:bookmark text:name="const_alert.freq_all"/>A named constant for use with the <text:span text:style-name="Source_20_Text">freq</text:span> parameter of the alert() function.</text:p>
        <text:p text:style-name="P3">All function calls trigger the alert.</text:p>
        <text:p text:style-name="P3">Type</text:p>
        <text:p text:style-name="P3">const string</text:p>
        <text:p text:style-name="P3">See also</text:p>
        <text:p text:style-name="P3"><text:a xlink:type="simple" xlink:href="https://www.tradingview.com/pine-script-reference/v6/#fun_alert" text:style-name="Internet_20_link" text:visited-style-name="Visited_20_Internet_20_Link">alert</text:a></text:p>
      </text:section>
      <text:section text:style-name="Sect1" text:name="const_alert.freq_once_per_bar">
        <text:h text:style-name="P2" text:outline-level="3">alert.freq_once_per_bar</text:h>
      </text:section>
      <text:section text:style-name="Sect1" text:name="Section162">
        <text:p text:style-name="P6"><text:bookmark text:name="const_alert.freq_once_per_bar"/>A named constant for use with the <text:span text:style-name="Source_20_Text">freq</text:span> parameter of the alert() function.</text:p>
        <text:p text:style-name="P3">The first function call during the bar triggers the alert.</text:p>
        <text:p text:style-name="P3">Type</text:p>
        <text:p text:style-name="P3">const string</text:p>
        <text:p text:style-name="P3">See also</text:p>
        <text:p text:style-name="P3"><text:a xlink:type="simple" xlink:href="https://www.tradingview.com/pine-script-reference/v6/#fun_alert" text:style-name="Internet_20_link" text:visited-style-name="Visited_20_Internet_20_Link">alert</text:a></text:p>
      </text:section>
      <text:section text:style-name="Sect1" text:name="const_alert.freq_once_per_bar_close">
        <text:h text:style-name="P2" text:outline-level="3">alert.freq_once_per_bar_close</text:h>
      </text:section>
      <text:section text:style-name="Sect1" text:name="Section163">
        <text:p text:style-name="P6"><text:bookmark text:name="const_alert.freq_once_per_bar_close"/>A named constant for use with the <text:span text:style-name="Source_20_Text">freq</text:span> parameter of the alert() function.</text:p>
        <text:p text:style-name="P3">The function call triggers the alert only when it occurs during the last script iteration of the real-time bar, when it closes.</text:p>
        <text:p text:style-name="P3">Type</text:p>
        <text:p text:style-name="P3">const string</text:p>
        <text:p text:style-name="P3">See also</text:p>
        <text:p text:style-name="P3"><text:a xlink:type="simple" xlink:href="https://www.tradingview.com/pine-script-reference/v6/#fun_alert" text:style-name="Internet_20_link" text:visited-style-name="Visited_20_Internet_20_Link">alert</text:a></text:p>
      </text:section>
      <text:section text:style-name="Sect1" text:name="const_backadjustment.inherit">
        <text:h text:style-name="P2" text:outline-level="3">backadjustment.inherit</text:h>
      </text:section>
      <text:section text:style-name="Sect1" text:name="Section164">
        <text:p text:style-name="P6"><text:bookmark text:name="const_backadjustment.inherit"/>A constant to specify the value of the <text:span text:style-name="Source_20_Text">backadjustment</text:span> parameter in <text:a xlink:type="simple" xlink:href="https://www.tradingview.com/pine-script-reference/v6/#fun_ticker.new" text:style-name="Internet_20_link" text:visited-style-name="Visited_20_Internet_20_Link">ticker.new</text:a> and <text:a xlink:type="simple" xlink:href="https://www.tradingview.com/pine-script-reference/v6/#fun_ticker.modify" text:style-name="Internet_20_link" text:visited-style-name="Visited_20_Internet_20_Link">ticker.modify</text:a> functions.</text:p>
        <text:p text:style-name="P3">Type</text:p>
        <text:p text:style-name="P3">const backadjustment</text:p>
        <text:p text:style-name="P3">See also</text:p>
        <text:p text:style-name="P3"><text:a xlink:type="simple" xlink:href="https://www.tradingview.com/pine-script-reference/v6/#fun_ticker.new" text:style-name="Internet_20_link" text:visited-style-name="Visited_20_Internet_20_Link">ticker.new</text:a><text:a xlink:type="simple" xlink:href="https://www.tradingview.com/pine-script-reference/v6/#fun_ticker.modify" text:style-name="Internet_20_link" text:visited-style-name="Visited_20_Internet_20_Link">ticker.modify</text:a><text:a xlink:type="simple" xlink:href="https://www.tradingview.com/pine-script-reference/v6/#const_backadjustment.on" text:style-name="Internet_20_link" text:visited-style-name="Visited_20_Internet_20_Link">backadjustment.on</text:a><text:a xlink:type="simple" xlink:href="https://www.tradingview.com/pine-script-reference/v6/#const_backadjustment.off" text:style-name="Internet_20_link" text:visited-style-name="Visited_20_Internet_20_Link">backadjustment.off</text:a></text:p>
      </text:section>
      <text:section text:style-name="Sect1" text:name="const_backadjustment.off">
        <text:h text:style-name="P2" text:outline-level="3">backadjustment.off</text:h>
      </text:section>
      <text:section text:style-name="Sect1" text:name="Section165">
        <text:p text:style-name="P6"><text:bookmark text:name="const_backadjustment.off"/>A constant to specify the value of the <text:span text:style-name="Source_20_Text">backadjustment</text:span> parameter in <text:a xlink:type="simple" xlink:href="https://www.tradingview.com/pine-script-reference/v6/#fun_ticker.new" text:style-name="Internet_20_link" text:visited-style-name="Visited_20_Internet_20_Link">ticker.new</text:a> and <text:a xlink:type="simple" xlink:href="https://www.tradingview.com/pine-script-reference/v6/#fun_ticker.modify" text:style-name="Internet_20_link" text:visited-style-name="Visited_20_Internet_20_Link">ticker.modify</text:a> functions.</text:p>
        <text:p text:style-name="P3">Type</text:p>
        <text:p text:style-name="P3">const backadjustment</text:p>
        <text:p text:style-name="P3">See also</text:p>
        <text:p text:style-name="P3"><text:a xlink:type="simple" xlink:href="https://www.tradingview.com/pine-script-reference/v6/#fun_ticker.new" text:style-name="Internet_20_link" text:visited-style-name="Visited_20_Internet_20_Link">ticker.new</text:a><text:a xlink:type="simple" xlink:href="https://www.tradingview.com/pine-script-reference/v6/#fun_ticker.modify" text:style-name="Internet_20_link" text:visited-style-name="Visited_20_Internet_20_Link">ticker.modify</text:a><text:a xlink:type="simple" xlink:href="https://www.tradingview.com/pine-script-reference/v6/#const_backadjustment.on" text:style-name="Internet_20_link" text:visited-style-name="Visited_20_Internet_20_Link">backadjustment.on</text:a><text:a xlink:type="simple" xlink:href="https://www.tradingview.com/pine-script-reference/v6/#const_backadjustment.inherit" text:style-name="Internet_20_link" text:visited-style-name="Visited_20_Internet_20_Link">backadjustment.inherit</text:a></text:p>
      </text:section>
      <text:section text:style-name="Sect1" text:name="const_backadjustment.on">
        <text:h text:style-name="P2" text:outline-level="3">backadjustment.on</text:h>
      </text:section>
      <text:section text:style-name="Sect1" text:name="Section166">
        <text:p text:style-name="P6"><text:bookmark text:name="const_backadjustment.on"/>A constant to specify the value of the <text:span text:style-name="Source_20_Text">backadjustment</text:span> parameter in <text:a xlink:type="simple" xlink:href="https://www.tradingview.com/pine-script-reference/v6/#fun_ticker.new" text:style-name="Internet_20_link" text:visited-style-name="Visited_20_Internet_20_Link">ticker.new</text:a> and <text:a xlink:type="simple" xlink:href="https://www.tradingview.com/pine-script-reference/v6/#fun_ticker.modify" text:style-name="Internet_20_link" text:visited-style-name="Visited_20_Internet_20_Link">ticker.modify</text:a> functions.</text:p>
        <text:p text:style-name="P3">Type</text:p>
        <text:p text:style-name="P3">const backadjustment</text:p>
        <text:p text:style-name="P3">See also</text:p>
        <text:p text:style-name="P3"><text:a xlink:type="simple" xlink:href="https://www.tradingview.com/pine-script-reference/v6/#fun_ticker.new" text:style-name="Internet_20_link" text:visited-style-name="Visited_20_Internet_20_Link">ticker.new</text:a><text:a xlink:type="simple" xlink:href="https://www.tradingview.com/pine-script-reference/v6/#fun_ticker.modify" text:style-name="Internet_20_link" text:visited-style-name="Visited_20_Internet_20_Link">ticker.modify</text:a><text:a xlink:type="simple" xlink:href="https://www.tradingview.com/pine-script-reference/v6/#const_backadjustment.inherit" text:style-name="Internet_20_link" text:visited-style-name="Visited_20_Internet_20_Link">backadjustment.inherit</text:a><text:a xlink:type="simple" xlink:href="https://www.tradingview.com/pine-script-reference/v6/#const_backadjustment.off" text:style-name="Internet_20_link" text:visited-style-name="Visited_20_Internet_20_Link">backadjustment.off</text:a></text:p>
      </text:section>
      <text:section text:style-name="Sect1" text:name="const_barmerge.gaps_off">
        <text:h text:style-name="P2" text:outline-level="3">barmerge.gaps_off</text:h>
      </text:section>
      <text:section text:style-name="Sect1" text:name="Section167">
        <text:p text:style-name="P6"><text:bookmark text:name="const_barmerge.gaps_off"/>Merge strategy for requested data. Data is merged continuously without gaps, all the gaps are filled with the previous nearest existing value.</text:p>
        <text:p text:style-name="P3">Type</text:p>
        <text:p text:style-name="P3">const barmerge_gaps</text:p>
        <text:p text:style-name="P3">See also</text:p>
        <text:p text:style-name="P3"><text:a xlink:type="simple" xlink:href="https://www.tradingview.com/pine-script-reference/v6/#fun_request.security" text:style-name="Internet_20_link" text:visited-style-name="Visited_20_Internet_20_Link">request.security</text:a><text:a xlink:type="simple" xlink:href="https://www.tradingview.com/pine-script-reference/v6/#const_barmerge.gaps_on" text:style-name="Internet_20_link" text:visited-style-name="Visited_20_Internet_20_Link">barmerge.gaps_on</text:a></text:p>
      </text:section>
      <text:section text:style-name="Sect1" text:name="const_barmerge.gaps_on">
        <text:h text:style-name="P2" text:outline-level="3">barmerge.gaps_on</text:h>
      </text:section>
      <text:section text:style-name="Sect1" text:name="Section168">
        <text:p text:style-name="P6"><text:bookmark text:name="const_barmerge.gaps_on"/>Merge strategy for requested data. Data is merged with possible gaps (<text:a xlink:type="simple" xlink:href="https://www.tradingview.com/pine-script-reference/v6/#var_na" text:style-name="Internet_20_link" text:visited-style-name="Visited_20_Internet_20_Link">na</text:a> values).</text:p>
        <text:p text:style-name="P3">Type</text:p>
        <text:p text:style-name="P3">const barmerge_gaps</text:p>
        <text:p text:style-name="P3">See also</text:p>
        <text:p text:style-name="P3"><text:a xlink:type="simple" xlink:href="https://www.tradingview.com/pine-script-reference/v6/#fun_request.security" text:style-name="Internet_20_link" text:visited-style-name="Visited_20_Internet_20_Link">request.security</text:a><text:a xlink:type="simple" xlink:href="https://www.tradingview.com/pine-script-reference/v6/#const_barmerge.gaps_off" text:style-name="Internet_20_link" text:visited-style-name="Visited_20_Internet_20_Link">barmerge.gaps_off</text:a></text:p>
      </text:section>
      <text:section text:style-name="Sect1" text:name="const_barmerge.lookahead_off">
        <text:h text:style-name="P2" text:outline-level="3">barmerge.lookahead_off</text:h>
      </text:section>
      <text:section text:style-name="Sect1" text:name="Section169">
        <text:p text:style-name="P6"><text:bookmark text:name="const_barmerge.lookahead_off"/>Merge strategy for the requested data position. Requested barset is merged with current barset in the order of sorting bars by their close time. This merge strategy disables effect of getting data from "future" on calculation on history.</text:p>
        <text:p text:style-name="P3">Type</text:p>
        <text:p text:style-name="P3">const barmerge_lookahead</text:p>
        <text:p text:style-name="P3">See also</text:p>
        <text:p text:style-name="P3"><text:a xlink:type="simple" xlink:href="https://www.tradingview.com/pine-script-reference/v6/#fun_request.security" text:style-name="Internet_20_link" text:visited-style-name="Visited_20_Internet_20_Link">request.security</text:a><text:a xlink:type="simple" xlink:href="https://www.tradingview.com/pine-script-reference/v6/#const_barmerge.lookahead_on" text:style-name="Internet_20_link" text:visited-style-name="Visited_20_Internet_20_Link">barmerge.lookahead_on</text:a></text:p>
      </text:section>
      <text:section text:style-name="Sect1" text:name="const_barmerge.lookahead_on">
        <text:h text:style-name="P2" text:outline-level="3">barmerge.lookahead_on</text:h>
      </text:section>
      <text:section text:style-name="Sect1" text:name="Section170">
        <text:p text:style-name="P6"><text:bookmark text:name="const_barmerge.lookahead_on"/>Merge strategy for the requested data position. Requested barset is merged with current barset in the order of sorting bars by their opening time. This merge strategy can lead to undesirable effect of getting data from "future" on calculation on history. This is unacceptable in backtesting strategies, but can be useful in indicators.</text:p>
        <text:p text:style-name="P3">Type</text:p>
        <text:p text:style-name="P3"><text:soft-page-break/>const barmerge_lookahead</text:p>
        <text:p text:style-name="P3">See also</text:p>
        <text:p text:style-name="P3"><text:a xlink:type="simple" xlink:href="https://www.tradingview.com/pine-script-reference/v6/#fun_request.security" text:style-name="Internet_20_link" text:visited-style-name="Visited_20_Internet_20_Link">request.security</text:a><text:a xlink:type="simple" xlink:href="https://www.tradingview.com/pine-script-reference/v6/#const_barmerge.lookahead_off" text:style-name="Internet_20_link" text:visited-style-name="Visited_20_Internet_20_Link">barmerge.lookahead_off</text:a></text:p>
      </text:section>
      <text:section text:style-name="Sect1" text:name="const_color.aqua">
        <text:h text:style-name="P2" text:outline-level="3">color.aqua</text:h>
      </text:section>
      <text:section text:style-name="Sect1" text:name="Section171">
        <text:p text:style-name="P6"><text:bookmark text:name="const_color.aqua"/>Is a named constant for #00BCD4 color.</text:p>
        <text:p text:style-name="P3">Type</text:p>
        <text:p text:style-name="P3">const color</text:p>
        <text:p text:style-name="P3">See also</text:p>
        <text:p text:style-name="P3"><text:a xlink:type="simple" xlink:href="https://www.tradingview.com/pine-script-reference/v6/#const_color.black" text:style-name="Internet_20_link" text:visited-style-name="Visited_20_Internet_20_Link">color.black</text:a><text:a xlink:type="simple" xlink:href="https://www.tradingview.com/pine-script-reference/v6/#const_color.silver" text:style-name="Internet_20_link" text:visited-style-name="Visited_20_Internet_20_Link">color.silver</text:a><text:a xlink:type="simple" xlink:href="https://www.tradingview.com/pine-script-reference/v6/#const_color.gray" text:style-name="Internet_20_link" text:visited-style-name="Visited_20_Internet_20_Link">color.gray</text:a><text:a xlink:type="simple" xlink:href="https://www.tradingview.com/pine-script-reference/v6/#const_color.white" text:style-name="Internet_20_link" text:visited-style-name="Visited_20_Internet_20_Link">color.white</text:a><text:a xlink:type="simple" xlink:href="https://www.tradingview.com/pine-script-reference/v6/#const_color.maroon" text:style-name="Internet_20_link" text:visited-style-name="Visited_20_Internet_20_Link">color.maroon</text:a><text:a xlink:type="simple" xlink:href="https://www.tradingview.com/pine-script-reference/v6/#const_color.red" text:style-name="Internet_20_link" text:visited-style-name="Visited_20_Internet_20_Link">color.red</text:a><text:a xlink:type="simple" xlink:href="https://www.tradingview.com/pine-script-reference/v6/#const_color.purple" text:style-name="Internet_20_link" text:visited-style-name="Visited_20_Internet_20_Link">color.purple</text:a><text:a xlink:type="simple" xlink:href="https://www.tradingview.com/pine-script-reference/v6/#const_color.fuchsia" text:style-name="Internet_20_link" text:visited-style-name="Visited_20_Internet_20_Link">color.fuchsia</text:a><text:a xlink:type="simple" xlink:href="https://www.tradingview.com/pine-script-reference/v6/#const_color.green" text:style-name="Internet_20_link" text:visited-style-name="Visited_20_Internet_20_Link">color.green</text:a><text:a xlink:type="simple" xlink:href="https://www.tradingview.com/pine-script-reference/v6/#const_color.lime" text:style-name="Internet_20_link" text:visited-style-name="Visited_20_Internet_20_Link">color.lime</text:a><text:a xlink:type="simple" xlink:href="https://www.tradingview.com/pine-script-reference/v6/#const_color.olive" text:style-name="Internet_20_link" text:visited-style-name="Visited_20_Internet_20_Link">color.olive</text:a><text:a xlink:type="simple" xlink:href="https://www.tradingview.com/pine-script-reference/v6/#const_color.yellow" text:style-name="Internet_20_link" text:visited-style-name="Visited_20_Internet_20_Link">color.yellow</text:a><text:a xlink:type="simple" xlink:href="https://www.tradingview.com/pine-script-reference/v6/#const_color.navy" text:style-name="Internet_20_link" text:visited-style-name="Visited_20_Internet_20_Link">color.navy</text:a><text:a xlink:type="simple" xlink:href="https://www.tradingview.com/pine-script-reference/v6/#const_color.blue" text:style-name="Internet_20_link" text:visited-style-name="Visited_20_Internet_20_Link">color.blue</text:a><text:a xlink:type="simple" xlink:href="https://www.tradingview.com/pine-script-reference/v6/#const_color.teal" text:style-name="Internet_20_link" text:visited-style-name="Visited_20_Internet_20_Link">color.teal</text:a><text:a xlink:type="simple" xlink:href="https://www.tradingview.com/pine-script-reference/v6/#const_color.orange" text:style-name="Internet_20_link" text:visited-style-name="Visited_20_Internet_20_Link">color.orange</text:a></text:p>
      </text:section>
      <text:section text:style-name="Sect1" text:name="const_color.black">
        <text:h text:style-name="P2" text:outline-level="3">color.black</text:h>
      </text:section>
      <text:section text:style-name="Sect1" text:name="Section172">
        <text:p text:style-name="P6"><text:bookmark text:name="const_color.black"/>Is a named constant for #363A45 color.</text:p>
        <text:p text:style-name="P3">Type</text:p>
        <text:p text:style-name="P3">const color</text:p>
        <text:p text:style-name="P3">See also</text:p>
        <text:p text:style-name="P3"><text:a xlink:type="simple" xlink:href="https://www.tradingview.com/pine-script-reference/v6/#const_color.silver" text:style-name="Internet_20_link" text:visited-style-name="Visited_20_Internet_20_Link">color.silver</text:a><text:a xlink:type="simple" xlink:href="https://www.tradingview.com/pine-script-reference/v6/#const_color.gray" text:style-name="Internet_20_link" text:visited-style-name="Visited_20_Internet_20_Link">color.gray</text:a><text:a xlink:type="simple" xlink:href="https://www.tradingview.com/pine-script-reference/v6/#const_color.white" text:style-name="Internet_20_link" text:visited-style-name="Visited_20_Internet_20_Link">color.white</text:a><text:a xlink:type="simple" xlink:href="https://www.tradingview.com/pine-script-reference/v6/#const_color.maroon" text:style-name="Internet_20_link" text:visited-style-name="Visited_20_Internet_20_Link">color.maroon</text:a><text:a xlink:type="simple" xlink:href="https://www.tradingview.com/pine-script-reference/v6/#const_color.red" text:style-name="Internet_20_link" text:visited-style-name="Visited_20_Internet_20_Link">color.red</text:a><text:a xlink:type="simple" xlink:href="https://www.tradingview.com/pine-script-reference/v6/#const_color.purple" text:style-name="Internet_20_link" text:visited-style-name="Visited_20_Internet_20_Link">color.purple</text:a><text:a xlink:type="simple" xlink:href="https://www.tradingview.com/pine-script-reference/v6/#const_color.fuchsia" text:style-name="Internet_20_link" text:visited-style-name="Visited_20_Internet_20_Link">color.fuchsia</text:a><text:a xlink:type="simple" xlink:href="https://www.tradingview.com/pine-script-reference/v6/#const_color.green" text:style-name="Internet_20_link" text:visited-style-name="Visited_20_Internet_20_Link">color.green</text:a><text:a xlink:type="simple" xlink:href="https://www.tradingview.com/pine-script-reference/v6/#const_color.lime" text:style-name="Internet_20_link" text:visited-style-name="Visited_20_Internet_20_Link">color.lime</text:a><text:a xlink:type="simple" xlink:href="https://www.tradingview.com/pine-script-reference/v6/#const_color.olive" text:style-name="Internet_20_link" text:visited-style-name="Visited_20_Internet_20_Link">color.olive</text:a><text:a xlink:type="simple" xlink:href="https://www.tradingview.com/pine-script-reference/v6/#const_color.yellow" text:style-name="Internet_20_link" text:visited-style-name="Visited_20_Internet_20_Link">color.yellow</text:a><text:a xlink:type="simple" xlink:href="https://www.tradingview.com/pine-script-reference/v6/#const_color.navy" text:style-name="Internet_20_link" text:visited-style-name="Visited_20_Internet_20_Link">color.navy</text:a><text:a xlink:type="simple" xlink:href="https://www.tradingview.com/pine-script-reference/v6/#const_color.blue" text:style-name="Internet_20_link" text:visited-style-name="Visited_20_Internet_20_Link">color.blue</text:a><text:a xlink:type="simple" xlink:href="https://www.tradingview.com/pine-script-reference/v6/#const_color.teal" text:style-name="Internet_20_link" text:visited-style-name="Visited_20_Internet_20_Link">color.teal</text:a><text:a xlink:type="simple" xlink:href="https://www.tradingview.com/pine-script-reference/v6/#const_color.aqua" text:style-name="Internet_20_link" text:visited-style-name="Visited_20_Internet_20_Link">color.aqua</text:a><text:a xlink:type="simple" xlink:href="https://www.tradingview.com/pine-script-reference/v6/#const_color.orange" text:style-name="Internet_20_link" text:visited-style-name="Visited_20_Internet_20_Link">color.orange</text:a></text:p>
      </text:section>
      <text:section text:style-name="Sect1" text:name="const_color.blue">
        <text:h text:style-name="P2" text:outline-level="3">color.blue</text:h>
      </text:section>
      <text:section text:style-name="Sect1" text:name="Section173">
        <text:p text:style-name="P6"><text:bookmark text:name="const_color.blue"/>Is a named constant for #2962ff color.</text:p>
        <text:p text:style-name="P3">Type</text:p>
        <text:p text:style-name="P3">const color</text:p>
        <text:p text:style-name="P3">See also</text:p>
        <text:p text:style-name="P3"><text:a xlink:type="simple" xlink:href="https://www.tradingview.com/pine-script-reference/v6/#const_color.black" text:style-name="Internet_20_link" text:visited-style-name="Visited_20_Internet_20_Link">color.black</text:a><text:a xlink:type="simple" xlink:href="https://www.tradingview.com/pine-script-reference/v6/#const_color.silver" text:style-name="Internet_20_link" text:visited-style-name="Visited_20_Internet_20_Link">color.silver</text:a><text:a xlink:type="simple" xlink:href="https://www.tradingview.com/pine-script-reference/v6/#const_color.gray" text:style-name="Internet_20_link" text:visited-style-name="Visited_20_Internet_20_Link">color.gray</text:a><text:a xlink:type="simple" xlink:href="https://www.tradingview.com/pine-script-reference/v6/#const_color.white" text:style-name="Internet_20_link" text:visited-style-name="Visited_20_Internet_20_Link">color.white</text:a><text:a xlink:type="simple" xlink:href="https://www.tradingview.com/pine-script-reference/v6/#const_color.maroon" text:style-name="Internet_20_link" text:visited-style-name="Visited_20_Internet_20_Link">color.maroon</text:a><text:a xlink:type="simple" xlink:href="https://www.tradingview.com/pine-script-reference/v6/#const_color.red" text:style-name="Internet_20_link" text:visited-style-name="Visited_20_Internet_20_Link">color.red</text:a><text:a xlink:type="simple" xlink:href="https://www.tradingview.com/pine-script-reference/v6/#const_color.purple" text:style-name="Internet_20_link" text:visited-style-name="Visited_20_Internet_20_Link">color.purple</text:a><text:a xlink:type="simple" xlink:href="https://www.tradingview.com/pine-script-reference/v6/#const_color.fuchsia" text:style-name="Internet_20_link" text:visited-style-name="Visited_20_Internet_20_Link">color.fuchsia</text:a><text:a xlink:type="simple" xlink:href="https://www.tradingview.com/pine-script-reference/v6/#const_color.green" text:style-name="Internet_20_link" text:visited-style-name="Visited_20_Internet_20_Link">color.green</text:a><text:a xlink:type="simple" xlink:href="https://www.tradingview.com/pine-script-reference/v6/#const_color.lime" text:style-name="Internet_20_link" text:visited-style-name="Visited_20_Internet_20_Link">color.lime</text:a><text:a xlink:type="simple" xlink:href="https://www.tradingview.com/pine-script-reference/v6/#const_color.olive" text:style-name="Internet_20_link" text:visited-style-name="Visited_20_Internet_20_Link">color.olive</text:a><text:a xlink:type="simple" xlink:href="https://www.tradingview.com/pine-script-reference/v6/#const_color.yellow" text:style-name="Internet_20_link" text:visited-style-name="Visited_20_Internet_20_Link">color.yellow</text:a><text:a xlink:type="simple" xlink:href="https://www.tradingview.com/pine-script-reference/v6/#const_color.navy" text:style-name="Internet_20_link" text:visited-style-name="Visited_20_Internet_20_Link">color.navy</text:a><text:a xlink:type="simple" xlink:href="https://www.tradingview.com/pine-script-reference/v6/#const_color.teal" text:style-name="Internet_20_link" text:visited-style-name="Visited_20_Internet_20_Link">color.teal</text:a><text:a xlink:type="simple" xlink:href="https://www.tradingview.com/pine-script-reference/v6/#const_color.aqua" text:style-name="Internet_20_link" text:visited-style-name="Visited_20_Internet_20_Link">color.aqua</text:a><text:a xlink:type="simple" xlink:href="https://www.tradingview.com/pine-script-reference/v6/#const_color.orange" text:style-name="Internet_20_link" text:visited-style-name="Visited_20_Internet_20_Link">color.orange</text:a></text:p>
      </text:section>
      <text:section text:style-name="Sect1" text:name="const_color.fuchsia">
        <text:h text:style-name="P2" text:outline-level="3">color.fuchsia</text:h>
      </text:section>
      <text:section text:style-name="Sect1" text:name="Section174">
        <text:p text:style-name="P6"><text:bookmark text:name="const_color.fuchsia"/>Is a named constant for #E040FB color.</text:p>
        <text:p text:style-name="P3">Type</text:p>
        <text:p text:style-name="P3">const color</text:p>
        <text:p text:style-name="P3">See also</text:p>
        <text:p text:style-name="P3"><text:a xlink:type="simple" xlink:href="https://www.tradingview.com/pine-script-reference/v6/#const_color.black" text:style-name="Internet_20_link" text:visited-style-name="Visited_20_Internet_20_Link">color.black</text:a><text:a xlink:type="simple" xlink:href="https://www.tradingview.com/pine-script-reference/v6/#const_color.silver" text:style-name="Internet_20_link" text:visited-style-name="Visited_20_Internet_20_Link">color.silver</text:a><text:a xlink:type="simple" xlink:href="https://www.tradingview.com/pine-script-reference/v6/#const_color.gray" text:style-name="Internet_20_link" text:visited-style-name="Visited_20_Internet_20_Link">color.gray</text:a><text:a xlink:type="simple" xlink:href="https://www.tradingview.com/pine-script-reference/v6/#const_color.white" text:style-name="Internet_20_link" text:visited-style-name="Visited_20_Internet_20_Link">color.white</text:a><text:a xlink:type="simple" xlink:href="https://www.tradingview.com/pine-script-reference/v6/#const_color.maroon" text:style-name="Internet_20_link" text:visited-style-name="Visited_20_Internet_20_Link">color.maroon</text:a><text:a xlink:type="simple" xlink:href="https://www.tradingview.com/pine-script-reference/v6/#const_color.red" text:style-name="Internet_20_link" text:visited-style-name="Visited_20_Internet_20_Link">color.red</text:a><text:a xlink:type="simple" xlink:href="https://www.tradingview.com/pine-script-reference/v6/#const_color.purple" text:style-name="Internet_20_link" text:visited-style-name="Visited_20_Internet_20_Link">color.purple</text:a><text:a xlink:type="simple" xlink:href="https://www.tradingview.com/pine-script-reference/v6/#const_color.green" text:style-name="Internet_20_link" text:visited-style-name="Visited_20_Internet_20_Link">color.green</text:a><text:a xlink:type="simple" xlink:href="https://www.tradingview.com/pine-script-reference/v6/#const_color.lime" text:style-name="Internet_20_link" text:visited-style-name="Visited_20_Internet_20_Link">color.lime</text:a><text:a xlink:type="simple" xlink:href="https://www.tradingview.com/pine-script-reference/v6/#const_color.olive" text:style-name="Internet_20_link" text:visited-style-name="Visited_20_Internet_20_Link">color.olive</text:a><text:a xlink:type="simple" xlink:href="https://www.tradingview.com/pine-script-reference/v6/#const_color.yellow" text:style-name="Internet_20_link" text:visited-style-name="Visited_20_Internet_20_Link">color.yellow</text:a><text:a xlink:type="simple" xlink:href="https://www.tradingview.com/pine-script-reference/v6/#const_color.navy" text:style-name="Internet_20_link" text:visited-style-name="Visited_20_Internet_20_Link">color.navy</text:a><text:a xlink:type="simple" xlink:href="https://www.tradingview.com/pine-script-reference/v6/#const_color.blue" text:style-name="Internet_20_link" text:visited-style-name="Visited_20_Internet_20_Link">color.blue</text:a><text:a xlink:type="simple" xlink:href="https://www.tradingview.com/pine-script-reference/v6/#const_color.teal" text:style-name="Internet_20_link" text:visited-style-name="Visited_20_Internet_20_Link">color.teal</text:a><text:a xlink:type="simple" xlink:href="https://www.tradingview.com/pine-script-reference/v6/#const_color.aqua" text:style-name="Internet_20_link" text:visited-style-name="Visited_20_Internet_20_Link">color.aqua</text:a><text:a xlink:type="simple" xlink:href="https://www.tradingview.com/pine-script-reference/v6/#const_color.orange" text:style-name="Internet_20_link" text:visited-style-name="Visited_20_Internet_20_Link">color.orange</text:a></text:p>
      </text:section>
      <text:section text:style-name="Sect1" text:name="const_color.gray">
        <text:h text:style-name="P2" text:outline-level="3">color.gray</text:h>
      </text:section>
      <text:section text:style-name="Sect1" text:name="Section175">
        <text:p text:style-name="P6"><text:bookmark text:name="const_color.gray"/>Is a named constant for #787B86 color.</text:p>
        <text:p text:style-name="P3">Type</text:p>
        <text:p text:style-name="P3">const color</text:p>
        <text:p text:style-name="P3">See also</text:p>
        <text:p text:style-name="P3"><text:a xlink:type="simple" xlink:href="https://www.tradingview.com/pine-script-reference/v6/#const_color.black" text:style-name="Internet_20_link" text:visited-style-name="Visited_20_Internet_20_Link">color.black</text:a><text:a xlink:type="simple" xlink:href="https://www.tradingview.com/pine-script-reference/v6/#const_color.silver" text:style-name="Internet_20_link" text:visited-style-name="Visited_20_Internet_20_Link">color.silver</text:a><text:a xlink:type="simple" xlink:href="https://www.tradingview.com/pine-script-reference/v6/#const_color.white" text:style-name="Internet_20_link" text:visited-style-name="Visited_20_Internet_20_Link">color.white</text:a><text:a xlink:type="simple" xlink:href="https://www.tradingview.com/pine-script-reference/v6/#const_color.maroon" text:style-name="Internet_20_link" text:visited-style-name="Visited_20_Internet_20_Link">color.maroon</text:a><text:a xlink:type="simple" xlink:href="https://www.tradingview.com/pine-script-reference/v6/#const_color.red" text:style-name="Internet_20_link" text:visited-style-name="Visited_20_Internet_20_Link">color.red</text:a><text:a xlink:type="simple" xlink:href="https://www.tradingview.com/pine-script-reference/v6/#const_color.purple" text:style-name="Internet_20_link" text:visited-style-name="Visited_20_Internet_20_Link">color.purple</text:a><text:a xlink:type="simple" xlink:href="https://www.tradingview.com/pine-script-reference/v6/#const_color.fuchsia" text:style-name="Internet_20_link" text:visited-style-name="Visited_20_Internet_20_Link">color.fuchsia</text:a><text:a xlink:type="simple" xlink:href="https://www.tradingview.com/pine-script-reference/v6/#const_color.green" text:style-name="Internet_20_link" text:visited-style-name="Visited_20_Internet_20_Link">color.green</text:a><text:a xlink:type="simple" xlink:href="https://www.tradingview.com/pine-script-reference/v6/#const_color.lime" text:style-name="Internet_20_link" text:visited-style-name="Visited_20_Internet_20_Link">color.lime</text:a><text:a xlink:type="simple" xlink:href="https://www.tradingview.com/pine-script-reference/v6/#const_color.olive" text:style-name="Internet_20_link" text:visited-style-name="Visited_20_Internet_20_Link">color.olive</text:a><text:a xlink:type="simple" xlink:href="https://www.tradingview.com/pine-script-reference/v6/#const_color.yellow" text:style-name="Internet_20_link" text:visited-style-name="Visited_20_Internet_20_Link">color.yellow</text:a><text:a xlink:type="simple" xlink:href="https://www.tradingview.com/pine-script-reference/v6/#const_color.navy" text:style-name="Internet_20_link" text:visited-style-name="Visited_20_Internet_20_Link">color.navy</text:a><text:a xlink:type="simple" xlink:href="https://www.tradingview.com/pine-script-reference/v6/#const_color.blue" text:style-name="Internet_20_link" text:visited-style-name="Visited_20_Internet_20_Link">color.blue</text:a><text:a xlink:type="simple" xlink:href="https://www.tradingview.com/pine-script-reference/v6/#const_color.teal" text:style-name="Internet_20_link" text:visited-style-name="Visited_20_Internet_20_Link">color.teal</text:a><text:a xlink:type="simple" xlink:href="https://www.tradingview.com/pine-script-reference/v6/#const_color.aqua" text:style-name="Internet_20_link" text:visited-style-name="Visited_20_Internet_20_Link">color.aqua</text:a><text:a xlink:type="simple" xlink:href="https://www.tradingview.com/pine-script-reference/v6/#const_color.orange" text:style-name="Internet_20_link" text:visited-style-name="Visited_20_Internet_20_Link">color.orange</text:a></text:p>
      </text:section>
      <text:section text:style-name="Sect1" text:name="const_color.green">
        <text:h text:style-name="P2" text:outline-level="3">color.green</text:h>
      </text:section>
      <text:section text:style-name="Sect1" text:name="Section176">
        <text:p text:style-name="P6"><text:bookmark text:name="const_color.green"/>Is a named constant for #4CAF50 color.</text:p>
        <text:p text:style-name="P3">Type</text:p>
        <text:p text:style-name="P3">const color</text:p>
        <text:p text:style-name="P3">See also</text:p>
        <text:p text:style-name="P3"><text:a xlink:type="simple" xlink:href="https://www.tradingview.com/pine-script-reference/v6/#const_color.black" text:style-name="Internet_20_link" text:visited-style-name="Visited_20_Internet_20_Link">color.black</text:a><text:a xlink:type="simple" xlink:href="https://www.tradingview.com/pine-script-reference/v6/#const_color.silver" text:style-name="Internet_20_link" text:visited-style-name="Visited_20_Internet_20_Link">color.silver</text:a><text:a xlink:type="simple" xlink:href="https://www.tradingview.com/pine-script-reference/v6/#const_color.gray" text:style-name="Internet_20_link" text:visited-style-name="Visited_20_Internet_20_Link">color.gray</text:a><text:a xlink:type="simple" xlink:href="https://www.tradingview.com/pine-script-reference/v6/#const_color.white" text:style-name="Internet_20_link" text:visited-style-name="Visited_20_Internet_20_Link">color.white</text:a><text:a xlink:type="simple" xlink:href="https://www.tradingview.com/pine-script-reference/v6/#const_color.maroon" text:style-name="Internet_20_link" text:visited-style-name="Visited_20_Internet_20_Link">color.maroon</text:a><text:a xlink:type="simple" xlink:href="https://www.tradingview.com/pine-script-reference/v6/#const_color.red" text:style-name="Internet_20_link" text:visited-style-name="Visited_20_Internet_20_Link">color.red</text:a><text:a xlink:type="simple" xlink:href="https://www.tradingview.com/pine-script-reference/v6/#const_color.purple" text:style-name="Internet_20_link" text:visited-style-name="Visited_20_Internet_20_Link">color.purple</text:a><text:a xlink:type="simple" xlink:href="https://www.tradingview.com/pine-script-reference/v6/#const_color.fuchsia" text:style-name="Internet_20_link" text:visited-style-name="Visited_20_Internet_20_Link">color.fuchsia</text:a><text:a xlink:type="simple" xlink:href="https://www.tradingview.com/pine-script-reference/v6/#const_color.lime" text:style-name="Internet_20_link" text:visited-style-name="Visited_20_Internet_20_Link">color.lime</text:a><text:a xlink:type="simple" xlink:href="https://www.tradingview.com/pine-script-reference/v6/#const_color.olive" text:style-name="Internet_20_link" text:visited-style-name="Visited_20_Internet_20_Link">color.olive</text:a><text:a xlink:type="simple" xlink:href="https://www.tradingview.com/pine-script-reference/v6/#const_color.yellow" text:style-name="Internet_20_link" text:visited-style-name="Visited_20_Internet_20_Link">color.yellow</text:a><text:a xlink:type="simple" xlink:href="https://www.tradingview.com/pine-script-reference/v6/#const_color.navy" text:style-name="Internet_20_link" text:visited-style-name="Visited_20_Internet_20_Link">color.navy</text:a><text:a xlink:type="simple" xlink:href="https://www.tradingview.com/pine-script-reference/v6/#const_color.blue" text:style-name="Internet_20_link" text:visited-style-name="Visited_20_Internet_20_Link">color.blue</text:a><text:a xlink:type="simple" xlink:href="https://www.tradingview.com/pine-script-reference/v6/#const_color.teal" text:style-name="Internet_20_link" text:visited-style-name="Visited_20_Internet_20_Link">color.teal</text:a><text:a xlink:type="simple" xlink:href="https://www.tradingview.com/pine-script-reference/v6/#const_color.aqua" text:style-name="Internet_20_link" text:visited-style-name="Visited_20_Internet_20_Link">color.aqua</text:a><text:a xlink:type="simple" xlink:href="https://www.tradingview.com/pine-script-reference/v6/#const_color.orange" text:style-name="Internet_20_link" text:visited-style-name="Visited_20_Internet_20_Link">color.orange</text:a></text:p>
      </text:section>
      <text:section text:style-name="Sect1" text:name="const_color.lime">
        <text:h text:style-name="P2" text:outline-level="3">color.lime</text:h>
      </text:section>
      <text:section text:style-name="Sect1" text:name="Section177">
        <text:p text:style-name="P6"><text:bookmark text:name="const_color.lime"/>Is a named constant for #00E676 color.</text:p>
        <text:p text:style-name="P3">Type</text:p>
        <text:p text:style-name="P3">const color</text:p>
        <text:p text:style-name="P3">See also</text:p>
        <text:p text:style-name="P3"><text:a xlink:type="simple" xlink:href="https://www.tradingview.com/pine-script-reference/v6/#const_color.black" text:style-name="Internet_20_link" text:visited-style-name="Visited_20_Internet_20_Link">color.black</text:a><text:a xlink:type="simple" xlink:href="https://www.tradingview.com/pine-script-reference/v6/#const_color.silver" text:style-name="Internet_20_link" text:visited-style-name="Visited_20_Internet_20_Link">color.silver</text:a><text:a xlink:type="simple" xlink:href="https://www.tradingview.com/pine-script-reference/v6/#const_color.gray" text:style-name="Internet_20_link" text:visited-style-name="Visited_20_Internet_20_Link">color.gray</text:a><text:a xlink:type="simple" xlink:href="https://www.tradingview.com/pine-script-reference/v6/#const_color.white" text:style-name="Internet_20_link" text:visited-style-name="Visited_20_Internet_20_Link">color.white</text:a><text:a xlink:type="simple" xlink:href="https://www.tradingview.com/pine-script-reference/v6/#const_color.maroon" text:style-name="Internet_20_link" text:visited-style-name="Visited_20_Internet_20_Link">color.maroon</text:a><text:a xlink:type="simple" xlink:href="https://www.tradingview.com/pine-script-reference/v6/#const_color.red" text:style-name="Internet_20_link" text:visited-style-name="Visited_20_Internet_20_Link">color.red</text:a><text:a xlink:type="simple" xlink:href="https://www.tradingview.com/pine-script-reference/v6/#const_color.purple" text:style-name="Internet_20_link" text:visited-style-name="Visited_20_Internet_20_Link">color.purple</text:a><text:a xlink:type="simple" xlink:href="https://www.tradingview.com/pine-script-reference/v6/#const_color.fuchsia" text:style-name="Internet_20_link" text:visited-style-name="Visited_20_Internet_20_Link">color.fuchsia</text:a><text:a xlink:type="simple" xlink:href="https://www.tradingview.com/pine-script-reference/v6/#const_color.green" text:style-name="Internet_20_link" text:visited-style-name="Visited_20_Internet_20_Link">color.green</text:a><text:a xlink:type="simple" xlink:href="https://www.tradingview.com/pine-script-reference/v6/#const_color.olive" text:style-name="Internet_20_link" text:visited-style-name="Visited_20_Internet_20_Link">color.olive</text:a><text:a xlink:type="simple" xlink:href="https://www.tradingview.com/pine-script-reference/v6/#const_color.yellow" text:style-name="Internet_20_link" text:visited-style-name="Visited_20_Internet_20_Link">color.yellow</text:a><text:a xlink:type="simple" xlink:href="https://www.tradingview.com/pine-script-reference/v6/#const_color.navy" text:style-name="Internet_20_link" text:visited-style-name="Visited_20_Internet_20_Link">color.navy</text:a><text:a xlink:type="simple" xlink:href="https://www.tradingview.com/pine-script-reference/v6/#const_color.blue" text:style-name="Internet_20_link" text:visited-style-name="Visited_20_Internet_20_Link">color.blue</text:a><text:a xlink:type="simple" xlink:href="https://www.tradingview.com/pine-script-reference/v6/#const_color.teal" text:style-name="Internet_20_link" text:visited-style-name="Visited_20_Internet_20_Link">color.teal</text:a><text:a xlink:type="simple" xlink:href="https://www.tradingview.com/pine-script-reference/v6/#const_color.aqua" text:style-name="Internet_20_link" text:visited-style-name="Visited_20_Internet_20_Link">color.aqua</text:a><text:a xlink:type="simple" xlink:href="https://www.tradingview.com/pine-script-reference/v6/#const_color.orange" text:style-name="Internet_20_link" text:visited-style-name="Visited_20_Internet_20_Link">color.orange</text:a></text:p>
      </text:section>
      <text:section text:style-name="Sect1" text:name="const_color.maroon">
        <text:h text:style-name="P2" text:outline-level="3">color.maroon</text:h>
      </text:section>
      <text:section text:style-name="Sect1" text:name="Section178">
        <text:p text:style-name="P6"><text:bookmark text:name="const_color.maroon"/>Is a named constant for #880E4F color.</text:p>
        <text:p text:style-name="P3">Type</text:p>
        <text:p text:style-name="P3">const color</text:p>
        <text:p text:style-name="P3">See also</text:p>
        <text:p text:style-name="P3"><text:a xlink:type="simple" xlink:href="https://www.tradingview.com/pine-script-reference/v6/#const_color.black" text:style-name="Internet_20_link" text:visited-style-name="Visited_20_Internet_20_Link">color.black</text:a><text:a xlink:type="simple" xlink:href="https://www.tradingview.com/pine-script-reference/v6/#const_color.silver" text:style-name="Internet_20_link" text:visited-style-name="Visited_20_Internet_20_Link">color.silver</text:a><text:a xlink:type="simple" xlink:href="https://www.tradingview.com/pine-script-reference/v6/#const_color.gray" text:style-name="Internet_20_link" text:visited-style-name="Visited_20_Internet_20_Link">color.gray</text:a><text:a xlink:type="simple" xlink:href="https://www.tradingview.com/pine-script-reference/v6/#const_color.white" text:style-name="Internet_20_link" text:visited-style-name="Visited_20_Internet_20_Link">color.white</text:a><text:a xlink:type="simple" xlink:href="https://www.tradingview.com/pine-script-reference/v6/#const_color.red" text:style-name="Internet_20_link" text:visited-style-name="Visited_20_Internet_20_Link">color.red</text:a><text:a xlink:type="simple" xlink:href="https://www.tradingview.com/pine-script-reference/v6/#const_color.purple" text:style-name="Internet_20_link" text:visited-style-name="Visited_20_Internet_20_Link">color.purple</text:a><text:a xlink:type="simple" xlink:href="https://www.tradingview.com/pine-script-reference/v6/#const_color.fuchsia" text:style-name="Internet_20_link" text:visited-style-name="Visited_20_Internet_20_Link">color.fuchsia</text:a><text:a xlink:type="simple" xlink:href="https://www.tradingview.com/pine-script-reference/v6/#const_color.green" text:style-name="Internet_20_link" text:visited-style-name="Visited_20_Internet_20_Link">color.green</text:a><text:a xlink:type="simple" xlink:href="https://www.tradingview.com/pine-script-reference/v6/#const_color.lime" text:style-name="Internet_20_link" text:visited-style-name="Visited_20_Internet_20_Link">color.lime</text:a><text:a xlink:type="simple" xlink:href="https://www.tradingview.com/pine-script-reference/v6/#const_color.olive" text:style-name="Internet_20_link" text:visited-style-name="Visited_20_Internet_20_Link">color.olive</text:a><text:a xlink:type="simple" xlink:href="https://www.tradingview.com/pine-script-reference/v6/#const_color.yellow" text:style-name="Internet_20_link" text:visited-style-name="Visited_20_Internet_20_Link">color.yellow</text:a><text:a xlink:type="simple" xlink:href="https://www.tradingview.com/pine-script-reference/v6/#const_color.navy" text:style-name="Internet_20_link" text:visited-style-name="Visited_20_Internet_20_Link">color.navy</text:a><text:a xlink:type="simple" xlink:href="https://www.tradingview.com/pine-script-reference/v6/#const_color.blue" text:style-name="Internet_20_link" text:visited-style-name="Visited_20_Internet_20_Link">color.blue</text:a><text:a xlink:type="simple" xlink:href="https://www.tradingview.com/pine-script-reference/v6/#const_color.teal" text:style-name="Internet_20_link" text:visited-style-name="Visited_20_Internet_20_Link">color.teal</text:a><text:a xlink:type="simple" xlink:href="https://www.tradingview.com/pine-script-reference/v6/#const_color.aqua" text:style-name="Internet_20_link" text:visited-style-name="Visited_20_Internet_20_Link">color.aqua</text:a><text:a xlink:type="simple" xlink:href="https://www.tradingview.com/pine-script-reference/v6/#const_color.orange" text:style-name="Internet_20_link" text:visited-style-name="Visited_20_Internet_20_Link">color.orange</text:a></text:p>
      </text:section>
      <text:section text:style-name="Sect1" text:name="const_color.navy">
        <text:h text:style-name="P2" text:outline-level="3">color.navy</text:h>
      </text:section>
      <text:section text:style-name="Sect1" text:name="Section179">
        <text:p text:style-name="P6"><text:bookmark text:name="const_color.navy"/>Is a named constant for #311B92 color.</text:p>
        <text:p text:style-name="P3">Type</text:p>
        <text:p text:style-name="P3">const color</text:p>
        <text:p text:style-name="P3">See also</text:p>
        <text:p text:style-name="P3"><text:a xlink:type="simple" xlink:href="https://www.tradingview.com/pine-script-reference/v6/#const_color.black" text:style-name="Internet_20_link" text:visited-style-name="Visited_20_Internet_20_Link">color.black</text:a><text:a xlink:type="simple" xlink:href="https://www.tradingview.com/pine-script-reference/v6/#const_color.silver" text:style-name="Internet_20_link" text:visited-style-name="Visited_20_Internet_20_Link">color.silver</text:a><text:a xlink:type="simple" xlink:href="https://www.tradingview.com/pine-script-reference/v6/#const_color.gray" text:style-name="Internet_20_link" text:visited-style-name="Visited_20_Internet_20_Link">color.gray</text:a><text:a xlink:type="simple" xlink:href="https://www.tradingview.com/pine-script-reference/v6/#const_color.white" text:style-name="Internet_20_link" text:visited-style-name="Visited_20_Internet_20_Link">color.white</text:a><text:a xlink:type="simple" xlink:href="https://www.tradingview.com/pine-script-reference/v6/#const_color.maroon" text:style-name="Internet_20_link" text:visited-style-name="Visited_20_Internet_20_Link">color.maroon</text:a><text:a xlink:type="simple" xlink:href="https://www.tradingview.com/pine-script-reference/v6/#const_color.red" text:style-name="Internet_20_link" text:visited-style-name="Visited_20_Internet_20_Link">color.red</text:a><text:a xlink:type="simple" xlink:href="https://www.tradingview.com/pine-script-reference/v6/#const_color.purple" text:style-name="Internet_20_link" text:visited-style-name="Visited_20_Internet_20_Link">color.purple</text:a><text:a xlink:type="simple" xlink:href="https://www.tradingview.com/pine-script-reference/v6/#const_color.fuchsia" text:style-name="Internet_20_link" text:visited-style-name="Visited_20_Internet_20_Link">color.fuchsia</text:a><text:a xlink:type="simple" xlink:href="https://www.tradingview.com/pine-script-reference/v6/#const_color.green" text:style-name="Internet_20_link" text:visited-style-name="Visited_20_Internet_20_Link">color.green</text:a><text:a xlink:type="simple" xlink:href="https://www.tradingview.com/pine-script-reference/v6/#const_color.lime" text:style-name="Internet_20_link" text:visited-style-name="Visited_20_Internet_20_Link">color.lime</text:a><text:a xlink:type="simple" xlink:href="https://www.tradingview.com/pine-script-reference/v6/#const_color.olive" text:style-name="Internet_20_link" text:visited-style-name="Visited_20_Internet_20_Link">color.olive</text:a><text:a xlink:type="simple" xlink:href="https://www.tradingview.com/pine-script-reference/v6/#const_color.yellow" text:style-name="Internet_20_link" text:visited-style-name="Visited_20_Internet_20_Link">color.yellow</text:a><text:a xlink:type="simple" xlink:href="https://www.tradingview.com/pine-script-reference/v6/#const_color.blue" text:style-name="Internet_20_link" text:visited-style-name="Visited_20_Internet_20_Link">color.blue</text:a><text:a xlink:type="simple" xlink:href="https://www.tradingview.com/pine-script-reference/v6/#const_color.teal" text:style-name="Internet_20_link" text:visited-style-name="Visited_20_Internet_20_Link">color.teal</text:a><text:a xlink:type="simple" xlink:href="https://www.tradingview.com/pine-script-reference/v6/#const_color.aqua" text:style-name="Internet_20_link" text:visited-style-name="Visited_20_Internet_20_Link">color.aqua</text:a><text:a xlink:type="simple" xlink:href="https://www.tradingview.com/pine-script-reference/v6/#const_color.orange" text:style-name="Internet_20_link" text:visited-style-name="Visited_20_Internet_20_Link">color.orange</text:a></text:p>
      </text:section>
      <text:section text:style-name="Sect1" text:name="const_color.olive">
        <text:h text:style-name="P2" text:outline-level="3">color.olive</text:h>
      </text:section>
      <text:section text:style-name="Sect1" text:name="Section180">
        <text:p text:style-name="P6"><text:bookmark text:name="const_color.olive"/>Is a named constant for #808000 color.</text:p>
        <text:p text:style-name="P3">Type</text:p>
        <text:p text:style-name="P3">const color</text:p>
        <text:p text:style-name="P3">See also</text:p>
        <text:p text:style-name="P3"><text:a xlink:type="simple" xlink:href="https://www.tradingview.com/pine-script-reference/v6/#const_color.black" text:style-name="Internet_20_link" text:visited-style-name="Visited_20_Internet_20_Link">color.black</text:a><text:a xlink:type="simple" xlink:href="https://www.tradingview.com/pine-script-reference/v6/#const_color.silver" text:style-name="Internet_20_link" text:visited-style-name="Visited_20_Internet_20_Link">color.silver</text:a><text:a xlink:type="simple" xlink:href="https://www.tradingview.com/pine-script-reference/v6/#const_color.gray" text:style-name="Internet_20_link" text:visited-style-name="Visited_20_Internet_20_Link">color.gray</text:a><text:a xlink:type="simple" xlink:href="https://www.tradingview.com/pine-script-reference/v6/#const_color.white" text:style-name="Internet_20_link" text:visited-style-name="Visited_20_Internet_20_Link">color.white</text:a><text:a xlink:type="simple" xlink:href="https://www.tradingview.com/pine-script-reference/v6/#const_color.maroon" text:style-name="Internet_20_link" text:visited-style-name="Visited_20_Internet_20_Link">color.maroon</text:a><text:a xlink:type="simple" xlink:href="https://www.tradingview.com/pine-script-reference/v6/#const_color.red" text:style-name="Internet_20_link" text:visited-style-name="Visited_20_Internet_20_Link">color.red</text:a><text:a xlink:type="simple" xlink:href="https://www.tradingview.com/pine-script-reference/v6/#const_color.purple" text:style-name="Internet_20_link" text:visited-style-name="Visited_20_Internet_20_Link">color.purple</text:a><text:a xlink:type="simple" xlink:href="https://www.tradingview.com/pine-script-reference/v6/#const_color.fuchsia" text:style-name="Internet_20_link" text:visited-style-name="Visited_20_Internet_20_Link">color.fuchsia</text:a><text:a xlink:type="simple" xlink:href="https://www.tradingview.com/pine-script-reference/v6/#const_color.green" text:style-name="Internet_20_link" text:visited-style-name="Visited_20_Internet_20_Link">color.green</text:a><text:a xlink:type="simple" xlink:href="https://www.tradingview.com/pine-script-reference/v6/#const_color.lime" text:style-name="Internet_20_link" text:visited-style-name="Visited_20_Internet_20_Link">color.lime</text:a><text:a xlink:type="simple" xlink:href="https://www.tradingview.com/pine-script-reference/v6/#const_color.yellow" text:style-name="Internet_20_link" text:visited-style-name="Visited_20_Internet_20_Link">color.yellow</text:a><text:a xlink:type="simple" xlink:href="https://www.tradingview.com/pine-script-reference/v6/#const_color.navy" text:style-name="Internet_20_link" text:visited-style-name="Visited_20_Internet_20_Link">color.navy</text:a><text:a xlink:type="simple" xlink:href="https://www.tradingview.com/pine-script-reference/v6/#const_color.blue" text:style-name="Internet_20_link" text:visited-style-name="Visited_20_Internet_20_Link">color.blue</text:a><text:a xlink:type="simple" xlink:href="https://www.tradingview.com/pine-script-reference/v6/#const_color.teal" text:style-name="Internet_20_link" text:visited-style-name="Visited_20_Internet_20_Link">color.teal</text:a><text:a xlink:type="simple" xlink:href="https://www.tradingview.com/pine-script-reference/v6/#const_color.aqua" text:style-name="Internet_20_link" text:visited-style-name="Visited_20_Internet_20_Link">color.aqua</text:a><text:a xlink:type="simple" xlink:href="https://www.tradingview.com/pine-script-reference/v6/#const_color.orange" text:style-name="Internet_20_link" text:visited-style-name="Visited_20_Internet_20_Link">color.orange</text:a></text:p>
      </text:section>
      <text:section text:style-name="Sect1" text:name="const_color.orange">
        <text:h text:style-name="P2" text:outline-level="3">color.orange</text:h>
      </text:section>
      <text:section text:style-name="Sect1" text:name="Section181">
        <text:p text:style-name="P6"><text:bookmark text:name="const_color.orange"/>Is a named constant for #FF9800 color.</text:p>
        <text:p text:style-name="P3">Type</text:p>
        <text:p text:style-name="P3">const color</text:p>
        <text:p text:style-name="P3">See also</text:p>
        <text:p text:style-name="P3"><text:a xlink:type="simple" xlink:href="https://www.tradingview.com/pine-script-reference/v6/#const_color.black" text:style-name="Internet_20_link" text:visited-style-name="Visited_20_Internet_20_Link">color.black</text:a><text:a xlink:type="simple" xlink:href="https://www.tradingview.com/pine-script-reference/v6/#const_color.silver" text:style-name="Internet_20_link" text:visited-style-name="Visited_20_Internet_20_Link">color.silver</text:a><text:a xlink:type="simple" xlink:href="https://www.tradingview.com/pine-script-reference/v6/#const_color.gray" text:style-name="Internet_20_link" text:visited-style-name="Visited_20_Internet_20_Link">color.gray</text:a><text:a xlink:type="simple" xlink:href="https://www.tradingview.com/pine-script-reference/v6/#const_color.white" text:style-name="Internet_20_link" text:visited-style-name="Visited_20_Internet_20_Link">color.white</text:a><text:a xlink:type="simple" xlink:href="https://www.tradingview.com/pine-script-reference/v6/#const_color.maroon" text:style-name="Internet_20_link" text:visited-style-name="Visited_20_Internet_20_Link">color.maroon</text:a><text:a xlink:type="simple" xlink:href="https://www.tradingview.com/pine-script-reference/v6/#const_color.red" text:style-name="Internet_20_link" text:visited-style-name="Visited_20_Internet_20_Link">color.red</text:a><text:a xlink:type="simple" xlink:href="https://www.tradingview.com/pine-script-reference/v6/#const_color.purple" text:style-name="Internet_20_link" text:visited-style-name="Visited_20_Internet_20_Link">color.purple</text:a><text:a xlink:type="simple" xlink:href="https://www.tradingview.com/pine-script-reference/v6/#const_color.fuchsia" text:style-name="Internet_20_link" text:visited-style-name="Visited_20_Internet_20_Link">color.fuchsia</text:a><text:a xlink:type="simple" xlink:href="https://www.tradingview.com/pine-script-reference/v6/#const_color.green" text:style-name="Internet_20_link" text:visited-style-name="Visited_20_Internet_20_Link">color.green</text:a><text:a xlink:type="simple" xlink:href="https://www.tradingview.com/pine-script-reference/v6/#const_color.lime" text:style-name="Internet_20_link" text:visited-style-name="Visited_20_Internet_20_Link">color.lime</text:a><text:a xlink:type="simple" xlink:href="https://www.tradingview.com/pine-script-reference/v6/#const_color.olive" text:style-name="Internet_20_link" text:visited-style-name="Visited_20_Internet_20_Link">color.olive</text:a><text:a xlink:type="simple" xlink:href="https://www.tradingview.com/pine-script-reference/v6/#const_color.yellow" text:style-name="Internet_20_link" text:visited-style-name="Visited_20_Internet_20_Link">color.yellow</text:a><text:a xlink:type="simple" xlink:href="https://www.tradingview.com/pine-script-reference/v6/#const_color.navy" text:style-name="Internet_20_link" text:visited-style-name="Visited_20_Internet_20_Link">color.navy</text:a><text:a xlink:type="simple" xlink:href="https://www.tradingview.com/pine-script-reference/v6/#const_color.blue" text:style-name="Internet_20_link" text:visited-style-name="Visited_20_Internet_20_Link">color.blue</text:a><text:a xlink:type="simple" xlink:href="https://www.tradingview.com/pine-script-reference/v6/#const_color.teal" text:style-name="Internet_20_link" text:visited-style-name="Visited_20_Internet_20_Link">color.teal</text:a><text:a xlink:type="simple" xlink:href="https://www.tradingview.com/pine-script-reference/v6/#const_color.aqua" text:style-name="Internet_20_link" text:visited-style-name="Visited_20_Internet_20_Link">color.aqua</text:a></text:p>
      </text:section>
      <text:section text:style-name="Sect1" text:name="const_color.purple">
        <text:h text:style-name="P2" text:outline-level="3">color.purple</text:h>
      </text:section>
      <text:section text:style-name="Sect1" text:name="Section182">
        <text:p text:style-name="P6"><text:bookmark text:name="const_color.purple"/><text:soft-page-break/>Is a named constant for #9C27B0 color.</text:p>
        <text:p text:style-name="P3">Type</text:p>
        <text:p text:style-name="P3">const color</text:p>
        <text:p text:style-name="P3">See also</text:p>
        <text:p text:style-name="P3"><text:a xlink:type="simple" xlink:href="https://www.tradingview.com/pine-script-reference/v6/#const_color.black" text:style-name="Internet_20_link" text:visited-style-name="Visited_20_Internet_20_Link">color.black</text:a><text:a xlink:type="simple" xlink:href="https://www.tradingview.com/pine-script-reference/v6/#const_color.silver" text:style-name="Internet_20_link" text:visited-style-name="Visited_20_Internet_20_Link">color.silver</text:a><text:a xlink:type="simple" xlink:href="https://www.tradingview.com/pine-script-reference/v6/#const_color.gray" text:style-name="Internet_20_link" text:visited-style-name="Visited_20_Internet_20_Link">color.gray</text:a><text:a xlink:type="simple" xlink:href="https://www.tradingview.com/pine-script-reference/v6/#const_color.white" text:style-name="Internet_20_link" text:visited-style-name="Visited_20_Internet_20_Link">color.white</text:a><text:a xlink:type="simple" xlink:href="https://www.tradingview.com/pine-script-reference/v6/#const_color.maroon" text:style-name="Internet_20_link" text:visited-style-name="Visited_20_Internet_20_Link">color.maroon</text:a><text:a xlink:type="simple" xlink:href="https://www.tradingview.com/pine-script-reference/v6/#const_color.red" text:style-name="Internet_20_link" text:visited-style-name="Visited_20_Internet_20_Link">color.red</text:a><text:a xlink:type="simple" xlink:href="https://www.tradingview.com/pine-script-reference/v6/#const_color.fuchsia" text:style-name="Internet_20_link" text:visited-style-name="Visited_20_Internet_20_Link">color.fuchsia</text:a><text:a xlink:type="simple" xlink:href="https://www.tradingview.com/pine-script-reference/v6/#const_color.green" text:style-name="Internet_20_link" text:visited-style-name="Visited_20_Internet_20_Link">color.green</text:a><text:a xlink:type="simple" xlink:href="https://www.tradingview.com/pine-script-reference/v6/#const_color.lime" text:style-name="Internet_20_link" text:visited-style-name="Visited_20_Internet_20_Link">color.lime</text:a><text:a xlink:type="simple" xlink:href="https://www.tradingview.com/pine-script-reference/v6/#const_color.olive" text:style-name="Internet_20_link" text:visited-style-name="Visited_20_Internet_20_Link">color.olive</text:a><text:a xlink:type="simple" xlink:href="https://www.tradingview.com/pine-script-reference/v6/#const_color.yellow" text:style-name="Internet_20_link" text:visited-style-name="Visited_20_Internet_20_Link">color.yellow</text:a><text:a xlink:type="simple" xlink:href="https://www.tradingview.com/pine-script-reference/v6/#const_color.navy" text:style-name="Internet_20_link" text:visited-style-name="Visited_20_Internet_20_Link">color.navy</text:a><text:a xlink:type="simple" xlink:href="https://www.tradingview.com/pine-script-reference/v6/#const_color.blue" text:style-name="Internet_20_link" text:visited-style-name="Visited_20_Internet_20_Link">color.blue</text:a><text:a xlink:type="simple" xlink:href="https://www.tradingview.com/pine-script-reference/v6/#const_color.teal" text:style-name="Internet_20_link" text:visited-style-name="Visited_20_Internet_20_Link">color.teal</text:a><text:a xlink:type="simple" xlink:href="https://www.tradingview.com/pine-script-reference/v6/#const_color.aqua" text:style-name="Internet_20_link" text:visited-style-name="Visited_20_Internet_20_Link">color.aqua</text:a><text:a xlink:type="simple" xlink:href="https://www.tradingview.com/pine-script-reference/v6/#const_color.orange" text:style-name="Internet_20_link" text:visited-style-name="Visited_20_Internet_20_Link">color.orange</text:a></text:p>
      </text:section>
      <text:section text:style-name="Sect1" text:name="const_color.red">
        <text:h text:style-name="P2" text:outline-level="3">color.red</text:h>
      </text:section>
      <text:section text:style-name="Sect1" text:name="Section183">
        <text:p text:style-name="P6"><text:bookmark text:name="const_color.red"/>Is a named constant for #F23645 color.</text:p>
        <text:p text:style-name="P3">Type</text:p>
        <text:p text:style-name="P3">const color</text:p>
        <text:p text:style-name="P3">See also</text:p>
        <text:p text:style-name="P3"><text:a xlink:type="simple" xlink:href="https://www.tradingview.com/pine-script-reference/v6/#const_color.black" text:style-name="Internet_20_link" text:visited-style-name="Visited_20_Internet_20_Link">color.black</text:a><text:a xlink:type="simple" xlink:href="https://www.tradingview.com/pine-script-reference/v6/#const_color.silver" text:style-name="Internet_20_link" text:visited-style-name="Visited_20_Internet_20_Link">color.silver</text:a><text:a xlink:type="simple" xlink:href="https://www.tradingview.com/pine-script-reference/v6/#const_color.gray" text:style-name="Internet_20_link" text:visited-style-name="Visited_20_Internet_20_Link">color.gray</text:a><text:a xlink:type="simple" xlink:href="https://www.tradingview.com/pine-script-reference/v6/#const_color.white" text:style-name="Internet_20_link" text:visited-style-name="Visited_20_Internet_20_Link">color.white</text:a><text:a xlink:type="simple" xlink:href="https://www.tradingview.com/pine-script-reference/v6/#const_color.maroon" text:style-name="Internet_20_link" text:visited-style-name="Visited_20_Internet_20_Link">color.maroon</text:a><text:a xlink:type="simple" xlink:href="https://www.tradingview.com/pine-script-reference/v6/#const_color.purple" text:style-name="Internet_20_link" text:visited-style-name="Visited_20_Internet_20_Link">color.purple</text:a><text:a xlink:type="simple" xlink:href="https://www.tradingview.com/pine-script-reference/v6/#const_color.fuchsia" text:style-name="Internet_20_link" text:visited-style-name="Visited_20_Internet_20_Link">color.fuchsia</text:a><text:a xlink:type="simple" xlink:href="https://www.tradingview.com/pine-script-reference/v6/#const_color.green" text:style-name="Internet_20_link" text:visited-style-name="Visited_20_Internet_20_Link">color.green</text:a><text:a xlink:type="simple" xlink:href="https://www.tradingview.com/pine-script-reference/v6/#const_color.lime" text:style-name="Internet_20_link" text:visited-style-name="Visited_20_Internet_20_Link">color.lime</text:a><text:a xlink:type="simple" xlink:href="https://www.tradingview.com/pine-script-reference/v6/#const_color.olive" text:style-name="Internet_20_link" text:visited-style-name="Visited_20_Internet_20_Link">color.olive</text:a><text:a xlink:type="simple" xlink:href="https://www.tradingview.com/pine-script-reference/v6/#const_color.yellow" text:style-name="Internet_20_link" text:visited-style-name="Visited_20_Internet_20_Link">color.yellow</text:a><text:a xlink:type="simple" xlink:href="https://www.tradingview.com/pine-script-reference/v6/#const_color.navy" text:style-name="Internet_20_link" text:visited-style-name="Visited_20_Internet_20_Link">color.navy</text:a><text:a xlink:type="simple" xlink:href="https://www.tradingview.com/pine-script-reference/v6/#const_color.blue" text:style-name="Internet_20_link" text:visited-style-name="Visited_20_Internet_20_Link">color.blue</text:a><text:a xlink:type="simple" xlink:href="https://www.tradingview.com/pine-script-reference/v6/#const_color.teal" text:style-name="Internet_20_link" text:visited-style-name="Visited_20_Internet_20_Link">color.teal</text:a><text:a xlink:type="simple" xlink:href="https://www.tradingview.com/pine-script-reference/v6/#const_color.aqua" text:style-name="Internet_20_link" text:visited-style-name="Visited_20_Internet_20_Link">color.aqua</text:a><text:a xlink:type="simple" xlink:href="https://www.tradingview.com/pine-script-reference/v6/#const_color.orange" text:style-name="Internet_20_link" text:visited-style-name="Visited_20_Internet_20_Link">color.orange</text:a></text:p>
      </text:section>
      <text:section text:style-name="Sect1" text:name="const_color.silver">
        <text:h text:style-name="P2" text:outline-level="3">color.silver</text:h>
      </text:section>
      <text:section text:style-name="Sect1" text:name="Section184">
        <text:p text:style-name="P6"><text:bookmark text:name="const_color.silver"/>Is a named constant for #B2B5BE color.</text:p>
        <text:p text:style-name="P3">Type</text:p>
        <text:p text:style-name="P3">const color</text:p>
        <text:p text:style-name="P3">See also</text:p>
        <text:p text:style-name="P3"><text:a xlink:type="simple" xlink:href="https://www.tradingview.com/pine-script-reference/v6/#const_color.black" text:style-name="Internet_20_link" text:visited-style-name="Visited_20_Internet_20_Link">color.black</text:a><text:a xlink:type="simple" xlink:href="https://www.tradingview.com/pine-script-reference/v6/#const_color.gray" text:style-name="Internet_20_link" text:visited-style-name="Visited_20_Internet_20_Link">color.gray</text:a><text:a xlink:type="simple" xlink:href="https://www.tradingview.com/pine-script-reference/v6/#const_color.white" text:style-name="Internet_20_link" text:visited-style-name="Visited_20_Internet_20_Link">color.white</text:a><text:a xlink:type="simple" xlink:href="https://www.tradingview.com/pine-script-reference/v6/#const_color.maroon" text:style-name="Internet_20_link" text:visited-style-name="Visited_20_Internet_20_Link">color.maroon</text:a><text:a xlink:type="simple" xlink:href="https://www.tradingview.com/pine-script-reference/v6/#const_color.red" text:style-name="Internet_20_link" text:visited-style-name="Visited_20_Internet_20_Link">color.red</text:a><text:a xlink:type="simple" xlink:href="https://www.tradingview.com/pine-script-reference/v6/#const_color.purple" text:style-name="Internet_20_link" text:visited-style-name="Visited_20_Internet_20_Link">color.purple</text:a><text:a xlink:type="simple" xlink:href="https://www.tradingview.com/pine-script-reference/v6/#const_color.fuchsia" text:style-name="Internet_20_link" text:visited-style-name="Visited_20_Internet_20_Link">color.fuchsia</text:a><text:a xlink:type="simple" xlink:href="https://www.tradingview.com/pine-script-reference/v6/#const_color.green" text:style-name="Internet_20_link" text:visited-style-name="Visited_20_Internet_20_Link">color.green</text:a><text:a xlink:type="simple" xlink:href="https://www.tradingview.com/pine-script-reference/v6/#const_color.lime" text:style-name="Internet_20_link" text:visited-style-name="Visited_20_Internet_20_Link">color.lime</text:a><text:a xlink:type="simple" xlink:href="https://www.tradingview.com/pine-script-reference/v6/#const_color.olive" text:style-name="Internet_20_link" text:visited-style-name="Visited_20_Internet_20_Link">color.olive</text:a><text:a xlink:type="simple" xlink:href="https://www.tradingview.com/pine-script-reference/v6/#const_color.yellow" text:style-name="Internet_20_link" text:visited-style-name="Visited_20_Internet_20_Link">color.yellow</text:a><text:a xlink:type="simple" xlink:href="https://www.tradingview.com/pine-script-reference/v6/#const_color.navy" text:style-name="Internet_20_link" text:visited-style-name="Visited_20_Internet_20_Link">color.navy</text:a><text:a xlink:type="simple" xlink:href="https://www.tradingview.com/pine-script-reference/v6/#const_color.blue" text:style-name="Internet_20_link" text:visited-style-name="Visited_20_Internet_20_Link">color.blue</text:a><text:a xlink:type="simple" xlink:href="https://www.tradingview.com/pine-script-reference/v6/#const_color.teal" text:style-name="Internet_20_link" text:visited-style-name="Visited_20_Internet_20_Link">color.teal</text:a><text:a xlink:type="simple" xlink:href="https://www.tradingview.com/pine-script-reference/v6/#const_color.aqua" text:style-name="Internet_20_link" text:visited-style-name="Visited_20_Internet_20_Link">color.aqua</text:a><text:a xlink:type="simple" xlink:href="https://www.tradingview.com/pine-script-reference/v6/#const_color.orange" text:style-name="Internet_20_link" text:visited-style-name="Visited_20_Internet_20_Link">color.orange</text:a></text:p>
      </text:section>
      <text:section text:style-name="Sect1" text:name="const_color.teal">
        <text:h text:style-name="P2" text:outline-level="3">color.teal</text:h>
      </text:section>
      <text:section text:style-name="Sect1" text:name="Section185">
        <text:p text:style-name="P6"><text:bookmark text:name="const_color.teal"/>Is a named constant for #089981 color.</text:p>
        <text:p text:style-name="P3">Type</text:p>
        <text:p text:style-name="P3">const color</text:p>
        <text:p text:style-name="P3">See also</text:p>
        <text:p text:style-name="P3"><text:a xlink:type="simple" xlink:href="https://www.tradingview.com/pine-script-reference/v6/#const_color.black" text:style-name="Internet_20_link" text:visited-style-name="Visited_20_Internet_20_Link">color.black</text:a><text:a xlink:type="simple" xlink:href="https://www.tradingview.com/pine-script-reference/v6/#const_color.silver" text:style-name="Internet_20_link" text:visited-style-name="Visited_20_Internet_20_Link">color.silver</text:a><text:a xlink:type="simple" xlink:href="https://www.tradingview.com/pine-script-reference/v6/#const_color.gray" text:style-name="Internet_20_link" text:visited-style-name="Visited_20_Internet_20_Link">color.gray</text:a><text:a xlink:type="simple" xlink:href="https://www.tradingview.com/pine-script-reference/v6/#const_color.white" text:style-name="Internet_20_link" text:visited-style-name="Visited_20_Internet_20_Link">color.white</text:a><text:a xlink:type="simple" xlink:href="https://www.tradingview.com/pine-script-reference/v6/#const_color.maroon" text:style-name="Internet_20_link" text:visited-style-name="Visited_20_Internet_20_Link">color.maroon</text:a><text:a xlink:type="simple" xlink:href="https://www.tradingview.com/pine-script-reference/v6/#const_color.red" text:style-name="Internet_20_link" text:visited-style-name="Visited_20_Internet_20_Link">color.red</text:a><text:a xlink:type="simple" xlink:href="https://www.tradingview.com/pine-script-reference/v6/#const_color.purple" text:style-name="Internet_20_link" text:visited-style-name="Visited_20_Internet_20_Link">color.purple</text:a><text:a xlink:type="simple" xlink:href="https://www.tradingview.com/pine-script-reference/v6/#const_color.fuchsia" text:style-name="Internet_20_link" text:visited-style-name="Visited_20_Internet_20_Link">color.fuchsia</text:a><text:a xlink:type="simple" xlink:href="https://www.tradingview.com/pine-script-reference/v6/#const_color.green" text:style-name="Internet_20_link" text:visited-style-name="Visited_20_Internet_20_Link">color.green</text:a><text:a xlink:type="simple" xlink:href="https://www.tradingview.com/pine-script-reference/v6/#const_color.lime" text:style-name="Internet_20_link" text:visited-style-name="Visited_20_Internet_20_Link">color.lime</text:a><text:a xlink:type="simple" xlink:href="https://www.tradingview.com/pine-script-reference/v6/#const_color.olive" text:style-name="Internet_20_link" text:visited-style-name="Visited_20_Internet_20_Link">color.olive</text:a><text:a xlink:type="simple" xlink:href="https://www.tradingview.com/pine-script-reference/v6/#const_color.yellow" text:style-name="Internet_20_link" text:visited-style-name="Visited_20_Internet_20_Link">color.yellow</text:a><text:a xlink:type="simple" xlink:href="https://www.tradingview.com/pine-script-reference/v6/#const_color.navy" text:style-name="Internet_20_link" text:visited-style-name="Visited_20_Internet_20_Link">color.navy</text:a><text:a xlink:type="simple" xlink:href="https://www.tradingview.com/pine-script-reference/v6/#const_color.blue" text:style-name="Internet_20_link" text:visited-style-name="Visited_20_Internet_20_Link">color.blue</text:a><text:a xlink:type="simple" xlink:href="https://www.tradingview.com/pine-script-reference/v6/#const_color.aqua" text:style-name="Internet_20_link" text:visited-style-name="Visited_20_Internet_20_Link">color.aqua</text:a><text:a xlink:type="simple" xlink:href="https://www.tradingview.com/pine-script-reference/v6/#const_color.orange" text:style-name="Internet_20_link" text:visited-style-name="Visited_20_Internet_20_Link">color.orange</text:a></text:p>
      </text:section>
      <text:section text:style-name="Sect1" text:name="const_color.white">
        <text:h text:style-name="P2" text:outline-level="3">color.white</text:h>
      </text:section>
      <text:section text:style-name="Sect1" text:name="Section186">
        <text:p text:style-name="P6"><text:bookmark text:name="const_color.white"/>Is a named constant for #FFFFFF color.</text:p>
        <text:p text:style-name="P3">Type</text:p>
        <text:p text:style-name="P3">const color</text:p>
        <text:p text:style-name="P3">See also</text:p>
        <text:p text:style-name="P3"><text:a xlink:type="simple" xlink:href="https://www.tradingview.com/pine-script-reference/v6/#const_color.black" text:style-name="Internet_20_link" text:visited-style-name="Visited_20_Internet_20_Link">color.black</text:a><text:a xlink:type="simple" xlink:href="https://www.tradingview.com/pine-script-reference/v6/#const_color.silver" text:style-name="Internet_20_link" text:visited-style-name="Visited_20_Internet_20_Link">color.silver</text:a><text:a xlink:type="simple" xlink:href="https://www.tradingview.com/pine-script-reference/v6/#const_color.gray" text:style-name="Internet_20_link" text:visited-style-name="Visited_20_Internet_20_Link">color.gray</text:a><text:a xlink:type="simple" xlink:href="https://www.tradingview.com/pine-script-reference/v6/#const_color.maroon" text:style-name="Internet_20_link" text:visited-style-name="Visited_20_Internet_20_Link">color.maroon</text:a><text:a xlink:type="simple" xlink:href="https://www.tradingview.com/pine-script-reference/v6/#const_color.red" text:style-name="Internet_20_link" text:visited-style-name="Visited_20_Internet_20_Link">color.red</text:a><text:a xlink:type="simple" xlink:href="https://www.tradingview.com/pine-script-reference/v6/#const_color.purple" text:style-name="Internet_20_link" text:visited-style-name="Visited_20_Internet_20_Link">color.purple</text:a><text:a xlink:type="simple" xlink:href="https://www.tradingview.com/pine-script-reference/v6/#const_color.fuchsia" text:style-name="Internet_20_link" text:visited-style-name="Visited_20_Internet_20_Link">color.fuchsia</text:a><text:a xlink:type="simple" xlink:href="https://www.tradingview.com/pine-script-reference/v6/#const_color.green" text:style-name="Internet_20_link" text:visited-style-name="Visited_20_Internet_20_Link">color.green</text:a><text:a xlink:type="simple" xlink:href="https://www.tradingview.com/pine-script-reference/v6/#const_color.lime" text:style-name="Internet_20_link" text:visited-style-name="Visited_20_Internet_20_Link">color.lime</text:a><text:a xlink:type="simple" xlink:href="https://www.tradingview.com/pine-script-reference/v6/#const_color.olive" text:style-name="Internet_20_link" text:visited-style-name="Visited_20_Internet_20_Link">color.olive</text:a><text:a xlink:type="simple" xlink:href="https://www.tradingview.com/pine-script-reference/v6/#const_color.yellow" text:style-name="Internet_20_link" text:visited-style-name="Visited_20_Internet_20_Link">color.yellow</text:a><text:a xlink:type="simple" xlink:href="https://www.tradingview.com/pine-script-reference/v6/#const_color.navy" text:style-name="Internet_20_link" text:visited-style-name="Visited_20_Internet_20_Link">color.navy</text:a><text:a xlink:type="simple" xlink:href="https://www.tradingview.com/pine-script-reference/v6/#const_color.blue" text:style-name="Internet_20_link" text:visited-style-name="Visited_20_Internet_20_Link">color.blue</text:a><text:a xlink:type="simple" xlink:href="https://www.tradingview.com/pine-script-reference/v6/#const_color.teal" text:style-name="Internet_20_link" text:visited-style-name="Visited_20_Internet_20_Link">color.teal</text:a><text:a xlink:type="simple" xlink:href="https://www.tradingview.com/pine-script-reference/v6/#const_color.aqua" text:style-name="Internet_20_link" text:visited-style-name="Visited_20_Internet_20_Link">color.aqua</text:a><text:a xlink:type="simple" xlink:href="https://www.tradingview.com/pine-script-reference/v6/#const_color.orange" text:style-name="Internet_20_link" text:visited-style-name="Visited_20_Internet_20_Link">color.orange</text:a></text:p>
      </text:section>
      <text:section text:style-name="Sect1" text:name="const_color.yellow">
        <text:h text:style-name="P2" text:outline-level="3">color.yellow</text:h>
      </text:section>
      <text:section text:style-name="Sect1" text:name="Section187">
        <text:p text:style-name="P6"><text:bookmark text:name="const_color.yellow"/>Is a named constant for #FDD835 color.</text:p>
        <text:p text:style-name="P3">Type</text:p>
        <text:p text:style-name="P3">const color</text:p>
        <text:p text:style-name="P3">See also</text:p>
        <text:p text:style-name="P3"><text:a xlink:type="simple" xlink:href="https://www.tradingview.com/pine-script-reference/v6/#const_color.black" text:style-name="Internet_20_link" text:visited-style-name="Visited_20_Internet_20_Link">color.black</text:a><text:a xlink:type="simple" xlink:href="https://www.tradingview.com/pine-script-reference/v6/#const_color.silver" text:style-name="Internet_20_link" text:visited-style-name="Visited_20_Internet_20_Link">color.silver</text:a><text:a xlink:type="simple" xlink:href="https://www.tradingview.com/pine-script-reference/v6/#const_color.gray" text:style-name="Internet_20_link" text:visited-style-name="Visited_20_Internet_20_Link">color.gray</text:a><text:a xlink:type="simple" xlink:href="https://www.tradingview.com/pine-script-reference/v6/#const_color.white" text:style-name="Internet_20_link" text:visited-style-name="Visited_20_Internet_20_Link">color.white</text:a><text:a xlink:type="simple" xlink:href="https://www.tradingview.com/pine-script-reference/v6/#const_color.maroon" text:style-name="Internet_20_link" text:visited-style-name="Visited_20_Internet_20_Link">color.maroon</text:a><text:a xlink:type="simple" xlink:href="https://www.tradingview.com/pine-script-reference/v6/#const_color.red" text:style-name="Internet_20_link" text:visited-style-name="Visited_20_Internet_20_Link">color.red</text:a><text:a xlink:type="simple" xlink:href="https://www.tradingview.com/pine-script-reference/v6/#const_color.purple" text:style-name="Internet_20_link" text:visited-style-name="Visited_20_Internet_20_Link">color.purple</text:a><text:a xlink:type="simple" xlink:href="https://www.tradingview.com/pine-script-reference/v6/#const_color.fuchsia" text:style-name="Internet_20_link" text:visited-style-name="Visited_20_Internet_20_Link">color.fuchsia</text:a><text:a xlink:type="simple" xlink:href="https://www.tradingview.com/pine-script-reference/v6/#const_color.green" text:style-name="Internet_20_link" text:visited-style-name="Visited_20_Internet_20_Link">color.green</text:a><text:a xlink:type="simple" xlink:href="https://www.tradingview.com/pine-script-reference/v6/#const_color.lime" text:style-name="Internet_20_link" text:visited-style-name="Visited_20_Internet_20_Link">color.lime</text:a><text:a xlink:type="simple" xlink:href="https://www.tradingview.com/pine-script-reference/v6/#const_color.olive" text:style-name="Internet_20_link" text:visited-style-name="Visited_20_Internet_20_Link">color.olive</text:a><text:a xlink:type="simple" xlink:href="https://www.tradingview.com/pine-script-reference/v6/#const_color.navy" text:style-name="Internet_20_link" text:visited-style-name="Visited_20_Internet_20_Link">color.navy</text:a><text:a xlink:type="simple" xlink:href="https://www.tradingview.com/pine-script-reference/v6/#const_color.blue" text:style-name="Internet_20_link" text:visited-style-name="Visited_20_Internet_20_Link">color.blue</text:a><text:a xlink:type="simple" xlink:href="https://www.tradingview.com/pine-script-reference/v6/#const_color.teal" text:style-name="Internet_20_link" text:visited-style-name="Visited_20_Internet_20_Link">color.teal</text:a><text:a xlink:type="simple" xlink:href="https://www.tradingview.com/pine-script-reference/v6/#const_color.aqua" text:style-name="Internet_20_link" text:visited-style-name="Visited_20_Internet_20_Link">color.aqua</text:a><text:a xlink:type="simple" xlink:href="https://www.tradingview.com/pine-script-reference/v6/#const_color.orange" text:style-name="Internet_20_link" text:visited-style-name="Visited_20_Internet_20_Link">color.orange</text:a></text:p>
      </text:section>
      <text:section text:style-name="Sect1" text:name="const_currency.AUD">
        <text:h text:style-name="P2" text:outline-level="3">currency.AUD</text:h>
      </text:section>
      <text:section text:style-name="Sect1" text:name="Section188">
        <text:p text:style-name="P6"><text:bookmark text:name="const_currency.AUD"/>Australian dollar.</text:p>
        <text:p text:style-name="P3">Type</text:p>
        <text:p text:style-name="P3">const string</text:p>
        <text:p text:style-name="P3">See also</text:p>
        <text:p text:style-name="P3"><text:a xlink:type="simple" xlink:href="https://www.tradingview.com/pine-script-reference/v6/#fun_strategy" text:style-name="Internet_20_link" text:visited-style-name="Visited_20_Internet_20_Link">strategy</text:a></text:p>
      </text:section>
      <text:section text:style-name="Sect1" text:name="const_currency.BTC">
        <text:h text:style-name="P2" text:outline-level="3">currency.BTC</text:h>
      </text:section>
      <text:section text:style-name="Sect1" text:name="Section189">
        <text:p text:style-name="P6"><text:bookmark text:name="const_currency.BTC"/>Bitcoin.</text:p>
        <text:p text:style-name="P3">Type</text:p>
        <text:p text:style-name="P3">const string</text:p>
        <text:p text:style-name="P3">See also</text:p>
        <text:p text:style-name="P3"><text:a xlink:type="simple" xlink:href="https://www.tradingview.com/pine-script-reference/v6/#fun_strategy" text:style-name="Internet_20_link" text:visited-style-name="Visited_20_Internet_20_Link">strategy</text:a></text:p>
      </text:section>
      <text:section text:style-name="Sect1" text:name="const_currency.CAD">
        <text:h text:style-name="P2" text:outline-level="3">currency.CAD</text:h>
      </text:section>
      <text:section text:style-name="Sect1" text:name="Section190">
        <text:p text:style-name="P6"><text:bookmark text:name="const_currency.CAD"/>Canadian dollar.</text:p>
        <text:p text:style-name="P3">Type</text:p>
        <text:p text:style-name="P3">const string</text:p>
        <text:p text:style-name="P3">See also</text:p>
        <text:p text:style-name="P3"><text:a xlink:type="simple" xlink:href="https://www.tradingview.com/pine-script-reference/v6/#fun_strategy" text:style-name="Internet_20_link" text:visited-style-name="Visited_20_Internet_20_Link">strategy</text:a></text:p>
      </text:section>
      <text:section text:style-name="Sect1" text:name="const_currency.CHF">
        <text:h text:style-name="P2" text:outline-level="3">currency.CHF</text:h>
      </text:section>
      <text:section text:style-name="Sect1" text:name="Section191">
        <text:p text:style-name="P6"><text:bookmark text:name="const_currency.CHF"/>Swiss franc.</text:p>
        <text:p text:style-name="P3">Type</text:p>
        <text:p text:style-name="P3">const string</text:p>
        <text:p text:style-name="P3">See also</text:p>
        <text:p text:style-name="P3"><text:a xlink:type="simple" xlink:href="https://www.tradingview.com/pine-script-reference/v6/#fun_strategy" text:style-name="Internet_20_link" text:visited-style-name="Visited_20_Internet_20_Link">strategy</text:a></text:p>
      </text:section>
      <text:section text:style-name="Sect1" text:name="const_currency.ETH">
        <text:h text:style-name="P2" text:outline-level="3">currency.ETH</text:h>
      </text:section>
      <text:section text:style-name="Sect1" text:name="Section192">
        <text:p text:style-name="P6"><text:bookmark text:name="const_currency.ETH"/>Ethereum.</text:p>
        <text:p text:style-name="P3">Type</text:p>
        <text:p text:style-name="P3">const string</text:p>
        <text:p text:style-name="P3">See also</text:p>
        <text:p text:style-name="P3"><text:a xlink:type="simple" xlink:href="https://www.tradingview.com/pine-script-reference/v6/#fun_strategy" text:style-name="Internet_20_link" text:visited-style-name="Visited_20_Internet_20_Link">strategy</text:a></text:p>
      </text:section>
      <text:section text:style-name="Sect1" text:name="const_currency.EUR">
        <text:h text:style-name="P2" text:outline-level="3">currency.EUR</text:h>
      </text:section>
      <text:section text:style-name="Sect1" text:name="Section193">
        <text:p text:style-name="P6"><text:bookmark text:name="const_currency.EUR"/>Euro.</text:p>
        <text:p text:style-name="P3">Type</text:p>
        <text:p text:style-name="P3">const string</text:p>
        <text:p text:style-name="P3">See also</text:p>
        <text:p text:style-name="P3"><text:a xlink:type="simple" xlink:href="https://www.tradingview.com/pine-script-reference/v6/#fun_strategy" text:style-name="Internet_20_link" text:visited-style-name="Visited_20_Internet_20_Link"><text:soft-page-break/>strategy</text:a></text:p>
      </text:section>
      <text:section text:style-name="Sect1" text:name="const_currency.GBP">
        <text:h text:style-name="P2" text:outline-level="3">currency.GBP</text:h>
      </text:section>
      <text:section text:style-name="Sect1" text:name="Section194">
        <text:p text:style-name="P6"><text:bookmark text:name="const_currency.GBP"/>Pound sterling.</text:p>
        <text:p text:style-name="P3">Type</text:p>
        <text:p text:style-name="P3">const string</text:p>
        <text:p text:style-name="P3">See also</text:p>
        <text:p text:style-name="P3"><text:a xlink:type="simple" xlink:href="https://www.tradingview.com/pine-script-reference/v6/#fun_strategy" text:style-name="Internet_20_link" text:visited-style-name="Visited_20_Internet_20_Link">strategy</text:a></text:p>
      </text:section>
      <text:section text:style-name="Sect1" text:name="const_currency.HKD">
        <text:h text:style-name="P2" text:outline-level="3">currency.HKD</text:h>
      </text:section>
      <text:section text:style-name="Sect1" text:name="Section195">
        <text:p text:style-name="P6"><text:bookmark text:name="const_currency.HKD"/>Hong Kong dollar.</text:p>
        <text:p text:style-name="P3">Type</text:p>
        <text:p text:style-name="P3">const string</text:p>
        <text:p text:style-name="P3">See also</text:p>
        <text:p text:style-name="P3"><text:a xlink:type="simple" xlink:href="https://www.tradingview.com/pine-script-reference/v6/#fun_strategy" text:style-name="Internet_20_link" text:visited-style-name="Visited_20_Internet_20_Link">strategy</text:a></text:p>
      </text:section>
      <text:section text:style-name="Sect1" text:name="const_currency.INR">
        <text:h text:style-name="P2" text:outline-level="3">currency.INR</text:h>
      </text:section>
      <text:section text:style-name="Sect1" text:name="Section196">
        <text:p text:style-name="P6"><text:bookmark text:name="const_currency.INR"/>Indian rupee.</text:p>
        <text:p text:style-name="P3">Type</text:p>
        <text:p text:style-name="P3">const string</text:p>
        <text:p text:style-name="P3">See also</text:p>
        <text:p text:style-name="P3"><text:a xlink:type="simple" xlink:href="https://www.tradingview.com/pine-script-reference/v6/#fun_strategy" text:style-name="Internet_20_link" text:visited-style-name="Visited_20_Internet_20_Link">strategy</text:a></text:p>
      </text:section>
      <text:section text:style-name="Sect1" text:name="const_currency.JPY">
        <text:h text:style-name="P2" text:outline-level="3">currency.JPY</text:h>
      </text:section>
      <text:section text:style-name="Sect1" text:name="Section197">
        <text:p text:style-name="P6"><text:bookmark text:name="const_currency.JPY"/>Japanese yen.</text:p>
        <text:p text:style-name="P3">Type</text:p>
        <text:p text:style-name="P3">const string</text:p>
        <text:p text:style-name="P3">See also</text:p>
        <text:p text:style-name="P3"><text:a xlink:type="simple" xlink:href="https://www.tradingview.com/pine-script-reference/v6/#fun_strategy" text:style-name="Internet_20_link" text:visited-style-name="Visited_20_Internet_20_Link">strategy</text:a></text:p>
      </text:section>
      <text:section text:style-name="Sect1" text:name="const_currency.KRW">
        <text:h text:style-name="P2" text:outline-level="3">currency.KRW</text:h>
      </text:section>
      <text:section text:style-name="Sect1" text:name="Section198">
        <text:p text:style-name="P6"><text:bookmark text:name="const_currency.KRW"/>South Korean won.</text:p>
        <text:p text:style-name="P3">Type</text:p>
        <text:p text:style-name="P3">const string</text:p>
        <text:p text:style-name="P3">See also</text:p>
        <text:p text:style-name="P3"><text:a xlink:type="simple" xlink:href="https://www.tradingview.com/pine-script-reference/v6/#fun_strategy" text:style-name="Internet_20_link" text:visited-style-name="Visited_20_Internet_20_Link">strategy</text:a></text:p>
      </text:section>
      <text:section text:style-name="Sect1" text:name="const_currency.MYR">
        <text:h text:style-name="P2" text:outline-level="3">currency.MYR</text:h>
      </text:section>
      <text:section text:style-name="Sect1" text:name="Section199">
        <text:p text:style-name="P6"><text:bookmark text:name="const_currency.MYR"/>Malaysian ringgit.</text:p>
        <text:p text:style-name="P3">Type</text:p>
        <text:p text:style-name="P3">const string</text:p>
        <text:p text:style-name="P3">See also</text:p>
        <text:p text:style-name="P3"><text:a xlink:type="simple" xlink:href="https://www.tradingview.com/pine-script-reference/v6/#fun_strategy" text:style-name="Internet_20_link" text:visited-style-name="Visited_20_Internet_20_Link">strategy</text:a></text:p>
      </text:section>
      <text:section text:style-name="Sect1" text:name="const_currency.NOK">
        <text:h text:style-name="P2" text:outline-level="3">currency.NOK</text:h>
      </text:section>
      <text:section text:style-name="Sect1" text:name="Section200">
        <text:p text:style-name="P6"><text:bookmark text:name="const_currency.NOK"/>Norwegian krone.</text:p>
        <text:p text:style-name="P3">Type</text:p>
        <text:p text:style-name="P3">const string</text:p>
        <text:p text:style-name="P3">See also</text:p>
        <text:p text:style-name="P3"><text:a xlink:type="simple" xlink:href="https://www.tradingview.com/pine-script-reference/v6/#fun_strategy" text:style-name="Internet_20_link" text:visited-style-name="Visited_20_Internet_20_Link">strategy</text:a></text:p>
      </text:section>
      <text:section text:style-name="Sect1" text:name="const_currency.NONE">
        <text:h text:style-name="P2" text:outline-level="3">currency.NONE</text:h>
      </text:section>
      <text:section text:style-name="Sect1" text:name="Section201">
        <text:p text:style-name="P6"><text:bookmark text:name="const_currency.NONE"/>Unspecified currency.</text:p>
        <text:p text:style-name="P3">Type</text:p>
        <text:p text:style-name="P3">const string</text:p>
        <text:p text:style-name="P3">See also</text:p>
        <text:p text:style-name="P3"><text:a xlink:type="simple" xlink:href="https://www.tradingview.com/pine-script-reference/v6/#fun_strategy" text:style-name="Internet_20_link" text:visited-style-name="Visited_20_Internet_20_Link">strategy</text:a></text:p>
      </text:section>
      <text:section text:style-name="Sect1" text:name="const_currency.NZD">
        <text:h text:style-name="P2" text:outline-level="3">currency.NZD</text:h>
      </text:section>
      <text:section text:style-name="Sect1" text:name="Section202">
        <text:p text:style-name="P6"><text:bookmark text:name="const_currency.NZD"/>New Zealand dollar.</text:p>
        <text:p text:style-name="P3">Type</text:p>
        <text:p text:style-name="P3">const string</text:p>
        <text:p text:style-name="P3">See also</text:p>
        <text:p text:style-name="P3"><text:a xlink:type="simple" xlink:href="https://www.tradingview.com/pine-script-reference/v6/#fun_strategy" text:style-name="Internet_20_link" text:visited-style-name="Visited_20_Internet_20_Link">strategy</text:a></text:p>
      </text:section>
      <text:section text:style-name="Sect1" text:name="const_currency.RUB">
        <text:h text:style-name="P2" text:outline-level="3">currency.RUB</text:h>
      </text:section>
      <text:section text:style-name="Sect1" text:name="Section203">
        <text:p text:style-name="P6"><text:bookmark text:name="const_currency.RUB"/>Russian ruble.</text:p>
        <text:p text:style-name="P3">Type</text:p>
        <text:p text:style-name="P3">const string</text:p>
        <text:p text:style-name="P3">See also</text:p>
        <text:p text:style-name="P3"><text:a xlink:type="simple" xlink:href="https://www.tradingview.com/pine-script-reference/v6/#fun_strategy" text:style-name="Internet_20_link" text:visited-style-name="Visited_20_Internet_20_Link">strategy</text:a></text:p>
      </text:section>
      <text:section text:style-name="Sect1" text:name="const_currency.SEK">
        <text:h text:style-name="P2" text:outline-level="3">currency.SEK</text:h>
      </text:section>
      <text:section text:style-name="Sect1" text:name="Section204">
        <text:p text:style-name="P6"><text:bookmark text:name="const_currency.SEK"/>Swedish krona.</text:p>
        <text:p text:style-name="P3">Type</text:p>
        <text:p text:style-name="P3">const string</text:p>
        <text:p text:style-name="P3">See also</text:p>
        <text:p text:style-name="P3"><text:a xlink:type="simple" xlink:href="https://www.tradingview.com/pine-script-reference/v6/#fun_strategy" text:style-name="Internet_20_link" text:visited-style-name="Visited_20_Internet_20_Link">strategy</text:a></text:p>
      </text:section>
      <text:section text:style-name="Sect1" text:name="const_currency.SGD">
        <text:h text:style-name="P2" text:outline-level="3">currency.SGD</text:h>
      </text:section>
      <text:section text:style-name="Sect1" text:name="Section205">
        <text:p text:style-name="P6"><text:bookmark text:name="const_currency.SGD"/>Singapore dollar.</text:p>
        <text:p text:style-name="P3"><text:soft-page-break/>Type</text:p>
        <text:p text:style-name="P3">const string</text:p>
        <text:p text:style-name="P3">See also</text:p>
        <text:p text:style-name="P3"><text:a xlink:type="simple" xlink:href="https://www.tradingview.com/pine-script-reference/v6/#fun_strategy" text:style-name="Internet_20_link" text:visited-style-name="Visited_20_Internet_20_Link">strategy</text:a></text:p>
      </text:section>
      <text:section text:style-name="Sect1" text:name="const_currency.TRY">
        <text:h text:style-name="P2" text:outline-level="3">currency.TRY</text:h>
      </text:section>
      <text:section text:style-name="Sect1" text:name="Section206">
        <text:p text:style-name="P6"><text:bookmark text:name="const_currency.TRY"/>Turkish lira.</text:p>
        <text:p text:style-name="P3">Type</text:p>
        <text:p text:style-name="P3">const string</text:p>
        <text:p text:style-name="P3">See also</text:p>
        <text:p text:style-name="P3"><text:a xlink:type="simple" xlink:href="https://www.tradingview.com/pine-script-reference/v6/#fun_strategy" text:style-name="Internet_20_link" text:visited-style-name="Visited_20_Internet_20_Link">strategy</text:a></text:p>
      </text:section>
      <text:section text:style-name="Sect1" text:name="const_currency.USD">
        <text:h text:style-name="P2" text:outline-level="3">currency.USD</text:h>
      </text:section>
      <text:section text:style-name="Sect1" text:name="Section207">
        <text:p text:style-name="P6"><text:bookmark text:name="const_currency.USD"/>United States dollar.</text:p>
        <text:p text:style-name="P3">Type</text:p>
        <text:p text:style-name="P3">const string</text:p>
        <text:p text:style-name="P3">See also</text:p>
        <text:p text:style-name="P3"><text:a xlink:type="simple" xlink:href="https://www.tradingview.com/pine-script-reference/v6/#fun_strategy" text:style-name="Internet_20_link" text:visited-style-name="Visited_20_Internet_20_Link">strategy</text:a></text:p>
      </text:section>
      <text:section text:style-name="Sect1" text:name="const_currency.USDT">
        <text:h text:style-name="P2" text:outline-level="3">currency.USDT</text:h>
      </text:section>
      <text:section text:style-name="Sect1" text:name="Section208">
        <text:p text:style-name="P6"><text:bookmark text:name="const_currency.USDT"/>Tether.</text:p>
        <text:p text:style-name="P3">Type</text:p>
        <text:p text:style-name="P3">const string</text:p>
        <text:p text:style-name="P3">See also</text:p>
        <text:p text:style-name="P3"><text:a xlink:type="simple" xlink:href="https://www.tradingview.com/pine-script-reference/v6/#fun_strategy" text:style-name="Internet_20_link" text:visited-style-name="Visited_20_Internet_20_Link">strategy</text:a></text:p>
      </text:section>
      <text:section text:style-name="Sect1" text:name="const_currency.ZAR">
        <text:h text:style-name="P2" text:outline-level="3">currency.ZAR</text:h>
      </text:section>
      <text:section text:style-name="Sect1" text:name="Section209">
        <text:p text:style-name="P6"><text:bookmark text:name="const_currency.ZAR"/>South African rand.</text:p>
        <text:p text:style-name="P3">Type</text:p>
        <text:p text:style-name="P3">const string</text:p>
        <text:p text:style-name="P3">See also</text:p>
        <text:p text:style-name="P3"><text:a xlink:type="simple" xlink:href="https://www.tradingview.com/pine-script-reference/v6/#fun_strategy" text:style-name="Internet_20_link" text:visited-style-name="Visited_20_Internet_20_Link">strategy</text:a></text:p>
      </text:section>
      <text:section text:style-name="Sect1" text:name="const_dayofweek.friday">
        <text:h text:style-name="P2" text:outline-level="3">dayofweek.friday</text:h>
      </text:section>
      <text:section text:style-name="Sect1" text:name="Section210">
        <text:p text:style-name="P6"><text:bookmark text:name="const_dayofweek.friday"/>Is a named constant for return value of <text:a xlink:type="simple" xlink:href="https://www.tradingview.com/pine-script-reference/v6/#fun_dayofweek" text:style-name="Internet_20_link" text:visited-style-name="Visited_20_Internet_20_Link">dayofweek</text:a> function and value of <text:a xlink:type="simple" xlink:href="https://www.tradingview.com/pine-script-reference/v6/#var_dayofweek" text:style-name="Internet_20_link" text:visited-style-name="Visited_20_Internet_20_Link">dayofweek</text:a> variable.</text:p>
        <text:p text:style-name="P3">Type</text:p>
        <text:p text:style-name="P3">const int</text:p>
        <text:p text:style-name="P3">See also</text:p>
        <text:p text:style-name="P3"><text:a xlink:type="simple" xlink:href="https://www.tradingview.com/pine-script-reference/v6/#const_dayofweek.sunday" text:style-name="Internet_20_link" text:visited-style-name="Visited_20_Internet_20_Link">dayofweek.sunday</text:a><text:a xlink:type="simple" xlink:href="https://www.tradingview.com/pine-script-reference/v6/#const_dayofweek.monday" text:style-name="Internet_20_link" text:visited-style-name="Visited_20_Internet_20_Link">dayofweek.monday</text:a><text:a xlink:type="simple" xlink:href="https://www.tradingview.com/pine-script-reference/v6/#const_dayofweek.tuesday" text:style-name="Internet_20_link" text:visited-style-name="Visited_20_Internet_20_Link">dayofweek.tuesday</text:a><text:a xlink:type="simple" xlink:href="https://www.tradingview.com/pine-script-reference/v6/#const_dayofweek.wednesday" text:style-name="Internet_20_link" text:visited-style-name="Visited_20_Internet_20_Link">dayofweek.wednesday</text:a><text:a xlink:type="simple" xlink:href="https://www.tradingview.com/pine-script-reference/v6/#const_dayofweek.thursday" text:style-name="Internet_20_link" text:visited-style-name="Visited_20_Internet_20_Link">dayofweek.thursday</text:a><text:a xlink:type="simple" xlink:href="https://www.tradingview.com/pine-script-reference/v6/#const_dayofweek.saturday" text:style-name="Internet_20_link" text:visited-style-name="Visited_20_Internet_20_Link">dayofweek.saturday</text:a></text:p>
      </text:section>
      <text:section text:style-name="Sect1" text:name="const_dayofweek.monday">
        <text:h text:style-name="P2" text:outline-level="3">dayofweek.monday</text:h>
      </text:section>
      <text:section text:style-name="Sect1" text:name="Section211">
        <text:p text:style-name="P6"><text:bookmark text:name="const_dayofweek.monday"/>Is a named constant for return value of <text:a xlink:type="simple" xlink:href="https://www.tradingview.com/pine-script-reference/v6/#fun_dayofweek" text:style-name="Internet_20_link" text:visited-style-name="Visited_20_Internet_20_Link">dayofweek</text:a> function and value of <text:a xlink:type="simple" xlink:href="https://www.tradingview.com/pine-script-reference/v6/#var_dayofweek" text:style-name="Internet_20_link" text:visited-style-name="Visited_20_Internet_20_Link">dayofweek</text:a> variable.</text:p>
        <text:p text:style-name="P3">Type</text:p>
        <text:p text:style-name="P3">const int</text:p>
        <text:p text:style-name="P3">See also</text:p>
        <text:p text:style-name="P3"><text:a xlink:type="simple" xlink:href="https://www.tradingview.com/pine-script-reference/v6/#const_dayofweek.sunday" text:style-name="Internet_20_link" text:visited-style-name="Visited_20_Internet_20_Link">dayofweek.sunday</text:a><text:a xlink:type="simple" xlink:href="https://www.tradingview.com/pine-script-reference/v6/#const_dayofweek.tuesday" text:style-name="Internet_20_link" text:visited-style-name="Visited_20_Internet_20_Link">dayofweek.tuesday</text:a><text:a xlink:type="simple" xlink:href="https://www.tradingview.com/pine-script-reference/v6/#const_dayofweek.wednesday" text:style-name="Internet_20_link" text:visited-style-name="Visited_20_Internet_20_Link">dayofweek.wednesday</text:a><text:a xlink:type="simple" xlink:href="https://www.tradingview.com/pine-script-reference/v6/#const_dayofweek.thursday" text:style-name="Internet_20_link" text:visited-style-name="Visited_20_Internet_20_Link">dayofweek.thursday</text:a><text:a xlink:type="simple" xlink:href="https://www.tradingview.com/pine-script-reference/v6/#const_dayofweek.friday" text:style-name="Internet_20_link" text:visited-style-name="Visited_20_Internet_20_Link">dayofweek.friday</text:a><text:a xlink:type="simple" xlink:href="https://www.tradingview.com/pine-script-reference/v6/#const_dayofweek.saturday" text:style-name="Internet_20_link" text:visited-style-name="Visited_20_Internet_20_Link">dayofweek.saturday</text:a></text:p>
      </text:section>
      <text:section text:style-name="Sect1" text:name="const_dayofweek.saturday">
        <text:h text:style-name="P2" text:outline-level="3">dayofweek.saturday</text:h>
      </text:section>
      <text:section text:style-name="Sect1" text:name="Section212">
        <text:p text:style-name="P6"><text:bookmark text:name="const_dayofweek.saturday"/>Is a named constant for return value of <text:a xlink:type="simple" xlink:href="https://www.tradingview.com/pine-script-reference/v6/#fun_dayofweek" text:style-name="Internet_20_link" text:visited-style-name="Visited_20_Internet_20_Link">dayofweek</text:a> function and value of <text:a xlink:type="simple" xlink:href="https://www.tradingview.com/pine-script-reference/v6/#var_dayofweek" text:style-name="Internet_20_link" text:visited-style-name="Visited_20_Internet_20_Link">dayofweek</text:a> variable.</text:p>
        <text:p text:style-name="P3">Type</text:p>
        <text:p text:style-name="P3">const int</text:p>
        <text:p text:style-name="P3">See also</text:p>
        <text:p text:style-name="P3"><text:a xlink:type="simple" xlink:href="https://www.tradingview.com/pine-script-reference/v6/#const_dayofweek.sunday" text:style-name="Internet_20_link" text:visited-style-name="Visited_20_Internet_20_Link">dayofweek.sunday</text:a><text:a xlink:type="simple" xlink:href="https://www.tradingview.com/pine-script-reference/v6/#const_dayofweek.monday" text:style-name="Internet_20_link" text:visited-style-name="Visited_20_Internet_20_Link">dayofweek.monday</text:a><text:a xlink:type="simple" xlink:href="https://www.tradingview.com/pine-script-reference/v6/#const_dayofweek.tuesday" text:style-name="Internet_20_link" text:visited-style-name="Visited_20_Internet_20_Link">dayofweek.tuesday</text:a><text:a xlink:type="simple" xlink:href="https://www.tradingview.com/pine-script-reference/v6/#const_dayofweek.wednesday" text:style-name="Internet_20_link" text:visited-style-name="Visited_20_Internet_20_Link">dayofweek.wednesday</text:a><text:a xlink:type="simple" xlink:href="https://www.tradingview.com/pine-script-reference/v6/#const_dayofweek.thursday" text:style-name="Internet_20_link" text:visited-style-name="Visited_20_Internet_20_Link">dayofweek.thursday</text:a><text:a xlink:type="simple" xlink:href="https://www.tradingview.com/pine-script-reference/v6/#const_dayofweek.friday" text:style-name="Internet_20_link" text:visited-style-name="Visited_20_Internet_20_Link">dayofweek.friday</text:a></text:p>
      </text:section>
      <text:section text:style-name="Sect1" text:name="const_dayofweek.sunday">
        <text:h text:style-name="P2" text:outline-level="3">dayofweek.sunday</text:h>
      </text:section>
      <text:section text:style-name="Sect1" text:name="Section213">
        <text:p text:style-name="P6"><text:bookmark text:name="const_dayofweek.sunday"/>Is a named constant for return value of <text:a xlink:type="simple" xlink:href="https://www.tradingview.com/pine-script-reference/v6/#fun_dayofweek" text:style-name="Internet_20_link" text:visited-style-name="Visited_20_Internet_20_Link">dayofweek</text:a> function and value of <text:a xlink:type="simple" xlink:href="https://www.tradingview.com/pine-script-reference/v6/#var_dayofweek" text:style-name="Internet_20_link" text:visited-style-name="Visited_20_Internet_20_Link">dayofweek</text:a> variable.</text:p>
        <text:p text:style-name="P3">Type</text:p>
        <text:p text:style-name="P3">const int</text:p>
        <text:p text:style-name="P3">See also</text:p>
        <text:p text:style-name="P3"><text:a xlink:type="simple" xlink:href="https://www.tradingview.com/pine-script-reference/v6/#const_dayofweek.monday" text:style-name="Internet_20_link" text:visited-style-name="Visited_20_Internet_20_Link">dayofweek.monday</text:a><text:a xlink:type="simple" xlink:href="https://www.tradingview.com/pine-script-reference/v6/#const_dayofweek.tuesday" text:style-name="Internet_20_link" text:visited-style-name="Visited_20_Internet_20_Link">dayofweek.tuesday</text:a><text:a xlink:type="simple" xlink:href="https://www.tradingview.com/pine-script-reference/v6/#const_dayofweek.wednesday" text:style-name="Internet_20_link" text:visited-style-name="Visited_20_Internet_20_Link">dayofweek.wednesday</text:a><text:a xlink:type="simple" xlink:href="https://www.tradingview.com/pine-script-reference/v6/#const_dayofweek.thursday" text:style-name="Internet_20_link" text:visited-style-name="Visited_20_Internet_20_Link">dayofweek.thursday</text:a><text:a xlink:type="simple" xlink:href="https://www.tradingview.com/pine-script-reference/v6/#const_dayofweek.friday" text:style-name="Internet_20_link" text:visited-style-name="Visited_20_Internet_20_Link">dayofweek.friday</text:a><text:a xlink:type="simple" xlink:href="https://www.tradingview.com/pine-script-reference/v6/#const_dayofweek.saturday" text:style-name="Internet_20_link" text:visited-style-name="Visited_20_Internet_20_Link">dayofweek.saturday</text:a></text:p>
      </text:section>
      <text:section text:style-name="Sect1" text:name="const_dayofweek.thursday">
        <text:h text:style-name="P2" text:outline-level="3">dayofweek.thursday</text:h>
      </text:section>
      <text:section text:style-name="Sect1" text:name="Section214">
        <text:p text:style-name="P6"><text:bookmark text:name="const_dayofweek.thursday"/>Is a named constant for return value of <text:a xlink:type="simple" xlink:href="https://www.tradingview.com/pine-script-reference/v6/#fun_dayofweek" text:style-name="Internet_20_link" text:visited-style-name="Visited_20_Internet_20_Link">dayofweek</text:a> function and value of <text:a xlink:type="simple" xlink:href="https://www.tradingview.com/pine-script-reference/v6/#var_dayofweek" text:style-name="Internet_20_link" text:visited-style-name="Visited_20_Internet_20_Link">dayofweek</text:a> variable.</text:p>
        <text:p text:style-name="P3">Type</text:p>
        <text:p text:style-name="P3">const int</text:p>
        <text:p text:style-name="P3">See also</text:p>
        <text:p text:style-name="P3"><text:a xlink:type="simple" xlink:href="https://www.tradingview.com/pine-script-reference/v6/#const_dayofweek.sunday" text:style-name="Internet_20_link" text:visited-style-name="Visited_20_Internet_20_Link">dayofweek.sunday</text:a><text:a xlink:type="simple" xlink:href="https://www.tradingview.com/pine-script-reference/v6/#const_dayofweek.monday" text:style-name="Internet_20_link" text:visited-style-name="Visited_20_Internet_20_Link">dayofweek.monday</text:a><text:a xlink:type="simple" xlink:href="https://www.tradingview.com/pine-script-reference/v6/#const_dayofweek.tuesday" text:style-name="Internet_20_link" text:visited-style-name="Visited_20_Internet_20_Link">dayofweek.tuesday</text:a><text:a xlink:type="simple" xlink:href="https://www.tradingview.com/pine-script-reference/v6/#const_dayofweek.wednesday" text:style-name="Internet_20_link" text:visited-style-name="Visited_20_Internet_20_Link">dayofweek.wednesday</text:a><text:a xlink:type="simple" xlink:href="https://www.tradingview.com/pine-script-reference/v6/#const_dayofweek.friday" text:style-name="Internet_20_link" text:visited-style-name="Visited_20_Internet_20_Link">dayofweek.friday</text:a><text:a xlink:type="simple" xlink:href="https://www.tradingview.com/pine-script-reference/v6/#const_dayofweek.saturday" text:style-name="Internet_20_link" text:visited-style-name="Visited_20_Internet_20_Link">dayofweek.saturday</text:a></text:p>
      </text:section>
      <text:section text:style-name="Sect1" text:name="const_dayofweek.tuesday">
        <text:h text:style-name="P2" text:outline-level="3">dayofweek.tuesday</text:h>
      </text:section>
      <text:section text:style-name="Sect1" text:name="Section215">
        <text:p text:style-name="P6"><text:bookmark text:name="const_dayofweek.tuesday"/>Is a named constant for return value of <text:a xlink:type="simple" xlink:href="https://www.tradingview.com/pine-script-reference/v6/#fun_dayofweek" text:style-name="Internet_20_link" text:visited-style-name="Visited_20_Internet_20_Link">dayofweek</text:a> function and value of <text:a xlink:type="simple" xlink:href="https://www.tradingview.com/pine-script-reference/v6/#var_dayofweek" text:style-name="Internet_20_link" text:visited-style-name="Visited_20_Internet_20_Link">dayofweek</text:a> variable.</text:p>
        <text:p text:style-name="P3">Type</text:p>
        <text:p text:style-name="P3">const int</text:p>
        <text:p text:style-name="P3">See also</text:p>
        <text:p text:style-name="P3"><text:a xlink:type="simple" xlink:href="https://www.tradingview.com/pine-script-reference/v6/#const_dayofweek.sunday" text:style-name="Internet_20_link" text:visited-style-name="Visited_20_Internet_20_Link">dayofweek.sunday</text:a><text:a xlink:type="simple" xlink:href="https://www.tradingview.com/pine-script-reference/v6/#const_dayofweek.monday" text:style-name="Internet_20_link" text:visited-style-name="Visited_20_Internet_20_Link">dayofweek.monday</text:a><text:a xlink:type="simple" xlink:href="https://www.tradingview.com/pine-script-reference/v6/#const_dayofweek.wednesday" text:style-name="Internet_20_link" text:visited-style-name="Visited_20_Internet_20_Link">dayofweek.wednesday</text:a><text:a xlink:type="simple" xlink:href="https://www.tradingview.com/pine-script-reference/v6/#const_dayofweek.thursday" text:style-name="Internet_20_link" text:visited-style-name="Visited_20_Internet_20_Link">dayofweek.thursday</text:a><text:a xlink:type="simple" xlink:href="https://www.tradingview.com/pine-script-reference/v6/#const_dayofweek.friday" text:style-name="Internet_20_link" text:visited-style-name="Visited_20_Internet_20_Link">dayofweek.friday</text:a><text:a xlink:type="simple" xlink:href="https://www.tradingview.com/pine-script-reference/v6/#const_dayofweek.saturday" text:style-name="Internet_20_link" text:visited-style-name="Visited_20_Internet_20_Link">dayofweek.saturday</text:a></text:p>
      </text:section>
      <text:section text:style-name="Sect1" text:name="const_dayofweek.wednesday">
        <text:h text:style-name="P2" text:outline-level="3">dayofweek.wednesday</text:h>
      </text:section>
      <text:section text:style-name="Sect1" text:name="Section216">
        <text:p text:style-name="P6"><text:bookmark text:name="const_dayofweek.wednesday"/>Is a named constant for return value of <text:a xlink:type="simple" xlink:href="https://www.tradingview.com/pine-script-reference/v6/#fun_dayofweek" text:style-name="Internet_20_link" text:visited-style-name="Visited_20_Internet_20_Link">dayofweek</text:a> function and value of <text:a xlink:type="simple" xlink:href="https://www.tradingview.com/pine-script-reference/v6/#var_dayofweek" text:style-name="Internet_20_link" text:visited-style-name="Visited_20_Internet_20_Link">dayofweek</text:a> variable.</text:p>
        <text:p text:style-name="P3">Type</text:p>
        <text:p text:style-name="P3">const int</text:p>
        <text:p text:style-name="P3">See also</text:p>
        <text:p text:style-name="P3"><text:a xlink:type="simple" xlink:href="https://www.tradingview.com/pine-script-reference/v6/#const_dayofweek.sunday" text:style-name="Internet_20_link" text:visited-style-name="Visited_20_Internet_20_Link">dayofweek.sunday</text:a><text:a xlink:type="simple" xlink:href="https://www.tradingview.com/pine-script-reference/v6/#const_dayofweek.monday" text:style-name="Internet_20_link" text:visited-style-name="Visited_20_Internet_20_Link">dayofweek.monday</text:a><text:a xlink:type="simple" xlink:href="https://www.tradingview.com/pine-script-reference/v6/#const_dayofweek.tuesday" text:style-name="Internet_20_link" text:visited-style-name="Visited_20_Internet_20_Link">dayofweek.tuesday</text:a><text:a xlink:type="simple" xlink:href="https://www.tradingview.com/pine-script-reference/v6/#const_dayofweek.thursday" text:style-name="Internet_20_link" text:visited-style-name="Visited_20_Internet_20_Link">dayofweek.thursday</text:a><text:a xlink:type="simple" xlink:href="https://www.tradingview.com/pine-script-reference/v6/#const_dayofweek.friday" text:style-name="Internet_20_link" text:visited-style-name="Visited_20_Internet_20_Link">dayofweek.friday</text:a><text:a xlink:type="simple" xlink:href="https://www.tradingview.com/pine-script-reference/v6/#const_dayofweek.saturday" text:style-name="Internet_20_link" text:visited-style-name="Visited_20_Internet_20_Link">dayofweek.saturday</text:a></text:p>
      </text:section>
      <text:section text:style-name="Sect1" text:name="const_display.all">
        <text:h text:style-name="P2" text:outline-level="3"><text:soft-page-break/>display.all</text:h>
      </text:section>
      <text:section text:style-name="Sect1" text:name="Section217">
        <text:p text:style-name="P6"><text:bookmark text:name="const_display.all"/>A named constant for use with the <text:span text:style-name="Source_20_Text">display</text:span> parameter of <text:span text:style-name="Source_20_Text">plot*()</text:span> and <text:span text:style-name="Source_20_Text">input*()</text:span> functions. Displays plotted or input values in all possible locations.</text:p>
        <text:p text:style-name="P3">Type</text:p>
        <text:p text:style-name="P3">const plot_simple_display</text:p>
        <text:p text:style-name="P3">See also</text:p>
        <text:p text:style-name="P3"><text:a xlink:type="simple" xlink:href="https://www.tradingview.com/pine-script-reference/v6/#fun_plot" text:style-name="Internet_20_link" text:visited-style-name="Visited_20_Internet_20_Link">plot</text:a><text:a xlink:type="simple" xlink:href="https://www.tradingview.com/pine-script-reference/v6/#fun_plotshape" text:style-name="Internet_20_link" text:visited-style-name="Visited_20_Internet_20_Link">plotshape</text:a><text:a xlink:type="simple" xlink:href="https://www.tradingview.com/pine-script-reference/v6/#fun_plotchar" text:style-name="Internet_20_link" text:visited-style-name="Visited_20_Internet_20_Link">plotchar</text:a><text:a xlink:type="simple" xlink:href="https://www.tradingview.com/pine-script-reference/v6/#fun_plotarrow" text:style-name="Internet_20_link" text:visited-style-name="Visited_20_Internet_20_Link">plotarrow</text:a><text:a xlink:type="simple" xlink:href="https://www.tradingview.com/pine-script-reference/v6/#fun_plotbar" text:style-name="Internet_20_link" text:visited-style-name="Visited_20_Internet_20_Link">plotbar</text:a><text:a xlink:type="simple" xlink:href="https://www.tradingview.com/pine-script-reference/v6/#fun_plotcandle" text:style-name="Internet_20_link" text:visited-style-name="Visited_20_Internet_20_Link">plotcandle</text:a></text:p>
      </text:section>
      <text:section text:style-name="Sect1" text:name="const_display.data_window">
        <text:h text:style-name="P2" text:outline-level="3">display.data_window</text:h>
      </text:section>
      <text:section text:style-name="Sect1" text:name="Section218">
        <text:p text:style-name="P6"><text:bookmark text:name="const_display.data_window"/>A named constant for use with the <text:span text:style-name="Source_20_Text">display</text:span> parameter of <text:span text:style-name="Source_20_Text">plot*()</text:span> and <text:span text:style-name="Source_20_Text">input*()</text:span> functions. Displays plotted or input values in the Data Window, a menu accessible from the chart's right sidebar.</text:p>
        <text:p text:style-name="P3">Type</text:p>
        <text:p text:style-name="P3">const plot_display</text:p>
        <text:p text:style-name="P3">See also</text:p>
        <text:p text:style-name="P3"><text:a xlink:type="simple" xlink:href="https://www.tradingview.com/pine-script-reference/v6/#fun_plot" text:style-name="Internet_20_link" text:visited-style-name="Visited_20_Internet_20_Link">plot</text:a><text:a xlink:type="simple" xlink:href="https://www.tradingview.com/pine-script-reference/v6/#fun_plotshape" text:style-name="Internet_20_link" text:visited-style-name="Visited_20_Internet_20_Link">plotshape</text:a><text:a xlink:type="simple" xlink:href="https://www.tradingview.com/pine-script-reference/v6/#fun_plotchar" text:style-name="Internet_20_link" text:visited-style-name="Visited_20_Internet_20_Link">plotchar</text:a><text:a xlink:type="simple" xlink:href="https://www.tradingview.com/pine-script-reference/v6/#fun_plotarrow" text:style-name="Internet_20_link" text:visited-style-name="Visited_20_Internet_20_Link">plotarrow</text:a><text:a xlink:type="simple" xlink:href="https://www.tradingview.com/pine-script-reference/v6/#fun_plotbar" text:style-name="Internet_20_link" text:visited-style-name="Visited_20_Internet_20_Link">plotbar</text:a><text:a xlink:type="simple" xlink:href="https://www.tradingview.com/pine-script-reference/v6/#fun_plotcandle" text:style-name="Internet_20_link" text:visited-style-name="Visited_20_Internet_20_Link">plotcandle</text:a></text:p>
      </text:section>
      <text:section text:style-name="Sect1" text:name="const_display.none">
        <text:h text:style-name="P2" text:outline-level="3">display.none</text:h>
      </text:section>
      <text:section text:style-name="Sect1" text:name="Section219">
        <text:p text:style-name="P6"><text:bookmark text:name="const_display.none"/>A named constant for use with the <text:span text:style-name="Source_20_Text">display</text:span> parameter of <text:span text:style-name="Source_20_Text">plot*()</text:span> and <text:span text:style-name="Source_20_Text">input*()</text:span> functions. <text:span text:style-name="Source_20_Text">plot*()</text:span> functions using this will not display their plotted values anywhere. However, alert template messages and <text:a xlink:type="simple" xlink:href="https://www.tradingview.com/pine-script-reference/v6/#fun_fill" text:style-name="Internet_20_link" text:visited-style-name="Visited_20_Internet_20_Link">fill</text:a> functions can still use the values, and they will appear in exported chart data. <text:span text:style-name="Source_20_Text">input*()</text:span> functions using this constant will only display their values within the script's settings.</text:p>
        <text:p text:style-name="P3">Type</text:p>
        <text:p text:style-name="P3">const plot_simple_display</text:p>
        <text:p text:style-name="P3">See also</text:p>
        <text:p text:style-name="P3"><text:a xlink:type="simple" xlink:href="https://www.tradingview.com/pine-script-reference/v6/#fun_plot" text:style-name="Internet_20_link" text:visited-style-name="Visited_20_Internet_20_Link">plot</text:a><text:a xlink:type="simple" xlink:href="https://www.tradingview.com/pine-script-reference/v6/#fun_plotshape" text:style-name="Internet_20_link" text:visited-style-name="Visited_20_Internet_20_Link">plotshape</text:a><text:a xlink:type="simple" xlink:href="https://www.tradingview.com/pine-script-reference/v6/#fun_plotchar" text:style-name="Internet_20_link" text:visited-style-name="Visited_20_Internet_20_Link">plotchar</text:a><text:a xlink:type="simple" xlink:href="https://www.tradingview.com/pine-script-reference/v6/#fun_plotarrow" text:style-name="Internet_20_link" text:visited-style-name="Visited_20_Internet_20_Link">plotarrow</text:a><text:a xlink:type="simple" xlink:href="https://www.tradingview.com/pine-script-reference/v6/#fun_plotbar" text:style-name="Internet_20_link" text:visited-style-name="Visited_20_Internet_20_Link">plotbar</text:a><text:a xlink:type="simple" xlink:href="https://www.tradingview.com/pine-script-reference/v6/#fun_plotcandle" text:style-name="Internet_20_link" text:visited-style-name="Visited_20_Internet_20_Link">plotcandle</text:a></text:p>
      </text:section>
      <text:section text:style-name="Sect1" text:name="const_display.pane">
        <text:h text:style-name="P2" text:outline-level="3">display.pane</text:h>
      </text:section>
      <text:section text:style-name="Sect1" text:name="Section220">
        <text:p text:style-name="P6"><text:bookmark text:name="const_display.pane"/>A named constant for use with the <text:span text:style-name="Source_20_Text">display</text:span> parameter of <text:span text:style-name="Source_20_Text">plot*()</text:span> functions. Displays plotted values in the chart pane used by the script.</text:p>
        <text:p text:style-name="P3">Type</text:p>
        <text:p text:style-name="P3">const plot_display</text:p>
        <text:p text:style-name="P3">See also</text:p>
        <text:p text:style-name="P3"><text:a xlink:type="simple" xlink:href="https://www.tradingview.com/pine-script-reference/v6/#fun_plot" text:style-name="Internet_20_link" text:visited-style-name="Visited_20_Internet_20_Link">plot</text:a><text:a xlink:type="simple" xlink:href="https://www.tradingview.com/pine-script-reference/v6/#fun_plotshape" text:style-name="Internet_20_link" text:visited-style-name="Visited_20_Internet_20_Link">plotshape</text:a><text:a xlink:type="simple" xlink:href="https://www.tradingview.com/pine-script-reference/v6/#fun_plotchar" text:style-name="Internet_20_link" text:visited-style-name="Visited_20_Internet_20_Link">plotchar</text:a><text:a xlink:type="simple" xlink:href="https://www.tradingview.com/pine-script-reference/v6/#fun_plotarrow" text:style-name="Internet_20_link" text:visited-style-name="Visited_20_Internet_20_Link">plotarrow</text:a><text:a xlink:type="simple" xlink:href="https://www.tradingview.com/pine-script-reference/v6/#fun_plotbar" text:style-name="Internet_20_link" text:visited-style-name="Visited_20_Internet_20_Link">plotbar</text:a><text:a xlink:type="simple" xlink:href="https://www.tradingview.com/pine-script-reference/v6/#fun_plotcandle" text:style-name="Internet_20_link" text:visited-style-name="Visited_20_Internet_20_Link">plotcandle</text:a></text:p>
      </text:section>
      <text:section text:style-name="Sect1" text:name="const_display.price_scale">
        <text:h text:style-name="P2" text:outline-level="3">display.price_scale</text:h>
      </text:section>
      <text:section text:style-name="Sect1" text:name="Section221">
        <text:p text:style-name="P6"><text:bookmark text:name="const_display.price_scale"/>A named constant for use with the <text:span text:style-name="Source_20_Text">display</text:span> parameter of <text:span text:style-name="Source_20_Text">plot*()</text:span> functions. Displays the plot’s label and value on the price scale if the chart's settings allow it.</text:p>
        <text:p text:style-name="P3">Type</text:p>
        <text:p text:style-name="P3">const plot_display</text:p>
        <text:p text:style-name="P3">See also</text:p>
        <text:p text:style-name="P3"><text:a xlink:type="simple" xlink:href="https://www.tradingview.com/pine-script-reference/v6/#fun_plot" text:style-name="Internet_20_link" text:visited-style-name="Visited_20_Internet_20_Link">plot</text:a><text:a xlink:type="simple" xlink:href="https://www.tradingview.com/pine-script-reference/v6/#fun_plotshape" text:style-name="Internet_20_link" text:visited-style-name="Visited_20_Internet_20_Link">plotshape</text:a><text:a xlink:type="simple" xlink:href="https://www.tradingview.com/pine-script-reference/v6/#fun_plotchar" text:style-name="Internet_20_link" text:visited-style-name="Visited_20_Internet_20_Link">plotchar</text:a><text:a xlink:type="simple" xlink:href="https://www.tradingview.com/pine-script-reference/v6/#fun_plotarrow" text:style-name="Internet_20_link" text:visited-style-name="Visited_20_Internet_20_Link">plotarrow</text:a><text:a xlink:type="simple" xlink:href="https://www.tradingview.com/pine-script-reference/v6/#fun_plotbar" text:style-name="Internet_20_link" text:visited-style-name="Visited_20_Internet_20_Link">plotbar</text:a><text:a xlink:type="simple" xlink:href="https://www.tradingview.com/pine-script-reference/v6/#fun_plotcandle" text:style-name="Internet_20_link" text:visited-style-name="Visited_20_Internet_20_Link">plotcandle</text:a></text:p>
      </text:section>
      <text:section text:style-name="Sect1" text:name="const_display.status_line">
        <text:h text:style-name="P2" text:outline-level="3">display.status_line</text:h>
      </text:section>
      <text:section text:style-name="Sect1" text:name="Section222">
        <text:p text:style-name="P6"><text:bookmark text:name="const_display.status_line"/>A named constant for use with the <text:span text:style-name="Source_20_Text">display</text:span> parameter of <text:span text:style-name="Source_20_Text">plot*()</text:span> and <text:span text:style-name="Source_20_Text">input*()</text:span> functions. Displays plotted or input values in the status line next to the script's name on the chart if the chart's settings allow it.</text:p>
        <text:p text:style-name="P3">Type</text:p>
        <text:p text:style-name="P3">const plot_display</text:p>
        <text:p text:style-name="P3">See also</text:p>
        <text:p text:style-name="P3"><text:a xlink:type="simple" xlink:href="https://www.tradingview.com/pine-script-reference/v6/#fun_plot" text:style-name="Internet_20_link" text:visited-style-name="Visited_20_Internet_20_Link">plot</text:a><text:a xlink:type="simple" xlink:href="https://www.tradingview.com/pine-script-reference/v6/#fun_plotshape" text:style-name="Internet_20_link" text:visited-style-name="Visited_20_Internet_20_Link">plotshape</text:a><text:a xlink:type="simple" xlink:href="https://www.tradingview.com/pine-script-reference/v6/#fun_plotchar" text:style-name="Internet_20_link" text:visited-style-name="Visited_20_Internet_20_Link">plotchar</text:a><text:a xlink:type="simple" xlink:href="https://www.tradingview.com/pine-script-reference/v6/#fun_plotarrow" text:style-name="Internet_20_link" text:visited-style-name="Visited_20_Internet_20_Link">plotarrow</text:a><text:a xlink:type="simple" xlink:href="https://www.tradingview.com/pine-script-reference/v6/#fun_plotbar" text:style-name="Internet_20_link" text:visited-style-name="Visited_20_Internet_20_Link">plotbar</text:a><text:a xlink:type="simple" xlink:href="https://www.tradingview.com/pine-script-reference/v6/#fun_plotcandle" text:style-name="Internet_20_link" text:visited-style-name="Visited_20_Internet_20_Link">plotcandle</text:a></text:p>
      </text:section>
      <text:section text:style-name="Sect1" text:name="const_dividends.gross">
        <text:h text:style-name="P2" text:outline-level="3">dividends.gross</text:h>
      </text:section>
      <text:section text:style-name="Sect1" text:name="Section223">
        <text:p text:style-name="P6"><text:bookmark text:name="const_dividends.gross"/>A named constant for the <text:a xlink:type="simple" xlink:href="https://www.tradingview.com/pine-script-reference/v6/#fun_request.dividends" text:style-name="Internet_20_link" text:visited-style-name="Visited_20_Internet_20_Link">request.dividends</text:a> function. Is used to request the dividends return on a stock before deductions.</text:p>
        <text:p text:style-name="P3">Type</text:p>
        <text:p text:style-name="P3">const string</text:p>
        <text:p text:style-name="P3">See also</text:p>
        <text:p text:style-name="P3"><text:a xlink:type="simple" xlink:href="https://www.tradingview.com/pine-script-reference/v6/#fun_request.dividends" text:style-name="Internet_20_link" text:visited-style-name="Visited_20_Internet_20_Link">request.dividends</text:a></text:p>
      </text:section>
      <text:section text:style-name="Sect1" text:name="const_dividends.net">
        <text:h text:style-name="P2" text:outline-level="3">dividends.net</text:h>
      </text:section>
      <text:section text:style-name="Sect1" text:name="Section224">
        <text:p text:style-name="P6"><text:bookmark text:name="const_dividends.net"/>A named constant for the <text:a xlink:type="simple" xlink:href="https://www.tradingview.com/pine-script-reference/v6/#fun_request.dividends" text:style-name="Internet_20_link" text:visited-style-name="Visited_20_Internet_20_Link">request.dividends</text:a> function. Is used to request the dividends return on a stock after deductions.</text:p>
        <text:p text:style-name="P3">Type</text:p>
        <text:p text:style-name="P3">const string</text:p>
        <text:p text:style-name="P3">See also</text:p>
        <text:p text:style-name="P3"><text:a xlink:type="simple" xlink:href="https://www.tradingview.com/pine-script-reference/v6/#fun_request.dividends" text:style-name="Internet_20_link" text:visited-style-name="Visited_20_Internet_20_Link">request.dividends</text:a></text:p>
      </text:section>
      <text:section text:style-name="Sect1" text:name="const_earnings.actual">
        <text:h text:style-name="P2" text:outline-level="3">earnings.actual</text:h>
      </text:section>
      <text:section text:style-name="Sect1" text:name="Section225">
        <text:p text:style-name="P6"><text:bookmark text:name="const_earnings.actual"/>A named constant for the <text:a xlink:type="simple" xlink:href="https://www.tradingview.com/pine-script-reference/v6/#fun_request.earnings" text:style-name="Internet_20_link" text:visited-style-name="Visited_20_Internet_20_Link">request.earnings</text:a> function. Is used to request the earnings value as it was reported.</text:p>
        <text:p text:style-name="P3">Type</text:p>
        <text:p text:style-name="P3">const string</text:p>
        <text:p text:style-name="P3">See also</text:p>
        <text:p text:style-name="P3"><text:a xlink:type="simple" xlink:href="https://www.tradingview.com/pine-script-reference/v6/#fun_request.earnings" text:style-name="Internet_20_link" text:visited-style-name="Visited_20_Internet_20_Link">request.earnings</text:a></text:p>
      </text:section>
      <text:section text:style-name="Sect1" text:name="const_earnings.estimate">
        <text:h text:style-name="P2" text:outline-level="3">earnings.estimate</text:h>
      </text:section>
      <text:section text:style-name="Sect1" text:name="Section226">
        <text:p text:style-name="P6"><text:bookmark text:name="const_earnings.estimate"/>A named constant for the <text:a xlink:type="simple" xlink:href="https://www.tradingview.com/pine-script-reference/v6/#fun_request.earnings" text:style-name="Internet_20_link" text:visited-style-name="Visited_20_Internet_20_Link">request.earnings</text:a> function. Is used to request the estimated earnings value.</text:p>
        <text:p text:style-name="P3">Type</text:p>
        <text:p text:style-name="P3">const string</text:p>
        <text:p text:style-name="P3">See also</text:p>
        <text:p text:style-name="P3"><text:a xlink:type="simple" xlink:href="https://www.tradingview.com/pine-script-reference/v6/#fun_request.earnings" text:style-name="Internet_20_link" text:visited-style-name="Visited_20_Internet_20_Link">request.earnings</text:a></text:p>
      </text:section>
      <text:section text:style-name="Sect1" text:name="const_earnings.standardized">
        <text:h text:style-name="P2" text:outline-level="3">earnings.standardized</text:h>
      </text:section>
      <text:section text:style-name="Sect1" text:name="Section227">
        <text:p text:style-name="P6"><text:bookmark text:name="const_earnings.standardized"/>A named constant for the <text:a xlink:type="simple" xlink:href="https://www.tradingview.com/pine-script-reference/v6/#fun_request.earnings" text:style-name="Internet_20_link" text:visited-style-name="Visited_20_Internet_20_Link">request.earnings</text:a> function. Is used to request the standardized earnings value.</text:p>
        <text:p text:style-name="P3">Type</text:p>
        <text:p text:style-name="P3">const string</text:p>
        <text:p text:style-name="P3">See also</text:p>
        <text:p text:style-name="P3"><text:a xlink:type="simple" xlink:href="https://www.tradingview.com/pine-script-reference/v6/#fun_request.earnings" text:style-name="Internet_20_link" text:visited-style-name="Visited_20_Internet_20_Link">request.earnings</text:a></text:p>
      </text:section>
      <text:section text:style-name="Sect1" text:name="const_extend.both">
        <text:h text:style-name="P2" text:outline-level="3">extend.both</text:h>
      </text:section>
      <text:section text:style-name="Sect1" text:name="Section228">
        <text:p text:style-name="P6"><text:bookmark text:name="const_extend.both"/>A named constant for <text:a xlink:type="simple" xlink:href="https://www.tradingview.com/pine-script-reference/v6/#fun_line.new" text:style-name="Internet_20_link" text:visited-style-name="Visited_20_Internet_20_Link">line.new</text:a> and <text:a xlink:type="simple" xlink:href="https://www.tradingview.com/pine-script-reference/v6/#fun_line.set_extend" text:style-name="Internet_20_link" text:visited-style-name="Visited_20_Internet_20_Link">line.set_extend</text:a> functions.</text:p>
        <text:p text:style-name="P3">Type</text:p>
        <text:p text:style-name="P3"><text:soft-page-break/>const string</text:p>
        <text:p text:style-name="P3">See also</text:p>
        <text:p text:style-name="P3"><text:a xlink:type="simple" xlink:href="https://www.tradingview.com/pine-script-reference/v6/#fun_line.new" text:style-name="Internet_20_link" text:visited-style-name="Visited_20_Internet_20_Link">line.new</text:a><text:a xlink:type="simple" xlink:href="https://www.tradingview.com/pine-script-reference/v6/#fun_line.set_extend" text:style-name="Internet_20_link" text:visited-style-name="Visited_20_Internet_20_Link">line.set_extend</text:a><text:a xlink:type="simple" xlink:href="https://www.tradingview.com/pine-script-reference/v6/#const_extend.none" text:style-name="Internet_20_link" text:visited-style-name="Visited_20_Internet_20_Link">extend.none</text:a><text:a xlink:type="simple" xlink:href="https://www.tradingview.com/pine-script-reference/v6/#const_extend.left" text:style-name="Internet_20_link" text:visited-style-name="Visited_20_Internet_20_Link">extend.left</text:a><text:a xlink:type="simple" xlink:href="https://www.tradingview.com/pine-script-reference/v6/#const_extend.right" text:style-name="Internet_20_link" text:visited-style-name="Visited_20_Internet_20_Link">extend.right</text:a></text:p>
      </text:section>
      <text:section text:style-name="Sect1" text:name="const_extend.left">
        <text:h text:style-name="P2" text:outline-level="3">extend.left</text:h>
      </text:section>
      <text:section text:style-name="Sect1" text:name="Section229">
        <text:p text:style-name="P6"><text:bookmark text:name="const_extend.left"/>A named constant for <text:a xlink:type="simple" xlink:href="https://www.tradingview.com/pine-script-reference/v6/#fun_line.new" text:style-name="Internet_20_link" text:visited-style-name="Visited_20_Internet_20_Link">line.new</text:a> and <text:a xlink:type="simple" xlink:href="https://www.tradingview.com/pine-script-reference/v6/#fun_line.set_extend" text:style-name="Internet_20_link" text:visited-style-name="Visited_20_Internet_20_Link">line.set_extend</text:a> functions.</text:p>
        <text:p text:style-name="P3">Type</text:p>
        <text:p text:style-name="P3">const string</text:p>
        <text:p text:style-name="P3">See also</text:p>
        <text:p text:style-name="P3"><text:a xlink:type="simple" xlink:href="https://www.tradingview.com/pine-script-reference/v6/#fun_line.new" text:style-name="Internet_20_link" text:visited-style-name="Visited_20_Internet_20_Link">line.new</text:a><text:a xlink:type="simple" xlink:href="https://www.tradingview.com/pine-script-reference/v6/#fun_line.set_extend" text:style-name="Internet_20_link" text:visited-style-name="Visited_20_Internet_20_Link">line.set_extend</text:a><text:a xlink:type="simple" xlink:href="https://www.tradingview.com/pine-script-reference/v6/#const_extend.none" text:style-name="Internet_20_link" text:visited-style-name="Visited_20_Internet_20_Link">extend.none</text:a><text:a xlink:type="simple" xlink:href="https://www.tradingview.com/pine-script-reference/v6/#const_extend.right" text:style-name="Internet_20_link" text:visited-style-name="Visited_20_Internet_20_Link">extend.right</text:a><text:a xlink:type="simple" xlink:href="https://www.tradingview.com/pine-script-reference/v6/#const_extend.both" text:style-name="Internet_20_link" text:visited-style-name="Visited_20_Internet_20_Link">extend.both</text:a></text:p>
      </text:section>
      <text:section text:style-name="Sect1" text:name="const_extend.none">
        <text:h text:style-name="P2" text:outline-level="3">extend.none</text:h>
      </text:section>
      <text:section text:style-name="Sect1" text:name="Section230">
        <text:p text:style-name="P6"><text:bookmark text:name="const_extend.none"/>A named constant for <text:a xlink:type="simple" xlink:href="https://www.tradingview.com/pine-script-reference/v6/#fun_line.new" text:style-name="Internet_20_link" text:visited-style-name="Visited_20_Internet_20_Link">line.new</text:a> and <text:a xlink:type="simple" xlink:href="https://www.tradingview.com/pine-script-reference/v6/#fun_line.set_extend" text:style-name="Internet_20_link" text:visited-style-name="Visited_20_Internet_20_Link">line.set_extend</text:a> functions.</text:p>
        <text:p text:style-name="P3">Type</text:p>
        <text:p text:style-name="P3">const string</text:p>
        <text:p text:style-name="P3">See also</text:p>
        <text:p text:style-name="P3"><text:a xlink:type="simple" xlink:href="https://www.tradingview.com/pine-script-reference/v6/#fun_line.new" text:style-name="Internet_20_link" text:visited-style-name="Visited_20_Internet_20_Link">line.new</text:a><text:a xlink:type="simple" xlink:href="https://www.tradingview.com/pine-script-reference/v6/#fun_line.set_extend" text:style-name="Internet_20_link" text:visited-style-name="Visited_20_Internet_20_Link">line.set_extend</text:a><text:a xlink:type="simple" xlink:href="https://www.tradingview.com/pine-script-reference/v6/#const_extend.left" text:style-name="Internet_20_link" text:visited-style-name="Visited_20_Internet_20_Link">extend.left</text:a><text:a xlink:type="simple" xlink:href="https://www.tradingview.com/pine-script-reference/v6/#const_extend.right" text:style-name="Internet_20_link" text:visited-style-name="Visited_20_Internet_20_Link">extend.right</text:a><text:a xlink:type="simple" xlink:href="https://www.tradingview.com/pine-script-reference/v6/#const_extend.both" text:style-name="Internet_20_link" text:visited-style-name="Visited_20_Internet_20_Link">extend.both</text:a></text:p>
      </text:section>
      <text:section text:style-name="Sect1" text:name="const_extend.right">
        <text:h text:style-name="P2" text:outline-level="3">extend.right</text:h>
      </text:section>
      <text:section text:style-name="Sect1" text:name="Section231">
        <text:p text:style-name="P6"><text:bookmark text:name="const_extend.right"/>A named constant for <text:a xlink:type="simple" xlink:href="https://www.tradingview.com/pine-script-reference/v6/#fun_line.new" text:style-name="Internet_20_link" text:visited-style-name="Visited_20_Internet_20_Link">line.new</text:a> and <text:a xlink:type="simple" xlink:href="https://www.tradingview.com/pine-script-reference/v6/#fun_line.set_extend" text:style-name="Internet_20_link" text:visited-style-name="Visited_20_Internet_20_Link">line.set_extend</text:a> functions.</text:p>
        <text:p text:style-name="P3">Type</text:p>
        <text:p text:style-name="P3">const string</text:p>
        <text:p text:style-name="P3">See also</text:p>
        <text:p text:style-name="P3"><text:a xlink:type="simple" xlink:href="https://www.tradingview.com/pine-script-reference/v6/#fun_line.new" text:style-name="Internet_20_link" text:visited-style-name="Visited_20_Internet_20_Link">line.new</text:a><text:a xlink:type="simple" xlink:href="https://www.tradingview.com/pine-script-reference/v6/#fun_line.set_extend" text:style-name="Internet_20_link" text:visited-style-name="Visited_20_Internet_20_Link">line.set_extend</text:a><text:a xlink:type="simple" xlink:href="https://www.tradingview.com/pine-script-reference/v6/#const_extend.none" text:style-name="Internet_20_link" text:visited-style-name="Visited_20_Internet_20_Link">extend.none</text:a><text:a xlink:type="simple" xlink:href="https://www.tradingview.com/pine-script-reference/v6/#const_extend.left" text:style-name="Internet_20_link" text:visited-style-name="Visited_20_Internet_20_Link">extend.left</text:a><text:a xlink:type="simple" xlink:href="https://www.tradingview.com/pine-script-reference/v6/#const_extend.both" text:style-name="Internet_20_link" text:visited-style-name="Visited_20_Internet_20_Link">extend.both</text:a></text:p>
      </text:section>
      <text:section text:style-name="Sect1" text:name="const_false">
        <text:h text:style-name="P2" text:outline-level="3">false</text:h>
      </text:section>
      <text:section text:style-name="Sect1" text:name="Section232">
        <text:p text:style-name="P6"><text:bookmark text:name="const_false"/>Literal representing a <text:a xlink:type="simple" xlink:href="https://www.tradingview.com/pine-script-reference/v6/#type_bool" text:style-name="Internet_20_link" text:visited-style-name="Visited_20_Internet_20_Link">bool</text:a> value, and result of a comparison operation.</text:p>
        <text:p text:style-name="P3">Remarks</text:p>
        <text:p text:style-name="P3">See the User Manual for <text:a xlink:type="simple" xlink:href="https://www.tradingview.com/pine-script-docs/language/operators/#comparison-operators" office:target-frame-name="_blank" xlink:show="new" text:style-name="Internet_20_link" text:visited-style-name="Visited_20_Internet_20_Link">comparison operators</text:a> and <text:a xlink:type="simple" xlink:href="https://www.tradingview.com/pine-script-docs/language/operators/#logical-operators" office:target-frame-name="_blank" xlink:show="new" text:style-name="Internet_20_link" text:visited-style-name="Visited_20_Internet_20_Link">logical operators</text:a>.</text:p>
        <text:p text:style-name="P3">See also</text:p>
        <text:p text:style-name="P3"><text:a xlink:type="simple" xlink:href="https://www.tradingview.com/pine-script-reference/v6/#type_bool" text:style-name="Internet_20_link" text:visited-style-name="Visited_20_Internet_20_Link">bool</text:a></text:p>
      </text:section>
      <text:section text:style-name="Sect1" text:name="const_font.family_default">
        <text:h text:style-name="P2" text:outline-level="3">font.family_default</text:h>
      </text:section>
      <text:section text:style-name="Sect1" text:name="Section233">
        <text:p text:style-name="P6"><text:bookmark text:name="const_font.family_default"/>Default text font for <text:a xlink:type="simple" xlink:href="https://www.tradingview.com/pine-script-reference/v6/#fun_box.new" text:style-name="Internet_20_link" text:visited-style-name="Visited_20_Internet_20_Link">box.new</text:a>, <text:a xlink:type="simple" xlink:href="https://www.tradingview.com/pine-script-reference/v6/#fun_box.set_text_font_family" text:style-name="Internet_20_link" text:visited-style-name="Visited_20_Internet_20_Link">box.set_text_font_family</text:a>, <text:a xlink:type="simple" xlink:href="https://www.tradingview.com/pine-script-reference/v6/#fun_label.new" text:style-name="Internet_20_link" text:visited-style-name="Visited_20_Internet_20_Link">label.new</text:a>, <text:a xlink:type="simple" xlink:href="https://www.tradingview.com/pine-script-reference/v6/#fun_label.set_text_font_family" text:style-name="Internet_20_link" text:visited-style-name="Visited_20_Internet_20_Link">label.set_text_font_family</text:a>, <text:a xlink:type="simple" xlink:href="https://www.tradingview.com/pine-script-reference/v6/#fun_table.cell" text:style-name="Internet_20_link" text:visited-style-name="Visited_20_Internet_20_Link">table.cell</text:a> and <text:a xlink:type="simple" xlink:href="https://www.tradingview.com/pine-script-reference/v6/#fun_table.cell_set_text_font_family" text:style-name="Internet_20_link" text:visited-style-name="Visited_20_Internet_20_Link">table.cell_set_text_font_family</text:a> functions.</text:p>
        <text:p text:style-name="P3">Type</text:p>
        <text:p text:style-name="P3">const string</text:p>
        <text:p text:style-name="P3">See also</text:p>
        <text:p text:style-name="P3"><text:a xlink:type="simple" xlink:href="https://www.tradingview.com/pine-script-reference/v6/#fun_box.new" text:style-name="Internet_20_link" text:visited-style-name="Visited_20_Internet_20_Link">box.new</text:a><text:a xlink:type="simple" xlink:href="https://www.tradingview.com/pine-script-reference/v6/#fun_box.set_text_font_family" text:style-name="Internet_20_link" text:visited-style-name="Visited_20_Internet_20_Link">box.set_text_font_family</text:a><text:a xlink:type="simple" xlink:href="https://www.tradingview.com/pine-script-reference/v6/#fun_label.new" text:style-name="Internet_20_link" text:visited-style-name="Visited_20_Internet_20_Link">label.new</text:a><text:a xlink:type="simple" xlink:href="https://www.tradingview.com/pine-script-reference/v6/#fun_label.set_text_font_family" text:style-name="Internet_20_link" text:visited-style-name="Visited_20_Internet_20_Link">label.set_text_font_family</text:a><text:a xlink:type="simple" xlink:href="https://www.tradingview.com/pine-script-reference/v6/#fun_table.cell" text:style-name="Internet_20_link" text:visited-style-name="Visited_20_Internet_20_Link">table.cell</text:a><text:a xlink:type="simple" xlink:href="https://www.tradingview.com/pine-script-reference/v6/#fun_table.cell_set_text_font_family" text:style-name="Internet_20_link" text:visited-style-name="Visited_20_Internet_20_Link">table.cell_set_text_font_family</text:a><text:a xlink:type="simple" xlink:href="https://www.tradingview.com/pine-script-reference/v6/#const_font.family_monospace" text:style-name="Internet_20_link" text:visited-style-name="Visited_20_Internet_20_Link">font.family_monospace</text:a></text:p>
      </text:section>
      <text:section text:style-name="Sect1" text:name="const_font.family_monospace">
        <text:h text:style-name="P2" text:outline-level="3">font.family_monospace</text:h>
      </text:section>
      <text:section text:style-name="Sect1" text:name="Section234">
        <text:p text:style-name="P6"><text:bookmark text:name="const_font.family_monospace"/>Monospace text font for <text:a xlink:type="simple" xlink:href="https://www.tradingview.com/pine-script-reference/v6/#fun_box.new" text:style-name="Internet_20_link" text:visited-style-name="Visited_20_Internet_20_Link">box.new</text:a>, <text:a xlink:type="simple" xlink:href="https://www.tradingview.com/pine-script-reference/v6/#fun_box.set_text_font_family" text:style-name="Internet_20_link" text:visited-style-name="Visited_20_Internet_20_Link">box.set_text_font_family</text:a>, <text:a xlink:type="simple" xlink:href="https://www.tradingview.com/pine-script-reference/v6/#fun_label.new" text:style-name="Internet_20_link" text:visited-style-name="Visited_20_Internet_20_Link">label.new</text:a>, <text:a xlink:type="simple" xlink:href="https://www.tradingview.com/pine-script-reference/v6/#fun_label.set_text_font_family" text:style-name="Internet_20_link" text:visited-style-name="Visited_20_Internet_20_Link">label.set_text_font_family</text:a>, <text:a xlink:type="simple" xlink:href="https://www.tradingview.com/pine-script-reference/v6/#fun_table.cell" text:style-name="Internet_20_link" text:visited-style-name="Visited_20_Internet_20_Link">table.cell</text:a> and <text:a xlink:type="simple" xlink:href="https://www.tradingview.com/pine-script-reference/v6/#fun_table.cell_set_text_font_family" text:style-name="Internet_20_link" text:visited-style-name="Visited_20_Internet_20_Link">table.cell_set_text_font_family</text:a> functions.</text:p>
        <text:p text:style-name="P3">Type</text:p>
        <text:p text:style-name="P3">const string</text:p>
        <text:p text:style-name="P3">See also</text:p>
        <text:p text:style-name="P3"><text:a xlink:type="simple" xlink:href="https://www.tradingview.com/pine-script-reference/v6/#fun_box.new" text:style-name="Internet_20_link" text:visited-style-name="Visited_20_Internet_20_Link">box.new</text:a><text:a xlink:type="simple" xlink:href="https://www.tradingview.com/pine-script-reference/v6/#fun_box.set_text_font_family" text:style-name="Internet_20_link" text:visited-style-name="Visited_20_Internet_20_Link">box.set_text_font_family</text:a><text:a xlink:type="simple" xlink:href="https://www.tradingview.com/pine-script-reference/v6/#fun_label.new" text:style-name="Internet_20_link" text:visited-style-name="Visited_20_Internet_20_Link">label.new</text:a><text:a xlink:type="simple" xlink:href="https://www.tradingview.com/pine-script-reference/v6/#fun_label.set_text_font_family" text:style-name="Internet_20_link" text:visited-style-name="Visited_20_Internet_20_Link">label.set_text_font_family</text:a><text:a xlink:type="simple" xlink:href="https://www.tradingview.com/pine-script-reference/v6/#fun_table.cell" text:style-name="Internet_20_link" text:visited-style-name="Visited_20_Internet_20_Link">table.cell</text:a><text:a xlink:type="simple" xlink:href="https://www.tradingview.com/pine-script-reference/v6/#fun_table.cell_set_text_font_family" text:style-name="Internet_20_link" text:visited-style-name="Visited_20_Internet_20_Link">table.cell_set_text_font_family</text:a><text:a xlink:type="simple" xlink:href="https://www.tradingview.com/pine-script-reference/v6/#const_font.family_default" text:style-name="Internet_20_link" text:visited-style-name="Visited_20_Internet_20_Link">font.family_default</text:a></text:p>
      </text:section>
      <text:section text:style-name="Sect1" text:name="const_format.inherit">
        <text:h text:style-name="P2" text:outline-level="3">format.inherit</text:h>
      </text:section>
      <text:section text:style-name="Sect1" text:name="Section235">
        <text:p text:style-name="P6"><text:bookmark text:name="const_format.inherit"/>Is a named constant for selecting the formatting of the script output values from the parent series in the <text:a xlink:type="simple" xlink:href="https://www.tradingview.com/pine-script-reference/v6/#fun_indicator" text:style-name="Internet_20_link" text:visited-style-name="Visited_20_Internet_20_Link">indicator</text:a> function.</text:p>
        <text:p text:style-name="P3">Type</text:p>
        <text:p text:style-name="P3">const string</text:p>
        <text:p text:style-name="P3">See also</text:p>
        <text:p text:style-name="P3"><text:a xlink:type="simple" xlink:href="https://www.tradingview.com/pine-script-reference/v6/#fun_indicator" text:style-name="Internet_20_link" text:visited-style-name="Visited_20_Internet_20_Link">indicator</text:a><text:a xlink:type="simple" xlink:href="https://www.tradingview.com/pine-script-reference/v6/#const_format.price" text:style-name="Internet_20_link" text:visited-style-name="Visited_20_Internet_20_Link">format.price</text:a><text:a xlink:type="simple" xlink:href="https://www.tradingview.com/pine-script-reference/v6/#const_format.volume" text:style-name="Internet_20_link" text:visited-style-name="Visited_20_Internet_20_Link">format.volume</text:a><text:a xlink:type="simple" xlink:href="https://www.tradingview.com/pine-script-reference/v6/#const_format.percent" text:style-name="Internet_20_link" text:visited-style-name="Visited_20_Internet_20_Link">format.percent</text:a></text:p>
      </text:section>
      <text:section text:style-name="Sect1" text:name="const_format.mintick">
        <text:h text:style-name="P2" text:outline-level="3">format.mintick</text:h>
      </text:section>
      <text:section text:style-name="Sect1" text:name="Section236">
        <text:p text:style-name="P6"><text:bookmark text:name="const_format.mintick"/>Is a named constant to use with the <text:a xlink:type="simple" xlink:href="https://www.tradingview.com/pine-script-reference/v6/#fun_str.tostring" text:style-name="Internet_20_link" text:visited-style-name="Visited_20_Internet_20_Link">str.tostring</text:a> function. Passing a number to <text:a xlink:type="simple" xlink:href="https://www.tradingview.com/pine-script-reference/v6/#fun_str.tostring" text:style-name="Internet_20_link" text:visited-style-name="Visited_20_Internet_20_Link">str.tostring</text:a> with this argument rounds the number to the nearest value that can be divided by <text:a xlink:type="simple" xlink:href="https://www.tradingview.com/pine-script-reference/v6/#var_syminfo.mintick" text:style-name="Internet_20_link" text:visited-style-name="Visited_20_Internet_20_Link">syminfo.mintick</text:a>, without the remainder, with ties rounding up, and returns the string version of said value with trailing zeros.</text:p>
        <text:p text:style-name="P3">Type</text:p>
        <text:p text:style-name="P3">const string</text:p>
        <text:p text:style-name="P3">See also</text:p>
        <text:p text:style-name="P3"><text:a xlink:type="simple" xlink:href="https://www.tradingview.com/pine-script-reference/v6/#fun_indicator" text:style-name="Internet_20_link" text:visited-style-name="Visited_20_Internet_20_Link">indicator</text:a><text:a xlink:type="simple" xlink:href="https://www.tradingview.com/pine-script-reference/v6/#const_format.inherit" text:style-name="Internet_20_link" text:visited-style-name="Visited_20_Internet_20_Link">format.inherit</text:a><text:a xlink:type="simple" xlink:href="https://www.tradingview.com/pine-script-reference/v6/#const_format.price" text:style-name="Internet_20_link" text:visited-style-name="Visited_20_Internet_20_Link">format.price</text:a><text:a xlink:type="simple" xlink:href="https://www.tradingview.com/pine-script-reference/v6/#const_format.volume" text:style-name="Internet_20_link" text:visited-style-name="Visited_20_Internet_20_Link">format.volume</text:a></text:p>
      </text:section>
      <text:section text:style-name="Sect1" text:name="const_format.percent">
        <text:h text:style-name="P2" text:outline-level="3">format.percent</text:h>
      </text:section>
      <text:section text:style-name="Sect1" text:name="Section237">
        <text:p text:style-name="P6"><text:bookmark text:name="const_format.percent"/>Is a named constant for selecting the formatting of the script output values as a percentage in the indicator function. It adds a percent sign after values.</text:p>
        <text:p text:style-name="P3">Type</text:p>
        <text:p text:style-name="P3">const string</text:p>
        <text:p text:style-name="P3">Remarks</text:p>
        <text:p text:style-name="P3">The default precision is 2, regardless of the precision of the chart itself. This can be changed with the 'precision' argument of the <text:a xlink:type="simple" xlink:href="https://www.tradingview.com/pine-script-reference/v6/#fun_indicator" text:style-name="Internet_20_link" text:visited-style-name="Visited_20_Internet_20_Link">indicator</text:a> function.</text:p>
        <text:p text:style-name="P3">See also</text:p>
        <text:p text:style-name="P3"><text:a xlink:type="simple" xlink:href="https://www.tradingview.com/pine-script-reference/v6/#fun_indicator" text:style-name="Internet_20_link" text:visited-style-name="Visited_20_Internet_20_Link">indicator</text:a><text:a xlink:type="simple" xlink:href="https://www.tradingview.com/pine-script-reference/v6/#const_format.inherit" text:style-name="Internet_20_link" text:visited-style-name="Visited_20_Internet_20_Link">format.inherit</text:a><text:a xlink:type="simple" xlink:href="https://www.tradingview.com/pine-script-reference/v6/#const_format.price" text:style-name="Internet_20_link" text:visited-style-name="Visited_20_Internet_20_Link">format.price</text:a><text:a xlink:type="simple" xlink:href="https://www.tradingview.com/pine-script-reference/v6/#const_format.volume" text:style-name="Internet_20_link" text:visited-style-name="Visited_20_Internet_20_Link">format.volume</text:a></text:p>
      </text:section>
      <text:section text:style-name="Sect1" text:name="const_format.price">
        <text:h text:style-name="P2" text:outline-level="3">format.price</text:h>
      </text:section>
      <text:section text:style-name="Sect1" text:name="Section238">
        <text:p text:style-name="P6"><text:bookmark text:name="const_format.price"/>Is a named constant for selecting the formatting of the script output values as prices in the <text:a xlink:type="simple" xlink:href="https://www.tradingview.com/pine-script-reference/v6/#fun_indicator" text:style-name="Internet_20_link" text:visited-style-name="Visited_20_Internet_20_Link">indicator</text:a> function.</text:p>
        <text:p text:style-name="P3">Type</text:p>
        <text:p text:style-name="P3">const string</text:p>
        <text:p text:style-name="P3">Remarks</text:p>
        <text:p text:style-name="P3">If format is format.price, default precision value is set. You can use the precision argument of indicator function to change the precision value.</text:p>
        <text:p text:style-name="P3">See also</text:p>
        <text:p text:style-name="P3"><text:a xlink:type="simple" xlink:href="https://www.tradingview.com/pine-script-reference/v6/#fun_indicator" text:style-name="Internet_20_link" text:visited-style-name="Visited_20_Internet_20_Link">indicator</text:a><text:a xlink:type="simple" xlink:href="https://www.tradingview.com/pine-script-reference/v6/#const_format.inherit" text:style-name="Internet_20_link" text:visited-style-name="Visited_20_Internet_20_Link">format.inherit</text:a><text:a xlink:type="simple" xlink:href="https://www.tradingview.com/pine-script-reference/v6/#const_format.volume" text:style-name="Internet_20_link" text:visited-style-name="Visited_20_Internet_20_Link">format.volume</text:a><text:a xlink:type="simple" xlink:href="https://www.tradingview.com/pine-script-reference/v6/#const_format.percent" text:style-name="Internet_20_link" text:visited-style-name="Visited_20_Internet_20_Link">format.percent</text:a></text:p>
      </text:section>
      <text:section text:style-name="Sect1" text:name="const_format.volume">
        <text:h text:style-name="P2" text:outline-level="3">format.volume</text:h>
      </text:section>
      <text:section text:style-name="Sect1" text:name="Section239">
        <text:p text:style-name="P6"><text:bookmark text:name="const_format.volume"/>Is a named constant for selecting the formatting of the script output values as volume in the <text:a xlink:type="simple" xlink:href="https://www.tradingview.com/pine-script-reference/v6/#fun_indicator" text:style-name="Internet_20_link" text:visited-style-name="Visited_20_Internet_20_Link">indicator</text:a> function, e.g. '5183' will be formatted as '5.183K'.</text:p>
        <text:p text:style-name="P3"><text:soft-page-break/>The decimal precision rules defined by this variable take precedence over other precision settings. When an <text:a xlink:type="simple" xlink:href="https://www.tradingview.com/pine-script-reference/v6/#fun_indicator" text:style-name="Internet_20_link" text:visited-style-name="Visited_20_Internet_20_Link">indicator</text:a>, <text:a xlink:type="simple" xlink:href="https://www.tradingview.com/pine-script-reference/v6/#fun_strategy" text:style-name="Internet_20_link" text:visited-style-name="Visited_20_Internet_20_Link">strategy</text:a>, or <text:span text:style-name="Source_20_Text">plot*()</text:span> call uses this <text:span text:style-name="Source_20_Text">format</text:span> option, the function's <text:span text:style-name="Source_20_Text">precision</text:span> parameter will not affect the result.</text:p>
        <text:p text:style-name="P3">Type</text:p>
        <text:p text:style-name="P3">const string</text:p>
        <text:p text:style-name="P3">See also</text:p>
        <text:p text:style-name="P3"><text:a xlink:type="simple" xlink:href="https://www.tradingview.com/pine-script-reference/v6/#fun_indicator" text:style-name="Internet_20_link" text:visited-style-name="Visited_20_Internet_20_Link">indicator</text:a><text:a xlink:type="simple" xlink:href="https://www.tradingview.com/pine-script-reference/v6/#const_format.inherit" text:style-name="Internet_20_link" text:visited-style-name="Visited_20_Internet_20_Link">format.inherit</text:a><text:a xlink:type="simple" xlink:href="https://www.tradingview.com/pine-script-reference/v6/#const_format.price" text:style-name="Internet_20_link" text:visited-style-name="Visited_20_Internet_20_Link">format.price</text:a><text:a xlink:type="simple" xlink:href="https://www.tradingview.com/pine-script-reference/v6/#const_format.percent" text:style-name="Internet_20_link" text:visited-style-name="Visited_20_Internet_20_Link">format.percent</text:a></text:p>
      </text:section>
      <text:section text:style-name="Sect1" text:name="const_hline.style_dashed">
        <text:h text:style-name="P2" text:outline-level="3">hline.style_dashed</text:h>
      </text:section>
      <text:section text:style-name="Sect1" text:name="Section240">
        <text:p text:style-name="P6"><text:bookmark text:name="const_hline.style_dashed"/>Is a named constant for dashed linestyle of <text:a xlink:type="simple" xlink:href="https://www.tradingview.com/pine-script-reference/v6/#fun_hline" text:style-name="Internet_20_link" text:visited-style-name="Visited_20_Internet_20_Link">hline</text:a> function.</text:p>
        <text:p text:style-name="P3">Type</text:p>
        <text:p text:style-name="P3">const hline_style</text:p>
        <text:p text:style-name="P3">See also</text:p>
        <text:p text:style-name="P3"><text:a xlink:type="simple" xlink:href="https://www.tradingview.com/pine-script-reference/v6/#const_hline.style_solid" text:style-name="Internet_20_link" text:visited-style-name="Visited_20_Internet_20_Link">hline.style_solid</text:a><text:a xlink:type="simple" xlink:href="https://www.tradingview.com/pine-script-reference/v6/#const_hline.style_dotted" text:style-name="Internet_20_link" text:visited-style-name="Visited_20_Internet_20_Link">hline.style_dotted</text:a></text:p>
      </text:section>
      <text:section text:style-name="Sect1" text:name="const_hline.style_dotted">
        <text:h text:style-name="P2" text:outline-level="3">hline.style_dotted</text:h>
      </text:section>
      <text:section text:style-name="Sect1" text:name="Section241">
        <text:p text:style-name="P6"><text:bookmark text:name="const_hline.style_dotted"/>Is a named constant for dotted linestyle of <text:a xlink:type="simple" xlink:href="https://www.tradingview.com/pine-script-reference/v6/#fun_hline" text:style-name="Internet_20_link" text:visited-style-name="Visited_20_Internet_20_Link">hline</text:a> function.</text:p>
        <text:p text:style-name="P3">Type</text:p>
        <text:p text:style-name="P3">const hline_style</text:p>
        <text:p text:style-name="P3">See also</text:p>
        <text:p text:style-name="P3"><text:a xlink:type="simple" xlink:href="https://www.tradingview.com/pine-script-reference/v6/#const_hline.style_solid" text:style-name="Internet_20_link" text:visited-style-name="Visited_20_Internet_20_Link">hline.style_solid</text:a><text:a xlink:type="simple" xlink:href="https://www.tradingview.com/pine-script-reference/v6/#const_hline.style_dashed" text:style-name="Internet_20_link" text:visited-style-name="Visited_20_Internet_20_Link">hline.style_dashed</text:a></text:p>
      </text:section>
      <text:section text:style-name="Sect1" text:name="const_hline.style_solid">
        <text:h text:style-name="P2" text:outline-level="3">hline.style_solid</text:h>
      </text:section>
      <text:section text:style-name="Sect1" text:name="Section242">
        <text:p text:style-name="P6"><text:bookmark text:name="const_hline.style_solid"/>Is a named constant for solid linestyle of <text:a xlink:type="simple" xlink:href="https://www.tradingview.com/pine-script-reference/v6/#fun_hline" text:style-name="Internet_20_link" text:visited-style-name="Visited_20_Internet_20_Link">hline</text:a> function.</text:p>
        <text:p text:style-name="P3">Type</text:p>
        <text:p text:style-name="P3">const hline_style</text:p>
        <text:p text:style-name="P3">See also</text:p>
        <text:p text:style-name="P3"><text:a xlink:type="simple" xlink:href="https://www.tradingview.com/pine-script-reference/v6/#const_hline.style_dotted" text:style-name="Internet_20_link" text:visited-style-name="Visited_20_Internet_20_Link">hline.style_dotted</text:a><text:a xlink:type="simple" xlink:href="https://www.tradingview.com/pine-script-reference/v6/#const_hline.style_dashed" text:style-name="Internet_20_link" text:visited-style-name="Visited_20_Internet_20_Link">hline.style_dashed</text:a></text:p>
      </text:section>
      <text:section text:style-name="Sect1" text:name="const_label.style_arrowdown">
        <text:h text:style-name="P2" text:outline-level="3">label.style_arrowdown</text:h>
      </text:section>
      <text:section text:style-name="Sect1" text:name="Section243">
        <text:p text:style-name="P6"><text:bookmark text:name="const_label.style_arrowdown"/>Label style for <text:a xlink:type="simple" xlink:href="https://www.tradingview.com/pine-script-reference/v6/#fun_label.new" text:style-name="Internet_20_link" text:visited-style-name="Visited_20_Internet_20_Link">label.new</text:a> and <text:a xlink:type="simple" xlink:href="https://www.tradingview.com/pine-script-reference/v6/#fun_label.set_style" text:style-name="Internet_20_link" text:visited-style-name="Visited_20_Internet_20_Link">label.set_style</text:a> functions.</text:p>
        <text:p text:style-name="P3">Type</text:p>
        <text:p text:style-name="P3">const string</text:p>
        <text:p text:style-name="P3">See also</text:p>
        <text:p text:style-name="P3"><text:a xlink:type="simple" xlink:href="https://www.tradingview.com/pine-script-reference/v6/#fun_label.new" text:style-name="Internet_20_link" text:visited-style-name="Visited_20_Internet_20_Link">label.new</text:a><text:a xlink:type="simple" xlink:href="https://www.tradingview.com/pine-script-reference/v6/#fun_label.set_style" text:style-name="Internet_20_link" text:visited-style-name="Visited_20_Internet_20_Link">label.set_style</text:a><text:a xlink:type="simple" xlink:href="https://www.tradingview.com/pine-script-reference/v6/#fun_label.set_textalign" text:style-name="Internet_20_link" text:visited-style-name="Visited_20_Internet_20_Link">label.set_textalign</text:a><text:a xlink:type="simple" xlink:href="https://www.tradingview.com/pine-script-reference/v6/#const_label.style_none" text:style-name="Internet_20_link" text:visited-style-name="Visited_20_Internet_20_Link">label.style_none</text:a><text:a xlink:type="simple" xlink:href="https://www.tradingview.com/pine-script-reference/v6/#const_label.style_xcross" text:style-name="Internet_20_link" text:visited-style-name="Visited_20_Internet_20_Link">label.style_xcross</text:a><text:a xlink:type="simple" xlink:href="https://www.tradingview.com/pine-script-reference/v6/#const_label.style_cross" text:style-name="Internet_20_link" text:visited-style-name="Visited_20_Internet_20_Link">label.style_cross</text:a><text:a xlink:type="simple" xlink:href="https://www.tradingview.com/pine-script-reference/v6/#const_label.style_triangleup" text:style-name="Internet_20_link" text:visited-style-name="Visited_20_Internet_20_Link">label.style_triangleup</text:a><text:a xlink:type="simple" xlink:href="https://www.tradingview.com/pine-script-reference/v6/#const_label.style_triangledown" text:style-name="Internet_20_link" text:visited-style-name="Visited_20_Internet_20_Link">label.style_triangledown</text:a><text:a xlink:type="simple" xlink:href="https://www.tradingview.com/pine-script-reference/v6/#const_label.style_flag" text:style-name="Internet_20_link" text:visited-style-name="Visited_20_Internet_20_Link">label.style_flag</text:a><text:a xlink:type="simple" xlink:href="https://www.tradingview.com/pine-script-reference/v6/#const_label.style_circle" text:style-name="Internet_20_link" text:visited-style-name="Visited_20_Internet_20_Link">label.style_circle</text:a><text:a xlink:type="simple" xlink:href="https://www.tradingview.com/pine-script-reference/v6/#const_label.style_arrowup" text:style-name="Internet_20_link" text:visited-style-name="Visited_20_Internet_20_Link">label.style_arrowup</text:a><text:a xlink:type="simple" xlink:href="https://www.tradingview.com/pine-script-reference/v6/#const_label.style_label_up" text:style-name="Internet_20_link" text:visited-style-name="Visited_20_Internet_20_Link">label.style_label_up</text:a><text:a xlink:type="simple" xlink:href="https://www.tradingview.com/pine-script-reference/v6/#const_label.style_label_down" text:style-name="Internet_20_link" text:visited-style-name="Visited_20_Internet_20_Link">label.style_label_down</text:a><text:a xlink:type="simple" xlink:href="https://www.tradingview.com/pine-script-reference/v6/#const_label.style_label_left" text:style-name="Internet_20_link" text:visited-style-name="Visited_20_Internet_20_Link">label.style_label_left</text:a><text:a xlink:type="simple" xlink:href="https://www.tradingview.com/pine-script-reference/v6/#const_label.style_label_right" text:style-name="Internet_20_link" text:visited-style-name="Visited_20_Internet_20_Link">label.style_label_right</text:a><text:a xlink:type="simple" xlink:href="https://www.tradingview.com/pine-script-reference/v6/#const_label.style_label_lower_left" text:style-name="Internet_20_link" text:visited-style-name="Visited_20_Internet_20_Link">label.style_label_lower_left</text:a><text:a xlink:type="simple" xlink:href="https://www.tradingview.com/pine-script-reference/v6/#const_label.style_label_lower_right" text:style-name="Internet_20_link" text:visited-style-name="Visited_20_Internet_20_Link">label.style_label_lower_right</text:a><text:a xlink:type="simple" xlink:href="https://www.tradingview.com/pine-script-reference/v6/#const_label.style_label_upper_left" text:style-name="Internet_20_link" text:visited-style-name="Visited_20_Internet_20_Link">label.style_label_upper_left</text:a><text:a xlink:type="simple" xlink:href="https://www.tradingview.com/pine-script-reference/v6/#const_label.style_label_upper_right" text:style-name="Internet_20_link" text:visited-style-name="Visited_20_Internet_20_Link">label.style_label_upper_right</text:a><text:a xlink:type="simple" xlink:href="https://www.tradingview.com/pine-script-reference/v6/#const_label.style_label_center" text:style-name="Internet_20_link" text:visited-style-name="Visited_20_Internet_20_Link">label.style_label_center</text:a><text:a xlink:type="simple" xlink:href="https://www.tradingview.com/pine-script-reference/v6/#const_label.style_square" text:style-name="Internet_20_link" text:visited-style-name="Visited_20_Internet_20_Link">label.style_square</text:a><text:a xlink:type="simple" xlink:href="https://www.tradingview.com/pine-script-reference/v6/#const_label.style_diamond" text:style-name="Internet_20_link" text:visited-style-name="Visited_20_Internet_20_Link">label.style_diamond</text:a></text:p>
      </text:section>
      <text:section text:style-name="Sect1" text:name="const_label.style_arrowup">
        <text:h text:style-name="P2" text:outline-level="3">label.style_arrowup</text:h>
      </text:section>
      <text:section text:style-name="Sect1" text:name="Section244">
        <text:p text:style-name="P6"><text:bookmark text:name="const_label.style_arrowup"/>Label style for <text:a xlink:type="simple" xlink:href="https://www.tradingview.com/pine-script-reference/v6/#fun_label.new" text:style-name="Internet_20_link" text:visited-style-name="Visited_20_Internet_20_Link">label.new</text:a> and <text:a xlink:type="simple" xlink:href="https://www.tradingview.com/pine-script-reference/v6/#fun_label.set_style" text:style-name="Internet_20_link" text:visited-style-name="Visited_20_Internet_20_Link">label.set_style</text:a> functions.</text:p>
        <text:p text:style-name="P3">Type</text:p>
        <text:p text:style-name="P3">const string</text:p>
        <text:p text:style-name="P3">See also</text:p>
        <text:p text:style-name="P3"><text:a xlink:type="simple" xlink:href="https://www.tradingview.com/pine-script-reference/v6/#fun_label.new" text:style-name="Internet_20_link" text:visited-style-name="Visited_20_Internet_20_Link">label.new</text:a><text:a xlink:type="simple" xlink:href="https://www.tradingview.com/pine-script-reference/v6/#fun_label.set_style" text:style-name="Internet_20_link" text:visited-style-name="Visited_20_Internet_20_Link">label.set_style</text:a><text:a xlink:type="simple" xlink:href="https://www.tradingview.com/pine-script-reference/v6/#fun_label.set_textalign" text:style-name="Internet_20_link" text:visited-style-name="Visited_20_Internet_20_Link">label.set_textalign</text:a><text:a xlink:type="simple" xlink:href="https://www.tradingview.com/pine-script-reference/v6/#const_label.style_none" text:style-name="Internet_20_link" text:visited-style-name="Visited_20_Internet_20_Link">label.style_none</text:a><text:a xlink:type="simple" xlink:href="https://www.tradingview.com/pine-script-reference/v6/#const_label.style_xcross" text:style-name="Internet_20_link" text:visited-style-name="Visited_20_Internet_20_Link">label.style_xcross</text:a><text:a xlink:type="simple" xlink:href="https://www.tradingview.com/pine-script-reference/v6/#const_label.style_cross" text:style-name="Internet_20_link" text:visited-style-name="Visited_20_Internet_20_Link">label.style_cross</text:a><text:a xlink:type="simple" xlink:href="https://www.tradingview.com/pine-script-reference/v6/#const_label.style_triangleup" text:style-name="Internet_20_link" text:visited-style-name="Visited_20_Internet_20_Link">label.style_triangleup</text:a><text:a xlink:type="simple" xlink:href="https://www.tradingview.com/pine-script-reference/v6/#const_label.style_triangledown" text:style-name="Internet_20_link" text:visited-style-name="Visited_20_Internet_20_Link">label.style_triangledown</text:a><text:a xlink:type="simple" xlink:href="https://www.tradingview.com/pine-script-reference/v6/#const_label.style_flag" text:style-name="Internet_20_link" text:visited-style-name="Visited_20_Internet_20_Link">label.style_flag</text:a><text:a xlink:type="simple" xlink:href="https://www.tradingview.com/pine-script-reference/v6/#const_label.style_circle" text:style-name="Internet_20_link" text:visited-style-name="Visited_20_Internet_20_Link">label.style_circle</text:a><text:a xlink:type="simple" xlink:href="https://www.tradingview.com/pine-script-reference/v6/#const_label.style_arrowdown" text:style-name="Internet_20_link" text:visited-style-name="Visited_20_Internet_20_Link">label.style_arrowdown</text:a><text:a xlink:type="simple" xlink:href="https://www.tradingview.com/pine-script-reference/v6/#const_label.style_label_up" text:style-name="Internet_20_link" text:visited-style-name="Visited_20_Internet_20_Link">label.style_label_up</text:a><text:a xlink:type="simple" xlink:href="https://www.tradingview.com/pine-script-reference/v6/#const_label.style_label_down" text:style-name="Internet_20_link" text:visited-style-name="Visited_20_Internet_20_Link">label.style_label_down</text:a><text:a xlink:type="simple" xlink:href="https://www.tradingview.com/pine-script-reference/v6/#const_label.style_label_left" text:style-name="Internet_20_link" text:visited-style-name="Visited_20_Internet_20_Link">label.style_label_left</text:a><text:a xlink:type="simple" xlink:href="https://www.tradingview.com/pine-script-reference/v6/#const_label.style_label_right" text:style-name="Internet_20_link" text:visited-style-name="Visited_20_Internet_20_Link">label.style_label_right</text:a><text:a xlink:type="simple" xlink:href="https://www.tradingview.com/pine-script-reference/v6/#const_label.style_label_lower_left" text:style-name="Internet_20_link" text:visited-style-name="Visited_20_Internet_20_Link">label.style_label_lower_left</text:a><text:a xlink:type="simple" xlink:href="https://www.tradingview.com/pine-script-reference/v6/#const_label.style_label_lower_right" text:style-name="Internet_20_link" text:visited-style-name="Visited_20_Internet_20_Link">label.style_label_lower_right</text:a><text:a xlink:type="simple" xlink:href="https://www.tradingview.com/pine-script-reference/v6/#const_label.style_label_upper_left" text:style-name="Internet_20_link" text:visited-style-name="Visited_20_Internet_20_Link">label.style_label_upper_left</text:a><text:a xlink:type="simple" xlink:href="https://www.tradingview.com/pine-script-reference/v6/#const_label.style_label_upper_right" text:style-name="Internet_20_link" text:visited-style-name="Visited_20_Internet_20_Link">label.style_label_upper_right</text:a><text:a xlink:type="simple" xlink:href="https://www.tradingview.com/pine-script-reference/v6/#const_label.style_label_center" text:style-name="Internet_20_link" text:visited-style-name="Visited_20_Internet_20_Link">label.style_label_center</text:a><text:a xlink:type="simple" xlink:href="https://www.tradingview.com/pine-script-reference/v6/#const_label.style_square" text:style-name="Internet_20_link" text:visited-style-name="Visited_20_Internet_20_Link">label.style_square</text:a><text:a xlink:type="simple" xlink:href="https://www.tradingview.com/pine-script-reference/v6/#const_label.style_diamond" text:style-name="Internet_20_link" text:visited-style-name="Visited_20_Internet_20_Link">label.style_diamond</text:a></text:p>
      </text:section>
      <text:section text:style-name="Sect1" text:name="const_label.style_circle">
        <text:h text:style-name="P2" text:outline-level="3">label.style_circle</text:h>
      </text:section>
      <text:section text:style-name="Sect1" text:name="Section245">
        <text:p text:style-name="P6"><text:bookmark text:name="const_label.style_circle"/>Label style for <text:a xlink:type="simple" xlink:href="https://www.tradingview.com/pine-script-reference/v6/#fun_label.new" text:style-name="Internet_20_link" text:visited-style-name="Visited_20_Internet_20_Link">label.new</text:a> and <text:a xlink:type="simple" xlink:href="https://www.tradingview.com/pine-script-reference/v6/#fun_label.set_style" text:style-name="Internet_20_link" text:visited-style-name="Visited_20_Internet_20_Link">label.set_style</text:a> functions.</text:p>
        <text:p text:style-name="P3">Type</text:p>
        <text:p text:style-name="P3">const string</text:p>
        <text:p text:style-name="P3">See also</text:p>
        <text:p text:style-name="P3"><text:a xlink:type="simple" xlink:href="https://www.tradingview.com/pine-script-reference/v6/#fun_label.new" text:style-name="Internet_20_link" text:visited-style-name="Visited_20_Internet_20_Link">label.new</text:a><text:a xlink:type="simple" xlink:href="https://www.tradingview.com/pine-script-reference/v6/#fun_label.set_style" text:style-name="Internet_20_link" text:visited-style-name="Visited_20_Internet_20_Link">label.set_style</text:a><text:a xlink:type="simple" xlink:href="https://www.tradingview.com/pine-script-reference/v6/#fun_label.set_textalign" text:style-name="Internet_20_link" text:visited-style-name="Visited_20_Internet_20_Link">label.set_textalign</text:a><text:a xlink:type="simple" xlink:href="https://www.tradingview.com/pine-script-reference/v6/#const_label.style_none" text:style-name="Internet_20_link" text:visited-style-name="Visited_20_Internet_20_Link">label.style_none</text:a><text:a xlink:type="simple" xlink:href="https://www.tradingview.com/pine-script-reference/v6/#const_label.style_xcross" text:style-name="Internet_20_link" text:visited-style-name="Visited_20_Internet_20_Link">label.style_xcross</text:a><text:a xlink:type="simple" xlink:href="https://www.tradingview.com/pine-script-reference/v6/#const_label.style_cross" text:style-name="Internet_20_link" text:visited-style-name="Visited_20_Internet_20_Link">label.style_cross</text:a><text:a xlink:type="simple" xlink:href="https://www.tradingview.com/pine-script-reference/v6/#const_label.style_triangleup" text:style-name="Internet_20_link" text:visited-style-name="Visited_20_Internet_20_Link">label.style_triangleup</text:a><text:a xlink:type="simple" xlink:href="https://www.tradingview.com/pine-script-reference/v6/#const_label.style_triangledown" text:style-name="Internet_20_link" text:visited-style-name="Visited_20_Internet_20_Link">label.style_triangledown</text:a><text:a xlink:type="simple" xlink:href="https://www.tradingview.com/pine-script-reference/v6/#const_label.style_flag" text:style-name="Internet_20_link" text:visited-style-name="Visited_20_Internet_20_Link">label.style_flag</text:a><text:a xlink:type="simple" xlink:href="https://www.tradingview.com/pine-script-reference/v6/#const_label.style_arrowup" text:style-name="Internet_20_link" text:visited-style-name="Visited_20_Internet_20_Link">label.style_arrowup</text:a><text:a xlink:type="simple" xlink:href="https://www.tradingview.com/pine-script-reference/v6/#const_label.style_arrowdown" text:style-name="Internet_20_link" text:visited-style-name="Visited_20_Internet_20_Link">label.style_arrowdown</text:a><text:a xlink:type="simple" xlink:href="https://www.tradingview.com/pine-script-reference/v6/#const_label.style_label_up" text:style-name="Internet_20_link" text:visited-style-name="Visited_20_Internet_20_Link">label.style_label_up</text:a><text:a xlink:type="simple" xlink:href="https://www.tradingview.com/pine-script-reference/v6/#const_label.style_label_down" text:style-name="Internet_20_link" text:visited-style-name="Visited_20_Internet_20_Link">label.style_label_down</text:a><text:a xlink:type="simple" xlink:href="https://www.tradingview.com/pine-script-reference/v6/#const_label.style_label_left" text:style-name="Internet_20_link" text:visited-style-name="Visited_20_Internet_20_Link">label.style_label_left</text:a><text:a xlink:type="simple" xlink:href="https://www.tradingview.com/pine-script-reference/v6/#const_label.style_label_right" text:style-name="Internet_20_link" text:visited-style-name="Visited_20_Internet_20_Link">label.style_label_right</text:a><text:a xlink:type="simple" xlink:href="https://www.tradingview.com/pine-script-reference/v6/#const_label.style_label_lower_left" text:style-name="Internet_20_link" text:visited-style-name="Visited_20_Internet_20_Link">label.style_label_lower_left</text:a><text:a xlink:type="simple" xlink:href="https://www.tradingview.com/pine-script-reference/v6/#const_label.style_label_lower_right" text:style-name="Internet_20_link" text:visited-style-name="Visited_20_Internet_20_Link">label.style_label_lower_right</text:a><text:a xlink:type="simple" xlink:href="https://www.tradingview.com/pine-script-reference/v6/#const_label.style_label_upper_left" text:style-name="Internet_20_link" text:visited-style-name="Visited_20_Internet_20_Link">label.style_label_upper_left</text:a><text:a xlink:type="simple" xlink:href="https://www.tradingview.com/pine-script-reference/v6/#const_label.style_label_upper_right" text:style-name="Internet_20_link" text:visited-style-name="Visited_20_Internet_20_Link">label.style_label_upper_right</text:a><text:a xlink:type="simple" xlink:href="https://www.tradingview.com/pine-script-reference/v6/#const_label.style_label_center" text:style-name="Internet_20_link" text:visited-style-name="Visited_20_Internet_20_Link">label.style_label_center</text:a><text:a xlink:type="simple" xlink:href="https://www.tradingview.com/pine-script-reference/v6/#const_label.style_square" text:style-name="Internet_20_link" text:visited-style-name="Visited_20_Internet_20_Link">label.style_square</text:a><text:a xlink:type="simple" xlink:href="https://www.tradingview.com/pine-script-reference/v6/#const_label.style_diamond" text:style-name="Internet_20_link" text:visited-style-name="Visited_20_Internet_20_Link">label.style_diamond</text:a></text:p>
      </text:section>
      <text:section text:style-name="Sect1" text:name="const_label.style_cross">
        <text:h text:style-name="P2" text:outline-level="3">label.style_cross</text:h>
      </text:section>
      <text:section text:style-name="Sect1" text:name="Section246">
        <text:p text:style-name="P6"><text:bookmark text:name="const_label.style_cross"/>Label style for <text:a xlink:type="simple" xlink:href="https://www.tradingview.com/pine-script-reference/v6/#fun_label.new" text:style-name="Internet_20_link" text:visited-style-name="Visited_20_Internet_20_Link">label.new</text:a> and <text:a xlink:type="simple" xlink:href="https://www.tradingview.com/pine-script-reference/v6/#fun_label.set_style" text:style-name="Internet_20_link" text:visited-style-name="Visited_20_Internet_20_Link">label.set_style</text:a> functions.</text:p>
        <text:p text:style-name="P3">Type</text:p>
        <text:p text:style-name="P3">const string</text:p>
        <text:p text:style-name="P3">See also</text:p>
        <text:p text:style-name="P3"><text:a xlink:type="simple" xlink:href="https://www.tradingview.com/pine-script-reference/v6/#fun_label.new" text:style-name="Internet_20_link" text:visited-style-name="Visited_20_Internet_20_Link">label.new</text:a><text:a xlink:type="simple" xlink:href="https://www.tradingview.com/pine-script-reference/v6/#fun_label.set_style" text:style-name="Internet_20_link" text:visited-style-name="Visited_20_Internet_20_Link">label.set_style</text:a><text:a xlink:type="simple" xlink:href="https://www.tradingview.com/pine-script-reference/v6/#fun_label.set_textalign" text:style-name="Internet_20_link" text:visited-style-name="Visited_20_Internet_20_Link">label.set_textalign</text:a><text:a xlink:type="simple" xlink:href="https://www.tradingview.com/pine-script-reference/v6/#const_label.style_none" text:style-name="Internet_20_link" text:visited-style-name="Visited_20_Internet_20_Link">label.style_none</text:a><text:a xlink:type="simple" xlink:href="https://www.tradingview.com/pine-script-reference/v6/#const_label.style_xcross" text:style-name="Internet_20_link" text:visited-style-name="Visited_20_Internet_20_Link">label.style_xcross</text:a><text:a xlink:type="simple" xlink:href="https://www.tradingview.com/pine-script-reference/v6/#const_label.style_triangleup" text:style-name="Internet_20_link" text:visited-style-name="Visited_20_Internet_20_Link">label.style_triangleup</text:a><text:a xlink:type="simple" xlink:href="https://www.tradingview.com/pine-script-reference/v6/#const_label.style_triangledown" text:style-name="Internet_20_link" text:visited-style-name="Visited_20_Internet_20_Link">label.style_triangledown</text:a><text:a xlink:type="simple" xlink:href="https://www.tradingview.com/pine-script-reference/v6/#const_label.style_flag" text:style-name="Internet_20_link" text:visited-style-name="Visited_20_Internet_20_Link">label.style_flag</text:a><text:a xlink:type="simple" xlink:href="https://www.tradingview.com/pine-script-reference/v6/#const_label.style_circle" text:style-name="Internet_20_link" text:visited-style-name="Visited_20_Internet_20_Link">label.style_circle</text:a><text:a xlink:type="simple" xlink:href="https://www.tradingview.com/pine-script-reference/v6/#const_label.style_arrowup" text:style-name="Internet_20_link" text:visited-style-name="Visited_20_Internet_20_Link">label.style_arrowup</text:a><text:a xlink:type="simple" xlink:href="https://www.tradingview.com/pine-script-reference/v6/#const_label.style_arrowdown" text:style-name="Internet_20_link" text:visited-style-name="Visited_20_Internet_20_Link">label.style_arrowdown</text:a><text:a xlink:type="simple" xlink:href="https://www.tradingview.com/pine-script-reference/v6/#const_label.style_label_up" text:style-name="Internet_20_link" text:visited-style-name="Visited_20_Internet_20_Link">label.style_label_up</text:a><text:a xlink:type="simple" xlink:href="https://www.tradingview.com/pine-script-reference/v6/#const_label.style_label_down" text:style-name="Internet_20_link" text:visited-style-name="Visited_20_Internet_20_Link">label.style_label_down</text:a><text:a xlink:type="simple" xlink:href="https://www.tradingview.com/pine-script-reference/v6/#const_label.style_label_left" text:style-name="Internet_20_link" text:visited-style-name="Visited_20_Internet_20_Link">label.style_label_left</text:a><text:a xlink:type="simple" xlink:href="https://www.tradingview.com/pine-script-reference/v6/#const_label.style_label_right" text:style-name="Internet_20_link" text:visited-style-name="Visited_20_Internet_20_Link">label.style_label_right</text:a><text:a xlink:type="simple" xlink:href="https://www.tradingview.com/pine-script-reference/v6/#const_label.style_label_lower_left" text:style-name="Internet_20_link" text:visited-style-name="Visited_20_Internet_20_Link">label.style_label_lower_left</text:a><text:a xlink:type="simple" xlink:href="https://www.tradingview.com/pine-script-reference/v6/#const_label.style_label_lower_right" text:style-name="Internet_20_link" text:visited-style-name="Visited_20_Internet_20_Link">label.style_label_lower_right</text:a><text:a xlink:type="simple" xlink:href="https://www.tradingview.com/pine-script-reference/v6/#const_label.style_label_upper_left" text:style-name="Internet_20_link" text:visited-style-name="Visited_20_Internet_20_Link">label.style_label_upper_left</text:a><text:a xlink:type="simple" xlink:href="https://www.tradingview.com/pine-script-reference/v6/#const_label.style_label_upper_right" text:style-name="Internet_20_link" text:visited-style-name="Visited_20_Internet_20_Link">label.style_label_upper_right</text:a><text:a xlink:type="simple" xlink:href="https://www.tradingview.com/pine-script-reference/v6/#const_label.style_label_center" text:style-name="Internet_20_link" text:visited-style-name="Visited_20_Internet_20_Link">label.style_label_center</text:a><text:a xlink:type="simple" xlink:href="https://www.tradingview.com/pine-script-reference/v6/#const_label.style_square" text:style-name="Internet_20_link" text:visited-style-name="Visited_20_Internet_20_Link">label.style_square</text:a><text:a xlink:type="simple" xlink:href="https://www.tradingview.com/pine-script-reference/v6/#const_label.style_diamond" text:style-name="Internet_20_link" text:visited-style-name="Visited_20_Internet_20_Link">label.style_diamond</text:a></text:p>
      </text:section>
      <text:section text:style-name="Sect1" text:name="const_label.style_diamond">
        <text:h text:style-name="P2" text:outline-level="3">label.style_diamond</text:h>
      </text:section>
      <text:section text:style-name="Sect1" text:name="Section247">
        <text:p text:style-name="P6"><text:bookmark text:name="const_label.style_diamond"/>Label style for <text:a xlink:type="simple" xlink:href="https://www.tradingview.com/pine-script-reference/v6/#fun_label.new" text:style-name="Internet_20_link" text:visited-style-name="Visited_20_Internet_20_Link">label.new</text:a> and <text:a xlink:type="simple" xlink:href="https://www.tradingview.com/pine-script-reference/v6/#fun_label.set_style" text:style-name="Internet_20_link" text:visited-style-name="Visited_20_Internet_20_Link">label.set_style</text:a> functions.</text:p>
        <text:p text:style-name="P3">Type</text:p>
        <text:p text:style-name="P3">const string</text:p>
        <text:p text:style-name="P3">See also</text:p>
        <text:p text:style-name="P3"><text:a xlink:type="simple" xlink:href="https://www.tradingview.com/pine-script-reference/v6/#fun_label.new" text:style-name="Internet_20_link" text:visited-style-name="Visited_20_Internet_20_Link">label.new</text:a><text:a xlink:type="simple" xlink:href="https://www.tradingview.com/pine-script-reference/v6/#fun_label.set_style" text:style-name="Internet_20_link" text:visited-style-name="Visited_20_Internet_20_Link">label.set_style</text:a><text:a xlink:type="simple" xlink:href="https://www.tradingview.com/pine-script-reference/v6/#fun_label.set_textalign" text:style-name="Internet_20_link" text:visited-style-name="Visited_20_Internet_20_Link">label.set_textalign</text:a><text:a xlink:type="simple" xlink:href="https://www.tradingview.com/pine-script-reference/v6/#const_label.style_none" text:style-name="Internet_20_link" text:visited-style-name="Visited_20_Internet_20_Link">label.style_none</text:a><text:a xlink:type="simple" xlink:href="https://www.tradingview.com/pine-script-reference/v6/#const_label.style_xcross" text:style-name="Internet_20_link" text:visited-style-name="Visited_20_Internet_20_Link">label.style_xcross</text:a><text:a xlink:type="simple" xlink:href="https://www.tradingview.com/pine-script-reference/v6/#const_label.style_cross" text:style-name="Internet_20_link" text:visited-style-name="Visited_20_Internet_20_Link">label.style_cross</text:a><text:a xlink:type="simple" xlink:href="https://www.tradingview.com/pine-script-reference/v6/#const_label.style_triangleup" text:style-name="Internet_20_link" text:visited-style-name="Visited_20_Internet_20_Link">label.style_triangleup</text:a><text:a xlink:type="simple" xlink:href="https://www.tradingview.com/pine-script-reference/v6/#const_label.style_triangledown" text:style-name="Internet_20_link" text:visited-style-name="Visited_20_Internet_20_Link">label.style_triangledown</text:a><text:a xlink:type="simple" xlink:href="https://www.tradingview.com/pine-script-reference/v6/#const_label.style_flag" text:style-name="Internet_20_link" text:visited-style-name="Visited_20_Internet_20_Link">label.style_flag</text:a><text:a xlink:type="simple" xlink:href="https://www.tradingview.com/pine-script-reference/v6/#const_label.style_circle" text:style-name="Internet_20_link" text:visited-style-name="Visited_20_Internet_20_Link">label.style_circle</text:a><text:a xlink:type="simple" xlink:href="https://www.tradingview.com/pine-script-reference/v6/#const_label.style_arrowup" text:style-name="Internet_20_link" text:visited-style-name="Visited_20_Internet_20_Link">label.style_arrowup</text:a><text:a xlink:type="simple" xlink:href="https://www.tradingview.com/pine-script-reference/v6/#const_label.style_arrowdown" text:style-name="Internet_20_link" text:visited-style-name="Visited_20_Internet_20_Link">label.style_arrowdown</text:a><text:a xlink:type="simple" xlink:href="https://www.tradingview.com/pine-script-reference/v6/#const_label.style_label_up" text:style-name="Internet_20_link" text:visited-style-name="Visited_20_Internet_20_Link">label.style_label_up</text:a><text:a xlink:type="simple" xlink:href="https://www.tradingview.com/pine-script-reference/v6/#const_label.style_label_down" text:style-name="Internet_20_link" text:visited-style-name="Visited_20_Internet_20_Link">label.style_label_down</text:a><text:a xlink:type="simple" xlink:href="https://www.tradingview.com/pine-script-reference/v6/#const_label.style_label_left" text:style-name="Internet_20_link" text:visited-style-name="Visited_20_Internet_20_Link">label.style_label_left</text:a><text:a xlink:type="simple" xlink:href="https://www.tradingview.com/pine-script-reference/v6/#const_label.style_label_right" text:style-name="Internet_20_link" text:visited-style-name="Visited_20_Internet_20_Link">label.style_label_right</text:a><text:a xlink:type="simple" xlink:href="https://www.tradingview.com/pine-script-reference/v6/#const_label.style_label_lower_left" text:style-name="Internet_20_link" text:visited-style-name="Visited_20_Internet_20_Link">label.style_label_lower_left</text:a><text:a xlink:type="simple" xlink:href="https://www.tradingview.com/pine-script-reference/v6/#const_label.style_label_lower_right" text:style-name="Internet_20_link" text:visited-style-name="Visited_20_Internet_20_Link">label.style_label_lower_right</text:a><text:a xlink:type="simple" xlink:href="https://www.tradingview.com/pine-script-reference/v6/#const_label.style_label_upper_left" text:style-name="Internet_20_link" text:visited-style-name="Visited_20_Internet_20_Link">label.style_label_upper_left</text:a><text:a xlink:type="simple" xlink:href="https://www.tradingview.com/pine-script-reference/v6/#const_label.style_label_upper_right" text:style-name="Internet_20_link" text:visited-style-name="Visited_20_Internet_20_Link">label.style_label_upper_right</text:a><text:a xlink:type="simple" xlink:href="https://www.tradingview.com/pine-script-reference/v6/#const_label.style_label_center" text:style-name="Internet_20_link" text:visited-style-name="Visited_20_Internet_20_Link">label.style_label_center</text:a><text:a xlink:type="simple" xlink:href="https://www.tradingview.com/pine-script-reference/v6/#const_label.style_square" text:style-name="Internet_20_link" text:visited-style-name="Visited_20_Internet_20_Link">label.style_square</text:a></text:p>
      </text:section>
      <text:section text:style-name="Sect1" text:name="const_label.style_flag">
        <text:h text:style-name="P2" text:outline-level="3">label.style_flag</text:h>
      </text:section>
      <text:section text:style-name="Sect1" text:name="Section248">
        <text:p text:style-name="P6"><text:bookmark text:name="const_label.style_flag"/>Label style for <text:a xlink:type="simple" xlink:href="https://www.tradingview.com/pine-script-reference/v6/#fun_label.new" text:style-name="Internet_20_link" text:visited-style-name="Visited_20_Internet_20_Link">label.new</text:a> and <text:a xlink:type="simple" xlink:href="https://www.tradingview.com/pine-script-reference/v6/#fun_label.set_style" text:style-name="Internet_20_link" text:visited-style-name="Visited_20_Internet_20_Link">label.set_style</text:a> functions.</text:p>
        <text:p text:style-name="P3">Type</text:p>
        <text:p text:style-name="P3">const string</text:p>
        <text:p text:style-name="P3">See also</text:p>
        <text:p text:style-name="P3"><text:a xlink:type="simple" xlink:href="https://www.tradingview.com/pine-script-reference/v6/#fun_label.new" text:style-name="Internet_20_link" text:visited-style-name="Visited_20_Internet_20_Link">label.new</text:a><text:a xlink:type="simple" xlink:href="https://www.tradingview.com/pine-script-reference/v6/#fun_label.set_style" text:style-name="Internet_20_link" text:visited-style-name="Visited_20_Internet_20_Link">label.set_style</text:a><text:a xlink:type="simple" xlink:href="https://www.tradingview.com/pine-script-reference/v6/#fun_label.set_textalign" text:style-name="Internet_20_link" text:visited-style-name="Visited_20_Internet_20_Link">label.set_textalign</text:a><text:a xlink:type="simple" xlink:href="https://www.tradingview.com/pine-script-reference/v6/#const_label.style_none" text:style-name="Internet_20_link" text:visited-style-name="Visited_20_Internet_20_Link">label.style_none</text:a><text:a xlink:type="simple" xlink:href="https://www.tradingview.com/pine-script-reference/v6/#const_label.style_xcross" text:style-name="Internet_20_link" text:visited-style-name="Visited_20_Internet_20_Link">label.style_xcross</text:a><text:a xlink:type="simple" xlink:href="https://www.tradingview.com/pine-script-reference/v6/#const_label.style_cross" text:style-name="Internet_20_link" text:visited-style-name="Visited_20_Internet_20_Link">label.style_cross</text:a><text:a xlink:type="simple" xlink:href="https://www.tradingview.com/pine-script-reference/v6/#const_label.style_triangleup" text:style-name="Internet_20_link" text:visited-style-name="Visited_20_Internet_20_Link">label.style_triangleup</text:a><text:a xlink:type="simple" xlink:href="https://www.tradingview.com/pine-script-reference/v6/#const_label.style_triangledown" text:style-name="Internet_20_link" text:visited-style-name="Visited_20_Internet_20_Link">label.style_triangledown</text:a><text:a xlink:type="simple" xlink:href="https://www.tradingview.com/pine-script-reference/v6/#const_label.style_circle" text:style-name="Internet_20_link" text:visited-style-name="Visited_20_Internet_20_Link">label.style_circle</text:a><text:a xlink:type="simple" xlink:href="https://www.tradingview.com/pine-script-reference/v6/#const_label.style_arrowup" text:style-name="Internet_20_link" text:visited-style-name="Visited_20_Internet_20_Link">label.style_arrowup</text:a><text:a xlink:type="simple" xlink:href="https://www.tradingview.com/pine-script-reference/v6/#const_label.style_arrowdown" text:style-name="Internet_20_link" text:visited-style-name="Visited_20_Internet_20_Link">label.style_arrowdown</text:a><text:a xlink:type="simple" xlink:href="https://www.tradingview.com/pine-script-reference/v6/#const_label.style_label_up" text:style-name="Internet_20_link" text:visited-style-name="Visited_20_Internet_20_Link">label.style_label_up</text:a><text:a xlink:type="simple" xlink:href="https://www.tradingview.com/pine-script-reference/v6/#const_label.style_label_down" text:style-name="Internet_20_link" text:visited-style-name="Visited_20_Internet_20_Link">label.style_label_down</text:a><text:a xlink:type="simple" xlink:href="https://www.tradingview.com/pine-script-reference/v6/#const_label.style_label_left" text:style-name="Internet_20_link" text:visited-style-name="Visited_20_Internet_20_Link">label.style_label_left</text:a><text:a xlink:type="simple" xlink:href="https://www.tradingview.com/pine-script-reference/v6/#const_label.style_label_right" text:style-name="Internet_20_link" text:visited-style-name="Visited_20_Internet_20_Link">label.style_label_right</text:a><text:a xlink:type="simple" xlink:href="https://www.tradingview.com/pine-script-reference/v6/#const_label.style_label_lower_left" text:style-name="Internet_20_link" text:visited-style-name="Visited_20_Internet_20_Link">label.style_label_lower_left</text:a><text:a xlink:type="simple" xlink:href="https://www.tradingview.com/pine-script-reference/v6/#const_label.style_label_lower_right" text:style-name="Internet_20_link" text:visited-style-name="Visited_20_Internet_20_Link">label.style_label_lower_right</text:a><text:a xlink:type="simple" xlink:href="https://www.tradingview.com/pine-script-reference/v6/#const_label.style_label_upper_left" text:style-name="Internet_20_link" text:visited-style-name="Visited_20_Internet_20_Link">label.style_label_upper_left</text:a><text:a xlink:type="simple" xlink:href="https://www.tradingview.com/pine-script-reference/v6/#const_label.style_label_upper_right" text:style-name="Internet_20_link" text:visited-style-name="Visited_20_Internet_20_Link">label.style_label_upper_right</text:a><text:a xlink:type="simple" xlink:href="https://www.tradingview.com/pine-script-reference/v6/#const_label.style_label_center" text:style-name="Internet_20_link" text:visited-style-name="Visited_20_Internet_20_Link">label.style_label_center</text:a><text:a xlink:type="simple" xlink:href="https://www.tradingview.com/pine-script-reference/v6/#const_label.style_square" text:style-name="Internet_20_link" text:visited-style-name="Visited_20_Internet_20_Link">label.style_square</text:a><text:a xlink:type="simple" xlink:href="https://www.tradingview.com/pine-script-reference/v6/#const_label.style_diamond" text:style-name="Internet_20_link" text:visited-style-name="Visited_20_Internet_20_Link">label.style_diamond</text:a></text:p>
      </text:section>
      <text:section text:style-name="Sect1" text:name="const_label.style_label_center">
        <text:h text:style-name="P2" text:outline-level="3">label.style_label_center</text:h>
      </text:section>
      <text:section text:style-name="Sect1" text:name="Section249">
        <text:p text:style-name="P6"><text:bookmark text:name="const_label.style_label_center"/>Label style for <text:a xlink:type="simple" xlink:href="https://www.tradingview.com/pine-script-reference/v6/#fun_label.new" text:style-name="Internet_20_link" text:visited-style-name="Visited_20_Internet_20_Link">label.new</text:a> and <text:a xlink:type="simple" xlink:href="https://www.tradingview.com/pine-script-reference/v6/#fun_label.set_style" text:style-name="Internet_20_link" text:visited-style-name="Visited_20_Internet_20_Link">label.set_style</text:a> functions.</text:p>
        <text:p text:style-name="P3">Type</text:p>
        <text:p text:style-name="P3">const string</text:p>
        <text:p text:style-name="P3">See also</text:p>
        <text:p text:style-name="P3"><text:a xlink:type="simple" xlink:href="https://www.tradingview.com/pine-script-reference/v6/#fun_label.new" text:style-name="Internet_20_link" text:visited-style-name="Visited_20_Internet_20_Link"><text:soft-page-break/>label.new</text:a><text:a xlink:type="simple" xlink:href="https://www.tradingview.com/pine-script-reference/v6/#fun_label.set_style" text:style-name="Internet_20_link" text:visited-style-name="Visited_20_Internet_20_Link">label.set_style</text:a><text:a xlink:type="simple" xlink:href="https://www.tradingview.com/pine-script-reference/v6/#fun_label.set_textalign" text:style-name="Internet_20_link" text:visited-style-name="Visited_20_Internet_20_Link">label.set_textalign</text:a><text:a xlink:type="simple" xlink:href="https://www.tradingview.com/pine-script-reference/v6/#const_label.style_none" text:style-name="Internet_20_link" text:visited-style-name="Visited_20_Internet_20_Link">label.style_none</text:a><text:a xlink:type="simple" xlink:href="https://www.tradingview.com/pine-script-reference/v6/#const_label.style_xcross" text:style-name="Internet_20_link" text:visited-style-name="Visited_20_Internet_20_Link">label.style_xcross</text:a><text:a xlink:type="simple" xlink:href="https://www.tradingview.com/pine-script-reference/v6/#const_label.style_cross" text:style-name="Internet_20_link" text:visited-style-name="Visited_20_Internet_20_Link">label.style_cross</text:a><text:a xlink:type="simple" xlink:href="https://www.tradingview.com/pine-script-reference/v6/#const_label.style_triangleup" text:style-name="Internet_20_link" text:visited-style-name="Visited_20_Internet_20_Link">label.style_triangleup</text:a><text:a xlink:type="simple" xlink:href="https://www.tradingview.com/pine-script-reference/v6/#const_label.style_triangledown" text:style-name="Internet_20_link" text:visited-style-name="Visited_20_Internet_20_Link">label.style_triangledown</text:a><text:a xlink:type="simple" xlink:href="https://www.tradingview.com/pine-script-reference/v6/#const_label.style_flag" text:style-name="Internet_20_link" text:visited-style-name="Visited_20_Internet_20_Link">label.style_flag</text:a><text:a xlink:type="simple" xlink:href="https://www.tradingview.com/pine-script-reference/v6/#const_label.style_circle" text:style-name="Internet_20_link" text:visited-style-name="Visited_20_Internet_20_Link">label.style_circle</text:a><text:a xlink:type="simple" xlink:href="https://www.tradingview.com/pine-script-reference/v6/#const_label.style_arrowup" text:style-name="Internet_20_link" text:visited-style-name="Visited_20_Internet_20_Link">label.style_arrowup</text:a><text:a xlink:type="simple" xlink:href="https://www.tradingview.com/pine-script-reference/v6/#const_label.style_arrowdown" text:style-name="Internet_20_link" text:visited-style-name="Visited_20_Internet_20_Link">label.style_arrowdown</text:a><text:a xlink:type="simple" xlink:href="https://www.tradingview.com/pine-script-reference/v6/#const_label.style_label_up" text:style-name="Internet_20_link" text:visited-style-name="Visited_20_Internet_20_Link">label.style_label_up</text:a><text:a xlink:type="simple" xlink:href="https://www.tradingview.com/pine-script-reference/v6/#const_label.style_label_down" text:style-name="Internet_20_link" text:visited-style-name="Visited_20_Internet_20_Link">label.style_label_down</text:a><text:a xlink:type="simple" xlink:href="https://www.tradingview.com/pine-script-reference/v6/#const_label.style_label_left" text:style-name="Internet_20_link" text:visited-style-name="Visited_20_Internet_20_Link">label.style_label_left</text:a><text:a xlink:type="simple" xlink:href="https://www.tradingview.com/pine-script-reference/v6/#const_label.style_label_right" text:style-name="Internet_20_link" text:visited-style-name="Visited_20_Internet_20_Link">label.style_label_right</text:a><text:a xlink:type="simple" xlink:href="https://www.tradingview.com/pine-script-reference/v6/#const_label.style_label_lower_left" text:style-name="Internet_20_link" text:visited-style-name="Visited_20_Internet_20_Link">label.style_label_lower_left</text:a><text:a xlink:type="simple" xlink:href="https://www.tradingview.com/pine-script-reference/v6/#const_label.style_label_lower_right" text:style-name="Internet_20_link" text:visited-style-name="Visited_20_Internet_20_Link">label.style_label_lower_right</text:a><text:a xlink:type="simple" xlink:href="https://www.tradingview.com/pine-script-reference/v6/#const_label.style_label_upper_left" text:style-name="Internet_20_link" text:visited-style-name="Visited_20_Internet_20_Link">label.style_label_upper_left</text:a><text:a xlink:type="simple" xlink:href="https://www.tradingview.com/pine-script-reference/v6/#const_label.style_label_upper_right" text:style-name="Internet_20_link" text:visited-style-name="Visited_20_Internet_20_Link">label.style_label_upper_right</text:a><text:a xlink:type="simple" xlink:href="https://www.tradingview.com/pine-script-reference/v6/#const_label.style_square" text:style-name="Internet_20_link" text:visited-style-name="Visited_20_Internet_20_Link">label.style_square</text:a><text:a xlink:type="simple" xlink:href="https://www.tradingview.com/pine-script-reference/v6/#const_label.style_diamond" text:style-name="Internet_20_link" text:visited-style-name="Visited_20_Internet_20_Link">label.style_diamond</text:a></text:p>
      </text:section>
      <text:section text:style-name="Sect1" text:name="const_label.style_label_down">
        <text:h text:style-name="P2" text:outline-level="3">label.style_label_down</text:h>
      </text:section>
      <text:section text:style-name="Sect1" text:name="Section250">
        <text:p text:style-name="P6"><text:bookmark text:name="const_label.style_label_down"/>Label style for <text:a xlink:type="simple" xlink:href="https://www.tradingview.com/pine-script-reference/v6/#fun_label.new" text:style-name="Internet_20_link" text:visited-style-name="Visited_20_Internet_20_Link">label.new</text:a> and <text:a xlink:type="simple" xlink:href="https://www.tradingview.com/pine-script-reference/v6/#fun_label.set_style" text:style-name="Internet_20_link" text:visited-style-name="Visited_20_Internet_20_Link">label.set_style</text:a> functions.</text:p>
        <text:p text:style-name="P3">Type</text:p>
        <text:p text:style-name="P3">const string</text:p>
        <text:p text:style-name="P3">See also</text:p>
        <text:p text:style-name="P3"><text:a xlink:type="simple" xlink:href="https://www.tradingview.com/pine-script-reference/v6/#fun_label.new" text:style-name="Internet_20_link" text:visited-style-name="Visited_20_Internet_20_Link">label.new</text:a><text:a xlink:type="simple" xlink:href="https://www.tradingview.com/pine-script-reference/v6/#fun_label.set_style" text:style-name="Internet_20_link" text:visited-style-name="Visited_20_Internet_20_Link">label.set_style</text:a><text:a xlink:type="simple" xlink:href="https://www.tradingview.com/pine-script-reference/v6/#fun_label.set_textalign" text:style-name="Internet_20_link" text:visited-style-name="Visited_20_Internet_20_Link">label.set_textalign</text:a><text:a xlink:type="simple" xlink:href="https://www.tradingview.com/pine-script-reference/v6/#const_label.style_none" text:style-name="Internet_20_link" text:visited-style-name="Visited_20_Internet_20_Link">label.style_none</text:a><text:a xlink:type="simple" xlink:href="https://www.tradingview.com/pine-script-reference/v6/#const_label.style_xcross" text:style-name="Internet_20_link" text:visited-style-name="Visited_20_Internet_20_Link">label.style_xcross</text:a><text:a xlink:type="simple" xlink:href="https://www.tradingview.com/pine-script-reference/v6/#const_label.style_cross" text:style-name="Internet_20_link" text:visited-style-name="Visited_20_Internet_20_Link">label.style_cross</text:a><text:a xlink:type="simple" xlink:href="https://www.tradingview.com/pine-script-reference/v6/#const_label.style_triangleup" text:style-name="Internet_20_link" text:visited-style-name="Visited_20_Internet_20_Link">label.style_triangleup</text:a><text:a xlink:type="simple" xlink:href="https://www.tradingview.com/pine-script-reference/v6/#const_label.style_triangledown" text:style-name="Internet_20_link" text:visited-style-name="Visited_20_Internet_20_Link">label.style_triangledown</text:a><text:a xlink:type="simple" xlink:href="https://www.tradingview.com/pine-script-reference/v6/#const_label.style_flag" text:style-name="Internet_20_link" text:visited-style-name="Visited_20_Internet_20_Link">label.style_flag</text:a><text:a xlink:type="simple" xlink:href="https://www.tradingview.com/pine-script-reference/v6/#const_label.style_circle" text:style-name="Internet_20_link" text:visited-style-name="Visited_20_Internet_20_Link">label.style_circle</text:a><text:a xlink:type="simple" xlink:href="https://www.tradingview.com/pine-script-reference/v6/#const_label.style_arrowup" text:style-name="Internet_20_link" text:visited-style-name="Visited_20_Internet_20_Link">label.style_arrowup</text:a><text:a xlink:type="simple" xlink:href="https://www.tradingview.com/pine-script-reference/v6/#const_label.style_arrowdown" text:style-name="Internet_20_link" text:visited-style-name="Visited_20_Internet_20_Link">label.style_arrowdown</text:a><text:a xlink:type="simple" xlink:href="https://www.tradingview.com/pine-script-reference/v6/#const_label.style_label_up" text:style-name="Internet_20_link" text:visited-style-name="Visited_20_Internet_20_Link">label.style_label_up</text:a><text:a xlink:type="simple" xlink:href="https://www.tradingview.com/pine-script-reference/v6/#const_label.style_label_left" text:style-name="Internet_20_link" text:visited-style-name="Visited_20_Internet_20_Link">label.style_label_left</text:a><text:a xlink:type="simple" xlink:href="https://www.tradingview.com/pine-script-reference/v6/#const_label.style_label_right" text:style-name="Internet_20_link" text:visited-style-name="Visited_20_Internet_20_Link">label.style_label_right</text:a><text:a xlink:type="simple" xlink:href="https://www.tradingview.com/pine-script-reference/v6/#const_label.style_label_lower_left" text:style-name="Internet_20_link" text:visited-style-name="Visited_20_Internet_20_Link">label.style_label_lower_left</text:a><text:a xlink:type="simple" xlink:href="https://www.tradingview.com/pine-script-reference/v6/#const_label.style_label_lower_right" text:style-name="Internet_20_link" text:visited-style-name="Visited_20_Internet_20_Link">label.style_label_lower_right</text:a><text:a xlink:type="simple" xlink:href="https://www.tradingview.com/pine-script-reference/v6/#const_label.style_label_upper_left" text:style-name="Internet_20_link" text:visited-style-name="Visited_20_Internet_20_Link">label.style_label_upper_left</text:a><text:a xlink:type="simple" xlink:href="https://www.tradingview.com/pine-script-reference/v6/#const_label.style_label_upper_right" text:style-name="Internet_20_link" text:visited-style-name="Visited_20_Internet_20_Link">label.style_label_upper_right</text:a><text:a xlink:type="simple" xlink:href="https://www.tradingview.com/pine-script-reference/v6/#const_label.style_label_center" text:style-name="Internet_20_link" text:visited-style-name="Visited_20_Internet_20_Link">label.style_label_center</text:a><text:a xlink:type="simple" xlink:href="https://www.tradingview.com/pine-script-reference/v6/#const_label.style_square" text:style-name="Internet_20_link" text:visited-style-name="Visited_20_Internet_20_Link">label.style_square</text:a><text:a xlink:type="simple" xlink:href="https://www.tradingview.com/pine-script-reference/v6/#const_label.style_diamond" text:style-name="Internet_20_link" text:visited-style-name="Visited_20_Internet_20_Link">label.style_diamond</text:a></text:p>
      </text:section>
      <text:section text:style-name="Sect1" text:name="const_label.style_label_left">
        <text:h text:style-name="P2" text:outline-level="3">label.style_label_left</text:h>
      </text:section>
      <text:section text:style-name="Sect1" text:name="Section251">
        <text:p text:style-name="P6"><text:bookmark text:name="const_label.style_label_left"/>Label style for <text:a xlink:type="simple" xlink:href="https://www.tradingview.com/pine-script-reference/v6/#fun_label.new" text:style-name="Internet_20_link" text:visited-style-name="Visited_20_Internet_20_Link">label.new</text:a> and <text:a xlink:type="simple" xlink:href="https://www.tradingview.com/pine-script-reference/v6/#fun_label.set_style" text:style-name="Internet_20_link" text:visited-style-name="Visited_20_Internet_20_Link">label.set_style</text:a> functions.</text:p>
        <text:p text:style-name="P3">Type</text:p>
        <text:p text:style-name="P3">const string</text:p>
        <text:p text:style-name="P3">See also</text:p>
        <text:p text:style-name="P3"><text:a xlink:type="simple" xlink:href="https://www.tradingview.com/pine-script-reference/v6/#fun_label.new" text:style-name="Internet_20_link" text:visited-style-name="Visited_20_Internet_20_Link">label.new</text:a><text:a xlink:type="simple" xlink:href="https://www.tradingview.com/pine-script-reference/v6/#fun_label.set_style" text:style-name="Internet_20_link" text:visited-style-name="Visited_20_Internet_20_Link">label.set_style</text:a><text:a xlink:type="simple" xlink:href="https://www.tradingview.com/pine-script-reference/v6/#fun_label.set_textalign" text:style-name="Internet_20_link" text:visited-style-name="Visited_20_Internet_20_Link">label.set_textalign</text:a><text:a xlink:type="simple" xlink:href="https://www.tradingview.com/pine-script-reference/v6/#const_label.style_none" text:style-name="Internet_20_link" text:visited-style-name="Visited_20_Internet_20_Link">label.style_none</text:a><text:a xlink:type="simple" xlink:href="https://www.tradingview.com/pine-script-reference/v6/#const_label.style_xcross" text:style-name="Internet_20_link" text:visited-style-name="Visited_20_Internet_20_Link">label.style_xcross</text:a><text:a xlink:type="simple" xlink:href="https://www.tradingview.com/pine-script-reference/v6/#const_label.style_cross" text:style-name="Internet_20_link" text:visited-style-name="Visited_20_Internet_20_Link">label.style_cross</text:a><text:a xlink:type="simple" xlink:href="https://www.tradingview.com/pine-script-reference/v6/#const_label.style_triangleup" text:style-name="Internet_20_link" text:visited-style-name="Visited_20_Internet_20_Link">label.style_triangleup</text:a><text:a xlink:type="simple" xlink:href="https://www.tradingview.com/pine-script-reference/v6/#const_label.style_triangledown" text:style-name="Internet_20_link" text:visited-style-name="Visited_20_Internet_20_Link">label.style_triangledown</text:a><text:a xlink:type="simple" xlink:href="https://www.tradingview.com/pine-script-reference/v6/#const_label.style_flag" text:style-name="Internet_20_link" text:visited-style-name="Visited_20_Internet_20_Link">label.style_flag</text:a><text:a xlink:type="simple" xlink:href="https://www.tradingview.com/pine-script-reference/v6/#const_label.style_circle" text:style-name="Internet_20_link" text:visited-style-name="Visited_20_Internet_20_Link">label.style_circle</text:a><text:a xlink:type="simple" xlink:href="https://www.tradingview.com/pine-script-reference/v6/#const_label.style_arrowup" text:style-name="Internet_20_link" text:visited-style-name="Visited_20_Internet_20_Link">label.style_arrowup</text:a><text:a xlink:type="simple" xlink:href="https://www.tradingview.com/pine-script-reference/v6/#const_label.style_arrowdown" text:style-name="Internet_20_link" text:visited-style-name="Visited_20_Internet_20_Link">label.style_arrowdown</text:a><text:a xlink:type="simple" xlink:href="https://www.tradingview.com/pine-script-reference/v6/#const_label.style_label_up" text:style-name="Internet_20_link" text:visited-style-name="Visited_20_Internet_20_Link">label.style_label_up</text:a><text:a xlink:type="simple" xlink:href="https://www.tradingview.com/pine-script-reference/v6/#const_label.style_label_down" text:style-name="Internet_20_link" text:visited-style-name="Visited_20_Internet_20_Link">label.style_label_down</text:a><text:a xlink:type="simple" xlink:href="https://www.tradingview.com/pine-script-reference/v6/#const_label.style_label_right" text:style-name="Internet_20_link" text:visited-style-name="Visited_20_Internet_20_Link">label.style_label_right</text:a><text:a xlink:type="simple" xlink:href="https://www.tradingview.com/pine-script-reference/v6/#const_label.style_label_lower_left" text:style-name="Internet_20_link" text:visited-style-name="Visited_20_Internet_20_Link">label.style_label_lower_left</text:a><text:a xlink:type="simple" xlink:href="https://www.tradingview.com/pine-script-reference/v6/#const_label.style_label_lower_right" text:style-name="Internet_20_link" text:visited-style-name="Visited_20_Internet_20_Link">label.style_label_lower_right</text:a><text:a xlink:type="simple" xlink:href="https://www.tradingview.com/pine-script-reference/v6/#const_label.style_label_upper_left" text:style-name="Internet_20_link" text:visited-style-name="Visited_20_Internet_20_Link">label.style_label_upper_left</text:a><text:a xlink:type="simple" xlink:href="https://www.tradingview.com/pine-script-reference/v6/#const_label.style_label_upper_right" text:style-name="Internet_20_link" text:visited-style-name="Visited_20_Internet_20_Link">label.style_label_upper_right</text:a><text:a xlink:type="simple" xlink:href="https://www.tradingview.com/pine-script-reference/v6/#const_label.style_label_center" text:style-name="Internet_20_link" text:visited-style-name="Visited_20_Internet_20_Link">label.style_label_center</text:a><text:a xlink:type="simple" xlink:href="https://www.tradingview.com/pine-script-reference/v6/#const_label.style_square" text:style-name="Internet_20_link" text:visited-style-name="Visited_20_Internet_20_Link">label.style_square</text:a><text:a xlink:type="simple" xlink:href="https://www.tradingview.com/pine-script-reference/v6/#const_label.style_diamond" text:style-name="Internet_20_link" text:visited-style-name="Visited_20_Internet_20_Link">label.style_diamond</text:a></text:p>
      </text:section>
      <text:section text:style-name="Sect1" text:name="const_label.style_label_lower_left">
        <text:h text:style-name="P2" text:outline-level="3">label.style_label_lower_left</text:h>
      </text:section>
      <text:section text:style-name="Sect1" text:name="Section252">
        <text:p text:style-name="P6"><text:bookmark text:name="const_label.style_label_lower_left"/>Label style for <text:a xlink:type="simple" xlink:href="https://www.tradingview.com/pine-script-reference/v6/#fun_label.new" text:style-name="Internet_20_link" text:visited-style-name="Visited_20_Internet_20_Link">label.new</text:a> and <text:a xlink:type="simple" xlink:href="https://www.tradingview.com/pine-script-reference/v6/#fun_label.set_style" text:style-name="Internet_20_link" text:visited-style-name="Visited_20_Internet_20_Link">label.set_style</text:a> functions.</text:p>
        <text:p text:style-name="P3">Type</text:p>
        <text:p text:style-name="P3">const string</text:p>
        <text:p text:style-name="P3">See also</text:p>
        <text:p text:style-name="P3"><text:a xlink:type="simple" xlink:href="https://www.tradingview.com/pine-script-reference/v6/#fun_label.new" text:style-name="Internet_20_link" text:visited-style-name="Visited_20_Internet_20_Link">label.new</text:a><text:a xlink:type="simple" xlink:href="https://www.tradingview.com/pine-script-reference/v6/#fun_label.set_style" text:style-name="Internet_20_link" text:visited-style-name="Visited_20_Internet_20_Link">label.set_style</text:a><text:a xlink:type="simple" xlink:href="https://www.tradingview.com/pine-script-reference/v6/#fun_label.set_textalign" text:style-name="Internet_20_link" text:visited-style-name="Visited_20_Internet_20_Link">label.set_textalign</text:a><text:a xlink:type="simple" xlink:href="https://www.tradingview.com/pine-script-reference/v6/#const_label.style_none" text:style-name="Internet_20_link" text:visited-style-name="Visited_20_Internet_20_Link">label.style_none</text:a><text:a xlink:type="simple" xlink:href="https://www.tradingview.com/pine-script-reference/v6/#const_label.style_xcross" text:style-name="Internet_20_link" text:visited-style-name="Visited_20_Internet_20_Link">label.style_xcross</text:a><text:a xlink:type="simple" xlink:href="https://www.tradingview.com/pine-script-reference/v6/#const_label.style_cross" text:style-name="Internet_20_link" text:visited-style-name="Visited_20_Internet_20_Link">label.style_cross</text:a><text:a xlink:type="simple" xlink:href="https://www.tradingview.com/pine-script-reference/v6/#const_label.style_triangleup" text:style-name="Internet_20_link" text:visited-style-name="Visited_20_Internet_20_Link">label.style_triangleup</text:a><text:a xlink:type="simple" xlink:href="https://www.tradingview.com/pine-script-reference/v6/#const_label.style_triangledown" text:style-name="Internet_20_link" text:visited-style-name="Visited_20_Internet_20_Link">label.style_triangledown</text:a><text:a xlink:type="simple" xlink:href="https://www.tradingview.com/pine-script-reference/v6/#const_label.style_flag" text:style-name="Internet_20_link" text:visited-style-name="Visited_20_Internet_20_Link">label.style_flag</text:a><text:a xlink:type="simple" xlink:href="https://www.tradingview.com/pine-script-reference/v6/#const_label.style_circle" text:style-name="Internet_20_link" text:visited-style-name="Visited_20_Internet_20_Link">label.style_circle</text:a><text:a xlink:type="simple" xlink:href="https://www.tradingview.com/pine-script-reference/v6/#const_label.style_arrowup" text:style-name="Internet_20_link" text:visited-style-name="Visited_20_Internet_20_Link">label.style_arrowup</text:a><text:a xlink:type="simple" xlink:href="https://www.tradingview.com/pine-script-reference/v6/#const_label.style_arrowdown" text:style-name="Internet_20_link" text:visited-style-name="Visited_20_Internet_20_Link">label.style_arrowdown</text:a><text:a xlink:type="simple" xlink:href="https://www.tradingview.com/pine-script-reference/v6/#const_label.style_label_up" text:style-name="Internet_20_link" text:visited-style-name="Visited_20_Internet_20_Link">label.style_label_up</text:a><text:a xlink:type="simple" xlink:href="https://www.tradingview.com/pine-script-reference/v6/#const_label.style_label_down" text:style-name="Internet_20_link" text:visited-style-name="Visited_20_Internet_20_Link">label.style_label_down</text:a><text:a xlink:type="simple" xlink:href="https://www.tradingview.com/pine-script-reference/v6/#const_label.style_label_left" text:style-name="Internet_20_link" text:visited-style-name="Visited_20_Internet_20_Link">label.style_label_left</text:a><text:a xlink:type="simple" xlink:href="https://www.tradingview.com/pine-script-reference/v6/#const_label.style_label_right" text:style-name="Internet_20_link" text:visited-style-name="Visited_20_Internet_20_Link">label.style_label_right</text:a><text:a xlink:type="simple" xlink:href="https://www.tradingview.com/pine-script-reference/v6/#const_label.style_label_lower_right" text:style-name="Internet_20_link" text:visited-style-name="Visited_20_Internet_20_Link">label.style_label_lower_right</text:a><text:a xlink:type="simple" xlink:href="https://www.tradingview.com/pine-script-reference/v6/#const_label.style_label_upper_left" text:style-name="Internet_20_link" text:visited-style-name="Visited_20_Internet_20_Link">label.style_label_upper_left</text:a><text:a xlink:type="simple" xlink:href="https://www.tradingview.com/pine-script-reference/v6/#const_label.style_label_upper_right" text:style-name="Internet_20_link" text:visited-style-name="Visited_20_Internet_20_Link">label.style_label_upper_right</text:a><text:a xlink:type="simple" xlink:href="https://www.tradingview.com/pine-script-reference/v6/#const_label.style_label_center" text:style-name="Internet_20_link" text:visited-style-name="Visited_20_Internet_20_Link">label.style_label_center</text:a><text:a xlink:type="simple" xlink:href="https://www.tradingview.com/pine-script-reference/v6/#const_label.style_square" text:style-name="Internet_20_link" text:visited-style-name="Visited_20_Internet_20_Link">label.style_square</text:a><text:a xlink:type="simple" xlink:href="https://www.tradingview.com/pine-script-reference/v6/#const_label.style_diamond" text:style-name="Internet_20_link" text:visited-style-name="Visited_20_Internet_20_Link">label.style_diamond</text:a></text:p>
      </text:section>
      <text:section text:style-name="Sect1" text:name="const_label.style_label_lower_right">
        <text:h text:style-name="P2" text:outline-level="3">label.style_label_lower_right</text:h>
      </text:section>
      <text:section text:style-name="Sect1" text:name="Section253">
        <text:p text:style-name="P6"><text:bookmark text:name="const_label.style_label_lower_right"/>Label style for <text:a xlink:type="simple" xlink:href="https://www.tradingview.com/pine-script-reference/v6/#fun_label.new" text:style-name="Internet_20_link" text:visited-style-name="Visited_20_Internet_20_Link">label.new</text:a> and <text:a xlink:type="simple" xlink:href="https://www.tradingview.com/pine-script-reference/v6/#fun_label.set_style" text:style-name="Internet_20_link" text:visited-style-name="Visited_20_Internet_20_Link">label.set_style</text:a> functions.</text:p>
        <text:p text:style-name="P3">Type</text:p>
        <text:p text:style-name="P3">const string</text:p>
        <text:p text:style-name="P3">See also</text:p>
        <text:p text:style-name="P3"><text:a xlink:type="simple" xlink:href="https://www.tradingview.com/pine-script-reference/v6/#fun_label.new" text:style-name="Internet_20_link" text:visited-style-name="Visited_20_Internet_20_Link">label.new</text:a><text:a xlink:type="simple" xlink:href="https://www.tradingview.com/pine-script-reference/v6/#fun_label.set_style" text:style-name="Internet_20_link" text:visited-style-name="Visited_20_Internet_20_Link">label.set_style</text:a><text:a xlink:type="simple" xlink:href="https://www.tradingview.com/pine-script-reference/v6/#fun_label.set_textalign" text:style-name="Internet_20_link" text:visited-style-name="Visited_20_Internet_20_Link">label.set_textalign</text:a><text:a xlink:type="simple" xlink:href="https://www.tradingview.com/pine-script-reference/v6/#const_label.style_none" text:style-name="Internet_20_link" text:visited-style-name="Visited_20_Internet_20_Link">label.style_none</text:a><text:a xlink:type="simple" xlink:href="https://www.tradingview.com/pine-script-reference/v6/#const_label.style_xcross" text:style-name="Internet_20_link" text:visited-style-name="Visited_20_Internet_20_Link">label.style_xcross</text:a><text:a xlink:type="simple" xlink:href="https://www.tradingview.com/pine-script-reference/v6/#const_label.style_cross" text:style-name="Internet_20_link" text:visited-style-name="Visited_20_Internet_20_Link">label.style_cross</text:a><text:a xlink:type="simple" xlink:href="https://www.tradingview.com/pine-script-reference/v6/#const_label.style_triangleup" text:style-name="Internet_20_link" text:visited-style-name="Visited_20_Internet_20_Link">label.style_triangleup</text:a><text:a xlink:type="simple" xlink:href="https://www.tradingview.com/pine-script-reference/v6/#const_label.style_triangledown" text:style-name="Internet_20_link" text:visited-style-name="Visited_20_Internet_20_Link">label.style_triangledown</text:a><text:a xlink:type="simple" xlink:href="https://www.tradingview.com/pine-script-reference/v6/#const_label.style_flag" text:style-name="Internet_20_link" text:visited-style-name="Visited_20_Internet_20_Link">label.style_flag</text:a><text:a xlink:type="simple" xlink:href="https://www.tradingview.com/pine-script-reference/v6/#const_label.style_circle" text:style-name="Internet_20_link" text:visited-style-name="Visited_20_Internet_20_Link">label.style_circle</text:a><text:a xlink:type="simple" xlink:href="https://www.tradingview.com/pine-script-reference/v6/#const_label.style_arrowup" text:style-name="Internet_20_link" text:visited-style-name="Visited_20_Internet_20_Link">label.style_arrowup</text:a><text:a xlink:type="simple" xlink:href="https://www.tradingview.com/pine-script-reference/v6/#const_label.style_arrowdown" text:style-name="Internet_20_link" text:visited-style-name="Visited_20_Internet_20_Link">label.style_arrowdown</text:a><text:a xlink:type="simple" xlink:href="https://www.tradingview.com/pine-script-reference/v6/#const_label.style_label_up" text:style-name="Internet_20_link" text:visited-style-name="Visited_20_Internet_20_Link">label.style_label_up</text:a><text:a xlink:type="simple" xlink:href="https://www.tradingview.com/pine-script-reference/v6/#const_label.style_label_down" text:style-name="Internet_20_link" text:visited-style-name="Visited_20_Internet_20_Link">label.style_label_down</text:a><text:a xlink:type="simple" xlink:href="https://www.tradingview.com/pine-script-reference/v6/#const_label.style_label_left" text:style-name="Internet_20_link" text:visited-style-name="Visited_20_Internet_20_Link">label.style_label_left</text:a><text:a xlink:type="simple" xlink:href="https://www.tradingview.com/pine-script-reference/v6/#const_label.style_label_right" text:style-name="Internet_20_link" text:visited-style-name="Visited_20_Internet_20_Link">label.style_label_right</text:a><text:a xlink:type="simple" xlink:href="https://www.tradingview.com/pine-script-reference/v6/#const_label.style_label_lower_left" text:style-name="Internet_20_link" text:visited-style-name="Visited_20_Internet_20_Link">label.style_label_lower_left</text:a><text:a xlink:type="simple" xlink:href="https://www.tradingview.com/pine-script-reference/v6/#const_label.style_label_upper_left" text:style-name="Internet_20_link" text:visited-style-name="Visited_20_Internet_20_Link">label.style_label_upper_left</text:a><text:a xlink:type="simple" xlink:href="https://www.tradingview.com/pine-script-reference/v6/#const_label.style_label_upper_right" text:style-name="Internet_20_link" text:visited-style-name="Visited_20_Internet_20_Link">label.style_label_upper_right</text:a><text:a xlink:type="simple" xlink:href="https://www.tradingview.com/pine-script-reference/v6/#const_label.style_label_center" text:style-name="Internet_20_link" text:visited-style-name="Visited_20_Internet_20_Link">label.style_label_center</text:a><text:a xlink:type="simple" xlink:href="https://www.tradingview.com/pine-script-reference/v6/#const_label.style_square" text:style-name="Internet_20_link" text:visited-style-name="Visited_20_Internet_20_Link">label.style_square</text:a><text:a xlink:type="simple" xlink:href="https://www.tradingview.com/pine-script-reference/v6/#const_label.style_diamond" text:style-name="Internet_20_link" text:visited-style-name="Visited_20_Internet_20_Link">label.style_diamond</text:a></text:p>
      </text:section>
      <text:section text:style-name="Sect1" text:name="const_label.style_label_right">
        <text:h text:style-name="P2" text:outline-level="3">label.style_label_right</text:h>
      </text:section>
      <text:section text:style-name="Sect1" text:name="Section254">
        <text:p text:style-name="P6"><text:bookmark text:name="const_label.style_label_right"/>Label style for <text:a xlink:type="simple" xlink:href="https://www.tradingview.com/pine-script-reference/v6/#fun_label.new" text:style-name="Internet_20_link" text:visited-style-name="Visited_20_Internet_20_Link">label.new</text:a> and <text:a xlink:type="simple" xlink:href="https://www.tradingview.com/pine-script-reference/v6/#fun_label.set_style" text:style-name="Internet_20_link" text:visited-style-name="Visited_20_Internet_20_Link">label.set_style</text:a> functions.</text:p>
        <text:p text:style-name="P3">Type</text:p>
        <text:p text:style-name="P3">const string</text:p>
        <text:p text:style-name="P3">See also</text:p>
        <text:p text:style-name="P3"><text:a xlink:type="simple" xlink:href="https://www.tradingview.com/pine-script-reference/v6/#fun_label.new" text:style-name="Internet_20_link" text:visited-style-name="Visited_20_Internet_20_Link">label.new</text:a><text:a xlink:type="simple" xlink:href="https://www.tradingview.com/pine-script-reference/v6/#fun_label.set_style" text:style-name="Internet_20_link" text:visited-style-name="Visited_20_Internet_20_Link">label.set_style</text:a><text:a xlink:type="simple" xlink:href="https://www.tradingview.com/pine-script-reference/v6/#fun_label.set_textalign" text:style-name="Internet_20_link" text:visited-style-name="Visited_20_Internet_20_Link">label.set_textalign</text:a><text:a xlink:type="simple" xlink:href="https://www.tradingview.com/pine-script-reference/v6/#const_label.style_none" text:style-name="Internet_20_link" text:visited-style-name="Visited_20_Internet_20_Link">label.style_none</text:a><text:a xlink:type="simple" xlink:href="https://www.tradingview.com/pine-script-reference/v6/#const_label.style_xcross" text:style-name="Internet_20_link" text:visited-style-name="Visited_20_Internet_20_Link">label.style_xcross</text:a><text:a xlink:type="simple" xlink:href="https://www.tradingview.com/pine-script-reference/v6/#const_label.style_cross" text:style-name="Internet_20_link" text:visited-style-name="Visited_20_Internet_20_Link">label.style_cross</text:a><text:a xlink:type="simple" xlink:href="https://www.tradingview.com/pine-script-reference/v6/#const_label.style_triangleup" text:style-name="Internet_20_link" text:visited-style-name="Visited_20_Internet_20_Link">label.style_triangleup</text:a><text:a xlink:type="simple" xlink:href="https://www.tradingview.com/pine-script-reference/v6/#const_label.style_triangledown" text:style-name="Internet_20_link" text:visited-style-name="Visited_20_Internet_20_Link">label.style_triangledown</text:a><text:a xlink:type="simple" xlink:href="https://www.tradingview.com/pine-script-reference/v6/#const_label.style_flag" text:style-name="Internet_20_link" text:visited-style-name="Visited_20_Internet_20_Link">label.style_flag</text:a><text:a xlink:type="simple" xlink:href="https://www.tradingview.com/pine-script-reference/v6/#const_label.style_circle" text:style-name="Internet_20_link" text:visited-style-name="Visited_20_Internet_20_Link">label.style_circle</text:a><text:a xlink:type="simple" xlink:href="https://www.tradingview.com/pine-script-reference/v6/#const_label.style_arrowup" text:style-name="Internet_20_link" text:visited-style-name="Visited_20_Internet_20_Link">label.style_arrowup</text:a><text:a xlink:type="simple" xlink:href="https://www.tradingview.com/pine-script-reference/v6/#const_label.style_arrowdown" text:style-name="Internet_20_link" text:visited-style-name="Visited_20_Internet_20_Link">label.style_arrowdown</text:a><text:a xlink:type="simple" xlink:href="https://www.tradingview.com/pine-script-reference/v6/#const_label.style_label_up" text:style-name="Internet_20_link" text:visited-style-name="Visited_20_Internet_20_Link">label.style_label_up</text:a><text:a xlink:type="simple" xlink:href="https://www.tradingview.com/pine-script-reference/v6/#const_label.style_label_down" text:style-name="Internet_20_link" text:visited-style-name="Visited_20_Internet_20_Link">label.style_label_down</text:a><text:a xlink:type="simple" xlink:href="https://www.tradingview.com/pine-script-reference/v6/#const_label.style_label_left" text:style-name="Internet_20_link" text:visited-style-name="Visited_20_Internet_20_Link">label.style_label_left</text:a><text:a xlink:type="simple" xlink:href="https://www.tradingview.com/pine-script-reference/v6/#const_label.style_label_lower_left" text:style-name="Internet_20_link" text:visited-style-name="Visited_20_Internet_20_Link">label.style_label_lower_left</text:a><text:a xlink:type="simple" xlink:href="https://www.tradingview.com/pine-script-reference/v6/#const_label.style_label_lower_right" text:style-name="Internet_20_link" text:visited-style-name="Visited_20_Internet_20_Link">label.style_label_lower_right</text:a><text:a xlink:type="simple" xlink:href="https://www.tradingview.com/pine-script-reference/v6/#const_label.style_label_upper_left" text:style-name="Internet_20_link" text:visited-style-name="Visited_20_Internet_20_Link">label.style_label_upper_left</text:a><text:a xlink:type="simple" xlink:href="https://www.tradingview.com/pine-script-reference/v6/#const_label.style_label_upper_right" text:style-name="Internet_20_link" text:visited-style-name="Visited_20_Internet_20_Link">label.style_label_upper_right</text:a><text:a xlink:type="simple" xlink:href="https://www.tradingview.com/pine-script-reference/v6/#const_label.style_label_center" text:style-name="Internet_20_link" text:visited-style-name="Visited_20_Internet_20_Link">label.style_label_center</text:a><text:a xlink:type="simple" xlink:href="https://www.tradingview.com/pine-script-reference/v6/#const_label.style_square" text:style-name="Internet_20_link" text:visited-style-name="Visited_20_Internet_20_Link">label.style_square</text:a><text:a xlink:type="simple" xlink:href="https://www.tradingview.com/pine-script-reference/v6/#const_label.style_diamond" text:style-name="Internet_20_link" text:visited-style-name="Visited_20_Internet_20_Link">label.style_diamond</text:a></text:p>
      </text:section>
      <text:section text:style-name="Sect1" text:name="const_label.style_label_up">
        <text:h text:style-name="P2" text:outline-level="3">label.style_label_up</text:h>
      </text:section>
      <text:section text:style-name="Sect1" text:name="Section255">
        <text:p text:style-name="P6"><text:bookmark text:name="const_label.style_label_up"/>Label style for <text:a xlink:type="simple" xlink:href="https://www.tradingview.com/pine-script-reference/v6/#fun_label.new" text:style-name="Internet_20_link" text:visited-style-name="Visited_20_Internet_20_Link">label.new</text:a> and <text:a xlink:type="simple" xlink:href="https://www.tradingview.com/pine-script-reference/v6/#fun_label.set_style" text:style-name="Internet_20_link" text:visited-style-name="Visited_20_Internet_20_Link">label.set_style</text:a> functions.</text:p>
        <text:p text:style-name="P3">Type</text:p>
        <text:p text:style-name="P3">const string</text:p>
        <text:p text:style-name="P3">See also</text:p>
        <text:p text:style-name="P3"><text:a xlink:type="simple" xlink:href="https://www.tradingview.com/pine-script-reference/v6/#fun_label.new" text:style-name="Internet_20_link" text:visited-style-name="Visited_20_Internet_20_Link">label.new</text:a><text:a xlink:type="simple" xlink:href="https://www.tradingview.com/pine-script-reference/v6/#fun_label.set_style" text:style-name="Internet_20_link" text:visited-style-name="Visited_20_Internet_20_Link">label.set_style</text:a><text:a xlink:type="simple" xlink:href="https://www.tradingview.com/pine-script-reference/v6/#fun_label.set_textalign" text:style-name="Internet_20_link" text:visited-style-name="Visited_20_Internet_20_Link">label.set_textalign</text:a><text:a xlink:type="simple" xlink:href="https://www.tradingview.com/pine-script-reference/v6/#const_label.style_none" text:style-name="Internet_20_link" text:visited-style-name="Visited_20_Internet_20_Link">label.style_none</text:a><text:a xlink:type="simple" xlink:href="https://www.tradingview.com/pine-script-reference/v6/#const_label.style_xcross" text:style-name="Internet_20_link" text:visited-style-name="Visited_20_Internet_20_Link">label.style_xcross</text:a><text:a xlink:type="simple" xlink:href="https://www.tradingview.com/pine-script-reference/v6/#const_label.style_cross" text:style-name="Internet_20_link" text:visited-style-name="Visited_20_Internet_20_Link">label.style_cross</text:a><text:a xlink:type="simple" xlink:href="https://www.tradingview.com/pine-script-reference/v6/#const_label.style_triangleup" text:style-name="Internet_20_link" text:visited-style-name="Visited_20_Internet_20_Link">label.style_triangleup</text:a><text:a xlink:type="simple" xlink:href="https://www.tradingview.com/pine-script-reference/v6/#const_label.style_triangledown" text:style-name="Internet_20_link" text:visited-style-name="Visited_20_Internet_20_Link">label.style_triangledown</text:a><text:a xlink:type="simple" xlink:href="https://www.tradingview.com/pine-script-reference/v6/#const_label.style_flag" text:style-name="Internet_20_link" text:visited-style-name="Visited_20_Internet_20_Link">label.style_flag</text:a><text:a xlink:type="simple" xlink:href="https://www.tradingview.com/pine-script-reference/v6/#const_label.style_circle" text:style-name="Internet_20_link" text:visited-style-name="Visited_20_Internet_20_Link">label.style_circle</text:a><text:a xlink:type="simple" xlink:href="https://www.tradingview.com/pine-script-reference/v6/#const_label.style_arrowup" text:style-name="Internet_20_link" text:visited-style-name="Visited_20_Internet_20_Link">label.style_arrowup</text:a><text:a xlink:type="simple" xlink:href="https://www.tradingview.com/pine-script-reference/v6/#const_label.style_arrowdown" text:style-name="Internet_20_link" text:visited-style-name="Visited_20_Internet_20_Link">label.style_arrowdown</text:a><text:a xlink:type="simple" xlink:href="https://www.tradingview.com/pine-script-reference/v6/#const_label.style_label_down" text:style-name="Internet_20_link" text:visited-style-name="Visited_20_Internet_20_Link">label.style_label_down</text:a><text:a xlink:type="simple" xlink:href="https://www.tradingview.com/pine-script-reference/v6/#const_label.style_label_left" text:style-name="Internet_20_link" text:visited-style-name="Visited_20_Internet_20_Link">label.style_label_left</text:a><text:a xlink:type="simple" xlink:href="https://www.tradingview.com/pine-script-reference/v6/#const_label.style_label_right" text:style-name="Internet_20_link" text:visited-style-name="Visited_20_Internet_20_Link">label.style_label_right</text:a><text:a xlink:type="simple" xlink:href="https://www.tradingview.com/pine-script-reference/v6/#const_label.style_label_lower_left" text:style-name="Internet_20_link" text:visited-style-name="Visited_20_Internet_20_Link">label.style_label_lower_left</text:a><text:a xlink:type="simple" xlink:href="https://www.tradingview.com/pine-script-reference/v6/#const_label.style_label_lower_right" text:style-name="Internet_20_link" text:visited-style-name="Visited_20_Internet_20_Link">label.style_label_lower_right</text:a><text:a xlink:type="simple" xlink:href="https://www.tradingview.com/pine-script-reference/v6/#const_label.style_label_upper_left" text:style-name="Internet_20_link" text:visited-style-name="Visited_20_Internet_20_Link">label.style_label_upper_left</text:a><text:a xlink:type="simple" xlink:href="https://www.tradingview.com/pine-script-reference/v6/#const_label.style_label_upper_right" text:style-name="Internet_20_link" text:visited-style-name="Visited_20_Internet_20_Link">label.style_label_upper_right</text:a><text:a xlink:type="simple" xlink:href="https://www.tradingview.com/pine-script-reference/v6/#const_label.style_label_center" text:style-name="Internet_20_link" text:visited-style-name="Visited_20_Internet_20_Link">label.style_label_center</text:a><text:a xlink:type="simple" xlink:href="https://www.tradingview.com/pine-script-reference/v6/#const_label.style_square" text:style-name="Internet_20_link" text:visited-style-name="Visited_20_Internet_20_Link">label.style_square</text:a><text:a xlink:type="simple" xlink:href="https://www.tradingview.com/pine-script-reference/v6/#const_label.style_diamond" text:style-name="Internet_20_link" text:visited-style-name="Visited_20_Internet_20_Link">label.style_diamond</text:a></text:p>
      </text:section>
      <text:section text:style-name="Sect1" text:name="const_label.style_label_upper_left">
        <text:h text:style-name="P2" text:outline-level="3">label.style_label_upper_left</text:h>
      </text:section>
      <text:section text:style-name="Sect1" text:name="Section256">
        <text:p text:style-name="P6"><text:bookmark text:name="const_label.style_label_upper_left"/>Label style for <text:a xlink:type="simple" xlink:href="https://www.tradingview.com/pine-script-reference/v6/#fun_label.new" text:style-name="Internet_20_link" text:visited-style-name="Visited_20_Internet_20_Link">label.new</text:a> and <text:a xlink:type="simple" xlink:href="https://www.tradingview.com/pine-script-reference/v6/#fun_label.set_style" text:style-name="Internet_20_link" text:visited-style-name="Visited_20_Internet_20_Link">label.set_style</text:a> functions.</text:p>
        <text:p text:style-name="P3">Type</text:p>
        <text:p text:style-name="P3">const string</text:p>
        <text:p text:style-name="P3">See also</text:p>
        <text:p text:style-name="P3"><text:a xlink:type="simple" xlink:href="https://www.tradingview.com/pine-script-reference/v6/#fun_label.new" text:style-name="Internet_20_link" text:visited-style-name="Visited_20_Internet_20_Link">label.new</text:a><text:a xlink:type="simple" xlink:href="https://www.tradingview.com/pine-script-reference/v6/#fun_label.set_style" text:style-name="Internet_20_link" text:visited-style-name="Visited_20_Internet_20_Link">label.set_style</text:a><text:a xlink:type="simple" xlink:href="https://www.tradingview.com/pine-script-reference/v6/#fun_label.set_textalign" text:style-name="Internet_20_link" text:visited-style-name="Visited_20_Internet_20_Link">label.set_textalign</text:a><text:a xlink:type="simple" xlink:href="https://www.tradingview.com/pine-script-reference/v6/#const_label.style_none" text:style-name="Internet_20_link" text:visited-style-name="Visited_20_Internet_20_Link">label.style_none</text:a><text:a xlink:type="simple" xlink:href="https://www.tradingview.com/pine-script-reference/v6/#const_label.style_xcross" text:style-name="Internet_20_link" text:visited-style-name="Visited_20_Internet_20_Link">label.style_xcross</text:a><text:a xlink:type="simple" xlink:href="https://www.tradingview.com/pine-script-reference/v6/#const_label.style_cross" text:style-name="Internet_20_link" text:visited-style-name="Visited_20_Internet_20_Link">label.style_cross</text:a><text:a xlink:type="simple" xlink:href="https://www.tradingview.com/pine-script-reference/v6/#const_label.style_triangleup" text:style-name="Internet_20_link" text:visited-style-name="Visited_20_Internet_20_Link">label.style_triangleup</text:a><text:a xlink:type="simple" xlink:href="https://www.tradingview.com/pine-script-reference/v6/#const_label.style_triangledown" text:style-name="Internet_20_link" text:visited-style-name="Visited_20_Internet_20_Link">label.style_triangledown</text:a><text:a xlink:type="simple" xlink:href="https://www.tradingview.com/pine-script-reference/v6/#const_label.style_flag" text:style-name="Internet_20_link" text:visited-style-name="Visited_20_Internet_20_Link">label.style_flag</text:a><text:a xlink:type="simple" xlink:href="https://www.tradingview.com/pine-script-reference/v6/#const_label.style_circle" text:style-name="Internet_20_link" text:visited-style-name="Visited_20_Internet_20_Link">label.style_circle</text:a><text:a xlink:type="simple" xlink:href="https://www.tradingview.com/pine-script-reference/v6/#const_label.style_arrowup" text:style-name="Internet_20_link" text:visited-style-name="Visited_20_Internet_20_Link">label.style_arrowup</text:a><text:a xlink:type="simple" xlink:href="https://www.tradingview.com/pine-script-reference/v6/#const_label.style_arrowdown" text:style-name="Internet_20_link" text:visited-style-name="Visited_20_Internet_20_Link">label.style_arrowdown</text:a><text:a xlink:type="simple" xlink:href="https://www.tradingview.com/pine-script-reference/v6/#const_label.style_label_up" text:style-name="Internet_20_link" text:visited-style-name="Visited_20_Internet_20_Link">label.style_label_up</text:a><text:a xlink:type="simple" xlink:href="https://www.tradingview.com/pine-script-reference/v6/#const_label.style_label_down" text:style-name="Internet_20_link" text:visited-style-name="Visited_20_Internet_20_Link">label.style_label_down</text:a><text:a xlink:type="simple" xlink:href="https://www.tradingview.com/pine-script-reference/v6/#const_label.style_label_left" text:style-name="Internet_20_link" text:visited-style-name="Visited_20_Internet_20_Link">label.style_label_left</text:a><text:a xlink:type="simple" xlink:href="https://www.tradingview.com/pine-script-reference/v6/#const_label.style_label_right" text:style-name="Internet_20_link" text:visited-style-name="Visited_20_Internet_20_Link">label.style_label_right</text:a><text:a xlink:type="simple" xlink:href="https://www.tradingview.com/pine-script-reference/v6/#const_label.style_label_lower_left" text:style-name="Internet_20_link" text:visited-style-name="Visited_20_Internet_20_Link">label.style_label_lower_left</text:a><text:a xlink:type="simple" xlink:href="https://www.tradingview.com/pine-script-reference/v6/#const_label.style_label_lower_right" text:style-name="Internet_20_link" text:visited-style-name="Visited_20_Internet_20_Link">label.style_label_lower_right</text:a><text:a xlink:type="simple" xlink:href="https://www.tradingview.com/pine-script-reference/v6/#const_label.style_label_upper_right" text:style-name="Internet_20_link" text:visited-style-name="Visited_20_Internet_20_Link">label.style_label_upper_right</text:a><text:a xlink:type="simple" xlink:href="https://www.tradingview.com/pine-script-reference/v6/#const_label.style_label_center" text:style-name="Internet_20_link" text:visited-style-name="Visited_20_Internet_20_Link">label.style_label_center</text:a><text:a xlink:type="simple" xlink:href="https://www.tradingview.com/pine-script-reference/v6/#const_label.style_square" text:style-name="Internet_20_link" text:visited-style-name="Visited_20_Internet_20_Link">label.style_square</text:a><text:a xlink:type="simple" xlink:href="https://www.tradingview.com/pine-script-reference/v6/#const_label.style_diamond" text:style-name="Internet_20_link" text:visited-style-name="Visited_20_Internet_20_Link">label.style_diamond</text:a></text:p>
      </text:section>
      <text:section text:style-name="Sect1" text:name="const_label.style_label_upper_right">
        <text:h text:style-name="P2" text:outline-level="3">label.style_label_upper_right</text:h>
      </text:section>
      <text:section text:style-name="Sect1" text:name="Section257">
        <text:p text:style-name="P6"><text:bookmark text:name="const_label.style_label_upper_right"/>Label style for <text:a xlink:type="simple" xlink:href="https://www.tradingview.com/pine-script-reference/v6/#fun_label.new" text:style-name="Internet_20_link" text:visited-style-name="Visited_20_Internet_20_Link">label.new</text:a> and <text:a xlink:type="simple" xlink:href="https://www.tradingview.com/pine-script-reference/v6/#fun_label.set_style" text:style-name="Internet_20_link" text:visited-style-name="Visited_20_Internet_20_Link">label.set_style</text:a> functions.</text:p>
        <text:p text:style-name="P3">Type</text:p>
        <text:p text:style-name="P3">const string</text:p>
        <text:p text:style-name="P3">See also</text:p>
        <text:p text:style-name="P3"><text:a xlink:type="simple" xlink:href="https://www.tradingview.com/pine-script-reference/v6/#fun_label.new" text:style-name="Internet_20_link" text:visited-style-name="Visited_20_Internet_20_Link">label.new</text:a><text:a xlink:type="simple" xlink:href="https://www.tradingview.com/pine-script-reference/v6/#fun_label.set_style" text:style-name="Internet_20_link" text:visited-style-name="Visited_20_Internet_20_Link">label.set_style</text:a><text:a xlink:type="simple" xlink:href="https://www.tradingview.com/pine-script-reference/v6/#fun_label.set_textalign" text:style-name="Internet_20_link" text:visited-style-name="Visited_20_Internet_20_Link">label.set_textalign</text:a><text:a xlink:type="simple" xlink:href="https://www.tradingview.com/pine-script-reference/v6/#const_label.style_none" text:style-name="Internet_20_link" text:visited-style-name="Visited_20_Internet_20_Link">label.style_none</text:a><text:a xlink:type="simple" xlink:href="https://www.tradingview.com/pine-script-reference/v6/#const_label.style_xcross" text:style-name="Internet_20_link" text:visited-style-name="Visited_20_Internet_20_Link">label.style_xcross</text:a><text:a xlink:type="simple" xlink:href="https://www.tradingview.com/pine-script-reference/v6/#const_label.style_cross" text:style-name="Internet_20_link" text:visited-style-name="Visited_20_Internet_20_Link">label.style_cross</text:a><text:a xlink:type="simple" xlink:href="https://www.tradingview.com/pine-script-reference/v6/#const_label.style_triangleup" text:style-name="Internet_20_link" text:visited-style-name="Visited_20_Internet_20_Link">label.style_triangleup</text:a><text:a xlink:type="simple" xlink:href="https://www.tradingview.com/pine-script-reference/v6/#const_label.style_triangledown" text:style-name="Internet_20_link" text:visited-style-name="Visited_20_Internet_20_Link">label.style_triangledown</text:a><text:a xlink:type="simple" xlink:href="https://www.tradingview.com/pine-script-reference/v6/#const_label.style_flag" text:style-name="Internet_20_link" text:visited-style-name="Visited_20_Internet_20_Link">label.style_flag</text:a><text:a xlink:type="simple" xlink:href="https://www.tradingview.com/pine-script-reference/v6/#const_label.style_circle" text:style-name="Internet_20_link" text:visited-style-name="Visited_20_Internet_20_Link">label.style_circle</text:a><text:a xlink:type="simple" xlink:href="https://www.tradingview.com/pine-script-reference/v6/#const_label.style_arrowup" text:style-name="Internet_20_link" text:visited-style-name="Visited_20_Internet_20_Link">label.style_arrowup</text:a><text:a xlink:type="simple" xlink:href="https://www.tradingview.com/pine-script-reference/v6/#const_label.style_arrowdown" text:style-name="Internet_20_link" text:visited-style-name="Visited_20_Internet_20_Link">label.style_arrowdown</text:a><text:a xlink:type="simple" xlink:href="https://www.tradingview.com/pine-script-reference/v6/#const_label.style_label_up" text:style-name="Internet_20_link" text:visited-style-name="Visited_20_Internet_20_Link">label.style_label_up</text:a><text:a xlink:type="simple" xlink:href="https://www.tradingview.com/pine-script-reference/v6/#const_label.style_label_down" text:style-name="Internet_20_link" text:visited-style-name="Visited_20_Internet_20_Link">label.style_label_down</text:a><text:a xlink:type="simple" xlink:href="https://www.tradingview.com/pine-script-reference/v6/#const_label.style_label_left" text:style-name="Internet_20_link" text:visited-style-name="Visited_20_Internet_20_Link">label.style_label_left</text:a><text:a xlink:type="simple" xlink:href="https://www.tradingview.com/pine-script-reference/v6/#const_label.style_label_right" text:style-name="Internet_20_link" text:visited-style-name="Visited_20_Internet_20_Link">label.style_label_right</text:a><text:a xlink:type="simple" xlink:href="https://www.tradingview.com/pine-script-reference/v6/#const_label.style_label_lower_left" text:style-name="Internet_20_link" text:visited-style-name="Visited_20_Internet_20_Link">label.style_label_lower_left</text:a><text:a xlink:type="simple" xlink:href="https://www.tradingview.com/pine-script-reference/v6/#const_label.style_label_lower_right" text:style-name="Internet_20_link" text:visited-style-name="Visited_20_Internet_20_Link">label.style_label_lower_right</text:a><text:a xlink:type="simple" xlink:href="https://www.tradingview.com/pine-script-reference/v6/#const_label.style_label_upper_left" text:style-name="Internet_20_link" text:visited-style-name="Visited_20_Internet_20_Link">label.style_label_upper_left</text:a><text:a xlink:type="simple" xlink:href="https://www.tradingview.com/pine-script-reference/v6/#const_label.style_label_center" text:style-name="Internet_20_link" text:visited-style-name="Visited_20_Internet_20_Link">label.style_label_center</text:a><text:a xlink:type="simple" xlink:href="https://www.tradingview.com/pine-script-reference/v6/#const_label.style_square" text:style-name="Internet_20_link" text:visited-style-name="Visited_20_Internet_20_Link">label.style_square</text:a><text:a xlink:type="simple" xlink:href="https://www.tradingview.com/pine-script-reference/v6/#const_label.style_diamond" text:style-name="Internet_20_link" text:visited-style-name="Visited_20_Internet_20_Link">label.style_diamond</text:a></text:p>
      </text:section>
      <text:section text:style-name="Sect1" text:name="const_label.style_none">
        <text:h text:style-name="P2" text:outline-level="3">label.style_none</text:h>
      </text:section>
      <text:section text:style-name="Sect1" text:name="Section258">
        <text:p text:style-name="P6"><text:bookmark text:name="const_label.style_none"/>Label style for <text:a xlink:type="simple" xlink:href="https://www.tradingview.com/pine-script-reference/v6/#fun_label.new" text:style-name="Internet_20_link" text:visited-style-name="Visited_20_Internet_20_Link">label.new</text:a> and <text:a xlink:type="simple" xlink:href="https://www.tradingview.com/pine-script-reference/v6/#fun_label.set_style" text:style-name="Internet_20_link" text:visited-style-name="Visited_20_Internet_20_Link">label.set_style</text:a> functions.</text:p>
        <text:p text:style-name="P3">Type</text:p>
        <text:p text:style-name="P3">const string</text:p>
        <text:p text:style-name="P3">See also</text:p>
        <text:p text:style-name="P3"><text:a xlink:type="simple" xlink:href="https://www.tradingview.com/pine-script-reference/v6/#fun_label.new" text:style-name="Internet_20_link" text:visited-style-name="Visited_20_Internet_20_Link">label.new</text:a><text:a xlink:type="simple" xlink:href="https://www.tradingview.com/pine-script-reference/v6/#fun_label.set_style" text:style-name="Internet_20_link" text:visited-style-name="Visited_20_Internet_20_Link">label.set_style</text:a><text:a xlink:type="simple" xlink:href="https://www.tradingview.com/pine-script-reference/v6/#fun_label.set_textalign" text:style-name="Internet_20_link" text:visited-style-name="Visited_20_Internet_20_Link">label.set_textalign</text:a><text:a xlink:type="simple" xlink:href="https://www.tradingview.com/pine-script-reference/v6/#const_label.style_xcross" text:style-name="Internet_20_link" text:visited-style-name="Visited_20_Internet_20_Link">label.style_xcross</text:a><text:a xlink:type="simple" xlink:href="https://www.tradingview.com/pine-script-reference/v6/#const_label.style_cross" text:style-name="Internet_20_link" text:visited-style-name="Visited_20_Internet_20_Link">label.style_cross</text:a><text:a xlink:type="simple" xlink:href="https://www.tradingview.com/pine-script-reference/v6/#const_label.style_triangleup" text:style-name="Internet_20_link" text:visited-style-name="Visited_20_Internet_20_Link">label.style_triangleup</text:a><text:a xlink:type="simple" xlink:href="https://www.tradingview.com/pine-script-reference/v6/#const_label.style_triangledown" text:style-name="Internet_20_link" text:visited-style-name="Visited_20_Internet_20_Link">label.style_triangledown</text:a><text:a xlink:type="simple" xlink:href="https://www.tradingview.com/pine-script-reference/v6/#const_label.style_flag" text:style-name="Internet_20_link" text:visited-style-name="Visited_20_Internet_20_Link">label.style_flag</text:a><text:a xlink:type="simple" xlink:href="https://www.tradingview.com/pine-script-reference/v6/#const_label.style_circle" text:style-name="Internet_20_link" text:visited-style-name="Visited_20_Internet_20_Link">label.style_circle</text:a><text:a xlink:type="simple" xlink:href="https://www.tradingview.com/pine-script-reference/v6/#const_label.style_arrowup" text:style-name="Internet_20_link" text:visited-style-name="Visited_20_Internet_20_Link">label.style_arrowup</text:a><text:a xlink:type="simple" xlink:href="https://www.tradingview.com/pine-script-reference/v6/#const_label.style_arrowdown" text:style-name="Internet_20_link" text:visited-style-name="Visited_20_Internet_20_Link">label.style_arrowdown</text:a><text:a xlink:type="simple" xlink:href="https://www.tradingview.com/pine-script-reference/v6/#const_label.style_label_up" text:style-name="Internet_20_link" text:visited-style-name="Visited_20_Internet_20_Link">label.style_label_up</text:a><text:a xlink:type="simple" xlink:href="https://www.tradingview.com/pine-script-reference/v6/#const_label.style_label_down" text:style-name="Internet_20_link" text:visited-style-name="Visited_20_Internet_20_Link">label.style_label_down</text:a><text:a xlink:type="simple" xlink:href="https://www.tradingview.com/pine-script-reference/v6/#const_label.style_label_left" text:style-name="Internet_20_link" text:visited-style-name="Visited_20_Internet_20_Link">label.style_label_left</text:a><text:a xlink:type="simple" xlink:href="https://www.tradingview.com/pine-script-reference/v6/#const_label.style_label_right" text:style-name="Internet_20_link" text:visited-style-name="Visited_20_Internet_20_Link">label.style_label_right</text:a><text:a xlink:type="simple" xlink:href="https://www.tradingview.com/pine-script-reference/v6/#const_label.style_label_center" text:style-name="Internet_20_link" text:visited-style-name="Visited_20_Internet_20_Link">label.style_label_center</text:a><text:a xlink:type="simple" xlink:href="https://www.tradingview.com/pine-script-reference/v6/#const_label.style_square" text:style-name="Internet_20_link" text:visited-style-name="Visited_20_Internet_20_Link">label.style_square</text:a><text:a xlink:type="simple" xlink:href="https://www.tradingview.com/pine-script-reference/v6/#const_label.style_diamond" text:style-name="Internet_20_link" text:visited-style-name="Visited_20_Internet_20_Link">label.style_diamond</text:a></text:p>
      </text:section>
      <text:section text:style-name="Sect1" text:name="const_label.style_square">
        <text:h text:style-name="P2" text:outline-level="3">label.style_square</text:h>
      </text:section>
      <text:section text:style-name="Sect1" text:name="Section259">
        <text:p text:style-name="P6"><text:bookmark text:name="const_label.style_square"/>Label style for <text:a xlink:type="simple" xlink:href="https://www.tradingview.com/pine-script-reference/v6/#fun_label.new" text:style-name="Internet_20_link" text:visited-style-name="Visited_20_Internet_20_Link">label.new</text:a> and <text:a xlink:type="simple" xlink:href="https://www.tradingview.com/pine-script-reference/v6/#fun_label.set_style" text:style-name="Internet_20_link" text:visited-style-name="Visited_20_Internet_20_Link">label.set_style</text:a> functions.</text:p>
        <text:p text:style-name="P3">Type</text:p>
        <text:p text:style-name="P3">const string</text:p>
        <text:p text:style-name="P3">See also</text:p>
        <text:p text:style-name="P3"><text:a xlink:type="simple" xlink:href="https://www.tradingview.com/pine-script-reference/v6/#fun_label.new" text:style-name="Internet_20_link" text:visited-style-name="Visited_20_Internet_20_Link"><text:soft-page-break/>label.new</text:a><text:a xlink:type="simple" xlink:href="https://www.tradingview.com/pine-script-reference/v6/#fun_label.set_style" text:style-name="Internet_20_link" text:visited-style-name="Visited_20_Internet_20_Link">label.set_style</text:a><text:a xlink:type="simple" xlink:href="https://www.tradingview.com/pine-script-reference/v6/#fun_label.set_textalign" text:style-name="Internet_20_link" text:visited-style-name="Visited_20_Internet_20_Link">label.set_textalign</text:a><text:a xlink:type="simple" xlink:href="https://www.tradingview.com/pine-script-reference/v6/#const_label.style_none" text:style-name="Internet_20_link" text:visited-style-name="Visited_20_Internet_20_Link">label.style_none</text:a><text:a xlink:type="simple" xlink:href="https://www.tradingview.com/pine-script-reference/v6/#const_label.style_xcross" text:style-name="Internet_20_link" text:visited-style-name="Visited_20_Internet_20_Link">label.style_xcross</text:a><text:a xlink:type="simple" xlink:href="https://www.tradingview.com/pine-script-reference/v6/#const_label.style_cross" text:style-name="Internet_20_link" text:visited-style-name="Visited_20_Internet_20_Link">label.style_cross</text:a><text:a xlink:type="simple" xlink:href="https://www.tradingview.com/pine-script-reference/v6/#const_label.style_triangleup" text:style-name="Internet_20_link" text:visited-style-name="Visited_20_Internet_20_Link">label.style_triangleup</text:a><text:a xlink:type="simple" xlink:href="https://www.tradingview.com/pine-script-reference/v6/#const_label.style_triangledown" text:style-name="Internet_20_link" text:visited-style-name="Visited_20_Internet_20_Link">label.style_triangledown</text:a><text:a xlink:type="simple" xlink:href="https://www.tradingview.com/pine-script-reference/v6/#const_label.style_flag" text:style-name="Internet_20_link" text:visited-style-name="Visited_20_Internet_20_Link">label.style_flag</text:a><text:a xlink:type="simple" xlink:href="https://www.tradingview.com/pine-script-reference/v6/#const_label.style_circle" text:style-name="Internet_20_link" text:visited-style-name="Visited_20_Internet_20_Link">label.style_circle</text:a><text:a xlink:type="simple" xlink:href="https://www.tradingview.com/pine-script-reference/v6/#const_label.style_arrowup" text:style-name="Internet_20_link" text:visited-style-name="Visited_20_Internet_20_Link">label.style_arrowup</text:a><text:a xlink:type="simple" xlink:href="https://www.tradingview.com/pine-script-reference/v6/#const_label.style_arrowdown" text:style-name="Internet_20_link" text:visited-style-name="Visited_20_Internet_20_Link">label.style_arrowdown</text:a><text:a xlink:type="simple" xlink:href="https://www.tradingview.com/pine-script-reference/v6/#const_label.style_label_up" text:style-name="Internet_20_link" text:visited-style-name="Visited_20_Internet_20_Link">label.style_label_up</text:a><text:a xlink:type="simple" xlink:href="https://www.tradingview.com/pine-script-reference/v6/#const_label.style_label_down" text:style-name="Internet_20_link" text:visited-style-name="Visited_20_Internet_20_Link">label.style_label_down</text:a><text:a xlink:type="simple" xlink:href="https://www.tradingview.com/pine-script-reference/v6/#const_label.style_label_left" text:style-name="Internet_20_link" text:visited-style-name="Visited_20_Internet_20_Link">label.style_label_left</text:a><text:a xlink:type="simple" xlink:href="https://www.tradingview.com/pine-script-reference/v6/#const_label.style_label_right" text:style-name="Internet_20_link" text:visited-style-name="Visited_20_Internet_20_Link">label.style_label_right</text:a><text:a xlink:type="simple" xlink:href="https://www.tradingview.com/pine-script-reference/v6/#const_label.style_label_lower_left" text:style-name="Internet_20_link" text:visited-style-name="Visited_20_Internet_20_Link">label.style_label_lower_left</text:a><text:a xlink:type="simple" xlink:href="https://www.tradingview.com/pine-script-reference/v6/#const_label.style_label_lower_right" text:style-name="Internet_20_link" text:visited-style-name="Visited_20_Internet_20_Link">label.style_label_lower_right</text:a><text:a xlink:type="simple" xlink:href="https://www.tradingview.com/pine-script-reference/v6/#const_label.style_label_upper_left" text:style-name="Internet_20_link" text:visited-style-name="Visited_20_Internet_20_Link">label.style_label_upper_left</text:a><text:a xlink:type="simple" xlink:href="https://www.tradingview.com/pine-script-reference/v6/#const_label.style_label_upper_right" text:style-name="Internet_20_link" text:visited-style-name="Visited_20_Internet_20_Link">label.style_label_upper_right</text:a><text:a xlink:type="simple" xlink:href="https://www.tradingview.com/pine-script-reference/v6/#const_label.style_label_center" text:style-name="Internet_20_link" text:visited-style-name="Visited_20_Internet_20_Link">label.style_label_center</text:a><text:a xlink:type="simple" xlink:href="https://www.tradingview.com/pine-script-reference/v6/#const_label.style_diamond" text:style-name="Internet_20_link" text:visited-style-name="Visited_20_Internet_20_Link">label.style_diamond</text:a></text:p>
      </text:section>
      <text:section text:style-name="Sect1" text:name="const_label.style_text_outline">
        <text:h text:style-name="P2" text:outline-level="3">label.style_text_outline</text:h>
      </text:section>
      <text:section text:style-name="Sect1" text:name="Section260">
        <text:p text:style-name="P6"><text:bookmark text:name="const_label.style_text_outline"/>Label style for <text:a xlink:type="simple" xlink:href="https://www.tradingview.com/pine-script-reference/v6/#fun_label.new" text:style-name="Internet_20_link" text:visited-style-name="Visited_20_Internet_20_Link">label.new</text:a> and <text:a xlink:type="simple" xlink:href="https://www.tradingview.com/pine-script-reference/v6/#fun_label.set_style" text:style-name="Internet_20_link" text:visited-style-name="Visited_20_Internet_20_Link">label.set_style</text:a> functions.</text:p>
        <text:p text:style-name="P3">Type</text:p>
        <text:p text:style-name="P3">const string</text:p>
        <text:p text:style-name="P3">See also</text:p>
        <text:p text:style-name="P3"><text:a xlink:type="simple" xlink:href="https://www.tradingview.com/pine-script-reference/v6/#fun_label.new" text:style-name="Internet_20_link" text:visited-style-name="Visited_20_Internet_20_Link">label.new</text:a><text:a xlink:type="simple" xlink:href="https://www.tradingview.com/pine-script-reference/v6/#fun_label.set_style" text:style-name="Internet_20_link" text:visited-style-name="Visited_20_Internet_20_Link">label.set_style</text:a><text:a xlink:type="simple" xlink:href="https://www.tradingview.com/pine-script-reference/v6/#fun_label.set_textalign" text:style-name="Internet_20_link" text:visited-style-name="Visited_20_Internet_20_Link">label.set_textalign</text:a><text:a xlink:type="simple" xlink:href="https://www.tradingview.com/pine-script-reference/v6/#const_label.style_none" text:style-name="Internet_20_link" text:visited-style-name="Visited_20_Internet_20_Link">label.style_none</text:a><text:a xlink:type="simple" xlink:href="https://www.tradingview.com/pine-script-reference/v6/#const_label.style_xcross" text:style-name="Internet_20_link" text:visited-style-name="Visited_20_Internet_20_Link">label.style_xcross</text:a><text:a xlink:type="simple" xlink:href="https://www.tradingview.com/pine-script-reference/v6/#const_label.style_cross" text:style-name="Internet_20_link" text:visited-style-name="Visited_20_Internet_20_Link">label.style_cross</text:a><text:a xlink:type="simple" xlink:href="https://www.tradingview.com/pine-script-reference/v6/#const_label.style_triangleup" text:style-name="Internet_20_link" text:visited-style-name="Visited_20_Internet_20_Link">label.style_triangleup</text:a><text:a xlink:type="simple" xlink:href="https://www.tradingview.com/pine-script-reference/v6/#const_label.style_triangledown" text:style-name="Internet_20_link" text:visited-style-name="Visited_20_Internet_20_Link">label.style_triangledown</text:a><text:a xlink:type="simple" xlink:href="https://www.tradingview.com/pine-script-reference/v6/#const_label.style_flag" text:style-name="Internet_20_link" text:visited-style-name="Visited_20_Internet_20_Link">label.style_flag</text:a><text:a xlink:type="simple" xlink:href="https://www.tradingview.com/pine-script-reference/v6/#const_label.style_circle" text:style-name="Internet_20_link" text:visited-style-name="Visited_20_Internet_20_Link">label.style_circle</text:a><text:a xlink:type="simple" xlink:href="https://www.tradingview.com/pine-script-reference/v6/#const_label.style_arrowup" text:style-name="Internet_20_link" text:visited-style-name="Visited_20_Internet_20_Link">label.style_arrowup</text:a><text:a xlink:type="simple" xlink:href="https://www.tradingview.com/pine-script-reference/v6/#const_label.style_arrowdown" text:style-name="Internet_20_link" text:visited-style-name="Visited_20_Internet_20_Link">label.style_arrowdown</text:a><text:a xlink:type="simple" xlink:href="https://www.tradingview.com/pine-script-reference/v6/#const_label.style_label_up" text:style-name="Internet_20_link" text:visited-style-name="Visited_20_Internet_20_Link">label.style_label_up</text:a><text:a xlink:type="simple" xlink:href="https://www.tradingview.com/pine-script-reference/v6/#const_label.style_label_down" text:style-name="Internet_20_link" text:visited-style-name="Visited_20_Internet_20_Link">label.style_label_down</text:a><text:a xlink:type="simple" xlink:href="https://www.tradingview.com/pine-script-reference/v6/#const_label.style_label_left" text:style-name="Internet_20_link" text:visited-style-name="Visited_20_Internet_20_Link">label.style_label_left</text:a><text:a xlink:type="simple" xlink:href="https://www.tradingview.com/pine-script-reference/v6/#const_label.style_label_right" text:style-name="Internet_20_link" text:visited-style-name="Visited_20_Internet_20_Link">label.style_label_right</text:a><text:a xlink:type="simple" xlink:href="https://www.tradingview.com/pine-script-reference/v6/#const_label.style_label_lower_left" text:style-name="Internet_20_link" text:visited-style-name="Visited_20_Internet_20_Link">label.style_label_lower_left</text:a><text:a xlink:type="simple" xlink:href="https://www.tradingview.com/pine-script-reference/v6/#const_label.style_label_lower_right" text:style-name="Internet_20_link" text:visited-style-name="Visited_20_Internet_20_Link">label.style_label_lower_right</text:a><text:a xlink:type="simple" xlink:href="https://www.tradingview.com/pine-script-reference/v6/#const_label.style_label_upper_left" text:style-name="Internet_20_link" text:visited-style-name="Visited_20_Internet_20_Link">label.style_label_upper_left</text:a><text:a xlink:type="simple" xlink:href="https://www.tradingview.com/pine-script-reference/v6/#const_label.style_label_upper_right" text:style-name="Internet_20_link" text:visited-style-name="Visited_20_Internet_20_Link">label.style_label_upper_right</text:a><text:a xlink:type="simple" xlink:href="https://www.tradingview.com/pine-script-reference/v6/#const_label.style_label_center" text:style-name="Internet_20_link" text:visited-style-name="Visited_20_Internet_20_Link">label.style_label_center</text:a><text:a xlink:type="simple" xlink:href="https://www.tradingview.com/pine-script-reference/v6/#const_label.style_square" text:style-name="Internet_20_link" text:visited-style-name="Visited_20_Internet_20_Link">label.style_square</text:a><text:a xlink:type="simple" xlink:href="https://www.tradingview.com/pine-script-reference/v6/#const_label.style_diamond" text:style-name="Internet_20_link" text:visited-style-name="Visited_20_Internet_20_Link">label.style_diamond</text:a></text:p>
      </text:section>
      <text:section text:style-name="Sect1" text:name="const_label.style_triangledown">
        <text:h text:style-name="P2" text:outline-level="3">label.style_triangledown</text:h>
      </text:section>
      <text:section text:style-name="Sect1" text:name="Section261">
        <text:p text:style-name="P6"><text:bookmark text:name="const_label.style_triangledown"/>Label style for <text:a xlink:type="simple" xlink:href="https://www.tradingview.com/pine-script-reference/v6/#fun_label.new" text:style-name="Internet_20_link" text:visited-style-name="Visited_20_Internet_20_Link">label.new</text:a> and <text:a xlink:type="simple" xlink:href="https://www.tradingview.com/pine-script-reference/v6/#fun_label.set_style" text:style-name="Internet_20_link" text:visited-style-name="Visited_20_Internet_20_Link">label.set_style</text:a> functions.</text:p>
        <text:p text:style-name="P3">Type</text:p>
        <text:p text:style-name="P3">const string</text:p>
        <text:p text:style-name="P3">See also</text:p>
        <text:p text:style-name="P3"><text:a xlink:type="simple" xlink:href="https://www.tradingview.com/pine-script-reference/v6/#fun_label.new" text:style-name="Internet_20_link" text:visited-style-name="Visited_20_Internet_20_Link">label.new</text:a><text:a xlink:type="simple" xlink:href="https://www.tradingview.com/pine-script-reference/v6/#fun_label.set_style" text:style-name="Internet_20_link" text:visited-style-name="Visited_20_Internet_20_Link">label.set_style</text:a><text:a xlink:type="simple" xlink:href="https://www.tradingview.com/pine-script-reference/v6/#fun_label.set_textalign" text:style-name="Internet_20_link" text:visited-style-name="Visited_20_Internet_20_Link">label.set_textalign</text:a><text:a xlink:type="simple" xlink:href="https://www.tradingview.com/pine-script-reference/v6/#const_label.style_none" text:style-name="Internet_20_link" text:visited-style-name="Visited_20_Internet_20_Link">label.style_none</text:a><text:a xlink:type="simple" xlink:href="https://www.tradingview.com/pine-script-reference/v6/#const_label.style_xcross" text:style-name="Internet_20_link" text:visited-style-name="Visited_20_Internet_20_Link">label.style_xcross</text:a><text:a xlink:type="simple" xlink:href="https://www.tradingview.com/pine-script-reference/v6/#const_label.style_cross" text:style-name="Internet_20_link" text:visited-style-name="Visited_20_Internet_20_Link">label.style_cross</text:a><text:a xlink:type="simple" xlink:href="https://www.tradingview.com/pine-script-reference/v6/#const_label.style_triangleup" text:style-name="Internet_20_link" text:visited-style-name="Visited_20_Internet_20_Link">label.style_triangleup</text:a><text:a xlink:type="simple" xlink:href="https://www.tradingview.com/pine-script-reference/v6/#const_label.style_flag" text:style-name="Internet_20_link" text:visited-style-name="Visited_20_Internet_20_Link">label.style_flag</text:a><text:a xlink:type="simple" xlink:href="https://www.tradingview.com/pine-script-reference/v6/#const_label.style_circle" text:style-name="Internet_20_link" text:visited-style-name="Visited_20_Internet_20_Link">label.style_circle</text:a><text:a xlink:type="simple" xlink:href="https://www.tradingview.com/pine-script-reference/v6/#const_label.style_arrowup" text:style-name="Internet_20_link" text:visited-style-name="Visited_20_Internet_20_Link">label.style_arrowup</text:a><text:a xlink:type="simple" xlink:href="https://www.tradingview.com/pine-script-reference/v6/#const_label.style_arrowdown" text:style-name="Internet_20_link" text:visited-style-name="Visited_20_Internet_20_Link">label.style_arrowdown</text:a><text:a xlink:type="simple" xlink:href="https://www.tradingview.com/pine-script-reference/v6/#const_label.style_label_up" text:style-name="Internet_20_link" text:visited-style-name="Visited_20_Internet_20_Link">label.style_label_up</text:a><text:a xlink:type="simple" xlink:href="https://www.tradingview.com/pine-script-reference/v6/#const_label.style_label_down" text:style-name="Internet_20_link" text:visited-style-name="Visited_20_Internet_20_Link">label.style_label_down</text:a><text:a xlink:type="simple" xlink:href="https://www.tradingview.com/pine-script-reference/v6/#const_label.style_label_left" text:style-name="Internet_20_link" text:visited-style-name="Visited_20_Internet_20_Link">label.style_label_left</text:a><text:a xlink:type="simple" xlink:href="https://www.tradingview.com/pine-script-reference/v6/#const_label.style_label_right" text:style-name="Internet_20_link" text:visited-style-name="Visited_20_Internet_20_Link">label.style_label_right</text:a><text:a xlink:type="simple" xlink:href="https://www.tradingview.com/pine-script-reference/v6/#const_label.style_label_lower_left" text:style-name="Internet_20_link" text:visited-style-name="Visited_20_Internet_20_Link">label.style_label_lower_left</text:a><text:a xlink:type="simple" xlink:href="https://www.tradingview.com/pine-script-reference/v6/#const_label.style_label_lower_right" text:style-name="Internet_20_link" text:visited-style-name="Visited_20_Internet_20_Link">label.style_label_lower_right</text:a><text:a xlink:type="simple" xlink:href="https://www.tradingview.com/pine-script-reference/v6/#const_label.style_label_upper_left" text:style-name="Internet_20_link" text:visited-style-name="Visited_20_Internet_20_Link">label.style_label_upper_left</text:a><text:a xlink:type="simple" xlink:href="https://www.tradingview.com/pine-script-reference/v6/#const_label.style_label_upper_right" text:style-name="Internet_20_link" text:visited-style-name="Visited_20_Internet_20_Link">label.style_label_upper_right</text:a><text:a xlink:type="simple" xlink:href="https://www.tradingview.com/pine-script-reference/v6/#const_label.style_label_center" text:style-name="Internet_20_link" text:visited-style-name="Visited_20_Internet_20_Link">label.style_label_center</text:a><text:a xlink:type="simple" xlink:href="https://www.tradingview.com/pine-script-reference/v6/#const_label.style_square" text:style-name="Internet_20_link" text:visited-style-name="Visited_20_Internet_20_Link">label.style_square</text:a><text:a xlink:type="simple" xlink:href="https://www.tradingview.com/pine-script-reference/v6/#const_label.style_diamond" text:style-name="Internet_20_link" text:visited-style-name="Visited_20_Internet_20_Link">label.style_diamond</text:a></text:p>
      </text:section>
      <text:section text:style-name="Sect1" text:name="const_label.style_triangleup">
        <text:h text:style-name="P2" text:outline-level="3">label.style_triangleup</text:h>
      </text:section>
      <text:section text:style-name="Sect1" text:name="Section262">
        <text:p text:style-name="P6"><text:bookmark text:name="const_label.style_triangleup"/>Label style for <text:a xlink:type="simple" xlink:href="https://www.tradingview.com/pine-script-reference/v6/#fun_label.new" text:style-name="Internet_20_link" text:visited-style-name="Visited_20_Internet_20_Link">label.new</text:a> and <text:a xlink:type="simple" xlink:href="https://www.tradingview.com/pine-script-reference/v6/#fun_label.set_style" text:style-name="Internet_20_link" text:visited-style-name="Visited_20_Internet_20_Link">label.set_style</text:a> functions.</text:p>
        <text:p text:style-name="P3">Type</text:p>
        <text:p text:style-name="P3">const string</text:p>
        <text:p text:style-name="P3">See also</text:p>
        <text:p text:style-name="P3"><text:a xlink:type="simple" xlink:href="https://www.tradingview.com/pine-script-reference/v6/#fun_label.new" text:style-name="Internet_20_link" text:visited-style-name="Visited_20_Internet_20_Link">label.new</text:a><text:a xlink:type="simple" xlink:href="https://www.tradingview.com/pine-script-reference/v6/#fun_label.set_style" text:style-name="Internet_20_link" text:visited-style-name="Visited_20_Internet_20_Link">label.set_style</text:a><text:a xlink:type="simple" xlink:href="https://www.tradingview.com/pine-script-reference/v6/#fun_label.set_textalign" text:style-name="Internet_20_link" text:visited-style-name="Visited_20_Internet_20_Link">label.set_textalign</text:a><text:a xlink:type="simple" xlink:href="https://www.tradingview.com/pine-script-reference/v6/#const_label.style_none" text:style-name="Internet_20_link" text:visited-style-name="Visited_20_Internet_20_Link">label.style_none</text:a><text:a xlink:type="simple" xlink:href="https://www.tradingview.com/pine-script-reference/v6/#const_label.style_xcross" text:style-name="Internet_20_link" text:visited-style-name="Visited_20_Internet_20_Link">label.style_xcross</text:a><text:a xlink:type="simple" xlink:href="https://www.tradingview.com/pine-script-reference/v6/#const_label.style_cross" text:style-name="Internet_20_link" text:visited-style-name="Visited_20_Internet_20_Link">label.style_cross</text:a><text:a xlink:type="simple" xlink:href="https://www.tradingview.com/pine-script-reference/v6/#const_label.style_triangledown" text:style-name="Internet_20_link" text:visited-style-name="Visited_20_Internet_20_Link">label.style_triangledown</text:a><text:a xlink:type="simple" xlink:href="https://www.tradingview.com/pine-script-reference/v6/#const_label.style_flag" text:style-name="Internet_20_link" text:visited-style-name="Visited_20_Internet_20_Link">label.style_flag</text:a><text:a xlink:type="simple" xlink:href="https://www.tradingview.com/pine-script-reference/v6/#const_label.style_circle" text:style-name="Internet_20_link" text:visited-style-name="Visited_20_Internet_20_Link">label.style_circle</text:a><text:a xlink:type="simple" xlink:href="https://www.tradingview.com/pine-script-reference/v6/#const_label.style_arrowup" text:style-name="Internet_20_link" text:visited-style-name="Visited_20_Internet_20_Link">label.style_arrowup</text:a><text:a xlink:type="simple" xlink:href="https://www.tradingview.com/pine-script-reference/v6/#const_label.style_arrowdown" text:style-name="Internet_20_link" text:visited-style-name="Visited_20_Internet_20_Link">label.style_arrowdown</text:a><text:a xlink:type="simple" xlink:href="https://www.tradingview.com/pine-script-reference/v6/#const_label.style_label_up" text:style-name="Internet_20_link" text:visited-style-name="Visited_20_Internet_20_Link">label.style_label_up</text:a><text:a xlink:type="simple" xlink:href="https://www.tradingview.com/pine-script-reference/v6/#const_label.style_label_down" text:style-name="Internet_20_link" text:visited-style-name="Visited_20_Internet_20_Link">label.style_label_down</text:a><text:a xlink:type="simple" xlink:href="https://www.tradingview.com/pine-script-reference/v6/#const_label.style_label_left" text:style-name="Internet_20_link" text:visited-style-name="Visited_20_Internet_20_Link">label.style_label_left</text:a><text:a xlink:type="simple" xlink:href="https://www.tradingview.com/pine-script-reference/v6/#const_label.style_label_right" text:style-name="Internet_20_link" text:visited-style-name="Visited_20_Internet_20_Link">label.style_label_right</text:a><text:a xlink:type="simple" xlink:href="https://www.tradingview.com/pine-script-reference/v6/#const_label.style_label_lower_left" text:style-name="Internet_20_link" text:visited-style-name="Visited_20_Internet_20_Link">label.style_label_lower_left</text:a><text:a xlink:type="simple" xlink:href="https://www.tradingview.com/pine-script-reference/v6/#const_label.style_label_lower_right" text:style-name="Internet_20_link" text:visited-style-name="Visited_20_Internet_20_Link">label.style_label_lower_right</text:a><text:a xlink:type="simple" xlink:href="https://www.tradingview.com/pine-script-reference/v6/#const_label.style_label_upper_left" text:style-name="Internet_20_link" text:visited-style-name="Visited_20_Internet_20_Link">label.style_label_upper_left</text:a><text:a xlink:type="simple" xlink:href="https://www.tradingview.com/pine-script-reference/v6/#const_label.style_label_upper_right" text:style-name="Internet_20_link" text:visited-style-name="Visited_20_Internet_20_Link">label.style_label_upper_right</text:a><text:a xlink:type="simple" xlink:href="https://www.tradingview.com/pine-script-reference/v6/#const_label.style_label_center" text:style-name="Internet_20_link" text:visited-style-name="Visited_20_Internet_20_Link">label.style_label_center</text:a><text:a xlink:type="simple" xlink:href="https://www.tradingview.com/pine-script-reference/v6/#const_label.style_square" text:style-name="Internet_20_link" text:visited-style-name="Visited_20_Internet_20_Link">label.style_square</text:a><text:a xlink:type="simple" xlink:href="https://www.tradingview.com/pine-script-reference/v6/#const_label.style_diamond" text:style-name="Internet_20_link" text:visited-style-name="Visited_20_Internet_20_Link">label.style_diamond</text:a></text:p>
      </text:section>
      <text:section text:style-name="Sect1" text:name="const_label.style_xcross">
        <text:h text:style-name="P2" text:outline-level="3">label.style_xcross</text:h>
      </text:section>
      <text:section text:style-name="Sect1" text:name="Section263">
        <text:p text:style-name="P6"><text:bookmark text:name="const_label.style_xcross"/>Label style for <text:a xlink:type="simple" xlink:href="https://www.tradingview.com/pine-script-reference/v6/#fun_label.new" text:style-name="Internet_20_link" text:visited-style-name="Visited_20_Internet_20_Link">label.new</text:a> and <text:a xlink:type="simple" xlink:href="https://www.tradingview.com/pine-script-reference/v6/#fun_label.set_style" text:style-name="Internet_20_link" text:visited-style-name="Visited_20_Internet_20_Link">label.set_style</text:a> functions.</text:p>
        <text:p text:style-name="P3">Type</text:p>
        <text:p text:style-name="P3">const string</text:p>
        <text:p text:style-name="P3">See also</text:p>
        <text:p text:style-name="P3"><text:a xlink:type="simple" xlink:href="https://www.tradingview.com/pine-script-reference/v6/#fun_label.new" text:style-name="Internet_20_link" text:visited-style-name="Visited_20_Internet_20_Link">label.new</text:a><text:a xlink:type="simple" xlink:href="https://www.tradingview.com/pine-script-reference/v6/#fun_label.set_style" text:style-name="Internet_20_link" text:visited-style-name="Visited_20_Internet_20_Link">label.set_style</text:a><text:a xlink:type="simple" xlink:href="https://www.tradingview.com/pine-script-reference/v6/#fun_label.set_textalign" text:style-name="Internet_20_link" text:visited-style-name="Visited_20_Internet_20_Link">label.set_textalign</text:a><text:a xlink:type="simple" xlink:href="https://www.tradingview.com/pine-script-reference/v6/#const_label.style_none" text:style-name="Internet_20_link" text:visited-style-name="Visited_20_Internet_20_Link">label.style_none</text:a><text:a xlink:type="simple" xlink:href="https://www.tradingview.com/pine-script-reference/v6/#const_label.style_cross" text:style-name="Internet_20_link" text:visited-style-name="Visited_20_Internet_20_Link">label.style_cross</text:a><text:a xlink:type="simple" xlink:href="https://www.tradingview.com/pine-script-reference/v6/#const_label.style_triangleup" text:style-name="Internet_20_link" text:visited-style-name="Visited_20_Internet_20_Link">label.style_triangleup</text:a><text:a xlink:type="simple" xlink:href="https://www.tradingview.com/pine-script-reference/v6/#const_label.style_triangledown" text:style-name="Internet_20_link" text:visited-style-name="Visited_20_Internet_20_Link">label.style_triangledown</text:a><text:a xlink:type="simple" xlink:href="https://www.tradingview.com/pine-script-reference/v6/#const_label.style_flag" text:style-name="Internet_20_link" text:visited-style-name="Visited_20_Internet_20_Link">label.style_flag</text:a><text:a xlink:type="simple" xlink:href="https://www.tradingview.com/pine-script-reference/v6/#const_label.style_circle" text:style-name="Internet_20_link" text:visited-style-name="Visited_20_Internet_20_Link">label.style_circle</text:a><text:a xlink:type="simple" xlink:href="https://www.tradingview.com/pine-script-reference/v6/#const_label.style_arrowup" text:style-name="Internet_20_link" text:visited-style-name="Visited_20_Internet_20_Link">label.style_arrowup</text:a><text:a xlink:type="simple" xlink:href="https://www.tradingview.com/pine-script-reference/v6/#const_label.style_arrowdown" text:style-name="Internet_20_link" text:visited-style-name="Visited_20_Internet_20_Link">label.style_arrowdown</text:a><text:a xlink:type="simple" xlink:href="https://www.tradingview.com/pine-script-reference/v6/#const_label.style_label_up" text:style-name="Internet_20_link" text:visited-style-name="Visited_20_Internet_20_Link">label.style_label_up</text:a><text:a xlink:type="simple" xlink:href="https://www.tradingview.com/pine-script-reference/v6/#const_label.style_label_down" text:style-name="Internet_20_link" text:visited-style-name="Visited_20_Internet_20_Link">label.style_label_down</text:a><text:a xlink:type="simple" xlink:href="https://www.tradingview.com/pine-script-reference/v6/#const_label.style_label_left" text:style-name="Internet_20_link" text:visited-style-name="Visited_20_Internet_20_Link">label.style_label_left</text:a><text:a xlink:type="simple" xlink:href="https://www.tradingview.com/pine-script-reference/v6/#const_label.style_label_right" text:style-name="Internet_20_link" text:visited-style-name="Visited_20_Internet_20_Link">label.style_label_right</text:a><text:a xlink:type="simple" xlink:href="https://www.tradingview.com/pine-script-reference/v6/#const_label.style_label_center" text:style-name="Internet_20_link" text:visited-style-name="Visited_20_Internet_20_Link">label.style_label_center</text:a><text:a xlink:type="simple" xlink:href="https://www.tradingview.com/pine-script-reference/v6/#const_label.style_square" text:style-name="Internet_20_link" text:visited-style-name="Visited_20_Internet_20_Link">label.style_square</text:a><text:a xlink:type="simple" xlink:href="https://www.tradingview.com/pine-script-reference/v6/#const_label.style_diamond" text:style-name="Internet_20_link" text:visited-style-name="Visited_20_Internet_20_Link">label.style_diamond</text:a></text:p>
      </text:section>
      <text:section text:style-name="Sect1" text:name="const_line.style_arrow_both">
        <text:h text:style-name="P2" text:outline-level="3">line.style_arrow_both</text:h>
      </text:section>
      <text:section text:style-name="Sect1" text:name="Section264">
        <text:p text:style-name="P6"><text:bookmark text:name="const_line.style_arrow_both"/>Line style for <text:a xlink:type="simple" xlink:href="https://www.tradingview.com/pine-script-reference/v6/#fun_line.new" text:style-name="Internet_20_link" text:visited-style-name="Visited_20_Internet_20_Link">line.new</text:a> and <text:a xlink:type="simple" xlink:href="https://www.tradingview.com/pine-script-reference/v6/#fun_line.set_style" text:style-name="Internet_20_link" text:visited-style-name="Visited_20_Internet_20_Link">line.set_style</text:a> functions. Solid line with arrows on both points.</text:p>
        <text:p text:style-name="P3">Type</text:p>
        <text:p text:style-name="P3">const string</text:p>
        <text:p text:style-name="P3">See also</text:p>
        <text:p text:style-name="P3"><text:a xlink:type="simple" xlink:href="https://www.tradingview.com/pine-script-reference/v6/#fun_line.new" text:style-name="Internet_20_link" text:visited-style-name="Visited_20_Internet_20_Link">line.new</text:a><text:a xlink:type="simple" xlink:href="https://www.tradingview.com/pine-script-reference/v6/#fun_line.set_style" text:style-name="Internet_20_link" text:visited-style-name="Visited_20_Internet_20_Link">line.set_style</text:a><text:a xlink:type="simple" xlink:href="https://www.tradingview.com/pine-script-reference/v6/#const_line.style_solid" text:style-name="Internet_20_link" text:visited-style-name="Visited_20_Internet_20_Link">line.style_solid</text:a><text:a xlink:type="simple" xlink:href="https://www.tradingview.com/pine-script-reference/v6/#const_line.style_dotted" text:style-name="Internet_20_link" text:visited-style-name="Visited_20_Internet_20_Link">line.style_dotted</text:a><text:a xlink:type="simple" xlink:href="https://www.tradingview.com/pine-script-reference/v6/#const_line.style_dashed" text:style-name="Internet_20_link" text:visited-style-name="Visited_20_Internet_20_Link">line.style_dashed</text:a><text:a xlink:type="simple" xlink:href="https://www.tradingview.com/pine-script-reference/v6/#const_line.style_arrow_left" text:style-name="Internet_20_link" text:visited-style-name="Visited_20_Internet_20_Link">line.style_arrow_left</text:a><text:a xlink:type="simple" xlink:href="https://www.tradingview.com/pine-script-reference/v6/#const_line.style_arrow_right" text:style-name="Internet_20_link" text:visited-style-name="Visited_20_Internet_20_Link">line.style_arrow_right</text:a></text:p>
      </text:section>
      <text:section text:style-name="Sect1" text:name="const_line.style_arrow_left">
        <text:h text:style-name="P2" text:outline-level="3">line.style_arrow_left</text:h>
      </text:section>
      <text:section text:style-name="Sect1" text:name="Section265">
        <text:p text:style-name="P6"><text:bookmark text:name="const_line.style_arrow_left"/>Line style for <text:a xlink:type="simple" xlink:href="https://www.tradingview.com/pine-script-reference/v6/#fun_line.new" text:style-name="Internet_20_link" text:visited-style-name="Visited_20_Internet_20_Link">line.new</text:a> and <text:a xlink:type="simple" xlink:href="https://www.tradingview.com/pine-script-reference/v6/#fun_line.set_style" text:style-name="Internet_20_link" text:visited-style-name="Visited_20_Internet_20_Link">line.set_style</text:a> functions. Solid line with arrow on the first point.</text:p>
        <text:p text:style-name="P3">Type</text:p>
        <text:p text:style-name="P3">const string</text:p>
        <text:p text:style-name="P3">See also</text:p>
        <text:p text:style-name="P3"><text:a xlink:type="simple" xlink:href="https://www.tradingview.com/pine-script-reference/v6/#fun_line.new" text:style-name="Internet_20_link" text:visited-style-name="Visited_20_Internet_20_Link">line.new</text:a><text:a xlink:type="simple" xlink:href="https://www.tradingview.com/pine-script-reference/v6/#fun_line.set_style" text:style-name="Internet_20_link" text:visited-style-name="Visited_20_Internet_20_Link">line.set_style</text:a><text:a xlink:type="simple" xlink:href="https://www.tradingview.com/pine-script-reference/v6/#const_line.style_solid" text:style-name="Internet_20_link" text:visited-style-name="Visited_20_Internet_20_Link">line.style_solid</text:a><text:a xlink:type="simple" xlink:href="https://www.tradingview.com/pine-script-reference/v6/#const_line.style_dotted" text:style-name="Internet_20_link" text:visited-style-name="Visited_20_Internet_20_Link">line.style_dotted</text:a><text:a xlink:type="simple" xlink:href="https://www.tradingview.com/pine-script-reference/v6/#const_line.style_dashed" text:style-name="Internet_20_link" text:visited-style-name="Visited_20_Internet_20_Link">line.style_dashed</text:a><text:a xlink:type="simple" xlink:href="https://www.tradingview.com/pine-script-reference/v6/#const_line.style_arrow_right" text:style-name="Internet_20_link" text:visited-style-name="Visited_20_Internet_20_Link">line.style_arrow_right</text:a><text:a xlink:type="simple" xlink:href="https://www.tradingview.com/pine-script-reference/v6/#const_line.style_arrow_both" text:style-name="Internet_20_link" text:visited-style-name="Visited_20_Internet_20_Link">line.style_arrow_both</text:a></text:p>
      </text:section>
      <text:section text:style-name="Sect1" text:name="const_line.style_arrow_right">
        <text:h text:style-name="P2" text:outline-level="3">line.style_arrow_right</text:h>
      </text:section>
      <text:section text:style-name="Sect1" text:name="Section266">
        <text:p text:style-name="P6"><text:bookmark text:name="const_line.style_arrow_right"/>Line style for <text:a xlink:type="simple" xlink:href="https://www.tradingview.com/pine-script-reference/v6/#fun_line.new" text:style-name="Internet_20_link" text:visited-style-name="Visited_20_Internet_20_Link">line.new</text:a> and <text:a xlink:type="simple" xlink:href="https://www.tradingview.com/pine-script-reference/v6/#fun_line.set_style" text:style-name="Internet_20_link" text:visited-style-name="Visited_20_Internet_20_Link">line.set_style</text:a> functions. Solid line with arrow on the second point.</text:p>
        <text:p text:style-name="P3">Type</text:p>
        <text:p text:style-name="P3">const string</text:p>
        <text:p text:style-name="P3">See also</text:p>
        <text:p text:style-name="P3"><text:a xlink:type="simple" xlink:href="https://www.tradingview.com/pine-script-reference/v6/#fun_line.new" text:style-name="Internet_20_link" text:visited-style-name="Visited_20_Internet_20_Link">line.new</text:a><text:a xlink:type="simple" xlink:href="https://www.tradingview.com/pine-script-reference/v6/#fun_line.set_style" text:style-name="Internet_20_link" text:visited-style-name="Visited_20_Internet_20_Link">line.set_style</text:a><text:a xlink:type="simple" xlink:href="https://www.tradingview.com/pine-script-reference/v6/#const_line.style_solid" text:style-name="Internet_20_link" text:visited-style-name="Visited_20_Internet_20_Link">line.style_solid</text:a><text:a xlink:type="simple" xlink:href="https://www.tradingview.com/pine-script-reference/v6/#const_line.style_dotted" text:style-name="Internet_20_link" text:visited-style-name="Visited_20_Internet_20_Link">line.style_dotted</text:a><text:a xlink:type="simple" xlink:href="https://www.tradingview.com/pine-script-reference/v6/#const_line.style_dashed" text:style-name="Internet_20_link" text:visited-style-name="Visited_20_Internet_20_Link">line.style_dashed</text:a><text:a xlink:type="simple" xlink:href="https://www.tradingview.com/pine-script-reference/v6/#const_line.style_arrow_left" text:style-name="Internet_20_link" text:visited-style-name="Visited_20_Internet_20_Link">line.style_arrow_left</text:a><text:a xlink:type="simple" xlink:href="https://www.tradingview.com/pine-script-reference/v6/#const_line.style_arrow_both" text:style-name="Internet_20_link" text:visited-style-name="Visited_20_Internet_20_Link">line.style_arrow_both</text:a></text:p>
      </text:section>
      <text:section text:style-name="Sect1" text:name="const_line.style_dashed">
        <text:h text:style-name="P2" text:outline-level="3">line.style_dashed</text:h>
      </text:section>
      <text:section text:style-name="Sect1" text:name="Section267">
        <text:p text:style-name="P6"><text:bookmark text:name="const_line.style_dashed"/>Line style for <text:a xlink:type="simple" xlink:href="https://www.tradingview.com/pine-script-reference/v6/#fun_line.new" text:style-name="Internet_20_link" text:visited-style-name="Visited_20_Internet_20_Link">line.new</text:a> and <text:a xlink:type="simple" xlink:href="https://www.tradingview.com/pine-script-reference/v6/#fun_line.set_style" text:style-name="Internet_20_link" text:visited-style-name="Visited_20_Internet_20_Link">line.set_style</text:a> functions.</text:p>
        <text:p text:style-name="P3">Type</text:p>
        <text:p text:style-name="P3">const string</text:p>
        <text:p text:style-name="P3">See also</text:p>
        <text:p text:style-name="P3"><text:a xlink:type="simple" xlink:href="https://www.tradingview.com/pine-script-reference/v6/#fun_line.new" text:style-name="Internet_20_link" text:visited-style-name="Visited_20_Internet_20_Link">line.new</text:a><text:a xlink:type="simple" xlink:href="https://www.tradingview.com/pine-script-reference/v6/#fun_line.set_style" text:style-name="Internet_20_link" text:visited-style-name="Visited_20_Internet_20_Link">line.set_style</text:a><text:a xlink:type="simple" xlink:href="https://www.tradingview.com/pine-script-reference/v6/#const_line.style_solid" text:style-name="Internet_20_link" text:visited-style-name="Visited_20_Internet_20_Link">line.style_solid</text:a><text:a xlink:type="simple" xlink:href="https://www.tradingview.com/pine-script-reference/v6/#const_line.style_dotted" text:style-name="Internet_20_link" text:visited-style-name="Visited_20_Internet_20_Link">line.style_dotted</text:a><text:a xlink:type="simple" xlink:href="https://www.tradingview.com/pine-script-reference/v6/#const_line.style_arrow_left" text:style-name="Internet_20_link" text:visited-style-name="Visited_20_Internet_20_Link">line.style_arrow_left</text:a><text:a xlink:type="simple" xlink:href="https://www.tradingview.com/pine-script-reference/v6/#const_line.style_arrow_right" text:style-name="Internet_20_link" text:visited-style-name="Visited_20_Internet_20_Link">line.style_arrow_right</text:a><text:a xlink:type="simple" xlink:href="https://www.tradingview.com/pine-script-reference/v6/#const_line.style_arrow_both" text:style-name="Internet_20_link" text:visited-style-name="Visited_20_Internet_20_Link">line.style_arrow_both</text:a></text:p>
      </text:section>
      <text:section text:style-name="Sect1" text:name="const_line.style_dotted">
        <text:h text:style-name="P2" text:outline-level="3">line.style_dotted</text:h>
      </text:section>
      <text:section text:style-name="Sect1" text:name="Section268">
        <text:p text:style-name="P6"><text:bookmark text:name="const_line.style_dotted"/>Line style for <text:a xlink:type="simple" xlink:href="https://www.tradingview.com/pine-script-reference/v6/#fun_line.new" text:style-name="Internet_20_link" text:visited-style-name="Visited_20_Internet_20_Link">line.new</text:a> and <text:a xlink:type="simple" xlink:href="https://www.tradingview.com/pine-script-reference/v6/#fun_line.set_style" text:style-name="Internet_20_link" text:visited-style-name="Visited_20_Internet_20_Link">line.set_style</text:a> functions.</text:p>
        <text:p text:style-name="P3">Type</text:p>
        <text:p text:style-name="P3">const string</text:p>
        <text:p text:style-name="P3">See also</text:p>
        <text:p text:style-name="P3"><text:a xlink:type="simple" xlink:href="https://www.tradingview.com/pine-script-reference/v6/#fun_line.new" text:style-name="Internet_20_link" text:visited-style-name="Visited_20_Internet_20_Link">line.new</text:a><text:a xlink:type="simple" xlink:href="https://www.tradingview.com/pine-script-reference/v6/#fun_line.set_style" text:style-name="Internet_20_link" text:visited-style-name="Visited_20_Internet_20_Link">line.set_style</text:a><text:a xlink:type="simple" xlink:href="https://www.tradingview.com/pine-script-reference/v6/#const_line.style_solid" text:style-name="Internet_20_link" text:visited-style-name="Visited_20_Internet_20_Link">line.style_solid</text:a><text:a xlink:type="simple" xlink:href="https://www.tradingview.com/pine-script-reference/v6/#const_line.style_dashed" text:style-name="Internet_20_link" text:visited-style-name="Visited_20_Internet_20_Link">line.style_dashed</text:a><text:a xlink:type="simple" xlink:href="https://www.tradingview.com/pine-script-reference/v6/#const_line.style_arrow_left" text:style-name="Internet_20_link" text:visited-style-name="Visited_20_Internet_20_Link">line.style_arrow_left</text:a><text:a xlink:type="simple" xlink:href="https://www.tradingview.com/pine-script-reference/v6/#const_line.style_arrow_right" text:style-name="Internet_20_link" text:visited-style-name="Visited_20_Internet_20_Link">line.style_arrow_right</text:a><text:a xlink:type="simple" xlink:href="https://www.tradingview.com/pine-script-reference/v6/#const_line.style_arrow_both" text:style-name="Internet_20_link" text:visited-style-name="Visited_20_Internet_20_Link">line.style_arrow_both</text:a></text:p>
      </text:section>
      <text:section text:style-name="Sect1" text:name="const_line.style_solid">
        <text:h text:style-name="P2" text:outline-level="3">line.style_solid</text:h>
      </text:section>
      <text:section text:style-name="Sect1" text:name="Section269">
        <text:p text:style-name="P6"><text:bookmark text:name="const_line.style_solid"/>Line style for <text:a xlink:type="simple" xlink:href="https://www.tradingview.com/pine-script-reference/v6/#fun_line.new" text:style-name="Internet_20_link" text:visited-style-name="Visited_20_Internet_20_Link">line.new</text:a> and <text:a xlink:type="simple" xlink:href="https://www.tradingview.com/pine-script-reference/v6/#fun_line.set_style" text:style-name="Internet_20_link" text:visited-style-name="Visited_20_Internet_20_Link">line.set_style</text:a> functions.</text:p>
        <text:p text:style-name="P3">Type</text:p>
        <text:p text:style-name="P3">const string</text:p>
        <text:p text:style-name="P3">See also</text:p>
        <text:p text:style-name="P3"><text:a xlink:type="simple" xlink:href="https://www.tradingview.com/pine-script-reference/v6/#fun_line.new" text:style-name="Internet_20_link" text:visited-style-name="Visited_20_Internet_20_Link">line.new</text:a><text:a xlink:type="simple" xlink:href="https://www.tradingview.com/pine-script-reference/v6/#fun_line.set_style" text:style-name="Internet_20_link" text:visited-style-name="Visited_20_Internet_20_Link">line.set_style</text:a><text:a xlink:type="simple" xlink:href="https://www.tradingview.com/pine-script-reference/v6/#const_line.style_dotted" text:style-name="Internet_20_link" text:visited-style-name="Visited_20_Internet_20_Link">line.style_dotted</text:a><text:a xlink:type="simple" xlink:href="https://www.tradingview.com/pine-script-reference/v6/#const_line.style_dashed" text:style-name="Internet_20_link" text:visited-style-name="Visited_20_Internet_20_Link">line.style_dashed</text:a><text:a xlink:type="simple" xlink:href="https://www.tradingview.com/pine-script-reference/v6/#const_line.style_arrow_left" text:style-name="Internet_20_link" text:visited-style-name="Visited_20_Internet_20_Link">line.style_arrow_left</text:a><text:a xlink:type="simple" xlink:href="https://www.tradingview.com/pine-script-reference/v6/#const_line.style_arrow_right" text:style-name="Internet_20_link" text:visited-style-name="Visited_20_Internet_20_Link">line.style_arrow_right</text:a><text:a xlink:type="simple" xlink:href="https://www.tradingview.com/pine-script-reference/v6/#const_line.style_arrow_both" text:style-name="Internet_20_link" text:visited-style-name="Visited_20_Internet_20_Link">line.style_arrow_both</text:a></text:p>
      </text:section>
      <text:section text:style-name="Sect1" text:name="const_location.abovebar">
        <text:h text:style-name="P2" text:outline-level="3">location.abovebar</text:h>
      </text:section>
      <text:section text:style-name="Sect1" text:name="Section270">
        <text:p text:style-name="P6"><text:bookmark text:name="const_location.abovebar"/>Location value for <text:a xlink:type="simple" xlink:href="https://www.tradingview.com/pine-script-reference/v6/#fun_plotshape" text:style-name="Internet_20_link" text:visited-style-name="Visited_20_Internet_20_Link">plotshape</text:a>, <text:a xlink:type="simple" xlink:href="https://www.tradingview.com/pine-script-reference/v6/#fun_plotchar" text:style-name="Internet_20_link" text:visited-style-name="Visited_20_Internet_20_Link">plotchar</text:a> functions. Shape is plotted above main series bars.</text:p>
        <text:p text:style-name="P3">Type</text:p>
        <text:p text:style-name="P3">const string</text:p>
        <text:p text:style-name="P3"><text:soft-page-break/>See also</text:p>
        <text:p text:style-name="P3"><text:a xlink:type="simple" xlink:href="https://www.tradingview.com/pine-script-reference/v6/#fun_plotshape" text:style-name="Internet_20_link" text:visited-style-name="Visited_20_Internet_20_Link">plotshape</text:a><text:a xlink:type="simple" xlink:href="https://www.tradingview.com/pine-script-reference/v6/#fun_plotchar" text:style-name="Internet_20_link" text:visited-style-name="Visited_20_Internet_20_Link">plotchar</text:a><text:a xlink:type="simple" xlink:href="https://www.tradingview.com/pine-script-reference/v6/#const_location.belowbar" text:style-name="Internet_20_link" text:visited-style-name="Visited_20_Internet_20_Link">location.belowbar</text:a><text:a xlink:type="simple" xlink:href="https://www.tradingview.com/pine-script-reference/v6/#const_location.top" text:style-name="Internet_20_link" text:visited-style-name="Visited_20_Internet_20_Link">location.top</text:a><text:a xlink:type="simple" xlink:href="https://www.tradingview.com/pine-script-reference/v6/#const_location.bottom" text:style-name="Internet_20_link" text:visited-style-name="Visited_20_Internet_20_Link">location.bottom</text:a><text:a xlink:type="simple" xlink:href="https://www.tradingview.com/pine-script-reference/v6/#const_location.absolute" text:style-name="Internet_20_link" text:visited-style-name="Visited_20_Internet_20_Link">location.absolute</text:a></text:p>
      </text:section>
      <text:section text:style-name="Sect1" text:name="const_location.absolute">
        <text:h text:style-name="P2" text:outline-level="3">location.absolute</text:h>
      </text:section>
      <text:section text:style-name="Sect1" text:name="Section271">
        <text:p text:style-name="P6"><text:bookmark text:name="const_location.absolute"/>Location value for <text:a xlink:type="simple" xlink:href="https://www.tradingview.com/pine-script-reference/v6/#fun_plotshape" text:style-name="Internet_20_link" text:visited-style-name="Visited_20_Internet_20_Link">plotshape</text:a>, <text:a xlink:type="simple" xlink:href="https://www.tradingview.com/pine-script-reference/v6/#fun_plotchar" text:style-name="Internet_20_link" text:visited-style-name="Visited_20_Internet_20_Link">plotchar</text:a> functions. Shape is plotted on chart using indicator value as a price coordinate.</text:p>
        <text:p text:style-name="P3">Type</text:p>
        <text:p text:style-name="P3">const string</text:p>
        <text:p text:style-name="P3">See also</text:p>
        <text:p text:style-name="P3"><text:a xlink:type="simple" xlink:href="https://www.tradingview.com/pine-script-reference/v6/#fun_plotshape" text:style-name="Internet_20_link" text:visited-style-name="Visited_20_Internet_20_Link">plotshape</text:a><text:a xlink:type="simple" xlink:href="https://www.tradingview.com/pine-script-reference/v6/#fun_plotchar" text:style-name="Internet_20_link" text:visited-style-name="Visited_20_Internet_20_Link">plotchar</text:a><text:a xlink:type="simple" xlink:href="https://www.tradingview.com/pine-script-reference/v6/#const_location.abovebar" text:style-name="Internet_20_link" text:visited-style-name="Visited_20_Internet_20_Link">location.abovebar</text:a><text:a xlink:type="simple" xlink:href="https://www.tradingview.com/pine-script-reference/v6/#const_location.belowbar" text:style-name="Internet_20_link" text:visited-style-name="Visited_20_Internet_20_Link">location.belowbar</text:a><text:a xlink:type="simple" xlink:href="https://www.tradingview.com/pine-script-reference/v6/#const_location.top" text:style-name="Internet_20_link" text:visited-style-name="Visited_20_Internet_20_Link">location.top</text:a><text:a xlink:type="simple" xlink:href="https://www.tradingview.com/pine-script-reference/v6/#const_location.bottom" text:style-name="Internet_20_link" text:visited-style-name="Visited_20_Internet_20_Link">location.bottom</text:a></text:p>
      </text:section>
      <text:section text:style-name="Sect1" text:name="const_location.belowbar">
        <text:h text:style-name="P2" text:outline-level="3">location.belowbar</text:h>
      </text:section>
      <text:section text:style-name="Sect1" text:name="Section272">
        <text:p text:style-name="P6"><text:bookmark text:name="const_location.belowbar"/>Location value for <text:a xlink:type="simple" xlink:href="https://www.tradingview.com/pine-script-reference/v6/#fun_plotshape" text:style-name="Internet_20_link" text:visited-style-name="Visited_20_Internet_20_Link">plotshape</text:a>, <text:a xlink:type="simple" xlink:href="https://www.tradingview.com/pine-script-reference/v6/#fun_plotchar" text:style-name="Internet_20_link" text:visited-style-name="Visited_20_Internet_20_Link">plotchar</text:a> functions. Shape is plotted below main series bars.</text:p>
        <text:p text:style-name="P3">Type</text:p>
        <text:p text:style-name="P3">const string</text:p>
        <text:p text:style-name="P3">See also</text:p>
        <text:p text:style-name="P3"><text:a xlink:type="simple" xlink:href="https://www.tradingview.com/pine-script-reference/v6/#fun_plotshape" text:style-name="Internet_20_link" text:visited-style-name="Visited_20_Internet_20_Link">plotshape</text:a><text:a xlink:type="simple" xlink:href="https://www.tradingview.com/pine-script-reference/v6/#fun_plotchar" text:style-name="Internet_20_link" text:visited-style-name="Visited_20_Internet_20_Link">plotchar</text:a><text:a xlink:type="simple" xlink:href="https://www.tradingview.com/pine-script-reference/v6/#const_location.abovebar" text:style-name="Internet_20_link" text:visited-style-name="Visited_20_Internet_20_Link">location.abovebar</text:a><text:a xlink:type="simple" xlink:href="https://www.tradingview.com/pine-script-reference/v6/#const_location.top" text:style-name="Internet_20_link" text:visited-style-name="Visited_20_Internet_20_Link">location.top</text:a><text:a xlink:type="simple" xlink:href="https://www.tradingview.com/pine-script-reference/v6/#const_location.bottom" text:style-name="Internet_20_link" text:visited-style-name="Visited_20_Internet_20_Link">location.bottom</text:a><text:a xlink:type="simple" xlink:href="https://www.tradingview.com/pine-script-reference/v6/#const_location.absolute" text:style-name="Internet_20_link" text:visited-style-name="Visited_20_Internet_20_Link">location.absolute</text:a></text:p>
      </text:section>
      <text:section text:style-name="Sect1" text:name="const_location.bottom">
        <text:h text:style-name="P2" text:outline-level="3">location.bottom</text:h>
      </text:section>
      <text:section text:style-name="Sect1" text:name="Section273">
        <text:p text:style-name="P6"><text:bookmark text:name="const_location.bottom"/>Location value for <text:a xlink:type="simple" xlink:href="https://www.tradingview.com/pine-script-reference/v6/#fun_plotshape" text:style-name="Internet_20_link" text:visited-style-name="Visited_20_Internet_20_Link">plotshape</text:a>, <text:a xlink:type="simple" xlink:href="https://www.tradingview.com/pine-script-reference/v6/#fun_plotchar" text:style-name="Internet_20_link" text:visited-style-name="Visited_20_Internet_20_Link">plotchar</text:a> functions. Shape is plotted near the bottom chart border.</text:p>
        <text:p text:style-name="P3">Type</text:p>
        <text:p text:style-name="P3">const string</text:p>
        <text:p text:style-name="P3">See also</text:p>
        <text:p text:style-name="P3"><text:a xlink:type="simple" xlink:href="https://www.tradingview.com/pine-script-reference/v6/#fun_plotshape" text:style-name="Internet_20_link" text:visited-style-name="Visited_20_Internet_20_Link">plotshape</text:a><text:a xlink:type="simple" xlink:href="https://www.tradingview.com/pine-script-reference/v6/#fun_plotchar" text:style-name="Internet_20_link" text:visited-style-name="Visited_20_Internet_20_Link">plotchar</text:a><text:a xlink:type="simple" xlink:href="https://www.tradingview.com/pine-script-reference/v6/#const_location.abovebar" text:style-name="Internet_20_link" text:visited-style-name="Visited_20_Internet_20_Link">location.abovebar</text:a><text:a xlink:type="simple" xlink:href="https://www.tradingview.com/pine-script-reference/v6/#const_location.belowbar" text:style-name="Internet_20_link" text:visited-style-name="Visited_20_Internet_20_Link">location.belowbar</text:a><text:a xlink:type="simple" xlink:href="https://www.tradingview.com/pine-script-reference/v6/#const_location.top" text:style-name="Internet_20_link" text:visited-style-name="Visited_20_Internet_20_Link">location.top</text:a><text:a xlink:type="simple" xlink:href="https://www.tradingview.com/pine-script-reference/v6/#const_location.absolute" text:style-name="Internet_20_link" text:visited-style-name="Visited_20_Internet_20_Link">location.absolute</text:a></text:p>
      </text:section>
      <text:section text:style-name="Sect1" text:name="const_location.top">
        <text:h text:style-name="P2" text:outline-level="3">location.top</text:h>
      </text:section>
      <text:section text:style-name="Sect1" text:name="Section274">
        <text:p text:style-name="P6"><text:bookmark text:name="const_location.top"/>Location value for <text:a xlink:type="simple" xlink:href="https://www.tradingview.com/pine-script-reference/v6/#fun_plotshape" text:style-name="Internet_20_link" text:visited-style-name="Visited_20_Internet_20_Link">plotshape</text:a>, <text:a xlink:type="simple" xlink:href="https://www.tradingview.com/pine-script-reference/v6/#fun_plotchar" text:style-name="Internet_20_link" text:visited-style-name="Visited_20_Internet_20_Link">plotchar</text:a> functions. Shape is plotted near the top chart border.</text:p>
        <text:p text:style-name="P3">Type</text:p>
        <text:p text:style-name="P3">const string</text:p>
        <text:p text:style-name="P3">See also</text:p>
        <text:p text:style-name="P3"><text:a xlink:type="simple" xlink:href="https://www.tradingview.com/pine-script-reference/v6/#fun_plotshape" text:style-name="Internet_20_link" text:visited-style-name="Visited_20_Internet_20_Link">plotshape</text:a><text:a xlink:type="simple" xlink:href="https://www.tradingview.com/pine-script-reference/v6/#fun_plotchar" text:style-name="Internet_20_link" text:visited-style-name="Visited_20_Internet_20_Link">plotchar</text:a><text:a xlink:type="simple" xlink:href="https://www.tradingview.com/pine-script-reference/v6/#const_location.abovebar" text:style-name="Internet_20_link" text:visited-style-name="Visited_20_Internet_20_Link">location.abovebar</text:a><text:a xlink:type="simple" xlink:href="https://www.tradingview.com/pine-script-reference/v6/#const_location.belowbar" text:style-name="Internet_20_link" text:visited-style-name="Visited_20_Internet_20_Link">location.belowbar</text:a><text:a xlink:type="simple" xlink:href="https://www.tradingview.com/pine-script-reference/v6/#const_location.bottom" text:style-name="Internet_20_link" text:visited-style-name="Visited_20_Internet_20_Link">location.bottom</text:a><text:a xlink:type="simple" xlink:href="https://www.tradingview.com/pine-script-reference/v6/#const_location.absolute" text:style-name="Internet_20_link" text:visited-style-name="Visited_20_Internet_20_Link">location.absolute</text:a></text:p>
      </text:section>
      <text:section text:style-name="Sect1" text:name="const_math.e">
        <text:h text:style-name="P2" text:outline-level="3">math.e</text:h>
      </text:section>
      <text:section text:style-name="Sect1" text:name="Section275">
        <text:p text:style-name="P6"><text:bookmark text:name="const_math.e"/>Is a named constant for <text:a xlink:type="simple" xlink:href="https://en.wikipedia.org/wiki/E_(mathematical_constant)" office:target-frame-name="_blank" xlink:show="new" text:style-name="Internet_20_link" text:visited-style-name="Visited_20_Internet_20_Link">Euler's number</text:a>. It is equal to 2.7182818284590452.</text:p>
        <text:p text:style-name="P3">Type</text:p>
        <text:p text:style-name="P3">const float</text:p>
        <text:p text:style-name="P3">See also</text:p>
        <text:p text:style-name="P3"><text:a xlink:type="simple" xlink:href="https://www.tradingview.com/pine-script-reference/v6/#const_math.phi" text:style-name="Internet_20_link" text:visited-style-name="Visited_20_Internet_20_Link">math.phi</text:a><text:a xlink:type="simple" xlink:href="https://www.tradingview.com/pine-script-reference/v6/#const_math.pi" text:style-name="Internet_20_link" text:visited-style-name="Visited_20_Internet_20_Link">math.pi</text:a><text:a xlink:type="simple" xlink:href="https://www.tradingview.com/pine-script-reference/v6/#const_math.rphi" text:style-name="Internet_20_link" text:visited-style-name="Visited_20_Internet_20_Link">math.rphi</text:a></text:p>
      </text:section>
      <text:section text:style-name="Sect1" text:name="const_math.phi">
        <text:h text:style-name="P2" text:outline-level="3">math.phi</text:h>
      </text:section>
      <text:section text:style-name="Sect1" text:name="Section276">
        <text:p text:style-name="P6"><text:bookmark text:name="const_math.phi"/>Is a named constant for the <text:a xlink:type="simple" xlink:href="https://en.wikipedia.org/wiki/Golden_ratio" office:target-frame-name="_blank" xlink:show="new" text:style-name="Internet_20_link" text:visited-style-name="Visited_20_Internet_20_Link">golden ratio</text:a>. It is equal to 1.6180339887498948.</text:p>
        <text:p text:style-name="P3">Type</text:p>
        <text:p text:style-name="P3">const float</text:p>
        <text:p text:style-name="P3">See also</text:p>
        <text:p text:style-name="P3"><text:a xlink:type="simple" xlink:href="https://www.tradingview.com/pine-script-reference/v6/#const_math.e" text:style-name="Internet_20_link" text:visited-style-name="Visited_20_Internet_20_Link">math.e</text:a><text:a xlink:type="simple" xlink:href="https://www.tradingview.com/pine-script-reference/v6/#const_math.pi" text:style-name="Internet_20_link" text:visited-style-name="Visited_20_Internet_20_Link">math.pi</text:a><text:a xlink:type="simple" xlink:href="https://www.tradingview.com/pine-script-reference/v6/#const_math.rphi" text:style-name="Internet_20_link" text:visited-style-name="Visited_20_Internet_20_Link">math.rphi</text:a></text:p>
      </text:section>
      <text:section text:style-name="Sect1" text:name="const_math.pi">
        <text:h text:style-name="P2" text:outline-level="3">math.pi</text:h>
      </text:section>
      <text:section text:style-name="Sect1" text:name="Section277">
        <text:p text:style-name="P6"><text:bookmark text:name="const_math.pi"/>Is a named constant for <text:a xlink:type="simple" xlink:href="https://en.wikipedia.org/wiki/Pi" office:target-frame-name="_blank" xlink:show="new" text:style-name="Internet_20_link" text:visited-style-name="Visited_20_Internet_20_Link">Archimedes' constant</text:a>. It is equal to 3.1415926535897932.</text:p>
        <text:p text:style-name="P3">Type</text:p>
        <text:p text:style-name="P3">const float</text:p>
        <text:p text:style-name="P3">See also</text:p>
        <text:p text:style-name="P3"><text:a xlink:type="simple" xlink:href="https://www.tradingview.com/pine-script-reference/v6/#const_math.e" text:style-name="Internet_20_link" text:visited-style-name="Visited_20_Internet_20_Link">math.e</text:a><text:a xlink:type="simple" xlink:href="https://www.tradingview.com/pine-script-reference/v6/#const_math.phi" text:style-name="Internet_20_link" text:visited-style-name="Visited_20_Internet_20_Link">math.phi</text:a><text:a xlink:type="simple" xlink:href="https://www.tradingview.com/pine-script-reference/v6/#const_math.rphi" text:style-name="Internet_20_link" text:visited-style-name="Visited_20_Internet_20_Link">math.rphi</text:a></text:p>
      </text:section>
      <text:section text:style-name="Sect1" text:name="const_math.rphi">
        <text:h text:style-name="P2" text:outline-level="3">math.rphi</text:h>
      </text:section>
      <text:section text:style-name="Sect1" text:name="Section278">
        <text:p text:style-name="P6"><text:bookmark text:name="const_math.rphi"/>Is a named constant for the <text:a xlink:type="simple" xlink:href="https://en.wikipedia.org/wiki/Golden_ratio#Golden_ratio_conjugate" office:target-frame-name="_blank" xlink:show="new" text:style-name="Internet_20_link" text:visited-style-name="Visited_20_Internet_20_Link">golden ratio conjugate</text:a>. It is equal to 0.6180339887498948.</text:p>
        <text:p text:style-name="P3">Type</text:p>
        <text:p text:style-name="P3">const float</text:p>
        <text:p text:style-name="P3">See also</text:p>
        <text:p text:style-name="P3"><text:a xlink:type="simple" xlink:href="https://www.tradingview.com/pine-script-reference/v6/#const_math.e" text:style-name="Internet_20_link" text:visited-style-name="Visited_20_Internet_20_Link">math.e</text:a><text:a xlink:type="simple" xlink:href="https://www.tradingview.com/pine-script-reference/v6/#const_math.pi" text:style-name="Internet_20_link" text:visited-style-name="Visited_20_Internet_20_Link">math.pi</text:a><text:a xlink:type="simple" xlink:href="https://www.tradingview.com/pine-script-reference/v6/#const_math.phi" text:style-name="Internet_20_link" text:visited-style-name="Visited_20_Internet_20_Link">math.phi</text:a></text:p>
      </text:section>
      <text:section text:style-name="Sect1" text:name="const_order.ascending">
        <text:h text:style-name="P2" text:outline-level="3">order.ascending</text:h>
      </text:section>
      <text:section text:style-name="Sect1" text:name="Section279">
        <text:p text:style-name="P6"><text:bookmark text:name="const_order.ascending"/>Determines the sort order of the array from the smallest to the largest value.</text:p>
        <text:p text:style-name="P3">Type</text:p>
        <text:p text:style-name="P3">const sort_order</text:p>
        <text:p text:style-name="P3">See also</text:p>
        <text:p text:style-name="P3"><text:a xlink:type="simple" xlink:href="https://www.tradingview.com/pine-script-reference/v6/#fun_array.new_float" text:style-name="Internet_20_link" text:visited-style-name="Visited_20_Internet_20_Link">array.new_float</text:a><text:a xlink:type="simple" xlink:href="https://www.tradingview.com/pine-script-reference/v6/#fun_array.sort" text:style-name="Internet_20_link" text:visited-style-name="Visited_20_Internet_20_Link">array.sort</text:a></text:p>
      </text:section>
      <text:section text:style-name="Sect1" text:name="const_order.descending">
        <text:h text:style-name="P2" text:outline-level="3">order.descending</text:h>
      </text:section>
      <text:section text:style-name="Sect1" text:name="Section280">
        <text:p text:style-name="P6"><text:bookmark text:name="const_order.descending"/>Determines the sort order of the array from the largest to the smallest value.</text:p>
        <text:p text:style-name="P3">Type</text:p>
        <text:p text:style-name="P3">const sort_order</text:p>
        <text:p text:style-name="P3">See also</text:p>
        <text:p text:style-name="P3"><text:a xlink:type="simple" xlink:href="https://www.tradingview.com/pine-script-reference/v6/#fun_array.new_float" text:style-name="Internet_20_link" text:visited-style-name="Visited_20_Internet_20_Link">array.new_float</text:a><text:a xlink:type="simple" xlink:href="https://www.tradingview.com/pine-script-reference/v6/#fun_array.sort" text:style-name="Internet_20_link" text:visited-style-name="Visited_20_Internet_20_Link">array.sort</text:a></text:p>
      </text:section>
      <text:section text:style-name="Sect1" text:name="const_plot.style_area">
        <text:h text:style-name="P2" text:outline-level="3">plot.style_area</text:h>
      </text:section>
      <text:section text:style-name="Sect1" text:name="Section281">
        <text:p text:style-name="P6"><text:bookmark text:name="const_plot.style_area"/>A named constant for the 'Area' style, to be used as an argument for the <text:span text:style-name="Source_20_Text">style</text:span> parameter in the <text:a xlink:type="simple" xlink:href="https://www.tradingview.com/pine-script-reference/v6/#fun_plot" text:style-name="Internet_20_link" text:visited-style-name="Visited_20_Internet_20_Link">plot</text:a> function.</text:p>
        <text:p text:style-name="P3">Type</text:p>
        <text:p text:style-name="P3">const plot_style</text:p>
        <text:p text:style-name="P3">See also</text:p>
        <text:p text:style-name="P3"><text:a xlink:type="simple" xlink:href="https://www.tradingview.com/pine-script-reference/v6/#fun_plot" text:style-name="Internet_20_link" text:visited-style-name="Visited_20_Internet_20_Link">plot</text:a><text:a xlink:type="simple" xlink:href="https://www.tradingview.com/pine-script-reference/v6/#const_plot.style_steplinebr" text:style-name="Internet_20_link" text:visited-style-name="Visited_20_Internet_20_Link">plot.style_steplinebr</text:a><text:a xlink:type="simple" xlink:href="https://www.tradingview.com/pine-script-reference/v6/#const_plot.style_line" text:style-name="Internet_20_link" text:visited-style-name="Visited_20_Internet_20_Link">plot.style_line</text:a><text:a xlink:type="simple" xlink:href="https://www.tradingview.com/pine-script-reference/v6/#const_plot.style_linebr" text:style-name="Internet_20_link" text:visited-style-name="Visited_20_Internet_20_Link">plot.style_linebr</text:a><text:a xlink:type="simple" xlink:href="https://www.tradingview.com/pine-script-reference/v6/#const_plot.style_stepline" text:style-name="Internet_20_link" text:visited-style-name="Visited_20_Internet_20_Link">plot.style_stepline</text:a><text:a xlink:type="simple" xlink:href="https://www.tradingview.com/pine-script-reference/v6/#const_plot.style_stepline_diamond" text:style-name="Internet_20_link" text:visited-style-name="Visited_20_Internet_20_Link">plot.style_stepline_diamond</text:a><text:a xlink:type="simple" xlink:href="https://www.tradingview.com/pine-script-reference/v6/#const_plot.style_histogram" text:style-name="Internet_20_link" text:visited-style-name="Visited_20_Internet_20_Link">plot.style_histogram</text:a><text:a xlink:type="simple" xlink:href="https://www.tradingview.com/pine-script-reference/v6/#const_plot.style_areabr" text:style-name="Internet_20_link" text:visited-style-name="Visited_20_Internet_20_Link">plot.style_areabr</text:a><text:a xlink:type="simple" xlink:href="https://www.tradingview.com/pine-script-reference/v6/#const_plot.style_cross" text:style-name="Internet_20_link" text:visited-style-name="Visited_20_Internet_20_Link">plot.style_cross</text:a><text:a xlink:type="simple" xlink:href="https://www.tradingview.com/pine-script-reference/v6/#const_plot.style_columns" text:style-name="Internet_20_link" text:visited-style-name="Visited_20_Internet_20_Link">plot.style_columns</text:a><text:a xlink:type="simple" xlink:href="https://www.tradingview.com/pine-script-reference/v6/#const_plot.style_circles" text:style-name="Internet_20_link" text:visited-style-name="Visited_20_Internet_20_Link">plot.style_circles</text:a></text:p>
      </text:section>
      <text:section text:style-name="Sect1" text:name="const_plot.style_areabr">
        <text:h text:style-name="P2" text:outline-level="3">plot.style_areabr</text:h>
      </text:section>
      <text:section text:style-name="Sect1" text:name="Section282">
        <text:p text:style-name="P6"><text:bookmark text:name="const_plot.style_areabr"/><text:soft-page-break/>A named constant for the 'Area With Breaks' style, to be used as an argument for the <text:span text:style-name="Source_20_Text">style</text:span> parameter in the <text:a xlink:type="simple" xlink:href="https://www.tradingview.com/pine-script-reference/v6/#fun_plot" text:style-name="Internet_20_link" text:visited-style-name="Visited_20_Internet_20_Link">plot</text:a> function. Similar to <text:a xlink:type="simple" xlink:href="https://www.tradingview.com/pine-script-reference/v6/#const_plot.style_area" text:style-name="Internet_20_link" text:visited-style-name="Visited_20_Internet_20_Link">plot.style_area</text:a>, except the gaps in the data are not filled.</text:p>
        <text:p text:style-name="P3">Type</text:p>
        <text:p text:style-name="P3">const plot_style</text:p>
        <text:p text:style-name="P3">See also</text:p>
        <text:p text:style-name="P3"><text:a xlink:type="simple" xlink:href="https://www.tradingview.com/pine-script-reference/v6/#fun_plot" text:style-name="Internet_20_link" text:visited-style-name="Visited_20_Internet_20_Link">plot</text:a><text:a xlink:type="simple" xlink:href="https://www.tradingview.com/pine-script-reference/v6/#const_plot.style_steplinebr" text:style-name="Internet_20_link" text:visited-style-name="Visited_20_Internet_20_Link">plot.style_steplinebr</text:a><text:a xlink:type="simple" xlink:href="https://www.tradingview.com/pine-script-reference/v6/#const_plot.style_line" text:style-name="Internet_20_link" text:visited-style-name="Visited_20_Internet_20_Link">plot.style_line</text:a><text:a xlink:type="simple" xlink:href="https://www.tradingview.com/pine-script-reference/v6/#const_plot.style_linebr" text:style-name="Internet_20_link" text:visited-style-name="Visited_20_Internet_20_Link">plot.style_linebr</text:a><text:a xlink:type="simple" xlink:href="https://www.tradingview.com/pine-script-reference/v6/#const_plot.style_stepline" text:style-name="Internet_20_link" text:visited-style-name="Visited_20_Internet_20_Link">plot.style_stepline</text:a><text:a xlink:type="simple" xlink:href="https://www.tradingview.com/pine-script-reference/v6/#const_plot.style_stepline_diamond" text:style-name="Internet_20_link" text:visited-style-name="Visited_20_Internet_20_Link">plot.style_stepline_diamond</text:a><text:a xlink:type="simple" xlink:href="https://www.tradingview.com/pine-script-reference/v6/#const_plot.style_histogram" text:style-name="Internet_20_link" text:visited-style-name="Visited_20_Internet_20_Link">plot.style_histogram</text:a><text:a xlink:type="simple" xlink:href="https://www.tradingview.com/pine-script-reference/v6/#const_plot.style_cross" text:style-name="Internet_20_link" text:visited-style-name="Visited_20_Internet_20_Link">plot.style_cross</text:a><text:a xlink:type="simple" xlink:href="https://www.tradingview.com/pine-script-reference/v6/#const_plot.style_area" text:style-name="Internet_20_link" text:visited-style-name="Visited_20_Internet_20_Link">plot.style_area</text:a><text:a xlink:type="simple" xlink:href="https://www.tradingview.com/pine-script-reference/v6/#const_plot.style_columns" text:style-name="Internet_20_link" text:visited-style-name="Visited_20_Internet_20_Link">plot.style_columns</text:a><text:a xlink:type="simple" xlink:href="https://www.tradingview.com/pine-script-reference/v6/#const_plot.style_circles" text:style-name="Internet_20_link" text:visited-style-name="Visited_20_Internet_20_Link">plot.style_circles</text:a></text:p>
      </text:section>
      <text:section text:style-name="Sect1" text:name="const_plot.style_circles">
        <text:h text:style-name="P2" text:outline-level="3">plot.style_circles</text:h>
      </text:section>
      <text:section text:style-name="Sect1" text:name="Section283">
        <text:p text:style-name="P6"><text:bookmark text:name="const_plot.style_circles"/>A named constant for the 'Circles' style, to be used as an argument for the <text:span text:style-name="Source_20_Text">style</text:span> parameter in the <text:a xlink:type="simple" xlink:href="https://www.tradingview.com/pine-script-reference/v6/#fun_plot" text:style-name="Internet_20_link" text:visited-style-name="Visited_20_Internet_20_Link">plot</text:a> function.</text:p>
        <text:p text:style-name="P3">Type</text:p>
        <text:p text:style-name="P3">const plot_style</text:p>
        <text:p text:style-name="P3">See also</text:p>
        <text:p text:style-name="P3"><text:a xlink:type="simple" xlink:href="https://www.tradingview.com/pine-script-reference/v6/#fun_plot" text:style-name="Internet_20_link" text:visited-style-name="Visited_20_Internet_20_Link">plot</text:a><text:a xlink:type="simple" xlink:href="https://www.tradingview.com/pine-script-reference/v6/#const_plot.style_steplinebr" text:style-name="Internet_20_link" text:visited-style-name="Visited_20_Internet_20_Link">plot.style_steplinebr</text:a><text:a xlink:type="simple" xlink:href="https://www.tradingview.com/pine-script-reference/v6/#const_plot.style_line" text:style-name="Internet_20_link" text:visited-style-name="Visited_20_Internet_20_Link">plot.style_line</text:a><text:a xlink:type="simple" xlink:href="https://www.tradingview.com/pine-script-reference/v6/#const_plot.style_linebr" text:style-name="Internet_20_link" text:visited-style-name="Visited_20_Internet_20_Link">plot.style_linebr</text:a><text:a xlink:type="simple" xlink:href="https://www.tradingview.com/pine-script-reference/v6/#const_plot.style_stepline" text:style-name="Internet_20_link" text:visited-style-name="Visited_20_Internet_20_Link">plot.style_stepline</text:a><text:a xlink:type="simple" xlink:href="https://www.tradingview.com/pine-script-reference/v6/#const_plot.style_stepline_diamond" text:style-name="Internet_20_link" text:visited-style-name="Visited_20_Internet_20_Link">plot.style_stepline_diamond</text:a><text:a xlink:type="simple" xlink:href="https://www.tradingview.com/pine-script-reference/v6/#const_plot.style_histogram" text:style-name="Internet_20_link" text:visited-style-name="Visited_20_Internet_20_Link">plot.style_histogram</text:a><text:a xlink:type="simple" xlink:href="https://www.tradingview.com/pine-script-reference/v6/#const_plot.style_cross" text:style-name="Internet_20_link" text:visited-style-name="Visited_20_Internet_20_Link">plot.style_cross</text:a><text:a xlink:type="simple" xlink:href="https://www.tradingview.com/pine-script-reference/v6/#const_plot.style_area" text:style-name="Internet_20_link" text:visited-style-name="Visited_20_Internet_20_Link">plot.style_area</text:a><text:a xlink:type="simple" xlink:href="https://www.tradingview.com/pine-script-reference/v6/#const_plot.style_areabr" text:style-name="Internet_20_link" text:visited-style-name="Visited_20_Internet_20_Link">plot.style_areabr</text:a><text:a xlink:type="simple" xlink:href="https://www.tradingview.com/pine-script-reference/v6/#const_plot.style_columns" text:style-name="Internet_20_link" text:visited-style-name="Visited_20_Internet_20_Link">plot.style_columns</text:a></text:p>
      </text:section>
      <text:section text:style-name="Sect1" text:name="const_plot.style_columns">
        <text:h text:style-name="P2" text:outline-level="3">plot.style_columns</text:h>
      </text:section>
      <text:section text:style-name="Sect1" text:name="Section284">
        <text:p text:style-name="P6"><text:bookmark text:name="const_plot.style_columns"/>A named constant for the 'Columns' style, to be used as an argument for the <text:span text:style-name="Source_20_Text">style</text:span> parameter in the <text:a xlink:type="simple" xlink:href="https://www.tradingview.com/pine-script-reference/v6/#fun_plot" text:style-name="Internet_20_link" text:visited-style-name="Visited_20_Internet_20_Link">plot</text:a> function.</text:p>
        <text:p text:style-name="P3">Type</text:p>
        <text:p text:style-name="P3">const plot_style</text:p>
        <text:p text:style-name="P3">See also</text:p>
        <text:p text:style-name="P3"><text:a xlink:type="simple" xlink:href="https://www.tradingview.com/pine-script-reference/v6/#fun_plot" text:style-name="Internet_20_link" text:visited-style-name="Visited_20_Internet_20_Link">plot</text:a><text:a xlink:type="simple" xlink:href="https://www.tradingview.com/pine-script-reference/v6/#const_plot.style_steplinebr" text:style-name="Internet_20_link" text:visited-style-name="Visited_20_Internet_20_Link">plot.style_steplinebr</text:a><text:a xlink:type="simple" xlink:href="https://www.tradingview.com/pine-script-reference/v6/#const_plot.style_line" text:style-name="Internet_20_link" text:visited-style-name="Visited_20_Internet_20_Link">plot.style_line</text:a><text:a xlink:type="simple" xlink:href="https://www.tradingview.com/pine-script-reference/v6/#const_plot.style_linebr" text:style-name="Internet_20_link" text:visited-style-name="Visited_20_Internet_20_Link">plot.style_linebr</text:a><text:a xlink:type="simple" xlink:href="https://www.tradingview.com/pine-script-reference/v6/#const_plot.style_stepline" text:style-name="Internet_20_link" text:visited-style-name="Visited_20_Internet_20_Link">plot.style_stepline</text:a><text:a xlink:type="simple" xlink:href="https://www.tradingview.com/pine-script-reference/v6/#const_plot.style_stepline_diamond" text:style-name="Internet_20_link" text:visited-style-name="Visited_20_Internet_20_Link">plot.style_stepline_diamond</text:a><text:a xlink:type="simple" xlink:href="https://www.tradingview.com/pine-script-reference/v6/#const_plot.style_histogram" text:style-name="Internet_20_link" text:visited-style-name="Visited_20_Internet_20_Link">plot.style_histogram</text:a><text:a xlink:type="simple" xlink:href="https://www.tradingview.com/pine-script-reference/v6/#const_plot.style_cross" text:style-name="Internet_20_link" text:visited-style-name="Visited_20_Internet_20_Link">plot.style_cross</text:a><text:a xlink:type="simple" xlink:href="https://www.tradingview.com/pine-script-reference/v6/#const_plot.style_area" text:style-name="Internet_20_link" text:visited-style-name="Visited_20_Internet_20_Link">plot.style_area</text:a><text:a xlink:type="simple" xlink:href="https://www.tradingview.com/pine-script-reference/v6/#const_plot.style_areabr" text:style-name="Internet_20_link" text:visited-style-name="Visited_20_Internet_20_Link">plot.style_areabr</text:a><text:a xlink:type="simple" xlink:href="https://www.tradingview.com/pine-script-reference/v6/#const_plot.style_circles" text:style-name="Internet_20_link" text:visited-style-name="Visited_20_Internet_20_Link">plot.style_circles</text:a></text:p>
      </text:section>
      <text:section text:style-name="Sect1" text:name="const_plot.style_cross">
        <text:h text:style-name="P2" text:outline-level="3">plot.style_cross</text:h>
      </text:section>
      <text:section text:style-name="Sect1" text:name="Section285">
        <text:p text:style-name="P6"><text:bookmark text:name="const_plot.style_cross"/>A named constant for the 'Cross' style, to be used as an argument for the <text:span text:style-name="Source_20_Text">style</text:span> parameter in the <text:a xlink:type="simple" xlink:href="https://www.tradingview.com/pine-script-reference/v6/#fun_plot" text:style-name="Internet_20_link" text:visited-style-name="Visited_20_Internet_20_Link">plot</text:a> function.</text:p>
        <text:p text:style-name="P3">Type</text:p>
        <text:p text:style-name="P3">const plot_style</text:p>
        <text:p text:style-name="P3">See also</text:p>
        <text:p text:style-name="P3"><text:a xlink:type="simple" xlink:href="https://www.tradingview.com/pine-script-reference/v6/#fun_plot" text:style-name="Internet_20_link" text:visited-style-name="Visited_20_Internet_20_Link">plot</text:a><text:a xlink:type="simple" xlink:href="https://www.tradingview.com/pine-script-reference/v6/#const_plot.style_steplinebr" text:style-name="Internet_20_link" text:visited-style-name="Visited_20_Internet_20_Link">plot.style_steplinebr</text:a><text:a xlink:type="simple" xlink:href="https://www.tradingview.com/pine-script-reference/v6/#const_plot.style_line" text:style-name="Internet_20_link" text:visited-style-name="Visited_20_Internet_20_Link">plot.style_line</text:a><text:a xlink:type="simple" xlink:href="https://www.tradingview.com/pine-script-reference/v6/#const_plot.style_linebr" text:style-name="Internet_20_link" text:visited-style-name="Visited_20_Internet_20_Link">plot.style_linebr</text:a><text:a xlink:type="simple" xlink:href="https://www.tradingview.com/pine-script-reference/v6/#const_plot.style_stepline" text:style-name="Internet_20_link" text:visited-style-name="Visited_20_Internet_20_Link">plot.style_stepline</text:a><text:a xlink:type="simple" xlink:href="https://www.tradingview.com/pine-script-reference/v6/#const_plot.style_stepline_diamond" text:style-name="Internet_20_link" text:visited-style-name="Visited_20_Internet_20_Link">plot.style_stepline_diamond</text:a><text:a xlink:type="simple" xlink:href="https://www.tradingview.com/pine-script-reference/v6/#const_plot.style_histogram" text:style-name="Internet_20_link" text:visited-style-name="Visited_20_Internet_20_Link">plot.style_histogram</text:a><text:a xlink:type="simple" xlink:href="https://www.tradingview.com/pine-script-reference/v6/#const_plot.style_area" text:style-name="Internet_20_link" text:visited-style-name="Visited_20_Internet_20_Link">plot.style_area</text:a><text:a xlink:type="simple" xlink:href="https://www.tradingview.com/pine-script-reference/v6/#const_plot.style_areabr" text:style-name="Internet_20_link" text:visited-style-name="Visited_20_Internet_20_Link">plot.style_areabr</text:a><text:a xlink:type="simple" xlink:href="https://www.tradingview.com/pine-script-reference/v6/#const_plot.style_columns" text:style-name="Internet_20_link" text:visited-style-name="Visited_20_Internet_20_Link">plot.style_columns</text:a><text:a xlink:type="simple" xlink:href="https://www.tradingview.com/pine-script-reference/v6/#const_plot.style_circles" text:style-name="Internet_20_link" text:visited-style-name="Visited_20_Internet_20_Link">plot.style_circles</text:a></text:p>
      </text:section>
      <text:section text:style-name="Sect1" text:name="const_plot.style_histogram">
        <text:h text:style-name="P2" text:outline-level="3">plot.style_histogram</text:h>
      </text:section>
      <text:section text:style-name="Sect1" text:name="Section286">
        <text:p text:style-name="P6"><text:bookmark text:name="const_plot.style_histogram"/>A named constant for the 'Histogram' style, to be used as an argument for the <text:span text:style-name="Source_20_Text">style</text:span> parameter in the <text:a xlink:type="simple" xlink:href="https://www.tradingview.com/pine-script-reference/v6/#fun_plot" text:style-name="Internet_20_link" text:visited-style-name="Visited_20_Internet_20_Link">plot</text:a> function.</text:p>
        <text:p text:style-name="P3">Type</text:p>
        <text:p text:style-name="P3">const plot_style</text:p>
        <text:p text:style-name="P3">See also</text:p>
        <text:p text:style-name="P3"><text:a xlink:type="simple" xlink:href="https://www.tradingview.com/pine-script-reference/v6/#fun_plot" text:style-name="Internet_20_link" text:visited-style-name="Visited_20_Internet_20_Link">plot</text:a><text:a xlink:type="simple" xlink:href="https://www.tradingview.com/pine-script-reference/v6/#const_plot.style_steplinebr" text:style-name="Internet_20_link" text:visited-style-name="Visited_20_Internet_20_Link">plot.style_steplinebr</text:a><text:a xlink:type="simple" xlink:href="https://www.tradingview.com/pine-script-reference/v6/#const_plot.style_line" text:style-name="Internet_20_link" text:visited-style-name="Visited_20_Internet_20_Link">plot.style_line</text:a><text:a xlink:type="simple" xlink:href="https://www.tradingview.com/pine-script-reference/v6/#const_plot.style_linebr" text:style-name="Internet_20_link" text:visited-style-name="Visited_20_Internet_20_Link">plot.style_linebr</text:a><text:a xlink:type="simple" xlink:href="https://www.tradingview.com/pine-script-reference/v6/#const_plot.style_stepline" text:style-name="Internet_20_link" text:visited-style-name="Visited_20_Internet_20_Link">plot.style_stepline</text:a><text:a xlink:type="simple" xlink:href="https://www.tradingview.com/pine-script-reference/v6/#const_plot.style_stepline_diamond" text:style-name="Internet_20_link" text:visited-style-name="Visited_20_Internet_20_Link">plot.style_stepline_diamond</text:a><text:a xlink:type="simple" xlink:href="https://www.tradingview.com/pine-script-reference/v6/#const_plot.style_cross" text:style-name="Internet_20_link" text:visited-style-name="Visited_20_Internet_20_Link">plot.style_cross</text:a><text:a xlink:type="simple" xlink:href="https://www.tradingview.com/pine-script-reference/v6/#const_plot.style_area" text:style-name="Internet_20_link" text:visited-style-name="Visited_20_Internet_20_Link">plot.style_area</text:a><text:a xlink:type="simple" xlink:href="https://www.tradingview.com/pine-script-reference/v6/#const_plot.style_areabr" text:style-name="Internet_20_link" text:visited-style-name="Visited_20_Internet_20_Link">plot.style_areabr</text:a><text:a xlink:type="simple" xlink:href="https://www.tradingview.com/pine-script-reference/v6/#const_plot.style_columns" text:style-name="Internet_20_link" text:visited-style-name="Visited_20_Internet_20_Link">plot.style_columns</text:a><text:a xlink:type="simple" xlink:href="https://www.tradingview.com/pine-script-reference/v6/#const_plot.style_circles" text:style-name="Internet_20_link" text:visited-style-name="Visited_20_Internet_20_Link">plot.style_circles</text:a></text:p>
      </text:section>
      <text:section text:style-name="Sect1" text:name="const_plot.style_line">
        <text:h text:style-name="P2" text:outline-level="3">plot.style_line</text:h>
      </text:section>
      <text:section text:style-name="Sect1" text:name="Section287">
        <text:p text:style-name="P6"><text:bookmark text:name="const_plot.style_line"/>A named constant for the 'Line' style, to be used as an argument for the <text:span text:style-name="Source_20_Text">style</text:span> parameter in the <text:a xlink:type="simple" xlink:href="https://www.tradingview.com/pine-script-reference/v6/#fun_plot" text:style-name="Internet_20_link" text:visited-style-name="Visited_20_Internet_20_Link">plot</text:a> function.</text:p>
        <text:p text:style-name="P3">Type</text:p>
        <text:p text:style-name="P3">const plot_style</text:p>
        <text:p text:style-name="P3">See also</text:p>
        <text:p text:style-name="P3"><text:a xlink:type="simple" xlink:href="https://www.tradingview.com/pine-script-reference/v6/#fun_plot" text:style-name="Internet_20_link" text:visited-style-name="Visited_20_Internet_20_Link">plot</text:a><text:a xlink:type="simple" xlink:href="https://www.tradingview.com/pine-script-reference/v6/#const_plot.style_steplinebr" text:style-name="Internet_20_link" text:visited-style-name="Visited_20_Internet_20_Link">plot.style_steplinebr</text:a><text:a xlink:type="simple" xlink:href="https://www.tradingview.com/pine-script-reference/v6/#const_plot.style_linebr" text:style-name="Internet_20_link" text:visited-style-name="Visited_20_Internet_20_Link">plot.style_linebr</text:a><text:a xlink:type="simple" xlink:href="https://www.tradingview.com/pine-script-reference/v6/#const_plot.style_stepline" text:style-name="Internet_20_link" text:visited-style-name="Visited_20_Internet_20_Link">plot.style_stepline</text:a><text:a xlink:type="simple" xlink:href="https://www.tradingview.com/pine-script-reference/v6/#const_plot.style_stepline_diamond" text:style-name="Internet_20_link" text:visited-style-name="Visited_20_Internet_20_Link">plot.style_stepline_diamond</text:a><text:a xlink:type="simple" xlink:href="https://www.tradingview.com/pine-script-reference/v6/#const_plot.style_histogram" text:style-name="Internet_20_link" text:visited-style-name="Visited_20_Internet_20_Link">plot.style_histogram</text:a><text:a xlink:type="simple" xlink:href="https://www.tradingview.com/pine-script-reference/v6/#const_plot.style_cross" text:style-name="Internet_20_link" text:visited-style-name="Visited_20_Internet_20_Link">plot.style_cross</text:a><text:a xlink:type="simple" xlink:href="https://www.tradingview.com/pine-script-reference/v6/#const_plot.style_area" text:style-name="Internet_20_link" text:visited-style-name="Visited_20_Internet_20_Link">plot.style_area</text:a><text:a xlink:type="simple" xlink:href="https://www.tradingview.com/pine-script-reference/v6/#const_plot.style_areabr" text:style-name="Internet_20_link" text:visited-style-name="Visited_20_Internet_20_Link">plot.style_areabr</text:a><text:a xlink:type="simple" xlink:href="https://www.tradingview.com/pine-script-reference/v6/#const_plot.style_columns" text:style-name="Internet_20_link" text:visited-style-name="Visited_20_Internet_20_Link">plot.style_columns</text:a><text:a xlink:type="simple" xlink:href="https://www.tradingview.com/pine-script-reference/v6/#const_plot.style_circles" text:style-name="Internet_20_link" text:visited-style-name="Visited_20_Internet_20_Link">plot.style_circles</text:a></text:p>
      </text:section>
      <text:section text:style-name="Sect1" text:name="const_plot.style_linebr">
        <text:h text:style-name="P2" text:outline-level="3">plot.style_linebr</text:h>
      </text:section>
      <text:section text:style-name="Sect1" text:name="Section288">
        <text:p text:style-name="P6"><text:bookmark text:name="const_plot.style_linebr"/>A named constant for the 'Line With Breaks' style, to be used as an argument for the <text:span text:style-name="Source_20_Text">style</text:span> parameter in the <text:a xlink:type="simple" xlink:href="https://www.tradingview.com/pine-script-reference/v6/#fun_plot" text:style-name="Internet_20_link" text:visited-style-name="Visited_20_Internet_20_Link">plot</text:a> function. Similar to <text:a xlink:type="simple" xlink:href="https://www.tradingview.com/pine-script-reference/v6/#const_plot.style_line" text:style-name="Internet_20_link" text:visited-style-name="Visited_20_Internet_20_Link">plot.style_line</text:a>, except the gaps in the data are not filled.</text:p>
        <text:p text:style-name="P3">Type</text:p>
        <text:p text:style-name="P3">const plot_style</text:p>
        <text:p text:style-name="P3">See also</text:p>
        <text:p text:style-name="P3"><text:a xlink:type="simple" xlink:href="https://www.tradingview.com/pine-script-reference/v6/#fun_plot" text:style-name="Internet_20_link" text:visited-style-name="Visited_20_Internet_20_Link">plot</text:a><text:a xlink:type="simple" xlink:href="https://www.tradingview.com/pine-script-reference/v6/#const_plot.style_steplinebr" text:style-name="Internet_20_link" text:visited-style-name="Visited_20_Internet_20_Link">plot.style_steplinebr</text:a><text:a xlink:type="simple" xlink:href="https://www.tradingview.com/pine-script-reference/v6/#const_plot.style_line" text:style-name="Internet_20_link" text:visited-style-name="Visited_20_Internet_20_Link">plot.style_line</text:a><text:a xlink:type="simple" xlink:href="https://www.tradingview.com/pine-script-reference/v6/#const_plot.style_stepline" text:style-name="Internet_20_link" text:visited-style-name="Visited_20_Internet_20_Link">plot.style_stepline</text:a><text:a xlink:type="simple" xlink:href="https://www.tradingview.com/pine-script-reference/v6/#const_plot.style_stepline_diamond" text:style-name="Internet_20_link" text:visited-style-name="Visited_20_Internet_20_Link">plot.style_stepline_diamond</text:a><text:a xlink:type="simple" xlink:href="https://www.tradingview.com/pine-script-reference/v6/#const_plot.style_histogram" text:style-name="Internet_20_link" text:visited-style-name="Visited_20_Internet_20_Link">plot.style_histogram</text:a><text:a xlink:type="simple" xlink:href="https://www.tradingview.com/pine-script-reference/v6/#const_plot.style_cross" text:style-name="Internet_20_link" text:visited-style-name="Visited_20_Internet_20_Link">plot.style_cross</text:a><text:a xlink:type="simple" xlink:href="https://www.tradingview.com/pine-script-reference/v6/#const_plot.style_area" text:style-name="Internet_20_link" text:visited-style-name="Visited_20_Internet_20_Link">plot.style_area</text:a><text:a xlink:type="simple" xlink:href="https://www.tradingview.com/pine-script-reference/v6/#const_plot.style_areabr" text:style-name="Internet_20_link" text:visited-style-name="Visited_20_Internet_20_Link">plot.style_areabr</text:a><text:a xlink:type="simple" xlink:href="https://www.tradingview.com/pine-script-reference/v6/#const_plot.style_columns" text:style-name="Internet_20_link" text:visited-style-name="Visited_20_Internet_20_Link">plot.style_columns</text:a><text:a xlink:type="simple" xlink:href="https://www.tradingview.com/pine-script-reference/v6/#const_plot.style_circles" text:style-name="Internet_20_link" text:visited-style-name="Visited_20_Internet_20_Link">plot.style_circles</text:a></text:p>
      </text:section>
      <text:section text:style-name="Sect1" text:name="const_plot.style_stepline">
        <text:h text:style-name="P2" text:outline-level="3">plot.style_stepline</text:h>
      </text:section>
      <text:section text:style-name="Sect1" text:name="Section289">
        <text:p text:style-name="P6"><text:bookmark text:name="const_plot.style_stepline"/>A named constant for the 'Step Line' style, to be used as an argument for the <text:span text:style-name="Source_20_Text">style</text:span> parameter in the <text:a xlink:type="simple" xlink:href="https://www.tradingview.com/pine-script-reference/v6/#fun_plot" text:style-name="Internet_20_link" text:visited-style-name="Visited_20_Internet_20_Link">plot</text:a> function.</text:p>
        <text:p text:style-name="P3">Type</text:p>
        <text:p text:style-name="P3">const plot_style</text:p>
        <text:p text:style-name="P3">See also</text:p>
        <text:p text:style-name="P3"><text:a xlink:type="simple" xlink:href="https://www.tradingview.com/pine-script-reference/v6/#fun_plot" text:style-name="Internet_20_link" text:visited-style-name="Visited_20_Internet_20_Link">plot</text:a><text:a xlink:type="simple" xlink:href="https://www.tradingview.com/pine-script-reference/v6/#const_plot.style_line" text:style-name="Internet_20_link" text:visited-style-name="Visited_20_Internet_20_Link">plot.style_line</text:a><text:a xlink:type="simple" xlink:href="https://www.tradingview.com/pine-script-reference/v6/#const_plot.style_steplinebr" text:style-name="Internet_20_link" text:visited-style-name="Visited_20_Internet_20_Link">plot.style_steplinebr</text:a><text:a xlink:type="simple" xlink:href="https://www.tradingview.com/pine-script-reference/v6/#const_plot.style_stepline_diamond" text:style-name="Internet_20_link" text:visited-style-name="Visited_20_Internet_20_Link">plot.style_stepline_diamond</text:a><text:a xlink:type="simple" xlink:href="https://www.tradingview.com/pine-script-reference/v6/#const_plot.style_linebr" text:style-name="Internet_20_link" text:visited-style-name="Visited_20_Internet_20_Link">plot.style_linebr</text:a><text:a xlink:type="simple" xlink:href="https://www.tradingview.com/pine-script-reference/v6/#const_plot.style_histogram" text:style-name="Internet_20_link" text:visited-style-name="Visited_20_Internet_20_Link">plot.style_histogram</text:a><text:a xlink:type="simple" xlink:href="https://www.tradingview.com/pine-script-reference/v6/#const_plot.style_cross" text:style-name="Internet_20_link" text:visited-style-name="Visited_20_Internet_20_Link">plot.style_cross</text:a><text:a xlink:type="simple" xlink:href="https://www.tradingview.com/pine-script-reference/v6/#const_plot.style_area" text:style-name="Internet_20_link" text:visited-style-name="Visited_20_Internet_20_Link">plot.style_area</text:a><text:a xlink:type="simple" xlink:href="https://www.tradingview.com/pine-script-reference/v6/#const_plot.style_areabr" text:style-name="Internet_20_link" text:visited-style-name="Visited_20_Internet_20_Link">plot.style_areabr</text:a><text:a xlink:type="simple" xlink:href="https://www.tradingview.com/pine-script-reference/v6/#const_plot.style_columns" text:style-name="Internet_20_link" text:visited-style-name="Visited_20_Internet_20_Link">plot.style_columns</text:a><text:a xlink:type="simple" xlink:href="https://www.tradingview.com/pine-script-reference/v6/#const_plot.style_circles" text:style-name="Internet_20_link" text:visited-style-name="Visited_20_Internet_20_Link">plot.style_circles</text:a></text:p>
      </text:section>
      <text:section text:style-name="Sect1" text:name="const_plot.style_stepline_diamond">
        <text:h text:style-name="P2" text:outline-level="3">plot.style_stepline_diamond</text:h>
      </text:section>
      <text:section text:style-name="Sect1" text:name="Section290">
        <text:p text:style-name="P6"><text:bookmark text:name="const_plot.style_stepline_diamond"/>A named constant for the 'Step Line With Diamonds' style, to be used as an argument for the <text:span text:style-name="Source_20_Text">style</text:span> parameter in the <text:a xlink:type="simple" xlink:href="https://www.tradingview.com/pine-script-reference/v6/#fun_plot" text:style-name="Internet_20_link" text:visited-style-name="Visited_20_Internet_20_Link">plot</text:a> function. Similar to <text:a xlink:type="simple" xlink:href="https://www.tradingview.com/pine-script-reference/v6/#const_plot.style_stepline" text:style-name="Internet_20_link" text:visited-style-name="Visited_20_Internet_20_Link">plot.style_stepline</text:a>, except the data changes are also marked with the Diamond shapes.</text:p>
        <text:p text:style-name="P3">Type</text:p>
        <text:p text:style-name="P3">const plot_style</text:p>
        <text:p text:style-name="P3">See also</text:p>
        <text:p text:style-name="P3"><text:a xlink:type="simple" xlink:href="https://www.tradingview.com/pine-script-reference/v6/#fun_plot" text:style-name="Internet_20_link" text:visited-style-name="Visited_20_Internet_20_Link">plot</text:a><text:a xlink:type="simple" xlink:href="https://www.tradingview.com/pine-script-reference/v6/#const_plot.style_steplinebr" text:style-name="Internet_20_link" text:visited-style-name="Visited_20_Internet_20_Link">plot.style_steplinebr</text:a><text:a xlink:type="simple" xlink:href="https://www.tradingview.com/pine-script-reference/v6/#const_plot.style_line" text:style-name="Internet_20_link" text:visited-style-name="Visited_20_Internet_20_Link">plot.style_line</text:a><text:a xlink:type="simple" xlink:href="https://www.tradingview.com/pine-script-reference/v6/#const_plot.style_linebr" text:style-name="Internet_20_link" text:visited-style-name="Visited_20_Internet_20_Link">plot.style_linebr</text:a><text:a xlink:type="simple" xlink:href="https://www.tradingview.com/pine-script-reference/v6/#const_plot.style_histogram" text:style-name="Internet_20_link" text:visited-style-name="Visited_20_Internet_20_Link">plot.style_histogram</text:a><text:a xlink:type="simple" xlink:href="https://www.tradingview.com/pine-script-reference/v6/#const_plot.style_cross" text:style-name="Internet_20_link" text:visited-style-name="Visited_20_Internet_20_Link">plot.style_cross</text:a><text:a xlink:type="simple" xlink:href="https://www.tradingview.com/pine-script-reference/v6/#const_plot.style_area" text:style-name="Internet_20_link" text:visited-style-name="Visited_20_Internet_20_Link">plot.style_area</text:a><text:a xlink:type="simple" xlink:href="https://www.tradingview.com/pine-script-reference/v6/#const_plot.style_areabr" text:style-name="Internet_20_link" text:visited-style-name="Visited_20_Internet_20_Link">plot.style_areabr</text:a><text:a xlink:type="simple" xlink:href="https://www.tradingview.com/pine-script-reference/v6/#const_plot.style_columns" text:style-name="Internet_20_link" text:visited-style-name="Visited_20_Internet_20_Link">plot.style_columns</text:a><text:a xlink:type="simple" xlink:href="https://www.tradingview.com/pine-script-reference/v6/#const_plot.style_circles" text:style-name="Internet_20_link" text:visited-style-name="Visited_20_Internet_20_Link">plot.style_circles</text:a></text:p>
      </text:section>
      <text:section text:style-name="Sect1" text:name="const_plot.style_steplinebr">
        <text:h text:style-name="P2" text:outline-level="3">plot.style_steplinebr</text:h>
      </text:section>
      <text:section text:style-name="Sect1" text:name="Section291">
        <text:p text:style-name="P6"><text:bookmark text:name="const_plot.style_steplinebr"/>A named constant for the 'Step line with Breaks' style, to be used as an argument for the <text:span text:style-name="Source_20_Text">style</text:span> parameter in the <text:a xlink:type="simple" xlink:href="https://www.tradingview.com/pine-script-reference/v6/#fun_plot" text:style-name="Internet_20_link" text:visited-style-name="Visited_20_Internet_20_Link">plot</text:a> function.</text:p>
        <text:p text:style-name="P3">Type</text:p>
        <text:p text:style-name="P3">const plot_style</text:p>
        <text:p text:style-name="P3">See also</text:p>
        <text:p text:style-name="P3"><text:a xlink:type="simple" xlink:href="https://www.tradingview.com/pine-script-reference/v6/#fun_plot" text:style-name="Internet_20_link" text:visited-style-name="Visited_20_Internet_20_Link">plot</text:a><text:a xlink:type="simple" xlink:href="https://www.tradingview.com/pine-script-reference/v6/#const_plot.style_circles" text:style-name="Internet_20_link" text:visited-style-name="Visited_20_Internet_20_Link">plot.style_circles</text:a><text:a xlink:type="simple" xlink:href="https://www.tradingview.com/pine-script-reference/v6/#const_plot.style_line" text:style-name="Internet_20_link" text:visited-style-name="Visited_20_Internet_20_Link">plot.style_line</text:a><text:a xlink:type="simple" xlink:href="https://www.tradingview.com/pine-script-reference/v6/#const_plot.style_linebr" text:style-name="Internet_20_link" text:visited-style-name="Visited_20_Internet_20_Link">plot.style_linebr</text:a><text:a xlink:type="simple" xlink:href="https://www.tradingview.com/pine-script-reference/v6/#const_plot.style_stepline" text:style-name="Internet_20_link" text:visited-style-name="Visited_20_Internet_20_Link">plot.style_stepline</text:a><text:a xlink:type="simple" xlink:href="https://www.tradingview.com/pine-script-reference/v6/#const_plot.style_stepline_diamond" text:style-name="Internet_20_link" text:visited-style-name="Visited_20_Internet_20_Link">plot.style_stepline_diamond</text:a><text:a xlink:type="simple" xlink:href="https://www.tradingview.com/pine-script-reference/v6/#const_plot.style_histogram" text:style-name="Internet_20_link" text:visited-style-name="Visited_20_Internet_20_Link">plot.style_histogram</text:a><text:a xlink:type="simple" xlink:href="https://www.tradingview.com/pine-script-reference/v6/#const_plot.style_cross" text:style-name="Internet_20_link" text:visited-style-name="Visited_20_Internet_20_Link">plot.style_cross</text:a><text:a xlink:type="simple" xlink:href="https://www.tradingview.com/pine-script-reference/v6/#const_plot.style_area" text:style-name="Internet_20_link" text:visited-style-name="Visited_20_Internet_20_Link">plot.style_area</text:a><text:a xlink:type="simple" xlink:href="https://www.tradingview.com/pine-script-reference/v6/#const_plot.style_areabr" text:style-name="Internet_20_link" text:visited-style-name="Visited_20_Internet_20_Link">plot.style_areabr</text:a><text:a xlink:type="simple" xlink:href="https://www.tradingview.com/pine-script-reference/v6/#const_plot.style_columns" text:style-name="Internet_20_link" text:visited-style-name="Visited_20_Internet_20_Link">plot.style_columns</text:a></text:p>
      </text:section>
      <text:section text:style-name="Sect1" text:name="const_position.bottom_center">
        <text:h text:style-name="P2" text:outline-level="3">position.bottom_center</text:h>
      </text:section>
      <text:section text:style-name="Sect1" text:name="Section292">
        <text:p text:style-name="P6"><text:bookmark text:name="const_position.bottom_center"/>Table position is used in <text:a xlink:type="simple" xlink:href="https://www.tradingview.com/pine-script-reference/v6/#fun_table.new" text:style-name="Internet_20_link" text:visited-style-name="Visited_20_Internet_20_Link">table.new</text:a>, <text:a xlink:type="simple" xlink:href="https://www.tradingview.com/pine-script-reference/v6/#fun_table.cell" text:style-name="Internet_20_link" text:visited-style-name="Visited_20_Internet_20_Link">table.cell</text:a> functions.</text:p>
        <text:p text:style-name="P3">Binds the table to the bottom edge in the center.</text:p>
        <text:p text:style-name="P3">Type</text:p>
        <text:p text:style-name="P3">const string</text:p>
        <text:p text:style-name="P3">See also</text:p>
        <text:p text:style-name="P3"><text:a xlink:type="simple" xlink:href="https://www.tradingview.com/pine-script-reference/v6/#fun_table.new" text:style-name="Internet_20_link" text:visited-style-name="Visited_20_Internet_20_Link">table.new</text:a><text:a xlink:type="simple" xlink:href="https://www.tradingview.com/pine-script-reference/v6/#fun_table.cell" text:style-name="Internet_20_link" text:visited-style-name="Visited_20_Internet_20_Link">table.cell</text:a><text:a xlink:type="simple" xlink:href="https://www.tradingview.com/pine-script-reference/v6/#fun_table.set_position" text:style-name="Internet_20_link" text:visited-style-name="Visited_20_Internet_20_Link">table.set_position</text:a><text:a xlink:type="simple" xlink:href="https://www.tradingview.com/pine-script-reference/v6/#const_position.top_left" text:style-name="Internet_20_link" text:visited-style-name="Visited_20_Internet_20_Link">position.top_left</text:a><text:a xlink:type="simple" xlink:href="https://www.tradingview.com/pine-script-reference/v6/#const_position.top_center" text:style-name="Internet_20_link" text:visited-style-name="Visited_20_Internet_20_Link">position.top_center</text:a><text:a xlink:type="simple" xlink:href="https://www.tradingview.com/pine-script-reference/v6/#const_position.top_right" text:style-name="Internet_20_link" text:visited-style-name="Visited_20_Internet_20_Link">position.top_right</text:a><text:a xlink:type="simple" xlink:href="https://www.tradingview.com/pine-script-reference/v6/#const_position.middle_left" text:style-name="Internet_20_link" text:visited-style-name="Visited_20_Internet_20_Link">position.middle_left</text:a><text:a xlink:type="simple" xlink:href="https://www.tradingview.com/pine-script-reference/v6/#const_position.middle_center" text:style-name="Internet_20_link" text:visited-style-name="Visited_20_Internet_20_Link">position.middle_center</text:a><text:a xlink:type="simple" xlink:href="https://www.tradingview.com/pine-script-reference/v6/#const_position.middle_right" text:style-name="Internet_20_link" text:visited-style-name="Visited_20_Internet_20_Link">position.middle_right</text:a><text:a xlink:type="simple" xlink:href="https://www.tradingview.com/pine-script-reference/v6/#const_position.bottom_left" text:style-name="Internet_20_link" text:visited-style-name="Visited_20_Internet_20_Link">position.bottom_left</text:a></text:p>
      </text:section>
      <text:section text:style-name="Sect1" text:name="const_position.bottom_left">
        <text:h text:style-name="P2" text:outline-level="3">position.bottom_left</text:h>
      </text:section>
      <text:section text:style-name="Sect1" text:name="Section293">
        <text:p text:style-name="P6"><text:bookmark text:name="const_position.bottom_left"/>Table position is used in <text:a xlink:type="simple" xlink:href="https://www.tradingview.com/pine-script-reference/v6/#fun_table.new" text:style-name="Internet_20_link" text:visited-style-name="Visited_20_Internet_20_Link">table.new</text:a>, <text:a xlink:type="simple" xlink:href="https://www.tradingview.com/pine-script-reference/v6/#fun_table.cell" text:style-name="Internet_20_link" text:visited-style-name="Visited_20_Internet_20_Link">table.cell</text:a> functions.</text:p>
        <text:p text:style-name="P3">Binds the table to the bottom left of the screen.</text:p>
        <text:p text:style-name="P3">Type</text:p>
        <text:p text:style-name="P3"><text:soft-page-break/>const string</text:p>
        <text:p text:style-name="P3">See also</text:p>
        <text:p text:style-name="P3"><text:a xlink:type="simple" xlink:href="https://www.tradingview.com/pine-script-reference/v6/#fun_table.new" text:style-name="Internet_20_link" text:visited-style-name="Visited_20_Internet_20_Link">table.new</text:a><text:a xlink:type="simple" xlink:href="https://www.tradingview.com/pine-script-reference/v6/#fun_table.cell" text:style-name="Internet_20_link" text:visited-style-name="Visited_20_Internet_20_Link">table.cell</text:a><text:a xlink:type="simple" xlink:href="https://www.tradingview.com/pine-script-reference/v6/#fun_table.set_position" text:style-name="Internet_20_link" text:visited-style-name="Visited_20_Internet_20_Link">table.set_position</text:a><text:a xlink:type="simple" xlink:href="https://www.tradingview.com/pine-script-reference/v6/#const_position.top_left" text:style-name="Internet_20_link" text:visited-style-name="Visited_20_Internet_20_Link">position.top_left</text:a><text:a xlink:type="simple" xlink:href="https://www.tradingview.com/pine-script-reference/v6/#const_position.top_center" text:style-name="Internet_20_link" text:visited-style-name="Visited_20_Internet_20_Link">position.top_center</text:a><text:a xlink:type="simple" xlink:href="https://www.tradingview.com/pine-script-reference/v6/#const_position.top_right" text:style-name="Internet_20_link" text:visited-style-name="Visited_20_Internet_20_Link">position.top_right</text:a><text:a xlink:type="simple" xlink:href="https://www.tradingview.com/pine-script-reference/v6/#const_position.middle_left" text:style-name="Internet_20_link" text:visited-style-name="Visited_20_Internet_20_Link">position.middle_left</text:a><text:a xlink:type="simple" xlink:href="https://www.tradingview.com/pine-script-reference/v6/#const_position.middle_center" text:style-name="Internet_20_link" text:visited-style-name="Visited_20_Internet_20_Link">position.middle_center</text:a><text:a xlink:type="simple" xlink:href="https://www.tradingview.com/pine-script-reference/v6/#const_position.middle_right" text:style-name="Internet_20_link" text:visited-style-name="Visited_20_Internet_20_Link">position.middle_right</text:a><text:a xlink:type="simple" xlink:href="https://www.tradingview.com/pine-script-reference/v6/#const_position.bottom_center" text:style-name="Internet_20_link" text:visited-style-name="Visited_20_Internet_20_Link">position.bottom_center</text:a></text:p>
      </text:section>
      <text:section text:style-name="Sect1" text:name="const_position.bottom_right">
        <text:h text:style-name="P2" text:outline-level="3">position.bottom_right</text:h>
      </text:section>
      <text:section text:style-name="Sect1" text:name="Section294">
        <text:p text:style-name="P6"><text:bookmark text:name="const_position.bottom_right"/>Table position is used in <text:a xlink:type="simple" xlink:href="https://www.tradingview.com/pine-script-reference/v6/#fun_table.new" text:style-name="Internet_20_link" text:visited-style-name="Visited_20_Internet_20_Link">table.new</text:a>, <text:a xlink:type="simple" xlink:href="https://www.tradingview.com/pine-script-reference/v6/#fun_table.cell" text:style-name="Internet_20_link" text:visited-style-name="Visited_20_Internet_20_Link">table.cell</text:a> functions.</text:p>
        <text:p text:style-name="P3">Binds the table to the bottom right of the screen.</text:p>
        <text:p text:style-name="P3">Type</text:p>
        <text:p text:style-name="P3">const string</text:p>
        <text:p text:style-name="P3">See also</text:p>
        <text:p text:style-name="P3"><text:a xlink:type="simple" xlink:href="https://www.tradingview.com/pine-script-reference/v6/#fun_table.new" text:style-name="Internet_20_link" text:visited-style-name="Visited_20_Internet_20_Link">table.new</text:a><text:a xlink:type="simple" xlink:href="https://www.tradingview.com/pine-script-reference/v6/#fun_table.cell" text:style-name="Internet_20_link" text:visited-style-name="Visited_20_Internet_20_Link">table.cell</text:a><text:a xlink:type="simple" xlink:href="https://www.tradingview.com/pine-script-reference/v6/#fun_table.set_position" text:style-name="Internet_20_link" text:visited-style-name="Visited_20_Internet_20_Link">table.set_position</text:a><text:a xlink:type="simple" xlink:href="https://www.tradingview.com/pine-script-reference/v6/#const_position.top_left" text:style-name="Internet_20_link" text:visited-style-name="Visited_20_Internet_20_Link">position.top_left</text:a><text:a xlink:type="simple" xlink:href="https://www.tradingview.com/pine-script-reference/v6/#const_position.top_center" text:style-name="Internet_20_link" text:visited-style-name="Visited_20_Internet_20_Link">position.top_center</text:a><text:a xlink:type="simple" xlink:href="https://www.tradingview.com/pine-script-reference/v6/#const_position.top_right" text:style-name="Internet_20_link" text:visited-style-name="Visited_20_Internet_20_Link">position.top_right</text:a><text:a xlink:type="simple" xlink:href="https://www.tradingview.com/pine-script-reference/v6/#const_position.middle_left" text:style-name="Internet_20_link" text:visited-style-name="Visited_20_Internet_20_Link">position.middle_left</text:a><text:a xlink:type="simple" xlink:href="https://www.tradingview.com/pine-script-reference/v6/#const_position.middle_center" text:style-name="Internet_20_link" text:visited-style-name="Visited_20_Internet_20_Link">position.middle_center</text:a><text:a xlink:type="simple" xlink:href="https://www.tradingview.com/pine-script-reference/v6/#const_position.middle_right" text:style-name="Internet_20_link" text:visited-style-name="Visited_20_Internet_20_Link">position.middle_right</text:a><text:a xlink:type="simple" xlink:href="https://www.tradingview.com/pine-script-reference/v6/#const_position.bottom_left" text:style-name="Internet_20_link" text:visited-style-name="Visited_20_Internet_20_Link">position.bottom_left</text:a><text:a xlink:type="simple" xlink:href="https://www.tradingview.com/pine-script-reference/v6/#const_position.bottom_center" text:style-name="Internet_20_link" text:visited-style-name="Visited_20_Internet_20_Link">position.bottom_center</text:a></text:p>
      </text:section>
      <text:section text:style-name="Sect1" text:name="const_position.middle_center">
        <text:h text:style-name="P2" text:outline-level="3">position.middle_center</text:h>
      </text:section>
      <text:section text:style-name="Sect1" text:name="Section295">
        <text:p text:style-name="P6"><text:bookmark text:name="const_position.middle_center"/>Table position is used in <text:a xlink:type="simple" xlink:href="https://www.tradingview.com/pine-script-reference/v6/#fun_table.new" text:style-name="Internet_20_link" text:visited-style-name="Visited_20_Internet_20_Link">table.new</text:a>, <text:a xlink:type="simple" xlink:href="https://www.tradingview.com/pine-script-reference/v6/#fun_table.cell" text:style-name="Internet_20_link" text:visited-style-name="Visited_20_Internet_20_Link">table.cell</text:a> functions.</text:p>
        <text:p text:style-name="P3">Binds the table to the center of the screen.</text:p>
        <text:p text:style-name="P3">Type</text:p>
        <text:p text:style-name="P3">const string</text:p>
        <text:p text:style-name="P3">See also</text:p>
        <text:p text:style-name="P3"><text:a xlink:type="simple" xlink:href="https://www.tradingview.com/pine-script-reference/v6/#fun_table.new" text:style-name="Internet_20_link" text:visited-style-name="Visited_20_Internet_20_Link">table.new</text:a><text:a xlink:type="simple" xlink:href="https://www.tradingview.com/pine-script-reference/v6/#fun_table.cell" text:style-name="Internet_20_link" text:visited-style-name="Visited_20_Internet_20_Link">table.cell</text:a><text:a xlink:type="simple" xlink:href="https://www.tradingview.com/pine-script-reference/v6/#fun_table.set_position" text:style-name="Internet_20_link" text:visited-style-name="Visited_20_Internet_20_Link">table.set_position</text:a><text:a xlink:type="simple" xlink:href="https://www.tradingview.com/pine-script-reference/v6/#const_position.top_left" text:style-name="Internet_20_link" text:visited-style-name="Visited_20_Internet_20_Link">position.top_left</text:a><text:a xlink:type="simple" xlink:href="https://www.tradingview.com/pine-script-reference/v6/#const_position.top_center" text:style-name="Internet_20_link" text:visited-style-name="Visited_20_Internet_20_Link">position.top_center</text:a><text:a xlink:type="simple" xlink:href="https://www.tradingview.com/pine-script-reference/v6/#const_position.top_right" text:style-name="Internet_20_link" text:visited-style-name="Visited_20_Internet_20_Link">position.top_right</text:a><text:a xlink:type="simple" xlink:href="https://www.tradingview.com/pine-script-reference/v6/#const_position.middle_left" text:style-name="Internet_20_link" text:visited-style-name="Visited_20_Internet_20_Link">position.middle_left</text:a><text:a xlink:type="simple" xlink:href="https://www.tradingview.com/pine-script-reference/v6/#const_position.middle_right" text:style-name="Internet_20_link" text:visited-style-name="Visited_20_Internet_20_Link">position.middle_right</text:a><text:a xlink:type="simple" xlink:href="https://www.tradingview.com/pine-script-reference/v6/#const_position.bottom_left" text:style-name="Internet_20_link" text:visited-style-name="Visited_20_Internet_20_Link">position.bottom_left</text:a><text:a xlink:type="simple" xlink:href="https://www.tradingview.com/pine-script-reference/v6/#const_position.bottom_center" text:style-name="Internet_20_link" text:visited-style-name="Visited_20_Internet_20_Link">position.bottom_center</text:a></text:p>
      </text:section>
      <text:section text:style-name="Sect1" text:name="const_position.middle_left">
        <text:h text:style-name="P2" text:outline-level="3">position.middle_left</text:h>
      </text:section>
      <text:section text:style-name="Sect1" text:name="Section296">
        <text:p text:style-name="P6"><text:bookmark text:name="const_position.middle_left"/>Table position is used in <text:a xlink:type="simple" xlink:href="https://www.tradingview.com/pine-script-reference/v6/#fun_table.new" text:style-name="Internet_20_link" text:visited-style-name="Visited_20_Internet_20_Link">table.new</text:a>, <text:a xlink:type="simple" xlink:href="https://www.tradingview.com/pine-script-reference/v6/#fun_table.cell" text:style-name="Internet_20_link" text:visited-style-name="Visited_20_Internet_20_Link">table.cell</text:a> functions.</text:p>
        <text:p text:style-name="P3">Binds the table to the left side of the screen.</text:p>
        <text:p text:style-name="P3">Type</text:p>
        <text:p text:style-name="P3">const string</text:p>
        <text:p text:style-name="P3">See also</text:p>
        <text:p text:style-name="P3"><text:a xlink:type="simple" xlink:href="https://www.tradingview.com/pine-script-reference/v6/#fun_table.new" text:style-name="Internet_20_link" text:visited-style-name="Visited_20_Internet_20_Link">table.new</text:a><text:a xlink:type="simple" xlink:href="https://www.tradingview.com/pine-script-reference/v6/#fun_table.cell" text:style-name="Internet_20_link" text:visited-style-name="Visited_20_Internet_20_Link">table.cell</text:a><text:a xlink:type="simple" xlink:href="https://www.tradingview.com/pine-script-reference/v6/#fun_table.set_position" text:style-name="Internet_20_link" text:visited-style-name="Visited_20_Internet_20_Link">table.set_position</text:a><text:a xlink:type="simple" xlink:href="https://www.tradingview.com/pine-script-reference/v6/#const_position.top_left" text:style-name="Internet_20_link" text:visited-style-name="Visited_20_Internet_20_Link">position.top_left</text:a><text:a xlink:type="simple" xlink:href="https://www.tradingview.com/pine-script-reference/v6/#const_position.top_center" text:style-name="Internet_20_link" text:visited-style-name="Visited_20_Internet_20_Link">position.top_center</text:a><text:a xlink:type="simple" xlink:href="https://www.tradingview.com/pine-script-reference/v6/#const_position.top_right" text:style-name="Internet_20_link" text:visited-style-name="Visited_20_Internet_20_Link">position.top_right</text:a><text:a xlink:type="simple" xlink:href="https://www.tradingview.com/pine-script-reference/v6/#const_position.middle_center" text:style-name="Internet_20_link" text:visited-style-name="Visited_20_Internet_20_Link">position.middle_center</text:a><text:a xlink:type="simple" xlink:href="https://www.tradingview.com/pine-script-reference/v6/#const_position.middle_right" text:style-name="Internet_20_link" text:visited-style-name="Visited_20_Internet_20_Link">position.middle_right</text:a><text:a xlink:type="simple" xlink:href="https://www.tradingview.com/pine-script-reference/v6/#const_position.bottom_left" text:style-name="Internet_20_link" text:visited-style-name="Visited_20_Internet_20_Link">position.bottom_left</text:a><text:a xlink:type="simple" xlink:href="https://www.tradingview.com/pine-script-reference/v6/#const_position.bottom_center" text:style-name="Internet_20_link" text:visited-style-name="Visited_20_Internet_20_Link">position.bottom_center</text:a></text:p>
      </text:section>
      <text:section text:style-name="Sect1" text:name="const_position.middle_right">
        <text:h text:style-name="P2" text:outline-level="3">position.middle_right</text:h>
      </text:section>
      <text:section text:style-name="Sect1" text:name="Section297">
        <text:p text:style-name="P6"><text:bookmark text:name="const_position.middle_right"/>Table position is used in <text:a xlink:type="simple" xlink:href="https://www.tradingview.com/pine-script-reference/v6/#fun_table.new" text:style-name="Internet_20_link" text:visited-style-name="Visited_20_Internet_20_Link">table.new</text:a>, <text:a xlink:type="simple" xlink:href="https://www.tradingview.com/pine-script-reference/v6/#fun_table.cell" text:style-name="Internet_20_link" text:visited-style-name="Visited_20_Internet_20_Link">table.cell</text:a> functions.</text:p>
        <text:p text:style-name="P3">Binds the table to the right side of the screen.</text:p>
        <text:p text:style-name="P3">Type</text:p>
        <text:p text:style-name="P3">const string</text:p>
        <text:p text:style-name="P3">See also</text:p>
        <text:p text:style-name="P3"><text:a xlink:type="simple" xlink:href="https://www.tradingview.com/pine-script-reference/v6/#fun_table.new" text:style-name="Internet_20_link" text:visited-style-name="Visited_20_Internet_20_Link">table.new</text:a><text:a xlink:type="simple" xlink:href="https://www.tradingview.com/pine-script-reference/v6/#fun_table.cell" text:style-name="Internet_20_link" text:visited-style-name="Visited_20_Internet_20_Link">table.cell</text:a><text:a xlink:type="simple" xlink:href="https://www.tradingview.com/pine-script-reference/v6/#fun_table.set_position" text:style-name="Internet_20_link" text:visited-style-name="Visited_20_Internet_20_Link">table.set_position</text:a><text:a xlink:type="simple" xlink:href="https://www.tradingview.com/pine-script-reference/v6/#const_position.top_left" text:style-name="Internet_20_link" text:visited-style-name="Visited_20_Internet_20_Link">position.top_left</text:a><text:a xlink:type="simple" xlink:href="https://www.tradingview.com/pine-script-reference/v6/#const_position.top_center" text:style-name="Internet_20_link" text:visited-style-name="Visited_20_Internet_20_Link">position.top_center</text:a><text:a xlink:type="simple" xlink:href="https://www.tradingview.com/pine-script-reference/v6/#const_position.top_right" text:style-name="Internet_20_link" text:visited-style-name="Visited_20_Internet_20_Link">position.top_right</text:a><text:a xlink:type="simple" xlink:href="https://www.tradingview.com/pine-script-reference/v6/#const_position.middle_left" text:style-name="Internet_20_link" text:visited-style-name="Visited_20_Internet_20_Link">position.middle_left</text:a><text:a xlink:type="simple" xlink:href="https://www.tradingview.com/pine-script-reference/v6/#const_position.middle_center" text:style-name="Internet_20_link" text:visited-style-name="Visited_20_Internet_20_Link">position.middle_center</text:a><text:a xlink:type="simple" xlink:href="https://www.tradingview.com/pine-script-reference/v6/#const_position.bottom_left" text:style-name="Internet_20_link" text:visited-style-name="Visited_20_Internet_20_Link">position.bottom_left</text:a><text:a xlink:type="simple" xlink:href="https://www.tradingview.com/pine-script-reference/v6/#const_position.bottom_center" text:style-name="Internet_20_link" text:visited-style-name="Visited_20_Internet_20_Link">position.bottom_center</text:a></text:p>
      </text:section>
      <text:section text:style-name="Sect1" text:name="const_position.top_center">
        <text:h text:style-name="P2" text:outline-level="3">position.top_center</text:h>
      </text:section>
      <text:section text:style-name="Sect1" text:name="Section298">
        <text:p text:style-name="P6"><text:bookmark text:name="const_position.top_center"/>Table position is used in <text:a xlink:type="simple" xlink:href="https://www.tradingview.com/pine-script-reference/v6/#fun_table.new" text:style-name="Internet_20_link" text:visited-style-name="Visited_20_Internet_20_Link">table.new</text:a>, <text:a xlink:type="simple" xlink:href="https://www.tradingview.com/pine-script-reference/v6/#fun_table.cell" text:style-name="Internet_20_link" text:visited-style-name="Visited_20_Internet_20_Link">table.cell</text:a> functions.</text:p>
        <text:p text:style-name="P3">Binds the table to the top edge in the center.</text:p>
        <text:p text:style-name="P3">Type</text:p>
        <text:p text:style-name="P3">const string</text:p>
        <text:p text:style-name="P3">See also</text:p>
        <text:p text:style-name="P3"><text:a xlink:type="simple" xlink:href="https://www.tradingview.com/pine-script-reference/v6/#fun_table.new" text:style-name="Internet_20_link" text:visited-style-name="Visited_20_Internet_20_Link">table.new</text:a><text:a xlink:type="simple" xlink:href="https://www.tradingview.com/pine-script-reference/v6/#fun_table.cell" text:style-name="Internet_20_link" text:visited-style-name="Visited_20_Internet_20_Link">table.cell</text:a><text:a xlink:type="simple" xlink:href="https://www.tradingview.com/pine-script-reference/v6/#fun_table.set_position" text:style-name="Internet_20_link" text:visited-style-name="Visited_20_Internet_20_Link">table.set_position</text:a><text:a xlink:type="simple" xlink:href="https://www.tradingview.com/pine-script-reference/v6/#const_position.top_left" text:style-name="Internet_20_link" text:visited-style-name="Visited_20_Internet_20_Link">position.top_left</text:a><text:a xlink:type="simple" xlink:href="https://www.tradingview.com/pine-script-reference/v6/#const_position.top_right" text:style-name="Internet_20_link" text:visited-style-name="Visited_20_Internet_20_Link">position.top_right</text:a><text:a xlink:type="simple" xlink:href="https://www.tradingview.com/pine-script-reference/v6/#const_position.middle_left" text:style-name="Internet_20_link" text:visited-style-name="Visited_20_Internet_20_Link">position.middle_left</text:a><text:a xlink:type="simple" xlink:href="https://www.tradingview.com/pine-script-reference/v6/#const_position.middle_center" text:style-name="Internet_20_link" text:visited-style-name="Visited_20_Internet_20_Link">position.middle_center</text:a><text:a xlink:type="simple" xlink:href="https://www.tradingview.com/pine-script-reference/v6/#const_position.middle_right" text:style-name="Internet_20_link" text:visited-style-name="Visited_20_Internet_20_Link">position.middle_right</text:a><text:a xlink:type="simple" xlink:href="https://www.tradingview.com/pine-script-reference/v6/#const_position.bottom_left" text:style-name="Internet_20_link" text:visited-style-name="Visited_20_Internet_20_Link">position.bottom_left</text:a><text:a xlink:type="simple" xlink:href="https://www.tradingview.com/pine-script-reference/v6/#const_position.bottom_center" text:style-name="Internet_20_link" text:visited-style-name="Visited_20_Internet_20_Link">position.bottom_center</text:a></text:p>
      </text:section>
      <text:section text:style-name="Sect1" text:name="const_position.top_left">
        <text:h text:style-name="P2" text:outline-level="3">position.top_left</text:h>
      </text:section>
      <text:section text:style-name="Sect1" text:name="Section299">
        <text:p text:style-name="P6"><text:bookmark text:name="const_position.top_left"/>Table position is used in <text:a xlink:type="simple" xlink:href="https://www.tradingview.com/pine-script-reference/v6/#fun_table.new" text:style-name="Internet_20_link" text:visited-style-name="Visited_20_Internet_20_Link">table.new</text:a>, <text:a xlink:type="simple" xlink:href="https://www.tradingview.com/pine-script-reference/v6/#fun_table.cell" text:style-name="Internet_20_link" text:visited-style-name="Visited_20_Internet_20_Link">table.cell</text:a> functions.</text:p>
        <text:p text:style-name="P3">Binds the table to the upper-left edge.</text:p>
        <text:p text:style-name="P3">Type</text:p>
        <text:p text:style-name="P3">const string</text:p>
        <text:p text:style-name="P3">See also</text:p>
        <text:p text:style-name="P3"><text:a xlink:type="simple" xlink:href="https://www.tradingview.com/pine-script-reference/v6/#fun_table.new" text:style-name="Internet_20_link" text:visited-style-name="Visited_20_Internet_20_Link">table.new</text:a><text:a xlink:type="simple" xlink:href="https://www.tradingview.com/pine-script-reference/v6/#fun_table.cell" text:style-name="Internet_20_link" text:visited-style-name="Visited_20_Internet_20_Link">table.cell</text:a><text:a xlink:type="simple" xlink:href="https://www.tradingview.com/pine-script-reference/v6/#fun_table.set_position" text:style-name="Internet_20_link" text:visited-style-name="Visited_20_Internet_20_Link">table.set_position</text:a><text:a xlink:type="simple" xlink:href="https://www.tradingview.com/pine-script-reference/v6/#const_position.top_center" text:style-name="Internet_20_link" text:visited-style-name="Visited_20_Internet_20_Link">position.top_center</text:a><text:a xlink:type="simple" xlink:href="https://www.tradingview.com/pine-script-reference/v6/#const_position.top_right" text:style-name="Internet_20_link" text:visited-style-name="Visited_20_Internet_20_Link">position.top_right</text:a><text:a xlink:type="simple" xlink:href="https://www.tradingview.com/pine-script-reference/v6/#const_position.middle_left" text:style-name="Internet_20_link" text:visited-style-name="Visited_20_Internet_20_Link">position.middle_left</text:a><text:a xlink:type="simple" xlink:href="https://www.tradingview.com/pine-script-reference/v6/#const_position.middle_center" text:style-name="Internet_20_link" text:visited-style-name="Visited_20_Internet_20_Link">position.middle_center</text:a><text:a xlink:type="simple" xlink:href="https://www.tradingview.com/pine-script-reference/v6/#const_position.middle_right" text:style-name="Internet_20_link" text:visited-style-name="Visited_20_Internet_20_Link">position.middle_right</text:a><text:a xlink:type="simple" xlink:href="https://www.tradingview.com/pine-script-reference/v6/#const_position.bottom_left" text:style-name="Internet_20_link" text:visited-style-name="Visited_20_Internet_20_Link">position.bottom_left</text:a><text:a xlink:type="simple" xlink:href="https://www.tradingview.com/pine-script-reference/v6/#const_position.bottom_center" text:style-name="Internet_20_link" text:visited-style-name="Visited_20_Internet_20_Link">position.bottom_center</text:a></text:p>
      </text:section>
      <text:section text:style-name="Sect1" text:name="const_position.top_right">
        <text:h text:style-name="P2" text:outline-level="3">position.top_right</text:h>
      </text:section>
      <text:section text:style-name="Sect1" text:name="Section300">
        <text:p text:style-name="P6"><text:bookmark text:name="const_position.top_right"/>Table position is used in <text:a xlink:type="simple" xlink:href="https://www.tradingview.com/pine-script-reference/v6/#fun_table.new" text:style-name="Internet_20_link" text:visited-style-name="Visited_20_Internet_20_Link">table.new</text:a>, <text:a xlink:type="simple" xlink:href="https://www.tradingview.com/pine-script-reference/v6/#fun_table.cell" text:style-name="Internet_20_link" text:visited-style-name="Visited_20_Internet_20_Link">table.cell</text:a> functions.</text:p>
        <text:p text:style-name="P3">Binds the table to the upper-right edge.</text:p>
        <text:p text:style-name="P3">Type</text:p>
        <text:p text:style-name="P3">const string</text:p>
        <text:p text:style-name="P3">See also</text:p>
        <text:p text:style-name="P3"><text:a xlink:type="simple" xlink:href="https://www.tradingview.com/pine-script-reference/v6/#fun_table.new" text:style-name="Internet_20_link" text:visited-style-name="Visited_20_Internet_20_Link">table.new</text:a><text:a xlink:type="simple" xlink:href="https://www.tradingview.com/pine-script-reference/v6/#fun_table.cell" text:style-name="Internet_20_link" text:visited-style-name="Visited_20_Internet_20_Link">table.cell</text:a><text:a xlink:type="simple" xlink:href="https://www.tradingview.com/pine-script-reference/v6/#fun_table.set_position" text:style-name="Internet_20_link" text:visited-style-name="Visited_20_Internet_20_Link">table.set_position</text:a><text:a xlink:type="simple" xlink:href="https://www.tradingview.com/pine-script-reference/v6/#const_position.top_left" text:style-name="Internet_20_link" text:visited-style-name="Visited_20_Internet_20_Link">position.top_left</text:a><text:a xlink:type="simple" xlink:href="https://www.tradingview.com/pine-script-reference/v6/#const_position.top_center" text:style-name="Internet_20_link" text:visited-style-name="Visited_20_Internet_20_Link">position.top_center</text:a><text:a xlink:type="simple" xlink:href="https://www.tradingview.com/pine-script-reference/v6/#const_position.middle_left" text:style-name="Internet_20_link" text:visited-style-name="Visited_20_Internet_20_Link">position.middle_left</text:a><text:a xlink:type="simple" xlink:href="https://www.tradingview.com/pine-script-reference/v6/#const_position.middle_center" text:style-name="Internet_20_link" text:visited-style-name="Visited_20_Internet_20_Link">position.middle_center</text:a><text:a xlink:type="simple" xlink:href="https://www.tradingview.com/pine-script-reference/v6/#const_position.middle_right" text:style-name="Internet_20_link" text:visited-style-name="Visited_20_Internet_20_Link">position.middle_right</text:a><text:a xlink:type="simple" xlink:href="https://www.tradingview.com/pine-script-reference/v6/#const_position.bottom_left" text:style-name="Internet_20_link" text:visited-style-name="Visited_20_Internet_20_Link">position.bottom_left</text:a><text:a xlink:type="simple" xlink:href="https://www.tradingview.com/pine-script-reference/v6/#const_position.bottom_center" text:style-name="Internet_20_link" text:visited-style-name="Visited_20_Internet_20_Link">position.bottom_center</text:a></text:p>
      </text:section>
      <text:section text:style-name="Sect1" text:name="const_scale.left">
        <text:h text:style-name="P2" text:outline-level="3">scale.left</text:h>
      </text:section>
      <text:section text:style-name="Sect1" text:name="Section301">
        <text:p text:style-name="P6"><text:bookmark text:name="const_scale.left"/>Scale value for <text:a xlink:type="simple" xlink:href="https://www.tradingview.com/pine-script-reference/v6/#fun_indicator" text:style-name="Internet_20_link" text:visited-style-name="Visited_20_Internet_20_Link">indicator</text:a> function. Indicator is added to the left price scale.</text:p>
        <text:p text:style-name="P3">Type</text:p>
        <text:p text:style-name="P3">const scale_type</text:p>
        <text:p text:style-name="P3">See also</text:p>
        <text:p text:style-name="P3"><text:a xlink:type="simple" xlink:href="https://www.tradingview.com/pine-script-reference/v6/#fun_indicator" text:style-name="Internet_20_link" text:visited-style-name="Visited_20_Internet_20_Link">indicator</text:a></text:p>
      </text:section>
      <text:section text:style-name="Sect1" text:name="const_scale.none">
        <text:h text:style-name="P2" text:outline-level="3">scale.none</text:h>
      </text:section>
      <text:section text:style-name="Sect1" text:name="Section302">
        <text:p text:style-name="P6"><text:bookmark text:name="const_scale.none"/>Scale value for <text:a xlink:type="simple" xlink:href="https://www.tradingview.com/pine-script-reference/v6/#fun_indicator" text:style-name="Internet_20_link" text:visited-style-name="Visited_20_Internet_20_Link">indicator</text:a> function. Indicator is added in 'No Scale' mode. Can be used only with 'overlay=true'.</text:p>
        <text:p text:style-name="P3">Type</text:p>
        <text:p text:style-name="P3">const scale_type</text:p>
        <text:p text:style-name="P3">See also</text:p>
        <text:p text:style-name="P3"><text:a xlink:type="simple" xlink:href="https://www.tradingview.com/pine-script-reference/v6/#fun_indicator" text:style-name="Internet_20_link" text:visited-style-name="Visited_20_Internet_20_Link">indicator</text:a></text:p>
      </text:section>
      <text:section text:style-name="Sect1" text:name="const_scale.right">
        <text:h text:style-name="P2" text:outline-level="3">scale.right</text:h>
      </text:section>
      <text:section text:style-name="Sect1" text:name="Section303">
        <text:p text:style-name="P6"><text:bookmark text:name="const_scale.right"/>Scale value for <text:a xlink:type="simple" xlink:href="https://www.tradingview.com/pine-script-reference/v6/#fun_indicator" text:style-name="Internet_20_link" text:visited-style-name="Visited_20_Internet_20_Link">indicator</text:a> function. Indicator is added to the right price scale.</text:p>
        <text:p text:style-name="P3">Type</text:p>
        <text:p text:style-name="P3">const scale_type</text:p>
        <text:p text:style-name="P3">See also</text:p>
        <text:p text:style-name="P3"><text:a xlink:type="simple" xlink:href="https://www.tradingview.com/pine-script-reference/v6/#fun_indicator" text:style-name="Internet_20_link" text:visited-style-name="Visited_20_Internet_20_Link">indicator</text:a></text:p>
      </text:section>
      <text:section text:style-name="Sect1" text:name="const_session.extended">
        <text:h text:style-name="P2" text:outline-level="3"><text:soft-page-break/>session.extended</text:h>
      </text:section>
      <text:section text:style-name="Sect1" text:name="Section304">
        <text:p text:style-name="P6"><text:bookmark text:name="const_session.extended"/>Constant for extended session type (with extended hours data).</text:p>
        <text:p text:style-name="P3">Type</text:p>
        <text:p text:style-name="P3">const string</text:p>
        <text:p text:style-name="P3">See also</text:p>
        <text:p text:style-name="P3"><text:a xlink:type="simple" xlink:href="https://www.tradingview.com/pine-script-reference/v6/#const_session.regular" text:style-name="Internet_20_link" text:visited-style-name="Visited_20_Internet_20_Link">session.regular</text:a><text:a xlink:type="simple" xlink:href="https://www.tradingview.com/pine-script-reference/v6/#var_syminfo.session" text:style-name="Internet_20_link" text:visited-style-name="Visited_20_Internet_20_Link">syminfo.session</text:a></text:p>
      </text:section>
      <text:section text:style-name="Sect1" text:name="const_session.regular">
        <text:h text:style-name="P2" text:outline-level="3">session.regular</text:h>
      </text:section>
      <text:section text:style-name="Sect1" text:name="Section305">
        <text:p text:style-name="P6"><text:bookmark text:name="const_session.regular"/>Constant for regular session type (no extended hours data).</text:p>
        <text:p text:style-name="P3">Type</text:p>
        <text:p text:style-name="P3">const string</text:p>
        <text:p text:style-name="P3">See also</text:p>
        <text:p text:style-name="P3"><text:a xlink:type="simple" xlink:href="https://www.tradingview.com/pine-script-reference/v6/#const_session.extended" text:style-name="Internet_20_link" text:visited-style-name="Visited_20_Internet_20_Link">session.extended</text:a><text:a xlink:type="simple" xlink:href="https://www.tradingview.com/pine-script-reference/v6/#var_syminfo.session" text:style-name="Internet_20_link" text:visited-style-name="Visited_20_Internet_20_Link">syminfo.session</text:a></text:p>
      </text:section>
      <text:section text:style-name="Sect1" text:name="const_settlement_as_close.inherit">
        <text:h text:style-name="P2" text:outline-level="3">settlement_as_close.inherit</text:h>
      </text:section>
      <text:section text:style-name="Sect1" text:name="Section306">
        <text:p text:style-name="P6"><text:bookmark text:name="const_settlement_as_close.inherit"/>A constant to specify the value of the <text:span text:style-name="Source_20_Text">settlement_as_close</text:span> parameter in <text:a xlink:type="simple" xlink:href="https://www.tradingview.com/pine-script-reference/v6/#fun_ticker.new" text:style-name="Internet_20_link" text:visited-style-name="Visited_20_Internet_20_Link">ticker.new</text:a> and <text:a xlink:type="simple" xlink:href="https://www.tradingview.com/pine-script-reference/v6/#fun_ticker.modify" text:style-name="Internet_20_link" text:visited-style-name="Visited_20_Internet_20_Link">ticker.modify</text:a> functions.</text:p>
        <text:p text:style-name="P3">Type</text:p>
        <text:p text:style-name="P3">const settlement</text:p>
        <text:p text:style-name="P3">See also</text:p>
        <text:p text:style-name="P3"><text:a xlink:type="simple" xlink:href="https://www.tradingview.com/pine-script-reference/v6/#fun_ticker.new" text:style-name="Internet_20_link" text:visited-style-name="Visited_20_Internet_20_Link">ticker.new</text:a><text:a xlink:type="simple" xlink:href="https://www.tradingview.com/pine-script-reference/v6/#fun_ticker.modify" text:style-name="Internet_20_link" text:visited-style-name="Visited_20_Internet_20_Link">ticker.modify</text:a><text:a xlink:type="simple" xlink:href="https://www.tradingview.com/pine-script-reference/v6/#const_settlement_as_close.on" text:style-name="Internet_20_link" text:visited-style-name="Visited_20_Internet_20_Link">settlement_as_close.on</text:a><text:a xlink:type="simple" xlink:href="https://www.tradingview.com/pine-script-reference/v6/#const_settlement_as_close.off" text:style-name="Internet_20_link" text:visited-style-name="Visited_20_Internet_20_Link">settlement_as_close.off</text:a></text:p>
      </text:section>
      <text:section text:style-name="Sect1" text:name="const_settlement_as_close.off">
        <text:h text:style-name="P2" text:outline-level="3">settlement_as_close.off</text:h>
      </text:section>
      <text:section text:style-name="Sect1" text:name="Section307">
        <text:p text:style-name="P6"><text:bookmark text:name="const_settlement_as_close.off"/>A constant to specify the value of the <text:span text:style-name="Source_20_Text">settlement_as_close</text:span> parameter in <text:a xlink:type="simple" xlink:href="https://www.tradingview.com/pine-script-reference/v6/#fun_ticker.new" text:style-name="Internet_20_link" text:visited-style-name="Visited_20_Internet_20_Link">ticker.new</text:a> and <text:a xlink:type="simple" xlink:href="https://www.tradingview.com/pine-script-reference/v6/#fun_ticker.modify" text:style-name="Internet_20_link" text:visited-style-name="Visited_20_Internet_20_Link">ticker.modify</text:a> functions.</text:p>
        <text:p text:style-name="P3">Type</text:p>
        <text:p text:style-name="P3">const settlement</text:p>
        <text:p text:style-name="P3">See also</text:p>
        <text:p text:style-name="P3"><text:a xlink:type="simple" xlink:href="https://www.tradingview.com/pine-script-reference/v6/#fun_ticker.new" text:style-name="Internet_20_link" text:visited-style-name="Visited_20_Internet_20_Link">ticker.new</text:a><text:a xlink:type="simple" xlink:href="https://www.tradingview.com/pine-script-reference/v6/#fun_ticker.modify" text:style-name="Internet_20_link" text:visited-style-name="Visited_20_Internet_20_Link">ticker.modify</text:a><text:a xlink:type="simple" xlink:href="https://www.tradingview.com/pine-script-reference/v6/#const_settlement_as_close.on" text:style-name="Internet_20_link" text:visited-style-name="Visited_20_Internet_20_Link">settlement_as_close.on</text:a><text:a xlink:type="simple" xlink:href="https://www.tradingview.com/pine-script-reference/v6/#const_settlement_as_close.inherit" text:style-name="Internet_20_link" text:visited-style-name="Visited_20_Internet_20_Link">settlement_as_close.inherit</text:a></text:p>
      </text:section>
      <text:section text:style-name="Sect1" text:name="const_settlement_as_close.on">
        <text:h text:style-name="P2" text:outline-level="3">settlement_as_close.on</text:h>
      </text:section>
      <text:section text:style-name="Sect1" text:name="Section308">
        <text:p text:style-name="P6"><text:bookmark text:name="const_settlement_as_close.on"/>A constant to specify the value of the <text:span text:style-name="Source_20_Text">settlement_as_close</text:span> parameter in <text:a xlink:type="simple" xlink:href="https://www.tradingview.com/pine-script-reference/v6/#fun_ticker.new" text:style-name="Internet_20_link" text:visited-style-name="Visited_20_Internet_20_Link">ticker.new</text:a> and <text:a xlink:type="simple" xlink:href="https://www.tradingview.com/pine-script-reference/v6/#fun_ticker.modify" text:style-name="Internet_20_link" text:visited-style-name="Visited_20_Internet_20_Link">ticker.modify</text:a> functions.</text:p>
        <text:p text:style-name="P3">Type</text:p>
        <text:p text:style-name="P3">const settlement</text:p>
        <text:p text:style-name="P3">See also</text:p>
        <text:p text:style-name="P3"><text:a xlink:type="simple" xlink:href="https://www.tradingview.com/pine-script-reference/v6/#fun_ticker.new" text:style-name="Internet_20_link" text:visited-style-name="Visited_20_Internet_20_Link">ticker.new</text:a><text:a xlink:type="simple" xlink:href="https://www.tradingview.com/pine-script-reference/v6/#fun_ticker.modify" text:style-name="Internet_20_link" text:visited-style-name="Visited_20_Internet_20_Link">ticker.modify</text:a><text:a xlink:type="simple" xlink:href="https://www.tradingview.com/pine-script-reference/v6/#const_settlement_as_close.inherit" text:style-name="Internet_20_link" text:visited-style-name="Visited_20_Internet_20_Link">settlement_as_close.inherit</text:a><text:a xlink:type="simple" xlink:href="https://www.tradingview.com/pine-script-reference/v6/#const_settlement_as_close.off" text:style-name="Internet_20_link" text:visited-style-name="Visited_20_Internet_20_Link">settlement_as_close.off</text:a></text:p>
      </text:section>
      <text:section text:style-name="Sect1" text:name="const_shape.arrowdown">
        <text:h text:style-name="P2" text:outline-level="3">shape.arrowdown</text:h>
      </text:section>
      <text:section text:style-name="Sect1" text:name="Section309">
        <text:p text:style-name="P6"><text:bookmark text:name="const_shape.arrowdown"/>Shape style for <text:a xlink:type="simple" xlink:href="https://www.tradingview.com/pine-script-reference/v6/#fun_plotshape" text:style-name="Internet_20_link" text:visited-style-name="Visited_20_Internet_20_Link">plotshape</text:a> function.</text:p>
        <text:p text:style-name="P3">Type</text:p>
        <text:p text:style-name="P3">const string</text:p>
        <text:p text:style-name="P3">See also</text:p>
        <text:p text:style-name="P3"><text:a xlink:type="simple" xlink:href="https://www.tradingview.com/pine-script-reference/v6/#fun_plotshape" text:style-name="Internet_20_link" text:visited-style-name="Visited_20_Internet_20_Link">plotshape</text:a></text:p>
      </text:section>
      <text:section text:style-name="Sect1" text:name="const_shape.arrowup">
        <text:h text:style-name="P2" text:outline-level="3">shape.arrowup</text:h>
      </text:section>
      <text:section text:style-name="Sect1" text:name="Section310">
        <text:p text:style-name="P6"><text:bookmark text:name="const_shape.arrowup"/>Shape style for <text:a xlink:type="simple" xlink:href="https://www.tradingview.com/pine-script-reference/v6/#fun_plotshape" text:style-name="Internet_20_link" text:visited-style-name="Visited_20_Internet_20_Link">plotshape</text:a> function.</text:p>
        <text:p text:style-name="P3">Type</text:p>
        <text:p text:style-name="P3">const string</text:p>
        <text:p text:style-name="P3">See also</text:p>
        <text:p text:style-name="P3"><text:a xlink:type="simple" xlink:href="https://www.tradingview.com/pine-script-reference/v6/#fun_plotshape" text:style-name="Internet_20_link" text:visited-style-name="Visited_20_Internet_20_Link">plotshape</text:a></text:p>
      </text:section>
      <text:section text:style-name="Sect1" text:name="const_shape.circle">
        <text:h text:style-name="P2" text:outline-level="3">shape.circle</text:h>
      </text:section>
      <text:section text:style-name="Sect1" text:name="Section311">
        <text:p text:style-name="P6"><text:bookmark text:name="const_shape.circle"/>Shape style for <text:a xlink:type="simple" xlink:href="https://www.tradingview.com/pine-script-reference/v6/#fun_plotshape" text:style-name="Internet_20_link" text:visited-style-name="Visited_20_Internet_20_Link">plotshape</text:a> function.</text:p>
        <text:p text:style-name="P3">Type</text:p>
        <text:p text:style-name="P3">const string</text:p>
        <text:p text:style-name="P3">See also</text:p>
        <text:p text:style-name="P3"><text:a xlink:type="simple" xlink:href="https://www.tradingview.com/pine-script-reference/v6/#fun_plotshape" text:style-name="Internet_20_link" text:visited-style-name="Visited_20_Internet_20_Link">plotshape</text:a></text:p>
      </text:section>
      <text:section text:style-name="Sect1" text:name="const_shape.cross">
        <text:h text:style-name="P2" text:outline-level="3">shape.cross</text:h>
      </text:section>
      <text:section text:style-name="Sect1" text:name="Section312">
        <text:p text:style-name="P6"><text:bookmark text:name="const_shape.cross"/>Shape style for <text:a xlink:type="simple" xlink:href="https://www.tradingview.com/pine-script-reference/v6/#fun_plotshape" text:style-name="Internet_20_link" text:visited-style-name="Visited_20_Internet_20_Link">plotshape</text:a> function.</text:p>
        <text:p text:style-name="P3">Type</text:p>
        <text:p text:style-name="P3">const string</text:p>
        <text:p text:style-name="P3">See also</text:p>
        <text:p text:style-name="P3"><text:a xlink:type="simple" xlink:href="https://www.tradingview.com/pine-script-reference/v6/#fun_plotshape" text:style-name="Internet_20_link" text:visited-style-name="Visited_20_Internet_20_Link">plotshape</text:a></text:p>
      </text:section>
      <text:section text:style-name="Sect1" text:name="const_shape.diamond">
        <text:h text:style-name="P2" text:outline-level="3">shape.diamond</text:h>
      </text:section>
      <text:section text:style-name="Sect1" text:name="Section313">
        <text:p text:style-name="P6"><text:bookmark text:name="const_shape.diamond"/>Shape style for <text:a xlink:type="simple" xlink:href="https://www.tradingview.com/pine-script-reference/v6/#fun_plotshape" text:style-name="Internet_20_link" text:visited-style-name="Visited_20_Internet_20_Link">plotshape</text:a> function.</text:p>
        <text:p text:style-name="P3">Type</text:p>
        <text:p text:style-name="P3">const string</text:p>
        <text:p text:style-name="P3">See also</text:p>
        <text:p text:style-name="P3"><text:a xlink:type="simple" xlink:href="https://www.tradingview.com/pine-script-reference/v6/#fun_plotshape" text:style-name="Internet_20_link" text:visited-style-name="Visited_20_Internet_20_Link">plotshape</text:a></text:p>
      </text:section>
      <text:section text:style-name="Sect1" text:name="const_shape.flag">
        <text:h text:style-name="P2" text:outline-level="3">shape.flag</text:h>
      </text:section>
      <text:section text:style-name="Sect1" text:name="Section314">
        <text:p text:style-name="P6"><text:bookmark text:name="const_shape.flag"/>Shape style for <text:a xlink:type="simple" xlink:href="https://www.tradingview.com/pine-script-reference/v6/#fun_plotshape" text:style-name="Internet_20_link" text:visited-style-name="Visited_20_Internet_20_Link">plotshape</text:a> function.</text:p>
        <text:p text:style-name="P3">Type</text:p>
        <text:p text:style-name="P3">const string</text:p>
        <text:p text:style-name="P3">See also</text:p>
        <text:p text:style-name="P3"><text:a xlink:type="simple" xlink:href="https://www.tradingview.com/pine-script-reference/v6/#fun_plotshape" text:style-name="Internet_20_link" text:visited-style-name="Visited_20_Internet_20_Link">plotshape</text:a></text:p>
      </text:section>
      <text:section text:style-name="Sect1" text:name="const_shape.labeldown">
        <text:h text:style-name="P2" text:outline-level="3">shape.labeldown</text:h>
      </text:section>
      <text:section text:style-name="Sect1" text:name="Section315">
        <text:p text:style-name="P6"><text:bookmark text:name="const_shape.labeldown"/>Shape style for <text:a xlink:type="simple" xlink:href="https://www.tradingview.com/pine-script-reference/v6/#fun_plotshape" text:style-name="Internet_20_link" text:visited-style-name="Visited_20_Internet_20_Link">plotshape</text:a> function.</text:p>
        <text:p text:style-name="P3">Type</text:p>
        <text:p text:style-name="P3">const string</text:p>
        <text:p text:style-name="P3"><text:soft-page-break/>See also</text:p>
        <text:p text:style-name="P3"><text:a xlink:type="simple" xlink:href="https://www.tradingview.com/pine-script-reference/v6/#fun_plotshape" text:style-name="Internet_20_link" text:visited-style-name="Visited_20_Internet_20_Link">plotshape</text:a></text:p>
      </text:section>
      <text:section text:style-name="Sect1" text:name="const_shape.labelup">
        <text:h text:style-name="P2" text:outline-level="3">shape.labelup</text:h>
      </text:section>
      <text:section text:style-name="Sect1" text:name="Section316">
        <text:p text:style-name="P6"><text:bookmark text:name="const_shape.labelup"/>Shape style for <text:a xlink:type="simple" xlink:href="https://www.tradingview.com/pine-script-reference/v6/#fun_plotshape" text:style-name="Internet_20_link" text:visited-style-name="Visited_20_Internet_20_Link">plotshape</text:a> function.</text:p>
        <text:p text:style-name="P3">Type</text:p>
        <text:p text:style-name="P3">const string</text:p>
        <text:p text:style-name="P3">See also</text:p>
        <text:p text:style-name="P3"><text:a xlink:type="simple" xlink:href="https://www.tradingview.com/pine-script-reference/v6/#fun_plotshape" text:style-name="Internet_20_link" text:visited-style-name="Visited_20_Internet_20_Link">plotshape</text:a></text:p>
      </text:section>
      <text:section text:style-name="Sect1" text:name="const_shape.square">
        <text:h text:style-name="P2" text:outline-level="3">shape.square</text:h>
      </text:section>
      <text:section text:style-name="Sect1" text:name="Section317">
        <text:p text:style-name="P6"><text:bookmark text:name="const_shape.square"/>Shape style for <text:a xlink:type="simple" xlink:href="https://www.tradingview.com/pine-script-reference/v6/#fun_plotshape" text:style-name="Internet_20_link" text:visited-style-name="Visited_20_Internet_20_Link">plotshape</text:a> function.</text:p>
        <text:p text:style-name="P3">Type</text:p>
        <text:p text:style-name="P3">const string</text:p>
        <text:p text:style-name="P3">See also</text:p>
        <text:p text:style-name="P3"><text:a xlink:type="simple" xlink:href="https://www.tradingview.com/pine-script-reference/v6/#fun_plotshape" text:style-name="Internet_20_link" text:visited-style-name="Visited_20_Internet_20_Link">plotshape</text:a></text:p>
      </text:section>
      <text:section text:style-name="Sect1" text:name="const_shape.triangledown">
        <text:h text:style-name="P2" text:outline-level="3">shape.triangledown</text:h>
      </text:section>
      <text:section text:style-name="Sect1" text:name="Section318">
        <text:p text:style-name="P6"><text:bookmark text:name="const_shape.triangledown"/>Shape style for <text:a xlink:type="simple" xlink:href="https://www.tradingview.com/pine-script-reference/v6/#fun_plotshape" text:style-name="Internet_20_link" text:visited-style-name="Visited_20_Internet_20_Link">plotshape</text:a> function.</text:p>
        <text:p text:style-name="P3">Type</text:p>
        <text:p text:style-name="P3">const string</text:p>
        <text:p text:style-name="P3">See also</text:p>
        <text:p text:style-name="P3"><text:a xlink:type="simple" xlink:href="https://www.tradingview.com/pine-script-reference/v6/#fun_plotshape" text:style-name="Internet_20_link" text:visited-style-name="Visited_20_Internet_20_Link">plotshape</text:a></text:p>
      </text:section>
      <text:section text:style-name="Sect1" text:name="const_shape.triangleup">
        <text:h text:style-name="P2" text:outline-level="3">shape.triangleup</text:h>
      </text:section>
      <text:section text:style-name="Sect1" text:name="Section319">
        <text:p text:style-name="P6"><text:bookmark text:name="const_shape.triangleup"/>Shape style for <text:a xlink:type="simple" xlink:href="https://www.tradingview.com/pine-script-reference/v6/#fun_plotshape" text:style-name="Internet_20_link" text:visited-style-name="Visited_20_Internet_20_Link">plotshape</text:a> function.</text:p>
        <text:p text:style-name="P3">Type</text:p>
        <text:p text:style-name="P3">const string</text:p>
        <text:p text:style-name="P3">See also</text:p>
        <text:p text:style-name="P3"><text:a xlink:type="simple" xlink:href="https://www.tradingview.com/pine-script-reference/v6/#fun_plotshape" text:style-name="Internet_20_link" text:visited-style-name="Visited_20_Internet_20_Link">plotshape</text:a></text:p>
      </text:section>
      <text:section text:style-name="Sect1" text:name="const_shape.xcross">
        <text:h text:style-name="P2" text:outline-level="3">shape.xcross</text:h>
      </text:section>
      <text:section text:style-name="Sect1" text:name="Section320">
        <text:p text:style-name="P6"><text:bookmark text:name="const_shape.xcross"/>Shape style for <text:a xlink:type="simple" xlink:href="https://www.tradingview.com/pine-script-reference/v6/#fun_plotshape" text:style-name="Internet_20_link" text:visited-style-name="Visited_20_Internet_20_Link">plotshape</text:a> function.</text:p>
        <text:p text:style-name="P3">Type</text:p>
        <text:p text:style-name="P3">const string</text:p>
        <text:p text:style-name="P3">See also</text:p>
        <text:p text:style-name="P3"><text:a xlink:type="simple" xlink:href="https://www.tradingview.com/pine-script-reference/v6/#fun_plotshape" text:style-name="Internet_20_link" text:visited-style-name="Visited_20_Internet_20_Link">plotshape</text:a></text:p>
      </text:section>
      <text:section text:style-name="Sect1" text:name="const_size.auto">
        <text:h text:style-name="P2" text:outline-level="3">size.auto</text:h>
      </text:section>
      <text:section text:style-name="Sect1" text:name="Section321">
        <text:p text:style-name="P6"><text:bookmark text:name="const_size.auto"/>Size value for <text:a xlink:type="simple" xlink:href="https://www.tradingview.com/pine-script-reference/v6/#fun_plotshape" text:style-name="Internet_20_link" text:visited-style-name="Visited_20_Internet_20_Link">plotshape</text:a>, <text:a xlink:type="simple" xlink:href="https://www.tradingview.com/pine-script-reference/v6/#fun_plotchar" text:style-name="Internet_20_link" text:visited-style-name="Visited_20_Internet_20_Link">plotchar</text:a> functions. The size of the shape automatically adapts to the size of the bars.</text:p>
        <text:p text:style-name="P3">Type</text:p>
        <text:p text:style-name="P3">const string</text:p>
        <text:p text:style-name="P3">See also</text:p>
        <text:p text:style-name="P3"><text:a xlink:type="simple" xlink:href="https://www.tradingview.com/pine-script-reference/v6/#fun_plotshape" text:style-name="Internet_20_link" text:visited-style-name="Visited_20_Internet_20_Link">plotshape</text:a><text:a xlink:type="simple" xlink:href="https://www.tradingview.com/pine-script-reference/v6/#fun_plotchar" text:style-name="Internet_20_link" text:visited-style-name="Visited_20_Internet_20_Link">plotchar</text:a><text:a xlink:type="simple" xlink:href="https://www.tradingview.com/pine-script-reference/v6/#fun_label.set_size" text:style-name="Internet_20_link" text:visited-style-name="Visited_20_Internet_20_Link">label.set_size</text:a><text:a xlink:type="simple" xlink:href="https://www.tradingview.com/pine-script-reference/v6/#const_size.tiny" text:style-name="Internet_20_link" text:visited-style-name="Visited_20_Internet_20_Link">size.tiny</text:a><text:a xlink:type="simple" xlink:href="https://www.tradingview.com/pine-script-reference/v6/#const_size.small" text:style-name="Internet_20_link" text:visited-style-name="Visited_20_Internet_20_Link">size.small</text:a><text:a xlink:type="simple" xlink:href="https://www.tradingview.com/pine-script-reference/v6/#const_size.normal" text:style-name="Internet_20_link" text:visited-style-name="Visited_20_Internet_20_Link">size.normal</text:a><text:a xlink:type="simple" xlink:href="https://www.tradingview.com/pine-script-reference/v6/#const_size.large" text:style-name="Internet_20_link" text:visited-style-name="Visited_20_Internet_20_Link">size.large</text:a><text:a xlink:type="simple" xlink:href="https://www.tradingview.com/pine-script-reference/v6/#const_size.huge" text:style-name="Internet_20_link" text:visited-style-name="Visited_20_Internet_20_Link">size.huge</text:a></text:p>
      </text:section>
      <text:section text:style-name="Sect1" text:name="const_size.huge">
        <text:h text:style-name="P2" text:outline-level="3">size.huge</text:h>
      </text:section>
      <text:section text:style-name="Sect1" text:name="Section322">
        <text:p text:style-name="P6"><text:bookmark text:name="const_size.huge"/>Size value for <text:a xlink:type="simple" xlink:href="https://www.tradingview.com/pine-script-reference/v6/#fun_plotshape" text:style-name="Internet_20_link" text:visited-style-name="Visited_20_Internet_20_Link">plotshape</text:a>, <text:a xlink:type="simple" xlink:href="https://www.tradingview.com/pine-script-reference/v6/#fun_plotchar" text:style-name="Internet_20_link" text:visited-style-name="Visited_20_Internet_20_Link">plotchar</text:a> functions. The size of the shape constantly huge.</text:p>
        <text:p text:style-name="P3">Type</text:p>
        <text:p text:style-name="P3">const string</text:p>
        <text:p text:style-name="P3">See also</text:p>
        <text:p text:style-name="P3"><text:a xlink:type="simple" xlink:href="https://www.tradingview.com/pine-script-reference/v6/#fun_plotshape" text:style-name="Internet_20_link" text:visited-style-name="Visited_20_Internet_20_Link">plotshape</text:a><text:a xlink:type="simple" xlink:href="https://www.tradingview.com/pine-script-reference/v6/#fun_plotchar" text:style-name="Internet_20_link" text:visited-style-name="Visited_20_Internet_20_Link">plotchar</text:a><text:a xlink:type="simple" xlink:href="https://www.tradingview.com/pine-script-reference/v6/#fun_label.set_size" text:style-name="Internet_20_link" text:visited-style-name="Visited_20_Internet_20_Link">label.set_size</text:a><text:a xlink:type="simple" xlink:href="https://www.tradingview.com/pine-script-reference/v6/#const_size.auto" text:style-name="Internet_20_link" text:visited-style-name="Visited_20_Internet_20_Link">size.auto</text:a><text:a xlink:type="simple" xlink:href="https://www.tradingview.com/pine-script-reference/v6/#const_size.tiny" text:style-name="Internet_20_link" text:visited-style-name="Visited_20_Internet_20_Link">size.tiny</text:a><text:a xlink:type="simple" xlink:href="https://www.tradingview.com/pine-script-reference/v6/#const_size.small" text:style-name="Internet_20_link" text:visited-style-name="Visited_20_Internet_20_Link">size.small</text:a><text:a xlink:type="simple" xlink:href="https://www.tradingview.com/pine-script-reference/v6/#const_size.normal" text:style-name="Internet_20_link" text:visited-style-name="Visited_20_Internet_20_Link">size.normal</text:a><text:a xlink:type="simple" xlink:href="https://www.tradingview.com/pine-script-reference/v6/#const_size.large" text:style-name="Internet_20_link" text:visited-style-name="Visited_20_Internet_20_Link">size.large</text:a></text:p>
      </text:section>
      <text:section text:style-name="Sect1" text:name="const_size.large">
        <text:h text:style-name="P2" text:outline-level="3">size.large</text:h>
      </text:section>
      <text:section text:style-name="Sect1" text:name="Section323">
        <text:p text:style-name="P6"><text:bookmark text:name="const_size.large"/>Size value for <text:a xlink:type="simple" xlink:href="https://www.tradingview.com/pine-script-reference/v6/#fun_plotshape" text:style-name="Internet_20_link" text:visited-style-name="Visited_20_Internet_20_Link">plotshape</text:a>, <text:a xlink:type="simple" xlink:href="https://www.tradingview.com/pine-script-reference/v6/#fun_plotchar" text:style-name="Internet_20_link" text:visited-style-name="Visited_20_Internet_20_Link">plotchar</text:a> functions. The size of the shape constantly large.</text:p>
        <text:p text:style-name="P3">Type</text:p>
        <text:p text:style-name="P3">const string</text:p>
        <text:p text:style-name="P3">See also</text:p>
        <text:p text:style-name="P3"><text:a xlink:type="simple" xlink:href="https://www.tradingview.com/pine-script-reference/v6/#fun_plotshape" text:style-name="Internet_20_link" text:visited-style-name="Visited_20_Internet_20_Link">plotshape</text:a><text:a xlink:type="simple" xlink:href="https://www.tradingview.com/pine-script-reference/v6/#fun_plotchar" text:style-name="Internet_20_link" text:visited-style-name="Visited_20_Internet_20_Link">plotchar</text:a><text:a xlink:type="simple" xlink:href="https://www.tradingview.com/pine-script-reference/v6/#fun_label.set_size" text:style-name="Internet_20_link" text:visited-style-name="Visited_20_Internet_20_Link">label.set_size</text:a><text:a xlink:type="simple" xlink:href="https://www.tradingview.com/pine-script-reference/v6/#const_size.auto" text:style-name="Internet_20_link" text:visited-style-name="Visited_20_Internet_20_Link">size.auto</text:a><text:a xlink:type="simple" xlink:href="https://www.tradingview.com/pine-script-reference/v6/#const_size.tiny" text:style-name="Internet_20_link" text:visited-style-name="Visited_20_Internet_20_Link">size.tiny</text:a><text:a xlink:type="simple" xlink:href="https://www.tradingview.com/pine-script-reference/v6/#const_size.small" text:style-name="Internet_20_link" text:visited-style-name="Visited_20_Internet_20_Link">size.small</text:a><text:a xlink:type="simple" xlink:href="https://www.tradingview.com/pine-script-reference/v6/#const_size.normal" text:style-name="Internet_20_link" text:visited-style-name="Visited_20_Internet_20_Link">size.normal</text:a><text:a xlink:type="simple" xlink:href="https://www.tradingview.com/pine-script-reference/v6/#const_size.huge" text:style-name="Internet_20_link" text:visited-style-name="Visited_20_Internet_20_Link">size.huge</text:a></text:p>
      </text:section>
      <text:section text:style-name="Sect1" text:name="const_size.normal">
        <text:h text:style-name="P2" text:outline-level="3">size.normal</text:h>
      </text:section>
      <text:section text:style-name="Sect1" text:name="Section324">
        <text:p text:style-name="P6"><text:bookmark text:name="const_size.normal"/>Size value for <text:a xlink:type="simple" xlink:href="https://www.tradingview.com/pine-script-reference/v6/#fun_plotshape" text:style-name="Internet_20_link" text:visited-style-name="Visited_20_Internet_20_Link">plotshape</text:a>, <text:a xlink:type="simple" xlink:href="https://www.tradingview.com/pine-script-reference/v6/#fun_plotchar" text:style-name="Internet_20_link" text:visited-style-name="Visited_20_Internet_20_Link">plotchar</text:a> functions. The size of the shape constantly normal.</text:p>
        <text:p text:style-name="P3">Type</text:p>
        <text:p text:style-name="P3">const string</text:p>
        <text:p text:style-name="P3">See also</text:p>
        <text:p text:style-name="P3"><text:a xlink:type="simple" xlink:href="https://www.tradingview.com/pine-script-reference/v6/#fun_plotshape" text:style-name="Internet_20_link" text:visited-style-name="Visited_20_Internet_20_Link">plotshape</text:a><text:a xlink:type="simple" xlink:href="https://www.tradingview.com/pine-script-reference/v6/#fun_plotchar" text:style-name="Internet_20_link" text:visited-style-name="Visited_20_Internet_20_Link">plotchar</text:a><text:a xlink:type="simple" xlink:href="https://www.tradingview.com/pine-script-reference/v6/#fun_label.set_size" text:style-name="Internet_20_link" text:visited-style-name="Visited_20_Internet_20_Link">label.set_size</text:a><text:a xlink:type="simple" xlink:href="https://www.tradingview.com/pine-script-reference/v6/#const_size.auto" text:style-name="Internet_20_link" text:visited-style-name="Visited_20_Internet_20_Link">size.auto</text:a><text:a xlink:type="simple" xlink:href="https://www.tradingview.com/pine-script-reference/v6/#const_size.tiny" text:style-name="Internet_20_link" text:visited-style-name="Visited_20_Internet_20_Link">size.tiny</text:a><text:a xlink:type="simple" xlink:href="https://www.tradingview.com/pine-script-reference/v6/#const_size.small" text:style-name="Internet_20_link" text:visited-style-name="Visited_20_Internet_20_Link">size.small</text:a><text:a xlink:type="simple" xlink:href="https://www.tradingview.com/pine-script-reference/v6/#const_size.large" text:style-name="Internet_20_link" text:visited-style-name="Visited_20_Internet_20_Link">size.large</text:a><text:a xlink:type="simple" xlink:href="https://www.tradingview.com/pine-script-reference/v6/#const_size.huge" text:style-name="Internet_20_link" text:visited-style-name="Visited_20_Internet_20_Link">size.huge</text:a></text:p>
      </text:section>
      <text:section text:style-name="Sect1" text:name="const_size.small">
        <text:h text:style-name="P2" text:outline-level="3">size.small</text:h>
      </text:section>
      <text:section text:style-name="Sect1" text:name="Section325">
        <text:p text:style-name="P6"><text:bookmark text:name="const_size.small"/>Size value for <text:a xlink:type="simple" xlink:href="https://www.tradingview.com/pine-script-reference/v6/#fun_plotshape" text:style-name="Internet_20_link" text:visited-style-name="Visited_20_Internet_20_Link">plotshape</text:a>, <text:a xlink:type="simple" xlink:href="https://www.tradingview.com/pine-script-reference/v6/#fun_plotchar" text:style-name="Internet_20_link" text:visited-style-name="Visited_20_Internet_20_Link">plotchar</text:a> functions. The size of the shape constantly small.</text:p>
        <text:p text:style-name="P3">Type</text:p>
        <text:p text:style-name="P3">const string</text:p>
        <text:p text:style-name="P3">See also</text:p>
        <text:p text:style-name="P3"><text:a xlink:type="simple" xlink:href="https://www.tradingview.com/pine-script-reference/v6/#fun_plotshape" text:style-name="Internet_20_link" text:visited-style-name="Visited_20_Internet_20_Link">plotshape</text:a><text:a xlink:type="simple" xlink:href="https://www.tradingview.com/pine-script-reference/v6/#fun_plotchar" text:style-name="Internet_20_link" text:visited-style-name="Visited_20_Internet_20_Link">plotchar</text:a><text:a xlink:type="simple" xlink:href="https://www.tradingview.com/pine-script-reference/v6/#fun_label.set_size" text:style-name="Internet_20_link" text:visited-style-name="Visited_20_Internet_20_Link">label.set_size</text:a><text:a xlink:type="simple" xlink:href="https://www.tradingview.com/pine-script-reference/v6/#const_size.auto" text:style-name="Internet_20_link" text:visited-style-name="Visited_20_Internet_20_Link">size.auto</text:a><text:a xlink:type="simple" xlink:href="https://www.tradingview.com/pine-script-reference/v6/#const_size.tiny" text:style-name="Internet_20_link" text:visited-style-name="Visited_20_Internet_20_Link">size.tiny</text:a><text:a xlink:type="simple" xlink:href="https://www.tradingview.com/pine-script-reference/v6/#const_size.normal" text:style-name="Internet_20_link" text:visited-style-name="Visited_20_Internet_20_Link">size.normal</text:a><text:a xlink:type="simple" xlink:href="https://www.tradingview.com/pine-script-reference/v6/#const_size.large" text:style-name="Internet_20_link" text:visited-style-name="Visited_20_Internet_20_Link">size.large</text:a><text:a xlink:type="simple" xlink:href="https://www.tradingview.com/pine-script-reference/v6/#const_size.huge" text:style-name="Internet_20_link" text:visited-style-name="Visited_20_Internet_20_Link">size.huge</text:a></text:p>
      </text:section>
      <text:section text:style-name="Sect1" text:name="const_size.tiny">
        <text:h text:style-name="P2" text:outline-level="3">size.tiny</text:h>
      </text:section>
      <text:section text:style-name="Sect1" text:name="Section326">
        <text:p text:style-name="P6"><text:bookmark text:name="const_size.tiny"/>Size value for <text:a xlink:type="simple" xlink:href="https://www.tradingview.com/pine-script-reference/v6/#fun_plotshape" text:style-name="Internet_20_link" text:visited-style-name="Visited_20_Internet_20_Link">plotshape</text:a>, <text:a xlink:type="simple" xlink:href="https://www.tradingview.com/pine-script-reference/v6/#fun_plotchar" text:style-name="Internet_20_link" text:visited-style-name="Visited_20_Internet_20_Link">plotchar</text:a> functions. The size of the shape constantly tiny.</text:p>
        <text:p text:style-name="P3">Type</text:p>
        <text:p text:style-name="P3">const string</text:p>
        <text:p text:style-name="P3">See also</text:p>
        <text:p text:style-name="P3"><text:a xlink:type="simple" xlink:href="https://www.tradingview.com/pine-script-reference/v6/#fun_plotshape" text:style-name="Internet_20_link" text:visited-style-name="Visited_20_Internet_20_Link">plotshape</text:a><text:a xlink:type="simple" xlink:href="https://www.tradingview.com/pine-script-reference/v6/#fun_plotchar" text:style-name="Internet_20_link" text:visited-style-name="Visited_20_Internet_20_Link">plotchar</text:a><text:a xlink:type="simple" xlink:href="https://www.tradingview.com/pine-script-reference/v6/#fun_label.set_size" text:style-name="Internet_20_link" text:visited-style-name="Visited_20_Internet_20_Link">label.set_size</text:a><text:a xlink:type="simple" xlink:href="https://www.tradingview.com/pine-script-reference/v6/#const_size.auto" text:style-name="Internet_20_link" text:visited-style-name="Visited_20_Internet_20_Link">size.auto</text:a><text:a xlink:type="simple" xlink:href="https://www.tradingview.com/pine-script-reference/v6/#const_size.small" text:style-name="Internet_20_link" text:visited-style-name="Visited_20_Internet_20_Link">size.small</text:a><text:a xlink:type="simple" xlink:href="https://www.tradingview.com/pine-script-reference/v6/#const_size.normal" text:style-name="Internet_20_link" text:visited-style-name="Visited_20_Internet_20_Link">size.normal</text:a><text:a xlink:type="simple" xlink:href="https://www.tradingview.com/pine-script-reference/v6/#const_size.large" text:style-name="Internet_20_link" text:visited-style-name="Visited_20_Internet_20_Link">size.large</text:a><text:a xlink:type="simple" xlink:href="https://www.tradingview.com/pine-script-reference/v6/#const_size.huge" text:style-name="Internet_20_link" text:visited-style-name="Visited_20_Internet_20_Link">size.huge</text:a></text:p>
      </text:section>
      <text:section text:style-name="Sect1" text:name="const_splits.denominator">
        <text:h text:style-name="P2" text:outline-level="3">splits.denominator</text:h>
      </text:section>
      <text:section text:style-name="Sect1" text:name="Section327">
        <text:p text:style-name="P6"><text:bookmark text:name="const_splits.denominator"/><text:soft-page-break/>A named constant for the <text:a xlink:type="simple" xlink:href="https://www.tradingview.com/pine-script-reference/v6/#fun_request.splits" text:style-name="Internet_20_link" text:visited-style-name="Visited_20_Internet_20_Link">request.splits</text:a> function. Is used to request the denominator (the number below the line in a fraction) of a splits.</text:p>
        <text:p text:style-name="P3">Type</text:p>
        <text:p text:style-name="P3">const string</text:p>
        <text:p text:style-name="P3">See also</text:p>
        <text:p text:style-name="P3"><text:a xlink:type="simple" xlink:href="https://www.tradingview.com/pine-script-reference/v6/#fun_request.splits" text:style-name="Internet_20_link" text:visited-style-name="Visited_20_Internet_20_Link">request.splits</text:a></text:p>
      </text:section>
      <text:section text:style-name="Sect1" text:name="const_splits.numerator">
        <text:h text:style-name="P2" text:outline-level="3">splits.numerator</text:h>
      </text:section>
      <text:section text:style-name="Sect1" text:name="Section328">
        <text:p text:style-name="P6"><text:bookmark text:name="const_splits.numerator"/>A named constant for the <text:a xlink:type="simple" xlink:href="https://www.tradingview.com/pine-script-reference/v6/#fun_request.splits" text:style-name="Internet_20_link" text:visited-style-name="Visited_20_Internet_20_Link">request.splits</text:a> function. Is used to request the numerator (the number above the line in a fraction) of a splits.</text:p>
        <text:p text:style-name="P3">Type</text:p>
        <text:p text:style-name="P3">const string</text:p>
        <text:p text:style-name="P3">See also</text:p>
        <text:p text:style-name="P3"><text:a xlink:type="simple" xlink:href="https://www.tradingview.com/pine-script-reference/v6/#fun_request.splits" text:style-name="Internet_20_link" text:visited-style-name="Visited_20_Internet_20_Link">request.splits</text:a></text:p>
      </text:section>
      <text:section text:style-name="Sect1" text:name="const_strategy.cash">
        <text:h text:style-name="P2" text:outline-level="3">strategy.cash</text:h>
      </text:section>
      <text:p text:style-name="P3">This is one of the arguments that can be supplied to the <text:span text:style-name="Source_20_Text">default_qty_type</text:span> parameter in the <text:a xlink:type="simple" xlink:href="https://www.tradingview.com/pine-script-reference/v6/#fun_strategy" text:style-name="Internet_20_link" text:visited-style-name="Visited_20_Internet_20_Link">strategy</text:a> declaration statement. It is only relevant when no value is used for the ‘qty’ parameter in <text:a xlink:type="simple" xlink:href="https://www.tradingview.com/pine-script-reference/v6/#fun_strategy.entry" text:style-name="Internet_20_link" text:visited-style-name="Visited_20_Internet_20_Link">strategy.entry</text:a> or <text:a xlink:type="simple" xlink:href="https://www.tradingview.com/pine-script-reference/v6/#fun_strategy.order" text:style-name="Internet_20_link" text:visited-style-name="Visited_20_Internet_20_Link">strategy.order</text:a> function calls. It specifies that an amount of cash in the <text:span text:style-name="Source_20_Text">strategy.account_currency</text:span> will be used to enter trades.</text:p>
      <text:p text:style-name="P3">Type</text:p>
      <text:p text:style-name="P3">const string</text:p>
      <text:p text:style-name="P3">Example</text:p>
      <text:section text:style-name="Sect1" text:name="Section329">
        <text:p text:style-name="P4"><text:bookmark text:name="const_strategy.cash"/><text:span text:style-name="Source_20_Text">//@version=6</text:span></text:p>
        <text:p text:style-name="Preformatted_20_Text"><text:span text:style-name="Source_20_Text">strategy("strategy.cash", overlay = true, default_qty_value = 50, default_qty_type = strategy.cash, initial_capital = 1000000)</text:span></text:p>
        <text:p text:style-name="Preformatted_20_Text"><text:span text:style-name="Source_20_Text">if bar_index == 0</text:span></text:p>
        <text:p text:style-name="Preformatted_20_Text"><text:span text:style-name="Source_20_Text">    // As ‘qty’ is not defined, the previously defined values for the `default_qty_type` and `default_qty_value` parameters are used to enter trades, namely 50 units of cash in the currency of `strategy.account_currency`.</text:span></text:p>
        <text:p text:style-name="Preformatted_20_Text"><text:span text:style-name="Source_20_Text">    // `qty` is calculated as (default_qty_value)/(close price). If current price is $5, then qty = 50/5 = 10.</text:span></text:p>
        <text:p text:style-name="Preformatted_20_Text"><text:span text:style-name="Source_20_Text">    strategy.entry("EN", strategy.long)</text:span></text:p>
        <text:p text:style-name="Preformatted_20_Text"><text:span text:style-name="Source_20_Text">if bar_index == 2</text:span></text:p>
        <text:p text:style-name="P5"><text:span text:style-name="Source_20_Text">    strategy.close("EN")</text:span></text:p>
        <text:p text:style-name="P3">See also</text:p>
        <text:p text:style-name="P3"><text:a xlink:type="simple" xlink:href="https://www.tradingview.com/pine-script-reference/v6/#fun_strategy" text:style-name="Internet_20_link" text:visited-style-name="Visited_20_Internet_20_Link">strategy</text:a></text:p>
      </text:section>
      <text:section text:style-name="Sect1" text:name="const_strategy.commission.cash_per_contract">
        <text:h text:style-name="P2" text:outline-level="3">strategy.commission.cash_per_contract</text:h>
      </text:section>
      <text:section text:style-name="Sect1" text:name="Section330">
        <text:p text:style-name="P6"><text:bookmark text:name="const_strategy.commission.cash_per_contract"/>Commission type for an order. Money displayed in the account currency per contract.</text:p>
        <text:p text:style-name="P3">Type</text:p>
        <text:p text:style-name="P3">const string</text:p>
        <text:p text:style-name="P3">See also</text:p>
        <text:p text:style-name="P3"><text:a xlink:type="simple" xlink:href="https://www.tradingview.com/pine-script-reference/v6/#fun_strategy" text:style-name="Internet_20_link" text:visited-style-name="Visited_20_Internet_20_Link">strategy</text:a></text:p>
      </text:section>
      <text:section text:style-name="Sect1" text:name="const_strategy.commission.cash_per_order">
        <text:h text:style-name="P2" text:outline-level="3">strategy.commission.cash_per_order</text:h>
      </text:section>
      <text:section text:style-name="Sect1" text:name="Section331">
        <text:p text:style-name="P6"><text:bookmark text:name="const_strategy.commission.cash_per_order"/>Commission type for an order. Money displayed in the account currency per order.</text:p>
        <text:p text:style-name="P3">Type</text:p>
        <text:p text:style-name="P3">const string</text:p>
        <text:p text:style-name="P3">See also</text:p>
        <text:p text:style-name="P3"><text:a xlink:type="simple" xlink:href="https://www.tradingview.com/pine-script-reference/v6/#fun_strategy" text:style-name="Internet_20_link" text:visited-style-name="Visited_20_Internet_20_Link">strategy</text:a></text:p>
      </text:section>
      <text:section text:style-name="Sect1" text:name="const_strategy.commission.percent">
        <text:h text:style-name="P2" text:outline-level="3">strategy.commission.percent</text:h>
      </text:section>
      <text:section text:style-name="Sect1" text:name="Section332">
        <text:p text:style-name="P6"><text:bookmark text:name="const_strategy.commission.percent"/>Commission type for an order. A percentage of the cash volume of order.</text:p>
        <text:p text:style-name="P3">Type</text:p>
        <text:p text:style-name="P3">const string</text:p>
        <text:p text:style-name="P3">See also</text:p>
        <text:p text:style-name="P3"><text:a xlink:type="simple" xlink:href="https://www.tradingview.com/pine-script-reference/v6/#fun_strategy" text:style-name="Internet_20_link" text:visited-style-name="Visited_20_Internet_20_Link">strategy</text:a></text:p>
      </text:section>
      <text:section text:style-name="Sect1" text:name="const_strategy.direction.all">
        <text:h text:style-name="P2" text:outline-level="3">strategy.direction.all</text:h>
      </text:section>
      <text:section text:style-name="Sect1" text:name="Section333">
        <text:p text:style-name="P6"><text:bookmark text:name="const_strategy.direction.all"/>It allows strategy to open both long and short positions.</text:p>
        <text:p text:style-name="P3">Type</text:p>
        <text:p text:style-name="P3">const string</text:p>
        <text:p text:style-name="P3">See also</text:p>
        <text:p text:style-name="P3"><text:a xlink:type="simple" xlink:href="https://www.tradingview.com/pine-script-reference/v6/#fun_strategy.risk.allow_entry_in" text:style-name="Internet_20_link" text:visited-style-name="Visited_20_Internet_20_Link">strategy.risk.allow_entry_in</text:a></text:p>
      </text:section>
      <text:section text:style-name="Sect1" text:name="const_strategy.direction.long">
        <text:h text:style-name="P2" text:outline-level="3">strategy.direction.long</text:h>
      </text:section>
      <text:section text:style-name="Sect1" text:name="Section334">
        <text:p text:style-name="P6"><text:bookmark text:name="const_strategy.direction.long"/>It allows strategy to open only long positions.</text:p>
        <text:p text:style-name="P3">Type</text:p>
        <text:p text:style-name="P3">const string</text:p>
        <text:p text:style-name="P3">See also</text:p>
        <text:p text:style-name="P3"><text:a xlink:type="simple" xlink:href="https://www.tradingview.com/pine-script-reference/v6/#fun_strategy.risk.allow_entry_in" text:style-name="Internet_20_link" text:visited-style-name="Visited_20_Internet_20_Link">strategy.risk.allow_entry_in</text:a></text:p>
      </text:section>
      <text:section text:style-name="Sect1" text:name="const_strategy.direction.short">
        <text:h text:style-name="P2" text:outline-level="3">strategy.direction.short</text:h>
      </text:section>
      <text:section text:style-name="Sect1" text:name="Section335">
        <text:p text:style-name="P6"><text:bookmark text:name="const_strategy.direction.short"/>It allows strategy to open only short positions.</text:p>
        <text:p text:style-name="P3">Type</text:p>
        <text:p text:style-name="P3">const string</text:p>
        <text:p text:style-name="P3">See also</text:p>
        <text:p text:style-name="P3"><text:a xlink:type="simple" xlink:href="https://www.tradingview.com/pine-script-reference/v6/#fun_strategy.risk.allow_entry_in" text:style-name="Internet_20_link" text:visited-style-name="Visited_20_Internet_20_Link">strategy.risk.allow_entry_in</text:a></text:p>
      </text:section>
      <text:section text:style-name="Sect1" text:name="const_strategy.fixed">
        <text:h text:style-name="P2" text:outline-level="3">strategy.fixed</text:h>
      </text:section>
      <text:p text:style-name="P3">This is one of the arguments that can be supplied to the <text:span text:style-name="Source_20_Text">default_qty_type</text:span> parameter in the <text:a xlink:type="simple" xlink:href="https://www.tradingview.com/pine-script-reference/v6/#fun_strategy" text:style-name="Internet_20_link" text:visited-style-name="Visited_20_Internet_20_Link">strategy</text:a> declaration statement. It is only relevant when no value is used for the ‘qty’ parameter in <text:a xlink:type="simple" xlink:href="https://www.tradingview.com/pine-script-reference/v6/#fun_strategy.entry" text:style-name="Internet_20_link" text:visited-style-name="Visited_20_Internet_20_Link">strategy.entry</text:a> or <text:a xlink:type="simple" xlink:href="https://www.tradingview.com/pine-script-reference/v6/#fun_strategy.order" text:style-name="Internet_20_link" text:visited-style-name="Visited_20_Internet_20_Link">strategy.order</text:a> function calls. It specifies that a number of contracts/shares/lots will be used to enter trades.</text:p>
      <text:p text:style-name="P3">Type</text:p>
      <text:p text:style-name="P3">const string</text:p>
      <text:p text:style-name="P3">Example</text:p>
      <text:section text:style-name="Sect1" text:name="Section336">
        <text:p text:style-name="P4"><text:bookmark text:name="const_strategy.fixed"/><text:span text:style-name="Source_20_Text">//@version=6</text:span></text:p>
        <text:p text:style-name="Preformatted_20_Text"><text:span text:style-name="Source_20_Text">strategy("strategy.fixed", overlay = true, default_qty_value = 50, default_qty_type = strategy.fixed, initial_capital = 1000000)</text:span></text:p>
        <text:p text:style-name="Preformatted_20_Text"><text:span text:style-name="Source_20_Text">if bar_index == 0</text:span></text:p>
        <text:p text:style-name="Preformatted_20_Text"><text:span text:style-name="Source_20_Text">    // As ‘qty’ is not defined, the previously defined values for the `default_qty_type` and `default_qty_value` parameters are used to enter trades, namely 50 contracts.</text:span></text:p>
        <text:p text:style-name="Preformatted_20_Text"><text:span text:style-name="Source_20_Text">    // qty = 50</text:span></text:p>
        <text:p text:style-name="Preformatted_20_Text"><text:soft-page-break/><text:span text:style-name="Source_20_Text">    strategy.entry("EN", strategy.long)</text:span></text:p>
        <text:p text:style-name="Preformatted_20_Text"><text:span text:style-name="Source_20_Text">if bar_index == 2</text:span></text:p>
        <text:p text:style-name="P5"><text:span text:style-name="Source_20_Text">    strategy.close("EN")</text:span></text:p>
        <text:p text:style-name="P3">See also</text:p>
        <text:p text:style-name="P3"><text:a xlink:type="simple" xlink:href="https://www.tradingview.com/pine-script-reference/v6/#fun_strategy" text:style-name="Internet_20_link" text:visited-style-name="Visited_20_Internet_20_Link">strategy</text:a></text:p>
      </text:section>
      <text:section text:style-name="Sect1" text:name="const_strategy.long">
        <text:h text:style-name="P2" text:outline-level="3">strategy.long</text:h>
      </text:section>
      <text:section text:style-name="Sect1" text:name="Section337">
        <text:p text:style-name="P6"><text:bookmark text:name="const_strategy.long"/>A named constant for use with the <text:span text:style-name="Source_20_Text">direction</text:span> parameter of the <text:a xlink:type="simple" xlink:href="https://www.tradingview.com/pine-script-reference/v6/#fun_strategy.entry" text:style-name="Internet_20_link" text:visited-style-name="Visited_20_Internet_20_Link">strategy.entry</text:a> and <text:a xlink:type="simple" xlink:href="https://www.tradingview.com/pine-script-reference/v6/#fun_strategy.order" text:style-name="Internet_20_link" text:visited-style-name="Visited_20_Internet_20_Link">strategy.order</text:a> commands. It specifies that the command creates a buy order.</text:p>
        <text:p text:style-name="P3">Type</text:p>
        <text:p text:style-name="P3">const strategy_direction</text:p>
        <text:p text:style-name="P3">See also</text:p>
        <text:p text:style-name="P3"><text:a xlink:type="simple" xlink:href="https://www.tradingview.com/pine-script-reference/v6/#fun_strategy.entry" text:style-name="Internet_20_link" text:visited-style-name="Visited_20_Internet_20_Link">strategy.entry</text:a><text:a xlink:type="simple" xlink:href="https://www.tradingview.com/pine-script-reference/v6/#fun_strategy.exit" text:style-name="Internet_20_link" text:visited-style-name="Visited_20_Internet_20_Link">strategy.exit</text:a><text:a xlink:type="simple" xlink:href="https://www.tradingview.com/pine-script-reference/v6/#fun_strategy.order" text:style-name="Internet_20_link" text:visited-style-name="Visited_20_Internet_20_Link">strategy.order</text:a></text:p>
      </text:section>
      <text:section text:style-name="Sect1" text:name="const_strategy.oca.cancel">
        <text:h text:style-name="P2" text:outline-level="3">strategy.oca.cancel</text:h>
      </text:section>
      <text:section text:style-name="Sect1" text:name="Section338">
        <text:p text:style-name="P6"><text:bookmark text:name="const_strategy.oca.cancel"/>A named constant for use with the <text:span text:style-name="Source_20_Text">oca_type</text:span> parameter of the <text:a xlink:type="simple" xlink:href="https://www.tradingview.com/pine-script-reference/v6/#fun_strategy.entry" text:style-name="Internet_20_link" text:visited-style-name="Visited_20_Internet_20_Link">strategy.entry</text:a> and <text:a xlink:type="simple" xlink:href="https://www.tradingview.com/pine-script-reference/v6/#fun_strategy.order" text:style-name="Internet_20_link" text:visited-style-name="Visited_20_Internet_20_Link">strategy.order</text:a> commands. It specifies that the strategy cancels the unfilled order when another order with the same <text:span text:style-name="Source_20_Text">oca_name</text:span> and <text:span text:style-name="Source_20_Text">oca_type</text:span> executes.</text:p>
        <text:p text:style-name="P3">Type</text:p>
        <text:p text:style-name="P3">const string</text:p>
        <text:p text:style-name="P3">Remarks</text:p>
        <text:p text:style-name="P3">Strategies cannot cancel or reduce pending orders from an OCA group if they execute on the same tick. For example, if the market price triggers two stop orders from <text:a xlink:type="simple" xlink:href="https://www.tradingview.com/pine-script-reference/v6/#fun_strategy.order" text:style-name="Internet_20_link" text:visited-style-name="Visited_20_Internet_20_Link">strategy.order</text:a> calls with the same <text:span text:style-name="Source_20_Text">oca_*</text:span> arguments, the strategy cannot fully or partially cancel either one.</text:p>
        <text:p text:style-name="P3">See also</text:p>
        <text:p text:style-name="P3"><text:a xlink:type="simple" xlink:href="https://www.tradingview.com/pine-script-reference/v6/#fun_strategy.entry" text:style-name="Internet_20_link" text:visited-style-name="Visited_20_Internet_20_Link">strategy.entry</text:a><text:a xlink:type="simple" xlink:href="https://www.tradingview.com/pine-script-reference/v6/#fun_strategy.exit" text:style-name="Internet_20_link" text:visited-style-name="Visited_20_Internet_20_Link">strategy.exit</text:a><text:a xlink:type="simple" xlink:href="https://www.tradingview.com/pine-script-reference/v6/#fun_strategy.order" text:style-name="Internet_20_link" text:visited-style-name="Visited_20_Internet_20_Link">strategy.order</text:a></text:p>
      </text:section>
      <text:section text:style-name="Sect1" text:name="const_strategy.oca.none">
        <text:h text:style-name="P2" text:outline-level="3">strategy.oca.none</text:h>
      </text:section>
      <text:section text:style-name="Sect1" text:name="Section339">
        <text:p text:style-name="P6"><text:bookmark text:name="const_strategy.oca.none"/>A named constant for use with the <text:span text:style-name="Source_20_Text">oca_type</text:span> parameter of the <text:a xlink:type="simple" xlink:href="https://www.tradingview.com/pine-script-reference/v6/#fun_strategy.entry" text:style-name="Internet_20_link" text:visited-style-name="Visited_20_Internet_20_Link">strategy.entry</text:a> and <text:a xlink:type="simple" xlink:href="https://www.tradingview.com/pine-script-reference/v6/#fun_strategy.order" text:style-name="Internet_20_link" text:visited-style-name="Visited_20_Internet_20_Link">strategy.order</text:a> commands. It specifies that the order executes independently of all other orders, including those with the same <text:span text:style-name="Source_20_Text">oca_name</text:span>.</text:p>
        <text:p text:style-name="P3">Type</text:p>
        <text:p text:style-name="P3">const string</text:p>
        <text:p text:style-name="P3">See also</text:p>
        <text:p text:style-name="P3"><text:a xlink:type="simple" xlink:href="https://www.tradingview.com/pine-script-reference/v6/#fun_strategy.entry" text:style-name="Internet_20_link" text:visited-style-name="Visited_20_Internet_20_Link">strategy.entry</text:a><text:a xlink:type="simple" xlink:href="https://www.tradingview.com/pine-script-reference/v6/#fun_strategy.exit" text:style-name="Internet_20_link" text:visited-style-name="Visited_20_Internet_20_Link">strategy.exit</text:a><text:a xlink:type="simple" xlink:href="https://www.tradingview.com/pine-script-reference/v6/#fun_strategy.order" text:style-name="Internet_20_link" text:visited-style-name="Visited_20_Internet_20_Link">strategy.order</text:a></text:p>
      </text:section>
      <text:section text:style-name="Sect1" text:name="const_strategy.oca.reduce">
        <text:h text:style-name="P2" text:outline-level="3">strategy.oca.reduce</text:h>
      </text:section>
      <text:section text:style-name="Sect1" text:name="Section340">
        <text:p text:style-name="P6"><text:bookmark text:name="const_strategy.oca.reduce"/>A named constant for use with the <text:span text:style-name="Source_20_Text">oca_type</text:span> parameter of the <text:a xlink:type="simple" xlink:href="https://www.tradingview.com/pine-script-reference/v6/#fun_strategy.entry" text:style-name="Internet_20_link" text:visited-style-name="Visited_20_Internet_20_Link">strategy.entry</text:a> and <text:a xlink:type="simple" xlink:href="https://www.tradingview.com/pine-script-reference/v6/#fun_strategy.order" text:style-name="Internet_20_link" text:visited-style-name="Visited_20_Internet_20_Link">strategy.order</text:a> commands. It specifies that when another order with the same <text:span text:style-name="Source_20_Text">oca_name</text:span> and <text:span text:style-name="Source_20_Text">oca_type</text:span> executes, the strategy reduces the unfilled order by that order's size. If the unfilled order's size reaches 0 after reduction, it is the same as canceling the order entirely.</text:p>
        <text:p text:style-name="P3">Type</text:p>
        <text:p text:style-name="P3">const string</text:p>
        <text:p text:style-name="P3">Remarks</text:p>
        <text:p text:style-name="P3">Strategies cannot cancel or reduce pending orders from an OCA group if they execute on the same tick. For example, if the market price triggers two stop orders from <text:a xlink:type="simple" xlink:href="https://www.tradingview.com/pine-script-reference/v6/#fun_strategy.order" text:style-name="Internet_20_link" text:visited-style-name="Visited_20_Internet_20_Link">strategy.order</text:a> calls with the same <text:span text:style-name="Source_20_Text">oca_*</text:span> arguments, the strategy cannot fully or partially cancel either one.</text:p>
        <text:p text:style-name="P3">Orders from <text:a xlink:type="simple" xlink:href="https://www.tradingview.com/pine-script-reference/v6/#fun_strategy.exit" text:style-name="Internet_20_link" text:visited-style-name="Visited_20_Internet_20_Link">strategy.exit</text:a> automatically use this OCA type, and they belong to the same OCA group by default.</text:p>
        <text:p text:style-name="P3">See also</text:p>
        <text:p text:style-name="P3"><text:a xlink:type="simple" xlink:href="https://www.tradingview.com/pine-script-reference/v6/#fun_strategy.entry" text:style-name="Internet_20_link" text:visited-style-name="Visited_20_Internet_20_Link">strategy.entry</text:a><text:a xlink:type="simple" xlink:href="https://www.tradingview.com/pine-script-reference/v6/#fun_strategy.exit" text:style-name="Internet_20_link" text:visited-style-name="Visited_20_Internet_20_Link">strategy.exit</text:a><text:a xlink:type="simple" xlink:href="https://www.tradingview.com/pine-script-reference/v6/#fun_strategy.order" text:style-name="Internet_20_link" text:visited-style-name="Visited_20_Internet_20_Link">strategy.order</text:a></text:p>
      </text:section>
      <text:section text:style-name="Sect1" text:name="const_strategy.percent_of_equity">
        <text:h text:style-name="P2" text:outline-level="3">strategy.percent_of_equity</text:h>
      </text:section>
      <text:p text:style-name="P3">This is one of the arguments that can be supplied to the <text:span text:style-name="Source_20_Text">default_qty_type</text:span> parameter in the <text:a xlink:type="simple" xlink:href="https://www.tradingview.com/pine-script-reference/v6/#fun_strategy" text:style-name="Internet_20_link" text:visited-style-name="Visited_20_Internet_20_Link">strategy</text:a> declaration statement. It is only relevant when no value is used for the ‘qty’ parameter in <text:a xlink:type="simple" xlink:href="https://www.tradingview.com/pine-script-reference/v6/#fun_strategy.entry" text:style-name="Internet_20_link" text:visited-style-name="Visited_20_Internet_20_Link">strategy.entry</text:a> or <text:a xlink:type="simple" xlink:href="https://www.tradingview.com/pine-script-reference/v6/#fun_strategy.order" text:style-name="Internet_20_link" text:visited-style-name="Visited_20_Internet_20_Link">strategy.order</text:a> function calls. It specifies that a percentage (0-100) of equity will be used to enter trades.</text:p>
      <text:p text:style-name="P3">Type</text:p>
      <text:p text:style-name="P3">const string</text:p>
      <text:p text:style-name="P3">Example</text:p>
      <text:section text:style-name="Sect1" text:name="Section341">
        <text:p text:style-name="P4"><text:bookmark text:name="const_strategy.percent_of_equity"/><text:span text:style-name="Source_20_Text">//@version=6</text:span></text:p>
        <text:p text:style-name="Preformatted_20_Text"><text:span text:style-name="Source_20_Text">strategy("strategy.percent_of_equity", overlay = false, default_qty_value = 100, default_qty_type = strategy.percent_of_equity, initial_capital = 1000000)</text:span></text:p>
        <text:p text:style-name="Preformatted_20_Text"><text:span text:style-name="Source_20_Text">// As ‘qty’ is not defined, the previously defined values for the `default_qty_type` and `default_qty_value` parameters are used to enter trades, namely 100% of available equity.</text:span></text:p>
        <text:p text:style-name="Preformatted_20_Text"><text:span text:style-name="Source_20_Text">if bar_index == 0</text:span></text:p>
        <text:p text:style-name="Preformatted_20_Text"><text:span text:style-name="Source_20_Text">    strategy.entry("EN", strategy.long)</text:span></text:p>
        <text:p text:style-name="Preformatted_20_Text"><text:span text:style-name="Source_20_Text">if bar_index == 2</text:span></text:p>
        <text:p text:style-name="Preformatted_20_Text"><text:span text:style-name="Source_20_Text">    strategy.close("EN")</text:span></text:p>
        <text:p text:style-name="Preformatted_20_Text"><text:span text:style-name="Source_20_Text">plot(strategy.equity)</text:span></text:p>
        <text:p text:style-name="Preformatted_20_Text"><text:span text:style-name="Source_20_Text"> // The ‘qty’ parameter is set to 10. Entering position with fixed size of 10 contracts and entry market price = (10 * close).</text:span></text:p>
        <text:p text:style-name="Preformatted_20_Text"><text:span text:style-name="Source_20_Text">if bar_index == 4</text:span></text:p>
        <text:p text:style-name="Preformatted_20_Text"><text:span text:style-name="Source_20_Text">    strategy.entry("EN", strategy.long, qty = 10)</text:span></text:p>
        <text:p text:style-name="Preformatted_20_Text"><text:span text:style-name="Source_20_Text">if bar_index == 6</text:span></text:p>
        <text:p text:style-name="P5"><text:span text:style-name="Source_20_Text">    strategy.close("EN")</text:span></text:p>
        <text:p text:style-name="P3">See also</text:p>
        <text:p text:style-name="P3"><text:a xlink:type="simple" xlink:href="https://www.tradingview.com/pine-script-reference/v6/#fun_strategy" text:style-name="Internet_20_link" text:visited-style-name="Visited_20_Internet_20_Link">strategy</text:a></text:p>
      </text:section>
      <text:section text:style-name="Sect1" text:name="const_strategy.short">
        <text:h text:style-name="P2" text:outline-level="3">strategy.short</text:h>
      </text:section>
      <text:section text:style-name="Sect1" text:name="Section342">
        <text:p text:style-name="P6"><text:bookmark text:name="const_strategy.short"/>A named constant for use with the <text:span text:style-name="Source_20_Text">direction</text:span> parameter of the <text:a xlink:type="simple" xlink:href="https://www.tradingview.com/pine-script-reference/v6/#fun_strategy.entry" text:style-name="Internet_20_link" text:visited-style-name="Visited_20_Internet_20_Link">strategy.entry</text:a> and <text:a xlink:type="simple" xlink:href="https://www.tradingview.com/pine-script-reference/v6/#fun_strategy.order" text:style-name="Internet_20_link" text:visited-style-name="Visited_20_Internet_20_Link">strategy.order</text:a> commands. It specifies that the command creates a sell order.</text:p>
        <text:p text:style-name="P3">Type</text:p>
        <text:p text:style-name="P3">const strategy_direction</text:p>
        <text:p text:style-name="P3">See also</text:p>
        <text:p text:style-name="P3"><text:a xlink:type="simple" xlink:href="https://www.tradingview.com/pine-script-reference/v6/#fun_strategy.entry" text:style-name="Internet_20_link" text:visited-style-name="Visited_20_Internet_20_Link">strategy.entry</text:a><text:a xlink:type="simple" xlink:href="https://www.tradingview.com/pine-script-reference/v6/#fun_strategy.exit" text:style-name="Internet_20_link" text:visited-style-name="Visited_20_Internet_20_Link">strategy.exit</text:a><text:a xlink:type="simple" xlink:href="https://www.tradingview.com/pine-script-reference/v6/#fun_strategy.order" text:style-name="Internet_20_link" text:visited-style-name="Visited_20_Internet_20_Link">strategy.order</text:a></text:p>
      </text:section>
      <text:section text:style-name="Sect1" text:name="const_text.align_bottom">
        <text:h text:style-name="P2" text:outline-level="3">text.align_bottom</text:h>
      </text:section>
      <text:section text:style-name="Sect1" text:name="Section343">
        <text:p text:style-name="P6"><text:bookmark text:name="const_text.align_bottom"/>Vertical text alignment for <text:a xlink:type="simple" xlink:href="https://www.tradingview.com/pine-script-reference/v6/#fun_box.new" text:style-name="Internet_20_link" text:visited-style-name="Visited_20_Internet_20_Link">box.new</text:a>, <text:a xlink:type="simple" xlink:href="https://www.tradingview.com/pine-script-reference/v6/#fun_box.set_text_valign" text:style-name="Internet_20_link" text:visited-style-name="Visited_20_Internet_20_Link">box.set_text_valign</text:a>, <text:a xlink:type="simple" xlink:href="https://www.tradingview.com/pine-script-reference/v6/#fun_table.cell" text:style-name="Internet_20_link" text:visited-style-name="Visited_20_Internet_20_Link">table.cell</text:a> and <text:a xlink:type="simple" xlink:href="https://www.tradingview.com/pine-script-reference/v6/#fun_table.cell_set_text_valign" text:style-name="Internet_20_link" text:visited-style-name="Visited_20_Internet_20_Link">table.cell_set_text_valign</text:a> functions.</text:p>
        <text:p text:style-name="P3">Type</text:p>
        <text:p text:style-name="P3">const string</text:p>
        <text:p text:style-name="P3">See also</text:p>
        <text:p text:style-name="P3"><text:a xlink:type="simple" xlink:href="https://www.tradingview.com/pine-script-reference/v6/#fun_table.cell" text:style-name="Internet_20_link" text:visited-style-name="Visited_20_Internet_20_Link">table.cell</text:a><text:a xlink:type="simple" xlink:href="https://www.tradingview.com/pine-script-reference/v6/#fun_table.cell_set_text_valign" text:style-name="Internet_20_link" text:visited-style-name="Visited_20_Internet_20_Link">table.cell_set_text_valign</text:a><text:a xlink:type="simple" xlink:href="https://www.tradingview.com/pine-script-reference/v6/#const_text.align_center" text:style-name="Internet_20_link" text:visited-style-name="Visited_20_Internet_20_Link">text.align_center</text:a><text:a xlink:type="simple" xlink:href="https://www.tradingview.com/pine-script-reference/v6/#const_text.align_left" text:style-name="Internet_20_link" text:visited-style-name="Visited_20_Internet_20_Link">text.align_left</text:a><text:a xlink:type="simple" xlink:href="https://www.tradingview.com/pine-script-reference/v6/#const_text.align_right" text:style-name="Internet_20_link" text:visited-style-name="Visited_20_Internet_20_Link">text.align_right</text:a></text:p>
      </text:section>
      <text:section text:style-name="Sect1" text:name="const_text.align_center">
        <text:h text:style-name="P2" text:outline-level="3">text.align_center</text:h>
      </text:section>
      <text:section text:style-name="Sect1" text:name="Section344">
        <text:p text:style-name="P6"><text:bookmark text:name="const_text.align_center"/>Text alignment for <text:a xlink:type="simple" xlink:href="https://www.tradingview.com/pine-script-reference/v6/#fun_box.new" text:style-name="Internet_20_link" text:visited-style-name="Visited_20_Internet_20_Link">box.new</text:a>, <text:a xlink:type="simple" xlink:href="https://www.tradingview.com/pine-script-reference/v6/#fun_box.set_text_halign" text:style-name="Internet_20_link" text:visited-style-name="Visited_20_Internet_20_Link">box.set_text_halign</text:a>, <text:a xlink:type="simple" xlink:href="https://www.tradingview.com/pine-script-reference/v6/#fun_box.set_text_valign" text:style-name="Internet_20_link" text:visited-style-name="Visited_20_Internet_20_Link">box.set_text_valign</text:a>, <text:a xlink:type="simple" xlink:href="https://www.tradingview.com/pine-script-reference/v6/#fun_label.new" text:style-name="Internet_20_link" text:visited-style-name="Visited_20_Internet_20_Link">label.new</text:a> and <text:a xlink:type="simple" xlink:href="https://www.tradingview.com/pine-script-reference/v6/#fun_label.set_textalign" text:style-name="Internet_20_link" text:visited-style-name="Visited_20_Internet_20_Link">label.set_textalign</text:a> functions.</text:p>
        <text:p text:style-name="P3">Type</text:p>
        <text:p text:style-name="P3">const string</text:p>
        <text:p text:style-name="P3">See also</text:p>
        <text:p text:style-name="P3"><text:a xlink:type="simple" xlink:href="https://www.tradingview.com/pine-script-reference/v6/#fun_label.new" text:style-name="Internet_20_link" text:visited-style-name="Visited_20_Internet_20_Link"><text:soft-page-break/>label.new</text:a><text:a xlink:type="simple" xlink:href="https://www.tradingview.com/pine-script-reference/v6/#fun_label.set_style" text:style-name="Internet_20_link" text:visited-style-name="Visited_20_Internet_20_Link">label.set_style</text:a><text:a xlink:type="simple" xlink:href="https://www.tradingview.com/pine-script-reference/v6/#const_text.align_left" text:style-name="Internet_20_link" text:visited-style-name="Visited_20_Internet_20_Link">text.align_left</text:a><text:a xlink:type="simple" xlink:href="https://www.tradingview.com/pine-script-reference/v6/#const_text.align_right" text:style-name="Internet_20_link" text:visited-style-name="Visited_20_Internet_20_Link">text.align_right</text:a></text:p>
      </text:section>
      <text:section text:style-name="Sect1" text:name="const_text.align_left">
        <text:h text:style-name="P2" text:outline-level="3">text.align_left</text:h>
      </text:section>
      <text:section text:style-name="Sect1" text:name="Section345">
        <text:p text:style-name="P6"><text:bookmark text:name="const_text.align_left"/>Horizontal text alignment for <text:a xlink:type="simple" xlink:href="https://www.tradingview.com/pine-script-reference/v6/#fun_box.new" text:style-name="Internet_20_link" text:visited-style-name="Visited_20_Internet_20_Link">box.new</text:a>, <text:a xlink:type="simple" xlink:href="https://www.tradingview.com/pine-script-reference/v6/#fun_box.set_text_halign" text:style-name="Internet_20_link" text:visited-style-name="Visited_20_Internet_20_Link">box.set_text_halign</text:a>, <text:a xlink:type="simple" xlink:href="https://www.tradingview.com/pine-script-reference/v6/#fun_label.new" text:style-name="Internet_20_link" text:visited-style-name="Visited_20_Internet_20_Link">label.new</text:a> and <text:a xlink:type="simple" xlink:href="https://www.tradingview.com/pine-script-reference/v6/#fun_label.set_textalign" text:style-name="Internet_20_link" text:visited-style-name="Visited_20_Internet_20_Link">label.set_textalign</text:a> functions.</text:p>
        <text:p text:style-name="P3">Type</text:p>
        <text:p text:style-name="P3">const string</text:p>
        <text:p text:style-name="P3">See also</text:p>
        <text:p text:style-name="P3"><text:a xlink:type="simple" xlink:href="https://www.tradingview.com/pine-script-reference/v6/#fun_label.new" text:style-name="Internet_20_link" text:visited-style-name="Visited_20_Internet_20_Link">label.new</text:a><text:a xlink:type="simple" xlink:href="https://www.tradingview.com/pine-script-reference/v6/#fun_label.set_style" text:style-name="Internet_20_link" text:visited-style-name="Visited_20_Internet_20_Link">label.set_style</text:a><text:a xlink:type="simple" xlink:href="https://www.tradingview.com/pine-script-reference/v6/#const_text.align_center" text:style-name="Internet_20_link" text:visited-style-name="Visited_20_Internet_20_Link">text.align_center</text:a><text:a xlink:type="simple" xlink:href="https://www.tradingview.com/pine-script-reference/v6/#const_text.align_right" text:style-name="Internet_20_link" text:visited-style-name="Visited_20_Internet_20_Link">text.align_right</text:a></text:p>
      </text:section>
      <text:section text:style-name="Sect1" text:name="const_text.align_right">
        <text:h text:style-name="P2" text:outline-level="3">text.align_right</text:h>
      </text:section>
      <text:section text:style-name="Sect1" text:name="Section346">
        <text:p text:style-name="P6"><text:bookmark text:name="const_text.align_right"/>Horizontal text alignment for <text:a xlink:type="simple" xlink:href="https://www.tradingview.com/pine-script-reference/v6/#fun_box.new" text:style-name="Internet_20_link" text:visited-style-name="Visited_20_Internet_20_Link">box.new</text:a>, <text:a xlink:type="simple" xlink:href="https://www.tradingview.com/pine-script-reference/v6/#fun_box.set_text_halign" text:style-name="Internet_20_link" text:visited-style-name="Visited_20_Internet_20_Link">box.set_text_halign</text:a>, <text:a xlink:type="simple" xlink:href="https://www.tradingview.com/pine-script-reference/v6/#fun_label.new" text:style-name="Internet_20_link" text:visited-style-name="Visited_20_Internet_20_Link">label.new</text:a> and <text:a xlink:type="simple" xlink:href="https://www.tradingview.com/pine-script-reference/v6/#fun_label.set_textalign" text:style-name="Internet_20_link" text:visited-style-name="Visited_20_Internet_20_Link">label.set_textalign</text:a> functions.</text:p>
        <text:p text:style-name="P3">Type</text:p>
        <text:p text:style-name="P3">const string</text:p>
        <text:p text:style-name="P3">See also</text:p>
        <text:p text:style-name="P3"><text:a xlink:type="simple" xlink:href="https://www.tradingview.com/pine-script-reference/v6/#fun_label.new" text:style-name="Internet_20_link" text:visited-style-name="Visited_20_Internet_20_Link">label.new</text:a><text:a xlink:type="simple" xlink:href="https://www.tradingview.com/pine-script-reference/v6/#fun_label.set_style" text:style-name="Internet_20_link" text:visited-style-name="Visited_20_Internet_20_Link">label.set_style</text:a><text:a xlink:type="simple" xlink:href="https://www.tradingview.com/pine-script-reference/v6/#const_text.align_center" text:style-name="Internet_20_link" text:visited-style-name="Visited_20_Internet_20_Link">text.align_center</text:a><text:a xlink:type="simple" xlink:href="https://www.tradingview.com/pine-script-reference/v6/#const_text.align_left" text:style-name="Internet_20_link" text:visited-style-name="Visited_20_Internet_20_Link">text.align_left</text:a></text:p>
      </text:section>
      <text:section text:style-name="Sect1" text:name="const_text.align_top">
        <text:h text:style-name="P2" text:outline-level="3">text.align_top</text:h>
      </text:section>
      <text:section text:style-name="Sect1" text:name="Section347">
        <text:p text:style-name="P6"><text:bookmark text:name="const_text.align_top"/>Vertical text alignment for <text:a xlink:type="simple" xlink:href="https://www.tradingview.com/pine-script-reference/v6/#fun_box.new" text:style-name="Internet_20_link" text:visited-style-name="Visited_20_Internet_20_Link">box.new</text:a>, <text:a xlink:type="simple" xlink:href="https://www.tradingview.com/pine-script-reference/v6/#fun_box.set_text_valign" text:style-name="Internet_20_link" text:visited-style-name="Visited_20_Internet_20_Link">box.set_text_valign</text:a>, <text:a xlink:type="simple" xlink:href="https://www.tradingview.com/pine-script-reference/v6/#fun_table.cell" text:style-name="Internet_20_link" text:visited-style-name="Visited_20_Internet_20_Link">table.cell</text:a> and <text:a xlink:type="simple" xlink:href="https://www.tradingview.com/pine-script-reference/v6/#fun_table.cell_set_text_valign" text:style-name="Internet_20_link" text:visited-style-name="Visited_20_Internet_20_Link">table.cell_set_text_valign</text:a> functions.</text:p>
        <text:p text:style-name="P3">Type</text:p>
        <text:p text:style-name="P3">const string</text:p>
        <text:p text:style-name="P3">See also</text:p>
        <text:p text:style-name="P3"><text:a xlink:type="simple" xlink:href="https://www.tradingview.com/pine-script-reference/v6/#fun_table.cell" text:style-name="Internet_20_link" text:visited-style-name="Visited_20_Internet_20_Link">table.cell</text:a><text:a xlink:type="simple" xlink:href="https://www.tradingview.com/pine-script-reference/v6/#fun_table.cell_set_text_valign" text:style-name="Internet_20_link" text:visited-style-name="Visited_20_Internet_20_Link">table.cell_set_text_valign</text:a><text:a xlink:type="simple" xlink:href="https://www.tradingview.com/pine-script-reference/v6/#const_text.align_center" text:style-name="Internet_20_link" text:visited-style-name="Visited_20_Internet_20_Link">text.align_center</text:a><text:a xlink:type="simple" xlink:href="https://www.tradingview.com/pine-script-reference/v6/#const_text.align_left" text:style-name="Internet_20_link" text:visited-style-name="Visited_20_Internet_20_Link">text.align_left</text:a><text:a xlink:type="simple" xlink:href="https://www.tradingview.com/pine-script-reference/v6/#const_text.align_right" text:style-name="Internet_20_link" text:visited-style-name="Visited_20_Internet_20_Link">text.align_right</text:a></text:p>
      </text:section>
      <text:section text:style-name="Sect1" text:name="const_text.format_bold">
        <text:h text:style-name="P2" text:outline-level="3">text.format_bold</text:h>
      </text:section>
      <text:section text:style-name="Sect1" text:name="Section348">
        <text:p text:style-name="P6"><text:bookmark text:name="const_text.format_bold"/>A named constant for use with the <text:span text:style-name="Source_20_Text">text_formatting</text:span> parameter of the <text:span text:style-name="Source_20_Text">label.new()</text:span>, <text:span text:style-name="Source_20_Text">box.new()</text:span>, <text:span text:style-name="Source_20_Text">table.cell()</text:span>, and <text:span text:style-name="Source_20_Text">*set_text_formatting()</text:span> functions. Makes the text bold.</text:p>
        <text:p text:style-name="P3">Type</text:p>
        <text:p text:style-name="P3">const text_format</text:p>
        <text:p text:style-name="P3">See also</text:p>
        <text:p text:style-name="P3"><text:a xlink:type="simple" xlink:href="https://www.tradingview.com/pine-script-reference/v6/#fun_label.new" text:style-name="Internet_20_link" text:visited-style-name="Visited_20_Internet_20_Link">label.new</text:a><text:a xlink:type="simple" xlink:href="https://www.tradingview.com/pine-script-reference/v6/#fun_box.new" text:style-name="Internet_20_link" text:visited-style-name="Visited_20_Internet_20_Link">box.new</text:a><text:a xlink:type="simple" xlink:href="https://www.tradingview.com/pine-script-reference/v6/#fun_table.cell" text:style-name="Internet_20_link" text:visited-style-name="Visited_20_Internet_20_Link">table.cell</text:a></text:p>
      </text:section>
      <text:section text:style-name="Sect1" text:name="const_text.format_italic">
        <text:h text:style-name="P2" text:outline-level="3">text.format_italic</text:h>
      </text:section>
      <text:section text:style-name="Sect1" text:name="Section349">
        <text:p text:style-name="P6"><text:bookmark text:name="const_text.format_italic"/>A named constant for use with the <text:span text:style-name="Source_20_Text">text_formatting</text:span> parameter of the <text:span text:style-name="Source_20_Text">label.new()</text:span>, <text:span text:style-name="Source_20_Text">box.new()</text:span>, <text:span text:style-name="Source_20_Text">table.cell()</text:span>, and <text:span text:style-name="Source_20_Text">*set_text_formatting()</text:span> functions. Italicizes the text.</text:p>
        <text:p text:style-name="P3">Type</text:p>
        <text:p text:style-name="P3">const text_format</text:p>
        <text:p text:style-name="P3">See also</text:p>
        <text:p text:style-name="P3"><text:a xlink:type="simple" xlink:href="https://www.tradingview.com/pine-script-reference/v6/#fun_label.new" text:style-name="Internet_20_link" text:visited-style-name="Visited_20_Internet_20_Link">label.new</text:a><text:a xlink:type="simple" xlink:href="https://www.tradingview.com/pine-script-reference/v6/#fun_box.new" text:style-name="Internet_20_link" text:visited-style-name="Visited_20_Internet_20_Link">box.new</text:a><text:a xlink:type="simple" xlink:href="https://www.tradingview.com/pine-script-reference/v6/#fun_table.cell" text:style-name="Internet_20_link" text:visited-style-name="Visited_20_Internet_20_Link">table.cell</text:a></text:p>
      </text:section>
      <text:section text:style-name="Sect1" text:name="const_text.format_none">
        <text:h text:style-name="P2" text:outline-level="3">text.format_none</text:h>
      </text:section>
      <text:section text:style-name="Sect1" text:name="Section350">
        <text:p text:style-name="P6"><text:bookmark text:name="const_text.format_none"/>A named constant for use with the <text:span text:style-name="Source_20_Text">text_formatting</text:span> parameter of the <text:span text:style-name="Source_20_Text">label.new()</text:span>, <text:span text:style-name="Source_20_Text">box.new()</text:span>, <text:span text:style-name="Source_20_Text">table.cell()</text:span>, and <text:span text:style-name="Source_20_Text">*set_text_formatting()</text:span> functions. Signifies no special text formatting.</text:p>
        <text:p text:style-name="P3">Type</text:p>
        <text:p text:style-name="P3">const text_format</text:p>
        <text:p text:style-name="P3">See also</text:p>
        <text:p text:style-name="P3"><text:a xlink:type="simple" xlink:href="https://www.tradingview.com/pine-script-reference/v6/#fun_label.new" text:style-name="Internet_20_link" text:visited-style-name="Visited_20_Internet_20_Link">label.new</text:a><text:a xlink:type="simple" xlink:href="https://www.tradingview.com/pine-script-reference/v6/#fun_box.new" text:style-name="Internet_20_link" text:visited-style-name="Visited_20_Internet_20_Link">box.new</text:a><text:a xlink:type="simple" xlink:href="https://www.tradingview.com/pine-script-reference/v6/#fun_table.cell" text:style-name="Internet_20_link" text:visited-style-name="Visited_20_Internet_20_Link">table.cell</text:a></text:p>
      </text:section>
      <text:section text:style-name="Sect1" text:name="const_text.wrap_auto">
        <text:h text:style-name="P2" text:outline-level="3">text.wrap_auto</text:h>
      </text:section>
      <text:section text:style-name="Sect1" text:name="Section351">
        <text:p text:style-name="P6"><text:bookmark text:name="const_text.wrap_auto"/>Automatic wrapping mode for <text:a xlink:type="simple" xlink:href="https://www.tradingview.com/pine-script-reference/v6/#fun_box.new" text:style-name="Internet_20_link" text:visited-style-name="Visited_20_Internet_20_Link">box.new</text:a> and <text:a xlink:type="simple" xlink:href="https://www.tradingview.com/pine-script-reference/v6/#fun_box.set_text_wrap" text:style-name="Internet_20_link" text:visited-style-name="Visited_20_Internet_20_Link">box.set_text_wrap</text:a> functions.</text:p>
        <text:p text:style-name="P3">Type</text:p>
        <text:p text:style-name="P3">const string</text:p>
        <text:p text:style-name="P3">See also</text:p>
        <text:p text:style-name="P3"><text:a xlink:type="simple" xlink:href="https://www.tradingview.com/pine-script-reference/v6/#fun_box.new" text:style-name="Internet_20_link" text:visited-style-name="Visited_20_Internet_20_Link">box.new</text:a><text:a xlink:type="simple" xlink:href="https://www.tradingview.com/pine-script-reference/v6/#fun_box.set_text" text:style-name="Internet_20_link" text:visited-style-name="Visited_20_Internet_20_Link">box.set_text</text:a><text:a xlink:type="simple" xlink:href="https://www.tradingview.com/pine-script-reference/v6/#fun_box.set_text_wrap" text:style-name="Internet_20_link" text:visited-style-name="Visited_20_Internet_20_Link">box.set_text_wrap</text:a></text:p>
      </text:section>
      <text:section text:style-name="Sect1" text:name="const_text.wrap_none">
        <text:h text:style-name="P2" text:outline-level="3">text.wrap_none</text:h>
      </text:section>
      <text:section text:style-name="Sect1" text:name="Section352">
        <text:p text:style-name="P6"><text:bookmark text:name="const_text.wrap_none"/>Disabled wrapping mode for <text:a xlink:type="simple" xlink:href="https://www.tradingview.com/pine-script-reference/v6/#fun_box.new" text:style-name="Internet_20_link" text:visited-style-name="Visited_20_Internet_20_Link">box.new</text:a> and <text:a xlink:type="simple" xlink:href="https://www.tradingview.com/pine-script-reference/v6/#fun_box.set_text_wrap" text:style-name="Internet_20_link" text:visited-style-name="Visited_20_Internet_20_Link">box.set_text_wrap</text:a> functions.</text:p>
        <text:p text:style-name="P3">Type</text:p>
        <text:p text:style-name="P3">const string</text:p>
        <text:p text:style-name="P3">See also</text:p>
        <text:p text:style-name="P3"><text:a xlink:type="simple" xlink:href="https://www.tradingview.com/pine-script-reference/v6/#fun_box.new" text:style-name="Internet_20_link" text:visited-style-name="Visited_20_Internet_20_Link">box.new</text:a><text:a xlink:type="simple" xlink:href="https://www.tradingview.com/pine-script-reference/v6/#fun_box.set_text" text:style-name="Internet_20_link" text:visited-style-name="Visited_20_Internet_20_Link">box.set_text</text:a><text:a xlink:type="simple" xlink:href="https://www.tradingview.com/pine-script-reference/v6/#fun_box.set_text_wrap" text:style-name="Internet_20_link" text:visited-style-name="Visited_20_Internet_20_Link">box.set_text_wrap</text:a></text:p>
      </text:section>
      <text:section text:style-name="Sect1" text:name="const_true">
        <text:h text:style-name="P2" text:outline-level="3">true</text:h>
      </text:section>
      <text:section text:style-name="Sect1" text:name="Section353">
        <text:p text:style-name="P6"><text:bookmark text:name="const_true"/>Literal representing one of the values a <text:a xlink:type="simple" xlink:href="https://www.tradingview.com/pine-script-reference/v6/#type_bool" text:style-name="Internet_20_link" text:visited-style-name="Visited_20_Internet_20_Link">bool</text:a> variable can hold, or an expression can evaluate to when it uses comparison or logical operators.</text:p>
        <text:p text:style-name="P3">Remarks</text:p>
        <text:p text:style-name="P3">See the User Manual for <text:a xlink:type="simple" xlink:href="https://www.tradingview.com/pine-script-docs/language/operators/#comparison-operators" office:target-frame-name="_blank" xlink:show="new" text:style-name="Internet_20_link" text:visited-style-name="Visited_20_Internet_20_Link">comparison operators</text:a> and <text:a xlink:type="simple" xlink:href="https://www.tradingview.com/pine-script-docs/language/operators/#logical-operators" office:target-frame-name="_blank" xlink:show="new" text:style-name="Internet_20_link" text:visited-style-name="Visited_20_Internet_20_Link">logical operators</text:a>.</text:p>
        <text:p text:style-name="P3">See also</text:p>
        <text:p text:style-name="P3"><text:a xlink:type="simple" xlink:href="https://www.tradingview.com/pine-script-reference/v6/#type_bool" text:style-name="Internet_20_link" text:visited-style-name="Visited_20_Internet_20_Link">bool</text:a></text:p>
      </text:section>
      <text:section text:style-name="Sect1" text:name="const_xloc.bar_index">
        <text:h text:style-name="P2" text:outline-level="3">xloc.bar_index</text:h>
      </text:section>
      <text:section text:style-name="Sect1" text:name="Section354">
        <text:p text:style-name="P6"><text:bookmark text:name="const_xloc.bar_index"/>A constant that specifies how functions that create and modify Pine drawings interpret x-coordinates. If <text:span text:style-name="Source_20_Text">xloc = xloc.bar_index</text:span>, the drawing object treats each x-coordinate as a <text:span text:style-name="Source_20_Text">bar_index</text:span> value.</text:p>
        <text:p text:style-name="P3">Type</text:p>
        <text:p text:style-name="P3">const string</text:p>
        <text:p text:style-name="P3">See also</text:p>
        <text:p text:style-name="P3"><text:a xlink:type="simple" xlink:href="https://www.tradingview.com/pine-script-reference/v6/#const_xloc.bar_time" text:style-name="Internet_20_link" text:visited-style-name="Visited_20_Internet_20_Link">xloc.bar_time</text:a><text:a xlink:type="simple" xlink:href="https://www.tradingview.com/pine-script-reference/v6/#fun_line.new" text:style-name="Internet_20_link" text:visited-style-name="Visited_20_Internet_20_Link">line.new</text:a><text:a xlink:type="simple" xlink:href="https://www.tradingview.com/pine-script-reference/v6/#fun_label.new" text:style-name="Internet_20_link" text:visited-style-name="Visited_20_Internet_20_Link">label.new</text:a><text:a xlink:type="simple" xlink:href="https://www.tradingview.com/pine-script-reference/v6/#fun_box.new" text:style-name="Internet_20_link" text:visited-style-name="Visited_20_Internet_20_Link">box.new</text:a><text:a xlink:type="simple" xlink:href="https://www.tradingview.com/pine-script-reference/v6/#fun_polyline.new" text:style-name="Internet_20_link" text:visited-style-name="Visited_20_Internet_20_Link">polyline.new</text:a><text:a xlink:type="simple" xlink:href="https://www.tradingview.com/pine-script-reference/v6/#fun_line.set_xloc" text:style-name="Internet_20_link" text:visited-style-name="Visited_20_Internet_20_Link">line.set_xloc</text:a><text:a xlink:type="simple" xlink:href="https://www.tradingview.com/pine-script-reference/v6/#fun_label.set_xloc" text:style-name="Internet_20_link" text:visited-style-name="Visited_20_Internet_20_Link">label.set_xloc</text:a></text:p>
      </text:section>
      <text:section text:style-name="Sect1" text:name="const_xloc.bar_time">
        <text:h text:style-name="P2" text:outline-level="3">xloc.bar_time</text:h>
      </text:section>
      <text:section text:style-name="Sect1" text:name="Section355">
        <text:p text:style-name="P6"><text:bookmark text:name="const_xloc.bar_time"/>A constant that specifies how functions that create and modify Pine drawings interpret x-coordinates. If <text:span text:style-name="Source_20_Text">xloc = xloc.bar_time</text:span>, the drawing object treats each x-coordinate as a UNIX timestamp, expressed in milliseconds.</text:p>
        <text:p text:style-name="P3">Type</text:p>
        <text:p text:style-name="P3">const string</text:p>
        <text:p text:style-name="P3">See also</text:p>
        <text:p text:style-name="P3"><text:a xlink:type="simple" xlink:href="https://www.tradingview.com/pine-script-reference/v6/#const_xloc.bar_index" text:style-name="Internet_20_link" text:visited-style-name="Visited_20_Internet_20_Link">xloc.bar_index</text:a><text:a xlink:type="simple" xlink:href="https://www.tradingview.com/pine-script-reference/v6/#fun_line.new" text:style-name="Internet_20_link" text:visited-style-name="Visited_20_Internet_20_Link">line.new</text:a><text:a xlink:type="simple" xlink:href="https://www.tradingview.com/pine-script-reference/v6/#fun_label.new" text:style-name="Internet_20_link" text:visited-style-name="Visited_20_Internet_20_Link">label.new</text:a><text:a xlink:type="simple" xlink:href="https://www.tradingview.com/pine-script-reference/v6/#fun_box.new" text:style-name="Internet_20_link" text:visited-style-name="Visited_20_Internet_20_Link">box.new</text:a><text:a xlink:type="simple" xlink:href="https://www.tradingview.com/pine-script-reference/v6/#fun_polyline.new" text:style-name="Internet_20_link" text:visited-style-name="Visited_20_Internet_20_Link">polyline.new</text:a><text:a xlink:type="simple" xlink:href="https://www.tradingview.com/pine-script-reference/v6/#fun_line.set_xloc" text:style-name="Internet_20_link" text:visited-style-name="Visited_20_Internet_20_Link">line.set_xloc</text:a><text:a xlink:type="simple" xlink:href="https://www.tradingview.com/pine-script-reference/v6/#fun_label.set_xloc" text:style-name="Internet_20_link" text:visited-style-name="Visited_20_Internet_20_Link">label.set_xloc</text:a><text:a xlink:type="simple" xlink:href="https://www.tradingview.com/pine-script-reference/v6/#const_xloc.bar_index" text:style-name="Internet_20_link" text:visited-style-name="Visited_20_Internet_20_Link">xloc.bar_index</text:a></text:p>
      </text:section>
      <text:section text:style-name="Sect1" text:name="const_yloc.abovebar">
        <text:h text:style-name="P2" text:outline-level="3">yloc.abovebar</text:h>
      </text:section>
      <text:section text:style-name="Sect1" text:name="Section356">
        <text:p text:style-name="P6"><text:bookmark text:name="const_yloc.abovebar"/>A named constant that specifies the algorithm of interpretation of y-value in function <text:a xlink:type="simple" xlink:href="https://www.tradingview.com/pine-script-reference/v6/#fun_label.new" text:style-name="Internet_20_link" text:visited-style-name="Visited_20_Internet_20_Link">label.new</text:a>.</text:p>
        <text:p text:style-name="P3"><text:soft-page-break/>Type</text:p>
        <text:p text:style-name="P3">const string</text:p>
        <text:p text:style-name="P3">See also</text:p>
        <text:p text:style-name="P3"><text:a xlink:type="simple" xlink:href="https://www.tradingview.com/pine-script-reference/v6/#fun_label.new" text:style-name="Internet_20_link" text:visited-style-name="Visited_20_Internet_20_Link">label.new</text:a><text:a xlink:type="simple" xlink:href="https://www.tradingview.com/pine-script-reference/v6/#fun_label.set_yloc" text:style-name="Internet_20_link" text:visited-style-name="Visited_20_Internet_20_Link">label.set_yloc</text:a><text:a xlink:type="simple" xlink:href="https://www.tradingview.com/pine-script-reference/v6/#const_yloc.price" text:style-name="Internet_20_link" text:visited-style-name="Visited_20_Internet_20_Link">yloc.price</text:a><text:a xlink:type="simple" xlink:href="https://www.tradingview.com/pine-script-reference/v6/#const_yloc.belowbar" text:style-name="Internet_20_link" text:visited-style-name="Visited_20_Internet_20_Link">yloc.belowbar</text:a></text:p>
      </text:section>
      <text:section text:style-name="Sect1" text:name="const_yloc.belowbar">
        <text:h text:style-name="P2" text:outline-level="3">yloc.belowbar</text:h>
      </text:section>
      <text:section text:style-name="Sect1" text:name="Section357">
        <text:p text:style-name="P6"><text:bookmark text:name="const_yloc.belowbar"/>A named constant that specifies the algorithm of interpretation of y-value in function <text:a xlink:type="simple" xlink:href="https://www.tradingview.com/pine-script-reference/v6/#fun_label.new" text:style-name="Internet_20_link" text:visited-style-name="Visited_20_Internet_20_Link">label.new</text:a>.</text:p>
        <text:p text:style-name="P3">Type</text:p>
        <text:p text:style-name="P3">const string</text:p>
        <text:p text:style-name="P3">See also</text:p>
        <text:p text:style-name="P3"><text:a xlink:type="simple" xlink:href="https://www.tradingview.com/pine-script-reference/v6/#fun_label.new" text:style-name="Internet_20_link" text:visited-style-name="Visited_20_Internet_20_Link">label.new</text:a><text:a xlink:type="simple" xlink:href="https://www.tradingview.com/pine-script-reference/v6/#fun_label.set_yloc" text:style-name="Internet_20_link" text:visited-style-name="Visited_20_Internet_20_Link">label.set_yloc</text:a><text:a xlink:type="simple" xlink:href="https://www.tradingview.com/pine-script-reference/v6/#const_yloc.price" text:style-name="Internet_20_link" text:visited-style-name="Visited_20_Internet_20_Link">yloc.price</text:a><text:a xlink:type="simple" xlink:href="https://www.tradingview.com/pine-script-reference/v6/#const_yloc.abovebar" text:style-name="Internet_20_link" text:visited-style-name="Visited_20_Internet_20_Link">yloc.abovebar</text:a></text:p>
      </text:section>
      <text:section text:style-name="Sect1" text:name="const_yloc.price">
        <text:h text:style-name="P2" text:outline-level="3">yloc.price</text:h>
      </text:section>
      <text:section text:style-name="Sect1" text:name="Section358">
        <text:p text:style-name="P6"><text:bookmark text:name="const_yloc.price"/>A named constant that specifies the algorithm of interpretation of y-value in function <text:a xlink:type="simple" xlink:href="https://www.tradingview.com/pine-script-reference/v6/#fun_label.new" text:style-name="Internet_20_link" text:visited-style-name="Visited_20_Internet_20_Link">label.new</text:a>.</text:p>
        <text:p text:style-name="P3">Type</text:p>
        <text:p text:style-name="P3">const string</text:p>
        <text:p text:style-name="P3">See also</text:p>
        <text:p text:style-name="P3"><text:a xlink:type="simple" xlink:href="https://www.tradingview.com/pine-script-reference/v6/#fun_label.new" text:style-name="Internet_20_link" text:visited-style-name="Visited_20_Internet_20_Link">label.new</text:a><text:a xlink:type="simple" xlink:href="https://www.tradingview.com/pine-script-reference/v6/#fun_label.set_yloc" text:style-name="Internet_20_link" text:visited-style-name="Visited_20_Internet_20_Link">label.set_yloc</text:a><text:a xlink:type="simple" xlink:href="https://www.tradingview.com/pine-script-reference/v6/#const_yloc.abovebar" text:style-name="Internet_20_link" text:visited-style-name="Visited_20_Internet_20_Link">yloc.abovebar</text:a><text:a xlink:type="simple" xlink:href="https://www.tradingview.com/pine-script-reference/v6/#const_yloc.belowbar" text:style-name="Internet_20_link" text:visited-style-name="Visited_20_Internet_20_Link">yloc.belowbar</text:a></text:p>
      </text:section>
      <text:h text:style-name="Heading_20_2" text:outline-level="2">Functions</text:h>
      <text:section text:style-name="Sect1" text:name="fun_alert">
        <text:h text:style-name="P2" text:outline-level="3">alert()</text:h>
      </text:section>
      <text:p text:style-name="P3">Creates an alert trigger for an indicator or strategy, with a specified frequency, when called on the latest realtime bar. To activate alerts for a script containing calls to this function, open the "Create Alert" dialog box, then select the script name and "Any alert() function call" in the "Condition" section.</text:p>
      <text:p text:style-name="Text_20_body">Syntax</text:p>
      <text:p text:style-name="P5">alert(message, freq) → void</text:p>
      <text:p text:style-name="P3">Arguments</text:p>
      <text:p text:style-name="P3">message (series string) The message to send when the alert occurs.</text:p>
      <text:p text:style-name="P3">freq (input string) Optional. Determines the allowed frequency of the alert trigger. Possible values are: <text:a xlink:type="simple" xlink:href="https://www.tradingview.com/pine-script-reference/v6/#const_alert.freq_all" text:style-name="Internet_20_link" text:visited-style-name="Visited_20_Internet_20_Link">alert.freq_all</text:a> (allows an alert on any realtime update), <text:a xlink:type="simple" xlink:href="https://www.tradingview.com/pine-script-reference/v6/#const_alert.freq_once_per_bar" text:style-name="Internet_20_link" text:visited-style-name="Visited_20_Internet_20_Link">alert.freq_once_per_bar</text:a> (allows an alert only on the first execution for each realtime bar), or <text:a xlink:type="simple" xlink:href="https://www.tradingview.com/pine-script-reference/v6/#const_alert.freq_once_per_bar_close" text:style-name="Internet_20_link" text:visited-style-name="Visited_20_Internet_20_Link">alert.freq_once_per_bar_close</text:a> (allows an alert only when a realtime bar closes). The default is <text:a xlink:type="simple" xlink:href="https://www.tradingview.com/pine-script-reference/v6/#const_alert.freq_once_per_bar" text:style-name="Internet_20_link" text:visited-style-name="Visited_20_Internet_20_Link">alert.freq_once_per_bar</text:a>.</text:p>
      <text:p text:style-name="P3">Example</text:p>
      <text:section text:style-name="Sect1" text:name="Section359">
        <text:p text:style-name="P4"><text:bookmark text:name="fun_alert"/><text:span text:style-name="Source_20_Text">//@version=6</text:span></text:p>
        <text:p text:style-name="Preformatted_20_Text"><text:span text:style-name="Source_20_Text">indicator("`alert()` example", "", true)</text:span></text:p>
        <text:p text:style-name="Preformatted_20_Text"><text:span text:style-name="Source_20_Text">ma = ta.sma(close, 14)</text:span></text:p>
        <text:p text:style-name="Preformatted_20_Text"><text:span text:style-name="Source_20_Text">xUp = ta.crossover(close, ma)</text:span></text:p>
        <text:p text:style-name="Preformatted_20_Text"><text:span text:style-name="Source_20_Text">if xUp</text:span></text:p>
        <text:p text:style-name="Preformatted_20_Text"><text:span text:style-name="Source_20_Text">    // Trigger the alert the first time a cross occurs during the real-time bar.</text:span></text:p>
        <text:p text:style-name="Preformatted_20_Text"><text:span text:style-name="Source_20_Text">    alert("Price (" + str.tostring(close) + ") crossed over MA (" + str.tostring(ma) + ").", alert.freq_once_per_bar)</text:span></text:p>
        <text:p text:style-name="Preformatted_20_Text"><text:span text:style-name="Source_20_Text">plot(ma)</text:span></text:p>
        <text:p text:style-name="P5"><text:span text:style-name="Source_20_Text">plotchar(xUp, "xUp", "▲", location.top, size = size.tiny)</text:span></text:p>
        <text:p text:style-name="P3">Remarks</text:p>
        <text:p text:style-name="P3">The <text:span text:style-name="Source_20_Text">alert()</text:span> function does not display information on the chart.</text:p>
        <text:p text:style-name="P3">In contrast to <text:a xlink:type="simple" xlink:href="https://www.tradingview.com/pine-script-reference/v6/#fun_alertcondition" text:style-name="Internet_20_link" text:visited-style-name="Visited_20_Internet_20_Link">alertcondition</text:a>, calls to this function do not count toward a script's plot count. Additionally, <text:span text:style-name="Source_20_Text">alert()</text:span> calls are allowed in local scopes, including the scopes of exported library functions.</text:p>
        <text:p text:style-name="P3">See <text:a xlink:type="simple" xlink:href="https://www.tradingview.com/chart/?solution=43000597494" office:target-frame-name="_blank" xlink:show="new" text:style-name="Internet_20_link" text:visited-style-name="Visited_20_Internet_20_Link">this article</text:a> in our Help Center to learn more about activating alerts from <text:span text:style-name="Source_20_Text">alert()</text:span> calls.</text:p>
        <text:p text:style-name="P3">See also</text:p>
        <text:p text:style-name="P3"><text:a xlink:type="simple" xlink:href="https://www.tradingview.com/pine-script-reference/v6/#fun_alertcondition" text:style-name="Internet_20_link" text:visited-style-name="Visited_20_Internet_20_Link">alertcondition</text:a></text:p>
      </text:section>
      <text:section text:style-name="Sect1" text:name="fun_alertcondition">
        <text:h text:style-name="P2" text:outline-level="3">alertcondition()</text:h>
      </text:section>
      <text:p text:style-name="P3">Creates alert condition, that is available in Create Alert dialog. Please note, that <text:a xlink:type="simple" xlink:href="https://www.tradingview.com/pine-script-reference/v6/#fun_alertcondition" text:style-name="Internet_20_link" text:visited-style-name="Visited_20_Internet_20_Link">alertcondition</text:a> does NOT create an alert, it just gives you more options in Create Alert dialog. Also, <text:a xlink:type="simple" xlink:href="https://www.tradingview.com/pine-script-reference/v6/#fun_alertcondition" text:style-name="Internet_20_link" text:visited-style-name="Visited_20_Internet_20_Link">alertcondition</text:a> effect is invisible on chart.</text:p>
      <text:p text:style-name="Text_20_body">Syntax</text:p>
      <text:p text:style-name="P5">alertcondition(condition, title, message) → void</text:p>
      <text:p text:style-name="P3">Arguments</text:p>
      <text:p text:style-name="P3">condition (series bool) Series of boolean values that is used for alert. True values mean alert fire, false - no alert. Required argument.</text:p>
      <text:p text:style-name="P3">title (const string) Title of the alert condition. Optional argument.</text:p>
      <text:p text:style-name="P3">message (const string) Message to display when alert fires. Optional argument.</text:p>
      <text:p text:style-name="P3">Example</text:p>
      <text:section text:style-name="Sect1" text:name="Section360">
        <text:p text:style-name="P4"><text:bookmark text:name="fun_alertcondition"/><text:span text:style-name="Source_20_Text">//@version=6</text:span></text:p>
        <text:p text:style-name="Preformatted_20_Text"><text:span text:style-name="Source_20_Text">indicator("alertcondition", overlay=true)</text:span></text:p>
        <text:p text:style-name="P5"><text:span text:style-name="Source_20_Text">alertcondition(close &gt;= open, title='Alert on Green Bar', message='Green Bar!')</text:span></text:p>
        <text:p text:style-name="P3">Remarks</text:p>
        <text:p text:style-name="P3">Please note that an alertcondition call generates an additional plot. All such calls are taken into account when we calculate the number of the output series per script.</text:p>
        <text:p text:style-name="P3">See also</text:p>
        <text:p text:style-name="P3"><text:a xlink:type="simple" xlink:href="https://www.tradingview.com/pine-script-reference/v6/#fun_alert" text:style-name="Internet_20_link" text:visited-style-name="Visited_20_Internet_20_Link">alert</text:a></text:p>
      </text:section>
      <text:section text:style-name="Sect1" text:name="fun_array.abs">
        <text:h text:style-name="P2" text:outline-level="3">array.abs()</text:h>
        <text:p text:style-name="P3">2 overloads</text:p>
      </text:section>
      <text:section text:style-name="Sect1" text:name="Section361">
        <text:p text:style-name="P6"><text:bookmark text:name="fun_array.abs"/>Returns an array containing the absolute value of each element in the original array.</text:p>
        <text:p text:style-name="Text_20_body">Syntax &amp; Overloads</text:p>
        <text:p text:style-name="P5"><text:a xlink:type="simple" xlink:href="https://www.tradingview.com/pine-script-reference/v6/#fun_array.abs-0" text:style-name="Internet_20_link" text:visited-style-name="Visited_20_Internet_20_Link">array.abs(id) → array&lt;float&gt;</text:a></text:p>
        <text:p text:style-name="P5"><text:a xlink:type="simple" xlink:href="https://www.tradingview.com/pine-script-reference/v6/#fun_array.abs-1" text:style-name="Internet_20_link" text:visited-style-name="Visited_20_Internet_20_Link">array.abs(id) → array&lt;int&gt;</text:a></text:p>
        <text:p text:style-name="P3">Arguments</text:p>
        <text:p text:style-name="P3">id (array&lt;int/float&gt;) An array object.</text:p>
        <text:p text:style-name="P3">See also</text:p>
        <text:p text:style-name="P3"><text:a xlink:type="simple" xlink:href="https://www.tradingview.com/pine-script-reference/v6/#fun_array.new_float" text:style-name="Internet_20_link" text:visited-style-name="Visited_20_Internet_20_Link">array.new_float</text:a><text:a xlink:type="simple" xlink:href="https://www.tradingview.com/pine-script-reference/v6/#fun_array.insert" text:style-name="Internet_20_link" text:visited-style-name="Visited_20_Internet_20_Link">array.insert</text:a><text:a xlink:type="simple" xlink:href="https://www.tradingview.com/pine-script-reference/v6/#fun_array.slice" text:style-name="Internet_20_link" text:visited-style-name="Visited_20_Internet_20_Link">array.slice</text:a><text:a xlink:type="simple" xlink:href="https://www.tradingview.com/pine-script-reference/v6/#fun_array.reverse" text:style-name="Internet_20_link" text:visited-style-name="Visited_20_Internet_20_Link">array.reverse</text:a><text:a xlink:type="simple" xlink:href="https://www.tradingview.com/pine-script-reference/v6/#const_order.ascending" text:style-name="Internet_20_link" text:visited-style-name="Visited_20_Internet_20_Link">order.ascending</text:a><text:a xlink:type="simple" xlink:href="https://www.tradingview.com/pine-script-reference/v6/#const_order.descending" text:style-name="Internet_20_link" text:visited-style-name="Visited_20_Internet_20_Link">order.descending</text:a></text:p>
      </text:section>
      <text:section text:style-name="Sect1" text:name="fun_array.avg">
        <text:h text:style-name="P2" text:outline-level="3">array.avg()</text:h>
        <text:p text:style-name="P3">2 overloads</text:p>
      </text:section>
      <text:p text:style-name="P3">The function returns the mean of an array's elements.</text:p>
      <text:p text:style-name="Text_20_body"><text:soft-page-break/>Syntax &amp; Overloads</text:p>
      <text:p text:style-name="P5"><text:a xlink:type="simple" xlink:href="https://www.tradingview.com/pine-script-reference/v6/#fun_array.avg-0" text:style-name="Internet_20_link" text:visited-style-name="Visited_20_Internet_20_Link">array.avg(id) → series float</text:a></text:p>
      <text:p text:style-name="P5"><text:a xlink:type="simple" xlink:href="https://www.tradingview.com/pine-script-reference/v6/#fun_array.avg-1" text:style-name="Internet_20_link" text:visited-style-name="Visited_20_Internet_20_Link">array.avg(id) → series int</text:a></text:p>
      <text:p text:style-name="P3">Arguments</text:p>
      <text:p text:style-name="P3">id (array&lt;int/float&gt;) An array object.</text:p>
      <text:p text:style-name="P3">Example</text:p>
      <text:section text:style-name="Sect1" text:name="Section362">
        <text:p text:style-name="P4"><text:bookmark text:name="fun_array.avg"/><text:span text:style-name="Source_20_Text">//@version=6</text:span></text:p>
        <text:p text:style-name="Preformatted_20_Text"><text:span text:style-name="Source_20_Text">indicator("array.avg example")</text:span></text:p>
        <text:p text:style-name="Preformatted_20_Text"><text:span text:style-name="Source_20_Text">a = array.new_float(0)</text:span></text:p>
        <text:p text:style-name="Preformatted_20_Text"><text:span text:style-name="Source_20_Text">for i = 0 to 9</text:span></text:p>
        <text:p text:style-name="Preformatted_20_Text"><text:span text:style-name="Source_20_Text">    array.push(a, close[i])</text:span></text:p>
        <text:p text:style-name="P5"><text:span text:style-name="Source_20_Text">plot(array.avg(a))</text:span></text:p>
        <text:p text:style-name="P3">Returns</text:p>
        <text:p text:style-name="P3">Mean of array's elements.</text:p>
        <text:p text:style-name="P3">See also</text:p>
        <text:p text:style-name="P3"><text:a xlink:type="simple" xlink:href="https://www.tradingview.com/pine-script-reference/v6/#fun_array.new_float" text:style-name="Internet_20_link" text:visited-style-name="Visited_20_Internet_20_Link">array.new_float</text:a><text:a xlink:type="simple" xlink:href="https://www.tradingview.com/pine-script-reference/v6/#fun_array.max" text:style-name="Internet_20_link" text:visited-style-name="Visited_20_Internet_20_Link">array.max</text:a><text:a xlink:type="simple" xlink:href="https://www.tradingview.com/pine-script-reference/v6/#fun_array.min" text:style-name="Internet_20_link" text:visited-style-name="Visited_20_Internet_20_Link">array.min</text:a><text:a xlink:type="simple" xlink:href="https://www.tradingview.com/pine-script-reference/v6/#fun_array.stdev" text:style-name="Internet_20_link" text:visited-style-name="Visited_20_Internet_20_Link">array.stdev</text:a></text:p>
      </text:section>
      <text:section text:style-name="Sect1" text:name="fun_array.binary_search">
        <text:h text:style-name="P2" text:outline-level="3">array.binary_search()</text:h>
      </text:section>
      <text:p text:style-name="P3">The function returns the index of the value, or -1 if the value is not found. The array to search must be sorted in ascending order.</text:p>
      <text:p text:style-name="Text_20_body">Syntax</text:p>
      <text:p text:style-name="P5">array.binary_search(id, val) → series int</text:p>
      <text:p text:style-name="P3">Arguments</text:p>
      <text:p text:style-name="P3">id (array&lt;int/float&gt;) An array object.</text:p>
      <text:p text:style-name="P3">val (series int/float) The value to search for in the array.</text:p>
      <text:p text:style-name="P3">Example</text:p>
      <text:section text:style-name="Sect1" text:name="Section363">
        <text:p text:style-name="P4"><text:bookmark text:name="fun_array.binary_search"/><text:span text:style-name="Source_20_Text">//@version=6</text:span></text:p>
        <text:p text:style-name="Preformatted_20_Text"><text:span text:style-name="Source_20_Text">indicator("array.binary_search")</text:span></text:p>
        <text:p text:style-name="Preformatted_20_Text"><text:span text:style-name="Source_20_Text">a = array.from(5, -2, 0, 9, 1)</text:span></text:p>
        <text:p text:style-name="Preformatted_20_Text"><text:span text:style-name="Source_20_Text">array.sort(a) // [-2, 0, 1, 5, 9]</text:span></text:p>
        <text:p text:style-name="Preformatted_20_Text"><text:span text:style-name="Source_20_Text">position = array.binary_search(a, 0) // 1</text:span></text:p>
        <text:p text:style-name="P5"><text:span text:style-name="Source_20_Text">plot(position)</text:span></text:p>
        <text:p text:style-name="P3">Remarks</text:p>
        <text:p text:style-name="P3">A binary search works on arrays pre-sorted in ascending order. It begins by comparing an element in the middle of the array with the target value. If the element matches the target value, its position in the array is returned. If the element's value is greater than the target value, the search continues in the lower half of the array. If the element's value is less than the target value, the search continues in the upper half of the array. By doing this recursively, the algorithm progressively eliminates smaller and smaller portions of the array in which the target value cannot lie.</text:p>
        <text:p text:style-name="P3">See also</text:p>
        <text:p text:style-name="P3"><text:a xlink:type="simple" xlink:href="https://www.tradingview.com/pine-script-reference/v6/#fun_array.new_float" text:style-name="Internet_20_link" text:visited-style-name="Visited_20_Internet_20_Link">array.new_float</text:a><text:a xlink:type="simple" xlink:href="https://www.tradingview.com/pine-script-reference/v6/#fun_array.insert" text:style-name="Internet_20_link" text:visited-style-name="Visited_20_Internet_20_Link">array.insert</text:a><text:a xlink:type="simple" xlink:href="https://www.tradingview.com/pine-script-reference/v6/#fun_array.slice" text:style-name="Internet_20_link" text:visited-style-name="Visited_20_Internet_20_Link">array.slice</text:a><text:a xlink:type="simple" xlink:href="https://www.tradingview.com/pine-script-reference/v6/#fun_array.reverse" text:style-name="Internet_20_link" text:visited-style-name="Visited_20_Internet_20_Link">array.reverse</text:a><text:a xlink:type="simple" xlink:href="https://www.tradingview.com/pine-script-reference/v6/#const_order.ascending" text:style-name="Internet_20_link" text:visited-style-name="Visited_20_Internet_20_Link">order.ascending</text:a><text:a xlink:type="simple" xlink:href="https://www.tradingview.com/pine-script-reference/v6/#const_order.descending" text:style-name="Internet_20_link" text:visited-style-name="Visited_20_Internet_20_Link">order.descending</text:a></text:p>
      </text:section>
      <text:section text:style-name="Sect1" text:name="fun_array.binary_search_leftmost">
        <text:h text:style-name="P2" text:outline-level="3">array.binary_search_leftmost()</text:h>
      </text:section>
      <text:p text:style-name="P3">The function returns the index of the value if it is found. When the value is not found, the function returns the index of the next smallest element to the left of where the value would lie if it was in the array. The array to search must be sorted in ascending order.</text:p>
      <text:p text:style-name="Text_20_body">Syntax</text:p>
      <text:p text:style-name="P5">array.binary_search_leftmost(id, val) → series int</text:p>
      <text:p text:style-name="P3">Arguments</text:p>
      <text:p text:style-name="P3">id (array&lt;int/float&gt;) An array object.</text:p>
      <text:p text:style-name="P3">val (series int/float) The value to search for in the array.</text:p>
      <text:p text:style-name="Text_20_body">Example</text:p>
      <text:p text:style-name="Preformatted_20_Text"><text:span text:style-name="Source_20_Text">//@version=6</text:span></text:p>
      <text:p text:style-name="Preformatted_20_Text"><text:span text:style-name="Source_20_Text">indicator("array.binary_search_leftmost")</text:span></text:p>
      <text:p text:style-name="Preformatted_20_Text"><text:span text:style-name="Source_20_Text">a = array.from(5, -2, 0, 9, 1)</text:span></text:p>
      <text:p text:style-name="Preformatted_20_Text"><text:span text:style-name="Source_20_Text">array.sort(a) // [-2, 0, 1, 5, 9]</text:span></text:p>
      <text:p text:style-name="Preformatted_20_Text"><text:span text:style-name="Source_20_Text">position = array.binary_search_leftmost(a, 3) // 2</text:span></text:p>
      <text:p text:style-name="P5"><text:span text:style-name="Source_20_Text">plot(position)</text:span></text:p>
      <text:p text:style-name="P3">Example</text:p>
      <text:section text:style-name="Sect1" text:name="Section364">
        <text:p text:style-name="P4"><text:bookmark text:name="fun_array.binary_search_leftmost"/><text:span text:style-name="Source_20_Text">//@version=6</text:span></text:p>
        <text:p text:style-name="Preformatted_20_Text"><text:span text:style-name="Source_20_Text">indicator("array.binary_search_leftmost, repetitive elements")</text:span></text:p>
        <text:p text:style-name="Preformatted_20_Text"><text:span text:style-name="Source_20_Text">a = array.from(4, 5, 5, 5)</text:span></text:p>
        <text:p text:style-name="Preformatted_20_Text"><text:span text:style-name="Source_20_Text">// Returns the index of the first instance.</text:span></text:p>
        <text:p text:style-name="Preformatted_20_Text"><text:span text:style-name="Source_20_Text">position = array.binary_search_leftmost(a, 5) </text:span></text:p>
        <text:p text:style-name="P5"><text:span text:style-name="Source_20_Text">plot(position) // Plots 1</text:span></text:p>
        <text:p text:style-name="P3">Remarks</text:p>
        <text:p text:style-name="P3">A binary search works on arrays pre-sorted in ascending order. It begins by comparing an element in the middle of the array with the target value. If the element matches the target value, its position in the array is returned. If the element's value is greater than the target value, the search continues in the lower half of the array. If the element's value is less than the target value, the search continues in the upper half of the array. By doing this recursively, the algorithm progressively eliminates smaller and smaller portions of the array in which the target value cannot lie.</text:p>
        <text:p text:style-name="P3">See also</text:p>
        <text:p text:style-name="P3"><text:a xlink:type="simple" xlink:href="https://www.tradingview.com/pine-script-reference/v6/#fun_array.new_float" text:style-name="Internet_20_link" text:visited-style-name="Visited_20_Internet_20_Link">array.new_float</text:a><text:a xlink:type="simple" xlink:href="https://www.tradingview.com/pine-script-reference/v6/#fun_array.insert" text:style-name="Internet_20_link" text:visited-style-name="Visited_20_Internet_20_Link">array.insert</text:a><text:a xlink:type="simple" xlink:href="https://www.tradingview.com/pine-script-reference/v6/#fun_array.slice" text:style-name="Internet_20_link" text:visited-style-name="Visited_20_Internet_20_Link">array.slice</text:a><text:a xlink:type="simple" xlink:href="https://www.tradingview.com/pine-script-reference/v6/#fun_array.reverse" text:style-name="Internet_20_link" text:visited-style-name="Visited_20_Internet_20_Link">array.reverse</text:a><text:a xlink:type="simple" xlink:href="https://www.tradingview.com/pine-script-reference/v6/#const_order.ascending" text:style-name="Internet_20_link" text:visited-style-name="Visited_20_Internet_20_Link">order.ascending</text:a><text:a xlink:type="simple" xlink:href="https://www.tradingview.com/pine-script-reference/v6/#const_order.descending" text:style-name="Internet_20_link" text:visited-style-name="Visited_20_Internet_20_Link">order.descending</text:a></text:p>
      </text:section>
      <text:section text:style-name="Sect1" text:name="fun_array.binary_search_rightmost">
        <text:h text:style-name="P2" text:outline-level="3">array.binary_search_rightmost()</text:h>
      </text:section>
      <text:p text:style-name="P3">The function returns the index of the value if it is found. When the value is not found, the function returns the index of the element to the right of where the value would lie if it was in the array. The array must be sorted in ascending order.</text:p>
      <text:p text:style-name="Text_20_body">Syntax</text:p>
      <text:p text:style-name="P5">array.binary_search_rightmost(id, val) → series int</text:p>
      <text:p text:style-name="P3">Arguments</text:p>
      <text:p text:style-name="P3">id (array&lt;int/float&gt;) An array object.</text:p>
      <text:p text:style-name="P3">val (series int/float) The value to search for in the array.</text:p>
      <text:p text:style-name="Text_20_body">Example</text:p>
      <text:p text:style-name="Preformatted_20_Text"><text:span text:style-name="Source_20_Text">//@version=6</text:span></text:p>
      <text:p text:style-name="Preformatted_20_Text"><text:span text:style-name="Source_20_Text">indicator("array.binary_search_rightmost")</text:span></text:p>
      <text:p text:style-name="Preformatted_20_Text"><text:span text:style-name="Source_20_Text">a = array.from(5, -2, 0, 9, 1)</text:span></text:p>
      <text:p text:style-name="Preformatted_20_Text"><text:span text:style-name="Source_20_Text">array.sort(a) // [-2, 0, 1, 5, 9]</text:span></text:p>
      <text:p text:style-name="Preformatted_20_Text"><text:soft-page-break/><text:span text:style-name="Source_20_Text">position = array.binary_search_rightmost(a, 3) // 3</text:span></text:p>
      <text:p text:style-name="P5"><text:span text:style-name="Source_20_Text">plot(position)</text:span></text:p>
      <text:p text:style-name="P3">Example</text:p>
      <text:section text:style-name="Sect1" text:name="Section365">
        <text:p text:style-name="P4"><text:bookmark text:name="fun_array.binary_search_rightmost"/><text:span text:style-name="Source_20_Text">//@version=6</text:span></text:p>
        <text:p text:style-name="Preformatted_20_Text"><text:span text:style-name="Source_20_Text">indicator("array.binary_search_rightmost, repetitive elements")</text:span></text:p>
        <text:p text:style-name="Preformatted_20_Text"><text:span text:style-name="Source_20_Text">a = array.from(4, 5, 5, 5)</text:span></text:p>
        <text:p text:style-name="Preformatted_20_Text"><text:span text:style-name="Source_20_Text">// Returns the index of the last instance.</text:span></text:p>
        <text:p text:style-name="Preformatted_20_Text"><text:span text:style-name="Source_20_Text">position = array.binary_search_rightmost(a, 5) </text:span></text:p>
        <text:p text:style-name="P5"><text:span text:style-name="Source_20_Text">plot(position) // Plots 3</text:span></text:p>
        <text:p text:style-name="P3">Remarks</text:p>
        <text:p text:style-name="P3">A binary search works on sorted arrays in ascending order. It begins by comparing an element in the middle of the array with the target value. If the element matches the target value, its position in the array is returned. If the element's value is greater than the target value, the search continues in the lower half of the array. If the element's value is less than the target value, the search continues in the upper half of the array. By doing this recursively, the algorithm progressively eliminates smaller and smaller portions of the array in which the target value cannot lie.</text:p>
        <text:p text:style-name="P3">See also</text:p>
        <text:p text:style-name="P3"><text:a xlink:type="simple" xlink:href="https://www.tradingview.com/pine-script-reference/v6/#fun_array.new_float" text:style-name="Internet_20_link" text:visited-style-name="Visited_20_Internet_20_Link">array.new_float</text:a><text:a xlink:type="simple" xlink:href="https://www.tradingview.com/pine-script-reference/v6/#fun_array.insert" text:style-name="Internet_20_link" text:visited-style-name="Visited_20_Internet_20_Link">array.insert</text:a><text:a xlink:type="simple" xlink:href="https://www.tradingview.com/pine-script-reference/v6/#fun_array.slice" text:style-name="Internet_20_link" text:visited-style-name="Visited_20_Internet_20_Link">array.slice</text:a><text:a xlink:type="simple" xlink:href="https://www.tradingview.com/pine-script-reference/v6/#fun_array.reverse" text:style-name="Internet_20_link" text:visited-style-name="Visited_20_Internet_20_Link">array.reverse</text:a><text:a xlink:type="simple" xlink:href="https://www.tradingview.com/pine-script-reference/v6/#const_order.ascending" text:style-name="Internet_20_link" text:visited-style-name="Visited_20_Internet_20_Link">order.ascending</text:a><text:a xlink:type="simple" xlink:href="https://www.tradingview.com/pine-script-reference/v6/#const_order.descending" text:style-name="Internet_20_link" text:visited-style-name="Visited_20_Internet_20_Link">order.descending</text:a></text:p>
      </text:section>
      <text:section text:style-name="Sect1" text:name="fun_array.clear">
        <text:h text:style-name="P2" text:outline-level="3">array.clear()</text:h>
      </text:section>
      <text:p text:style-name="P3">The function removes all elements from an array.</text:p>
      <text:p text:style-name="Text_20_body">Syntax</text:p>
      <text:p text:style-name="P5">array.clear(id) → void</text:p>
      <text:p text:style-name="P3">Arguments</text:p>
      <text:p text:style-name="P3">id (any array type) An array object.</text:p>
      <text:p text:style-name="P3">Example</text:p>
      <text:section text:style-name="Sect1" text:name="Section366">
        <text:p text:style-name="P4"><text:bookmark text:name="fun_array.clear"/><text:span text:style-name="Source_20_Text">//@version=6</text:span></text:p>
        <text:p text:style-name="Preformatted_20_Text"><text:span text:style-name="Source_20_Text">indicator("array.clear example")</text:span></text:p>
        <text:p text:style-name="Preformatted_20_Text"><text:span text:style-name="Source_20_Text">a = array.new_float(5,high)</text:span></text:p>
        <text:p text:style-name="Preformatted_20_Text"><text:span text:style-name="Source_20_Text">array.clear(a)</text:span></text:p>
        <text:p text:style-name="Preformatted_20_Text"><text:span text:style-name="Source_20_Text">array.push(a, close)</text:span></text:p>
        <text:p text:style-name="Preformatted_20_Text"><text:span text:style-name="Source_20_Text">plot(array.get(a,0))</text:span></text:p>
        <text:p text:style-name="P5"><text:span text:style-name="Source_20_Text">plot(array.size(a))</text:span></text:p>
        <text:p text:style-name="P3">See also</text:p>
        <text:p text:style-name="P3"><text:a xlink:type="simple" xlink:href="https://www.tradingview.com/pine-script-reference/v6/#fun_array.new_float" text:style-name="Internet_20_link" text:visited-style-name="Visited_20_Internet_20_Link">array.new_float</text:a><text:a xlink:type="simple" xlink:href="https://www.tradingview.com/pine-script-reference/v6/#fun_array.insert" text:style-name="Internet_20_link" text:visited-style-name="Visited_20_Internet_20_Link">array.insert</text:a><text:a xlink:type="simple" xlink:href="https://www.tradingview.com/pine-script-reference/v6/#fun_array.push" text:style-name="Internet_20_link" text:visited-style-name="Visited_20_Internet_20_Link">array.push</text:a><text:a xlink:type="simple" xlink:href="https://www.tradingview.com/pine-script-reference/v6/#fun_array.remove" text:style-name="Internet_20_link" text:visited-style-name="Visited_20_Internet_20_Link">array.remove</text:a><text:a xlink:type="simple" xlink:href="https://www.tradingview.com/pine-script-reference/v6/#fun_array.pop" text:style-name="Internet_20_link" text:visited-style-name="Visited_20_Internet_20_Link">array.pop</text:a></text:p>
      </text:section>
      <text:section text:style-name="Sect1" text:name="fun_array.concat">
        <text:h text:style-name="P2" text:outline-level="3">array.concat()</text:h>
      </text:section>
      <text:p text:style-name="P3">The function is used to merge two arrays. It pushes all elements from the second array to the first array, and returns the first array.</text:p>
      <text:p text:style-name="Text_20_body">Syntax</text:p>
      <text:p text:style-name="P5">array.concat(id1, id2) → array&lt;type&gt;</text:p>
      <text:p text:style-name="P3">Arguments</text:p>
      <text:p text:style-name="P3">id1 (any array type) The first array object.</text:p>
      <text:p text:style-name="P3">id2 (any array type) The second array object.</text:p>
      <text:p text:style-name="P3">Example</text:p>
      <text:section text:style-name="Sect1" text:name="Section367">
        <text:p text:style-name="P4"><text:bookmark text:name="fun_array.concat"/><text:span text:style-name="Source_20_Text">//@version=6</text:span></text:p>
        <text:p text:style-name="Preformatted_20_Text"><text:span text:style-name="Source_20_Text">indicator("array.concat example")</text:span></text:p>
        <text:p text:style-name="Preformatted_20_Text"><text:span text:style-name="Source_20_Text">a = array.new_float(0,0)</text:span></text:p>
        <text:p text:style-name="Preformatted_20_Text"><text:span text:style-name="Source_20_Text">b = array.new_float(0,0)</text:span></text:p>
        <text:p text:style-name="Preformatted_20_Text"><text:span text:style-name="Source_20_Text">for i = 0 to 4</text:span></text:p>
        <text:p text:style-name="Preformatted_20_Text"><text:span text:style-name="Source_20_Text">    array.push(a, high[i])</text:span></text:p>
        <text:p text:style-name="Preformatted_20_Text"><text:span text:style-name="Source_20_Text">    array.push(b, low[i])</text:span></text:p>
        <text:p text:style-name="Preformatted_20_Text"><text:span text:style-name="Source_20_Text">c = array.concat(a,b)</text:span></text:p>
        <text:p text:style-name="Preformatted_20_Text"><text:span text:style-name="Source_20_Text">plot(array.size(a))</text:span></text:p>
        <text:p text:style-name="Preformatted_20_Text"><text:span text:style-name="Source_20_Text">plot(array.size(b))</text:span></text:p>
        <text:p text:style-name="P5"><text:span text:style-name="Source_20_Text">plot(array.size(c))</text:span></text:p>
        <text:p text:style-name="P3">Returns</text:p>
        <text:p text:style-name="P3">The first array with merged elements from the second array.</text:p>
        <text:p text:style-name="P3">See also</text:p>
        <text:p text:style-name="P3"><text:a xlink:type="simple" xlink:href="https://www.tradingview.com/pine-script-reference/v6/#fun_array.new_float" text:style-name="Internet_20_link" text:visited-style-name="Visited_20_Internet_20_Link">array.new_float</text:a><text:a xlink:type="simple" xlink:href="https://www.tradingview.com/pine-script-reference/v6/#fun_array.insert" text:style-name="Internet_20_link" text:visited-style-name="Visited_20_Internet_20_Link">array.insert</text:a><text:a xlink:type="simple" xlink:href="https://www.tradingview.com/pine-script-reference/v6/#fun_array.slice" text:style-name="Internet_20_link" text:visited-style-name="Visited_20_Internet_20_Link">array.slice</text:a></text:p>
      </text:section>
      <text:section text:style-name="Sect1" text:name="fun_array.copy">
        <text:h text:style-name="P2" text:outline-level="3">array.copy()</text:h>
      </text:section>
      <text:p text:style-name="P3">The function creates a copy of an existing array.</text:p>
      <text:p text:style-name="Text_20_body">Syntax</text:p>
      <text:p text:style-name="P5">array.copy(id) → array&lt;type&gt;</text:p>
      <text:p text:style-name="P3">Arguments</text:p>
      <text:p text:style-name="P3">id (any array type) An array object.</text:p>
      <text:p text:style-name="P3">Example</text:p>
      <text:section text:style-name="Sect1" text:name="Section368">
        <text:p text:style-name="P4"><text:bookmark text:name="fun_array.copy"/><text:span text:style-name="Source_20_Text">//@version=6</text:span></text:p>
        <text:p text:style-name="Preformatted_20_Text"><text:span text:style-name="Source_20_Text">indicator("array.copy example")</text:span></text:p>
        <text:p text:style-name="Preformatted_20_Text"><text:span text:style-name="Source_20_Text">length = 5</text:span></text:p>
        <text:p text:style-name="Preformatted_20_Text"><text:span text:style-name="Source_20_Text">a = array.new_float(length, close)</text:span></text:p>
        <text:p text:style-name="Preformatted_20_Text"><text:span text:style-name="Source_20_Text">b = array.copy(a)</text:span></text:p>
        <text:p text:style-name="Preformatted_20_Text"><text:span text:style-name="Source_20_Text">a := array.new_float(length, open)</text:span></text:p>
        <text:p text:style-name="Preformatted_20_Text"><text:span text:style-name="Source_20_Text">plot(array.sum(a) / length)</text:span></text:p>
        <text:p text:style-name="P5"><text:span text:style-name="Source_20_Text">plot(array.sum(b) / length)</text:span></text:p>
        <text:p text:style-name="P3">Returns</text:p>
        <text:p text:style-name="P3">A copy of an array.</text:p>
        <text:p text:style-name="P3">See also</text:p>
        <text:p text:style-name="P3"><text:a xlink:type="simple" xlink:href="https://www.tradingview.com/pine-script-reference/v6/#fun_array.new_float" text:style-name="Internet_20_link" text:visited-style-name="Visited_20_Internet_20_Link">array.new_float</text:a><text:a xlink:type="simple" xlink:href="https://www.tradingview.com/pine-script-reference/v6/#fun_array.get" text:style-name="Internet_20_link" text:visited-style-name="Visited_20_Internet_20_Link">array.get</text:a><text:a xlink:type="simple" xlink:href="https://www.tradingview.com/pine-script-reference/v6/#fun_array.slice" text:style-name="Internet_20_link" text:visited-style-name="Visited_20_Internet_20_Link">array.slice</text:a><text:a xlink:type="simple" xlink:href="https://www.tradingview.com/pine-script-reference/v6/#fun_array.sort" text:style-name="Internet_20_link" text:visited-style-name="Visited_20_Internet_20_Link">array.sort</text:a></text:p>
      </text:section>
      <text:section text:style-name="Sect1" text:name="fun_array.covariance">
        <text:h text:style-name="P2" text:outline-level="3">array.covariance()</text:h>
      </text:section>
      <text:p text:style-name="P3">The function returns the covariance of two arrays.</text:p>
      <text:p text:style-name="Text_20_body">Syntax</text:p>
      <text:p text:style-name="P5">array.covariance(id1, id2, biased) → series float</text:p>
      <text:p text:style-name="P3"><text:soft-page-break/>Arguments</text:p>
      <text:p text:style-name="P3">id1 (array&lt;int/float&gt;) An array object.</text:p>
      <text:p text:style-name="P3">id2 (array&lt;int/float&gt;) An array object.</text:p>
      <text:p text:style-name="P3">biased (series bool) Determines which estimate should be used. Optional. The default is true.</text:p>
      <text:p text:style-name="P3">Example</text:p>
      <text:section text:style-name="Sect1" text:name="Section369">
        <text:p text:style-name="P4"><text:bookmark text:name="fun_array.covariance"/><text:span text:style-name="Source_20_Text">//@version=6</text:span></text:p>
        <text:p text:style-name="Preformatted_20_Text"><text:span text:style-name="Source_20_Text">indicator("array.covariance example")</text:span></text:p>
        <text:p text:style-name="Preformatted_20_Text"><text:span text:style-name="Source_20_Text">a = array.new_float(0)</text:span></text:p>
        <text:p text:style-name="Preformatted_20_Text"><text:span text:style-name="Source_20_Text">b = array.new_float(0)</text:span></text:p>
        <text:p text:style-name="Preformatted_20_Text"><text:span text:style-name="Source_20_Text">for i = 0 to 9</text:span></text:p>
        <text:p text:style-name="Preformatted_20_Text"><text:span text:style-name="Source_20_Text">    array.push(a, close[i])</text:span></text:p>
        <text:p text:style-name="Preformatted_20_Text"><text:span text:style-name="Source_20_Text">    array.push(b, open[i])</text:span></text:p>
        <text:p text:style-name="P5"><text:span text:style-name="Source_20_Text">plot(array.covariance(a, b))</text:span></text:p>
        <text:p text:style-name="P3">Returns</text:p>
        <text:p text:style-name="P3">The covariance of two arrays.</text:p>
        <text:p text:style-name="P3">Remarks</text:p>
        <text:p text:style-name="P3">If <text:span text:style-name="Source_20_Text">biased</text:span> is true, function will calculate using a biased estimate of the entire population, if false - unbiased estimate of a sample.</text:p>
        <text:p text:style-name="P3">See also</text:p>
        <text:p text:style-name="P3"><text:a xlink:type="simple" xlink:href="https://www.tradingview.com/pine-script-reference/v6/#fun_array.new_float" text:style-name="Internet_20_link" text:visited-style-name="Visited_20_Internet_20_Link">array.new_float</text:a><text:a xlink:type="simple" xlink:href="https://www.tradingview.com/pine-script-reference/v6/#fun_array.max" text:style-name="Internet_20_link" text:visited-style-name="Visited_20_Internet_20_Link">array.max</text:a><text:a xlink:type="simple" xlink:href="https://www.tradingview.com/pine-script-reference/v6/#fun_array.stdev" text:style-name="Internet_20_link" text:visited-style-name="Visited_20_Internet_20_Link">array.stdev</text:a><text:a xlink:type="simple" xlink:href="https://www.tradingview.com/pine-script-reference/v6/#fun_array.avg" text:style-name="Internet_20_link" text:visited-style-name="Visited_20_Internet_20_Link">array.avg</text:a><text:a xlink:type="simple" xlink:href="https://www.tradingview.com/pine-script-reference/v6/#fun_array.variance" text:style-name="Internet_20_link" text:visited-style-name="Visited_20_Internet_20_Link">array.variance</text:a></text:p>
      </text:section>
      <text:section text:style-name="Sect1" text:name="fun_array.every">
        <text:h text:style-name="P2" text:outline-level="3">array.every()</text:h>
      </text:section>
      <text:section text:style-name="Sect1" text:name="Section370">
        <text:p text:style-name="P6"><text:bookmark text:name="fun_array.every"/>Returns <text:a xlink:type="simple" xlink:href="https://www.tradingview.com/pine-script-reference/v6/#const_true" text:style-name="Internet_20_link" text:visited-style-name="Visited_20_Internet_20_Link">true</text:a> if all elements of the <text:span text:style-name="Source_20_Text">id</text:span> array are <text:a xlink:type="simple" xlink:href="https://www.tradingview.com/pine-script-reference/v6/#const_true" text:style-name="Internet_20_link" text:visited-style-name="Visited_20_Internet_20_Link">true</text:a>, <text:a xlink:type="simple" xlink:href="https://www.tradingview.com/pine-script-reference/v6/#const_false" text:style-name="Internet_20_link" text:visited-style-name="Visited_20_Internet_20_Link">false</text:a> otherwise.</text:p>
        <text:p text:style-name="Text_20_body">Syntax</text:p>
        <text:p text:style-name="P5">array.every(id) → series bool</text:p>
        <text:p text:style-name="P3">Arguments</text:p>
        <text:p text:style-name="P3">id (array&lt;bool&gt;) An array object.</text:p>
        <text:p text:style-name="P3">Remarks</text:p>
        <text:p text:style-name="P3">This function also works with arrays of <text:a xlink:type="simple" xlink:href="https://www.tradingview.com/pine-script-reference/v6/#type_int" text:style-name="Internet_20_link" text:visited-style-name="Visited_20_Internet_20_Link">int</text:a> and <text:a xlink:type="simple" xlink:href="https://www.tradingview.com/pine-script-reference/v6/#type_float" text:style-name="Internet_20_link" text:visited-style-name="Visited_20_Internet_20_Link">float</text:a> types, in which case zero values are considered <text:a xlink:type="simple" xlink:href="https://www.tradingview.com/pine-script-reference/v6/#const_false" text:style-name="Internet_20_link" text:visited-style-name="Visited_20_Internet_20_Link">false</text:a>, and all others <text:a xlink:type="simple" xlink:href="https://www.tradingview.com/pine-script-reference/v6/#const_true" text:style-name="Internet_20_link" text:visited-style-name="Visited_20_Internet_20_Link">true</text:a>.</text:p>
        <text:p text:style-name="P3">See also</text:p>
        <text:p text:style-name="P3"><text:a xlink:type="simple" xlink:href="https://www.tradingview.com/pine-script-reference/v6/#fun_array.some" text:style-name="Internet_20_link" text:visited-style-name="Visited_20_Internet_20_Link">array.some</text:a><text:a xlink:type="simple" xlink:href="https://www.tradingview.com/pine-script-reference/v6/#fun_array.get" text:style-name="Internet_20_link" text:visited-style-name="Visited_20_Internet_20_Link">array.get</text:a></text:p>
      </text:section>
      <text:section text:style-name="Sect1" text:name="fun_array.fill">
        <text:h text:style-name="P2" text:outline-level="3">array.fill()</text:h>
      </text:section>
      <text:p text:style-name="P3">The function sets elements of an array to a single value. If no index is specified, all elements are set. If only a start index (default 0) is supplied, the elements starting at that index are set. If both index parameters are used, the elements from the starting index up to but not including the end index (default na) are set.</text:p>
      <text:p text:style-name="Text_20_body">Syntax</text:p>
      <text:p text:style-name="P5">array.fill(id, value, index_from, index_to) → void</text:p>
      <text:p text:style-name="P3">Arguments</text:p>
      <text:p text:style-name="P3">id (any array type) An array object.</text:p>
      <text:p text:style-name="P3">value (series &lt;type of the array's elements&gt;) Value to fill the array with.</text:p>
      <text:p text:style-name="P3">index_from (series int) Start index, default is 0.</text:p>
      <text:p text:style-name="P3">index_to (series int) End index, default is na. Must be one greater than the index of the last element to set.</text:p>
      <text:p text:style-name="P3">Example</text:p>
      <text:section text:style-name="Sect1" text:name="Section371">
        <text:p text:style-name="P4"><text:bookmark text:name="fun_array.fill"/><text:span text:style-name="Source_20_Text">//@version=6</text:span></text:p>
        <text:p text:style-name="Preformatted_20_Text"><text:span text:style-name="Source_20_Text">indicator("array.fill example")</text:span></text:p>
        <text:p text:style-name="Preformatted_20_Text"><text:span text:style-name="Source_20_Text">a = array.new_float(10)</text:span></text:p>
        <text:p text:style-name="Preformatted_20_Text"><text:span text:style-name="Source_20_Text">array.fill(a, close)</text:span></text:p>
        <text:p text:style-name="P5"><text:span text:style-name="Source_20_Text">plot(array.sum(a))</text:span></text:p>
        <text:p text:style-name="P3">See also</text:p>
        <text:p text:style-name="P3"><text:a xlink:type="simple" xlink:href="https://www.tradingview.com/pine-script-reference/v6/#fun_array.new_float" text:style-name="Internet_20_link" text:visited-style-name="Visited_20_Internet_20_Link">array.new_float</text:a><text:a xlink:type="simple" xlink:href="https://www.tradingview.com/pine-script-reference/v6/#fun_array.set" text:style-name="Internet_20_link" text:visited-style-name="Visited_20_Internet_20_Link">array.set</text:a><text:a xlink:type="simple" xlink:href="https://www.tradingview.com/pine-script-reference/v6/#fun_array.slice" text:style-name="Internet_20_link" text:visited-style-name="Visited_20_Internet_20_Link">array.slice</text:a></text:p>
      </text:section>
      <text:section text:style-name="Sect1" text:name="fun_array.first">
        <text:h text:style-name="P2" text:outline-level="3">array.first()</text:h>
      </text:section>
      <text:p text:style-name="P3">Returns the array's first element. Throws a runtime error if the array is empty.</text:p>
      <text:p text:style-name="Text_20_body">Syntax</text:p>
      <text:p text:style-name="P5">array.first(id) → series &lt;type&gt;</text:p>
      <text:p text:style-name="P3">Arguments</text:p>
      <text:p text:style-name="P3">id (any array type) An array object.</text:p>
      <text:p text:style-name="P3">Example</text:p>
      <text:section text:style-name="Sect1" text:name="Section372">
        <text:p text:style-name="P4"><text:bookmark text:name="fun_array.first"/><text:span text:style-name="Source_20_Text">//@version=6</text:span></text:p>
        <text:p text:style-name="Preformatted_20_Text"><text:span text:style-name="Source_20_Text">indicator("array.first example")</text:span></text:p>
        <text:p text:style-name="Preformatted_20_Text"><text:span text:style-name="Source_20_Text">arr = array.new_int(3, 10)</text:span></text:p>
        <text:p text:style-name="P5"><text:span text:style-name="Source_20_Text">plot(array.first(arr))</text:span></text:p>
        <text:p text:style-name="P3">See also</text:p>
        <text:p text:style-name="P3"><text:a xlink:type="simple" xlink:href="https://www.tradingview.com/pine-script-reference/v6/#fun_array.last" text:style-name="Internet_20_link" text:visited-style-name="Visited_20_Internet_20_Link">array.last</text:a><text:a xlink:type="simple" xlink:href="https://www.tradingview.com/pine-script-reference/v6/#fun_array.get" text:style-name="Internet_20_link" text:visited-style-name="Visited_20_Internet_20_Link">array.get</text:a></text:p>
      </text:section>
      <text:section text:style-name="Sect1" text:name="fun_array.from">
        <text:h text:style-name="P2" text:outline-level="3">array.from()</text:h>
        <text:p text:style-name="P3">12 overloads</text:p>
      </text:section>
      <text:p text:style-name="P3">The function takes a variable number of arguments with one of the types: int, float, bool, string, label, line, color, box, table, linefill, and returns an array of the corresponding type.</text:p>
      <text:p text:style-name="Text_20_body">Syntax &amp; Overloads</text:p>
      <text:p text:style-name="P5"><text:a xlink:type="simple" xlink:href="https://www.tradingview.com/pine-script-reference/v6/#fun_array.from-0" text:style-name="Internet_20_link" text:visited-style-name="Visited_20_Internet_20_Link">array.from(arg0, arg1, ...) → array&lt;type&gt;</text:a></text:p>
      <text:p text:style-name="P5"><text:a xlink:type="simple" xlink:href="https://www.tradingview.com/pine-script-reference/v6/#fun_array.from-1" text:style-name="Internet_20_link" text:visited-style-name="Visited_20_Internet_20_Link">array.from(arg0, arg1, ...) → array&lt;series enum&gt;</text:a></text:p>
      <text:p text:style-name="P5"><text:a xlink:type="simple" xlink:href="https://www.tradingview.com/pine-script-reference/v6/#fun_array.from-2" text:style-name="Internet_20_link" text:visited-style-name="Visited_20_Internet_20_Link">array.from(arg0, arg1, ...) → array&lt;label&gt;</text:a></text:p>
      <text:p text:style-name="P5"><text:a xlink:type="simple" xlink:href="https://www.tradingview.com/pine-script-reference/v6/#fun_array.from-3" text:style-name="Internet_20_link" text:visited-style-name="Visited_20_Internet_20_Link">array.from(arg0, arg1, ...) → array&lt;line&gt;</text:a></text:p>
      <text:p text:style-name="P5"><text:a xlink:type="simple" xlink:href="https://www.tradingview.com/pine-script-reference/v6/#fun_array.from-4" text:style-name="Internet_20_link" text:visited-style-name="Visited_20_Internet_20_Link">array.from(arg0, arg1, ...) → array&lt;box&gt;</text:a></text:p>
      <text:p text:style-name="P5"><text:a xlink:type="simple" xlink:href="https://www.tradingview.com/pine-script-reference/v6/#fun_array.from-5" text:style-name="Internet_20_link" text:visited-style-name="Visited_20_Internet_20_Link">array.from(arg0, arg1, ...) → array&lt;table&gt;</text:a></text:p>
      <text:p text:style-name="P5"><text:a xlink:type="simple" xlink:href="https://www.tradingview.com/pine-script-reference/v6/#fun_array.from-6" text:style-name="Internet_20_link" text:visited-style-name="Visited_20_Internet_20_Link">array.from(arg0, arg1, ...) → array&lt;linefill&gt;</text:a></text:p>
      <text:p text:style-name="P5"><text:a xlink:type="simple" xlink:href="https://www.tradingview.com/pine-script-reference/v6/#fun_array.from-7" text:style-name="Internet_20_link" text:visited-style-name="Visited_20_Internet_20_Link"><text:soft-page-break/>array.from(arg0, arg1, ...) → array&lt;string&gt;</text:a></text:p>
      <text:p text:style-name="P5"><text:a xlink:type="simple" xlink:href="https://www.tradingview.com/pine-script-reference/v6/#fun_array.from-8" text:style-name="Internet_20_link" text:visited-style-name="Visited_20_Internet_20_Link">array.from(arg0, arg1, ...) → array&lt;color&gt;</text:a></text:p>
      <text:p text:style-name="P5"><text:a xlink:type="simple" xlink:href="https://www.tradingview.com/pine-script-reference/v6/#fun_array.from-9" text:style-name="Internet_20_link" text:visited-style-name="Visited_20_Internet_20_Link">array.from(arg0, arg1, ...) → array&lt;int&gt;</text:a></text:p>
      <text:p text:style-name="P5"><text:a xlink:type="simple" xlink:href="https://www.tradingview.com/pine-script-reference/v6/#fun_array.from-10" text:style-name="Internet_20_link" text:visited-style-name="Visited_20_Internet_20_Link">array.from(arg0, arg1, ...) → array&lt;float&gt;</text:a></text:p>
      <text:p text:style-name="P5"><text:a xlink:type="simple" xlink:href="https://www.tradingview.com/pine-script-reference/v6/#fun_array.from-11" text:style-name="Internet_20_link" text:visited-style-name="Visited_20_Internet_20_Link">array.from(arg0, arg1, ...) → array&lt;bool&gt;</text:a></text:p>
      <text:p text:style-name="P3">Arguments</text:p>
      <text:p text:style-name="P3">arg0, arg1, ... (&lt;arg..._type&gt;) Array arguments.</text:p>
      <text:p text:style-name="P3">Example</text:p>
      <text:section text:style-name="Sect1" text:name="Section373">
        <text:p text:style-name="P4"><text:bookmark text:name="fun_array.from"/><text:span text:style-name="Source_20_Text">//@version=6</text:span></text:p>
        <text:p text:style-name="Preformatted_20_Text"><text:span text:style-name="Source_20_Text">indicator("array.from_example", overlay = false)</text:span></text:p>
        <text:p text:style-name="Preformatted_20_Text"><text:span text:style-name="Source_20_Text">arr = array.from("Hello", "World!") // arr (array&lt;string&gt;) will contain 2 elements: {Hello}, {World!}.</text:span></text:p>
        <text:p text:style-name="P5"><text:span text:style-name="Source_20_Text">plot(close)</text:span></text:p>
        <text:p text:style-name="P3">Returns</text:p>
        <text:p text:style-name="P3">The array element's value.</text:p>
        <text:p text:style-name="P3">Remarks</text:p>
        <text:p text:style-name="P3">This function can accept up to 4,000 'int', 'float', 'bool', or 'color' arguments. For all other types, including user-defined types, the limit is 999.</text:p>
      </text:section>
      <text:section text:style-name="Sect1" text:name="fun_array.get">
        <text:h text:style-name="P2" text:outline-level="3">array.get()</text:h>
      </text:section>
      <text:p text:style-name="P3">The function returns the value of the element at the specified index.</text:p>
      <text:p text:style-name="Text_20_body">Syntax</text:p>
      <text:p text:style-name="P5">array.get(id, index) → series &lt;type&gt;</text:p>
      <text:p text:style-name="P3">Arguments</text:p>
      <text:p text:style-name="P3">id (any array type) An array object.</text:p>
      <text:p text:style-name="P3">index (series int) The index of the element whose value is to be returned.</text:p>
      <text:p text:style-name="P3">Example</text:p>
      <text:section text:style-name="Sect1" text:name="Section374">
        <text:p text:style-name="P4"><text:bookmark text:name="fun_array.get"/><text:span text:style-name="Source_20_Text">//@version=6</text:span></text:p>
        <text:p text:style-name="Preformatted_20_Text"><text:span text:style-name="Source_20_Text">indicator("array.get example")</text:span></text:p>
        <text:p text:style-name="Preformatted_20_Text"><text:span text:style-name="Source_20_Text">a = array.new_float(0)</text:span></text:p>
        <text:p text:style-name="Preformatted_20_Text"><text:span text:style-name="Source_20_Text">for i = 0 to 9</text:span></text:p>
        <text:p text:style-name="Preformatted_20_Text"><text:span text:style-name="Source_20_Text">    array.push(a, close[i] - open[i])</text:span></text:p>
        <text:p text:style-name="P5"><text:span text:style-name="Source_20_Text">plot(array.get(a, 9))</text:span></text:p>
        <text:p text:style-name="P3">Returns</text:p>
        <text:p text:style-name="P3">The array element's value.</text:p>
        <text:p text:style-name="P3">Remarks</text:p>
        <text:p text:style-name="P3">If the index is positive, the function counts forwards from the beginning of the array to the end. The index of the first element is 0, and the index of the last element is <text:span text:style-name="Source_20_Text">array.size() - 1</text:span>. If the index is negative, the function counts backwards from the end of the array to the beginning. In this case, the index of the last element is -1, and the index of the first element is negative <text:span text:style-name="Source_20_Text">array.size()</text:span>. For example, for an array that contains three elements, all of the following are valid arguments for the <text:span text:style-name="Source_20_Text">index</text:span> parameter: 0, 1, 2, -1, -2, -3.</text:p>
        <text:p text:style-name="P3">See also</text:p>
        <text:p text:style-name="P3"><text:a xlink:type="simple" xlink:href="https://www.tradingview.com/pine-script-reference/v6/#fun_array.new_float" text:style-name="Internet_20_link" text:visited-style-name="Visited_20_Internet_20_Link">array.new_float</text:a><text:a xlink:type="simple" xlink:href="https://www.tradingview.com/pine-script-reference/v6/#fun_array.set" text:style-name="Internet_20_link" text:visited-style-name="Visited_20_Internet_20_Link">array.set</text:a><text:a xlink:type="simple" xlink:href="https://www.tradingview.com/pine-script-reference/v6/#fun_array.slice" text:style-name="Internet_20_link" text:visited-style-name="Visited_20_Internet_20_Link">array.slice</text:a><text:a xlink:type="simple" xlink:href="https://www.tradingview.com/pine-script-reference/v6/#fun_array.sort" text:style-name="Internet_20_link" text:visited-style-name="Visited_20_Internet_20_Link">array.sort</text:a></text:p>
      </text:section>
      <text:section text:style-name="Sect1" text:name="fun_array.includes">
        <text:h text:style-name="P2" text:outline-level="3">array.includes()</text:h>
      </text:section>
      <text:p text:style-name="P3">The function returns true if the value was found in an array, false otherwise.</text:p>
      <text:p text:style-name="Text_20_body">Syntax</text:p>
      <text:p text:style-name="P5">array.includes(id, value) → series bool</text:p>
      <text:p text:style-name="P3">Arguments</text:p>
      <text:p text:style-name="P3">id (any array type) An array object.</text:p>
      <text:p text:style-name="P3">value (series &lt;type of the array's elements&gt;) The value to search in the array.</text:p>
      <text:p text:style-name="P3">Example</text:p>
      <text:section text:style-name="Sect1" text:name="Section375">
        <text:p text:style-name="P4"><text:bookmark text:name="fun_array.includes"/><text:span text:style-name="Source_20_Text">//@version=6</text:span></text:p>
        <text:p text:style-name="Preformatted_20_Text"><text:span text:style-name="Source_20_Text">indicator("array.includes example")</text:span></text:p>
        <text:p text:style-name="Preformatted_20_Text"><text:span text:style-name="Source_20_Text">a = array.new_float(5,high)</text:span></text:p>
        <text:p text:style-name="Preformatted_20_Text"><text:span text:style-name="Source_20_Text">p = close</text:span></text:p>
        <text:p text:style-name="Preformatted_20_Text"><text:span text:style-name="Source_20_Text">if array.includes(a, high)</text:span></text:p>
        <text:p text:style-name="Preformatted_20_Text"><text:span text:style-name="Source_20_Text">    p := open</text:span></text:p>
        <text:p text:style-name="P5"><text:span text:style-name="Source_20_Text">plot(p)</text:span></text:p>
        <text:p text:style-name="P3">Returns</text:p>
        <text:p text:style-name="P3">True if the value was found in the array, false otherwise.</text:p>
        <text:p text:style-name="P3">See also</text:p>
        <text:p text:style-name="P3"><text:a xlink:type="simple" xlink:href="https://www.tradingview.com/pine-script-reference/v6/#fun_array.new_float" text:style-name="Internet_20_link" text:visited-style-name="Visited_20_Internet_20_Link">array.new_float</text:a><text:a xlink:type="simple" xlink:href="https://www.tradingview.com/pine-script-reference/v6/#fun_array.indexof" text:style-name="Internet_20_link" text:visited-style-name="Visited_20_Internet_20_Link">array.indexof</text:a><text:a xlink:type="simple" xlink:href="https://www.tradingview.com/pine-script-reference/v6/#fun_array.shift" text:style-name="Internet_20_link" text:visited-style-name="Visited_20_Internet_20_Link">array.shift</text:a><text:a xlink:type="simple" xlink:href="https://www.tradingview.com/pine-script-reference/v6/#fun_array.remove" text:style-name="Internet_20_link" text:visited-style-name="Visited_20_Internet_20_Link">array.remove</text:a><text:a xlink:type="simple" xlink:href="https://www.tradingview.com/pine-script-reference/v6/#fun_array.insert" text:style-name="Internet_20_link" text:visited-style-name="Visited_20_Internet_20_Link">array.insert</text:a></text:p>
      </text:section>
      <text:section text:style-name="Sect1" text:name="fun_array.indexof">
        <text:h text:style-name="P2" text:outline-level="3">array.indexof()</text:h>
      </text:section>
      <text:p text:style-name="P3">The function returns the index of the first occurrence of the value, or -1 if the value is not found.</text:p>
      <text:p text:style-name="Text_20_body">Syntax</text:p>
      <text:p text:style-name="P5">array.indexof(id, value) → series int</text:p>
      <text:p text:style-name="P3">Arguments</text:p>
      <text:p text:style-name="P3">id (any array type) An array object.</text:p>
      <text:p text:style-name="P3">value (series &lt;type of the array's elements&gt;) The value to search in the array.</text:p>
      <text:p text:style-name="P3">Example</text:p>
      <text:section text:style-name="Sect1" text:name="Section376">
        <text:p text:style-name="P4"><text:bookmark text:name="fun_array.indexof"/><text:span text:style-name="Source_20_Text">//@version=6</text:span></text:p>
        <text:p text:style-name="Preformatted_20_Text"><text:span text:style-name="Source_20_Text">indicator("array.indexof example")</text:span></text:p>
        <text:p text:style-name="Preformatted_20_Text"><text:span text:style-name="Source_20_Text">a = array.new_float(5,high)</text:span></text:p>
        <text:p text:style-name="Preformatted_20_Text"><text:span text:style-name="Source_20_Text">index = array.indexof(a, high)</text:span></text:p>
        <text:p text:style-name="P5"><text:span text:style-name="Source_20_Text">plot(index)</text:span></text:p>
        <text:p text:style-name="P3">Returns</text:p>
        <text:p text:style-name="P3">The index of an element.</text:p>
        <text:p text:style-name="P3">See also</text:p>
        <text:p text:style-name="P3"><text:a xlink:type="simple" xlink:href="https://www.tradingview.com/pine-script-reference/v6/#fun_array.lastindexof" text:style-name="Internet_20_link" text:visited-style-name="Visited_20_Internet_20_Link">array.lastindexof</text:a><text:a xlink:type="simple" xlink:href="https://www.tradingview.com/pine-script-reference/v6/#fun_array.get" text:style-name="Internet_20_link" text:visited-style-name="Visited_20_Internet_20_Link">array.get</text:a><text:a xlink:type="simple" xlink:href="https://www.tradingview.com/pine-script-reference/v6/#fun_array.lastindexof" text:style-name="Internet_20_link" text:visited-style-name="Visited_20_Internet_20_Link">array.lastindexof</text:a><text:a xlink:type="simple" xlink:href="https://www.tradingview.com/pine-script-reference/v6/#fun_array.remove" text:style-name="Internet_20_link" text:visited-style-name="Visited_20_Internet_20_Link">array.remove</text:a><text:a xlink:type="simple" xlink:href="https://www.tradingview.com/pine-script-reference/v6/#fun_array.insert" text:style-name="Internet_20_link" text:visited-style-name="Visited_20_Internet_20_Link">array.insert</text:a></text:p>
      </text:section>
      <text:section text:style-name="Sect1" text:name="fun_array.insert">
        <text:h text:style-name="P2" text:outline-level="3"><text:soft-page-break/>array.insert()</text:h>
      </text:section>
      <text:p text:style-name="P3">The function changes the contents of an array by adding new elements in place.</text:p>
      <text:p text:style-name="Text_20_body">Syntax</text:p>
      <text:p text:style-name="P5">array.insert(id, index, value) → void</text:p>
      <text:p text:style-name="P3">Arguments</text:p>
      <text:p text:style-name="P3">id (any array type) An array object.</text:p>
      <text:p text:style-name="P3">index (series int) The index at which to insert the value.</text:p>
      <text:p text:style-name="P3">value (series &lt;type of the array's elements&gt;) The value to add to the array.</text:p>
      <text:p text:style-name="P3">Example</text:p>
      <text:section text:style-name="Sect1" text:name="Section377">
        <text:p text:style-name="P4"><text:bookmark text:name="fun_array.insert"/><text:span text:style-name="Source_20_Text">//@version=6</text:span></text:p>
        <text:p text:style-name="Preformatted_20_Text"><text:span text:style-name="Source_20_Text">indicator("array.insert example")</text:span></text:p>
        <text:p text:style-name="Preformatted_20_Text"><text:span text:style-name="Source_20_Text">a = array.new_float(5, close)</text:span></text:p>
        <text:p text:style-name="Preformatted_20_Text"><text:span text:style-name="Source_20_Text">array.insert(a, 0, open)</text:span></text:p>
        <text:p text:style-name="P5"><text:span text:style-name="Source_20_Text">plot(array.get(a, 5))</text:span></text:p>
        <text:p text:style-name="P3">Remarks</text:p>
        <text:p text:style-name="P3">If the index is positive, the function counts forwards from the beginning of the array to the end. The index of the first element is 0, and the index of the last element is <text:span text:style-name="Source_20_Text">array.size() - 1</text:span>. If the index is negative, the function counts backwards from the end of the array to the beginning. In this case, the index of the last element is -1, and the index of the first element is negative <text:span text:style-name="Source_20_Text">array.size()</text:span>. For example, for an array that contains three elements, all of the following are valid arguments for the <text:span text:style-name="Source_20_Text">index</text:span> parameter: 0, 1, 2, -1, -2, -3.</text:p>
        <text:p text:style-name="P3">See also</text:p>
        <text:p text:style-name="P3"><text:a xlink:type="simple" xlink:href="https://www.tradingview.com/pine-script-reference/v6/#fun_array.new_float" text:style-name="Internet_20_link" text:visited-style-name="Visited_20_Internet_20_Link">array.new_float</text:a><text:a xlink:type="simple" xlink:href="https://www.tradingview.com/pine-script-reference/v6/#fun_array.set" text:style-name="Internet_20_link" text:visited-style-name="Visited_20_Internet_20_Link">array.set</text:a><text:a xlink:type="simple" xlink:href="https://www.tradingview.com/pine-script-reference/v6/#fun_array.push" text:style-name="Internet_20_link" text:visited-style-name="Visited_20_Internet_20_Link">array.push</text:a><text:a xlink:type="simple" xlink:href="https://www.tradingview.com/pine-script-reference/v6/#fun_array.remove" text:style-name="Internet_20_link" text:visited-style-name="Visited_20_Internet_20_Link">array.remove</text:a><text:a xlink:type="simple" xlink:href="https://www.tradingview.com/pine-script-reference/v6/#fun_array.pop" text:style-name="Internet_20_link" text:visited-style-name="Visited_20_Internet_20_Link">array.pop</text:a><text:a xlink:type="simple" xlink:href="https://www.tradingview.com/pine-script-reference/v6/#fun_array.unshift" text:style-name="Internet_20_link" text:visited-style-name="Visited_20_Internet_20_Link">array.unshift</text:a></text:p>
      </text:section>
      <text:section text:style-name="Sect1" text:name="fun_array.join">
        <text:h text:style-name="P2" text:outline-level="3">array.join()</text:h>
      </text:section>
      <text:p text:style-name="P3">The function creates and returns a new string by concatenating all the elements of an array, separated by the specified separator string.</text:p>
      <text:p text:style-name="Text_20_body">Syntax</text:p>
      <text:p text:style-name="P5">array.join(id, separator) → series string</text:p>
      <text:p text:style-name="P3">Arguments</text:p>
      <text:p text:style-name="P3">id (array&lt;int/float/string&gt;) An array object.</text:p>
      <text:p text:style-name="P3">separator (series string) The string used to separate each array element.</text:p>
      <text:p text:style-name="P3">Example</text:p>
      <text:section text:style-name="Sect1" text:name="Section378">
        <text:p text:style-name="P4"><text:bookmark text:name="fun_array.join"/><text:span text:style-name="Source_20_Text">//@version=6</text:span></text:p>
        <text:p text:style-name="Preformatted_20_Text"><text:span text:style-name="Source_20_Text">indicator("array.join example")</text:span></text:p>
        <text:p text:style-name="Preformatted_20_Text"><text:span text:style-name="Source_20_Text">a = array.new_float(5, 5)</text:span></text:p>
        <text:p text:style-name="P5"><text:span text:style-name="Source_20_Text">label.new(bar_index, close, array.join(a, ","))</text:span></text:p>
        <text:p text:style-name="P3">See also</text:p>
        <text:p text:style-name="P3"><text:a xlink:type="simple" xlink:href="https://www.tradingview.com/pine-script-reference/v6/#fun_array.new_float" text:style-name="Internet_20_link" text:visited-style-name="Visited_20_Internet_20_Link">array.new_float</text:a><text:a xlink:type="simple" xlink:href="https://www.tradingview.com/pine-script-reference/v6/#fun_array.set" text:style-name="Internet_20_link" text:visited-style-name="Visited_20_Internet_20_Link">array.set</text:a><text:a xlink:type="simple" xlink:href="https://www.tradingview.com/pine-script-reference/v6/#fun_array.insert" text:style-name="Internet_20_link" text:visited-style-name="Visited_20_Internet_20_Link">array.insert</text:a><text:a xlink:type="simple" xlink:href="https://www.tradingview.com/pine-script-reference/v6/#fun_array.remove" text:style-name="Internet_20_link" text:visited-style-name="Visited_20_Internet_20_Link">array.remove</text:a><text:a xlink:type="simple" xlink:href="https://www.tradingview.com/pine-script-reference/v6/#fun_array.pop" text:style-name="Internet_20_link" text:visited-style-name="Visited_20_Internet_20_Link">array.pop</text:a><text:a xlink:type="simple" xlink:href="https://www.tradingview.com/pine-script-reference/v6/#fun_array.unshift" text:style-name="Internet_20_link" text:visited-style-name="Visited_20_Internet_20_Link">array.unshift</text:a></text:p>
      </text:section>
      <text:section text:style-name="Sect1" text:name="fun_array.last">
        <text:h text:style-name="P2" text:outline-level="3">array.last()</text:h>
      </text:section>
      <text:p text:style-name="P3">Returns the array's last element. Throws a runtime error if the array is empty.</text:p>
      <text:p text:style-name="Text_20_body">Syntax</text:p>
      <text:p text:style-name="P5">array.last(id) → series &lt;type&gt;</text:p>
      <text:p text:style-name="P3">Arguments</text:p>
      <text:p text:style-name="P3">id (any array type) An array object.</text:p>
      <text:p text:style-name="P3">Example</text:p>
      <text:section text:style-name="Sect1" text:name="Section379">
        <text:p text:style-name="P4"><text:bookmark text:name="fun_array.last"/><text:span text:style-name="Source_20_Text">//@version=6</text:span></text:p>
        <text:p text:style-name="Preformatted_20_Text"><text:span text:style-name="Source_20_Text">indicator("array.last example")</text:span></text:p>
        <text:p text:style-name="Preformatted_20_Text"><text:span text:style-name="Source_20_Text">arr = array.new_int(3, 10)</text:span></text:p>
        <text:p text:style-name="P5"><text:span text:style-name="Source_20_Text">plot(array.last(arr))</text:span></text:p>
        <text:p text:style-name="P3">See also</text:p>
        <text:p text:style-name="P3"><text:a xlink:type="simple" xlink:href="https://www.tradingview.com/pine-script-reference/v6/#fun_array.first" text:style-name="Internet_20_link" text:visited-style-name="Visited_20_Internet_20_Link">array.first</text:a><text:a xlink:type="simple" xlink:href="https://www.tradingview.com/pine-script-reference/v6/#fun_array.get" text:style-name="Internet_20_link" text:visited-style-name="Visited_20_Internet_20_Link">array.get</text:a></text:p>
      </text:section>
      <text:section text:style-name="Sect1" text:name="fun_array.lastindexof">
        <text:h text:style-name="P2" text:outline-level="3">array.lastindexof()</text:h>
      </text:section>
      <text:p text:style-name="P3">The function returns the index of the last occurrence of the value, or -1 if the value is not found.</text:p>
      <text:p text:style-name="Text_20_body">Syntax</text:p>
      <text:p text:style-name="P5">array.lastindexof(id, value) → series int</text:p>
      <text:p text:style-name="P3">Arguments</text:p>
      <text:p text:style-name="P3">id (any array type) An array object.</text:p>
      <text:p text:style-name="P3">value (series &lt;type of the array's elements&gt;) The value to search in the array.</text:p>
      <text:p text:style-name="P3">Example</text:p>
      <text:section text:style-name="Sect1" text:name="Section380">
        <text:p text:style-name="P4"><text:bookmark text:name="fun_array.lastindexof"/><text:span text:style-name="Source_20_Text">//@version=6</text:span></text:p>
        <text:p text:style-name="Preformatted_20_Text"><text:span text:style-name="Source_20_Text">indicator("array.lastindexof example")</text:span></text:p>
        <text:p text:style-name="Preformatted_20_Text"><text:span text:style-name="Source_20_Text">a = array.new_float(5,high)</text:span></text:p>
        <text:p text:style-name="Preformatted_20_Text"><text:span text:style-name="Source_20_Text">index = array.lastindexof(a, high)</text:span></text:p>
        <text:p text:style-name="P5"><text:span text:style-name="Source_20_Text">plot(index)</text:span></text:p>
        <text:p text:style-name="P3">Returns</text:p>
        <text:p text:style-name="P3">The index of an element.</text:p>
        <text:p text:style-name="P3">See also</text:p>
        <text:p text:style-name="P3"><text:a xlink:type="simple" xlink:href="https://www.tradingview.com/pine-script-reference/v6/#fun_array.new_float" text:style-name="Internet_20_link" text:visited-style-name="Visited_20_Internet_20_Link">array.new_float</text:a><text:a xlink:type="simple" xlink:href="https://www.tradingview.com/pine-script-reference/v6/#fun_array.set" text:style-name="Internet_20_link" text:visited-style-name="Visited_20_Internet_20_Link">array.set</text:a><text:a xlink:type="simple" xlink:href="https://www.tradingview.com/pine-script-reference/v6/#fun_array.push" text:style-name="Internet_20_link" text:visited-style-name="Visited_20_Internet_20_Link">array.push</text:a><text:a xlink:type="simple" xlink:href="https://www.tradingview.com/pine-script-reference/v6/#fun_array.remove" text:style-name="Internet_20_link" text:visited-style-name="Visited_20_Internet_20_Link">array.remove</text:a><text:a xlink:type="simple" xlink:href="https://www.tradingview.com/pine-script-reference/v6/#fun_array.insert" text:style-name="Internet_20_link" text:visited-style-name="Visited_20_Internet_20_Link">array.insert</text:a></text:p>
      </text:section>
      <text:section text:style-name="Sect1" text:name="fun_array.max">
        <text:h text:style-name="P2" text:outline-level="3">array.max()</text:h>
        <text:p text:style-name="P3">4 overloads</text:p>
      </text:section>
      <text:p text:style-name="P3">The function returns the greatest value, or the nth greatest value in a given array.</text:p>
      <text:p text:style-name="Text_20_body">Syntax &amp; Overloads</text:p>
      <text:p text:style-name="P5"><text:a xlink:type="simple" xlink:href="https://www.tradingview.com/pine-script-reference/v6/#fun_array.max-0" text:style-name="Internet_20_link" text:visited-style-name="Visited_20_Internet_20_Link">array.max(id) → series float</text:a></text:p>
      <text:p text:style-name="P5"><text:a xlink:type="simple" xlink:href="https://www.tradingview.com/pine-script-reference/v6/#fun_array.max-1" text:style-name="Internet_20_link" text:visited-style-name="Visited_20_Internet_20_Link">array.max(id) → series int</text:a></text:p>
      <text:p text:style-name="P5"><text:a xlink:type="simple" xlink:href="https://www.tradingview.com/pine-script-reference/v6/#fun_array.max-2" text:style-name="Internet_20_link" text:visited-style-name="Visited_20_Internet_20_Link">array.max(id, nth) → series float</text:a></text:p>
      <text:p text:style-name="P5"><text:a xlink:type="simple" xlink:href="https://www.tradingview.com/pine-script-reference/v6/#fun_array.max-3" text:style-name="Internet_20_link" text:visited-style-name="Visited_20_Internet_20_Link">array.max(id, nth) → series int</text:a></text:p>
      <text:p text:style-name="P3"><text:soft-page-break/>Arguments</text:p>
      <text:p text:style-name="P3">id (array&lt;int/float&gt;) An array object.</text:p>
      <text:p text:style-name="P3">Example</text:p>
      <text:section text:style-name="Sect1" text:name="Section381">
        <text:p text:style-name="P4"><text:bookmark text:name="fun_array.max"/><text:span text:style-name="Source_20_Text">//@version=6</text:span></text:p>
        <text:p text:style-name="Preformatted_20_Text"><text:span text:style-name="Source_20_Text">indicator("array.max")</text:span></text:p>
        <text:p text:style-name="Preformatted_20_Text"><text:span text:style-name="Source_20_Text">a = array.from(5, -2, 0, 9, 1)</text:span></text:p>
        <text:p text:style-name="Preformatted_20_Text"><text:span text:style-name="Source_20_Text">thirdHighest = array.max(a, 2) // 1</text:span></text:p>
        <text:p text:style-name="P5"><text:span text:style-name="Source_20_Text">plot(thirdHighest)</text:span></text:p>
        <text:p text:style-name="P3">Returns</text:p>
        <text:p text:style-name="P3">The greatest or the nth greatest value in the array.</text:p>
        <text:p text:style-name="P3">See also</text:p>
        <text:p text:style-name="P3"><text:a xlink:type="simple" xlink:href="https://www.tradingview.com/pine-script-reference/v6/#fun_array.new_float" text:style-name="Internet_20_link" text:visited-style-name="Visited_20_Internet_20_Link">array.new_float</text:a><text:a xlink:type="simple" xlink:href="https://www.tradingview.com/pine-script-reference/v6/#fun_array.min" text:style-name="Internet_20_link" text:visited-style-name="Visited_20_Internet_20_Link">array.min</text:a><text:a xlink:type="simple" xlink:href="https://www.tradingview.com/pine-script-reference/v6/#fun_array.sum" text:style-name="Internet_20_link" text:visited-style-name="Visited_20_Internet_20_Link">array.sum</text:a></text:p>
      </text:section>
      <text:section text:style-name="Sect1" text:name="fun_array.median">
        <text:h text:style-name="P2" text:outline-level="3">array.median()</text:h>
        <text:p text:style-name="P3">2 overloads</text:p>
      </text:section>
      <text:p text:style-name="P3">The function returns the median of an array's elements.</text:p>
      <text:p text:style-name="Text_20_body">Syntax &amp; Overloads</text:p>
      <text:p text:style-name="P5"><text:a xlink:type="simple" xlink:href="https://www.tradingview.com/pine-script-reference/v6/#fun_array.median-0" text:style-name="Internet_20_link" text:visited-style-name="Visited_20_Internet_20_Link">array.median(id) → series float</text:a></text:p>
      <text:p text:style-name="P5"><text:a xlink:type="simple" xlink:href="https://www.tradingview.com/pine-script-reference/v6/#fun_array.median-1" text:style-name="Internet_20_link" text:visited-style-name="Visited_20_Internet_20_Link">array.median(id) → series int</text:a></text:p>
      <text:p text:style-name="P3">Arguments</text:p>
      <text:p text:style-name="P3">id (array&lt;int/float&gt;) An array object.</text:p>
      <text:p text:style-name="P3">Example</text:p>
      <text:section text:style-name="Sect1" text:name="Section382">
        <text:p text:style-name="P4"><text:bookmark text:name="fun_array.median"/><text:span text:style-name="Source_20_Text">//@version=6</text:span></text:p>
        <text:p text:style-name="Preformatted_20_Text"><text:span text:style-name="Source_20_Text">indicator("array.median example")</text:span></text:p>
        <text:p text:style-name="Preformatted_20_Text"><text:span text:style-name="Source_20_Text">a = array.new_float(0)</text:span></text:p>
        <text:p text:style-name="Preformatted_20_Text"><text:span text:style-name="Source_20_Text">for i = 0 to 9</text:span></text:p>
        <text:p text:style-name="Preformatted_20_Text"><text:span text:style-name="Source_20_Text">    array.push(a, close[i])</text:span></text:p>
        <text:p text:style-name="P5"><text:span text:style-name="Source_20_Text">plot(array.median(a))</text:span></text:p>
        <text:p text:style-name="P3">Returns</text:p>
        <text:p text:style-name="P3">The median of the array's elements.</text:p>
        <text:p text:style-name="P3">See also</text:p>
        <text:p text:style-name="P3"><text:a xlink:type="simple" xlink:href="https://www.tradingview.com/pine-script-reference/v6/#fun_array.median" text:style-name="Internet_20_link" text:visited-style-name="Visited_20_Internet_20_Link">array.median</text:a><text:a xlink:type="simple" xlink:href="https://www.tradingview.com/pine-script-reference/v6/#fun_array.avg" text:style-name="Internet_20_link" text:visited-style-name="Visited_20_Internet_20_Link">array.avg</text:a><text:a xlink:type="simple" xlink:href="https://www.tradingview.com/pine-script-reference/v6/#fun_array.variance" text:style-name="Internet_20_link" text:visited-style-name="Visited_20_Internet_20_Link">array.variance</text:a><text:a xlink:type="simple" xlink:href="https://www.tradingview.com/pine-script-reference/v6/#fun_array.min" text:style-name="Internet_20_link" text:visited-style-name="Visited_20_Internet_20_Link">array.min</text:a></text:p>
      </text:section>
      <text:section text:style-name="Sect1" text:name="fun_array.min">
        <text:h text:style-name="P2" text:outline-level="3">array.min()</text:h>
        <text:p text:style-name="P3">4 overloads</text:p>
      </text:section>
      <text:p text:style-name="P3">The function returns the smallest value, or the nth smallest value in a given array.</text:p>
      <text:p text:style-name="Text_20_body">Syntax &amp; Overloads</text:p>
      <text:p text:style-name="P5"><text:a xlink:type="simple" xlink:href="https://www.tradingview.com/pine-script-reference/v6/#fun_array.min-0" text:style-name="Internet_20_link" text:visited-style-name="Visited_20_Internet_20_Link">array.min(id) → series float</text:a></text:p>
      <text:p text:style-name="P5"><text:a xlink:type="simple" xlink:href="https://www.tradingview.com/pine-script-reference/v6/#fun_array.min-1" text:style-name="Internet_20_link" text:visited-style-name="Visited_20_Internet_20_Link">array.min(id) → series int</text:a></text:p>
      <text:p text:style-name="P5"><text:a xlink:type="simple" xlink:href="https://www.tradingview.com/pine-script-reference/v6/#fun_array.min-2" text:style-name="Internet_20_link" text:visited-style-name="Visited_20_Internet_20_Link">array.min(id, nth) → series float</text:a></text:p>
      <text:p text:style-name="P5"><text:a xlink:type="simple" xlink:href="https://www.tradingview.com/pine-script-reference/v6/#fun_array.min-3" text:style-name="Internet_20_link" text:visited-style-name="Visited_20_Internet_20_Link">array.min(id, nth) → series int</text:a></text:p>
      <text:p text:style-name="P3">Arguments</text:p>
      <text:p text:style-name="P3">id (array&lt;int/float&gt;) An array object.</text:p>
      <text:p text:style-name="P3">Example</text:p>
      <text:section text:style-name="Sect1" text:name="Section383">
        <text:p text:style-name="P4"><text:bookmark text:name="fun_array.min"/><text:span text:style-name="Source_20_Text">//@version=6</text:span></text:p>
        <text:p text:style-name="Preformatted_20_Text"><text:span text:style-name="Source_20_Text">indicator("array.min")</text:span></text:p>
        <text:p text:style-name="Preformatted_20_Text"><text:span text:style-name="Source_20_Text">a = array.from(5, -2, 0, 9, 1)</text:span></text:p>
        <text:p text:style-name="Preformatted_20_Text"><text:span text:style-name="Source_20_Text">secondLowest = array.min(a, 1) // 0</text:span></text:p>
        <text:p text:style-name="P5"><text:span text:style-name="Source_20_Text">plot(secondLowest)</text:span></text:p>
        <text:p text:style-name="P3">Returns</text:p>
        <text:p text:style-name="P3">The smallest or the nth smallest value in the array.</text:p>
        <text:p text:style-name="P3">See also</text:p>
        <text:p text:style-name="P3"><text:a xlink:type="simple" xlink:href="https://www.tradingview.com/pine-script-reference/v6/#fun_array.new_float" text:style-name="Internet_20_link" text:visited-style-name="Visited_20_Internet_20_Link">array.new_float</text:a><text:a xlink:type="simple" xlink:href="https://www.tradingview.com/pine-script-reference/v6/#fun_array.max" text:style-name="Internet_20_link" text:visited-style-name="Visited_20_Internet_20_Link">array.max</text:a><text:a xlink:type="simple" xlink:href="https://www.tradingview.com/pine-script-reference/v6/#fun_array.sum" text:style-name="Internet_20_link" text:visited-style-name="Visited_20_Internet_20_Link">array.sum</text:a></text:p>
      </text:section>
      <text:section text:style-name="Sect1" text:name="fun_array.mode">
        <text:h text:style-name="P2" text:outline-level="3">array.mode()</text:h>
        <text:p text:style-name="P3">2 overloads</text:p>
      </text:section>
      <text:p text:style-name="P3">The function returns the mode of an array's elements. If there are several values with the same frequency, it returns the smallest value.</text:p>
      <text:p text:style-name="Text_20_body">Syntax &amp; Overloads</text:p>
      <text:p text:style-name="P5"><text:a xlink:type="simple" xlink:href="https://www.tradingview.com/pine-script-reference/v6/#fun_array.mode-0" text:style-name="Internet_20_link" text:visited-style-name="Visited_20_Internet_20_Link">array.mode(id) → series float</text:a></text:p>
      <text:p text:style-name="P5"><text:a xlink:type="simple" xlink:href="https://www.tradingview.com/pine-script-reference/v6/#fun_array.mode-1" text:style-name="Internet_20_link" text:visited-style-name="Visited_20_Internet_20_Link">array.mode(id) → series int</text:a></text:p>
      <text:p text:style-name="P3">Arguments</text:p>
      <text:p text:style-name="P3">id (array&lt;int/float&gt;) An array object.</text:p>
      <text:p text:style-name="P3">Example</text:p>
      <text:section text:style-name="Sect1" text:name="Section384">
        <text:p text:style-name="P4"><text:bookmark text:name="fun_array.mode"/><text:span text:style-name="Source_20_Text">//@version=6</text:span></text:p>
        <text:p text:style-name="Preformatted_20_Text"><text:span text:style-name="Source_20_Text">indicator("array.mode example")</text:span></text:p>
        <text:p text:style-name="Preformatted_20_Text"><text:span text:style-name="Source_20_Text">a = array.new_float(0)</text:span></text:p>
        <text:p text:style-name="Preformatted_20_Text"><text:span text:style-name="Source_20_Text">for i = 0 to 9</text:span></text:p>
        <text:p text:style-name="Preformatted_20_Text"><text:span text:style-name="Source_20_Text">    array.push(a, close[i])</text:span></text:p>
        <text:p text:style-name="P5"><text:span text:style-name="Source_20_Text">plot(array.mode(a))</text:span></text:p>
        <text:p text:style-name="P3">Returns</text:p>
        <text:p text:style-name="P3">The most frequently occurring value from the <text:span text:style-name="Source_20_Text">id</text:span> array. If none exists, returns the smallest value instead.</text:p>
        <text:p text:style-name="P3">See also</text:p>
        <text:p text:style-name="P3"><text:a xlink:type="simple" xlink:href="https://www.tradingview.com/pine-script-reference/v6/#fun_array.new_float" text:style-name="Internet_20_link" text:visited-style-name="Visited_20_Internet_20_Link">array.new_float</text:a><text:a xlink:type="simple" xlink:href="https://www.tradingview.com/pine-script-reference/v6/#fun_ta.mode" text:style-name="Internet_20_link" text:visited-style-name="Visited_20_Internet_20_Link">ta.mode</text:a><text:a xlink:type="simple" xlink:href="https://www.tradingview.com/pine-script-reference/v6/#fun_matrix.mode" text:style-name="Internet_20_link" text:visited-style-name="Visited_20_Internet_20_Link">matrix.mode</text:a><text:a xlink:type="simple" xlink:href="https://www.tradingview.com/pine-script-reference/v6/#fun_array.avg" text:style-name="Internet_20_link" text:visited-style-name="Visited_20_Internet_20_Link">array.avg</text:a><text:a xlink:type="simple" xlink:href="https://www.tradingview.com/pine-script-reference/v6/#fun_array.variance" text:style-name="Internet_20_link" text:visited-style-name="Visited_20_Internet_20_Link">array.variance</text:a><text:a xlink:type="simple" xlink:href="https://www.tradingview.com/pine-script-reference/v6/#fun_array.min" text:style-name="Internet_20_link" text:visited-style-name="Visited_20_Internet_20_Link">array.min</text:a></text:p>
      </text:section>
      <text:section text:style-name="Sect1" text:name="fun_array.new_bool">
        <text:h text:style-name="P2" text:outline-level="3">array.new_bool()</text:h>
      </text:section>
      <text:p text:style-name="P3">The function creates a new array object of bool type elements.</text:p>
      <text:p text:style-name="Text_20_body">Syntax</text:p>
      <text:p text:style-name="P5"><text:soft-page-break/>array.new_bool(size, initial_value) → array&lt;bool&gt;</text:p>
      <text:p text:style-name="P3">Arguments</text:p>
      <text:p text:style-name="P3">size (series int) Initial size of an array. Optional. The default is 0.</text:p>
      <text:p text:style-name="P3">initial_value (series bool) Initial value of all array elements. Optional. The default is 'false'.</text:p>
      <text:p text:style-name="P3">Example</text:p>
      <text:section text:style-name="Sect1" text:name="Section385">
        <text:p text:style-name="P4"><text:bookmark text:name="fun_array.new_bool"/><text:span text:style-name="Source_20_Text">//@version=6</text:span></text:p>
        <text:p text:style-name="Preformatted_20_Text"><text:span text:style-name="Source_20_Text">indicator("array.new_bool example")</text:span></text:p>
        <text:p text:style-name="Preformatted_20_Text"><text:span text:style-name="Source_20_Text">length = 5</text:span></text:p>
        <text:p text:style-name="Preformatted_20_Text"><text:span text:style-name="Source_20_Text">a = array.new_bool(length, close &gt; open)</text:span></text:p>
        <text:p text:style-name="P5"><text:span text:style-name="Source_20_Text">plot(array.get(a, 0) ? close : open)</text:span></text:p>
        <text:p text:style-name="P3">Returns</text:p>
        <text:p text:style-name="P3">The ID of an array object which may be used in other array.*() functions.</text:p>
        <text:p text:style-name="P3">Remarks</text:p>
        <text:p text:style-name="P3">An array index starts from 0.</text:p>
        <text:p text:style-name="P3">See also</text:p>
        <text:p text:style-name="P3"><text:a xlink:type="simple" xlink:href="https://www.tradingview.com/pine-script-reference/v6/#fun_array.new_float" text:style-name="Internet_20_link" text:visited-style-name="Visited_20_Internet_20_Link">array.new_float</text:a><text:a xlink:type="simple" xlink:href="https://www.tradingview.com/pine-script-reference/v6/#fun_array.get" text:style-name="Internet_20_link" text:visited-style-name="Visited_20_Internet_20_Link">array.get</text:a><text:a xlink:type="simple" xlink:href="https://www.tradingview.com/pine-script-reference/v6/#fun_array.slice" text:style-name="Internet_20_link" text:visited-style-name="Visited_20_Internet_20_Link">array.slice</text:a><text:a xlink:type="simple" xlink:href="https://www.tradingview.com/pine-script-reference/v6/#fun_array.sort" text:style-name="Internet_20_link" text:visited-style-name="Visited_20_Internet_20_Link">array.sort</text:a></text:p>
      </text:section>
      <text:section text:style-name="Sect1" text:name="fun_array.new_box">
        <text:h text:style-name="P2" text:outline-level="3">array.new_box()</text:h>
      </text:section>
      <text:p text:style-name="P3">The function creates a new array object of box type elements.</text:p>
      <text:p text:style-name="Text_20_body">Syntax</text:p>
      <text:p text:style-name="P5">array.new_box(size, initial_value) → array&lt;box&gt;</text:p>
      <text:p text:style-name="P3">Arguments</text:p>
      <text:p text:style-name="P3">size (series int) Initial size of an array. Optional. The default is 0.</text:p>
      <text:p text:style-name="P3">initial_value (series box) Initial value of all array elements. Optional. The default is 'na'.</text:p>
      <text:p text:style-name="P3">Example</text:p>
      <text:section text:style-name="Sect1" text:name="Section386">
        <text:p text:style-name="P4"><text:bookmark text:name="fun_array.new_box"/><text:span text:style-name="Source_20_Text">//@version=6</text:span></text:p>
        <text:p text:style-name="Preformatted_20_Text"><text:span text:style-name="Source_20_Text">indicator("array.new_box example")</text:span></text:p>
        <text:p text:style-name="Preformatted_20_Text"><text:span text:style-name="Source_20_Text">boxes = array.new_box()</text:span></text:p>
        <text:p text:style-name="Preformatted_20_Text"><text:span text:style-name="Source_20_Text">array.push(boxes, box.new(time, close, time+2, low, xloc=xloc.bar_time))</text:span></text:p>
        <text:p text:style-name="P5"><text:span text:style-name="Source_20_Text">plot(1)</text:span></text:p>
        <text:p text:style-name="P3">Returns</text:p>
        <text:p text:style-name="P3">The ID of an array object which may be used in other array.*() functions.</text:p>
        <text:p text:style-name="P3">Remarks</text:p>
        <text:p text:style-name="P3">An array index starts from 0.</text:p>
        <text:p text:style-name="P3">See also</text:p>
        <text:p text:style-name="P3"><text:a xlink:type="simple" xlink:href="https://www.tradingview.com/pine-script-reference/v6/#fun_array.new_float" text:style-name="Internet_20_link" text:visited-style-name="Visited_20_Internet_20_Link">array.new_float</text:a><text:a xlink:type="simple" xlink:href="https://www.tradingview.com/pine-script-reference/v6/#fun_array.get" text:style-name="Internet_20_link" text:visited-style-name="Visited_20_Internet_20_Link">array.get</text:a><text:a xlink:type="simple" xlink:href="https://www.tradingview.com/pine-script-reference/v6/#fun_array.slice" text:style-name="Internet_20_link" text:visited-style-name="Visited_20_Internet_20_Link">array.slice</text:a></text:p>
      </text:section>
      <text:section text:style-name="Sect1" text:name="fun_array.new_color">
        <text:h text:style-name="P2" text:outline-level="3">array.new_color()</text:h>
      </text:section>
      <text:p text:style-name="P3">The function creates a new array object of color type elements.</text:p>
      <text:p text:style-name="Text_20_body">Syntax</text:p>
      <text:p text:style-name="P5">array.new_color(size, initial_value) → array&lt;color&gt;</text:p>
      <text:p text:style-name="P3">Arguments</text:p>
      <text:p text:style-name="P3">size (series int) Initial size of an array. Optional. The default is 0.</text:p>
      <text:p text:style-name="P3">initial_value (series color) Initial value of all array elements. Optional. The default is 'na'.</text:p>
      <text:p text:style-name="P3">Example</text:p>
      <text:section text:style-name="Sect1" text:name="Section387">
        <text:p text:style-name="P4"><text:bookmark text:name="fun_array.new_color"/><text:span text:style-name="Source_20_Text">//@version=6</text:span></text:p>
        <text:p text:style-name="Preformatted_20_Text"><text:span text:style-name="Source_20_Text">indicator("array.new_color example")</text:span></text:p>
        <text:p text:style-name="Preformatted_20_Text"><text:span text:style-name="Source_20_Text">length = 5</text:span></text:p>
        <text:p text:style-name="Preformatted_20_Text"><text:span text:style-name="Source_20_Text">a = array.new_color(length, color.red)</text:span></text:p>
        <text:p text:style-name="P5"><text:span text:style-name="Source_20_Text">plot(close, color = array.get(a, 0))</text:span></text:p>
        <text:p text:style-name="P3">Returns</text:p>
        <text:p text:style-name="P3">The ID of an array object which may be used in other array.*() functions.</text:p>
        <text:p text:style-name="P3">Remarks</text:p>
        <text:p text:style-name="P3">An array index starts from 0.</text:p>
        <text:p text:style-name="P3">See also</text:p>
        <text:p text:style-name="P3"><text:a xlink:type="simple" xlink:href="https://www.tradingview.com/pine-script-reference/v6/#fun_array.new_float" text:style-name="Internet_20_link" text:visited-style-name="Visited_20_Internet_20_Link">array.new_float</text:a><text:a xlink:type="simple" xlink:href="https://www.tradingview.com/pine-script-reference/v6/#fun_array.get" text:style-name="Internet_20_link" text:visited-style-name="Visited_20_Internet_20_Link">array.get</text:a><text:a xlink:type="simple" xlink:href="https://www.tradingview.com/pine-script-reference/v6/#fun_array.slice" text:style-name="Internet_20_link" text:visited-style-name="Visited_20_Internet_20_Link">array.slice</text:a><text:a xlink:type="simple" xlink:href="https://www.tradingview.com/pine-script-reference/v6/#fun_array.sort" text:style-name="Internet_20_link" text:visited-style-name="Visited_20_Internet_20_Link">array.sort</text:a></text:p>
      </text:section>
      <text:section text:style-name="Sect1" text:name="fun_array.new_float">
        <text:h text:style-name="P2" text:outline-level="3">array.new_float()</text:h>
      </text:section>
      <text:p text:style-name="P3">The function creates a new array object of float type elements.</text:p>
      <text:p text:style-name="Text_20_body">Syntax</text:p>
      <text:p text:style-name="P5">array.new_float(size, initial_value) → array&lt;float&gt;</text:p>
      <text:p text:style-name="P3">Arguments</text:p>
      <text:p text:style-name="P3">size (series int) Initial size of an array. Optional. The default is 0.</text:p>
      <text:p text:style-name="P3">initial_value (series int/float) Initial value of all array elements. Optional. The default is 'na'.</text:p>
      <text:p text:style-name="P3">Example</text:p>
      <text:section text:style-name="Sect1" text:name="Section388">
        <text:p text:style-name="P4"><text:bookmark text:name="fun_array.new_float"/><text:span text:style-name="Source_20_Text">//@version=6</text:span></text:p>
        <text:p text:style-name="Preformatted_20_Text"><text:span text:style-name="Source_20_Text">indicator("array.new_float example")</text:span></text:p>
        <text:p text:style-name="Preformatted_20_Text"><text:span text:style-name="Source_20_Text">length = 5</text:span></text:p>
        <text:p text:style-name="Preformatted_20_Text"><text:span text:style-name="Source_20_Text">a = array.new_float(length, close)</text:span></text:p>
        <text:p text:style-name="P5"><text:span text:style-name="Source_20_Text">plot(array.sum(a) / length)</text:span></text:p>
        <text:p text:style-name="P3">Returns</text:p>
        <text:p text:style-name="P3">The ID of an array object which may be used in other array.*() functions.</text:p>
        <text:p text:style-name="P3">Remarks</text:p>
        <text:p text:style-name="P3">An array index starts from 0.</text:p>
        <text:p text:style-name="P3">See also</text:p>
        <text:p text:style-name="P3"><text:a xlink:type="simple" xlink:href="https://www.tradingview.com/pine-script-reference/v6/#fun_array.new_color" text:style-name="Internet_20_link" text:visited-style-name="Visited_20_Internet_20_Link">array.new_color</text:a><text:a xlink:type="simple" xlink:href="https://www.tradingview.com/pine-script-reference/v6/#fun_array.new_bool" text:style-name="Internet_20_link" text:visited-style-name="Visited_20_Internet_20_Link">array.new_bool</text:a><text:a xlink:type="simple" xlink:href="https://www.tradingview.com/pine-script-reference/v6/#fun_array.get" text:style-name="Internet_20_link" text:visited-style-name="Visited_20_Internet_20_Link">array.get</text:a><text:a xlink:type="simple" xlink:href="https://www.tradingview.com/pine-script-reference/v6/#fun_array.slice" text:style-name="Internet_20_link" text:visited-style-name="Visited_20_Internet_20_Link">array.slice</text:a><text:a xlink:type="simple" xlink:href="https://www.tradingview.com/pine-script-reference/v6/#fun_array.sort" text:style-name="Internet_20_link" text:visited-style-name="Visited_20_Internet_20_Link">array.sort</text:a></text:p>
      </text:section>
      <text:section text:style-name="Sect1" text:name="fun_array.new_int">
        <text:h text:style-name="P2" text:outline-level="3"><text:soft-page-break/>array.new_int()</text:h>
      </text:section>
      <text:p text:style-name="P3">The function creates a new array object of int type elements.</text:p>
      <text:p text:style-name="Text_20_body">Syntax</text:p>
      <text:p text:style-name="P5">array.new_int(size, initial_value) → array&lt;int&gt;</text:p>
      <text:p text:style-name="P3">Arguments</text:p>
      <text:p text:style-name="P3">size (series int) Initial size of an array. Optional. The default is 0.</text:p>
      <text:p text:style-name="P3">initial_value (series int) Initial value of all array elements. Optional. The default is 'na'.</text:p>
      <text:p text:style-name="P3">Example</text:p>
      <text:section text:style-name="Sect1" text:name="Section389">
        <text:p text:style-name="P4"><text:bookmark text:name="fun_array.new_int"/><text:span text:style-name="Source_20_Text">//@version=6</text:span></text:p>
        <text:p text:style-name="Preformatted_20_Text"><text:span text:style-name="Source_20_Text">indicator("array.new_int example")</text:span></text:p>
        <text:p text:style-name="Preformatted_20_Text"><text:span text:style-name="Source_20_Text">length = 5</text:span></text:p>
        <text:p text:style-name="Preformatted_20_Text"><text:span text:style-name="Source_20_Text">a = array.new_int(length, int(close))</text:span></text:p>
        <text:p text:style-name="P5"><text:span text:style-name="Source_20_Text">plot(array.sum(a) / length)</text:span></text:p>
        <text:p text:style-name="P3">Returns</text:p>
        <text:p text:style-name="P3">The ID of an array object which may be used in other array.*() functions.</text:p>
        <text:p text:style-name="P3">Remarks</text:p>
        <text:p text:style-name="P3">An array index starts from 0.</text:p>
        <text:p text:style-name="P3">See also</text:p>
        <text:p text:style-name="P3"><text:a xlink:type="simple" xlink:href="https://www.tradingview.com/pine-script-reference/v6/#fun_array.new_float" text:style-name="Internet_20_link" text:visited-style-name="Visited_20_Internet_20_Link">array.new_float</text:a><text:a xlink:type="simple" xlink:href="https://www.tradingview.com/pine-script-reference/v6/#fun_array.get" text:style-name="Internet_20_link" text:visited-style-name="Visited_20_Internet_20_Link">array.get</text:a><text:a xlink:type="simple" xlink:href="https://www.tradingview.com/pine-script-reference/v6/#fun_array.slice" text:style-name="Internet_20_link" text:visited-style-name="Visited_20_Internet_20_Link">array.slice</text:a><text:a xlink:type="simple" xlink:href="https://www.tradingview.com/pine-script-reference/v6/#fun_array.sort" text:style-name="Internet_20_link" text:visited-style-name="Visited_20_Internet_20_Link">array.sort</text:a></text:p>
      </text:section>
      <text:section text:style-name="Sect1" text:name="fun_array.new_label">
        <text:h text:style-name="P2" text:outline-level="3">array.new_label()</text:h>
      </text:section>
      <text:p text:style-name="P3">The function creates a new array object of label type elements.</text:p>
      <text:p text:style-name="Text_20_body">Syntax</text:p>
      <text:p text:style-name="P5">array.new_label(size, initial_value) → array&lt;label&gt;</text:p>
      <text:p text:style-name="P3">Arguments</text:p>
      <text:p text:style-name="P3">size (series int) Initial size of an array. Optional. The default is 0.</text:p>
      <text:p text:style-name="P3">initial_value (series label) Initial value of all array elements. Optional. The default is 'na'.</text:p>
      <text:p text:style-name="P3">Example</text:p>
      <text:section text:style-name="Sect1" text:name="Section390">
        <text:p text:style-name="P4"><text:bookmark text:name="fun_array.new_label"/><text:span text:style-name="Source_20_Text">//@version=6</text:span></text:p>
        <text:p text:style-name="Preformatted_20_Text"><text:span text:style-name="Source_20_Text">indicator("array.new_label example", overlay = true, max_labels_count = 500)</text:span></text:p>
        <text:p text:style-name="Preformatted_20_Text"><text:span text:style-name="Source_20_Text">//@variable The number of labels to show on the chart.</text:span></text:p>
        <text:p text:style-name="Preformatted_20_Text"><text:span text:style-name="Source_20_Text">int labelCount = input.int(50, "Labels to show", 1, 500)</text:span></text:p>
        <text:p text:style-name="Preformatted_20_Text"><text:span text:style-name="Source_20_Text">//@variable An array of `label` objects.</text:span></text:p>
        <text:p text:style-name="Preformatted_20_Text"><text:span text:style-name="Source_20_Text">var array&lt;label&gt; labelArray = array.new_label()</text:span></text:p>
        <text:p text:style-name="Preformatted_20_Text"><text:span text:style-name="Source_20_Text">//@variable A `chart.point` for the new label.</text:span></text:p>
        <text:p text:style-name="Preformatted_20_Text"><text:span text:style-name="Source_20_Text">labelPoint = chart.point.from_index(bar_index, close)</text:span></text:p>
        <text:p text:style-name="Preformatted_20_Text"><text:span text:style-name="Source_20_Text">//@variable The text in the new label.</text:span></text:p>
        <text:p text:style-name="Preformatted_20_Text"><text:span text:style-name="Source_20_Text">string labelText = na</text:span></text:p>
        <text:p text:style-name="Preformatted_20_Text"><text:span text:style-name="Source_20_Text">//@variable The color of the new label.</text:span></text:p>
        <text:p text:style-name="Preformatted_20_Text"><text:span text:style-name="Source_20_Text">color labelColor = na</text:span></text:p>
        <text:p text:style-name="Preformatted_20_Text"><text:span text:style-name="Source_20_Text">//@variable The style of the new label.</text:span></text:p>
        <text:p text:style-name="Preformatted_20_Text"><text:span text:style-name="Source_20_Text">string labelStyle = na</text:span></text:p>
        <text:p text:style-name="Preformatted_20_Text"><text:span text:style-name="Source_20_Text">// Set the label attributes for rising bars.</text:span></text:p>
        <text:p text:style-name="Preformatted_20_Text"><text:span text:style-name="Source_20_Text">if close &gt; open</text:span></text:p>
        <text:p text:style-name="Preformatted_20_Text"><text:span text:style-name="Source_20_Text">    labelText  := "Rising"</text:span></text:p>
        <text:p text:style-name="Preformatted_20_Text"><text:span text:style-name="Source_20_Text">    labelColor := color.green</text:span></text:p>
        <text:p text:style-name="Preformatted_20_Text"><text:span text:style-name="Source_20_Text">    labelStyle := label.style_label_down</text:span></text:p>
        <text:p text:style-name="Preformatted_20_Text"><text:span text:style-name="Source_20_Text">// Set the label attributes for falling bars.</text:span></text:p>
        <text:p text:style-name="Preformatted_20_Text"><text:span text:style-name="Source_20_Text">else if close &lt; open</text:span></text:p>
        <text:p text:style-name="Preformatted_20_Text"><text:span text:style-name="Source_20_Text">    labelText  := "Falling"</text:span></text:p>
        <text:p text:style-name="Preformatted_20_Text"><text:span text:style-name="Source_20_Text">    labelColor := color.red</text:span></text:p>
        <text:p text:style-name="Preformatted_20_Text"><text:span text:style-name="Source_20_Text">    labelStyle := label.style_label_up</text:span></text:p>
        <text:p text:style-name="Preformatted_20_Text"><text:span text:style-name="Source_20_Text">// Add a new label to the `labelArray` when the chart bar closed at a new value.</text:span></text:p>
        <text:p text:style-name="Preformatted_20_Text"><text:span text:style-name="Source_20_Text">if close != open</text:span></text:p>
        <text:p text:style-name="Preformatted_20_Text"><text:span text:style-name="Source_20_Text">    labelArray.push(label.new(labelPoint, labelText, color = labelColor, style = labelStyle))</text:span></text:p>
        <text:p text:style-name="Preformatted_20_Text"><text:span text:style-name="Source_20_Text">// Remove the first element and delete its label when the size of the `labelArray` exceeds the `labelCount`.</text:span></text:p>
        <text:p text:style-name="Preformatted_20_Text"><text:span text:style-name="Source_20_Text">if labelArray.size() &gt; labelCount</text:span></text:p>
        <text:p text:style-name="P5"><text:span text:style-name="Source_20_Text">    label.delete(labelArray.shift())</text:span></text:p>
        <text:p text:style-name="P3">Returns</text:p>
        <text:p text:style-name="P3">The ID of an array object which may be used in other array.*() functions.</text:p>
        <text:p text:style-name="P3">Remarks</text:p>
        <text:p text:style-name="P3">An array index starts from 0.</text:p>
        <text:p text:style-name="P3">See also</text:p>
        <text:p text:style-name="P3"><text:a xlink:type="simple" xlink:href="https://www.tradingview.com/pine-script-reference/v6/#fun_array.new_float" text:style-name="Internet_20_link" text:visited-style-name="Visited_20_Internet_20_Link">array.new_float</text:a><text:a xlink:type="simple" xlink:href="https://www.tradingview.com/pine-script-reference/v6/#fun_array.get" text:style-name="Internet_20_link" text:visited-style-name="Visited_20_Internet_20_Link">array.get</text:a><text:a xlink:type="simple" xlink:href="https://www.tradingview.com/pine-script-reference/v6/#fun_array.slice" text:style-name="Internet_20_link" text:visited-style-name="Visited_20_Internet_20_Link">array.slice</text:a></text:p>
      </text:section>
      <text:section text:style-name="Sect1" text:name="fun_array.new_line">
        <text:h text:style-name="P2" text:outline-level="3">array.new_line()</text:h>
      </text:section>
      <text:p text:style-name="P3">The function creates a new array object of line type elements.</text:p>
      <text:p text:style-name="Text_20_body">Syntax</text:p>
      <text:p text:style-name="P5">array.new_line(size, initial_value) → array&lt;line&gt;</text:p>
      <text:p text:style-name="P3">Arguments</text:p>
      <text:p text:style-name="P3">size (series int) Initial size of an array. Optional. The default is 0.</text:p>
      <text:p text:style-name="P3">initial_value (series line) Initial value of all array elements. Optional. The default is 'na'.</text:p>
      <text:p text:style-name="P3">Example</text:p>
      <text:section text:style-name="Sect1" text:name="Section391">
        <text:p text:style-name="P4"><text:bookmark text:name="fun_array.new_line"/><text:span text:style-name="Source_20_Text">//@version=6</text:span></text:p>
        <text:p text:style-name="Preformatted_20_Text"><text:span text:style-name="Source_20_Text">indicator("array.new_line example")</text:span></text:p>
        <text:p text:style-name="Preformatted_20_Text"><text:span text:style-name="Source_20_Text">// draw last 15 lines</text:span></text:p>
        <text:p text:style-name="Preformatted_20_Text"><text:span text:style-name="Source_20_Text">var a = array.new_line()</text:span></text:p>
        <text:p text:style-name="Preformatted_20_Text"><text:span text:style-name="Source_20_Text">array.push(a, line.new(bar_index - 1, close[1], bar_index, close))</text:span></text:p>
        <text:p text:style-name="Preformatted_20_Text"><text:span text:style-name="Source_20_Text">if array.size(a) &gt; 15</text:span></text:p>
        <text:p text:style-name="Preformatted_20_Text"><text:span text:style-name="Source_20_Text">    ln = array.shift(a)</text:span></text:p>
        <text:p text:style-name="P5"><text:span text:style-name="Source_20_Text">    line.delete(ln)</text:span></text:p>
        <text:p text:style-name="P3">Returns</text:p>
        <text:p text:style-name="P3">The ID of an array object which may be used in other array.*() functions.</text:p>
        <text:p text:style-name="P3">Remarks</text:p>
        <text:p text:style-name="P3">An array index starts from 0.</text:p>
        <text:p text:style-name="P3"><text:soft-page-break/>See also</text:p>
        <text:p text:style-name="P3"><text:a xlink:type="simple" xlink:href="https://www.tradingview.com/pine-script-reference/v6/#fun_array.new_float" text:style-name="Internet_20_link" text:visited-style-name="Visited_20_Internet_20_Link">array.new_float</text:a><text:a xlink:type="simple" xlink:href="https://www.tradingview.com/pine-script-reference/v6/#fun_array.get" text:style-name="Internet_20_link" text:visited-style-name="Visited_20_Internet_20_Link">array.get</text:a><text:a xlink:type="simple" xlink:href="https://www.tradingview.com/pine-script-reference/v6/#fun_array.slice" text:style-name="Internet_20_link" text:visited-style-name="Visited_20_Internet_20_Link">array.slice</text:a></text:p>
      </text:section>
      <text:section text:style-name="Sect1" text:name="fun_array.new_linefill">
        <text:h text:style-name="P2" text:outline-level="3">array.new_linefill()</text:h>
      </text:section>
      <text:section text:style-name="Sect1" text:name="Section392">
        <text:p text:style-name="P6"><text:bookmark text:name="fun_array.new_linefill"/>The function creates a new array object of linefill type elements.</text:p>
        <text:p text:style-name="Text_20_body">Syntax</text:p>
        <text:p text:style-name="P5">array.new_linefill(size, initial_value) → array&lt;linefill&gt;</text:p>
        <text:p text:style-name="P3">Arguments</text:p>
        <text:p text:style-name="P3">size (series int) Initial size of an array.</text:p>
        <text:p text:style-name="P3">initial_value (series linefill) Initial value of all array elements.</text:p>
        <text:p text:style-name="P3">Returns</text:p>
        <text:p text:style-name="P3">The ID of an array object which may be used in other array.*() functions.</text:p>
        <text:p text:style-name="P3">Remarks</text:p>
        <text:p text:style-name="P3">An array index starts from 0.</text:p>
      </text:section>
      <text:section text:style-name="Sect1" text:name="fun_array.new_string">
        <text:h text:style-name="P2" text:outline-level="3">array.new_string()</text:h>
      </text:section>
      <text:p text:style-name="P3">The function creates a new array object of string type elements.</text:p>
      <text:p text:style-name="Text_20_body">Syntax</text:p>
      <text:p text:style-name="P5">array.new_string(size, initial_value) → array&lt;string&gt;</text:p>
      <text:p text:style-name="P3">Arguments</text:p>
      <text:p text:style-name="P3">size (series int) Initial size of an array. Optional. The default is 0.</text:p>
      <text:p text:style-name="P3">initial_value (series string) Initial value of all array elements. Optional. The default is 'na'.</text:p>
      <text:p text:style-name="P3">Example</text:p>
      <text:section text:style-name="Sect1" text:name="Section393">
        <text:p text:style-name="P4"><text:bookmark text:name="fun_array.new_string"/><text:span text:style-name="Source_20_Text">//@version=6</text:span></text:p>
        <text:p text:style-name="Preformatted_20_Text"><text:span text:style-name="Source_20_Text">indicator("array.new_string example")</text:span></text:p>
        <text:p text:style-name="Preformatted_20_Text"><text:span text:style-name="Source_20_Text">length = 5</text:span></text:p>
        <text:p text:style-name="Preformatted_20_Text"><text:span text:style-name="Source_20_Text">a = array.new_string(length, "text")</text:span></text:p>
        <text:p text:style-name="P5"><text:span text:style-name="Source_20_Text">label.new(bar_index, close, array.get(a, 0))</text:span></text:p>
        <text:p text:style-name="P3">Returns</text:p>
        <text:p text:style-name="P3">The ID of an array object which may be used in other array.*() functions.</text:p>
        <text:p text:style-name="P3">Remarks</text:p>
        <text:p text:style-name="P3">An array index starts from 0.</text:p>
        <text:p text:style-name="P3">See also</text:p>
        <text:p text:style-name="P3"><text:a xlink:type="simple" xlink:href="https://www.tradingview.com/pine-script-reference/v6/#fun_array.new_float" text:style-name="Internet_20_link" text:visited-style-name="Visited_20_Internet_20_Link">array.new_float</text:a><text:a xlink:type="simple" xlink:href="https://www.tradingview.com/pine-script-reference/v6/#fun_array.get" text:style-name="Internet_20_link" text:visited-style-name="Visited_20_Internet_20_Link">array.get</text:a><text:a xlink:type="simple" xlink:href="https://www.tradingview.com/pine-script-reference/v6/#fun_array.slice" text:style-name="Internet_20_link" text:visited-style-name="Visited_20_Internet_20_Link">array.slice</text:a></text:p>
      </text:section>
      <text:section text:style-name="Sect1" text:name="fun_array.new_table">
        <text:h text:style-name="P2" text:outline-level="3">array.new_table()</text:h>
      </text:section>
      <text:p text:style-name="P3">The function creates a new array object of table type elements.</text:p>
      <text:p text:style-name="Text_20_body">Syntax</text:p>
      <text:p text:style-name="P5">array.new_table(size, initial_value) → array&lt;table&gt;</text:p>
      <text:p text:style-name="P3">Arguments</text:p>
      <text:p text:style-name="P3">size (series int) Initial size of an array. Optional. The default is 0.</text:p>
      <text:p text:style-name="P3">initial_value (series table) Initial value of all array elements. Optional. The default is 'na'.</text:p>
      <text:p text:style-name="P3">Example</text:p>
      <text:section text:style-name="Sect1" text:name="Section394">
        <text:p text:style-name="P4"><text:bookmark text:name="fun_array.new_table"/><text:span text:style-name="Source_20_Text">//@version=6</text:span></text:p>
        <text:p text:style-name="Preformatted_20_Text"><text:span text:style-name="Source_20_Text">indicator("table array")</text:span></text:p>
        <text:p text:style-name="Preformatted_20_Text"><text:span text:style-name="Source_20_Text">tables = array.new_table()</text:span></text:p>
        <text:p text:style-name="Preformatted_20_Text"><text:span text:style-name="Source_20_Text">array.push(tables, table.new(position = position.top_left, rows = 1, columns = 2, bgcolor = color.yellow, border_width=1))</text:span></text:p>
        <text:p text:style-name="P5"><text:span text:style-name="Source_20_Text">plot(1)</text:span></text:p>
        <text:p text:style-name="P3">Returns</text:p>
        <text:p text:style-name="P3">The ID of an array object which may be used in other array.*() functions.</text:p>
        <text:p text:style-name="P3">Remarks</text:p>
        <text:p text:style-name="P3">An array index starts from 0.</text:p>
        <text:p text:style-name="P3">See also</text:p>
        <text:p text:style-name="P3"><text:a xlink:type="simple" xlink:href="https://www.tradingview.com/pine-script-reference/v6/#fun_array.new_float" text:style-name="Internet_20_link" text:visited-style-name="Visited_20_Internet_20_Link">array.new_float</text:a><text:a xlink:type="simple" xlink:href="https://www.tradingview.com/pine-script-reference/v6/#fun_array.get" text:style-name="Internet_20_link" text:visited-style-name="Visited_20_Internet_20_Link">array.get</text:a><text:a xlink:type="simple" xlink:href="https://www.tradingview.com/pine-script-reference/v6/#fun_array.slice" text:style-name="Internet_20_link" text:visited-style-name="Visited_20_Internet_20_Link">array.slice</text:a></text:p>
      </text:section>
      <text:section text:style-name="Sect1" text:name="fun_array.new&lt;type&gt;">
        <text:h text:style-name="P2" text:outline-level="3">array.new&lt;type&gt;()</text:h>
      </text:section>
      <text:p text:style-name="P3">The function creates a new array object of &lt;type&gt; elements.</text:p>
      <text:p text:style-name="Text_20_body">Syntax</text:p>
      <text:p text:style-name="P5">array.new&lt;type&gt;(size, initial_value) → array&lt;type&gt;</text:p>
      <text:p text:style-name="P3">Arguments</text:p>
      <text:p text:style-name="P3">size (series int) Initial size of an array. Optional. The default is 0.</text:p>
      <text:p text:style-name="P3">initial_value (&lt;array_type&gt;) Initial value of all array elements. Optional. The default is 'na'.</text:p>
      <text:p text:style-name="Text_20_body">Example</text:p>
      <text:p text:style-name="Preformatted_20_Text"><text:span text:style-name="Source_20_Text">//@version=6</text:span></text:p>
      <text:p text:style-name="Preformatted_20_Text"><text:span text:style-name="Source_20_Text">indicator("array.new&lt;string&gt; example")</text:span></text:p>
      <text:p text:style-name="Preformatted_20_Text"><text:span text:style-name="Source_20_Text">a = array.new&lt;string&gt;(1, "Hello, World!")</text:span></text:p>
      <text:p text:style-name="P5"><text:span text:style-name="Source_20_Text">label.new(bar_index, close, array.get(a, 0))</text:span></text:p>
      <text:p text:style-name="Text_20_body">Example</text:p>
      <text:p text:style-name="Preformatted_20_Text"><text:span text:style-name="Source_20_Text">//@version=6</text:span></text:p>
      <text:p text:style-name="Preformatted_20_Text"><text:span text:style-name="Source_20_Text">indicator("array.new&lt;color&gt; example")</text:span></text:p>
      <text:p text:style-name="Preformatted_20_Text"><text:span text:style-name="Source_20_Text">a = array.new&lt;color&gt;()</text:span></text:p>
      <text:p text:style-name="Preformatted_20_Text"><text:span text:style-name="Source_20_Text">array.push(a, color.red)</text:span></text:p>
      <text:p text:style-name="Preformatted_20_Text"><text:span text:style-name="Source_20_Text">array.push(a, color.green)</text:span></text:p>
      <text:p text:style-name="P5"><text:span text:style-name="Source_20_Text">plot(close, color = array.get(a, close &gt; open ? 1 : 0))</text:span></text:p>
      <text:p text:style-name="Text_20_body">Example</text:p>
      <text:p text:style-name="Preformatted_20_Text"><text:span text:style-name="Source_20_Text">//@version=6</text:span></text:p>
      <text:p text:style-name="Preformatted_20_Text"><text:span text:style-name="Source_20_Text">indicator("array.new&lt;float&gt; example")</text:span></text:p>
      <text:p text:style-name="Preformatted_20_Text"><text:span text:style-name="Source_20_Text">length = 5</text:span></text:p>
      <text:p text:style-name="Preformatted_20_Text"><text:soft-page-break/><text:span text:style-name="Source_20_Text">var a = array.new&lt;float&gt;(length, close)</text:span></text:p>
      <text:p text:style-name="Preformatted_20_Text"><text:span text:style-name="Source_20_Text">if array.size(a) == length</text:span></text:p>
      <text:p text:style-name="Preformatted_20_Text"><text:span text:style-name="Source_20_Text">    array.remove(a, 0)</text:span></text:p>
      <text:p text:style-name="Preformatted_20_Text"><text:span text:style-name="Source_20_Text">    array.push(a, close)</text:span></text:p>
      <text:p text:style-name="P5"><text:span text:style-name="Source_20_Text">plot(array.sum(a) / length, "SMA")</text:span></text:p>
      <text:p text:style-name="P3">Example</text:p>
      <text:section text:style-name="Sect1" text:name="Section395">
        <text:p text:style-name="P4"><text:bookmark text:name="fun_array.new&lt;type&gt;"/><text:span text:style-name="Source_20_Text">//@version=6</text:span></text:p>
        <text:p text:style-name="Preformatted_20_Text"><text:span text:style-name="Source_20_Text">indicator("array.new&lt;line&gt; example")</text:span></text:p>
        <text:p text:style-name="Preformatted_20_Text"><text:span text:style-name="Source_20_Text">// draw last 15 lines</text:span></text:p>
        <text:p text:style-name="Preformatted_20_Text"><text:span text:style-name="Source_20_Text">var a = array.new&lt;line&gt;()</text:span></text:p>
        <text:p text:style-name="Preformatted_20_Text"><text:span text:style-name="Source_20_Text">array.push(a, line.new(bar_index - 1, close[1], bar_index, close))</text:span></text:p>
        <text:p text:style-name="Preformatted_20_Text"><text:span text:style-name="Source_20_Text">if array.size(a) &gt; 15</text:span></text:p>
        <text:p text:style-name="Preformatted_20_Text"><text:span text:style-name="Source_20_Text">    ln = array.shift(a)</text:span></text:p>
        <text:p text:style-name="P5"><text:span text:style-name="Source_20_Text">    line.delete(ln)</text:span></text:p>
        <text:p text:style-name="P3">Returns</text:p>
        <text:p text:style-name="P3">The ID of an array object which may be used in other array.*() functions.</text:p>
        <text:p text:style-name="P3">Remarks</text:p>
        <text:p text:style-name="P3">An array index starts from 0.</text:p>
        <text:p text:style-name="P3">If you want to initialize an array and specify all its elements at the same time, then use the function array.from.</text:p>
        <text:p text:style-name="P3">See also</text:p>
        <text:p text:style-name="P3"><text:a xlink:type="simple" xlink:href="https://www.tradingview.com/pine-script-reference/v6/#fun_array.from" text:style-name="Internet_20_link" text:visited-style-name="Visited_20_Internet_20_Link">array.from</text:a><text:a xlink:type="simple" xlink:href="https://www.tradingview.com/pine-script-reference/v6/#fun_array.push" text:style-name="Internet_20_link" text:visited-style-name="Visited_20_Internet_20_Link">array.push</text:a><text:a xlink:type="simple" xlink:href="https://www.tradingview.com/pine-script-reference/v6/#fun_array.get" text:style-name="Internet_20_link" text:visited-style-name="Visited_20_Internet_20_Link">array.get</text:a><text:a xlink:type="simple" xlink:href="https://www.tradingview.com/pine-script-reference/v6/#fun_array.size" text:style-name="Internet_20_link" text:visited-style-name="Visited_20_Internet_20_Link">array.size</text:a><text:a xlink:type="simple" xlink:href="https://www.tradingview.com/pine-script-reference/v6/#fun_array.remove" text:style-name="Internet_20_link" text:visited-style-name="Visited_20_Internet_20_Link">array.remove</text:a><text:a xlink:type="simple" xlink:href="https://www.tradingview.com/pine-script-reference/v6/#fun_array.shift" text:style-name="Internet_20_link" text:visited-style-name="Visited_20_Internet_20_Link">array.shift</text:a><text:a xlink:type="simple" xlink:href="https://www.tradingview.com/pine-script-reference/v6/#fun_array.sum" text:style-name="Internet_20_link" text:visited-style-name="Visited_20_Internet_20_Link">array.sum</text:a></text:p>
      </text:section>
      <text:section text:style-name="Sect1" text:name="fun_array.percentile_linear_interpolation">
        <text:h text:style-name="P2" text:outline-level="3">array.percentile_linear_interpolation()</text:h>
        <text:p text:style-name="P3">2 overloads</text:p>
      </text:section>
      <text:section text:style-name="Sect1" text:name="Section396">
        <text:p text:style-name="P6"><text:bookmark text:name="fun_array.percentile_linear_interpolation"/>Returns the value for which the specified percentage of array values (percentile) are less than or equal to it, using linear interpolation.</text:p>
        <text:p text:style-name="Text_20_body">Syntax &amp; Overloads</text:p>
        <text:p text:style-name="P5"><text:a xlink:type="simple" xlink:href="https://www.tradingview.com/pine-script-reference/v6/#fun_array.percentile_linear_interpolation-0" text:style-name="Internet_20_link" text:visited-style-name="Visited_20_Internet_20_Link">array.percentile_linear_interpolation(id, percentage) → series float</text:a></text:p>
        <text:p text:style-name="P5"><text:a xlink:type="simple" xlink:href="https://www.tradingview.com/pine-script-reference/v6/#fun_array.percentile_linear_interpolation-1" text:style-name="Internet_20_link" text:visited-style-name="Visited_20_Internet_20_Link">array.percentile_linear_interpolation(id, percentage) → series int</text:a></text:p>
        <text:p text:style-name="P3">Arguments</text:p>
        <text:p text:style-name="P3">id (array&lt;int/float&gt;) An array object.</text:p>
        <text:p text:style-name="P3">percentage (series int/float) The percentage of values that must be equal or less than the returned value.</text:p>
        <text:p text:style-name="P3">Remarks</text:p>
        <text:p text:style-name="P3">In statistics, the percentile is the percent of ranking items that appear at or below a certain score. This measurement shows the percentage of scores within a standard frequency distribution that is lower than the percentile rank you're measuring. Linear interpolation estimates the value between two ranks.</text:p>
        <text:p text:style-name="P3">See also</text:p>
        <text:p text:style-name="P3"><text:a xlink:type="simple" xlink:href="https://www.tradingview.com/pine-script-reference/v6/#fun_array.new_float" text:style-name="Internet_20_link" text:visited-style-name="Visited_20_Internet_20_Link">array.new_float</text:a><text:a xlink:type="simple" xlink:href="https://www.tradingview.com/pine-script-reference/v6/#fun_array.insert" text:style-name="Internet_20_link" text:visited-style-name="Visited_20_Internet_20_Link">array.insert</text:a><text:a xlink:type="simple" xlink:href="https://www.tradingview.com/pine-script-reference/v6/#fun_array.slice" text:style-name="Internet_20_link" text:visited-style-name="Visited_20_Internet_20_Link">array.slice</text:a><text:a xlink:type="simple" xlink:href="https://www.tradingview.com/pine-script-reference/v6/#fun_array.reverse" text:style-name="Internet_20_link" text:visited-style-name="Visited_20_Internet_20_Link">array.reverse</text:a><text:a xlink:type="simple" xlink:href="https://www.tradingview.com/pine-script-reference/v6/#const_order.ascending" text:style-name="Internet_20_link" text:visited-style-name="Visited_20_Internet_20_Link">order.ascending</text:a><text:a xlink:type="simple" xlink:href="https://www.tradingview.com/pine-script-reference/v6/#const_order.descending" text:style-name="Internet_20_link" text:visited-style-name="Visited_20_Internet_20_Link">order.descending</text:a></text:p>
      </text:section>
      <text:section text:style-name="Sect1" text:name="fun_array.percentile_nearest_rank">
        <text:h text:style-name="P2" text:outline-level="3">array.percentile_nearest_rank()</text:h>
        <text:p text:style-name="P3">2 overloads</text:p>
      </text:section>
      <text:section text:style-name="Sect1" text:name="Section397">
        <text:p text:style-name="P6"><text:bookmark text:name="fun_array.percentile_nearest_rank"/>Returns the value for which the specified percentage of array values (percentile) are less than or equal to it, using the nearest-rank method.</text:p>
        <text:p text:style-name="Text_20_body">Syntax &amp; Overloads</text:p>
        <text:p text:style-name="P5"><text:a xlink:type="simple" xlink:href="https://www.tradingview.com/pine-script-reference/v6/#fun_array.percentile_nearest_rank-0" text:style-name="Internet_20_link" text:visited-style-name="Visited_20_Internet_20_Link">array.percentile_nearest_rank(id, percentage) → series float</text:a></text:p>
        <text:p text:style-name="P5"><text:a xlink:type="simple" xlink:href="https://www.tradingview.com/pine-script-reference/v6/#fun_array.percentile_nearest_rank-1" text:style-name="Internet_20_link" text:visited-style-name="Visited_20_Internet_20_Link">array.percentile_nearest_rank(id, percentage) → series int</text:a></text:p>
        <text:p text:style-name="P3">Arguments</text:p>
        <text:p text:style-name="P3">id (array&lt;int/float&gt;) An array object.</text:p>
        <text:p text:style-name="P3">percentage (series int/float) The percentage of values that must be equal or less than the returned value.</text:p>
        <text:p text:style-name="P3">Remarks</text:p>
        <text:p text:style-name="P3">In statistics, the percentile is the percent of ranking items that appear at or below a certain score. This measurement shows the percentage of scores within a standard frequency distribution that is lower than the percentile rank you're measuring.</text:p>
        <text:p text:style-name="P3">See also</text:p>
        <text:p text:style-name="P3"><text:a xlink:type="simple" xlink:href="https://www.tradingview.com/pine-script-reference/v6/#fun_array.new_float" text:style-name="Internet_20_link" text:visited-style-name="Visited_20_Internet_20_Link">array.new_float</text:a><text:a xlink:type="simple" xlink:href="https://www.tradingview.com/pine-script-reference/v6/#fun_array.insert" text:style-name="Internet_20_link" text:visited-style-name="Visited_20_Internet_20_Link">array.insert</text:a><text:a xlink:type="simple" xlink:href="https://www.tradingview.com/pine-script-reference/v6/#fun_array.slice" text:style-name="Internet_20_link" text:visited-style-name="Visited_20_Internet_20_Link">array.slice</text:a><text:a xlink:type="simple" xlink:href="https://www.tradingview.com/pine-script-reference/v6/#fun_array.reverse" text:style-name="Internet_20_link" text:visited-style-name="Visited_20_Internet_20_Link">array.reverse</text:a><text:a xlink:type="simple" xlink:href="https://www.tradingview.com/pine-script-reference/v6/#const_order.ascending" text:style-name="Internet_20_link" text:visited-style-name="Visited_20_Internet_20_Link">order.ascending</text:a><text:a xlink:type="simple" xlink:href="https://www.tradingview.com/pine-script-reference/v6/#const_order.descending" text:style-name="Internet_20_link" text:visited-style-name="Visited_20_Internet_20_Link">order.descending</text:a></text:p>
      </text:section>
      <text:section text:style-name="Sect1" text:name="fun_array.percentrank">
        <text:h text:style-name="P2" text:outline-level="3">array.percentrank()</text:h>
        <text:p text:style-name="P3">2 overloads</text:p>
      </text:section>
      <text:section text:style-name="Sect1" text:name="Section398">
        <text:p text:style-name="P6"><text:bookmark text:name="fun_array.percentrank"/>Returns the percentile rank of the element at the specified <text:span text:style-name="Source_20_Text">index</text:span>.</text:p>
        <text:p text:style-name="Text_20_body">Syntax &amp; Overloads</text:p>
        <text:p text:style-name="P5"><text:a xlink:type="simple" xlink:href="https://www.tradingview.com/pine-script-reference/v6/#fun_array.percentrank-0" text:style-name="Internet_20_link" text:visited-style-name="Visited_20_Internet_20_Link">array.percentrank(id, index) → series float</text:a></text:p>
        <text:p text:style-name="P5"><text:a xlink:type="simple" xlink:href="https://www.tradingview.com/pine-script-reference/v6/#fun_array.percentrank-1" text:style-name="Internet_20_link" text:visited-style-name="Visited_20_Internet_20_Link">array.percentrank(id, index) → series int</text:a></text:p>
        <text:p text:style-name="P3">Arguments</text:p>
        <text:p text:style-name="P3">id (array&lt;int/float&gt;) An array object.</text:p>
        <text:p text:style-name="P3">index (series int) The index of the element for which the percentile rank should be calculated.</text:p>
        <text:p text:style-name="P3">Remarks</text:p>
        <text:p text:style-name="P3">Percentile rank is the percentage of how many elements in the array are less than or equal to the reference value.</text:p>
        <text:p text:style-name="P3">See also</text:p>
        <text:p text:style-name="P3"><text:a xlink:type="simple" xlink:href="https://www.tradingview.com/pine-script-reference/v6/#fun_array.new_float" text:style-name="Internet_20_link" text:visited-style-name="Visited_20_Internet_20_Link">array.new_float</text:a><text:a xlink:type="simple" xlink:href="https://www.tradingview.com/pine-script-reference/v6/#fun_array.insert" text:style-name="Internet_20_link" text:visited-style-name="Visited_20_Internet_20_Link">array.insert</text:a><text:a xlink:type="simple" xlink:href="https://www.tradingview.com/pine-script-reference/v6/#fun_array.slice" text:style-name="Internet_20_link" text:visited-style-name="Visited_20_Internet_20_Link">array.slice</text:a><text:a xlink:type="simple" xlink:href="https://www.tradingview.com/pine-script-reference/v6/#fun_array.reverse" text:style-name="Internet_20_link" text:visited-style-name="Visited_20_Internet_20_Link">array.reverse</text:a><text:a xlink:type="simple" xlink:href="https://www.tradingview.com/pine-script-reference/v6/#const_order.ascending" text:style-name="Internet_20_link" text:visited-style-name="Visited_20_Internet_20_Link">order.ascending</text:a><text:a xlink:type="simple" xlink:href="https://www.tradingview.com/pine-script-reference/v6/#const_order.descending" text:style-name="Internet_20_link" text:visited-style-name="Visited_20_Internet_20_Link">order.descending</text:a></text:p>
      </text:section>
      <text:section text:style-name="Sect1" text:name="fun_array.pop">
        <text:h text:style-name="P2" text:outline-level="3">array.pop()</text:h>
      </text:section>
      <text:p text:style-name="P3">The function removes the last element from an array and returns its value.</text:p>
      <text:p text:style-name="Text_20_body">Syntax</text:p>
      <text:p text:style-name="P5">array.pop(id) → series &lt;type&gt;</text:p>
      <text:p text:style-name="P3">Arguments</text:p>
      <text:p text:style-name="P3">id (any array type) An array object.</text:p>
      <text:p text:style-name="P3">Example</text:p>
      <text:section text:style-name="Sect1" text:name="Section399">
        <text:p text:style-name="P4"><text:bookmark text:name="fun_array.pop"/><text:span text:style-name="Source_20_Text">//@version=6</text:span></text:p>
        <text:p text:style-name="Preformatted_20_Text"><text:span text:style-name="Source_20_Text">indicator("array.pop example")</text:span></text:p>
        <text:p text:style-name="Preformatted_20_Text"><text:span text:style-name="Source_20_Text">a = array.new_float(5,high)</text:span></text:p>
        <text:p text:style-name="Preformatted_20_Text"><text:span text:style-name="Source_20_Text">removedEl = array.pop(a)</text:span></text:p>
        <text:p text:style-name="Preformatted_20_Text"><text:span text:style-name="Source_20_Text">plot(array.size(a))</text:span></text:p>
        <text:p text:style-name="P5"><text:span text:style-name="Source_20_Text">plot(removedEl)</text:span></text:p>
        <text:p text:style-name="P3"><text:soft-page-break/>Returns</text:p>
        <text:p text:style-name="P3">The value of the removed element.</text:p>
        <text:p text:style-name="P3">See also</text:p>
        <text:p text:style-name="P3"><text:a xlink:type="simple" xlink:href="https://www.tradingview.com/pine-script-reference/v6/#fun_array.new_float" text:style-name="Internet_20_link" text:visited-style-name="Visited_20_Internet_20_Link">array.new_float</text:a><text:a xlink:type="simple" xlink:href="https://www.tradingview.com/pine-script-reference/v6/#fun_array.set" text:style-name="Internet_20_link" text:visited-style-name="Visited_20_Internet_20_Link">array.set</text:a><text:a xlink:type="simple" xlink:href="https://www.tradingview.com/pine-script-reference/v6/#fun_array.push" text:style-name="Internet_20_link" text:visited-style-name="Visited_20_Internet_20_Link">array.push</text:a><text:a xlink:type="simple" xlink:href="https://www.tradingview.com/pine-script-reference/v6/#fun_array.remove" text:style-name="Internet_20_link" text:visited-style-name="Visited_20_Internet_20_Link">array.remove</text:a><text:a xlink:type="simple" xlink:href="https://www.tradingview.com/pine-script-reference/v6/#fun_array.insert" text:style-name="Internet_20_link" text:visited-style-name="Visited_20_Internet_20_Link">array.insert</text:a><text:a xlink:type="simple" xlink:href="https://www.tradingview.com/pine-script-reference/v6/#fun_array.shift" text:style-name="Internet_20_link" text:visited-style-name="Visited_20_Internet_20_Link">array.shift</text:a></text:p>
      </text:section>
      <text:section text:style-name="Sect1" text:name="fun_array.push">
        <text:h text:style-name="P2" text:outline-level="3">array.push()</text:h>
      </text:section>
      <text:p text:style-name="P3">The function appends a value to an array.</text:p>
      <text:p text:style-name="Text_20_body">Syntax</text:p>
      <text:p text:style-name="P5">array.push(id, value) → void</text:p>
      <text:p text:style-name="P3">Arguments</text:p>
      <text:p text:style-name="P3">id (any array type) An array object.</text:p>
      <text:p text:style-name="P3">value (series &lt;type of the array's elements&gt;) The value of the element added to the end of the array.</text:p>
      <text:p text:style-name="P3">Example</text:p>
      <text:section text:style-name="Sect1" text:name="Section400">
        <text:p text:style-name="P4"><text:bookmark text:name="fun_array.push"/><text:span text:style-name="Source_20_Text">//@version=6</text:span></text:p>
        <text:p text:style-name="Preformatted_20_Text"><text:span text:style-name="Source_20_Text">indicator("array.push example")</text:span></text:p>
        <text:p text:style-name="Preformatted_20_Text"><text:span text:style-name="Source_20_Text">a = array.new_float(5, 0)</text:span></text:p>
        <text:p text:style-name="Preformatted_20_Text"><text:span text:style-name="Source_20_Text">array.push(a, open)</text:span></text:p>
        <text:p text:style-name="P5"><text:span text:style-name="Source_20_Text">plot(array.get(a, 5))</text:span></text:p>
        <text:p text:style-name="P3">See also</text:p>
        <text:p text:style-name="P3"><text:a xlink:type="simple" xlink:href="https://www.tradingview.com/pine-script-reference/v6/#fun_array.new_float" text:style-name="Internet_20_link" text:visited-style-name="Visited_20_Internet_20_Link">array.new_float</text:a><text:a xlink:type="simple" xlink:href="https://www.tradingview.com/pine-script-reference/v6/#fun_array.set" text:style-name="Internet_20_link" text:visited-style-name="Visited_20_Internet_20_Link">array.set</text:a><text:a xlink:type="simple" xlink:href="https://www.tradingview.com/pine-script-reference/v6/#fun_array.insert" text:style-name="Internet_20_link" text:visited-style-name="Visited_20_Internet_20_Link">array.insert</text:a><text:a xlink:type="simple" xlink:href="https://www.tradingview.com/pine-script-reference/v6/#fun_array.remove" text:style-name="Internet_20_link" text:visited-style-name="Visited_20_Internet_20_Link">array.remove</text:a><text:a xlink:type="simple" xlink:href="https://www.tradingview.com/pine-script-reference/v6/#fun_array.pop" text:style-name="Internet_20_link" text:visited-style-name="Visited_20_Internet_20_Link">array.pop</text:a><text:a xlink:type="simple" xlink:href="https://www.tradingview.com/pine-script-reference/v6/#fun_array.unshift" text:style-name="Internet_20_link" text:visited-style-name="Visited_20_Internet_20_Link">array.unshift</text:a></text:p>
      </text:section>
      <text:section text:style-name="Sect1" text:name="fun_array.range">
        <text:h text:style-name="P2" text:outline-level="3">array.range()</text:h>
        <text:p text:style-name="P3">2 overloads</text:p>
      </text:section>
      <text:p text:style-name="P3">The function returns the difference between the min and max values from a given array.</text:p>
      <text:p text:style-name="Text_20_body">Syntax &amp; Overloads</text:p>
      <text:p text:style-name="P5"><text:a xlink:type="simple" xlink:href="https://www.tradingview.com/pine-script-reference/v6/#fun_array.range-0" text:style-name="Internet_20_link" text:visited-style-name="Visited_20_Internet_20_Link">array.range(id) → series float</text:a></text:p>
      <text:p text:style-name="P5"><text:a xlink:type="simple" xlink:href="https://www.tradingview.com/pine-script-reference/v6/#fun_array.range-1" text:style-name="Internet_20_link" text:visited-style-name="Visited_20_Internet_20_Link">array.range(id) → series int</text:a></text:p>
      <text:p text:style-name="P3">Arguments</text:p>
      <text:p text:style-name="P3">id (array&lt;int/float&gt;) An array object.</text:p>
      <text:p text:style-name="P3">Example</text:p>
      <text:section text:style-name="Sect1" text:name="Section401">
        <text:p text:style-name="P4"><text:bookmark text:name="fun_array.range"/><text:span text:style-name="Source_20_Text">//@version=6</text:span></text:p>
        <text:p text:style-name="Preformatted_20_Text"><text:span text:style-name="Source_20_Text">indicator("array.range example")</text:span></text:p>
        <text:p text:style-name="Preformatted_20_Text"><text:span text:style-name="Source_20_Text">a = array.new_float(0)</text:span></text:p>
        <text:p text:style-name="Preformatted_20_Text"><text:span text:style-name="Source_20_Text">for i = 0 to 9</text:span></text:p>
        <text:p text:style-name="Preformatted_20_Text"><text:span text:style-name="Source_20_Text">    array.push(a, close[i])</text:span></text:p>
        <text:p text:style-name="P5"><text:span text:style-name="Source_20_Text">plot(array.range(a))</text:span></text:p>
        <text:p text:style-name="P3">Returns</text:p>
        <text:p text:style-name="P3">The difference between the min and max values in the array.</text:p>
        <text:p text:style-name="P3">See also</text:p>
        <text:p text:style-name="P3"><text:a xlink:type="simple" xlink:href="https://www.tradingview.com/pine-script-reference/v6/#fun_array.new_float" text:style-name="Internet_20_link" text:visited-style-name="Visited_20_Internet_20_Link">array.new_float</text:a><text:a xlink:type="simple" xlink:href="https://www.tradingview.com/pine-script-reference/v6/#fun_array.min" text:style-name="Internet_20_link" text:visited-style-name="Visited_20_Internet_20_Link">array.min</text:a><text:a xlink:type="simple" xlink:href="https://www.tradingview.com/pine-script-reference/v6/#fun_array.max" text:style-name="Internet_20_link" text:visited-style-name="Visited_20_Internet_20_Link">array.max</text:a><text:a xlink:type="simple" xlink:href="https://www.tradingview.com/pine-script-reference/v6/#fun_array.sum" text:style-name="Internet_20_link" text:visited-style-name="Visited_20_Internet_20_Link">array.sum</text:a></text:p>
      </text:section>
      <text:section text:style-name="Sect1" text:name="fun_array.remove">
        <text:h text:style-name="P2" text:outline-level="3">array.remove()</text:h>
      </text:section>
      <text:p text:style-name="P3">The function changes the contents of an array by removing the element with the specified index.</text:p>
      <text:p text:style-name="Text_20_body">Syntax</text:p>
      <text:p text:style-name="P5">array.remove(id, index) → series &lt;type&gt;</text:p>
      <text:p text:style-name="P3">Arguments</text:p>
      <text:p text:style-name="P3">id (any array type) An array object.</text:p>
      <text:p text:style-name="P3">index (series int) The index of the element to remove.</text:p>
      <text:p text:style-name="P3">Example</text:p>
      <text:section text:style-name="Sect1" text:name="Section402">
        <text:p text:style-name="P4"><text:bookmark text:name="fun_array.remove"/><text:span text:style-name="Source_20_Text">//@version=6</text:span></text:p>
        <text:p text:style-name="Preformatted_20_Text"><text:span text:style-name="Source_20_Text">indicator("array.remove example")</text:span></text:p>
        <text:p text:style-name="Preformatted_20_Text"><text:span text:style-name="Source_20_Text">a = array.new_float(5,high)</text:span></text:p>
        <text:p text:style-name="Preformatted_20_Text"><text:span text:style-name="Source_20_Text">removedEl = array.remove(a, 0)</text:span></text:p>
        <text:p text:style-name="Preformatted_20_Text"><text:span text:style-name="Source_20_Text">plot(array.size(a))</text:span></text:p>
        <text:p text:style-name="P5"><text:span text:style-name="Source_20_Text">plot(removedEl)</text:span></text:p>
        <text:p text:style-name="P3">Returns</text:p>
        <text:p text:style-name="P3">The value of the removed element.</text:p>
        <text:p text:style-name="P3">Remarks</text:p>
        <text:p text:style-name="P3">If the index is positive, the function counts forwards from the beginning of the array to the end. The index of the first element is 0, and the index of the last element is <text:span text:style-name="Source_20_Text">array.size() - 1</text:span>. If the index is negative, the function counts backwards from the end of the array to the beginning. In this case, the index of the last element is -1, and the index of the first element is negative <text:span text:style-name="Source_20_Text">array.size()</text:span>. For example, for an array that contains three elements, all of the following are valid arguments for the <text:span text:style-name="Source_20_Text">index</text:span> parameter: 0, 1, 2, -1, -2, -3.</text:p>
        <text:p text:style-name="P3">See also</text:p>
        <text:p text:style-name="P3"><text:a xlink:type="simple" xlink:href="https://www.tradingview.com/pine-script-reference/v6/#fun_array.new_float" text:style-name="Internet_20_link" text:visited-style-name="Visited_20_Internet_20_Link">array.new_float</text:a><text:a xlink:type="simple" xlink:href="https://www.tradingview.com/pine-script-reference/v6/#fun_array.set" text:style-name="Internet_20_link" text:visited-style-name="Visited_20_Internet_20_Link">array.set</text:a><text:a xlink:type="simple" xlink:href="https://www.tradingview.com/pine-script-reference/v6/#fun_array.push" text:style-name="Internet_20_link" text:visited-style-name="Visited_20_Internet_20_Link">array.push</text:a><text:a xlink:type="simple" xlink:href="https://www.tradingview.com/pine-script-reference/v6/#fun_array.insert" text:style-name="Internet_20_link" text:visited-style-name="Visited_20_Internet_20_Link">array.insert</text:a><text:a xlink:type="simple" xlink:href="https://www.tradingview.com/pine-script-reference/v6/#fun_array.pop" text:style-name="Internet_20_link" text:visited-style-name="Visited_20_Internet_20_Link">array.pop</text:a><text:a xlink:type="simple" xlink:href="https://www.tradingview.com/pine-script-reference/v6/#fun_array.shift" text:style-name="Internet_20_link" text:visited-style-name="Visited_20_Internet_20_Link">array.shift</text:a></text:p>
      </text:section>
      <text:section text:style-name="Sect1" text:name="fun_array.reverse">
        <text:h text:style-name="P2" text:outline-level="3">array.reverse()</text:h>
      </text:section>
      <text:p text:style-name="P3">The function reverses an array. The first array element becomes the last, and the last array element becomes the first.</text:p>
      <text:p text:style-name="Text_20_body">Syntax</text:p>
      <text:p text:style-name="P5">array.reverse(id) → void</text:p>
      <text:p text:style-name="P3">Arguments</text:p>
      <text:p text:style-name="P3">id (any array type) An array object.</text:p>
      <text:p text:style-name="P3">Example</text:p>
      <text:section text:style-name="Sect1" text:name="Section403">
        <text:p text:style-name="P4"><text:bookmark text:name="fun_array.reverse"/><text:span text:style-name="Source_20_Text">//@version=6</text:span></text:p>
        <text:p text:style-name="Preformatted_20_Text"><text:span text:style-name="Source_20_Text">indicator("array.reverse example")</text:span></text:p>
        <text:p text:style-name="Preformatted_20_Text"><text:span text:style-name="Source_20_Text">a = array.new_float(0)</text:span></text:p>
        <text:p text:style-name="Preformatted_20_Text"><text:span text:style-name="Source_20_Text">for i = 0 to 9</text:span></text:p>
        <text:p text:style-name="Preformatted_20_Text"><text:span text:style-name="Source_20_Text">    array.push(a, close[i])</text:span></text:p>
        <text:p text:style-name="Preformatted_20_Text"><text:span text:style-name="Source_20_Text">plot(array.get(a, 0))</text:span></text:p>
        <text:p text:style-name="Preformatted_20_Text"><text:span text:style-name="Source_20_Text">array.reverse(a)</text:span></text:p>
        <text:p text:style-name="P5"><text:span text:style-name="Source_20_Text">plot(array.get(a, 0))</text:span></text:p>
        <text:p text:style-name="P3"><text:soft-page-break/>See also</text:p>
        <text:p text:style-name="P3"><text:a xlink:type="simple" xlink:href="https://www.tradingview.com/pine-script-reference/v6/#fun_array.new_float" text:style-name="Internet_20_link" text:visited-style-name="Visited_20_Internet_20_Link">array.new_float</text:a><text:a xlink:type="simple" xlink:href="https://www.tradingview.com/pine-script-reference/v6/#fun_array.sort" text:style-name="Internet_20_link" text:visited-style-name="Visited_20_Internet_20_Link">array.sort</text:a><text:a xlink:type="simple" xlink:href="https://www.tradingview.com/pine-script-reference/v6/#fun_array.push" text:style-name="Internet_20_link" text:visited-style-name="Visited_20_Internet_20_Link">array.push</text:a><text:a xlink:type="simple" xlink:href="https://www.tradingview.com/pine-script-reference/v6/#fun_array.set" text:style-name="Internet_20_link" text:visited-style-name="Visited_20_Internet_20_Link">array.set</text:a><text:a xlink:type="simple" xlink:href="https://www.tradingview.com/pine-script-reference/v6/#fun_array.avg" text:style-name="Internet_20_link" text:visited-style-name="Visited_20_Internet_20_Link">array.avg</text:a></text:p>
      </text:section>
      <text:section text:style-name="Sect1" text:name="fun_array.set">
        <text:h text:style-name="P2" text:outline-level="3">array.set()</text:h>
      </text:section>
      <text:p text:style-name="P3">The function sets the value of the element at the specified index.</text:p>
      <text:p text:style-name="Text_20_body">Syntax</text:p>
      <text:p text:style-name="P5">array.set(id, index, value) → void</text:p>
      <text:p text:style-name="P3">Arguments</text:p>
      <text:p text:style-name="P3">id (any array type) An array object.</text:p>
      <text:p text:style-name="P3">index (series int) The index of the element to be modified.</text:p>
      <text:p text:style-name="P3">value (series &lt;type of the array's elements&gt;) The new value to be set.</text:p>
      <text:p text:style-name="P3">Example</text:p>
      <text:section text:style-name="Sect1" text:name="Section404">
        <text:p text:style-name="P4"><text:bookmark text:name="fun_array.set"/><text:span text:style-name="Source_20_Text">//@version=6</text:span></text:p>
        <text:p text:style-name="Preformatted_20_Text"><text:span text:style-name="Source_20_Text">indicator("array.set example")</text:span></text:p>
        <text:p text:style-name="Preformatted_20_Text"><text:span text:style-name="Source_20_Text">a = array.new_float(10)</text:span></text:p>
        <text:p text:style-name="Preformatted_20_Text"><text:span text:style-name="Source_20_Text">for i = 0 to 9</text:span></text:p>
        <text:p text:style-name="Preformatted_20_Text"><text:span text:style-name="Source_20_Text">    array.set(a, i, close[i])</text:span></text:p>
        <text:p text:style-name="P5"><text:span text:style-name="Source_20_Text">plot(array.sum(a) / 10)</text:span></text:p>
        <text:p text:style-name="P3">Remarks</text:p>
        <text:p text:style-name="P3">If the index is positive, the function counts forwards from the beginning of the array to the end. The index of the first element is 0, and the index of the last element is <text:span text:style-name="Source_20_Text">array.size() - 1</text:span>. If the index is negative, the function counts backwards from the end of the array to the beginning. In this case, the index of the last element is -1, and the index of the first element is negative <text:span text:style-name="Source_20_Text">array.size()</text:span>. For example, for an array that contains three elements, all of the following are valid arguments for the <text:span text:style-name="Source_20_Text">index</text:span> parameter: 0, 1, 2, -1, -2, -3.</text:p>
        <text:p text:style-name="P3">See also</text:p>
        <text:p text:style-name="P3"><text:a xlink:type="simple" xlink:href="https://www.tradingview.com/pine-script-reference/v6/#fun_array.new_float" text:style-name="Internet_20_link" text:visited-style-name="Visited_20_Internet_20_Link">array.new_float</text:a><text:a xlink:type="simple" xlink:href="https://www.tradingview.com/pine-script-reference/v6/#fun_array.get" text:style-name="Internet_20_link" text:visited-style-name="Visited_20_Internet_20_Link">array.get</text:a><text:a xlink:type="simple" xlink:href="https://www.tradingview.com/pine-script-reference/v6/#fun_array.slice" text:style-name="Internet_20_link" text:visited-style-name="Visited_20_Internet_20_Link">array.slice</text:a></text:p>
      </text:section>
      <text:section text:style-name="Sect1" text:name="fun_array.shift">
        <text:h text:style-name="P2" text:outline-level="3">array.shift()</text:h>
      </text:section>
      <text:p text:style-name="P3">The function removes an array's first element and returns its value.</text:p>
      <text:p text:style-name="Text_20_body">Syntax</text:p>
      <text:p text:style-name="P5">array.shift(id) → series &lt;type&gt;</text:p>
      <text:p text:style-name="P3">Arguments</text:p>
      <text:p text:style-name="P3">id (any array type) An array object.</text:p>
      <text:p text:style-name="P3">Example</text:p>
      <text:section text:style-name="Sect1" text:name="Section405">
        <text:p text:style-name="P4"><text:bookmark text:name="fun_array.shift"/><text:span text:style-name="Source_20_Text">//@version=6</text:span></text:p>
        <text:p text:style-name="Preformatted_20_Text"><text:span text:style-name="Source_20_Text">indicator("array.shift example")</text:span></text:p>
        <text:p text:style-name="Preformatted_20_Text"><text:span text:style-name="Source_20_Text">a = array.new_float(5,high)</text:span></text:p>
        <text:p text:style-name="Preformatted_20_Text"><text:span text:style-name="Source_20_Text">removedEl = array.shift(a)</text:span></text:p>
        <text:p text:style-name="Preformatted_20_Text"><text:span text:style-name="Source_20_Text">plot(array.size(a))</text:span></text:p>
        <text:p text:style-name="P5"><text:span text:style-name="Source_20_Text">plot(removedEl)</text:span></text:p>
        <text:p text:style-name="P3">Returns</text:p>
        <text:p text:style-name="P3">The value of the removed element.</text:p>
        <text:p text:style-name="P3">See also</text:p>
        <text:p text:style-name="P3"><text:a xlink:type="simple" xlink:href="https://www.tradingview.com/pine-script-reference/v6/#fun_array.unshift" text:style-name="Internet_20_link" text:visited-style-name="Visited_20_Internet_20_Link">array.unshift</text:a><text:a xlink:type="simple" xlink:href="https://www.tradingview.com/pine-script-reference/v6/#fun_array.set" text:style-name="Internet_20_link" text:visited-style-name="Visited_20_Internet_20_Link">array.set</text:a><text:a xlink:type="simple" xlink:href="https://www.tradingview.com/pine-script-reference/v6/#fun_array.push" text:style-name="Internet_20_link" text:visited-style-name="Visited_20_Internet_20_Link">array.push</text:a><text:a xlink:type="simple" xlink:href="https://www.tradingview.com/pine-script-reference/v6/#fun_array.remove" text:style-name="Internet_20_link" text:visited-style-name="Visited_20_Internet_20_Link">array.remove</text:a><text:a xlink:type="simple" xlink:href="https://www.tradingview.com/pine-script-reference/v6/#fun_array.includes" text:style-name="Internet_20_link" text:visited-style-name="Visited_20_Internet_20_Link">array.includes</text:a></text:p>
      </text:section>
      <text:section text:style-name="Sect1" text:name="fun_array.size">
        <text:h text:style-name="P2" text:outline-level="3">array.size()</text:h>
      </text:section>
      <text:p text:style-name="P3">The function returns the number of elements in an array.</text:p>
      <text:p text:style-name="Text_20_body">Syntax</text:p>
      <text:p text:style-name="P5">array.size(id) → series int</text:p>
      <text:p text:style-name="P3">Arguments</text:p>
      <text:p text:style-name="P3">id (any array type) An array object.</text:p>
      <text:p text:style-name="P3">Example</text:p>
      <text:section text:style-name="Sect1" text:name="Section406">
        <text:p text:style-name="P4"><text:bookmark text:name="fun_array.size"/><text:span text:style-name="Source_20_Text">//@version=6</text:span></text:p>
        <text:p text:style-name="Preformatted_20_Text"><text:span text:style-name="Source_20_Text">indicator("array.size example")</text:span></text:p>
        <text:p text:style-name="Preformatted_20_Text"><text:span text:style-name="Source_20_Text">a = array.new_float(0)</text:span></text:p>
        <text:p text:style-name="Preformatted_20_Text"><text:span text:style-name="Source_20_Text">for i = 0 to 9</text:span></text:p>
        <text:p text:style-name="Preformatted_20_Text"><text:span text:style-name="Source_20_Text">    array.push(a, close[i])</text:span></text:p>
        <text:p text:style-name="Preformatted_20_Text"><text:span text:style-name="Source_20_Text">// note that changes in slice also modify original array</text:span></text:p>
        <text:p text:style-name="Preformatted_20_Text"><text:span text:style-name="Source_20_Text">slice = array.slice(a, 0, 5)</text:span></text:p>
        <text:p text:style-name="Preformatted_20_Text"><text:span text:style-name="Source_20_Text">array.push(slice, open)</text:span></text:p>
        <text:p text:style-name="Preformatted_20_Text"><text:span text:style-name="Source_20_Text">// size was changed in slice and in original array</text:span></text:p>
        <text:p text:style-name="Preformatted_20_Text"><text:span text:style-name="Source_20_Text">plot(array.size(a))</text:span></text:p>
        <text:p text:style-name="P5"><text:span text:style-name="Source_20_Text">plot(array.size(slice))</text:span></text:p>
        <text:p text:style-name="P3">Returns</text:p>
        <text:p text:style-name="P3">The number of elements in the array.</text:p>
        <text:p text:style-name="P3">See also</text:p>
        <text:p text:style-name="P3"><text:a xlink:type="simple" xlink:href="https://www.tradingview.com/pine-script-reference/v6/#fun_array.new_float" text:style-name="Internet_20_link" text:visited-style-name="Visited_20_Internet_20_Link">array.new_float</text:a><text:a xlink:type="simple" xlink:href="https://www.tradingview.com/pine-script-reference/v6/#fun_array.sum" text:style-name="Internet_20_link" text:visited-style-name="Visited_20_Internet_20_Link">array.sum</text:a><text:a xlink:type="simple" xlink:href="https://www.tradingview.com/pine-script-reference/v6/#fun_array.slice" text:style-name="Internet_20_link" text:visited-style-name="Visited_20_Internet_20_Link">array.slice</text:a><text:a xlink:type="simple" xlink:href="https://www.tradingview.com/pine-script-reference/v6/#fun_array.sort" text:style-name="Internet_20_link" text:visited-style-name="Visited_20_Internet_20_Link">array.sort</text:a></text:p>
      </text:section>
      <text:section text:style-name="Sect1" text:name="fun_array.slice">
        <text:h text:style-name="P2" text:outline-level="3">array.slice()</text:h>
      </text:section>
      <text:p text:style-name="P3">The function creates a slice from an existing array. If an object from the slice changes, the changes are applied to both the new and the original arrays.</text:p>
      <text:p text:style-name="Text_20_body">Syntax</text:p>
      <text:p text:style-name="P5">array.slice(id, index_from, index_to) → array&lt;type&gt;</text:p>
      <text:p text:style-name="P3">Arguments</text:p>
      <text:p text:style-name="P3">id (any array type) An array object.</text:p>
      <text:p text:style-name="P3">index_from (series int) Zero-based index at which to begin extraction.</text:p>
      <text:p text:style-name="P3">index_to (series int) Zero-based index before which to end extraction. The function extracts up to but not including the element with this index.</text:p>
      <text:p text:style-name="P3">Example</text:p>
      <text:section text:style-name="Sect1" text:name="Section407">
        <text:p text:style-name="P4"><text:bookmark text:name="fun_array.slice"/><text:span text:style-name="Source_20_Text">//@version=6</text:span></text:p>
        <text:p text:style-name="Preformatted_20_Text"><text:span text:style-name="Source_20_Text">indicator("array.slice example")</text:span></text:p>
        <text:p text:style-name="Preformatted_20_Text"><text:span text:style-name="Source_20_Text">a = array.new_float(0)</text:span></text:p>
        <text:p text:style-name="Preformatted_20_Text"><text:span text:style-name="Source_20_Text">for i = 0 to 9</text:span></text:p>
        <text:p text:style-name="Preformatted_20_Text"><text:span text:style-name="Source_20_Text">    array.push(a, close[i])</text:span></text:p>
        <text:p text:style-name="Preformatted_20_Text"><text:span text:style-name="Source_20_Text">// take elements from 0 to 4</text:span></text:p>
        <text:p text:style-name="Preformatted_20_Text"><text:soft-page-break/><text:span text:style-name="Source_20_Text">// *note that changes in slice also modify original array </text:span></text:p>
        <text:p text:style-name="Preformatted_20_Text"><text:span text:style-name="Source_20_Text">slice = array.slice(a, 0, 5)</text:span></text:p>
        <text:p text:style-name="Preformatted_20_Text"><text:span text:style-name="Source_20_Text">plot(array.sum(a) / 10)</text:span></text:p>
        <text:p text:style-name="P5"><text:span text:style-name="Source_20_Text">plot(array.sum(slice) / 5)</text:span></text:p>
        <text:p text:style-name="P3">Returns</text:p>
        <text:p text:style-name="P3">A shallow copy of an array's slice.</text:p>
        <text:p text:style-name="P3">See also</text:p>
        <text:p text:style-name="P3"><text:a xlink:type="simple" xlink:href="https://www.tradingview.com/pine-script-reference/v6/#fun_array.new_float" text:style-name="Internet_20_link" text:visited-style-name="Visited_20_Internet_20_Link">array.new_float</text:a><text:a xlink:type="simple" xlink:href="https://www.tradingview.com/pine-script-reference/v6/#fun_array.get" text:style-name="Internet_20_link" text:visited-style-name="Visited_20_Internet_20_Link">array.get</text:a><text:a xlink:type="simple" xlink:href="https://www.tradingview.com/pine-script-reference/v6/#fun_array.slice" text:style-name="Internet_20_link" text:visited-style-name="Visited_20_Internet_20_Link">array.slice</text:a><text:a xlink:type="simple" xlink:href="https://www.tradingview.com/pine-script-reference/v6/#fun_array.sort" text:style-name="Internet_20_link" text:visited-style-name="Visited_20_Internet_20_Link">array.sort</text:a></text:p>
      </text:section>
      <text:section text:style-name="Sect1" text:name="fun_array.some">
        <text:h text:style-name="P2" text:outline-level="3">array.some()</text:h>
      </text:section>
      <text:section text:style-name="Sect1" text:name="Section408">
        <text:p text:style-name="P6"><text:bookmark text:name="fun_array.some"/>Returns <text:a xlink:type="simple" xlink:href="https://www.tradingview.com/pine-script-reference/v6/#const_true" text:style-name="Internet_20_link" text:visited-style-name="Visited_20_Internet_20_Link">true</text:a> if at least one element of the <text:span text:style-name="Source_20_Text">id</text:span> array is <text:a xlink:type="simple" xlink:href="https://www.tradingview.com/pine-script-reference/v6/#const_true" text:style-name="Internet_20_link" text:visited-style-name="Visited_20_Internet_20_Link">true</text:a>, <text:a xlink:type="simple" xlink:href="https://www.tradingview.com/pine-script-reference/v6/#const_false" text:style-name="Internet_20_link" text:visited-style-name="Visited_20_Internet_20_Link">false</text:a> otherwise.</text:p>
        <text:p text:style-name="Text_20_body">Syntax</text:p>
        <text:p text:style-name="P5">array.some(id) → series bool</text:p>
        <text:p text:style-name="P3">Arguments</text:p>
        <text:p text:style-name="P3">id (array&lt;bool&gt;) An array object.</text:p>
        <text:p text:style-name="P3">Remarks</text:p>
        <text:p text:style-name="P3">This function also works with arrays of <text:a xlink:type="simple" xlink:href="https://www.tradingview.com/pine-script-reference/v6/#type_int" text:style-name="Internet_20_link" text:visited-style-name="Visited_20_Internet_20_Link">int</text:a> and <text:a xlink:type="simple" xlink:href="https://www.tradingview.com/pine-script-reference/v6/#type_float" text:style-name="Internet_20_link" text:visited-style-name="Visited_20_Internet_20_Link">float</text:a> types, in which case zero values are considered <text:a xlink:type="simple" xlink:href="https://www.tradingview.com/pine-script-reference/v6/#const_false" text:style-name="Internet_20_link" text:visited-style-name="Visited_20_Internet_20_Link">false</text:a>, and all others <text:a xlink:type="simple" xlink:href="https://www.tradingview.com/pine-script-reference/v6/#const_true" text:style-name="Internet_20_link" text:visited-style-name="Visited_20_Internet_20_Link">true</text:a>.</text:p>
        <text:p text:style-name="P3">See also</text:p>
        <text:p text:style-name="P3"><text:a xlink:type="simple" xlink:href="https://www.tradingview.com/pine-script-reference/v6/#fun_array.every" text:style-name="Internet_20_link" text:visited-style-name="Visited_20_Internet_20_Link">array.every</text:a><text:a xlink:type="simple" xlink:href="https://www.tradingview.com/pine-script-reference/v6/#fun_array.get" text:style-name="Internet_20_link" text:visited-style-name="Visited_20_Internet_20_Link">array.get</text:a></text:p>
      </text:section>
      <text:section text:style-name="Sect1" text:name="fun_array.sort">
        <text:h text:style-name="P2" text:outline-level="3">array.sort()</text:h>
      </text:section>
      <text:p text:style-name="P3">The function sorts the elements of an array.</text:p>
      <text:p text:style-name="Text_20_body">Syntax</text:p>
      <text:p text:style-name="P5">array.sort(id, order) → void</text:p>
      <text:p text:style-name="P3">Arguments</text:p>
      <text:p text:style-name="P3">id (array&lt;int/float/string&gt;) An array object.</text:p>
      <text:p text:style-name="P3">order (series sort_order) The sort order: order.ascending (default) or order.descending.</text:p>
      <text:p text:style-name="P3">Example</text:p>
      <text:section text:style-name="Sect1" text:name="Section409">
        <text:p text:style-name="P4"><text:bookmark text:name="fun_array.sort"/><text:span text:style-name="Source_20_Text">//@version=6</text:span></text:p>
        <text:p text:style-name="Preformatted_20_Text"><text:span text:style-name="Source_20_Text">indicator("array.sort example")</text:span></text:p>
        <text:p text:style-name="Preformatted_20_Text"><text:span text:style-name="Source_20_Text">a = array.new_float(0,0)</text:span></text:p>
        <text:p text:style-name="Preformatted_20_Text"><text:span text:style-name="Source_20_Text">for i = 0 to 5</text:span></text:p>
        <text:p text:style-name="Preformatted_20_Text"><text:span text:style-name="Source_20_Text">    array.push(a, high[i])</text:span></text:p>
        <text:p text:style-name="Preformatted_20_Text"><text:span text:style-name="Source_20_Text">array.sort(a, order.descending)</text:span></text:p>
        <text:p text:style-name="Preformatted_20_Text"><text:span text:style-name="Source_20_Text">if barstate.islast</text:span></text:p>
        <text:p text:style-name="P5"><text:span text:style-name="Source_20_Text">    label.new(bar_index, close, str.tostring(a))</text:span></text:p>
        <text:p text:style-name="P3">See also</text:p>
        <text:p text:style-name="P3"><text:a xlink:type="simple" xlink:href="https://www.tradingview.com/pine-script-reference/v6/#fun_array.new_float" text:style-name="Internet_20_link" text:visited-style-name="Visited_20_Internet_20_Link">array.new_float</text:a><text:a xlink:type="simple" xlink:href="https://www.tradingview.com/pine-script-reference/v6/#fun_array.insert" text:style-name="Internet_20_link" text:visited-style-name="Visited_20_Internet_20_Link">array.insert</text:a><text:a xlink:type="simple" xlink:href="https://www.tradingview.com/pine-script-reference/v6/#fun_array.slice" text:style-name="Internet_20_link" text:visited-style-name="Visited_20_Internet_20_Link">array.slice</text:a><text:a xlink:type="simple" xlink:href="https://www.tradingview.com/pine-script-reference/v6/#fun_array.reverse" text:style-name="Internet_20_link" text:visited-style-name="Visited_20_Internet_20_Link">array.reverse</text:a><text:a xlink:type="simple" xlink:href="https://www.tradingview.com/pine-script-reference/v6/#const_order.ascending" text:style-name="Internet_20_link" text:visited-style-name="Visited_20_Internet_20_Link">order.ascending</text:a><text:a xlink:type="simple" xlink:href="https://www.tradingview.com/pine-script-reference/v6/#const_order.descending" text:style-name="Internet_20_link" text:visited-style-name="Visited_20_Internet_20_Link">order.descending</text:a></text:p>
      </text:section>
      <text:section text:style-name="Sect1" text:name="fun_array.sort_indices">
        <text:h text:style-name="P2" text:outline-level="3">array.sort_indices()</text:h>
      </text:section>
      <text:p text:style-name="P3">Returns an array of indices which, when used to index the original array, will access its elements in their sorted order. It does not modify the original array.</text:p>
      <text:p text:style-name="Text_20_body">Syntax</text:p>
      <text:p text:style-name="P5">array.sort_indices(id, order) → array&lt;int&gt;</text:p>
      <text:p text:style-name="P3">Arguments</text:p>
      <text:p text:style-name="P3">id (array&lt;int/float/string&gt;) An array object.</text:p>
      <text:p text:style-name="P3">order (series sort_order) The sort order: order.ascending or order.descending. Optional. The default is order.ascending.</text:p>
      <text:p text:style-name="P3">Example</text:p>
      <text:section text:style-name="Sect1" text:name="Section410">
        <text:p text:style-name="P4"><text:bookmark text:name="fun_array.sort_indices"/><text:span text:style-name="Source_20_Text">//@version=6</text:span></text:p>
        <text:p text:style-name="Preformatted_20_Text"><text:span text:style-name="Source_20_Text">indicator("array.sort_indices")</text:span></text:p>
        <text:p text:style-name="Preformatted_20_Text"><text:span text:style-name="Source_20_Text">a = array.from(5, -2, 0, 9, 1)</text:span></text:p>
        <text:p text:style-name="Preformatted_20_Text"><text:span text:style-name="Source_20_Text">sortedIndices = array.sort_indices(a) // [1, 2, 4, 0, 3]</text:span></text:p>
        <text:p text:style-name="Preformatted_20_Text"><text:span text:style-name="Source_20_Text">indexOfSmallestValue = array.get(sortedIndices, 0) // 1</text:span></text:p>
        <text:p text:style-name="Preformatted_20_Text"><text:span text:style-name="Source_20_Text">smallestValue = array.get(a, indexOfSmallestValue) // -2</text:span></text:p>
        <text:p text:style-name="P5"><text:span text:style-name="Source_20_Text">plot(smallestValue)</text:span></text:p>
        <text:p text:style-name="P3">See also</text:p>
        <text:p text:style-name="P3"><text:a xlink:type="simple" xlink:href="https://www.tradingview.com/pine-script-reference/v6/#fun_array.new_float" text:style-name="Internet_20_link" text:visited-style-name="Visited_20_Internet_20_Link">array.new_float</text:a><text:a xlink:type="simple" xlink:href="https://www.tradingview.com/pine-script-reference/v6/#fun_array.insert" text:style-name="Internet_20_link" text:visited-style-name="Visited_20_Internet_20_Link">array.insert</text:a><text:a xlink:type="simple" xlink:href="https://www.tradingview.com/pine-script-reference/v6/#fun_array.slice" text:style-name="Internet_20_link" text:visited-style-name="Visited_20_Internet_20_Link">array.slice</text:a><text:a xlink:type="simple" xlink:href="https://www.tradingview.com/pine-script-reference/v6/#fun_array.reverse" text:style-name="Internet_20_link" text:visited-style-name="Visited_20_Internet_20_Link">array.reverse</text:a><text:a xlink:type="simple" xlink:href="https://www.tradingview.com/pine-script-reference/v6/#const_order.ascending" text:style-name="Internet_20_link" text:visited-style-name="Visited_20_Internet_20_Link">order.ascending</text:a><text:a xlink:type="simple" xlink:href="https://www.tradingview.com/pine-script-reference/v6/#const_order.descending" text:style-name="Internet_20_link" text:visited-style-name="Visited_20_Internet_20_Link">order.descending</text:a></text:p>
      </text:section>
      <text:section text:style-name="Sect1" text:name="fun_array.standardize">
        <text:h text:style-name="P2" text:outline-level="3">array.standardize()</text:h>
        <text:p text:style-name="P3">2 overloads</text:p>
      </text:section>
      <text:p text:style-name="P3">The function returns the array of standardized elements.</text:p>
      <text:p text:style-name="Text_20_body">Syntax &amp; Overloads</text:p>
      <text:p text:style-name="P5"><text:a xlink:type="simple" xlink:href="https://www.tradingview.com/pine-script-reference/v6/#fun_array.standardize-0" text:style-name="Internet_20_link" text:visited-style-name="Visited_20_Internet_20_Link">array.standardize(id) → array&lt;float&gt;</text:a></text:p>
      <text:p text:style-name="P5"><text:a xlink:type="simple" xlink:href="https://www.tradingview.com/pine-script-reference/v6/#fun_array.standardize-1" text:style-name="Internet_20_link" text:visited-style-name="Visited_20_Internet_20_Link">array.standardize(id) → array&lt;int&gt;</text:a></text:p>
      <text:p text:style-name="P3">Arguments</text:p>
      <text:p text:style-name="P3">id (array&lt;int/float&gt;) An array object.</text:p>
      <text:p text:style-name="P3">Example</text:p>
      <text:section text:style-name="Sect1" text:name="Section411">
        <text:p text:style-name="P4"><text:bookmark text:name="fun_array.standardize"/><text:span text:style-name="Source_20_Text">//@version=6</text:span></text:p>
        <text:p text:style-name="Preformatted_20_Text"><text:span text:style-name="Source_20_Text">indicator("array.standardize example")</text:span></text:p>
        <text:p text:style-name="Preformatted_20_Text"><text:span text:style-name="Source_20_Text">a = array.new_float(0)</text:span></text:p>
        <text:p text:style-name="Preformatted_20_Text"><text:span text:style-name="Source_20_Text">for i = 0 to 9</text:span></text:p>
        <text:p text:style-name="Preformatted_20_Text"><text:span text:style-name="Source_20_Text">    array.push(a, close[i])</text:span></text:p>
        <text:p text:style-name="Preformatted_20_Text"><text:span text:style-name="Source_20_Text">b = array.standardize(a)</text:span></text:p>
        <text:p text:style-name="Preformatted_20_Text"><text:span text:style-name="Source_20_Text">plot(array.min(b))</text:span></text:p>
        <text:p text:style-name="P5"><text:span text:style-name="Source_20_Text">plot(array.max(b))</text:span></text:p>
        <text:p text:style-name="P3">Returns</text:p>
        <text:p text:style-name="P3">The array of standardized elements.</text:p>
        <text:p text:style-name="P3">See also</text:p>
        <text:p text:style-name="P3"><text:a xlink:type="simple" xlink:href="https://www.tradingview.com/pine-script-reference/v6/#fun_array.max" text:style-name="Internet_20_link" text:visited-style-name="Visited_20_Internet_20_Link">array.max</text:a><text:a xlink:type="simple" xlink:href="https://www.tradingview.com/pine-script-reference/v6/#fun_array.min" text:style-name="Internet_20_link" text:visited-style-name="Visited_20_Internet_20_Link">array.min</text:a><text:a xlink:type="simple" xlink:href="https://www.tradingview.com/pine-script-reference/v6/#fun_array.mode" text:style-name="Internet_20_link" text:visited-style-name="Visited_20_Internet_20_Link">array.mode</text:a><text:a xlink:type="simple" xlink:href="https://www.tradingview.com/pine-script-reference/v6/#fun_array.avg" text:style-name="Internet_20_link" text:visited-style-name="Visited_20_Internet_20_Link">array.avg</text:a><text:a xlink:type="simple" xlink:href="https://www.tradingview.com/pine-script-reference/v6/#fun_array.variance" text:style-name="Internet_20_link" text:visited-style-name="Visited_20_Internet_20_Link">array.variance</text:a><text:a xlink:type="simple" xlink:href="https://www.tradingview.com/pine-script-reference/v6/#fun_array.stdev" text:style-name="Internet_20_link" text:visited-style-name="Visited_20_Internet_20_Link">array.stdev</text:a></text:p>
      </text:section>
      <text:section text:style-name="Sect1" text:name="fun_array.stdev">
        <text:h text:style-name="P2" text:outline-level="3"><text:soft-page-break/>array.stdev()</text:h>
        <text:p text:style-name="P3">2 overloads</text:p>
      </text:section>
      <text:p text:style-name="P3">The function returns the standard deviation of an array's elements.</text:p>
      <text:p text:style-name="Text_20_body">Syntax &amp; Overloads</text:p>
      <text:p text:style-name="P5"><text:a xlink:type="simple" xlink:href="https://www.tradingview.com/pine-script-reference/v6/#fun_array.stdev-0" text:style-name="Internet_20_link" text:visited-style-name="Visited_20_Internet_20_Link">array.stdev(id, biased) → series float</text:a></text:p>
      <text:p text:style-name="P5"><text:a xlink:type="simple" xlink:href="https://www.tradingview.com/pine-script-reference/v6/#fun_array.stdev-1" text:style-name="Internet_20_link" text:visited-style-name="Visited_20_Internet_20_Link">array.stdev(id, biased) → series int</text:a></text:p>
      <text:p text:style-name="P3">Arguments</text:p>
      <text:p text:style-name="P3">id (array&lt;int/float&gt;) An array object.</text:p>
      <text:p text:style-name="P3">biased (series bool) Determines which estimate should be used. Optional. The default is true.</text:p>
      <text:p text:style-name="P3">Example</text:p>
      <text:section text:style-name="Sect1" text:name="Section412">
        <text:p text:style-name="P4"><text:bookmark text:name="fun_array.stdev"/><text:span text:style-name="Source_20_Text">//@version=6</text:span></text:p>
        <text:p text:style-name="Preformatted_20_Text"><text:span text:style-name="Source_20_Text">indicator("array.stdev example")</text:span></text:p>
        <text:p text:style-name="Preformatted_20_Text"><text:span text:style-name="Source_20_Text">a = array.new_float(0)</text:span></text:p>
        <text:p text:style-name="Preformatted_20_Text"><text:span text:style-name="Source_20_Text">for i = 0 to 9</text:span></text:p>
        <text:p text:style-name="Preformatted_20_Text"><text:span text:style-name="Source_20_Text">    array.push(a, close[i])</text:span></text:p>
        <text:p text:style-name="P5"><text:span text:style-name="Source_20_Text">plot(array.stdev(a))</text:span></text:p>
        <text:p text:style-name="P3">Returns</text:p>
        <text:p text:style-name="P3">The standard deviation of the array's elements.</text:p>
        <text:p text:style-name="P3">Remarks</text:p>
        <text:p text:style-name="P3">If <text:span text:style-name="Source_20_Text">biased</text:span> is true, function will calculate using a biased estimate of the entire population, if false - unbiased estimate of a sample.</text:p>
        <text:p text:style-name="P3">See also</text:p>
        <text:p text:style-name="P3"><text:a xlink:type="simple" xlink:href="https://www.tradingview.com/pine-script-reference/v6/#fun_array.new_float" text:style-name="Internet_20_link" text:visited-style-name="Visited_20_Internet_20_Link">array.new_float</text:a><text:a xlink:type="simple" xlink:href="https://www.tradingview.com/pine-script-reference/v6/#fun_array.max" text:style-name="Internet_20_link" text:visited-style-name="Visited_20_Internet_20_Link">array.max</text:a><text:a xlink:type="simple" xlink:href="https://www.tradingview.com/pine-script-reference/v6/#fun_array.min" text:style-name="Internet_20_link" text:visited-style-name="Visited_20_Internet_20_Link">array.min</text:a><text:a xlink:type="simple" xlink:href="https://www.tradingview.com/pine-script-reference/v6/#fun_array.avg" text:style-name="Internet_20_link" text:visited-style-name="Visited_20_Internet_20_Link">array.avg</text:a></text:p>
      </text:section>
      <text:section text:style-name="Sect1" text:name="fun_array.sum">
        <text:h text:style-name="P2" text:outline-level="3">array.sum()</text:h>
        <text:p text:style-name="P3">2 overloads</text:p>
      </text:section>
      <text:p text:style-name="P3">The function returns the sum of an array's elements.</text:p>
      <text:p text:style-name="Text_20_body">Syntax &amp; Overloads</text:p>
      <text:p text:style-name="P5"><text:a xlink:type="simple" xlink:href="https://www.tradingview.com/pine-script-reference/v6/#fun_array.sum-0" text:style-name="Internet_20_link" text:visited-style-name="Visited_20_Internet_20_Link">array.sum(id) → series float</text:a></text:p>
      <text:p text:style-name="P5"><text:a xlink:type="simple" xlink:href="https://www.tradingview.com/pine-script-reference/v6/#fun_array.sum-1" text:style-name="Internet_20_link" text:visited-style-name="Visited_20_Internet_20_Link">array.sum(id) → series int</text:a></text:p>
      <text:p text:style-name="P3">Arguments</text:p>
      <text:p text:style-name="P3">id (array&lt;int/float&gt;) An array object.</text:p>
      <text:p text:style-name="P3">Example</text:p>
      <text:section text:style-name="Sect1" text:name="Section413">
        <text:p text:style-name="P4"><text:bookmark text:name="fun_array.sum"/><text:span text:style-name="Source_20_Text">//@version=6</text:span></text:p>
        <text:p text:style-name="Preformatted_20_Text"><text:span text:style-name="Source_20_Text">indicator("array.sum example")</text:span></text:p>
        <text:p text:style-name="Preformatted_20_Text"><text:span text:style-name="Source_20_Text">a = array.new_float(0)</text:span></text:p>
        <text:p text:style-name="Preformatted_20_Text"><text:span text:style-name="Source_20_Text">for i = 0 to 9</text:span></text:p>
        <text:p text:style-name="Preformatted_20_Text"><text:span text:style-name="Source_20_Text">    array.push(a, close[i])</text:span></text:p>
        <text:p text:style-name="P5"><text:span text:style-name="Source_20_Text">plot(array.sum(a))</text:span></text:p>
        <text:p text:style-name="P3">Returns</text:p>
        <text:p text:style-name="P3">The sum of the array's elements.</text:p>
        <text:p text:style-name="P3">See also</text:p>
        <text:p text:style-name="P3"><text:a xlink:type="simple" xlink:href="https://www.tradingview.com/pine-script-reference/v6/#fun_array.new_float" text:style-name="Internet_20_link" text:visited-style-name="Visited_20_Internet_20_Link">array.new_float</text:a><text:a xlink:type="simple" xlink:href="https://www.tradingview.com/pine-script-reference/v6/#fun_array.max" text:style-name="Internet_20_link" text:visited-style-name="Visited_20_Internet_20_Link">array.max</text:a><text:a xlink:type="simple" xlink:href="https://www.tradingview.com/pine-script-reference/v6/#fun_array.min" text:style-name="Internet_20_link" text:visited-style-name="Visited_20_Internet_20_Link">array.min</text:a></text:p>
      </text:section>
      <text:section text:style-name="Sect1" text:name="fun_array.unshift">
        <text:h text:style-name="P2" text:outline-level="3">array.unshift()</text:h>
      </text:section>
      <text:p text:style-name="P3">The function inserts the value at the beginning of the array.</text:p>
      <text:p text:style-name="Text_20_body">Syntax</text:p>
      <text:p text:style-name="P5">array.unshift(id, value) → void</text:p>
      <text:p text:style-name="P3">Arguments</text:p>
      <text:p text:style-name="P3">id (any array type) An array object.</text:p>
      <text:p text:style-name="P3">value (series &lt;type of the array's elements&gt;) The value to add to the start of the array.</text:p>
      <text:p text:style-name="P3">Example</text:p>
      <text:section text:style-name="Sect1" text:name="Section414">
        <text:p text:style-name="P4"><text:bookmark text:name="fun_array.unshift"/><text:span text:style-name="Source_20_Text">//@version=6</text:span></text:p>
        <text:p text:style-name="Preformatted_20_Text"><text:span text:style-name="Source_20_Text">indicator("array.unshift example")</text:span></text:p>
        <text:p text:style-name="Preformatted_20_Text"><text:span text:style-name="Source_20_Text">a = array.new_float(5, 0)</text:span></text:p>
        <text:p text:style-name="Preformatted_20_Text"><text:span text:style-name="Source_20_Text">array.unshift(a, open)</text:span></text:p>
        <text:p text:style-name="P5"><text:span text:style-name="Source_20_Text">plot(array.get(a, 0))</text:span></text:p>
        <text:p text:style-name="P3">See also</text:p>
        <text:p text:style-name="P3"><text:a xlink:type="simple" xlink:href="https://www.tradingview.com/pine-script-reference/v6/#fun_array.shift" text:style-name="Internet_20_link" text:visited-style-name="Visited_20_Internet_20_Link">array.shift</text:a><text:a xlink:type="simple" xlink:href="https://www.tradingview.com/pine-script-reference/v6/#fun_array.set" text:style-name="Internet_20_link" text:visited-style-name="Visited_20_Internet_20_Link">array.set</text:a><text:a xlink:type="simple" xlink:href="https://www.tradingview.com/pine-script-reference/v6/#fun_array.insert" text:style-name="Internet_20_link" text:visited-style-name="Visited_20_Internet_20_Link">array.insert</text:a><text:a xlink:type="simple" xlink:href="https://www.tradingview.com/pine-script-reference/v6/#fun_array.remove" text:style-name="Internet_20_link" text:visited-style-name="Visited_20_Internet_20_Link">array.remove</text:a><text:a xlink:type="simple" xlink:href="https://www.tradingview.com/pine-script-reference/v6/#fun_array.indexof" text:style-name="Internet_20_link" text:visited-style-name="Visited_20_Internet_20_Link">array.indexof</text:a></text:p>
      </text:section>
      <text:section text:style-name="Sect1" text:name="fun_array.variance">
        <text:h text:style-name="P2" text:outline-level="3">array.variance()</text:h>
        <text:p text:style-name="P3">2 overloads</text:p>
      </text:section>
      <text:p text:style-name="P3">The function returns the variance of an array's elements.</text:p>
      <text:p text:style-name="Text_20_body">Syntax &amp; Overloads</text:p>
      <text:p text:style-name="P5"><text:a xlink:type="simple" xlink:href="https://www.tradingview.com/pine-script-reference/v6/#fun_array.variance-0" text:style-name="Internet_20_link" text:visited-style-name="Visited_20_Internet_20_Link">array.variance(id, biased) → series float</text:a></text:p>
      <text:p text:style-name="P5"><text:a xlink:type="simple" xlink:href="https://www.tradingview.com/pine-script-reference/v6/#fun_array.variance-1" text:style-name="Internet_20_link" text:visited-style-name="Visited_20_Internet_20_Link">array.variance(id, biased) → series int</text:a></text:p>
      <text:p text:style-name="P3">Arguments</text:p>
      <text:p text:style-name="P3">id (array&lt;int/float&gt;) An array object.</text:p>
      <text:p text:style-name="P3">biased (series bool) Determines which estimate should be used. Optional. The default is true.</text:p>
      <text:p text:style-name="P3">Example</text:p>
      <text:section text:style-name="Sect1" text:name="Section415">
        <text:p text:style-name="P4"><text:bookmark text:name="fun_array.variance"/><text:span text:style-name="Source_20_Text">//@version=6</text:span></text:p>
        <text:p text:style-name="Preformatted_20_Text"><text:span text:style-name="Source_20_Text">indicator("array.variance example")</text:span></text:p>
        <text:p text:style-name="Preformatted_20_Text"><text:span text:style-name="Source_20_Text">a = array.new_float(0)</text:span></text:p>
        <text:p text:style-name="Preformatted_20_Text"><text:span text:style-name="Source_20_Text">for i = 0 to 9</text:span></text:p>
        <text:p text:style-name="Preformatted_20_Text"><text:span text:style-name="Source_20_Text">    array.push(a, close[i])</text:span></text:p>
        <text:p text:style-name="P5"><text:span text:style-name="Source_20_Text">plot(array.variance(a))</text:span></text:p>
        <text:p text:style-name="P3">Returns</text:p>
        <text:p text:style-name="P3">The variance of the array's elements.</text:p>
        <text:p text:style-name="P3"><text:soft-page-break/>Remarks</text:p>
        <text:p text:style-name="P3">If <text:span text:style-name="Source_20_Text">biased</text:span> is true, function will calculate using a biased estimate of the entire population, if false - unbiased estimate of a sample.</text:p>
        <text:p text:style-name="P3">See also</text:p>
        <text:p text:style-name="P3"><text:a xlink:type="simple" xlink:href="https://www.tradingview.com/pine-script-reference/v6/#fun_array.new_float" text:style-name="Internet_20_link" text:visited-style-name="Visited_20_Internet_20_Link">array.new_float</text:a><text:a xlink:type="simple" xlink:href="https://www.tradingview.com/pine-script-reference/v6/#fun_array.stdev" text:style-name="Internet_20_link" text:visited-style-name="Visited_20_Internet_20_Link">array.stdev</text:a><text:a xlink:type="simple" xlink:href="https://www.tradingview.com/pine-script-reference/v6/#fun_array.min" text:style-name="Internet_20_link" text:visited-style-name="Visited_20_Internet_20_Link">array.min</text:a><text:a xlink:type="simple" xlink:href="https://www.tradingview.com/pine-script-reference/v6/#fun_array.avg" text:style-name="Internet_20_link" text:visited-style-name="Visited_20_Internet_20_Link">array.avg</text:a><text:a xlink:type="simple" xlink:href="https://www.tradingview.com/pine-script-reference/v6/#fun_array.covariance" text:style-name="Internet_20_link" text:visited-style-name="Visited_20_Internet_20_Link">array.covariance</text:a></text:p>
      </text:section>
      <text:section text:style-name="Sect1" text:name="fun_barcolor">
        <text:h text:style-name="P2" text:outline-level="3">barcolor()</text:h>
      </text:section>
      <text:p text:style-name="P3">Set color of bars.</text:p>
      <text:p text:style-name="Text_20_body">Syntax</text:p>
      <text:p text:style-name="P5">barcolor(color, offset, editable, show_last, title, display) → void</text:p>
      <text:p text:style-name="P3">Arguments</text:p>
      <text:p text:style-name="P3">color (series color) Color of bars. You can use constants like 'red' or '#ff001a' as well as complex expressions like 'close &gt;= open ? color.green : color.red'. Required argument.</text:p>
      <text:p text:style-name="P3">offset (simple int) Shifts the color series to the left or to the right on the given number of bars. Default is 0.</text:p>
      <text:p text:style-name="P3">editable (const bool) If true then barcolor style will be editable in Format dialog. Default is true.</text:p>
      <text:p text:style-name="P3">show_last (input int) Optional. The number of bars, counting backwards from the most recent bar, on which the function can draw.</text:p>
      <text:p text:style-name="P3">title (const string) Title of the barcolor. Optional argument.</text:p>
      <text:p text:style-name="P3">display (input plot_simple_display) Controls where the barcolor is displayed. Possible values are: <text:a xlink:type="simple" xlink:href="https://www.tradingview.com/pine-script-reference/v6/#const_display.none" text:style-name="Internet_20_link" text:visited-style-name="Visited_20_Internet_20_Link">display.none</text:a>, <text:a xlink:type="simple" xlink:href="https://www.tradingview.com/pine-script-reference/v6/#const_display.all" text:style-name="Internet_20_link" text:visited-style-name="Visited_20_Internet_20_Link">display.all</text:a>. Default is <text:a xlink:type="simple" xlink:href="https://www.tradingview.com/pine-script-reference/v6/#const_display.all" text:style-name="Internet_20_link" text:visited-style-name="Visited_20_Internet_20_Link">display.all</text:a>.</text:p>
      <text:p text:style-name="P3">Example</text:p>
      <text:section text:style-name="Sect1" text:name="Section416">
        <text:p text:style-name="P4"><text:bookmark text:name="fun_barcolor"/><text:span text:style-name="Source_20_Text">//@version=6</text:span></text:p>
        <text:p text:style-name="Preformatted_20_Text"><text:span text:style-name="Source_20_Text">indicator("barcolor example", overlay=true)</text:span></text:p>
        <text:p text:style-name="P5"><text:span text:style-name="Source_20_Text">barcolor(close &lt; open ? color.black : color.white)</text:span></text:p>
        <text:p text:style-name="P3">See also</text:p>
        <text:p text:style-name="P3"><text:a xlink:type="simple" xlink:href="https://www.tradingview.com/pine-script-reference/v6/#fun_bgcolor" text:style-name="Internet_20_link" text:visited-style-name="Visited_20_Internet_20_Link">bgcolor</text:a><text:a xlink:type="simple" xlink:href="https://www.tradingview.com/pine-script-reference/v6/#fun_plot" text:style-name="Internet_20_link" text:visited-style-name="Visited_20_Internet_20_Link">plot</text:a><text:a xlink:type="simple" xlink:href="https://www.tradingview.com/pine-script-reference/v6/#fun_fill" text:style-name="Internet_20_link" text:visited-style-name="Visited_20_Internet_20_Link">fill</text:a></text:p>
      </text:section>
      <text:section text:style-name="Sect1" text:name="fun_bgcolor">
        <text:h text:style-name="P2" text:outline-level="3">bgcolor()</text:h>
      </text:section>
      <text:p text:style-name="P3">Fill background of bars with specified color.</text:p>
      <text:p text:style-name="Text_20_body">Syntax</text:p>
      <text:p text:style-name="P5">bgcolor(color, offset, editable, show_last, title, display, force_overlay) → void</text:p>
      <text:p text:style-name="P3">Arguments</text:p>
      <text:p text:style-name="P3">color (series color) Color of the filled background. You can use constants like 'red' or '#ff001a' as well as complex expressions like 'close &gt;= open ? color.green : color.red'. Required argument.</text:p>
      <text:p text:style-name="P3">offset (simple int) Shifts the color series to the left or to the right on the given number of bars. Default is 0.</text:p>
      <text:p text:style-name="P3">editable (const bool) If true then bgcolor style will be editable in Format dialog. Default is true.</text:p>
      <text:p text:style-name="P3">show_last (input int) Optional. The number of bars, counting backwards from the most recent bar, on which the function can draw.</text:p>
      <text:p text:style-name="P3">title (const string) Title of the bgcolor. Optional argument.</text:p>
      <text:p text:style-name="P3">display (input plot_simple_display) Controls where the bgcolor is displayed. Possible values are: <text:a xlink:type="simple" xlink:href="https://www.tradingview.com/pine-script-reference/v6/#const_display.none" text:style-name="Internet_20_link" text:visited-style-name="Visited_20_Internet_20_Link">display.none</text:a>, <text:a xlink:type="simple" xlink:href="https://www.tradingview.com/pine-script-reference/v6/#const_display.all" text:style-name="Internet_20_link" text:visited-style-name="Visited_20_Internet_20_Link">display.all</text:a>. Default is <text:a xlink:type="simple" xlink:href="https://www.tradingview.com/pine-script-reference/v6/#const_display.all" text:style-name="Internet_20_link" text:visited-style-name="Visited_20_Internet_20_Link">display.all</text:a>.</text:p>
      <text:p text:style-name="P3">force_overlay (const bool) If <text:a xlink:type="simple" xlink:href="https://www.tradingview.com/pine-script-reference/v6/#const_true" text:style-name="Internet_20_link" text:visited-style-name="Visited_20_Internet_20_Link">true</text:a>, the plotted results will display on the main chart pane, even when the script occupies a separate pane. Optional. The default is <text:a xlink:type="simple" xlink:href="https://www.tradingview.com/pine-script-reference/v6/#const_false" text:style-name="Internet_20_link" text:visited-style-name="Visited_20_Internet_20_Link">false</text:a>.</text:p>
      <text:p text:style-name="P3">Example</text:p>
      <text:section text:style-name="Sect1" text:name="Section417">
        <text:p text:style-name="P4"><text:bookmark text:name="fun_bgcolor"/><text:span text:style-name="Source_20_Text">//@version=6</text:span></text:p>
        <text:p text:style-name="Preformatted_20_Text"><text:span text:style-name="Source_20_Text">indicator("bgcolor example", overlay=true)</text:span></text:p>
        <text:p text:style-name="P5"><text:span text:style-name="Source_20_Text">bgcolor(close &lt; open ? color.new(color.red,70) : color.new(color.green, 70))</text:span></text:p>
        <text:p text:style-name="P3">See also</text:p>
        <text:p text:style-name="P3"><text:a xlink:type="simple" xlink:href="https://www.tradingview.com/pine-script-reference/v6/#fun_barcolor" text:style-name="Internet_20_link" text:visited-style-name="Visited_20_Internet_20_Link">barcolor</text:a><text:a xlink:type="simple" xlink:href="https://www.tradingview.com/pine-script-reference/v6/#fun_plot" text:style-name="Internet_20_link" text:visited-style-name="Visited_20_Internet_20_Link">plot</text:a><text:a xlink:type="simple" xlink:href="https://www.tradingview.com/pine-script-reference/v6/#fun_fill" text:style-name="Internet_20_link" text:visited-style-name="Visited_20_Internet_20_Link">fill</text:a></text:p>
      </text:section>
      <text:section text:style-name="Sect1" text:name="fun_bool">
        <text:h text:style-name="P2" text:outline-level="3">bool()</text:h>
        <text:p text:style-name="P3">4 overloads</text:p>
      </text:section>
      <text:section text:style-name="Sect1" text:name="Section418">
        <text:p text:style-name="P6"><text:bookmark text:name="fun_bool"/>Converts the <text:span text:style-name="Source_20_Text">x</text:span> value to a <text:a xlink:type="simple" xlink:href="https://www.tradingview.com/pine-script-reference/v6/#type_bool" text:style-name="Internet_20_link" text:visited-style-name="Visited_20_Internet_20_Link">bool</text:a> value. Returns <text:a xlink:type="simple" xlink:href="https://www.tradingview.com/pine-script-reference/v6/#const_false" text:style-name="Internet_20_link" text:visited-style-name="Visited_20_Internet_20_Link">false</text:a> if <text:span text:style-name="Source_20_Text">x</text:span> is <text:a xlink:type="simple" xlink:href="https://www.tradingview.com/pine-script-reference/v6/#var_na" text:style-name="Internet_20_link" text:visited-style-name="Visited_20_Internet_20_Link">na</text:a>, <text:a xlink:type="simple" xlink:href="https://www.tradingview.com/pine-script-reference/v6/#const_false" text:style-name="Internet_20_link" text:visited-style-name="Visited_20_Internet_20_Link">false</text:a>, or an <text:a xlink:type="simple" xlink:href="https://www.tradingview.com/pine-script-reference/v6/#type_int" text:style-name="Internet_20_link" text:visited-style-name="Visited_20_Internet_20_Link">int</text:a>/<text:a xlink:type="simple" xlink:href="https://www.tradingview.com/pine-script-reference/v6/#type_float" text:style-name="Internet_20_link" text:visited-style-name="Visited_20_Internet_20_Link">float</text:a> value equal to 0. Returns <text:a xlink:type="simple" xlink:href="https://www.tradingview.com/pine-script-reference/v6/#const_true" text:style-name="Internet_20_link" text:visited-style-name="Visited_20_Internet_20_Link">true</text:a> for all other possible values.</text:p>
        <text:p text:style-name="Text_20_body">Syntax &amp; Overloads</text:p>
        <text:p text:style-name="P5"><text:a xlink:type="simple" xlink:href="https://www.tradingview.com/pine-script-reference/v6/#fun_bool-0" text:style-name="Internet_20_link" text:visited-style-name="Visited_20_Internet_20_Link">bool(x) → const bool</text:a></text:p>
        <text:p text:style-name="P5"><text:a xlink:type="simple" xlink:href="https://www.tradingview.com/pine-script-reference/v6/#fun_bool-1" text:style-name="Internet_20_link" text:visited-style-name="Visited_20_Internet_20_Link">bool(x) → input bool</text:a></text:p>
        <text:p text:style-name="P5"><text:a xlink:type="simple" xlink:href="https://www.tradingview.com/pine-script-reference/v6/#fun_bool-2" text:style-name="Internet_20_link" text:visited-style-name="Visited_20_Internet_20_Link">bool(x) → simple bool</text:a></text:p>
        <text:p text:style-name="P5"><text:a xlink:type="simple" xlink:href="https://www.tradingview.com/pine-script-reference/v6/#fun_bool-3" text:style-name="Internet_20_link" text:visited-style-name="Visited_20_Internet_20_Link">bool(x) → series bool</text:a></text:p>
        <text:p text:style-name="P3">Arguments</text:p>
        <text:p text:style-name="P3">x (simple int/float/bool) The value to convert to the specified type, usually <text:a xlink:type="simple" xlink:href="https://www.tradingview.com/pine-script-reference/v6/#var_na" text:style-name="Internet_20_link" text:visited-style-name="Visited_20_Internet_20_Link">na</text:a>.</text:p>
        <text:p text:style-name="P3">Returns</text:p>
        <text:p text:style-name="P3">The value of the argument after casting to bool.</text:p>
        <text:p text:style-name="P3">See also</text:p>
        <text:p text:style-name="P3"><text:a xlink:type="simple" xlink:href="https://www.tradingview.com/pine-script-reference/v6/#fun_float" text:style-name="Internet_20_link" text:visited-style-name="Visited_20_Internet_20_Link">float</text:a><text:a xlink:type="simple" xlink:href="https://www.tradingview.com/pine-script-reference/v6/#fun_int" text:style-name="Internet_20_link" text:visited-style-name="Visited_20_Internet_20_Link">int</text:a><text:a xlink:type="simple" xlink:href="https://www.tradingview.com/pine-script-reference/v6/#fun_color" text:style-name="Internet_20_link" text:visited-style-name="Visited_20_Internet_20_Link">color</text:a><text:a xlink:type="simple" xlink:href="https://www.tradingview.com/pine-script-reference/v6/#fun_string" text:style-name="Internet_20_link" text:visited-style-name="Visited_20_Internet_20_Link">string</text:a><text:a xlink:type="simple" xlink:href="https://www.tradingview.com/pine-script-reference/v6/#fun_line" text:style-name="Internet_20_link" text:visited-style-name="Visited_20_Internet_20_Link">line</text:a><text:a xlink:type="simple" xlink:href="https://www.tradingview.com/pine-script-reference/v6/#fun_label" text:style-name="Internet_20_link" text:visited-style-name="Visited_20_Internet_20_Link">label</text:a></text:p>
      </text:section>
      <text:section text:style-name="Sect1" text:name="fun_box">
        <text:h text:style-name="P2" text:outline-level="3">box()</text:h>
      </text:section>
      <text:section text:style-name="Sect1" text:name="Section419">
        <text:p text:style-name="P6"><text:bookmark text:name="fun_box"/>Casts na to box.</text:p>
        <text:p text:style-name="Text_20_body">Syntax</text:p>
        <text:p text:style-name="P5">box(x) → series box</text:p>
        <text:p text:style-name="P3">Arguments</text:p>
        <text:p text:style-name="P3">x (series box) The value to convert to the specified type, usually <text:a xlink:type="simple" xlink:href="https://www.tradingview.com/pine-script-reference/v6/#var_na" text:style-name="Internet_20_link" text:visited-style-name="Visited_20_Internet_20_Link">na</text:a>.</text:p>
        <text:p text:style-name="P3">Returns</text:p>
        <text:p text:style-name="P3">The value of the argument after casting to box.</text:p>
        <text:p text:style-name="P3">See also</text:p>
        <text:p text:style-name="P3"><text:a xlink:type="simple" xlink:href="https://www.tradingview.com/pine-script-reference/v6/#fun_float" text:style-name="Internet_20_link" text:visited-style-name="Visited_20_Internet_20_Link">float</text:a><text:a xlink:type="simple" xlink:href="https://www.tradingview.com/pine-script-reference/v6/#fun_int" text:style-name="Internet_20_link" text:visited-style-name="Visited_20_Internet_20_Link">int</text:a><text:a xlink:type="simple" xlink:href="https://www.tradingview.com/pine-script-reference/v6/#fun_bool" text:style-name="Internet_20_link" text:visited-style-name="Visited_20_Internet_20_Link">bool</text:a><text:a xlink:type="simple" xlink:href="https://www.tradingview.com/pine-script-reference/v6/#fun_color" text:style-name="Internet_20_link" text:visited-style-name="Visited_20_Internet_20_Link">color</text:a><text:a xlink:type="simple" xlink:href="https://www.tradingview.com/pine-script-reference/v6/#fun_string" text:style-name="Internet_20_link" text:visited-style-name="Visited_20_Internet_20_Link">string</text:a><text:a xlink:type="simple" xlink:href="https://www.tradingview.com/pine-script-reference/v6/#fun_line" text:style-name="Internet_20_link" text:visited-style-name="Visited_20_Internet_20_Link">line</text:a><text:a xlink:type="simple" xlink:href="https://www.tradingview.com/pine-script-reference/v6/#fun_label" text:style-name="Internet_20_link" text:visited-style-name="Visited_20_Internet_20_Link">label</text:a></text:p>
      </text:section>
      <text:section text:style-name="Sect1" text:name="fun_box.copy">
        <text:h text:style-name="P2" text:outline-level="3">box.copy()</text:h>
      </text:section>
      <text:p text:style-name="P3">Clones the box object.</text:p>
      <text:p text:style-name="Text_20_body">Syntax</text:p>
      <text:p text:style-name="P5">box.copy(id) → series box</text:p>
      <text:p text:style-name="P3">Arguments</text:p>
      <text:p text:style-name="P3">id (series box) Box object.</text:p>
      <text:p text:style-name="P3"><text:soft-page-break/>Example</text:p>
      <text:section text:style-name="Sect1" text:name="Section420">
        <text:p text:style-name="P4"><text:bookmark text:name="fun_box.copy"/><text:span text:style-name="Source_20_Text">//@version=6</text:span></text:p>
        <text:p text:style-name="Preformatted_20_Text"><text:span text:style-name="Source_20_Text">indicator('Last 50 bars price ranges', overlay = true)</text:span></text:p>
        <text:p text:style-name="Preformatted_20_Text"><text:span text:style-name="Source_20_Text">LOOKBACK = 50</text:span></text:p>
        <text:p text:style-name="Preformatted_20_Text"><text:span text:style-name="Source_20_Text">highest = ta.highest(LOOKBACK)</text:span></text:p>
        <text:p text:style-name="Preformatted_20_Text"><text:span text:style-name="Source_20_Text">lowest = ta.lowest(LOOKBACK)</text:span></text:p>
        <text:p text:style-name="Preformatted_20_Text"><text:span text:style-name="Source_20_Text">if barstate.islastconfirmedhistory</text:span></text:p>
        <text:p text:style-name="Preformatted_20_Text"><text:span text:style-name="Source_20_Text">    var BoxLast = box.new(bar_index[LOOKBACK], highest, bar_index, lowest, bgcolor = color.new(color.green, 80))</text:span></text:p>
        <text:p text:style-name="Preformatted_20_Text"><text:span text:style-name="Source_20_Text">    var BoxPrev = box.copy(BoxLast)</text:span></text:p>
        <text:p text:style-name="Preformatted_20_Text"><text:span text:style-name="Source_20_Text">    box.set_lefttop(BoxPrev, bar_index[LOOKBACK * 2], highest[50])</text:span></text:p>
        <text:p text:style-name="Preformatted_20_Text"><text:span text:style-name="Source_20_Text">    box.set_rightbottom(BoxPrev, bar_index[LOOKBACK], lowest[50])</text:span></text:p>
        <text:p text:style-name="P5"><text:span text:style-name="Source_20_Text">    box.set_bgcolor(BoxPrev, color.new(color.red, 80))</text:span></text:p>
        <text:p text:style-name="P3">See also</text:p>
        <text:p text:style-name="P3"><text:a xlink:type="simple" xlink:href="https://www.tradingview.com/pine-script-reference/v6/#fun_box.new" text:style-name="Internet_20_link" text:visited-style-name="Visited_20_Internet_20_Link">box.new</text:a><text:a xlink:type="simple" xlink:href="https://www.tradingview.com/pine-script-reference/v6/#fun_box.delete" text:style-name="Internet_20_link" text:visited-style-name="Visited_20_Internet_20_Link">box.delete</text:a></text:p>
      </text:section>
      <text:section text:style-name="Sect1" text:name="fun_box.delete">
        <text:h text:style-name="P2" text:outline-level="3">box.delete()</text:h>
      </text:section>
      <text:section text:style-name="Sect1" text:name="Section421">
        <text:p text:style-name="P6"><text:bookmark text:name="fun_box.delete"/>Deletes the specified box object. If it has already been deleted, does nothing.</text:p>
        <text:p text:style-name="Text_20_body">Syntax</text:p>
        <text:p text:style-name="P5">box.delete(id) → void</text:p>
        <text:p text:style-name="P3">Arguments</text:p>
        <text:p text:style-name="P3">id (series box) A box object to delete.</text:p>
        <text:p text:style-name="P3">See also</text:p>
        <text:p text:style-name="P3"><text:a xlink:type="simple" xlink:href="https://www.tradingview.com/pine-script-reference/v6/#fun_box.new" text:style-name="Internet_20_link" text:visited-style-name="Visited_20_Internet_20_Link">box.new</text:a></text:p>
      </text:section>
      <text:section text:style-name="Sect1" text:name="fun_box.get_bottom">
        <text:h text:style-name="P2" text:outline-level="3">box.get_bottom()</text:h>
      </text:section>
      <text:section text:style-name="Sect1" text:name="Section422">
        <text:p text:style-name="P6"><text:bookmark text:name="fun_box.get_bottom"/>Returns the price value of the bottom border of the box.</text:p>
        <text:p text:style-name="Text_20_body">Syntax</text:p>
        <text:p text:style-name="P5">box.get_bottom(id) → series float</text:p>
        <text:p text:style-name="P3">Arguments</text:p>
        <text:p text:style-name="P3">id (series box) A box object.</text:p>
        <text:p text:style-name="P3">Returns</text:p>
        <text:p text:style-name="P3">The price value.</text:p>
        <text:p text:style-name="P3">See also</text:p>
        <text:p text:style-name="P3"><text:a xlink:type="simple" xlink:href="https://www.tradingview.com/pine-script-reference/v6/#fun_box.new" text:style-name="Internet_20_link" text:visited-style-name="Visited_20_Internet_20_Link">box.new</text:a><text:a xlink:type="simple" xlink:href="https://www.tradingview.com/pine-script-reference/v6/#fun_box.set_bottom" text:style-name="Internet_20_link" text:visited-style-name="Visited_20_Internet_20_Link">box.set_bottom</text:a></text:p>
      </text:section>
      <text:section text:style-name="Sect1" text:name="fun_box.get_left">
        <text:h text:style-name="P2" text:outline-level="3">box.get_left()</text:h>
      </text:section>
      <text:section text:style-name="Sect1" text:name="Section423">
        <text:p text:style-name="P6"><text:bookmark text:name="fun_box.get_left"/>Returns the bar index or the UNIX time (depending on the last value used for 'xloc') of the left border of the box.</text:p>
        <text:p text:style-name="Text_20_body">Syntax</text:p>
        <text:p text:style-name="P5">box.get_left(id) → series int</text:p>
        <text:p text:style-name="P3">Arguments</text:p>
        <text:p text:style-name="P3">id (series box) A box object.</text:p>
        <text:p text:style-name="P3">Returns</text:p>
        <text:p text:style-name="P3">A bar index or a UNIX timestamp (in milliseconds).</text:p>
        <text:p text:style-name="P3">See also</text:p>
        <text:p text:style-name="P3"><text:a xlink:type="simple" xlink:href="https://www.tradingview.com/pine-script-reference/v6/#fun_box.new" text:style-name="Internet_20_link" text:visited-style-name="Visited_20_Internet_20_Link">box.new</text:a><text:a xlink:type="simple" xlink:href="https://www.tradingview.com/pine-script-reference/v6/#fun_box.set_left" text:style-name="Internet_20_link" text:visited-style-name="Visited_20_Internet_20_Link">box.set_left</text:a></text:p>
      </text:section>
      <text:section text:style-name="Sect1" text:name="fun_box.get_right">
        <text:h text:style-name="P2" text:outline-level="3">box.get_right()</text:h>
      </text:section>
      <text:section text:style-name="Sect1" text:name="Section424">
        <text:p text:style-name="P6"><text:bookmark text:name="fun_box.get_right"/>Returns the bar index or the UNIX time (depending on the last value used for 'xloc') of the right border of the box.</text:p>
        <text:p text:style-name="Text_20_body">Syntax</text:p>
        <text:p text:style-name="P5">box.get_right(id) → series int</text:p>
        <text:p text:style-name="P3">Arguments</text:p>
        <text:p text:style-name="P3">id (series box) A box object.</text:p>
        <text:p text:style-name="P3">Returns</text:p>
        <text:p text:style-name="P3">A bar index or a UNIX timestamp (in milliseconds).</text:p>
        <text:p text:style-name="P3">See also</text:p>
        <text:p text:style-name="P3"><text:a xlink:type="simple" xlink:href="https://www.tradingview.com/pine-script-reference/v6/#fun_box.new" text:style-name="Internet_20_link" text:visited-style-name="Visited_20_Internet_20_Link">box.new</text:a><text:a xlink:type="simple" xlink:href="https://www.tradingview.com/pine-script-reference/v6/#fun_box.set_right" text:style-name="Internet_20_link" text:visited-style-name="Visited_20_Internet_20_Link">box.set_right</text:a></text:p>
      </text:section>
      <text:section text:style-name="Sect1" text:name="fun_box.get_top">
        <text:h text:style-name="P2" text:outline-level="3">box.get_top()</text:h>
      </text:section>
      <text:section text:style-name="Sect1" text:name="Section425">
        <text:p text:style-name="P6"><text:bookmark text:name="fun_box.get_top"/>Returns the price value of the top border of the box.</text:p>
        <text:p text:style-name="Text_20_body">Syntax</text:p>
        <text:p text:style-name="P5">box.get_top(id) → series float</text:p>
        <text:p text:style-name="P3">Arguments</text:p>
        <text:p text:style-name="P3">id (series box) A box object.</text:p>
        <text:p text:style-name="P3">Returns</text:p>
        <text:p text:style-name="P3">The price value.</text:p>
        <text:p text:style-name="P3">See also</text:p>
        <text:p text:style-name="P3"><text:a xlink:type="simple" xlink:href="https://www.tradingview.com/pine-script-reference/v6/#fun_box.new" text:style-name="Internet_20_link" text:visited-style-name="Visited_20_Internet_20_Link">box.new</text:a><text:a xlink:type="simple" xlink:href="https://www.tradingview.com/pine-script-reference/v6/#fun_box.set_top" text:style-name="Internet_20_link" text:visited-style-name="Visited_20_Internet_20_Link">box.set_top</text:a></text:p>
      </text:section>
      <text:section text:style-name="Sect1" text:name="fun_box.new">
        <text:h text:style-name="P2" text:outline-level="3">box.new()</text:h>
        <text:p text:style-name="P3">2 overloads</text:p>
      </text:section>
      <text:p text:style-name="P3">Creates a new box object.</text:p>
      <text:p text:style-name="Text_20_body">Syntax &amp; Overloads</text:p>
      <text:p text:style-name="P5"><text:a xlink:type="simple" xlink:href="https://www.tradingview.com/pine-script-reference/v6/#fun_box.new-0" text:style-name="Internet_20_link" text:visited-style-name="Visited_20_Internet_20_Link">box.new(top_left, bottom_right, border_color, border_width, border_style, extend, xloc, bgcolor, text, text_size, text_color, text_halign, text_valign, text_wrap, text_font_family, force_overlay, text_formatting) → series box</text:a></text:p>
      <text:p text:style-name="P5"><text:a xlink:type="simple" xlink:href="https://www.tradingview.com/pine-script-reference/v6/#fun_box.new-1" text:style-name="Internet_20_link" text:visited-style-name="Visited_20_Internet_20_Link">box.new(left, top, right, bottom, border_color, border_width, border_style, extend, xloc, bgcolor, text, text_size, text_color, text_halign, text_valign, text_wrap, text_font_family, force_overlay, text_formatting) → series box</text:a></text:p>
      <text:p text:style-name="P3">Arguments</text:p>
      <text:p text:style-name="P3">top_left (chart.point) A <text:a xlink:type="simple" xlink:href="https://www.tradingview.com/pine-script-reference/v6/#type_chart.point" text:style-name="Internet_20_link" text:visited-style-name="Visited_20_Internet_20_Link">chart.point</text:a> object that specifies the top-left corner location of the box.</text:p>
      <text:p text:style-name="P3"><text:soft-page-break/>bottom_right (chart.point) A <text:a xlink:type="simple" xlink:href="https://www.tradingview.com/pine-script-reference/v6/#type_chart.point" text:style-name="Internet_20_link" text:visited-style-name="Visited_20_Internet_20_Link">chart.point</text:a> object that specifies the bottom-right corner location of the box.</text:p>
      <text:p text:style-name="P3">border_color (series color) Color of the four borders. Optional. The default is <text:a xlink:type="simple" xlink:href="https://www.tradingview.com/pine-script-reference/v6/#const_color.blue" text:style-name="Internet_20_link" text:visited-style-name="Visited_20_Internet_20_Link">color.blue</text:a>.</text:p>
      <text:p text:style-name="P3">border_width (series int) Width of the four borders, in pixels. Optional. The default is 1 pixel.</text:p>
      <text:p text:style-name="P3">border_style (series string) Style of the four borders. Possible values: <text:a xlink:type="simple" xlink:href="https://www.tradingview.com/pine-script-reference/v6/#const_line.style_solid" text:style-name="Internet_20_link" text:visited-style-name="Visited_20_Internet_20_Link">line.style_solid</text:a>, <text:a xlink:type="simple" xlink:href="https://www.tradingview.com/pine-script-reference/v6/#const_line.style_dotted" text:style-name="Internet_20_link" text:visited-style-name="Visited_20_Internet_20_Link">line.style_dotted</text:a>, <text:a xlink:type="simple" xlink:href="https://www.tradingview.com/pine-script-reference/v6/#const_line.style_dashed" text:style-name="Internet_20_link" text:visited-style-name="Visited_20_Internet_20_Link">line.style_dashed</text:a>. Optional. The default value is <text:a xlink:type="simple" xlink:href="https://www.tradingview.com/pine-script-reference/v6/#const_line.style_solid" text:style-name="Internet_20_link" text:visited-style-name="Visited_20_Internet_20_Link">line.style_solid</text:a>.</text:p>
      <text:p text:style-name="P3">extend (series string) When <text:a xlink:type="simple" xlink:href="https://www.tradingview.com/pine-script-reference/v6/#const_extend.none" text:style-name="Internet_20_link" text:visited-style-name="Visited_20_Internet_20_Link">extend.none</text:a> is used, the horizontal borders start at the left border and end at the right border. With <text:a xlink:type="simple" xlink:href="https://www.tradingview.com/pine-script-reference/v6/#const_extend.left" text:style-name="Internet_20_link" text:visited-style-name="Visited_20_Internet_20_Link">extend.left</text:a> or <text:a xlink:type="simple" xlink:href="https://www.tradingview.com/pine-script-reference/v6/#const_extend.right" text:style-name="Internet_20_link" text:visited-style-name="Visited_20_Internet_20_Link">extend.right</text:a>, the horizontal borders are extended indefinitely to the left or right of the box, respectively. With <text:a xlink:type="simple" xlink:href="https://www.tradingview.com/pine-script-reference/v6/#const_extend.both" text:style-name="Internet_20_link" text:visited-style-name="Visited_20_Internet_20_Link">extend.both</text:a>, the horizontal borders are extended on both sides. Optional. The default value is <text:a xlink:type="simple" xlink:href="https://www.tradingview.com/pine-script-reference/v6/#const_extend.none" text:style-name="Internet_20_link" text:visited-style-name="Visited_20_Internet_20_Link">extend.none</text:a>.</text:p>
      <text:p text:style-name="P3">xloc (series string) Determines whether the arguments to 'left' and 'right' are a bar index or a time value. If xloc = <text:a xlink:type="simple" xlink:href="https://www.tradingview.com/pine-script-reference/v6/#const_xloc.bar_index" text:style-name="Internet_20_link" text:visited-style-name="Visited_20_Internet_20_Link">xloc.bar_index</text:a>, the arguments must be a bar index. If xloc = <text:a xlink:type="simple" xlink:href="https://www.tradingview.com/pine-script-reference/v6/#const_xloc.bar_time" text:style-name="Internet_20_link" text:visited-style-name="Visited_20_Internet_20_Link">xloc.bar_time</text:a>, the arguments must be a UNIX time. Possible values: <text:a xlink:type="simple" xlink:href="https://www.tradingview.com/pine-script-reference/v6/#const_xloc.bar_index" text:style-name="Internet_20_link" text:visited-style-name="Visited_20_Internet_20_Link">xloc.bar_index</text:a> and <text:a xlink:type="simple" xlink:href="https://www.tradingview.com/pine-script-reference/v6/#const_xloc.bar_time" text:style-name="Internet_20_link" text:visited-style-name="Visited_20_Internet_20_Link">xloc.bar_time</text:a>. Optional. The default is <text:a xlink:type="simple" xlink:href="https://www.tradingview.com/pine-script-reference/v6/#const_xloc.bar_index" text:style-name="Internet_20_link" text:visited-style-name="Visited_20_Internet_20_Link">xloc.bar_index</text:a>.</text:p>
      <text:p text:style-name="P3">bgcolor (series color) Background color of the box. Optional. The default is <text:a xlink:type="simple" xlink:href="https://www.tradingview.com/pine-script-reference/v6/#const_color.blue" text:style-name="Internet_20_link" text:visited-style-name="Visited_20_Internet_20_Link">color.blue</text:a>.</text:p>
      <text:p text:style-name="P3">text (series string) The text to be displayed inside the box. Optional. The default is empty string.</text:p>
      <text:p text:style-name="P3">text_size (series int/string) Optional. Size of the box's text. The size can be any positive integer, or one of the <text:span text:style-name="Source_20_Text">size.*</text:span> built-in constant strings. The constant strings and their equivalent integer values are: <text:a xlink:type="simple" xlink:href="https://www.tradingview.com/pine-script-reference/v6/#const_size.auto" text:style-name="Internet_20_link" text:visited-style-name="Visited_20_Internet_20_Link">size.auto</text:a> (0), <text:a xlink:type="simple" xlink:href="https://www.tradingview.com/pine-script-reference/v6/#const_size.tiny" text:style-name="Internet_20_link" text:visited-style-name="Visited_20_Internet_20_Link">size.tiny</text:a> (8), <text:a xlink:type="simple" xlink:href="https://www.tradingview.com/pine-script-reference/v6/#const_size.small" text:style-name="Internet_20_link" text:visited-style-name="Visited_20_Internet_20_Link">size.small</text:a> (10), <text:a xlink:type="simple" xlink:href="https://www.tradingview.com/pine-script-reference/v6/#const_size.normal" text:style-name="Internet_20_link" text:visited-style-name="Visited_20_Internet_20_Link">size.normal</text:a> (14), <text:a xlink:type="simple" xlink:href="https://www.tradingview.com/pine-script-reference/v6/#const_size.large" text:style-name="Internet_20_link" text:visited-style-name="Visited_20_Internet_20_Link">size.large</text:a> (20), <text:a xlink:type="simple" xlink:href="https://www.tradingview.com/pine-script-reference/v6/#const_size.huge" text:style-name="Internet_20_link" text:visited-style-name="Visited_20_Internet_20_Link">size.huge</text:a> (36). The default value is <text:a xlink:type="simple" xlink:href="https://www.tradingview.com/pine-script-reference/v6/#const_size.auto" text:style-name="Internet_20_link" text:visited-style-name="Visited_20_Internet_20_Link">size.auto</text:a> or 0.</text:p>
      <text:p text:style-name="P3">text_color (series color) The color of the text. Optional. The default is <text:a xlink:type="simple" xlink:href="https://www.tradingview.com/pine-script-reference/v6/#const_color.black" text:style-name="Internet_20_link" text:visited-style-name="Visited_20_Internet_20_Link">color.black</text:a>.</text:p>
      <text:p text:style-name="P3">text_halign (series string) The horizontal alignment of the box's text. Optional. The default value is <text:a xlink:type="simple" xlink:href="https://www.tradingview.com/pine-script-reference/v6/#const_text.align_center" text:style-name="Internet_20_link" text:visited-style-name="Visited_20_Internet_20_Link">text.align_center</text:a>. Possible values: <text:a xlink:type="simple" xlink:href="https://www.tradingview.com/pine-script-reference/v6/#const_text.align_left" text:style-name="Internet_20_link" text:visited-style-name="Visited_20_Internet_20_Link">text.align_left</text:a>, <text:a xlink:type="simple" xlink:href="https://www.tradingview.com/pine-script-reference/v6/#const_text.align_center" text:style-name="Internet_20_link" text:visited-style-name="Visited_20_Internet_20_Link">text.align_center</text:a>, <text:a xlink:type="simple" xlink:href="https://www.tradingview.com/pine-script-reference/v6/#const_text.align_right" text:style-name="Internet_20_link" text:visited-style-name="Visited_20_Internet_20_Link">text.align_right</text:a>.</text:p>
      <text:p text:style-name="P3">text_valign (series string) The vertical alignment of the box's text. Optional. The default value is <text:a xlink:type="simple" xlink:href="https://www.tradingview.com/pine-script-reference/v6/#const_text.align_center" text:style-name="Internet_20_link" text:visited-style-name="Visited_20_Internet_20_Link">text.align_center</text:a>. Possible values: <text:a xlink:type="simple" xlink:href="https://www.tradingview.com/pine-script-reference/v6/#const_text.align_top" text:style-name="Internet_20_link" text:visited-style-name="Visited_20_Internet_20_Link">text.align_top</text:a>, <text:a xlink:type="simple" xlink:href="https://www.tradingview.com/pine-script-reference/v6/#const_text.align_center" text:style-name="Internet_20_link" text:visited-style-name="Visited_20_Internet_20_Link">text.align_center</text:a>, <text:a xlink:type="simple" xlink:href="https://www.tradingview.com/pine-script-reference/v6/#const_text.align_bottom" text:style-name="Internet_20_link" text:visited-style-name="Visited_20_Internet_20_Link">text.align_bottom</text:a>.</text:p>
      <text:p text:style-name="P3">text_wrap (series string) Optional. Whether to wrap text. Wrapped text starts a new line when it reaches the side of the box. Wrapped text lower than the bottom of the box is not displayed. Unwrapped text stays on a single line and <text:span text:style-name="Emphasis">is displayed</text:span> past the width of the box if it is too long. If the <text:span text:style-name="Source_20_Text">text_size</text:span> is 0 or <text:a xlink:type="simple" xlink:href="https://www.tradingview.com/pine-script-reference/v6/#const_text.wrap_auto" text:style-name="Internet_20_link" text:visited-style-name="Visited_20_Internet_20_Link">text.wrap_auto</text:a>, this setting has no effect. The default value is <text:a xlink:type="simple" xlink:href="https://www.tradingview.com/pine-script-reference/v6/#const_text.wrap_none" text:style-name="Internet_20_link" text:visited-style-name="Visited_20_Internet_20_Link">text.wrap_none</text:a>. Possible values: <text:a xlink:type="simple" xlink:href="https://www.tradingview.com/pine-script-reference/v6/#const_text.wrap_none" text:style-name="Internet_20_link" text:visited-style-name="Visited_20_Internet_20_Link">text.wrap_none</text:a>, <text:a xlink:type="simple" xlink:href="https://www.tradingview.com/pine-script-reference/v6/#const_text.wrap_auto" text:style-name="Internet_20_link" text:visited-style-name="Visited_20_Internet_20_Link">text.wrap_auto</text:a>.</text:p>
      <text:p text:style-name="P3">text_font_family (series string) The font family of the text. Optional. The default value is <text:a xlink:type="simple" xlink:href="https://www.tradingview.com/pine-script-reference/v6/#const_font.family_default" text:style-name="Internet_20_link" text:visited-style-name="Visited_20_Internet_20_Link">font.family_default</text:a>. Possible values: <text:a xlink:type="simple" xlink:href="https://www.tradingview.com/pine-script-reference/v6/#const_font.family_default" text:style-name="Internet_20_link" text:visited-style-name="Visited_20_Internet_20_Link">font.family_default</text:a>, <text:a xlink:type="simple" xlink:href="https://www.tradingview.com/pine-script-reference/v6/#const_font.family_monospace" text:style-name="Internet_20_link" text:visited-style-name="Visited_20_Internet_20_Link">font.family_monospace</text:a>.</text:p>
      <text:p text:style-name="P3">force_overlay (const bool) If <text:a xlink:type="simple" xlink:href="https://www.tradingview.com/pine-script-reference/v6/#const_true" text:style-name="Internet_20_link" text:visited-style-name="Visited_20_Internet_20_Link">true</text:a>, the drawing will display on the main chart pane, even when the script occupies a separate pane. Optional. The default is <text:a xlink:type="simple" xlink:href="https://www.tradingview.com/pine-script-reference/v6/#const_false" text:style-name="Internet_20_link" text:visited-style-name="Visited_20_Internet_20_Link">false</text:a>.</text:p>
      <text:p text:style-name="P3">text_formatting (const text_format) The formatting of the displayed text. Formatting options support addition. For example, <text:span text:style-name="Source_20_Text">text.format_bold + text.format_italic</text:span> will make the text both bold and italicized. Possible values: <text:a xlink:type="simple" xlink:href="https://www.tradingview.com/pine-script-reference/v6/#var_text.format_none" text:style-name="Internet_20_link" text:visited-style-name="Visited_20_Internet_20_Link">text.format_none</text:a>, <text:a xlink:type="simple" xlink:href="https://www.tradingview.com/pine-script-reference/v6/#var_text.format_bold" text:style-name="Internet_20_link" text:visited-style-name="Visited_20_Internet_20_Link">text.format_bold</text:a>, <text:a xlink:type="simple" xlink:href="https://www.tradingview.com/pine-script-reference/v6/#var_text.format_italic" text:style-name="Internet_20_link" text:visited-style-name="Visited_20_Internet_20_Link">text.format_italic</text:a>. Optional. The default is <text:a xlink:type="simple" xlink:href="https://www.tradingview.com/pine-script-reference/v6/#var_text.format_none" text:style-name="Internet_20_link" text:visited-style-name="Visited_20_Internet_20_Link">text.format_none</text:a>.</text:p>
      <text:p text:style-name="P3">Example</text:p>
      <text:section text:style-name="Sect1" text:name="Section426">
        <text:p text:style-name="P4"><text:bookmark text:name="fun_box.new"/><text:span text:style-name="Source_20_Text">//@version=6</text:span></text:p>
        <text:p text:style-name="Preformatted_20_Text"><text:span text:style-name="Source_20_Text">indicator("box.new")</text:span></text:p>
        <text:p text:style-name="Preformatted_20_Text"><text:span text:style-name="Source_20_Text">var b = box.new(time, open, time + 60 * 60 * 24, close, xloc=xloc.bar_time, border_style=line.style_dashed)</text:span></text:p>
        <text:p text:style-name="Preformatted_20_Text"><text:span text:style-name="Source_20_Text">box.set_lefttop(b, time, 100)</text:span></text:p>
        <text:p text:style-name="Preformatted_20_Text"><text:span text:style-name="Source_20_Text">box.set_rightbottom(b, time + 60 * 60 * 24, 500)</text:span></text:p>
        <text:p text:style-name="P5"><text:span text:style-name="Source_20_Text">box.set_bgcolor(b, color.green)</text:span></text:p>
        <text:p text:style-name="P3">Returns</text:p>
        <text:p text:style-name="P3">The ID of a box object which may be used in box.set_*() and box.get_*() functions.</text:p>
        <text:p text:style-name="P3">See also</text:p>
        <text:p text:style-name="P3"><text:a xlink:type="simple" xlink:href="https://www.tradingview.com/pine-script-reference/v6/#fun_box.delete" text:style-name="Internet_20_link" text:visited-style-name="Visited_20_Internet_20_Link">box.delete</text:a><text:a xlink:type="simple" xlink:href="https://www.tradingview.com/pine-script-reference/v6/#fun_box.get_left" text:style-name="Internet_20_link" text:visited-style-name="Visited_20_Internet_20_Link">box.get_left</text:a><text:a xlink:type="simple" xlink:href="https://www.tradingview.com/pine-script-reference/v6/#fun_box.get_top" text:style-name="Internet_20_link" text:visited-style-name="Visited_20_Internet_20_Link">box.get_top</text:a><text:a xlink:type="simple" xlink:href="https://www.tradingview.com/pine-script-reference/v6/#fun_box.get_right" text:style-name="Internet_20_link" text:visited-style-name="Visited_20_Internet_20_Link">box.get_right</text:a><text:a xlink:type="simple" xlink:href="https://www.tradingview.com/pine-script-reference/v6/#fun_box.get_bottom" text:style-name="Internet_20_link" text:visited-style-name="Visited_20_Internet_20_Link">box.get_bottom</text:a><text:a xlink:type="simple" xlink:href="https://www.tradingview.com/pine-script-reference/v6/#fun_box.set_top_left_point" text:style-name="Internet_20_link" text:visited-style-name="Visited_20_Internet_20_Link">box.set_top_left_point</text:a><text:a xlink:type="simple" xlink:href="https://www.tradingview.com/pine-script-reference/v6/#fun_box.set_left" text:style-name="Internet_20_link" text:visited-style-name="Visited_20_Internet_20_Link">box.set_left</text:a><text:a xlink:type="simple" xlink:href="https://www.tradingview.com/pine-script-reference/v6/#fun_box.set_top" text:style-name="Internet_20_link" text:visited-style-name="Visited_20_Internet_20_Link">box.set_top</text:a><text:a xlink:type="simple" xlink:href="https://www.tradingview.com/pine-script-reference/v6/#fun_box.set_bottom_right_point" text:style-name="Internet_20_link" text:visited-style-name="Visited_20_Internet_20_Link">box.set_bottom_right_point</text:a><text:a xlink:type="simple" xlink:href="https://www.tradingview.com/pine-script-reference/v6/#fun_box.set_right" text:style-name="Internet_20_link" text:visited-style-name="Visited_20_Internet_20_Link">box.set_right</text:a><text:a xlink:type="simple" xlink:href="https://www.tradingview.com/pine-script-reference/v6/#fun_box.set_bottom" text:style-name="Internet_20_link" text:visited-style-name="Visited_20_Internet_20_Link">box.set_bottom</text:a><text:a xlink:type="simple" xlink:href="https://www.tradingview.com/pine-script-reference/v6/#fun_box.set_border_color" text:style-name="Internet_20_link" text:visited-style-name="Visited_20_Internet_20_Link">box.set_border_color</text:a><text:a xlink:type="simple" xlink:href="https://www.tradingview.com/pine-script-reference/v6/#fun_box.set_bgcolor" text:style-name="Internet_20_link" text:visited-style-name="Visited_20_Internet_20_Link">box.set_bgcolor</text:a><text:a xlink:type="simple" xlink:href="https://www.tradingview.com/pine-script-reference/v6/#fun_box.set_border_width" text:style-name="Internet_20_link" text:visited-style-name="Visited_20_Internet_20_Link">box.set_border_width</text:a><text:a xlink:type="simple" xlink:href="https://www.tradingview.com/pine-script-reference/v6/#fun_box.set_border_style" text:style-name="Internet_20_link" text:visited-style-name="Visited_20_Internet_20_Link">box.set_border_style</text:a><text:a xlink:type="simple" xlink:href="https://www.tradingview.com/pine-script-reference/v6/#fun_box.set_extend" text:style-name="Internet_20_link" text:visited-style-name="Visited_20_Internet_20_Link">box.set_extend</text:a><text:a xlink:type="simple" xlink:href="https://www.tradingview.com/pine-script-reference/v6/#fun_box.set_text" text:style-name="Internet_20_link" text:visited-style-name="Visited_20_Internet_20_Link">box.set_text</text:a><text:a xlink:type="simple" xlink:href="https://www.tradingview.com/pine-script-reference/v6/#fun_box.set_text_formatting" text:style-name="Internet_20_link" text:visited-style-name="Visited_20_Internet_20_Link">box.set_text_formatting</text:a></text:p>
      </text:section>
      <text:section text:style-name="Sect1" text:name="fun_box.set_bgcolor">
        <text:h text:style-name="P2" text:outline-level="3">box.set_bgcolor()</text:h>
      </text:section>
      <text:section text:style-name="Sect1" text:name="Section427">
        <text:p text:style-name="P6"><text:bookmark text:name="fun_box.set_bgcolor"/>Sets the background color of the box.</text:p>
        <text:p text:style-name="Text_20_body">Syntax</text:p>
        <text:p text:style-name="P5">box.set_bgcolor(id, color) → void</text:p>
        <text:p text:style-name="P3">Arguments</text:p>
        <text:p text:style-name="P3">id (series box) A box object.</text:p>
        <text:p text:style-name="P3">color (series color) New background color.</text:p>
        <text:p text:style-name="P3">See also</text:p>
        <text:p text:style-name="P3"><text:a xlink:type="simple" xlink:href="https://www.tradingview.com/pine-script-reference/v6/#fun_box.new" text:style-name="Internet_20_link" text:visited-style-name="Visited_20_Internet_20_Link">box.new</text:a></text:p>
      </text:section>
      <text:section text:style-name="Sect1" text:name="fun_box.set_border_color">
        <text:h text:style-name="P2" text:outline-level="3">box.set_border_color()</text:h>
      </text:section>
      <text:section text:style-name="Sect1" text:name="Section428">
        <text:p text:style-name="P6"><text:bookmark text:name="fun_box.set_border_color"/>Sets the border color of the box.</text:p>
        <text:p text:style-name="Text_20_body">Syntax</text:p>
        <text:p text:style-name="P5">box.set_border_color(id, color) → void</text:p>
        <text:p text:style-name="P3">Arguments</text:p>
        <text:p text:style-name="P3">id (series box) A box object.</text:p>
        <text:p text:style-name="P3">color (series color) New border color.</text:p>
        <text:p text:style-name="P3">See also</text:p>
        <text:p text:style-name="P3"><text:a xlink:type="simple" xlink:href="https://www.tradingview.com/pine-script-reference/v6/#fun_box.new" text:style-name="Internet_20_link" text:visited-style-name="Visited_20_Internet_20_Link">box.new</text:a></text:p>
      </text:section>
      <text:section text:style-name="Sect1" text:name="fun_box.set_border_style">
        <text:h text:style-name="P2" text:outline-level="3">box.set_border_style()</text:h>
      </text:section>
      <text:section text:style-name="Sect1" text:name="Section429">
        <text:p text:style-name="P6"><text:bookmark text:name="fun_box.set_border_style"/>Sets the border style of the box.</text:p>
        <text:p text:style-name="Text_20_body">Syntax</text:p>
        <text:p text:style-name="P5">box.set_border_style(id, style) → void</text:p>
        <text:p text:style-name="P3">Arguments</text:p>
        <text:p text:style-name="P3">id (series box) A box object.</text:p>
        <text:p text:style-name="P3">style (series string) New border style.</text:p>
        <text:p text:style-name="P3">See also</text:p>
        <text:p text:style-name="P3"><text:a xlink:type="simple" xlink:href="https://www.tradingview.com/pine-script-reference/v6/#fun_box.new" text:style-name="Internet_20_link" text:visited-style-name="Visited_20_Internet_20_Link">box.new</text:a><text:a xlink:type="simple" xlink:href="https://www.tradingview.com/pine-script-reference/v6/#const_line.style_solid" text:style-name="Internet_20_link" text:visited-style-name="Visited_20_Internet_20_Link">line.style_solid</text:a></text:p>
      </text:section>
      <text:section text:style-name="Sect1" text:name="fun_box.set_border_width">
        <text:h text:style-name="P2" text:outline-level="3">box.set_border_width()</text:h>
      </text:section>
      <text:section text:style-name="Sect1" text:name="Section430">
        <text:p text:style-name="P6"><text:bookmark text:name="fun_box.set_border_width"/>Sets the border width of the box.</text:p>
        <text:p text:style-name="Text_20_body">Syntax</text:p>
        <text:p text:style-name="P5">box.set_border_width(id, width) → void</text:p>
        <text:p text:style-name="P3">Arguments</text:p>
        <text:p text:style-name="P3">id (series box) A box object.</text:p>
        <text:p text:style-name="P3">width (series int) Width of the four borders, in pixels.</text:p>
        <text:p text:style-name="P3">See also</text:p>
        <text:p text:style-name="P3"><text:a xlink:type="simple" xlink:href="https://www.tradingview.com/pine-script-reference/v6/#fun_box.new" text:style-name="Internet_20_link" text:visited-style-name="Visited_20_Internet_20_Link">box.new</text:a></text:p>
      </text:section>
      <text:section text:style-name="Sect1" text:name="fun_box.set_bottom">
        <text:h text:style-name="P2" text:outline-level="3">box.set_bottom()</text:h>
      </text:section>
      <text:section text:style-name="Sect1" text:name="Section431">
        <text:p text:style-name="P6"><text:bookmark text:name="fun_box.set_bottom"/>Sets the bottom coordinate of the box.</text:p>
        <text:p text:style-name="Text_20_body">Syntax</text:p>
        <text:p text:style-name="P5"><text:soft-page-break/>box.set_bottom(id, bottom) → void</text:p>
        <text:p text:style-name="P3">Arguments</text:p>
        <text:p text:style-name="P3">id (series box) A box object.</text:p>
        <text:p text:style-name="P3">bottom (series int/float) Price value of the bottom border.</text:p>
        <text:p text:style-name="P3">See also</text:p>
        <text:p text:style-name="P3"><text:a xlink:type="simple" xlink:href="https://www.tradingview.com/pine-script-reference/v6/#fun_box.new" text:style-name="Internet_20_link" text:visited-style-name="Visited_20_Internet_20_Link">box.new</text:a><text:a xlink:type="simple" xlink:href="https://www.tradingview.com/pine-script-reference/v6/#fun_box.get_bottom" text:style-name="Internet_20_link" text:visited-style-name="Visited_20_Internet_20_Link">box.get_bottom</text:a></text:p>
      </text:section>
      <text:section text:style-name="Sect1" text:name="fun_box.set_bottom_right_point">
        <text:h text:style-name="P2" text:outline-level="3">box.set_bottom_right_point()</text:h>
      </text:section>
      <text:section text:style-name="Sect1" text:name="Section432">
        <text:p text:style-name="P6"><text:bookmark text:name="fun_box.set_bottom_right_point"/>Sets the bottom-right corner location of the <text:span text:style-name="Source_20_Text">id</text:span> box to <text:span text:style-name="Source_20_Text">point</text:span>.</text:p>
        <text:p text:style-name="Text_20_body">Syntax</text:p>
        <text:p text:style-name="P5">box.set_bottom_right_point(id, point) → void</text:p>
        <text:p text:style-name="P3">Arguments</text:p>
        <text:p text:style-name="P3">id (series box) A <text:a xlink:type="simple" xlink:href="https://www.tradingview.com/pine-script-reference/v6/#type_box" text:style-name="Internet_20_link" text:visited-style-name="Visited_20_Internet_20_Link">box</text:a> object.</text:p>
        <text:p text:style-name="P3">point (chart.point) A <text:a xlink:type="simple" xlink:href="https://www.tradingview.com/pine-script-reference/v6/#type_chart.point" text:style-name="Internet_20_link" text:visited-style-name="Visited_20_Internet_20_Link">chart.point</text:a> object.</text:p>
      </text:section>
      <text:section text:style-name="Sect1" text:name="fun_box.set_extend">
        <text:h text:style-name="P2" text:outline-level="3">box.set_extend()</text:h>
      </text:section>
      <text:section text:style-name="Sect1" text:name="Section433">
        <text:p text:style-name="P6"><text:bookmark text:name="fun_box.set_extend"/>Sets extending type of the border of this box object. When <text:a xlink:type="simple" xlink:href="https://www.tradingview.com/pine-script-reference/v6/#const_extend.none" text:style-name="Internet_20_link" text:visited-style-name="Visited_20_Internet_20_Link">extend.none</text:a> is used, the horizontal borders start at the left border and end at the right border. With <text:a xlink:type="simple" xlink:href="https://www.tradingview.com/pine-script-reference/v6/#const_extend.left" text:style-name="Internet_20_link" text:visited-style-name="Visited_20_Internet_20_Link">extend.left</text:a> or <text:a xlink:type="simple" xlink:href="https://www.tradingview.com/pine-script-reference/v6/#const_extend.right" text:style-name="Internet_20_link" text:visited-style-name="Visited_20_Internet_20_Link">extend.right</text:a>, the horizontal borders are extended indefinitely to the left or right of the box, respectively. With <text:a xlink:type="simple" xlink:href="https://www.tradingview.com/pine-script-reference/v6/#const_extend.both" text:style-name="Internet_20_link" text:visited-style-name="Visited_20_Internet_20_Link">extend.both</text:a>, the horizontal borders are extended on both sides.</text:p>
        <text:p text:style-name="Text_20_body">Syntax</text:p>
        <text:p text:style-name="P5">box.set_extend(id, extend) → void</text:p>
        <text:p text:style-name="P3">Arguments</text:p>
        <text:p text:style-name="P3">id (series box) A box object.</text:p>
        <text:p text:style-name="P3">extend (series string) New extending type.</text:p>
        <text:p text:style-name="P3">See also</text:p>
        <text:p text:style-name="P3"><text:a xlink:type="simple" xlink:href="https://www.tradingview.com/pine-script-reference/v6/#fun_box.new" text:style-name="Internet_20_link" text:visited-style-name="Visited_20_Internet_20_Link">box.new</text:a><text:a xlink:type="simple" xlink:href="https://www.tradingview.com/pine-script-reference/v6/#const_extend.none" text:style-name="Internet_20_link" text:visited-style-name="Visited_20_Internet_20_Link">extend.none</text:a></text:p>
      </text:section>
      <text:section text:style-name="Sect1" text:name="fun_box.set_left">
        <text:h text:style-name="P2" text:outline-level="3">box.set_left()</text:h>
      </text:section>
      <text:section text:style-name="Sect1" text:name="Section434">
        <text:p text:style-name="P6"><text:bookmark text:name="fun_box.set_left"/>Sets the left coordinate of the box.</text:p>
        <text:p text:style-name="Text_20_body">Syntax</text:p>
        <text:p text:style-name="P5">box.set_left(id, left) → void</text:p>
        <text:p text:style-name="P3">Arguments</text:p>
        <text:p text:style-name="P3">id (series box) A box object.</text:p>
        <text:p text:style-name="P3">left (series int) Bar index or bar time of the left border. Note that objects positioned using <text:a xlink:type="simple" xlink:href="https://www.tradingview.com/pine-script-reference/v6/#const_xloc.bar_index" text:style-name="Internet_20_link" text:visited-style-name="Visited_20_Internet_20_Link">xloc.bar_index</text:a> cannot be drawn further than 500 bars into the future.</text:p>
        <text:p text:style-name="P3">See also</text:p>
        <text:p text:style-name="P3"><text:a xlink:type="simple" xlink:href="https://www.tradingview.com/pine-script-reference/v6/#fun_box.new" text:style-name="Internet_20_link" text:visited-style-name="Visited_20_Internet_20_Link">box.new</text:a><text:a xlink:type="simple" xlink:href="https://www.tradingview.com/pine-script-reference/v6/#fun_box.get_left" text:style-name="Internet_20_link" text:visited-style-name="Visited_20_Internet_20_Link">box.get_left</text:a></text:p>
      </text:section>
      <text:section text:style-name="Sect1" text:name="fun_box.set_lefttop">
        <text:h text:style-name="P2" text:outline-level="3">box.set_lefttop()</text:h>
      </text:section>
      <text:section text:style-name="Sect1" text:name="Section435">
        <text:p text:style-name="P6"><text:bookmark text:name="fun_box.set_lefttop"/>Sets the left and top coordinates of the box.</text:p>
        <text:p text:style-name="Text_20_body">Syntax</text:p>
        <text:p text:style-name="P5">box.set_lefttop(id, left, top) → void</text:p>
        <text:p text:style-name="P3">Arguments</text:p>
        <text:p text:style-name="P3">id (series box) A box object.</text:p>
        <text:p text:style-name="P3">left (series int) Bar index or bar time of the left border.</text:p>
        <text:p text:style-name="P3">top (series int/float) Price value of the top border.</text:p>
        <text:p text:style-name="P3">See also</text:p>
        <text:p text:style-name="P3"><text:a xlink:type="simple" xlink:href="https://www.tradingview.com/pine-script-reference/v6/#fun_box.new" text:style-name="Internet_20_link" text:visited-style-name="Visited_20_Internet_20_Link">box.new</text:a><text:a xlink:type="simple" xlink:href="https://www.tradingview.com/pine-script-reference/v6/#fun_box.get_left" text:style-name="Internet_20_link" text:visited-style-name="Visited_20_Internet_20_Link">box.get_left</text:a><text:a xlink:type="simple" xlink:href="https://www.tradingview.com/pine-script-reference/v6/#fun_box.get_top" text:style-name="Internet_20_link" text:visited-style-name="Visited_20_Internet_20_Link">box.get_top</text:a></text:p>
      </text:section>
      <text:section text:style-name="Sect1" text:name="fun_box.set_right">
        <text:h text:style-name="P2" text:outline-level="3">box.set_right()</text:h>
      </text:section>
      <text:section text:style-name="Sect1" text:name="Section436">
        <text:p text:style-name="P6"><text:bookmark text:name="fun_box.set_right"/>Sets the right coordinate of the box.</text:p>
        <text:p text:style-name="Text_20_body">Syntax</text:p>
        <text:p text:style-name="P5">box.set_right(id, right) → void</text:p>
        <text:p text:style-name="P3">Arguments</text:p>
        <text:p text:style-name="P3">id (series box) A box object.</text:p>
        <text:p text:style-name="P3">right (series int) Bar index or bar time of the right border. Note that objects positioned using <text:a xlink:type="simple" xlink:href="https://www.tradingview.com/pine-script-reference/v6/#const_xloc.bar_index" text:style-name="Internet_20_link" text:visited-style-name="Visited_20_Internet_20_Link">xloc.bar_index</text:a> cannot be drawn further than 500 bars into the future.</text:p>
        <text:p text:style-name="P3">See also</text:p>
        <text:p text:style-name="P3"><text:a xlink:type="simple" xlink:href="https://www.tradingview.com/pine-script-reference/v6/#fun_box.new" text:style-name="Internet_20_link" text:visited-style-name="Visited_20_Internet_20_Link">box.new</text:a><text:a xlink:type="simple" xlink:href="https://www.tradingview.com/pine-script-reference/v6/#fun_box.get_right" text:style-name="Internet_20_link" text:visited-style-name="Visited_20_Internet_20_Link">box.get_right</text:a></text:p>
      </text:section>
      <text:section text:style-name="Sect1" text:name="fun_box.set_rightbottom">
        <text:h text:style-name="P2" text:outline-level="3">box.set_rightbottom()</text:h>
      </text:section>
      <text:section text:style-name="Sect1" text:name="Section437">
        <text:p text:style-name="P6"><text:bookmark text:name="fun_box.set_rightbottom"/>Sets the right and bottom coordinates of the box.</text:p>
        <text:p text:style-name="Text_20_body">Syntax</text:p>
        <text:p text:style-name="P5">box.set_rightbottom(id, right, bottom) → void</text:p>
        <text:p text:style-name="P3">Arguments</text:p>
        <text:p text:style-name="P3">id (series box) A box object.</text:p>
        <text:p text:style-name="P3">right (series int) Bar index or bar time of the right border.</text:p>
        <text:p text:style-name="P3">bottom (series int/float) Price value of the bottom border.</text:p>
        <text:p text:style-name="P3">See also</text:p>
        <text:p text:style-name="P3"><text:a xlink:type="simple" xlink:href="https://www.tradingview.com/pine-script-reference/v6/#fun_box.new" text:style-name="Internet_20_link" text:visited-style-name="Visited_20_Internet_20_Link">box.new</text:a><text:a xlink:type="simple" xlink:href="https://www.tradingview.com/pine-script-reference/v6/#fun_box.get_right" text:style-name="Internet_20_link" text:visited-style-name="Visited_20_Internet_20_Link">box.get_right</text:a><text:a xlink:type="simple" xlink:href="https://www.tradingview.com/pine-script-reference/v6/#fun_box.get_bottom" text:style-name="Internet_20_link" text:visited-style-name="Visited_20_Internet_20_Link">box.get_bottom</text:a></text:p>
      </text:section>
      <text:section text:style-name="Sect1" text:name="fun_box.set_text">
        <text:h text:style-name="P2" text:outline-level="3">box.set_text()</text:h>
      </text:section>
      <text:section text:style-name="Sect1" text:name="Section438">
        <text:p text:style-name="P6"><text:bookmark text:name="fun_box.set_text"/>The function sets the text in the box.</text:p>
        <text:p text:style-name="Text_20_body">Syntax</text:p>
        <text:p text:style-name="P5">box.set_text(id, text) → void</text:p>
        <text:p text:style-name="P3">Arguments</text:p>
        <text:p text:style-name="P3"><text:soft-page-break/>id (series box) A box object.</text:p>
        <text:p text:style-name="P3">text (series string) The text to be displayed inside the box.</text:p>
        <text:p text:style-name="P3">See also</text:p>
        <text:p text:style-name="P3"><text:a xlink:type="simple" xlink:href="https://www.tradingview.com/pine-script-reference/v6/#fun_box.set_text_color" text:style-name="Internet_20_link" text:visited-style-name="Visited_20_Internet_20_Link">box.set_text_color</text:a><text:a xlink:type="simple" xlink:href="https://www.tradingview.com/pine-script-reference/v6/#fun_box.set_text_size" text:style-name="Internet_20_link" text:visited-style-name="Visited_20_Internet_20_Link">box.set_text_size</text:a><text:a xlink:type="simple" xlink:href="https://www.tradingview.com/pine-script-reference/v6/#fun_box.set_text_valign" text:style-name="Internet_20_link" text:visited-style-name="Visited_20_Internet_20_Link">box.set_text_valign</text:a><text:a xlink:type="simple" xlink:href="https://www.tradingview.com/pine-script-reference/v6/#fun_box.set_text_halign" text:style-name="Internet_20_link" text:visited-style-name="Visited_20_Internet_20_Link">box.set_text_halign</text:a><text:a xlink:type="simple" xlink:href="https://www.tradingview.com/pine-script-reference/v6/#fun_box.set_text_formatting" text:style-name="Internet_20_link" text:visited-style-name="Visited_20_Internet_20_Link">box.set_text_formatting</text:a></text:p>
      </text:section>
      <text:section text:style-name="Sect1" text:name="fun_box.set_text_color">
        <text:h text:style-name="P2" text:outline-level="3">box.set_text_color()</text:h>
      </text:section>
      <text:section text:style-name="Sect1" text:name="Section439">
        <text:p text:style-name="P6"><text:bookmark text:name="fun_box.set_text_color"/>The function sets the color of the text inside the box.</text:p>
        <text:p text:style-name="Text_20_body">Syntax</text:p>
        <text:p text:style-name="P5">box.set_text_color(id, text_color) → void</text:p>
        <text:p text:style-name="P3">Arguments</text:p>
        <text:p text:style-name="P3">id (series box) A box object.</text:p>
        <text:p text:style-name="P3">text_color (series color) The color of the text.</text:p>
        <text:p text:style-name="P3">See also</text:p>
        <text:p text:style-name="P3"><text:a xlink:type="simple" xlink:href="https://www.tradingview.com/pine-script-reference/v6/#fun_box.set_text" text:style-name="Internet_20_link" text:visited-style-name="Visited_20_Internet_20_Link">box.set_text</text:a><text:a xlink:type="simple" xlink:href="https://www.tradingview.com/pine-script-reference/v6/#fun_box.set_text_size" text:style-name="Internet_20_link" text:visited-style-name="Visited_20_Internet_20_Link">box.set_text_size</text:a><text:a xlink:type="simple" xlink:href="https://www.tradingview.com/pine-script-reference/v6/#fun_box.set_text_valign" text:style-name="Internet_20_link" text:visited-style-name="Visited_20_Internet_20_Link">box.set_text_valign</text:a><text:a xlink:type="simple" xlink:href="https://www.tradingview.com/pine-script-reference/v6/#fun_box.set_text_halign" text:style-name="Internet_20_link" text:visited-style-name="Visited_20_Internet_20_Link">box.set_text_halign</text:a></text:p>
      </text:section>
      <text:section text:style-name="Sect1" text:name="fun_box.set_text_font_family">
        <text:h text:style-name="P2" text:outline-level="3">box.set_text_font_family()</text:h>
      </text:section>
      <text:p text:style-name="P3">The function sets the font family of the text inside the box.</text:p>
      <text:p text:style-name="Text_20_body">Syntax</text:p>
      <text:p text:style-name="P5">box.set_text_font_family(id, text_font_family) → void</text:p>
      <text:p text:style-name="P3">Arguments</text:p>
      <text:p text:style-name="P3">id (series box) A box object.</text:p>
      <text:p text:style-name="P3">text_font_family (series string) The font family of the text. Possible values: <text:a xlink:type="simple" xlink:href="https://www.tradingview.com/pine-script-reference/v6/#const_font.family_default" text:style-name="Internet_20_link" text:visited-style-name="Visited_20_Internet_20_Link">font.family_default</text:a>, <text:a xlink:type="simple" xlink:href="https://www.tradingview.com/pine-script-reference/v6/#const_font.family_monospace" text:style-name="Internet_20_link" text:visited-style-name="Visited_20_Internet_20_Link">font.family_monospace</text:a>.</text:p>
      <text:p text:style-name="P3">Example</text:p>
      <text:section text:style-name="Sect1" text:name="Section440">
        <text:p text:style-name="P4"><text:bookmark text:name="fun_box.set_text_font_family"/><text:span text:style-name="Source_20_Text">//@version=6</text:span></text:p>
        <text:p text:style-name="Preformatted_20_Text"><text:span text:style-name="Source_20_Text">indicator("Example of setting the box font")</text:span></text:p>
        <text:p text:style-name="Preformatted_20_Text"><text:span text:style-name="Source_20_Text">if barstate.islastconfirmedhistory</text:span></text:p>
        <text:p text:style-name="Preformatted_20_Text"><text:span text:style-name="Source_20_Text">    b = box.new(bar_index, open-ta.tr, bar_index-50, open-ta.tr*5, text="monospace")</text:span></text:p>
        <text:p text:style-name="P5"><text:span text:style-name="Source_20_Text">    box.set_text_font_family(b, font.family_monospace)</text:span></text:p>
        <text:p text:style-name="P3">See also</text:p>
        <text:p text:style-name="P3"><text:a xlink:type="simple" xlink:href="https://www.tradingview.com/pine-script-reference/v6/#fun_box.new" text:style-name="Internet_20_link" text:visited-style-name="Visited_20_Internet_20_Link">box.new</text:a><text:a xlink:type="simple" xlink:href="https://www.tradingview.com/pine-script-reference/v6/#const_font.family_default" text:style-name="Internet_20_link" text:visited-style-name="Visited_20_Internet_20_Link">font.family_default</text:a><text:a xlink:type="simple" xlink:href="https://www.tradingview.com/pine-script-reference/v6/#const_font.family_monospace" text:style-name="Internet_20_link" text:visited-style-name="Visited_20_Internet_20_Link">font.family_monospace</text:a></text:p>
      </text:section>
      <text:section text:style-name="Sect1" text:name="fun_box.set_text_formatting">
        <text:h text:style-name="P2" text:outline-level="3">box.set_text_formatting()</text:h>
      </text:section>
      <text:section text:style-name="Sect1" text:name="Section441">
        <text:p text:style-name="P6"><text:bookmark text:name="fun_box.set_text_formatting"/>Sets the formatting attributes the drawing applies to displayed text.</text:p>
        <text:p text:style-name="Text_20_body">Syntax</text:p>
        <text:p text:style-name="P5">box.set_text_formatting(id, text_formatting) → void</text:p>
        <text:p text:style-name="P3">Arguments</text:p>
        <text:p text:style-name="P3">id (series box) A box object.</text:p>
        <text:p text:style-name="P3">text_formatting (const text_format) The formatting of the displayed text. Formatting options support addition. For example, <text:span text:style-name="Source_20_Text">text.format_bold + text.format_italic</text:span> will make the text both bold and italicized. Possible values: <text:a xlink:type="simple" xlink:href="https://www.tradingview.com/pine-script-reference/v6/#var_text.format_none" text:style-name="Internet_20_link" text:visited-style-name="Visited_20_Internet_20_Link">text.format_none</text:a>, <text:a xlink:type="simple" xlink:href="https://www.tradingview.com/pine-script-reference/v6/#var_text.format_bold" text:style-name="Internet_20_link" text:visited-style-name="Visited_20_Internet_20_Link">text.format_bold</text:a>, <text:a xlink:type="simple" xlink:href="https://www.tradingview.com/pine-script-reference/v6/#var_text.format_italic" text:style-name="Internet_20_link" text:visited-style-name="Visited_20_Internet_20_Link">text.format_italic</text:a>.</text:p>
        <text:p text:style-name="P3">See also</text:p>
        <text:p text:style-name="P3"><text:a xlink:type="simple" xlink:href="https://www.tradingview.com/pine-script-reference/v6/#fun_box.set_text_color" text:style-name="Internet_20_link" text:visited-style-name="Visited_20_Internet_20_Link">box.set_text_color</text:a><text:a xlink:type="simple" xlink:href="https://www.tradingview.com/pine-script-reference/v6/#fun_box.set_text_size" text:style-name="Internet_20_link" text:visited-style-name="Visited_20_Internet_20_Link">box.set_text_size</text:a><text:a xlink:type="simple" xlink:href="https://www.tradingview.com/pine-script-reference/v6/#fun_box.set_text_valign" text:style-name="Internet_20_link" text:visited-style-name="Visited_20_Internet_20_Link">box.set_text_valign</text:a><text:a xlink:type="simple" xlink:href="https://www.tradingview.com/pine-script-reference/v6/#fun_box.set_text_halign" text:style-name="Internet_20_link" text:visited-style-name="Visited_20_Internet_20_Link">box.set_text_halign</text:a><text:a xlink:type="simple" xlink:href="https://www.tradingview.com/pine-script-reference/v6/#fun_box.set_text" text:style-name="Internet_20_link" text:visited-style-name="Visited_20_Internet_20_Link">box.set_text</text:a></text:p>
      </text:section>
      <text:section text:style-name="Sect1" text:name="fun_box.set_text_halign">
        <text:h text:style-name="P2" text:outline-level="3">box.set_text_halign()</text:h>
      </text:section>
      <text:section text:style-name="Sect1" text:name="Section442">
        <text:p text:style-name="P6"><text:bookmark text:name="fun_box.set_text_halign"/>The function sets the horizontal alignment of the box's text.</text:p>
        <text:p text:style-name="Text_20_body">Syntax</text:p>
        <text:p text:style-name="P5">box.set_text_halign(id, text_halign) → void</text:p>
        <text:p text:style-name="P3">Arguments</text:p>
        <text:p text:style-name="P3">id (series box) A box object.</text:p>
        <text:p text:style-name="P3">text_halign (series string) The horizontal alignment of a box's text. Possible values: <text:a xlink:type="simple" xlink:href="https://www.tradingview.com/pine-script-reference/v6/#const_text.align_left" text:style-name="Internet_20_link" text:visited-style-name="Visited_20_Internet_20_Link">text.align_left</text:a>, <text:a xlink:type="simple" xlink:href="https://www.tradingview.com/pine-script-reference/v6/#const_text.align_center" text:style-name="Internet_20_link" text:visited-style-name="Visited_20_Internet_20_Link">text.align_center</text:a>, <text:a xlink:type="simple" xlink:href="https://www.tradingview.com/pine-script-reference/v6/#const_text.align_right" text:style-name="Internet_20_link" text:visited-style-name="Visited_20_Internet_20_Link">text.align_right</text:a>.</text:p>
        <text:p text:style-name="P3">See also</text:p>
        <text:p text:style-name="P3"><text:a xlink:type="simple" xlink:href="https://www.tradingview.com/pine-script-reference/v6/#fun_box.set_text" text:style-name="Internet_20_link" text:visited-style-name="Visited_20_Internet_20_Link">box.set_text</text:a><text:a xlink:type="simple" xlink:href="https://www.tradingview.com/pine-script-reference/v6/#fun_box.set_text_size" text:style-name="Internet_20_link" text:visited-style-name="Visited_20_Internet_20_Link">box.set_text_size</text:a><text:a xlink:type="simple" xlink:href="https://www.tradingview.com/pine-script-reference/v6/#fun_box.set_text_valign" text:style-name="Internet_20_link" text:visited-style-name="Visited_20_Internet_20_Link">box.set_text_valign</text:a><text:a xlink:type="simple" xlink:href="https://www.tradingview.com/pine-script-reference/v6/#fun_box.set_text_color" text:style-name="Internet_20_link" text:visited-style-name="Visited_20_Internet_20_Link">box.set_text_color</text:a></text:p>
      </text:section>
      <text:section text:style-name="Sect1" text:name="fun_box.set_text_size">
        <text:h text:style-name="P2" text:outline-level="3">box.set_text_size()</text:h>
      </text:section>
      <text:section text:style-name="Sect1" text:name="Section443">
        <text:p text:style-name="P6"><text:bookmark text:name="fun_box.set_text_size"/>The function sets the size of the box's text.</text:p>
        <text:p text:style-name="Text_20_body">Syntax</text:p>
        <text:p text:style-name="P5">box.set_text_size(id, text_size) → void</text:p>
        <text:p text:style-name="P3">Arguments</text:p>
        <text:p text:style-name="P3">id (series box) A box object.</text:p>
        <text:p text:style-name="P3">text_size (series int/string) Size of the box's text. The size can be any positive integer, or one of the <text:span text:style-name="Source_20_Text">size.*</text:span> built-in constant strings. The constant strings and their equivalent integer values are: <text:a xlink:type="simple" xlink:href="https://www.tradingview.com/pine-script-reference/v6/#const_size.auto" text:style-name="Internet_20_link" text:visited-style-name="Visited_20_Internet_20_Link">size.auto</text:a> (0), <text:a xlink:type="simple" xlink:href="https://www.tradingview.com/pine-script-reference/v6/#const_size.tiny" text:style-name="Internet_20_link" text:visited-style-name="Visited_20_Internet_20_Link">size.tiny</text:a> (8), <text:a xlink:type="simple" xlink:href="https://www.tradingview.com/pine-script-reference/v6/#const_size.small" text:style-name="Internet_20_link" text:visited-style-name="Visited_20_Internet_20_Link">size.small</text:a> (10), <text:a xlink:type="simple" xlink:href="https://www.tradingview.com/pine-script-reference/v6/#const_size.normal" text:style-name="Internet_20_link" text:visited-style-name="Visited_20_Internet_20_Link">size.normal</text:a> (14), <text:a xlink:type="simple" xlink:href="https://www.tradingview.com/pine-script-reference/v6/#const_size.large" text:style-name="Internet_20_link" text:visited-style-name="Visited_20_Internet_20_Link">size.large</text:a> (20), <text:a xlink:type="simple" xlink:href="https://www.tradingview.com/pine-script-reference/v6/#const_size.huge" text:style-name="Internet_20_link" text:visited-style-name="Visited_20_Internet_20_Link">size.huge</text:a> (36).</text:p>
        <text:p text:style-name="P3">See also</text:p>
        <text:p text:style-name="P3"><text:a xlink:type="simple" xlink:href="https://www.tradingview.com/pine-script-reference/v6/#fun_box.set_text" text:style-name="Internet_20_link" text:visited-style-name="Visited_20_Internet_20_Link">box.set_text</text:a><text:a xlink:type="simple" xlink:href="https://www.tradingview.com/pine-script-reference/v6/#fun_box.set_text_color" text:style-name="Internet_20_link" text:visited-style-name="Visited_20_Internet_20_Link">box.set_text_color</text:a><text:a xlink:type="simple" xlink:href="https://www.tradingview.com/pine-script-reference/v6/#fun_box.set_text_valign" text:style-name="Internet_20_link" text:visited-style-name="Visited_20_Internet_20_Link">box.set_text_valign</text:a><text:a xlink:type="simple" xlink:href="https://www.tradingview.com/pine-script-reference/v6/#fun_box.set_text_halign" text:style-name="Internet_20_link" text:visited-style-name="Visited_20_Internet_20_Link">box.set_text_halign</text:a></text:p>
      </text:section>
      <text:section text:style-name="Sect1" text:name="fun_box.set_text_valign">
        <text:h text:style-name="P2" text:outline-level="3">box.set_text_valign()</text:h>
      </text:section>
      <text:section text:style-name="Sect1" text:name="Section444">
        <text:p text:style-name="P6"><text:bookmark text:name="fun_box.set_text_valign"/>The function sets the vertical alignment of a box's text.</text:p>
        <text:p text:style-name="Text_20_body">Syntax</text:p>
        <text:p text:style-name="P5">box.set_text_valign(id, text_valign) → void</text:p>
        <text:p text:style-name="P3">Arguments</text:p>
        <text:p text:style-name="P3">id (series box) A box object.</text:p>
        <text:p text:style-name="P3">text_valign (series string) The vertical alignment of the box's text. Possible values: <text:a xlink:type="simple" xlink:href="https://www.tradingview.com/pine-script-reference/v6/#const_text.align_top" text:style-name="Internet_20_link" text:visited-style-name="Visited_20_Internet_20_Link">text.align_top</text:a>, <text:a xlink:type="simple" xlink:href="https://www.tradingview.com/pine-script-reference/v6/#const_text.align_center" text:style-name="Internet_20_link" text:visited-style-name="Visited_20_Internet_20_Link">text.align_center</text:a>, <text:a xlink:type="simple" xlink:href="https://www.tradingview.com/pine-script-reference/v6/#const_text.align_bottom" text:style-name="Internet_20_link" text:visited-style-name="Visited_20_Internet_20_Link">text.align_bottom</text:a>.</text:p>
        <text:p text:style-name="P3">See also</text:p>
        <text:p text:style-name="P3"><text:a xlink:type="simple" xlink:href="https://www.tradingview.com/pine-script-reference/v6/#fun_box.set_text" text:style-name="Internet_20_link" text:visited-style-name="Visited_20_Internet_20_Link">box.set_text</text:a><text:a xlink:type="simple" xlink:href="https://www.tradingview.com/pine-script-reference/v6/#fun_box.set_text_size" text:style-name="Internet_20_link" text:visited-style-name="Visited_20_Internet_20_Link">box.set_text_size</text:a><text:a xlink:type="simple" xlink:href="https://www.tradingview.com/pine-script-reference/v6/#fun_box.set_text_color" text:style-name="Internet_20_link" text:visited-style-name="Visited_20_Internet_20_Link">box.set_text_color</text:a><text:a xlink:type="simple" xlink:href="https://www.tradingview.com/pine-script-reference/v6/#fun_box.set_text_halign" text:style-name="Internet_20_link" text:visited-style-name="Visited_20_Internet_20_Link">box.set_text_halign</text:a></text:p>
      </text:section>
      <text:section text:style-name="Sect1" text:name="fun_box.set_text_wrap">
        <text:h text:style-name="P2" text:outline-level="3">box.set_text_wrap()</text:h>
      </text:section>
      <text:section text:style-name="Sect1" text:name="Section445">
        <text:p text:style-name="P6"><text:bookmark text:name="fun_box.set_text_wrap"/>The function sets the mode of wrapping of the text inside the box.</text:p>
        <text:p text:style-name="Text_20_body"><text:soft-page-break/>Syntax</text:p>
        <text:p text:style-name="P5">box.set_text_wrap(id, text_wrap) → void</text:p>
        <text:p text:style-name="P3">Arguments</text:p>
        <text:p text:style-name="P3">id (series box) A box object.</text:p>
        <text:p text:style-name="P3">text_wrap (series string) Whether to wrap text. Wrapped text starts a new line when it reaches the side of the box. Wrapped text lower than the bottom of the box is not displayed. Unwrapped text stays on a single line and <text:span text:style-name="Emphasis">is displayed</text:span> past the width of the box if it is too long. If the <text:span text:style-name="Source_20_Text">text_size</text:span> is 0 or <text:a xlink:type="simple" xlink:href="https://www.tradingview.com/pine-script-reference/v6/#const_text.wrap_auto" text:style-name="Internet_20_link" text:visited-style-name="Visited_20_Internet_20_Link">text.wrap_auto</text:a>, this setting has no effect. Possible values: <text:a xlink:type="simple" xlink:href="https://www.tradingview.com/pine-script-reference/v6/#const_text.wrap_none" text:style-name="Internet_20_link" text:visited-style-name="Visited_20_Internet_20_Link">text.wrap_none</text:a>, <text:a xlink:type="simple" xlink:href="https://www.tradingview.com/pine-script-reference/v6/#const_text.wrap_auto" text:style-name="Internet_20_link" text:visited-style-name="Visited_20_Internet_20_Link">text.wrap_auto</text:a>.</text:p>
        <text:p text:style-name="P3">See also</text:p>
        <text:p text:style-name="P3"><text:a xlink:type="simple" xlink:href="https://www.tradingview.com/pine-script-reference/v6/#fun_box.set_text" text:style-name="Internet_20_link" text:visited-style-name="Visited_20_Internet_20_Link">box.set_text</text:a><text:a xlink:type="simple" xlink:href="https://www.tradingview.com/pine-script-reference/v6/#fun_box.set_text_size" text:style-name="Internet_20_link" text:visited-style-name="Visited_20_Internet_20_Link">box.set_text_size</text:a><text:a xlink:type="simple" xlink:href="https://www.tradingview.com/pine-script-reference/v6/#fun_box.set_text_valign" text:style-name="Internet_20_link" text:visited-style-name="Visited_20_Internet_20_Link">box.set_text_valign</text:a><text:a xlink:type="simple" xlink:href="https://www.tradingview.com/pine-script-reference/v6/#fun_box.set_text_halign" text:style-name="Internet_20_link" text:visited-style-name="Visited_20_Internet_20_Link">box.set_text_halign</text:a><text:a xlink:type="simple" xlink:href="https://www.tradingview.com/pine-script-reference/v6/#fun_box.set_text_color" text:style-name="Internet_20_link" text:visited-style-name="Visited_20_Internet_20_Link">box.set_text_color</text:a></text:p>
      </text:section>
      <text:section text:style-name="Sect1" text:name="fun_box.set_top">
        <text:h text:style-name="P2" text:outline-level="3">box.set_top()</text:h>
      </text:section>
      <text:section text:style-name="Sect1" text:name="Section446">
        <text:p text:style-name="P6"><text:bookmark text:name="fun_box.set_top"/>Sets the top coordinate of the box.</text:p>
        <text:p text:style-name="Text_20_body">Syntax</text:p>
        <text:p text:style-name="P5">box.set_top(id, top) → void</text:p>
        <text:p text:style-name="P3">Arguments</text:p>
        <text:p text:style-name="P3">id (series box) A box object.</text:p>
        <text:p text:style-name="P3">top (series int/float) Price value of the top border.</text:p>
        <text:p text:style-name="P3">See also</text:p>
        <text:p text:style-name="P3"><text:a xlink:type="simple" xlink:href="https://www.tradingview.com/pine-script-reference/v6/#fun_box.new" text:style-name="Internet_20_link" text:visited-style-name="Visited_20_Internet_20_Link">box.new</text:a><text:a xlink:type="simple" xlink:href="https://www.tradingview.com/pine-script-reference/v6/#fun_box.get_top" text:style-name="Internet_20_link" text:visited-style-name="Visited_20_Internet_20_Link">box.get_top</text:a></text:p>
      </text:section>
      <text:section text:style-name="Sect1" text:name="fun_box.set_top_left_point">
        <text:h text:style-name="P2" text:outline-level="3">box.set_top_left_point()</text:h>
      </text:section>
      <text:section text:style-name="Sect1" text:name="Section447">
        <text:p text:style-name="P6"><text:bookmark text:name="fun_box.set_top_left_point"/>Sets the top-left corner location of the <text:span text:style-name="Source_20_Text">id</text:span> box to <text:span text:style-name="Source_20_Text">point</text:span>.</text:p>
        <text:p text:style-name="Text_20_body">Syntax</text:p>
        <text:p text:style-name="P5">box.set_top_left_point(id, point) → void</text:p>
        <text:p text:style-name="P3">Arguments</text:p>
        <text:p text:style-name="P3">id (series box) A <text:a xlink:type="simple" xlink:href="https://www.tradingview.com/pine-script-reference/v6/#type_box" text:style-name="Internet_20_link" text:visited-style-name="Visited_20_Internet_20_Link">box</text:a> object.</text:p>
        <text:p text:style-name="P3">point (chart.point) A <text:a xlink:type="simple" xlink:href="https://www.tradingview.com/pine-script-reference/v6/#type_chart.point" text:style-name="Internet_20_link" text:visited-style-name="Visited_20_Internet_20_Link">chart.point</text:a> object.</text:p>
      </text:section>
      <text:section text:style-name="Sect1" text:name="fun_chart.point.copy">
        <text:h text:style-name="P2" text:outline-level="3">chart.point.copy()</text:h>
      </text:section>
      <text:section text:style-name="Sect1" text:name="Section448">
        <text:p text:style-name="P6"><text:bookmark text:name="fun_chart.point.copy"/>Creates a copy of a <text:a xlink:type="simple" xlink:href="https://www.tradingview.com/pine-script-reference/v6/#type_chart.point" text:style-name="Internet_20_link" text:visited-style-name="Visited_20_Internet_20_Link">chart.point</text:a> object with the specified <text:span text:style-name="Source_20_Text">id</text:span>.</text:p>
        <text:p text:style-name="Text_20_body">Syntax</text:p>
        <text:p text:style-name="P5">chart.point.copy(id) → chart.point</text:p>
        <text:p text:style-name="P3">Arguments</text:p>
        <text:p text:style-name="P3">id (chart.point) A <text:a xlink:type="simple" xlink:href="https://www.tradingview.com/pine-script-reference/v6/#type_chart.point" text:style-name="Internet_20_link" text:visited-style-name="Visited_20_Internet_20_Link">chart.point</text:a> object.</text:p>
      </text:section>
      <text:section text:style-name="Sect1" text:name="fun_chart.point.from_index">
        <text:h text:style-name="P2" text:outline-level="3">chart.point.from_index()</text:h>
      </text:section>
      <text:section text:style-name="Sect1" text:name="Section449">
        <text:p text:style-name="P6"><text:bookmark text:name="fun_chart.point.from_index"/>Returns a <text:a xlink:type="simple" xlink:href="https://www.tradingview.com/pine-script-reference/v6/#type_chart.point" text:style-name="Internet_20_link" text:visited-style-name="Visited_20_Internet_20_Link">chart.point</text:a> object with <text:span text:style-name="Source_20_Text">index</text:span> as its x-coordinate and <text:span text:style-name="Source_20_Text">price</text:span> as its y-coordinate.</text:p>
        <text:p text:style-name="Text_20_body">Syntax</text:p>
        <text:p text:style-name="P5">chart.point.from_index(index, price) → chart.point</text:p>
        <text:p text:style-name="P3">Arguments</text:p>
        <text:p text:style-name="P3">index (series int) The x-coordinate of the point, expressed as a bar index value.</text:p>
        <text:p text:style-name="P3">price (series int/float) The y-coordinate of the point.</text:p>
        <text:p text:style-name="P3">Remarks</text:p>
        <text:p text:style-name="P3">The <text:span text:style-name="Source_20_Text">time</text:span> field values of <text:a xlink:type="simple" xlink:href="https://www.tradingview.com/pine-script-reference/v6/#type_chart.point" text:style-name="Internet_20_link" text:visited-style-name="Visited_20_Internet_20_Link">chart.point</text:a> instances returned from this function will be <text:a xlink:type="simple" xlink:href="https://www.tradingview.com/pine-script-reference/v6/#var_na" text:style-name="Internet_20_link" text:visited-style-name="Visited_20_Internet_20_Link">na</text:a>, meaning drawing objects with <text:span text:style-name="Source_20_Text">xloc</text:span> values set to <text:span text:style-name="Source_20_Text">xloc.bar_time</text:span> will not work with them.</text:p>
      </text:section>
      <text:section text:style-name="Sect1" text:name="fun_chart.point.from_time">
        <text:h text:style-name="P2" text:outline-level="3">chart.point.from_time()</text:h>
      </text:section>
      <text:section text:style-name="Sect1" text:name="Section450">
        <text:p text:style-name="P6"><text:bookmark text:name="fun_chart.point.from_time"/>Returns a <text:a xlink:type="simple" xlink:href="https://www.tradingview.com/pine-script-reference/v6/#type_chart.point" text:style-name="Internet_20_link" text:visited-style-name="Visited_20_Internet_20_Link">chart.point</text:a> object with <text:span text:style-name="Source_20_Text">time</text:span> as its x-coordinate and <text:span text:style-name="Source_20_Text">price</text:span> as its y-coordinate.</text:p>
        <text:p text:style-name="Text_20_body">Syntax</text:p>
        <text:p text:style-name="P5">chart.point.from_time(time, price) → chart.point</text:p>
        <text:p text:style-name="P3">Arguments</text:p>
        <text:p text:style-name="P3">time (series int) The x-coordinate of the point, expressed as a UNIX time value, in milliseconds.</text:p>
        <text:p text:style-name="P3">price (series int/float) The y-coordinate of the point.</text:p>
        <text:p text:style-name="P3">Remarks</text:p>
        <text:p text:style-name="P3">The <text:span text:style-name="Source_20_Text">index</text:span> field values of <text:a xlink:type="simple" xlink:href="https://www.tradingview.com/pine-script-reference/v6/#type_chart.point" text:style-name="Internet_20_link" text:visited-style-name="Visited_20_Internet_20_Link">chart.point</text:a> instances returned from this function will be <text:a xlink:type="simple" xlink:href="https://www.tradingview.com/pine-script-reference/v6/#var_na" text:style-name="Internet_20_link" text:visited-style-name="Visited_20_Internet_20_Link">na</text:a>, meaning drawing objects with <text:span text:style-name="Source_20_Text">xloc</text:span> values set to <text:span text:style-name="Source_20_Text">xloc.bar_index</text:span> will not work with them.</text:p>
      </text:section>
      <text:section text:style-name="Sect1" text:name="fun_chart.point.new">
        <text:h text:style-name="P2" text:outline-level="3">chart.point.new()</text:h>
      </text:section>
      <text:section text:style-name="Sect1" text:name="Section451">
        <text:p text:style-name="P6"><text:bookmark text:name="fun_chart.point.new"/>Creates a new <text:a xlink:type="simple" xlink:href="https://www.tradingview.com/pine-script-reference/v6/#type_chart.point" text:style-name="Internet_20_link" text:visited-style-name="Visited_20_Internet_20_Link">chart.point</text:a> object with the specified <text:span text:style-name="Source_20_Text">time</text:span>, <text:span text:style-name="Source_20_Text">index</text:span>, and <text:span text:style-name="Source_20_Text">price</text:span>.</text:p>
        <text:p text:style-name="Text_20_body">Syntax</text:p>
        <text:p text:style-name="P5">chart.point.new(time, index, price) → chart.point</text:p>
        <text:p text:style-name="P3">Arguments</text:p>
        <text:p text:style-name="P3">time (series int) The x-coordinate of the point, expressed as a UNIX time value, in milliseconds.</text:p>
        <text:p text:style-name="P3">index (series int) The x-coordinate of the point, expressed as a bar index value.</text:p>
        <text:p text:style-name="P3">price (series int/float) The y-coordinate of the point.</text:p>
        <text:p text:style-name="P3">Remarks</text:p>
        <text:p text:style-name="P3">Whether a drawing object uses a point's <text:span text:style-name="Source_20_Text">time</text:span> or <text:span text:style-name="Source_20_Text">index</text:span> field as an x-coordinate depends on the <text:span text:style-name="Source_20_Text">xloc</text:span> type used in the function call that returned the drawing.</text:p>
        <text:p text:style-name="P3">It's important to note that this function does not verify that the <text:span text:style-name="Source_20_Text">time</text:span> and <text:span text:style-name="Source_20_Text">index</text:span> values refer to the same bar.</text:p>
        <text:p text:style-name="P3">See also</text:p>
        <text:p text:style-name="P3"><text:a xlink:type="simple" xlink:href="https://www.tradingview.com/pine-script-reference/v6/#fun_polyline.new" text:style-name="Internet_20_link" text:visited-style-name="Visited_20_Internet_20_Link">polyline.new</text:a></text:p>
      </text:section>
      <text:section text:style-name="Sect1" text:name="fun_chart.point.now">
        <text:h text:style-name="P2" text:outline-level="3">chart.point.now()</text:h>
      </text:section>
      <text:section text:style-name="Sect1" text:name="Section452">
        <text:p text:style-name="P6"><text:bookmark text:name="fun_chart.point.now"/>Returns a <text:a xlink:type="simple" xlink:href="https://www.tradingview.com/pine-script-reference/v6/#type_chart.point" text:style-name="Internet_20_link" text:visited-style-name="Visited_20_Internet_20_Link">chart.point</text:a> object with <text:span text:style-name="Source_20_Text">price</text:span> as the y-coordinate</text:p>
        <text:p text:style-name="Text_20_body">Syntax</text:p>
        <text:p text:style-name="P5">chart.point.now(price) → chart.point</text:p>
        <text:p text:style-name="P3">Arguments</text:p>
        <text:p text:style-name="P3"><text:soft-page-break/>price (series int/float) The y-coordinate of the point. Optional. The default is <text:a xlink:type="simple" xlink:href="https://www.tradingview.com/pine-script-reference/v6/#var_close" text:style-name="Internet_20_link" text:visited-style-name="Visited_20_Internet_20_Link">close</text:a>.</text:p>
        <text:p text:style-name="P3">Remarks</text:p>
        <text:p text:style-name="P3">The <text:a xlink:type="simple" xlink:href="https://www.tradingview.com/pine-script-reference/v6/#type_chart.point" text:style-name="Internet_20_link" text:visited-style-name="Visited_20_Internet_20_Link">chart.point</text:a> instance returned from this function records values for its <text:span text:style-name="Source_20_Text">index</text:span> and <text:span text:style-name="Source_20_Text">time</text:span> fields on the bar it executed on, making it suitable for use with drawing objects of any <text:span text:style-name="Source_20_Text">xloc</text:span> type.</text:p>
      </text:section>
      <text:section text:style-name="Sect1" text:name="fun_color">
        <text:h text:style-name="P2" text:outline-level="3">color()</text:h>
        <text:p text:style-name="P3">4 overloads</text:p>
      </text:section>
      <text:section text:style-name="Sect1" text:name="Section453">
        <text:p text:style-name="P6"><text:bookmark text:name="fun_color"/>Casts na to color</text:p>
        <text:p text:style-name="Text_20_body">Syntax &amp; Overloads</text:p>
        <text:p text:style-name="P5"><text:a xlink:type="simple" xlink:href="https://www.tradingview.com/pine-script-reference/v6/#fun_color-0" text:style-name="Internet_20_link" text:visited-style-name="Visited_20_Internet_20_Link">color(x) → const color</text:a></text:p>
        <text:p text:style-name="P5"><text:a xlink:type="simple" xlink:href="https://www.tradingview.com/pine-script-reference/v6/#fun_color-1" text:style-name="Internet_20_link" text:visited-style-name="Visited_20_Internet_20_Link">color(x) → input color</text:a></text:p>
        <text:p text:style-name="P5"><text:a xlink:type="simple" xlink:href="https://www.tradingview.com/pine-script-reference/v6/#fun_color-2" text:style-name="Internet_20_link" text:visited-style-name="Visited_20_Internet_20_Link">color(x) → simple color</text:a></text:p>
        <text:p text:style-name="P5"><text:a xlink:type="simple" xlink:href="https://www.tradingview.com/pine-script-reference/v6/#fun_color-3" text:style-name="Internet_20_link" text:visited-style-name="Visited_20_Internet_20_Link">color(x) → series color</text:a></text:p>
        <text:p text:style-name="P3">Arguments</text:p>
        <text:p text:style-name="P3">x (const color) The value to convert to the specified type, usually <text:a xlink:type="simple" xlink:href="https://www.tradingview.com/pine-script-reference/v6/#var_na" text:style-name="Internet_20_link" text:visited-style-name="Visited_20_Internet_20_Link">na</text:a>.</text:p>
        <text:p text:style-name="P3">Returns</text:p>
        <text:p text:style-name="P3">The value of the argument after casting to color.</text:p>
        <text:p text:style-name="P3">See also</text:p>
        <text:p text:style-name="P3"><text:a xlink:type="simple" xlink:href="https://www.tradingview.com/pine-script-reference/v6/#fun_float" text:style-name="Internet_20_link" text:visited-style-name="Visited_20_Internet_20_Link">float</text:a><text:a xlink:type="simple" xlink:href="https://www.tradingview.com/pine-script-reference/v6/#fun_int" text:style-name="Internet_20_link" text:visited-style-name="Visited_20_Internet_20_Link">int</text:a><text:a xlink:type="simple" xlink:href="https://www.tradingview.com/pine-script-reference/v6/#fun_bool" text:style-name="Internet_20_link" text:visited-style-name="Visited_20_Internet_20_Link">bool</text:a><text:a xlink:type="simple" xlink:href="https://www.tradingview.com/pine-script-reference/v6/#fun_string" text:style-name="Internet_20_link" text:visited-style-name="Visited_20_Internet_20_Link">string</text:a><text:a xlink:type="simple" xlink:href="https://www.tradingview.com/pine-script-reference/v6/#fun_line" text:style-name="Internet_20_link" text:visited-style-name="Visited_20_Internet_20_Link">line</text:a><text:a xlink:type="simple" xlink:href="https://www.tradingview.com/pine-script-reference/v6/#fun_label" text:style-name="Internet_20_link" text:visited-style-name="Visited_20_Internet_20_Link">label</text:a></text:p>
      </text:section>
      <text:section text:style-name="Sect1" text:name="fun_color.b">
        <text:h text:style-name="P2" text:outline-level="3">color.b()</text:h>
        <text:p text:style-name="P3">4 overloads</text:p>
      </text:section>
      <text:p text:style-name="P3">Retrieves the value of the color's blue component.</text:p>
      <text:p text:style-name="Text_20_body">Syntax &amp; Overloads</text:p>
      <text:p text:style-name="P5"><text:a xlink:type="simple" xlink:href="https://www.tradingview.com/pine-script-reference/v6/#fun_color.b-0" text:style-name="Internet_20_link" text:visited-style-name="Visited_20_Internet_20_Link">color.b(color) → const float</text:a></text:p>
      <text:p text:style-name="P5"><text:a xlink:type="simple" xlink:href="https://www.tradingview.com/pine-script-reference/v6/#fun_color.b-1" text:style-name="Internet_20_link" text:visited-style-name="Visited_20_Internet_20_Link">color.b(color) → input float</text:a></text:p>
      <text:p text:style-name="P5"><text:a xlink:type="simple" xlink:href="https://www.tradingview.com/pine-script-reference/v6/#fun_color.b-2" text:style-name="Internet_20_link" text:visited-style-name="Visited_20_Internet_20_Link">color.b(color) → simple float</text:a></text:p>
      <text:p text:style-name="P5"><text:a xlink:type="simple" xlink:href="https://www.tradingview.com/pine-script-reference/v6/#fun_color.b-3" text:style-name="Internet_20_link" text:visited-style-name="Visited_20_Internet_20_Link">color.b(color) → series float</text:a></text:p>
      <text:p text:style-name="P3">Arguments</text:p>
      <text:p text:style-name="P3">color (const color) Color.</text:p>
      <text:p text:style-name="P3">Example</text:p>
      <text:section text:style-name="Sect1" text:name="Section454">
        <text:p text:style-name="P4"><text:bookmark text:name="fun_color.b"/><text:span text:style-name="Source_20_Text">//@version=6</text:span></text:p>
        <text:p text:style-name="Preformatted_20_Text"><text:span text:style-name="Source_20_Text">indicator("color.b", overlay=true)</text:span></text:p>
        <text:p text:style-name="P5"><text:span text:style-name="Source_20_Text">plot(color.b(color.blue))</text:span></text:p>
        <text:p text:style-name="P3">Returns</text:p>
        <text:p text:style-name="P3">The value (0 to 255) of the color's blue component.</text:p>
      </text:section>
      <text:section text:style-name="Sect1" text:name="fun_color.from_gradient">
        <text:h text:style-name="P2" text:outline-level="3">color.from_gradient()</text:h>
      </text:section>
      <text:p text:style-name="P3">Based on the relative position of value in the bottom_value to top_value range, the function returns a color from the gradient defined by bottom_color to top_color.</text:p>
      <text:p text:style-name="Text_20_body">Syntax</text:p>
      <text:p text:style-name="P5">color.from_gradient(value, bottom_value, top_value, bottom_color, top_color) → series color</text:p>
      <text:p text:style-name="P3">Arguments</text:p>
      <text:p text:style-name="P3">value (series int/float) Value to calculate the position-dependent color.</text:p>
      <text:p text:style-name="P3">bottom_value (series int/float) Bottom position value corresponding to bottom_color.</text:p>
      <text:p text:style-name="P3">top_value (series int/float) Top position value corresponding to top_color.</text:p>
      <text:p text:style-name="P3">bottom_color (series color) Bottom position color.</text:p>
      <text:p text:style-name="P3">top_color (series color) Top position color.</text:p>
      <text:p text:style-name="P3">Example</text:p>
      <text:section text:style-name="Sect1" text:name="Section455">
        <text:p text:style-name="P4"><text:bookmark text:name="fun_color.from_gradient"/><text:span text:style-name="Source_20_Text">//@version=6</text:span></text:p>
        <text:p text:style-name="Preformatted_20_Text"><text:span text:style-name="Source_20_Text">indicator("color.from_gradient", overlay=true)</text:span></text:p>
        <text:p text:style-name="Preformatted_20_Text"><text:span text:style-name="Source_20_Text">color1 = color.from_gradient(close, low, high, color.yellow, color.lime)</text:span></text:p>
        <text:p text:style-name="Preformatted_20_Text"><text:span text:style-name="Source_20_Text">color2 = color.from_gradient(ta.rsi(close, 7), 0, 100, color.rgb(255, 0, 0), color.rgb(0, 255, 0, 50))</text:span></text:p>
        <text:p text:style-name="Preformatted_20_Text"><text:span text:style-name="Source_20_Text">plot(close, color=color1)</text:span></text:p>
        <text:p text:style-name="P5"><text:span text:style-name="Source_20_Text">plot(ta.rsi(close,7), color=color2)</text:span></text:p>
        <text:p text:style-name="P3">Returns</text:p>
        <text:p text:style-name="P3">A color calculated from the linear gradient between bottom_color to top_color.</text:p>
        <text:p text:style-name="P3">Remarks</text:p>
        <text:p text:style-name="P3">Using this function will have an impact on the colors displayed in the script's "Settings/Style" tab. See the <text:a xlink:type="simple" xlink:href="https://www.tradingview.com/pine-script-docs/concepts/colors/#color-selection-through-script-settings" office:target-frame-name="_blank" xlink:show="new" text:style-name="Internet_20_link" text:visited-style-name="Visited_20_Internet_20_Link">User Manual</text:a> for more information.</text:p>
      </text:section>
      <text:section text:style-name="Sect1" text:name="fun_color.g">
        <text:h text:style-name="P2" text:outline-level="3">color.g()</text:h>
        <text:p text:style-name="P3">4 overloads</text:p>
      </text:section>
      <text:p text:style-name="P3">Retrieves the value of the color's green component.</text:p>
      <text:p text:style-name="Text_20_body">Syntax &amp; Overloads</text:p>
      <text:p text:style-name="P5"><text:a xlink:type="simple" xlink:href="https://www.tradingview.com/pine-script-reference/v6/#fun_color.g-0" text:style-name="Internet_20_link" text:visited-style-name="Visited_20_Internet_20_Link">color.g(color) → const float</text:a></text:p>
      <text:p text:style-name="P5"><text:a xlink:type="simple" xlink:href="https://www.tradingview.com/pine-script-reference/v6/#fun_color.g-1" text:style-name="Internet_20_link" text:visited-style-name="Visited_20_Internet_20_Link">color.g(color) → input float</text:a></text:p>
      <text:p text:style-name="P5"><text:a xlink:type="simple" xlink:href="https://www.tradingview.com/pine-script-reference/v6/#fun_color.g-2" text:style-name="Internet_20_link" text:visited-style-name="Visited_20_Internet_20_Link">color.g(color) → simple float</text:a></text:p>
      <text:p text:style-name="P5"><text:a xlink:type="simple" xlink:href="https://www.tradingview.com/pine-script-reference/v6/#fun_color.g-3" text:style-name="Internet_20_link" text:visited-style-name="Visited_20_Internet_20_Link">color.g(color) → series float</text:a></text:p>
      <text:p text:style-name="P3">Arguments</text:p>
      <text:p text:style-name="P3">color (const color) Color.</text:p>
      <text:p text:style-name="P3">Example</text:p>
      <text:section text:style-name="Sect1" text:name="Section456">
        <text:p text:style-name="P4"><text:bookmark text:name="fun_color.g"/><text:span text:style-name="Source_20_Text">//@version=6</text:span></text:p>
        <text:p text:style-name="Preformatted_20_Text"><text:span text:style-name="Source_20_Text">indicator("color.g", overlay=true)</text:span></text:p>
        <text:p text:style-name="P5"><text:span text:style-name="Source_20_Text">plot(color.g(color.green))</text:span></text:p>
        <text:p text:style-name="P3"><text:soft-page-break/>Returns</text:p>
        <text:p text:style-name="P3">The value (0 to 255) of the color's green component.</text:p>
      </text:section>
      <text:section text:style-name="Sect1" text:name="fun_color.new">
        <text:h text:style-name="P2" text:outline-level="3">color.new()</text:h>
        <text:p text:style-name="P3">4 overloads</text:p>
      </text:section>
      <text:p text:style-name="P3">Function color applies the specified transparency to the given color.</text:p>
      <text:p text:style-name="Text_20_body">Syntax &amp; Overloads</text:p>
      <text:p text:style-name="P5"><text:a xlink:type="simple" xlink:href="https://www.tradingview.com/pine-script-reference/v6/#fun_color.new-0" text:style-name="Internet_20_link" text:visited-style-name="Visited_20_Internet_20_Link">color.new(color, transp) → const color</text:a></text:p>
      <text:p text:style-name="P5"><text:a xlink:type="simple" xlink:href="https://www.tradingview.com/pine-script-reference/v6/#fun_color.new-1" text:style-name="Internet_20_link" text:visited-style-name="Visited_20_Internet_20_Link">color.new(color, transp) → input color</text:a></text:p>
      <text:p text:style-name="P5"><text:a xlink:type="simple" xlink:href="https://www.tradingview.com/pine-script-reference/v6/#fun_color.new-2" text:style-name="Internet_20_link" text:visited-style-name="Visited_20_Internet_20_Link">color.new(color, transp) → simple color</text:a></text:p>
      <text:p text:style-name="P5"><text:a xlink:type="simple" xlink:href="https://www.tradingview.com/pine-script-reference/v6/#fun_color.new-3" text:style-name="Internet_20_link" text:visited-style-name="Visited_20_Internet_20_Link">color.new(color, transp) → series color</text:a></text:p>
      <text:p text:style-name="P3">Arguments</text:p>
      <text:p text:style-name="P3">color (const color) Color to apply transparency to.</text:p>
      <text:p text:style-name="P3">transp (const int/float) Possible values are from 0 (not transparent) to 100 (invisible).</text:p>
      <text:p text:style-name="P3">Example</text:p>
      <text:section text:style-name="Sect1" text:name="Section457">
        <text:p text:style-name="P4"><text:bookmark text:name="fun_color.new"/><text:span text:style-name="Source_20_Text">//@version=6</text:span></text:p>
        <text:p text:style-name="Preformatted_20_Text"><text:span text:style-name="Source_20_Text">indicator("color.new", overlay=true)</text:span></text:p>
        <text:p text:style-name="P5"><text:span text:style-name="Source_20_Text">plot(close, color=color.new(color.red, 50))</text:span></text:p>
        <text:p text:style-name="P3">Returns</text:p>
        <text:p text:style-name="P3">Color with specified transparency.</text:p>
        <text:p text:style-name="P3">Remarks</text:p>
        <text:p text:style-name="P3">Using arguments that are not constants (e.g., 'simple', 'input' or 'series') will have an impact on the colors displayed in the script's "Settings/Style" tab. See the <text:a xlink:type="simple" xlink:href="https://www.tradingview.com/pine-script-docs/concepts/colors/#color-selection-through-script-settings" office:target-frame-name="_blank" xlink:show="new" text:style-name="Internet_20_link" text:visited-style-name="Visited_20_Internet_20_Link">User Manual</text:a> for more information.</text:p>
      </text:section>
      <text:section text:style-name="Sect1" text:name="fun_color.r">
        <text:h text:style-name="P2" text:outline-level="3">color.r()</text:h>
        <text:p text:style-name="P3">4 overloads</text:p>
      </text:section>
      <text:p text:style-name="P3">Retrieves the value of the color's red component.</text:p>
      <text:p text:style-name="Text_20_body">Syntax &amp; Overloads</text:p>
      <text:p text:style-name="P5"><text:a xlink:type="simple" xlink:href="https://www.tradingview.com/pine-script-reference/v6/#fun_color.r-0" text:style-name="Internet_20_link" text:visited-style-name="Visited_20_Internet_20_Link">color.r(color) → const float</text:a></text:p>
      <text:p text:style-name="P5"><text:a xlink:type="simple" xlink:href="https://www.tradingview.com/pine-script-reference/v6/#fun_color.r-1" text:style-name="Internet_20_link" text:visited-style-name="Visited_20_Internet_20_Link">color.r(color) → input float</text:a></text:p>
      <text:p text:style-name="P5"><text:a xlink:type="simple" xlink:href="https://www.tradingview.com/pine-script-reference/v6/#fun_color.r-2" text:style-name="Internet_20_link" text:visited-style-name="Visited_20_Internet_20_Link">color.r(color) → simple float</text:a></text:p>
      <text:p text:style-name="P5"><text:a xlink:type="simple" xlink:href="https://www.tradingview.com/pine-script-reference/v6/#fun_color.r-3" text:style-name="Internet_20_link" text:visited-style-name="Visited_20_Internet_20_Link">color.r(color) → series float</text:a></text:p>
      <text:p text:style-name="P3">Arguments</text:p>
      <text:p text:style-name="P3">color (const color) Color.</text:p>
      <text:p text:style-name="P3">Example</text:p>
      <text:section text:style-name="Sect1" text:name="Section458">
        <text:p text:style-name="P4"><text:bookmark text:name="fun_color.r"/><text:span text:style-name="Source_20_Text">//@version=6</text:span></text:p>
        <text:p text:style-name="Preformatted_20_Text"><text:span text:style-name="Source_20_Text">indicator("color.r", overlay=true)</text:span></text:p>
        <text:p text:style-name="P5"><text:span text:style-name="Source_20_Text">plot(color.r(color.red))</text:span></text:p>
        <text:p text:style-name="P3">Returns</text:p>
        <text:p text:style-name="P3">The value (0 to 255) of the color's red component.</text:p>
      </text:section>
      <text:section text:style-name="Sect1" text:name="fun_color.rgb">
        <text:h text:style-name="P2" text:outline-level="3">color.rgb()</text:h>
        <text:p text:style-name="P3">4 overloads</text:p>
      </text:section>
      <text:p text:style-name="P3">Creates a new color with transparency using the RGB color model.</text:p>
      <text:p text:style-name="Text_20_body">Syntax &amp; Overloads</text:p>
      <text:p text:style-name="P5"><text:a xlink:type="simple" xlink:href="https://www.tradingview.com/pine-script-reference/v6/#fun_color.rgb-0" text:style-name="Internet_20_link" text:visited-style-name="Visited_20_Internet_20_Link">color.rgb(red, green, blue, transp) → const color</text:a></text:p>
      <text:p text:style-name="P5"><text:a xlink:type="simple" xlink:href="https://www.tradingview.com/pine-script-reference/v6/#fun_color.rgb-1" text:style-name="Internet_20_link" text:visited-style-name="Visited_20_Internet_20_Link">color.rgb(red, green, blue, transp) → input color</text:a></text:p>
      <text:p text:style-name="P5"><text:a xlink:type="simple" xlink:href="https://www.tradingview.com/pine-script-reference/v6/#fun_color.rgb-2" text:style-name="Internet_20_link" text:visited-style-name="Visited_20_Internet_20_Link">color.rgb(red, green, blue, transp) → simple color</text:a></text:p>
      <text:p text:style-name="P5"><text:a xlink:type="simple" xlink:href="https://www.tradingview.com/pine-script-reference/v6/#fun_color.rgb-3" text:style-name="Internet_20_link" text:visited-style-name="Visited_20_Internet_20_Link">color.rgb(red, green, blue, transp) → series color</text:a></text:p>
      <text:p text:style-name="P3">Arguments</text:p>
      <text:p text:style-name="P3">red (const int/float) Red color component. Possible values are from 0 to 255.</text:p>
      <text:p text:style-name="P3">green (const int/float) Green color component. Possible values are from 0 to 255.</text:p>
      <text:p text:style-name="P3">blue (const int/float) Blue color component. Possible values are from 0 to 255.</text:p>
      <text:p text:style-name="P3">transp (const int/float) Optional. Color transparency. Possible values are from 0 (opaque) to 100 (invisible). Default value is 0.</text:p>
      <text:p text:style-name="P3">Example</text:p>
      <text:section text:style-name="Sect1" text:name="Section459">
        <text:p text:style-name="P4"><text:bookmark text:name="fun_color.rgb"/><text:span text:style-name="Source_20_Text">//@version=6</text:span></text:p>
        <text:p text:style-name="Preformatted_20_Text"><text:span text:style-name="Source_20_Text">indicator("color.rgb", overlay=true)</text:span></text:p>
        <text:p text:style-name="P5"><text:span text:style-name="Source_20_Text">plot(close, color=color.rgb(255, 0, 0, 50))</text:span></text:p>
        <text:p text:style-name="P3">Returns</text:p>
        <text:p text:style-name="P3">Color with specified transparency.</text:p>
        <text:p text:style-name="P3">Remarks</text:p>
        <text:p text:style-name="P3">Using arguments that are not constants (e.g., 'simple', 'input' or 'series') will have an impact on the colors displayed in the script's "Settings/Style" tab. See the <text:a xlink:type="simple" xlink:href="https://www.tradingview.com/pine-script-docs/concepts/colors/#color-selection-through-script-settings" office:target-frame-name="_blank" xlink:show="new" text:style-name="Internet_20_link" text:visited-style-name="Visited_20_Internet_20_Link">User Manual</text:a> for more information.</text:p>
      </text:section>
      <text:section text:style-name="Sect1" text:name="fun_color.t">
        <text:h text:style-name="P2" text:outline-level="3">color.t()</text:h>
        <text:p text:style-name="P3">4 overloads</text:p>
      </text:section>
      <text:p text:style-name="P3">Retrieves the color's transparency.</text:p>
      <text:p text:style-name="Text_20_body">Syntax &amp; Overloads</text:p>
      <text:p text:style-name="P5"><text:a xlink:type="simple" xlink:href="https://www.tradingview.com/pine-script-reference/v6/#fun_color.t-0" text:style-name="Internet_20_link" text:visited-style-name="Visited_20_Internet_20_Link">color.t(color) → const float</text:a></text:p>
      <text:p text:style-name="P5"><text:a xlink:type="simple" xlink:href="https://www.tradingview.com/pine-script-reference/v6/#fun_color.t-1" text:style-name="Internet_20_link" text:visited-style-name="Visited_20_Internet_20_Link">color.t(color) → input float</text:a></text:p>
      <text:p text:style-name="P5"><text:a xlink:type="simple" xlink:href="https://www.tradingview.com/pine-script-reference/v6/#fun_color.t-2" text:style-name="Internet_20_link" text:visited-style-name="Visited_20_Internet_20_Link">color.t(color) → simple float</text:a></text:p>
      <text:p text:style-name="P5"><text:a xlink:type="simple" xlink:href="https://www.tradingview.com/pine-script-reference/v6/#fun_color.t-3" text:style-name="Internet_20_link" text:visited-style-name="Visited_20_Internet_20_Link">color.t(color) → series float</text:a></text:p>
      <text:p text:style-name="P3"><text:soft-page-break/>Arguments</text:p>
      <text:p text:style-name="P3">color (const color) Color.</text:p>
      <text:p text:style-name="P3">Example</text:p>
      <text:section text:style-name="Sect1" text:name="Section460">
        <text:p text:style-name="P4"><text:bookmark text:name="fun_color.t"/><text:span text:style-name="Source_20_Text">//@version=6</text:span></text:p>
        <text:p text:style-name="Preformatted_20_Text"><text:span text:style-name="Source_20_Text">indicator("color.t", overlay=true)</text:span></text:p>
        <text:p text:style-name="P5"><text:span text:style-name="Source_20_Text">plot(color.t(color.new(color.red, 50)))</text:span></text:p>
        <text:p text:style-name="P3">Returns</text:p>
        <text:p text:style-name="P3">The value (0-100) of the color's transparency.</text:p>
      </text:section>
      <text:section text:style-name="Sect1" text:name="fun_dayofmonth">
        <text:h text:style-name="P2" text:outline-level="3">dayofmonth()</text:h>
        <text:p text:style-name="P3">2 overloads</text:p>
      </text:section>
      <text:section text:style-name="Sect1" text:name="Section461">
        <text:p text:style-name="P7"><text:bookmark text:name="fun_dayofmonth"/>Syntax &amp; Overloads</text:p>
        <text:p text:style-name="P5"><text:a xlink:type="simple" xlink:href="https://www.tradingview.com/pine-script-reference/v6/#fun_dayofmonth-0" text:style-name="Internet_20_link" text:visited-style-name="Visited_20_Internet_20_Link">dayofmonth(time) → series int</text:a></text:p>
        <text:p text:style-name="P5"><text:a xlink:type="simple" xlink:href="https://www.tradingview.com/pine-script-reference/v6/#fun_dayofmonth-1" text:style-name="Internet_20_link" text:visited-style-name="Visited_20_Internet_20_Link">dayofmonth(time, timezone) → series int</text:a></text:p>
        <text:p text:style-name="P3">Arguments</text:p>
        <text:p text:style-name="P3">time (series int) UNIX time in milliseconds.</text:p>
        <text:p text:style-name="P3">Returns</text:p>
        <text:p text:style-name="P3">Day of month (in exchange timezone) for provided UNIX time.</text:p>
        <text:p text:style-name="P3">Remarks</text:p>
        <text:p text:style-name="P3">UNIX time is the number of milliseconds that have elapsed since 00:00:00 UTC, 1 January 1970.</text:p>
        <text:p text:style-name="P3">Note that this function returns the day based on the time of the bar's open. For overnight sessions (e.g. EURUSD, where Monday session starts on Sunday, 17:00 UTC-4) this value can be lower by 1 than the day of the trading day.</text:p>
        <text:p text:style-name="P3">See also</text:p>
        <text:p text:style-name="P3"><text:a xlink:type="simple" xlink:href="https://www.tradingview.com/pine-script-reference/v6/#var_dayofmonth" text:style-name="Internet_20_link" text:visited-style-name="Visited_20_Internet_20_Link">dayofmonth</text:a><text:a xlink:type="simple" xlink:href="https://www.tradingview.com/pine-script-reference/v6/#fun_time" text:style-name="Internet_20_link" text:visited-style-name="Visited_20_Internet_20_Link">time</text:a><text:a xlink:type="simple" xlink:href="https://www.tradingview.com/pine-script-reference/v6/#fun_year" text:style-name="Internet_20_link" text:visited-style-name="Visited_20_Internet_20_Link">year</text:a><text:a xlink:type="simple" xlink:href="https://www.tradingview.com/pine-script-reference/v6/#fun_month" text:style-name="Internet_20_link" text:visited-style-name="Visited_20_Internet_20_Link">month</text:a><text:a xlink:type="simple" xlink:href="https://www.tradingview.com/pine-script-reference/v6/#fun_dayofweek" text:style-name="Internet_20_link" text:visited-style-name="Visited_20_Internet_20_Link">dayofweek</text:a><text:a xlink:type="simple" xlink:href="https://www.tradingview.com/pine-script-reference/v6/#fun_hour" text:style-name="Internet_20_link" text:visited-style-name="Visited_20_Internet_20_Link">hour</text:a><text:a xlink:type="simple" xlink:href="https://www.tradingview.com/pine-script-reference/v6/#fun_minute" text:style-name="Internet_20_link" text:visited-style-name="Visited_20_Internet_20_Link">minute</text:a><text:a xlink:type="simple" xlink:href="https://www.tradingview.com/pine-script-reference/v6/#fun_second" text:style-name="Internet_20_link" text:visited-style-name="Visited_20_Internet_20_Link">second</text:a></text:p>
      </text:section>
      <text:section text:style-name="Sect1" text:name="fun_dayofweek">
        <text:h text:style-name="P2" text:outline-level="3">dayofweek()</text:h>
        <text:p text:style-name="P3">2 overloads</text:p>
      </text:section>
      <text:section text:style-name="Sect1" text:name="Section462">
        <text:p text:style-name="P7"><text:bookmark text:name="fun_dayofweek"/>Syntax &amp; Overloads</text:p>
        <text:p text:style-name="P5"><text:a xlink:type="simple" xlink:href="https://www.tradingview.com/pine-script-reference/v6/#fun_dayofweek-0" text:style-name="Internet_20_link" text:visited-style-name="Visited_20_Internet_20_Link">dayofweek(time) → series int</text:a></text:p>
        <text:p text:style-name="P5"><text:a xlink:type="simple" xlink:href="https://www.tradingview.com/pine-script-reference/v6/#fun_dayofweek-1" text:style-name="Internet_20_link" text:visited-style-name="Visited_20_Internet_20_Link">dayofweek(time, timezone) → series int</text:a></text:p>
        <text:p text:style-name="P3">Arguments</text:p>
        <text:p text:style-name="P3">time (series int) UNIX time in milliseconds.</text:p>
        <text:p text:style-name="P3">Returns</text:p>
        <text:p text:style-name="P3">Day of week (in exchange timezone) for provided UNIX time.</text:p>
        <text:p text:style-name="P3">Remarks</text:p>
        <text:p text:style-name="P3">Note that this function returns the day based on the time of the bar's open. For overnight sessions (e.g. EURUSD, where Monday session starts on Sunday, 17:00) this value can be lower by 1 than the day of the trading day.</text:p>
        <text:p text:style-name="P3">UNIX time is the number of milliseconds that have elapsed since 00:00:00 UTC, 1 January 1970.</text:p>
        <text:p text:style-name="P3">See also</text:p>
        <text:p text:style-name="P3"><text:a xlink:type="simple" xlink:href="https://www.tradingview.com/pine-script-reference/v6/#var_dayofweek" text:style-name="Internet_20_link" text:visited-style-name="Visited_20_Internet_20_Link">dayofweek</text:a><text:a xlink:type="simple" xlink:href="https://www.tradingview.com/pine-script-reference/v6/#fun_time" text:style-name="Internet_20_link" text:visited-style-name="Visited_20_Internet_20_Link">time</text:a><text:a xlink:type="simple" xlink:href="https://www.tradingview.com/pine-script-reference/v6/#fun_year" text:style-name="Internet_20_link" text:visited-style-name="Visited_20_Internet_20_Link">year</text:a><text:a xlink:type="simple" xlink:href="https://www.tradingview.com/pine-script-reference/v6/#fun_month" text:style-name="Internet_20_link" text:visited-style-name="Visited_20_Internet_20_Link">month</text:a><text:a xlink:type="simple" xlink:href="https://www.tradingview.com/pine-script-reference/v6/#fun_dayofmonth" text:style-name="Internet_20_link" text:visited-style-name="Visited_20_Internet_20_Link">dayofmonth</text:a><text:a xlink:type="simple" xlink:href="https://www.tradingview.com/pine-script-reference/v6/#fun_hour" text:style-name="Internet_20_link" text:visited-style-name="Visited_20_Internet_20_Link">hour</text:a><text:a xlink:type="simple" xlink:href="https://www.tradingview.com/pine-script-reference/v6/#fun_minute" text:style-name="Internet_20_link" text:visited-style-name="Visited_20_Internet_20_Link">minute</text:a><text:a xlink:type="simple" xlink:href="https://www.tradingview.com/pine-script-reference/v6/#fun_second" text:style-name="Internet_20_link" text:visited-style-name="Visited_20_Internet_20_Link">second</text:a></text:p>
      </text:section>
      <text:section text:style-name="Sect1" text:name="fun_fill">
        <text:h text:style-name="P2" text:outline-level="3">fill()</text:h>
        <text:p text:style-name="P3">3 overloads</text:p>
      </text:section>
      <text:p text:style-name="P3">Fills background between two plots or hlines with a given color.</text:p>
      <text:p text:style-name="Text_20_body">Syntax &amp; Overloads</text:p>
      <text:p text:style-name="P5"><text:a xlink:type="simple" xlink:href="https://www.tradingview.com/pine-script-reference/v6/#fun_fill-0" text:style-name="Internet_20_link" text:visited-style-name="Visited_20_Internet_20_Link">fill(hline1, hline2, color, title, editable, fillgaps, display) → void</text:a></text:p>
      <text:p text:style-name="P5"><text:a xlink:type="simple" xlink:href="https://www.tradingview.com/pine-script-reference/v6/#fun_fill-1" text:style-name="Internet_20_link" text:visited-style-name="Visited_20_Internet_20_Link">fill(plot1, plot2, color, title, editable, show_last, fillgaps, display) → void</text:a></text:p>
      <text:p text:style-name="P5"><text:a xlink:type="simple" xlink:href="https://www.tradingview.com/pine-script-reference/v6/#fun_fill-2" text:style-name="Internet_20_link" text:visited-style-name="Visited_20_Internet_20_Link">fill(plot1, plot2, top_value, bottom_value, top_color, bottom_color, title, display, fillgaps, editable) → void</text:a></text:p>
      <text:p text:style-name="P3">Arguments</text:p>
      <text:p text:style-name="P3">hline1 (hline) The first hline object. Required argument.</text:p>
      <text:p text:style-name="P3">hline2 (hline) The second hline object. Required argument.</text:p>
      <text:p text:style-name="P3">color (series color) Color of the background fill. You can use constants like 'color=color.red' or 'color=#ff001a' as well as complex expressions like 'color = close &gt;= open ? color.green : color.red'. Optional argument.</text:p>
      <text:p text:style-name="P3">title (const string) Title of the created fill object. Optional argument.</text:p>
      <text:p text:style-name="P3">editable (const bool) If true then fill style will be editable in Format dialog. Default is true.</text:p>
      <text:p text:style-name="P3">fillgaps (const bool) Controls continuing fills on gaps, i.e., when one of the plot() calls returns an na value. When true, the last fill will continue on gaps. The default is false.</text:p>
      <text:p text:style-name="P3">display (input plot_simple_display) Controls where the fill is displayed. Possible values are: <text:a xlink:type="simple" xlink:href="https://www.tradingview.com/pine-script-reference/v6/#const_display.none" text:style-name="Internet_20_link" text:visited-style-name="Visited_20_Internet_20_Link">display.none</text:a>, <text:a xlink:type="simple" xlink:href="https://www.tradingview.com/pine-script-reference/v6/#const_display.all" text:style-name="Internet_20_link" text:visited-style-name="Visited_20_Internet_20_Link">display.all</text:a>. Default is <text:a xlink:type="simple" xlink:href="https://www.tradingview.com/pine-script-reference/v6/#const_display.all" text:style-name="Internet_20_link" text:visited-style-name="Visited_20_Internet_20_Link">display.all</text:a>.</text:p>
      <text:p text:style-name="P3">Fill between two horizontal lines</text:p>
      <text:p text:style-name="Text_20_body">Example</text:p>
      <text:p text:style-name="Preformatted_20_Text"><text:span text:style-name="Source_20_Text">//@version=6</text:span></text:p>
      <text:p text:style-name="Preformatted_20_Text"><text:span text:style-name="Source_20_Text">indicator("Fill between hlines", overlay = false)</text:span></text:p>
      <text:p text:style-name="Preformatted_20_Text"><text:span text:style-name="Source_20_Text">h1 = hline(20)</text:span></text:p>
      <text:p text:style-name="Preformatted_20_Text"><text:span text:style-name="Source_20_Text">h2 = hline(10)</text:span></text:p>
      <text:p text:style-name="P5"><text:span text:style-name="Source_20_Text">fill(h1, h2, color = color.new(color.blue, 90))</text:span></text:p>
      <text:p text:style-name="P3">Fill between two plots</text:p>
      <text:p text:style-name="Text_20_body">Example</text:p>
      <text:p text:style-name="Preformatted_20_Text"><text:span text:style-name="Source_20_Text">//@version=6</text:span></text:p>
      <text:p text:style-name="Preformatted_20_Text"><text:span text:style-name="Source_20_Text">indicator("Fill between plots", overlay = true)</text:span></text:p>
      <text:p text:style-name="Preformatted_20_Text"><text:span text:style-name="Source_20_Text">p1 = plot(open)</text:span></text:p>
      <text:p text:style-name="Preformatted_20_Text"><text:span text:style-name="Source_20_Text">p2 = plot(close)</text:span></text:p>
      <text:p text:style-name="P5"><text:span text:style-name="Source_20_Text">fill(p1, p2, color = color.new(color.green, 90))</text:span></text:p>
      <text:p text:style-name="P3">Gradient fill between two horizontal lines</text:p>
      <text:p text:style-name="P3">Example</text:p>
      <text:section text:style-name="Sect1" text:name="Section463">
        <text:p text:style-name="P4"><text:bookmark text:name="fun_fill"/><text:span text:style-name="Source_20_Text">//@version=6</text:span></text:p>
        <text:p text:style-name="Preformatted_20_Text"><text:span text:style-name="Source_20_Text">indicator("Gradient Fill between hlines", overlay = false)</text:span></text:p>
        <text:p text:style-name="Preformatted_20_Text"><text:span text:style-name="Source_20_Text">topVal = input.int(100)</text:span></text:p>
        <text:p text:style-name="Preformatted_20_Text"><text:span text:style-name="Source_20_Text">botVal = input.int(0)</text:span></text:p>
        <text:p text:style-name="Preformatted_20_Text"><text:span text:style-name="Source_20_Text">topCol = input.color(color.red)</text:span></text:p>
        <text:p text:style-name="Preformatted_20_Text"><text:span text:style-name="Source_20_Text">botCol = input.color(color.blue)</text:span></text:p>
        <text:p text:style-name="Preformatted_20_Text"><text:span text:style-name="Source_20_Text">topLine = hline(100, color = topCol, linestyle = hline.style_solid)</text:span></text:p>
        <text:p text:style-name="Preformatted_20_Text"><text:soft-page-break/><text:span text:style-name="Source_20_Text">botLine = hline(0,   color = botCol, linestyle = hline.style_solid)</text:span></text:p>
        <text:p text:style-name="P5"><text:span text:style-name="Source_20_Text">fill(topLine, botLine, topVal, botVal, topCol, botCol)</text:span></text:p>
        <text:p text:style-name="P3">See also</text:p>
        <text:p text:style-name="P3"><text:a xlink:type="simple" xlink:href="https://www.tradingview.com/pine-script-reference/v6/#fun_plot" text:style-name="Internet_20_link" text:visited-style-name="Visited_20_Internet_20_Link">plot</text:a><text:a xlink:type="simple" xlink:href="https://www.tradingview.com/pine-script-reference/v6/#fun_barcolor" text:style-name="Internet_20_link" text:visited-style-name="Visited_20_Internet_20_Link">barcolor</text:a><text:a xlink:type="simple" xlink:href="https://www.tradingview.com/pine-script-reference/v6/#fun_bgcolor" text:style-name="Internet_20_link" text:visited-style-name="Visited_20_Internet_20_Link">bgcolor</text:a><text:a xlink:type="simple" xlink:href="https://www.tradingview.com/pine-script-reference/v6/#fun_hline" text:style-name="Internet_20_link" text:visited-style-name="Visited_20_Internet_20_Link">hline</text:a><text:a xlink:type="simple" xlink:href="https://www.tradingview.com/pine-script-reference/v6/#fun_color.new" text:style-name="Internet_20_link" text:visited-style-name="Visited_20_Internet_20_Link">color.new</text:a></text:p>
      </text:section>
      <text:section text:style-name="Sect1" text:name="fun_fixnan">
        <text:h text:style-name="P2" text:outline-level="3">fixnan()</text:h>
        <text:p text:style-name="P3">3 overloads</text:p>
      </text:section>
      <text:section text:style-name="Sect1" text:name="Section464">
        <text:p text:style-name="P6"><text:bookmark text:name="fun_fixnan"/>For a given series replaces NaN values with previous nearest non-NaN value.</text:p>
        <text:p text:style-name="Text_20_body">Syntax &amp; Overloads</text:p>
        <text:p text:style-name="P5"><text:a xlink:type="simple" xlink:href="https://www.tradingview.com/pine-script-reference/v6/#fun_fixnan-0" text:style-name="Internet_20_link" text:visited-style-name="Visited_20_Internet_20_Link">fixnan(source) → series color</text:a></text:p>
        <text:p text:style-name="P5"><text:a xlink:type="simple" xlink:href="https://www.tradingview.com/pine-script-reference/v6/#fun_fixnan-1" text:style-name="Internet_20_link" text:visited-style-name="Visited_20_Internet_20_Link">fixnan(source) → series int</text:a></text:p>
        <text:p text:style-name="P5"><text:a xlink:type="simple" xlink:href="https://www.tradingview.com/pine-script-reference/v6/#fun_fixnan-2" text:style-name="Internet_20_link" text:visited-style-name="Visited_20_Internet_20_Link">fixnan(source) → series float</text:a></text:p>
        <text:p text:style-name="P3">Arguments</text:p>
        <text:p text:style-name="P3">source (series color) Source used for the calculation.</text:p>
        <text:p text:style-name="P3">Returns</text:p>
        <text:p text:style-name="P3">Series without na gaps.</text:p>
        <text:p text:style-name="P3">See also</text:p>
        <text:p text:style-name="P3"><text:a xlink:type="simple" xlink:href="https://www.tradingview.com/pine-script-reference/v6/#fun_na" text:style-name="Internet_20_link" text:visited-style-name="Visited_20_Internet_20_Link">na</text:a><text:a xlink:type="simple" xlink:href="https://www.tradingview.com/pine-script-reference/v6/#var_na" text:style-name="Internet_20_link" text:visited-style-name="Visited_20_Internet_20_Link">na</text:a><text:a xlink:type="simple" xlink:href="https://www.tradingview.com/pine-script-reference/v6/#fun_nz" text:style-name="Internet_20_link" text:visited-style-name="Visited_20_Internet_20_Link">nz</text:a></text:p>
      </text:section>
      <text:section text:style-name="Sect1" text:name="fun_float">
        <text:h text:style-name="P2" text:outline-level="3">float()</text:h>
        <text:p text:style-name="P3">4 overloads</text:p>
      </text:section>
      <text:section text:style-name="Sect1" text:name="Section465">
        <text:p text:style-name="P6"><text:bookmark text:name="fun_float"/>Casts na to float</text:p>
        <text:p text:style-name="Text_20_body">Syntax &amp; Overloads</text:p>
        <text:p text:style-name="P5"><text:a xlink:type="simple" xlink:href="https://www.tradingview.com/pine-script-reference/v6/#fun_float-0" text:style-name="Internet_20_link" text:visited-style-name="Visited_20_Internet_20_Link">float(x) → const float</text:a></text:p>
        <text:p text:style-name="P5"><text:a xlink:type="simple" xlink:href="https://www.tradingview.com/pine-script-reference/v6/#fun_float-1" text:style-name="Internet_20_link" text:visited-style-name="Visited_20_Internet_20_Link">float(x) → input float</text:a></text:p>
        <text:p text:style-name="P5"><text:a xlink:type="simple" xlink:href="https://www.tradingview.com/pine-script-reference/v6/#fun_float-2" text:style-name="Internet_20_link" text:visited-style-name="Visited_20_Internet_20_Link">float(x) → simple float</text:a></text:p>
        <text:p text:style-name="P5"><text:a xlink:type="simple" xlink:href="https://www.tradingview.com/pine-script-reference/v6/#fun_float-3" text:style-name="Internet_20_link" text:visited-style-name="Visited_20_Internet_20_Link">float(x) → series float</text:a></text:p>
        <text:p text:style-name="P3">Arguments</text:p>
        <text:p text:style-name="P3">x (const int/float) The value to convert to the specified type, usually <text:a xlink:type="simple" xlink:href="https://www.tradingview.com/pine-script-reference/v6/#var_na" text:style-name="Internet_20_link" text:visited-style-name="Visited_20_Internet_20_Link">na</text:a>.</text:p>
        <text:p text:style-name="P3">Returns</text:p>
        <text:p text:style-name="P3">The value of the argument after casting to float.</text:p>
        <text:p text:style-name="P3">See also</text:p>
        <text:p text:style-name="P3"><text:a xlink:type="simple" xlink:href="https://www.tradingview.com/pine-script-reference/v6/#fun_int" text:style-name="Internet_20_link" text:visited-style-name="Visited_20_Internet_20_Link">int</text:a><text:a xlink:type="simple" xlink:href="https://www.tradingview.com/pine-script-reference/v6/#fun_bool" text:style-name="Internet_20_link" text:visited-style-name="Visited_20_Internet_20_Link">bool</text:a><text:a xlink:type="simple" xlink:href="https://www.tradingview.com/pine-script-reference/v6/#fun_color" text:style-name="Internet_20_link" text:visited-style-name="Visited_20_Internet_20_Link">color</text:a><text:a xlink:type="simple" xlink:href="https://www.tradingview.com/pine-script-reference/v6/#fun_string" text:style-name="Internet_20_link" text:visited-style-name="Visited_20_Internet_20_Link">string</text:a><text:a xlink:type="simple" xlink:href="https://www.tradingview.com/pine-script-reference/v6/#fun_line" text:style-name="Internet_20_link" text:visited-style-name="Visited_20_Internet_20_Link">line</text:a><text:a xlink:type="simple" xlink:href="https://www.tradingview.com/pine-script-reference/v6/#fun_label" text:style-name="Internet_20_link" text:visited-style-name="Visited_20_Internet_20_Link">label</text:a></text:p>
      </text:section>
      <text:section text:style-name="Sect1" text:name="fun_hline">
        <text:h text:style-name="P2" text:outline-level="3">hline()</text:h>
      </text:section>
      <text:p text:style-name="P3">Renders a horizontal line at a given fixed price level.</text:p>
      <text:p text:style-name="Text_20_body">Syntax</text:p>
      <text:p text:style-name="P5">hline(price, title, color, linestyle, linewidth, editable, display) → hline</text:p>
      <text:p text:style-name="P3">Arguments</text:p>
      <text:p text:style-name="P3">price (input int/float) Price value at which the object will be rendered. Required argument.</text:p>
      <text:p text:style-name="P3">title (const string) Title of the object.</text:p>
      <text:p text:style-name="P3">color (input color) Color of the rendered line. Must be a constant value (not an expression). Optional argument.</text:p>
      <text:p text:style-name="P3">linestyle (input hline_style) Style of the rendered line. Possible values are: <text:a xlink:type="simple" xlink:href="https://www.tradingview.com/pine-script-reference/v6/#const_hline.style_solid" text:style-name="Internet_20_link" text:visited-style-name="Visited_20_Internet_20_Link">hline.style_solid</text:a>, <text:a xlink:type="simple" xlink:href="https://www.tradingview.com/pine-script-reference/v6/#const_hline.style_dotted" text:style-name="Internet_20_link" text:visited-style-name="Visited_20_Internet_20_Link">hline.style_dotted</text:a>, <text:a xlink:type="simple" xlink:href="https://www.tradingview.com/pine-script-reference/v6/#const_hline.style_dashed" text:style-name="Internet_20_link" text:visited-style-name="Visited_20_Internet_20_Link">hline.style_dashed</text:a>. Optional argument.</text:p>
      <text:p text:style-name="P3">linewidth (input int) Width of the rendered line. Default value is 1.</text:p>
      <text:p text:style-name="P3">editable (const bool) If true then hline style will be editable in Format dialog. Default is true.</text:p>
      <text:p text:style-name="P3">display (input plot_simple_display) Controls where the hline is displayed. Possible values are: <text:a xlink:type="simple" xlink:href="https://www.tradingview.com/pine-script-reference/v6/#const_display.none" text:style-name="Internet_20_link" text:visited-style-name="Visited_20_Internet_20_Link">display.none</text:a>, <text:a xlink:type="simple" xlink:href="https://www.tradingview.com/pine-script-reference/v6/#const_display.all" text:style-name="Internet_20_link" text:visited-style-name="Visited_20_Internet_20_Link">display.all</text:a>. Default is <text:a xlink:type="simple" xlink:href="https://www.tradingview.com/pine-script-reference/v6/#const_display.all" text:style-name="Internet_20_link" text:visited-style-name="Visited_20_Internet_20_Link">display.all</text:a>.</text:p>
      <text:p text:style-name="P3">Example</text:p>
      <text:section text:style-name="Sect1" text:name="Section466">
        <text:p text:style-name="P4"><text:bookmark text:name="fun_hline"/><text:span text:style-name="Source_20_Text">//@version=6</text:span></text:p>
        <text:p text:style-name="Preformatted_20_Text"><text:span text:style-name="Source_20_Text">indicator("input.hline", overlay=true)</text:span></text:p>
        <text:p text:style-name="Preformatted_20_Text"><text:span text:style-name="Source_20_Text">hline(3.14, title='Pi', color=color.blue, linestyle=hline.style_dotted, linewidth=2)</text:span></text:p>
        <text:p text:style-name="Preformatted_20_Text"><text:span text:style-name="Source_20_Text">// You may fill the background between any two hlines with a fill() function:</text:span></text:p>
        <text:p text:style-name="Preformatted_20_Text"><text:span text:style-name="Source_20_Text">h1 = hline(20)</text:span></text:p>
        <text:p text:style-name="Preformatted_20_Text"><text:span text:style-name="Source_20_Text">h2 = hline(10)</text:span></text:p>
        <text:p text:style-name="P5"><text:span text:style-name="Source_20_Text">fill(h1, h2, color=color.new(color.green, 90))</text:span></text:p>
        <text:p text:style-name="P3">Returns</text:p>
        <text:p text:style-name="P3">An hline object, that can be used in <text:a xlink:type="simple" xlink:href="https://www.tradingview.com/pine-script-reference/v6/#fun_fill" text:style-name="Internet_20_link" text:visited-style-name="Visited_20_Internet_20_Link">fill</text:a></text:p>
        <text:p text:style-name="P3">See also</text:p>
        <text:p text:style-name="P3"><text:a xlink:type="simple" xlink:href="https://www.tradingview.com/pine-script-reference/v6/#fun_fill" text:style-name="Internet_20_link" text:visited-style-name="Visited_20_Internet_20_Link">fill</text:a></text:p>
      </text:section>
      <text:section text:style-name="Sect1" text:name="fun_hour">
        <text:h text:style-name="P2" text:outline-level="3">hour()</text:h>
        <text:p text:style-name="P3">2 overloads</text:p>
      </text:section>
      <text:section text:style-name="Sect1" text:name="Section467">
        <text:p text:style-name="P7"><text:bookmark text:name="fun_hour"/>Syntax &amp; Overloads</text:p>
        <text:p text:style-name="P5"><text:a xlink:type="simple" xlink:href="https://www.tradingview.com/pine-script-reference/v6/#fun_hour-0" text:style-name="Internet_20_link" text:visited-style-name="Visited_20_Internet_20_Link">hour(time) → series int</text:a></text:p>
        <text:p text:style-name="P5"><text:a xlink:type="simple" xlink:href="https://www.tradingview.com/pine-script-reference/v6/#fun_hour-1" text:style-name="Internet_20_link" text:visited-style-name="Visited_20_Internet_20_Link">hour(time, timezone) → series int</text:a></text:p>
        <text:p text:style-name="P3">Arguments</text:p>
        <text:p text:style-name="P3">time (series int) UNIX time in milliseconds.</text:p>
        <text:p text:style-name="P3">Returns</text:p>
        <text:p text:style-name="P3">Hour (in exchange timezone) for provided UNIX time.</text:p>
        <text:p text:style-name="P3">Remarks</text:p>
        <text:p text:style-name="P3">UNIX time is the number of milliseconds that have elapsed since 00:00:00 UTC, 1 January 1970.</text:p>
        <text:p text:style-name="P3">See also</text:p>
        <text:p text:style-name="P3"><text:a xlink:type="simple" xlink:href="https://www.tradingview.com/pine-script-reference/v6/#var_hour" text:style-name="Internet_20_link" text:visited-style-name="Visited_20_Internet_20_Link">hour</text:a><text:a xlink:type="simple" xlink:href="https://www.tradingview.com/pine-script-reference/v6/#fun_time" text:style-name="Internet_20_link" text:visited-style-name="Visited_20_Internet_20_Link">time</text:a><text:a xlink:type="simple" xlink:href="https://www.tradingview.com/pine-script-reference/v6/#fun_year" text:style-name="Internet_20_link" text:visited-style-name="Visited_20_Internet_20_Link">year</text:a><text:a xlink:type="simple" xlink:href="https://www.tradingview.com/pine-script-reference/v6/#fun_month" text:style-name="Internet_20_link" text:visited-style-name="Visited_20_Internet_20_Link">month</text:a><text:a xlink:type="simple" xlink:href="https://www.tradingview.com/pine-script-reference/v6/#fun_dayofmonth" text:style-name="Internet_20_link" text:visited-style-name="Visited_20_Internet_20_Link">dayofmonth</text:a><text:a xlink:type="simple" xlink:href="https://www.tradingview.com/pine-script-reference/v6/#fun_dayofweek" text:style-name="Internet_20_link" text:visited-style-name="Visited_20_Internet_20_Link">dayofweek</text:a><text:a xlink:type="simple" xlink:href="https://www.tradingview.com/pine-script-reference/v6/#fun_minute" text:style-name="Internet_20_link" text:visited-style-name="Visited_20_Internet_20_Link">minute</text:a><text:a xlink:type="simple" xlink:href="https://www.tradingview.com/pine-script-reference/v6/#fun_second" text:style-name="Internet_20_link" text:visited-style-name="Visited_20_Internet_20_Link">second</text:a></text:p>
      </text:section>
      <text:section text:style-name="Sect1" text:name="fun_indicator">
        <text:h text:style-name="P2" text:outline-level="3"><text:soft-page-break/>indicator()</text:h>
      </text:section>
      <text:p text:style-name="P3">This declaration statement designates the script as an indicator and sets a number of indicator-related properties.</text:p>
      <text:p text:style-name="Text_20_body">Syntax</text:p>
      <text:p text:style-name="P5">indicator(title, shorttitle, overlay, format, precision, scale, max_bars_back, timeframe, timeframe_gaps, explicit_plot_zorder, max_lines_count, max_labels_count, max_boxes_count, calc_bars_count, max_polylines_count, dynamic_requests, behind_chart) → void</text:p>
      <text:p text:style-name="P3">Arguments</text:p>
      <text:p text:style-name="P3">title (const string) The title of the script. It is displayed on the chart when no <text:span text:style-name="Source_20_Text">shorttitle</text:span> argument is used, and becomes the publication's default title when publishing the script.</text:p>
      <text:p text:style-name="P3">shorttitle (const string) The script's display name on charts. If specified, it will replace the <text:span text:style-name="Source_20_Text">title</text:span> argument in most chart-related windows. Optional. The default is the argument used for <text:span text:style-name="Source_20_Text">title</text:span>.</text:p>
      <text:p text:style-name="P3">overlay (const bool) If <text:a xlink:type="simple" xlink:href="https://www.tradingview.com/pine-script-reference/v6/#const_true" text:style-name="Internet_20_link" text:visited-style-name="Visited_20_Internet_20_Link">true</text:a>, the indicator will be displayed over the chart. If <text:a xlink:type="simple" xlink:href="https://www.tradingview.com/pine-script-reference/v6/#const_false" text:style-name="Internet_20_link" text:visited-style-name="Visited_20_Internet_20_Link">false</text:a>, it will be added in a separate pane. Optional. The default is <text:a xlink:type="simple" xlink:href="https://www.tradingview.com/pine-script-reference/v6/#const_false" text:style-name="Internet_20_link" text:visited-style-name="Visited_20_Internet_20_Link">false</text:a>.</text:p>
      <text:p text:style-name="P3">format (const string) Specifies the formatting of the script's displayed values. Possible values: <text:a xlink:type="simple" xlink:href="https://www.tradingview.com/pine-script-reference/v6/#const_format.inherit" text:style-name="Internet_20_link" text:visited-style-name="Visited_20_Internet_20_Link">format.inherit</text:a>, <text:a xlink:type="simple" xlink:href="https://www.tradingview.com/pine-script-reference/v6/#const_format.price" text:style-name="Internet_20_link" text:visited-style-name="Visited_20_Internet_20_Link">format.price</text:a>, <text:a xlink:type="simple" xlink:href="https://www.tradingview.com/pine-script-reference/v6/#const_format.volume" text:style-name="Internet_20_link" text:visited-style-name="Visited_20_Internet_20_Link">format.volume</text:a>, <text:a xlink:type="simple" xlink:href="https://www.tradingview.com/pine-script-reference/v6/#const_format.percent" text:style-name="Internet_20_link" text:visited-style-name="Visited_20_Internet_20_Link">format.percent</text:a>. Optional. The default is <text:a xlink:type="simple" xlink:href="https://www.tradingview.com/pine-script-reference/v6/#const_format.inherit" text:style-name="Internet_20_link" text:visited-style-name="Visited_20_Internet_20_Link">format.inherit</text:a>.</text:p>
      <text:p text:style-name="P3">precision (const int) Specifies the number of digits after the floating point of the script's displayed values. Must be a non-negative integer no greater than 16. If <text:span text:style-name="Source_20_Text">format</text:span> is set to <text:a xlink:type="simple" xlink:href="https://www.tradingview.com/pine-script-reference/v6/#const_format.inherit" text:style-name="Internet_20_link" text:visited-style-name="Visited_20_Internet_20_Link">format.inherit</text:a> and <text:span text:style-name="Source_20_Text">precision</text:span> is specified, the format will instead be set to <text:a xlink:type="simple" xlink:href="https://www.tradingview.com/pine-script-reference/v6/#const_format.price" text:style-name="Internet_20_link" text:visited-style-name="Visited_20_Internet_20_Link">format.price</text:a>. When the function's <text:span text:style-name="Source_20_Text">format</text:span> parameter uses <text:a xlink:type="simple" xlink:href="https://www.tradingview.com/pine-script-reference/v6/#const_format.volume" text:style-name="Internet_20_link" text:visited-style-name="Visited_20_Internet_20_Link">format.volume</text:a>, the <text:span text:style-name="Source_20_Text">precision</text:span> parameter will not affect the result, as the decimal precision rules defined by <text:a xlink:type="simple" xlink:href="https://www.tradingview.com/pine-script-reference/v6/#const_format.volume" text:style-name="Internet_20_link" text:visited-style-name="Visited_20_Internet_20_Link">format.volume</text:a> supersede other precision settings. Optional. The default is inherited from the precision of the chart's symbol.</text:p>
      <text:p text:style-name="P3">scale (const scale_type) The price scale used. Possible values: <text:a xlink:type="simple" xlink:href="https://www.tradingview.com/pine-script-reference/v6/#const_scale.right" text:style-name="Internet_20_link" text:visited-style-name="Visited_20_Internet_20_Link">scale.right</text:a>, <text:a xlink:type="simple" xlink:href="https://www.tradingview.com/pine-script-reference/v6/#const_scale.left" text:style-name="Internet_20_link" text:visited-style-name="Visited_20_Internet_20_Link">scale.left</text:a>, <text:a xlink:type="simple" xlink:href="https://www.tradingview.com/pine-script-reference/v6/#const_scale.none" text:style-name="Internet_20_link" text:visited-style-name="Visited_20_Internet_20_Link">scale.none</text:a>. The <text:a xlink:type="simple" xlink:href="https://www.tradingview.com/pine-script-reference/v6/#const_scale.none" text:style-name="Internet_20_link" text:visited-style-name="Visited_20_Internet_20_Link">scale.none</text:a> value can only be applied in combination with <text:span text:style-name="Source_20_Text">overlay = true</text:span>. Optional. By default, the script uses the same scale as the chart.</text:p>
      <text:p text:style-name="P3">max_bars_back (const int) The length of the historical buffer the script keeps for every variable and function, which determines how many past values can be referenced using the <text:span text:style-name="Source_20_Text">[]</text:span> history-referencing operator. The required buffer size is automatically detected by the Pine Script® runtime. Using this parameter is only necessary when a runtime error occurs because automatic detection fails. More information on the underlying mechanics of the historical buffer can be found <text:a xlink:type="simple" xlink:href="https://www.tradingview.com/chart/?solution=43000587849" office:target-frame-name="_blank" xlink:show="new" text:style-name="Internet_20_link" text:visited-style-name="Visited_20_Internet_20_Link">in our Help Center</text:a>. Optional. The default is 0.</text:p>
      <text:p text:style-name="P3">timeframe (const string) Adds multi-timeframe functionality to simple scripts. When specified, a "Timeframe" field will be included in the "Calculation" section of the script's "Settings/Inputs" tab. The field's default value will be the argument supplied, whose format must conform to <text:a xlink:type="simple" xlink:href="https://www.tradingview.com/pine-script-docs/concepts/timeframes/#timeframe-string-specifications" office:target-frame-name="_blank" xlink:show="new" text:style-name="Internet_20_link" text:visited-style-name="Visited_20_Internet_20_Link">timeframe string specifications</text:a>. To specify the chart's timeframe, use an empty string or the <text:a xlink:type="simple" xlink:href="https://www.tradingview.com/pine-script-reference/v6/#var_timeframe.period" text:style-name="Internet_20_link" text:visited-style-name="Visited_20_Internet_20_Link">timeframe.period</text:a> variable. The parameter cannot be used with scripts using Pine Script® drawings. Optional. The default is <text:a xlink:type="simple" xlink:href="https://www.tradingview.com/pine-script-reference/v6/#var_timeframe.period" text:style-name="Internet_20_link" text:visited-style-name="Visited_20_Internet_20_Link">timeframe.period</text:a>.</text:p>
      <text:p text:style-name="P3">timeframe_gaps (const bool) Specifies how the indicator's values are displayed on chart bars when the <text:span text:style-name="Source_20_Text">timeframe</text:span> is higher than the chart's. If <text:a xlink:type="simple" xlink:href="https://www.tradingview.com/pine-script-reference/v6/#const_true" text:style-name="Internet_20_link" text:visited-style-name="Visited_20_Internet_20_Link">true</text:a>, a value only appears on a chart bar when the higher <text:span text:style-name="Source_20_Text">timeframe</text:span> value becomes available, otherwise <text:a xlink:type="simple" xlink:href="https://www.tradingview.com/pine-script-reference/v6/#var_na" text:style-name="Internet_20_link" text:visited-style-name="Visited_20_Internet_20_Link">na</text:a> is returned (thus a "gap" occurs). With <text:a xlink:type="simple" xlink:href="https://www.tradingview.com/pine-script-reference/v6/#const_false" text:style-name="Internet_20_link" text:visited-style-name="Visited_20_Internet_20_Link">false</text:a>, what would otherwise be gaps are filled with the latest known value returned, avoiding <text:a xlink:type="simple" xlink:href="https://www.tradingview.com/pine-script-reference/v6/#var_na" text:style-name="Internet_20_link" text:visited-style-name="Visited_20_Internet_20_Link">na</text:a> values. When specified, a "Wait for timeframe closes" checkbox will be included in the "Calculation" section of the script's "Settings/Inputs" tab. Optional. The default is <text:a xlink:type="simple" xlink:href="https://www.tradingview.com/pine-script-reference/v6/#const_true" text:style-name="Internet_20_link" text:visited-style-name="Visited_20_Internet_20_Link">true</text:a>.</text:p>
      <text:p text:style-name="P3">explicit_plot_zorder (const bool) Specifies the order in which the script's plots, fills, and hlines are rendered. If <text:a xlink:type="simple" xlink:href="https://www.tradingview.com/pine-script-reference/v6/#const_true" text:style-name="Internet_20_link" text:visited-style-name="Visited_20_Internet_20_Link">true</text:a>, plots are drawn in the order in which they appear in the script's code, each newer plot being drawn above the previous ones. This only applies to <text:span text:style-name="Source_20_Text">plot*()</text:span> functions, <text:a xlink:type="simple" xlink:href="https://www.tradingview.com/pine-script-reference/v6/#fun_fill" text:style-name="Internet_20_link" text:visited-style-name="Visited_20_Internet_20_Link">fill</text:a>, and <text:a xlink:type="simple" xlink:href="https://www.tradingview.com/pine-script-reference/v6/#fun_hline" text:style-name="Internet_20_link" text:visited-style-name="Visited_20_Internet_20_Link">hline</text:a>. Optional. The default is <text:a xlink:type="simple" xlink:href="https://www.tradingview.com/pine-script-reference/v6/#const_false" text:style-name="Internet_20_link" text:visited-style-name="Visited_20_Internet_20_Link">false</text:a>.</text:p>
      <text:p text:style-name="P3">max_lines_count (const int) The number of last <text:a xlink:type="simple" xlink:href="https://www.tradingview.com/pine-script-reference/v6/#type_line" text:style-name="Internet_20_link" text:visited-style-name="Visited_20_Internet_20_Link">line</text:a> drawings displayed. Possible values: 1-500. The count is approximate; more drawings than the specified count may be displayed. Optional. The default is 50.</text:p>
      <text:p text:style-name="P3">max_labels_count (const int) The number of last <text:a xlink:type="simple" xlink:href="https://www.tradingview.com/pine-script-reference/v6/#type_label" text:style-name="Internet_20_link" text:visited-style-name="Visited_20_Internet_20_Link">label</text:a> drawings displayed. Possible values: 1-500. The count is approximate; more drawings than the specified count may be displayed. Optional. The default is 50.</text:p>
      <text:p text:style-name="P3">max_boxes_count (const int) The number of last <text:a xlink:type="simple" xlink:href="https://www.tradingview.com/pine-script-reference/v6/#type_box" text:style-name="Internet_20_link" text:visited-style-name="Visited_20_Internet_20_Link">box</text:a> drawings displayed. Possible values: 1-500. The count is approximate; more drawings than the specified count may be displayed. Optional. The default is 50.</text:p>
      <text:p text:style-name="P3">calc_bars_count (const int) Limits the initial calculation of a script to the last number of bars specified. When specified, a "Calculated bars" field will be included in the "Calculation" section of the script's "Settings/Inputs" tab. Optional. The default is 0, in which case the script executes on all available bars.</text:p>
      <text:p text:style-name="P3">max_polylines_count (const int) The number of last <text:a xlink:type="simple" xlink:href="https://www.tradingview.com/pine-script-reference/v6/#type_polyline" text:style-name="Internet_20_link" text:visited-style-name="Visited_20_Internet_20_Link">polyline</text:a> drawings displayed. Possible values: 1-100. The count is approximate; more drawings than the specified count may be displayed. Optional. The default is 50.</text:p>
      <text:p text:style-name="P3">dynamic_requests (const bool) Specifies whether the script can dynamically call functions from the <text:span text:style-name="Source_20_Text">request.*()</text:span> namespace. Dynamic <text:span text:style-name="Source_20_Text">request.*()</text:span> calls are allowed within the local scopes of conditional structures (e.g., <text:a xlink:type="simple" xlink:href="https://www.tradingview.com/pine-script-reference/v6/#kw_if" text:style-name="Internet_20_link" text:visited-style-name="Visited_20_Internet_20_Link">if</text:a>), loops (e.g., <text:a xlink:type="simple" xlink:href="https://www.tradingview.com/pine-script-reference/v6/#kw_for" text:style-name="Internet_20_link" text:visited-style-name="Visited_20_Internet_20_Link">for</text:a>), and exported functions. Additionally, such calls allow "series" arguments for many of their parameters. Optional. The default is <text:a xlink:type="simple" xlink:href="https://www.tradingview.com/pine-script-reference/v6/#const_true" text:style-name="Internet_20_link" text:visited-style-name="Visited_20_Internet_20_Link">true</text:a>. See the User Manual's <text:a xlink:type="simple" xlink:href="https://www.tradingview.com/pine-script-docs/concepts/other-timeframes-and-data/#dynamic-requests" office:target-frame-name="_blank" xlink:show="new" text:style-name="Internet_20_link" text:visited-style-name="Visited_20_Internet_20_Link">Dynamic requests</text:a> section for more information.</text:p>
      <text:p text:style-name="P3">behind_chart (const bool) Controls whether the script's plots and drawings in the main chart pane appear behind the chart display (if <text:a xlink:type="simple" xlink:href="https://www.tradingview.com/pine-script-reference/v6/#const_true" text:style-name="Internet_20_link" text:visited-style-name="Visited_20_Internet_20_Link">true</text:a>), or in front of it (if <text:a xlink:type="simple" xlink:href="https://www.tradingview.com/pine-script-reference/v6/#const_false" text:style-name="Internet_20_link" text:visited-style-name="Visited_20_Internet_20_Link">false</text:a>). Optional. The default is <text:a xlink:type="simple" xlink:href="https://www.tradingview.com/pine-script-reference/v6/#const_true" text:style-name="Internet_20_link" text:visited-style-name="Visited_20_Internet_20_Link">true</text:a>.</text:p>
      <text:p text:style-name="P3">Example</text:p>
      <text:section text:style-name="Sect1" text:name="Section468">
        <text:p text:style-name="P4"><text:bookmark text:name="fun_indicator"/><text:span text:style-name="Source_20_Text">//@version=6</text:span></text:p>
        <text:p text:style-name="Preformatted_20_Text"><text:span text:style-name="Source_20_Text">indicator("My script", shorttitle="Script")</text:span></text:p>
        <text:p text:style-name="P5"><text:span text:style-name="Source_20_Text">plot(close)</text:span></text:p>
        <text:p text:style-name="P3">Remarks</text:p>
        <text:p text:style-name="P3">Every indicator script must have one <text:a xlink:type="simple" xlink:href="https://www.tradingview.com/pine-script-reference/v6/#fun_indicator" text:style-name="Internet_20_link" text:visited-style-name="Visited_20_Internet_20_Link">indicator</text:a> call.</text:p>
        <text:p text:style-name="P3">See also</text:p>
        <text:p text:style-name="P3"><text:a xlink:type="simple" xlink:href="https://www.tradingview.com/pine-script-reference/v6/#fun_strategy" text:style-name="Internet_20_link" text:visited-style-name="Visited_20_Internet_20_Link">strategy</text:a><text:a xlink:type="simple" xlink:href="https://www.tradingview.com/pine-script-reference/v6/#fun_library" text:style-name="Internet_20_link" text:visited-style-name="Visited_20_Internet_20_Link">library</text:a></text:p>
      </text:section>
      <text:section text:style-name="Sect1" text:name="fun_input">
        <text:h text:style-name="P2" text:outline-level="3">input()</text:h>
        <text:p text:style-name="P3">6 overloads</text:p>
      </text:section>
      <text:p text:style-name="P3">Adds an input to the Inputs tab of your script's Settings, which allows you to provide configuration options to script users. This function automatically detects the type of the argument used for 'defval' and uses the corresponding input widget.</text:p>
      <text:p text:style-name="Text_20_body">Syntax &amp; Overloads</text:p>
      <text:p text:style-name="P5"><text:a xlink:type="simple" xlink:href="https://www.tradingview.com/pine-script-reference/v6/#fun_input-0" text:style-name="Internet_20_link" text:visited-style-name="Visited_20_Internet_20_Link">input(defval, title, tooltip, inline, group, display) → input color</text:a></text:p>
      <text:p text:style-name="P5"><text:a xlink:type="simple" xlink:href="https://www.tradingview.com/pine-script-reference/v6/#fun_input-1" text:style-name="Internet_20_link" text:visited-style-name="Visited_20_Internet_20_Link">input(defval, title, tooltip, inline, group, display) → input string</text:a></text:p>
      <text:p text:style-name="P5"><text:a xlink:type="simple" xlink:href="https://www.tradingview.com/pine-script-reference/v6/#fun_input-2" text:style-name="Internet_20_link" text:visited-style-name="Visited_20_Internet_20_Link">input(defval, title, tooltip, inline, group, display) → input int</text:a></text:p>
      <text:p text:style-name="P5"><text:a xlink:type="simple" xlink:href="https://www.tradingview.com/pine-script-reference/v6/#fun_input-3" text:style-name="Internet_20_link" text:visited-style-name="Visited_20_Internet_20_Link">input(defval, title, tooltip, inline, group, display) → input float</text:a></text:p>
      <text:p text:style-name="P5"><text:a xlink:type="simple" xlink:href="https://www.tradingview.com/pine-script-reference/v6/#fun_input-4" text:style-name="Internet_20_link" text:visited-style-name="Visited_20_Internet_20_Link">input(defval, title, inline, group, tooltip, display) → series float</text:a></text:p>
      <text:p text:style-name="P5"><text:a xlink:type="simple" xlink:href="https://www.tradingview.com/pine-script-reference/v6/#fun_input-5" text:style-name="Internet_20_link" text:visited-style-name="Visited_20_Internet_20_Link">input(defval, title, tooltip, inline, group, display) → input bool</text:a></text:p>
      <text:p text:style-name="P3">Arguments</text:p>
      <text:p text:style-name="P3">defval (const int/float/bool/string/color or source-type built-ins) Determines the default value of the input variable proposed in the script's "Settings/Inputs" tab, from where script users can change it. Source-type built-ins are built-in series float variables that specify the source of the calculation: <text:span text:style-name="Source_20_Text">close</text:span>, <text:span text:style-name="Source_20_Text">hlc3</text:span>, etc.</text:p>
      <text:p text:style-name="P3">title (const string) Title of the input. If not specified, the variable name is used as the input's title. If the title is specified, but it is empty, the name will be an empty string.</text:p>
      <text:p text:style-name="P3">tooltip (const string) The string that will be shown to the user when hovering over the tooltip icon.</text:p>
      <text:p text:style-name="P3">inline (const string) Combines all the input calls using the same argument in one line. The string used as an argument is not displayed. It is only used to identify inputs belonging to the same line.</text:p>
      <text:p text:style-name="P3">group (const string) Creates a header above all inputs using the same group argument string. The string is also used as the header's text.</text:p>
      <text:p text:style-name="P3">display (const plot_display) Controls where the script will display the input's information, aside from within the script's settings. This option allows one to remove a specific input from the script's status line or the Data Window to ensure only the most necessary inputs are displayed there. Possible values: <text:a xlink:type="simple" xlink:href="https://www.tradingview.com/pine-script-reference/v6/#const_display.none" text:style-name="Internet_20_link" text:visited-style-name="Visited_20_Internet_20_Link">display.none</text:a>, <text:a xlink:type="simple" xlink:href="https://www.tradingview.com/pine-script-reference/v6/#const_display.data_window" text:style-name="Internet_20_link" text:visited-style-name="Visited_20_Internet_20_Link">display.data_window</text:a>, <text:a xlink:type="simple" xlink:href="https://www.tradingview.com/pine-script-reference/v6/#const_display.status_line" text:style-name="Internet_20_link" text:visited-style-name="Visited_20_Internet_20_Link">display.status_line</text:a>, <text:a xlink:type="simple" xlink:href="https://www.tradingview.com/pine-script-reference/v6/#const_display.all" text:style-name="Internet_20_link" text:visited-style-name="Visited_20_Internet_20_Link">display.all</text:a>. Optional. The default depends on the type of the value passed to <text:span text:style-name="Source_20_Text">defval</text:span>: <text:a xlink:type="simple" xlink:href="https://www.tradingview.com/pine-script-reference/v6/#const_display.none" text:style-name="Internet_20_link" text:visited-style-name="Visited_20_Internet_20_Link">display.none</text:a> for <text:a xlink:type="simple" xlink:href="https://www.tradingview.com/pine-script-reference/v6/#type_bool" text:style-name="Internet_20_link" text:visited-style-name="Visited_20_Internet_20_Link">bool</text:a> and <text:a xlink:type="simple" xlink:href="https://www.tradingview.com/pine-script-reference/v6/#type_color" text:style-name="Internet_20_link" text:visited-style-name="Visited_20_Internet_20_Link">color</text:a> values, <text:a xlink:type="simple" xlink:href="https://www.tradingview.com/pine-script-reference/v6/#const_display.all" text:style-name="Internet_20_link" text:visited-style-name="Visited_20_Internet_20_Link">display.all</text:a> for everything else.</text:p>
      <text:p text:style-name="P3">Example</text:p>
      <text:section text:style-name="Sect1" text:name="Section469">
        <text:p text:style-name="P4"><text:bookmark text:name="fun_input"/><text:span text:style-name="Source_20_Text">//@version=6</text:span></text:p>
        <text:p text:style-name="Preformatted_20_Text"><text:span text:style-name="Source_20_Text">indicator("input", overlay=true)</text:span></text:p>
        <text:p text:style-name="Preformatted_20_Text"><text:span text:style-name="Source_20_Text">i_switch = input(true, "On/Off")</text:span></text:p>
        <text:p text:style-name="Preformatted_20_Text"><text:span text:style-name="Source_20_Text">plot(i_switch ? open : na)</text:span></text:p>
        <text:p text:style-name="Preformatted_20_Text"><text:span text:style-name="Source_20_Text">i_len = input(7, "Length")</text:span></text:p>
        <text:p text:style-name="Preformatted_20_Text"><text:span text:style-name="Source_20_Text">i_src = input(close, "Source")</text:span></text:p>
        <text:p text:style-name="Preformatted_20_Text"><text:span text:style-name="Source_20_Text">plot(ta.sma(i_src, i_len))</text:span></text:p>
        <text:p text:style-name="Preformatted_20_Text"><text:span text:style-name="Source_20_Text">i_border = input(142.50, "Price Border")</text:span></text:p>
        <text:p text:style-name="Preformatted_20_Text"><text:span text:style-name="Source_20_Text">hline(i_border)</text:span></text:p>
        <text:p text:style-name="Preformatted_20_Text"><text:span text:style-name="Source_20_Text">bgcolor(close &gt; i_border ? color.green : color.red)</text:span></text:p>
        <text:p text:style-name="Preformatted_20_Text"><text:span text:style-name="Source_20_Text">i_col = input(color.red, "Plot Color")</text:span></text:p>
        <text:p text:style-name="Preformatted_20_Text"><text:span text:style-name="Source_20_Text">plot(close, color=i_col)</text:span></text:p>
        <text:p text:style-name="Preformatted_20_Text"><text:span text:style-name="Source_20_Text">i_text = input("Hello!", "Message")</text:span></text:p>
        <text:p text:style-name="Preformatted_20_Text"><text:span text:style-name="Source_20_Text">l = label.new(bar_index, high, text=i_text)</text:span></text:p>
        <text:p text:style-name="P5"><text:soft-page-break/><text:span text:style-name="Source_20_Text">label.delete(l[1])</text:span></text:p>
        <text:p text:style-name="P3">Returns</text:p>
        <text:p text:style-name="P3">Value of input variable.</text:p>
        <text:p text:style-name="P3">Remarks</text:p>
        <text:p text:style-name="P3">Result of <text:a xlink:type="simple" xlink:href="https://www.tradingview.com/pine-script-reference/v6/#fun_input" text:style-name="Internet_20_link" text:visited-style-name="Visited_20_Internet_20_Link">input</text:a> function always should be assigned to a variable, see examples above.</text:p>
        <text:p text:style-name="P3">See also</text:p>
        <text:p text:style-name="P3"><text:a xlink:type="simple" xlink:href="https://www.tradingview.com/pine-script-reference/v6/#fun_input.bool" text:style-name="Internet_20_link" text:visited-style-name="Visited_20_Internet_20_Link">input.bool</text:a><text:a xlink:type="simple" xlink:href="https://www.tradingview.com/pine-script-reference/v6/#fun_input.color" text:style-name="Internet_20_link" text:visited-style-name="Visited_20_Internet_20_Link">input.color</text:a><text:a xlink:type="simple" xlink:href="https://www.tradingview.com/pine-script-reference/v6/#fun_input.int" text:style-name="Internet_20_link" text:visited-style-name="Visited_20_Internet_20_Link">input.int</text:a><text:a xlink:type="simple" xlink:href="https://www.tradingview.com/pine-script-reference/v6/#fun_input.float" text:style-name="Internet_20_link" text:visited-style-name="Visited_20_Internet_20_Link">input.float</text:a><text:a xlink:type="simple" xlink:href="https://www.tradingview.com/pine-script-reference/v6/#fun_input.string" text:style-name="Internet_20_link" text:visited-style-name="Visited_20_Internet_20_Link">input.string</text:a><text:a xlink:type="simple" xlink:href="https://www.tradingview.com/pine-script-reference/v6/#fun_input.symbol" text:style-name="Internet_20_link" text:visited-style-name="Visited_20_Internet_20_Link">input.symbol</text:a><text:a xlink:type="simple" xlink:href="https://www.tradingview.com/pine-script-reference/v6/#fun_input.timeframe" text:style-name="Internet_20_link" text:visited-style-name="Visited_20_Internet_20_Link">input.timeframe</text:a><text:a xlink:type="simple" xlink:href="https://www.tradingview.com/pine-script-reference/v6/#fun_input.text_area" text:style-name="Internet_20_link" text:visited-style-name="Visited_20_Internet_20_Link">input.text_area</text:a><text:a xlink:type="simple" xlink:href="https://www.tradingview.com/pine-script-reference/v6/#fun_input.session" text:style-name="Internet_20_link" text:visited-style-name="Visited_20_Internet_20_Link">input.session</text:a><text:a xlink:type="simple" xlink:href="https://www.tradingview.com/pine-script-reference/v6/#fun_input.source" text:style-name="Internet_20_link" text:visited-style-name="Visited_20_Internet_20_Link">input.source</text:a><text:a xlink:type="simple" xlink:href="https://www.tradingview.com/pine-script-reference/v6/#fun_input.time" text:style-name="Internet_20_link" text:visited-style-name="Visited_20_Internet_20_Link">input.time</text:a></text:p>
      </text:section>
      <text:section text:style-name="Sect1" text:name="fun_input.bool">
        <text:h text:style-name="P2" text:outline-level="3">input.bool()</text:h>
      </text:section>
      <text:p text:style-name="P3">Adds an input to the Inputs tab of your script's Settings, which allows you to provide configuration options to script users. This function adds a checkmark to the script's inputs.</text:p>
      <text:p text:style-name="Text_20_body">Syntax</text:p>
      <text:p text:style-name="P5">input.bool(defval, title, tooltip, inline, group, confirm, display) → input bool</text:p>
      <text:p text:style-name="P3">Arguments</text:p>
      <text:p text:style-name="P3">defval (const bool) Determines the default value of the input variable proposed in the script's "Settings/Inputs" tab, from where the user can change it.</text:p>
      <text:p text:style-name="P3">title (const string) Title of the input. If not specified, the variable name is used as the input's title. If the title is specified, but it is empty, the name will be an empty string.</text:p>
      <text:p text:style-name="P3">tooltip (const string) The string that will be shown to the user when hovering over the tooltip icon.</text:p>
      <text:p text:style-name="P3">inline (const string) Combines all the input calls using the same argument in one line. The string used as an argument is not displayed. It is only used to identify inputs belonging to the same line.</text:p>
      <text:p text:style-name="P3">group (const string) Creates a header above all inputs using the same group argument string. The string is also used as the header's text.</text:p>
      <text:p text:style-name="P3">confirm (const bool) If true, then user will be asked to confirm input value before indicator is added to chart. Default value is false.</text:p>
      <text:p text:style-name="P3">display (const plot_display) Controls where the script will display the input's information, aside from within the script's settings. This option allows one to remove a specific input from the script's status line or the Data Window to ensure only the most necessary inputs are displayed there. Possible values: <text:a xlink:type="simple" xlink:href="https://www.tradingview.com/pine-script-reference/v6/#const_display.none" text:style-name="Internet_20_link" text:visited-style-name="Visited_20_Internet_20_Link">display.none</text:a>, <text:a xlink:type="simple" xlink:href="https://www.tradingview.com/pine-script-reference/v6/#const_display.data_window" text:style-name="Internet_20_link" text:visited-style-name="Visited_20_Internet_20_Link">display.data_window</text:a>, <text:a xlink:type="simple" xlink:href="https://www.tradingview.com/pine-script-reference/v6/#const_display.status_line" text:style-name="Internet_20_link" text:visited-style-name="Visited_20_Internet_20_Link">display.status_line</text:a>, <text:a xlink:type="simple" xlink:href="https://www.tradingview.com/pine-script-reference/v6/#const_display.all" text:style-name="Internet_20_link" text:visited-style-name="Visited_20_Internet_20_Link">display.all</text:a>. Optional. The default is <text:a xlink:type="simple" xlink:href="https://www.tradingview.com/pine-script-reference/v6/#const_display.none" text:style-name="Internet_20_link" text:visited-style-name="Visited_20_Internet_20_Link">display.none</text:a>.</text:p>
      <text:p text:style-name="P3">Example</text:p>
      <text:section text:style-name="Sect1" text:name="Section470">
        <text:p text:style-name="P4"><text:bookmark text:name="fun_input.bool"/><text:span text:style-name="Source_20_Text">//@version=6</text:span></text:p>
        <text:p text:style-name="Preformatted_20_Text"><text:span text:style-name="Source_20_Text">indicator("input.bool", overlay=true)</text:span></text:p>
        <text:p text:style-name="Preformatted_20_Text"><text:span text:style-name="Source_20_Text">i_switch = input.bool(true, "On/Off")</text:span></text:p>
        <text:p text:style-name="P5"><text:span text:style-name="Source_20_Text">plot(i_switch ? open : na)</text:span></text:p>
        <text:p text:style-name="P3">Returns</text:p>
        <text:p text:style-name="P3">Value of input variable.</text:p>
        <text:p text:style-name="P3">Remarks</text:p>
        <text:p text:style-name="P3">Result of <text:a xlink:type="simple" xlink:href="https://www.tradingview.com/pine-script-reference/v6/#fun_input.bool" text:style-name="Internet_20_link" text:visited-style-name="Visited_20_Internet_20_Link">input.bool</text:a> function always should be assigned to a variable, see examples above.</text:p>
        <text:p text:style-name="P3">See also</text:p>
        <text:p text:style-name="P3"><text:a xlink:type="simple" xlink:href="https://www.tradingview.com/pine-script-reference/v6/#fun_input.int" text:style-name="Internet_20_link" text:visited-style-name="Visited_20_Internet_20_Link">input.int</text:a><text:a xlink:type="simple" xlink:href="https://www.tradingview.com/pine-script-reference/v6/#fun_input.float" text:style-name="Internet_20_link" text:visited-style-name="Visited_20_Internet_20_Link">input.float</text:a><text:a xlink:type="simple" xlink:href="https://www.tradingview.com/pine-script-reference/v6/#fun_input.string" text:style-name="Internet_20_link" text:visited-style-name="Visited_20_Internet_20_Link">input.string</text:a><text:a xlink:type="simple" xlink:href="https://www.tradingview.com/pine-script-reference/v6/#fun_input.text_area" text:style-name="Internet_20_link" text:visited-style-name="Visited_20_Internet_20_Link">input.text_area</text:a><text:a xlink:type="simple" xlink:href="https://www.tradingview.com/pine-script-reference/v6/#fun_input.symbol" text:style-name="Internet_20_link" text:visited-style-name="Visited_20_Internet_20_Link">input.symbol</text:a><text:a xlink:type="simple" xlink:href="https://www.tradingview.com/pine-script-reference/v6/#fun_input.timeframe" text:style-name="Internet_20_link" text:visited-style-name="Visited_20_Internet_20_Link">input.timeframe</text:a><text:a xlink:type="simple" xlink:href="https://www.tradingview.com/pine-script-reference/v6/#fun_input.session" text:style-name="Internet_20_link" text:visited-style-name="Visited_20_Internet_20_Link">input.session</text:a><text:a xlink:type="simple" xlink:href="https://www.tradingview.com/pine-script-reference/v6/#fun_input.source" text:style-name="Internet_20_link" text:visited-style-name="Visited_20_Internet_20_Link">input.source</text:a><text:a xlink:type="simple" xlink:href="https://www.tradingview.com/pine-script-reference/v6/#fun_input.color" text:style-name="Internet_20_link" text:visited-style-name="Visited_20_Internet_20_Link">input.color</text:a><text:a xlink:type="simple" xlink:href="https://www.tradingview.com/pine-script-reference/v6/#fun_input.time" text:style-name="Internet_20_link" text:visited-style-name="Visited_20_Internet_20_Link">input.time</text:a><text:a xlink:type="simple" xlink:href="https://www.tradingview.com/pine-script-reference/v6/#fun_input" text:style-name="Internet_20_link" text:visited-style-name="Visited_20_Internet_20_Link">input</text:a></text:p>
      </text:section>
      <text:section text:style-name="Sect1" text:name="fun_input.color">
        <text:h text:style-name="P2" text:outline-level="3">input.color()</text:h>
      </text:section>
      <text:p text:style-name="P3">Adds an input to the Inputs tab of your script's Settings, which allows you to provide configuration options to script users. This function adds a color picker that allows the user to select a color and transparency, either from a palette or a hex value.</text:p>
      <text:p text:style-name="Text_20_body">Syntax</text:p>
      <text:p text:style-name="P5">input.color(defval, title, tooltip, inline, group, confirm, display) → input color</text:p>
      <text:p text:style-name="P3">Arguments</text:p>
      <text:p text:style-name="P3">defval (const color) Determines the default value of the input variable proposed in the script's "Settings/Inputs" tab, from where the user can change it.</text:p>
      <text:p text:style-name="P3">title (const string) Title of the input. If not specified, the variable name is used as the input's title. If the title is specified, but it is empty, the name will be an empty string.</text:p>
      <text:p text:style-name="P3">tooltip (const string) The string that will be shown to the user when hovering over the tooltip icon.</text:p>
      <text:p text:style-name="P3">inline (const string) Combines all the input calls using the same argument in one line. The string used as an argument is not displayed. It is only used to identify inputs belonging to the same line.</text:p>
      <text:p text:style-name="P3">group (const string) Creates a header above all inputs using the same group argument string. The string is also used as the header's text.</text:p>
      <text:p text:style-name="P3">confirm (const bool) If true, then user will be asked to confirm input value before indicator is added to chart. Default value is false.</text:p>
      <text:p text:style-name="P3">display (const plot_display) Controls where the script will display the input's information, aside from within the script's settings. This option allows one to remove a specific input from the script's status line or the Data Window to ensure only the most necessary inputs are displayed there. Possible values: <text:a xlink:type="simple" xlink:href="https://www.tradingview.com/pine-script-reference/v6/#const_display.none" text:style-name="Internet_20_link" text:visited-style-name="Visited_20_Internet_20_Link">display.none</text:a>, <text:a xlink:type="simple" xlink:href="https://www.tradingview.com/pine-script-reference/v6/#const_display.data_window" text:style-name="Internet_20_link" text:visited-style-name="Visited_20_Internet_20_Link">display.data_window</text:a>, <text:a xlink:type="simple" xlink:href="https://www.tradingview.com/pine-script-reference/v6/#const_display.status_line" text:style-name="Internet_20_link" text:visited-style-name="Visited_20_Internet_20_Link">display.status_line</text:a>, <text:a xlink:type="simple" xlink:href="https://www.tradingview.com/pine-script-reference/v6/#const_display.all" text:style-name="Internet_20_link" text:visited-style-name="Visited_20_Internet_20_Link">display.all</text:a>. Optional. The default is <text:a xlink:type="simple" xlink:href="https://www.tradingview.com/pine-script-reference/v6/#const_display.none" text:style-name="Internet_20_link" text:visited-style-name="Visited_20_Internet_20_Link">display.none</text:a>.</text:p>
      <text:p text:style-name="P3">Example</text:p>
      <text:section text:style-name="Sect1" text:name="Section471">
        <text:p text:style-name="P4"><text:bookmark text:name="fun_input.color"/><text:span text:style-name="Source_20_Text">//@version=6</text:span></text:p>
        <text:p text:style-name="Preformatted_20_Text"><text:span text:style-name="Source_20_Text">indicator("input.color", overlay=true)</text:span></text:p>
        <text:p text:style-name="Preformatted_20_Text"><text:span text:style-name="Source_20_Text">i_col = input.color(color.red, "Plot Color")</text:span></text:p>
        <text:p text:style-name="P5"><text:span text:style-name="Source_20_Text">plot(close, color=i_col)</text:span></text:p>
        <text:p text:style-name="P3">Returns</text:p>
        <text:p text:style-name="P3">Value of input variable.</text:p>
        <text:p text:style-name="P3">Remarks</text:p>
        <text:p text:style-name="P3">Result of <text:a xlink:type="simple" xlink:href="https://www.tradingview.com/pine-script-reference/v6/#fun_input.color" text:style-name="Internet_20_link" text:visited-style-name="Visited_20_Internet_20_Link">input.color</text:a> function always should be assigned to a variable, see examples above.</text:p>
        <text:p text:style-name="P3">See also</text:p>
        <text:p text:style-name="P3"><text:a xlink:type="simple" xlink:href="https://www.tradingview.com/pine-script-reference/v6/#fun_input.bool" text:style-name="Internet_20_link" text:visited-style-name="Visited_20_Internet_20_Link">input.bool</text:a><text:a xlink:type="simple" xlink:href="https://www.tradingview.com/pine-script-reference/v6/#fun_input.int" text:style-name="Internet_20_link" text:visited-style-name="Visited_20_Internet_20_Link">input.int</text:a><text:a xlink:type="simple" xlink:href="https://www.tradingview.com/pine-script-reference/v6/#fun_input.float" text:style-name="Internet_20_link" text:visited-style-name="Visited_20_Internet_20_Link">input.float</text:a><text:a xlink:type="simple" xlink:href="https://www.tradingview.com/pine-script-reference/v6/#fun_input.string" text:style-name="Internet_20_link" text:visited-style-name="Visited_20_Internet_20_Link">input.string</text:a><text:a xlink:type="simple" xlink:href="https://www.tradingview.com/pine-script-reference/v6/#fun_input.text_area" text:style-name="Internet_20_link" text:visited-style-name="Visited_20_Internet_20_Link">input.text_area</text:a><text:a xlink:type="simple" xlink:href="https://www.tradingview.com/pine-script-reference/v6/#fun_input.symbol" text:style-name="Internet_20_link" text:visited-style-name="Visited_20_Internet_20_Link">input.symbol</text:a><text:a xlink:type="simple" xlink:href="https://www.tradingview.com/pine-script-reference/v6/#fun_input.timeframe" text:style-name="Internet_20_link" text:visited-style-name="Visited_20_Internet_20_Link">input.timeframe</text:a><text:a xlink:type="simple" xlink:href="https://www.tradingview.com/pine-script-reference/v6/#fun_input.session" text:style-name="Internet_20_link" text:visited-style-name="Visited_20_Internet_20_Link">input.session</text:a><text:a xlink:type="simple" xlink:href="https://www.tradingview.com/pine-script-reference/v6/#fun_input.source" text:style-name="Internet_20_link" text:visited-style-name="Visited_20_Internet_20_Link">input.source</text:a><text:a xlink:type="simple" xlink:href="https://www.tradingview.com/pine-script-reference/v6/#fun_input.time" text:style-name="Internet_20_link" text:visited-style-name="Visited_20_Internet_20_Link">input.time</text:a><text:a xlink:type="simple" xlink:href="https://www.tradingview.com/pine-script-reference/v6/#fun_input" text:style-name="Internet_20_link" text:visited-style-name="Visited_20_Internet_20_Link">input</text:a></text:p>
      </text:section>
      <text:section text:style-name="Sect1" text:name="fun_input.enum">
        <text:h text:style-name="P2" text:outline-level="3">input.enum()</text:h>
      </text:section>
      <text:p text:style-name="P3">Adds an input to the Inputs tab of your script's Settings, which allows you to provide configuration options to script users. This function adds a dropdown with options based on the <text:a xlink:type="simple" xlink:href="https://www.tradingview.com/pine-script-reference/v6/#kw_enum" text:style-name="Internet_20_link" text:visited-style-name="Visited_20_Internet_20_Link">enum</text:a> fields passed to its <text:span text:style-name="Source_20_Text">defval</text:span> and <text:span text:style-name="Source_20_Text">options</text:span> parameters.</text:p>
      <text:p text:style-name="P3">The text for each option in the resulting dropdown corresponds to the titles of the included fields. If a field's title is not specified in the enum declaration, its title is the string representation of its name.</text:p>
      <text:p text:style-name="Text_20_body">Syntax</text:p>
      <text:p text:style-name="P5">input.enum(defval, title, options, tooltip, inline, group, confirm, display) → input enum</text:p>
      <text:p text:style-name="P3">Arguments</text:p>
      <text:p text:style-name="P3">defval (const enum) Determines the default value of the input, which users can change in the script's "Settings/Inputs" tab. When the <text:span text:style-name="Source_20_Text">options</text:span> parameter has a specified tuple of enum fields, the tuple must include the <text:span text:style-name="Source_20_Text">defval</text:span>.</text:p>
      <text:p text:style-name="P3">title (const string) Title of the input. If not specified, the variable name is used as the input's title. If the title is specified, but it is empty, the name will be an empty string.</text:p>
      <text:p text:style-name="P3">options (tuple of enum fields: [enumName.field1, enumName.field2, ...]) A list of options to choose from. Optional. By default, the titles of all of the enum's fields are available in the dropdown. Passing a tuple as the <text:span text:style-name="Source_20_Text">options</text:span> argument limits the list to only the included fields.</text:p>
      <text:p text:style-name="P3">tooltip (const string) The string that will be shown to the user when hovering over the tooltip icon.</text:p>
      <text:p text:style-name="P3">inline (const string) Combines all the input calls using the same argument in one line. The string used as an argument is not displayed. It is only used to identify inputs belonging to the same line.</text:p>
      <text:p text:style-name="P3">group (const string) Creates a header above all inputs using the same group argument string. The string is also used as the header's text.</text:p>
      <text:p text:style-name="P3">confirm (const bool) If <text:span text:style-name="Source_20_Text">true</text:span>, then user will be asked to confirm input value before indicator is added to chart. Default value is <text:span text:style-name="Source_20_Text">false</text:span>.</text:p>
      <text:p text:style-name="P3">display (const plot_display) Controls where the script will display the input's information, aside from within the script's settings. This option allows one to remove a specific input from the script's status line or the Data Window to ensure only the most necessary inputs are displayed there. Possible values: <text:a xlink:type="simple" xlink:href="https://www.tradingview.com/pine-script-reference/v6/#var_display.none" text:style-name="Internet_20_link" text:visited-style-name="Visited_20_Internet_20_Link">display.none</text:a>, <text:a xlink:type="simple" xlink:href="https://www.tradingview.com/pine-script-reference/v6/#var_display.data_window" text:style-name="Internet_20_link" text:visited-style-name="Visited_20_Internet_20_Link">display.data_window</text:a>, <text:a xlink:type="simple" xlink:href="https://www.tradingview.com/pine-script-reference/v6/#var_display.status_line" text:style-name="Internet_20_link" text:visited-style-name="Visited_20_Internet_20_Link">display.status_line</text:a>, <text:a xlink:type="simple" xlink:href="https://www.tradingview.com/pine-script-reference/v6/#var_display.all" text:style-name="Internet_20_link" text:visited-style-name="Visited_20_Internet_20_Link">display.all</text:a>. Optional. The default is <text:a xlink:type="simple" xlink:href="https://www.tradingview.com/pine-script-reference/v6/#var_display.all" text:style-name="Internet_20_link" text:visited-style-name="Visited_20_Internet_20_Link">display.all</text:a>.</text:p>
      <text:p text:style-name="P3">Example</text:p>
      <text:section text:style-name="Sect1" text:name="Section472">
        <text:p text:style-name="P4"><text:bookmark text:name="fun_input.enum"/><text:span text:style-name="Source_20_Text">//@version=6</text:span></text:p>
        <text:p text:style-name="Preformatted_20_Text"><text:span text:style-name="Source_20_Text">indicator("Session highlight", overlay = true)</text:span></text:p>
        <text:p text:style-name="Preformatted_20_Text"><text:soft-page-break/><text:span text:style-name="Source_20_Text">//@enum        Contains fields with popular timezones as titles.</text:span></text:p>
        <text:p text:style-name="Preformatted_20_Text"><text:span text:style-name="Source_20_Text">//@field exch  Has an empty string as the title to represent the chart timezone.</text:span></text:p>
        <text:p text:style-name="Preformatted_20_Text"><text:span text:style-name="Source_20_Text">enum tz</text:span></text:p>
        <text:p text:style-name="Preformatted_20_Text"><text:span text:style-name="Source_20_Text">    utc  = "UTC"</text:span></text:p>
        <text:p text:style-name="Preformatted_20_Text"><text:span text:style-name="Source_20_Text">    exch = ""</text:span></text:p>
        <text:p text:style-name="Preformatted_20_Text"><text:span text:style-name="Source_20_Text">    ny   = "America/New_York"</text:span></text:p>
        <text:p text:style-name="Preformatted_20_Text"><text:span text:style-name="Source_20_Text">    chi  = "America/Chicago"</text:span></text:p>
        <text:p text:style-name="Preformatted_20_Text"><text:span text:style-name="Source_20_Text">    lon  = "Europe/London"</text:span></text:p>
        <text:p text:style-name="Preformatted_20_Text"><text:span text:style-name="Source_20_Text">    tok  = "Asia/Tokyo"</text:span></text:p>
        <text:p text:style-name="Preformatted_20_Text"><text:span text:style-name="Source_20_Text">//@variable The session string.</text:span></text:p>
        <text:p text:style-name="Preformatted_20_Text"><text:span text:style-name="Source_20_Text">selectedSession = input.session("1200-1500", "Session")</text:span></text:p>
        <text:p text:style-name="Preformatted_20_Text"><text:span text:style-name="Source_20_Text">//@variable The selected timezone. The input's dropdown contains the fields in the `tz` enum.</text:span></text:p>
        <text:p text:style-name="Preformatted_20_Text"><text:span text:style-name="Source_20_Text">selectedTimezone = input.enum(tz.utc, "Session Timezone")</text:span></text:p>
        <text:p text:style-name="Preformatted_20_Text"><text:span text:style-name="Source_20_Text">//@variable Is `true` if the current bar's time is in the specified session.</text:span></text:p>
        <text:p text:style-name="Preformatted_20_Text"><text:span text:style-name="Source_20_Text">bool inSession = false</text:span></text:p>
        <text:p text:style-name="Preformatted_20_Text"><text:span text:style-name="Source_20_Text">if not na(time("", selectedSession, str.tostring(selectedTimezone)))</text:span></text:p>
        <text:p text:style-name="Preformatted_20_Text"><text:span text:style-name="Source_20_Text">    inSession := true</text:span></text:p>
        <text:p text:style-name="Preformatted_20_Text"><text:span text:style-name="Source_20_Text">// Highlight the background when `inSession` is `true`.</text:span></text:p>
        <text:p text:style-name="P5"><text:span text:style-name="Source_20_Text">bgcolor(inSession ? color.new(color.green, 90) : na, title = "Active session highlight")</text:span></text:p>
        <text:p text:style-name="P3">Returns</text:p>
        <text:p text:style-name="P3">Value of input variable.</text:p>
        <text:p text:style-name="P3">Remarks</text:p>
        <text:p text:style-name="P3">All fields included in the <text:span text:style-name="Source_20_Text">defval</text:span> and <text:span text:style-name="Source_20_Text">options</text:span> arguments must belong to the same enum.</text:p>
        <text:p text:style-name="P3">See also</text:p>
        <text:p text:style-name="P3"><text:a xlink:type="simple" xlink:href="https://www.tradingview.com/pine-script-reference/v6/#fun_input.text_area" text:style-name="Internet_20_link" text:visited-style-name="Visited_20_Internet_20_Link">input.text_area</text:a><text:a xlink:type="simple" xlink:href="https://www.tradingview.com/pine-script-reference/v6/#fun_input.bool" text:style-name="Internet_20_link" text:visited-style-name="Visited_20_Internet_20_Link">input.bool</text:a><text:a xlink:type="simple" xlink:href="https://www.tradingview.com/pine-script-reference/v6/#fun_input.int" text:style-name="Internet_20_link" text:visited-style-name="Visited_20_Internet_20_Link">input.int</text:a><text:a xlink:type="simple" xlink:href="https://www.tradingview.com/pine-script-reference/v6/#fun_input.float" text:style-name="Internet_20_link" text:visited-style-name="Visited_20_Internet_20_Link">input.float</text:a><text:a xlink:type="simple" xlink:href="https://www.tradingview.com/pine-script-reference/v6/#fun_input.symbol" text:style-name="Internet_20_link" text:visited-style-name="Visited_20_Internet_20_Link">input.symbol</text:a><text:a xlink:type="simple" xlink:href="https://www.tradingview.com/pine-script-reference/v6/#fun_input.timeframe" text:style-name="Internet_20_link" text:visited-style-name="Visited_20_Internet_20_Link">input.timeframe</text:a><text:a xlink:type="simple" xlink:href="https://www.tradingview.com/pine-script-reference/v6/#fun_input.session" text:style-name="Internet_20_link" text:visited-style-name="Visited_20_Internet_20_Link">input.session</text:a><text:a xlink:type="simple" xlink:href="https://www.tradingview.com/pine-script-reference/v6/#fun_input.source" text:style-name="Internet_20_link" text:visited-style-name="Visited_20_Internet_20_Link">input.source</text:a><text:a xlink:type="simple" xlink:href="https://www.tradingview.com/pine-script-reference/v6/#fun_input.color" text:style-name="Internet_20_link" text:visited-style-name="Visited_20_Internet_20_Link">input.color</text:a><text:a xlink:type="simple" xlink:href="https://www.tradingview.com/pine-script-reference/v6/#fun_input.time" text:style-name="Internet_20_link" text:visited-style-name="Visited_20_Internet_20_Link">input.time</text:a><text:a xlink:type="simple" xlink:href="https://www.tradingview.com/pine-script-reference/v6/#fun_input" text:style-name="Internet_20_link" text:visited-style-name="Visited_20_Internet_20_Link">input</text:a></text:p>
      </text:section>
      <text:section text:style-name="Sect1" text:name="fun_input.float">
        <text:h text:style-name="P2" text:outline-level="3">input.float()</text:h>
        <text:p text:style-name="P3">2 overloads</text:p>
      </text:section>
      <text:p text:style-name="P3">Adds an input to the Inputs tab of your script's Settings, which allows you to provide configuration options to script users. This function adds a field for a float input to the script's inputs.</text:p>
      <text:p text:style-name="Text_20_body">Syntax &amp; Overloads</text:p>
      <text:p text:style-name="P5"><text:a xlink:type="simple" xlink:href="https://www.tradingview.com/pine-script-reference/v6/#fun_input.float-0" text:style-name="Internet_20_link" text:visited-style-name="Visited_20_Internet_20_Link">input.float(defval, title, options, tooltip, inline, group, confirm, display) → input float</text:a></text:p>
      <text:p text:style-name="P5"><text:a xlink:type="simple" xlink:href="https://www.tradingview.com/pine-script-reference/v6/#fun_input.float-1" text:style-name="Internet_20_link" text:visited-style-name="Visited_20_Internet_20_Link">input.float(defval, title, minval, maxval, step, tooltip, inline, group, confirm, display) → input float</text:a></text:p>
      <text:p text:style-name="P3">Arguments</text:p>
      <text:p text:style-name="P3">defval (const int/float) Determines the default value of the input variable proposed in the script's "Settings/Inputs" tab, from where script users can change it. When a list of values is used with the <text:span text:style-name="Source_20_Text">options</text:span> parameter, the value must be one of them.</text:p>
      <text:p text:style-name="P3">title (const string) Title of the input. If not specified, the variable name is used as the input's title. If the title is specified, but it is empty, the name will be an empty string.</text:p>
      <text:p text:style-name="P3">options (tuple of const int/float values: [val1, val2, ...]) A list of options to choose from a dropdown menu, separated by commas and enclosed in square brackets: [val1, val2, ...]. When using this parameter, the <text:span text:style-name="Source_20_Text">minval</text:span>, <text:span text:style-name="Source_20_Text">maxval</text:span> and <text:span text:style-name="Source_20_Text">step</text:span> parameters cannot be used.</text:p>
      <text:p text:style-name="P3">tooltip (const string) The string that will be shown to the user when hovering over the tooltip icon.</text:p>
      <text:p text:style-name="P3">inline (const string) Combines all the input calls using the same argument in one line. The string used as an argument is not displayed. It is only used to identify inputs belonging to the same line.</text:p>
      <text:p text:style-name="P3">group (const string) Creates a header above all inputs using the same group argument string. The string is also used as the header's text.</text:p>
      <text:p text:style-name="P3">confirm (const bool) If true, then user will be asked to confirm input value before indicator is added to chart. Default value is false.</text:p>
      <text:p text:style-name="P3">display (const plot_display) Controls where the script will display the input's information, aside from within the script's settings. This option allows one to remove a specific input from the script's status line or the Data Window to ensure only the most necessary inputs are displayed there. Possible values: <text:a xlink:type="simple" xlink:href="https://www.tradingview.com/pine-script-reference/v6/#const_display.none" text:style-name="Internet_20_link" text:visited-style-name="Visited_20_Internet_20_Link">display.none</text:a>, <text:a xlink:type="simple" xlink:href="https://www.tradingview.com/pine-script-reference/v6/#const_display.data_window" text:style-name="Internet_20_link" text:visited-style-name="Visited_20_Internet_20_Link">display.data_window</text:a>, <text:a xlink:type="simple" xlink:href="https://www.tradingview.com/pine-script-reference/v6/#const_display.status_line" text:style-name="Internet_20_link" text:visited-style-name="Visited_20_Internet_20_Link">display.status_line</text:a>, <text:a xlink:type="simple" xlink:href="https://www.tradingview.com/pine-script-reference/v6/#const_display.all" text:style-name="Internet_20_link" text:visited-style-name="Visited_20_Internet_20_Link">display.all</text:a>. Optional. The default is <text:a xlink:type="simple" xlink:href="https://www.tradingview.com/pine-script-reference/v6/#const_display.all" text:style-name="Internet_20_link" text:visited-style-name="Visited_20_Internet_20_Link">display.all</text:a>.</text:p>
      <text:p text:style-name="P3">Example</text:p>
      <text:section text:style-name="Sect1" text:name="Section473">
        <text:p text:style-name="P4"><text:bookmark text:name="fun_input.float"/><text:span text:style-name="Source_20_Text">//@version=6</text:span></text:p>
        <text:p text:style-name="Preformatted_20_Text"><text:span text:style-name="Source_20_Text">indicator("input.float", overlay=true)</text:span></text:p>
        <text:p text:style-name="Preformatted_20_Text"><text:span text:style-name="Source_20_Text">i_angle1 = input.float(0.5, "Sin Angle", minval=-3.14, maxval=3.14, step=0.02)</text:span></text:p>
        <text:p text:style-name="Preformatted_20_Text"><text:span text:style-name="Source_20_Text">plot(math.sin(i_angle1) &gt; 0 ? close : open, "sin", color=color.green)</text:span></text:p>
        <text:p text:style-name="Preformatted_20_Text"><text:span text:style-name="Source_20_Text">i_angle2 = input.float(0, "Cos Angle", options=[-3.14, -1.57, 0, 1.57, 3.14])</text:span></text:p>
        <text:p text:style-name="P5"><text:span text:style-name="Source_20_Text">plot(math.cos(i_angle2) &gt; 0 ? close : open, "cos", color=color.red)</text:span></text:p>
        <text:p text:style-name="P3">Returns</text:p>
        <text:p text:style-name="P3">Value of input variable.</text:p>
        <text:p text:style-name="P3">Remarks</text:p>
        <text:p text:style-name="P3">Result of <text:a xlink:type="simple" xlink:href="https://www.tradingview.com/pine-script-reference/v6/#fun_input.float" text:style-name="Internet_20_link" text:visited-style-name="Visited_20_Internet_20_Link">input.float</text:a> function always should be assigned to a variable, see examples above.</text:p>
        <text:p text:style-name="P3">See also</text:p>
        <text:p text:style-name="P3"><text:a xlink:type="simple" xlink:href="https://www.tradingview.com/pine-script-reference/v6/#fun_input.bool" text:style-name="Internet_20_link" text:visited-style-name="Visited_20_Internet_20_Link">input.bool</text:a><text:a xlink:type="simple" xlink:href="https://www.tradingview.com/pine-script-reference/v6/#fun_input.int" text:style-name="Internet_20_link" text:visited-style-name="Visited_20_Internet_20_Link">input.int</text:a><text:a xlink:type="simple" xlink:href="https://www.tradingview.com/pine-script-reference/v6/#fun_input.string" text:style-name="Internet_20_link" text:visited-style-name="Visited_20_Internet_20_Link">input.string</text:a><text:a xlink:type="simple" xlink:href="https://www.tradingview.com/pine-script-reference/v6/#fun_input.text_area" text:style-name="Internet_20_link" text:visited-style-name="Visited_20_Internet_20_Link">input.text_area</text:a><text:a xlink:type="simple" xlink:href="https://www.tradingview.com/pine-script-reference/v6/#fun_input.symbol" text:style-name="Internet_20_link" text:visited-style-name="Visited_20_Internet_20_Link">input.symbol</text:a><text:a xlink:type="simple" xlink:href="https://www.tradingview.com/pine-script-reference/v6/#fun_input.timeframe" text:style-name="Internet_20_link" text:visited-style-name="Visited_20_Internet_20_Link">input.timeframe</text:a><text:a xlink:type="simple" xlink:href="https://www.tradingview.com/pine-script-reference/v6/#fun_input.session" text:style-name="Internet_20_link" text:visited-style-name="Visited_20_Internet_20_Link">input.session</text:a><text:a xlink:type="simple" xlink:href="https://www.tradingview.com/pine-script-reference/v6/#fun_input.source" text:style-name="Internet_20_link" text:visited-style-name="Visited_20_Internet_20_Link">input.source</text:a><text:a xlink:type="simple" xlink:href="https://www.tradingview.com/pine-script-reference/v6/#fun_input.color" text:style-name="Internet_20_link" text:visited-style-name="Visited_20_Internet_20_Link">input.color</text:a><text:a xlink:type="simple" xlink:href="https://www.tradingview.com/pine-script-reference/v6/#fun_input.time" text:style-name="Internet_20_link" text:visited-style-name="Visited_20_Internet_20_Link">input.time</text:a><text:a xlink:type="simple" xlink:href="https://www.tradingview.com/pine-script-reference/v6/#fun_input" text:style-name="Internet_20_link" text:visited-style-name="Visited_20_Internet_20_Link">input</text:a></text:p>
      </text:section>
      <text:section text:style-name="Sect1" text:name="fun_input.int">
        <text:h text:style-name="P2" text:outline-level="3">input.int()</text:h>
        <text:p text:style-name="P3">2 overloads</text:p>
      </text:section>
      <text:p text:style-name="P3">Adds an input to the Inputs tab of your script's Settings, which allows you to provide configuration options to script users. This function adds a field for an integer input to the script's inputs.</text:p>
      <text:p text:style-name="Text_20_body">Syntax &amp; Overloads</text:p>
      <text:p text:style-name="P5"><text:a xlink:type="simple" xlink:href="https://www.tradingview.com/pine-script-reference/v6/#fun_input.int-0" text:style-name="Internet_20_link" text:visited-style-name="Visited_20_Internet_20_Link">input.int(defval, title, options, tooltip, inline, group, confirm, display) → input int</text:a></text:p>
      <text:p text:style-name="P5"><text:a xlink:type="simple" xlink:href="https://www.tradingview.com/pine-script-reference/v6/#fun_input.int-1" text:style-name="Internet_20_link" text:visited-style-name="Visited_20_Internet_20_Link">input.int(defval, title, minval, maxval, step, tooltip, inline, group, confirm, display) → input int</text:a></text:p>
      <text:p text:style-name="P3">Arguments</text:p>
      <text:p text:style-name="P3">defval (const int) Determines the default value of the input variable proposed in the script's "Settings/Inputs" tab, from where script users can change it. When a list of values is used with the <text:span text:style-name="Source_20_Text">options</text:span> parameter, the value must be one of them.</text:p>
      <text:p text:style-name="P3">title (const string) Title of the input. If not specified, the variable name is used as the input's title. If the title is specified, but it is empty, the name will be an empty string.</text:p>
      <text:p text:style-name="P3">options (tuple of const int values: [val1, val2, ...]) A list of options to choose from a dropdown menu, separated by commas and enclosed in square brackets: [val1, val2, ...]. When using this parameter, the <text:span text:style-name="Source_20_Text">minval</text:span>, <text:span text:style-name="Source_20_Text">maxval</text:span> and <text:span text:style-name="Source_20_Text">step</text:span> parameters cannot be used.</text:p>
      <text:p text:style-name="P3">tooltip (const string) The string that will be shown to the user when hovering over the tooltip icon.</text:p>
      <text:p text:style-name="P3">inline (const string) Combines all the input calls using the same argument in one line. The string used as an argument is not displayed. It is only used to identify inputs belonging to the same line.</text:p>
      <text:p text:style-name="P3">group (const string) Creates a header above all inputs using the same group argument string. The string is also used as the header's text.</text:p>
      <text:p text:style-name="P3">confirm (const bool) If true, then user will be asked to confirm input value before indicator is added to chart. Default value is false.</text:p>
      <text:p text:style-name="P3">display (const plot_display) Controls where the script will display the input's information, aside from within the script's settings. This option allows one to remove a specific input from the script's status line or the Data Window to ensure only the most necessary inputs are displayed there. Possible values: <text:a xlink:type="simple" xlink:href="https://www.tradingview.com/pine-script-reference/v6/#const_display.none" text:style-name="Internet_20_link" text:visited-style-name="Visited_20_Internet_20_Link">display.none</text:a>, <text:a xlink:type="simple" xlink:href="https://www.tradingview.com/pine-script-reference/v6/#const_display.data_window" text:style-name="Internet_20_link" text:visited-style-name="Visited_20_Internet_20_Link">display.data_window</text:a>, <text:a xlink:type="simple" xlink:href="https://www.tradingview.com/pine-script-reference/v6/#const_display.status_line" text:style-name="Internet_20_link" text:visited-style-name="Visited_20_Internet_20_Link">display.status_line</text:a>, <text:a xlink:type="simple" xlink:href="https://www.tradingview.com/pine-script-reference/v6/#const_display.all" text:style-name="Internet_20_link" text:visited-style-name="Visited_20_Internet_20_Link">display.all</text:a>. Optional. The default is <text:a xlink:type="simple" xlink:href="https://www.tradingview.com/pine-script-reference/v6/#const_display.all" text:style-name="Internet_20_link" text:visited-style-name="Visited_20_Internet_20_Link">display.all</text:a>.</text:p>
      <text:p text:style-name="P3">Example</text:p>
      <text:section text:style-name="Sect1" text:name="Section474">
        <text:p text:style-name="P4"><text:bookmark text:name="fun_input.int"/><text:span text:style-name="Source_20_Text">//@version=6</text:span></text:p>
        <text:p text:style-name="Preformatted_20_Text"><text:span text:style-name="Source_20_Text">indicator("input.int", overlay=true)</text:span></text:p>
        <text:p text:style-name="Preformatted_20_Text"><text:span text:style-name="Source_20_Text">i_len1 = input.int(10, "Length 1", minval=5, maxval=21, step=1)</text:span></text:p>
        <text:p text:style-name="Preformatted_20_Text"><text:span text:style-name="Source_20_Text">plot(ta.sma(close, i_len1))</text:span></text:p>
        <text:p text:style-name="Preformatted_20_Text"><text:span text:style-name="Source_20_Text">i_len2 = input.int(10, "Length 2", options=[5, 10, 21])</text:span></text:p>
        <text:p text:style-name="P5"><text:span text:style-name="Source_20_Text">plot(ta.sma(close, i_len2))</text:span></text:p>
        <text:p text:style-name="P3">Returns</text:p>
        <text:p text:style-name="P3">Value of input variable.</text:p>
        <text:p text:style-name="P3"><text:soft-page-break/>Remarks</text:p>
        <text:p text:style-name="P3">Result of <text:a xlink:type="simple" xlink:href="https://www.tradingview.com/pine-script-reference/v6/#fun_input.int" text:style-name="Internet_20_link" text:visited-style-name="Visited_20_Internet_20_Link">input.int</text:a> function always should be assigned to a variable, see examples above.</text:p>
        <text:p text:style-name="P3">See also</text:p>
        <text:p text:style-name="P3"><text:a xlink:type="simple" xlink:href="https://www.tradingview.com/pine-script-reference/v6/#fun_input.bool" text:style-name="Internet_20_link" text:visited-style-name="Visited_20_Internet_20_Link">input.bool</text:a><text:a xlink:type="simple" xlink:href="https://www.tradingview.com/pine-script-reference/v6/#fun_input.float" text:style-name="Internet_20_link" text:visited-style-name="Visited_20_Internet_20_Link">input.float</text:a><text:a xlink:type="simple" xlink:href="https://www.tradingview.com/pine-script-reference/v6/#fun_input.string" text:style-name="Internet_20_link" text:visited-style-name="Visited_20_Internet_20_Link">input.string</text:a><text:a xlink:type="simple" xlink:href="https://www.tradingview.com/pine-script-reference/v6/#fun_input.text_area" text:style-name="Internet_20_link" text:visited-style-name="Visited_20_Internet_20_Link">input.text_area</text:a><text:a xlink:type="simple" xlink:href="https://www.tradingview.com/pine-script-reference/v6/#fun_input.symbol" text:style-name="Internet_20_link" text:visited-style-name="Visited_20_Internet_20_Link">input.symbol</text:a><text:a xlink:type="simple" xlink:href="https://www.tradingview.com/pine-script-reference/v6/#fun_input.timeframe" text:style-name="Internet_20_link" text:visited-style-name="Visited_20_Internet_20_Link">input.timeframe</text:a><text:a xlink:type="simple" xlink:href="https://www.tradingview.com/pine-script-reference/v6/#fun_input.session" text:style-name="Internet_20_link" text:visited-style-name="Visited_20_Internet_20_Link">input.session</text:a><text:a xlink:type="simple" xlink:href="https://www.tradingview.com/pine-script-reference/v6/#fun_input.source" text:style-name="Internet_20_link" text:visited-style-name="Visited_20_Internet_20_Link">input.source</text:a><text:a xlink:type="simple" xlink:href="https://www.tradingview.com/pine-script-reference/v6/#fun_input.color" text:style-name="Internet_20_link" text:visited-style-name="Visited_20_Internet_20_Link">input.color</text:a><text:a xlink:type="simple" xlink:href="https://www.tradingview.com/pine-script-reference/v6/#fun_input.time" text:style-name="Internet_20_link" text:visited-style-name="Visited_20_Internet_20_Link">input.time</text:a><text:a xlink:type="simple" xlink:href="https://www.tradingview.com/pine-script-reference/v6/#fun_input" text:style-name="Internet_20_link" text:visited-style-name="Visited_20_Internet_20_Link">input</text:a></text:p>
      </text:section>
      <text:section text:style-name="Sect1" text:name="fun_input.price">
        <text:h text:style-name="P2" text:outline-level="3">input.price()</text:h>
      </text:section>
      <text:p text:style-name="P3">Adds a price input to the script's "Settings/Inputs" tab. Using <text:span text:style-name="Source_20_Text">confirm = true</text:span> activates the interactive input mode where a price is selected by clicking on the chart.</text:p>
      <text:p text:style-name="Text_20_body">Syntax</text:p>
      <text:p text:style-name="P5">input.price(defval, title, tooltip, inline, group, confirm, display) → input float</text:p>
      <text:p text:style-name="P3">Arguments</text:p>
      <text:p text:style-name="P3">defval (const int/float) Determines the default value of the input variable proposed in the script's "Settings/Inputs" tab, from where the user can change it.</text:p>
      <text:p text:style-name="P3">title (const string) Title of the input. If not specified, the variable name is used as the input's title. If the title is specified, but it is empty, the name will be an empty string.</text:p>
      <text:p text:style-name="P3">tooltip (const string) The string that will be shown to the user when hovering over the tooltip icon.</text:p>
      <text:p text:style-name="P3">inline (const string) Combines all the input calls using the same argument in one line. The string used as an argument is not displayed. It is only used to identify inputs belonging to the same line.</text:p>
      <text:p text:style-name="P3">group (const string) Creates a header above all inputs using the same group argument string. The string is also used as the header's text.</text:p>
      <text:p text:style-name="P3">confirm (const bool) If true, the interactive input mode is enabled and the selection is done by clicking on the chart when the indicator is added to the chart, or by selecting the indicator and moving the selection after that. Optional. The default is false.</text:p>
      <text:p text:style-name="P3">display (const plot_display) Controls where the script will display the input's information, aside from within the script's settings. This option allows one to remove a specific input from the script's status line or the Data Window to ensure only the most necessary inputs are displayed there. Possible values: <text:a xlink:type="simple" xlink:href="https://www.tradingview.com/pine-script-reference/v6/#const_display.none" text:style-name="Internet_20_link" text:visited-style-name="Visited_20_Internet_20_Link">display.none</text:a>, <text:a xlink:type="simple" xlink:href="https://www.tradingview.com/pine-script-reference/v6/#const_display.data_window" text:style-name="Internet_20_link" text:visited-style-name="Visited_20_Internet_20_Link">display.data_window</text:a>, <text:a xlink:type="simple" xlink:href="https://www.tradingview.com/pine-script-reference/v6/#const_display.status_line" text:style-name="Internet_20_link" text:visited-style-name="Visited_20_Internet_20_Link">display.status_line</text:a>, <text:a xlink:type="simple" xlink:href="https://www.tradingview.com/pine-script-reference/v6/#const_display.all" text:style-name="Internet_20_link" text:visited-style-name="Visited_20_Internet_20_Link">display.all</text:a>. Optional. The default is <text:a xlink:type="simple" xlink:href="https://www.tradingview.com/pine-script-reference/v6/#const_display.all" text:style-name="Internet_20_link" text:visited-style-name="Visited_20_Internet_20_Link">display.all</text:a>.</text:p>
      <text:p text:style-name="P3">Example</text:p>
      <text:section text:style-name="Sect1" text:name="Section475">
        <text:p text:style-name="P4"><text:bookmark text:name="fun_input.price"/><text:span text:style-name="Source_20_Text">//@version=6</text:span></text:p>
        <text:p text:style-name="Preformatted_20_Text"><text:span text:style-name="Source_20_Text">indicator("input.price", overlay=true)</text:span></text:p>
        <text:p text:style-name="Preformatted_20_Text"><text:span text:style-name="Source_20_Text">price1 = input.price(title="Date", defval=42)</text:span></text:p>
        <text:p text:style-name="Preformatted_20_Text"><text:span text:style-name="Source_20_Text">plot(price1)</text:span></text:p>
        <text:p text:style-name="Preformatted_20_Text"><text:span text:style-name="Source_20_Text">price2 = input.price(54, title="Date")</text:span></text:p>
        <text:p text:style-name="P5"><text:span text:style-name="Source_20_Text">plot(price2)</text:span></text:p>
        <text:p text:style-name="P3">Returns</text:p>
        <text:p text:style-name="P3">Value of input variable.</text:p>
        <text:p text:style-name="P3">Remarks</text:p>
        <text:p text:style-name="P3">When using interactive mode, a time input can be combined with a price input if both function calls use the same argument for their <text:span text:style-name="Source_20_Text">inline</text:span> parameter.</text:p>
        <text:p text:style-name="P3">See also</text:p>
        <text:p text:style-name="P3"><text:a xlink:type="simple" xlink:href="https://www.tradingview.com/pine-script-reference/v6/#fun_input.bool" text:style-name="Internet_20_link" text:visited-style-name="Visited_20_Internet_20_Link">input.bool</text:a><text:a xlink:type="simple" xlink:href="https://www.tradingview.com/pine-script-reference/v6/#fun_input.int" text:style-name="Internet_20_link" text:visited-style-name="Visited_20_Internet_20_Link">input.int</text:a><text:a xlink:type="simple" xlink:href="https://www.tradingview.com/pine-script-reference/v6/#fun_input.float" text:style-name="Internet_20_link" text:visited-style-name="Visited_20_Internet_20_Link">input.float</text:a><text:a xlink:type="simple" xlink:href="https://www.tradingview.com/pine-script-reference/v6/#fun_input.string" text:style-name="Internet_20_link" text:visited-style-name="Visited_20_Internet_20_Link">input.string</text:a><text:a xlink:type="simple" xlink:href="https://www.tradingview.com/pine-script-reference/v6/#fun_input.text_area" text:style-name="Internet_20_link" text:visited-style-name="Visited_20_Internet_20_Link">input.text_area</text:a><text:a xlink:type="simple" xlink:href="https://www.tradingview.com/pine-script-reference/v6/#fun_input.symbol" text:style-name="Internet_20_link" text:visited-style-name="Visited_20_Internet_20_Link">input.symbol</text:a><text:a xlink:type="simple" xlink:href="https://www.tradingview.com/pine-script-reference/v6/#fun_input.resolution" text:style-name="Internet_20_link" text:visited-style-name="Visited_20_Internet_20_Link">input.resolution</text:a><text:a xlink:type="simple" xlink:href="https://www.tradingview.com/pine-script-reference/v6/#fun_input.session" text:style-name="Internet_20_link" text:visited-style-name="Visited_20_Internet_20_Link">input.session</text:a><text:a xlink:type="simple" xlink:href="https://www.tradingview.com/pine-script-reference/v6/#fun_input.source" text:style-name="Internet_20_link" text:visited-style-name="Visited_20_Internet_20_Link">input.source</text:a><text:a xlink:type="simple" xlink:href="https://www.tradingview.com/pine-script-reference/v6/#fun_input.color" text:style-name="Internet_20_link" text:visited-style-name="Visited_20_Internet_20_Link">input.color</text:a><text:a xlink:type="simple" xlink:href="https://www.tradingview.com/pine-script-reference/v6/#fun_input" text:style-name="Internet_20_link" text:visited-style-name="Visited_20_Internet_20_Link">input</text:a></text:p>
      </text:section>
      <text:section text:style-name="Sect1" text:name="fun_input.session">
        <text:h text:style-name="P2" text:outline-level="3">input.session()</text:h>
      </text:section>
      <text:p text:style-name="P3">Adds an input to the Inputs tab of your script's Settings, which allows you to provide configuration options to script users. This function adds two dropdowns that allow the user to specify the beginning and the end of a session using the session selector and returns the result as a string.</text:p>
      <text:p text:style-name="Text_20_body">Syntax</text:p>
      <text:p text:style-name="P5">input.session(defval, title, options, tooltip, inline, group, confirm, display) → input string</text:p>
      <text:p text:style-name="P3">Arguments</text:p>
      <text:p text:style-name="P3">defval (const string) Determines the default value of the input variable proposed in the script's "Settings/Inputs" tab, from where the user can change it. When a list of values is used with the <text:span text:style-name="Source_20_Text">options</text:span> parameter, the value must be one of them.</text:p>
      <text:p text:style-name="P3">title (const string) Title of the input. If not specified, the variable name is used as the input's title. If the title is specified, but it is empty, the name will be an empty string.</text:p>
      <text:p text:style-name="P3">options (tuple of const string values: [val1, val2, ...]) A list of options to choose from.</text:p>
      <text:p text:style-name="P3">tooltip (const string) The string that will be shown to the user when hovering over the tooltip icon.</text:p>
      <text:p text:style-name="P3">inline (const string) Combines all the input calls using the same argument in one line. The string used as an argument is not displayed. It is only used to identify inputs belonging to the same line.</text:p>
      <text:p text:style-name="P3">group (const string) Creates a header above all inputs using the same group argument string. The string is also used as the header's text.</text:p>
      <text:p text:style-name="P3">confirm (const bool) If true, then user will be asked to confirm input value before indicator is added to chart. Default value is false.</text:p>
      <text:p text:style-name="P3">display (const plot_display) Controls where the script will display the input's information, aside from within the script's settings. This option allows one to remove a specific input from the script's status line or the Data Window to ensure only the most necessary inputs are displayed there. Possible values: <text:a xlink:type="simple" xlink:href="https://www.tradingview.com/pine-script-reference/v6/#const_display.none" text:style-name="Internet_20_link" text:visited-style-name="Visited_20_Internet_20_Link">display.none</text:a>, <text:a xlink:type="simple" xlink:href="https://www.tradingview.com/pine-script-reference/v6/#const_display.data_window" text:style-name="Internet_20_link" text:visited-style-name="Visited_20_Internet_20_Link">display.data_window</text:a>, <text:a xlink:type="simple" xlink:href="https://www.tradingview.com/pine-script-reference/v6/#const_display.status_line" text:style-name="Internet_20_link" text:visited-style-name="Visited_20_Internet_20_Link">display.status_line</text:a>, <text:a xlink:type="simple" xlink:href="https://www.tradingview.com/pine-script-reference/v6/#const_display.all" text:style-name="Internet_20_link" text:visited-style-name="Visited_20_Internet_20_Link">display.all</text:a>. Optional. The default is <text:a xlink:type="simple" xlink:href="https://www.tradingview.com/pine-script-reference/v6/#const_display.all" text:style-name="Internet_20_link" text:visited-style-name="Visited_20_Internet_20_Link">display.all</text:a>.</text:p>
      <text:p text:style-name="P3">Example</text:p>
      <text:section text:style-name="Sect1" text:name="Section476">
        <text:p text:style-name="P4"><text:bookmark text:name="fun_input.session"/><text:span text:style-name="Source_20_Text">//@version=6</text:span></text:p>
        <text:p text:style-name="Preformatted_20_Text"><text:span text:style-name="Source_20_Text">indicator("input.session", overlay=true)</text:span></text:p>
        <text:p text:style-name="Preformatted_20_Text"><text:span text:style-name="Source_20_Text">i_sess = input.session("1300-1700", "Session", options=["0930-1600", "1300-1700", "1700-2100"])</text:span></text:p>
        <text:p text:style-name="Preformatted_20_Text"><text:span text:style-name="Source_20_Text">t = time(timeframe.period, i_sess)</text:span></text:p>
        <text:p text:style-name="P5"><text:span text:style-name="Source_20_Text">bgcolor(time == t ? color.green : na)</text:span></text:p>
        <text:p text:style-name="P3">Returns</text:p>
        <text:p text:style-name="P3">Value of input variable.</text:p>
        <text:p text:style-name="P3">Remarks</text:p>
        <text:p text:style-name="P3">Result of <text:a xlink:type="simple" xlink:href="https://www.tradingview.com/pine-script-reference/v6/#fun_input.session" text:style-name="Internet_20_link" text:visited-style-name="Visited_20_Internet_20_Link">input.session</text:a> function always should be assigned to a variable, see examples above.</text:p>
        <text:p text:style-name="P3">See also</text:p>
        <text:p text:style-name="P3"><text:a xlink:type="simple" xlink:href="https://www.tradingview.com/pine-script-reference/v6/#fun_input.bool" text:style-name="Internet_20_link" text:visited-style-name="Visited_20_Internet_20_Link">input.bool</text:a><text:a xlink:type="simple" xlink:href="https://www.tradingview.com/pine-script-reference/v6/#fun_input.int" text:style-name="Internet_20_link" text:visited-style-name="Visited_20_Internet_20_Link">input.int</text:a><text:a xlink:type="simple" xlink:href="https://www.tradingview.com/pine-script-reference/v6/#fun_input.float" text:style-name="Internet_20_link" text:visited-style-name="Visited_20_Internet_20_Link">input.float</text:a><text:a xlink:type="simple" xlink:href="https://www.tradingview.com/pine-script-reference/v6/#fun_input.string" text:style-name="Internet_20_link" text:visited-style-name="Visited_20_Internet_20_Link">input.string</text:a><text:a xlink:type="simple" xlink:href="https://www.tradingview.com/pine-script-reference/v6/#fun_input.text_area" text:style-name="Internet_20_link" text:visited-style-name="Visited_20_Internet_20_Link">input.text_area</text:a><text:a xlink:type="simple" xlink:href="https://www.tradingview.com/pine-script-reference/v6/#fun_input.symbol" text:style-name="Internet_20_link" text:visited-style-name="Visited_20_Internet_20_Link">input.symbol</text:a><text:a xlink:type="simple" xlink:href="https://www.tradingview.com/pine-script-reference/v6/#fun_input.timeframe" text:style-name="Internet_20_link" text:visited-style-name="Visited_20_Internet_20_Link">input.timeframe</text:a><text:a xlink:type="simple" xlink:href="https://www.tradingview.com/pine-script-reference/v6/#fun_input.source" text:style-name="Internet_20_link" text:visited-style-name="Visited_20_Internet_20_Link">input.source</text:a><text:a xlink:type="simple" xlink:href="https://www.tradingview.com/pine-script-reference/v6/#fun_input.color" text:style-name="Internet_20_link" text:visited-style-name="Visited_20_Internet_20_Link">input.color</text:a><text:a xlink:type="simple" xlink:href="https://www.tradingview.com/pine-script-reference/v6/#fun_input.time" text:style-name="Internet_20_link" text:visited-style-name="Visited_20_Internet_20_Link">input.time</text:a><text:a xlink:type="simple" xlink:href="https://www.tradingview.com/pine-script-reference/v6/#fun_input" text:style-name="Internet_20_link" text:visited-style-name="Visited_20_Internet_20_Link">input</text:a></text:p>
      </text:section>
      <text:section text:style-name="Sect1" text:name="fun_input.source">
        <text:h text:style-name="P2" text:outline-level="3">input.source()</text:h>
      </text:section>
      <text:p text:style-name="P3">Adds an input to the Inputs tab of your script's Settings, which allows you to provide configuration options to script users. This function adds a dropdown that allows the user to select a source for the calculation, e.g. <text:a xlink:type="simple" xlink:href="https://www.tradingview.com/pine-script-reference/v6/#var_close" text:style-name="Internet_20_link" text:visited-style-name="Visited_20_Internet_20_Link">close</text:a>, <text:a xlink:type="simple" xlink:href="https://www.tradingview.com/pine-script-reference/v6/#var_hl2" text:style-name="Internet_20_link" text:visited-style-name="Visited_20_Internet_20_Link">hl2</text:a>, etc. The user can also select an output from another indicator on their chart as the source.</text:p>
      <text:p text:style-name="Text_20_body">Syntax</text:p>
      <text:p text:style-name="P5">input.source(defval, title, tooltip, inline, group, display, confirm) → series float</text:p>
      <text:p text:style-name="P3">Arguments</text:p>
      <text:p text:style-name="P3">defval (open/high/low/close/hl2/hlc3/ohlc4/hlcc4) Determines the default value of the input variable proposed in the script's "Settings/Inputs" tab, from where the user can change it.</text:p>
      <text:p text:style-name="P3">title (const string) Title of the input. If not specified, the variable name is used as the input's title. If the title is specified, but it is empty, the name will be an empty string.</text:p>
      <text:p text:style-name="P3">tooltip (const string) The string that will be shown to the user when hovering over the tooltip icon.</text:p>
      <text:p text:style-name="P3">inline (const string) Combines all the input calls using the same argument in one line. The string used as an argument is not displayed. It is only used to identify inputs belonging to the same line.</text:p>
      <text:p text:style-name="P3">group (const string) Creates a header above all inputs using the same group argument string. The string is also used as the header's text.</text:p>
      <text:p text:style-name="P3">display (const plot_display) Controls where the script will display the input's information, aside from within the script's settings. This option allows one to remove a specific input from the script's status line or the Data Window to ensure only the most necessary inputs are displayed there. Possible values: <text:a xlink:type="simple" xlink:href="https://www.tradingview.com/pine-script-reference/v6/#const_display.none" text:style-name="Internet_20_link" text:visited-style-name="Visited_20_Internet_20_Link">display.none</text:a>, <text:a xlink:type="simple" xlink:href="https://www.tradingview.com/pine-script-reference/v6/#const_display.data_window" text:style-name="Internet_20_link" text:visited-style-name="Visited_20_Internet_20_Link">display.data_window</text:a>, <text:a xlink:type="simple" xlink:href="https://www.tradingview.com/pine-script-reference/v6/#const_display.status_line" text:style-name="Internet_20_link" text:visited-style-name="Visited_20_Internet_20_Link">display.status_line</text:a>, <text:a xlink:type="simple" xlink:href="https://www.tradingview.com/pine-script-reference/v6/#const_display.all" text:style-name="Internet_20_link" text:visited-style-name="Visited_20_Internet_20_Link">display.all</text:a>. Optional. The default is <text:a xlink:type="simple" xlink:href="https://www.tradingview.com/pine-script-reference/v6/#const_display.all" text:style-name="Internet_20_link" text:visited-style-name="Visited_20_Internet_20_Link">display.all</text:a>.</text:p>
      <text:p text:style-name="P3">confirm (const bool) If true, then user will be asked to confirm input value before indicator is added to chart. Default value is false.</text:p>
      <text:p text:style-name="P3">Example</text:p>
      <text:section text:style-name="Sect1" text:name="Section477">
        <text:p text:style-name="P4"><text:bookmark text:name="fun_input.source"/><text:span text:style-name="Source_20_Text">//@version=6</text:span></text:p>
        <text:p text:style-name="Preformatted_20_Text"><text:span text:style-name="Source_20_Text">indicator("input.source", overlay=true)</text:span></text:p>
        <text:p text:style-name="Preformatted_20_Text"><text:span text:style-name="Source_20_Text">i_src = input.source(close, "Source")</text:span></text:p>
        <text:p text:style-name="P5"><text:span text:style-name="Source_20_Text">plot(i_src)</text:span></text:p>
        <text:p text:style-name="P3"><text:soft-page-break/>Returns</text:p>
        <text:p text:style-name="P3">Value of input variable.</text:p>
        <text:p text:style-name="P3">Remarks</text:p>
        <text:p text:style-name="P3">Result of <text:a xlink:type="simple" xlink:href="https://www.tradingview.com/pine-script-reference/v6/#fun_input.source" text:style-name="Internet_20_link" text:visited-style-name="Visited_20_Internet_20_Link">input.source</text:a> function always should be assigned to a variable, see examples above.</text:p>
        <text:p text:style-name="P3">See also</text:p>
        <text:p text:style-name="P3"><text:a xlink:type="simple" xlink:href="https://www.tradingview.com/pine-script-reference/v6/#fun_input.bool" text:style-name="Internet_20_link" text:visited-style-name="Visited_20_Internet_20_Link">input.bool</text:a><text:a xlink:type="simple" xlink:href="https://www.tradingview.com/pine-script-reference/v6/#fun_input.int" text:style-name="Internet_20_link" text:visited-style-name="Visited_20_Internet_20_Link">input.int</text:a><text:a xlink:type="simple" xlink:href="https://www.tradingview.com/pine-script-reference/v6/#fun_input.float" text:style-name="Internet_20_link" text:visited-style-name="Visited_20_Internet_20_Link">input.float</text:a><text:a xlink:type="simple" xlink:href="https://www.tradingview.com/pine-script-reference/v6/#fun_input.string" text:style-name="Internet_20_link" text:visited-style-name="Visited_20_Internet_20_Link">input.string</text:a><text:a xlink:type="simple" xlink:href="https://www.tradingview.com/pine-script-reference/v6/#fun_input.text_area" text:style-name="Internet_20_link" text:visited-style-name="Visited_20_Internet_20_Link">input.text_area</text:a><text:a xlink:type="simple" xlink:href="https://www.tradingview.com/pine-script-reference/v6/#fun_input.symbol" text:style-name="Internet_20_link" text:visited-style-name="Visited_20_Internet_20_Link">input.symbol</text:a><text:a xlink:type="simple" xlink:href="https://www.tradingview.com/pine-script-reference/v6/#fun_input.timeframe" text:style-name="Internet_20_link" text:visited-style-name="Visited_20_Internet_20_Link">input.timeframe</text:a><text:a xlink:type="simple" xlink:href="https://www.tradingview.com/pine-script-reference/v6/#fun_input.session" text:style-name="Internet_20_link" text:visited-style-name="Visited_20_Internet_20_Link">input.session</text:a><text:a xlink:type="simple" xlink:href="https://www.tradingview.com/pine-script-reference/v6/#fun_input.color" text:style-name="Internet_20_link" text:visited-style-name="Visited_20_Internet_20_Link">input.color</text:a><text:a xlink:type="simple" xlink:href="https://www.tradingview.com/pine-script-reference/v6/#fun_input.time" text:style-name="Internet_20_link" text:visited-style-name="Visited_20_Internet_20_Link">input.time</text:a><text:a xlink:type="simple" xlink:href="https://www.tradingview.com/pine-script-reference/v6/#fun_input" text:style-name="Internet_20_link" text:visited-style-name="Visited_20_Internet_20_Link">input</text:a></text:p>
      </text:section>
      <text:section text:style-name="Sect1" text:name="fun_input.string">
        <text:h text:style-name="P2" text:outline-level="3">input.string()</text:h>
      </text:section>
      <text:p text:style-name="P3">Adds an input to the Inputs tab of your script's Settings, which allows you to provide configuration options to script users. This function adds a field for a string input to the script's inputs.</text:p>
      <text:p text:style-name="Text_20_body">Syntax</text:p>
      <text:p text:style-name="P5">input.string(defval, title, options, tooltip, inline, group, confirm, display) → input string</text:p>
      <text:p text:style-name="P3">Arguments</text:p>
      <text:p text:style-name="P3">defval (const string) Determines the default value of the input variable proposed in the script's "Settings/Inputs" tab, from where the user can change it. When a list of values is used with the <text:span text:style-name="Source_20_Text">options</text:span> parameter, the value must be one of them.</text:p>
      <text:p text:style-name="P3">title (const string) Title of the input. If not specified, the variable name is used as the input's title. If the title is specified, but it is empty, the name will be an empty string.</text:p>
      <text:p text:style-name="P3">options (tuple of const string values: [val1, val2, ...]) A list of options to choose from.</text:p>
      <text:p text:style-name="P3">tooltip (const string) The string that will be shown to the user when hovering over the tooltip icon.</text:p>
      <text:p text:style-name="P3">inline (const string) Combines all the input calls using the same argument in one line. The string used as an argument is not displayed. It is only used to identify inputs belonging to the same line.</text:p>
      <text:p text:style-name="P3">group (const string) Creates a header above all inputs using the same group argument string. The string is also used as the header's text.</text:p>
      <text:p text:style-name="P3">confirm (const bool) If true, then user will be asked to confirm input value before indicator is added to chart. Default value is false.</text:p>
      <text:p text:style-name="P3">display (const plot_display) Controls where the script will display the input's information, aside from within the script's settings. This option allows one to remove a specific input from the script's status line or the Data Window to ensure only the most necessary inputs are displayed there. Possible values: <text:a xlink:type="simple" xlink:href="https://www.tradingview.com/pine-script-reference/v6/#const_display.none" text:style-name="Internet_20_link" text:visited-style-name="Visited_20_Internet_20_Link">display.none</text:a>, <text:a xlink:type="simple" xlink:href="https://www.tradingview.com/pine-script-reference/v6/#const_display.data_window" text:style-name="Internet_20_link" text:visited-style-name="Visited_20_Internet_20_Link">display.data_window</text:a>, <text:a xlink:type="simple" xlink:href="https://www.tradingview.com/pine-script-reference/v6/#const_display.status_line" text:style-name="Internet_20_link" text:visited-style-name="Visited_20_Internet_20_Link">display.status_line</text:a>, <text:a xlink:type="simple" xlink:href="https://www.tradingview.com/pine-script-reference/v6/#const_display.all" text:style-name="Internet_20_link" text:visited-style-name="Visited_20_Internet_20_Link">display.all</text:a>. Optional. The default is <text:a xlink:type="simple" xlink:href="https://www.tradingview.com/pine-script-reference/v6/#const_display.all" text:style-name="Internet_20_link" text:visited-style-name="Visited_20_Internet_20_Link">display.all</text:a>.</text:p>
      <text:p text:style-name="P3">Example</text:p>
      <text:section text:style-name="Sect1" text:name="Section478">
        <text:p text:style-name="P4"><text:bookmark text:name="fun_input.string"/><text:span text:style-name="Source_20_Text">//@version=6</text:span></text:p>
        <text:p text:style-name="Preformatted_20_Text"><text:span text:style-name="Source_20_Text">indicator("input.string", overlay=true)</text:span></text:p>
        <text:p text:style-name="Preformatted_20_Text"><text:span text:style-name="Source_20_Text">i_text = input.string("Hello!", "Message")</text:span></text:p>
        <text:p text:style-name="Preformatted_20_Text"><text:span text:style-name="Source_20_Text">l = label.new(bar_index, high, i_text)</text:span></text:p>
        <text:p text:style-name="P5"><text:span text:style-name="Source_20_Text">label.delete(l[1])</text:span></text:p>
        <text:p text:style-name="P3">Returns</text:p>
        <text:p text:style-name="P3">Value of input variable.</text:p>
        <text:p text:style-name="P3">Remarks</text:p>
        <text:p text:style-name="P3">Result of <text:a xlink:type="simple" xlink:href="https://www.tradingview.com/pine-script-reference/v6/#fun_input.string" text:style-name="Internet_20_link" text:visited-style-name="Visited_20_Internet_20_Link">input.string</text:a> function always should be assigned to a variable, see examples above.</text:p>
        <text:p text:style-name="P3">See also</text:p>
        <text:p text:style-name="P3"><text:a xlink:type="simple" xlink:href="https://www.tradingview.com/pine-script-reference/v6/#fun_input.text_area" text:style-name="Internet_20_link" text:visited-style-name="Visited_20_Internet_20_Link">input.text_area</text:a><text:a xlink:type="simple" xlink:href="https://www.tradingview.com/pine-script-reference/v6/#fun_input.bool" text:style-name="Internet_20_link" text:visited-style-name="Visited_20_Internet_20_Link">input.bool</text:a><text:a xlink:type="simple" xlink:href="https://www.tradingview.com/pine-script-reference/v6/#fun_input.int" text:style-name="Internet_20_link" text:visited-style-name="Visited_20_Internet_20_Link">input.int</text:a><text:a xlink:type="simple" xlink:href="https://www.tradingview.com/pine-script-reference/v6/#fun_input.float" text:style-name="Internet_20_link" text:visited-style-name="Visited_20_Internet_20_Link">input.float</text:a><text:a xlink:type="simple" xlink:href="https://www.tradingview.com/pine-script-reference/v6/#fun_input.symbol" text:style-name="Internet_20_link" text:visited-style-name="Visited_20_Internet_20_Link">input.symbol</text:a><text:a xlink:type="simple" xlink:href="https://www.tradingview.com/pine-script-reference/v6/#fun_input.timeframe" text:style-name="Internet_20_link" text:visited-style-name="Visited_20_Internet_20_Link">input.timeframe</text:a><text:a xlink:type="simple" xlink:href="https://www.tradingview.com/pine-script-reference/v6/#fun_input.session" text:style-name="Internet_20_link" text:visited-style-name="Visited_20_Internet_20_Link">input.session</text:a><text:a xlink:type="simple" xlink:href="https://www.tradingview.com/pine-script-reference/v6/#fun_input.source" text:style-name="Internet_20_link" text:visited-style-name="Visited_20_Internet_20_Link">input.source</text:a><text:a xlink:type="simple" xlink:href="https://www.tradingview.com/pine-script-reference/v6/#fun_input.color" text:style-name="Internet_20_link" text:visited-style-name="Visited_20_Internet_20_Link">input.color</text:a><text:a xlink:type="simple" xlink:href="https://www.tradingview.com/pine-script-reference/v6/#fun_input.time" text:style-name="Internet_20_link" text:visited-style-name="Visited_20_Internet_20_Link">input.time</text:a><text:a xlink:type="simple" xlink:href="https://www.tradingview.com/pine-script-reference/v6/#fun_input" text:style-name="Internet_20_link" text:visited-style-name="Visited_20_Internet_20_Link">input</text:a></text:p>
      </text:section>
      <text:section text:style-name="Sect1" text:name="fun_input.symbol">
        <text:h text:style-name="P2" text:outline-level="3">input.symbol()</text:h>
      </text:section>
      <text:p text:style-name="P3">Adds an input to the Inputs tab of your script's Settings, which allows you to provide configuration options to script users. This function adds a field that allows the user to select a specific symbol using the symbol search and returns that symbol, paired with its exchange prefix, as a string.</text:p>
      <text:p text:style-name="Text_20_body">Syntax</text:p>
      <text:p text:style-name="P5">input.symbol(defval, title, tooltip, inline, group, confirm, display) → input string</text:p>
      <text:p text:style-name="P3">Arguments</text:p>
      <text:p text:style-name="P3">defval (const string) Determines the default value of the input variable proposed in the script's "Settings/Inputs" tab, from where the user can change it.</text:p>
      <text:p text:style-name="P3">title (const string) Title of the input. If not specified, the variable name is used as the input's title. If the title is specified, but it is empty, the name will be an empty string.</text:p>
      <text:p text:style-name="P3">tooltip (const string) The string that will be shown to the user when hovering over the tooltip icon.</text:p>
      <text:p text:style-name="P3">inline (const string) Combines all the input calls using the same argument in one line. The string used as an argument is not displayed. It is only used to identify inputs belonging to the same line.</text:p>
      <text:p text:style-name="P3">group (const string) Creates a header above all inputs using the same group argument string. The string is also used as the header's text.</text:p>
      <text:p text:style-name="P3">confirm (const bool) If true, then user will be asked to confirm input value before indicator is added to chart. Default value is false.</text:p>
      <text:p text:style-name="P3">display (const plot_display) Controls where the script will display the input's information, aside from within the script's settings. This option allows one to remove a specific input from the script's status line or the Data Window to ensure only the most necessary inputs are displayed there. Possible values: <text:a xlink:type="simple" xlink:href="https://www.tradingview.com/pine-script-reference/v6/#const_display.none" text:style-name="Internet_20_link" text:visited-style-name="Visited_20_Internet_20_Link">display.none</text:a>, <text:a xlink:type="simple" xlink:href="https://www.tradingview.com/pine-script-reference/v6/#const_display.data_window" text:style-name="Internet_20_link" text:visited-style-name="Visited_20_Internet_20_Link">display.data_window</text:a>, <text:a xlink:type="simple" xlink:href="https://www.tradingview.com/pine-script-reference/v6/#const_display.status_line" text:style-name="Internet_20_link" text:visited-style-name="Visited_20_Internet_20_Link">display.status_line</text:a>, <text:a xlink:type="simple" xlink:href="https://www.tradingview.com/pine-script-reference/v6/#const_display.all" text:style-name="Internet_20_link" text:visited-style-name="Visited_20_Internet_20_Link">display.all</text:a>. Optional. The default is <text:a xlink:type="simple" xlink:href="https://www.tradingview.com/pine-script-reference/v6/#const_display.all" text:style-name="Internet_20_link" text:visited-style-name="Visited_20_Internet_20_Link">display.all</text:a>.</text:p>
      <text:p text:style-name="P3">Example</text:p>
      <text:section text:style-name="Sect1" text:name="Section479">
        <text:p text:style-name="P4"><text:bookmark text:name="fun_input.symbol"/><text:span text:style-name="Source_20_Text">//@version=6</text:span></text:p>
        <text:p text:style-name="Preformatted_20_Text"><text:span text:style-name="Source_20_Text">indicator("input.symbol", overlay=true)</text:span></text:p>
        <text:p text:style-name="Preformatted_20_Text"><text:span text:style-name="Source_20_Text">i_sym = input.symbol("DELL", "Symbol")</text:span></text:p>
        <text:p text:style-name="Preformatted_20_Text"><text:span text:style-name="Source_20_Text">s = request.security(i_sym, 'D', close)</text:span></text:p>
        <text:p text:style-name="P5"><text:span text:style-name="Source_20_Text">plot(s)</text:span></text:p>
        <text:p text:style-name="P3">Returns</text:p>
        <text:p text:style-name="P3">Value of input variable.</text:p>
        <text:p text:style-name="P3">Remarks</text:p>
        <text:p text:style-name="P3">Result of <text:a xlink:type="simple" xlink:href="https://www.tradingview.com/pine-script-reference/v6/#fun_input.symbol" text:style-name="Internet_20_link" text:visited-style-name="Visited_20_Internet_20_Link">input.symbol</text:a> function always should be assigned to a variable, see examples above.</text:p>
        <text:p text:style-name="P3">See also</text:p>
        <text:p text:style-name="P3"><text:a xlink:type="simple" xlink:href="https://www.tradingview.com/pine-script-reference/v6/#fun_input.bool" text:style-name="Internet_20_link" text:visited-style-name="Visited_20_Internet_20_Link">input.bool</text:a><text:a xlink:type="simple" xlink:href="https://www.tradingview.com/pine-script-reference/v6/#fun_input.int" text:style-name="Internet_20_link" text:visited-style-name="Visited_20_Internet_20_Link">input.int</text:a><text:a xlink:type="simple" xlink:href="https://www.tradingview.com/pine-script-reference/v6/#fun_input.float" text:style-name="Internet_20_link" text:visited-style-name="Visited_20_Internet_20_Link">input.float</text:a><text:a xlink:type="simple" xlink:href="https://www.tradingview.com/pine-script-reference/v6/#fun_input.string" text:style-name="Internet_20_link" text:visited-style-name="Visited_20_Internet_20_Link">input.string</text:a><text:a xlink:type="simple" xlink:href="https://www.tradingview.com/pine-script-reference/v6/#fun_input.text_area" text:style-name="Internet_20_link" text:visited-style-name="Visited_20_Internet_20_Link">input.text_area</text:a><text:a xlink:type="simple" xlink:href="https://www.tradingview.com/pine-script-reference/v6/#fun_input.timeframe" text:style-name="Internet_20_link" text:visited-style-name="Visited_20_Internet_20_Link">input.timeframe</text:a><text:a xlink:type="simple" xlink:href="https://www.tradingview.com/pine-script-reference/v6/#fun_input.session" text:style-name="Internet_20_link" text:visited-style-name="Visited_20_Internet_20_Link">input.session</text:a><text:a xlink:type="simple" xlink:href="https://www.tradingview.com/pine-script-reference/v6/#fun_input.source" text:style-name="Internet_20_link" text:visited-style-name="Visited_20_Internet_20_Link">input.source</text:a><text:a xlink:type="simple" xlink:href="https://www.tradingview.com/pine-script-reference/v6/#fun_input.color" text:style-name="Internet_20_link" text:visited-style-name="Visited_20_Internet_20_Link">input.color</text:a><text:a xlink:type="simple" xlink:href="https://www.tradingview.com/pine-script-reference/v6/#fun_input.time" text:style-name="Internet_20_link" text:visited-style-name="Visited_20_Internet_20_Link">input.time</text:a><text:a xlink:type="simple" xlink:href="https://www.tradingview.com/pine-script-reference/v6/#fun_input" text:style-name="Internet_20_link" text:visited-style-name="Visited_20_Internet_20_Link">input</text:a></text:p>
      </text:section>
      <text:section text:style-name="Sect1" text:name="fun_input.text_area">
        <text:h text:style-name="P2" text:outline-level="3">input.text_area()</text:h>
      </text:section>
      <text:p text:style-name="P3">Adds an input to the Inputs tab of your script's Settings, which allows you to provide configuration options to script users. This function adds a field for a multiline text input.</text:p>
      <text:p text:style-name="Text_20_body">Syntax</text:p>
      <text:p text:style-name="P5">input.text_area(defval, title, tooltip, group, confirm, display) → input string</text:p>
      <text:p text:style-name="P3">Arguments</text:p>
      <text:p text:style-name="P3">defval (const string) Determines the default value of the input variable proposed in the script's "Settings/Inputs" tab, from where the user can change it.</text:p>
      <text:p text:style-name="P3">title (const string) Title of the input. If not specified, the variable name is used as the input's title. If the title is specified, but it is empty, the name will be an empty string.</text:p>
      <text:p text:style-name="P3">tooltip (const string) The string that will be shown to the user when hovering over the tooltip icon.</text:p>
      <text:p text:style-name="P3">group (const string) Creates a header above all inputs using the same group argument string. The string is also used as the header's text.</text:p>
      <text:p text:style-name="P3">confirm (const bool) If true, then user will be asked to confirm input value before indicator is added to chart. Default value is false.</text:p>
      <text:p text:style-name="P3">display (const plot_display) Controls where the script will display the input's information, aside from within the script's settings. This option allows one to remove a specific input from the script's status line or the Data Window to ensure only the most necessary inputs are displayed there. Possible values: <text:a xlink:type="simple" xlink:href="https://www.tradingview.com/pine-script-reference/v6/#const_display.none" text:style-name="Internet_20_link" text:visited-style-name="Visited_20_Internet_20_Link">display.none</text:a>, <text:a xlink:type="simple" xlink:href="https://www.tradingview.com/pine-script-reference/v6/#const_display.data_window" text:style-name="Internet_20_link" text:visited-style-name="Visited_20_Internet_20_Link">display.data_window</text:a>, <text:a xlink:type="simple" xlink:href="https://www.tradingview.com/pine-script-reference/v6/#const_display.status_line" text:style-name="Internet_20_link" text:visited-style-name="Visited_20_Internet_20_Link">display.status_line</text:a>, <text:a xlink:type="simple" xlink:href="https://www.tradingview.com/pine-script-reference/v6/#const_display.all" text:style-name="Internet_20_link" text:visited-style-name="Visited_20_Internet_20_Link">display.all</text:a>. Optional. The default is <text:a xlink:type="simple" xlink:href="https://www.tradingview.com/pine-script-reference/v6/#const_display.none" text:style-name="Internet_20_link" text:visited-style-name="Visited_20_Internet_20_Link">display.none</text:a>.</text:p>
      <text:p text:style-name="P3">Example</text:p>
      <text:section text:style-name="Sect1" text:name="Section480">
        <text:p text:style-name="P4"><text:bookmark text:name="fun_input.text_area"/><text:span text:style-name="Source_20_Text">//@version=6</text:span></text:p>
        <text:p text:style-name="Preformatted_20_Text"><text:span text:style-name="Source_20_Text">indicator("input.text_area")</text:span></text:p>
        <text:p text:style-name="Preformatted_20_Text"><text:span text:style-name="Source_20_Text">i_text = input.text_area(defval = "Hello \nWorld!", title = "Message")</text:span></text:p>
        <text:p text:style-name="P5"><text:span text:style-name="Source_20_Text">plot(close)</text:span></text:p>
        <text:p text:style-name="P3"><text:soft-page-break/>Returns</text:p>
        <text:p text:style-name="P3">Value of input variable.</text:p>
        <text:p text:style-name="P3">Remarks</text:p>
        <text:p text:style-name="P3">Result of <text:a xlink:type="simple" xlink:href="https://www.tradingview.com/pine-script-reference/v6/#fun_input.text_area" text:style-name="Internet_20_link" text:visited-style-name="Visited_20_Internet_20_Link">input.text_area</text:a> function always should be assigned to a variable, see examples above.</text:p>
        <text:p text:style-name="P3">See also</text:p>
        <text:p text:style-name="P3"><text:a xlink:type="simple" xlink:href="https://www.tradingview.com/pine-script-reference/v6/#fun_input.string" text:style-name="Internet_20_link" text:visited-style-name="Visited_20_Internet_20_Link">input.string</text:a><text:a xlink:type="simple" xlink:href="https://www.tradingview.com/pine-script-reference/v6/#fun_input.bool" text:style-name="Internet_20_link" text:visited-style-name="Visited_20_Internet_20_Link">input.bool</text:a><text:a xlink:type="simple" xlink:href="https://www.tradingview.com/pine-script-reference/v6/#fun_input.int" text:style-name="Internet_20_link" text:visited-style-name="Visited_20_Internet_20_Link">input.int</text:a><text:a xlink:type="simple" xlink:href="https://www.tradingview.com/pine-script-reference/v6/#fun_input.float" text:style-name="Internet_20_link" text:visited-style-name="Visited_20_Internet_20_Link">input.float</text:a><text:a xlink:type="simple" xlink:href="https://www.tradingview.com/pine-script-reference/v6/#fun_input.symbol" text:style-name="Internet_20_link" text:visited-style-name="Visited_20_Internet_20_Link">input.symbol</text:a><text:a xlink:type="simple" xlink:href="https://www.tradingview.com/pine-script-reference/v6/#fun_input.timeframe" text:style-name="Internet_20_link" text:visited-style-name="Visited_20_Internet_20_Link">input.timeframe</text:a><text:a xlink:type="simple" xlink:href="https://www.tradingview.com/pine-script-reference/v6/#fun_input.session" text:style-name="Internet_20_link" text:visited-style-name="Visited_20_Internet_20_Link">input.session</text:a><text:a xlink:type="simple" xlink:href="https://www.tradingview.com/pine-script-reference/v6/#fun_input.source" text:style-name="Internet_20_link" text:visited-style-name="Visited_20_Internet_20_Link">input.source</text:a><text:a xlink:type="simple" xlink:href="https://www.tradingview.com/pine-script-reference/v6/#fun_input.color" text:style-name="Internet_20_link" text:visited-style-name="Visited_20_Internet_20_Link">input.color</text:a><text:a xlink:type="simple" xlink:href="https://www.tradingview.com/pine-script-reference/v6/#fun_input.time" text:style-name="Internet_20_link" text:visited-style-name="Visited_20_Internet_20_Link">input.time</text:a><text:a xlink:type="simple" xlink:href="https://www.tradingview.com/pine-script-reference/v6/#fun_input" text:style-name="Internet_20_link" text:visited-style-name="Visited_20_Internet_20_Link">input</text:a></text:p>
      </text:section>
      <text:section text:style-name="Sect1" text:name="fun_input.time">
        <text:h text:style-name="P2" text:outline-level="3">input.time()</text:h>
      </text:section>
      <text:p text:style-name="P3">Adds a time input to the script's "Settings/Inputs" tab. This function adds two input widgets on the same line: one for the date and one for the time. The function returns a date/time value in UNIX format. Using <text:span text:style-name="Source_20_Text">confirm = true</text:span> activates the interactive input mode where a point in time is selected by clicking on the chart.</text:p>
      <text:p text:style-name="Text_20_body">Syntax</text:p>
      <text:p text:style-name="P5">input.time(defval, title, tooltip, inline, group, confirm, display) → input int</text:p>
      <text:p text:style-name="P3">Arguments</text:p>
      <text:p text:style-name="P3">defval (const int) Determines the default value of the input variable proposed in the script's "Settings/Inputs" tab, from where the user can change it. The value can be a <text:a xlink:type="simple" xlink:href="https://www.tradingview.com/pine-script-reference/v6/#fun_timestamp" text:style-name="Internet_20_link" text:visited-style-name="Visited_20_Internet_20_Link">timestamp</text:a> function, but only if it uses a date argument in const string format.</text:p>
      <text:p text:style-name="P3">title (const string) Title of the input. If not specified, the variable name is used as the input's title. If the title is specified, but it is empty, the name will be an empty string.</text:p>
      <text:p text:style-name="P3">tooltip (const string) The string that will be shown to the user when hovering over the tooltip icon.</text:p>
      <text:p text:style-name="P3">inline (const string) Combines all the input calls using the same argument in one line. The string used as an argument is not displayed. It is only used to identify inputs belonging to the same line.</text:p>
      <text:p text:style-name="P3">group (const string) Creates a header above all inputs using the same group argument string. The string is also used as the header's text.</text:p>
      <text:p text:style-name="P3">confirm (const bool) If true, the interactive input mode is enabled and the selection is done by clicking on the chart when the indicator is added to the chart, or by selecting the indicator and moving the selection after that. Optional. The default is false.</text:p>
      <text:p text:style-name="P3">display (const plot_display) Controls where the script will display the input's information, aside from within the script's settings. This option allows one to remove a specific input from the script's status line or the Data Window to ensure only the most necessary inputs are displayed there. Possible values: <text:a xlink:type="simple" xlink:href="https://www.tradingview.com/pine-script-reference/v6/#const_display.none" text:style-name="Internet_20_link" text:visited-style-name="Visited_20_Internet_20_Link">display.none</text:a>, <text:a xlink:type="simple" xlink:href="https://www.tradingview.com/pine-script-reference/v6/#const_display.data_window" text:style-name="Internet_20_link" text:visited-style-name="Visited_20_Internet_20_Link">display.data_window</text:a>, <text:a xlink:type="simple" xlink:href="https://www.tradingview.com/pine-script-reference/v6/#const_display.status_line" text:style-name="Internet_20_link" text:visited-style-name="Visited_20_Internet_20_Link">display.status_line</text:a>, <text:a xlink:type="simple" xlink:href="https://www.tradingview.com/pine-script-reference/v6/#const_display.all" text:style-name="Internet_20_link" text:visited-style-name="Visited_20_Internet_20_Link">display.all</text:a>. Optional. The default is <text:a xlink:type="simple" xlink:href="https://www.tradingview.com/pine-script-reference/v6/#const_display.none" text:style-name="Internet_20_link" text:visited-style-name="Visited_20_Internet_20_Link">display.none</text:a>.</text:p>
      <text:p text:style-name="P3">Example</text:p>
      <text:section text:style-name="Sect1" text:name="Section481">
        <text:p text:style-name="P4"><text:bookmark text:name="fun_input.time"/><text:span text:style-name="Source_20_Text">//@version=6</text:span></text:p>
        <text:p text:style-name="Preformatted_20_Text"><text:span text:style-name="Source_20_Text">indicator("input.time", overlay=true)</text:span></text:p>
        <text:p text:style-name="Preformatted_20_Text"><text:span text:style-name="Source_20_Text">i_date = input.time(timestamp("20 Jul 2021 00:00 +0300"), "Date")</text:span></text:p>
        <text:p text:style-name="Preformatted_20_Text"><text:span text:style-name="Source_20_Text">l = label.new(i_date, high, "Date", xloc=xloc.bar_time)</text:span></text:p>
        <text:p text:style-name="P5"><text:span text:style-name="Source_20_Text">label.delete(l[1])</text:span></text:p>
        <text:p text:style-name="P3">Returns</text:p>
        <text:p text:style-name="P3">Value of input variable.</text:p>
        <text:p text:style-name="P3">Remarks</text:p>
        <text:p text:style-name="P3">When using interactive mode, a price input can be combined with a time input if both function calls use the same argument for their <text:span text:style-name="Source_20_Text">inline</text:span> parameter.</text:p>
        <text:p text:style-name="P3">See also</text:p>
        <text:p text:style-name="P3"><text:a xlink:type="simple" xlink:href="https://www.tradingview.com/pine-script-reference/v6/#fun_input.bool" text:style-name="Internet_20_link" text:visited-style-name="Visited_20_Internet_20_Link">input.bool</text:a><text:a xlink:type="simple" xlink:href="https://www.tradingview.com/pine-script-reference/v6/#fun_input.int" text:style-name="Internet_20_link" text:visited-style-name="Visited_20_Internet_20_Link">input.int</text:a><text:a xlink:type="simple" xlink:href="https://www.tradingview.com/pine-script-reference/v6/#fun_input.float" text:style-name="Internet_20_link" text:visited-style-name="Visited_20_Internet_20_Link">input.float</text:a><text:a xlink:type="simple" xlink:href="https://www.tradingview.com/pine-script-reference/v6/#fun_input.string" text:style-name="Internet_20_link" text:visited-style-name="Visited_20_Internet_20_Link">input.string</text:a><text:a xlink:type="simple" xlink:href="https://www.tradingview.com/pine-script-reference/v6/#fun_input.text_area" text:style-name="Internet_20_link" text:visited-style-name="Visited_20_Internet_20_Link">input.text_area</text:a><text:a xlink:type="simple" xlink:href="https://www.tradingview.com/pine-script-reference/v6/#fun_input.symbol" text:style-name="Internet_20_link" text:visited-style-name="Visited_20_Internet_20_Link">input.symbol</text:a><text:a xlink:type="simple" xlink:href="https://www.tradingview.com/pine-script-reference/v6/#fun_input.timeframe" text:style-name="Internet_20_link" text:visited-style-name="Visited_20_Internet_20_Link">input.timeframe</text:a><text:a xlink:type="simple" xlink:href="https://www.tradingview.com/pine-script-reference/v6/#fun_input.session" text:style-name="Internet_20_link" text:visited-style-name="Visited_20_Internet_20_Link">input.session</text:a><text:a xlink:type="simple" xlink:href="https://www.tradingview.com/pine-script-reference/v6/#fun_input.source" text:style-name="Internet_20_link" text:visited-style-name="Visited_20_Internet_20_Link">input.source</text:a><text:a xlink:type="simple" xlink:href="https://www.tradingview.com/pine-script-reference/v6/#fun_input.color" text:style-name="Internet_20_link" text:visited-style-name="Visited_20_Internet_20_Link">input.color</text:a><text:a xlink:type="simple" xlink:href="https://www.tradingview.com/pine-script-reference/v6/#fun_input" text:style-name="Internet_20_link" text:visited-style-name="Visited_20_Internet_20_Link">input</text:a></text:p>
      </text:section>
      <text:section text:style-name="Sect1" text:name="fun_input.timeframe">
        <text:h text:style-name="P2" text:outline-level="3">input.timeframe()</text:h>
      </text:section>
      <text:p text:style-name="P3">Adds an input to the Inputs tab of your script's Settings, which allows you to provide configuration options to script users. This function adds a dropdown that allows the user to select a specific timeframe via the timeframe selector and returns it as a string. The selector includes the custom timeframes a user may have added using the chart's Timeframe dropdown.</text:p>
      <text:p text:style-name="Text_20_body">Syntax</text:p>
      <text:p text:style-name="P5">input.timeframe(defval, title, options, tooltip, inline, group, confirm, display) → input string</text:p>
      <text:p text:style-name="P3">Arguments</text:p>
      <text:p text:style-name="P3">defval (const string) Determines the default value of the input variable proposed in the script's "Settings/Inputs" tab, from where the user can change it. When a list of values is used with the <text:span text:style-name="Source_20_Text">options</text:span> parameter, the value must be one of them.</text:p>
      <text:p text:style-name="P3">title (const string) Title of the input. If not specified, the variable name is used as the input's title. If the title is specified, but it is empty, the name will be an empty string.</text:p>
      <text:p text:style-name="P3">options (tuple of const string values: [val1, val2, ...]) A list of options to choose from.</text:p>
      <text:p text:style-name="P3">tooltip (const string) The string that will be shown to the user when hovering over the tooltip icon.</text:p>
      <text:p text:style-name="P3">inline (const string) Combines all the input calls using the same argument in one line. The string used as an argument is not displayed. It is only used to identify inputs belonging to the same line.</text:p>
      <text:p text:style-name="P3">group (const string) Creates a header above all inputs using the same group argument string. The string is also used as the header's text.</text:p>
      <text:p text:style-name="P3">confirm (const bool) If true, then user will be asked to confirm input value before indicator is added to chart. Default value is false.</text:p>
      <text:p text:style-name="P3">display (const plot_display) Controls where the script will display the input's information, aside from within the script's settings. This option allows one to remove a specific input from the script's status line or the Data Window to ensure only the most necessary inputs are displayed there. Possible values: <text:a xlink:type="simple" xlink:href="https://www.tradingview.com/pine-script-reference/v6/#const_display.none" text:style-name="Internet_20_link" text:visited-style-name="Visited_20_Internet_20_Link">display.none</text:a>, <text:a xlink:type="simple" xlink:href="https://www.tradingview.com/pine-script-reference/v6/#const_display.data_window" text:style-name="Internet_20_link" text:visited-style-name="Visited_20_Internet_20_Link">display.data_window</text:a>, <text:a xlink:type="simple" xlink:href="https://www.tradingview.com/pine-script-reference/v6/#const_display.status_line" text:style-name="Internet_20_link" text:visited-style-name="Visited_20_Internet_20_Link">display.status_line</text:a>, <text:a xlink:type="simple" xlink:href="https://www.tradingview.com/pine-script-reference/v6/#const_display.all" text:style-name="Internet_20_link" text:visited-style-name="Visited_20_Internet_20_Link">display.all</text:a>. Optional. The default is <text:a xlink:type="simple" xlink:href="https://www.tradingview.com/pine-script-reference/v6/#const_display.all" text:style-name="Internet_20_link" text:visited-style-name="Visited_20_Internet_20_Link">display.all</text:a>.</text:p>
      <text:p text:style-name="P3">Example</text:p>
      <text:section text:style-name="Sect1" text:name="Section482">
        <text:p text:style-name="P4"><text:bookmark text:name="fun_input.timeframe"/><text:span text:style-name="Source_20_Text">//@version=6</text:span></text:p>
        <text:p text:style-name="Preformatted_20_Text"><text:span text:style-name="Source_20_Text">indicator("input.timeframe", overlay=true)</text:span></text:p>
        <text:p text:style-name="Preformatted_20_Text"><text:span text:style-name="Source_20_Text">i_res = input.timeframe('D', "Resolution", options=['D', 'W', 'M'])</text:span></text:p>
        <text:p text:style-name="Preformatted_20_Text"><text:span text:style-name="Source_20_Text">s = request.security("AAPL", i_res, close)</text:span></text:p>
        <text:p text:style-name="P5"><text:span text:style-name="Source_20_Text">plot(s)</text:span></text:p>
        <text:p text:style-name="P3">Returns</text:p>
        <text:p text:style-name="P3">Value of input variable.</text:p>
        <text:p text:style-name="P3">Remarks</text:p>
        <text:p text:style-name="P3">Result of <text:a xlink:type="simple" xlink:href="https://www.tradingview.com/pine-script-reference/v6/#fun_input.timeframe" text:style-name="Internet_20_link" text:visited-style-name="Visited_20_Internet_20_Link">input.timeframe</text:a> function always should be assigned to a variable, see examples above.</text:p>
        <text:p text:style-name="P3">See also</text:p>
        <text:p text:style-name="P3"><text:a xlink:type="simple" xlink:href="https://www.tradingview.com/pine-script-reference/v6/#fun_input.bool" text:style-name="Internet_20_link" text:visited-style-name="Visited_20_Internet_20_Link">input.bool</text:a><text:a xlink:type="simple" xlink:href="https://www.tradingview.com/pine-script-reference/v6/#fun_input.int" text:style-name="Internet_20_link" text:visited-style-name="Visited_20_Internet_20_Link">input.int</text:a><text:a xlink:type="simple" xlink:href="https://www.tradingview.com/pine-script-reference/v6/#fun_input.float" text:style-name="Internet_20_link" text:visited-style-name="Visited_20_Internet_20_Link">input.float</text:a><text:a xlink:type="simple" xlink:href="https://www.tradingview.com/pine-script-reference/v6/#fun_input.string" text:style-name="Internet_20_link" text:visited-style-name="Visited_20_Internet_20_Link">input.string</text:a><text:a xlink:type="simple" xlink:href="https://www.tradingview.com/pine-script-reference/v6/#fun_input.text_area" text:style-name="Internet_20_link" text:visited-style-name="Visited_20_Internet_20_Link">input.text_area</text:a><text:a xlink:type="simple" xlink:href="https://www.tradingview.com/pine-script-reference/v6/#fun_input.symbol" text:style-name="Internet_20_link" text:visited-style-name="Visited_20_Internet_20_Link">input.symbol</text:a><text:a xlink:type="simple" xlink:href="https://www.tradingview.com/pine-script-reference/v6/#fun_input.session" text:style-name="Internet_20_link" text:visited-style-name="Visited_20_Internet_20_Link">input.session</text:a><text:a xlink:type="simple" xlink:href="https://www.tradingview.com/pine-script-reference/v6/#fun_input.source" text:style-name="Internet_20_link" text:visited-style-name="Visited_20_Internet_20_Link">input.source</text:a><text:a xlink:type="simple" xlink:href="https://www.tradingview.com/pine-script-reference/v6/#fun_input.color" text:style-name="Internet_20_link" text:visited-style-name="Visited_20_Internet_20_Link">input.color</text:a><text:a xlink:type="simple" xlink:href="https://www.tradingview.com/pine-script-reference/v6/#fun_input.time" text:style-name="Internet_20_link" text:visited-style-name="Visited_20_Internet_20_Link">input.time</text:a><text:a xlink:type="simple" xlink:href="https://www.tradingview.com/pine-script-reference/v6/#fun_input" text:style-name="Internet_20_link" text:visited-style-name="Visited_20_Internet_20_Link">input</text:a></text:p>
      </text:section>
      <text:section text:style-name="Sect1" text:name="fun_int">
        <text:h text:style-name="P2" text:outline-level="3">int()</text:h>
        <text:p text:style-name="P3">4 overloads</text:p>
      </text:section>
      <text:section text:style-name="Sect1" text:name="Section483">
        <text:p text:style-name="P6"><text:bookmark text:name="fun_int"/>Casts na or truncates float value to int</text:p>
        <text:p text:style-name="Text_20_body">Syntax &amp; Overloads</text:p>
        <text:p text:style-name="P5"><text:a xlink:type="simple" xlink:href="https://www.tradingview.com/pine-script-reference/v6/#fun_int-0" text:style-name="Internet_20_link" text:visited-style-name="Visited_20_Internet_20_Link">int(x) → const int</text:a></text:p>
        <text:p text:style-name="P5"><text:a xlink:type="simple" xlink:href="https://www.tradingview.com/pine-script-reference/v6/#fun_int-1" text:style-name="Internet_20_link" text:visited-style-name="Visited_20_Internet_20_Link">int(x) → input int</text:a></text:p>
        <text:p text:style-name="P5"><text:a xlink:type="simple" xlink:href="https://www.tradingview.com/pine-script-reference/v6/#fun_int-2" text:style-name="Internet_20_link" text:visited-style-name="Visited_20_Internet_20_Link">int(x) → simple int</text:a></text:p>
        <text:p text:style-name="P5"><text:a xlink:type="simple" xlink:href="https://www.tradingview.com/pine-script-reference/v6/#fun_int-3" text:style-name="Internet_20_link" text:visited-style-name="Visited_20_Internet_20_Link">int(x) → series int</text:a></text:p>
        <text:p text:style-name="P3">Arguments</text:p>
        <text:p text:style-name="P3">x (const int/float) The value to convert to the specified type, usually <text:a xlink:type="simple" xlink:href="https://www.tradingview.com/pine-script-reference/v6/#var_na" text:style-name="Internet_20_link" text:visited-style-name="Visited_20_Internet_20_Link">na</text:a>.</text:p>
        <text:p text:style-name="P3">Returns</text:p>
        <text:p text:style-name="P3">The value of the argument after casting to int.</text:p>
        <text:p text:style-name="P3">See also</text:p>
        <text:p text:style-name="P3"><text:a xlink:type="simple" xlink:href="https://www.tradingview.com/pine-script-reference/v6/#fun_float" text:style-name="Internet_20_link" text:visited-style-name="Visited_20_Internet_20_Link">float</text:a><text:a xlink:type="simple" xlink:href="https://www.tradingview.com/pine-script-reference/v6/#fun_bool" text:style-name="Internet_20_link" text:visited-style-name="Visited_20_Internet_20_Link">bool</text:a><text:a xlink:type="simple" xlink:href="https://www.tradingview.com/pine-script-reference/v6/#fun_color" text:style-name="Internet_20_link" text:visited-style-name="Visited_20_Internet_20_Link">color</text:a><text:a xlink:type="simple" xlink:href="https://www.tradingview.com/pine-script-reference/v6/#fun_string" text:style-name="Internet_20_link" text:visited-style-name="Visited_20_Internet_20_Link">string</text:a><text:a xlink:type="simple" xlink:href="https://www.tradingview.com/pine-script-reference/v6/#fun_line" text:style-name="Internet_20_link" text:visited-style-name="Visited_20_Internet_20_Link">line</text:a><text:a xlink:type="simple" xlink:href="https://www.tradingview.com/pine-script-reference/v6/#fun_label" text:style-name="Internet_20_link" text:visited-style-name="Visited_20_Internet_20_Link">label</text:a></text:p>
      </text:section>
      <text:section text:style-name="Sect1" text:name="fun_label">
        <text:h text:style-name="P2" text:outline-level="3"><text:soft-page-break/>label()</text:h>
      </text:section>
      <text:section text:style-name="Sect1" text:name="Section484">
        <text:p text:style-name="P6"><text:bookmark text:name="fun_label"/>Casts na to label</text:p>
        <text:p text:style-name="Text_20_body">Syntax</text:p>
        <text:p text:style-name="P5">label(x) → series label</text:p>
        <text:p text:style-name="P3">Arguments</text:p>
        <text:p text:style-name="P3">x (series label) The value to convert to the specified type, usually <text:a xlink:type="simple" xlink:href="https://www.tradingview.com/pine-script-reference/v6/#var_na" text:style-name="Internet_20_link" text:visited-style-name="Visited_20_Internet_20_Link">na</text:a>.</text:p>
        <text:p text:style-name="P3">Returns</text:p>
        <text:p text:style-name="P3">The value of the argument after casting to label.</text:p>
        <text:p text:style-name="P3">See also</text:p>
        <text:p text:style-name="P3"><text:a xlink:type="simple" xlink:href="https://www.tradingview.com/pine-script-reference/v6/#fun_float" text:style-name="Internet_20_link" text:visited-style-name="Visited_20_Internet_20_Link">float</text:a><text:a xlink:type="simple" xlink:href="https://www.tradingview.com/pine-script-reference/v6/#fun_int" text:style-name="Internet_20_link" text:visited-style-name="Visited_20_Internet_20_Link">int</text:a><text:a xlink:type="simple" xlink:href="https://www.tradingview.com/pine-script-reference/v6/#fun_bool" text:style-name="Internet_20_link" text:visited-style-name="Visited_20_Internet_20_Link">bool</text:a><text:a xlink:type="simple" xlink:href="https://www.tradingview.com/pine-script-reference/v6/#fun_color" text:style-name="Internet_20_link" text:visited-style-name="Visited_20_Internet_20_Link">color</text:a><text:a xlink:type="simple" xlink:href="https://www.tradingview.com/pine-script-reference/v6/#fun_string" text:style-name="Internet_20_link" text:visited-style-name="Visited_20_Internet_20_Link">string</text:a><text:a xlink:type="simple" xlink:href="https://www.tradingview.com/pine-script-reference/v6/#fun_line" text:style-name="Internet_20_link" text:visited-style-name="Visited_20_Internet_20_Link">line</text:a></text:p>
      </text:section>
      <text:section text:style-name="Sect1" text:name="fun_label.copy">
        <text:h text:style-name="P2" text:outline-level="3">label.copy()</text:h>
      </text:section>
      <text:p text:style-name="P3">Clones the label object.</text:p>
      <text:p text:style-name="Text_20_body">Syntax</text:p>
      <text:p text:style-name="P5">label.copy(id) → series label</text:p>
      <text:p text:style-name="P3">Arguments</text:p>
      <text:p text:style-name="P3">id (series label) Label object.</text:p>
      <text:p text:style-name="P3">Example</text:p>
      <text:section text:style-name="Sect1" text:name="Section485">
        <text:p text:style-name="P4"><text:bookmark text:name="fun_label.copy"/><text:span text:style-name="Source_20_Text">//@version=6</text:span></text:p>
        <text:p text:style-name="Preformatted_20_Text"><text:span text:style-name="Source_20_Text">indicator('Last 100 bars highest/lowest', overlay = true)</text:span></text:p>
        <text:p text:style-name="Preformatted_20_Text"><text:span text:style-name="Source_20_Text">LOOKBACK = 100</text:span></text:p>
        <text:p text:style-name="Preformatted_20_Text"><text:span text:style-name="Source_20_Text">highest = ta.highest(LOOKBACK)</text:span></text:p>
        <text:p text:style-name="Preformatted_20_Text"><text:span text:style-name="Source_20_Text">highestBars = ta.highestbars(LOOKBACK)</text:span></text:p>
        <text:p text:style-name="Preformatted_20_Text"><text:span text:style-name="Source_20_Text">lowest = ta.lowest(LOOKBACK)</text:span></text:p>
        <text:p text:style-name="Preformatted_20_Text"><text:span text:style-name="Source_20_Text">lowestBars = ta.lowestbars(LOOKBACK)</text:span></text:p>
        <text:p text:style-name="Preformatted_20_Text"><text:span text:style-name="Source_20_Text">if barstate.islastconfirmedhistory</text:span></text:p>
        <text:p text:style-name="Preformatted_20_Text"><text:span text:style-name="Source_20_Text">    var labelHigh = label.new(bar_index + highestBars, highest, str.tostring(highest), color = color.green)</text:span></text:p>
        <text:p text:style-name="Preformatted_20_Text"><text:span text:style-name="Source_20_Text">    var labelLow = label.copy(labelHigh)</text:span></text:p>
        <text:p text:style-name="Preformatted_20_Text"><text:span text:style-name="Source_20_Text">    label.set_xy(labelLow, bar_index + lowestBars, lowest)</text:span></text:p>
        <text:p text:style-name="Preformatted_20_Text"><text:span text:style-name="Source_20_Text">    label.set_text(labelLow, str.tostring(lowest))</text:span></text:p>
        <text:p text:style-name="Preformatted_20_Text"><text:span text:style-name="Source_20_Text">    label.set_color(labelLow, color.red)</text:span></text:p>
        <text:p text:style-name="P5"><text:span text:style-name="Source_20_Text">    label.set_style(labelLow, label.style_label_up)</text:span></text:p>
        <text:p text:style-name="P3">Returns</text:p>
        <text:p text:style-name="P3">New label ID object which may be passed to label.setXXX and label.getXXX functions.</text:p>
        <text:p text:style-name="P3">See also</text:p>
        <text:p text:style-name="P3"><text:a xlink:type="simple" xlink:href="https://www.tradingview.com/pine-script-reference/v6/#fun_label.new" text:style-name="Internet_20_link" text:visited-style-name="Visited_20_Internet_20_Link">label.new</text:a><text:a xlink:type="simple" xlink:href="https://www.tradingview.com/pine-script-reference/v6/#fun_label.delete" text:style-name="Internet_20_link" text:visited-style-name="Visited_20_Internet_20_Link">label.delete</text:a></text:p>
      </text:section>
      <text:section text:style-name="Sect1" text:name="fun_label.delete">
        <text:h text:style-name="P2" text:outline-level="3">label.delete()</text:h>
      </text:section>
      <text:section text:style-name="Sect1" text:name="Section486">
        <text:p text:style-name="P6"><text:bookmark text:name="fun_label.delete"/>Deletes the specified label object. If it has already been deleted, does nothing.</text:p>
        <text:p text:style-name="Text_20_body">Syntax</text:p>
        <text:p text:style-name="P5">label.delete(id) → void</text:p>
        <text:p text:style-name="P3">Arguments</text:p>
        <text:p text:style-name="P3">id (series label) Label object to delete.</text:p>
        <text:p text:style-name="P3">See also</text:p>
        <text:p text:style-name="P3"><text:a xlink:type="simple" xlink:href="https://www.tradingview.com/pine-script-reference/v6/#fun_label.new" text:style-name="Internet_20_link" text:visited-style-name="Visited_20_Internet_20_Link">label.new</text:a></text:p>
      </text:section>
      <text:section text:style-name="Sect1" text:name="fun_label.get_text">
        <text:h text:style-name="P2" text:outline-level="3">label.get_text()</text:h>
      </text:section>
      <text:p text:style-name="P3">Returns the text of this label object.</text:p>
      <text:p text:style-name="Text_20_body">Syntax</text:p>
      <text:p text:style-name="P5">label.get_text(id) → series string</text:p>
      <text:p text:style-name="P3">Arguments</text:p>
      <text:p text:style-name="P3">id (series label) Label object.</text:p>
      <text:p text:style-name="P3">Example</text:p>
      <text:section text:style-name="Sect1" text:name="Section487">
        <text:p text:style-name="P4"><text:bookmark text:name="fun_label.get_text"/><text:span text:style-name="Source_20_Text">//@version=6</text:span></text:p>
        <text:p text:style-name="Preformatted_20_Text"><text:span text:style-name="Source_20_Text">indicator("label.get_text")</text:span></text:p>
        <text:p text:style-name="Preformatted_20_Text"><text:span text:style-name="Source_20_Text">my_label = label.new(time, open, text="Open bar text", xloc=xloc.bar_time)</text:span></text:p>
        <text:p text:style-name="Preformatted_20_Text"><text:span text:style-name="Source_20_Text">a = label.get_text(my_label)</text:span></text:p>
        <text:p text:style-name="P5"><text:span text:style-name="Source_20_Text">label.new(time, close, text = a + " new", xloc=xloc.bar_time)</text:span></text:p>
        <text:p text:style-name="P3">Returns</text:p>
        <text:p text:style-name="P3">String object containing the text of this label.</text:p>
        <text:p text:style-name="P3">See also</text:p>
        <text:p text:style-name="P3"><text:a xlink:type="simple" xlink:href="https://www.tradingview.com/pine-script-reference/v6/#fun_label.new" text:style-name="Internet_20_link" text:visited-style-name="Visited_20_Internet_20_Link">label.new</text:a></text:p>
      </text:section>
      <text:section text:style-name="Sect1" text:name="fun_label.get_x">
        <text:h text:style-name="P2" text:outline-level="3">label.get_x()</text:h>
      </text:section>
      <text:p text:style-name="P3">Returns UNIX time or bar index (depending on the last xloc value set) of this label's position.</text:p>
      <text:p text:style-name="Text_20_body">Syntax</text:p>
      <text:p text:style-name="P5">label.get_x(id) → series int</text:p>
      <text:p text:style-name="P3">Arguments</text:p>
      <text:p text:style-name="P3">id (series label) Label object.</text:p>
      <text:p text:style-name="P3">Example</text:p>
      <text:section text:style-name="Sect1" text:name="Section488">
        <text:p text:style-name="P4"><text:bookmark text:name="fun_label.get_x"/><text:span text:style-name="Source_20_Text">//@version=6</text:span></text:p>
        <text:p text:style-name="Preformatted_20_Text"><text:span text:style-name="Source_20_Text">indicator("label.get_x")</text:span></text:p>
        <text:p text:style-name="Preformatted_20_Text"><text:span text:style-name="Source_20_Text">my_label = label.new(time, open, text="Open bar text", xloc=xloc.bar_time)</text:span></text:p>
        <text:p text:style-name="Preformatted_20_Text"><text:span text:style-name="Source_20_Text">a = label.get_x(my_label)</text:span></text:p>
        <text:p text:style-name="P5"><text:span text:style-name="Source_20_Text">plot(time - label.get_x(my_label)) //draws zero plot</text:span></text:p>
        <text:p text:style-name="P3">Returns</text:p>
        <text:p text:style-name="P3">UNIX timestamp (in milliseconds) or bar index.</text:p>
        <text:p text:style-name="P3">See also</text:p>
        <text:p text:style-name="P3"><text:a xlink:type="simple" xlink:href="https://www.tradingview.com/pine-script-reference/v6/#fun_label.new" text:style-name="Internet_20_link" text:visited-style-name="Visited_20_Internet_20_Link">label.new</text:a></text:p>
      </text:section>
      <text:section text:style-name="Sect1" text:name="fun_label.get_y">
        <text:h text:style-name="P2" text:outline-level="3"><text:soft-page-break/>label.get_y()</text:h>
      </text:section>
      <text:section text:style-name="Sect1" text:name="Section489">
        <text:p text:style-name="P6"><text:bookmark text:name="fun_label.get_y"/>Returns price of this label's position.</text:p>
        <text:p text:style-name="Text_20_body">Syntax</text:p>
        <text:p text:style-name="P5">label.get_y(id) → series float</text:p>
        <text:p text:style-name="P3">Arguments</text:p>
        <text:p text:style-name="P3">id (series label) Label object.</text:p>
        <text:p text:style-name="P3">Returns</text:p>
        <text:p text:style-name="P3">Floating point value representing price.</text:p>
        <text:p text:style-name="P3">See also</text:p>
        <text:p text:style-name="P3"><text:a xlink:type="simple" xlink:href="https://www.tradingview.com/pine-script-reference/v6/#fun_label.new" text:style-name="Internet_20_link" text:visited-style-name="Visited_20_Internet_20_Link">label.new</text:a></text:p>
      </text:section>
      <text:section text:style-name="Sect1" text:name="fun_label.new">
        <text:h text:style-name="P2" text:outline-level="3">label.new()</text:h>
        <text:p text:style-name="P3">2 overloads</text:p>
      </text:section>
      <text:p text:style-name="P3">Creates new label object.</text:p>
      <text:p text:style-name="Text_20_body">Syntax &amp; Overloads</text:p>
      <text:p text:style-name="P5"><text:a xlink:type="simple" xlink:href="https://www.tradingview.com/pine-script-reference/v6/#fun_label.new-0" text:style-name="Internet_20_link" text:visited-style-name="Visited_20_Internet_20_Link">label.new(point, text, xloc, yloc, color, style, textcolor, size, textalign, tooltip, text_font_family, force_overlay, text_formatting) → series label</text:a></text:p>
      <text:p text:style-name="P5"><text:a xlink:type="simple" xlink:href="https://www.tradingview.com/pine-script-reference/v6/#fun_label.new-1" text:style-name="Internet_20_link" text:visited-style-name="Visited_20_Internet_20_Link">label.new(x, y, text, xloc, yloc, color, style, textcolor, size, textalign, tooltip, text_font_family, force_overlay, text_formatting) → series label</text:a></text:p>
      <text:p text:style-name="P3">Arguments</text:p>
      <text:p text:style-name="P3">point (chart.point) A <text:a xlink:type="simple" xlink:href="https://www.tradingview.com/pine-script-reference/v6/#type_chart.point" text:style-name="Internet_20_link" text:visited-style-name="Visited_20_Internet_20_Link">chart.point</text:a> object that specifies the label's location.</text:p>
      <text:p text:style-name="P3">text (series string) Label text. Default is empty string.</text:p>
      <text:p text:style-name="P3">xloc (series string) See description of <text:span text:style-name="Strong_20_Emphasis">x</text:span> argument. Possible values: <text:a xlink:type="simple" xlink:href="https://www.tradingview.com/pine-script-reference/v6/#const_xloc.bar_index" text:style-name="Internet_20_link" text:visited-style-name="Visited_20_Internet_20_Link">xloc.bar_index</text:a> and <text:a xlink:type="simple" xlink:href="https://www.tradingview.com/pine-script-reference/v6/#const_xloc.bar_time" text:style-name="Internet_20_link" text:visited-style-name="Visited_20_Internet_20_Link">xloc.bar_time</text:a>. Default is <text:a xlink:type="simple" xlink:href="https://www.tradingview.com/pine-script-reference/v6/#const_xloc.bar_index" text:style-name="Internet_20_link" text:visited-style-name="Visited_20_Internet_20_Link">xloc.bar_index</text:a>.</text:p>
      <text:p text:style-name="P3">yloc (series string) Possible values are <text:a xlink:type="simple" xlink:href="https://www.tradingview.com/pine-script-reference/v6/#const_yloc.price" text:style-name="Internet_20_link" text:visited-style-name="Visited_20_Internet_20_Link">yloc.price</text:a>, <text:a xlink:type="simple" xlink:href="https://www.tradingview.com/pine-script-reference/v6/#const_yloc.abovebar" text:style-name="Internet_20_link" text:visited-style-name="Visited_20_Internet_20_Link">yloc.abovebar</text:a>, <text:a xlink:type="simple" xlink:href="https://www.tradingview.com/pine-script-reference/v6/#const_yloc.belowbar" text:style-name="Internet_20_link" text:visited-style-name="Visited_20_Internet_20_Link">yloc.belowbar</text:a>. If yloc=<text:a xlink:type="simple" xlink:href="https://www.tradingview.com/pine-script-reference/v6/#const_yloc.price" text:style-name="Internet_20_link" text:visited-style-name="Visited_20_Internet_20_Link">yloc.price</text:a>, <text:span text:style-name="Strong_20_Emphasis">y</text:span> argument specifies the price of the label position. If yloc=<text:a xlink:type="simple" xlink:href="https://www.tradingview.com/pine-script-reference/v6/#const_yloc.abovebar" text:style-name="Internet_20_link" text:visited-style-name="Visited_20_Internet_20_Link">yloc.abovebar</text:a>, label is located above bar. If yloc=<text:a xlink:type="simple" xlink:href="https://www.tradingview.com/pine-script-reference/v6/#const_yloc.belowbar" text:style-name="Internet_20_link" text:visited-style-name="Visited_20_Internet_20_Link">yloc.belowbar</text:a>, label is located below bar. Default is <text:a xlink:type="simple" xlink:href="https://www.tradingview.com/pine-script-reference/v6/#const_yloc.price" text:style-name="Internet_20_link" text:visited-style-name="Visited_20_Internet_20_Link">yloc.price</text:a>.</text:p>
      <text:p text:style-name="P3">color (series color) Color of the label border and arrow</text:p>
      <text:p text:style-name="P3">style (series string) Label style. Possible values: <text:a xlink:type="simple" xlink:href="https://www.tradingview.com/pine-script-reference/v6/#const_label.style_none" text:style-name="Internet_20_link" text:visited-style-name="Visited_20_Internet_20_Link">label.style_none</text:a>, <text:a xlink:type="simple" xlink:href="https://www.tradingview.com/pine-script-reference/v6/#const_label.style_xcross" text:style-name="Internet_20_link" text:visited-style-name="Visited_20_Internet_20_Link">label.style_xcross</text:a>, <text:a xlink:type="simple" xlink:href="https://www.tradingview.com/pine-script-reference/v6/#const_label.style_cross" text:style-name="Internet_20_link" text:visited-style-name="Visited_20_Internet_20_Link">label.style_cross</text:a>, <text:a xlink:type="simple" xlink:href="https://www.tradingview.com/pine-script-reference/v6/#const_label.style_triangleup" text:style-name="Internet_20_link" text:visited-style-name="Visited_20_Internet_20_Link">label.style_triangleup</text:a>, <text:a xlink:type="simple" xlink:href="https://www.tradingview.com/pine-script-reference/v6/#const_label.style_triangledown" text:style-name="Internet_20_link" text:visited-style-name="Visited_20_Internet_20_Link">label.style_triangledown</text:a>, <text:a xlink:type="simple" xlink:href="https://www.tradingview.com/pine-script-reference/v6/#const_label.style_flag" text:style-name="Internet_20_link" text:visited-style-name="Visited_20_Internet_20_Link">label.style_flag</text:a>, <text:a xlink:type="simple" xlink:href="https://www.tradingview.com/pine-script-reference/v6/#const_label.style_circle" text:style-name="Internet_20_link" text:visited-style-name="Visited_20_Internet_20_Link">label.style_circle</text:a>, <text:a xlink:type="simple" xlink:href="https://www.tradingview.com/pine-script-reference/v6/#const_label.style_arrowup" text:style-name="Internet_20_link" text:visited-style-name="Visited_20_Internet_20_Link">label.style_arrowup</text:a>, <text:a xlink:type="simple" xlink:href="https://www.tradingview.com/pine-script-reference/v6/#const_label.style_arrowdown" text:style-name="Internet_20_link" text:visited-style-name="Visited_20_Internet_20_Link">label.style_arrowdown</text:a>, <text:a xlink:type="simple" xlink:href="https://www.tradingview.com/pine-script-reference/v6/#const_label.style_label_up" text:style-name="Internet_20_link" text:visited-style-name="Visited_20_Internet_20_Link">label.style_label_up</text:a>, <text:a xlink:type="simple" xlink:href="https://www.tradingview.com/pine-script-reference/v6/#const_label.style_label_down" text:style-name="Internet_20_link" text:visited-style-name="Visited_20_Internet_20_Link">label.style_label_down</text:a>, <text:a xlink:type="simple" xlink:href="https://www.tradingview.com/pine-script-reference/v6/#const_label.style_label_left" text:style-name="Internet_20_link" text:visited-style-name="Visited_20_Internet_20_Link">label.style_label_left</text:a>, <text:a xlink:type="simple" xlink:href="https://www.tradingview.com/pine-script-reference/v6/#const_label.style_label_right" text:style-name="Internet_20_link" text:visited-style-name="Visited_20_Internet_20_Link">label.style_label_right</text:a>, <text:a xlink:type="simple" xlink:href="https://www.tradingview.com/pine-script-reference/v6/#const_label.style_label_lower_left" text:style-name="Internet_20_link" text:visited-style-name="Visited_20_Internet_20_Link">label.style_label_lower_left</text:a>, <text:a xlink:type="simple" xlink:href="https://www.tradingview.com/pine-script-reference/v6/#const_label.style_label_lower_right" text:style-name="Internet_20_link" text:visited-style-name="Visited_20_Internet_20_Link">label.style_label_lower_right</text:a>, <text:a xlink:type="simple" xlink:href="https://www.tradingview.com/pine-script-reference/v6/#const_label.style_label_upper_left" text:style-name="Internet_20_link" text:visited-style-name="Visited_20_Internet_20_Link">label.style_label_upper_left</text:a>, <text:a xlink:type="simple" xlink:href="https://www.tradingview.com/pine-script-reference/v6/#const_label.style_label_upper_right" text:style-name="Internet_20_link" text:visited-style-name="Visited_20_Internet_20_Link">label.style_label_upper_right</text:a>, <text:a xlink:type="simple" xlink:href="https://www.tradingview.com/pine-script-reference/v6/#const_label.style_label_center" text:style-name="Internet_20_link" text:visited-style-name="Visited_20_Internet_20_Link">label.style_label_center</text:a>, <text:a xlink:type="simple" xlink:href="https://www.tradingview.com/pine-script-reference/v6/#const_label.style_square" text:style-name="Internet_20_link" text:visited-style-name="Visited_20_Internet_20_Link">label.style_square</text:a>, <text:a xlink:type="simple" xlink:href="https://www.tradingview.com/pine-script-reference/v6/#const_label.style_diamond" text:style-name="Internet_20_link" text:visited-style-name="Visited_20_Internet_20_Link">label.style_diamond</text:a>, <text:a xlink:type="simple" xlink:href="https://www.tradingview.com/pine-script-reference/v6/#const_label.style_text_outline" text:style-name="Internet_20_link" text:visited-style-name="Visited_20_Internet_20_Link">label.style_text_outline</text:a>. Default is <text:a xlink:type="simple" xlink:href="https://www.tradingview.com/pine-script-reference/v6/#const_label.style_label_down" text:style-name="Internet_20_link" text:visited-style-name="Visited_20_Internet_20_Link">label.style_label_down</text:a>.</text:p>
      <text:p text:style-name="P3">textcolor (series color) Text color.</text:p>
      <text:p text:style-name="P3">size (series int/string) Optional. Size of the label. Accepts a positive <text:a xlink:type="simple" xlink:href="https://www.tradingview.com/pine-script-reference/v6/#type_int" text:style-name="Internet_20_link" text:visited-style-name="Visited_20_Internet_20_Link">int</text:a> value or one of the built-in <text:span text:style-name="Source_20_Text">size.*</text:span> constants. The constants and their equivalent numeric sizes are: <text:a xlink:type="simple" xlink:href="https://www.tradingview.com/pine-script-reference/v6/#const_size.auto" text:style-name="Internet_20_link" text:visited-style-name="Visited_20_Internet_20_Link">size.auto</text:a> (0), <text:a xlink:type="simple" xlink:href="https://www.tradingview.com/pine-script-reference/v6/#const_size.tiny" text:style-name="Internet_20_link" text:visited-style-name="Visited_20_Internet_20_Link">size.tiny</text:a> (~7), <text:a xlink:type="simple" xlink:href="https://www.tradingview.com/pine-script-reference/v6/#const_size.small" text:style-name="Internet_20_link" text:visited-style-name="Visited_20_Internet_20_Link">size.small</text:a> (~10), <text:a xlink:type="simple" xlink:href="https://www.tradingview.com/pine-script-reference/v6/#const_size.normal" text:style-name="Internet_20_link" text:visited-style-name="Visited_20_Internet_20_Link">size.normal</text:a> (12), <text:a xlink:type="simple" xlink:href="https://www.tradingview.com/pine-script-reference/v6/#const_size.large" text:style-name="Internet_20_link" text:visited-style-name="Visited_20_Internet_20_Link">size.large</text:a> (18), <text:a xlink:type="simple" xlink:href="https://www.tradingview.com/pine-script-reference/v6/#const_size.huge" text:style-name="Internet_20_link" text:visited-style-name="Visited_20_Internet_20_Link">size.huge</text:a> (24). The default value is <text:a xlink:type="simple" xlink:href="https://www.tradingview.com/pine-script-reference/v6/#const_size.normal" text:style-name="Internet_20_link" text:visited-style-name="Visited_20_Internet_20_Link">size.normal</text:a>, which represents the numeric size of 12.</text:p>
      <text:p text:style-name="P3">textalign (series string) Label text alignment. Possible values: <text:a xlink:type="simple" xlink:href="https://www.tradingview.com/pine-script-reference/v6/#const_text.align_left" text:style-name="Internet_20_link" text:visited-style-name="Visited_20_Internet_20_Link">text.align_left</text:a>, <text:a xlink:type="simple" xlink:href="https://www.tradingview.com/pine-script-reference/v6/#const_text.align_center" text:style-name="Internet_20_link" text:visited-style-name="Visited_20_Internet_20_Link">text.align_center</text:a>, <text:a xlink:type="simple" xlink:href="https://www.tradingview.com/pine-script-reference/v6/#const_text.align_right" text:style-name="Internet_20_link" text:visited-style-name="Visited_20_Internet_20_Link">text.align_right</text:a>. Default value is <text:a xlink:type="simple" xlink:href="https://www.tradingview.com/pine-script-reference/v6/#const_text.align_center" text:style-name="Internet_20_link" text:visited-style-name="Visited_20_Internet_20_Link">text.align_center</text:a>.</text:p>
      <text:p text:style-name="P3">tooltip (series string) Hover to see tooltip label.</text:p>
      <text:p text:style-name="P3">text_font_family (series string) The font family of the text. Optional. The default value is <text:a xlink:type="simple" xlink:href="https://www.tradingview.com/pine-script-reference/v6/#const_font.family_default" text:style-name="Internet_20_link" text:visited-style-name="Visited_20_Internet_20_Link">font.family_default</text:a>. Possible values: <text:a xlink:type="simple" xlink:href="https://www.tradingview.com/pine-script-reference/v6/#const_font.family_default" text:style-name="Internet_20_link" text:visited-style-name="Visited_20_Internet_20_Link">font.family_default</text:a>, <text:a xlink:type="simple" xlink:href="https://www.tradingview.com/pine-script-reference/v6/#const_font.family_monospace" text:style-name="Internet_20_link" text:visited-style-name="Visited_20_Internet_20_Link">font.family_monospace</text:a>.</text:p>
      <text:p text:style-name="P3">force_overlay (const bool) If <text:a xlink:type="simple" xlink:href="https://www.tradingview.com/pine-script-reference/v6/#const_true" text:style-name="Internet_20_link" text:visited-style-name="Visited_20_Internet_20_Link">true</text:a>, the drawing will display on the main chart pane, even when the script occupies a separate pane. Optional. The default is <text:a xlink:type="simple" xlink:href="https://www.tradingview.com/pine-script-reference/v6/#const_false" text:style-name="Internet_20_link" text:visited-style-name="Visited_20_Internet_20_Link">false</text:a>.</text:p>
      <text:p text:style-name="P3">text_formatting (const text_format) The formatting of the displayed text. Formatting options support addition. For example, <text:span text:style-name="Source_20_Text">text.format_bold + text.format_italic</text:span> will make the text both bold and italicized. Possible values: <text:a xlink:type="simple" xlink:href="https://www.tradingview.com/pine-script-reference/v6/#var_text.format_none" text:style-name="Internet_20_link" text:visited-style-name="Visited_20_Internet_20_Link">text.format_none</text:a>, <text:a xlink:type="simple" xlink:href="https://www.tradingview.com/pine-script-reference/v6/#var_text.format_bold" text:style-name="Internet_20_link" text:visited-style-name="Visited_20_Internet_20_Link">text.format_bold</text:a>, <text:a xlink:type="simple" xlink:href="https://www.tradingview.com/pine-script-reference/v6/#var_text.format_italic" text:style-name="Internet_20_link" text:visited-style-name="Visited_20_Internet_20_Link">text.format_italic</text:a>. Optional. The default is <text:a xlink:type="simple" xlink:href="https://www.tradingview.com/pine-script-reference/v6/#var_text.format_none" text:style-name="Internet_20_link" text:visited-style-name="Visited_20_Internet_20_Link">text.format_none</text:a>.</text:p>
      <text:p text:style-name="P3">Example</text:p>
      <text:section text:style-name="Sect1" text:name="Section490">
        <text:p text:style-name="P4"><text:bookmark text:name="fun_label.new"/><text:span text:style-name="Source_20_Text">//@version=6</text:span></text:p>
        <text:p text:style-name="Preformatted_20_Text"><text:span text:style-name="Source_20_Text">indicator("label.new")</text:span></text:p>
        <text:p text:style-name="Preformatted_20_Text"><text:span text:style-name="Source_20_Text">var label1 = label.new(bar_index, low, text="Hello, world!", style=label.style_circle)</text:span></text:p>
        <text:p text:style-name="Preformatted_20_Text"><text:span text:style-name="Source_20_Text">label.set_x(label1, 0)</text:span></text:p>
        <text:p text:style-name="Preformatted_20_Text"><text:span text:style-name="Source_20_Text">label.set_xloc(label1, time, xloc.bar_time)</text:span></text:p>
        <text:p text:style-name="Preformatted_20_Text"><text:span text:style-name="Source_20_Text">label.set_color(label1, color.red)</text:span></text:p>
        <text:p text:style-name="P5"><text:span text:style-name="Source_20_Text">label.set_size(label1, size.large)</text:span></text:p>
        <text:p text:style-name="P3">Returns</text:p>
        <text:p text:style-name="P3">Label ID object which may be passed to label.setXXX and label.getXXX functions.</text:p>
        <text:p text:style-name="P3">See also</text:p>
        <text:p text:style-name="P3"><text:a xlink:type="simple" xlink:href="https://www.tradingview.com/pine-script-reference/v6/#fun_label.delete" text:style-name="Internet_20_link" text:visited-style-name="Visited_20_Internet_20_Link">label.delete</text:a><text:a xlink:type="simple" xlink:href="https://www.tradingview.com/pine-script-reference/v6/#fun_label.set_x" text:style-name="Internet_20_link" text:visited-style-name="Visited_20_Internet_20_Link">label.set_x</text:a><text:a xlink:type="simple" xlink:href="https://www.tradingview.com/pine-script-reference/v6/#fun_label.set_y" text:style-name="Internet_20_link" text:visited-style-name="Visited_20_Internet_20_Link">label.set_y</text:a><text:a xlink:type="simple" xlink:href="https://www.tradingview.com/pine-script-reference/v6/#fun_label.set_xy" text:style-name="Internet_20_link" text:visited-style-name="Visited_20_Internet_20_Link">label.set_xy</text:a><text:a xlink:type="simple" xlink:href="https://www.tradingview.com/pine-script-reference/v6/#fun_label.set_xloc" text:style-name="Internet_20_link" text:visited-style-name="Visited_20_Internet_20_Link">label.set_xloc</text:a><text:a xlink:type="simple" xlink:href="https://www.tradingview.com/pine-script-reference/v6/#fun_label.set_yloc" text:style-name="Internet_20_link" text:visited-style-name="Visited_20_Internet_20_Link">label.set_yloc</text:a><text:a xlink:type="simple" xlink:href="https://www.tradingview.com/pine-script-reference/v6/#fun_label.set_color" text:style-name="Internet_20_link" text:visited-style-name="Visited_20_Internet_20_Link">label.set_color</text:a><text:a xlink:type="simple" xlink:href="https://www.tradingview.com/pine-script-reference/v6/#fun_label.set_textcolor" text:style-name="Internet_20_link" text:visited-style-name="Visited_20_Internet_20_Link">label.set_textcolor</text:a><text:a xlink:type="simple" xlink:href="https://www.tradingview.com/pine-script-reference/v6/#fun_label.set_style" text:style-name="Internet_20_link" text:visited-style-name="Visited_20_Internet_20_Link">label.set_style</text:a><text:a xlink:type="simple" xlink:href="https://www.tradingview.com/pine-script-reference/v6/#fun_label.set_size" text:style-name="Internet_20_link" text:visited-style-name="Visited_20_Internet_20_Link">label.set_size</text:a><text:a xlink:type="simple" xlink:href="https://www.tradingview.com/pine-script-reference/v6/#fun_label.set_textalign" text:style-name="Internet_20_link" text:visited-style-name="Visited_20_Internet_20_Link">label.set_textalign</text:a><text:a xlink:type="simple" xlink:href="https://www.tradingview.com/pine-script-reference/v6/#fun_label.set_tooltip" text:style-name="Internet_20_link" text:visited-style-name="Visited_20_Internet_20_Link">label.set_tooltip</text:a><text:a xlink:type="simple" xlink:href="https://www.tradingview.com/pine-script-reference/v6/#fun_label.set_text" text:style-name="Internet_20_link" text:visited-style-name="Visited_20_Internet_20_Link">label.set_text</text:a><text:a xlink:type="simple" xlink:href="https://www.tradingview.com/pine-script-reference/v6/#fun_label.set_text_formatting" text:style-name="Internet_20_link" text:visited-style-name="Visited_20_Internet_20_Link">label.set_text_formatting</text:a></text:p>
      </text:section>
      <text:section text:style-name="Sect1" text:name="fun_label.set_color">
        <text:h text:style-name="P2" text:outline-level="3">label.set_color()</text:h>
      </text:section>
      <text:section text:style-name="Sect1" text:name="Section491">
        <text:p text:style-name="P6"><text:bookmark text:name="fun_label.set_color"/>Sets label border and arrow color.</text:p>
        <text:p text:style-name="Text_20_body">Syntax</text:p>
        <text:p text:style-name="P5">label.set_color(id, color) → void</text:p>
        <text:p text:style-name="P3">Arguments</text:p>
        <text:p text:style-name="P3">id (series label) Label object.</text:p>
        <text:p text:style-name="P3">color (series color) New label border and arrow color.</text:p>
        <text:p text:style-name="P3">See also</text:p>
        <text:p text:style-name="P3"><text:a xlink:type="simple" xlink:href="https://www.tradingview.com/pine-script-reference/v6/#fun_label.new" text:style-name="Internet_20_link" text:visited-style-name="Visited_20_Internet_20_Link">label.new</text:a></text:p>
      </text:section>
      <text:section text:style-name="Sect1" text:name="fun_label.set_point">
        <text:h text:style-name="P2" text:outline-level="3">label.set_point()</text:h>
      </text:section>
      <text:section text:style-name="Sect1" text:name="Section492">
        <text:p text:style-name="P6"><text:bookmark text:name="fun_label.set_point"/>Sets the location of the <text:span text:style-name="Source_20_Text">id</text:span> label to <text:span text:style-name="Source_20_Text">point</text:span>.</text:p>
        <text:p text:style-name="Text_20_body">Syntax</text:p>
        <text:p text:style-name="P5">label.set_point(id, point) → void</text:p>
        <text:p text:style-name="P3">Arguments</text:p>
        <text:p text:style-name="P3">id (series label) A <text:a xlink:type="simple" xlink:href="https://www.tradingview.com/pine-script-reference/v6/#type_label" text:style-name="Internet_20_link" text:visited-style-name="Visited_20_Internet_20_Link">label</text:a> object.</text:p>
        <text:p text:style-name="P3">point (chart.point) A <text:a xlink:type="simple" xlink:href="https://www.tradingview.com/pine-script-reference/v6/#type_chart.point" text:style-name="Internet_20_link" text:visited-style-name="Visited_20_Internet_20_Link">chart.point</text:a> object.</text:p>
      </text:section>
      <text:section text:style-name="Sect1" text:name="fun_label.set_size">
        <text:h text:style-name="P2" text:outline-level="3">label.set_size()</text:h>
      </text:section>
      <text:section text:style-name="Sect1" text:name="Section493">
        <text:p text:style-name="P6"><text:bookmark text:name="fun_label.set_size"/>Sets arrow and text size of the specified label object.</text:p>
        <text:p text:style-name="Text_20_body">Syntax</text:p>
        <text:p text:style-name="P5">label.set_size(id, size) → void</text:p>
        <text:p text:style-name="P3">Arguments</text:p>
        <text:p text:style-name="P3">id (series label) Label object.</text:p>
        <text:p text:style-name="P3">size (series int/string) Size of the label. Accepts a positive <text:a xlink:type="simple" xlink:href="https://www.tradingview.com/pine-script-reference/v6/#type_int" text:style-name="Internet_20_link" text:visited-style-name="Visited_20_Internet_20_Link">int</text:a> value or one of the built-in <text:span text:style-name="Source_20_Text">size.*</text:span> constants. The constants and their equivalent numeric sizes are: <text:a xlink:type="simple" xlink:href="https://www.tradingview.com/pine-script-reference/v6/#const_size.auto" text:style-name="Internet_20_link" text:visited-style-name="Visited_20_Internet_20_Link">size.auto</text:a> (0), <text:a xlink:type="simple" xlink:href="https://www.tradingview.com/pine-script-reference/v6/#const_size.tiny" text:style-name="Internet_20_link" text:visited-style-name="Visited_20_Internet_20_Link">size.tiny</text:a> (~7), <text:a xlink:type="simple" xlink:href="https://www.tradingview.com/pine-script-reference/v6/#const_size.small" text:style-name="Internet_20_link" text:visited-style-name="Visited_20_Internet_20_Link">size.small</text:a> (~10), <text:a xlink:type="simple" xlink:href="https://www.tradingview.com/pine-script-reference/v6/#const_size.normal" text:style-name="Internet_20_link" text:visited-style-name="Visited_20_Internet_20_Link">size.normal</text:a> (12), <text:a xlink:type="simple" xlink:href="https://www.tradingview.com/pine-script-reference/v6/#const_size.large" text:style-name="Internet_20_link" text:visited-style-name="Visited_20_Internet_20_Link">size.large</text:a> (18), <text:a xlink:type="simple" xlink:href="https://www.tradingview.com/pine-script-reference/v6/#const_size.huge" text:style-name="Internet_20_link" text:visited-style-name="Visited_20_Internet_20_Link">size.huge</text:a> (24). The default value is <text:a xlink:type="simple" xlink:href="https://www.tradingview.com/pine-script-reference/v6/#const_size.normal" text:style-name="Internet_20_link" text:visited-style-name="Visited_20_Internet_20_Link">size.normal</text:a>, which represents the numeric size of 12.</text:p>
        <text:p text:style-name="P3"><text:soft-page-break/>See also</text:p>
        <text:p text:style-name="P3"><text:a xlink:type="simple" xlink:href="https://www.tradingview.com/pine-script-reference/v6/#const_size.auto" text:style-name="Internet_20_link" text:visited-style-name="Visited_20_Internet_20_Link">size.auto</text:a><text:a xlink:type="simple" xlink:href="https://www.tradingview.com/pine-script-reference/v6/#const_size.tiny" text:style-name="Internet_20_link" text:visited-style-name="Visited_20_Internet_20_Link">size.tiny</text:a><text:a xlink:type="simple" xlink:href="https://www.tradingview.com/pine-script-reference/v6/#const_size.small" text:style-name="Internet_20_link" text:visited-style-name="Visited_20_Internet_20_Link">size.small</text:a><text:a xlink:type="simple" xlink:href="https://www.tradingview.com/pine-script-reference/v6/#const_size.normal" text:style-name="Internet_20_link" text:visited-style-name="Visited_20_Internet_20_Link">size.normal</text:a><text:a xlink:type="simple" xlink:href="https://www.tradingview.com/pine-script-reference/v6/#const_size.large" text:style-name="Internet_20_link" text:visited-style-name="Visited_20_Internet_20_Link">size.large</text:a><text:a xlink:type="simple" xlink:href="https://www.tradingview.com/pine-script-reference/v6/#const_size.huge" text:style-name="Internet_20_link" text:visited-style-name="Visited_20_Internet_20_Link">size.huge</text:a><text:a xlink:type="simple" xlink:href="https://www.tradingview.com/pine-script-reference/v6/#fun_label.new" text:style-name="Internet_20_link" text:visited-style-name="Visited_20_Internet_20_Link">label.new</text:a></text:p>
      </text:section>
      <text:section text:style-name="Sect1" text:name="fun_label.set_style">
        <text:h text:style-name="P2" text:outline-level="3">label.set_style()</text:h>
      </text:section>
      <text:section text:style-name="Sect1" text:name="Section494">
        <text:p text:style-name="P6"><text:bookmark text:name="fun_label.set_style"/>Sets label style.</text:p>
        <text:p text:style-name="Text_20_body">Syntax</text:p>
        <text:p text:style-name="P5">label.set_style(id, style) → void</text:p>
        <text:p text:style-name="P3">Arguments</text:p>
        <text:p text:style-name="P3">id (series label) Label object.</text:p>
        <text:p text:style-name="P3">style (series string) New label style. Possible values: <text:a xlink:type="simple" xlink:href="https://www.tradingview.com/pine-script-reference/v6/#const_label.style_none" text:style-name="Internet_20_link" text:visited-style-name="Visited_20_Internet_20_Link">label.style_none</text:a>, <text:a xlink:type="simple" xlink:href="https://www.tradingview.com/pine-script-reference/v6/#const_label.style_xcross" text:style-name="Internet_20_link" text:visited-style-name="Visited_20_Internet_20_Link">label.style_xcross</text:a>, <text:a xlink:type="simple" xlink:href="https://www.tradingview.com/pine-script-reference/v6/#const_label.style_cross" text:style-name="Internet_20_link" text:visited-style-name="Visited_20_Internet_20_Link">label.style_cross</text:a>, <text:a xlink:type="simple" xlink:href="https://www.tradingview.com/pine-script-reference/v6/#const_label.style_triangleup" text:style-name="Internet_20_link" text:visited-style-name="Visited_20_Internet_20_Link">label.style_triangleup</text:a>, <text:a xlink:type="simple" xlink:href="https://www.tradingview.com/pine-script-reference/v6/#const_label.style_triangledown" text:style-name="Internet_20_link" text:visited-style-name="Visited_20_Internet_20_Link">label.style_triangledown</text:a>, <text:a xlink:type="simple" xlink:href="https://www.tradingview.com/pine-script-reference/v6/#const_label.style_flag" text:style-name="Internet_20_link" text:visited-style-name="Visited_20_Internet_20_Link">label.style_flag</text:a>, <text:a xlink:type="simple" xlink:href="https://www.tradingview.com/pine-script-reference/v6/#const_label.style_circle" text:style-name="Internet_20_link" text:visited-style-name="Visited_20_Internet_20_Link">label.style_circle</text:a>, <text:a xlink:type="simple" xlink:href="https://www.tradingview.com/pine-script-reference/v6/#const_label.style_arrowup" text:style-name="Internet_20_link" text:visited-style-name="Visited_20_Internet_20_Link">label.style_arrowup</text:a>, <text:a xlink:type="simple" xlink:href="https://www.tradingview.com/pine-script-reference/v6/#const_label.style_arrowdown" text:style-name="Internet_20_link" text:visited-style-name="Visited_20_Internet_20_Link">label.style_arrowdown</text:a>, <text:a xlink:type="simple" xlink:href="https://www.tradingview.com/pine-script-reference/v6/#const_label.style_label_up" text:style-name="Internet_20_link" text:visited-style-name="Visited_20_Internet_20_Link">label.style_label_up</text:a>, <text:a xlink:type="simple" xlink:href="https://www.tradingview.com/pine-script-reference/v6/#const_label.style_label_down" text:style-name="Internet_20_link" text:visited-style-name="Visited_20_Internet_20_Link">label.style_label_down</text:a>, <text:a xlink:type="simple" xlink:href="https://www.tradingview.com/pine-script-reference/v6/#const_label.style_label_left" text:style-name="Internet_20_link" text:visited-style-name="Visited_20_Internet_20_Link">label.style_label_left</text:a>, <text:a xlink:type="simple" xlink:href="https://www.tradingview.com/pine-script-reference/v6/#const_label.style_label_right" text:style-name="Internet_20_link" text:visited-style-name="Visited_20_Internet_20_Link">label.style_label_right</text:a>, <text:a xlink:type="simple" xlink:href="https://www.tradingview.com/pine-script-reference/v6/#const_label.style_label_lower_left" text:style-name="Internet_20_link" text:visited-style-name="Visited_20_Internet_20_Link">label.style_label_lower_left</text:a>, <text:a xlink:type="simple" xlink:href="https://www.tradingview.com/pine-script-reference/v6/#const_label.style_label_lower_right" text:style-name="Internet_20_link" text:visited-style-name="Visited_20_Internet_20_Link">label.style_label_lower_right</text:a>, <text:a xlink:type="simple" xlink:href="https://www.tradingview.com/pine-script-reference/v6/#const_label.style_label_upper_left" text:style-name="Internet_20_link" text:visited-style-name="Visited_20_Internet_20_Link">label.style_label_upper_left</text:a>, <text:a xlink:type="simple" xlink:href="https://www.tradingview.com/pine-script-reference/v6/#const_label.style_label_upper_right" text:style-name="Internet_20_link" text:visited-style-name="Visited_20_Internet_20_Link">label.style_label_upper_right</text:a>, <text:a xlink:type="simple" xlink:href="https://www.tradingview.com/pine-script-reference/v6/#const_label.style_label_center" text:style-name="Internet_20_link" text:visited-style-name="Visited_20_Internet_20_Link">label.style_label_center</text:a>, <text:a xlink:type="simple" xlink:href="https://www.tradingview.com/pine-script-reference/v6/#const_label.style_square" text:style-name="Internet_20_link" text:visited-style-name="Visited_20_Internet_20_Link">label.style_square</text:a>, <text:a xlink:type="simple" xlink:href="https://www.tradingview.com/pine-script-reference/v6/#const_label.style_diamond" text:style-name="Internet_20_link" text:visited-style-name="Visited_20_Internet_20_Link">label.style_diamond</text:a>, <text:a xlink:type="simple" xlink:href="https://www.tradingview.com/pine-script-reference/v6/#const_label.style_text_outline" text:style-name="Internet_20_link" text:visited-style-name="Visited_20_Internet_20_Link">label.style_text_outline</text:a>.</text:p>
        <text:p text:style-name="P3">See also</text:p>
        <text:p text:style-name="P3"><text:a xlink:type="simple" xlink:href="https://www.tradingview.com/pine-script-reference/v6/#fun_label.new" text:style-name="Internet_20_link" text:visited-style-name="Visited_20_Internet_20_Link">label.new</text:a></text:p>
      </text:section>
      <text:section text:style-name="Sect1" text:name="fun_label.set_text">
        <text:h text:style-name="P2" text:outline-level="3">label.set_text()</text:h>
      </text:section>
      <text:section text:style-name="Sect1" text:name="Section495">
        <text:p text:style-name="P6"><text:bookmark text:name="fun_label.set_text"/>Sets label text</text:p>
        <text:p text:style-name="Text_20_body">Syntax</text:p>
        <text:p text:style-name="P5">label.set_text(id, text) → void</text:p>
        <text:p text:style-name="P3">Arguments</text:p>
        <text:p text:style-name="P3">id (series label) Label object.</text:p>
        <text:p text:style-name="P3">text (series string) New label text.</text:p>
        <text:p text:style-name="P3">See also</text:p>
        <text:p text:style-name="P3"><text:a xlink:type="simple" xlink:href="https://www.tradingview.com/pine-script-reference/v6/#fun_label.new" text:style-name="Internet_20_link" text:visited-style-name="Visited_20_Internet_20_Link">label.new</text:a><text:a xlink:type="simple" xlink:href="https://www.tradingview.com/pine-script-reference/v6/#fun_label.set_text_formatting" text:style-name="Internet_20_link" text:visited-style-name="Visited_20_Internet_20_Link">label.set_text_formatting</text:a></text:p>
      </text:section>
      <text:section text:style-name="Sect1" text:name="fun_label.set_text_font_family">
        <text:h text:style-name="P2" text:outline-level="3">label.set_text_font_family()</text:h>
      </text:section>
      <text:p text:style-name="P3">The function sets the font family of the text inside the label.</text:p>
      <text:p text:style-name="Text_20_body">Syntax</text:p>
      <text:p text:style-name="P5">label.set_text_font_family(id, text_font_family) → void</text:p>
      <text:p text:style-name="P3">Arguments</text:p>
      <text:p text:style-name="P3">id (series label) A label object.</text:p>
      <text:p text:style-name="P3">text_font_family (series string) The font family of the text. Possible values: <text:a xlink:type="simple" xlink:href="https://www.tradingview.com/pine-script-reference/v6/#const_font.family_default" text:style-name="Internet_20_link" text:visited-style-name="Visited_20_Internet_20_Link">font.family_default</text:a>, <text:a xlink:type="simple" xlink:href="https://www.tradingview.com/pine-script-reference/v6/#const_font.family_monospace" text:style-name="Internet_20_link" text:visited-style-name="Visited_20_Internet_20_Link">font.family_monospace</text:a>.</text:p>
      <text:p text:style-name="P3">Example</text:p>
      <text:section text:style-name="Sect1" text:name="Section496">
        <text:p text:style-name="P4"><text:bookmark text:name="fun_label.set_text_font_family"/><text:span text:style-name="Source_20_Text">//@version=6</text:span></text:p>
        <text:p text:style-name="Preformatted_20_Text"><text:span text:style-name="Source_20_Text">indicator("Example of setting the label font")</text:span></text:p>
        <text:p text:style-name="Preformatted_20_Text"><text:span text:style-name="Source_20_Text">if barstate.islastconfirmedhistory</text:span></text:p>
        <text:p text:style-name="Preformatted_20_Text"><text:span text:style-name="Source_20_Text">    l = label.new(bar_index, 0, "monospace", yloc=yloc.abovebar)</text:span></text:p>
        <text:p text:style-name="P5"><text:span text:style-name="Source_20_Text">    label.set_text_font_family(l, font.family_monospace)</text:span></text:p>
        <text:p text:style-name="P3">See also</text:p>
        <text:p text:style-name="P3"><text:a xlink:type="simple" xlink:href="https://www.tradingview.com/pine-script-reference/v6/#fun_label.new" text:style-name="Internet_20_link" text:visited-style-name="Visited_20_Internet_20_Link">label.new</text:a><text:a xlink:type="simple" xlink:href="https://www.tradingview.com/pine-script-reference/v6/#const_font.family_default" text:style-name="Internet_20_link" text:visited-style-name="Visited_20_Internet_20_Link">font.family_default</text:a><text:a xlink:type="simple" xlink:href="https://www.tradingview.com/pine-script-reference/v6/#const_font.family_monospace" text:style-name="Internet_20_link" text:visited-style-name="Visited_20_Internet_20_Link">font.family_monospace</text:a></text:p>
      </text:section>
      <text:section text:style-name="Sect1" text:name="fun_label.set_text_formatting">
        <text:h text:style-name="P2" text:outline-level="3">label.set_text_formatting()</text:h>
      </text:section>
      <text:section text:style-name="Sect1" text:name="Section497">
        <text:p text:style-name="P6"><text:bookmark text:name="fun_label.set_text_formatting"/>Sets the formatting attributes the drawing applies to displayed text.</text:p>
        <text:p text:style-name="Text_20_body">Syntax</text:p>
        <text:p text:style-name="P5">label.set_text_formatting(id, text_formatting) → void</text:p>
        <text:p text:style-name="P3">Arguments</text:p>
        <text:p text:style-name="P3">id (series label) Label object.</text:p>
        <text:p text:style-name="P3">text_formatting (const text_format) The formatting of the displayed text. Formatting options support addition. For example, <text:span text:style-name="Source_20_Text">text.format_bold + text.format_italic</text:span> will make the text both bold and italicized. Possible values: <text:a xlink:type="simple" xlink:href="https://www.tradingview.com/pine-script-reference/v6/#var_text.format_none" text:style-name="Internet_20_link" text:visited-style-name="Visited_20_Internet_20_Link">text.format_none</text:a>, <text:a xlink:type="simple" xlink:href="https://www.tradingview.com/pine-script-reference/v6/#var_text.format_bold" text:style-name="Internet_20_link" text:visited-style-name="Visited_20_Internet_20_Link">text.format_bold</text:a>, <text:a xlink:type="simple" xlink:href="https://www.tradingview.com/pine-script-reference/v6/#var_text.format_italic" text:style-name="Internet_20_link" text:visited-style-name="Visited_20_Internet_20_Link">text.format_italic</text:a>. Optional. The default is <text:a xlink:type="simple" xlink:href="https://www.tradingview.com/pine-script-reference/v6/#var_text.format_none" text:style-name="Internet_20_link" text:visited-style-name="Visited_20_Internet_20_Link">text.format_none</text:a>.</text:p>
        <text:p text:style-name="P3">See also</text:p>
        <text:p text:style-name="P3"><text:a xlink:type="simple" xlink:href="https://www.tradingview.com/pine-script-reference/v6/#fun_label.new" text:style-name="Internet_20_link" text:visited-style-name="Visited_20_Internet_20_Link">label.new</text:a><text:a xlink:type="simple" xlink:href="https://www.tradingview.com/pine-script-reference/v6/#fun_label.set_text" text:style-name="Internet_20_link" text:visited-style-name="Visited_20_Internet_20_Link">label.set_text</text:a></text:p>
      </text:section>
      <text:section text:style-name="Sect1" text:name="fun_label.set_textalign">
        <text:h text:style-name="P2" text:outline-level="3">label.set_textalign()</text:h>
      </text:section>
      <text:section text:style-name="Sect1" text:name="Section498">
        <text:p text:style-name="P6"><text:bookmark text:name="fun_label.set_textalign"/>Sets the alignment for the label text.</text:p>
        <text:p text:style-name="Text_20_body">Syntax</text:p>
        <text:p text:style-name="P5">label.set_textalign(id, textalign) → void</text:p>
        <text:p text:style-name="P3">Arguments</text:p>
        <text:p text:style-name="P3">id (series label) Label object.</text:p>
        <text:p text:style-name="P3">textalign (series string) Label text alignment. Possible values: <text:a xlink:type="simple" xlink:href="https://www.tradingview.com/pine-script-reference/v6/#const_text.align_left" text:style-name="Internet_20_link" text:visited-style-name="Visited_20_Internet_20_Link">text.align_left</text:a>, <text:a xlink:type="simple" xlink:href="https://www.tradingview.com/pine-script-reference/v6/#const_text.align_center" text:style-name="Internet_20_link" text:visited-style-name="Visited_20_Internet_20_Link">text.align_center</text:a>, <text:a xlink:type="simple" xlink:href="https://www.tradingview.com/pine-script-reference/v6/#const_text.align_right" text:style-name="Internet_20_link" text:visited-style-name="Visited_20_Internet_20_Link">text.align_right</text:a>.</text:p>
        <text:p text:style-name="P3">See also</text:p>
        <text:p text:style-name="P3"><text:a xlink:type="simple" xlink:href="https://www.tradingview.com/pine-script-reference/v6/#const_text.align_left" text:style-name="Internet_20_link" text:visited-style-name="Visited_20_Internet_20_Link">text.align_left</text:a><text:a xlink:type="simple" xlink:href="https://www.tradingview.com/pine-script-reference/v6/#const_text.align_center" text:style-name="Internet_20_link" text:visited-style-name="Visited_20_Internet_20_Link">text.align_center</text:a><text:a xlink:type="simple" xlink:href="https://www.tradingview.com/pine-script-reference/v6/#const_text.align_right" text:style-name="Internet_20_link" text:visited-style-name="Visited_20_Internet_20_Link">text.align_right</text:a><text:a xlink:type="simple" xlink:href="https://www.tradingview.com/pine-script-reference/v6/#fun_label.new" text:style-name="Internet_20_link" text:visited-style-name="Visited_20_Internet_20_Link">label.new</text:a></text:p>
      </text:section>
      <text:section text:style-name="Sect1" text:name="fun_label.set_textcolor">
        <text:h text:style-name="P2" text:outline-level="3">label.set_textcolor()</text:h>
      </text:section>
      <text:section text:style-name="Sect1" text:name="Section499">
        <text:p text:style-name="P6"><text:bookmark text:name="fun_label.set_textcolor"/>Sets color of the label text.</text:p>
        <text:p text:style-name="Text_20_body">Syntax</text:p>
        <text:p text:style-name="P5">label.set_textcolor(id, textcolor) → void</text:p>
        <text:p text:style-name="P3">Arguments</text:p>
        <text:p text:style-name="P3">id (series label) Label object.</text:p>
        <text:p text:style-name="P3">textcolor (series color) New text color.</text:p>
        <text:p text:style-name="P3">See also</text:p>
        <text:p text:style-name="P3"><text:a xlink:type="simple" xlink:href="https://www.tradingview.com/pine-script-reference/v6/#fun_label.new" text:style-name="Internet_20_link" text:visited-style-name="Visited_20_Internet_20_Link">label.new</text:a></text:p>
      </text:section>
      <text:section text:style-name="Sect1" text:name="fun_label.set_tooltip">
        <text:h text:style-name="P2" text:outline-level="3">label.set_tooltip()</text:h>
      </text:section>
      <text:section text:style-name="Sect1" text:name="Section500">
        <text:p text:style-name="P6"><text:bookmark text:name="fun_label.set_tooltip"/>Sets the tooltip text.</text:p>
        <text:p text:style-name="Text_20_body">Syntax</text:p>
        <text:p text:style-name="P5"><text:soft-page-break/>label.set_tooltip(id, tooltip) → void</text:p>
        <text:p text:style-name="P3">Arguments</text:p>
        <text:p text:style-name="P3">id (series label) Label object.</text:p>
        <text:p text:style-name="P3">tooltip (series string) Tooltip text.</text:p>
        <text:p text:style-name="P3">See also</text:p>
        <text:p text:style-name="P3"><text:a xlink:type="simple" xlink:href="https://www.tradingview.com/pine-script-reference/v6/#fun_label.new" text:style-name="Internet_20_link" text:visited-style-name="Visited_20_Internet_20_Link">label.new</text:a></text:p>
      </text:section>
      <text:section text:style-name="Sect1" text:name="fun_label.set_x">
        <text:h text:style-name="P2" text:outline-level="3">label.set_x()</text:h>
      </text:section>
      <text:section text:style-name="Sect1" text:name="Section501">
        <text:p text:style-name="P6"><text:bookmark text:name="fun_label.set_x"/>Sets bar index or bar time (depending on the xloc) of the label position.</text:p>
        <text:p text:style-name="Text_20_body">Syntax</text:p>
        <text:p text:style-name="P5">label.set_x(id, x) → void</text:p>
        <text:p text:style-name="P3">Arguments</text:p>
        <text:p text:style-name="P3">id (series label) Label object.</text:p>
        <text:p text:style-name="P3">x (series int) New bar index or bar time of the label position. Note that objects positioned using <text:a xlink:type="simple" xlink:href="https://www.tradingview.com/pine-script-reference/v6/#const_xloc.bar_index" text:style-name="Internet_20_link" text:visited-style-name="Visited_20_Internet_20_Link">xloc.bar_index</text:a> cannot be drawn further than 500 bars into the future.</text:p>
        <text:p text:style-name="P3">See also</text:p>
        <text:p text:style-name="P3"><text:a xlink:type="simple" xlink:href="https://www.tradingview.com/pine-script-reference/v6/#fun_label.new" text:style-name="Internet_20_link" text:visited-style-name="Visited_20_Internet_20_Link">label.new</text:a></text:p>
      </text:section>
      <text:section text:style-name="Sect1" text:name="fun_label.set_xloc">
        <text:h text:style-name="P2" text:outline-level="3">label.set_xloc()</text:h>
      </text:section>
      <text:section text:style-name="Sect1" text:name="Section502">
        <text:p text:style-name="P6"><text:bookmark text:name="fun_label.set_xloc"/>Sets x-location and new bar index/time value.</text:p>
        <text:p text:style-name="Text_20_body">Syntax</text:p>
        <text:p text:style-name="P5">label.set_xloc(id, x, xloc) → void</text:p>
        <text:p text:style-name="P3">Arguments</text:p>
        <text:p text:style-name="P3">id (series label) Label object.</text:p>
        <text:p text:style-name="P3">x (series int) New bar index or bar time of the label position.</text:p>
        <text:p text:style-name="P3">xloc (series string) New x-location value.</text:p>
        <text:p text:style-name="P3">See also</text:p>
        <text:p text:style-name="P3"><text:a xlink:type="simple" xlink:href="https://www.tradingview.com/pine-script-reference/v6/#const_xloc.bar_index" text:style-name="Internet_20_link" text:visited-style-name="Visited_20_Internet_20_Link">xloc.bar_index</text:a><text:a xlink:type="simple" xlink:href="https://www.tradingview.com/pine-script-reference/v6/#const_xloc.bar_time" text:style-name="Internet_20_link" text:visited-style-name="Visited_20_Internet_20_Link">xloc.bar_time</text:a><text:a xlink:type="simple" xlink:href="https://www.tradingview.com/pine-script-reference/v6/#fun_label.new" text:style-name="Internet_20_link" text:visited-style-name="Visited_20_Internet_20_Link">label.new</text:a></text:p>
      </text:section>
      <text:section text:style-name="Sect1" text:name="fun_label.set_xy">
        <text:h text:style-name="P2" text:outline-level="3">label.set_xy()</text:h>
      </text:section>
      <text:section text:style-name="Sect1" text:name="Section503">
        <text:p text:style-name="P6"><text:bookmark text:name="fun_label.set_xy"/>Sets bar index/time and price of the label position.</text:p>
        <text:p text:style-name="Text_20_body">Syntax</text:p>
        <text:p text:style-name="P5">label.set_xy(id, x, y) → void</text:p>
        <text:p text:style-name="P3">Arguments</text:p>
        <text:p text:style-name="P3">id (series label) Label object.</text:p>
        <text:p text:style-name="P3">x (series int) New bar index or bar time of the label position. Note that objects positioned using <text:a xlink:type="simple" xlink:href="https://www.tradingview.com/pine-script-reference/v6/#const_xloc.bar_index" text:style-name="Internet_20_link" text:visited-style-name="Visited_20_Internet_20_Link">xloc.bar_index</text:a> cannot be drawn further than 500 bars into the future.</text:p>
        <text:p text:style-name="P3">y (series int/float) New price of the label position.</text:p>
        <text:p text:style-name="P3">See also</text:p>
        <text:p text:style-name="P3"><text:a xlink:type="simple" xlink:href="https://www.tradingview.com/pine-script-reference/v6/#fun_label.new" text:style-name="Internet_20_link" text:visited-style-name="Visited_20_Internet_20_Link">label.new</text:a></text:p>
      </text:section>
      <text:section text:style-name="Sect1" text:name="fun_label.set_y">
        <text:h text:style-name="P2" text:outline-level="3">label.set_y()</text:h>
      </text:section>
      <text:section text:style-name="Sect1" text:name="Section504">
        <text:p text:style-name="P6"><text:bookmark text:name="fun_label.set_y"/>Sets price of the label position</text:p>
        <text:p text:style-name="Text_20_body">Syntax</text:p>
        <text:p text:style-name="P5">label.set_y(id, y) → void</text:p>
        <text:p text:style-name="P3">Arguments</text:p>
        <text:p text:style-name="P3">id (series label) Label object.</text:p>
        <text:p text:style-name="P3">y (series int/float) New price of the label position.</text:p>
        <text:p text:style-name="P3">See also</text:p>
        <text:p text:style-name="P3"><text:a xlink:type="simple" xlink:href="https://www.tradingview.com/pine-script-reference/v6/#fun_label.new" text:style-name="Internet_20_link" text:visited-style-name="Visited_20_Internet_20_Link">label.new</text:a></text:p>
      </text:section>
      <text:section text:style-name="Sect1" text:name="fun_label.set_yloc">
        <text:h text:style-name="P2" text:outline-level="3">label.set_yloc()</text:h>
      </text:section>
      <text:section text:style-name="Sect1" text:name="Section505">
        <text:p text:style-name="P6"><text:bookmark text:name="fun_label.set_yloc"/>Sets new y-location calculation algorithm.</text:p>
        <text:p text:style-name="Text_20_body">Syntax</text:p>
        <text:p text:style-name="P5">label.set_yloc(id, yloc) → void</text:p>
        <text:p text:style-name="P3">Arguments</text:p>
        <text:p text:style-name="P3">id (series label) Label object.</text:p>
        <text:p text:style-name="P3">yloc (series string) New y-location value.</text:p>
        <text:p text:style-name="P3">See also</text:p>
        <text:p text:style-name="P3"><text:a xlink:type="simple" xlink:href="https://www.tradingview.com/pine-script-reference/v6/#const_yloc.price" text:style-name="Internet_20_link" text:visited-style-name="Visited_20_Internet_20_Link">yloc.price</text:a><text:a xlink:type="simple" xlink:href="https://www.tradingview.com/pine-script-reference/v6/#const_yloc.abovebar" text:style-name="Internet_20_link" text:visited-style-name="Visited_20_Internet_20_Link">yloc.abovebar</text:a><text:a xlink:type="simple" xlink:href="https://www.tradingview.com/pine-script-reference/v6/#const_yloc.belowbar" text:style-name="Internet_20_link" text:visited-style-name="Visited_20_Internet_20_Link">yloc.belowbar</text:a><text:a xlink:type="simple" xlink:href="https://www.tradingview.com/pine-script-reference/v6/#fun_label.new" text:style-name="Internet_20_link" text:visited-style-name="Visited_20_Internet_20_Link">label.new</text:a></text:p>
      </text:section>
      <text:section text:style-name="Sect1" text:name="fun_library">
        <text:h text:style-name="P2" text:outline-level="3">library()</text:h>
      </text:section>
      <text:p text:style-name="P3">Declaration statement identifying a script as a <text:a xlink:type="simple" xlink:href="https://www.tradingview.com/pine-script-docs/concepts/libraries/" office:target-frame-name="_blank" xlink:show="new" text:style-name="Internet_20_link" text:visited-style-name="Visited_20_Internet_20_Link">library</text:a>.</text:p>
      <text:p text:style-name="Text_20_body">Syntax</text:p>
      <text:p text:style-name="P5">library(title, overlay, dynamic_requests) → void</text:p>
      <text:p text:style-name="P3">Arguments</text:p>
      <text:p text:style-name="P3">title (const string) The title of the library and its identifier. It cannot contain spaces, special characters or begin with a digit. It is used as the publication's default title, and to uniquely identify the library in the <text:a xlink:type="simple" xlink:href="https://www.tradingview.com/pine-script-reference/v6/#kw_import" text:style-name="Internet_20_link" text:visited-style-name="Visited_20_Internet_20_Link">import</text:a> statement, when another script uses it. It is also used as the script's name on the chart.</text:p>
      <text:p text:style-name="P3">overlay (const bool) If true, the library will be added over the chart. If false, it will be added in a separate pane. Optional. The default is false.</text:p>
      <text:p text:style-name="P3">dynamic_requests (const bool) Specifies whether the script can dynamically call functions from the <text:span text:style-name="Source_20_Text">request.*()</text:span> namespace. Dynamic <text:span text:style-name="Source_20_Text">request.*()</text:span> calls are allowed within the local scopes of conditional structures (e.g., <text:a xlink:type="simple" xlink:href="https://www.tradingview.com/pine-script-reference/v6/#kw_if" text:style-name="Internet_20_link" text:visited-style-name="Visited_20_Internet_20_Link">if</text:a>), loops (e.g., <text:a xlink:type="simple" xlink:href="https://www.tradingview.com/pine-script-reference/v6/#kw_for" text:style-name="Internet_20_link" text:visited-style-name="Visited_20_Internet_20_Link">for</text:a>), and exported functions. Additionally, such calls allow "series" arguments for many of their parameters. Optional. The default is <text:a xlink:type="simple" xlink:href="https://www.tradingview.com/pine-script-reference/v6/#const_true" text:style-name="Internet_20_link" text:visited-style-name="Visited_20_Internet_20_Link">true</text:a>. See the User Manual's <text:a xlink:type="simple" xlink:href="https://www.tradingview.com/pine-script-docs/concepts/other-timeframes-and-data/#dynamic-requests" office:target-frame-name="_blank" xlink:show="new" text:style-name="Internet_20_link" text:visited-style-name="Visited_20_Internet_20_Link">Dynamic requests</text:a> section for more information.</text:p>
      <text:p text:style-name="P3">Example</text:p>
      <text:section text:style-name="Sect1" text:name="Section506">
        <text:p text:style-name="P4"><text:bookmark text:name="fun_library"/><text:span text:style-name="Source_20_Text">//@version=6</text:span></text:p>
        <text:p text:style-name="Preformatted_20_Text"><text:span text:style-name="Source_20_Text">// @description Math library</text:span></text:p>
        <text:p text:style-name="Preformatted_20_Text"><text:span text:style-name="Source_20_Text">library("num_methods", overlay = true)</text:span></text:p>
        <text:p text:style-name="Preformatted_20_Text"><text:span text:style-name="Source_20_Text">// Calculate "sinh()" from the float parameter `x`</text:span></text:p>
        <text:p text:style-name="Preformatted_20_Text"><text:span text:style-name="Source_20_Text">export sinh(float x) =&gt;</text:span></text:p>
        <text:p text:style-name="Preformatted_20_Text"><text:span text:style-name="Source_20_Text">    (math.exp(x) - math.exp(-x)) / 2.0</text:span></text:p>
        <text:p text:style-name="P5"><text:soft-page-break/><text:span text:style-name="Source_20_Text">plot(sinh(0))</text:span></text:p>
        <text:p text:style-name="P3">See also</text:p>
        <text:p text:style-name="P3"><text:a xlink:type="simple" xlink:href="https://www.tradingview.com/pine-script-reference/v6/#fun_indicator" text:style-name="Internet_20_link" text:visited-style-name="Visited_20_Internet_20_Link">indicator</text:a><text:a xlink:type="simple" xlink:href="https://www.tradingview.com/pine-script-reference/v6/#fun_strategy" text:style-name="Internet_20_link" text:visited-style-name="Visited_20_Internet_20_Link">strategy</text:a></text:p>
      </text:section>
      <text:section text:style-name="Sect1" text:name="fun_line">
        <text:h text:style-name="P2" text:outline-level="3">line()</text:h>
      </text:section>
      <text:section text:style-name="Sect1" text:name="Section507">
        <text:p text:style-name="P6"><text:bookmark text:name="fun_line"/>Casts na to line</text:p>
        <text:p text:style-name="Text_20_body">Syntax</text:p>
        <text:p text:style-name="P5">line(x) → series line</text:p>
        <text:p text:style-name="P3">Arguments</text:p>
        <text:p text:style-name="P3">x (series line) The value to convert to the specified type, usually <text:a xlink:type="simple" xlink:href="https://www.tradingview.com/pine-script-reference/v6/#var_na" text:style-name="Internet_20_link" text:visited-style-name="Visited_20_Internet_20_Link">na</text:a>.</text:p>
        <text:p text:style-name="P3">Returns</text:p>
        <text:p text:style-name="P3">The value of the argument after casting to line.</text:p>
        <text:p text:style-name="P3">See also</text:p>
        <text:p text:style-name="P3"><text:a xlink:type="simple" xlink:href="https://www.tradingview.com/pine-script-reference/v6/#fun_float" text:style-name="Internet_20_link" text:visited-style-name="Visited_20_Internet_20_Link">float</text:a><text:a xlink:type="simple" xlink:href="https://www.tradingview.com/pine-script-reference/v6/#fun_int" text:style-name="Internet_20_link" text:visited-style-name="Visited_20_Internet_20_Link">int</text:a><text:a xlink:type="simple" xlink:href="https://www.tradingview.com/pine-script-reference/v6/#fun_bool" text:style-name="Internet_20_link" text:visited-style-name="Visited_20_Internet_20_Link">bool</text:a><text:a xlink:type="simple" xlink:href="https://www.tradingview.com/pine-script-reference/v6/#fun_color" text:style-name="Internet_20_link" text:visited-style-name="Visited_20_Internet_20_Link">color</text:a><text:a xlink:type="simple" xlink:href="https://www.tradingview.com/pine-script-reference/v6/#fun_string" text:style-name="Internet_20_link" text:visited-style-name="Visited_20_Internet_20_Link">string</text:a><text:a xlink:type="simple" xlink:href="https://www.tradingview.com/pine-script-reference/v6/#fun_label" text:style-name="Internet_20_link" text:visited-style-name="Visited_20_Internet_20_Link">label</text:a></text:p>
      </text:section>
      <text:section text:style-name="Sect1" text:name="fun_line.copy">
        <text:h text:style-name="P2" text:outline-level="3">line.copy()</text:h>
      </text:section>
      <text:p text:style-name="P3">Clones the line object.</text:p>
      <text:p text:style-name="Text_20_body">Syntax</text:p>
      <text:p text:style-name="P5">line.copy(id) → series line</text:p>
      <text:p text:style-name="P3">Arguments</text:p>
      <text:p text:style-name="P3">id (series line) Line object.</text:p>
      <text:p text:style-name="P3">Example</text:p>
      <text:section text:style-name="Sect1" text:name="Section508">
        <text:p text:style-name="P4"><text:bookmark text:name="fun_line.copy"/><text:span text:style-name="Source_20_Text">//@version=6</text:span></text:p>
        <text:p text:style-name="Preformatted_20_Text"><text:span text:style-name="Source_20_Text">indicator('Last 100 bars price range', overlay = true)</text:span></text:p>
        <text:p text:style-name="Preformatted_20_Text"><text:span text:style-name="Source_20_Text">LOOKBACK = 100</text:span></text:p>
        <text:p text:style-name="Preformatted_20_Text"><text:span text:style-name="Source_20_Text">highest = ta.highest(LOOKBACK)</text:span></text:p>
        <text:p text:style-name="Preformatted_20_Text"><text:span text:style-name="Source_20_Text">lowest = ta.lowest(LOOKBACK)</text:span></text:p>
        <text:p text:style-name="Preformatted_20_Text"><text:span text:style-name="Source_20_Text">if barstate.islastconfirmedhistory</text:span></text:p>
        <text:p text:style-name="Preformatted_20_Text"><text:span text:style-name="Source_20_Text">    var lineTop = line.new(bar_index[LOOKBACK], highest, bar_index, highest, color = color.green)</text:span></text:p>
        <text:p text:style-name="Preformatted_20_Text"><text:span text:style-name="Source_20_Text">    var lineBottom = line.copy(lineTop)</text:span></text:p>
        <text:p text:style-name="Preformatted_20_Text"><text:span text:style-name="Source_20_Text">    line.set_y1(lineBottom, lowest)</text:span></text:p>
        <text:p text:style-name="Preformatted_20_Text"><text:span text:style-name="Source_20_Text">    line.set_y2(lineBottom, lowest)</text:span></text:p>
        <text:p text:style-name="P5"><text:span text:style-name="Source_20_Text">    line.set_color(lineBottom, color.red)</text:span></text:p>
        <text:p text:style-name="P3">Returns</text:p>
        <text:p text:style-name="P3">New line ID object which may be passed to line.setXXX and line.getXXX functions.</text:p>
        <text:p text:style-name="P3">See also</text:p>
        <text:p text:style-name="P3"><text:a xlink:type="simple" xlink:href="https://www.tradingview.com/pine-script-reference/v6/#fun_line.new" text:style-name="Internet_20_link" text:visited-style-name="Visited_20_Internet_20_Link">line.new</text:a><text:a xlink:type="simple" xlink:href="https://www.tradingview.com/pine-script-reference/v6/#fun_line.delete" text:style-name="Internet_20_link" text:visited-style-name="Visited_20_Internet_20_Link">line.delete</text:a></text:p>
      </text:section>
      <text:section text:style-name="Sect1" text:name="fun_line.delete">
        <text:h text:style-name="P2" text:outline-level="3">line.delete()</text:h>
      </text:section>
      <text:section text:style-name="Sect1" text:name="Section509">
        <text:p text:style-name="P6"><text:bookmark text:name="fun_line.delete"/>Deletes the specified line object. If it has already been deleted, does nothing.</text:p>
        <text:p text:style-name="Text_20_body">Syntax</text:p>
        <text:p text:style-name="P5">line.delete(id) → void</text:p>
        <text:p text:style-name="P3">Arguments</text:p>
        <text:p text:style-name="P3">id (series line) Line object to delete.</text:p>
        <text:p text:style-name="P3">See also</text:p>
        <text:p text:style-name="P3"><text:a xlink:type="simple" xlink:href="https://www.tradingview.com/pine-script-reference/v6/#fun_line.new" text:style-name="Internet_20_link" text:visited-style-name="Visited_20_Internet_20_Link">line.new</text:a></text:p>
      </text:section>
      <text:section text:style-name="Sect1" text:name="fun_line.get_price">
        <text:h text:style-name="P2" text:outline-level="3">line.get_price()</text:h>
      </text:section>
      <text:p text:style-name="P3">Returns the price level of a line at a given bar index.</text:p>
      <text:p text:style-name="Text_20_body">Syntax</text:p>
      <text:p text:style-name="P5">line.get_price(id, x) → series float</text:p>
      <text:p text:style-name="P3">Arguments</text:p>
      <text:p text:style-name="P3">id (series line) Line object.</text:p>
      <text:p text:style-name="P3">x (series int) Bar index for which price is required.</text:p>
      <text:p text:style-name="P3">Example</text:p>
      <text:section text:style-name="Sect1" text:name="Section510">
        <text:p text:style-name="P4"><text:bookmark text:name="fun_line.get_price"/><text:span text:style-name="Source_20_Text">//@version=6</text:span></text:p>
        <text:p text:style-name="Preformatted_20_Text"><text:span text:style-name="Source_20_Text">indicator("GetPrice", overlay=true)</text:span></text:p>
        <text:p text:style-name="Preformatted_20_Text"><text:span text:style-name="Source_20_Text">var line l = na</text:span></text:p>
        <text:p text:style-name="Preformatted_20_Text"><text:span text:style-name="Source_20_Text">if bar_index == 10</text:span></text:p>
        <text:p text:style-name="Preformatted_20_Text"><text:span text:style-name="Source_20_Text">    l := line.new(0, high[5], bar_index, high)</text:span></text:p>
        <text:p text:style-name="P5"><text:span text:style-name="Source_20_Text">plot(line.get_price(l, bar_index), color=color.green)</text:span></text:p>
        <text:p text:style-name="P3">Returns</text:p>
        <text:p text:style-name="P3">Price value of line 'id' at bar index 'x'.</text:p>
        <text:p text:style-name="P3">Remarks</text:p>
        <text:p text:style-name="P3">The line is considered to have been created using 'extend=extend.both'.</text:p>
        <text:p text:style-name="P3">This function can only be called for lines created using 'xloc.bar_index'. If you try to call it for a line created with 'xloc.bar_time', it will generate an error.</text:p>
        <text:p text:style-name="P3">See also</text:p>
        <text:p text:style-name="P3"><text:a xlink:type="simple" xlink:href="https://www.tradingview.com/pine-script-reference/v6/#fun_line.new" text:style-name="Internet_20_link" text:visited-style-name="Visited_20_Internet_20_Link">line.new</text:a></text:p>
      </text:section>
      <text:section text:style-name="Sect1" text:name="fun_line.get_x1">
        <text:h text:style-name="P2" text:outline-level="3">line.get_x1()</text:h>
      </text:section>
      <text:p text:style-name="P3">Returns UNIX time or bar index (depending on the last xloc value set) of the first point of the line.</text:p>
      <text:p text:style-name="Text_20_body">Syntax</text:p>
      <text:p text:style-name="P5">line.get_x1(id) → series int</text:p>
      <text:p text:style-name="P3">Arguments</text:p>
      <text:p text:style-name="P3">id (series line) Line object.</text:p>
      <text:p text:style-name="P3">Example</text:p>
      <text:section text:style-name="Sect1" text:name="Section511">
        <text:p text:style-name="P4"><text:bookmark text:name="fun_line.get_x1"/><text:span text:style-name="Source_20_Text">//@version=6</text:span></text:p>
        <text:p text:style-name="Preformatted_20_Text"><text:span text:style-name="Source_20_Text">indicator("line.get_x1")</text:span></text:p>
        <text:p text:style-name="Preformatted_20_Text"><text:soft-page-break/><text:span text:style-name="Source_20_Text">my_line = line.new(time, open, time + 60 * 60 * 24, close, xloc=xloc.bar_time)</text:span></text:p>
        <text:p text:style-name="Preformatted_20_Text"><text:span text:style-name="Source_20_Text">a = line.get_x1(my_line)</text:span></text:p>
        <text:p text:style-name="P5"><text:span text:style-name="Source_20_Text">plot(time - line.get_x1(my_line)) //draws zero plot</text:span></text:p>
        <text:p text:style-name="P3">Returns</text:p>
        <text:p text:style-name="P3">UNIX timestamp (in milliseconds) or bar index.</text:p>
        <text:p text:style-name="P3">See also</text:p>
        <text:p text:style-name="P3"><text:a xlink:type="simple" xlink:href="https://www.tradingview.com/pine-script-reference/v6/#fun_line.new" text:style-name="Internet_20_link" text:visited-style-name="Visited_20_Internet_20_Link">line.new</text:a></text:p>
      </text:section>
      <text:section text:style-name="Sect1" text:name="fun_line.get_x2">
        <text:h text:style-name="P2" text:outline-level="3">line.get_x2()</text:h>
      </text:section>
      <text:section text:style-name="Sect1" text:name="Section512">
        <text:p text:style-name="P6"><text:bookmark text:name="fun_line.get_x2"/>Returns UNIX time or bar index (depending on the last xloc value set) of the second point of the line.</text:p>
        <text:p text:style-name="Text_20_body">Syntax</text:p>
        <text:p text:style-name="P5">line.get_x2(id) → series int</text:p>
        <text:p text:style-name="P3">Arguments</text:p>
        <text:p text:style-name="P3">id (series line) Line object.</text:p>
        <text:p text:style-name="P3">Returns</text:p>
        <text:p text:style-name="P3">UNIX timestamp (in milliseconds) or bar index.</text:p>
        <text:p text:style-name="P3">See also</text:p>
        <text:p text:style-name="P3"><text:a xlink:type="simple" xlink:href="https://www.tradingview.com/pine-script-reference/v6/#fun_line.new" text:style-name="Internet_20_link" text:visited-style-name="Visited_20_Internet_20_Link">line.new</text:a></text:p>
      </text:section>
      <text:section text:style-name="Sect1" text:name="fun_line.get_y1">
        <text:h text:style-name="P2" text:outline-level="3">line.get_y1()</text:h>
      </text:section>
      <text:section text:style-name="Sect1" text:name="Section513">
        <text:p text:style-name="P6"><text:bookmark text:name="fun_line.get_y1"/>Returns price of the first point of the line.</text:p>
        <text:p text:style-name="Text_20_body">Syntax</text:p>
        <text:p text:style-name="P5">line.get_y1(id) → series float</text:p>
        <text:p text:style-name="P3">Arguments</text:p>
        <text:p text:style-name="P3">id (series line) Line object.</text:p>
        <text:p text:style-name="P3">Returns</text:p>
        <text:p text:style-name="P3">Price value.</text:p>
        <text:p text:style-name="P3">See also</text:p>
        <text:p text:style-name="P3"><text:a xlink:type="simple" xlink:href="https://www.tradingview.com/pine-script-reference/v6/#fun_line.new" text:style-name="Internet_20_link" text:visited-style-name="Visited_20_Internet_20_Link">line.new</text:a></text:p>
      </text:section>
      <text:section text:style-name="Sect1" text:name="fun_line.get_y2">
        <text:h text:style-name="P2" text:outline-level="3">line.get_y2()</text:h>
      </text:section>
      <text:section text:style-name="Sect1" text:name="Section514">
        <text:p text:style-name="P6"><text:bookmark text:name="fun_line.get_y2"/>Returns price of the second point of the line.</text:p>
        <text:p text:style-name="Text_20_body">Syntax</text:p>
        <text:p text:style-name="P5">line.get_y2(id) → series float</text:p>
        <text:p text:style-name="P3">Arguments</text:p>
        <text:p text:style-name="P3">id (series line) Line object.</text:p>
        <text:p text:style-name="P3">Returns</text:p>
        <text:p text:style-name="P3">Price value.</text:p>
        <text:p text:style-name="P3">See also</text:p>
        <text:p text:style-name="P3"><text:a xlink:type="simple" xlink:href="https://www.tradingview.com/pine-script-reference/v6/#fun_line.new" text:style-name="Internet_20_link" text:visited-style-name="Visited_20_Internet_20_Link">line.new</text:a></text:p>
      </text:section>
      <text:section text:style-name="Sect1" text:name="fun_line.new">
        <text:h text:style-name="P2" text:outline-level="3">line.new()</text:h>
        <text:p text:style-name="P3">2 overloads</text:p>
      </text:section>
      <text:p text:style-name="P3">Creates new line object.</text:p>
      <text:p text:style-name="Text_20_body">Syntax &amp; Overloads</text:p>
      <text:p text:style-name="P5"><text:a xlink:type="simple" xlink:href="https://www.tradingview.com/pine-script-reference/v6/#fun_line.new-0" text:style-name="Internet_20_link" text:visited-style-name="Visited_20_Internet_20_Link">line.new(first_point, second_point, xloc, extend, color, style, width, force_overlay) → series line</text:a></text:p>
      <text:p text:style-name="P5"><text:a xlink:type="simple" xlink:href="https://www.tradingview.com/pine-script-reference/v6/#fun_line.new-1" text:style-name="Internet_20_link" text:visited-style-name="Visited_20_Internet_20_Link">line.new(x1, y1, x2, y2, xloc, extend, color, style, width, force_overlay) → series line</text:a></text:p>
      <text:p text:style-name="P3">Arguments</text:p>
      <text:p text:style-name="P3">first_point (chart.point) A <text:a xlink:type="simple" xlink:href="https://www.tradingview.com/pine-script-reference/v6/#type_chart.point" text:style-name="Internet_20_link" text:visited-style-name="Visited_20_Internet_20_Link">chart.point</text:a> object that specifies the line's starting coordinate.</text:p>
      <text:p text:style-name="P3">second_point (chart.point) A <text:a xlink:type="simple" xlink:href="https://www.tradingview.com/pine-script-reference/v6/#type_chart.point" text:style-name="Internet_20_link" text:visited-style-name="Visited_20_Internet_20_Link">chart.point</text:a> object that specifies the line's ending coordinate.</text:p>
      <text:p text:style-name="P3">xloc (series string) See description of <text:span text:style-name="Strong_20_Emphasis">x1</text:span> argument. Possible values: <text:a xlink:type="simple" xlink:href="https://www.tradingview.com/pine-script-reference/v6/#const_xloc.bar_index" text:style-name="Internet_20_link" text:visited-style-name="Visited_20_Internet_20_Link">xloc.bar_index</text:a> and <text:a xlink:type="simple" xlink:href="https://www.tradingview.com/pine-script-reference/v6/#const_xloc.bar_time" text:style-name="Internet_20_link" text:visited-style-name="Visited_20_Internet_20_Link">xloc.bar_time</text:a>. Default is <text:a xlink:type="simple" xlink:href="https://www.tradingview.com/pine-script-reference/v6/#const_xloc.bar_index" text:style-name="Internet_20_link" text:visited-style-name="Visited_20_Internet_20_Link">xloc.bar_index</text:a>.</text:p>
      <text:p text:style-name="P3">extend (series string) If extend=<text:a xlink:type="simple" xlink:href="https://www.tradingview.com/pine-script-reference/v6/#const_extend.none" text:style-name="Internet_20_link" text:visited-style-name="Visited_20_Internet_20_Link">extend.none</text:a>, draws segment starting at point (x1, y1) and ending at point (x2, y2). If extend is equal to <text:a xlink:type="simple" xlink:href="https://www.tradingview.com/pine-script-reference/v6/#const_extend.right" text:style-name="Internet_20_link" text:visited-style-name="Visited_20_Internet_20_Link">extend.right</text:a> or <text:a xlink:type="simple" xlink:href="https://www.tradingview.com/pine-script-reference/v6/#const_extend.left" text:style-name="Internet_20_link" text:visited-style-name="Visited_20_Internet_20_Link">extend.left</text:a>, draws a ray starting at point (x1, y1) or (x2, y2), respectively. If extend=<text:a xlink:type="simple" xlink:href="https://www.tradingview.com/pine-script-reference/v6/#const_extend.both" text:style-name="Internet_20_link" text:visited-style-name="Visited_20_Internet_20_Link">extend.both</text:a>, draws a straight line that goes through these points. Default value is <text:a xlink:type="simple" xlink:href="https://www.tradingview.com/pine-script-reference/v6/#const_extend.none" text:style-name="Internet_20_link" text:visited-style-name="Visited_20_Internet_20_Link">extend.none</text:a>.</text:p>
      <text:p text:style-name="P3">color (series color) Line color.</text:p>
      <text:p text:style-name="P3">style (series string) Line style. Possible values: <text:a xlink:type="simple" xlink:href="https://www.tradingview.com/pine-script-reference/v6/#const_line.style_solid" text:style-name="Internet_20_link" text:visited-style-name="Visited_20_Internet_20_Link">line.style_solid</text:a>, <text:a xlink:type="simple" xlink:href="https://www.tradingview.com/pine-script-reference/v6/#const_line.style_dotted" text:style-name="Internet_20_link" text:visited-style-name="Visited_20_Internet_20_Link">line.style_dotted</text:a>, <text:a xlink:type="simple" xlink:href="https://www.tradingview.com/pine-script-reference/v6/#const_line.style_dashed" text:style-name="Internet_20_link" text:visited-style-name="Visited_20_Internet_20_Link">line.style_dashed</text:a>, <text:a xlink:type="simple" xlink:href="https://www.tradingview.com/pine-script-reference/v6/#const_line.style_arrow_left" text:style-name="Internet_20_link" text:visited-style-name="Visited_20_Internet_20_Link">line.style_arrow_left</text:a>, <text:a xlink:type="simple" xlink:href="https://www.tradingview.com/pine-script-reference/v6/#const_line.style_arrow_right" text:style-name="Internet_20_link" text:visited-style-name="Visited_20_Internet_20_Link">line.style_arrow_right</text:a>, <text:a xlink:type="simple" xlink:href="https://www.tradingview.com/pine-script-reference/v6/#const_line.style_arrow_both" text:style-name="Internet_20_link" text:visited-style-name="Visited_20_Internet_20_Link">line.style_arrow_both</text:a>.</text:p>
      <text:p text:style-name="P3">width (series int) Line width in pixels.</text:p>
      <text:p text:style-name="P3">force_overlay (const bool) If <text:a xlink:type="simple" xlink:href="https://www.tradingview.com/pine-script-reference/v6/#const_true" text:style-name="Internet_20_link" text:visited-style-name="Visited_20_Internet_20_Link">true</text:a>, the drawing will display on the main chart pane, even when the script occupies a separate pane. Optional. The default is <text:a xlink:type="simple" xlink:href="https://www.tradingview.com/pine-script-reference/v6/#const_false" text:style-name="Internet_20_link" text:visited-style-name="Visited_20_Internet_20_Link">false</text:a>.</text:p>
      <text:p text:style-name="P3">Example</text:p>
      <text:section text:style-name="Sect1" text:name="Section515">
        <text:p text:style-name="P4"><text:bookmark text:name="fun_line.new"/><text:span text:style-name="Source_20_Text">//@version=6</text:span></text:p>
        <text:p text:style-name="Preformatted_20_Text"><text:span text:style-name="Source_20_Text">indicator("line.new")</text:span></text:p>
        <text:p text:style-name="Preformatted_20_Text"><text:span text:style-name="Source_20_Text">var line1 = line.new(0, low, bar_index, high, extend=extend.right)</text:span></text:p>
        <text:p text:style-name="Preformatted_20_Text"><text:span text:style-name="Source_20_Text">var line2 = line.new(time, open, time + 60 * 60 * 24, close, xloc=xloc.bar_time, style=line.style_dashed)</text:span></text:p>
        <text:p text:style-name="Preformatted_20_Text"><text:span text:style-name="Source_20_Text">line.set_x2(line1, 0)</text:span></text:p>
        <text:p text:style-name="Preformatted_20_Text"><text:span text:style-name="Source_20_Text">line.set_xloc(line1, time, time + 60 * 60 * 24, xloc.bar_time)</text:span></text:p>
        <text:p text:style-name="Preformatted_20_Text"><text:span text:style-name="Source_20_Text">line.set_color(line2, color.green)</text:span></text:p>
        <text:p text:style-name="P5"><text:span text:style-name="Source_20_Text">line.set_width(line2, 5)</text:span></text:p>
        <text:p text:style-name="P3">Returns</text:p>
        <text:p text:style-name="P3">Line ID object which may be passed to line.setXXX and line.getXXX functions.</text:p>
        <text:p text:style-name="P3">See also</text:p>
        <text:p text:style-name="P3"><text:a xlink:type="simple" xlink:href="https://www.tradingview.com/pine-script-reference/v6/#fun_line.delete" text:style-name="Internet_20_link" text:visited-style-name="Visited_20_Internet_20_Link">line.delete</text:a><text:a xlink:type="simple" xlink:href="https://www.tradingview.com/pine-script-reference/v6/#fun_line.set_x1" text:style-name="Internet_20_link" text:visited-style-name="Visited_20_Internet_20_Link">line.set_x1</text:a><text:a xlink:type="simple" xlink:href="https://www.tradingview.com/pine-script-reference/v6/#fun_line.set_y1" text:style-name="Internet_20_link" text:visited-style-name="Visited_20_Internet_20_Link">line.set_y1</text:a><text:a xlink:type="simple" xlink:href="https://www.tradingview.com/pine-script-reference/v6/#fun_line.set_xy1" text:style-name="Internet_20_link" text:visited-style-name="Visited_20_Internet_20_Link">line.set_xy1</text:a><text:a xlink:type="simple" xlink:href="https://www.tradingview.com/pine-script-reference/v6/#fun_line.set_x2" text:style-name="Internet_20_link" text:visited-style-name="Visited_20_Internet_20_Link">line.set_x2</text:a><text:a xlink:type="simple" xlink:href="https://www.tradingview.com/pine-script-reference/v6/#fun_line.set_y2" text:style-name="Internet_20_link" text:visited-style-name="Visited_20_Internet_20_Link">line.set_y2</text:a><text:a xlink:type="simple" xlink:href="https://www.tradingview.com/pine-script-reference/v6/#fun_line.set_xy2" text:style-name="Internet_20_link" text:visited-style-name="Visited_20_Internet_20_Link">line.set_xy2</text:a><text:a xlink:type="simple" xlink:href="https://www.tradingview.com/pine-script-reference/v6/#fun_line.set_xloc" text:style-name="Internet_20_link" text:visited-style-name="Visited_20_Internet_20_Link">line.set_xloc</text:a><text:a xlink:type="simple" xlink:href="https://www.tradingview.com/pine-script-reference/v6/#fun_line.set_color" text:style-name="Internet_20_link" text:visited-style-name="Visited_20_Internet_20_Link">line.set_color</text:a><text:a xlink:type="simple" xlink:href="https://www.tradingview.com/pine-script-reference/v6/#fun_line.set_extend" text:style-name="Internet_20_link" text:visited-style-name="Visited_20_Internet_20_Link">line.set_extend</text:a><text:a xlink:type="simple" xlink:href="https://www.tradingview.com/pine-script-reference/v6/#fun_line.set_style" text:style-name="Internet_20_link" text:visited-style-name="Visited_20_Internet_20_Link">line.set_style</text:a><text:a xlink:type="simple" xlink:href="https://www.tradingview.com/pine-script-reference/v6/#fun_line.set_width" text:style-name="Internet_20_link" text:visited-style-name="Visited_20_Internet_20_Link">line.set_width</text:a></text:p>
      </text:section>
      <text:section text:style-name="Sect1" text:name="fun_line.set_color">
        <text:h text:style-name="P2" text:outline-level="3">line.set_color()</text:h>
      </text:section>
      <text:section text:style-name="Sect1" text:name="Section516">
        <text:p text:style-name="P6"><text:bookmark text:name="fun_line.set_color"/>Sets the line color</text:p>
        <text:p text:style-name="Text_20_body">Syntax</text:p>
        <text:p text:style-name="P5">line.set_color(id, color) → void</text:p>
        <text:p text:style-name="P3">Arguments</text:p>
        <text:p text:style-name="P3"><text:soft-page-break/>id (series line) Line object.</text:p>
        <text:p text:style-name="P3">color (series color) New line color</text:p>
        <text:p text:style-name="P3">See also</text:p>
        <text:p text:style-name="P3"><text:a xlink:type="simple" xlink:href="https://www.tradingview.com/pine-script-reference/v6/#fun_line.new" text:style-name="Internet_20_link" text:visited-style-name="Visited_20_Internet_20_Link">line.new</text:a></text:p>
      </text:section>
      <text:section text:style-name="Sect1" text:name="fun_line.set_extend">
        <text:h text:style-name="P2" text:outline-level="3">line.set_extend()</text:h>
      </text:section>
      <text:section text:style-name="Sect1" text:name="Section517">
        <text:p text:style-name="P6"><text:bookmark text:name="fun_line.set_extend"/>Sets extending type of this line object. If extend=<text:a xlink:type="simple" xlink:href="https://www.tradingview.com/pine-script-reference/v6/#const_extend.none" text:style-name="Internet_20_link" text:visited-style-name="Visited_20_Internet_20_Link">extend.none</text:a>, draws segment starting at point (x1, y1) and ending at point (x2, y2). If extend is equal to <text:a xlink:type="simple" xlink:href="https://www.tradingview.com/pine-script-reference/v6/#const_extend.right" text:style-name="Internet_20_link" text:visited-style-name="Visited_20_Internet_20_Link">extend.right</text:a> or <text:a xlink:type="simple" xlink:href="https://www.tradingview.com/pine-script-reference/v6/#const_extend.left" text:style-name="Internet_20_link" text:visited-style-name="Visited_20_Internet_20_Link">extend.left</text:a>, draws a ray starting at point (x1, y1) or (x2, y2), respectively. If extend=<text:a xlink:type="simple" xlink:href="https://www.tradingview.com/pine-script-reference/v6/#const_extend.both" text:style-name="Internet_20_link" text:visited-style-name="Visited_20_Internet_20_Link">extend.both</text:a>, draws a straight line that goes through these points.</text:p>
        <text:p text:style-name="Text_20_body">Syntax</text:p>
        <text:p text:style-name="P5">line.set_extend(id, extend) → void</text:p>
        <text:p text:style-name="P3">Arguments</text:p>
        <text:p text:style-name="P3">id (series line) Line object.</text:p>
        <text:p text:style-name="P3">extend (series string) New extending type.</text:p>
        <text:p text:style-name="P3">See also</text:p>
        <text:p text:style-name="P3"><text:a xlink:type="simple" xlink:href="https://www.tradingview.com/pine-script-reference/v6/#const_extend.none" text:style-name="Internet_20_link" text:visited-style-name="Visited_20_Internet_20_Link">extend.none</text:a><text:a xlink:type="simple" xlink:href="https://www.tradingview.com/pine-script-reference/v6/#const_extend.right" text:style-name="Internet_20_link" text:visited-style-name="Visited_20_Internet_20_Link">extend.right</text:a><text:a xlink:type="simple" xlink:href="https://www.tradingview.com/pine-script-reference/v6/#const_extend.left" text:style-name="Internet_20_link" text:visited-style-name="Visited_20_Internet_20_Link">extend.left</text:a><text:a xlink:type="simple" xlink:href="https://www.tradingview.com/pine-script-reference/v6/#const_extend.both" text:style-name="Internet_20_link" text:visited-style-name="Visited_20_Internet_20_Link">extend.both</text:a><text:a xlink:type="simple" xlink:href="https://www.tradingview.com/pine-script-reference/v6/#fun_line.new" text:style-name="Internet_20_link" text:visited-style-name="Visited_20_Internet_20_Link">line.new</text:a></text:p>
      </text:section>
      <text:section text:style-name="Sect1" text:name="fun_line.set_first_point">
        <text:h text:style-name="P2" text:outline-level="3">line.set_first_point()</text:h>
      </text:section>
      <text:section text:style-name="Sect1" text:name="Section518">
        <text:p text:style-name="P6"><text:bookmark text:name="fun_line.set_first_point"/>Sets the first point of the <text:span text:style-name="Source_20_Text">id</text:span> line to <text:span text:style-name="Source_20_Text">point</text:span>.</text:p>
        <text:p text:style-name="Text_20_body">Syntax</text:p>
        <text:p text:style-name="P5">line.set_first_point(id, point) → void</text:p>
        <text:p text:style-name="P3">Arguments</text:p>
        <text:p text:style-name="P3">id (series line) A <text:a xlink:type="simple" xlink:href="https://www.tradingview.com/pine-script-reference/v6/#type_line" text:style-name="Internet_20_link" text:visited-style-name="Visited_20_Internet_20_Link">line</text:a> object.</text:p>
        <text:p text:style-name="P3">point (chart.point) A <text:a xlink:type="simple" xlink:href="https://www.tradingview.com/pine-script-reference/v6/#type_chart.point" text:style-name="Internet_20_link" text:visited-style-name="Visited_20_Internet_20_Link">chart.point</text:a> object.</text:p>
      </text:section>
      <text:section text:style-name="Sect1" text:name="fun_line.set_second_point">
        <text:h text:style-name="P2" text:outline-level="3">line.set_second_point()</text:h>
      </text:section>
      <text:section text:style-name="Sect1" text:name="Section519">
        <text:p text:style-name="P6"><text:bookmark text:name="fun_line.set_second_point"/>Sets the second point of the <text:span text:style-name="Source_20_Text">id</text:span> line to <text:span text:style-name="Source_20_Text">point</text:span>.</text:p>
        <text:p text:style-name="Text_20_body">Syntax</text:p>
        <text:p text:style-name="P5">line.set_second_point(id, point) → void</text:p>
        <text:p text:style-name="P3">Arguments</text:p>
        <text:p text:style-name="P3">id (series line) A <text:a xlink:type="simple" xlink:href="https://www.tradingview.com/pine-script-reference/v6/#type_line" text:style-name="Internet_20_link" text:visited-style-name="Visited_20_Internet_20_Link">line</text:a> object.</text:p>
        <text:p text:style-name="P3">point (chart.point) A <text:a xlink:type="simple" xlink:href="https://www.tradingview.com/pine-script-reference/v6/#type_chart.point" text:style-name="Internet_20_link" text:visited-style-name="Visited_20_Internet_20_Link">chart.point</text:a> object.</text:p>
      </text:section>
      <text:section text:style-name="Sect1" text:name="fun_line.set_style">
        <text:h text:style-name="P2" text:outline-level="3">line.set_style()</text:h>
      </text:section>
      <text:section text:style-name="Sect1" text:name="Section520">
        <text:p text:style-name="P6"><text:bookmark text:name="fun_line.set_style"/>Sets the line style</text:p>
        <text:p text:style-name="Text_20_body">Syntax</text:p>
        <text:p text:style-name="P5">line.set_style(id, style) → void</text:p>
        <text:p text:style-name="P3">Arguments</text:p>
        <text:p text:style-name="P3">id (series line) Line object.</text:p>
        <text:p text:style-name="P3">style (series string) New line style.</text:p>
        <text:p text:style-name="P3">See also</text:p>
        <text:p text:style-name="P3"><text:a xlink:type="simple" xlink:href="https://www.tradingview.com/pine-script-reference/v6/#const_line.style_solid" text:style-name="Internet_20_link" text:visited-style-name="Visited_20_Internet_20_Link">line.style_solid</text:a><text:a xlink:type="simple" xlink:href="https://www.tradingview.com/pine-script-reference/v6/#const_line.style_dotted" text:style-name="Internet_20_link" text:visited-style-name="Visited_20_Internet_20_Link">line.style_dotted</text:a><text:a xlink:type="simple" xlink:href="https://www.tradingview.com/pine-script-reference/v6/#const_line.style_dashed" text:style-name="Internet_20_link" text:visited-style-name="Visited_20_Internet_20_Link">line.style_dashed</text:a><text:a xlink:type="simple" xlink:href="https://www.tradingview.com/pine-script-reference/v6/#const_line.style_arrow_left" text:style-name="Internet_20_link" text:visited-style-name="Visited_20_Internet_20_Link">line.style_arrow_left</text:a><text:a xlink:type="simple" xlink:href="https://www.tradingview.com/pine-script-reference/v6/#const_line.style_arrow_right" text:style-name="Internet_20_link" text:visited-style-name="Visited_20_Internet_20_Link">line.style_arrow_right</text:a><text:a xlink:type="simple" xlink:href="https://www.tradingview.com/pine-script-reference/v6/#const_line.style_arrow_both" text:style-name="Internet_20_link" text:visited-style-name="Visited_20_Internet_20_Link">line.style_arrow_both</text:a><text:a xlink:type="simple" xlink:href="https://www.tradingview.com/pine-script-reference/v6/#fun_line.new" text:style-name="Internet_20_link" text:visited-style-name="Visited_20_Internet_20_Link">line.new</text:a></text:p>
      </text:section>
      <text:section text:style-name="Sect1" text:name="fun_line.set_width">
        <text:h text:style-name="P2" text:outline-level="3">line.set_width()</text:h>
      </text:section>
      <text:section text:style-name="Sect1" text:name="Section521">
        <text:p text:style-name="P6"><text:bookmark text:name="fun_line.set_width"/>Sets the line width.</text:p>
        <text:p text:style-name="Text_20_body">Syntax</text:p>
        <text:p text:style-name="P5">line.set_width(id, width) → void</text:p>
        <text:p text:style-name="P3">Arguments</text:p>
        <text:p text:style-name="P3">id (series line) Line object.</text:p>
        <text:p text:style-name="P3">width (series int) New line width in pixels.</text:p>
        <text:p text:style-name="P3">See also</text:p>
        <text:p text:style-name="P3"><text:a xlink:type="simple" xlink:href="https://www.tradingview.com/pine-script-reference/v6/#fun_line.new" text:style-name="Internet_20_link" text:visited-style-name="Visited_20_Internet_20_Link">line.new</text:a></text:p>
      </text:section>
      <text:section text:style-name="Sect1" text:name="fun_line.set_x1">
        <text:h text:style-name="P2" text:outline-level="3">line.set_x1()</text:h>
      </text:section>
      <text:section text:style-name="Sect1" text:name="Section522">
        <text:p text:style-name="P6"><text:bookmark text:name="fun_line.set_x1"/>Sets bar index or bar time (depending on the xloc) of the first point.</text:p>
        <text:p text:style-name="Text_20_body">Syntax</text:p>
        <text:p text:style-name="P5">line.set_x1(id, x) → void</text:p>
        <text:p text:style-name="P3">Arguments</text:p>
        <text:p text:style-name="P3">id (series line) Line object.</text:p>
        <text:p text:style-name="P3">x (series int) Bar index or bar time. Note that objects positioned using <text:a xlink:type="simple" xlink:href="https://www.tradingview.com/pine-script-reference/v6/#const_xloc.bar_index" text:style-name="Internet_20_link" text:visited-style-name="Visited_20_Internet_20_Link">xloc.bar_index</text:a> cannot be drawn further than 500 bars into the future.</text:p>
        <text:p text:style-name="P3">See also</text:p>
        <text:p text:style-name="P3"><text:a xlink:type="simple" xlink:href="https://www.tradingview.com/pine-script-reference/v6/#fun_line.new" text:style-name="Internet_20_link" text:visited-style-name="Visited_20_Internet_20_Link">line.new</text:a></text:p>
      </text:section>
      <text:section text:style-name="Sect1" text:name="fun_line.set_x2">
        <text:h text:style-name="P2" text:outline-level="3">line.set_x2()</text:h>
      </text:section>
      <text:section text:style-name="Sect1" text:name="Section523">
        <text:p text:style-name="P6"><text:bookmark text:name="fun_line.set_x2"/>Sets bar index or bar time (depending on the xloc) of the second point.</text:p>
        <text:p text:style-name="Text_20_body">Syntax</text:p>
        <text:p text:style-name="P5">line.set_x2(id, x) → void</text:p>
        <text:p text:style-name="P3">Arguments</text:p>
        <text:p text:style-name="P3">id (series line) Line object.</text:p>
        <text:p text:style-name="P3">x (series int) Bar index or bar time. Note that objects positioned using <text:a xlink:type="simple" xlink:href="https://www.tradingview.com/pine-script-reference/v6/#const_xloc.bar_index" text:style-name="Internet_20_link" text:visited-style-name="Visited_20_Internet_20_Link">xloc.bar_index</text:a> cannot be drawn further than 500 bars into the future.</text:p>
        <text:p text:style-name="P3">See also</text:p>
        <text:p text:style-name="P3"><text:a xlink:type="simple" xlink:href="https://www.tradingview.com/pine-script-reference/v6/#fun_line.new" text:style-name="Internet_20_link" text:visited-style-name="Visited_20_Internet_20_Link">line.new</text:a></text:p>
      </text:section>
      <text:section text:style-name="Sect1" text:name="fun_line.set_xloc">
        <text:h text:style-name="P2" text:outline-level="3">line.set_xloc()</text:h>
      </text:section>
      <text:section text:style-name="Sect1" text:name="Section524">
        <text:p text:style-name="P6"><text:bookmark text:name="fun_line.set_xloc"/>Sets x-location and new bar index/time values.</text:p>
        <text:p text:style-name="Text_20_body"><text:soft-page-break/>Syntax</text:p>
        <text:p text:style-name="P5">line.set_xloc(id, x1, x2, xloc) → void</text:p>
        <text:p text:style-name="P3">Arguments</text:p>
        <text:p text:style-name="P3">id (series line) Line object.</text:p>
        <text:p text:style-name="P3">x1 (series int) Bar index or bar time of the first point.</text:p>
        <text:p text:style-name="P3">x2 (series int) Bar index or bar time of the second point.</text:p>
        <text:p text:style-name="P3">xloc (series string) New x-location value.</text:p>
        <text:p text:style-name="P3">See also</text:p>
        <text:p text:style-name="P3"><text:a xlink:type="simple" xlink:href="https://www.tradingview.com/pine-script-reference/v6/#const_xloc.bar_index" text:style-name="Internet_20_link" text:visited-style-name="Visited_20_Internet_20_Link">xloc.bar_index</text:a><text:a xlink:type="simple" xlink:href="https://www.tradingview.com/pine-script-reference/v6/#const_xloc.bar_time" text:style-name="Internet_20_link" text:visited-style-name="Visited_20_Internet_20_Link">xloc.bar_time</text:a><text:a xlink:type="simple" xlink:href="https://www.tradingview.com/pine-script-reference/v6/#fun_line.new" text:style-name="Internet_20_link" text:visited-style-name="Visited_20_Internet_20_Link">line.new</text:a></text:p>
      </text:section>
      <text:section text:style-name="Sect1" text:name="fun_line.set_xy1">
        <text:h text:style-name="P2" text:outline-level="3">line.set_xy1()</text:h>
      </text:section>
      <text:section text:style-name="Sect1" text:name="Section525">
        <text:p text:style-name="P6"><text:bookmark text:name="fun_line.set_xy1"/>Sets bar index/time and price of the first point.</text:p>
        <text:p text:style-name="Text_20_body">Syntax</text:p>
        <text:p text:style-name="P5">line.set_xy1(id, x, y) → void</text:p>
        <text:p text:style-name="P3">Arguments</text:p>
        <text:p text:style-name="P3">id (series line) Line object.</text:p>
        <text:p text:style-name="P3">x (series int) Bar index or bar time. Note that objects positioned using <text:a xlink:type="simple" xlink:href="https://www.tradingview.com/pine-script-reference/v6/#const_xloc.bar_index" text:style-name="Internet_20_link" text:visited-style-name="Visited_20_Internet_20_Link">xloc.bar_index</text:a> cannot be drawn further than 500 bars into the future.</text:p>
        <text:p text:style-name="P3">y (series int/float) Price.</text:p>
        <text:p text:style-name="P3">See also</text:p>
        <text:p text:style-name="P3"><text:a xlink:type="simple" xlink:href="https://www.tradingview.com/pine-script-reference/v6/#fun_line.new" text:style-name="Internet_20_link" text:visited-style-name="Visited_20_Internet_20_Link">line.new</text:a></text:p>
      </text:section>
      <text:section text:style-name="Sect1" text:name="fun_line.set_xy2">
        <text:h text:style-name="P2" text:outline-level="3">line.set_xy2()</text:h>
      </text:section>
      <text:section text:style-name="Sect1" text:name="Section526">
        <text:p text:style-name="P6"><text:bookmark text:name="fun_line.set_xy2"/>Sets bar index/time and price of the second point</text:p>
        <text:p text:style-name="Text_20_body">Syntax</text:p>
        <text:p text:style-name="P5">line.set_xy2(id, x, y) → void</text:p>
        <text:p text:style-name="P3">Arguments</text:p>
        <text:p text:style-name="P3">id (series line) Line object.</text:p>
        <text:p text:style-name="P3">x (series int) Bar index or bar time.</text:p>
        <text:p text:style-name="P3">y (series int/float) Price.</text:p>
        <text:p text:style-name="P3">See also</text:p>
        <text:p text:style-name="P3"><text:a xlink:type="simple" xlink:href="https://www.tradingview.com/pine-script-reference/v6/#fun_line.new" text:style-name="Internet_20_link" text:visited-style-name="Visited_20_Internet_20_Link">line.new</text:a></text:p>
      </text:section>
      <text:section text:style-name="Sect1" text:name="fun_line.set_y1">
        <text:h text:style-name="P2" text:outline-level="3">line.set_y1()</text:h>
      </text:section>
      <text:section text:style-name="Sect1" text:name="Section527">
        <text:p text:style-name="P6"><text:bookmark text:name="fun_line.set_y1"/>Sets price of the first point</text:p>
        <text:p text:style-name="Text_20_body">Syntax</text:p>
        <text:p text:style-name="P5">line.set_y1(id, y) → void</text:p>
        <text:p text:style-name="P3">Arguments</text:p>
        <text:p text:style-name="P3">id (series line) Line object.</text:p>
        <text:p text:style-name="P3">y (series int/float) Price.</text:p>
        <text:p text:style-name="P3">See also</text:p>
        <text:p text:style-name="P3"><text:a xlink:type="simple" xlink:href="https://www.tradingview.com/pine-script-reference/v6/#fun_line.new" text:style-name="Internet_20_link" text:visited-style-name="Visited_20_Internet_20_Link">line.new</text:a></text:p>
      </text:section>
      <text:section text:style-name="Sect1" text:name="fun_line.set_y2">
        <text:h text:style-name="P2" text:outline-level="3">line.set_y2()</text:h>
      </text:section>
      <text:section text:style-name="Sect1" text:name="Section528">
        <text:p text:style-name="P6"><text:bookmark text:name="fun_line.set_y2"/>Sets price of the second point.</text:p>
        <text:p text:style-name="Text_20_body">Syntax</text:p>
        <text:p text:style-name="P5">line.set_y2(id, y) → void</text:p>
        <text:p text:style-name="P3">Arguments</text:p>
        <text:p text:style-name="P3">id (series line) Line object.</text:p>
        <text:p text:style-name="P3">y (series int/float) Price.</text:p>
        <text:p text:style-name="P3">See also</text:p>
        <text:p text:style-name="P3"><text:a xlink:type="simple" xlink:href="https://www.tradingview.com/pine-script-reference/v6/#fun_line.new" text:style-name="Internet_20_link" text:visited-style-name="Visited_20_Internet_20_Link">line.new</text:a></text:p>
      </text:section>
      <text:section text:style-name="Sect1" text:name="fun_linefill">
        <text:h text:style-name="P2" text:outline-level="3">linefill()</text:h>
      </text:section>
      <text:section text:style-name="Sect1" text:name="Section529">
        <text:p text:style-name="P6"><text:bookmark text:name="fun_linefill"/>Casts na to linefill.</text:p>
        <text:p text:style-name="Text_20_body">Syntax</text:p>
        <text:p text:style-name="P5">linefill(x) → series linefill</text:p>
        <text:p text:style-name="P3">Arguments</text:p>
        <text:p text:style-name="P3">x (series linefill) The value to convert to the specified type, usually <text:a xlink:type="simple" xlink:href="https://www.tradingview.com/pine-script-reference/v6/#var_na" text:style-name="Internet_20_link" text:visited-style-name="Visited_20_Internet_20_Link">na</text:a>.</text:p>
        <text:p text:style-name="P3">Returns</text:p>
        <text:p text:style-name="P3">The value of the argument after casting to linefill.</text:p>
        <text:p text:style-name="P3">See also</text:p>
        <text:p text:style-name="P3"><text:a xlink:type="simple" xlink:href="https://www.tradingview.com/pine-script-reference/v6/#fun_float" text:style-name="Internet_20_link" text:visited-style-name="Visited_20_Internet_20_Link">float</text:a><text:a xlink:type="simple" xlink:href="https://www.tradingview.com/pine-script-reference/v6/#fun_int" text:style-name="Internet_20_link" text:visited-style-name="Visited_20_Internet_20_Link">int</text:a><text:a xlink:type="simple" xlink:href="https://www.tradingview.com/pine-script-reference/v6/#fun_bool" text:style-name="Internet_20_link" text:visited-style-name="Visited_20_Internet_20_Link">bool</text:a><text:a xlink:type="simple" xlink:href="https://www.tradingview.com/pine-script-reference/v6/#fun_color" text:style-name="Internet_20_link" text:visited-style-name="Visited_20_Internet_20_Link">color</text:a><text:a xlink:type="simple" xlink:href="https://www.tradingview.com/pine-script-reference/v6/#fun_string" text:style-name="Internet_20_link" text:visited-style-name="Visited_20_Internet_20_Link">string</text:a><text:a xlink:type="simple" xlink:href="https://www.tradingview.com/pine-script-reference/v6/#fun_line" text:style-name="Internet_20_link" text:visited-style-name="Visited_20_Internet_20_Link">line</text:a><text:a xlink:type="simple" xlink:href="https://www.tradingview.com/pine-script-reference/v6/#fun_label" text:style-name="Internet_20_link" text:visited-style-name="Visited_20_Internet_20_Link">label</text:a></text:p>
      </text:section>
      <text:section text:style-name="Sect1" text:name="fun_linefill.delete">
        <text:h text:style-name="P2" text:outline-level="3">linefill.delete()</text:h>
      </text:section>
      <text:section text:style-name="Sect1" text:name="Section530">
        <text:p text:style-name="P6"><text:bookmark text:name="fun_linefill.delete"/>Deletes the specified linefill object. If it has already been deleted, does nothing.</text:p>
        <text:p text:style-name="Text_20_body">Syntax</text:p>
        <text:p text:style-name="P5">linefill.delete(id) → void</text:p>
        <text:p text:style-name="P3">Arguments</text:p>
        <text:p text:style-name="P3">id (series linefill) A linefill object.</text:p>
      </text:section>
      <text:section text:style-name="Sect1" text:name="fun_linefill.get_line1">
        <text:h text:style-name="P2" text:outline-level="3">linefill.get_line1()</text:h>
      </text:section>
      <text:section text:style-name="Sect1" text:name="Section531">
        <text:p text:style-name="P6"><text:bookmark text:name="fun_linefill.get_line1"/>Returns the ID of the first line used in the <text:span text:style-name="Source_20_Text">id</text:span> linefill.</text:p>
        <text:p text:style-name="Text_20_body">Syntax</text:p>
        <text:p text:style-name="P5">linefill.get_line1(id) → series line</text:p>
        <text:p text:style-name="P3"><text:soft-page-break/>Arguments</text:p>
        <text:p text:style-name="P3">id (series linefill) A linefill object.</text:p>
      </text:section>
      <text:section text:style-name="Sect1" text:name="fun_linefill.get_line2">
        <text:h text:style-name="P2" text:outline-level="3">linefill.get_line2()</text:h>
      </text:section>
      <text:section text:style-name="Sect1" text:name="Section532">
        <text:p text:style-name="P6"><text:bookmark text:name="fun_linefill.get_line2"/>Returns the ID of the second line used in the <text:span text:style-name="Source_20_Text">id</text:span> linefill.</text:p>
        <text:p text:style-name="Text_20_body">Syntax</text:p>
        <text:p text:style-name="P5">linefill.get_line2(id) → series line</text:p>
        <text:p text:style-name="P3">Arguments</text:p>
        <text:p text:style-name="P3">id (series linefill) A linefill object.</text:p>
      </text:section>
      <text:section text:style-name="Sect1" text:name="fun_linefill.new">
        <text:h text:style-name="P2" text:outline-level="3">linefill.new()</text:h>
      </text:section>
      <text:section text:style-name="Sect1" text:name="Section533">
        <text:p text:style-name="P6"><text:bookmark text:name="fun_linefill.new"/>Creates a new linefill object and displays it on the chart, filling the space between <text:span text:style-name="Source_20_Text">line1</text:span> and <text:span text:style-name="Source_20_Text">line2</text:span> with the color specified in <text:span text:style-name="Source_20_Text">color</text:span>.</text:p>
        <text:p text:style-name="Text_20_body">Syntax</text:p>
        <text:p text:style-name="P5">linefill.new(line1, line2, color) → series linefill</text:p>
        <text:p text:style-name="P3">Arguments</text:p>
        <text:p text:style-name="P3">line1 (series line) First line object.</text:p>
        <text:p text:style-name="P3">line2 (series line) Second line object.</text:p>
        <text:p text:style-name="P3">color (series color) The color used to fill the space between the lines.</text:p>
        <text:p text:style-name="P3">Returns</text:p>
        <text:p text:style-name="P3">The ID of a linefill object that can be passed to other linefill.*() functions.</text:p>
        <text:p text:style-name="P3">Remarks</text:p>
        <text:p text:style-name="P3">If any line of the two is deleted, the linefill object is also deleted. If the lines are moved (e.g. via <text:a xlink:type="simple" xlink:href="https://www.tradingview.com/pine-script-reference/v6/#fun_line.set_xy" text:style-name="Internet_20_link" text:visited-style-name="Visited_20_Internet_20_Link">line.set_xy</text:a> functions), the linefill object is also moved.</text:p>
        <text:p text:style-name="P3">If both lines are extended in the same direction relative to the lines themselves (e.g. both have <text:a xlink:type="simple" xlink:href="https://www.tradingview.com/pine-script-reference/v6/#const_extend.right" text:style-name="Internet_20_link" text:visited-style-name="Visited_20_Internet_20_Link">extend.right</text:a> as the value of their <text:span text:style-name="Source_20_Text">extend=</text:span> parameter), the space between line extensions will also be filled.</text:p>
      </text:section>
      <text:section text:style-name="Sect1" text:name="fun_linefill.set_color">
        <text:h text:style-name="P2" text:outline-level="3">linefill.set_color()</text:h>
      </text:section>
      <text:section text:style-name="Sect1" text:name="Section534">
        <text:p text:style-name="P6"><text:bookmark text:name="fun_linefill.set_color"/>The function sets the color of the linefill object passed to it.</text:p>
        <text:p text:style-name="Text_20_body">Syntax</text:p>
        <text:p text:style-name="P5">linefill.set_color(id, color) → void</text:p>
        <text:p text:style-name="P3">Arguments</text:p>
        <text:p text:style-name="P3">id (series linefill) A linefill object.</text:p>
        <text:p text:style-name="P3">color (series color) The color of the linefill object.</text:p>
      </text:section>
      <text:section text:style-name="Sect1" text:name="fun_log.error">
        <text:h text:style-name="P2" text:outline-level="3">log.error()</text:h>
        <text:p text:style-name="P3">2 overloads</text:p>
      </text:section>
      <text:p text:style-name="P3">Converts the formatting string and value(s) into a formatted string, and sends the result to the "Pine logs" menu tagged with the "error" debug level.</text:p>
      <text:p text:style-name="P3">The formatting string can contain literal text and one placeholder in curly braces {} for each value to be formatted. Each placeholder consists of the index of the required argument (beginning at 0) that will replace it, and an optional format specifier. The index represents the position of that argument in the function's argument list.</text:p>
      <text:p text:style-name="Text_20_body">Syntax &amp; Overloads</text:p>
      <text:p text:style-name="P5"><text:a xlink:type="simple" xlink:href="https://www.tradingview.com/pine-script-reference/v6/#fun_log.error-0" text:style-name="Internet_20_link" text:visited-style-name="Visited_20_Internet_20_Link">log.error(message) → void</text:a></text:p>
      <text:p text:style-name="P5"><text:a xlink:type="simple" xlink:href="https://www.tradingview.com/pine-script-reference/v6/#fun_log.error-1" text:style-name="Internet_20_link" text:visited-style-name="Visited_20_Internet_20_Link">log.error(formatString, arg0, arg1, ...) → void</text:a></text:p>
      <text:p text:style-name="P3">Arguments</text:p>
      <text:p text:style-name="P3">message (series string) Log message.</text:p>
      <text:p text:style-name="P3">Example</text:p>
      <text:section text:style-name="Sect1" text:name="Section535">
        <text:p text:style-name="P4"><text:bookmark text:name="fun_log.error"/><text:span text:style-name="Source_20_Text">//@version=6</text:span></text:p>
        <text:p text:style-name="Preformatted_20_Text"><text:span text:style-name="Source_20_Text">strategy("My strategy", overlay = true, process_orders_on_close = true)</text:span></text:p>
        <text:p text:style-name="Preformatted_20_Text"><text:span text:style-name="Source_20_Text">bracketTickSizeInput = input.int(1000, "Stoploss/Take-Profit distance (in ticks)")</text:span></text:p>
        <text:p text:style-name="Preformatted_20_Text"><text:span text:style-name="Source_20_Text">longCondition = ta.crossover(ta.sma(close, 14), ta.sma(close, 28))</text:span></text:p>
        <text:p text:style-name="Preformatted_20_Text"><text:span text:style-name="Source_20_Text">if (longCondition)</text:span></text:p>
        <text:p text:style-name="Preformatted_20_Text"><text:span text:style-name="Source_20_Text">    limitLevel = close * 1.01</text:span></text:p>
        <text:p text:style-name="Preformatted_20_Text"><text:span text:style-name="Source_20_Text">    log.info("Long limit order has been placed at {0}", limitLevel)</text:span></text:p>
        <text:p text:style-name="Preformatted_20_Text"><text:span text:style-name="Source_20_Text">    strategy.order("My Long Entry Id", strategy.long, limit = limitLevel)</text:span></text:p>
        <text:p text:style-name="Preformatted_20_Text"><text:span text:style-name="Source_20_Text">    log.info("Exit orders have been placed: Take-profit at {0}, Stop-loss at {1}", close, limitLevel)</text:span></text:p>
        <text:p text:style-name="Preformatted_20_Text"><text:span text:style-name="Source_20_Text">    strategy.exit("Exit", "My Long Entry Id", profit = bracketTickSizeInput, loss = bracketTickSizeInput)</text:span></text:p>
        <text:p text:style-name="Preformatted_20_Text"><text:span text:style-name="Source_20_Text">if strategy.opentrades &gt; 10</text:span></text:p>
        <text:p text:style-name="Preformatted_20_Text"><text:span text:style-name="Source_20_Text">    log.warning("{0} positions opened in the same direction in a row. Try adjusting `bracketTickSizeInput`", strategy.opentrades)</text:span></text:p>
        <text:p text:style-name="Preformatted_20_Text"><text:span text:style-name="Source_20_Text">last10Perc = strategy.initial_capital / 10 &gt; strategy.equity</text:span></text:p>
        <text:p text:style-name="Preformatted_20_Text"><text:span text:style-name="Source_20_Text">if (last10Perc and not last10Perc[1])</text:span></text:p>
        <text:p text:style-name="P5"><text:span text:style-name="Source_20_Text">    log.error("The strategy has lost 90% of the initial capital!")</text:span></text:p>
        <text:p text:style-name="P3">Returns</text:p>
        <text:p text:style-name="P3">The formatted string.</text:p>
        <text:p text:style-name="P3">Remarks</text:p>
        <text:p text:style-name="P3">Any curly braces within an unquoted pattern must be balanced. For example, "ab {0} de" and "ab '}' de" are valid patterns, but "ab {0'}' de", "ab } de" and "''{''" are not.</text:p>
        <text:p text:style-name="P3">The function can apply additional formatting to some values inside of the <text:span text:style-name="Source_20_Text">{}</text:span>. The list of additional formatting options can be found in the EXAMPLE section of the <text:a xlink:type="simple" xlink:href="https://www.tradingview.com/pine-script-reference/v6/#fun_str.format" text:style-name="Internet_20_link" text:visited-style-name="Visited_20_Internet_20_Link">str.format</text:a> article.</text:p>
        <text:p text:style-name="P3">The string used as the <text:span text:style-name="Source_20_Text">formatString</text:span> argument can contain single quote characters ('). However, one must pair all single quotes in that string to avoid unexpected formatting results.</text:p>
        <text:p text:style-name="P3">The "Pine logs..." button is accessible from the "More" dropdown in the Pine Editor and from the "More" dropdown in the status line of any script that uses <text:span text:style-name="Source_20_Text">log.*()</text:span> functions.</text:p>
      </text:section>
      <text:section text:style-name="Sect1" text:name="fun_log.info">
        <text:h text:style-name="P2" text:outline-level="3">log.info()</text:h>
        <text:p text:style-name="P3">2 overloads</text:p>
      </text:section>
      <text:p text:style-name="P3">Converts the formatting string and value(s) into a formatted string, and sends the result to the "Pine logs" menu tagged with the "info" debug level.</text:p>
      <text:p text:style-name="P3">The formatting string can contain literal text and one placeholder in curly braces {} for each value to be formatted. Each placeholder consists of the index of the required argument (beginning at 0) that will replace it, and an optional format specifier. The index represents the position of that argument in the function's argument list.</text:p>
      <text:p text:style-name="Text_20_body">Syntax &amp; Overloads</text:p>
      <text:p text:style-name="P5"><text:a xlink:type="simple" xlink:href="https://www.tradingview.com/pine-script-reference/v6/#fun_log.info-0" text:style-name="Internet_20_link" text:visited-style-name="Visited_20_Internet_20_Link">log.info(message) → void</text:a></text:p>
      <text:p text:style-name="P5"><text:a xlink:type="simple" xlink:href="https://www.tradingview.com/pine-script-reference/v6/#fun_log.info-1" text:style-name="Internet_20_link" text:visited-style-name="Visited_20_Internet_20_Link">log.info(formatString, arg0, arg1, ...) → void</text:a></text:p>
      <text:p text:style-name="P3">Arguments</text:p>
      <text:p text:style-name="P3">message (series string) Log message.</text:p>
      <text:p text:style-name="P3">Example</text:p>
      <text:section text:style-name="Sect1" text:name="Section536">
        <text:p text:style-name="P4"><text:bookmark text:name="fun_log.info"/><text:span text:style-name="Source_20_Text">//@version=6</text:span></text:p>
        <text:p text:style-name="Preformatted_20_Text"><text:soft-page-break/><text:span text:style-name="Source_20_Text">strategy("My strategy", overlay = true, process_orders_on_close = true)</text:span></text:p>
        <text:p text:style-name="Preformatted_20_Text"><text:span text:style-name="Source_20_Text">bracketTickSizeInput = input.int(1000, "Stoploss/Take-Profit distance (in ticks)")</text:span></text:p>
        <text:p text:style-name="Preformatted_20_Text"><text:span text:style-name="Source_20_Text">longCondition = ta.crossover(ta.sma(close, 14), ta.sma(close, 28))</text:span></text:p>
        <text:p text:style-name="Preformatted_20_Text"><text:span text:style-name="Source_20_Text">if (longCondition)</text:span></text:p>
        <text:p text:style-name="Preformatted_20_Text"><text:span text:style-name="Source_20_Text">    limitLevel = close * 1.01</text:span></text:p>
        <text:p text:style-name="Preformatted_20_Text"><text:span text:style-name="Source_20_Text">    log.info("Long limit order has been placed at {0}", limitLevel)</text:span></text:p>
        <text:p text:style-name="Preformatted_20_Text"><text:span text:style-name="Source_20_Text">    strategy.order("My Long Entry Id", strategy.long, limit = limitLevel)</text:span></text:p>
        <text:p text:style-name="Preformatted_20_Text"><text:span text:style-name="Source_20_Text">    log.info("Exit orders have been placed: Take-profit at {0}, Stop-loss at {1}", close, limitLevel)</text:span></text:p>
        <text:p text:style-name="Preformatted_20_Text"><text:span text:style-name="Source_20_Text">    strategy.exit("Exit", "My Long Entry Id", profit = bracketTickSizeInput, loss = bracketTickSizeInput)</text:span></text:p>
        <text:p text:style-name="Preformatted_20_Text"><text:span text:style-name="Source_20_Text">if strategy.opentrades &gt; 10</text:span></text:p>
        <text:p text:style-name="Preformatted_20_Text"><text:span text:style-name="Source_20_Text">    log.warning("{0} positions opened in the same direction in a row. Try adjusting `bracketTickSizeInput`", strategy.opentrades)</text:span></text:p>
        <text:p text:style-name="Preformatted_20_Text"><text:span text:style-name="Source_20_Text">last10Perc = strategy.initial_capital / 10 &gt; strategy.equity</text:span></text:p>
        <text:p text:style-name="Preformatted_20_Text"><text:span text:style-name="Source_20_Text">if (last10Perc and not last10Perc[1])</text:span></text:p>
        <text:p text:style-name="P5"><text:span text:style-name="Source_20_Text">    log.error("The strategy has lost 90% of the initial capital!")</text:span></text:p>
        <text:p text:style-name="P3">Returns</text:p>
        <text:p text:style-name="P3">The formatted string.</text:p>
        <text:p text:style-name="P3">Remarks</text:p>
        <text:p text:style-name="P3">Any curly braces within an unquoted pattern must be balanced. For example, "ab {0} de" and "ab '}' de" are valid patterns, but "ab {0'}' de", "ab } de" and "''{''" are not.</text:p>
        <text:p text:style-name="P3">The function can apply additional formatting to some values inside of the <text:span text:style-name="Source_20_Text">{}</text:span>. The list of additional formatting options can be found in the EXAMPLE section of the <text:a xlink:type="simple" xlink:href="https://www.tradingview.com/pine-script-reference/v6/#fun_str.format" text:style-name="Internet_20_link" text:visited-style-name="Visited_20_Internet_20_Link">str.format</text:a> article.</text:p>
        <text:p text:style-name="P3">The string used as the <text:span text:style-name="Source_20_Text">formatString</text:span> argument can contain single quote characters ('). However, one must pair all single quotes in that string to avoid unexpected formatting results.</text:p>
        <text:p text:style-name="P3">The "Pine logs..." button is accessible from the "More" dropdown in the Pine Editor and from the "More" dropdown in the status line of any script that uses <text:span text:style-name="Source_20_Text">log.*()</text:span> functions.</text:p>
      </text:section>
      <text:section text:style-name="Sect1" text:name="fun_log.warning">
        <text:h text:style-name="P2" text:outline-level="3">log.warning()</text:h>
        <text:p text:style-name="P3">2 overloads</text:p>
      </text:section>
      <text:p text:style-name="P3">Converts the formatting string and value(s) into a formatted string, and sends the result to the "Pine logs" menu tagged with the "warning" debug level.</text:p>
      <text:p text:style-name="P3">The formatting string can contain literal text and one placeholder in curly braces {} for each value to be formatted. Each placeholder consists of the index of the required argument (beginning at 0) that will replace it, and an optional format specifier. The index represents the position of that argument in the function's argument list.</text:p>
      <text:p text:style-name="Text_20_body">Syntax &amp; Overloads</text:p>
      <text:p text:style-name="P5"><text:a xlink:type="simple" xlink:href="https://www.tradingview.com/pine-script-reference/v6/#fun_log.warning-0" text:style-name="Internet_20_link" text:visited-style-name="Visited_20_Internet_20_Link">log.warning(message) → void</text:a></text:p>
      <text:p text:style-name="P5"><text:a xlink:type="simple" xlink:href="https://www.tradingview.com/pine-script-reference/v6/#fun_log.warning-1" text:style-name="Internet_20_link" text:visited-style-name="Visited_20_Internet_20_Link">log.warning(formatString, arg0, arg1, ...) → void</text:a></text:p>
      <text:p text:style-name="P3">Arguments</text:p>
      <text:p text:style-name="P3">message (series string) Log message.</text:p>
      <text:p text:style-name="P3">Example</text:p>
      <text:section text:style-name="Sect1" text:name="Section537">
        <text:p text:style-name="P4"><text:bookmark text:name="fun_log.warning"/><text:span text:style-name="Source_20_Text">//@version=6</text:span></text:p>
        <text:p text:style-name="Preformatted_20_Text"><text:span text:style-name="Source_20_Text">strategy("My strategy", overlay = true, process_orders_on_close = true)</text:span></text:p>
        <text:p text:style-name="Preformatted_20_Text"><text:span text:style-name="Source_20_Text">bracketTickSizeInput = input.int(1000, "Stoploss/Take-Profit distance (in ticks)")</text:span></text:p>
        <text:p text:style-name="Preformatted_20_Text"><text:span text:style-name="Source_20_Text">longCondition = ta.crossover(ta.sma(close, 14), ta.sma(close, 28))</text:span></text:p>
        <text:p text:style-name="Preformatted_20_Text"><text:span text:style-name="Source_20_Text">if (longCondition)</text:span></text:p>
        <text:p text:style-name="Preformatted_20_Text"><text:span text:style-name="Source_20_Text">    limitLevel = close * 1.01</text:span></text:p>
        <text:p text:style-name="Preformatted_20_Text"><text:span text:style-name="Source_20_Text">    log.info("Long limit order has been placed at {0}", limitLevel)</text:span></text:p>
        <text:p text:style-name="Preformatted_20_Text"><text:span text:style-name="Source_20_Text">    strategy.order("My Long Entry Id", strategy.long, limit = limitLevel)</text:span></text:p>
        <text:p text:style-name="Preformatted_20_Text"><text:span text:style-name="Source_20_Text">    log.info("Exit orders have been placed: Take-profit at {0}, Stop-loss at {1}", close, limitLevel)</text:span></text:p>
        <text:p text:style-name="Preformatted_20_Text"><text:span text:style-name="Source_20_Text">    strategy.exit("Exit", "My Long Entry Id", profit = bracketTickSizeInput, loss = bracketTickSizeInput)</text:span></text:p>
        <text:p text:style-name="Preformatted_20_Text"><text:span text:style-name="Source_20_Text">if strategy.opentrades &gt; 10</text:span></text:p>
        <text:p text:style-name="Preformatted_20_Text"><text:span text:style-name="Source_20_Text">    log.warning("{0} positions opened in the same direction in a row. Try adjusting `bracketTickSizeInput`", strategy.opentrades)</text:span></text:p>
        <text:p text:style-name="Preformatted_20_Text"><text:span text:style-name="Source_20_Text">last10Perc = strategy.initial_capital / 10 &gt; strategy.equity</text:span></text:p>
        <text:p text:style-name="Preformatted_20_Text"><text:span text:style-name="Source_20_Text">if (last10Perc and not last10Perc[1])</text:span></text:p>
        <text:p text:style-name="P5"><text:span text:style-name="Source_20_Text">    log.error("The strategy has lost 90% of the initial capital!")</text:span></text:p>
        <text:p text:style-name="P3">Returns</text:p>
        <text:p text:style-name="P3">The formatted string.</text:p>
        <text:p text:style-name="P3">Remarks</text:p>
        <text:p text:style-name="P3">Any curly braces within an unquoted pattern must be balanced. For example, "ab {0} de" and "ab '}' de" are valid patterns, but "ab {0'}' de", "ab } de" and "''{''" are not.</text:p>
        <text:p text:style-name="P3">The function can apply additional formatting to some values inside of the <text:span text:style-name="Source_20_Text">{}</text:span>. The list of additional formatting options can be found in the EXAMPLE section of the <text:a xlink:type="simple" xlink:href="https://www.tradingview.com/pine-script-reference/v6/#fun_str.format" text:style-name="Internet_20_link" text:visited-style-name="Visited_20_Internet_20_Link">str.format</text:a> article.</text:p>
        <text:p text:style-name="P3">The string used as the <text:span text:style-name="Source_20_Text">formatString</text:span> argument can contain single quote characters ('). However, one must pair all single quotes in that string to avoid unexpected formatting results.</text:p>
        <text:p text:style-name="P3">The "Pine logs..." button is accessible from the "More" dropdown in the Pine Editor and from the "More" dropdown in the status line of any script that uses <text:span text:style-name="Source_20_Text">log.*()</text:span> functions.</text:p>
      </text:section>
      <text:section text:style-name="Sect1" text:name="fun_map.clear">
        <text:h text:style-name="P2" text:outline-level="3">map.clear()</text:h>
      </text:section>
      <text:p text:style-name="P3">Clears the map, removing all key-value pairs from it.</text:p>
      <text:p text:style-name="Text_20_body">Syntax</text:p>
      <text:p text:style-name="P5">map.clear(id) → void</text:p>
      <text:p text:style-name="P3">Arguments</text:p>
      <text:p text:style-name="P3">id (any map type) A map object.</text:p>
      <text:p text:style-name="P3">Example</text:p>
      <text:section text:style-name="Sect1" text:name="Section538">
        <text:p text:style-name="P4"><text:bookmark text:name="fun_map.clear"/><text:span text:style-name="Source_20_Text">//@version=6</text:span></text:p>
        <text:p text:style-name="Preformatted_20_Text"><text:span text:style-name="Source_20_Text">indicator("map.clear example")</text:span></text:p>
        <text:p text:style-name="Preformatted_20_Text"><text:span text:style-name="Source_20_Text">oddMap = map.new&lt;int, bool&gt;()</text:span></text:p>
        <text:p text:style-name="Preformatted_20_Text"><text:span text:style-name="Source_20_Text">oddMap.put(1, true)</text:span></text:p>
        <text:p text:style-name="Preformatted_20_Text"><text:span text:style-name="Source_20_Text">oddMap.put(2, false)</text:span></text:p>
        <text:p text:style-name="Preformatted_20_Text"><text:span text:style-name="Source_20_Text">oddMap.put(3, true)</text:span></text:p>
        <text:p text:style-name="Preformatted_20_Text"><text:span text:style-name="Source_20_Text">map.clear(oddMap)</text:span></text:p>
        <text:p text:style-name="P5"><text:span text:style-name="Source_20_Text">plot(oddMap.size())</text:span></text:p>
        <text:p text:style-name="P3">See also</text:p>
        <text:p text:style-name="P3"><text:a xlink:type="simple" xlink:href="https://www.tradingview.com/pine-script-reference/v6/#fun_map.new%3Ctype,type%3E" text:style-name="Internet_20_link" text:visited-style-name="Visited_20_Internet_20_Link">map.new&lt;type,type&gt;</text:a><text:a xlink:type="simple" xlink:href="https://www.tradingview.com/pine-script-reference/v6/#fun_map.put_all" text:style-name="Internet_20_link" text:visited-style-name="Visited_20_Internet_20_Link">map.put_all</text:a><text:a xlink:type="simple" xlink:href="https://www.tradingview.com/pine-script-reference/v6/#fun_map.keys" text:style-name="Internet_20_link" text:visited-style-name="Visited_20_Internet_20_Link">map.keys</text:a><text:a xlink:type="simple" xlink:href="https://www.tradingview.com/pine-script-reference/v6/#fun_map.values" text:style-name="Internet_20_link" text:visited-style-name="Visited_20_Internet_20_Link">map.values</text:a><text:a xlink:type="simple" xlink:href="https://www.tradingview.com/pine-script-reference/v6/#fun_map.remove" text:style-name="Internet_20_link" text:visited-style-name="Visited_20_Internet_20_Link">map.remove</text:a></text:p>
      </text:section>
      <text:section text:style-name="Sect1" text:name="fun_map.contains">
        <text:h text:style-name="P2" text:outline-level="3">map.contains()</text:h>
      </text:section>
      <text:p text:style-name="P3">Returns <text:a xlink:type="simple" xlink:href="https://www.tradingview.com/pine-script-reference/v6/#const_true" text:style-name="Internet_20_link" text:visited-style-name="Visited_20_Internet_20_Link">true</text:a> if the <text:span text:style-name="Source_20_Text">key</text:span> was found in the <text:span text:style-name="Source_20_Text">id</text:span> map, <text:a xlink:type="simple" xlink:href="https://www.tradingview.com/pine-script-reference/v6/#const_false" text:style-name="Internet_20_link" text:visited-style-name="Visited_20_Internet_20_Link">false</text:a> otherwise.</text:p>
      <text:p text:style-name="Text_20_body">Syntax</text:p>
      <text:p text:style-name="P5">map.contains(id, key) → series bool</text:p>
      <text:p text:style-name="P3">Arguments</text:p>
      <text:p text:style-name="P3">id (any map type) A map object.</text:p>
      <text:p text:style-name="P3">key (series &lt;type of the map's elements&gt;) The key to search in the map.</text:p>
      <text:p text:style-name="P3">Example</text:p>
      <text:section text:style-name="Sect1" text:name="Section539">
        <text:p text:style-name="P4"><text:bookmark text:name="fun_map.contains"/><text:span text:style-name="Source_20_Text">//@version=6</text:span></text:p>
        <text:p text:style-name="Preformatted_20_Text"><text:span text:style-name="Source_20_Text">indicator("map.includes example")</text:span></text:p>
        <text:p text:style-name="Preformatted_20_Text"><text:soft-page-break/><text:span text:style-name="Source_20_Text">a = map.new&lt;string, float&gt;()</text:span></text:p>
        <text:p text:style-name="Preformatted_20_Text"><text:span text:style-name="Source_20_Text">a.put("open", open)</text:span></text:p>
        <text:p text:style-name="Preformatted_20_Text"><text:span text:style-name="Source_20_Text">p = close</text:span></text:p>
        <text:p text:style-name="Preformatted_20_Text"><text:span text:style-name="Source_20_Text">if map.contains(a, "open")</text:span></text:p>
        <text:p text:style-name="Preformatted_20_Text"><text:span text:style-name="Source_20_Text">    p := a.get("open")</text:span></text:p>
        <text:p text:style-name="P5"><text:span text:style-name="Source_20_Text">plot(p)</text:span></text:p>
        <text:p text:style-name="P3">See also</text:p>
        <text:p text:style-name="P3"><text:a xlink:type="simple" xlink:href="https://www.tradingview.com/pine-script-reference/v6/#fun_map.new%3Ctype,type%3E" text:style-name="Internet_20_link" text:visited-style-name="Visited_20_Internet_20_Link">map.new&lt;type,type&gt;</text:a><text:a xlink:type="simple" xlink:href="https://www.tradingview.com/pine-script-reference/v6/#fun_map.put" text:style-name="Internet_20_link" text:visited-style-name="Visited_20_Internet_20_Link">map.put</text:a><text:a xlink:type="simple" xlink:href="https://www.tradingview.com/pine-script-reference/v6/#fun_map.keys" text:style-name="Internet_20_link" text:visited-style-name="Visited_20_Internet_20_Link">map.keys</text:a><text:a xlink:type="simple" xlink:href="https://www.tradingview.com/pine-script-reference/v6/#fun_map.values" text:style-name="Internet_20_link" text:visited-style-name="Visited_20_Internet_20_Link">map.values</text:a><text:a xlink:type="simple" xlink:href="https://www.tradingview.com/pine-script-reference/v6/#fun_map.size" text:style-name="Internet_20_link" text:visited-style-name="Visited_20_Internet_20_Link">map.size</text:a></text:p>
      </text:section>
      <text:section text:style-name="Sect1" text:name="fun_map.copy">
        <text:h text:style-name="P2" text:outline-level="3">map.copy()</text:h>
      </text:section>
      <text:p text:style-name="P3">Creates a copy of an existing map.</text:p>
      <text:p text:style-name="Text_20_body">Syntax</text:p>
      <text:p text:style-name="P5">map.copy(id) → map&lt;keyType, valueType&gt;</text:p>
      <text:p text:style-name="P3">Arguments</text:p>
      <text:p text:style-name="P3">id (any map type) A map object to copy.</text:p>
      <text:p text:style-name="P3">Example</text:p>
      <text:section text:style-name="Sect1" text:name="Section540">
        <text:p text:style-name="P4"><text:bookmark text:name="fun_map.copy"/><text:span text:style-name="Source_20_Text">//@version=6</text:span></text:p>
        <text:p text:style-name="Preformatted_20_Text"><text:span text:style-name="Source_20_Text">indicator("map.copy example")</text:span></text:p>
        <text:p text:style-name="Preformatted_20_Text"><text:span text:style-name="Source_20_Text">a = map.new&lt;string, int&gt;()</text:span></text:p>
        <text:p text:style-name="Preformatted_20_Text"><text:span text:style-name="Source_20_Text">a.put("example", 1)</text:span></text:p>
        <text:p text:style-name="Preformatted_20_Text"><text:span text:style-name="Source_20_Text">b = map.copy(a)</text:span></text:p>
        <text:p text:style-name="Preformatted_20_Text"><text:span text:style-name="Source_20_Text">a := map.new&lt;string, int&gt;()</text:span></text:p>
        <text:p text:style-name="Preformatted_20_Text"><text:span text:style-name="Source_20_Text">a.put("example", 2)</text:span></text:p>
        <text:p text:style-name="Preformatted_20_Text"><text:span text:style-name="Source_20_Text">plot(a.get("example"))</text:span></text:p>
        <text:p text:style-name="P5"><text:span text:style-name="Source_20_Text">plot(b.get("example"))</text:span></text:p>
        <text:p text:style-name="P3">Returns</text:p>
        <text:p text:style-name="P3">A copy of the <text:span text:style-name="Source_20_Text">id</text:span> map.</text:p>
        <text:p text:style-name="P3">See also</text:p>
        <text:p text:style-name="P3"><text:a xlink:type="simple" xlink:href="https://www.tradingview.com/pine-script-reference/v6/#fun_map.new%3Ctype,type%3E" text:style-name="Internet_20_link" text:visited-style-name="Visited_20_Internet_20_Link">map.new&lt;type,type&gt;</text:a><text:a xlink:type="simple" xlink:href="https://www.tradingview.com/pine-script-reference/v6/#fun_map.put" text:style-name="Internet_20_link" text:visited-style-name="Visited_20_Internet_20_Link">map.put</text:a><text:a xlink:type="simple" xlink:href="https://www.tradingview.com/pine-script-reference/v6/#fun_map.keys" text:style-name="Internet_20_link" text:visited-style-name="Visited_20_Internet_20_Link">map.keys</text:a><text:a xlink:type="simple" xlink:href="https://www.tradingview.com/pine-script-reference/v6/#fun_map.values" text:style-name="Internet_20_link" text:visited-style-name="Visited_20_Internet_20_Link">map.values</text:a><text:a xlink:type="simple" xlink:href="https://www.tradingview.com/pine-script-reference/v6/#fun_map.get" text:style-name="Internet_20_link" text:visited-style-name="Visited_20_Internet_20_Link">map.get</text:a><text:a xlink:type="simple" xlink:href="https://www.tradingview.com/pine-script-reference/v6/#fun_map.size" text:style-name="Internet_20_link" text:visited-style-name="Visited_20_Internet_20_Link">map.size</text:a></text:p>
      </text:section>
      <text:section text:style-name="Sect1" text:name="fun_map.get">
        <text:h text:style-name="P2" text:outline-level="3">map.get()</text:h>
      </text:section>
      <text:p text:style-name="P3">Returns the value associated with the specified <text:span text:style-name="Source_20_Text">key</text:span> in the <text:span text:style-name="Source_20_Text">id</text:span> map.</text:p>
      <text:p text:style-name="Text_20_body">Syntax</text:p>
      <text:p text:style-name="P5">map.get(id, key) → &lt;value_type&gt;</text:p>
      <text:p text:style-name="P3">Arguments</text:p>
      <text:p text:style-name="P3">id (any map type) A map object.</text:p>
      <text:p text:style-name="P3">key (series &lt;type of the map's elements&gt;) The key of the value to retrieve.</text:p>
      <text:p text:style-name="P3">Example</text:p>
      <text:section text:style-name="Sect1" text:name="Section541">
        <text:p text:style-name="P4"><text:bookmark text:name="fun_map.get"/><text:span text:style-name="Source_20_Text">//@version=6</text:span></text:p>
        <text:p text:style-name="Preformatted_20_Text"><text:span text:style-name="Source_20_Text">indicator("map.get example")</text:span></text:p>
        <text:p text:style-name="Preformatted_20_Text"><text:span text:style-name="Source_20_Text">a = map.new&lt;int, int&gt;()</text:span></text:p>
        <text:p text:style-name="Preformatted_20_Text"><text:span text:style-name="Source_20_Text">size = 10</text:span></text:p>
        <text:p text:style-name="Preformatted_20_Text"><text:span text:style-name="Source_20_Text">for i = 0 to size</text:span></text:p>
        <text:p text:style-name="Preformatted_20_Text"><text:span text:style-name="Source_20_Text">    a.put(i, size-i)</text:span></text:p>
        <text:p text:style-name="P5"><text:span text:style-name="Source_20_Text">plot(map.get(a, 1))</text:span></text:p>
        <text:p text:style-name="P3">See also</text:p>
        <text:p text:style-name="P3"><text:a xlink:type="simple" xlink:href="https://www.tradingview.com/pine-script-reference/v6/#fun_map.new%3Ctype,type%3E" text:style-name="Internet_20_link" text:visited-style-name="Visited_20_Internet_20_Link">map.new&lt;type,type&gt;</text:a><text:a xlink:type="simple" xlink:href="https://www.tradingview.com/pine-script-reference/v6/#fun_map.put" text:style-name="Internet_20_link" text:visited-style-name="Visited_20_Internet_20_Link">map.put</text:a><text:a xlink:type="simple" xlink:href="https://www.tradingview.com/pine-script-reference/v6/#fun_map.keys" text:style-name="Internet_20_link" text:visited-style-name="Visited_20_Internet_20_Link">map.keys</text:a><text:a xlink:type="simple" xlink:href="https://www.tradingview.com/pine-script-reference/v6/#fun_map.values" text:style-name="Internet_20_link" text:visited-style-name="Visited_20_Internet_20_Link">map.values</text:a><text:a xlink:type="simple" xlink:href="https://www.tradingview.com/pine-script-reference/v6/#fun_map.contains" text:style-name="Internet_20_link" text:visited-style-name="Visited_20_Internet_20_Link">map.contains</text:a></text:p>
      </text:section>
      <text:section text:style-name="Sect1" text:name="fun_map.keys">
        <text:h text:style-name="P2" text:outline-level="3">map.keys()</text:h>
      </text:section>
      <text:p text:style-name="P3">Returns an array of all the keys in the <text:span text:style-name="Source_20_Text">id</text:span> map. The resulting array is a copy and any changes to it are not reflected in the original map.</text:p>
      <text:p text:style-name="Text_20_body">Syntax</text:p>
      <text:p text:style-name="P5">map.keys(id) → array&lt;type&gt;</text:p>
      <text:p text:style-name="P3">Arguments</text:p>
      <text:p text:style-name="P3">id (any map type) A map object.</text:p>
      <text:p text:style-name="P3">Example</text:p>
      <text:section text:style-name="Sect1" text:name="Section542">
        <text:p text:style-name="P4"><text:bookmark text:name="fun_map.keys"/><text:span text:style-name="Source_20_Text">//@version=6</text:span></text:p>
        <text:p text:style-name="Preformatted_20_Text"><text:span text:style-name="Source_20_Text">indicator("map.keys example")</text:span></text:p>
        <text:p text:style-name="Preformatted_20_Text"><text:span text:style-name="Source_20_Text">a = map.new&lt;string, float&gt;()</text:span></text:p>
        <text:p text:style-name="Preformatted_20_Text"><text:span text:style-name="Source_20_Text">a.put("open", open)</text:span></text:p>
        <text:p text:style-name="Preformatted_20_Text"><text:span text:style-name="Source_20_Text">a.put("high", high)</text:span></text:p>
        <text:p text:style-name="Preformatted_20_Text"><text:span text:style-name="Source_20_Text">a.put("low", low)</text:span></text:p>
        <text:p text:style-name="Preformatted_20_Text"><text:span text:style-name="Source_20_Text">a.put("close", close)</text:span></text:p>
        <text:p text:style-name="Preformatted_20_Text"><text:span text:style-name="Source_20_Text">keys = map.keys(a)</text:span></text:p>
        <text:p text:style-name="Preformatted_20_Text"><text:span text:style-name="Source_20_Text">ohlc = 0.0</text:span></text:p>
        <text:p text:style-name="Preformatted_20_Text"><text:span text:style-name="Source_20_Text">for key in keys</text:span></text:p>
        <text:p text:style-name="Preformatted_20_Text"><text:span text:style-name="Source_20_Text">    ohlc += a.get(key)</text:span></text:p>
        <text:p text:style-name="P5"><text:span text:style-name="Source_20_Text">plot(ohlc/4)</text:span></text:p>
        <text:p text:style-name="P3">Remarks</text:p>
        <text:p text:style-name="P3">Maps maintain insertion order. The elements within the array returned by this function will also be in the insertion order.</text:p>
        <text:p text:style-name="P3">See also</text:p>
        <text:p text:style-name="P3"><text:a xlink:type="simple" xlink:href="https://www.tradingview.com/pine-script-reference/v6/#fun_map.new%3Ctype,type%3E" text:style-name="Internet_20_link" text:visited-style-name="Visited_20_Internet_20_Link">map.new&lt;type,type&gt;</text:a><text:a xlink:type="simple" xlink:href="https://www.tradingview.com/pine-script-reference/v6/#fun_map.put" text:style-name="Internet_20_link" text:visited-style-name="Visited_20_Internet_20_Link">map.put</text:a><text:a xlink:type="simple" xlink:href="https://www.tradingview.com/pine-script-reference/v6/#fun_map.get" text:style-name="Internet_20_link" text:visited-style-name="Visited_20_Internet_20_Link">map.get</text:a><text:a xlink:type="simple" xlink:href="https://www.tradingview.com/pine-script-reference/v6/#fun_map.values" text:style-name="Internet_20_link" text:visited-style-name="Visited_20_Internet_20_Link">map.values</text:a><text:a xlink:type="simple" xlink:href="https://www.tradingview.com/pine-script-reference/v6/#fun_map.size" text:style-name="Internet_20_link" text:visited-style-name="Visited_20_Internet_20_Link">map.size</text:a></text:p>
      </text:section>
      <text:section text:style-name="Sect1" text:name="fun_map.new&lt;type,type&gt;">
        <text:h text:style-name="P2" text:outline-level="3">map.new&lt;type,type&gt;()</text:h>
      </text:section>
      <text:p text:style-name="P3">Creates a new map object: a collection that consists of key-value pairs, where all keys are of the <text:span text:style-name="Source_20_Text">keyType</text:span>, and all values are of the <text:span text:style-name="Source_20_Text">valueType</text:span>.</text:p>
      <text:p text:style-name="P3"><text:span text:style-name="Source_20_Text">keyType</text:span> can be a primitive type or enum. For example: <text:a xlink:type="simple" xlink:href="https://www.tradingview.com/pine-script-reference/v6/#type_int" text:style-name="Internet_20_link" text:visited-style-name="Visited_20_Internet_20_Link">int</text:a>, <text:a xlink:type="simple" xlink:href="https://www.tradingview.com/pine-script-reference/v6/#type_float" text:style-name="Internet_20_link" text:visited-style-name="Visited_20_Internet_20_Link">float</text:a>, <text:a xlink:type="simple" xlink:href="https://www.tradingview.com/pine-script-reference/v6/#type_bool" text:style-name="Internet_20_link" text:visited-style-name="Visited_20_Internet_20_Link">bool</text:a>, <text:a xlink:type="simple" xlink:href="https://www.tradingview.com/pine-script-reference/v6/#type_string" text:style-name="Internet_20_link" text:visited-style-name="Visited_20_Internet_20_Link">string</text:a>, <text:a xlink:type="simple" xlink:href="https://www.tradingview.com/pine-script-reference/v6/#type_color" text:style-name="Internet_20_link" text:visited-style-name="Visited_20_Internet_20_Link">color</text:a>.</text:p>
      <text:p text:style-name="P3"><text:span text:style-name="Source_20_Text">valueType</text:span> can be of any type except <text:span text:style-name="Source_20_Text">array&lt;&gt;</text:span>, <text:span text:style-name="Source_20_Text">matrix&lt;&gt;</text:span>, and <text:span text:style-name="Source_20_Text">map&lt;&gt;</text:span>. User-defined types are allowed, even if they have <text:span text:style-name="Source_20_Text">array&lt;&gt;</text:span>, <text:span text:style-name="Source_20_Text">matrix&lt;&gt;</text:span>, or <text:span text:style-name="Source_20_Text">map&lt;&gt;</text:span> as one of their fields.</text:p>
      <text:p text:style-name="Text_20_body">Syntax</text:p>
      <text:p text:style-name="P5">map.new&lt;keyType, valueType&gt;() → map&lt;keyType, valueType&gt;</text:p>
      <text:p text:style-name="P3">Example</text:p>
      <text:section text:style-name="Sect1" text:name="Section543">
        <text:p text:style-name="P4"><text:bookmark text:name="fun_map.new&lt;type,type&gt;"/><text:span text:style-name="Source_20_Text">//@version=6</text:span></text:p>
        <text:p text:style-name="Preformatted_20_Text"><text:span text:style-name="Source_20_Text">indicator("map.new&lt;string, int&gt; example")</text:span></text:p>
        <text:p text:style-name="Preformatted_20_Text"><text:span text:style-name="Source_20_Text">a = map.new&lt;string, int&gt;()</text:span></text:p>
        <text:p text:style-name="Preformatted_20_Text"><text:span text:style-name="Source_20_Text">a.put("example", 1)</text:span></text:p>
        <text:p text:style-name="P5"><text:soft-page-break/><text:span text:style-name="Source_20_Text">label.new(bar_index, close, str.tostring(a.get("example")))</text:span></text:p>
        <text:p text:style-name="P3">Returns</text:p>
        <text:p text:style-name="P3">The ID of a map object which may be used in other map.*() functions.</text:p>
        <text:p text:style-name="P3">Remarks</text:p>
        <text:p text:style-name="P3">Each key is unique and can only appear once. When adding a new value with a key that the map already contains, that value replaces the old value associated with the key.</text:p>
        <text:p text:style-name="P3">Maps maintain insertion order. Note that the order does not change when inserting a pair with a <text:span text:style-name="Source_20_Text">key</text:span> that's already in the map. The new pair replaces the existing pair with the <text:span text:style-name="Source_20_Text">key</text:span> in such cases.</text:p>
        <text:p text:style-name="P3">See also</text:p>
        <text:p text:style-name="P3"><text:a xlink:type="simple" xlink:href="https://www.tradingview.com/pine-script-reference/v6/#fun_map.put" text:style-name="Internet_20_link" text:visited-style-name="Visited_20_Internet_20_Link">map.put</text:a><text:a xlink:type="simple" xlink:href="https://www.tradingview.com/pine-script-reference/v6/#fun_map.keys" text:style-name="Internet_20_link" text:visited-style-name="Visited_20_Internet_20_Link">map.keys</text:a><text:a xlink:type="simple" xlink:href="https://www.tradingview.com/pine-script-reference/v6/#fun_map.values" text:style-name="Internet_20_link" text:visited-style-name="Visited_20_Internet_20_Link">map.values</text:a><text:a xlink:type="simple" xlink:href="https://www.tradingview.com/pine-script-reference/v6/#fun_map.get" text:style-name="Internet_20_link" text:visited-style-name="Visited_20_Internet_20_Link">map.get</text:a><text:a xlink:type="simple" xlink:href="https://www.tradingview.com/pine-script-reference/v6/#fun_array.new%3Ctype%3E" text:style-name="Internet_20_link" text:visited-style-name="Visited_20_Internet_20_Link">array.new&lt;type&gt;</text:a></text:p>
      </text:section>
      <text:section text:style-name="Sect1" text:name="fun_map.put">
        <text:h text:style-name="P2" text:outline-level="3">map.put()</text:h>
      </text:section>
      <text:p text:style-name="P3">Puts a new key-value pair into the <text:span text:style-name="Source_20_Text">id</text:span> map.</text:p>
      <text:p text:style-name="Text_20_body">Syntax</text:p>
      <text:p text:style-name="P5">map.put(id, key, value) → &lt;value_type&gt;</text:p>
      <text:p text:style-name="P3">Arguments</text:p>
      <text:p text:style-name="P3">id (any map type) A map object.</text:p>
      <text:p text:style-name="P3">key (series &lt;type of the map's elements&gt;) The key to put into the map.</text:p>
      <text:p text:style-name="P3">value (series &lt;type of the map's elements&gt;) The key value to put into the map.</text:p>
      <text:p text:style-name="P3">Example</text:p>
      <text:section text:style-name="Sect1" text:name="Section544">
        <text:p text:style-name="P4"><text:bookmark text:name="fun_map.put"/><text:span text:style-name="Source_20_Text">//@version=6</text:span></text:p>
        <text:p text:style-name="Preformatted_20_Text"><text:span text:style-name="Source_20_Text">indicator("map.put example")</text:span></text:p>
        <text:p text:style-name="Preformatted_20_Text"><text:span text:style-name="Source_20_Text">a = map.new&lt;string, float&gt;()</text:span></text:p>
        <text:p text:style-name="Preformatted_20_Text"><text:span text:style-name="Source_20_Text">map.put(a, "first", 10)</text:span></text:p>
        <text:p text:style-name="Preformatted_20_Text"><text:span text:style-name="Source_20_Text">map.put(a, "second", 15)</text:span></text:p>
        <text:p text:style-name="Preformatted_20_Text"><text:span text:style-name="Source_20_Text">prevFirst = map.put(a, "first", 20)</text:span></text:p>
        <text:p text:style-name="Preformatted_20_Text"><text:span text:style-name="Source_20_Text">currFirst = a.get("first")</text:span></text:p>
        <text:p text:style-name="Preformatted_20_Text"><text:span text:style-name="Source_20_Text">plot(prevFirst)</text:span></text:p>
        <text:p text:style-name="P5"><text:span text:style-name="Source_20_Text">plot(currFirst)</text:span></text:p>
        <text:p text:style-name="P3">Returns</text:p>
        <text:p text:style-name="P3">The previous value associated with <text:span text:style-name="Source_20_Text">key</text:span> if the key was already present in the map, or <text:a xlink:type="simple" xlink:href="https://www.tradingview.com/pine-script-reference/v6/#var_na" text:style-name="Internet_20_link" text:visited-style-name="Visited_20_Internet_20_Link">na</text:a> if the key is new.</text:p>
        <text:p text:style-name="P3">Remarks</text:p>
        <text:p text:style-name="P3">Maps maintain insertion order. Note that the order does not change when inserting a pair with a <text:span text:style-name="Source_20_Text">key</text:span> that's already in the map. The new pair replaces the existing pair with the <text:span text:style-name="Source_20_Text">key</text:span> in such cases.</text:p>
        <text:p text:style-name="P3">See also</text:p>
        <text:p text:style-name="P3"><text:a xlink:type="simple" xlink:href="https://www.tradingview.com/pine-script-reference/v6/#fun_map.new%3Ctype,type%3E" text:style-name="Internet_20_link" text:visited-style-name="Visited_20_Internet_20_Link">map.new&lt;type,type&gt;</text:a><text:a xlink:type="simple" xlink:href="https://www.tradingview.com/pine-script-reference/v6/#fun_map.put_all" text:style-name="Internet_20_link" text:visited-style-name="Visited_20_Internet_20_Link">map.put_all</text:a><text:a xlink:type="simple" xlink:href="https://www.tradingview.com/pine-script-reference/v6/#fun_map.keys" text:style-name="Internet_20_link" text:visited-style-name="Visited_20_Internet_20_Link">map.keys</text:a><text:a xlink:type="simple" xlink:href="https://www.tradingview.com/pine-script-reference/v6/#fun_map.values" text:style-name="Internet_20_link" text:visited-style-name="Visited_20_Internet_20_Link">map.values</text:a><text:a xlink:type="simple" xlink:href="https://www.tradingview.com/pine-script-reference/v6/#fun_map.remove" text:style-name="Internet_20_link" text:visited-style-name="Visited_20_Internet_20_Link">map.remove</text:a></text:p>
      </text:section>
      <text:section text:style-name="Sect1" text:name="fun_map.put_all">
        <text:h text:style-name="P2" text:outline-level="3">map.put_all()</text:h>
      </text:section>
      <text:p text:style-name="P3">Puts all key-value pairs from the <text:span text:style-name="Source_20_Text">id2</text:span> map into the <text:span text:style-name="Source_20_Text">id</text:span> map.</text:p>
      <text:p text:style-name="Text_20_body">Syntax</text:p>
      <text:p text:style-name="P5">map.put_all(id, id2) → void</text:p>
      <text:p text:style-name="P3">Arguments</text:p>
      <text:p text:style-name="P3">id (any map type) A map object to append to.</text:p>
      <text:p text:style-name="P3">id2 (any map type) A map object to be appended.</text:p>
      <text:p text:style-name="P3">Example</text:p>
      <text:section text:style-name="Sect1" text:name="Section545">
        <text:p text:style-name="P4"><text:bookmark text:name="fun_map.put_all"/><text:span text:style-name="Source_20_Text">//@version=6</text:span></text:p>
        <text:p text:style-name="Preformatted_20_Text"><text:span text:style-name="Source_20_Text">indicator("map.put_all example")</text:span></text:p>
        <text:p text:style-name="Preformatted_20_Text"><text:span text:style-name="Source_20_Text">a = map.new&lt;string, float&gt;()</text:span></text:p>
        <text:p text:style-name="Preformatted_20_Text"><text:span text:style-name="Source_20_Text">b = map.new&lt;string, float&gt;()</text:span></text:p>
        <text:p text:style-name="Preformatted_20_Text"><text:span text:style-name="Source_20_Text">a.put("first", 10)</text:span></text:p>
        <text:p text:style-name="Preformatted_20_Text"><text:span text:style-name="Source_20_Text">a.put("second", 15)</text:span></text:p>
        <text:p text:style-name="Preformatted_20_Text"><text:span text:style-name="Source_20_Text">b.put("third", 20)</text:span></text:p>
        <text:p text:style-name="Preformatted_20_Text"><text:span text:style-name="Source_20_Text">map.put_all(a, b)</text:span></text:p>
        <text:p text:style-name="P5"><text:span text:style-name="Source_20_Text">plot(a.get("third"))</text:span></text:p>
        <text:p text:style-name="P3">See also</text:p>
        <text:p text:style-name="P3"><text:a xlink:type="simple" xlink:href="https://www.tradingview.com/pine-script-reference/v6/#fun_map.new%3Ctype,type%3E" text:style-name="Internet_20_link" text:visited-style-name="Visited_20_Internet_20_Link">map.new&lt;type,type&gt;</text:a><text:a xlink:type="simple" xlink:href="https://www.tradingview.com/pine-script-reference/v6/#fun_map.put" text:style-name="Internet_20_link" text:visited-style-name="Visited_20_Internet_20_Link">map.put</text:a><text:a xlink:type="simple" xlink:href="https://www.tradingview.com/pine-script-reference/v6/#fun_map.keys" text:style-name="Internet_20_link" text:visited-style-name="Visited_20_Internet_20_Link">map.keys</text:a><text:a xlink:type="simple" xlink:href="https://www.tradingview.com/pine-script-reference/v6/#fun_map.values" text:style-name="Internet_20_link" text:visited-style-name="Visited_20_Internet_20_Link">map.values</text:a><text:a xlink:type="simple" xlink:href="https://www.tradingview.com/pine-script-reference/v6/#fun_map.remove" text:style-name="Internet_20_link" text:visited-style-name="Visited_20_Internet_20_Link">map.remove</text:a></text:p>
      </text:section>
      <text:section text:style-name="Sect1" text:name="fun_map.remove">
        <text:h text:style-name="P2" text:outline-level="3">map.remove()</text:h>
      </text:section>
      <text:p text:style-name="P3">Removes a key-value pair from the <text:span text:style-name="Source_20_Text">id</text:span> map.</text:p>
      <text:p text:style-name="Text_20_body">Syntax</text:p>
      <text:p text:style-name="P5">map.remove(id, key) → &lt;value_type&gt;</text:p>
      <text:p text:style-name="P3">Arguments</text:p>
      <text:p text:style-name="P3">id (any map type) A map object.</text:p>
      <text:p text:style-name="P3">key (series &lt;type of the map's elements&gt;) The key of the pair to remove from the map.</text:p>
      <text:p text:style-name="P3">Example</text:p>
      <text:section text:style-name="Sect1" text:name="Section546">
        <text:p text:style-name="P4"><text:bookmark text:name="fun_map.remove"/><text:span text:style-name="Source_20_Text">//@version=6</text:span></text:p>
        <text:p text:style-name="Preformatted_20_Text"><text:span text:style-name="Source_20_Text">indicator("map.remove example")</text:span></text:p>
        <text:p text:style-name="Preformatted_20_Text"><text:span text:style-name="Source_20_Text">a = map.new&lt;string, color&gt;()</text:span></text:p>
        <text:p text:style-name="Preformatted_20_Text"><text:span text:style-name="Source_20_Text">a.put("firstColor", color.green)</text:span></text:p>
        <text:p text:style-name="Preformatted_20_Text"><text:span text:style-name="Source_20_Text">oldColorValue = map.remove(a, "firstColor")</text:span></text:p>
        <text:p text:style-name="P5"><text:span text:style-name="Source_20_Text">plot(close, color = oldColorValue)</text:span></text:p>
        <text:p text:style-name="P3">Returns</text:p>
        <text:p text:style-name="P3">The previous value associated with <text:span text:style-name="Source_20_Text">key</text:span> if the key was present in the map, or <text:a xlink:type="simple" xlink:href="https://www.tradingview.com/pine-script-reference/v6/#var_na" text:style-name="Internet_20_link" text:visited-style-name="Visited_20_Internet_20_Link">na</text:a> if there was no such key.</text:p>
        <text:p text:style-name="P3">See also</text:p>
        <text:p text:style-name="P3"><text:a xlink:type="simple" xlink:href="https://www.tradingview.com/pine-script-reference/v6/#fun_map.new%3Ctype,type%3E" text:style-name="Internet_20_link" text:visited-style-name="Visited_20_Internet_20_Link">map.new&lt;type,type&gt;</text:a><text:a xlink:type="simple" xlink:href="https://www.tradingview.com/pine-script-reference/v6/#fun_map.put" text:style-name="Internet_20_link" text:visited-style-name="Visited_20_Internet_20_Link">map.put</text:a><text:a xlink:type="simple" xlink:href="https://www.tradingview.com/pine-script-reference/v6/#fun_map.keys" text:style-name="Internet_20_link" text:visited-style-name="Visited_20_Internet_20_Link">map.keys</text:a><text:a xlink:type="simple" xlink:href="https://www.tradingview.com/pine-script-reference/v6/#fun_map.values" text:style-name="Internet_20_link" text:visited-style-name="Visited_20_Internet_20_Link">map.values</text:a><text:a xlink:type="simple" xlink:href="https://www.tradingview.com/pine-script-reference/v6/#fun_map.clear" text:style-name="Internet_20_link" text:visited-style-name="Visited_20_Internet_20_Link">map.clear</text:a></text:p>
      </text:section>
      <text:section text:style-name="Sect1" text:name="fun_map.size">
        <text:h text:style-name="P2" text:outline-level="3">map.size()</text:h>
      </text:section>
      <text:p text:style-name="P3">Returns the number of key-value pairs in the <text:span text:style-name="Source_20_Text">id</text:span> map.</text:p>
      <text:p text:style-name="Text_20_body">Syntax</text:p>
      <text:p text:style-name="P5">map.size(id) → series int</text:p>
      <text:p text:style-name="P3">Arguments</text:p>
      <text:p text:style-name="P3">id (any map type) A map object.</text:p>
      <text:p text:style-name="P3"><text:soft-page-break/>Example</text:p>
      <text:section text:style-name="Sect1" text:name="Section547">
        <text:p text:style-name="P4"><text:bookmark text:name="fun_map.size"/><text:span text:style-name="Source_20_Text">//@version=6</text:span></text:p>
        <text:p text:style-name="Preformatted_20_Text"><text:span text:style-name="Source_20_Text">indicator("map.size example")</text:span></text:p>
        <text:p text:style-name="Preformatted_20_Text"><text:span text:style-name="Source_20_Text">a = map.new&lt;int, int&gt;()</text:span></text:p>
        <text:p text:style-name="Preformatted_20_Text"><text:span text:style-name="Source_20_Text">size = 10</text:span></text:p>
        <text:p text:style-name="Preformatted_20_Text"><text:span text:style-name="Source_20_Text">for i = 0 to size</text:span></text:p>
        <text:p text:style-name="Preformatted_20_Text"><text:span text:style-name="Source_20_Text">    a.put(i, size-i)</text:span></text:p>
        <text:p text:style-name="P5"><text:span text:style-name="Source_20_Text">plot(map.size(a))</text:span></text:p>
        <text:p text:style-name="P3">See also</text:p>
        <text:p text:style-name="P3"><text:a xlink:type="simple" xlink:href="https://www.tradingview.com/pine-script-reference/v6/#fun_map.new%3Ctype,type%3E" text:style-name="Internet_20_link" text:visited-style-name="Visited_20_Internet_20_Link">map.new&lt;type,type&gt;</text:a><text:a xlink:type="simple" xlink:href="https://www.tradingview.com/pine-script-reference/v6/#fun_map.put" text:style-name="Internet_20_link" text:visited-style-name="Visited_20_Internet_20_Link">map.put</text:a><text:a xlink:type="simple" xlink:href="https://www.tradingview.com/pine-script-reference/v6/#fun_map.keys" text:style-name="Internet_20_link" text:visited-style-name="Visited_20_Internet_20_Link">map.keys</text:a><text:a xlink:type="simple" xlink:href="https://www.tradingview.com/pine-script-reference/v6/#fun_map.values" text:style-name="Internet_20_link" text:visited-style-name="Visited_20_Internet_20_Link">map.values</text:a><text:a xlink:type="simple" xlink:href="https://www.tradingview.com/pine-script-reference/v6/#fun_map.get" text:style-name="Internet_20_link" text:visited-style-name="Visited_20_Internet_20_Link">map.get</text:a></text:p>
      </text:section>
      <text:section text:style-name="Sect1" text:name="fun_map.values">
        <text:h text:style-name="P2" text:outline-level="3">map.values()</text:h>
      </text:section>
      <text:p text:style-name="P3">Returns an array of all the values in the <text:span text:style-name="Source_20_Text">id</text:span> map. The resulting array is a copy and any changes to it are not reflected in the original map.</text:p>
      <text:p text:style-name="Text_20_body">Syntax</text:p>
      <text:p text:style-name="P5">map.values(id) → array&lt;type&gt;</text:p>
      <text:p text:style-name="P3">Arguments</text:p>
      <text:p text:style-name="P3">id (any map type) A map object.</text:p>
      <text:p text:style-name="P3">Example</text:p>
      <text:section text:style-name="Sect1" text:name="Section548">
        <text:p text:style-name="P4"><text:bookmark text:name="fun_map.values"/><text:span text:style-name="Source_20_Text">//@version=6</text:span></text:p>
        <text:p text:style-name="Preformatted_20_Text"><text:span text:style-name="Source_20_Text">indicator("map.values example")</text:span></text:p>
        <text:p text:style-name="Preformatted_20_Text"><text:span text:style-name="Source_20_Text">a = map.new&lt;string, float&gt;()</text:span></text:p>
        <text:p text:style-name="Preformatted_20_Text"><text:span text:style-name="Source_20_Text">a.put("open", open)</text:span></text:p>
        <text:p text:style-name="Preformatted_20_Text"><text:span text:style-name="Source_20_Text">a.put("high", high)</text:span></text:p>
        <text:p text:style-name="Preformatted_20_Text"><text:span text:style-name="Source_20_Text">a.put("low", low)</text:span></text:p>
        <text:p text:style-name="Preformatted_20_Text"><text:span text:style-name="Source_20_Text">a.put("close", close)</text:span></text:p>
        <text:p text:style-name="Preformatted_20_Text"><text:span text:style-name="Source_20_Text">values = map.values(a)</text:span></text:p>
        <text:p text:style-name="Preformatted_20_Text"><text:span text:style-name="Source_20_Text">ohlc = 0.0</text:span></text:p>
        <text:p text:style-name="Preformatted_20_Text"><text:span text:style-name="Source_20_Text">for value in values</text:span></text:p>
        <text:p text:style-name="Preformatted_20_Text"><text:span text:style-name="Source_20_Text">    ohlc += value</text:span></text:p>
        <text:p text:style-name="P5"><text:span text:style-name="Source_20_Text">plot(ohlc/4)</text:span></text:p>
        <text:p text:style-name="P3">Remarks</text:p>
        <text:p text:style-name="P3">Maps maintain insertion order. The elements within the array returned by this function will also be in the insertion order.</text:p>
        <text:p text:style-name="P3">See also</text:p>
        <text:p text:style-name="P3"><text:a xlink:type="simple" xlink:href="https://www.tradingview.com/pine-script-reference/v6/#fun_map.new%3Ctype,type%3E" text:style-name="Internet_20_link" text:visited-style-name="Visited_20_Internet_20_Link">map.new&lt;type,type&gt;</text:a><text:a xlink:type="simple" xlink:href="https://www.tradingview.com/pine-script-reference/v6/#fun_map.put" text:style-name="Internet_20_link" text:visited-style-name="Visited_20_Internet_20_Link">map.put</text:a><text:a xlink:type="simple" xlink:href="https://www.tradingview.com/pine-script-reference/v6/#fun_map.get" text:style-name="Internet_20_link" text:visited-style-name="Visited_20_Internet_20_Link">map.get</text:a><text:a xlink:type="simple" xlink:href="https://www.tradingview.com/pine-script-reference/v6/#fun_map.keys" text:style-name="Internet_20_link" text:visited-style-name="Visited_20_Internet_20_Link">map.keys</text:a><text:a xlink:type="simple" xlink:href="https://www.tradingview.com/pine-script-reference/v6/#fun_map.size" text:style-name="Internet_20_link" text:visited-style-name="Visited_20_Internet_20_Link">map.size</text:a></text:p>
      </text:section>
      <text:section text:style-name="Sect1" text:name="fun_math.abs">
        <text:h text:style-name="P2" text:outline-level="3">math.abs()</text:h>
        <text:p text:style-name="P3">8 overloads</text:p>
      </text:section>
      <text:section text:style-name="Sect1" text:name="Section549">
        <text:p text:style-name="P6"><text:bookmark text:name="fun_math.abs"/>Absolute value of <text:span text:style-name="Source_20_Text">number</text:span> is <text:span text:style-name="Source_20_Text">number</text:span> if <text:span text:style-name="Source_20_Text">number</text:span> &gt;= 0, or -<text:span text:style-name="Source_20_Text">number</text:span> otherwise.</text:p>
        <text:p text:style-name="Text_20_body">Syntax &amp; Overloads</text:p>
        <text:p text:style-name="P5"><text:a xlink:type="simple" xlink:href="https://www.tradingview.com/pine-script-reference/v6/#fun_math.abs-0" text:style-name="Internet_20_link" text:visited-style-name="Visited_20_Internet_20_Link">math.abs(number) → const int</text:a></text:p>
        <text:p text:style-name="P5"><text:a xlink:type="simple" xlink:href="https://www.tradingview.com/pine-script-reference/v6/#fun_math.abs-1" text:style-name="Internet_20_link" text:visited-style-name="Visited_20_Internet_20_Link">math.abs(number) → input int</text:a></text:p>
        <text:p text:style-name="P5"><text:a xlink:type="simple" xlink:href="https://www.tradingview.com/pine-script-reference/v6/#fun_math.abs-2" text:style-name="Internet_20_link" text:visited-style-name="Visited_20_Internet_20_Link">math.abs(number) → const float</text:a></text:p>
        <text:p text:style-name="P5"><text:a xlink:type="simple" xlink:href="https://www.tradingview.com/pine-script-reference/v6/#fun_math.abs-3" text:style-name="Internet_20_link" text:visited-style-name="Visited_20_Internet_20_Link">math.abs(number) → simple int</text:a></text:p>
        <text:p text:style-name="P5"><text:a xlink:type="simple" xlink:href="https://www.tradingview.com/pine-script-reference/v6/#fun_math.abs-4" text:style-name="Internet_20_link" text:visited-style-name="Visited_20_Internet_20_Link">math.abs(number) → input float</text:a></text:p>
        <text:p text:style-name="P5"><text:a xlink:type="simple" xlink:href="https://www.tradingview.com/pine-script-reference/v6/#fun_math.abs-5" text:style-name="Internet_20_link" text:visited-style-name="Visited_20_Internet_20_Link">math.abs(number) → series int</text:a></text:p>
        <text:p text:style-name="P5"><text:a xlink:type="simple" xlink:href="https://www.tradingview.com/pine-script-reference/v6/#fun_math.abs-6" text:style-name="Internet_20_link" text:visited-style-name="Visited_20_Internet_20_Link">math.abs(number) → simple float</text:a></text:p>
        <text:p text:style-name="P5"><text:a xlink:type="simple" xlink:href="https://www.tradingview.com/pine-script-reference/v6/#fun_math.abs-7" text:style-name="Internet_20_link" text:visited-style-name="Visited_20_Internet_20_Link">math.abs(number) → series float</text:a></text:p>
        <text:p text:style-name="P3">Arguments</text:p>
        <text:p text:style-name="P3">number (const int) The number to use in the calculation.</text:p>
        <text:p text:style-name="P3">Returns</text:p>
        <text:p text:style-name="P3">The absolute value of <text:span text:style-name="Source_20_Text">number</text:span>.</text:p>
      </text:section>
      <text:section text:style-name="Sect1" text:name="fun_math.acos">
        <text:h text:style-name="P2" text:outline-level="3">math.acos()</text:h>
        <text:p text:style-name="P3">4 overloads</text:p>
      </text:section>
      <text:section text:style-name="Sect1" text:name="Section550">
        <text:p text:style-name="P6"><text:bookmark text:name="fun_math.acos"/>The acos function returns the arccosine (in radians) of number such that cos(acos(y)) = y for y in range [-1, 1].</text:p>
        <text:p text:style-name="Text_20_body">Syntax &amp; Overloads</text:p>
        <text:p text:style-name="P5"><text:a xlink:type="simple" xlink:href="https://www.tradingview.com/pine-script-reference/v6/#fun_math.acos-0" text:style-name="Internet_20_link" text:visited-style-name="Visited_20_Internet_20_Link">math.acos(angle) → const float</text:a></text:p>
        <text:p text:style-name="P5"><text:a xlink:type="simple" xlink:href="https://www.tradingview.com/pine-script-reference/v6/#fun_math.acos-1" text:style-name="Internet_20_link" text:visited-style-name="Visited_20_Internet_20_Link">math.acos(angle) → input float</text:a></text:p>
        <text:p text:style-name="P5"><text:a xlink:type="simple" xlink:href="https://www.tradingview.com/pine-script-reference/v6/#fun_math.acos-2" text:style-name="Internet_20_link" text:visited-style-name="Visited_20_Internet_20_Link">math.acos(angle) → simple float</text:a></text:p>
        <text:p text:style-name="P5"><text:a xlink:type="simple" xlink:href="https://www.tradingview.com/pine-script-reference/v6/#fun_math.acos-3" text:style-name="Internet_20_link" text:visited-style-name="Visited_20_Internet_20_Link">math.acos(angle) → series float</text:a></text:p>
        <text:p text:style-name="P3">Arguments</text:p>
        <text:p text:style-name="P3">angle (const int/float) The value, in radians, to use in the calculation.</text:p>
        <text:p text:style-name="P3">Returns</text:p>
        <text:p text:style-name="P3">The arc cosine of a value; the returned angle is in the range [0, Pi], or <text:a xlink:type="simple" xlink:href="https://www.tradingview.com/pine-script-reference/v6/#var_na" text:style-name="Internet_20_link" text:visited-style-name="Visited_20_Internet_20_Link">na</text:a> if y is outside of range [-1, 1].</text:p>
      </text:section>
      <text:section text:style-name="Sect1" text:name="fun_math.asin">
        <text:h text:style-name="P2" text:outline-level="3">math.asin()</text:h>
        <text:p text:style-name="P3">4 overloads</text:p>
      </text:section>
      <text:section text:style-name="Sect1" text:name="Section551">
        <text:p text:style-name="P6"><text:bookmark text:name="fun_math.asin"/>The asin function returns the arcsine (in radians) of number such that sin(asin(y)) = y for y in range [-1, 1].</text:p>
        <text:p text:style-name="Text_20_body">Syntax &amp; Overloads</text:p>
        <text:p text:style-name="P5"><text:a xlink:type="simple" xlink:href="https://www.tradingview.com/pine-script-reference/v6/#fun_math.asin-0" text:style-name="Internet_20_link" text:visited-style-name="Visited_20_Internet_20_Link">math.asin(angle) → const float</text:a></text:p>
        <text:p text:style-name="P5"><text:a xlink:type="simple" xlink:href="https://www.tradingview.com/pine-script-reference/v6/#fun_math.asin-1" text:style-name="Internet_20_link" text:visited-style-name="Visited_20_Internet_20_Link">math.asin(angle) → input float</text:a></text:p>
        <text:p text:style-name="P5"><text:a xlink:type="simple" xlink:href="https://www.tradingview.com/pine-script-reference/v6/#fun_math.asin-2" text:style-name="Internet_20_link" text:visited-style-name="Visited_20_Internet_20_Link">math.asin(angle) → simple float</text:a></text:p>
        <text:p text:style-name="P5"><text:a xlink:type="simple" xlink:href="https://www.tradingview.com/pine-script-reference/v6/#fun_math.asin-3" text:style-name="Internet_20_link" text:visited-style-name="Visited_20_Internet_20_Link">math.asin(angle) → series float</text:a></text:p>
        <text:p text:style-name="P3"><text:soft-page-break/>Arguments</text:p>
        <text:p text:style-name="P3">angle (const int/float) The value, in radians, to use in the calculation.</text:p>
        <text:p text:style-name="P3">Returns</text:p>
        <text:p text:style-name="P3">The arcsine of a value; the returned angle is in the range [-Pi/2, Pi/2], or <text:a xlink:type="simple" xlink:href="https://www.tradingview.com/pine-script-reference/v6/#var_na" text:style-name="Internet_20_link" text:visited-style-name="Visited_20_Internet_20_Link">na</text:a> if y is outside of range [-1, 1].</text:p>
      </text:section>
      <text:section text:style-name="Sect1" text:name="fun_math.atan">
        <text:h text:style-name="P2" text:outline-level="3">math.atan()</text:h>
        <text:p text:style-name="P3">4 overloads</text:p>
      </text:section>
      <text:section text:style-name="Sect1" text:name="Section552">
        <text:p text:style-name="P6"><text:bookmark text:name="fun_math.atan"/>The atan function returns the arctangent (in radians) of number such that tan(atan(y)) = y for any y.</text:p>
        <text:p text:style-name="Text_20_body">Syntax &amp; Overloads</text:p>
        <text:p text:style-name="P5"><text:a xlink:type="simple" xlink:href="https://www.tradingview.com/pine-script-reference/v6/#fun_math.atan-0" text:style-name="Internet_20_link" text:visited-style-name="Visited_20_Internet_20_Link">math.atan(angle) → const float</text:a></text:p>
        <text:p text:style-name="P5"><text:a xlink:type="simple" xlink:href="https://www.tradingview.com/pine-script-reference/v6/#fun_math.atan-1" text:style-name="Internet_20_link" text:visited-style-name="Visited_20_Internet_20_Link">math.atan(angle) → input float</text:a></text:p>
        <text:p text:style-name="P5"><text:a xlink:type="simple" xlink:href="https://www.tradingview.com/pine-script-reference/v6/#fun_math.atan-2" text:style-name="Internet_20_link" text:visited-style-name="Visited_20_Internet_20_Link">math.atan(angle) → simple float</text:a></text:p>
        <text:p text:style-name="P5"><text:a xlink:type="simple" xlink:href="https://www.tradingview.com/pine-script-reference/v6/#fun_math.atan-3" text:style-name="Internet_20_link" text:visited-style-name="Visited_20_Internet_20_Link">math.atan(angle) → series float</text:a></text:p>
        <text:p text:style-name="P3">Arguments</text:p>
        <text:p text:style-name="P3">angle (const int/float) The value, in radians, to use in the calculation.</text:p>
        <text:p text:style-name="P3">Returns</text:p>
        <text:p text:style-name="P3">The arc tangent of a value; the returned angle is in the range [-Pi/2, Pi/2].</text:p>
      </text:section>
      <text:section text:style-name="Sect1" text:name="fun_math.avg">
        <text:h text:style-name="P2" text:outline-level="3">math.avg()</text:h>
        <text:p text:style-name="P3">2 overloads</text:p>
      </text:section>
      <text:section text:style-name="Sect1" text:name="Section553">
        <text:p text:style-name="P6"><text:bookmark text:name="fun_math.avg"/>Calculates average of all given series (elementwise).</text:p>
        <text:p text:style-name="Text_20_body">Syntax &amp; Overloads</text:p>
        <text:p text:style-name="P5"><text:a xlink:type="simple" xlink:href="https://www.tradingview.com/pine-script-reference/v6/#fun_math.avg-0" text:style-name="Internet_20_link" text:visited-style-name="Visited_20_Internet_20_Link">math.avg(number0, number1, ...) → simple float</text:a></text:p>
        <text:p text:style-name="P5"><text:a xlink:type="simple" xlink:href="https://www.tradingview.com/pine-script-reference/v6/#fun_math.avg-1" text:style-name="Internet_20_link" text:visited-style-name="Visited_20_Internet_20_Link">math.avg(number0, number1, ...) → series float</text:a></text:p>
        <text:p text:style-name="P3">Arguments</text:p>
        <text:p text:style-name="P3">number0, number1, ... (simple int/float) A sequence of numbers to use in the calculation.</text:p>
        <text:p text:style-name="P3">Returns</text:p>
        <text:p text:style-name="P3">Average.</text:p>
        <text:p text:style-name="P3">See also</text:p>
        <text:p text:style-name="P3"><text:a xlink:type="simple" xlink:href="https://www.tradingview.com/pine-script-reference/v6/#fun_math.sum" text:style-name="Internet_20_link" text:visited-style-name="Visited_20_Internet_20_Link">math.sum</text:a><text:a xlink:type="simple" xlink:href="https://www.tradingview.com/pine-script-reference/v6/#fun_ta.cum" text:style-name="Internet_20_link" text:visited-style-name="Visited_20_Internet_20_Link">ta.cum</text:a><text:a xlink:type="simple" xlink:href="https://www.tradingview.com/pine-script-reference/v6/#fun_ta.sma" text:style-name="Internet_20_link" text:visited-style-name="Visited_20_Internet_20_Link">ta.sma</text:a></text:p>
      </text:section>
      <text:section text:style-name="Sect1" text:name="fun_math.ceil">
        <text:h text:style-name="P2" text:outline-level="3">math.ceil()</text:h>
        <text:p text:style-name="P3">4 overloads</text:p>
      </text:section>
      <text:section text:style-name="Sect1" text:name="Section554">
        <text:p text:style-name="P6"><text:bookmark text:name="fun_math.ceil"/>Rounds the specified <text:span text:style-name="Source_20_Text">number</text:span> up to the smallest whole number ("int" value) that is greater than or equal to it.</text:p>
        <text:p text:style-name="Text_20_body">Syntax &amp; Overloads</text:p>
        <text:p text:style-name="P5"><text:a xlink:type="simple" xlink:href="https://www.tradingview.com/pine-script-reference/v6/#fun_math.ceil-0" text:style-name="Internet_20_link" text:visited-style-name="Visited_20_Internet_20_Link">math.ceil(number) → const int</text:a></text:p>
        <text:p text:style-name="P5"><text:a xlink:type="simple" xlink:href="https://www.tradingview.com/pine-script-reference/v6/#fun_math.ceil-1" text:style-name="Internet_20_link" text:visited-style-name="Visited_20_Internet_20_Link">math.ceil(number) → input int</text:a></text:p>
        <text:p text:style-name="P5"><text:a xlink:type="simple" xlink:href="https://www.tradingview.com/pine-script-reference/v6/#fun_math.ceil-2" text:style-name="Internet_20_link" text:visited-style-name="Visited_20_Internet_20_Link">math.ceil(number) → simple int</text:a></text:p>
        <text:p text:style-name="P5"><text:a xlink:type="simple" xlink:href="https://www.tradingview.com/pine-script-reference/v6/#fun_math.ceil-3" text:style-name="Internet_20_link" text:visited-style-name="Visited_20_Internet_20_Link">math.ceil(number) → series int</text:a></text:p>
        <text:p text:style-name="P3">Arguments</text:p>
        <text:p text:style-name="P3">number (const int/float) The number to round.</text:p>
        <text:p text:style-name="P3">Returns</text:p>
        <text:p text:style-name="P3">The smallest "int" value that is greater than or equal to the <text:span text:style-name="Source_20_Text">number</text:span>.</text:p>
        <text:p text:style-name="P3">See also</text:p>
        <text:p text:style-name="P3"><text:a xlink:type="simple" xlink:href="https://www.tradingview.com/pine-script-reference/v6/#fun_math.floor" text:style-name="Internet_20_link" text:visited-style-name="Visited_20_Internet_20_Link">math.floor</text:a><text:a xlink:type="simple" xlink:href="https://www.tradingview.com/pine-script-reference/v6/#fun_math.round" text:style-name="Internet_20_link" text:visited-style-name="Visited_20_Internet_20_Link">math.round</text:a></text:p>
      </text:section>
      <text:section text:style-name="Sect1" text:name="fun_math.cos">
        <text:h text:style-name="P2" text:outline-level="3">math.cos()</text:h>
        <text:p text:style-name="P3">4 overloads</text:p>
      </text:section>
      <text:section text:style-name="Sect1" text:name="Section555">
        <text:p text:style-name="P6"><text:bookmark text:name="fun_math.cos"/>The cos function returns the trigonometric cosine of an angle.</text:p>
        <text:p text:style-name="Text_20_body">Syntax &amp; Overloads</text:p>
        <text:p text:style-name="P5"><text:a xlink:type="simple" xlink:href="https://www.tradingview.com/pine-script-reference/v6/#fun_math.cos-0" text:style-name="Internet_20_link" text:visited-style-name="Visited_20_Internet_20_Link">math.cos(angle) → const float</text:a></text:p>
        <text:p text:style-name="P5"><text:a xlink:type="simple" xlink:href="https://www.tradingview.com/pine-script-reference/v6/#fun_math.cos-1" text:style-name="Internet_20_link" text:visited-style-name="Visited_20_Internet_20_Link">math.cos(angle) → input float</text:a></text:p>
        <text:p text:style-name="P5"><text:a xlink:type="simple" xlink:href="https://www.tradingview.com/pine-script-reference/v6/#fun_math.cos-2" text:style-name="Internet_20_link" text:visited-style-name="Visited_20_Internet_20_Link">math.cos(angle) → simple float</text:a></text:p>
        <text:p text:style-name="P5"><text:a xlink:type="simple" xlink:href="https://www.tradingview.com/pine-script-reference/v6/#fun_math.cos-3" text:style-name="Internet_20_link" text:visited-style-name="Visited_20_Internet_20_Link">math.cos(angle) → series float</text:a></text:p>
        <text:p text:style-name="P3">Arguments</text:p>
        <text:p text:style-name="P3">angle (const int/float) Angle, in radians.</text:p>
        <text:p text:style-name="P3">Returns</text:p>
        <text:p text:style-name="P3">The trigonometric cosine of an angle.</text:p>
      </text:section>
      <text:section text:style-name="Sect1" text:name="fun_math.exp">
        <text:h text:style-name="P2" text:outline-level="3">math.exp()</text:h>
        <text:p text:style-name="P3">4 overloads</text:p>
      </text:section>
      <text:section text:style-name="Sect1" text:name="Section556">
        <text:p text:style-name="P6"><text:bookmark text:name="fun_math.exp"/>The exp function of <text:span text:style-name="Source_20_Text">number</text:span> is e raised to the power of <text:span text:style-name="Source_20_Text">number</text:span>, where e is Euler's number.</text:p>
        <text:p text:style-name="Text_20_body">Syntax &amp; Overloads</text:p>
        <text:p text:style-name="P5"><text:a xlink:type="simple" xlink:href="https://www.tradingview.com/pine-script-reference/v6/#fun_math.exp-0" text:style-name="Internet_20_link" text:visited-style-name="Visited_20_Internet_20_Link">math.exp(number) → const float</text:a></text:p>
        <text:p text:style-name="P5"><text:a xlink:type="simple" xlink:href="https://www.tradingview.com/pine-script-reference/v6/#fun_math.exp-1" text:style-name="Internet_20_link" text:visited-style-name="Visited_20_Internet_20_Link">math.exp(number) → input float</text:a></text:p>
        <text:p text:style-name="P5"><text:a xlink:type="simple" xlink:href="https://www.tradingview.com/pine-script-reference/v6/#fun_math.exp-2" text:style-name="Internet_20_link" text:visited-style-name="Visited_20_Internet_20_Link">math.exp(number) → simple float</text:a></text:p>
        <text:p text:style-name="P5"><text:a xlink:type="simple" xlink:href="https://www.tradingview.com/pine-script-reference/v6/#fun_math.exp-3" text:style-name="Internet_20_link" text:visited-style-name="Visited_20_Internet_20_Link">math.exp(number) → series float</text:a></text:p>
        <text:p text:style-name="P3">Arguments</text:p>
        <text:p text:style-name="P3">number (const int/float) The number to use in the calculation.</text:p>
        <text:p text:style-name="P3"><text:soft-page-break/>Returns</text:p>
        <text:p text:style-name="P3">A value representing e raised to the power of <text:span text:style-name="Source_20_Text">number</text:span>.</text:p>
        <text:p text:style-name="P3">See also</text:p>
        <text:p text:style-name="P3"><text:a xlink:type="simple" xlink:href="https://www.tradingview.com/pine-script-reference/v6/#fun_math.pow" text:style-name="Internet_20_link" text:visited-style-name="Visited_20_Internet_20_Link">math.pow</text:a></text:p>
      </text:section>
      <text:section text:style-name="Sect1" text:name="fun_math.floor">
        <text:h text:style-name="P2" text:outline-level="3">math.floor()</text:h>
        <text:p text:style-name="P3">4 overloads</text:p>
      </text:section>
      <text:section text:style-name="Sect1" text:name="Section557">
        <text:p text:style-name="P6"><text:bookmark text:name="fun_math.floor"/>Rounds the specified <text:span text:style-name="Source_20_Text">number</text:span> down to the largest whole number ("int" value) that is less than or equal to it.</text:p>
        <text:p text:style-name="Text_20_body">Syntax &amp; Overloads</text:p>
        <text:p text:style-name="P5"><text:a xlink:type="simple" xlink:href="https://www.tradingview.com/pine-script-reference/v6/#fun_math.floor-0" text:style-name="Internet_20_link" text:visited-style-name="Visited_20_Internet_20_Link">math.floor(number) → const int</text:a></text:p>
        <text:p text:style-name="P5"><text:a xlink:type="simple" xlink:href="https://www.tradingview.com/pine-script-reference/v6/#fun_math.floor-1" text:style-name="Internet_20_link" text:visited-style-name="Visited_20_Internet_20_Link">math.floor(number) → input int</text:a></text:p>
        <text:p text:style-name="P5"><text:a xlink:type="simple" xlink:href="https://www.tradingview.com/pine-script-reference/v6/#fun_math.floor-2" text:style-name="Internet_20_link" text:visited-style-name="Visited_20_Internet_20_Link">math.floor(number) → simple int</text:a></text:p>
        <text:p text:style-name="P5"><text:a xlink:type="simple" xlink:href="https://www.tradingview.com/pine-script-reference/v6/#fun_math.floor-3" text:style-name="Internet_20_link" text:visited-style-name="Visited_20_Internet_20_Link">math.floor(number) → series int</text:a></text:p>
        <text:p text:style-name="P3">Arguments</text:p>
        <text:p text:style-name="P3">number (const int/float) The number to round.</text:p>
        <text:p text:style-name="P3">Returns</text:p>
        <text:p text:style-name="P3">The largest "int" value that is less than or equal to the <text:span text:style-name="Source_20_Text">number</text:span>.</text:p>
        <text:p text:style-name="P3">See also</text:p>
        <text:p text:style-name="P3"><text:a xlink:type="simple" xlink:href="https://www.tradingview.com/pine-script-reference/v6/#fun_math.ceil" text:style-name="Internet_20_link" text:visited-style-name="Visited_20_Internet_20_Link">math.ceil</text:a><text:a xlink:type="simple" xlink:href="https://www.tradingview.com/pine-script-reference/v6/#fun_math.round" text:style-name="Internet_20_link" text:visited-style-name="Visited_20_Internet_20_Link">math.round</text:a></text:p>
      </text:section>
      <text:section text:style-name="Sect1" text:name="fun_math.log">
        <text:h text:style-name="P2" text:outline-level="3">math.log()</text:h>
        <text:p text:style-name="P3">4 overloads</text:p>
      </text:section>
      <text:section text:style-name="Sect1" text:name="Section558">
        <text:p text:style-name="P6"><text:bookmark text:name="fun_math.log"/>Natural logarithm of any <text:span text:style-name="Source_20_Text">number</text:span> &gt; 0 is the unique y such that e^y = <text:span text:style-name="Source_20_Text">number</text:span>.</text:p>
        <text:p text:style-name="Text_20_body">Syntax &amp; Overloads</text:p>
        <text:p text:style-name="P5"><text:a xlink:type="simple" xlink:href="https://www.tradingview.com/pine-script-reference/v6/#fun_math.log-0" text:style-name="Internet_20_link" text:visited-style-name="Visited_20_Internet_20_Link">math.log(number) → const float</text:a></text:p>
        <text:p text:style-name="P5"><text:a xlink:type="simple" xlink:href="https://www.tradingview.com/pine-script-reference/v6/#fun_math.log-1" text:style-name="Internet_20_link" text:visited-style-name="Visited_20_Internet_20_Link">math.log(number) → input float</text:a></text:p>
        <text:p text:style-name="P5"><text:a xlink:type="simple" xlink:href="https://www.tradingview.com/pine-script-reference/v6/#fun_math.log-2" text:style-name="Internet_20_link" text:visited-style-name="Visited_20_Internet_20_Link">math.log(number) → simple float</text:a></text:p>
        <text:p text:style-name="P5"><text:a xlink:type="simple" xlink:href="https://www.tradingview.com/pine-script-reference/v6/#fun_math.log-3" text:style-name="Internet_20_link" text:visited-style-name="Visited_20_Internet_20_Link">math.log(number) → series float</text:a></text:p>
        <text:p text:style-name="P3">Arguments</text:p>
        <text:p text:style-name="P3">number (const int/float) The number to use in the calculation.</text:p>
        <text:p text:style-name="P3">Returns</text:p>
        <text:p text:style-name="P3">The natural logarithm of <text:span text:style-name="Source_20_Text">number</text:span>.</text:p>
        <text:p text:style-name="P3">See also</text:p>
        <text:p text:style-name="P3"><text:a xlink:type="simple" xlink:href="https://www.tradingview.com/pine-script-reference/v6/#fun_math.log10" text:style-name="Internet_20_link" text:visited-style-name="Visited_20_Internet_20_Link">math.log10</text:a></text:p>
      </text:section>
      <text:section text:style-name="Sect1" text:name="fun_math.log10">
        <text:h text:style-name="P2" text:outline-level="3">math.log10()</text:h>
        <text:p text:style-name="P3">4 overloads</text:p>
      </text:section>
      <text:section text:style-name="Sect1" text:name="Section559">
        <text:p text:style-name="P6"><text:bookmark text:name="fun_math.log10"/>The common (or base 10) logarithm of <text:span text:style-name="Source_20_Text">number</text:span> is the power to which 10 must be raised to obtain the <text:span text:style-name="Source_20_Text">number</text:span>. 10^y = <text:span text:style-name="Source_20_Text">number</text:span>.</text:p>
        <text:p text:style-name="Text_20_body">Syntax &amp; Overloads</text:p>
        <text:p text:style-name="P5"><text:a xlink:type="simple" xlink:href="https://www.tradingview.com/pine-script-reference/v6/#fun_math.log10-0" text:style-name="Internet_20_link" text:visited-style-name="Visited_20_Internet_20_Link">math.log10(number) → const float</text:a></text:p>
        <text:p text:style-name="P5"><text:a xlink:type="simple" xlink:href="https://www.tradingview.com/pine-script-reference/v6/#fun_math.log10-1" text:style-name="Internet_20_link" text:visited-style-name="Visited_20_Internet_20_Link">math.log10(number) → input float</text:a></text:p>
        <text:p text:style-name="P5"><text:a xlink:type="simple" xlink:href="https://www.tradingview.com/pine-script-reference/v6/#fun_math.log10-2" text:style-name="Internet_20_link" text:visited-style-name="Visited_20_Internet_20_Link">math.log10(number) → simple float</text:a></text:p>
        <text:p text:style-name="P5"><text:a xlink:type="simple" xlink:href="https://www.tradingview.com/pine-script-reference/v6/#fun_math.log10-3" text:style-name="Internet_20_link" text:visited-style-name="Visited_20_Internet_20_Link">math.log10(number) → series float</text:a></text:p>
        <text:p text:style-name="P3">Arguments</text:p>
        <text:p text:style-name="P3">number (const int/float) The number to use in the calculation.</text:p>
        <text:p text:style-name="P3">Returns</text:p>
        <text:p text:style-name="P3">The base 10 logarithm of <text:span text:style-name="Source_20_Text">number</text:span>.</text:p>
        <text:p text:style-name="P3">See also</text:p>
        <text:p text:style-name="P3"><text:a xlink:type="simple" xlink:href="https://www.tradingview.com/pine-script-reference/v6/#fun_math.log" text:style-name="Internet_20_link" text:visited-style-name="Visited_20_Internet_20_Link">math.log</text:a></text:p>
      </text:section>
      <text:section text:style-name="Sect1" text:name="fun_math.max">
        <text:h text:style-name="P2" text:outline-level="3">math.max()</text:h>
        <text:p text:style-name="P3">8 overloads</text:p>
      </text:section>
      <text:p text:style-name="P3">Returns the greatest of multiple values.</text:p>
      <text:p text:style-name="Text_20_body">Syntax &amp; Overloads</text:p>
      <text:p text:style-name="P5"><text:a xlink:type="simple" xlink:href="https://www.tradingview.com/pine-script-reference/v6/#fun_math.max-0" text:style-name="Internet_20_link" text:visited-style-name="Visited_20_Internet_20_Link">math.max(number0, number1, ...) → const int</text:a></text:p>
      <text:p text:style-name="P5"><text:a xlink:type="simple" xlink:href="https://www.tradingview.com/pine-script-reference/v6/#fun_math.max-1" text:style-name="Internet_20_link" text:visited-style-name="Visited_20_Internet_20_Link">math.max(number0, number1, ...) → const float</text:a></text:p>
      <text:p text:style-name="P5"><text:a xlink:type="simple" xlink:href="https://www.tradingview.com/pine-script-reference/v6/#fun_math.max-2" text:style-name="Internet_20_link" text:visited-style-name="Visited_20_Internet_20_Link">math.max(number0, number1, ...) → input int</text:a></text:p>
      <text:p text:style-name="P5"><text:a xlink:type="simple" xlink:href="https://www.tradingview.com/pine-script-reference/v6/#fun_math.max-3" text:style-name="Internet_20_link" text:visited-style-name="Visited_20_Internet_20_Link">math.max(number0, number1, ...) → simple int</text:a></text:p>
      <text:p text:style-name="P5"><text:a xlink:type="simple" xlink:href="https://www.tradingview.com/pine-script-reference/v6/#fun_math.max-4" text:style-name="Internet_20_link" text:visited-style-name="Visited_20_Internet_20_Link">math.max(number0, number1, ...) → input float</text:a></text:p>
      <text:p text:style-name="P5"><text:a xlink:type="simple" xlink:href="https://www.tradingview.com/pine-script-reference/v6/#fun_math.max-5" text:style-name="Internet_20_link" text:visited-style-name="Visited_20_Internet_20_Link">math.max(number0, number1, ...) → series int</text:a></text:p>
      <text:p text:style-name="P5"><text:a xlink:type="simple" xlink:href="https://www.tradingview.com/pine-script-reference/v6/#fun_math.max-6" text:style-name="Internet_20_link" text:visited-style-name="Visited_20_Internet_20_Link">math.max(number0, number1, ...) → simple float</text:a></text:p>
      <text:p text:style-name="P5"><text:a xlink:type="simple" xlink:href="https://www.tradingview.com/pine-script-reference/v6/#fun_math.max-7" text:style-name="Internet_20_link" text:visited-style-name="Visited_20_Internet_20_Link">math.max(number0, number1, ...) → series float</text:a></text:p>
      <text:p text:style-name="P3">Arguments</text:p>
      <text:p text:style-name="P3">number0, number1, ... (const int) A sequence of numbers to use in the calculation.</text:p>
      <text:p text:style-name="P3">Example</text:p>
      <text:section text:style-name="Sect1" text:name="Section560">
        <text:p text:style-name="P4"><text:bookmark text:name="fun_math.max"/><text:span text:style-name="Source_20_Text">//@version=6</text:span></text:p>
        <text:p text:style-name="Preformatted_20_Text"><text:span text:style-name="Source_20_Text">indicator("math.max", overlay=true)</text:span></text:p>
        <text:p text:style-name="Preformatted_20_Text"><text:span text:style-name="Source_20_Text">plot(math.max(close, open))</text:span></text:p>
        <text:p text:style-name="P5"><text:span text:style-name="Source_20_Text">plot(math.max(close, math.max(open, 42)))</text:span></text:p>
        <text:p text:style-name="P3"><text:soft-page-break/>Returns</text:p>
        <text:p text:style-name="P3">The greatest of multiple given values.</text:p>
        <text:p text:style-name="P3">See also</text:p>
        <text:p text:style-name="P3"><text:a xlink:type="simple" xlink:href="https://www.tradingview.com/pine-script-reference/v6/#fun_math.min" text:style-name="Internet_20_link" text:visited-style-name="Visited_20_Internet_20_Link">math.min</text:a></text:p>
      </text:section>
      <text:section text:style-name="Sect1" text:name="fun_math.min">
        <text:h text:style-name="P2" text:outline-level="3">math.min()</text:h>
        <text:p text:style-name="P3">8 overloads</text:p>
      </text:section>
      <text:p text:style-name="P3">Returns the smallest of multiple values.</text:p>
      <text:p text:style-name="Text_20_body">Syntax &amp; Overloads</text:p>
      <text:p text:style-name="P5"><text:a xlink:type="simple" xlink:href="https://www.tradingview.com/pine-script-reference/v6/#fun_math.min-0" text:style-name="Internet_20_link" text:visited-style-name="Visited_20_Internet_20_Link">math.min(number0, number1, ...) → const int</text:a></text:p>
      <text:p text:style-name="P5"><text:a xlink:type="simple" xlink:href="https://www.tradingview.com/pine-script-reference/v6/#fun_math.min-1" text:style-name="Internet_20_link" text:visited-style-name="Visited_20_Internet_20_Link">math.min(number0, number1, ...) → const float</text:a></text:p>
      <text:p text:style-name="P5"><text:a xlink:type="simple" xlink:href="https://www.tradingview.com/pine-script-reference/v6/#fun_math.min-2" text:style-name="Internet_20_link" text:visited-style-name="Visited_20_Internet_20_Link">math.min(number0, number1, ...) → input int</text:a></text:p>
      <text:p text:style-name="P5"><text:a xlink:type="simple" xlink:href="https://www.tradingview.com/pine-script-reference/v6/#fun_math.min-3" text:style-name="Internet_20_link" text:visited-style-name="Visited_20_Internet_20_Link">math.min(number0, number1, ...) → simple int</text:a></text:p>
      <text:p text:style-name="P5"><text:a xlink:type="simple" xlink:href="https://www.tradingview.com/pine-script-reference/v6/#fun_math.min-4" text:style-name="Internet_20_link" text:visited-style-name="Visited_20_Internet_20_Link">math.min(number0, number1, ...) → input float</text:a></text:p>
      <text:p text:style-name="P5"><text:a xlink:type="simple" xlink:href="https://www.tradingview.com/pine-script-reference/v6/#fun_math.min-5" text:style-name="Internet_20_link" text:visited-style-name="Visited_20_Internet_20_Link">math.min(number0, number1, ...) → series int</text:a></text:p>
      <text:p text:style-name="P5"><text:a xlink:type="simple" xlink:href="https://www.tradingview.com/pine-script-reference/v6/#fun_math.min-6" text:style-name="Internet_20_link" text:visited-style-name="Visited_20_Internet_20_Link">math.min(number0, number1, ...) → simple float</text:a></text:p>
      <text:p text:style-name="P5"><text:a xlink:type="simple" xlink:href="https://www.tradingview.com/pine-script-reference/v6/#fun_math.min-7" text:style-name="Internet_20_link" text:visited-style-name="Visited_20_Internet_20_Link">math.min(number0, number1, ...) → series float</text:a></text:p>
      <text:p text:style-name="P3">Arguments</text:p>
      <text:p text:style-name="P3">number0, number1, ... (const int) A sequence of numbers to use in the calculation.</text:p>
      <text:p text:style-name="P3">Example</text:p>
      <text:section text:style-name="Sect1" text:name="Section561">
        <text:p text:style-name="P4"><text:bookmark text:name="fun_math.min"/><text:span text:style-name="Source_20_Text">//@version=6</text:span></text:p>
        <text:p text:style-name="Preformatted_20_Text"><text:span text:style-name="Source_20_Text">indicator("math.min", overlay=true)</text:span></text:p>
        <text:p text:style-name="Preformatted_20_Text"><text:span text:style-name="Source_20_Text">plot(math.min(close, open))</text:span></text:p>
        <text:p text:style-name="P5"><text:span text:style-name="Source_20_Text">plot(math.min(close, math.min(open, 42)))</text:span></text:p>
        <text:p text:style-name="P3">Returns</text:p>
        <text:p text:style-name="P3">The smallest of multiple given values.</text:p>
        <text:p text:style-name="P3">See also</text:p>
        <text:p text:style-name="P3"><text:a xlink:type="simple" xlink:href="https://www.tradingview.com/pine-script-reference/v6/#fun_math.max" text:style-name="Internet_20_link" text:visited-style-name="Visited_20_Internet_20_Link">math.max</text:a></text:p>
      </text:section>
      <text:section text:style-name="Sect1" text:name="fun_math.pow">
        <text:h text:style-name="P2" text:outline-level="3">math.pow()</text:h>
        <text:p text:style-name="P3">4 overloads</text:p>
      </text:section>
      <text:p text:style-name="P3">Mathematical power function.</text:p>
      <text:p text:style-name="Text_20_body">Syntax &amp; Overloads</text:p>
      <text:p text:style-name="P5"><text:a xlink:type="simple" xlink:href="https://www.tradingview.com/pine-script-reference/v6/#fun_math.pow-0" text:style-name="Internet_20_link" text:visited-style-name="Visited_20_Internet_20_Link">math.pow(base, exponent) → const float</text:a></text:p>
      <text:p text:style-name="P5"><text:a xlink:type="simple" xlink:href="https://www.tradingview.com/pine-script-reference/v6/#fun_math.pow-1" text:style-name="Internet_20_link" text:visited-style-name="Visited_20_Internet_20_Link">math.pow(base, exponent) → input float</text:a></text:p>
      <text:p text:style-name="P5"><text:a xlink:type="simple" xlink:href="https://www.tradingview.com/pine-script-reference/v6/#fun_math.pow-2" text:style-name="Internet_20_link" text:visited-style-name="Visited_20_Internet_20_Link">math.pow(base, exponent) → simple float</text:a></text:p>
      <text:p text:style-name="P5"><text:a xlink:type="simple" xlink:href="https://www.tradingview.com/pine-script-reference/v6/#fun_math.pow-3" text:style-name="Internet_20_link" text:visited-style-name="Visited_20_Internet_20_Link">math.pow(base, exponent) → series float</text:a></text:p>
      <text:p text:style-name="P3">Arguments</text:p>
      <text:p text:style-name="P3">base (const int/float) Specify the base to use.</text:p>
      <text:p text:style-name="P3">exponent (const int/float) Specifies the exponent.</text:p>
      <text:p text:style-name="P3">Example</text:p>
      <text:section text:style-name="Sect1" text:name="Section562">
        <text:p text:style-name="P4"><text:bookmark text:name="fun_math.pow"/><text:span text:style-name="Source_20_Text">//@version=6</text:span></text:p>
        <text:p text:style-name="Preformatted_20_Text"><text:span text:style-name="Source_20_Text">indicator("math.pow", overlay=true)</text:span></text:p>
        <text:p text:style-name="P5"><text:span text:style-name="Source_20_Text">plot(math.pow(close, 2))</text:span></text:p>
        <text:p text:style-name="P3">Returns</text:p>
        <text:p text:style-name="P3"><text:span text:style-name="Source_20_Text">base</text:span> raised to the power of <text:span text:style-name="Source_20_Text">exponent</text:span>. If <text:span text:style-name="Source_20_Text">base</text:span> is a series, it is calculated elementwise.</text:p>
        <text:p text:style-name="P3">See also</text:p>
        <text:p text:style-name="P3"><text:a xlink:type="simple" xlink:href="https://www.tradingview.com/pine-script-reference/v6/#fun_math.sqrt" text:style-name="Internet_20_link" text:visited-style-name="Visited_20_Internet_20_Link">math.sqrt</text:a><text:a xlink:type="simple" xlink:href="https://www.tradingview.com/pine-script-reference/v6/#fun_math.exp" text:style-name="Internet_20_link" text:visited-style-name="Visited_20_Internet_20_Link">math.exp</text:a></text:p>
      </text:section>
      <text:section text:style-name="Sect1" text:name="fun_math.random">
        <text:h text:style-name="P2" text:outline-level="3">math.random()</text:h>
      </text:section>
      <text:section text:style-name="Sect1" text:name="Section563">
        <text:p text:style-name="P6"><text:bookmark text:name="fun_math.random"/>Returns a pseudo-random value. The function will generate a different sequence of values for each script execution. Using the same value for the optional seed argument will produce a repeatable sequence.</text:p>
        <text:p text:style-name="Text_20_body">Syntax</text:p>
        <text:p text:style-name="P5">math.random(min, max, seed) → series float</text:p>
        <text:p text:style-name="P3">Arguments</text:p>
        <text:p text:style-name="P3">min (series int/float) The lower bound of the range of random values. The value is not included in the range. The default is 0.</text:p>
        <text:p text:style-name="P3">max (series int/float) The upper bound of the range of random values. The value is not included in the range. The default is 1.</text:p>
        <text:p text:style-name="P3">seed (series int) Optional argument. When the same seed is used, allows successive calls to the function to produce a repeatable set of values.</text:p>
        <text:p text:style-name="P3">Returns</text:p>
        <text:p text:style-name="P3">A random value.</text:p>
      </text:section>
      <text:section text:style-name="Sect1" text:name="fun_math.round">
        <text:h text:style-name="P2" text:outline-level="3">math.round()</text:h>
        <text:p text:style-name="P3">8 overloads</text:p>
      </text:section>
      <text:section text:style-name="Sect1" text:name="Section564">
        <text:p text:style-name="P6"><text:bookmark text:name="fun_math.round"/>Returns the value of <text:span text:style-name="Source_20_Text">number</text:span> rounded to the nearest integer, with ties rounding up. If the <text:span text:style-name="Source_20_Text">precision</text:span> parameter is used, returns a float value rounded to that amount of decimal places.</text:p>
        <text:p text:style-name="Text_20_body">Syntax &amp; Overloads</text:p>
        <text:p text:style-name="P5"><text:a xlink:type="simple" xlink:href="https://www.tradingview.com/pine-script-reference/v6/#fun_math.round-0" text:style-name="Internet_20_link" text:visited-style-name="Visited_20_Internet_20_Link">math.round(number) → const int</text:a></text:p>
        <text:p text:style-name="P5"><text:a xlink:type="simple" xlink:href="https://www.tradingview.com/pine-script-reference/v6/#fun_math.round-1" text:style-name="Internet_20_link" text:visited-style-name="Visited_20_Internet_20_Link">math.round(number) → input int</text:a></text:p>
        <text:p text:style-name="P5"><text:a xlink:type="simple" xlink:href="https://www.tradingview.com/pine-script-reference/v6/#fun_math.round-2" text:style-name="Internet_20_link" text:visited-style-name="Visited_20_Internet_20_Link">math.round(number) → simple int</text:a></text:p>
        <text:p text:style-name="P5"><text:a xlink:type="simple" xlink:href="https://www.tradingview.com/pine-script-reference/v6/#fun_math.round-3" text:style-name="Internet_20_link" text:visited-style-name="Visited_20_Internet_20_Link">math.round(number) → series int</text:a></text:p>
        <text:p text:style-name="P5"><text:a xlink:type="simple" xlink:href="https://www.tradingview.com/pine-script-reference/v6/#fun_math.round-4" text:style-name="Internet_20_link" text:visited-style-name="Visited_20_Internet_20_Link">math.round(number, precision) → const float</text:a></text:p>
        <text:p text:style-name="P5"><text:a xlink:type="simple" xlink:href="https://www.tradingview.com/pine-script-reference/v6/#fun_math.round-5" text:style-name="Internet_20_link" text:visited-style-name="Visited_20_Internet_20_Link"><text:soft-page-break/>math.round(number, precision) → input float</text:a></text:p>
        <text:p text:style-name="P5"><text:a xlink:type="simple" xlink:href="https://www.tradingview.com/pine-script-reference/v6/#fun_math.round-6" text:style-name="Internet_20_link" text:visited-style-name="Visited_20_Internet_20_Link">math.round(number, precision) → simple float</text:a></text:p>
        <text:p text:style-name="P5"><text:a xlink:type="simple" xlink:href="https://www.tradingview.com/pine-script-reference/v6/#fun_math.round-7" text:style-name="Internet_20_link" text:visited-style-name="Visited_20_Internet_20_Link">math.round(number, precision) → series float</text:a></text:p>
        <text:p text:style-name="P3">Arguments</text:p>
        <text:p text:style-name="P3">number (const int/float) The value to be rounded.</text:p>
        <text:p text:style-name="P3">Returns</text:p>
        <text:p text:style-name="P3">The value of <text:span text:style-name="Source_20_Text">number</text:span> rounded to the nearest integer, or according to precision.</text:p>
        <text:p text:style-name="P3">Remarks</text:p>
        <text:p text:style-name="P3">Note that for 'na' values function returns 'na'.</text:p>
        <text:p text:style-name="P3">See also</text:p>
        <text:p text:style-name="P3"><text:a xlink:type="simple" xlink:href="https://www.tradingview.com/pine-script-reference/v6/#fun_math.ceil" text:style-name="Internet_20_link" text:visited-style-name="Visited_20_Internet_20_Link">math.ceil</text:a><text:a xlink:type="simple" xlink:href="https://www.tradingview.com/pine-script-reference/v6/#fun_math.floor" text:style-name="Internet_20_link" text:visited-style-name="Visited_20_Internet_20_Link">math.floor</text:a></text:p>
      </text:section>
      <text:section text:style-name="Sect1" text:name="fun_math.round_to_mintick">
        <text:h text:style-name="P2" text:outline-level="3">math.round_to_mintick()</text:h>
        <text:p text:style-name="P3">2 overloads</text:p>
      </text:section>
      <text:section text:style-name="Sect1" text:name="Section565">
        <text:p text:style-name="P6"><text:bookmark text:name="fun_math.round_to_mintick"/>Returns the value rounded to the symbol's mintick, i.e. the nearest value that can be divided by <text:a xlink:type="simple" xlink:href="https://www.tradingview.com/pine-script-reference/v6/#var_syminfo.mintick" text:style-name="Internet_20_link" text:visited-style-name="Visited_20_Internet_20_Link">syminfo.mintick</text:a>, without the remainder, with ties rounding up.</text:p>
        <text:p text:style-name="Text_20_body">Syntax &amp; Overloads</text:p>
        <text:p text:style-name="P5"><text:a xlink:type="simple" xlink:href="https://www.tradingview.com/pine-script-reference/v6/#fun_math.round_to_mintick-0" text:style-name="Internet_20_link" text:visited-style-name="Visited_20_Internet_20_Link">math.round_to_mintick(number) → simple float</text:a></text:p>
        <text:p text:style-name="P5"><text:a xlink:type="simple" xlink:href="https://www.tradingview.com/pine-script-reference/v6/#fun_math.round_to_mintick-1" text:style-name="Internet_20_link" text:visited-style-name="Visited_20_Internet_20_Link">math.round_to_mintick(number) → series float</text:a></text:p>
        <text:p text:style-name="P3">Arguments</text:p>
        <text:p text:style-name="P3">number (simple int/float) The value to be rounded.</text:p>
        <text:p text:style-name="P3">Returns</text:p>
        <text:p text:style-name="P3">The <text:span text:style-name="Source_20_Text">number</text:span> rounded to tick precision.</text:p>
        <text:p text:style-name="P3">Remarks</text:p>
        <text:p text:style-name="P3">Note that for 'na' values function returns 'na'.</text:p>
        <text:p text:style-name="P3">See also</text:p>
        <text:p text:style-name="P3"><text:a xlink:type="simple" xlink:href="https://www.tradingview.com/pine-script-reference/v6/#fun_math.ceil" text:style-name="Internet_20_link" text:visited-style-name="Visited_20_Internet_20_Link">math.ceil</text:a><text:a xlink:type="simple" xlink:href="https://www.tradingview.com/pine-script-reference/v6/#fun_math.floor" text:style-name="Internet_20_link" text:visited-style-name="Visited_20_Internet_20_Link">math.floor</text:a></text:p>
      </text:section>
      <text:section text:style-name="Sect1" text:name="fun_math.sign">
        <text:h text:style-name="P2" text:outline-level="3">math.sign()</text:h>
        <text:p text:style-name="P3">4 overloads</text:p>
      </text:section>
      <text:section text:style-name="Sect1" text:name="Section566">
        <text:p text:style-name="P6"><text:bookmark text:name="fun_math.sign"/>Sign (signum) of <text:span text:style-name="Source_20_Text">number</text:span> is zero if <text:span text:style-name="Source_20_Text">number</text:span> is zero, 1.0 if <text:span text:style-name="Source_20_Text">number</text:span> is greater than zero, -1.0 if <text:span text:style-name="Source_20_Text">number</text:span> is less than zero.</text:p>
        <text:p text:style-name="Text_20_body">Syntax &amp; Overloads</text:p>
        <text:p text:style-name="P5"><text:a xlink:type="simple" xlink:href="https://www.tradingview.com/pine-script-reference/v6/#fun_math.sign-0" text:style-name="Internet_20_link" text:visited-style-name="Visited_20_Internet_20_Link">math.sign(number) → const float</text:a></text:p>
        <text:p text:style-name="P5"><text:a xlink:type="simple" xlink:href="https://www.tradingview.com/pine-script-reference/v6/#fun_math.sign-1" text:style-name="Internet_20_link" text:visited-style-name="Visited_20_Internet_20_Link">math.sign(number) → input float</text:a></text:p>
        <text:p text:style-name="P5"><text:a xlink:type="simple" xlink:href="https://www.tradingview.com/pine-script-reference/v6/#fun_math.sign-2" text:style-name="Internet_20_link" text:visited-style-name="Visited_20_Internet_20_Link">math.sign(number) → simple float</text:a></text:p>
        <text:p text:style-name="P5"><text:a xlink:type="simple" xlink:href="https://www.tradingview.com/pine-script-reference/v6/#fun_math.sign-3" text:style-name="Internet_20_link" text:visited-style-name="Visited_20_Internet_20_Link">math.sign(number) → series float</text:a></text:p>
        <text:p text:style-name="P3">Arguments</text:p>
        <text:p text:style-name="P3">number (const int/float) The number to use in the calculation.</text:p>
        <text:p text:style-name="P3">Returns</text:p>
        <text:p text:style-name="P3">The sign of the argument.</text:p>
      </text:section>
      <text:section text:style-name="Sect1" text:name="fun_math.sin">
        <text:h text:style-name="P2" text:outline-level="3">math.sin()</text:h>
        <text:p text:style-name="P3">4 overloads</text:p>
      </text:section>
      <text:section text:style-name="Sect1" text:name="Section567">
        <text:p text:style-name="P6"><text:bookmark text:name="fun_math.sin"/>The sin function returns the trigonometric sine of an angle.</text:p>
        <text:p text:style-name="Text_20_body">Syntax &amp; Overloads</text:p>
        <text:p text:style-name="P5"><text:a xlink:type="simple" xlink:href="https://www.tradingview.com/pine-script-reference/v6/#fun_math.sin-0" text:style-name="Internet_20_link" text:visited-style-name="Visited_20_Internet_20_Link">math.sin(angle) → const float</text:a></text:p>
        <text:p text:style-name="P5"><text:a xlink:type="simple" xlink:href="https://www.tradingview.com/pine-script-reference/v6/#fun_math.sin-1" text:style-name="Internet_20_link" text:visited-style-name="Visited_20_Internet_20_Link">math.sin(angle) → input float</text:a></text:p>
        <text:p text:style-name="P5"><text:a xlink:type="simple" xlink:href="https://www.tradingview.com/pine-script-reference/v6/#fun_math.sin-2" text:style-name="Internet_20_link" text:visited-style-name="Visited_20_Internet_20_Link">math.sin(angle) → simple float</text:a></text:p>
        <text:p text:style-name="P5"><text:a xlink:type="simple" xlink:href="https://www.tradingview.com/pine-script-reference/v6/#fun_math.sin-3" text:style-name="Internet_20_link" text:visited-style-name="Visited_20_Internet_20_Link">math.sin(angle) → series float</text:a></text:p>
        <text:p text:style-name="P3">Arguments</text:p>
        <text:p text:style-name="P3">angle (const int/float) Angle, in radians.</text:p>
        <text:p text:style-name="P3">Returns</text:p>
        <text:p text:style-name="P3">The trigonometric sine of an angle.</text:p>
      </text:section>
      <text:section text:style-name="Sect1" text:name="fun_math.sqrt">
        <text:h text:style-name="P2" text:outline-level="3">math.sqrt()</text:h>
        <text:p text:style-name="P3">4 overloads</text:p>
      </text:section>
      <text:section text:style-name="Sect1" text:name="Section568">
        <text:p text:style-name="P6"><text:bookmark text:name="fun_math.sqrt"/>Square root of any <text:span text:style-name="Source_20_Text">number</text:span> &gt;= 0 is the unique y &gt;= 0 such that y^2 = <text:span text:style-name="Source_20_Text">number</text:span>.</text:p>
        <text:p text:style-name="Text_20_body">Syntax &amp; Overloads</text:p>
        <text:p text:style-name="P5"><text:a xlink:type="simple" xlink:href="https://www.tradingview.com/pine-script-reference/v6/#fun_math.sqrt-0" text:style-name="Internet_20_link" text:visited-style-name="Visited_20_Internet_20_Link">math.sqrt(number) → const float</text:a></text:p>
        <text:p text:style-name="P5"><text:a xlink:type="simple" xlink:href="https://www.tradingview.com/pine-script-reference/v6/#fun_math.sqrt-1" text:style-name="Internet_20_link" text:visited-style-name="Visited_20_Internet_20_Link">math.sqrt(number) → input float</text:a></text:p>
        <text:p text:style-name="P5"><text:a xlink:type="simple" xlink:href="https://www.tradingview.com/pine-script-reference/v6/#fun_math.sqrt-2" text:style-name="Internet_20_link" text:visited-style-name="Visited_20_Internet_20_Link">math.sqrt(number) → simple float</text:a></text:p>
        <text:p text:style-name="P5"><text:a xlink:type="simple" xlink:href="https://www.tradingview.com/pine-script-reference/v6/#fun_math.sqrt-3" text:style-name="Internet_20_link" text:visited-style-name="Visited_20_Internet_20_Link">math.sqrt(number) → series float</text:a></text:p>
        <text:p text:style-name="P3">Arguments</text:p>
        <text:p text:style-name="P3">number (const int/float) The number to use in the calculation.</text:p>
        <text:p text:style-name="P3">Returns</text:p>
        <text:p text:style-name="P3">The square root of <text:span text:style-name="Source_20_Text">number</text:span>.</text:p>
        <text:p text:style-name="P3">See also</text:p>
        <text:p text:style-name="P3"><text:a xlink:type="simple" xlink:href="https://www.tradingview.com/pine-script-reference/v6/#fun_math.pow" text:style-name="Internet_20_link" text:visited-style-name="Visited_20_Internet_20_Link">math.pow</text:a></text:p>
      </text:section>
      <text:section text:style-name="Sect1" text:name="fun_math.sum">
        <text:h text:style-name="P2" text:outline-level="3">math.sum()</text:h>
      </text:section>
      <text:section text:style-name="Sect1" text:name="Section569">
        <text:p text:style-name="P6"><text:bookmark text:name="fun_math.sum"/>The sum function returns the sliding sum of last y values of x.</text:p>
        <text:p text:style-name="Text_20_body"><text:soft-page-break/>Syntax</text:p>
        <text:p text:style-name="P5">math.sum(source, length) → series float</text:p>
        <text:p text:style-name="P3">Arguments</text:p>
        <text:p text:style-name="P3">source (series int/float) Series of values to process.</text:p>
        <text:p text:style-name="P3">length (series int) Number of bars (length).</text:p>
        <text:p text:style-name="P3">Returns</text:p>
        <text:p text:style-name="P3">Sum of <text:span text:style-name="Source_20_Text">source</text:span> for <text:span text:style-name="Source_20_Text">length</text:span> bars back.</text:p>
        <text:p text:style-name="P3">Remarks</text:p>
        <text:p text:style-name="P3"><text:span text:style-name="Source_20_Text">na</text:span> values in the <text:span text:style-name="Source_20_Text">source</text:span> series are ignored; the function calculates on the <text:span text:style-name="Source_20_Text">length</text:span> quantity of non-<text:span text:style-name="Source_20_Text">na</text:span> values.</text:p>
        <text:p text:style-name="P3">See also</text:p>
        <text:p text:style-name="P3"><text:a xlink:type="simple" xlink:href="https://www.tradingview.com/pine-script-reference/v6/#fun_ta.cum" text:style-name="Internet_20_link" text:visited-style-name="Visited_20_Internet_20_Link">ta.cum</text:a><text:a xlink:type="simple" xlink:href="https://www.tradingview.com/pine-script-reference/v6/#kw_for" text:style-name="Internet_20_link" text:visited-style-name="Visited_20_Internet_20_Link">for</text:a></text:p>
      </text:section>
      <text:section text:style-name="Sect1" text:name="fun_math.tan">
        <text:h text:style-name="P2" text:outline-level="3">math.tan()</text:h>
        <text:p text:style-name="P3">4 overloads</text:p>
      </text:section>
      <text:section text:style-name="Sect1" text:name="Section570">
        <text:p text:style-name="P6"><text:bookmark text:name="fun_math.tan"/>The tan function returns the trigonometric tangent of an angle.</text:p>
        <text:p text:style-name="Text_20_body">Syntax &amp; Overloads</text:p>
        <text:p text:style-name="P5"><text:a xlink:type="simple" xlink:href="https://www.tradingview.com/pine-script-reference/v6/#fun_math.tan-0" text:style-name="Internet_20_link" text:visited-style-name="Visited_20_Internet_20_Link">math.tan(angle) → const float</text:a></text:p>
        <text:p text:style-name="P5"><text:a xlink:type="simple" xlink:href="https://www.tradingview.com/pine-script-reference/v6/#fun_math.tan-1" text:style-name="Internet_20_link" text:visited-style-name="Visited_20_Internet_20_Link">math.tan(angle) → input float</text:a></text:p>
        <text:p text:style-name="P5"><text:a xlink:type="simple" xlink:href="https://www.tradingview.com/pine-script-reference/v6/#fun_math.tan-2" text:style-name="Internet_20_link" text:visited-style-name="Visited_20_Internet_20_Link">math.tan(angle) → simple float</text:a></text:p>
        <text:p text:style-name="P5"><text:a xlink:type="simple" xlink:href="https://www.tradingview.com/pine-script-reference/v6/#fun_math.tan-3" text:style-name="Internet_20_link" text:visited-style-name="Visited_20_Internet_20_Link">math.tan(angle) → series float</text:a></text:p>
        <text:p text:style-name="P3">Arguments</text:p>
        <text:p text:style-name="P3">angle (const int/float) Angle, in radians.</text:p>
        <text:p text:style-name="P3">Returns</text:p>
        <text:p text:style-name="P3">The trigonometric tangent of an angle.</text:p>
      </text:section>
      <text:section text:style-name="Sect1" text:name="fun_math.todegrees">
        <text:h text:style-name="P2" text:outline-level="3">math.todegrees()</text:h>
      </text:section>
      <text:section text:style-name="Sect1" text:name="Section571">
        <text:p text:style-name="P6"><text:bookmark text:name="fun_math.todegrees"/>Returns an approximately equivalent angle in degrees from an angle measured in radians.</text:p>
        <text:p text:style-name="Text_20_body">Syntax</text:p>
        <text:p text:style-name="P5">math.todegrees(radians) → series float</text:p>
        <text:p text:style-name="P3">Arguments</text:p>
        <text:p text:style-name="P3">radians (series int/float) Angle in radians.</text:p>
        <text:p text:style-name="P3">Returns</text:p>
        <text:p text:style-name="P3">The angle value in degrees.</text:p>
      </text:section>
      <text:section text:style-name="Sect1" text:name="fun_math.toradians">
        <text:h text:style-name="P2" text:outline-level="3">math.toradians()</text:h>
      </text:section>
      <text:section text:style-name="Sect1" text:name="Section572">
        <text:p text:style-name="P6"><text:bookmark text:name="fun_math.toradians"/>Returns an approximately equivalent angle in radians from an angle measured in degrees.</text:p>
        <text:p text:style-name="Text_20_body">Syntax</text:p>
        <text:p text:style-name="P5">math.toradians(degrees) → series float</text:p>
        <text:p text:style-name="P3">Arguments</text:p>
        <text:p text:style-name="P3">degrees (series int/float) Angle in degrees.</text:p>
        <text:p text:style-name="P3">Returns</text:p>
        <text:p text:style-name="P3">The angle value in radians.</text:p>
      </text:section>
      <text:section text:style-name="Sect1" text:name="fun_matrix.add_col">
        <text:h text:style-name="P2" text:outline-level="3">matrix.add_col()</text:h>
        <text:p text:style-name="P3">2 overloads</text:p>
      </text:section>
      <text:p text:style-name="P3">The function adds a column at the <text:span text:style-name="Source_20_Text">column</text:span> index of the <text:span text:style-name="Source_20_Text">id</text:span> matrix. The column can consist of <text:span text:style-name="Source_20_Text">na</text:span> values, or an array can be used to provide values.</text:p>
      <text:p text:style-name="Text_20_body">Syntax &amp; Overloads</text:p>
      <text:p text:style-name="P5"><text:a xlink:type="simple" xlink:href="https://www.tradingview.com/pine-script-reference/v6/#fun_matrix.add_col-0" text:style-name="Internet_20_link" text:visited-style-name="Visited_20_Internet_20_Link">matrix.add_col(id, column) → void</text:a></text:p>
      <text:p text:style-name="P5"><text:a xlink:type="simple" xlink:href="https://www.tradingview.com/pine-script-reference/v6/#fun_matrix.add_col-1" text:style-name="Internet_20_link" text:visited-style-name="Visited_20_Internet_20_Link">matrix.add_col(id, column, array_id) → void</text:a></text:p>
      <text:p text:style-name="P3">Arguments</text:p>
      <text:p text:style-name="P3">id (any matrix type) A matrix object.</text:p>
      <text:p text:style-name="P3">column (series int) The index of the column after which the new column will be inserted. Optional. The default value is <text:a xlink:type="simple" xlink:href="https://www.tradingview.com/pine-script-reference/v6/#fun_matrix.columns" text:style-name="Internet_20_link" text:visited-style-name="Visited_20_Internet_20_Link">matrix.columns</text:a>.</text:p>
      <text:p text:style-name="P3">Adding a column to the matrix</text:p>
      <text:p text:style-name="Text_20_body">Example</text:p>
      <text:p text:style-name="Preformatted_20_Text"><text:span text:style-name="Source_20_Text">//@version=6</text:span></text:p>
      <text:p text:style-name="Preformatted_20_Text"><text:span text:style-name="Source_20_Text">indicator("`matrix.add_col()` Example 1")</text:span></text:p>
      <text:p text:style-name="Preformatted_20_Text"><text:span text:style-name="Source_20_Text">// Create a 2x3 "int" matrix containing values `0`.</text:span></text:p>
      <text:p text:style-name="Preformatted_20_Text"><text:span text:style-name="Source_20_Text">m = matrix.new&lt;int&gt;(2, 3, 0)</text:span></text:p>
      <text:p text:style-name="Preformatted_20_Text"><text:span text:style-name="Source_20_Text">// Add a column with `na` values to the matrix.</text:span></text:p>
      <text:p text:style-name="Preformatted_20_Text"><text:span text:style-name="Source_20_Text">matrix.add_col(m)</text:span></text:p>
      <text:p text:style-name="Preformatted_20_Text"><text:span text:style-name="Source_20_Text">// Display matrix elements.</text:span></text:p>
      <text:p text:style-name="Preformatted_20_Text"><text:span text:style-name="Source_20_Text">if barstate.islastconfirmedhistory</text:span></text:p>
      <text:p text:style-name="Preformatted_20_Text"><text:span text:style-name="Source_20_Text">    var t = table.new(position.top_right, 2, 2, color.green)</text:span></text:p>
      <text:p text:style-name="Preformatted_20_Text"><text:span text:style-name="Source_20_Text">    table.cell(t, 0, 0, "Matrix elements:")</text:span></text:p>
      <text:p text:style-name="P5"><text:span text:style-name="Source_20_Text">    table.cell(t, 0, 1, str.tostring(m))</text:span></text:p>
      <text:p text:style-name="P3">Adding an array as a column to the matrix</text:p>
      <text:p text:style-name="P3">Example</text:p>
      <text:section text:style-name="Sect1" text:name="Section573">
        <text:p text:style-name="P4"><text:bookmark text:name="fun_matrix.add_col"/><text:span text:style-name="Source_20_Text">//@version=6</text:span></text:p>
        <text:p text:style-name="Preformatted_20_Text"><text:span text:style-name="Source_20_Text">indicator("`matrix.add_col()` Example 2")</text:span></text:p>
        <text:p text:style-name="Preformatted_20_Text"><text:span text:style-name="Source_20_Text">if barstate.islastconfirmedhistory</text:span></text:p>
        <text:p text:style-name="Preformatted_20_Text"><text:span text:style-name="Source_20_Text">    // Create an empty matrix object. </text:span></text:p>
        <text:p text:style-name="Preformatted_20_Text"><text:span text:style-name="Source_20_Text">    var m = matrix.new&lt;int&gt;()</text:span></text:p>
        <text:p text:style-name="Preformatted_20_Text"><text:span text:style-name="Source_20_Text">    </text:span></text:p>
        <text:p text:style-name="Preformatted_20_Text"><text:span text:style-name="Source_20_Text">    // Create an array with values `1` and `3`.</text:span></text:p>
        <text:p text:style-name="Preformatted_20_Text"><text:span text:style-name="Source_20_Text">    var a = array.from(1, 3)</text:span></text:p>
        <text:p text:style-name="Preformatted_20_Text"><text:span text:style-name="Source_20_Text">    </text:span></text:p>
        <text:p text:style-name="Preformatted_20_Text"><text:span text:style-name="Source_20_Text">    // Add the `a` array as the first column of the empty matrix.</text:span></text:p>
        <text:p text:style-name="Preformatted_20_Text"><text:span text:style-name="Source_20_Text">    matrix.add_col(m, 0, a)</text:span></text:p>
        <text:p text:style-name="Preformatted_20_Text"><text:soft-page-break/><text:span text:style-name="Source_20_Text">    </text:span></text:p>
        <text:p text:style-name="Preformatted_20_Text"><text:span text:style-name="Source_20_Text">    // Display matrix elements.</text:span></text:p>
        <text:p text:style-name="Preformatted_20_Text"><text:span text:style-name="Source_20_Text">    var t = table.new(position.top_right, 2, 2, color.green)</text:span></text:p>
        <text:p text:style-name="Preformatted_20_Text"><text:span text:style-name="Source_20_Text">    table.cell(t, 0, 0, "Matrix elements:")</text:span></text:p>
        <text:p text:style-name="P5"><text:span text:style-name="Source_20_Text">    table.cell(t, 0, 1, str.tostring(m))</text:span></text:p>
        <text:p text:style-name="P3">Remarks</text:p>
        <text:p text:style-name="P3">Rather than add columns to an empty matrix, it is far more efficient to declare a matrix with explicit dimensions and fill it with values. Adding a column is also much slower than adding a row with the <text:a xlink:type="simple" xlink:href="https://www.tradingview.com/pine-script-reference/v6/#fun_matrix.add_row" text:style-name="Internet_20_link" text:visited-style-name="Visited_20_Internet_20_Link">matrix.add_row</text:a> function.</text:p>
        <text:p text:style-name="P3">See also</text:p>
        <text:p text:style-name="P3"><text:a xlink:type="simple" xlink:href="https://www.tradingview.com/pine-script-reference/v6/#fun_matrix.new%3Ctype%3E" text:style-name="Internet_20_link" text:visited-style-name="Visited_20_Internet_20_Link">matrix.new&lt;type&gt;</text:a><text:a xlink:type="simple" xlink:href="https://www.tradingview.com/pine-script-reference/v6/#fun_matrix.get" text:style-name="Internet_20_link" text:visited-style-name="Visited_20_Internet_20_Link">matrix.get</text:a><text:a xlink:type="simple" xlink:href="https://www.tradingview.com/pine-script-reference/v6/#fun_matrix.set" text:style-name="Internet_20_link" text:visited-style-name="Visited_20_Internet_20_Link">matrix.set</text:a><text:a xlink:type="simple" xlink:href="https://www.tradingview.com/pine-script-reference/v6/#fun_matrix.columns" text:style-name="Internet_20_link" text:visited-style-name="Visited_20_Internet_20_Link">matrix.columns</text:a><text:a xlink:type="simple" xlink:href="https://www.tradingview.com/pine-script-reference/v6/#fun_matrix.rows" text:style-name="Internet_20_link" text:visited-style-name="Visited_20_Internet_20_Link">matrix.rows</text:a><text:a xlink:type="simple" xlink:href="https://www.tradingview.com/pine-script-reference/v6/#fun_matrix.add_row" text:style-name="Internet_20_link" text:visited-style-name="Visited_20_Internet_20_Link">matrix.add_row</text:a></text:p>
      </text:section>
      <text:section text:style-name="Sect1" text:name="fun_matrix.add_row">
        <text:h text:style-name="P2" text:outline-level="3">matrix.add_row()</text:h>
        <text:p text:style-name="P3">2 overloads</text:p>
      </text:section>
      <text:p text:style-name="P3">The function adds a row at the <text:span text:style-name="Source_20_Text">row</text:span> index of the <text:span text:style-name="Source_20_Text">id</text:span> matrix. The row can consist of <text:span text:style-name="Source_20_Text">na</text:span> values, or an array can be used to provide values.</text:p>
      <text:p text:style-name="Text_20_body">Syntax &amp; Overloads</text:p>
      <text:p text:style-name="P5"><text:a xlink:type="simple" xlink:href="https://www.tradingview.com/pine-script-reference/v6/#fun_matrix.add_row-0" text:style-name="Internet_20_link" text:visited-style-name="Visited_20_Internet_20_Link">matrix.add_row(id, row) → void</text:a></text:p>
      <text:p text:style-name="P5"><text:a xlink:type="simple" xlink:href="https://www.tradingview.com/pine-script-reference/v6/#fun_matrix.add_row-1" text:style-name="Internet_20_link" text:visited-style-name="Visited_20_Internet_20_Link">matrix.add_row(id, row, array_id) → void</text:a></text:p>
      <text:p text:style-name="P3">Arguments</text:p>
      <text:p text:style-name="P3">id (any matrix type) A matrix object.</text:p>
      <text:p text:style-name="P3">row (series int) The index of the row after which the new row will be inserted. Optional. The default value is <text:a xlink:type="simple" xlink:href="https://www.tradingview.com/pine-script-reference/v6/#fun_matrix.rows" text:style-name="Internet_20_link" text:visited-style-name="Visited_20_Internet_20_Link">matrix.rows</text:a>.</text:p>
      <text:p text:style-name="P3">Adding a row to the matrix</text:p>
      <text:p text:style-name="Text_20_body">Example</text:p>
      <text:p text:style-name="Preformatted_20_Text"><text:span text:style-name="Source_20_Text">//@version=6</text:span></text:p>
      <text:p text:style-name="Preformatted_20_Text"><text:span text:style-name="Source_20_Text">indicator("`matrix.add_row()` Example 1")</text:span></text:p>
      <text:p text:style-name="Preformatted_20_Text"><text:span text:style-name="Source_20_Text">// Create a 2x3 "int" matrix containing values `0`.</text:span></text:p>
      <text:p text:style-name="Preformatted_20_Text"><text:span text:style-name="Source_20_Text">m = matrix.new&lt;int&gt;(2, 3, 0)</text:span></text:p>
      <text:p text:style-name="Preformatted_20_Text"><text:span text:style-name="Source_20_Text">// Add a row with `na` values to the matrix.</text:span></text:p>
      <text:p text:style-name="Preformatted_20_Text"><text:span text:style-name="Source_20_Text">matrix.add_row(m)</text:span></text:p>
      <text:p text:style-name="Preformatted_20_Text"><text:span text:style-name="Source_20_Text">// Display matrix elements.</text:span></text:p>
      <text:p text:style-name="Preformatted_20_Text"><text:span text:style-name="Source_20_Text">if barstate.islastconfirmedhistory</text:span></text:p>
      <text:p text:style-name="Preformatted_20_Text"><text:span text:style-name="Source_20_Text">    var t = table.new(position.top_right, 2, 2, color.green)</text:span></text:p>
      <text:p text:style-name="Preformatted_20_Text"><text:span text:style-name="Source_20_Text">    table.cell(t, 0, 0, "Matrix elements:")</text:span></text:p>
      <text:p text:style-name="P5"><text:span text:style-name="Source_20_Text">    table.cell(t, 0, 1, str.tostring(m))</text:span></text:p>
      <text:p text:style-name="P3">Adding an array as a row to the matrix</text:p>
      <text:p text:style-name="P3">Example</text:p>
      <text:section text:style-name="Sect1" text:name="Section574">
        <text:p text:style-name="P4"><text:bookmark text:name="fun_matrix.add_row"/><text:span text:style-name="Source_20_Text">//@version=6</text:span></text:p>
        <text:p text:style-name="Preformatted_20_Text"><text:span text:style-name="Source_20_Text">indicator("`matrix.add_row()` Example 2")</text:span></text:p>
        <text:p text:style-name="Preformatted_20_Text"><text:span text:style-name="Source_20_Text">if barstate.islastconfirmedhistory</text:span></text:p>
        <text:p text:style-name="Preformatted_20_Text"><text:span text:style-name="Source_20_Text">    // Create an empty matrix object. </text:span></text:p>
        <text:p text:style-name="Preformatted_20_Text"><text:span text:style-name="Source_20_Text">    var m = matrix.new&lt;int&gt;()</text:span></text:p>
        <text:p text:style-name="Preformatted_20_Text"><text:span text:style-name="Source_20_Text">    </text:span></text:p>
        <text:p text:style-name="Preformatted_20_Text"><text:span text:style-name="Source_20_Text">    // Create an array with values `1` and `2`.</text:span></text:p>
        <text:p text:style-name="Preformatted_20_Text"><text:span text:style-name="Source_20_Text">    var a = array.from(1, 2)</text:span></text:p>
        <text:p text:style-name="Preformatted_20_Text"><text:span text:style-name="Source_20_Text">    </text:span></text:p>
        <text:p text:style-name="Preformatted_20_Text"><text:span text:style-name="Source_20_Text">    // Add the `a` array as the first row of the empty matrix.</text:span></text:p>
        <text:p text:style-name="Preformatted_20_Text"><text:span text:style-name="Source_20_Text">    matrix.add_row(m, 0, a)</text:span></text:p>
        <text:p text:style-name="Preformatted_20_Text"><text:span text:style-name="Source_20_Text">    </text:span></text:p>
        <text:p text:style-name="Preformatted_20_Text"><text:span text:style-name="Source_20_Text">    // Display matrix elements.</text:span></text:p>
        <text:p text:style-name="Preformatted_20_Text"><text:span text:style-name="Source_20_Text">    var t = table.new(position.top_right, 2, 2, color.green)</text:span></text:p>
        <text:p text:style-name="Preformatted_20_Text"><text:span text:style-name="Source_20_Text">    table.cell(t, 0, 0, "Matrix elements:")</text:span></text:p>
        <text:p text:style-name="P5"><text:span text:style-name="Source_20_Text">    table.cell(t, 0, 1, str.tostring(m))</text:span></text:p>
        <text:p text:style-name="P3">Remarks</text:p>
        <text:p text:style-name="P3">Indexing of rows and columns starts at zero. Rather than add rows to an empty matrix, it is far more efficient to declare a matrix with explicit dimensions and fill it with values.</text:p>
        <text:p text:style-name="P3">See also</text:p>
        <text:p text:style-name="P3"><text:a xlink:type="simple" xlink:href="https://www.tradingview.com/pine-script-reference/v6/#fun_matrix.new%3Ctype%3E" text:style-name="Internet_20_link" text:visited-style-name="Visited_20_Internet_20_Link">matrix.new&lt;type&gt;</text:a><text:a xlink:type="simple" xlink:href="https://www.tradingview.com/pine-script-reference/v6/#fun_matrix.get" text:style-name="Internet_20_link" text:visited-style-name="Visited_20_Internet_20_Link">matrix.get</text:a><text:a xlink:type="simple" xlink:href="https://www.tradingview.com/pine-script-reference/v6/#fun_matrix.set" text:style-name="Internet_20_link" text:visited-style-name="Visited_20_Internet_20_Link">matrix.set</text:a><text:a xlink:type="simple" xlink:href="https://www.tradingview.com/pine-script-reference/v6/#fun_matrix.columns" text:style-name="Internet_20_link" text:visited-style-name="Visited_20_Internet_20_Link">matrix.columns</text:a><text:a xlink:type="simple" xlink:href="https://www.tradingview.com/pine-script-reference/v6/#fun_matrix.rows" text:style-name="Internet_20_link" text:visited-style-name="Visited_20_Internet_20_Link">matrix.rows</text:a><text:a xlink:type="simple" xlink:href="https://www.tradingview.com/pine-script-reference/v6/#fun_matrix.add_col" text:style-name="Internet_20_link" text:visited-style-name="Visited_20_Internet_20_Link">matrix.add_col</text:a></text:p>
      </text:section>
      <text:section text:style-name="Sect1" text:name="fun_matrix.avg">
        <text:h text:style-name="P2" text:outline-level="3">matrix.avg()</text:h>
        <text:p text:style-name="P3">2 overloads</text:p>
      </text:section>
      <text:p text:style-name="P3">The function calculates the average of all elements in the matrix.</text:p>
      <text:p text:style-name="Text_20_body">Syntax &amp; Overloads</text:p>
      <text:p text:style-name="P5"><text:a xlink:type="simple" xlink:href="https://www.tradingview.com/pine-script-reference/v6/#fun_matrix.avg-0" text:style-name="Internet_20_link" text:visited-style-name="Visited_20_Internet_20_Link">matrix.avg(id) → series float</text:a></text:p>
      <text:p text:style-name="P5"><text:a xlink:type="simple" xlink:href="https://www.tradingview.com/pine-script-reference/v6/#fun_matrix.avg-1" text:style-name="Internet_20_link" text:visited-style-name="Visited_20_Internet_20_Link">matrix.avg(id) → series int</text:a></text:p>
      <text:p text:style-name="P3">Arguments</text:p>
      <text:p text:style-name="P3">id (matrix&lt;int/float&gt;) A matrix object.</text:p>
      <text:p text:style-name="P3">Example</text:p>
      <text:section text:style-name="Sect1" text:name="Section575">
        <text:p text:style-name="P4"><text:bookmark text:name="fun_matrix.avg"/><text:span text:style-name="Source_20_Text">//@version=6</text:span></text:p>
        <text:p text:style-name="Preformatted_20_Text"><text:span text:style-name="Source_20_Text">indicator("`matrix.avg()` Example")</text:span></text:p>
        <text:p text:style-name="Preformatted_20_Text"><text:span text:style-name="Source_20_Text">// Create a 2x2 matrix.</text:span></text:p>
        <text:p text:style-name="Preformatted_20_Text"><text:span text:style-name="Source_20_Text">var m = matrix.new&lt;int&gt;(2, 2, na)</text:span></text:p>
        <text:p text:style-name="Preformatted_20_Text"><text:span text:style-name="Source_20_Text">// Fill the matrix with values.</text:span></text:p>
        <text:p text:style-name="Preformatted_20_Text"><text:span text:style-name="Source_20_Text">matrix.set(m, 0, 0, 1)</text:span></text:p>
        <text:p text:style-name="Preformatted_20_Text"><text:span text:style-name="Source_20_Text">matrix.set(m, 0, 1, 2)</text:span></text:p>
        <text:p text:style-name="Preformatted_20_Text"><text:span text:style-name="Source_20_Text">matrix.set(m, 1, 0, 3)</text:span></text:p>
        <text:p text:style-name="Preformatted_20_Text"><text:span text:style-name="Source_20_Text">matrix.set(m, 1, 1, 4)</text:span></text:p>
        <text:p text:style-name="Preformatted_20_Text"><text:span text:style-name="Source_20_Text">// Get the average value of the matrix.</text:span></text:p>
        <text:p text:style-name="Preformatted_20_Text"><text:span text:style-name="Source_20_Text">var x = matrix.avg(m)</text:span></text:p>
        <text:p text:style-name="P5"><text:span text:style-name="Source_20_Text">plot(x, 'Matrix average value')</text:span></text:p>
        <text:p text:style-name="P3">Returns</text:p>
        <text:p text:style-name="P3">The average value from the <text:span text:style-name="Source_20_Text">id</text:span> matrix.</text:p>
        <text:p text:style-name="P3">See also</text:p>
        <text:p text:style-name="P3"><text:a xlink:type="simple" xlink:href="https://www.tradingview.com/pine-script-reference/v6/#fun_matrix.new%3Ctype%3E" text:style-name="Internet_20_link" text:visited-style-name="Visited_20_Internet_20_Link">matrix.new&lt;type&gt;</text:a><text:a xlink:type="simple" xlink:href="https://www.tradingview.com/pine-script-reference/v6/#fun_matrix.get" text:style-name="Internet_20_link" text:visited-style-name="Visited_20_Internet_20_Link">matrix.get</text:a><text:a xlink:type="simple" xlink:href="https://www.tradingview.com/pine-script-reference/v6/#fun_matrix.set" text:style-name="Internet_20_link" text:visited-style-name="Visited_20_Internet_20_Link">matrix.set</text:a><text:a xlink:type="simple" xlink:href="https://www.tradingview.com/pine-script-reference/v6/#fun_matrix.columns" text:style-name="Internet_20_link" text:visited-style-name="Visited_20_Internet_20_Link">matrix.columns</text:a><text:a xlink:type="simple" xlink:href="https://www.tradingview.com/pine-script-reference/v6/#fun_matrix.rows" text:style-name="Internet_20_link" text:visited-style-name="Visited_20_Internet_20_Link">matrix.rows</text:a></text:p>
      </text:section>
      <text:section text:style-name="Sect1" text:name="fun_matrix.col">
        <text:h text:style-name="P2" text:outline-level="3">matrix.col()</text:h>
      </text:section>
      <text:p text:style-name="P3">The function creates a one-dimensional array from the elements of a matrix column.</text:p>
      <text:p text:style-name="Text_20_body">Syntax</text:p>
      <text:p text:style-name="P5">matrix.col(id, column) → array&lt;type&gt;</text:p>
      <text:p text:style-name="P3"><text:soft-page-break/>Arguments</text:p>
      <text:p text:style-name="P3">id (any matrix type) A matrix object.</text:p>
      <text:p text:style-name="P3">column (series int) Index of the required column.</text:p>
      <text:p text:style-name="P3">Example</text:p>
      <text:section text:style-name="Sect1" text:name="Section576">
        <text:p text:style-name="P4"><text:bookmark text:name="fun_matrix.col"/><text:span text:style-name="Source_20_Text">//@version=6</text:span></text:p>
        <text:p text:style-name="Preformatted_20_Text"><text:span text:style-name="Source_20_Text">indicator("`matrix.col()` Example", "", true)</text:span></text:p>
        <text:p text:style-name="Preformatted_20_Text"><text:span text:style-name="Source_20_Text">// Create a 2x3 "float" matrix from `hlc3` values.</text:span></text:p>
        <text:p text:style-name="Preformatted_20_Text"><text:span text:style-name="Source_20_Text">m = matrix.new&lt;float&gt;(2, 3, hlc3)</text:span></text:p>
        <text:p text:style-name="Preformatted_20_Text"><text:span text:style-name="Source_20_Text">// Return an array with the values of the first column of matrix `m`.</text:span></text:p>
        <text:p text:style-name="Preformatted_20_Text"><text:span text:style-name="Source_20_Text">a = matrix.col(m, 0)</text:span></text:p>
        <text:p text:style-name="Preformatted_20_Text"><text:span text:style-name="Source_20_Text">// Plot the first value from the array `a`.</text:span></text:p>
        <text:p text:style-name="P5"><text:span text:style-name="Source_20_Text">plot(array.get(a, 0))</text:span></text:p>
        <text:p text:style-name="P3">Returns</text:p>
        <text:p text:style-name="P3">An array ID containing the <text:span text:style-name="Source_20_Text">column</text:span> values of the <text:span text:style-name="Source_20_Text">id</text:span> matrix.</text:p>
        <text:p text:style-name="P3">Remarks</text:p>
        <text:p text:style-name="P3">Indexing of rows starts at 0.</text:p>
        <text:p text:style-name="P3">See also</text:p>
        <text:p text:style-name="P3"><text:a xlink:type="simple" xlink:href="https://www.tradingview.com/pine-script-reference/v6/#fun_matrix.new%3Ctype%3E" text:style-name="Internet_20_link" text:visited-style-name="Visited_20_Internet_20_Link">matrix.new&lt;type&gt;</text:a><text:a xlink:type="simple" xlink:href="https://www.tradingview.com/pine-script-reference/v6/#fun_matrix.get" text:style-name="Internet_20_link" text:visited-style-name="Visited_20_Internet_20_Link">matrix.get</text:a><text:a xlink:type="simple" xlink:href="https://www.tradingview.com/pine-script-reference/v6/#fun_array.get" text:style-name="Internet_20_link" text:visited-style-name="Visited_20_Internet_20_Link">array.get</text:a><text:a xlink:type="simple" xlink:href="https://www.tradingview.com/pine-script-reference/v6/#fun_matrix.col" text:style-name="Internet_20_link" text:visited-style-name="Visited_20_Internet_20_Link">matrix.col</text:a><text:a xlink:type="simple" xlink:href="https://www.tradingview.com/pine-script-reference/v6/#fun_matrix.columns" text:style-name="Internet_20_link" text:visited-style-name="Visited_20_Internet_20_Link">matrix.columns</text:a></text:p>
      </text:section>
      <text:section text:style-name="Sect1" text:name="fun_matrix.columns">
        <text:h text:style-name="P2" text:outline-level="3">matrix.columns()</text:h>
      </text:section>
      <text:p text:style-name="P3">The function returns the number of columns in the matrix.</text:p>
      <text:p text:style-name="Text_20_body">Syntax</text:p>
      <text:p text:style-name="P5">matrix.columns(id) → series int</text:p>
      <text:p text:style-name="P3">Arguments</text:p>
      <text:p text:style-name="P3">id (any matrix type) A matrix object.</text:p>
      <text:p text:style-name="P3">Example</text:p>
      <text:section text:style-name="Sect1" text:name="Section577">
        <text:p text:style-name="P4"><text:bookmark text:name="fun_matrix.columns"/><text:span text:style-name="Source_20_Text">//@version=6</text:span></text:p>
        <text:p text:style-name="Preformatted_20_Text"><text:span text:style-name="Source_20_Text">indicator("`matrix.columns()` Example")</text:span></text:p>
        <text:p text:style-name="Preformatted_20_Text"><text:span text:style-name="Source_20_Text">// Create a 2x6 matrix with values `0`.</text:span></text:p>
        <text:p text:style-name="Preformatted_20_Text"><text:span text:style-name="Source_20_Text">var m = matrix.new&lt;int&gt;(2, 6, 0)</text:span></text:p>
        <text:p text:style-name="Preformatted_20_Text"><text:span text:style-name="Source_20_Text">// Get the quantity of columns in matrix `m`.</text:span></text:p>
        <text:p text:style-name="Preformatted_20_Text"><text:span text:style-name="Source_20_Text">var x = matrix.columns(m)</text:span></text:p>
        <text:p text:style-name="Preformatted_20_Text"><text:span text:style-name="Source_20_Text">// Display using a label.</text:span></text:p>
        <text:p text:style-name="Preformatted_20_Text"><text:span text:style-name="Source_20_Text">if barstate.islastconfirmedhistory</text:span></text:p>
        <text:p text:style-name="P5"><text:span text:style-name="Source_20_Text">    label.new(bar_index, high, "Columns: " + str.tostring(x) + "\n" + str.tostring(m))</text:span></text:p>
        <text:p text:style-name="P3">Returns</text:p>
        <text:p text:style-name="P3">The number of columns in the matrix <text:span text:style-name="Source_20_Text">id</text:span>.</text:p>
        <text:p text:style-name="P3">See also</text:p>
        <text:p text:style-name="P3"><text:a xlink:type="simple" xlink:href="https://www.tradingview.com/pine-script-reference/v6/#fun_matrix.new%3Ctype%3E" text:style-name="Internet_20_link" text:visited-style-name="Visited_20_Internet_20_Link">matrix.new&lt;type&gt;</text:a><text:a xlink:type="simple" xlink:href="https://www.tradingview.com/pine-script-reference/v6/#fun_matrix.get" text:style-name="Internet_20_link" text:visited-style-name="Visited_20_Internet_20_Link">matrix.get</text:a><text:a xlink:type="simple" xlink:href="https://www.tradingview.com/pine-script-reference/v6/#fun_matrix.set" text:style-name="Internet_20_link" text:visited-style-name="Visited_20_Internet_20_Link">matrix.set</text:a><text:a xlink:type="simple" xlink:href="https://www.tradingview.com/pine-script-reference/v6/#fun_matrix.col" text:style-name="Internet_20_link" text:visited-style-name="Visited_20_Internet_20_Link">matrix.col</text:a><text:a xlink:type="simple" xlink:href="https://www.tradingview.com/pine-script-reference/v6/#fun_matrix.row" text:style-name="Internet_20_link" text:visited-style-name="Visited_20_Internet_20_Link">matrix.row</text:a><text:a xlink:type="simple" xlink:href="https://www.tradingview.com/pine-script-reference/v6/#fun_matrix.rows" text:style-name="Internet_20_link" text:visited-style-name="Visited_20_Internet_20_Link">matrix.rows</text:a></text:p>
      </text:section>
      <text:section text:style-name="Sect1" text:name="fun_matrix.concat">
        <text:h text:style-name="P2" text:outline-level="3">matrix.concat()</text:h>
      </text:section>
      <text:p text:style-name="P3">The function appends the <text:span text:style-name="Source_20_Text">m2</text:span> matrix to the <text:span text:style-name="Source_20_Text">m1</text:span> matrix.</text:p>
      <text:p text:style-name="Text_20_body">Syntax</text:p>
      <text:p text:style-name="P5">matrix.concat(id1, id2) → matrix&lt;type&gt;</text:p>
      <text:p text:style-name="P3">Arguments</text:p>
      <text:p text:style-name="P3">id1 (any matrix type) Matrix object to concatenate into.</text:p>
      <text:p text:style-name="P3">id2 (any matrix type) Matrix object whose elements will be appended to <text:span text:style-name="Source_20_Text">id1</text:span>.</text:p>
      <text:p text:style-name="P3">Example</text:p>
      <text:section text:style-name="Sect1" text:name="Section578">
        <text:p text:style-name="P4"><text:bookmark text:name="fun_matrix.concat"/><text:span text:style-name="Source_20_Text">//@version=6</text:span></text:p>
        <text:p text:style-name="Preformatted_20_Text"><text:span text:style-name="Source_20_Text">indicator("`matrix.concat()` Example")</text:span></text:p>
        <text:p text:style-name="Preformatted_20_Text"><text:span text:style-name="Source_20_Text">// Create a 2x4 "int" matrix containing values `0`.</text:span></text:p>
        <text:p text:style-name="Preformatted_20_Text"><text:span text:style-name="Source_20_Text">m1 = matrix.new&lt;int&gt;(2, 4, 0)</text:span></text:p>
        <text:p text:style-name="Preformatted_20_Text"><text:span text:style-name="Source_20_Text">// Create a 2x4 "int" matrix containing values `1`.</text:span></text:p>
        <text:p text:style-name="Preformatted_20_Text"><text:span text:style-name="Source_20_Text">m2 = matrix.new&lt;int&gt;(2, 4, 1)</text:span></text:p>
        <text:p text:style-name="Preformatted_20_Text"><text:span text:style-name="Source_20_Text">// Append matrix `m2` to `m1`.</text:span></text:p>
        <text:p text:style-name="Preformatted_20_Text"><text:span text:style-name="Source_20_Text">matrix.concat(m1, m2)</text:span></text:p>
        <text:p text:style-name="Preformatted_20_Text"><text:span text:style-name="Source_20_Text">// Display matrix elements.</text:span></text:p>
        <text:p text:style-name="Preformatted_20_Text"><text:span text:style-name="Source_20_Text">if barstate.islastconfirmedhistory</text:span></text:p>
        <text:p text:style-name="Preformatted_20_Text"><text:span text:style-name="Source_20_Text">    var t = table.new(position.top_right, 2, 2, color.green)</text:span></text:p>
        <text:p text:style-name="Preformatted_20_Text"><text:span text:style-name="Source_20_Text">    table.cell(t, 0, 0, "Matrix Elements:")</text:span></text:p>
        <text:p text:style-name="P5"><text:span text:style-name="Source_20_Text">    table.cell(t, 0, 1, str.tostring(m1))</text:span></text:p>
        <text:p text:style-name="P3">Returns</text:p>
        <text:p text:style-name="P3">Returns the <text:span text:style-name="Source_20_Text">id1</text:span> matrix concatenated with the <text:span text:style-name="Source_20_Text">id2</text:span> matrix.</text:p>
        <text:p text:style-name="P3">Remarks</text:p>
        <text:p text:style-name="P3">The number of columns in both matrices must be identical.</text:p>
        <text:p text:style-name="P3">See also</text:p>
        <text:p text:style-name="P3"><text:a xlink:type="simple" xlink:href="https://www.tradingview.com/pine-script-reference/v6/#fun_matrix.new%3Ctype%3E" text:style-name="Internet_20_link" text:visited-style-name="Visited_20_Internet_20_Link">matrix.new&lt;type&gt;</text:a><text:a xlink:type="simple" xlink:href="https://www.tradingview.com/pine-script-reference/v6/#fun_matrix.get" text:style-name="Internet_20_link" text:visited-style-name="Visited_20_Internet_20_Link">matrix.get</text:a><text:a xlink:type="simple" xlink:href="https://www.tradingview.com/pine-script-reference/v6/#fun_matrix.set" text:style-name="Internet_20_link" text:visited-style-name="Visited_20_Internet_20_Link">matrix.set</text:a><text:a xlink:type="simple" xlink:href="https://www.tradingview.com/pine-script-reference/v6/#fun_matrix.columns" text:style-name="Internet_20_link" text:visited-style-name="Visited_20_Internet_20_Link">matrix.columns</text:a><text:a xlink:type="simple" xlink:href="https://www.tradingview.com/pine-script-reference/v6/#fun_matrix.rows" text:style-name="Internet_20_link" text:visited-style-name="Visited_20_Internet_20_Link">matrix.rows</text:a></text:p>
      </text:section>
      <text:section text:style-name="Sect1" text:name="fun_matrix.copy">
        <text:h text:style-name="P2" text:outline-level="3">matrix.copy()</text:h>
      </text:section>
      <text:p text:style-name="P3">The function creates a new matrix which is a copy of the original.</text:p>
      <text:p text:style-name="Text_20_body">Syntax</text:p>
      <text:p text:style-name="P5">matrix.copy(id) → matrix&lt;type&gt;</text:p>
      <text:p text:style-name="P3">Arguments</text:p>
      <text:p text:style-name="P3">id (any matrix type) A matrix object to copy.</text:p>
      <text:p text:style-name="P3">Example</text:p>
      <text:section text:style-name="Sect1" text:name="Section579">
        <text:p text:style-name="P4"><text:bookmark text:name="fun_matrix.copy"/><text:span text:style-name="Source_20_Text">//@version=6</text:span></text:p>
        <text:p text:style-name="Preformatted_20_Text"><text:span text:style-name="Source_20_Text">indicator("`matrix.copy()` Example")</text:span></text:p>
        <text:p text:style-name="Preformatted_20_Text"><text:span text:style-name="Source_20_Text">// For efficiency, execute this code only once.</text:span></text:p>
        <text:p text:style-name="Preformatted_20_Text"><text:span text:style-name="Source_20_Text">if barstate.islastconfirmedhistory</text:span></text:p>
        <text:p text:style-name="Preformatted_20_Text"><text:span text:style-name="Source_20_Text">    // Create a 2x3 "float" matrix with `1` values.</text:span></text:p>
        <text:p text:style-name="Preformatted_20_Text"><text:span text:style-name="Source_20_Text">    var m1 = matrix.new&lt;float&gt;(2, 3, 1)</text:span></text:p>
        <text:p text:style-name="Preformatted_20_Text"><text:span text:style-name="Source_20_Text">    </text:span></text:p>
        <text:p text:style-name="Preformatted_20_Text"><text:span text:style-name="Source_20_Text">    // Copy the matrix to a new one.</text:span></text:p>
        <text:p text:style-name="Preformatted_20_Text"><text:span text:style-name="Source_20_Text">    // Note that unlike what `matrix.copy()` does, </text:span></text:p>
        <text:p text:style-name="Preformatted_20_Text"><text:span text:style-name="Source_20_Text">    // the simple assignment operation `m2 = m1`</text:span></text:p>
        <text:p text:style-name="Preformatted_20_Text"><text:soft-page-break/><text:span text:style-name="Source_20_Text">    // would NOT create a new copy of the `m1` matrix.</text:span></text:p>
        <text:p text:style-name="Preformatted_20_Text"><text:span text:style-name="Source_20_Text">    // It would merely create a copy of its ID referencing the same matrix.</text:span></text:p>
        <text:p text:style-name="Preformatted_20_Text"><text:span text:style-name="Source_20_Text">    var m2 = matrix.copy(m1)</text:span></text:p>
        <text:p text:style-name="Preformatted_20_Text"><text:span text:style-name="Source_20_Text">    </text:span></text:p>
        <text:p text:style-name="Preformatted_20_Text"><text:span text:style-name="Source_20_Text">    // Display using a table.</text:span></text:p>
        <text:p text:style-name="Preformatted_20_Text"><text:span text:style-name="Source_20_Text">    var t = table.new(position.top_right, 5, 2, color.green)</text:span></text:p>
        <text:p text:style-name="Preformatted_20_Text"><text:span text:style-name="Source_20_Text">    table.cell(t, 0, 0, "Original Matrix:")</text:span></text:p>
        <text:p text:style-name="Preformatted_20_Text"><text:span text:style-name="Source_20_Text">    table.cell(t, 0, 1, str.tostring(m1))</text:span></text:p>
        <text:p text:style-name="Preformatted_20_Text"><text:span text:style-name="Source_20_Text">    table.cell(t, 1, 0, "Matrix Copy:")</text:span></text:p>
        <text:p text:style-name="P5"><text:span text:style-name="Source_20_Text">    table.cell(t, 1, 1, str.tostring(m2))</text:span></text:p>
        <text:p text:style-name="P3">Returns</text:p>
        <text:p text:style-name="P3">A new matrix object of the copied <text:span text:style-name="Source_20_Text">id</text:span> matrix.</text:p>
        <text:p text:style-name="P3">See also</text:p>
        <text:p text:style-name="P3"><text:a xlink:type="simple" xlink:href="https://www.tradingview.com/pine-script-reference/v6/#fun_matrix.new%3Ctype%3E" text:style-name="Internet_20_link" text:visited-style-name="Visited_20_Internet_20_Link">matrix.new&lt;type&gt;</text:a><text:a xlink:type="simple" xlink:href="https://www.tradingview.com/pine-script-reference/v6/#fun_matrix.get" text:style-name="Internet_20_link" text:visited-style-name="Visited_20_Internet_20_Link">matrix.get</text:a><text:a xlink:type="simple" xlink:href="https://www.tradingview.com/pine-script-reference/v6/#fun_matrix.set" text:style-name="Internet_20_link" text:visited-style-name="Visited_20_Internet_20_Link">matrix.set</text:a><text:a xlink:type="simple" xlink:href="https://www.tradingview.com/pine-script-reference/v6/#fun_matrix.columns" text:style-name="Internet_20_link" text:visited-style-name="Visited_20_Internet_20_Link">matrix.columns</text:a><text:a xlink:type="simple" xlink:href="https://www.tradingview.com/pine-script-reference/v6/#fun_matrix.rows" text:style-name="Internet_20_link" text:visited-style-name="Visited_20_Internet_20_Link">matrix.rows</text:a></text:p>
      </text:section>
      <text:section text:style-name="Sect1" text:name="fun_matrix.det">
        <text:h text:style-name="P2" text:outline-level="3">matrix.det()</text:h>
        <text:p text:style-name="P3">2 overloads</text:p>
      </text:section>
      <text:p text:style-name="P3">The function returns the <text:a xlink:type="simple" xlink:href="https://en.wikipedia.org/wiki/Determinant" office:target-frame-name="_blank" xlink:show="new" text:style-name="Internet_20_link" text:visited-style-name="Visited_20_Internet_20_Link">determinant</text:a> of a square matrix.</text:p>
      <text:p text:style-name="Text_20_body">Syntax &amp; Overloads</text:p>
      <text:p text:style-name="P5"><text:a xlink:type="simple" xlink:href="https://www.tradingview.com/pine-script-reference/v6/#fun_matrix.det-0" text:style-name="Internet_20_link" text:visited-style-name="Visited_20_Internet_20_Link">matrix.det(id) → series float</text:a></text:p>
      <text:p text:style-name="P5"><text:a xlink:type="simple" xlink:href="https://www.tradingview.com/pine-script-reference/v6/#fun_matrix.det-1" text:style-name="Internet_20_link" text:visited-style-name="Visited_20_Internet_20_Link">matrix.det(id) → series int</text:a></text:p>
      <text:p text:style-name="P3">Arguments</text:p>
      <text:p text:style-name="P3">id (matrix&lt;int/float&gt;) A matrix object.</text:p>
      <text:p text:style-name="P3">Example</text:p>
      <text:section text:style-name="Sect1" text:name="Section580">
        <text:p text:style-name="P4"><text:bookmark text:name="fun_matrix.det"/><text:span text:style-name="Source_20_Text">//@version=6</text:span></text:p>
        <text:p text:style-name="Preformatted_20_Text"><text:span text:style-name="Source_20_Text">indicator("`matrix.det` Example")</text:span></text:p>
        <text:p text:style-name="Preformatted_20_Text"><text:span text:style-name="Source_20_Text">// Create a 2x2 matrix.</text:span></text:p>
        <text:p text:style-name="Preformatted_20_Text"><text:span text:style-name="Source_20_Text">var m = matrix.new&lt;float&gt;(2, 2, na)</text:span></text:p>
        <text:p text:style-name="Preformatted_20_Text"><text:span text:style-name="Source_20_Text">// Fill the matrix with values.</text:span></text:p>
        <text:p text:style-name="Preformatted_20_Text"><text:span text:style-name="Source_20_Text">matrix.set(m, 0, 0,  3)</text:span></text:p>
        <text:p text:style-name="Preformatted_20_Text"><text:span text:style-name="Source_20_Text">matrix.set(m, 0, 1,  7)</text:span></text:p>
        <text:p text:style-name="Preformatted_20_Text"><text:span text:style-name="Source_20_Text">matrix.set(m, 1, 0,  1)</text:span></text:p>
        <text:p text:style-name="Preformatted_20_Text"><text:span text:style-name="Source_20_Text">matrix.set(m, 1, 1, -4)</text:span></text:p>
        <text:p text:style-name="Preformatted_20_Text"><text:span text:style-name="Source_20_Text">// Get the determinant of the matrix. </text:span></text:p>
        <text:p text:style-name="Preformatted_20_Text"><text:span text:style-name="Source_20_Text">var x = matrix.det(m)</text:span></text:p>
        <text:p text:style-name="P5"><text:span text:style-name="Source_20_Text">plot(x, 'Matrix determinant')</text:span></text:p>
        <text:p text:style-name="P3">Returns</text:p>
        <text:p text:style-name="P3">The determinant value of the <text:span text:style-name="Source_20_Text">id</text:span> matrix.</text:p>
        <text:p text:style-name="P3">Remarks</text:p>
        <text:p text:style-name="P3">Function calculation based on the <text:a xlink:type="simple" xlink:href="https://en.wikipedia.org/wiki/LU_decomposition" office:target-frame-name="_blank" xlink:show="new" text:style-name="Internet_20_link" text:visited-style-name="Visited_20_Internet_20_Link">LU decomposition</text:a> algorithm.</text:p>
        <text:p text:style-name="P3">See also</text:p>
        <text:p text:style-name="P3"><text:a xlink:type="simple" xlink:href="https://www.tradingview.com/pine-script-reference/v6/#fun_matrix.new%3Ctype%3E" text:style-name="Internet_20_link" text:visited-style-name="Visited_20_Internet_20_Link">matrix.new&lt;type&gt;</text:a><text:a xlink:type="simple" xlink:href="https://www.tradingview.com/pine-script-reference/v6/#fun_matrix.set" text:style-name="Internet_20_link" text:visited-style-name="Visited_20_Internet_20_Link">matrix.set</text:a><text:a xlink:type="simple" xlink:href="https://www.tradingview.com/pine-script-reference/v6/#fun_matrix.is_square" text:style-name="Internet_20_link" text:visited-style-name="Visited_20_Internet_20_Link">matrix.is_square</text:a></text:p>
      </text:section>
      <text:section text:style-name="Sect1" text:name="fun_matrix.diff">
        <text:h text:style-name="P2" text:outline-level="3">matrix.diff()</text:h>
        <text:p text:style-name="P3">2 overloads</text:p>
      </text:section>
      <text:p text:style-name="P3">The function returns a new matrix resulting from the subtraction between matrices <text:span text:style-name="Source_20_Text">id1</text:span> and <text:span text:style-name="Source_20_Text">id2</text:span>, or of matrix <text:span text:style-name="Source_20_Text">id1</text:span> and an <text:span text:style-name="Source_20_Text">id2</text:span> scalar (a numerical value).</text:p>
      <text:p text:style-name="Text_20_body">Syntax &amp; Overloads</text:p>
      <text:p text:style-name="P5"><text:a xlink:type="simple" xlink:href="https://www.tradingview.com/pine-script-reference/v6/#fun_matrix.diff-0" text:style-name="Internet_20_link" text:visited-style-name="Visited_20_Internet_20_Link">matrix.diff(id1, id2) → matrix&lt;int&gt;</text:a></text:p>
      <text:p text:style-name="P5"><text:a xlink:type="simple" xlink:href="https://www.tradingview.com/pine-script-reference/v6/#fun_matrix.diff-1" text:style-name="Internet_20_link" text:visited-style-name="Visited_20_Internet_20_Link">matrix.diff(id1, id2) → matrix&lt;float&gt;</text:a></text:p>
      <text:p text:style-name="P3">Arguments</text:p>
      <text:p text:style-name="P3">id1 (matrix&lt;int&gt;) Matrix to subtract from.</text:p>
      <text:p text:style-name="P3">id2 (series int/float/matrix&lt;int&gt;) Matrix object or a scalar value to be subtracted.</text:p>
      <text:p text:style-name="P3">Difference between two matrices</text:p>
      <text:p text:style-name="Text_20_body">Example</text:p>
      <text:p text:style-name="Preformatted_20_Text"><text:span text:style-name="Source_20_Text">//@version=6</text:span></text:p>
      <text:p text:style-name="Preformatted_20_Text"><text:span text:style-name="Source_20_Text">indicator("`matrix.diff()` Example 1")</text:span></text:p>
      <text:p text:style-name="Preformatted_20_Text"><text:span text:style-name="Source_20_Text">// For efficiency, execute this code only once.</text:span></text:p>
      <text:p text:style-name="Preformatted_20_Text"><text:span text:style-name="Source_20_Text">if barstate.islastconfirmedhistory</text:span></text:p>
      <text:p text:style-name="Preformatted_20_Text"><text:span text:style-name="Source_20_Text">    // Create a 2x3 matrix containing values `5`.</text:span></text:p>
      <text:p text:style-name="Preformatted_20_Text"><text:span text:style-name="Source_20_Text">    var m1 = matrix.new&lt;float&gt;(2, 3, 5) </text:span></text:p>
      <text:p text:style-name="Preformatted_20_Text"><text:span text:style-name="Source_20_Text">    // Create a 2x3 matrix containing values `4`.</text:span></text:p>
      <text:p text:style-name="Preformatted_20_Text"><text:span text:style-name="Source_20_Text">    var m2 = matrix.new&lt;float&gt;(2, 3, 4) </text:span></text:p>
      <text:p text:style-name="Preformatted_20_Text"><text:span text:style-name="Source_20_Text">    // Create a new matrix containing the difference between matrices `m1` and `m2`.</text:span></text:p>
      <text:p text:style-name="Preformatted_20_Text"><text:span text:style-name="Source_20_Text">    var m3 = matrix.diff(m1, m2) </text:span></text:p>
      <text:p text:style-name="Preformatted_20_Text"><text:span text:style-name="Source_20_Text">    </text:span></text:p>
      <text:p text:style-name="Preformatted_20_Text"><text:span text:style-name="Source_20_Text">    // Display using a table.</text:span></text:p>
      <text:p text:style-name="Preformatted_20_Text"><text:span text:style-name="Source_20_Text">    var t = table.new(position.top_right, 1, 2, color.green)</text:span></text:p>
      <text:p text:style-name="Preformatted_20_Text"><text:span text:style-name="Source_20_Text">    table.cell(t, 0, 0, "Difference between two matrices:")</text:span></text:p>
      <text:p text:style-name="P5"><text:span text:style-name="Source_20_Text">    table.cell(t, 0, 1, str.tostring(m3))</text:span></text:p>
      <text:p text:style-name="P3">Difference between a matrix and a scalar value</text:p>
      <text:p text:style-name="P3">Example</text:p>
      <text:section text:style-name="Sect1" text:name="Section581">
        <text:p text:style-name="P4"><text:bookmark text:name="fun_matrix.diff"/><text:span text:style-name="Source_20_Text">//@version=6</text:span></text:p>
        <text:p text:style-name="Preformatted_20_Text"><text:span text:style-name="Source_20_Text">indicator("`matrix.diff()` Example 2")</text:span></text:p>
        <text:p text:style-name="Preformatted_20_Text"><text:span text:style-name="Source_20_Text">// For efficiency, execute this code only once.</text:span></text:p>
        <text:p text:style-name="Preformatted_20_Text"><text:span text:style-name="Source_20_Text">if barstate.islastconfirmedhistory</text:span></text:p>
        <text:p text:style-name="Preformatted_20_Text"><text:span text:style-name="Source_20_Text">    // Create a 2x3 matrix with values `4`.</text:span></text:p>
        <text:p text:style-name="Preformatted_20_Text"><text:span text:style-name="Source_20_Text">    var m1 = matrix.new&lt;float&gt;(2, 3, 4)</text:span></text:p>
        <text:p text:style-name="Preformatted_20_Text"><text:span text:style-name="Source_20_Text">    </text:span></text:p>
        <text:p text:style-name="Preformatted_20_Text"><text:span text:style-name="Source_20_Text">    // Create a new matrix containing the difference between the `m1` matrix and the "int" value `1`.</text:span></text:p>
        <text:p text:style-name="Preformatted_20_Text"><text:span text:style-name="Source_20_Text">    var m2 = matrix.diff(m1, 1)</text:span></text:p>
        <text:p text:style-name="Preformatted_20_Text"><text:span text:style-name="Source_20_Text">    </text:span></text:p>
        <text:p text:style-name="Preformatted_20_Text"><text:span text:style-name="Source_20_Text">    // Display using a table.</text:span></text:p>
        <text:p text:style-name="Preformatted_20_Text"><text:span text:style-name="Source_20_Text">    var t = table.new(position.top_right, 1, 2, color.green)</text:span></text:p>
        <text:p text:style-name="Preformatted_20_Text"><text:span text:style-name="Source_20_Text">    table.cell(t, 0, 0, "Difference between a matrix and a scalar:")</text:span></text:p>
        <text:p text:style-name="P5"><text:span text:style-name="Source_20_Text">    table.cell(t, 0, 1, str.tostring(m2))</text:span></text:p>
        <text:p text:style-name="P3">Returns</text:p>
        <text:p text:style-name="P3"><text:soft-page-break/>A new matrix object containing the difference between <text:span text:style-name="Source_20_Text">id2</text:span> and <text:span text:style-name="Source_20_Text">id1</text:span>.</text:p>
        <text:p text:style-name="P3">See also</text:p>
        <text:p text:style-name="P3"><text:a xlink:type="simple" xlink:href="https://www.tradingview.com/pine-script-reference/v6/#fun_matrix.new%3Ctype%3E" text:style-name="Internet_20_link" text:visited-style-name="Visited_20_Internet_20_Link">matrix.new&lt;type&gt;</text:a><text:a xlink:type="simple" xlink:href="https://www.tradingview.com/pine-script-reference/v6/#fun_matrix.get" text:style-name="Internet_20_link" text:visited-style-name="Visited_20_Internet_20_Link">matrix.get</text:a><text:a xlink:type="simple" xlink:href="https://www.tradingview.com/pine-script-reference/v6/#fun_matrix.set" text:style-name="Internet_20_link" text:visited-style-name="Visited_20_Internet_20_Link">matrix.set</text:a><text:a xlink:type="simple" xlink:href="https://www.tradingview.com/pine-script-reference/v6/#fun_matrix.columns" text:style-name="Internet_20_link" text:visited-style-name="Visited_20_Internet_20_Link">matrix.columns</text:a><text:a xlink:type="simple" xlink:href="https://www.tradingview.com/pine-script-reference/v6/#fun_matrix.rows" text:style-name="Internet_20_link" text:visited-style-name="Visited_20_Internet_20_Link">matrix.rows</text:a></text:p>
      </text:section>
      <text:section text:style-name="Sect1" text:name="fun_matrix.eigenvalues">
        <text:h text:style-name="P2" text:outline-level="3">matrix.eigenvalues()</text:h>
        <text:p text:style-name="P3">2 overloads</text:p>
      </text:section>
      <text:p text:style-name="P3">The function returns an array containing the <text:a xlink:type="simple" xlink:href="https://en.wikipedia.org/wiki/Eigenvalues_and_eigenvectors" office:target-frame-name="_blank" xlink:show="new" text:style-name="Internet_20_link" text:visited-style-name="Visited_20_Internet_20_Link">eigenvalues</text:a> of a square matrix.</text:p>
      <text:p text:style-name="Text_20_body">Syntax &amp; Overloads</text:p>
      <text:p text:style-name="P5"><text:a xlink:type="simple" xlink:href="https://www.tradingview.com/pine-script-reference/v6/#fun_matrix.eigenvalues-0" text:style-name="Internet_20_link" text:visited-style-name="Visited_20_Internet_20_Link">matrix.eigenvalues(id) → array&lt;float&gt;</text:a></text:p>
      <text:p text:style-name="P5"><text:a xlink:type="simple" xlink:href="https://www.tradingview.com/pine-script-reference/v6/#fun_matrix.eigenvalues-1" text:style-name="Internet_20_link" text:visited-style-name="Visited_20_Internet_20_Link">matrix.eigenvalues(id) → array&lt;int&gt;</text:a></text:p>
      <text:p text:style-name="P3">Arguments</text:p>
      <text:p text:style-name="P3">id (matrix&lt;int/float&gt;) A matrix object.</text:p>
      <text:p text:style-name="P3">Example</text:p>
      <text:section text:style-name="Sect1" text:name="Section582">
        <text:p text:style-name="P4"><text:bookmark text:name="fun_matrix.eigenvalues"/><text:span text:style-name="Source_20_Text">//@version=6</text:span></text:p>
        <text:p text:style-name="Preformatted_20_Text"><text:span text:style-name="Source_20_Text">indicator("`matrix.eigenvalues()` Example")</text:span></text:p>
        <text:p text:style-name="Preformatted_20_Text"><text:span text:style-name="Source_20_Text">// For efficiency, execute this code only once.</text:span></text:p>
        <text:p text:style-name="Preformatted_20_Text"><text:span text:style-name="Source_20_Text">if barstate.islastconfirmedhistory</text:span></text:p>
        <text:p text:style-name="Preformatted_20_Text"><text:span text:style-name="Source_20_Text">    // Create a 2x2 matrix. </text:span></text:p>
        <text:p text:style-name="Preformatted_20_Text"><text:span text:style-name="Source_20_Text">    var m1 = matrix.new&lt;int&gt;(2, 2, na)</text:span></text:p>
        <text:p text:style-name="Preformatted_20_Text"><text:span text:style-name="Source_20_Text">    // Fill the matrix with values.</text:span></text:p>
        <text:p text:style-name="Preformatted_20_Text"><text:span text:style-name="Source_20_Text">    matrix.set(m1, 0, 0, 2)</text:span></text:p>
        <text:p text:style-name="Preformatted_20_Text"><text:span text:style-name="Source_20_Text">    matrix.set(m1, 0, 1, 4)</text:span></text:p>
        <text:p text:style-name="Preformatted_20_Text"><text:span text:style-name="Source_20_Text">    matrix.set(m1, 1, 0, 6)</text:span></text:p>
        <text:p text:style-name="Preformatted_20_Text"><text:span text:style-name="Source_20_Text">    matrix.set(m1, 1, 1, 8)</text:span></text:p>
        <text:p text:style-name="Preformatted_20_Text"><text:span text:style-name="Source_20_Text">    </text:span></text:p>
        <text:p text:style-name="Preformatted_20_Text"><text:span text:style-name="Source_20_Text">    // Get the eigenvalues of the matrix.</text:span></text:p>
        <text:p text:style-name="Preformatted_20_Text"><text:span text:style-name="Source_20_Text">    tr = matrix.eigenvalues(m1)</text:span></text:p>
        <text:p text:style-name="Preformatted_20_Text"><text:span text:style-name="Source_20_Text">    </text:span></text:p>
        <text:p text:style-name="Preformatted_20_Text"><text:span text:style-name="Source_20_Text">    // Display matrix elements.</text:span></text:p>
        <text:p text:style-name="Preformatted_20_Text"><text:span text:style-name="Source_20_Text">    var t = table.new(position.top_right, 2, 2, color.green)</text:span></text:p>
        <text:p text:style-name="Preformatted_20_Text"><text:span text:style-name="Source_20_Text">    table.cell(t, 0, 0, "Matrix elements:")</text:span></text:p>
        <text:p text:style-name="Preformatted_20_Text"><text:span text:style-name="Source_20_Text">    table.cell(t, 0, 1, str.tostring(m1))</text:span></text:p>
        <text:p text:style-name="Preformatted_20_Text"><text:span text:style-name="Source_20_Text">    table.cell(t, 1, 0, "Array of Eigenvalues:")</text:span></text:p>
        <text:p text:style-name="P5"><text:span text:style-name="Source_20_Text">    table.cell(t, 1, 1, str.tostring(tr))</text:span></text:p>
        <text:p text:style-name="P3">Returns</text:p>
        <text:p text:style-name="P3">An array containing the eigenvalues of the <text:span text:style-name="Source_20_Text">id</text:span> matrix.</text:p>
        <text:p text:style-name="P3">Remarks</text:p>
        <text:p text:style-name="P3">The function is calculated using "The Implicit QL Algorithm".</text:p>
        <text:p text:style-name="P3">See also</text:p>
        <text:p text:style-name="P3"><text:a xlink:type="simple" xlink:href="https://www.tradingview.com/pine-script-reference/v6/#fun_matrix.new%3Ctype%3E" text:style-name="Internet_20_link" text:visited-style-name="Visited_20_Internet_20_Link">matrix.new&lt;type&gt;</text:a><text:a xlink:type="simple" xlink:href="https://www.tradingview.com/pine-script-reference/v6/#fun_matrix.set" text:style-name="Internet_20_link" text:visited-style-name="Visited_20_Internet_20_Link">matrix.set</text:a><text:a xlink:type="simple" xlink:href="https://www.tradingview.com/pine-script-reference/v6/#fun_matrix.eigenvectors" text:style-name="Internet_20_link" text:visited-style-name="Visited_20_Internet_20_Link">matrix.eigenvectors</text:a></text:p>
      </text:section>
      <text:section text:style-name="Sect1" text:name="fun_matrix.eigenvectors">
        <text:h text:style-name="P2" text:outline-level="3">matrix.eigenvectors()</text:h>
        <text:p text:style-name="P3">2 overloads</text:p>
      </text:section>
      <text:p text:style-name="P3">Returns a matrix of <text:a xlink:type="simple" xlink:href="https://en.wikipedia.org/wiki/Eigenvalues_and_eigenvectors" office:target-frame-name="_blank" xlink:show="new" text:style-name="Internet_20_link" text:visited-style-name="Visited_20_Internet_20_Link">eigenvectors</text:a>, in which each column is an eigenvector of the <text:span text:style-name="Source_20_Text">id</text:span> matrix.</text:p>
      <text:p text:style-name="Text_20_body">Syntax &amp; Overloads</text:p>
      <text:p text:style-name="P5"><text:a xlink:type="simple" xlink:href="https://www.tradingview.com/pine-script-reference/v6/#fun_matrix.eigenvectors-0" text:style-name="Internet_20_link" text:visited-style-name="Visited_20_Internet_20_Link">matrix.eigenvectors(id) → matrix&lt;float&gt;</text:a></text:p>
      <text:p text:style-name="P5"><text:a xlink:type="simple" xlink:href="https://www.tradingview.com/pine-script-reference/v6/#fun_matrix.eigenvectors-1" text:style-name="Internet_20_link" text:visited-style-name="Visited_20_Internet_20_Link">matrix.eigenvectors(id) → matrix&lt;int&gt;</text:a></text:p>
      <text:p text:style-name="P3">Arguments</text:p>
      <text:p text:style-name="P3">id (matrix&lt;int/float&gt;) A matrix object.</text:p>
      <text:p text:style-name="P3">Example</text:p>
      <text:section text:style-name="Sect1" text:name="Section583">
        <text:p text:style-name="P4"><text:bookmark text:name="fun_matrix.eigenvectors"/><text:span text:style-name="Source_20_Text">//@version=6</text:span></text:p>
        <text:p text:style-name="Preformatted_20_Text"><text:span text:style-name="Source_20_Text">indicator("`matrix.eigenvectors()` Example")</text:span></text:p>
        <text:p text:style-name="Preformatted_20_Text"><text:span text:style-name="Source_20_Text">// For efficiency, execute this code only once.</text:span></text:p>
        <text:p text:style-name="Preformatted_20_Text"><text:span text:style-name="Source_20_Text">if barstate.islastconfirmedhistory</text:span></text:p>
        <text:p text:style-name="Preformatted_20_Text"><text:span text:style-name="Source_20_Text">    // Create a 2x2 matrix </text:span></text:p>
        <text:p text:style-name="Preformatted_20_Text"><text:span text:style-name="Source_20_Text">    var m1 = matrix.new&lt;int&gt;(2, 2, 1)</text:span></text:p>
        <text:p text:style-name="Preformatted_20_Text"><text:span text:style-name="Source_20_Text">    // Fill the matrix with values.</text:span></text:p>
        <text:p text:style-name="Preformatted_20_Text"><text:span text:style-name="Source_20_Text">    matrix.set(m1, 0, 0, 2)</text:span></text:p>
        <text:p text:style-name="Preformatted_20_Text"><text:span text:style-name="Source_20_Text">    matrix.set(m1, 0, 1, 4)</text:span></text:p>
        <text:p text:style-name="Preformatted_20_Text"><text:span text:style-name="Source_20_Text">    matrix.set(m1, 1, 0, 6)</text:span></text:p>
        <text:p text:style-name="Preformatted_20_Text"><text:span text:style-name="Source_20_Text">    matrix.set(m1, 1, 1, 8)</text:span></text:p>
        <text:p text:style-name="Preformatted_20_Text"><text:span text:style-name="Source_20_Text">    </text:span></text:p>
        <text:p text:style-name="Preformatted_20_Text"><text:span text:style-name="Source_20_Text">    // Get the eigenvectors of the matrix.</text:span></text:p>
        <text:p text:style-name="Preformatted_20_Text"><text:span text:style-name="Source_20_Text">    m2 = matrix.eigenvectors(m1)</text:span></text:p>
        <text:p text:style-name="Preformatted_20_Text"><text:span text:style-name="Source_20_Text">    </text:span></text:p>
        <text:p text:style-name="Preformatted_20_Text"><text:span text:style-name="Source_20_Text">    // Display matrix elements.</text:span></text:p>
        <text:p text:style-name="Preformatted_20_Text"><text:span text:style-name="Source_20_Text">    var t = table.new(position.top_right, 2, 2, color.green)</text:span></text:p>
        <text:p text:style-name="Preformatted_20_Text"><text:span text:style-name="Source_20_Text">    table.cell(t, 0, 0, "Matrix Elements:")</text:span></text:p>
        <text:p text:style-name="Preformatted_20_Text"><text:span text:style-name="Source_20_Text">    table.cell(t, 0, 1, str.tostring(m1))</text:span></text:p>
        <text:p text:style-name="Preformatted_20_Text"><text:span text:style-name="Source_20_Text">    table.cell(t, 1, 0, "Matrix Eigenvectors:")</text:span></text:p>
        <text:p text:style-name="P5"><text:span text:style-name="Source_20_Text">    table.cell(t, 1, 1, str.tostring(m2))</text:span></text:p>
        <text:p text:style-name="P3">Returns</text:p>
        <text:p text:style-name="P3">A new matrix containing the eigenvectors of the <text:span text:style-name="Source_20_Text">id</text:span> matrix.</text:p>
        <text:p text:style-name="P3">Remarks</text:p>
        <text:p text:style-name="P3">The function is calculated using "The Implicit QL Algorithm".</text:p>
        <text:p text:style-name="P3">See also</text:p>
        <text:p text:style-name="P3"><text:a xlink:type="simple" xlink:href="https://www.tradingview.com/pine-script-reference/v6/#fun_matrix.new%3Ctype%3E" text:style-name="Internet_20_link" text:visited-style-name="Visited_20_Internet_20_Link">matrix.new&lt;type&gt;</text:a><text:a xlink:type="simple" xlink:href="https://www.tradingview.com/pine-script-reference/v6/#fun_matrix.get" text:style-name="Internet_20_link" text:visited-style-name="Visited_20_Internet_20_Link">matrix.get</text:a><text:a xlink:type="simple" xlink:href="https://www.tradingview.com/pine-script-reference/v6/#fun_matrix.set" text:style-name="Internet_20_link" text:visited-style-name="Visited_20_Internet_20_Link">matrix.set</text:a><text:a xlink:type="simple" xlink:href="https://www.tradingview.com/pine-script-reference/v6/#fun_matrix.eigenvalues" text:style-name="Internet_20_link" text:visited-style-name="Visited_20_Internet_20_Link">matrix.eigenvalues</text:a></text:p>
      </text:section>
      <text:section text:style-name="Sect1" text:name="fun_matrix.elements_count">
        <text:h text:style-name="P2" text:outline-level="3">matrix.elements_count()</text:h>
      </text:section>
      <text:section text:style-name="Sect1" text:name="Section584">
        <text:p text:style-name="P6"><text:bookmark text:name="fun_matrix.elements_count"/>The function returns the total number of all matrix elements.</text:p>
        <text:p text:style-name="Text_20_body">Syntax</text:p>
        <text:p text:style-name="P5">matrix.elements_count(id) → series int</text:p>
        <text:p text:style-name="P3">Arguments</text:p>
        <text:p text:style-name="P3">id (any matrix type) A matrix object.</text:p>
        <text:p text:style-name="P3">See also</text:p>
        <text:p text:style-name="P3"><text:a xlink:type="simple" xlink:href="https://www.tradingview.com/pine-script-reference/v6/#fun_matrix.new%3Ctype%3E" text:style-name="Internet_20_link" text:visited-style-name="Visited_20_Internet_20_Link"><text:soft-page-break/>matrix.new&lt;type&gt;</text:a><text:a xlink:type="simple" xlink:href="https://www.tradingview.com/pine-script-reference/v6/#fun_matrix.columns" text:style-name="Internet_20_link" text:visited-style-name="Visited_20_Internet_20_Link">matrix.columns</text:a><text:a xlink:type="simple" xlink:href="https://www.tradingview.com/pine-script-reference/v6/#fun_matrix.rows" text:style-name="Internet_20_link" text:visited-style-name="Visited_20_Internet_20_Link">matrix.rows</text:a></text:p>
      </text:section>
      <text:section text:style-name="Sect1" text:name="fun_matrix.fill">
        <text:h text:style-name="P2" text:outline-level="3">matrix.fill()</text:h>
      </text:section>
      <text:p text:style-name="P3">The function fills a rectangular area of the <text:span text:style-name="Source_20_Text">id</text:span> matrix defined by the indices <text:span text:style-name="Source_20_Text">from_column</text:span> to <text:span text:style-name="Source_20_Text">to_column</text:span> (not including it) and <text:span text:style-name="Source_20_Text">from_row</text:span> to <text:span text:style-name="Source_20_Text">to_row</text:span>(not including it) with the <text:span text:style-name="Source_20_Text">value</text:span>.</text:p>
      <text:p text:style-name="Text_20_body">Syntax</text:p>
      <text:p text:style-name="P5">matrix.fill(id, value, from_row, to_row, from_column, to_column) → void</text:p>
      <text:p text:style-name="P3">Arguments</text:p>
      <text:p text:style-name="P3">id (any matrix type) A matrix object.</text:p>
      <text:p text:style-name="P3">value (series &lt;type of the matrix's elements&gt;) The value to fill with.</text:p>
      <text:p text:style-name="P3">from_row (series int) Row index from which the fill will begin (inclusive). Optional. The default value is 0.</text:p>
      <text:p text:style-name="P3">to_row (series int) Row index where the fill will end (not inclusive). Optional. The default value is <text:a xlink:type="simple" xlink:href="https://www.tradingview.com/pine-script-reference/v6/#fun_matrix.rows" text:style-name="Internet_20_link" text:visited-style-name="Visited_20_Internet_20_Link">matrix.rows</text:a>.</text:p>
      <text:p text:style-name="P3">from_column (series int) Column index from which the fill will begin (inclusive). Optional. The default value is 0.</text:p>
      <text:p text:style-name="P3">to_column (series int) Column index where the fill will end (non inclusive). Optional. The default value is <text:a xlink:type="simple" xlink:href="https://www.tradingview.com/pine-script-reference/v6/#fun_matrix.columns" text:style-name="Internet_20_link" text:visited-style-name="Visited_20_Internet_20_Link">matrix.columns</text:a>.</text:p>
      <text:p text:style-name="P3">Example</text:p>
      <text:section text:style-name="Sect1" text:name="Section585">
        <text:p text:style-name="P4"><text:bookmark text:name="fun_matrix.fill"/><text:span text:style-name="Source_20_Text">//@version=6</text:span></text:p>
        <text:p text:style-name="Preformatted_20_Text"><text:span text:style-name="Source_20_Text">indicator("`matrix.fill()` Example")</text:span></text:p>
        <text:p text:style-name="Preformatted_20_Text"><text:span text:style-name="Source_20_Text">// Create a 4x5 "int" matrix containing values `0`.</text:span></text:p>
        <text:p text:style-name="Preformatted_20_Text"><text:span text:style-name="Source_20_Text">m = matrix.new&lt;float&gt;(4, 5, 0)</text:span></text:p>
        <text:p text:style-name="Preformatted_20_Text"><text:span text:style-name="Source_20_Text">// Fill the intersection of rows 1 to 2 and columns 2 to 3 of the matrix with `hl2` values.</text:span></text:p>
        <text:p text:style-name="Preformatted_20_Text"><text:span text:style-name="Source_20_Text">matrix.fill(m, hl2, 0, 2, 1, 3)</text:span></text:p>
        <text:p text:style-name="Preformatted_20_Text"><text:span text:style-name="Source_20_Text">// Display using a label.</text:span></text:p>
        <text:p text:style-name="Preformatted_20_Text"><text:span text:style-name="Source_20_Text">if barstate.islastconfirmedhistory</text:span></text:p>
        <text:p text:style-name="P5"><text:span text:style-name="Source_20_Text">    label.new(bar_index, high, str.tostring(m))</text:span></text:p>
        <text:p text:style-name="P3">See also</text:p>
        <text:p text:style-name="P3"><text:a xlink:type="simple" xlink:href="https://www.tradingview.com/pine-script-reference/v6/#fun_matrix.new%3Ctype%3E" text:style-name="Internet_20_link" text:visited-style-name="Visited_20_Internet_20_Link">matrix.new&lt;type&gt;</text:a><text:a xlink:type="simple" xlink:href="https://www.tradingview.com/pine-script-reference/v6/#fun_matrix.get" text:style-name="Internet_20_link" text:visited-style-name="Visited_20_Internet_20_Link">matrix.get</text:a><text:a xlink:type="simple" xlink:href="https://www.tradingview.com/pine-script-reference/v6/#fun_matrix.set" text:style-name="Internet_20_link" text:visited-style-name="Visited_20_Internet_20_Link">matrix.set</text:a><text:a xlink:type="simple" xlink:href="https://www.tradingview.com/pine-script-reference/v6/#fun_matrix.columns" text:style-name="Internet_20_link" text:visited-style-name="Visited_20_Internet_20_Link">matrix.columns</text:a><text:a xlink:type="simple" xlink:href="https://www.tradingview.com/pine-script-reference/v6/#fun_matrix.rows" text:style-name="Internet_20_link" text:visited-style-name="Visited_20_Internet_20_Link">matrix.rows</text:a></text:p>
      </text:section>
      <text:section text:style-name="Sect1" text:name="fun_matrix.get">
        <text:h text:style-name="P2" text:outline-level="3">matrix.get()</text:h>
      </text:section>
      <text:p text:style-name="P3">The function returns the element with the specified index of the matrix.</text:p>
      <text:p text:style-name="Text_20_body">Syntax</text:p>
      <text:p text:style-name="P5">matrix.get(id, row, column) → &lt;matrix_type&gt;</text:p>
      <text:p text:style-name="P3">Arguments</text:p>
      <text:p text:style-name="P3">id (any matrix type) A matrix object.</text:p>
      <text:p text:style-name="P3">row (series int) Index of the required row.</text:p>
      <text:p text:style-name="P3">column (series int) Index of the required column.</text:p>
      <text:p text:style-name="P3">Example</text:p>
      <text:section text:style-name="Sect1" text:name="Section586">
        <text:p text:style-name="P4"><text:bookmark text:name="fun_matrix.get"/><text:span text:style-name="Source_20_Text">//@version=6</text:span></text:p>
        <text:p text:style-name="Preformatted_20_Text"><text:span text:style-name="Source_20_Text">indicator("`matrix.get()` Example", "", true)</text:span></text:p>
        <text:p text:style-name="Preformatted_20_Text"><text:span text:style-name="Source_20_Text">// Create a 2x3 "float" matrix from the `hl2` values.</text:span></text:p>
        <text:p text:style-name="Preformatted_20_Text"><text:span text:style-name="Source_20_Text">m = matrix.new&lt;float&gt;(2, 3, hl2)</text:span></text:p>
        <text:p text:style-name="Preformatted_20_Text"><text:span text:style-name="Source_20_Text">// Return the value of the element at index [0, 0] of matrix `m`.</text:span></text:p>
        <text:p text:style-name="Preformatted_20_Text"><text:span text:style-name="Source_20_Text">x = matrix.get(m, 0, 0)</text:span></text:p>
        <text:p text:style-name="P5"><text:span text:style-name="Source_20_Text">plot(x)</text:span></text:p>
        <text:p text:style-name="P3">Returns</text:p>
        <text:p text:style-name="P3">The value of the element at the <text:span text:style-name="Source_20_Text">row</text:span> and <text:span text:style-name="Source_20_Text">column</text:span> index of the <text:span text:style-name="Source_20_Text">id</text:span> matrix.</text:p>
        <text:p text:style-name="P3">Remarks</text:p>
        <text:p text:style-name="P3">Indexing of the rows and columns starts at zero.</text:p>
        <text:p text:style-name="P3">See also</text:p>
        <text:p text:style-name="P3"><text:a xlink:type="simple" xlink:href="https://www.tradingview.com/pine-script-reference/v6/#fun_matrix.new%3Ctype%3E" text:style-name="Internet_20_link" text:visited-style-name="Visited_20_Internet_20_Link">matrix.new&lt;type&gt;</text:a><text:a xlink:type="simple" xlink:href="https://www.tradingview.com/pine-script-reference/v6/#fun_matrix.set" text:style-name="Internet_20_link" text:visited-style-name="Visited_20_Internet_20_Link">matrix.set</text:a><text:a xlink:type="simple" xlink:href="https://www.tradingview.com/pine-script-reference/v6/#fun_matrix.columns" text:style-name="Internet_20_link" text:visited-style-name="Visited_20_Internet_20_Link">matrix.columns</text:a><text:a xlink:type="simple" xlink:href="https://www.tradingview.com/pine-script-reference/v6/#fun_matrix.rows" text:style-name="Internet_20_link" text:visited-style-name="Visited_20_Internet_20_Link">matrix.rows</text:a></text:p>
      </text:section>
      <text:section text:style-name="Sect1" text:name="fun_matrix.inv">
        <text:h text:style-name="P2" text:outline-level="3">matrix.inv()</text:h>
        <text:p text:style-name="P3">2 overloads</text:p>
      </text:section>
      <text:p text:style-name="P3">The function returns the <text:a xlink:type="simple" xlink:href="https://en.wikipedia.org/wiki/Invertible_matrix" office:target-frame-name="_blank" xlink:show="new" text:style-name="Internet_20_link" text:visited-style-name="Visited_20_Internet_20_Link">inverse</text:a> of a square matrix.</text:p>
      <text:p text:style-name="Text_20_body">Syntax &amp; Overloads</text:p>
      <text:p text:style-name="P5"><text:a xlink:type="simple" xlink:href="https://www.tradingview.com/pine-script-reference/v6/#fun_matrix.inv-0" text:style-name="Internet_20_link" text:visited-style-name="Visited_20_Internet_20_Link">matrix.inv(id) → matrix&lt;float&gt;</text:a></text:p>
      <text:p text:style-name="P5"><text:a xlink:type="simple" xlink:href="https://www.tradingview.com/pine-script-reference/v6/#fun_matrix.inv-1" text:style-name="Internet_20_link" text:visited-style-name="Visited_20_Internet_20_Link">matrix.inv(id) → matrix&lt;int&gt;</text:a></text:p>
      <text:p text:style-name="P3">Arguments</text:p>
      <text:p text:style-name="P3">id (matrix&lt;int/float&gt;) A matrix object.</text:p>
      <text:p text:style-name="P3">Example</text:p>
      <text:section text:style-name="Sect1" text:name="Section587">
        <text:p text:style-name="P4"><text:bookmark text:name="fun_matrix.inv"/><text:span text:style-name="Source_20_Text">//@version=6</text:span></text:p>
        <text:p text:style-name="Preformatted_20_Text"><text:span text:style-name="Source_20_Text">indicator("`matrix.inv()` Example")</text:span></text:p>
        <text:p text:style-name="Preformatted_20_Text"><text:span text:style-name="Source_20_Text">// For efficiency, execute this code only once.</text:span></text:p>
        <text:p text:style-name="Preformatted_20_Text"><text:span text:style-name="Source_20_Text">if barstate.islastconfirmedhistory</text:span></text:p>
        <text:p text:style-name="Preformatted_20_Text"><text:span text:style-name="Source_20_Text">    // Create a 2x2 matrix. </text:span></text:p>
        <text:p text:style-name="Preformatted_20_Text"><text:span text:style-name="Source_20_Text">    var m1 = matrix.new&lt;int&gt;(2, 2, na)</text:span></text:p>
        <text:p text:style-name="Preformatted_20_Text"><text:span text:style-name="Source_20_Text">    // Fill the matrix with values.</text:span></text:p>
        <text:p text:style-name="Preformatted_20_Text"><text:span text:style-name="Source_20_Text">    matrix.set(m1, 0, 0, 1)</text:span></text:p>
        <text:p text:style-name="Preformatted_20_Text"><text:span text:style-name="Source_20_Text">    matrix.set(m1, 0, 1, 2)</text:span></text:p>
        <text:p text:style-name="Preformatted_20_Text"><text:span text:style-name="Source_20_Text">    matrix.set(m1, 1, 0, 3)</text:span></text:p>
        <text:p text:style-name="Preformatted_20_Text"><text:span text:style-name="Source_20_Text">    matrix.set(m1, 1, 1, 4)</text:span></text:p>
        <text:p text:style-name="Preformatted_20_Text"><text:span text:style-name="Source_20_Text">    </text:span></text:p>
        <text:p text:style-name="Preformatted_20_Text"><text:span text:style-name="Source_20_Text">    // Inverse of the matrix.</text:span></text:p>
        <text:p text:style-name="Preformatted_20_Text"><text:span text:style-name="Source_20_Text">    var m2 = matrix.inv(m1)</text:span></text:p>
        <text:p text:style-name="Preformatted_20_Text"><text:span text:style-name="Source_20_Text">    </text:span></text:p>
        <text:p text:style-name="Preformatted_20_Text"><text:span text:style-name="Source_20_Text">    // Display matrix elements.</text:span></text:p>
        <text:p text:style-name="Preformatted_20_Text"><text:span text:style-name="Source_20_Text">    var t = table.new(position.top_right, 2, 2, color.green)</text:span></text:p>
        <text:p text:style-name="Preformatted_20_Text"><text:span text:style-name="Source_20_Text">    table.cell(t, 0, 0, "Original Matrix:")</text:span></text:p>
        <text:p text:style-name="Preformatted_20_Text"><text:span text:style-name="Source_20_Text">    table.cell(t, 0, 1, str.tostring(m1))</text:span></text:p>
        <text:p text:style-name="Preformatted_20_Text"><text:span text:style-name="Source_20_Text">    table.cell(t, 1, 0, "Inverse matrix:")</text:span></text:p>
        <text:p text:style-name="P5"><text:span text:style-name="Source_20_Text">    table.cell(t, 1, 1, str.tostring(m2))</text:span></text:p>
        <text:p text:style-name="P3">Returns</text:p>
        <text:p text:style-name="P3">A new matrix, which is the inverse of the <text:span text:style-name="Source_20_Text">id</text:span> matrix.</text:p>
        <text:p text:style-name="P3">Remarks</text:p>
        <text:p text:style-name="P3">The function is calculated using the <text:a xlink:type="simple" xlink:href="https://en.wikipedia.org/wiki/LU_decomposition" office:target-frame-name="_blank" xlink:show="new" text:style-name="Internet_20_link" text:visited-style-name="Visited_20_Internet_20_Link">LU decomposition</text:a> algorithm.</text:p>
        <text:p text:style-name="P3">See also</text:p>
        <text:p text:style-name="P3"><text:a xlink:type="simple" xlink:href="https://www.tradingview.com/pine-script-reference/v6/#fun_matrix.new%3Ctype%3E" text:style-name="Internet_20_link" text:visited-style-name="Visited_20_Internet_20_Link"><text:soft-page-break/>matrix.new&lt;type&gt;</text:a><text:a xlink:type="simple" xlink:href="https://www.tradingview.com/pine-script-reference/v6/#fun_matrix.set" text:style-name="Internet_20_link" text:visited-style-name="Visited_20_Internet_20_Link">matrix.set</text:a><text:a xlink:type="simple" xlink:href="https://www.tradingview.com/pine-script-reference/v6/#fun_matrix.pinv" text:style-name="Internet_20_link" text:visited-style-name="Visited_20_Internet_20_Link">matrix.pinv</text:a><text:a xlink:type="simple" xlink:href="https://www.tradingview.com/pine-script-reference/v6/#fun_matrix.copy" text:style-name="Internet_20_link" text:visited-style-name="Visited_20_Internet_20_Link">matrix.copy</text:a><text:a xlink:type="simple" xlink:href="https://www.tradingview.com/pine-script-reference/v6/#fun_str.tostring" text:style-name="Internet_20_link" text:visited-style-name="Visited_20_Internet_20_Link">str.tostring</text:a></text:p>
      </text:section>
      <text:section text:style-name="Sect1" text:name="fun_matrix.is_antidiagonal">
        <text:h text:style-name="P2" text:outline-level="3">matrix.is_antidiagonal()</text:h>
      </text:section>
      <text:section text:style-name="Sect1" text:name="Section588">
        <text:p text:style-name="P6"><text:bookmark text:name="fun_matrix.is_antidiagonal"/>The function determines if the matrix is <text:a xlink:type="simple" xlink:href="https://en.wikipedia.org/wiki/Anti-diagonal_matrix" office:target-frame-name="_blank" xlink:show="new" text:style-name="Internet_20_link" text:visited-style-name="Visited_20_Internet_20_Link">anti-diagonal</text:a> (all elements outside the secondary diagonal are zero).</text:p>
        <text:p text:style-name="Text_20_body">Syntax</text:p>
        <text:p text:style-name="P5">matrix.is_antidiagonal(id) → series bool</text:p>
        <text:p text:style-name="P3">Arguments</text:p>
        <text:p text:style-name="P3">id (matrix&lt;int/float&gt;) Matrix object to test.</text:p>
        <text:p text:style-name="P3">Returns</text:p>
        <text:p text:style-name="P3">Returns true if the <text:span text:style-name="Source_20_Text">id</text:span> matrix is ​​anti-diagonal, false otherwise.</text:p>
        <text:p text:style-name="P3">Remarks</text:p>
        <text:p text:style-name="P3">Returns false with non-square matrices.</text:p>
        <text:p text:style-name="P3">See also</text:p>
        <text:p text:style-name="P3"><text:a xlink:type="simple" xlink:href="https://www.tradingview.com/pine-script-reference/v6/#fun_matrix.new%3Ctype%3E" text:style-name="Internet_20_link" text:visited-style-name="Visited_20_Internet_20_Link">matrix.new&lt;type&gt;</text:a><text:a xlink:type="simple" xlink:href="https://www.tradingview.com/pine-script-reference/v6/#fun_matrix.set" text:style-name="Internet_20_link" text:visited-style-name="Visited_20_Internet_20_Link">matrix.set</text:a><text:a xlink:type="simple" xlink:href="https://www.tradingview.com/pine-script-reference/v6/#fun_matrix.is_square" text:style-name="Internet_20_link" text:visited-style-name="Visited_20_Internet_20_Link">matrix.is_square</text:a><text:a xlink:type="simple" xlink:href="https://www.tradingview.com/pine-script-reference/v6/#fun_matrix.is_identity" text:style-name="Internet_20_link" text:visited-style-name="Visited_20_Internet_20_Link">matrix.is_identity</text:a><text:a xlink:type="simple" xlink:href="https://www.tradingview.com/pine-script-reference/v6/#fun_matrix.is_diagonal" text:style-name="Internet_20_link" text:visited-style-name="Visited_20_Internet_20_Link">matrix.is_diagonal</text:a></text:p>
      </text:section>
      <text:section text:style-name="Sect1" text:name="fun_matrix.is_antisymmetric">
        <text:h text:style-name="P2" text:outline-level="3">matrix.is_antisymmetric()</text:h>
      </text:section>
      <text:section text:style-name="Sect1" text:name="Section589">
        <text:p text:style-name="P6"><text:bookmark text:name="fun_matrix.is_antisymmetric"/>The function determines if a matrix is <text:a xlink:type="simple" xlink:href="https://en.wikipedia.org/wiki/Skew-symmetric_matrix" office:target-frame-name="_blank" xlink:show="new" text:style-name="Internet_20_link" text:visited-style-name="Visited_20_Internet_20_Link">antisymmetric</text:a> (its <text:a xlink:type="simple" xlink:href="https://en.wikipedia.org/wiki/Transpose" office:target-frame-name="_blank" xlink:show="new" text:style-name="Internet_20_link" text:visited-style-name="Visited_20_Internet_20_Link">transpose</text:a> equals its negative).</text:p>
        <text:p text:style-name="Text_20_body">Syntax</text:p>
        <text:p text:style-name="P5">matrix.is_antisymmetric(id) → series bool</text:p>
        <text:p text:style-name="P3">Arguments</text:p>
        <text:p text:style-name="P3">id (matrix&lt;int/float&gt;) Matrix object to test.</text:p>
        <text:p text:style-name="P3">Returns</text:p>
        <text:p text:style-name="P3">Returns true, if the <text:span text:style-name="Source_20_Text">id</text:span> matrix is antisymmetric, false otherwise.</text:p>
        <text:p text:style-name="P3">Remarks</text:p>
        <text:p text:style-name="P3">Returns false with non-square matrices.</text:p>
        <text:p text:style-name="P3">See also</text:p>
        <text:p text:style-name="P3"><text:a xlink:type="simple" xlink:href="https://www.tradingview.com/pine-script-reference/v6/#fun_matrix.new%3Ctype%3E" text:style-name="Internet_20_link" text:visited-style-name="Visited_20_Internet_20_Link">matrix.new&lt;type&gt;</text:a><text:a xlink:type="simple" xlink:href="https://www.tradingview.com/pine-script-reference/v6/#fun_matrix.get" text:style-name="Internet_20_link" text:visited-style-name="Visited_20_Internet_20_Link">matrix.get</text:a><text:a xlink:type="simple" xlink:href="https://www.tradingview.com/pine-script-reference/v6/#fun_matrix.set" text:style-name="Internet_20_link" text:visited-style-name="Visited_20_Internet_20_Link">matrix.set</text:a><text:a xlink:type="simple" xlink:href="https://www.tradingview.com/pine-script-reference/v6/#fun_matrix.is_square" text:style-name="Internet_20_link" text:visited-style-name="Visited_20_Internet_20_Link">matrix.is_square</text:a></text:p>
      </text:section>
      <text:section text:style-name="Sect1" text:name="fun_matrix.is_binary">
        <text:h text:style-name="P2" text:outline-level="3">matrix.is_binary()</text:h>
      </text:section>
      <text:section text:style-name="Sect1" text:name="Section590">
        <text:p text:style-name="P6"><text:bookmark text:name="fun_matrix.is_binary"/>The function determines if the matrix is <text:a xlink:type="simple" xlink:href="https://en.wikipedia.org/wiki/Logical_matrix" office:target-frame-name="_blank" xlink:show="new" text:style-name="Internet_20_link" text:visited-style-name="Visited_20_Internet_20_Link">binary</text:a> (when all elements of the matrix are 0 or 1).</text:p>
        <text:p text:style-name="Text_20_body">Syntax</text:p>
        <text:p text:style-name="P5">matrix.is_binary(id) → series bool</text:p>
        <text:p text:style-name="P3">Arguments</text:p>
        <text:p text:style-name="P3">id (matrix&lt;int/float&gt;) Matrix object to test.</text:p>
        <text:p text:style-name="P3">Returns</text:p>
        <text:p text:style-name="P3">Returns true if the <text:span text:style-name="Source_20_Text">id</text:span> matrix is binary, false otherwise.</text:p>
        <text:p text:style-name="P3">See also</text:p>
        <text:p text:style-name="P3"><text:a xlink:type="simple" xlink:href="https://www.tradingview.com/pine-script-reference/v6/#fun_matrix.new%3Ctype%3E" text:style-name="Internet_20_link" text:visited-style-name="Visited_20_Internet_20_Link">matrix.new&lt;type&gt;</text:a><text:a xlink:type="simple" xlink:href="https://www.tradingview.com/pine-script-reference/v6/#fun_matrix.get" text:style-name="Internet_20_link" text:visited-style-name="Visited_20_Internet_20_Link">matrix.get</text:a><text:a xlink:type="simple" xlink:href="https://www.tradingview.com/pine-script-reference/v6/#fun_matrix.set" text:style-name="Internet_20_link" text:visited-style-name="Visited_20_Internet_20_Link">matrix.set</text:a></text:p>
      </text:section>
      <text:section text:style-name="Sect1" text:name="fun_matrix.is_diagonal">
        <text:h text:style-name="P2" text:outline-level="3">matrix.is_diagonal()</text:h>
      </text:section>
      <text:section text:style-name="Sect1" text:name="Section591">
        <text:p text:style-name="P6"><text:bookmark text:name="fun_matrix.is_diagonal"/>The function determines if the matrix is <text:a xlink:type="simple" xlink:href="https://en.wikipedia.org/wiki/Diagonal_matrix" office:target-frame-name="_blank" xlink:show="new" text:style-name="Internet_20_link" text:visited-style-name="Visited_20_Internet_20_Link">diagonal</text:a> (all elements outside the main diagonal are zero).</text:p>
        <text:p text:style-name="Text_20_body">Syntax</text:p>
        <text:p text:style-name="P5">matrix.is_diagonal(id) → series bool</text:p>
        <text:p text:style-name="P3">Arguments</text:p>
        <text:p text:style-name="P3">id (matrix&lt;int/float&gt;) Matrix object to test.</text:p>
        <text:p text:style-name="P3">Returns</text:p>
        <text:p text:style-name="P3">Returns true if the <text:span text:style-name="Source_20_Text">id</text:span> matrix is diagonal, false otherwise.</text:p>
        <text:p text:style-name="P3">Remarks</text:p>
        <text:p text:style-name="P3">Returns false with non-square matrices.</text:p>
        <text:p text:style-name="P3">See also</text:p>
        <text:p text:style-name="P3"><text:a xlink:type="simple" xlink:href="https://www.tradingview.com/pine-script-reference/v6/#fun_matrix.new%3Ctype%3E" text:style-name="Internet_20_link" text:visited-style-name="Visited_20_Internet_20_Link">matrix.new&lt;type&gt;</text:a><text:a xlink:type="simple" xlink:href="https://www.tradingview.com/pine-script-reference/v6/#fun_matrix.set" text:style-name="Internet_20_link" text:visited-style-name="Visited_20_Internet_20_Link">matrix.set</text:a><text:a xlink:type="simple" xlink:href="https://www.tradingview.com/pine-script-reference/v6/#fun_matrix.is_square" text:style-name="Internet_20_link" text:visited-style-name="Visited_20_Internet_20_Link">matrix.is_square</text:a><text:a xlink:type="simple" xlink:href="https://www.tradingview.com/pine-script-reference/v6/#fun_matrix.is_identity" text:style-name="Internet_20_link" text:visited-style-name="Visited_20_Internet_20_Link">matrix.is_identity</text:a><text:a xlink:type="simple" xlink:href="https://www.tradingview.com/pine-script-reference/v6/#fun_matrix.is_antidiagonal" text:style-name="Internet_20_link" text:visited-style-name="Visited_20_Internet_20_Link">matrix.is_antidiagonal</text:a></text:p>
      </text:section>
      <text:section text:style-name="Sect1" text:name="fun_matrix.is_identity">
        <text:h text:style-name="P2" text:outline-level="3">matrix.is_identity()</text:h>
      </text:section>
      <text:section text:style-name="Sect1" text:name="Section592">
        <text:p text:style-name="P6"><text:bookmark text:name="fun_matrix.is_identity"/>The function determines if a matrix is an <text:a xlink:type="simple" xlink:href="https://en.wikipedia.org/wiki/Identity_matrix" office:target-frame-name="_blank" xlink:show="new" text:style-name="Internet_20_link" text:visited-style-name="Visited_20_Internet_20_Link">identity matrix</text:a> (elements with ones on the <text:a xlink:type="simple" xlink:href="https://en.wikipedia.org/wiki/Main_diagonal" office:target-frame-name="_blank" xlink:show="new" text:style-name="Internet_20_link" text:visited-style-name="Visited_20_Internet_20_Link">main diagonal</text:a> and zeros elsewhere).</text:p>
        <text:p text:style-name="Text_20_body">Syntax</text:p>
        <text:p text:style-name="P5">matrix.is_identity(id) → series bool</text:p>
        <text:p text:style-name="P3">Arguments</text:p>
        <text:p text:style-name="P3">id (matrix&lt;int/float&gt;) Matrix object to test.</text:p>
        <text:p text:style-name="P3">Returns</text:p>
        <text:p text:style-name="P3">Returns true if <text:span text:style-name="Source_20_Text">id</text:span> is an identity matrix, false otherwise.</text:p>
        <text:p text:style-name="P3">Remarks</text:p>
        <text:p text:style-name="P3">Returns false with non-square matrices.</text:p>
        <text:p text:style-name="P3">See also</text:p>
        <text:p text:style-name="P3"><text:a xlink:type="simple" xlink:href="https://www.tradingview.com/pine-script-reference/v6/#fun_matrix.new%3Ctype%3E" text:style-name="Internet_20_link" text:visited-style-name="Visited_20_Internet_20_Link">matrix.new&lt;type&gt;</text:a><text:a xlink:type="simple" xlink:href="https://www.tradingview.com/pine-script-reference/v6/#fun_matrix.is_square" text:style-name="Internet_20_link" text:visited-style-name="Visited_20_Internet_20_Link">matrix.is_square</text:a><text:a xlink:type="simple" xlink:href="https://www.tradingview.com/pine-script-reference/v6/#fun_matrix.is_diagonal" text:style-name="Internet_20_link" text:visited-style-name="Visited_20_Internet_20_Link">matrix.is_diagonal</text:a></text:p>
      </text:section>
      <text:section text:style-name="Sect1" text:name="fun_matrix.is_square">
        <text:h text:style-name="P2" text:outline-level="3">matrix.is_square()</text:h>
      </text:section>
      <text:section text:style-name="Sect1" text:name="Section593">
        <text:p text:style-name="P6"><text:bookmark text:name="fun_matrix.is_square"/>The function determines if the matrix is <text:a xlink:type="simple" xlink:href="https://en.wikipedia.org/wiki/Square_matrix" office:target-frame-name="_blank" xlink:show="new" text:style-name="Internet_20_link" text:visited-style-name="Visited_20_Internet_20_Link">square</text:a> (it has the same number of rows and columns).</text:p>
        <text:p text:style-name="Text_20_body">Syntax</text:p>
        <text:p text:style-name="P5">matrix.is_square(id) → series bool</text:p>
        <text:p text:style-name="P3">Arguments</text:p>
        <text:p text:style-name="P3">id (any matrix type) Matrix object to test.</text:p>
        <text:p text:style-name="P3">Returns</text:p>
        <text:p text:style-name="P3">Returns true if the <text:span text:style-name="Source_20_Text">id</text:span> matrix is square, false otherwise.</text:p>
        <text:p text:style-name="P3">See also</text:p>
        <text:p text:style-name="P3"><text:a xlink:type="simple" xlink:href="https://www.tradingview.com/pine-script-reference/v6/#fun_matrix.new%3Ctype%3E" text:style-name="Internet_20_link" text:visited-style-name="Visited_20_Internet_20_Link">matrix.new&lt;type&gt;</text:a><text:a xlink:type="simple" xlink:href="https://www.tradingview.com/pine-script-reference/v6/#fun_matrix.get" text:style-name="Internet_20_link" text:visited-style-name="Visited_20_Internet_20_Link">matrix.get</text:a><text:a xlink:type="simple" xlink:href="https://www.tradingview.com/pine-script-reference/v6/#fun_matrix.set" text:style-name="Internet_20_link" text:visited-style-name="Visited_20_Internet_20_Link">matrix.set</text:a><text:a xlink:type="simple" xlink:href="https://www.tradingview.com/pine-script-reference/v6/#fun_matrix.columns" text:style-name="Internet_20_link" text:visited-style-name="Visited_20_Internet_20_Link">matrix.columns</text:a><text:a xlink:type="simple" xlink:href="https://www.tradingview.com/pine-script-reference/v6/#fun_matrix.rows" text:style-name="Internet_20_link" text:visited-style-name="Visited_20_Internet_20_Link">matrix.rows</text:a></text:p>
      </text:section>
      <text:section text:style-name="Sect1" text:name="fun_matrix.is_stochastic">
        <text:h text:style-name="P2" text:outline-level="3"><text:soft-page-break/>matrix.is_stochastic()</text:h>
      </text:section>
      <text:section text:style-name="Sect1" text:name="Section594">
        <text:p text:style-name="P6"><text:bookmark text:name="fun_matrix.is_stochastic"/>The function determines if the matrix is <text:a xlink:type="simple" xlink:href="https://en.wikipedia.org/wiki/Stochastic_matrix" office:target-frame-name="_blank" xlink:show="new" text:style-name="Internet_20_link" text:visited-style-name="Visited_20_Internet_20_Link">stochastic</text:a>.</text:p>
        <text:p text:style-name="Text_20_body">Syntax</text:p>
        <text:p text:style-name="P5">matrix.is_stochastic(id) → series bool</text:p>
        <text:p text:style-name="P3">Arguments</text:p>
        <text:p text:style-name="P3">id (matrix&lt;int/float&gt;) Matrix object to test.</text:p>
        <text:p text:style-name="P3">Returns</text:p>
        <text:p text:style-name="P3">Returns true if the <text:span text:style-name="Source_20_Text">id</text:span> matrix is stochastic, false otherwise.</text:p>
        <text:p text:style-name="P3">See also</text:p>
        <text:p text:style-name="P3"><text:a xlink:type="simple" xlink:href="https://www.tradingview.com/pine-script-reference/v6/#fun_matrix.new%3Ctype%3E" text:style-name="Internet_20_link" text:visited-style-name="Visited_20_Internet_20_Link">matrix.new&lt;type&gt;</text:a><text:a xlink:type="simple" xlink:href="https://www.tradingview.com/pine-script-reference/v6/#fun_matrix.set" text:style-name="Internet_20_link" text:visited-style-name="Visited_20_Internet_20_Link">matrix.set</text:a></text:p>
      </text:section>
      <text:section text:style-name="Sect1" text:name="fun_matrix.is_symmetric">
        <text:h text:style-name="P2" text:outline-level="3">matrix.is_symmetric()</text:h>
      </text:section>
      <text:section text:style-name="Sect1" text:name="Section595">
        <text:p text:style-name="P6"><text:bookmark text:name="fun_matrix.is_symmetric"/>The function determines if a <text:a xlink:type="simple" xlink:href="https://en.wikipedia.org/wiki/Square_matrix" office:target-frame-name="_blank" xlink:show="new" text:style-name="Internet_20_link" text:visited-style-name="Visited_20_Internet_20_Link">square matrix</text:a> is <text:a xlink:type="simple" xlink:href="https://en.wikipedia.org/wiki/Symmetric_matrix" office:target-frame-name="_blank" xlink:show="new" text:style-name="Internet_20_link" text:visited-style-name="Visited_20_Internet_20_Link">symmetric</text:a> (elements are symmetric with respect to the <text:a xlink:type="simple" xlink:href="https://en.wikipedia.org/wiki/Main_diagonal" office:target-frame-name="_blank" xlink:show="new" text:style-name="Internet_20_link" text:visited-style-name="Visited_20_Internet_20_Link">main diagonal</text:a>).</text:p>
        <text:p text:style-name="Text_20_body">Syntax</text:p>
        <text:p text:style-name="P5">matrix.is_symmetric(id) → series bool</text:p>
        <text:p text:style-name="P3">Arguments</text:p>
        <text:p text:style-name="P3">id (matrix&lt;int/float&gt;) Matrix object to test.</text:p>
        <text:p text:style-name="P3">Returns</text:p>
        <text:p text:style-name="P3">Returns true if the <text:span text:style-name="Source_20_Text">id</text:span> matrix is symmetric, false otherwise.</text:p>
        <text:p text:style-name="P3">Remarks</text:p>
        <text:p text:style-name="P3">Returns false with non-square matrices.</text:p>
        <text:p text:style-name="P3">See also</text:p>
        <text:p text:style-name="P3"><text:a xlink:type="simple" xlink:href="https://www.tradingview.com/pine-script-reference/v6/#fun_matrix.new%3Ctype%3E" text:style-name="Internet_20_link" text:visited-style-name="Visited_20_Internet_20_Link">matrix.new&lt;type&gt;</text:a><text:a xlink:type="simple" xlink:href="https://www.tradingview.com/pine-script-reference/v6/#fun_matrix.get" text:style-name="Internet_20_link" text:visited-style-name="Visited_20_Internet_20_Link">matrix.get</text:a><text:a xlink:type="simple" xlink:href="https://www.tradingview.com/pine-script-reference/v6/#fun_matrix.set" text:style-name="Internet_20_link" text:visited-style-name="Visited_20_Internet_20_Link">matrix.set</text:a><text:a xlink:type="simple" xlink:href="https://www.tradingview.com/pine-script-reference/v6/#fun_matrix.is_square" text:style-name="Internet_20_link" text:visited-style-name="Visited_20_Internet_20_Link">matrix.is_square</text:a></text:p>
      </text:section>
      <text:section text:style-name="Sect1" text:name="fun_matrix.is_triangular">
        <text:h text:style-name="P2" text:outline-level="3">matrix.is_triangular()</text:h>
      </text:section>
      <text:section text:style-name="Sect1" text:name="Section596">
        <text:p text:style-name="P6"><text:bookmark text:name="fun_matrix.is_triangular"/>The function determines if the matrix is <text:a xlink:type="simple" xlink:href="https://en.wikipedia.org/wiki/Triangular_matrix" office:target-frame-name="_blank" xlink:show="new" text:style-name="Internet_20_link" text:visited-style-name="Visited_20_Internet_20_Link">triangular</text:a> (if all elements above or below the <text:a xlink:type="simple" xlink:href="https://en.wikipedia.org/wiki/Main_diagonal" office:target-frame-name="_blank" xlink:show="new" text:style-name="Internet_20_link" text:visited-style-name="Visited_20_Internet_20_Link">main diagonal</text:a> are zero).</text:p>
        <text:p text:style-name="Text_20_body">Syntax</text:p>
        <text:p text:style-name="P5">matrix.is_triangular(id) → series bool</text:p>
        <text:p text:style-name="P3">Arguments</text:p>
        <text:p text:style-name="P3">id (matrix&lt;int/float&gt;) Matrix object to test.</text:p>
        <text:p text:style-name="P3">Returns</text:p>
        <text:p text:style-name="P3">Returns true if the <text:span text:style-name="Source_20_Text">id</text:span> matrix is triangular, false otherwise.</text:p>
        <text:p text:style-name="P3">Remarks</text:p>
        <text:p text:style-name="P3">Returns false with non-square matrices.</text:p>
        <text:p text:style-name="P3">See also</text:p>
        <text:p text:style-name="P3"><text:a xlink:type="simple" xlink:href="https://www.tradingview.com/pine-script-reference/v6/#fun_matrix.new%3Ctype%3E" text:style-name="Internet_20_link" text:visited-style-name="Visited_20_Internet_20_Link">matrix.new&lt;type&gt;</text:a><text:a xlink:type="simple" xlink:href="https://www.tradingview.com/pine-script-reference/v6/#fun_matrix.set" text:style-name="Internet_20_link" text:visited-style-name="Visited_20_Internet_20_Link">matrix.set</text:a><text:a xlink:type="simple" xlink:href="https://www.tradingview.com/pine-script-reference/v6/#fun_matrix.is_square" text:style-name="Internet_20_link" text:visited-style-name="Visited_20_Internet_20_Link">matrix.is_square</text:a></text:p>
      </text:section>
      <text:section text:style-name="Sect1" text:name="fun_matrix.is_zero">
        <text:h text:style-name="P2" text:outline-level="3">matrix.is_zero()</text:h>
      </text:section>
      <text:section text:style-name="Sect1" text:name="Section597">
        <text:p text:style-name="P6"><text:bookmark text:name="fun_matrix.is_zero"/>The function determines if all elements of the matrix are zero.</text:p>
        <text:p text:style-name="Text_20_body">Syntax</text:p>
        <text:p text:style-name="P5">matrix.is_zero(id) → series bool</text:p>
        <text:p text:style-name="P3">Arguments</text:p>
        <text:p text:style-name="P3">id (matrix&lt;int/float&gt;) Matrix object to check.</text:p>
        <text:p text:style-name="P3">Returns</text:p>
        <text:p text:style-name="P3">Returns true if all elements of the <text:span text:style-name="Source_20_Text">id</text:span> matrix are zero, false otherwise.</text:p>
        <text:p text:style-name="P3">See also</text:p>
        <text:p text:style-name="P3"><text:a xlink:type="simple" xlink:href="https://www.tradingview.com/pine-script-reference/v6/#fun_matrix.new%3Ctype%3E" text:style-name="Internet_20_link" text:visited-style-name="Visited_20_Internet_20_Link">matrix.new&lt;type&gt;</text:a><text:a xlink:type="simple" xlink:href="https://www.tradingview.com/pine-script-reference/v6/#fun_matrix.get" text:style-name="Internet_20_link" text:visited-style-name="Visited_20_Internet_20_Link">matrix.get</text:a><text:a xlink:type="simple" xlink:href="https://www.tradingview.com/pine-script-reference/v6/#fun_matrix.set" text:style-name="Internet_20_link" text:visited-style-name="Visited_20_Internet_20_Link">matrix.set</text:a></text:p>
      </text:section>
      <text:section text:style-name="Sect1" text:name="fun_matrix.kron">
        <text:h text:style-name="P2" text:outline-level="3">matrix.kron()</text:h>
        <text:p text:style-name="P3">2 overloads</text:p>
      </text:section>
      <text:p text:style-name="P3">The function returns the <text:a xlink:type="simple" xlink:href="https://en.wikipedia.org/wiki/Kronecker_product" office:target-frame-name="_blank" xlink:show="new" text:style-name="Internet_20_link" text:visited-style-name="Visited_20_Internet_20_Link">Kronecker product</text:a> for the <text:span text:style-name="Source_20_Text">id1</text:span> and <text:span text:style-name="Source_20_Text">id2</text:span> matrices.</text:p>
      <text:p text:style-name="Text_20_body">Syntax &amp; Overloads</text:p>
      <text:p text:style-name="P5"><text:a xlink:type="simple" xlink:href="https://www.tradingview.com/pine-script-reference/v6/#fun_matrix.kron-0" text:style-name="Internet_20_link" text:visited-style-name="Visited_20_Internet_20_Link">matrix.kron(id1, id2) → matrix&lt;float&gt;</text:a></text:p>
      <text:p text:style-name="P5"><text:a xlink:type="simple" xlink:href="https://www.tradingview.com/pine-script-reference/v6/#fun_matrix.kron-1" text:style-name="Internet_20_link" text:visited-style-name="Visited_20_Internet_20_Link">matrix.kron(id1, id2) → matrix&lt;int&gt;</text:a></text:p>
      <text:p text:style-name="P3">Arguments</text:p>
      <text:p text:style-name="P3">id1 (matrix&lt;int/float&gt;) First matrix object.</text:p>
      <text:p text:style-name="P3">id2 (matrix&lt;int/float&gt;) Second matrix object.</text:p>
      <text:p text:style-name="P3">Example</text:p>
      <text:section text:style-name="Sect1" text:name="Section598">
        <text:p text:style-name="P4"><text:bookmark text:name="fun_matrix.kron"/><text:span text:style-name="Source_20_Text">//@version=6</text:span></text:p>
        <text:p text:style-name="Preformatted_20_Text"><text:span text:style-name="Source_20_Text">indicator("`matrix.kron()` Example")</text:span></text:p>
        <text:p text:style-name="Preformatted_20_Text"><text:span text:style-name="Source_20_Text">// Display using a table.</text:span></text:p>
        <text:p text:style-name="Preformatted_20_Text"><text:span text:style-name="Source_20_Text">if barstate.islastconfirmedhistory</text:span></text:p>
        <text:p text:style-name="Preformatted_20_Text"><text:span text:style-name="Source_20_Text">    // Create two matrices with default values `1` and `2`. </text:span></text:p>
        <text:p text:style-name="Preformatted_20_Text"><text:span text:style-name="Source_20_Text">    var m1 = matrix.new&lt;float&gt;(2, 2, 1) </text:span></text:p>
        <text:p text:style-name="Preformatted_20_Text"><text:span text:style-name="Source_20_Text">    var m2 = matrix.new&lt;float&gt;(2, 2, 2) </text:span></text:p>
        <text:p text:style-name="Preformatted_20_Text"><text:span text:style-name="Source_20_Text">    </text:span></text:p>
        <text:p text:style-name="Preformatted_20_Text"><text:span text:style-name="Source_20_Text">    // Calculate the Kronecker product of the matrices.</text:span></text:p>
        <text:p text:style-name="Preformatted_20_Text"><text:span text:style-name="Source_20_Text">    var m3 = matrix.kron(m1, m2) </text:span></text:p>
        <text:p text:style-name="Preformatted_20_Text"><text:span text:style-name="Source_20_Text">    </text:span></text:p>
        <text:p text:style-name="Preformatted_20_Text"><text:span text:style-name="Source_20_Text">    // Display matrix elements.</text:span></text:p>
        <text:p text:style-name="Preformatted_20_Text"><text:span text:style-name="Source_20_Text">    var t = table.new(position.top_right, 5, 2, color.green)</text:span></text:p>
        <text:p text:style-name="Preformatted_20_Text"><text:span text:style-name="Source_20_Text">    table.cell(t, 0, 0, "Matrix 1:")</text:span></text:p>
        <text:p text:style-name="Preformatted_20_Text"><text:span text:style-name="Source_20_Text">    table.cell(t, 0, 1, str.tostring(m1))</text:span></text:p>
        <text:p text:style-name="Preformatted_20_Text"><text:span text:style-name="Source_20_Text">    table.cell(t, 1, 1, "⊗")</text:span></text:p>
        <text:p text:style-name="Preformatted_20_Text"><text:span text:style-name="Source_20_Text">    table.cell(t, 2, 0, "Matrix 2:")</text:span></text:p>
        <text:p text:style-name="Preformatted_20_Text"><text:span text:style-name="Source_20_Text">    table.cell(t, 2, 1, str.tostring(m2))</text:span></text:p>
        <text:p text:style-name="Preformatted_20_Text"><text:span text:style-name="Source_20_Text">    table.cell(t, 3, 1, "=")</text:span></text:p>
        <text:p text:style-name="Preformatted_20_Text"><text:span text:style-name="Source_20_Text">    table.cell(t, 4, 0, "Kronecker product:")</text:span></text:p>
        <text:p text:style-name="P5"><text:span text:style-name="Source_20_Text">    table.cell(t, 4, 1, str.tostring(m3))</text:span></text:p>
        <text:p text:style-name="P3"><text:soft-page-break/>Returns</text:p>
        <text:p text:style-name="P3">A new matrix containing the <text:a xlink:type="simple" xlink:href="https://en.wikipedia.org/wiki/Kronecker_product" office:target-frame-name="_blank" xlink:show="new" text:style-name="Internet_20_link" text:visited-style-name="Visited_20_Internet_20_Link">Kronecker product</text:a> of <text:span text:style-name="Source_20_Text">id1</text:span> and <text:span text:style-name="Source_20_Text">id2</text:span>.</text:p>
        <text:p text:style-name="P3">See also</text:p>
        <text:p text:style-name="P3"><text:a xlink:type="simple" xlink:href="https://www.tradingview.com/pine-script-reference/v6/#fun_matrix.new%3Ctype%3E" text:style-name="Internet_20_link" text:visited-style-name="Visited_20_Internet_20_Link">matrix.new&lt;type&gt;</text:a><text:a xlink:type="simple" xlink:href="https://www.tradingview.com/pine-script-reference/v6/#fun_matrix.mult" text:style-name="Internet_20_link" text:visited-style-name="Visited_20_Internet_20_Link">matrix.mult</text:a><text:a xlink:type="simple" xlink:href="https://www.tradingview.com/pine-script-reference/v6/#fun_str.tostring" text:style-name="Internet_20_link" text:visited-style-name="Visited_20_Internet_20_Link">str.tostring</text:a><text:a xlink:type="simple" xlink:href="https://www.tradingview.com/pine-script-reference/v6/#fun_table.new" text:style-name="Internet_20_link" text:visited-style-name="Visited_20_Internet_20_Link">table.new</text:a></text:p>
      </text:section>
      <text:section text:style-name="Sect1" text:name="fun_matrix.max">
        <text:h text:style-name="P2" text:outline-level="3">matrix.max()</text:h>
        <text:p text:style-name="P3">2 overloads</text:p>
      </text:section>
      <text:p text:style-name="P3">The function returns the largest value from the matrix elements.</text:p>
      <text:p text:style-name="Text_20_body">Syntax &amp; Overloads</text:p>
      <text:p text:style-name="P5"><text:a xlink:type="simple" xlink:href="https://www.tradingview.com/pine-script-reference/v6/#fun_matrix.max-0" text:style-name="Internet_20_link" text:visited-style-name="Visited_20_Internet_20_Link">matrix.max(id) → series float</text:a></text:p>
      <text:p text:style-name="P5"><text:a xlink:type="simple" xlink:href="https://www.tradingview.com/pine-script-reference/v6/#fun_matrix.max-1" text:style-name="Internet_20_link" text:visited-style-name="Visited_20_Internet_20_Link">matrix.max(id) → series int</text:a></text:p>
      <text:p text:style-name="P3">Arguments</text:p>
      <text:p text:style-name="P3">id (matrix&lt;int/float&gt;) A matrix object.</text:p>
      <text:p text:style-name="P3">Example</text:p>
      <text:section text:style-name="Sect1" text:name="Section599">
        <text:p text:style-name="P4"><text:bookmark text:name="fun_matrix.max"/><text:span text:style-name="Source_20_Text">//@version=6</text:span></text:p>
        <text:p text:style-name="Preformatted_20_Text"><text:span text:style-name="Source_20_Text">indicator("`matrix.max()` Example")</text:span></text:p>
        <text:p text:style-name="Preformatted_20_Text"><text:span text:style-name="Source_20_Text">// Create a 2x2 matrix.</text:span></text:p>
        <text:p text:style-name="Preformatted_20_Text"><text:span text:style-name="Source_20_Text">var m = matrix.new&lt;int&gt;(2, 2, na)</text:span></text:p>
        <text:p text:style-name="Preformatted_20_Text"><text:span text:style-name="Source_20_Text">// Fill the matrix with values.</text:span></text:p>
        <text:p text:style-name="Preformatted_20_Text"><text:span text:style-name="Source_20_Text">matrix.set(m, 0, 0, 1)</text:span></text:p>
        <text:p text:style-name="Preformatted_20_Text"><text:span text:style-name="Source_20_Text">matrix.set(m, 0, 1, 2)</text:span></text:p>
        <text:p text:style-name="Preformatted_20_Text"><text:span text:style-name="Source_20_Text">matrix.set(m, 1, 0, 3)</text:span></text:p>
        <text:p text:style-name="Preformatted_20_Text"><text:span text:style-name="Source_20_Text">matrix.set(m, 1, 1, 4)</text:span></text:p>
        <text:p text:style-name="Preformatted_20_Text"><text:span text:style-name="Source_20_Text">// Get the maximum value in the matrix.</text:span></text:p>
        <text:p text:style-name="Preformatted_20_Text"><text:span text:style-name="Source_20_Text">var x = matrix.max(m)</text:span></text:p>
        <text:p text:style-name="P5"><text:span text:style-name="Source_20_Text">plot(x, 'Matrix maximum value')</text:span></text:p>
        <text:p text:style-name="P3">Returns</text:p>
        <text:p text:style-name="P3">The maximum value from the <text:span text:style-name="Source_20_Text">id</text:span> matrix.</text:p>
        <text:p text:style-name="P3">See also</text:p>
        <text:p text:style-name="P3"><text:a xlink:type="simple" xlink:href="https://www.tradingview.com/pine-script-reference/v6/#fun_matrix.new%3Ctype%3E" text:style-name="Internet_20_link" text:visited-style-name="Visited_20_Internet_20_Link">matrix.new&lt;type&gt;</text:a><text:a xlink:type="simple" xlink:href="https://www.tradingview.com/pine-script-reference/v6/#fun_matrix.min" text:style-name="Internet_20_link" text:visited-style-name="Visited_20_Internet_20_Link">matrix.min</text:a><text:a xlink:type="simple" xlink:href="https://www.tradingview.com/pine-script-reference/v6/#fun_matrix.avg" text:style-name="Internet_20_link" text:visited-style-name="Visited_20_Internet_20_Link">matrix.avg</text:a><text:a xlink:type="simple" xlink:href="https://www.tradingview.com/pine-script-reference/v6/#fun_matrix.sort" text:style-name="Internet_20_link" text:visited-style-name="Visited_20_Internet_20_Link">matrix.sort</text:a></text:p>
      </text:section>
      <text:section text:style-name="Sect1" text:name="fun_matrix.median">
        <text:h text:style-name="P2" text:outline-level="3">matrix.median()</text:h>
        <text:p text:style-name="P3">2 overloads</text:p>
      </text:section>
      <text:p text:style-name="P3">The function calculates the <text:a xlink:type="simple" xlink:href="https://en.wikipedia.org/wiki/Median" office:target-frame-name="_blank" xlink:show="new" text:style-name="Internet_20_link" text:visited-style-name="Visited_20_Internet_20_Link">median</text:a> ("the middle" value) of matrix elements.</text:p>
      <text:p text:style-name="Text_20_body">Syntax &amp; Overloads</text:p>
      <text:p text:style-name="P5"><text:a xlink:type="simple" xlink:href="https://www.tradingview.com/pine-script-reference/v6/#fun_matrix.median-0" text:style-name="Internet_20_link" text:visited-style-name="Visited_20_Internet_20_Link">matrix.median(id) → series float</text:a></text:p>
      <text:p text:style-name="P5"><text:a xlink:type="simple" xlink:href="https://www.tradingview.com/pine-script-reference/v6/#fun_matrix.median-1" text:style-name="Internet_20_link" text:visited-style-name="Visited_20_Internet_20_Link">matrix.median(id) → series int</text:a></text:p>
      <text:p text:style-name="P3">Arguments</text:p>
      <text:p text:style-name="P3">id (matrix&lt;int/float&gt;) A matrix object.</text:p>
      <text:p text:style-name="P3">Example</text:p>
      <text:section text:style-name="Sect1" text:name="Section600">
        <text:p text:style-name="P4"><text:bookmark text:name="fun_matrix.median"/><text:span text:style-name="Source_20_Text">//@version=6</text:span></text:p>
        <text:p text:style-name="Preformatted_20_Text"><text:span text:style-name="Source_20_Text">indicator("`matrix.median()` Example")</text:span></text:p>
        <text:p text:style-name="Preformatted_20_Text"><text:span text:style-name="Source_20_Text">// Create a 2x2 matrix.</text:span></text:p>
        <text:p text:style-name="Preformatted_20_Text"><text:span text:style-name="Source_20_Text">m = matrix.new&lt;int&gt;(2, 2, na)</text:span></text:p>
        <text:p text:style-name="Preformatted_20_Text"><text:span text:style-name="Source_20_Text">// Fill the matrix with values.</text:span></text:p>
        <text:p text:style-name="Preformatted_20_Text"><text:span text:style-name="Source_20_Text">matrix.set(m, 0, 0, 1)</text:span></text:p>
        <text:p text:style-name="Preformatted_20_Text"><text:span text:style-name="Source_20_Text">matrix.set(m, 0, 1, 2)</text:span></text:p>
        <text:p text:style-name="Preformatted_20_Text"><text:span text:style-name="Source_20_Text">matrix.set(m, 1, 0, 3)</text:span></text:p>
        <text:p text:style-name="Preformatted_20_Text"><text:span text:style-name="Source_20_Text">matrix.set(m, 1, 1, 4)</text:span></text:p>
        <text:p text:style-name="Preformatted_20_Text"><text:span text:style-name="Source_20_Text">// Get the median of the matrix.</text:span></text:p>
        <text:p text:style-name="Preformatted_20_Text"><text:span text:style-name="Source_20_Text">x = matrix.median(m)</text:span></text:p>
        <text:p text:style-name="P5"><text:span text:style-name="Source_20_Text">plot(x, 'Median of the matrix')</text:span></text:p>
        <text:p text:style-name="P3">Remarks</text:p>
        <text:p text:style-name="P3">Note that <text:a xlink:type="simple" xlink:href="https://www.tradingview.com/pine-script-reference/v6/#var_na" text:style-name="Internet_20_link" text:visited-style-name="Visited_20_Internet_20_Link">na</text:a> elements of the matrix are not considered when calculating the median.</text:p>
        <text:p text:style-name="P3">See also</text:p>
        <text:p text:style-name="P3"><text:a xlink:type="simple" xlink:href="https://www.tradingview.com/pine-script-reference/v6/#fun_matrix.new%3Ctype%3E" text:style-name="Internet_20_link" text:visited-style-name="Visited_20_Internet_20_Link">matrix.new&lt;type&gt;</text:a><text:a xlink:type="simple" xlink:href="https://www.tradingview.com/pine-script-reference/v6/#fun_matrix.mode" text:style-name="Internet_20_link" text:visited-style-name="Visited_20_Internet_20_Link">matrix.mode</text:a><text:a xlink:type="simple" xlink:href="https://www.tradingview.com/pine-script-reference/v6/#fun_matrix.sort" text:style-name="Internet_20_link" text:visited-style-name="Visited_20_Internet_20_Link">matrix.sort</text:a><text:a xlink:type="simple" xlink:href="https://www.tradingview.com/pine-script-reference/v6/#fun_matrix.avg" text:style-name="Internet_20_link" text:visited-style-name="Visited_20_Internet_20_Link">matrix.avg</text:a></text:p>
      </text:section>
      <text:section text:style-name="Sect1" text:name="fun_matrix.min">
        <text:h text:style-name="P2" text:outline-level="3">matrix.min()</text:h>
        <text:p text:style-name="P3">2 overloads</text:p>
      </text:section>
      <text:p text:style-name="P3">The function returns the smallest value from the matrix elements.</text:p>
      <text:p text:style-name="Text_20_body">Syntax &amp; Overloads</text:p>
      <text:p text:style-name="P5"><text:a xlink:type="simple" xlink:href="https://www.tradingview.com/pine-script-reference/v6/#fun_matrix.min-0" text:style-name="Internet_20_link" text:visited-style-name="Visited_20_Internet_20_Link">matrix.min(id) → series float</text:a></text:p>
      <text:p text:style-name="P5"><text:a xlink:type="simple" xlink:href="https://www.tradingview.com/pine-script-reference/v6/#fun_matrix.min-1" text:style-name="Internet_20_link" text:visited-style-name="Visited_20_Internet_20_Link">matrix.min(id) → series int</text:a></text:p>
      <text:p text:style-name="P3">Arguments</text:p>
      <text:p text:style-name="P3">id (matrix&lt;int/float&gt;) A matrix object.</text:p>
      <text:p text:style-name="P3">Example</text:p>
      <text:section text:style-name="Sect1" text:name="Section601">
        <text:p text:style-name="P4"><text:bookmark text:name="fun_matrix.min"/><text:span text:style-name="Source_20_Text">//@version=6</text:span></text:p>
        <text:p text:style-name="Preformatted_20_Text"><text:span text:style-name="Source_20_Text">indicator("`matrix.min()` Example")</text:span></text:p>
        <text:p text:style-name="Preformatted_20_Text"><text:span text:style-name="Source_20_Text">// Create a 2x2 matrix.</text:span></text:p>
        <text:p text:style-name="Preformatted_20_Text"><text:span text:style-name="Source_20_Text">var m = matrix.new&lt;int&gt;(2, 2, na)</text:span></text:p>
        <text:p text:style-name="Preformatted_20_Text"><text:span text:style-name="Source_20_Text">// Fill the matrix with values.</text:span></text:p>
        <text:p text:style-name="Preformatted_20_Text"><text:span text:style-name="Source_20_Text">matrix.set(m, 0, 0, 1)</text:span></text:p>
        <text:p text:style-name="Preformatted_20_Text"><text:span text:style-name="Source_20_Text">matrix.set(m, 0, 1, 2)</text:span></text:p>
        <text:p text:style-name="Preformatted_20_Text"><text:span text:style-name="Source_20_Text">matrix.set(m, 1, 0, 3)</text:span></text:p>
        <text:p text:style-name="Preformatted_20_Text"><text:span text:style-name="Source_20_Text">matrix.set(m, 1, 1, 4)</text:span></text:p>
        <text:p text:style-name="Preformatted_20_Text"><text:span text:style-name="Source_20_Text">// Get the minimum value from the matrix.</text:span></text:p>
        <text:p text:style-name="Preformatted_20_Text"><text:span text:style-name="Source_20_Text">var x = matrix.min(m)</text:span></text:p>
        <text:p text:style-name="P5"><text:span text:style-name="Source_20_Text">plot(x, 'Matrix minimum value')</text:span></text:p>
        <text:p text:style-name="P3">Returns</text:p>
        <text:p text:style-name="P3">The smallest value from the <text:span text:style-name="Source_20_Text">id</text:span> matrix.</text:p>
        <text:p text:style-name="P3">See also</text:p>
        <text:p text:style-name="P3"><text:a xlink:type="simple" xlink:href="https://www.tradingview.com/pine-script-reference/v6/#fun_matrix.new%3Ctype%3E" text:style-name="Internet_20_link" text:visited-style-name="Visited_20_Internet_20_Link">matrix.new&lt;type&gt;</text:a><text:a xlink:type="simple" xlink:href="https://www.tradingview.com/pine-script-reference/v6/#fun_matrix.max" text:style-name="Internet_20_link" text:visited-style-name="Visited_20_Internet_20_Link">matrix.max</text:a><text:a xlink:type="simple" xlink:href="https://www.tradingview.com/pine-script-reference/v6/#fun_matrix.avg" text:style-name="Internet_20_link" text:visited-style-name="Visited_20_Internet_20_Link">matrix.avg</text:a><text:a xlink:type="simple" xlink:href="https://www.tradingview.com/pine-script-reference/v6/#fun_matrix.sort" text:style-name="Internet_20_link" text:visited-style-name="Visited_20_Internet_20_Link">matrix.sort</text:a></text:p>
      </text:section>
      <text:section text:style-name="Sect1" text:name="fun_matrix.mode">
        <text:h text:style-name="P2" text:outline-level="3"><text:soft-page-break/>matrix.mode()</text:h>
        <text:p text:style-name="P3">2 overloads</text:p>
      </text:section>
      <text:p text:style-name="P3">The function calculates the <text:a xlink:type="simple" xlink:href="https://en.wikipedia.org/wiki/Mode_(statistics)" office:target-frame-name="_blank" xlink:show="new" text:style-name="Internet_20_link" text:visited-style-name="Visited_20_Internet_20_Link">mode</text:a> of the matrix, which is the most frequently occurring value from the matrix elements. When there are multiple values occurring equally frequently, the function returns the smallest of those values.</text:p>
      <text:p text:style-name="Text_20_body">Syntax &amp; Overloads</text:p>
      <text:p text:style-name="P5"><text:a xlink:type="simple" xlink:href="https://www.tradingview.com/pine-script-reference/v6/#fun_matrix.mode-0" text:style-name="Internet_20_link" text:visited-style-name="Visited_20_Internet_20_Link">matrix.mode(id) → series float</text:a></text:p>
      <text:p text:style-name="P5"><text:a xlink:type="simple" xlink:href="https://www.tradingview.com/pine-script-reference/v6/#fun_matrix.mode-1" text:style-name="Internet_20_link" text:visited-style-name="Visited_20_Internet_20_Link">matrix.mode(id) → series int</text:a></text:p>
      <text:p text:style-name="P3">Arguments</text:p>
      <text:p text:style-name="P3">id (matrix&lt;int/float&gt;) A matrix object.</text:p>
      <text:p text:style-name="P3">Example</text:p>
      <text:section text:style-name="Sect1" text:name="Section602">
        <text:p text:style-name="P4"><text:bookmark text:name="fun_matrix.mode"/><text:span text:style-name="Source_20_Text">//@version=6</text:span></text:p>
        <text:p text:style-name="Preformatted_20_Text"><text:span text:style-name="Source_20_Text">indicator("`matrix.mode()` Example")</text:span></text:p>
        <text:p text:style-name="Preformatted_20_Text"><text:span text:style-name="Source_20_Text">// Create a 2x2 matrix.</text:span></text:p>
        <text:p text:style-name="Preformatted_20_Text"><text:span text:style-name="Source_20_Text">var m = matrix.new&lt;int&gt;(2, 2, na)</text:span></text:p>
        <text:p text:style-name="Preformatted_20_Text"><text:span text:style-name="Source_20_Text">// Fill the matrix with values.</text:span></text:p>
        <text:p text:style-name="Preformatted_20_Text"><text:span text:style-name="Source_20_Text">matrix.set(m, 0, 0, 0)</text:span></text:p>
        <text:p text:style-name="Preformatted_20_Text"><text:span text:style-name="Source_20_Text">matrix.set(m, 0, 1, 0)</text:span></text:p>
        <text:p text:style-name="Preformatted_20_Text"><text:span text:style-name="Source_20_Text">matrix.set(m, 1, 0, 1)</text:span></text:p>
        <text:p text:style-name="Preformatted_20_Text"><text:span text:style-name="Source_20_Text">matrix.set(m, 1, 1, 1)</text:span></text:p>
        <text:p text:style-name="Preformatted_20_Text"><text:span text:style-name="Source_20_Text">// Get the mode of the matrix.</text:span></text:p>
        <text:p text:style-name="Preformatted_20_Text"><text:span text:style-name="Source_20_Text">var x = matrix.mode(m)</text:span></text:p>
        <text:p text:style-name="P5"><text:span text:style-name="Source_20_Text">plot(x, 'Mode of the matrix')</text:span></text:p>
        <text:p text:style-name="P3">Returns</text:p>
        <text:p text:style-name="P3">The most frequently occurring value from the <text:span text:style-name="Source_20_Text">id</text:span> matrix. If none exists, returns the smallest value instead.</text:p>
        <text:p text:style-name="P3">Remarks</text:p>
        <text:p text:style-name="P3">Note that <text:a xlink:type="simple" xlink:href="https://www.tradingview.com/pine-script-reference/v6/#var_na" text:style-name="Internet_20_link" text:visited-style-name="Visited_20_Internet_20_Link">na</text:a> elements of the matrix are not considered when calculating the mode.</text:p>
        <text:p text:style-name="P3">See also</text:p>
        <text:p text:style-name="P3"><text:a xlink:type="simple" xlink:href="https://www.tradingview.com/pine-script-reference/v6/#fun_matrix.new%3Ctype%3E" text:style-name="Internet_20_link" text:visited-style-name="Visited_20_Internet_20_Link">matrix.new&lt;type&gt;</text:a><text:a xlink:type="simple" xlink:href="https://www.tradingview.com/pine-script-reference/v6/#fun_matrix.set" text:style-name="Internet_20_link" text:visited-style-name="Visited_20_Internet_20_Link">matrix.set</text:a><text:a xlink:type="simple" xlink:href="https://www.tradingview.com/pine-script-reference/v6/#fun_matrix.median" text:style-name="Internet_20_link" text:visited-style-name="Visited_20_Internet_20_Link">matrix.median</text:a><text:a xlink:type="simple" xlink:href="https://www.tradingview.com/pine-script-reference/v6/#fun_matrix.sort" text:style-name="Internet_20_link" text:visited-style-name="Visited_20_Internet_20_Link">matrix.sort</text:a><text:a xlink:type="simple" xlink:href="https://www.tradingview.com/pine-script-reference/v6/#fun_matrix.avg" text:style-name="Internet_20_link" text:visited-style-name="Visited_20_Internet_20_Link">matrix.avg</text:a></text:p>
      </text:section>
      <text:section text:style-name="Sect1" text:name="fun_matrix.mult">
        <text:h text:style-name="P2" text:outline-level="3">matrix.mult()</text:h>
        <text:p text:style-name="P3">4 overloads</text:p>
      </text:section>
      <text:p text:style-name="P3">The function returns a new matrix resulting from the <text:a xlink:type="simple" xlink:href="https://en.wikipedia.org/wiki/Matrix_multiplication" office:target-frame-name="_blank" xlink:show="new" text:style-name="Internet_20_link" text:visited-style-name="Visited_20_Internet_20_Link">product</text:a> between the matrices <text:span text:style-name="Source_20_Text">id1</text:span> and <text:span text:style-name="Source_20_Text">id2</text:span>, or between an <text:span text:style-name="Source_20_Text">id1</text:span> matrix and an <text:span text:style-name="Source_20_Text">id2</text:span> scalar (a numerical value), or between an <text:span text:style-name="Source_20_Text">id1</text:span> matrix and an <text:span text:style-name="Source_20_Text">id2</text:span> vector (an array of values).</text:p>
      <text:p text:style-name="Text_20_body">Syntax &amp; Overloads</text:p>
      <text:p text:style-name="P5"><text:a xlink:type="simple" xlink:href="https://www.tradingview.com/pine-script-reference/v6/#fun_matrix.mult-0" text:style-name="Internet_20_link" text:visited-style-name="Visited_20_Internet_20_Link">matrix.mult(id1, id2) → array&lt;int&gt;</text:a></text:p>
      <text:p text:style-name="P5"><text:a xlink:type="simple" xlink:href="https://www.tradingview.com/pine-script-reference/v6/#fun_matrix.mult-1" text:style-name="Internet_20_link" text:visited-style-name="Visited_20_Internet_20_Link">matrix.mult(id1, id2) → array&lt;float&gt;</text:a></text:p>
      <text:p text:style-name="P5"><text:a xlink:type="simple" xlink:href="https://www.tradingview.com/pine-script-reference/v6/#fun_matrix.mult-2" text:style-name="Internet_20_link" text:visited-style-name="Visited_20_Internet_20_Link">matrix.mult(id1, id2) → matrix&lt;int&gt;</text:a></text:p>
      <text:p text:style-name="P5"><text:a xlink:type="simple" xlink:href="https://www.tradingview.com/pine-script-reference/v6/#fun_matrix.mult-3" text:style-name="Internet_20_link" text:visited-style-name="Visited_20_Internet_20_Link">matrix.mult(id1, id2) → matrix&lt;float&gt;</text:a></text:p>
      <text:p text:style-name="P3">Arguments</text:p>
      <text:p text:style-name="P3">id1 (matrix&lt;int&gt;) First matrix object.</text:p>
      <text:p text:style-name="P3">id2 (array&lt;int&gt;) Second matrix object, value or array.</text:p>
      <text:p text:style-name="P3">Product of two matrices</text:p>
      <text:p text:style-name="Text_20_body">Example</text:p>
      <text:p text:style-name="Preformatted_20_Text"><text:span text:style-name="Source_20_Text">//@version=6</text:span></text:p>
      <text:p text:style-name="Preformatted_20_Text"><text:span text:style-name="Source_20_Text">indicator("`matrix.mult()` Example 1")</text:span></text:p>
      <text:p text:style-name="Preformatted_20_Text"><text:span text:style-name="Source_20_Text">// For efficiency, execute this code only once.</text:span></text:p>
      <text:p text:style-name="Preformatted_20_Text"><text:span text:style-name="Source_20_Text">if barstate.islastconfirmedhistory</text:span></text:p>
      <text:p text:style-name="Preformatted_20_Text"><text:span text:style-name="Source_20_Text">    // Create a 6x2 matrix containing values `5`.</text:span></text:p>
      <text:p text:style-name="Preformatted_20_Text"><text:span text:style-name="Source_20_Text">    var m1 = matrix.new&lt;float&gt;(6, 2, 5) </text:span></text:p>
      <text:p text:style-name="Preformatted_20_Text"><text:span text:style-name="Source_20_Text">    // Create a 2x3 matrix containing values `4`.</text:span></text:p>
      <text:p text:style-name="Preformatted_20_Text"><text:span text:style-name="Source_20_Text">    // Note that it must have the same quantity of rows as there are columns in the first matrix.</text:span></text:p>
      <text:p text:style-name="Preformatted_20_Text"><text:span text:style-name="Source_20_Text">    var m2 = matrix.new&lt;float&gt;(2, 3, 4) </text:span></text:p>
      <text:p text:style-name="Preformatted_20_Text"><text:span text:style-name="Source_20_Text">    // Create a new matrix from the multiplication of the two matrices.</text:span></text:p>
      <text:p text:style-name="Preformatted_20_Text"><text:span text:style-name="Source_20_Text">    var m3 = matrix.mult(m1, m2) </text:span></text:p>
      <text:p text:style-name="Preformatted_20_Text"><text:span text:style-name="Source_20_Text">    </text:span></text:p>
      <text:p text:style-name="Preformatted_20_Text"><text:span text:style-name="Source_20_Text">    // Display using a table.</text:span></text:p>
      <text:p text:style-name="Preformatted_20_Text"><text:span text:style-name="Source_20_Text">    var t = table.new(position.top_right, 1, 2, color.green)</text:span></text:p>
      <text:p text:style-name="Preformatted_20_Text"><text:span text:style-name="Source_20_Text">    table.cell(t, 0, 0, "Product of two matrices:")</text:span></text:p>
      <text:p text:style-name="P5"><text:span text:style-name="Source_20_Text">    table.cell(t, 0, 1, str.tostring(m3))</text:span></text:p>
      <text:p text:style-name="P3">Product of a matrix and a scalar</text:p>
      <text:p text:style-name="Text_20_body">Example</text:p>
      <text:p text:style-name="Preformatted_20_Text"><text:span text:style-name="Source_20_Text">//@version=6</text:span></text:p>
      <text:p text:style-name="Preformatted_20_Text"><text:span text:style-name="Source_20_Text">indicator("`matrix.mult()` Example 2")</text:span></text:p>
      <text:p text:style-name="Preformatted_20_Text"><text:span text:style-name="Source_20_Text">// For efficiency, execute this code only once.</text:span></text:p>
      <text:p text:style-name="Preformatted_20_Text"><text:span text:style-name="Source_20_Text">if barstate.islastconfirmedhistory</text:span></text:p>
      <text:p text:style-name="Preformatted_20_Text"><text:span text:style-name="Source_20_Text">    // Create a 2x3 matrix containing values `4`.</text:span></text:p>
      <text:p text:style-name="Preformatted_20_Text"><text:span text:style-name="Source_20_Text">    var m1 = matrix.new&lt;float&gt;(2, 3, 4) </text:span></text:p>
      <text:p text:style-name="Preformatted_20_Text"><text:span text:style-name="Source_20_Text">    </text:span></text:p>
      <text:p text:style-name="Preformatted_20_Text"><text:span text:style-name="Source_20_Text">    // Create a new matrix from the product of the two matrices.</text:span></text:p>
      <text:p text:style-name="Preformatted_20_Text"><text:span text:style-name="Source_20_Text">    scalar = 5</text:span></text:p>
      <text:p text:style-name="Preformatted_20_Text"><text:span text:style-name="Source_20_Text">    var m2 = matrix.mult(m1, scalar) </text:span></text:p>
      <text:p text:style-name="Preformatted_20_Text"><text:span text:style-name="Source_20_Text">    </text:span></text:p>
      <text:p text:style-name="Preformatted_20_Text"><text:span text:style-name="Source_20_Text">    // Display using a table.</text:span></text:p>
      <text:p text:style-name="Preformatted_20_Text"><text:span text:style-name="Source_20_Text">    var t = table.new(position.top_right, 5, 2, color.green)</text:span></text:p>
      <text:p text:style-name="Preformatted_20_Text"><text:span text:style-name="Source_20_Text">    table.cell(t, 0, 0, "Matrix 1:")</text:span></text:p>
      <text:p text:style-name="Preformatted_20_Text"><text:span text:style-name="Source_20_Text">    table.cell(t, 0, 1, str.tostring(m1))</text:span></text:p>
      <text:p text:style-name="Preformatted_20_Text"><text:span text:style-name="Source_20_Text">    table.cell(t, 1, 1, "x")</text:span></text:p>
      <text:p text:style-name="Preformatted_20_Text"><text:span text:style-name="Source_20_Text">    table.cell(t, 2, 0, "Scalar:")</text:span></text:p>
      <text:p text:style-name="Preformatted_20_Text"><text:span text:style-name="Source_20_Text">    table.cell(t, 2, 1, str.tostring(scalar))</text:span></text:p>
      <text:p text:style-name="Preformatted_20_Text"><text:span text:style-name="Source_20_Text">    table.cell(t, 3, 1, "=")</text:span></text:p>
      <text:p text:style-name="Preformatted_20_Text"><text:span text:style-name="Source_20_Text">    table.cell(t, 4, 0, "Matrix 2:")</text:span></text:p>
      <text:p text:style-name="P5"><text:span text:style-name="Source_20_Text">    table.cell(t, 4, 1, str.tostring(m2))</text:span></text:p>
      <text:p text:style-name="P3">Product of a matrix and an array vector</text:p>
      <text:p text:style-name="P3">Example</text:p>
      <text:section text:style-name="Sect1" text:name="Section603">
        <text:p text:style-name="P4"><text:bookmark text:name="fun_matrix.mult"/><text:span text:style-name="Source_20_Text">//@version=6</text:span></text:p>
        <text:p text:style-name="Preformatted_20_Text"><text:span text:style-name="Source_20_Text">indicator("`matrix.mult()` Example 3")</text:span></text:p>
        <text:p text:style-name="Preformatted_20_Text"><text:span text:style-name="Source_20_Text">// For efficiency, execute this code only once.</text:span></text:p>
        <text:p text:style-name="Preformatted_20_Text"><text:span text:style-name="Source_20_Text">if barstate.islastconfirmedhistory</text:span></text:p>
        <text:p text:style-name="Preformatted_20_Text"><text:soft-page-break/><text:span text:style-name="Source_20_Text">    // Create a 2x3 matrix containing values `4`.</text:span></text:p>
        <text:p text:style-name="Preformatted_20_Text"><text:span text:style-name="Source_20_Text">    var m1 = matrix.new&lt;int&gt;(2, 3, 4)</text:span></text:p>
        <text:p text:style-name="Preformatted_20_Text"><text:span text:style-name="Source_20_Text">    </text:span></text:p>
        <text:p text:style-name="Preformatted_20_Text"><text:span text:style-name="Source_20_Text">    // Create an array of three elements.</text:span></text:p>
        <text:p text:style-name="Preformatted_20_Text"><text:span text:style-name="Source_20_Text">    var int[] a = array.from(1, 1, 1)</text:span></text:p>
        <text:p text:style-name="Preformatted_20_Text"><text:span text:style-name="Source_20_Text">    </text:span></text:p>
        <text:p text:style-name="Preformatted_20_Text"><text:span text:style-name="Source_20_Text">    // Create a new matrix containing the product of the `m1` matrix and the `a` array.</text:span></text:p>
        <text:p text:style-name="Preformatted_20_Text"><text:span text:style-name="Source_20_Text">    var m3 = matrix.mult(m1, a) </text:span></text:p>
        <text:p text:style-name="Preformatted_20_Text"><text:span text:style-name="Source_20_Text">    </text:span></text:p>
        <text:p text:style-name="Preformatted_20_Text"><text:span text:style-name="Source_20_Text">    // Display using a table.</text:span></text:p>
        <text:p text:style-name="Preformatted_20_Text"><text:span text:style-name="Source_20_Text">    var t = table.new(position.top_right, 5, 2, color.green)</text:span></text:p>
        <text:p text:style-name="Preformatted_20_Text"><text:span text:style-name="Source_20_Text">    table.cell(t, 0, 0, "Matrix 1:")</text:span></text:p>
        <text:p text:style-name="Preformatted_20_Text"><text:span text:style-name="Source_20_Text">    table.cell(t, 0, 1, str.tostring(m1))</text:span></text:p>
        <text:p text:style-name="Preformatted_20_Text"><text:span text:style-name="Source_20_Text">    table.cell(t, 1, 1, "x")</text:span></text:p>
        <text:p text:style-name="Preformatted_20_Text"><text:span text:style-name="Source_20_Text">    table.cell(t, 2, 0, "Value:")</text:span></text:p>
        <text:p text:style-name="Preformatted_20_Text"><text:span text:style-name="Source_20_Text">    table.cell(t, 2, 1, str.tostring(a, " "))</text:span></text:p>
        <text:p text:style-name="Preformatted_20_Text"><text:span text:style-name="Source_20_Text">    table.cell(t, 3, 1, "=")</text:span></text:p>
        <text:p text:style-name="Preformatted_20_Text"><text:span text:style-name="Source_20_Text">    table.cell(t, 4, 0, "Matrix 3:")</text:span></text:p>
        <text:p text:style-name="P5"><text:span text:style-name="Source_20_Text">    table.cell(t, 4, 1, str.tostring(m3))</text:span></text:p>
        <text:p text:style-name="P3">Returns</text:p>
        <text:p text:style-name="P3">A new matrix object containing the product of <text:span text:style-name="Source_20_Text">id2</text:span> and <text:span text:style-name="Source_20_Text">id1</text:span>.</text:p>
        <text:p text:style-name="P3">See also</text:p>
        <text:p text:style-name="P3"><text:a xlink:type="simple" xlink:href="https://www.tradingview.com/pine-script-reference/v6/#fun_matrix.new%3Ctype%3E" text:style-name="Internet_20_link" text:visited-style-name="Visited_20_Internet_20_Link">matrix.new&lt;type&gt;</text:a><text:a xlink:type="simple" xlink:href="https://www.tradingview.com/pine-script-reference/v6/#fun_matrix.sum" text:style-name="Internet_20_link" text:visited-style-name="Visited_20_Internet_20_Link">matrix.sum</text:a><text:a xlink:type="simple" xlink:href="https://www.tradingview.com/pine-script-reference/v6/#fun_matrix.diff" text:style-name="Internet_20_link" text:visited-style-name="Visited_20_Internet_20_Link">matrix.diff</text:a></text:p>
      </text:section>
      <text:section text:style-name="Sect1" text:name="fun_matrix.new&lt;type&gt;">
        <text:h text:style-name="P2" text:outline-level="3">matrix.new&lt;type&gt;()</text:h>
      </text:section>
      <text:p text:style-name="P3">The function creates a new matrix object. A matrix is a two-dimensional data structure containing rows and columns. All elements in the matrix must be of the type specified in the type template ("&lt;type&gt;").</text:p>
      <text:p text:style-name="Text_20_body">Syntax</text:p>
      <text:p text:style-name="P5">matrix.new&lt;type&gt;(rows, columns, initial_value) → matrix&lt;type&gt;</text:p>
      <text:p text:style-name="P3">Arguments</text:p>
      <text:p text:style-name="P3">rows (series int) Initial row count of the matrix. Optional. The default value is 0.</text:p>
      <text:p text:style-name="P3">columns (series int) Initial column count of the matrix. Optional. The default value is 0.</text:p>
      <text:p text:style-name="P3">initial_value (&lt;matrix_type&gt;) Initial value of all matrix elements. Optional. The default is 'na'.</text:p>
      <text:p text:style-name="P3">Create a matrix of elements with the same initial value</text:p>
      <text:p text:style-name="Text_20_body">Example</text:p>
      <text:p text:style-name="Preformatted_20_Text"><text:span text:style-name="Source_20_Text">//@version=6</text:span></text:p>
      <text:p text:style-name="Preformatted_20_Text"><text:span text:style-name="Source_20_Text">indicator("`matrix.new&lt;type&gt;()` Example 1")</text:span></text:p>
      <text:p text:style-name="Preformatted_20_Text"><text:span text:style-name="Source_20_Text">// Create a 2x3 (2 rows x 3 columns) "int" matrix with values zero.</text:span></text:p>
      <text:p text:style-name="Preformatted_20_Text"><text:span text:style-name="Source_20_Text">var m = matrix.new&lt;int&gt;(2, 3, 0)</text:span></text:p>
      <text:p text:style-name="Preformatted_20_Text"><text:span text:style-name="Source_20_Text">// Display using a label.</text:span></text:p>
      <text:p text:style-name="Preformatted_20_Text"><text:span text:style-name="Source_20_Text">if barstate.islastconfirmedhistory</text:span></text:p>
      <text:p text:style-name="P5"><text:span text:style-name="Source_20_Text">    label.new(bar_index, high, str.tostring(m))</text:span></text:p>
      <text:p text:style-name="P3">Create a matrix from array values</text:p>
      <text:p text:style-name="Text_20_body">Example</text:p>
      <text:p text:style-name="Preformatted_20_Text"><text:span text:style-name="Source_20_Text">//@version=6</text:span></text:p>
      <text:p text:style-name="Preformatted_20_Text"><text:span text:style-name="Source_20_Text">indicator("`matrix.new&lt;type&gt;()` Example 2")</text:span></text:p>
      <text:p text:style-name="Preformatted_20_Text"><text:span text:style-name="Source_20_Text">// Function to create a matrix whose rows are filled with array values.</text:span></text:p>
      <text:p text:style-name="Preformatted_20_Text"><text:span text:style-name="Source_20_Text">matrixFromArray(int rows, int columns, array&lt;float&gt; data) =&gt;</text:span></text:p>
      <text:p text:style-name="Preformatted_20_Text"><text:span text:style-name="Source_20_Text">    m = matrix.new&lt;float&gt;(rows, columns)</text:span></text:p>
      <text:p text:style-name="Preformatted_20_Text"><text:span text:style-name="Source_20_Text">    for i = 0 to rows &lt;= 0 ? na : rows - 1</text:span></text:p>
      <text:p text:style-name="Preformatted_20_Text"><text:span text:style-name="Source_20_Text">        for j = 0 to columns &lt;= 0 ? na : columns - 1</text:span></text:p>
      <text:p text:style-name="Preformatted_20_Text"><text:span text:style-name="Source_20_Text">            matrix.set(m, i, j, array.get(data, i * columns + j))</text:span></text:p>
      <text:p text:style-name="Preformatted_20_Text"><text:span text:style-name="Source_20_Text">    m</text:span></text:p>
      <text:p text:style-name="Preformatted_20_Text"><text:span text:style-name="Source_20_Text">    </text:span></text:p>
      <text:p text:style-name="Preformatted_20_Text"><text:span text:style-name="Source_20_Text">// Create a 3x3 matrix from an array of values.</text:span></text:p>
      <text:p text:style-name="Preformatted_20_Text"><text:span text:style-name="Source_20_Text">var m1 = matrixFromArray(3, 3, array.from(1, 2, 3, 4, 5, 6, 7, 8, 9))</text:span></text:p>
      <text:p text:style-name="Preformatted_20_Text"><text:span text:style-name="Source_20_Text">// Display using a label.</text:span></text:p>
      <text:p text:style-name="Preformatted_20_Text"><text:span text:style-name="Source_20_Text">if barstate.islastconfirmedhistory</text:span></text:p>
      <text:p text:style-name="P5"><text:span text:style-name="Source_20_Text">    label.new(bar_index, high, str.tostring(m1))</text:span></text:p>
      <text:p text:style-name="P3">Create a matrix from an <text:span text:style-name="Source_20_Text">input.text_area()</text:span> field</text:p>
      <text:p text:style-name="Text_20_body">Example</text:p>
      <text:p text:style-name="Preformatted_20_Text"><text:span text:style-name="Source_20_Text">//@version=6</text:span></text:p>
      <text:p text:style-name="Preformatted_20_Text"><text:span text:style-name="Source_20_Text">indicator("`matrix.new&lt;type&gt;()` Example 3")</text:span></text:p>
      <text:p text:style-name="Preformatted_20_Text"><text:span text:style-name="Source_20_Text">// Function to create a matrix from a text string.</text:span></text:p>
      <text:p text:style-name="Preformatted_20_Text"><text:span text:style-name="Source_20_Text">// Values in a row must be separated by a space. Each line is one row.</text:span></text:p>
      <text:p text:style-name="Preformatted_20_Text"><text:span text:style-name="Source_20_Text">matrixFromInputArea(stringOfValues) =&gt;</text:span></text:p>
      <text:p text:style-name="Preformatted_20_Text"><text:span text:style-name="Source_20_Text">    var rowsArray = str.split(stringOfValues, "\n")</text:span></text:p>
      <text:p text:style-name="Preformatted_20_Text"><text:span text:style-name="Source_20_Text">    var rows = array.size(rowsArray)</text:span></text:p>
      <text:p text:style-name="Preformatted_20_Text"><text:span text:style-name="Source_20_Text">    var cols = array.size(str.split(array.get(rowsArray, 0), " "))</text:span></text:p>
      <text:p text:style-name="Preformatted_20_Text"><text:span text:style-name="Source_20_Text">    var matrix = matrix.new&lt;float&gt;(rows, cols, na) </text:span></text:p>
      <text:p text:style-name="Preformatted_20_Text"><text:span text:style-name="Source_20_Text">    row = 0</text:span></text:p>
      <text:p text:style-name="Preformatted_20_Text"><text:span text:style-name="Source_20_Text">    for rowString in rowsArray</text:span></text:p>
      <text:p text:style-name="Preformatted_20_Text"><text:span text:style-name="Source_20_Text">        col = 0</text:span></text:p>
      <text:p text:style-name="Preformatted_20_Text"><text:span text:style-name="Source_20_Text">        values = str.split(rowString, " ")</text:span></text:p>
      <text:p text:style-name="Preformatted_20_Text"><text:span text:style-name="Source_20_Text">        for val in values</text:span></text:p>
      <text:p text:style-name="Preformatted_20_Text"><text:span text:style-name="Source_20_Text">            matrix.set(matrix, row, col, str.tonumber(val))</text:span></text:p>
      <text:p text:style-name="Preformatted_20_Text"><text:span text:style-name="Source_20_Text">            col += 1</text:span></text:p>
      <text:p text:style-name="Preformatted_20_Text"><text:span text:style-name="Source_20_Text">        row += 1</text:span></text:p>
      <text:p text:style-name="Preformatted_20_Text"><text:span text:style-name="Source_20_Text">    matrix</text:span></text:p>
      <text:p text:style-name="Preformatted_20_Text"><text:span text:style-name="Source_20_Text">stringInput = input.text_area("1 2 3\n4 5 6\n7 8 9")</text:span></text:p>
      <text:p text:style-name="Preformatted_20_Text"><text:span text:style-name="Source_20_Text">var m = matrixFromInputArea(stringInput)    </text:span></text:p>
      <text:p text:style-name="Preformatted_20_Text"><text:span text:style-name="Source_20_Text">// Display using a label.</text:span></text:p>
      <text:p text:style-name="Preformatted_20_Text"><text:span text:style-name="Source_20_Text">if barstate.islastconfirmedhistory</text:span></text:p>
      <text:p text:style-name="P5"><text:span text:style-name="Source_20_Text">    label.new(bar_index, high, str.tostring(m))</text:span></text:p>
      <text:p text:style-name="P3">Create matrix from random values</text:p>
      <text:p text:style-name="P3">Example</text:p>
      <text:section text:style-name="Sect1" text:name="Section604">
        <text:p text:style-name="P4"><text:bookmark text:name="fun_matrix.new&lt;type&gt;"/><text:span text:style-name="Source_20_Text">//@version=6</text:span></text:p>
        <text:p text:style-name="Preformatted_20_Text"><text:span text:style-name="Source_20_Text">indicator("`matrix.new&lt;type&gt;()` Example 4")</text:span></text:p>
        <text:p text:style-name="Preformatted_20_Text"><text:span text:style-name="Source_20_Text">// Function to create a matrix with random values (0.0 to 1.0).</text:span></text:p>
        <text:p text:style-name="Preformatted_20_Text"><text:span text:style-name="Source_20_Text">matrixRandom(int rows, int columns)=&gt;</text:span></text:p>
        <text:p text:style-name="Preformatted_20_Text"><text:span text:style-name="Source_20_Text">    result = matrix.new&lt;float&gt;(rows, columns)</text:span></text:p>
        <text:p text:style-name="Preformatted_20_Text"><text:span text:style-name="Source_20_Text">    for i = 0 to rows - 1</text:span></text:p>
        <text:p text:style-name="Preformatted_20_Text"><text:span text:style-name="Source_20_Text">        for j = 0 to columns - 1</text:span></text:p>
        <text:p text:style-name="Preformatted_20_Text"><text:span text:style-name="Source_20_Text">            matrix.set(result, i, j, math.random())</text:span></text:p>
        <text:p text:style-name="Preformatted_20_Text"><text:soft-page-break/><text:span text:style-name="Source_20_Text">    result</text:span></text:p>
        <text:p text:style-name="Preformatted_20_Text"><text:span text:style-name="Source_20_Text">// Create a 2x3 matrix with random values.</text:span></text:p>
        <text:p text:style-name="Preformatted_20_Text"><text:span text:style-name="Source_20_Text">var m = matrixRandom(2, 3)</text:span></text:p>
        <text:p text:style-name="Preformatted_20_Text"><text:span text:style-name="Source_20_Text">// Display using a label.</text:span></text:p>
        <text:p text:style-name="Preformatted_20_Text"><text:span text:style-name="Source_20_Text">if barstate.islastconfirmedhistory</text:span></text:p>
        <text:p text:style-name="P5"><text:span text:style-name="Source_20_Text">    label.new(bar_index, high, str.tostring(m))</text:span></text:p>
        <text:p text:style-name="P3">Returns</text:p>
        <text:p text:style-name="P3">The ID of the new matrix object.</text:p>
        <text:p text:style-name="P3">See also</text:p>
        <text:p text:style-name="P3"><text:a xlink:type="simple" xlink:href="https://www.tradingview.com/pine-script-reference/v6/#fun_matrix.set" text:style-name="Internet_20_link" text:visited-style-name="Visited_20_Internet_20_Link">matrix.set</text:a><text:a xlink:type="simple" xlink:href="https://www.tradingview.com/pine-script-reference/v6/#fun_matrix.fill" text:style-name="Internet_20_link" text:visited-style-name="Visited_20_Internet_20_Link">matrix.fill</text:a><text:a xlink:type="simple" xlink:href="https://www.tradingview.com/pine-script-reference/v6/#fun_matrix.columns" text:style-name="Internet_20_link" text:visited-style-name="Visited_20_Internet_20_Link">matrix.columns</text:a><text:a xlink:type="simple" xlink:href="https://www.tradingview.com/pine-script-reference/v6/#fun_matrix.rows" text:style-name="Internet_20_link" text:visited-style-name="Visited_20_Internet_20_Link">matrix.rows</text:a><text:a xlink:type="simple" xlink:href="https://www.tradingview.com/pine-script-reference/v6/#fun_array.new%3Ctype%3E" text:style-name="Internet_20_link" text:visited-style-name="Visited_20_Internet_20_Link">array.new&lt;type&gt;</text:a></text:p>
      </text:section>
      <text:section text:style-name="Sect1" text:name="fun_matrix.pinv">
        <text:h text:style-name="P2" text:outline-level="3">matrix.pinv()</text:h>
        <text:p text:style-name="P3">2 overloads</text:p>
      </text:section>
      <text:p text:style-name="P3">The function returns the <text:a xlink:type="simple" xlink:href="https://en.wikipedia.org/wiki/Moore–Penrose_inverse" office:target-frame-name="_blank" xlink:show="new" text:style-name="Internet_20_link" text:visited-style-name="Visited_20_Internet_20_Link">pseudoinverse</text:a> of a matrix.</text:p>
      <text:p text:style-name="Text_20_body">Syntax &amp; Overloads</text:p>
      <text:p text:style-name="P5"><text:a xlink:type="simple" xlink:href="https://www.tradingview.com/pine-script-reference/v6/#fun_matrix.pinv-0" text:style-name="Internet_20_link" text:visited-style-name="Visited_20_Internet_20_Link">matrix.pinv(id) → matrix&lt;float&gt;</text:a></text:p>
      <text:p text:style-name="P5"><text:a xlink:type="simple" xlink:href="https://www.tradingview.com/pine-script-reference/v6/#fun_matrix.pinv-1" text:style-name="Internet_20_link" text:visited-style-name="Visited_20_Internet_20_Link">matrix.pinv(id) → matrix&lt;int&gt;</text:a></text:p>
      <text:p text:style-name="P3">Arguments</text:p>
      <text:p text:style-name="P3">id (matrix&lt;int/float&gt;) A matrix object.</text:p>
      <text:p text:style-name="P3">Example</text:p>
      <text:section text:style-name="Sect1" text:name="Section605">
        <text:p text:style-name="P4"><text:bookmark text:name="fun_matrix.pinv"/><text:span text:style-name="Source_20_Text">//@version=6</text:span></text:p>
        <text:p text:style-name="Preformatted_20_Text"><text:span text:style-name="Source_20_Text">indicator("`matrix.pinv()` Example")</text:span></text:p>
        <text:p text:style-name="Preformatted_20_Text"><text:span text:style-name="Source_20_Text">// For efficiency, execute this code only once.</text:span></text:p>
        <text:p text:style-name="Preformatted_20_Text"><text:span text:style-name="Source_20_Text">if barstate.islastconfirmedhistory</text:span></text:p>
        <text:p text:style-name="Preformatted_20_Text"><text:span text:style-name="Source_20_Text">    // Create a 2x2 matrix. </text:span></text:p>
        <text:p text:style-name="Preformatted_20_Text"><text:span text:style-name="Source_20_Text">    var m1 = matrix.new&lt;int&gt;(2, 2, na)</text:span></text:p>
        <text:p text:style-name="Preformatted_20_Text"><text:span text:style-name="Source_20_Text">    // Fill the matrix with values.</text:span></text:p>
        <text:p text:style-name="Preformatted_20_Text"><text:span text:style-name="Source_20_Text">    matrix.set(m1, 0, 0, 1)</text:span></text:p>
        <text:p text:style-name="Preformatted_20_Text"><text:span text:style-name="Source_20_Text">    matrix.set(m1, 0, 1, 2)</text:span></text:p>
        <text:p text:style-name="Preformatted_20_Text"><text:span text:style-name="Source_20_Text">    matrix.set(m1, 1, 0, 3)</text:span></text:p>
        <text:p text:style-name="Preformatted_20_Text"><text:span text:style-name="Source_20_Text">    matrix.set(m1, 1, 1, 4)</text:span></text:p>
        <text:p text:style-name="Preformatted_20_Text"><text:span text:style-name="Source_20_Text">    </text:span></text:p>
        <text:p text:style-name="Preformatted_20_Text"><text:span text:style-name="Source_20_Text">    // Pseudoinverse of the matrix.</text:span></text:p>
        <text:p text:style-name="Preformatted_20_Text"><text:span text:style-name="Source_20_Text">    var m2 = matrix.pinv(m1)</text:span></text:p>
        <text:p text:style-name="Preformatted_20_Text"><text:span text:style-name="Source_20_Text">    </text:span></text:p>
        <text:p text:style-name="Preformatted_20_Text"><text:span text:style-name="Source_20_Text">    // Display matrix elements.</text:span></text:p>
        <text:p text:style-name="Preformatted_20_Text"><text:span text:style-name="Source_20_Text">    var t = table.new(position.top_right, 2, 2, color.green)</text:span></text:p>
        <text:p text:style-name="Preformatted_20_Text"><text:span text:style-name="Source_20_Text">    table.cell(t, 0, 0, "Original Matrix:")</text:span></text:p>
        <text:p text:style-name="Preformatted_20_Text"><text:span text:style-name="Source_20_Text">    table.cell(t, 0, 1, str.tostring(m1))</text:span></text:p>
        <text:p text:style-name="Preformatted_20_Text"><text:span text:style-name="Source_20_Text">    table.cell(t, 1, 0, "Pseudoinverse matrix:")</text:span></text:p>
        <text:p text:style-name="P5"><text:span text:style-name="Source_20_Text">    table.cell(t, 1, 1, str.tostring(m2))</text:span></text:p>
        <text:p text:style-name="P3">Returns</text:p>
        <text:p text:style-name="P3">A new matrix containing the pseudoinverse of the <text:span text:style-name="Source_20_Text">id</text:span> matrix.</text:p>
        <text:p text:style-name="P3">Remarks</text:p>
        <text:p text:style-name="P3">The function is calculated using a <text:a xlink:type="simple" xlink:href="https://en.wikipedia.org/wiki/Moore–Penrose_inverse#Definition" office:target-frame-name="_blank" xlink:show="new" text:style-name="Internet_20_link" text:visited-style-name="Visited_20_Internet_20_Link">Moore–Penrose</text:a> inverse formula based on singular-value decomposition of a matrix. For non-singular square matrices this function returns the result of <text:a xlink:type="simple" xlink:href="https://www.tradingview.com/pine-script-reference/v6/#fun_matrix.inv" text:style-name="Internet_20_link" text:visited-style-name="Visited_20_Internet_20_Link">matrix.inv</text:a>.</text:p>
        <text:p text:style-name="P3">See also</text:p>
        <text:p text:style-name="P3"><text:a xlink:type="simple" xlink:href="https://www.tradingview.com/pine-script-reference/v6/#fun_matrix.new%3Ctype%3E" text:style-name="Internet_20_link" text:visited-style-name="Visited_20_Internet_20_Link">matrix.new&lt;type&gt;</text:a><text:a xlink:type="simple" xlink:href="https://www.tradingview.com/pine-script-reference/v6/#fun_matrix.set" text:style-name="Internet_20_link" text:visited-style-name="Visited_20_Internet_20_Link">matrix.set</text:a><text:a xlink:type="simple" xlink:href="https://www.tradingview.com/pine-script-reference/v6/#fun_matrix.inv" text:style-name="Internet_20_link" text:visited-style-name="Visited_20_Internet_20_Link">matrix.inv</text:a></text:p>
      </text:section>
      <text:section text:style-name="Sect1" text:name="fun_matrix.pow">
        <text:h text:style-name="P2" text:outline-level="3">matrix.pow()</text:h>
        <text:p text:style-name="P3">2 overloads</text:p>
      </text:section>
      <text:p text:style-name="P3">The function calculates the product of the matrix by itself <text:span text:style-name="Source_20_Text">power</text:span> times.</text:p>
      <text:p text:style-name="Text_20_body">Syntax &amp; Overloads</text:p>
      <text:p text:style-name="P5"><text:a xlink:type="simple" xlink:href="https://www.tradingview.com/pine-script-reference/v6/#fun_matrix.pow-0" text:style-name="Internet_20_link" text:visited-style-name="Visited_20_Internet_20_Link">matrix.pow(id, power) → matrix&lt;float&gt;</text:a></text:p>
      <text:p text:style-name="P5"><text:a xlink:type="simple" xlink:href="https://www.tradingview.com/pine-script-reference/v6/#fun_matrix.pow-1" text:style-name="Internet_20_link" text:visited-style-name="Visited_20_Internet_20_Link">matrix.pow(id, power) → matrix&lt;int&gt;</text:a></text:p>
      <text:p text:style-name="P3">Arguments</text:p>
      <text:p text:style-name="P3">id (matrix&lt;int/float&gt;) A matrix object.</text:p>
      <text:p text:style-name="P3">power (series int) The number of times the matrix will be multiplied by itself.</text:p>
      <text:p text:style-name="P3">Example</text:p>
      <text:section text:style-name="Sect1" text:name="Section606">
        <text:p text:style-name="P4"><text:bookmark text:name="fun_matrix.pow"/><text:span text:style-name="Source_20_Text">//@version=6</text:span></text:p>
        <text:p text:style-name="Preformatted_20_Text"><text:span text:style-name="Source_20_Text">indicator("`matrix.pow()` Example")</text:span></text:p>
        <text:p text:style-name="Preformatted_20_Text"><text:span text:style-name="Source_20_Text">// Display using a table.</text:span></text:p>
        <text:p text:style-name="Preformatted_20_Text"><text:span text:style-name="Source_20_Text">if barstate.islastconfirmedhistory</text:span></text:p>
        <text:p text:style-name="Preformatted_20_Text"><text:span text:style-name="Source_20_Text">    // Create a 2x2 matrix. </text:span></text:p>
        <text:p text:style-name="Preformatted_20_Text"><text:span text:style-name="Source_20_Text">    var m1 = matrix.new&lt;int&gt;(2, 2, 2)</text:span></text:p>
        <text:p text:style-name="Preformatted_20_Text"><text:span text:style-name="Source_20_Text">    // Calculate the power of three of the matrix.</text:span></text:p>
        <text:p text:style-name="Preformatted_20_Text"><text:span text:style-name="Source_20_Text">    var m2 = matrix.pow(m1, 3)</text:span></text:p>
        <text:p text:style-name="Preformatted_20_Text"><text:span text:style-name="Source_20_Text">    </text:span></text:p>
        <text:p text:style-name="Preformatted_20_Text"><text:span text:style-name="Source_20_Text">    // Display matrix elements.</text:span></text:p>
        <text:p text:style-name="Preformatted_20_Text"><text:span text:style-name="Source_20_Text">    var t = table.new(position.top_right, 2, 2, color.green)</text:span></text:p>
        <text:p text:style-name="Preformatted_20_Text"><text:span text:style-name="Source_20_Text">    table.cell(t, 0, 0, "Original Matrix:")</text:span></text:p>
        <text:p text:style-name="Preformatted_20_Text"><text:span text:style-name="Source_20_Text">    table.cell(t, 0, 1, str.tostring(m1))</text:span></text:p>
        <text:p text:style-name="Preformatted_20_Text"><text:span text:style-name="Source_20_Text">    table.cell(t, 1, 0, "Matrix³:")</text:span></text:p>
        <text:p text:style-name="P5"><text:span text:style-name="Source_20_Text">    table.cell(t, 1, 1, str.tostring(m2))</text:span></text:p>
        <text:p text:style-name="P3">Returns</text:p>
        <text:p text:style-name="P3">The product of the <text:span text:style-name="Source_20_Text">id</text:span> matrix by itself <text:span text:style-name="Source_20_Text">power</text:span> times.</text:p>
        <text:p text:style-name="P3">See also</text:p>
        <text:p text:style-name="P3"><text:a xlink:type="simple" xlink:href="https://www.tradingview.com/pine-script-reference/v6/#fun_matrix.new%3Ctype%3E" text:style-name="Internet_20_link" text:visited-style-name="Visited_20_Internet_20_Link">matrix.new&lt;type&gt;</text:a><text:a xlink:type="simple" xlink:href="https://www.tradingview.com/pine-script-reference/v6/#fun_matrix.set" text:style-name="Internet_20_link" text:visited-style-name="Visited_20_Internet_20_Link">matrix.set</text:a><text:a xlink:type="simple" xlink:href="https://www.tradingview.com/pine-script-reference/v6/#fun_matrix.mult" text:style-name="Internet_20_link" text:visited-style-name="Visited_20_Internet_20_Link">matrix.mult</text:a></text:p>
      </text:section>
      <text:section text:style-name="Sect1" text:name="fun_matrix.rank">
        <text:h text:style-name="P2" text:outline-level="3">matrix.rank()</text:h>
      </text:section>
      <text:p text:style-name="P3">The function calculates the <text:a xlink:type="simple" xlink:href="https://en.wikipedia.org/wiki/Rank_(linear_algebra)" office:target-frame-name="_blank" xlink:show="new" text:style-name="Internet_20_link" text:visited-style-name="Visited_20_Internet_20_Link">rank</text:a> of the matrix.</text:p>
      <text:p text:style-name="Text_20_body">Syntax</text:p>
      <text:p text:style-name="P5">matrix.rank(id) → series int</text:p>
      <text:p text:style-name="P3">Arguments</text:p>
      <text:p text:style-name="P3">id (any matrix type) A matrix object.</text:p>
      <text:p text:style-name="P3"><text:soft-page-break/>Example</text:p>
      <text:section text:style-name="Sect1" text:name="Section607">
        <text:p text:style-name="P4"><text:bookmark text:name="fun_matrix.rank"/><text:span text:style-name="Source_20_Text">//@version=6</text:span></text:p>
        <text:p text:style-name="Preformatted_20_Text"><text:span text:style-name="Source_20_Text">indicator("`matrix.rank()` Example")</text:span></text:p>
        <text:p text:style-name="Preformatted_20_Text"><text:span text:style-name="Source_20_Text">// For efficiency, execute this code only once.</text:span></text:p>
        <text:p text:style-name="Preformatted_20_Text"><text:span text:style-name="Source_20_Text">if barstate.islastconfirmedhistory</text:span></text:p>
        <text:p text:style-name="Preformatted_20_Text"><text:span text:style-name="Source_20_Text">    // Create a 2x2 matrix. </text:span></text:p>
        <text:p text:style-name="Preformatted_20_Text"><text:span text:style-name="Source_20_Text">    var m1 = matrix.new&lt;int&gt;(2, 2, na)</text:span></text:p>
        <text:p text:style-name="Preformatted_20_Text"><text:span text:style-name="Source_20_Text">    // Fill the matrix with values.</text:span></text:p>
        <text:p text:style-name="Preformatted_20_Text"><text:span text:style-name="Source_20_Text">    matrix.set(m1, 0, 0, 1)</text:span></text:p>
        <text:p text:style-name="Preformatted_20_Text"><text:span text:style-name="Source_20_Text">    matrix.set(m1, 0, 1, 2)</text:span></text:p>
        <text:p text:style-name="Preformatted_20_Text"><text:span text:style-name="Source_20_Text">    matrix.set(m1, 1, 0, 3)</text:span></text:p>
        <text:p text:style-name="Preformatted_20_Text"><text:span text:style-name="Source_20_Text">    matrix.set(m1, 1, 1, 4)</text:span></text:p>
        <text:p text:style-name="Preformatted_20_Text"><text:span text:style-name="Source_20_Text">    </text:span></text:p>
        <text:p text:style-name="Preformatted_20_Text"><text:span text:style-name="Source_20_Text">    // Get the rank of the matrix. </text:span></text:p>
        <text:p text:style-name="Preformatted_20_Text"><text:span text:style-name="Source_20_Text">    r = matrix.rank(m1)</text:span></text:p>
        <text:p text:style-name="Preformatted_20_Text"><text:span text:style-name="Source_20_Text">    </text:span></text:p>
        <text:p text:style-name="Preformatted_20_Text"><text:span text:style-name="Source_20_Text">    // Display matrix elements.</text:span></text:p>
        <text:p text:style-name="Preformatted_20_Text"><text:span text:style-name="Source_20_Text">    var t = table.new(position.top_right, 2, 2, color.green)</text:span></text:p>
        <text:p text:style-name="Preformatted_20_Text"><text:span text:style-name="Source_20_Text">    table.cell(t, 0, 0, "Matrix elements:")</text:span></text:p>
        <text:p text:style-name="Preformatted_20_Text"><text:span text:style-name="Source_20_Text">    table.cell(t, 0, 1, str.tostring(m1))</text:span></text:p>
        <text:p text:style-name="Preformatted_20_Text"><text:span text:style-name="Source_20_Text">    table.cell(t, 1, 0, "Rank of the matrix:")</text:span></text:p>
        <text:p text:style-name="P5"><text:span text:style-name="Source_20_Text">    table.cell(t, 1, 1, str.tostring(r))</text:span></text:p>
        <text:p text:style-name="P3">Returns</text:p>
        <text:p text:style-name="P3">The rank of the <text:span text:style-name="Source_20_Text">id</text:span> matrix.</text:p>
        <text:p text:style-name="P3">See also</text:p>
        <text:p text:style-name="P3"><text:a xlink:type="simple" xlink:href="https://www.tradingview.com/pine-script-reference/v6/#fun_matrix.new%3Ctype%3E" text:style-name="Internet_20_link" text:visited-style-name="Visited_20_Internet_20_Link">matrix.new&lt;type&gt;</text:a><text:a xlink:type="simple" xlink:href="https://www.tradingview.com/pine-script-reference/v6/#fun_matrix.set" text:style-name="Internet_20_link" text:visited-style-name="Visited_20_Internet_20_Link">matrix.set</text:a><text:a xlink:type="simple" xlink:href="https://www.tradingview.com/pine-script-reference/v6/#fun_str.tostring" text:style-name="Internet_20_link" text:visited-style-name="Visited_20_Internet_20_Link">str.tostring</text:a></text:p>
      </text:section>
      <text:section text:style-name="Sect1" text:name="fun_matrix.remove_col">
        <text:h text:style-name="P2" text:outline-level="3">matrix.remove_col()</text:h>
      </text:section>
      <text:p text:style-name="P3">The function removes the column at <text:span text:style-name="Source_20_Text">column</text:span> index of the <text:span text:style-name="Source_20_Text">id</text:span> matrix and returns an array containing the removed column's values.</text:p>
      <text:p text:style-name="Text_20_body">Syntax</text:p>
      <text:p text:style-name="P5">matrix.remove_col(id, column) → array&lt;type&gt;</text:p>
      <text:p text:style-name="P3">Arguments</text:p>
      <text:p text:style-name="P3">id (any matrix type) A matrix object.</text:p>
      <text:p text:style-name="P3">column (series int) The index of the column to be removed. Optional. The default value is <text:a xlink:type="simple" xlink:href="https://www.tradingview.com/pine-script-reference/v6/#fun_matrix.columns" text:style-name="Internet_20_link" text:visited-style-name="Visited_20_Internet_20_Link">matrix.columns</text:a>.</text:p>
      <text:p text:style-name="P3">Example</text:p>
      <text:section text:style-name="Sect1" text:name="Section608">
        <text:p text:style-name="P4"><text:bookmark text:name="fun_matrix.remove_col"/><text:span text:style-name="Source_20_Text">//@version=6</text:span></text:p>
        <text:p text:style-name="Preformatted_20_Text"><text:span text:style-name="Source_20_Text">indicator("matrix_remove_col", overlay = true)</text:span></text:p>
        <text:p text:style-name="Preformatted_20_Text"><text:span text:style-name="Source_20_Text">// Create a 2x2 matrix with ones.</text:span></text:p>
        <text:p text:style-name="Preformatted_20_Text"><text:span text:style-name="Source_20_Text">var matrixOrig = matrix.new&lt;int&gt;(2, 2, 1)</text:span></text:p>
        <text:p text:style-name="Preformatted_20_Text"><text:span text:style-name="Source_20_Text">// Set values to the 'matrixOrig' matrix.</text:span></text:p>
        <text:p text:style-name="Preformatted_20_Text"><text:span text:style-name="Source_20_Text">matrix.set(matrixOrig, 0, 1, 2)</text:span></text:p>
        <text:p text:style-name="Preformatted_20_Text"><text:span text:style-name="Source_20_Text">matrix.set(matrixOrig, 1, 0, 3)</text:span></text:p>
        <text:p text:style-name="Preformatted_20_Text"><text:span text:style-name="Source_20_Text">matrix.set(matrixOrig, 1, 1, 4)</text:span></text:p>
        <text:p text:style-name="Preformatted_20_Text"><text:span text:style-name="Source_20_Text">// Create a copy of the 'matrixOrig' matrix.</text:span></text:p>
        <text:p text:style-name="Preformatted_20_Text"><text:span text:style-name="Source_20_Text">matrixCopy = matrix.copy(matrixOrig)</text:span></text:p>
        <text:p text:style-name="Preformatted_20_Text"><text:span text:style-name="Source_20_Text">// Remove the first column from the `matrixCopy` matrix.</text:span></text:p>
        <text:p text:style-name="Preformatted_20_Text"><text:span text:style-name="Source_20_Text">arr = matrix.remove_col(matrixCopy, 0)</text:span></text:p>
        <text:p text:style-name="Preformatted_20_Text"><text:span text:style-name="Source_20_Text">// Display matrix elements.</text:span></text:p>
        <text:p text:style-name="Preformatted_20_Text"><text:span text:style-name="Source_20_Text">if barstate.islastconfirmedhistory</text:span></text:p>
        <text:p text:style-name="Preformatted_20_Text"><text:span text:style-name="Source_20_Text">    var t = table.new(position.top_right, 3, 2, color.green)</text:span></text:p>
        <text:p text:style-name="Preformatted_20_Text"><text:span text:style-name="Source_20_Text">    table.cell(t, 0, 0, "Original Matrix:")</text:span></text:p>
        <text:p text:style-name="Preformatted_20_Text"><text:span text:style-name="Source_20_Text">    table.cell(t, 0, 1, str.tostring(matrixOrig))</text:span></text:p>
        <text:p text:style-name="Preformatted_20_Text"><text:span text:style-name="Source_20_Text">    table.cell(t, 1, 0, "Removed Elements:")</text:span></text:p>
        <text:p text:style-name="Preformatted_20_Text"><text:span text:style-name="Source_20_Text">    table.cell(t, 1, 1, str.tostring(arr))</text:span></text:p>
        <text:p text:style-name="Preformatted_20_Text"><text:span text:style-name="Source_20_Text">    table.cell(t, 2, 0, "Result Matrix:")</text:span></text:p>
        <text:p text:style-name="P5"><text:span text:style-name="Source_20_Text">    table.cell(t, 2, 1, str.tostring(matrixCopy))</text:span></text:p>
        <text:p text:style-name="P3">Returns</text:p>
        <text:p text:style-name="P3">An array containing the elements of the column removed from the <text:span text:style-name="Source_20_Text">id</text:span> matrix.</text:p>
        <text:p text:style-name="P3">Remarks</text:p>
        <text:p text:style-name="P3">Indexing of rows and columns starts at zero. It is far more efficient to declare matrices with explicit dimensions than to build them by adding or removing columns. Deleting a column is also much slower than deleting a row with the <text:a xlink:type="simple" xlink:href="https://www.tradingview.com/pine-script-reference/v6/#fun_matrix.remove_row" text:style-name="Internet_20_link" text:visited-style-name="Visited_20_Internet_20_Link">matrix.remove_row</text:a> function.</text:p>
        <text:p text:style-name="P3">See also</text:p>
        <text:p text:style-name="P3"><text:a xlink:type="simple" xlink:href="https://www.tradingview.com/pine-script-reference/v6/#fun_matrix.new%3Ctype%3E" text:style-name="Internet_20_link" text:visited-style-name="Visited_20_Internet_20_Link">matrix.new&lt;type&gt;</text:a><text:a xlink:type="simple" xlink:href="https://www.tradingview.com/pine-script-reference/v6/#fun_matrix.set" text:style-name="Internet_20_link" text:visited-style-name="Visited_20_Internet_20_Link">matrix.set</text:a><text:a xlink:type="simple" xlink:href="https://www.tradingview.com/pine-script-reference/v6/#fun_matrix.copy" text:style-name="Internet_20_link" text:visited-style-name="Visited_20_Internet_20_Link">matrix.copy</text:a><text:a xlink:type="simple" xlink:href="https://www.tradingview.com/pine-script-reference/v6/#fun_matrix.remove_row" text:style-name="Internet_20_link" text:visited-style-name="Visited_20_Internet_20_Link">matrix.remove_row</text:a></text:p>
      </text:section>
      <text:section text:style-name="Sect1" text:name="fun_matrix.remove_row">
        <text:h text:style-name="P2" text:outline-level="3">matrix.remove_row()</text:h>
      </text:section>
      <text:p text:style-name="P3">The function removes the row at <text:span text:style-name="Source_20_Text">row</text:span> index of the <text:span text:style-name="Source_20_Text">id</text:span> matrix and returns an array containing the removed row's values.</text:p>
      <text:p text:style-name="Text_20_body">Syntax</text:p>
      <text:p text:style-name="P5">matrix.remove_row(id, row) → array&lt;type&gt;</text:p>
      <text:p text:style-name="P3">Arguments</text:p>
      <text:p text:style-name="P3">id (any matrix type) A matrix object.</text:p>
      <text:p text:style-name="P3">row (series int) The index of the row to be deleted. Optional. The default value is <text:a xlink:type="simple" xlink:href="https://www.tradingview.com/pine-script-reference/v6/#fun_matrix.rows" text:style-name="Internet_20_link" text:visited-style-name="Visited_20_Internet_20_Link">matrix.rows</text:a>.</text:p>
      <text:p text:style-name="P3">Example</text:p>
      <text:section text:style-name="Sect1" text:name="Section609">
        <text:p text:style-name="P4"><text:bookmark text:name="fun_matrix.remove_row"/><text:span text:style-name="Source_20_Text">//@version=6</text:span></text:p>
        <text:p text:style-name="Preformatted_20_Text"><text:span text:style-name="Source_20_Text">indicator("matrix_remove_row", overlay = true)</text:span></text:p>
        <text:p text:style-name="Preformatted_20_Text"><text:span text:style-name="Source_20_Text">// Create a 2x2 "int" matrix containing values `1`.</text:span></text:p>
        <text:p text:style-name="Preformatted_20_Text"><text:span text:style-name="Source_20_Text">var matrixOrig = matrix.new&lt;int&gt;(2, 2, 1)</text:span></text:p>
        <text:p text:style-name="Preformatted_20_Text"><text:span text:style-name="Source_20_Text">// Set values to the 'matrixOrig' matrix.</text:span></text:p>
        <text:p text:style-name="Preformatted_20_Text"><text:span text:style-name="Source_20_Text">matrix.set(matrixOrig, 0, 1, 2)</text:span></text:p>
        <text:p text:style-name="Preformatted_20_Text"><text:span text:style-name="Source_20_Text">matrix.set(matrixOrig, 1, 0, 3)</text:span></text:p>
        <text:p text:style-name="Preformatted_20_Text"><text:span text:style-name="Source_20_Text">matrix.set(matrixOrig, 1, 1, 4)</text:span></text:p>
        <text:p text:style-name="Preformatted_20_Text"><text:span text:style-name="Source_20_Text">// Create a copy of the 'matrixOrig' matrix.</text:span></text:p>
        <text:p text:style-name="Preformatted_20_Text"><text:span text:style-name="Source_20_Text">matrixCopy = matrix.copy(matrixOrig)</text:span></text:p>
        <text:p text:style-name="Preformatted_20_Text"><text:span text:style-name="Source_20_Text">// Remove the first row from the matrix `matrixCopy`.</text:span></text:p>
        <text:p text:style-name="Preformatted_20_Text"><text:span text:style-name="Source_20_Text">arr = matrix.remove_row(matrixCopy, 0)</text:span></text:p>
        <text:p text:style-name="Preformatted_20_Text"><text:span text:style-name="Source_20_Text">// Display matrix elements.</text:span></text:p>
        <text:p text:style-name="Preformatted_20_Text"><text:span text:style-name="Source_20_Text">if barstate.islastconfirmedhistory</text:span></text:p>
        <text:p text:style-name="Preformatted_20_Text"><text:span text:style-name="Source_20_Text">    var t = table.new(position.top_right, 3, 2, color.green)</text:span></text:p>
        <text:p text:style-name="Preformatted_20_Text"><text:span text:style-name="Source_20_Text">    table.cell(t, 0, 0, "Original Matrix:")</text:span></text:p>
        <text:p text:style-name="Preformatted_20_Text"><text:span text:style-name="Source_20_Text">    table.cell(t, 0, 1, str.tostring(matrixOrig))</text:span></text:p>
        <text:p text:style-name="Preformatted_20_Text"><text:span text:style-name="Source_20_Text">    table.cell(t, 1, 0, "Removed Elements:")</text:span></text:p>
        <text:p text:style-name="Preformatted_20_Text"><text:span text:style-name="Source_20_Text">    table.cell(t, 1, 1, str.tostring(arr))</text:span></text:p>
        <text:p text:style-name="Preformatted_20_Text"><text:span text:style-name="Source_20_Text">    table.cell(t, 2, 0, "Result Matrix:")</text:span></text:p>
        <text:p text:style-name="P5"><text:soft-page-break/><text:span text:style-name="Source_20_Text">    table.cell(t, 2, 1, str.tostring(matrixCopy))</text:span></text:p>
        <text:p text:style-name="P3">Returns</text:p>
        <text:p text:style-name="P3">An array containing the elements of the row removed from the <text:span text:style-name="Source_20_Text">id</text:span> matrix.</text:p>
        <text:p text:style-name="P3">Remarks</text:p>
        <text:p text:style-name="P3">Indexing of rows and columns starts at zero. It is far more efficient to declare matrices with explicit dimensions than to build them by adding or removing rows.</text:p>
        <text:p text:style-name="P3">See also</text:p>
        <text:p text:style-name="P3"><text:a xlink:type="simple" xlink:href="https://www.tradingview.com/pine-script-reference/v6/#fun_matrix.new%3Ctype%3E" text:style-name="Internet_20_link" text:visited-style-name="Visited_20_Internet_20_Link">matrix.new&lt;type&gt;</text:a><text:a xlink:type="simple" xlink:href="https://www.tradingview.com/pine-script-reference/v6/#fun_matrix.set" text:style-name="Internet_20_link" text:visited-style-name="Visited_20_Internet_20_Link">matrix.set</text:a><text:a xlink:type="simple" xlink:href="https://www.tradingview.com/pine-script-reference/v6/#fun_matrix.copy" text:style-name="Internet_20_link" text:visited-style-name="Visited_20_Internet_20_Link">matrix.copy</text:a><text:a xlink:type="simple" xlink:href="https://www.tradingview.com/pine-script-reference/v6/#fun_matrix.remove_col" text:style-name="Internet_20_link" text:visited-style-name="Visited_20_Internet_20_Link">matrix.remove_col</text:a></text:p>
      </text:section>
      <text:section text:style-name="Sect1" text:name="fun_matrix.reshape">
        <text:h text:style-name="P2" text:outline-level="3">matrix.reshape()</text:h>
      </text:section>
      <text:p text:style-name="P3">The function rebuilds the <text:span text:style-name="Source_20_Text">id</text:span> matrix to <text:span text:style-name="Source_20_Text">rows</text:span> x <text:span text:style-name="Source_20_Text">cols</text:span> dimensions.</text:p>
      <text:p text:style-name="Text_20_body">Syntax</text:p>
      <text:p text:style-name="P5">matrix.reshape(id, rows, columns) → void</text:p>
      <text:p text:style-name="P3">Arguments</text:p>
      <text:p text:style-name="P3">id (any matrix type) A matrix object.</text:p>
      <text:p text:style-name="P3">rows (series int) The number of rows of the reshaped matrix.</text:p>
      <text:p text:style-name="P3">columns (series int) The number of columns of the reshaped matrix.</text:p>
      <text:p text:style-name="P3">Example</text:p>
      <text:section text:style-name="Sect1" text:name="Section610">
        <text:p text:style-name="P4"><text:bookmark text:name="fun_matrix.reshape"/><text:span text:style-name="Source_20_Text">//@version=6</text:span></text:p>
        <text:p text:style-name="Preformatted_20_Text"><text:span text:style-name="Source_20_Text">indicator("`matrix.reshape()` Example")</text:span></text:p>
        <text:p text:style-name="Preformatted_20_Text"><text:span text:style-name="Source_20_Text">// For efficiency, execute this code only once.</text:span></text:p>
        <text:p text:style-name="Preformatted_20_Text"><text:span text:style-name="Source_20_Text">if barstate.islastconfirmedhistory</text:span></text:p>
        <text:p text:style-name="Preformatted_20_Text"><text:span text:style-name="Source_20_Text">    // Create a 2x3 matrix.</text:span></text:p>
        <text:p text:style-name="Preformatted_20_Text"><text:span text:style-name="Source_20_Text">    var m1 = matrix.new&lt;float&gt;(2, 3)</text:span></text:p>
        <text:p text:style-name="Preformatted_20_Text"><text:span text:style-name="Source_20_Text">    // Fill the matrix with values.</text:span></text:p>
        <text:p text:style-name="Preformatted_20_Text"><text:span text:style-name="Source_20_Text">    matrix.set(m1, 0, 0, 1)</text:span></text:p>
        <text:p text:style-name="Preformatted_20_Text"><text:span text:style-name="Source_20_Text">    matrix.set(m1, 0, 1, 2)</text:span></text:p>
        <text:p text:style-name="Preformatted_20_Text"><text:span text:style-name="Source_20_Text">    matrix.set(m1, 0, 2, 3)</text:span></text:p>
        <text:p text:style-name="Preformatted_20_Text"><text:span text:style-name="Source_20_Text">    matrix.set(m1, 1, 0, 4)</text:span></text:p>
        <text:p text:style-name="Preformatted_20_Text"><text:span text:style-name="Source_20_Text">    matrix.set(m1, 1, 1, 5)</text:span></text:p>
        <text:p text:style-name="Preformatted_20_Text"><text:span text:style-name="Source_20_Text">    matrix.set(m1, 1, 2, 6)</text:span></text:p>
        <text:p text:style-name="Preformatted_20_Text"><text:span text:style-name="Source_20_Text">    </text:span></text:p>
        <text:p text:style-name="Preformatted_20_Text"><text:span text:style-name="Source_20_Text">    // Copy the matrix to a new one.</text:span></text:p>
        <text:p text:style-name="Preformatted_20_Text"><text:span text:style-name="Source_20_Text">    var m2 = matrix.copy(m1)</text:span></text:p>
        <text:p text:style-name="Preformatted_20_Text"><text:span text:style-name="Source_20_Text">    </text:span></text:p>
        <text:p text:style-name="Preformatted_20_Text"><text:span text:style-name="Source_20_Text">    // Reshape the copy to a 3x2.</text:span></text:p>
        <text:p text:style-name="Preformatted_20_Text"><text:span text:style-name="Source_20_Text">    matrix.reshape(m2, 3, 2)</text:span></text:p>
        <text:p text:style-name="Preformatted_20_Text"><text:span text:style-name="Source_20_Text">    </text:span></text:p>
        <text:p text:style-name="Preformatted_20_Text"><text:span text:style-name="Source_20_Text">    // Display using a table.</text:span></text:p>
        <text:p text:style-name="Preformatted_20_Text"><text:span text:style-name="Source_20_Text">    var t = table.new(position.top_right, 2, 2, color.green)</text:span></text:p>
        <text:p text:style-name="Preformatted_20_Text"><text:span text:style-name="Source_20_Text">    table.cell(t, 0, 0, "Original matrix:")</text:span></text:p>
        <text:p text:style-name="Preformatted_20_Text"><text:span text:style-name="Source_20_Text">    table.cell(t, 0, 1, str.tostring(m1))</text:span></text:p>
        <text:p text:style-name="Preformatted_20_Text"><text:span text:style-name="Source_20_Text">    table.cell(t, 1, 0, "Reshaped matrix:")</text:span></text:p>
        <text:p text:style-name="P5"><text:span text:style-name="Source_20_Text">    table.cell(t, 1, 1, str.tostring(m2))</text:span></text:p>
        <text:p text:style-name="P3">See also</text:p>
        <text:p text:style-name="P3"><text:a xlink:type="simple" xlink:href="https://www.tradingview.com/pine-script-reference/v6/#fun_matrix.new%3Ctype%3E" text:style-name="Internet_20_link" text:visited-style-name="Visited_20_Internet_20_Link">matrix.new&lt;type&gt;</text:a><text:a xlink:type="simple" xlink:href="https://www.tradingview.com/pine-script-reference/v6/#fun_matrix.get" text:style-name="Internet_20_link" text:visited-style-name="Visited_20_Internet_20_Link">matrix.get</text:a><text:a xlink:type="simple" xlink:href="https://www.tradingview.com/pine-script-reference/v6/#fun_matrix.set" text:style-name="Internet_20_link" text:visited-style-name="Visited_20_Internet_20_Link">matrix.set</text:a><text:a xlink:type="simple" xlink:href="https://www.tradingview.com/pine-script-reference/v6/#fun_matrix.add_row" text:style-name="Internet_20_link" text:visited-style-name="Visited_20_Internet_20_Link">matrix.add_row</text:a><text:a xlink:type="simple" xlink:href="https://www.tradingview.com/pine-script-reference/v6/#fun_matrix.add_col" text:style-name="Internet_20_link" text:visited-style-name="Visited_20_Internet_20_Link">matrix.add_col</text:a></text:p>
      </text:section>
      <text:section text:style-name="Sect1" text:name="fun_matrix.reverse">
        <text:h text:style-name="P2" text:outline-level="3">matrix.reverse()</text:h>
      </text:section>
      <text:p text:style-name="P3">The function reverses the order of rows and columns in the matrix <text:span text:style-name="Source_20_Text">id</text:span>. The first row and first column become the last, and the last become the first.</text:p>
      <text:p text:style-name="Text_20_body">Syntax</text:p>
      <text:p text:style-name="P5">matrix.reverse(id) → void</text:p>
      <text:p text:style-name="P3">Arguments</text:p>
      <text:p text:style-name="P3">id (any matrix type) A matrix object.</text:p>
      <text:p text:style-name="P3">Example</text:p>
      <text:section text:style-name="Sect1" text:name="Section611">
        <text:p text:style-name="P4"><text:bookmark text:name="fun_matrix.reverse"/><text:span text:style-name="Source_20_Text">//@version=6</text:span></text:p>
        <text:p text:style-name="Preformatted_20_Text"><text:span text:style-name="Source_20_Text">indicator("`matrix.reverse()` Example")</text:span></text:p>
        <text:p text:style-name="Preformatted_20_Text"><text:span text:style-name="Source_20_Text">// For efficiency, execute this code only once.</text:span></text:p>
        <text:p text:style-name="Preformatted_20_Text"><text:span text:style-name="Source_20_Text">if barstate.islastconfirmedhistory</text:span></text:p>
        <text:p text:style-name="Preformatted_20_Text"><text:span text:style-name="Source_20_Text">    // Copy the matrix to a new one.</text:span></text:p>
        <text:p text:style-name="Preformatted_20_Text"><text:span text:style-name="Source_20_Text">    var m1 = matrix.new&lt;int&gt;(2, 2, na)</text:span></text:p>
        <text:p text:style-name="Preformatted_20_Text"><text:span text:style-name="Source_20_Text">    // Fill the matrix with values.</text:span></text:p>
        <text:p text:style-name="Preformatted_20_Text"><text:span text:style-name="Source_20_Text">    matrix.set(m1, 0, 0, 1)</text:span></text:p>
        <text:p text:style-name="Preformatted_20_Text"><text:span text:style-name="Source_20_Text">    matrix.set(m1, 0, 1, 2)</text:span></text:p>
        <text:p text:style-name="Preformatted_20_Text"><text:span text:style-name="Source_20_Text">    matrix.set(m1, 1, 0, 3)</text:span></text:p>
        <text:p text:style-name="Preformatted_20_Text"><text:span text:style-name="Source_20_Text">    matrix.set(m1, 1, 1, 4)</text:span></text:p>
        <text:p text:style-name="Preformatted_20_Text"><text:span text:style-name="Source_20_Text">    </text:span></text:p>
        <text:p text:style-name="Preformatted_20_Text"><text:span text:style-name="Source_20_Text">    // Copy matrix elements to a new matrix.</text:span></text:p>
        <text:p text:style-name="Preformatted_20_Text"><text:span text:style-name="Source_20_Text">    var m2 = matrix.copy(m1)</text:span></text:p>
        <text:p text:style-name="Preformatted_20_Text"><text:span text:style-name="Source_20_Text">    </text:span></text:p>
        <text:p text:style-name="Preformatted_20_Text"><text:span text:style-name="Source_20_Text">    // Reverse the `m2` copy of the original matrix. </text:span></text:p>
        <text:p text:style-name="Preformatted_20_Text"><text:span text:style-name="Source_20_Text">    matrix.reverse(m2)</text:span></text:p>
        <text:p text:style-name="Preformatted_20_Text"><text:span text:style-name="Source_20_Text">    </text:span></text:p>
        <text:p text:style-name="Preformatted_20_Text"><text:span text:style-name="Source_20_Text">    // Display using a table.</text:span></text:p>
        <text:p text:style-name="Preformatted_20_Text"><text:span text:style-name="Source_20_Text">    var t = table.new(position.top_right, 2, 2, color.green)</text:span></text:p>
        <text:p text:style-name="Preformatted_20_Text"><text:span text:style-name="Source_20_Text">    table.cell(t, 0, 0, "Original matrix:")</text:span></text:p>
        <text:p text:style-name="Preformatted_20_Text"><text:span text:style-name="Source_20_Text">    table.cell(t, 0, 1, str.tostring(m1))</text:span></text:p>
        <text:p text:style-name="Preformatted_20_Text"><text:span text:style-name="Source_20_Text">    table.cell(t, 1, 0, "Reversed matrix:")</text:span></text:p>
        <text:p text:style-name="P5"><text:span text:style-name="Source_20_Text">    table.cell(t, 1, 1, str.tostring(m2))</text:span></text:p>
        <text:p text:style-name="P3">See also</text:p>
        <text:p text:style-name="P3"><text:a xlink:type="simple" xlink:href="https://www.tradingview.com/pine-script-reference/v6/#fun_matrix.new%3Ctype%3E" text:style-name="Internet_20_link" text:visited-style-name="Visited_20_Internet_20_Link">matrix.new&lt;type&gt;</text:a><text:a xlink:type="simple" xlink:href="https://www.tradingview.com/pine-script-reference/v6/#fun_matrix.set" text:style-name="Internet_20_link" text:visited-style-name="Visited_20_Internet_20_Link">matrix.set</text:a><text:a xlink:type="simple" xlink:href="https://www.tradingview.com/pine-script-reference/v6/#fun_matrix.columns" text:style-name="Internet_20_link" text:visited-style-name="Visited_20_Internet_20_Link">matrix.columns</text:a><text:a xlink:type="simple" xlink:href="https://www.tradingview.com/pine-script-reference/v6/#fun_matrix.rows" text:style-name="Internet_20_link" text:visited-style-name="Visited_20_Internet_20_Link">matrix.rows</text:a><text:a xlink:type="simple" xlink:href="https://www.tradingview.com/pine-script-reference/v6/#fun_matrix.reshape" text:style-name="Internet_20_link" text:visited-style-name="Visited_20_Internet_20_Link">matrix.reshape</text:a></text:p>
      </text:section>
      <text:section text:style-name="Sect1" text:name="fun_matrix.row">
        <text:h text:style-name="P2" text:outline-level="3">matrix.row()</text:h>
      </text:section>
      <text:p text:style-name="P3">The function creates a one-dimensional array from the elements of a matrix row.</text:p>
      <text:p text:style-name="Text_20_body">Syntax</text:p>
      <text:p text:style-name="P5">matrix.row(id, row) → array&lt;type&gt;</text:p>
      <text:p text:style-name="P3">Arguments</text:p>
      <text:p text:style-name="P3">id (any matrix type) A matrix object.</text:p>
      <text:p text:style-name="P3">row (series int) Index of the required row.</text:p>
      <text:p text:style-name="P3">Example</text:p>
      <text:section text:style-name="Sect1" text:name="Section612">
        <text:p text:style-name="P4"><text:bookmark text:name="fun_matrix.row"/><text:soft-page-break/><text:span text:style-name="Source_20_Text">//@version=6</text:span></text:p>
        <text:p text:style-name="Preformatted_20_Text"><text:span text:style-name="Source_20_Text">indicator("`matrix.row()` Example", "", true)</text:span></text:p>
        <text:p text:style-name="Preformatted_20_Text"><text:span text:style-name="Source_20_Text">// Create a 2x3 "float" matrix from `hlc3` values.</text:span></text:p>
        <text:p text:style-name="Preformatted_20_Text"><text:span text:style-name="Source_20_Text">m = matrix.new&lt;float&gt;(2, 3, hlc3)</text:span></text:p>
        <text:p text:style-name="Preformatted_20_Text"><text:span text:style-name="Source_20_Text">// Return an array with the values of the first row of the matrix.</text:span></text:p>
        <text:p text:style-name="Preformatted_20_Text"><text:span text:style-name="Source_20_Text">a = matrix.row(m, 0)</text:span></text:p>
        <text:p text:style-name="Preformatted_20_Text"><text:span text:style-name="Source_20_Text">// Plot the first value from the array `a`.</text:span></text:p>
        <text:p text:style-name="P5"><text:span text:style-name="Source_20_Text">plot(array.get(a, 0))</text:span></text:p>
        <text:p text:style-name="P3">Returns</text:p>
        <text:p text:style-name="P3">An array ID containing the <text:span text:style-name="Source_20_Text">row</text:span> values of the <text:span text:style-name="Source_20_Text">id</text:span> matrix.</text:p>
        <text:p text:style-name="P3">Remarks</text:p>
        <text:p text:style-name="P3">Indexing of rows starts at 0.</text:p>
        <text:p text:style-name="P3">See also</text:p>
        <text:p text:style-name="P3"><text:a xlink:type="simple" xlink:href="https://www.tradingview.com/pine-script-reference/v6/#fun_matrix.new%3Ctype%3E" text:style-name="Internet_20_link" text:visited-style-name="Visited_20_Internet_20_Link">matrix.new&lt;type&gt;</text:a><text:a xlink:type="simple" xlink:href="https://www.tradingview.com/pine-script-reference/v6/#fun_matrix.get" text:style-name="Internet_20_link" text:visited-style-name="Visited_20_Internet_20_Link">matrix.get</text:a><text:a xlink:type="simple" xlink:href="https://www.tradingview.com/pine-script-reference/v6/#fun_array.get" text:style-name="Internet_20_link" text:visited-style-name="Visited_20_Internet_20_Link">array.get</text:a><text:a xlink:type="simple" xlink:href="https://www.tradingview.com/pine-script-reference/v6/#fun_matrix.col" text:style-name="Internet_20_link" text:visited-style-name="Visited_20_Internet_20_Link">matrix.col</text:a><text:a xlink:type="simple" xlink:href="https://www.tradingview.com/pine-script-reference/v6/#fun_matrix.rows" text:style-name="Internet_20_link" text:visited-style-name="Visited_20_Internet_20_Link">matrix.rows</text:a></text:p>
      </text:section>
      <text:section text:style-name="Sect1" text:name="fun_matrix.rows">
        <text:h text:style-name="P2" text:outline-level="3">matrix.rows()</text:h>
      </text:section>
      <text:p text:style-name="P3">The function returns the number of rows in the matrix.</text:p>
      <text:p text:style-name="Text_20_body">Syntax</text:p>
      <text:p text:style-name="P5">matrix.rows(id) → series int</text:p>
      <text:p text:style-name="P3">Arguments</text:p>
      <text:p text:style-name="P3">id (any matrix type) A matrix object.</text:p>
      <text:p text:style-name="P3">Example</text:p>
      <text:section text:style-name="Sect1" text:name="Section613">
        <text:p text:style-name="P4"><text:bookmark text:name="fun_matrix.rows"/><text:span text:style-name="Source_20_Text">//@version=6</text:span></text:p>
        <text:p text:style-name="Preformatted_20_Text"><text:span text:style-name="Source_20_Text">indicator("`matrix.rows()` Example")</text:span></text:p>
        <text:p text:style-name="Preformatted_20_Text"><text:span text:style-name="Source_20_Text">// Create a 2x6 matrix with values `0`.</text:span></text:p>
        <text:p text:style-name="Preformatted_20_Text"><text:span text:style-name="Source_20_Text">var m = matrix.new&lt;int&gt;(2, 6, 0)</text:span></text:p>
        <text:p text:style-name="Preformatted_20_Text"><text:span text:style-name="Source_20_Text">// Get the quantity of rows in the matrix.</text:span></text:p>
        <text:p text:style-name="Preformatted_20_Text"><text:span text:style-name="Source_20_Text">var x = matrix.rows(m)</text:span></text:p>
        <text:p text:style-name="Preformatted_20_Text"><text:span text:style-name="Source_20_Text">// Display using a label.</text:span></text:p>
        <text:p text:style-name="Preformatted_20_Text"><text:span text:style-name="Source_20_Text">if barstate.islastconfirmedhistory</text:span></text:p>
        <text:p text:style-name="P5"><text:span text:style-name="Source_20_Text">    label.new(bar_index, high, "Rows: " + str.tostring(x) + "\n" + str.tostring(m))</text:span></text:p>
        <text:p text:style-name="P3">Returns</text:p>
        <text:p text:style-name="P3">The number of rows in the matrix <text:span text:style-name="Source_20_Text">id</text:span>.</text:p>
        <text:p text:style-name="P3">See also</text:p>
        <text:p text:style-name="P3"><text:a xlink:type="simple" xlink:href="https://www.tradingview.com/pine-script-reference/v6/#fun_matrix.new%3Ctype%3E" text:style-name="Internet_20_link" text:visited-style-name="Visited_20_Internet_20_Link">matrix.new&lt;type&gt;</text:a><text:a xlink:type="simple" xlink:href="https://www.tradingview.com/pine-script-reference/v6/#fun_matrix.get" text:style-name="Internet_20_link" text:visited-style-name="Visited_20_Internet_20_Link">matrix.get</text:a><text:a xlink:type="simple" xlink:href="https://www.tradingview.com/pine-script-reference/v6/#fun_matrix.set" text:style-name="Internet_20_link" text:visited-style-name="Visited_20_Internet_20_Link">matrix.set</text:a><text:a xlink:type="simple" xlink:href="https://www.tradingview.com/pine-script-reference/v6/#fun_matrix.columns" text:style-name="Internet_20_link" text:visited-style-name="Visited_20_Internet_20_Link">matrix.columns</text:a><text:a xlink:type="simple" xlink:href="https://www.tradingview.com/pine-script-reference/v6/#fun_matrix.row" text:style-name="Internet_20_link" text:visited-style-name="Visited_20_Internet_20_Link">matrix.row</text:a></text:p>
      </text:section>
      <text:section text:style-name="Sect1" text:name="fun_matrix.set">
        <text:h text:style-name="P2" text:outline-level="3">matrix.set()</text:h>
      </text:section>
      <text:p text:style-name="P3">The function assigns <text:span text:style-name="Source_20_Text">value</text:span> to the element at the <text:span text:style-name="Source_20_Text">row</text:span> and <text:span text:style-name="Source_20_Text">column</text:span> of the <text:span text:style-name="Source_20_Text">id</text:span> matrix.</text:p>
      <text:p text:style-name="Text_20_body">Syntax</text:p>
      <text:p text:style-name="P5">matrix.set(id, row, column, value) → void</text:p>
      <text:p text:style-name="P3">Arguments</text:p>
      <text:p text:style-name="P3">id (any matrix type) A matrix object.</text:p>
      <text:p text:style-name="P3">row (series int) The row index of the element to be modified.</text:p>
      <text:p text:style-name="P3">column (series int) The column index of the element to be modified.</text:p>
      <text:p text:style-name="P3">value (series &lt;type of the matrix's elements&gt;) The new value to be set.</text:p>
      <text:p text:style-name="P3">Example</text:p>
      <text:section text:style-name="Sect1" text:name="Section614">
        <text:p text:style-name="P4"><text:bookmark text:name="fun_matrix.set"/><text:span text:style-name="Source_20_Text">//@version=6</text:span></text:p>
        <text:p text:style-name="Preformatted_20_Text"><text:span text:style-name="Source_20_Text">indicator("`matrix.set()` Example")</text:span></text:p>
        <text:p text:style-name="Preformatted_20_Text"><text:span text:style-name="Source_20_Text">// Create a 2x3 "int" matrix containing values `4`.</text:span></text:p>
        <text:p text:style-name="Preformatted_20_Text"><text:span text:style-name="Source_20_Text">m = matrix.new&lt;int&gt;(2, 3, 4)</text:span></text:p>
        <text:p text:style-name="Preformatted_20_Text"><text:span text:style-name="Source_20_Text">// Replace the value of element at row 1 and column 2 with value `3`.</text:span></text:p>
        <text:p text:style-name="Preformatted_20_Text"><text:span text:style-name="Source_20_Text">matrix.set(m, 0, 1, 3)</text:span></text:p>
        <text:p text:style-name="Preformatted_20_Text"><text:span text:style-name="Source_20_Text">// Display using a label.</text:span></text:p>
        <text:p text:style-name="Preformatted_20_Text"><text:span text:style-name="Source_20_Text">if barstate.islastconfirmedhistory</text:span></text:p>
        <text:p text:style-name="P5"><text:span text:style-name="Source_20_Text">    label.new(bar_index, high, str.tostring(m))</text:span></text:p>
        <text:p text:style-name="P3">See also</text:p>
        <text:p text:style-name="P3"><text:a xlink:type="simple" xlink:href="https://www.tradingview.com/pine-script-reference/v6/#fun_matrix.new%3Ctype%3E" text:style-name="Internet_20_link" text:visited-style-name="Visited_20_Internet_20_Link">matrix.new&lt;type&gt;</text:a><text:a xlink:type="simple" xlink:href="https://www.tradingview.com/pine-script-reference/v6/#fun_matrix.get" text:style-name="Internet_20_link" text:visited-style-name="Visited_20_Internet_20_Link">matrix.get</text:a><text:a xlink:type="simple" xlink:href="https://www.tradingview.com/pine-script-reference/v6/#fun_matrix.columns" text:style-name="Internet_20_link" text:visited-style-name="Visited_20_Internet_20_Link">matrix.columns</text:a><text:a xlink:type="simple" xlink:href="https://www.tradingview.com/pine-script-reference/v6/#fun_matrix.rows" text:style-name="Internet_20_link" text:visited-style-name="Visited_20_Internet_20_Link">matrix.rows</text:a></text:p>
      </text:section>
      <text:section text:style-name="Sect1" text:name="fun_matrix.sort">
        <text:h text:style-name="P2" text:outline-level="3">matrix.sort()</text:h>
      </text:section>
      <text:p text:style-name="P3">The function rearranges the rows in the <text:span text:style-name="Source_20_Text">id</text:span> matrix following the sorted order of the values in the <text:span text:style-name="Source_20_Text">column</text:span>.</text:p>
      <text:p text:style-name="Text_20_body">Syntax</text:p>
      <text:p text:style-name="P5">matrix.sort(id, column, order) → void</text:p>
      <text:p text:style-name="P3">Arguments</text:p>
      <text:p text:style-name="P3">id (matrix&lt;int/float/string&gt;) A matrix object to be sorted.</text:p>
      <text:p text:style-name="P3">column (series int) Index of the column whose sorted values determine the new order of rows. Optional. The default value is 0.</text:p>
      <text:p text:style-name="P3">order (series sort_order) The sort order. Possible values: <text:a xlink:type="simple" xlink:href="https://www.tradingview.com/pine-script-reference/v6/#const_order.ascending" text:style-name="Internet_20_link" text:visited-style-name="Visited_20_Internet_20_Link">order.ascending</text:a> (default), <text:a xlink:type="simple" xlink:href="https://www.tradingview.com/pine-script-reference/v6/#const_order.descending" text:style-name="Internet_20_link" text:visited-style-name="Visited_20_Internet_20_Link">order.descending</text:a>.</text:p>
      <text:p text:style-name="P3">Example</text:p>
      <text:section text:style-name="Sect1" text:name="Section615">
        <text:p text:style-name="P4"><text:bookmark text:name="fun_matrix.sort"/><text:span text:style-name="Source_20_Text">//@version=6</text:span></text:p>
        <text:p text:style-name="Preformatted_20_Text"><text:span text:style-name="Source_20_Text">indicator("`matrix.sort()` Example")</text:span></text:p>
        <text:p text:style-name="Preformatted_20_Text"><text:span text:style-name="Source_20_Text">// For efficiency, execute this code only once.</text:span></text:p>
        <text:p text:style-name="Preformatted_20_Text"><text:span text:style-name="Source_20_Text">if barstate.islastconfirmedhistory</text:span></text:p>
        <text:p text:style-name="Preformatted_20_Text"><text:span text:style-name="Source_20_Text">    // Create a 2x2 matrix. </text:span></text:p>
        <text:p text:style-name="Preformatted_20_Text"><text:span text:style-name="Source_20_Text">    var m1 = matrix.new&lt;float&gt;(2, 2, na)</text:span></text:p>
        <text:p text:style-name="Preformatted_20_Text"><text:span text:style-name="Source_20_Text">    // Fill the matrix with values.</text:span></text:p>
        <text:p text:style-name="Preformatted_20_Text"><text:span text:style-name="Source_20_Text">    matrix.set(m1, 0, 0, 3)</text:span></text:p>
        <text:p text:style-name="Preformatted_20_Text"><text:span text:style-name="Source_20_Text">    matrix.set(m1, 0, 1, 4)</text:span></text:p>
        <text:p text:style-name="Preformatted_20_Text"><text:span text:style-name="Source_20_Text">    matrix.set(m1, 1, 0, 1)</text:span></text:p>
        <text:p text:style-name="Preformatted_20_Text"><text:span text:style-name="Source_20_Text">    matrix.set(m1, 1, 1, 2)</text:span></text:p>
        <text:p text:style-name="Preformatted_20_Text"><text:span text:style-name="Source_20_Text">    </text:span></text:p>
        <text:p text:style-name="Preformatted_20_Text"><text:span text:style-name="Source_20_Text">    // Copy the matrix to a new one.</text:span></text:p>
        <text:p text:style-name="Preformatted_20_Text"><text:span text:style-name="Source_20_Text">    var m2 = matrix.copy(m1)</text:span></text:p>
        <text:p text:style-name="Preformatted_20_Text"><text:span text:style-name="Source_20_Text">    // Sort the rows of `m2` using the default arguments (first column and ascending order).</text:span></text:p>
        <text:p text:style-name="Preformatted_20_Text"><text:span text:style-name="Source_20_Text">    matrix.sort(m2)</text:span></text:p>
        <text:p text:style-name="Preformatted_20_Text"><text:span text:style-name="Source_20_Text">    </text:span></text:p>
        <text:p text:style-name="Preformatted_20_Text"><text:span text:style-name="Source_20_Text">    // Display using a table.</text:span></text:p>
        <text:p text:style-name="Preformatted_20_Text"><text:span text:style-name="Source_20_Text">    if barstate.islastconfirmedhistory</text:span></text:p>
        <text:p text:style-name="Preformatted_20_Text"><text:soft-page-break/><text:span text:style-name="Source_20_Text">        var t = table.new(position.top_right, 2, 2, color.green)</text:span></text:p>
        <text:p text:style-name="Preformatted_20_Text"><text:span text:style-name="Source_20_Text">        table.cell(t, 0, 0, "Original matrix:")</text:span></text:p>
        <text:p text:style-name="Preformatted_20_Text"><text:span text:style-name="Source_20_Text">        table.cell(t, 0, 1, str.tostring(m1))</text:span></text:p>
        <text:p text:style-name="Preformatted_20_Text"><text:span text:style-name="Source_20_Text">        table.cell(t, 1, 0, "Sorted matrix:")</text:span></text:p>
        <text:p text:style-name="P5"><text:span text:style-name="Source_20_Text">        table.cell(t, 1, 1, str.tostring(m2))</text:span></text:p>
        <text:p text:style-name="P3">See also</text:p>
        <text:p text:style-name="P3"><text:a xlink:type="simple" xlink:href="https://www.tradingview.com/pine-script-reference/v6/#fun_matrix.new%3Ctype%3E" text:style-name="Internet_20_link" text:visited-style-name="Visited_20_Internet_20_Link">matrix.new&lt;type&gt;</text:a><text:a xlink:type="simple" xlink:href="https://www.tradingview.com/pine-script-reference/v6/#fun_matrix.max" text:style-name="Internet_20_link" text:visited-style-name="Visited_20_Internet_20_Link">matrix.max</text:a><text:a xlink:type="simple" xlink:href="https://www.tradingview.com/pine-script-reference/v6/#fun_matrix.min" text:style-name="Internet_20_link" text:visited-style-name="Visited_20_Internet_20_Link">matrix.min</text:a><text:a xlink:type="simple" xlink:href="https://www.tradingview.com/pine-script-reference/v6/#fun_matrix.avg" text:style-name="Internet_20_link" text:visited-style-name="Visited_20_Internet_20_Link">matrix.avg</text:a></text:p>
      </text:section>
      <text:section text:style-name="Sect1" text:name="fun_matrix.submatrix">
        <text:h text:style-name="P2" text:outline-level="3">matrix.submatrix()</text:h>
      </text:section>
      <text:p text:style-name="P3">The function extracts a submatrix of the <text:span text:style-name="Source_20_Text">id</text:span> matrix within the specified indices.</text:p>
      <text:p text:style-name="Text_20_body">Syntax</text:p>
      <text:p text:style-name="P5">matrix.submatrix(id, from_row, to_row, from_column, to_column) → matrix&lt;type&gt;</text:p>
      <text:p text:style-name="P3">Arguments</text:p>
      <text:p text:style-name="P3">id (any matrix type) A matrix object.</text:p>
      <text:p text:style-name="P3">from_row (series int) Index of the row from which the extraction will begin (inclusive). Optional. The default value is 0.</text:p>
      <text:p text:style-name="P3">to_row (series int) Index of the row where the extraction will end (non inclusive). Optional. The default value is <text:a xlink:type="simple" xlink:href="https://www.tradingview.com/pine-script-reference/v6/#fun_matrix.rows" text:style-name="Internet_20_link" text:visited-style-name="Visited_20_Internet_20_Link">matrix.rows</text:a>.</text:p>
      <text:p text:style-name="P3">from_column (series int) Index of the column from which the extraction will begin (inclusive). Optional. The default value is 0.</text:p>
      <text:p text:style-name="P3">to_column (series int) Index of the column where the extraction will end (non inclusive). Optional. The default value is <text:a xlink:type="simple" xlink:href="https://www.tradingview.com/pine-script-reference/v6/#fun_matrix.columns" text:style-name="Internet_20_link" text:visited-style-name="Visited_20_Internet_20_Link">matrix.columns</text:a>.</text:p>
      <text:p text:style-name="P3">Example</text:p>
      <text:section text:style-name="Sect1" text:name="Section616">
        <text:p text:style-name="P4"><text:bookmark text:name="fun_matrix.submatrix"/><text:span text:style-name="Source_20_Text">//@version=6</text:span></text:p>
        <text:p text:style-name="Preformatted_20_Text"><text:span text:style-name="Source_20_Text">indicator("`matrix.submatrix()` Example")</text:span></text:p>
        <text:p text:style-name="Preformatted_20_Text"><text:span text:style-name="Source_20_Text">// For efficiency, execute this code only once.</text:span></text:p>
        <text:p text:style-name="Preformatted_20_Text"><text:span text:style-name="Source_20_Text">if barstate.islastconfirmedhistory</text:span></text:p>
        <text:p text:style-name="Preformatted_20_Text"><text:span text:style-name="Source_20_Text">    // Create a 2x3 matrix matrix with values `0`.</text:span></text:p>
        <text:p text:style-name="Preformatted_20_Text"><text:span text:style-name="Source_20_Text">    var m1 = matrix.new&lt;int&gt;(2, 3, 0)</text:span></text:p>
        <text:p text:style-name="Preformatted_20_Text"><text:span text:style-name="Source_20_Text">    // Fill the matrix with values.</text:span></text:p>
        <text:p text:style-name="Preformatted_20_Text"><text:span text:style-name="Source_20_Text">    matrix.set(m1, 0, 0, 1)</text:span></text:p>
        <text:p text:style-name="Preformatted_20_Text"><text:span text:style-name="Source_20_Text">    matrix.set(m1, 0, 1, 2)</text:span></text:p>
        <text:p text:style-name="Preformatted_20_Text"><text:span text:style-name="Source_20_Text">    matrix.set(m1, 0, 2, 3)</text:span></text:p>
        <text:p text:style-name="Preformatted_20_Text"><text:span text:style-name="Source_20_Text">    matrix.set(m1, 1, 0, 4)</text:span></text:p>
        <text:p text:style-name="Preformatted_20_Text"><text:span text:style-name="Source_20_Text">    matrix.set(m1, 1, 1, 5)</text:span></text:p>
        <text:p text:style-name="Preformatted_20_Text"><text:span text:style-name="Source_20_Text">    matrix.set(m1, 1, 2, 6)</text:span></text:p>
        <text:p text:style-name="Preformatted_20_Text"><text:span text:style-name="Source_20_Text">    </text:span></text:p>
        <text:p text:style-name="Preformatted_20_Text"><text:span text:style-name="Source_20_Text">    // Create a 2x2 submatrix of the `m1` matrix.</text:span></text:p>
        <text:p text:style-name="Preformatted_20_Text"><text:span text:style-name="Source_20_Text">    var m2 = matrix.submatrix(m1, 0, 2, 1, 3)</text:span></text:p>
        <text:p text:style-name="Preformatted_20_Text"><text:span text:style-name="Source_20_Text">    </text:span></text:p>
        <text:p text:style-name="Preformatted_20_Text"><text:span text:style-name="Source_20_Text">    // Display using a table.</text:span></text:p>
        <text:p text:style-name="Preformatted_20_Text"><text:span text:style-name="Source_20_Text">    var t = table.new(position.top_right, 2, 2, color.green)</text:span></text:p>
        <text:p text:style-name="Preformatted_20_Text"><text:span text:style-name="Source_20_Text">    table.cell(t, 0, 0, "Original Matrix:")</text:span></text:p>
        <text:p text:style-name="Preformatted_20_Text"><text:span text:style-name="Source_20_Text">    table.cell(t, 0, 1, str.tostring(m1))</text:span></text:p>
        <text:p text:style-name="Preformatted_20_Text"><text:span text:style-name="Source_20_Text">    table.cell(t, 1, 0, "Submatrix:")</text:span></text:p>
        <text:p text:style-name="P5"><text:span text:style-name="Source_20_Text">    table.cell(t, 1, 1, str.tostring(m2))</text:span></text:p>
        <text:p text:style-name="P3">Returns</text:p>
        <text:p text:style-name="P3">A new matrix object containing the submatrix of the <text:span text:style-name="Source_20_Text">id</text:span> matrix defined by the <text:span text:style-name="Source_20_Text">from_row</text:span>, <text:span text:style-name="Source_20_Text">to_row</text:span>, <text:span text:style-name="Source_20_Text">from_column</text:span> and <text:span text:style-name="Source_20_Text">to_column</text:span> indices.</text:p>
        <text:p text:style-name="P3">Remarks</text:p>
        <text:p text:style-name="P3">Indexing of the rows and columns starts at zero.</text:p>
        <text:p text:style-name="P3">See also</text:p>
        <text:p text:style-name="P3"><text:a xlink:type="simple" xlink:href="https://www.tradingview.com/pine-script-reference/v6/#fun_matrix.new%3Ctype%3E" text:style-name="Internet_20_link" text:visited-style-name="Visited_20_Internet_20_Link">matrix.new&lt;type&gt;</text:a><text:a xlink:type="simple" xlink:href="https://www.tradingview.com/pine-script-reference/v6/#fun_matrix.set" text:style-name="Internet_20_link" text:visited-style-name="Visited_20_Internet_20_Link">matrix.set</text:a><text:a xlink:type="simple" xlink:href="https://www.tradingview.com/pine-script-reference/v6/#fun_matrix.row" text:style-name="Internet_20_link" text:visited-style-name="Visited_20_Internet_20_Link">matrix.row</text:a><text:a xlink:type="simple" xlink:href="https://www.tradingview.com/pine-script-reference/v6/#fun_matrix.col" text:style-name="Internet_20_link" text:visited-style-name="Visited_20_Internet_20_Link">matrix.col</text:a><text:a xlink:type="simple" xlink:href="https://www.tradingview.com/pine-script-reference/v6/#fun_matrix.reshape" text:style-name="Internet_20_link" text:visited-style-name="Visited_20_Internet_20_Link">matrix.reshape</text:a></text:p>
      </text:section>
      <text:section text:style-name="Sect1" text:name="fun_matrix.sum">
        <text:h text:style-name="P2" text:outline-level="3">matrix.sum()</text:h>
        <text:p text:style-name="P3">2 overloads</text:p>
      </text:section>
      <text:p text:style-name="P3">The function returns a new matrix resulting from the <text:a xlink:type="simple" xlink:href="https://en.wikipedia.org/wiki/Matrix_addition" office:target-frame-name="_blank" xlink:show="new" text:style-name="Internet_20_link" text:visited-style-name="Visited_20_Internet_20_Link">sum</text:a> of two matrices <text:span text:style-name="Source_20_Text">id1</text:span> and <text:span text:style-name="Source_20_Text">id2</text:span>, or of an <text:span text:style-name="Source_20_Text">id1</text:span> matrix and an <text:span text:style-name="Source_20_Text">id2</text:span> scalar (a numerical value).</text:p>
      <text:p text:style-name="Text_20_body">Syntax &amp; Overloads</text:p>
      <text:p text:style-name="P5"><text:a xlink:type="simple" xlink:href="https://www.tradingview.com/pine-script-reference/v6/#fun_matrix.sum-0" text:style-name="Internet_20_link" text:visited-style-name="Visited_20_Internet_20_Link">matrix.sum(id1, id2) → matrix&lt;int&gt;</text:a></text:p>
      <text:p text:style-name="P5"><text:a xlink:type="simple" xlink:href="https://www.tradingview.com/pine-script-reference/v6/#fun_matrix.sum-1" text:style-name="Internet_20_link" text:visited-style-name="Visited_20_Internet_20_Link">matrix.sum(id1, id2) → matrix&lt;float&gt;</text:a></text:p>
      <text:p text:style-name="P3">Arguments</text:p>
      <text:p text:style-name="P3">id1 (matrix&lt;int&gt;) First matrix object.</text:p>
      <text:p text:style-name="P3">id2 (series int/float/matrix&lt;int&gt;) Second matrix object, or scalar value.</text:p>
      <text:p text:style-name="P3">Sum of two matrices</text:p>
      <text:p text:style-name="Text_20_body">Example</text:p>
      <text:p text:style-name="Preformatted_20_Text"><text:span text:style-name="Source_20_Text">//@version=6</text:span></text:p>
      <text:p text:style-name="Preformatted_20_Text"><text:span text:style-name="Source_20_Text">indicator("`matrix.sum()` Example 1")</text:span></text:p>
      <text:p text:style-name="Preformatted_20_Text"><text:span text:style-name="Source_20_Text">// For efficiency, execute this code only once.</text:span></text:p>
      <text:p text:style-name="Preformatted_20_Text"><text:span text:style-name="Source_20_Text">if barstate.islastconfirmedhistory</text:span></text:p>
      <text:p text:style-name="Preformatted_20_Text"><text:span text:style-name="Source_20_Text">    // Create a 2x3 matrix containing values `5`.</text:span></text:p>
      <text:p text:style-name="Preformatted_20_Text"><text:span text:style-name="Source_20_Text">    var m1 = matrix.new&lt;float&gt;(2, 3, 5) </text:span></text:p>
      <text:p text:style-name="Preformatted_20_Text"><text:span text:style-name="Source_20_Text">    // Create a 2x3 matrix containing values `4`.</text:span></text:p>
      <text:p text:style-name="Preformatted_20_Text"><text:span text:style-name="Source_20_Text">    var m2 = matrix.new&lt;float&gt;(2, 3, 4) </text:span></text:p>
      <text:p text:style-name="Preformatted_20_Text"><text:span text:style-name="Source_20_Text">    // Create a new matrix that sums matrices `m1` and `m2`.</text:span></text:p>
      <text:p text:style-name="Preformatted_20_Text"><text:span text:style-name="Source_20_Text">    var m3 = matrix.sum(m1, m2) </text:span></text:p>
      <text:p text:style-name="Preformatted_20_Text"><text:span text:style-name="Source_20_Text">    </text:span></text:p>
      <text:p text:style-name="Preformatted_20_Text"><text:span text:style-name="Source_20_Text">    // Display using a table.</text:span></text:p>
      <text:p text:style-name="Preformatted_20_Text"><text:span text:style-name="Source_20_Text">    var t = table.new(position.top_right, 1, 2, color.green)</text:span></text:p>
      <text:p text:style-name="Preformatted_20_Text"><text:span text:style-name="Source_20_Text">    table.cell(t, 0, 0, "Sum of two matrices:")</text:span></text:p>
      <text:p text:style-name="P5"><text:span text:style-name="Source_20_Text">    table.cell(t, 0, 1, str.tostring(m3))</text:span></text:p>
      <text:p text:style-name="P3">Sum of a matrix and scalar</text:p>
      <text:p text:style-name="P3">Example</text:p>
      <text:section text:style-name="Sect1" text:name="Section617">
        <text:p text:style-name="P4"><text:bookmark text:name="fun_matrix.sum"/><text:span text:style-name="Source_20_Text">//@version=6</text:span></text:p>
        <text:p text:style-name="Preformatted_20_Text"><text:span text:style-name="Source_20_Text">indicator("`matrix.sum()` Example 2")</text:span></text:p>
        <text:p text:style-name="Preformatted_20_Text"><text:span text:style-name="Source_20_Text">// For efficiency, execute this code only once.</text:span></text:p>
        <text:p text:style-name="Preformatted_20_Text"><text:span text:style-name="Source_20_Text">if barstate.islastconfirmedhistory</text:span></text:p>
        <text:p text:style-name="Preformatted_20_Text"><text:span text:style-name="Source_20_Text">    // Create a 2x3 matrix with values `4`.</text:span></text:p>
        <text:p text:style-name="Preformatted_20_Text"><text:span text:style-name="Source_20_Text">    var m1 = matrix.new&lt;float&gt;(2, 3, 4)</text:span></text:p>
        <text:p text:style-name="Preformatted_20_Text"><text:span text:style-name="Source_20_Text">    </text:span></text:p>
        <text:p text:style-name="Preformatted_20_Text"><text:span text:style-name="Source_20_Text">    // Create a new matrix containing the sum of the `m1` matrix with the "int" value `1`.</text:span></text:p>
        <text:p text:style-name="Preformatted_20_Text"><text:span text:style-name="Source_20_Text">    var m2 = matrix.sum(m1, 1)</text:span></text:p>
        <text:p text:style-name="Preformatted_20_Text"><text:span text:style-name="Source_20_Text">    </text:span></text:p>
        <text:p text:style-name="Preformatted_20_Text"><text:span text:style-name="Source_20_Text">    // Display using a table.</text:span></text:p>
        <text:p text:style-name="Preformatted_20_Text"><text:span text:style-name="Source_20_Text">    var t = table.new(position.top_right, 1, 2, color.green)</text:span></text:p>
        <text:p text:style-name="Preformatted_20_Text"><text:soft-page-break/><text:span text:style-name="Source_20_Text">    table.cell(t, 0, 0, "Sum of a matrix and a scalar:")</text:span></text:p>
        <text:p text:style-name="P5"><text:span text:style-name="Source_20_Text">    table.cell(t, 0, 1, str.tostring(m2))</text:span></text:p>
        <text:p text:style-name="P3">Returns</text:p>
        <text:p text:style-name="P3">A new matrix object containing the sum of <text:span text:style-name="Source_20_Text">id2</text:span> and <text:span text:style-name="Source_20_Text">id1</text:span>.</text:p>
        <text:p text:style-name="P3">See also</text:p>
        <text:p text:style-name="P3"><text:a xlink:type="simple" xlink:href="https://www.tradingview.com/pine-script-reference/v6/#fun_matrix.new%3Ctype%3E" text:style-name="Internet_20_link" text:visited-style-name="Visited_20_Internet_20_Link">matrix.new&lt;type&gt;</text:a><text:a xlink:type="simple" xlink:href="https://www.tradingview.com/pine-script-reference/v6/#fun_matrix.get" text:style-name="Internet_20_link" text:visited-style-name="Visited_20_Internet_20_Link">matrix.get</text:a><text:a xlink:type="simple" xlink:href="https://www.tradingview.com/pine-script-reference/v6/#fun_matrix.set" text:style-name="Internet_20_link" text:visited-style-name="Visited_20_Internet_20_Link">matrix.set</text:a><text:a xlink:type="simple" xlink:href="https://www.tradingview.com/pine-script-reference/v6/#fun_matrix.columns" text:style-name="Internet_20_link" text:visited-style-name="Visited_20_Internet_20_Link">matrix.columns</text:a><text:a xlink:type="simple" xlink:href="https://www.tradingview.com/pine-script-reference/v6/#fun_matrix.rows" text:style-name="Internet_20_link" text:visited-style-name="Visited_20_Internet_20_Link">matrix.rows</text:a></text:p>
      </text:section>
      <text:section text:style-name="Sect1" text:name="fun_matrix.swap_columns">
        <text:h text:style-name="P2" text:outline-level="3">matrix.swap_columns()</text:h>
      </text:section>
      <text:p text:style-name="P3">The function swaps the columns at the index <text:span text:style-name="Source_20_Text">column1</text:span> and <text:span text:style-name="Source_20_Text">column2</text:span> in the <text:span text:style-name="Source_20_Text">id</text:span> matrix.</text:p>
      <text:p text:style-name="Text_20_body">Syntax</text:p>
      <text:p text:style-name="P5">matrix.swap_columns(id, column1, column2) → void</text:p>
      <text:p text:style-name="P3">Arguments</text:p>
      <text:p text:style-name="P3">id (any matrix type) A matrix object.</text:p>
      <text:p text:style-name="P3">column1 (series int) Index of the first column to be swapped.</text:p>
      <text:p text:style-name="P3">column2 (series int) Index of the second column to be swapped.</text:p>
      <text:p text:style-name="P3">Example</text:p>
      <text:section text:style-name="Sect1" text:name="Section618">
        <text:p text:style-name="P4"><text:bookmark text:name="fun_matrix.swap_columns"/><text:span text:style-name="Source_20_Text">//@version=6</text:span></text:p>
        <text:p text:style-name="Preformatted_20_Text"><text:span text:style-name="Source_20_Text">indicator("`matrix.swap_columns()` Example")</text:span></text:p>
        <text:p text:style-name="Preformatted_20_Text"><text:span text:style-name="Source_20_Text">// For efficiency, execute this code only once.</text:span></text:p>
        <text:p text:style-name="Preformatted_20_Text"><text:span text:style-name="Source_20_Text">if barstate.islastconfirmedhistory</text:span></text:p>
        <text:p text:style-name="Preformatted_20_Text"><text:span text:style-name="Source_20_Text">    // Create a 2x2 matrix with ‘na’ values.</text:span></text:p>
        <text:p text:style-name="Preformatted_20_Text"><text:span text:style-name="Source_20_Text">    var m1 = matrix.new&lt;int&gt;(2, 2, na)    </text:span></text:p>
        <text:p text:style-name="Preformatted_20_Text"><text:span text:style-name="Source_20_Text">    // Fill the matrix with values.</text:span></text:p>
        <text:p text:style-name="Preformatted_20_Text"><text:span text:style-name="Source_20_Text">    matrix.set(m1, 0, 0, 1)</text:span></text:p>
        <text:p text:style-name="Preformatted_20_Text"><text:span text:style-name="Source_20_Text">    matrix.set(m1, 0, 1, 2)</text:span></text:p>
        <text:p text:style-name="Preformatted_20_Text"><text:span text:style-name="Source_20_Text">    matrix.set(m1, 1, 0, 3)</text:span></text:p>
        <text:p text:style-name="Preformatted_20_Text"><text:span text:style-name="Source_20_Text">    matrix.set(m1, 1, 1, 4)</text:span></text:p>
        <text:p text:style-name="Preformatted_20_Text"><text:span text:style-name="Source_20_Text">    </text:span></text:p>
        <text:p text:style-name="Preformatted_20_Text"><text:span text:style-name="Source_20_Text">    // Copy the matrix to a new one.</text:span></text:p>
        <text:p text:style-name="Preformatted_20_Text"><text:span text:style-name="Source_20_Text">    var m2 = matrix.copy(m1)</text:span></text:p>
        <text:p text:style-name="Preformatted_20_Text"><text:span text:style-name="Source_20_Text">    </text:span></text:p>
        <text:p text:style-name="Preformatted_20_Text"><text:span text:style-name="Source_20_Text">    // Swap the first and second columns of the matrix copy.</text:span></text:p>
        <text:p text:style-name="Preformatted_20_Text"><text:span text:style-name="Source_20_Text">    matrix.swap_columns(m2, 0, 1)</text:span></text:p>
        <text:p text:style-name="Preformatted_20_Text"><text:span text:style-name="Source_20_Text">    // Display using a table.</text:span></text:p>
        <text:p text:style-name="Preformatted_20_Text"><text:span text:style-name="Source_20_Text">    var t = table.new(position.top_right, 2, 2, color.green)</text:span></text:p>
        <text:p text:style-name="Preformatted_20_Text"><text:span text:style-name="Source_20_Text">    table.cell(t, 0, 0, "Original matrix:")</text:span></text:p>
        <text:p text:style-name="Preformatted_20_Text"><text:span text:style-name="Source_20_Text">    table.cell(t, 0, 1, str.tostring(m1))</text:span></text:p>
        <text:p text:style-name="Preformatted_20_Text"><text:span text:style-name="Source_20_Text">    table.cell(t, 1, 0, "Swapped columns in copy:")</text:span></text:p>
        <text:p text:style-name="P5"><text:span text:style-name="Source_20_Text">    table.cell(t, 1, 1, str.tostring(m2))</text:span></text:p>
        <text:p text:style-name="P3">Remarks</text:p>
        <text:p text:style-name="P3">Indexing of the rows and columns starts at zero.</text:p>
        <text:p text:style-name="P3">See also</text:p>
        <text:p text:style-name="P3"><text:a xlink:type="simple" xlink:href="https://www.tradingview.com/pine-script-reference/v6/#fun_matrix.new%3Ctype%3E" text:style-name="Internet_20_link" text:visited-style-name="Visited_20_Internet_20_Link">matrix.new&lt;type&gt;</text:a><text:a xlink:type="simple" xlink:href="https://www.tradingview.com/pine-script-reference/v6/#fun_matrix.get" text:style-name="Internet_20_link" text:visited-style-name="Visited_20_Internet_20_Link">matrix.get</text:a><text:a xlink:type="simple" xlink:href="https://www.tradingview.com/pine-script-reference/v6/#fun_matrix.set" text:style-name="Internet_20_link" text:visited-style-name="Visited_20_Internet_20_Link">matrix.set</text:a><text:a xlink:type="simple" xlink:href="https://www.tradingview.com/pine-script-reference/v6/#fun_matrix.columns" text:style-name="Internet_20_link" text:visited-style-name="Visited_20_Internet_20_Link">matrix.columns</text:a><text:a xlink:type="simple" xlink:href="https://www.tradingview.com/pine-script-reference/v6/#fun_matrix.rows" text:style-name="Internet_20_link" text:visited-style-name="Visited_20_Internet_20_Link">matrix.rows</text:a></text:p>
      </text:section>
      <text:section text:style-name="Sect1" text:name="fun_matrix.swap_rows">
        <text:h text:style-name="P2" text:outline-level="3">matrix.swap_rows()</text:h>
      </text:section>
      <text:p text:style-name="P3">The function swaps the rows at the index <text:span text:style-name="Source_20_Text">row1</text:span> and <text:span text:style-name="Source_20_Text">row2</text:span> in the <text:span text:style-name="Source_20_Text">id</text:span> matrix.</text:p>
      <text:p text:style-name="Text_20_body">Syntax</text:p>
      <text:p text:style-name="P5">matrix.swap_rows(id, row1, row2) → void</text:p>
      <text:p text:style-name="P3">Arguments</text:p>
      <text:p text:style-name="P3">id (any matrix type) A matrix object.</text:p>
      <text:p text:style-name="P3">row1 (series int) Index of the first row to be swapped.</text:p>
      <text:p text:style-name="P3">row2 (series int) Index of the second row to be swapped.</text:p>
      <text:p text:style-name="P3">Example</text:p>
      <text:section text:style-name="Sect1" text:name="Section619">
        <text:p text:style-name="P4"><text:bookmark text:name="fun_matrix.swap_rows"/><text:span text:style-name="Source_20_Text">//@version=6</text:span></text:p>
        <text:p text:style-name="Preformatted_20_Text"><text:span text:style-name="Source_20_Text">indicator("`matrix.swap_rows()` Example")</text:span></text:p>
        <text:p text:style-name="Preformatted_20_Text"><text:span text:style-name="Source_20_Text">// For efficiency, execute this code only once.</text:span></text:p>
        <text:p text:style-name="Preformatted_20_Text"><text:span text:style-name="Source_20_Text">if barstate.islastconfirmedhistory</text:span></text:p>
        <text:p text:style-name="Preformatted_20_Text"><text:span text:style-name="Source_20_Text">    // Create a 3x2 matrix with ‘na’ values.</text:span></text:p>
        <text:p text:style-name="Preformatted_20_Text"><text:span text:style-name="Source_20_Text">    var m1 = matrix.new&lt;int&gt;(3, 2, na)</text:span></text:p>
        <text:p text:style-name="Preformatted_20_Text"><text:span text:style-name="Source_20_Text">    // Fill the matrix with values.</text:span></text:p>
        <text:p text:style-name="Preformatted_20_Text"><text:span text:style-name="Source_20_Text">    matrix.set(m1, 0, 0, 1)</text:span></text:p>
        <text:p text:style-name="Preformatted_20_Text"><text:span text:style-name="Source_20_Text">    matrix.set(m1, 0, 1, 2)</text:span></text:p>
        <text:p text:style-name="Preformatted_20_Text"><text:span text:style-name="Source_20_Text">    matrix.set(m1, 1, 0, 3)</text:span></text:p>
        <text:p text:style-name="Preformatted_20_Text"><text:span text:style-name="Source_20_Text">    matrix.set(m1, 1, 1, 4)</text:span></text:p>
        <text:p text:style-name="Preformatted_20_Text"><text:span text:style-name="Source_20_Text">    matrix.set(m1, 2, 0, 5)</text:span></text:p>
        <text:p text:style-name="Preformatted_20_Text"><text:span text:style-name="Source_20_Text">    matrix.set(m1, 2, 1, 6)</text:span></text:p>
        <text:p text:style-name="Preformatted_20_Text"><text:span text:style-name="Source_20_Text">    </text:span></text:p>
        <text:p text:style-name="Preformatted_20_Text"><text:span text:style-name="Source_20_Text">    // Copy the matrix to a new one.</text:span></text:p>
        <text:p text:style-name="Preformatted_20_Text"><text:span text:style-name="Source_20_Text">    var m2 = matrix.copy(m1)</text:span></text:p>
        <text:p text:style-name="Preformatted_20_Text"><text:span text:style-name="Source_20_Text">    </text:span></text:p>
        <text:p text:style-name="Preformatted_20_Text"><text:span text:style-name="Source_20_Text">    // Swap the first and second rows of the matrix copy.</text:span></text:p>
        <text:p text:style-name="Preformatted_20_Text"><text:span text:style-name="Source_20_Text">    matrix.swap_rows(m2, 0, 1)</text:span></text:p>
        <text:p text:style-name="Preformatted_20_Text"><text:span text:style-name="Source_20_Text">    </text:span></text:p>
        <text:p text:style-name="Preformatted_20_Text"><text:span text:style-name="Source_20_Text">    // Display using a table.</text:span></text:p>
        <text:p text:style-name="Preformatted_20_Text"><text:span text:style-name="Source_20_Text">    var t = table.new(position.top_right, 2, 2, color.green)</text:span></text:p>
        <text:p text:style-name="Preformatted_20_Text"><text:span text:style-name="Source_20_Text">    table.cell(t, 0, 0, "Original matrix:")</text:span></text:p>
        <text:p text:style-name="Preformatted_20_Text"><text:span text:style-name="Source_20_Text">    table.cell(t, 0, 1, str.tostring(m1))</text:span></text:p>
        <text:p text:style-name="Preformatted_20_Text"><text:span text:style-name="Source_20_Text">    table.cell(t, 1, 0, "Swapped rows in copy:")</text:span></text:p>
        <text:p text:style-name="P5"><text:span text:style-name="Source_20_Text">    table.cell(t, 1, 1, str.tostring(m2))</text:span></text:p>
        <text:p text:style-name="P3">Remarks</text:p>
        <text:p text:style-name="P3">Indexing of the rows and columns starts at zero.</text:p>
        <text:p text:style-name="P3">See also</text:p>
        <text:p text:style-name="P3"><text:a xlink:type="simple" xlink:href="https://www.tradingview.com/pine-script-reference/v6/#fun_matrix.new%3Ctype%3E" text:style-name="Internet_20_link" text:visited-style-name="Visited_20_Internet_20_Link">matrix.new&lt;type&gt;</text:a><text:a xlink:type="simple" xlink:href="https://www.tradingview.com/pine-script-reference/v6/#fun_matrix.get" text:style-name="Internet_20_link" text:visited-style-name="Visited_20_Internet_20_Link">matrix.get</text:a><text:a xlink:type="simple" xlink:href="https://www.tradingview.com/pine-script-reference/v6/#fun_matrix.set" text:style-name="Internet_20_link" text:visited-style-name="Visited_20_Internet_20_Link">matrix.set</text:a><text:a xlink:type="simple" xlink:href="https://www.tradingview.com/pine-script-reference/v6/#fun_matrix.columns" text:style-name="Internet_20_link" text:visited-style-name="Visited_20_Internet_20_Link">matrix.columns</text:a><text:a xlink:type="simple" xlink:href="https://www.tradingview.com/pine-script-reference/v6/#fun_matrix.swap_columns" text:style-name="Internet_20_link" text:visited-style-name="Visited_20_Internet_20_Link">matrix.swap_columns</text:a></text:p>
      </text:section>
      <text:section text:style-name="Sect1" text:name="fun_matrix.trace">
        <text:h text:style-name="P2" text:outline-level="3">matrix.trace()</text:h>
        <text:p text:style-name="P3">2 overloads</text:p>
      </text:section>
      <text:p text:style-name="P3">The function calculates the <text:a xlink:type="simple" xlink:href="https://en.wikipedia.org/wiki/Trace_(linear_algebra)" office:target-frame-name="_blank" xlink:show="new" text:style-name="Internet_20_link" text:visited-style-name="Visited_20_Internet_20_Link">trace</text:a> of a matrix (the sum of the main diagonal's elements).</text:p>
      <text:p text:style-name="Text_20_body">Syntax &amp; Overloads</text:p>
      <text:p text:style-name="P5"><text:a xlink:type="simple" xlink:href="https://www.tradingview.com/pine-script-reference/v6/#fun_matrix.trace-0" text:style-name="Internet_20_link" text:visited-style-name="Visited_20_Internet_20_Link">matrix.trace(id) → series float</text:a></text:p>
      <text:p text:style-name="P5"><text:a xlink:type="simple" xlink:href="https://www.tradingview.com/pine-script-reference/v6/#fun_matrix.trace-1" text:style-name="Internet_20_link" text:visited-style-name="Visited_20_Internet_20_Link"><text:soft-page-break/>matrix.trace(id) → series int</text:a></text:p>
      <text:p text:style-name="P3">Arguments</text:p>
      <text:p text:style-name="P3">id (matrix&lt;int/float&gt;) A matrix object.</text:p>
      <text:p text:style-name="P3">Example</text:p>
      <text:section text:style-name="Sect1" text:name="Section620">
        <text:p text:style-name="P4"><text:bookmark text:name="fun_matrix.trace"/><text:span text:style-name="Source_20_Text">//@version=6</text:span></text:p>
        <text:p text:style-name="Preformatted_20_Text"><text:span text:style-name="Source_20_Text">indicator("`matrix.trace()` Example")</text:span></text:p>
        <text:p text:style-name="Preformatted_20_Text"><text:span text:style-name="Source_20_Text">// For efficiency, execute this code only once.</text:span></text:p>
        <text:p text:style-name="Preformatted_20_Text"><text:span text:style-name="Source_20_Text">if barstate.islastconfirmedhistory</text:span></text:p>
        <text:p text:style-name="Preformatted_20_Text"><text:span text:style-name="Source_20_Text">    // Create a 2x2 matrix. </text:span></text:p>
        <text:p text:style-name="Preformatted_20_Text"><text:span text:style-name="Source_20_Text">    var m1 = matrix.new&lt;int&gt;(2, 2, na)</text:span></text:p>
        <text:p text:style-name="Preformatted_20_Text"><text:span text:style-name="Source_20_Text">    // Fill the matrix with values.</text:span></text:p>
        <text:p text:style-name="Preformatted_20_Text"><text:span text:style-name="Source_20_Text">    matrix.set(m1, 0, 0, 1)</text:span></text:p>
        <text:p text:style-name="Preformatted_20_Text"><text:span text:style-name="Source_20_Text">    matrix.set(m1, 0, 1, 2)</text:span></text:p>
        <text:p text:style-name="Preformatted_20_Text"><text:span text:style-name="Source_20_Text">    matrix.set(m1, 1, 0, 3)</text:span></text:p>
        <text:p text:style-name="Preformatted_20_Text"><text:span text:style-name="Source_20_Text">    matrix.set(m1, 1, 1, 4)</text:span></text:p>
        <text:p text:style-name="Preformatted_20_Text"><text:span text:style-name="Source_20_Text">    </text:span></text:p>
        <text:p text:style-name="Preformatted_20_Text"><text:span text:style-name="Source_20_Text">    // Get the trace of the matrix.</text:span></text:p>
        <text:p text:style-name="Preformatted_20_Text"><text:span text:style-name="Source_20_Text">    tr = matrix.trace(m1)</text:span></text:p>
        <text:p text:style-name="Preformatted_20_Text"><text:span text:style-name="Source_20_Text">    </text:span></text:p>
        <text:p text:style-name="Preformatted_20_Text"><text:span text:style-name="Source_20_Text">    // Display matrix elements.</text:span></text:p>
        <text:p text:style-name="Preformatted_20_Text"><text:span text:style-name="Source_20_Text">    var t = table.new(position.top_right, 2, 2, color.green)</text:span></text:p>
        <text:p text:style-name="Preformatted_20_Text"><text:span text:style-name="Source_20_Text">    table.cell(t, 0, 0, "Matrix elements:")</text:span></text:p>
        <text:p text:style-name="Preformatted_20_Text"><text:span text:style-name="Source_20_Text">    table.cell(t, 0, 1, str.tostring(m1))</text:span></text:p>
        <text:p text:style-name="Preformatted_20_Text"><text:span text:style-name="Source_20_Text">    table.cell(t, 1, 0, "Trace of the matrix:")</text:span></text:p>
        <text:p text:style-name="P5"><text:span text:style-name="Source_20_Text">    table.cell(t, 1, 1, str.tostring(tr))</text:span></text:p>
        <text:p text:style-name="P3">Returns</text:p>
        <text:p text:style-name="P3">The trace of the <text:span text:style-name="Source_20_Text">id</text:span> matrix.</text:p>
        <text:p text:style-name="P3">See also</text:p>
        <text:p text:style-name="P3"><text:a xlink:type="simple" xlink:href="https://www.tradingview.com/pine-script-reference/v6/#fun_matrix.new%3Ctype%3E" text:style-name="Internet_20_link" text:visited-style-name="Visited_20_Internet_20_Link">matrix.new&lt;type&gt;</text:a><text:a xlink:type="simple" xlink:href="https://www.tradingview.com/pine-script-reference/v6/#fun_matrix.get" text:style-name="Internet_20_link" text:visited-style-name="Visited_20_Internet_20_Link">matrix.get</text:a><text:a xlink:type="simple" xlink:href="https://www.tradingview.com/pine-script-reference/v6/#fun_matrix.set" text:style-name="Internet_20_link" text:visited-style-name="Visited_20_Internet_20_Link">matrix.set</text:a><text:a xlink:type="simple" xlink:href="https://www.tradingview.com/pine-script-reference/v6/#fun_matrix.columns" text:style-name="Internet_20_link" text:visited-style-name="Visited_20_Internet_20_Link">matrix.columns</text:a><text:a xlink:type="simple" xlink:href="https://www.tradingview.com/pine-script-reference/v6/#fun_matrix.rows" text:style-name="Internet_20_link" text:visited-style-name="Visited_20_Internet_20_Link">matrix.rows</text:a></text:p>
      </text:section>
      <text:section text:style-name="Sect1" text:name="fun_matrix.transpose">
        <text:h text:style-name="P2" text:outline-level="3">matrix.transpose()</text:h>
      </text:section>
      <text:p text:style-name="P3">The function creates a new, <text:a xlink:type="simple" xlink:href="https://en.wikipedia.org/wiki/Transpose#Transpose_of_a_matrix" office:target-frame-name="_blank" xlink:show="new" text:style-name="Internet_20_link" text:visited-style-name="Visited_20_Internet_20_Link">transposed</text:a> version of the <text:span text:style-name="Source_20_Text">id</text:span>. This interchanges the row and column index of each element.</text:p>
      <text:p text:style-name="Text_20_body">Syntax</text:p>
      <text:p text:style-name="P5">matrix.transpose(id) → matrix&lt;type&gt;</text:p>
      <text:p text:style-name="P3">Arguments</text:p>
      <text:p text:style-name="P3">id (any matrix type) A matrix object.</text:p>
      <text:p text:style-name="P3">Example</text:p>
      <text:section text:style-name="Sect1" text:name="Section621">
        <text:p text:style-name="P4"><text:bookmark text:name="fun_matrix.transpose"/><text:span text:style-name="Source_20_Text">//@version=6</text:span></text:p>
        <text:p text:style-name="Preformatted_20_Text"><text:span text:style-name="Source_20_Text">indicator("`matrix.transpose()` Example")</text:span></text:p>
        <text:p text:style-name="Preformatted_20_Text"><text:span text:style-name="Source_20_Text">// For efficiency, execute this code only once.</text:span></text:p>
        <text:p text:style-name="Preformatted_20_Text"><text:span text:style-name="Source_20_Text">if barstate.islastconfirmedhistory</text:span></text:p>
        <text:p text:style-name="Preformatted_20_Text"><text:span text:style-name="Source_20_Text">    // Create a 2x2 matrix. </text:span></text:p>
        <text:p text:style-name="Preformatted_20_Text"><text:span text:style-name="Source_20_Text">    var m1 = matrix.new&lt;float&gt;(2, 2, na)</text:span></text:p>
        <text:p text:style-name="Preformatted_20_Text"><text:span text:style-name="Source_20_Text">    // Fill the matrix with values.</text:span></text:p>
        <text:p text:style-name="Preformatted_20_Text"><text:span text:style-name="Source_20_Text">    matrix.set(m1, 0, 0, 1)</text:span></text:p>
        <text:p text:style-name="Preformatted_20_Text"><text:span text:style-name="Source_20_Text">    matrix.set(m1, 0, 1, 2)</text:span></text:p>
        <text:p text:style-name="Preformatted_20_Text"><text:span text:style-name="Source_20_Text">    matrix.set(m1, 1, 0, 3)</text:span></text:p>
        <text:p text:style-name="Preformatted_20_Text"><text:span text:style-name="Source_20_Text">    matrix.set(m1, 1, 1, 4)</text:span></text:p>
        <text:p text:style-name="Preformatted_20_Text"><text:span text:style-name="Source_20_Text">    </text:span></text:p>
        <text:p text:style-name="Preformatted_20_Text"><text:span text:style-name="Source_20_Text">    // Create a transpose of the matrix.</text:span></text:p>
        <text:p text:style-name="Preformatted_20_Text"><text:span text:style-name="Source_20_Text">    var m2 = matrix.transpose(m1)</text:span></text:p>
        <text:p text:style-name="Preformatted_20_Text"><text:span text:style-name="Source_20_Text">    </text:span></text:p>
        <text:p text:style-name="Preformatted_20_Text"><text:span text:style-name="Source_20_Text">    // Display using a table.</text:span></text:p>
        <text:p text:style-name="Preformatted_20_Text"><text:span text:style-name="Source_20_Text">    var t = table.new(position.top_right, 2, 2, color.green)</text:span></text:p>
        <text:p text:style-name="Preformatted_20_Text"><text:span text:style-name="Source_20_Text">    table.cell(t, 0, 0, "Original matrix:")</text:span></text:p>
        <text:p text:style-name="Preformatted_20_Text"><text:span text:style-name="Source_20_Text">    table.cell(t, 0, 1, str.tostring(m1))</text:span></text:p>
        <text:p text:style-name="Preformatted_20_Text"><text:span text:style-name="Source_20_Text">    table.cell(t, 1, 0, "Transposed matrix:")</text:span></text:p>
        <text:p text:style-name="P5"><text:span text:style-name="Source_20_Text">    table.cell(t, 1, 1, str.tostring(m2))</text:span></text:p>
        <text:p text:style-name="P3">Returns</text:p>
        <text:p text:style-name="P3">A new matrix containing the transposed version of the <text:span text:style-name="Source_20_Text">id</text:span> matrix.</text:p>
        <text:p text:style-name="P3">See also</text:p>
        <text:p text:style-name="P3"><text:a xlink:type="simple" xlink:href="https://www.tradingview.com/pine-script-reference/v6/#fun_matrix.new%3Ctype%3E" text:style-name="Internet_20_link" text:visited-style-name="Visited_20_Internet_20_Link">matrix.new&lt;type&gt;</text:a><text:a xlink:type="simple" xlink:href="https://www.tradingview.com/pine-script-reference/v6/#fun_matrix.set" text:style-name="Internet_20_link" text:visited-style-name="Visited_20_Internet_20_Link">matrix.set</text:a><text:a xlink:type="simple" xlink:href="https://www.tradingview.com/pine-script-reference/v6/#fun_matrix.columns" text:style-name="Internet_20_link" text:visited-style-name="Visited_20_Internet_20_Link">matrix.columns</text:a><text:a xlink:type="simple" xlink:href="https://www.tradingview.com/pine-script-reference/v6/#fun_matrix.rows" text:style-name="Internet_20_link" text:visited-style-name="Visited_20_Internet_20_Link">matrix.rows</text:a><text:a xlink:type="simple" xlink:href="https://www.tradingview.com/pine-script-reference/v6/#fun_matrix.reshape" text:style-name="Internet_20_link" text:visited-style-name="Visited_20_Internet_20_Link">matrix.reshape</text:a><text:a xlink:type="simple" xlink:href="https://www.tradingview.com/pine-script-reference/v6/#fun_matrix.reverse" text:style-name="Internet_20_link" text:visited-style-name="Visited_20_Internet_20_Link">matrix.reverse</text:a></text:p>
      </text:section>
      <text:section text:style-name="Sect1" text:name="fun_max_bars_back">
        <text:h text:style-name="P2" text:outline-level="3">max_bars_back()</text:h>
      </text:section>
      <text:p text:style-name="P3">Function sets the maximum number of bars that is available for historical reference of a given built-in or user variable. When operator '[]' is applied to a variable - it is a reference to a historical value of that variable.</text:p>
      <text:p text:style-name="P3">If an argument of an operator '[]' is a compile time constant value (e.g. 'v[10]', 'close[500]') then there is no need to use 'max_bars_back' function for that variable. Pine Script® compiler will use that constant value as history buffer size.</text:p>
      <text:p text:style-name="P3">If an argument of an operator '[]' is a value, calculated at runtime (e.g. 'v[i]' where 'i' - is a series variable) then Pine Script® attempts to autodetect the history buffer size at runtime. Sometimes it fails and the script crashes at runtime because it eventually refers to historical values that are out of the buffer. In that case you should use 'max_bars_back' to fix that problem manually.</text:p>
      <text:p text:style-name="Text_20_body">Syntax</text:p>
      <text:p text:style-name="P5">max_bars_back(var, num) → void</text:p>
      <text:p text:style-name="P3">Arguments</text:p>
      <text:p text:style-name="P3">var (series int/float/bool/color/label/line) Series variable identifier for which history buffer should be resized. Possible values are: 'open', 'high', 'low', 'close', 'volume', 'time', or any user defined variable id.</text:p>
      <text:p text:style-name="P3">num (const int) History buffer size which is the number of bars that could be referenced for variable 'var'.</text:p>
      <text:p text:style-name="P3">Example</text:p>
      <text:section text:style-name="Sect1" text:name="Section622">
        <text:p text:style-name="P4"><text:bookmark text:name="fun_max_bars_back"/><text:span text:style-name="Source_20_Text">//@version=6</text:span></text:p>
        <text:p text:style-name="Preformatted_20_Text"><text:span text:style-name="Source_20_Text">indicator("max_bars_back")</text:span></text:p>
        <text:p text:style-name="Preformatted_20_Text"><text:span text:style-name="Source_20_Text">close_() =&gt; close</text:span></text:p>
        <text:p text:style-name="Preformatted_20_Text"><text:span text:style-name="Source_20_Text">depth() =&gt; 400</text:span></text:p>
        <text:p text:style-name="Preformatted_20_Text"><text:span text:style-name="Source_20_Text">d = depth()</text:span></text:p>
        <text:p text:style-name="Preformatted_20_Text"><text:span text:style-name="Source_20_Text">v = close_()</text:span></text:p>
        <text:p text:style-name="Preformatted_20_Text"><text:span text:style-name="Source_20_Text">max_bars_back(v, 500)</text:span></text:p>
        <text:p text:style-name="Preformatted_20_Text"><text:span text:style-name="Source_20_Text">out = if bar_index &gt; 0</text:span></text:p>
        <text:p text:style-name="Preformatted_20_Text"><text:span text:style-name="Source_20_Text">    v[d]</text:span></text:p>
        <text:p text:style-name="Preformatted_20_Text"><text:span text:style-name="Source_20_Text">else</text:span></text:p>
        <text:p text:style-name="Preformatted_20_Text"><text:span text:style-name="Source_20_Text">    v</text:span></text:p>
        <text:p text:style-name="P5"><text:span text:style-name="Source_20_Text">plot(out)</text:span></text:p>
        <text:p text:style-name="P3">Returns</text:p>
        <text:p text:style-name="P3">void</text:p>
        <text:p text:style-name="P3">Remarks</text:p>
        <text:p text:style-name="P3"><text:soft-page-break/>At the moment 'max_bars_back' cannot be applied to built-ins like 'hl2', 'hlc3', 'ohlc4'. Please use multiple 'max_bars_back' calls as workaround here (e.g. instead of a single ‘max_bars_back(hl2, 100)’ call you should call the function twice: ‘max_bars_back(high, 100), max_bars_back(low, 100)’).</text:p>
        <text:p text:style-name="P3">If the <text:a xlink:type="simple" xlink:href="https://www.tradingview.com/pine-script-reference/v6/#fun_indicator" text:style-name="Internet_20_link" text:visited-style-name="Visited_20_Internet_20_Link">indicator</text:a> or <text:a xlink:type="simple" xlink:href="https://www.tradingview.com/pine-script-reference/v6/#fun_strategy" text:style-name="Internet_20_link" text:visited-style-name="Visited_20_Internet_20_Link">strategy</text:a> 'max_bars_back' parameter is used, all variables in the indicator are affected. This may result in excessive memory usage and cause runtime problems. When possible (i.e. when the cause is a variable rather than a function), please use the <text:a xlink:type="simple" xlink:href="https://www.tradingview.com/pine-script-reference/v6/#fun_max_bars_back" text:style-name="Internet_20_link" text:visited-style-name="Visited_20_Internet_20_Link">max_bars_back</text:a> function instead.</text:p>
        <text:p text:style-name="P3">See also</text:p>
        <text:p text:style-name="P3"><text:a xlink:type="simple" xlink:href="https://www.tradingview.com/pine-script-reference/v6/#fun_indicator" text:style-name="Internet_20_link" text:visited-style-name="Visited_20_Internet_20_Link">indicator</text:a></text:p>
      </text:section>
      <text:section text:style-name="Sect1" text:name="fun_minute">
        <text:h text:style-name="P2" text:outline-level="3">minute()</text:h>
        <text:p text:style-name="P3">2 overloads</text:p>
      </text:section>
      <text:section text:style-name="Sect1" text:name="Section623">
        <text:p text:style-name="P7"><text:bookmark text:name="fun_minute"/>Syntax &amp; Overloads</text:p>
        <text:p text:style-name="P5"><text:a xlink:type="simple" xlink:href="https://www.tradingview.com/pine-script-reference/v6/#fun_minute-0" text:style-name="Internet_20_link" text:visited-style-name="Visited_20_Internet_20_Link">minute(time) → series int</text:a></text:p>
        <text:p text:style-name="P5"><text:a xlink:type="simple" xlink:href="https://www.tradingview.com/pine-script-reference/v6/#fun_minute-1" text:style-name="Internet_20_link" text:visited-style-name="Visited_20_Internet_20_Link">minute(time, timezone) → series int</text:a></text:p>
        <text:p text:style-name="P3">Arguments</text:p>
        <text:p text:style-name="P3">time (series int) UNIX time in milliseconds.</text:p>
        <text:p text:style-name="P3">Returns</text:p>
        <text:p text:style-name="P3">Minute (in exchange timezone) for provided UNIX time.</text:p>
        <text:p text:style-name="P3">Remarks</text:p>
        <text:p text:style-name="P3">UNIX time is the number of milliseconds that have elapsed since 00:00:00 UTC, 1 January 1970.</text:p>
        <text:p text:style-name="P3">See also</text:p>
        <text:p text:style-name="P3"><text:a xlink:type="simple" xlink:href="https://www.tradingview.com/pine-script-reference/v6/#var_minute" text:style-name="Internet_20_link" text:visited-style-name="Visited_20_Internet_20_Link">minute</text:a><text:a xlink:type="simple" xlink:href="https://www.tradingview.com/pine-script-reference/v6/#fun_time" text:style-name="Internet_20_link" text:visited-style-name="Visited_20_Internet_20_Link">time</text:a><text:a xlink:type="simple" xlink:href="https://www.tradingview.com/pine-script-reference/v6/#fun_year" text:style-name="Internet_20_link" text:visited-style-name="Visited_20_Internet_20_Link">year</text:a><text:a xlink:type="simple" xlink:href="https://www.tradingview.com/pine-script-reference/v6/#fun_month" text:style-name="Internet_20_link" text:visited-style-name="Visited_20_Internet_20_Link">month</text:a><text:a xlink:type="simple" xlink:href="https://www.tradingview.com/pine-script-reference/v6/#fun_dayofmonth" text:style-name="Internet_20_link" text:visited-style-name="Visited_20_Internet_20_Link">dayofmonth</text:a><text:a xlink:type="simple" xlink:href="https://www.tradingview.com/pine-script-reference/v6/#fun_dayofweek" text:style-name="Internet_20_link" text:visited-style-name="Visited_20_Internet_20_Link">dayofweek</text:a><text:a xlink:type="simple" xlink:href="https://www.tradingview.com/pine-script-reference/v6/#fun_hour" text:style-name="Internet_20_link" text:visited-style-name="Visited_20_Internet_20_Link">hour</text:a><text:a xlink:type="simple" xlink:href="https://www.tradingview.com/pine-script-reference/v6/#fun_second" text:style-name="Internet_20_link" text:visited-style-name="Visited_20_Internet_20_Link">second</text:a></text:p>
      </text:section>
      <text:section text:style-name="Sect1" text:name="fun_month">
        <text:h text:style-name="P2" text:outline-level="3">month()</text:h>
        <text:p text:style-name="P3">2 overloads</text:p>
      </text:section>
      <text:section text:style-name="Sect1" text:name="Section624">
        <text:p text:style-name="P7"><text:bookmark text:name="fun_month"/>Syntax &amp; Overloads</text:p>
        <text:p text:style-name="P5"><text:a xlink:type="simple" xlink:href="https://www.tradingview.com/pine-script-reference/v6/#fun_month-0" text:style-name="Internet_20_link" text:visited-style-name="Visited_20_Internet_20_Link">month(time) → series int</text:a></text:p>
        <text:p text:style-name="P5"><text:a xlink:type="simple" xlink:href="https://www.tradingview.com/pine-script-reference/v6/#fun_month-1" text:style-name="Internet_20_link" text:visited-style-name="Visited_20_Internet_20_Link">month(time, timezone) → series int</text:a></text:p>
        <text:p text:style-name="P3">Arguments</text:p>
        <text:p text:style-name="P3">time (series int) UNIX time in milliseconds.</text:p>
        <text:p text:style-name="P3">Returns</text:p>
        <text:p text:style-name="P3">Month (in exchange timezone) for provided UNIX time.</text:p>
        <text:p text:style-name="P3">Remarks</text:p>
        <text:p text:style-name="P3">UNIX time is the number of milliseconds that have elapsed since 00:00:00 UTC, 1 January 1970.</text:p>
        <text:p text:style-name="P3">Note that this function returns the month based on the time of the bar's open. For overnight sessions (e.g. EURUSD, where Monday session starts on Sunday, 17:00 UTC-4) this value can be lower by 1 than the month of the trading day.</text:p>
        <text:p text:style-name="P3">See also</text:p>
        <text:p text:style-name="P3"><text:a xlink:type="simple" xlink:href="https://www.tradingview.com/pine-script-reference/v6/#var_month" text:style-name="Internet_20_link" text:visited-style-name="Visited_20_Internet_20_Link">month</text:a><text:a xlink:type="simple" xlink:href="https://www.tradingview.com/pine-script-reference/v6/#fun_time" text:style-name="Internet_20_link" text:visited-style-name="Visited_20_Internet_20_Link">time</text:a><text:a xlink:type="simple" xlink:href="https://www.tradingview.com/pine-script-reference/v6/#fun_year" text:style-name="Internet_20_link" text:visited-style-name="Visited_20_Internet_20_Link">year</text:a><text:a xlink:type="simple" xlink:href="https://www.tradingview.com/pine-script-reference/v6/#fun_dayofmonth" text:style-name="Internet_20_link" text:visited-style-name="Visited_20_Internet_20_Link">dayofmonth</text:a><text:a xlink:type="simple" xlink:href="https://www.tradingview.com/pine-script-reference/v6/#fun_dayofweek" text:style-name="Internet_20_link" text:visited-style-name="Visited_20_Internet_20_Link">dayofweek</text:a><text:a xlink:type="simple" xlink:href="https://www.tradingview.com/pine-script-reference/v6/#fun_hour" text:style-name="Internet_20_link" text:visited-style-name="Visited_20_Internet_20_Link">hour</text:a><text:a xlink:type="simple" xlink:href="https://www.tradingview.com/pine-script-reference/v6/#fun_minute" text:style-name="Internet_20_link" text:visited-style-name="Visited_20_Internet_20_Link">minute</text:a><text:a xlink:type="simple" xlink:href="https://www.tradingview.com/pine-script-reference/v6/#fun_second" text:style-name="Internet_20_link" text:visited-style-name="Visited_20_Internet_20_Link">second</text:a></text:p>
      </text:section>
      <text:section text:style-name="Sect1" text:name="fun_na">
        <text:h text:style-name="P2" text:outline-level="3">na()</text:h>
        <text:p text:style-name="P3">2 overloads</text:p>
      </text:section>
      <text:p text:style-name="P3">Tests if <text:span text:style-name="Source_20_Text">x</text:span> is <text:a xlink:type="simple" xlink:href="https://www.tradingview.com/pine-script-reference/v6/#var_na" text:style-name="Internet_20_link" text:visited-style-name="Visited_20_Internet_20_Link">na</text:a>.</text:p>
      <text:p text:style-name="Text_20_body">Syntax &amp; Overloads</text:p>
      <text:p text:style-name="P5"><text:a xlink:type="simple" xlink:href="https://www.tradingview.com/pine-script-reference/v6/#fun_na-0" text:style-name="Internet_20_link" text:visited-style-name="Visited_20_Internet_20_Link">na(x) → simple bool</text:a></text:p>
      <text:p text:style-name="P5"><text:a xlink:type="simple" xlink:href="https://www.tradingview.com/pine-script-reference/v6/#fun_na-1" text:style-name="Internet_20_link" text:visited-style-name="Visited_20_Internet_20_Link">na(x) → series bool</text:a></text:p>
      <text:p text:style-name="P3">Arguments</text:p>
      <text:p text:style-name="P3">x (simple int/float) Value to be tested.</text:p>
      <text:p text:style-name="P3">Example</text:p>
      <text:section text:style-name="Sect1" text:name="Section625">
        <text:p text:style-name="P4"><text:bookmark text:name="fun_na"/><text:span text:style-name="Source_20_Text">//@version=6</text:span></text:p>
        <text:p text:style-name="Preformatted_20_Text"><text:span text:style-name="Source_20_Text">indicator("na")</text:span></text:p>
        <text:p text:style-name="Preformatted_20_Text"><text:span text:style-name="Source_20_Text">// Use the `na()` function to test for `na`.</text:span></text:p>
        <text:p text:style-name="Preformatted_20_Text"><text:span text:style-name="Source_20_Text">plot(na(close[1]) ? close : close[1])</text:span></text:p>
        <text:p text:style-name="Preformatted_20_Text"><text:span text:style-name="Source_20_Text">// ALTERNATIVE</text:span></text:p>
        <text:p text:style-name="Preformatted_20_Text"><text:span text:style-name="Source_20_Text">// `nz()` also tests `close[1]` for `na`. It returns `close[1]` if it is not `na`, and `close` if it is.</text:span></text:p>
        <text:p text:style-name="P5"><text:span text:style-name="Source_20_Text">plot(nz(close[1], close))</text:span></text:p>
        <text:p text:style-name="P3">Returns</text:p>
        <text:p text:style-name="P3">Returns <text:a xlink:type="simple" xlink:href="https://www.tradingview.com/pine-script-reference/v6/#const_true" text:style-name="Internet_20_link" text:visited-style-name="Visited_20_Internet_20_Link">true</text:a> if <text:span text:style-name="Source_20_Text">x</text:span> is <text:a xlink:type="simple" xlink:href="https://www.tradingview.com/pine-script-reference/v6/#var_na" text:style-name="Internet_20_link" text:visited-style-name="Visited_20_Internet_20_Link">na</text:a>, <text:a xlink:type="simple" xlink:href="https://www.tradingview.com/pine-script-reference/v6/#const_false" text:style-name="Internet_20_link" text:visited-style-name="Visited_20_Internet_20_Link">false</text:a> otherwise.</text:p>
        <text:p text:style-name="P3">See also</text:p>
        <text:p text:style-name="P3"><text:a xlink:type="simple" xlink:href="https://www.tradingview.com/pine-script-reference/v6/#var_na" text:style-name="Internet_20_link" text:visited-style-name="Visited_20_Internet_20_Link">na</text:a><text:a xlink:type="simple" xlink:href="https://www.tradingview.com/pine-script-reference/v6/#fun_fixnan" text:style-name="Internet_20_link" text:visited-style-name="Visited_20_Internet_20_Link">fixnan</text:a><text:a xlink:type="simple" xlink:href="https://www.tradingview.com/pine-script-reference/v6/#fun_nz" text:style-name="Internet_20_link" text:visited-style-name="Visited_20_Internet_20_Link">nz</text:a></text:p>
      </text:section>
      <text:section text:style-name="Sect1" text:name="fun_nz">
        <text:h text:style-name="P2" text:outline-level="3">nz()</text:h>
        <text:p text:style-name="P3">12 overloads</text:p>
      </text:section>
      <text:p text:style-name="P3">Replaces NaN values with zeros (or given value) in a series.</text:p>
      <text:p text:style-name="Text_20_body">Syntax &amp; Overloads</text:p>
      <text:p text:style-name="P5"><text:a xlink:type="simple" xlink:href="https://www.tradingview.com/pine-script-reference/v6/#fun_nz-0" text:style-name="Internet_20_link" text:visited-style-name="Visited_20_Internet_20_Link">nz(source) → simple color</text:a></text:p>
      <text:p text:style-name="P5"><text:a xlink:type="simple" xlink:href="https://www.tradingview.com/pine-script-reference/v6/#fun_nz-1" text:style-name="Internet_20_link" text:visited-style-name="Visited_20_Internet_20_Link">nz(source) → simple int</text:a></text:p>
      <text:p text:style-name="P5"><text:a xlink:type="simple" xlink:href="https://www.tradingview.com/pine-script-reference/v6/#fun_nz-2" text:style-name="Internet_20_link" text:visited-style-name="Visited_20_Internet_20_Link">nz(source) → series color</text:a></text:p>
      <text:p text:style-name="P5"><text:a xlink:type="simple" xlink:href="https://www.tradingview.com/pine-script-reference/v6/#fun_nz-3" text:style-name="Internet_20_link" text:visited-style-name="Visited_20_Internet_20_Link">nz(source) → series int</text:a></text:p>
      <text:p text:style-name="P5"><text:a xlink:type="simple" xlink:href="https://www.tradingview.com/pine-script-reference/v6/#fun_nz-4" text:style-name="Internet_20_link" text:visited-style-name="Visited_20_Internet_20_Link">nz(source) → simple float</text:a></text:p>
      <text:p text:style-name="P5"><text:a xlink:type="simple" xlink:href="https://www.tradingview.com/pine-script-reference/v6/#fun_nz-5" text:style-name="Internet_20_link" text:visited-style-name="Visited_20_Internet_20_Link">nz(source) → series float</text:a></text:p>
      <text:p text:style-name="P5"><text:a xlink:type="simple" xlink:href="https://www.tradingview.com/pine-script-reference/v6/#fun_nz-6" text:style-name="Internet_20_link" text:visited-style-name="Visited_20_Internet_20_Link">nz(source, replacement) → simple color</text:a></text:p>
      <text:p text:style-name="P5"><text:a xlink:type="simple" xlink:href="https://www.tradingview.com/pine-script-reference/v6/#fun_nz-7" text:style-name="Internet_20_link" text:visited-style-name="Visited_20_Internet_20_Link">nz(source, replacement) → simple int</text:a></text:p>
      <text:p text:style-name="P5"><text:a xlink:type="simple" xlink:href="https://www.tradingview.com/pine-script-reference/v6/#fun_nz-8" text:style-name="Internet_20_link" text:visited-style-name="Visited_20_Internet_20_Link">nz(source, replacement) → series color</text:a></text:p>
      <text:p text:style-name="P5"><text:a xlink:type="simple" xlink:href="https://www.tradingview.com/pine-script-reference/v6/#fun_nz-9" text:style-name="Internet_20_link" text:visited-style-name="Visited_20_Internet_20_Link">nz(source, replacement) → series int</text:a></text:p>
      <text:p text:style-name="P5"><text:a xlink:type="simple" xlink:href="https://www.tradingview.com/pine-script-reference/v6/#fun_nz-10" text:style-name="Internet_20_link" text:visited-style-name="Visited_20_Internet_20_Link"><text:soft-page-break/>nz(source, replacement) → simple float</text:a></text:p>
      <text:p text:style-name="P5"><text:a xlink:type="simple" xlink:href="https://www.tradingview.com/pine-script-reference/v6/#fun_nz-11" text:style-name="Internet_20_link" text:visited-style-name="Visited_20_Internet_20_Link">nz(source, replacement) → series float</text:a></text:p>
      <text:p text:style-name="P3">Arguments</text:p>
      <text:p text:style-name="P3">source (simple color) Series of values to process.</text:p>
      <text:p text:style-name="P3">Example</text:p>
      <text:section text:style-name="Sect1" text:name="Section626">
        <text:p text:style-name="P4"><text:bookmark text:name="fun_nz"/><text:span text:style-name="Source_20_Text">//@version=6</text:span></text:p>
        <text:p text:style-name="Preformatted_20_Text"><text:span text:style-name="Source_20_Text">indicator("nz", overlay=true)</text:span></text:p>
        <text:p text:style-name="P5"><text:span text:style-name="Source_20_Text">plot(nz(ta.sma(close, 100)))</text:span></text:p>
        <text:p text:style-name="P3">Returns</text:p>
        <text:p text:style-name="P3">The value of <text:span text:style-name="Source_20_Text">source</text:span> if it is not <text:span text:style-name="Source_20_Text">na</text:span>. If the value of <text:span text:style-name="Source_20_Text">source</text:span> is <text:span text:style-name="Source_20_Text">na</text:span>, returns zero, or the <text:span text:style-name="Source_20_Text">replacement</text:span> argument when one is used.</text:p>
        <text:p text:style-name="P3">See also</text:p>
        <text:p text:style-name="P3"><text:a xlink:type="simple" xlink:href="https://www.tradingview.com/pine-script-reference/v6/#var_na" text:style-name="Internet_20_link" text:visited-style-name="Visited_20_Internet_20_Link">na</text:a><text:a xlink:type="simple" xlink:href="https://www.tradingview.com/pine-script-reference/v6/#fun_na" text:style-name="Internet_20_link" text:visited-style-name="Visited_20_Internet_20_Link">na</text:a><text:a xlink:type="simple" xlink:href="https://www.tradingview.com/pine-script-reference/v6/#fun_fixnan" text:style-name="Internet_20_link" text:visited-style-name="Visited_20_Internet_20_Link">fixnan</text:a></text:p>
      </text:section>
      <text:section text:style-name="Sect1" text:name="fun_plot">
        <text:h text:style-name="P2" text:outline-level="3">plot()</text:h>
      </text:section>
      <text:p text:style-name="P3">Plots a series of data on the chart.</text:p>
      <text:p text:style-name="Text_20_body">Syntax</text:p>
      <text:p text:style-name="P5">plot(series, title, color, linewidth, style, trackprice, histbase, offset, join, editable, show_last, display, format, precision, force_overlay) → plot</text:p>
      <text:p text:style-name="P3">Arguments</text:p>
      <text:p text:style-name="P3">series (series int/float) Series of data to be plotted. Required argument.</text:p>
      <text:p text:style-name="P3">title (const string) Title of the plot.</text:p>
      <text:p text:style-name="P3">color (series color) Color of the plot. You can use constants like 'color=color.red' or 'color=#ff001a' as well as complex expressions like 'color = close &gt;= open ? color.green : color.red'. Optional argument.</text:p>
      <text:p text:style-name="P3">linewidth (input int) Width of the plotted line. Default value is 1. Not applicable to every style.</text:p>
      <text:p text:style-name="P3">style (input plot_style) Type of plot. Possible values are: <text:a xlink:type="simple" xlink:href="https://www.tradingview.com/pine-script-reference/v6/#const_plot.style_line" text:style-name="Internet_20_link" text:visited-style-name="Visited_20_Internet_20_Link">plot.style_line</text:a>, <text:a xlink:type="simple" xlink:href="https://www.tradingview.com/pine-script-reference/v6/#const_plot.style_stepline" text:style-name="Internet_20_link" text:visited-style-name="Visited_20_Internet_20_Link">plot.style_stepline</text:a>, <text:a xlink:type="simple" xlink:href="https://www.tradingview.com/pine-script-reference/v6/#const_plot.style_stepline_diamond" text:style-name="Internet_20_link" text:visited-style-name="Visited_20_Internet_20_Link">plot.style_stepline_diamond</text:a>, <text:a xlink:type="simple" xlink:href="https://www.tradingview.com/pine-script-reference/v6/#const_plot.style_histogram" text:style-name="Internet_20_link" text:visited-style-name="Visited_20_Internet_20_Link">plot.style_histogram</text:a>, <text:a xlink:type="simple" xlink:href="https://www.tradingview.com/pine-script-reference/v6/#const_plot.style_cross" text:style-name="Internet_20_link" text:visited-style-name="Visited_20_Internet_20_Link">plot.style_cross</text:a>, <text:a xlink:type="simple" xlink:href="https://www.tradingview.com/pine-script-reference/v6/#const_plot.style_area" text:style-name="Internet_20_link" text:visited-style-name="Visited_20_Internet_20_Link">plot.style_area</text:a>, <text:a xlink:type="simple" xlink:href="https://www.tradingview.com/pine-script-reference/v6/#const_plot.style_columns" text:style-name="Internet_20_link" text:visited-style-name="Visited_20_Internet_20_Link">plot.style_columns</text:a>, <text:a xlink:type="simple" xlink:href="https://www.tradingview.com/pine-script-reference/v6/#const_plot.style_circles" text:style-name="Internet_20_link" text:visited-style-name="Visited_20_Internet_20_Link">plot.style_circles</text:a>, <text:a xlink:type="simple" xlink:href="https://www.tradingview.com/pine-script-reference/v6/#const_plot.style_linebr" text:style-name="Internet_20_link" text:visited-style-name="Visited_20_Internet_20_Link">plot.style_linebr</text:a>, <text:a xlink:type="simple" xlink:href="https://www.tradingview.com/pine-script-reference/v6/#const_plot.style_areabr" text:style-name="Internet_20_link" text:visited-style-name="Visited_20_Internet_20_Link">plot.style_areabr</text:a>, <text:a xlink:type="simple" xlink:href="https://www.tradingview.com/pine-script-reference/v6/#const_plot.style_steplinebr" text:style-name="Internet_20_link" text:visited-style-name="Visited_20_Internet_20_Link">plot.style_steplinebr</text:a>. Default value is <text:a xlink:type="simple" xlink:href="https://www.tradingview.com/pine-script-reference/v6/#const_plot.style_line" text:style-name="Internet_20_link" text:visited-style-name="Visited_20_Internet_20_Link">plot.style_line</text:a>.</text:p>
      <text:p text:style-name="P3">trackprice (input bool) If true then a horizontal price line will be shown at the level of the last indicator value. Default is false.</text:p>
      <text:p text:style-name="P3">histbase (input int/float) The price value used as the reference level when rendering plot with <text:a xlink:type="simple" xlink:href="https://www.tradingview.com/pine-script-reference/v6/#const_plot.style_histogram" text:style-name="Internet_20_link" text:visited-style-name="Visited_20_Internet_20_Link">plot.style_histogram</text:a>, <text:a xlink:type="simple" xlink:href="https://www.tradingview.com/pine-script-reference/v6/#const_plot.style_columns" text:style-name="Internet_20_link" text:visited-style-name="Visited_20_Internet_20_Link">plot.style_columns</text:a> or <text:a xlink:type="simple" xlink:href="https://www.tradingview.com/pine-script-reference/v6/#const_plot.style_area" text:style-name="Internet_20_link" text:visited-style-name="Visited_20_Internet_20_Link">plot.style_area</text:a> style. Default is 0.0.</text:p>
      <text:p text:style-name="P3">offset (simple int) Shifts the plot to the left or to the right on the given number of bars. Default is 0.</text:p>
      <text:p text:style-name="P3">join (input bool) If true then plot points will be joined with line, applicable only to <text:a xlink:type="simple" xlink:href="https://www.tradingview.com/pine-script-reference/v6/#const_plot.style_cross" text:style-name="Internet_20_link" text:visited-style-name="Visited_20_Internet_20_Link">plot.style_cross</text:a> and <text:a xlink:type="simple" xlink:href="https://www.tradingview.com/pine-script-reference/v6/#const_plot.style_circles" text:style-name="Internet_20_link" text:visited-style-name="Visited_20_Internet_20_Link">plot.style_circles</text:a> styles. Default is false.</text:p>
      <text:p text:style-name="P3">editable (input bool) If true then plot style will be editable in Format dialog. Default is true.</text:p>
      <text:p text:style-name="P3">show_last (input int) Optional. The number of bars, counting backwards from the most recent bar, on which the function can draw.</text:p>
      <text:p text:style-name="P3">display (input plot_display) Controls where the plot's information is displayed. Display options support addition and subtraction, meaning that using <text:span text:style-name="Source_20_Text">display.all - display.status_line</text:span> will display the plot's information everywhere except in the script's status line. <text:span text:style-name="Source_20_Text">display.price_scale + display.status_line</text:span> will display the plot only in the price scale and status line. When <text:span text:style-name="Source_20_Text">display</text:span> arguments such as <text:span text:style-name="Source_20_Text">display.price_scale</text:span> have user-controlled chart settings equivalents, the relevant plot information will only appear when all settings allow for it. Possible values: <text:a xlink:type="simple" xlink:href="https://www.tradingview.com/pine-script-reference/v6/#const_display.none" text:style-name="Internet_20_link" text:visited-style-name="Visited_20_Internet_20_Link">display.none</text:a>, <text:a xlink:type="simple" xlink:href="https://www.tradingview.com/pine-script-reference/v6/#const_display.pane" text:style-name="Internet_20_link" text:visited-style-name="Visited_20_Internet_20_Link">display.pane</text:a>, <text:a xlink:type="simple" xlink:href="https://www.tradingview.com/pine-script-reference/v6/#const_display.data_window" text:style-name="Internet_20_link" text:visited-style-name="Visited_20_Internet_20_Link">display.data_window</text:a>, <text:a xlink:type="simple" xlink:href="https://www.tradingview.com/pine-script-reference/v6/#const_display.price_scale" text:style-name="Internet_20_link" text:visited-style-name="Visited_20_Internet_20_Link">display.price_scale</text:a>, <text:a xlink:type="simple" xlink:href="https://www.tradingview.com/pine-script-reference/v6/#const_display.status_line" text:style-name="Internet_20_link" text:visited-style-name="Visited_20_Internet_20_Link">display.status_line</text:a>, <text:a xlink:type="simple" xlink:href="https://www.tradingview.com/pine-script-reference/v6/#const_display.all" text:style-name="Internet_20_link" text:visited-style-name="Visited_20_Internet_20_Link">display.all</text:a>. Optional. The default is <text:a xlink:type="simple" xlink:href="https://www.tradingview.com/pine-script-reference/v6/#const_display.all" text:style-name="Internet_20_link" text:visited-style-name="Visited_20_Internet_20_Link">display.all</text:a>.</text:p>
      <text:p text:style-name="P3">format (input string) Determines whether the script formats the plot's values as prices, percentages, or volume values. The argument passed to this parameter supersedes the <text:span text:style-name="Source_20_Text">format</text:span> parameter of the <text:a xlink:type="simple" xlink:href="https://www.tradingview.com/pine-script-reference/v6/#fun_indicator" text:style-name="Internet_20_link" text:visited-style-name="Visited_20_Internet_20_Link">indicator</text:a>, and <text:a xlink:type="simple" xlink:href="https://www.tradingview.com/pine-script-reference/v6/#fun_strategy" text:style-name="Internet_20_link" text:visited-style-name="Visited_20_Internet_20_Link">strategy</text:a> functions. Optional. The default is the <text:span text:style-name="Source_20_Text">format</text:span> value used by the <text:a xlink:type="simple" xlink:href="https://www.tradingview.com/pine-script-reference/v6/#fun_indicator" text:style-name="Internet_20_link" text:visited-style-name="Visited_20_Internet_20_Link">indicator</text:a>/<text:a xlink:type="simple" xlink:href="https://www.tradingview.com/pine-script-reference/v6/#fun_strategy" text:style-name="Internet_20_link" text:visited-style-name="Visited_20_Internet_20_Link">strategy</text:a> function. Possible values: <text:a xlink:type="simple" xlink:href="https://www.tradingview.com/pine-script-reference/v6/#const_format.price" text:style-name="Internet_20_link" text:visited-style-name="Visited_20_Internet_20_Link">format.price</text:a>, <text:a xlink:type="simple" xlink:href="https://www.tradingview.com/pine-script-reference/v6/#const_format.percent" text:style-name="Internet_20_link" text:visited-style-name="Visited_20_Internet_20_Link">format.percent</text:a>, <text:a xlink:type="simple" xlink:href="https://www.tradingview.com/pine-script-reference/v6/#const_format.volume" text:style-name="Internet_20_link" text:visited-style-name="Visited_20_Internet_20_Link">format.volume</text:a>.</text:p>
      <text:p text:style-name="P3">precision (input int) The number of digits after the decimal point the plot's values show on the chart pane's y-axis, the script's status line, and the Data Window. Accepts a non-negative integer less than or equal to 16. The argument passed to this parameter supersedes the <text:span text:style-name="Source_20_Text">precision</text:span> parameter of the <text:a xlink:type="simple" xlink:href="https://www.tradingview.com/pine-script-reference/v6/#fun_indicator" text:style-name="Internet_20_link" text:visited-style-name="Visited_20_Internet_20_Link">indicator</text:a> and <text:a xlink:type="simple" xlink:href="https://www.tradingview.com/pine-script-reference/v6/#fun_strategy" text:style-name="Internet_20_link" text:visited-style-name="Visited_20_Internet_20_Link">strategy</text:a> functions. When the function's <text:span text:style-name="Source_20_Text">format</text:span> parameter uses <text:a xlink:type="simple" xlink:href="https://www.tradingview.com/pine-script-reference/v6/#const_format.volume" text:style-name="Internet_20_link" text:visited-style-name="Visited_20_Internet_20_Link">format.volume</text:a>, the <text:span text:style-name="Source_20_Text">precision</text:span> parameter will not affect the result, as the decimal precision rules defined by <text:a xlink:type="simple" xlink:href="https://www.tradingview.com/pine-script-reference/v6/#const_format.volume" text:style-name="Internet_20_link" text:visited-style-name="Visited_20_Internet_20_Link">format.volume</text:a> supersede other precision settings. Optional. The default is the <text:span text:style-name="Source_20_Text">precision</text:span> value used by the <text:a xlink:type="simple" xlink:href="https://www.tradingview.com/pine-script-reference/v6/#fun_indicator" text:style-name="Internet_20_link" text:visited-style-name="Visited_20_Internet_20_Link">indicator</text:a>/<text:a xlink:type="simple" xlink:href="https://www.tradingview.com/pine-script-reference/v6/#fun_strategy" text:style-name="Internet_20_link" text:visited-style-name="Visited_20_Internet_20_Link">strategy</text:a> function.</text:p>
      <text:p text:style-name="P3">force_overlay (const bool) If <text:a xlink:type="simple" xlink:href="https://www.tradingview.com/pine-script-reference/v6/#const_true" text:style-name="Internet_20_link" text:visited-style-name="Visited_20_Internet_20_Link">true</text:a>, the plotted results will display on the main chart pane, even when the script occupies a separate pane. Optional. The default is <text:a xlink:type="simple" xlink:href="https://www.tradingview.com/pine-script-reference/v6/#const_false" text:style-name="Internet_20_link" text:visited-style-name="Visited_20_Internet_20_Link">false</text:a>.</text:p>
      <text:p text:style-name="P3">Example</text:p>
      <text:section text:style-name="Sect1" text:name="Section627">
        <text:p text:style-name="P4"><text:bookmark text:name="fun_plot"/><text:span text:style-name="Source_20_Text">//@version=6</text:span></text:p>
        <text:p text:style-name="Preformatted_20_Text"><text:span text:style-name="Source_20_Text">indicator("plot")</text:span></text:p>
        <text:p text:style-name="Preformatted_20_Text"><text:span text:style-name="Source_20_Text">plot(high+low, title='Title', color=color.new(#00ffaa, 70), linewidth=2, style=plot.style_area, offset=15, trackprice=true)</text:span></text:p>
        <text:p text:style-name="Preformatted_20_Text"><text:span text:style-name="Source_20_Text">// You may fill the background between any two plots with a fill() function:</text:span></text:p>
        <text:p text:style-name="Preformatted_20_Text"><text:span text:style-name="Source_20_Text">p1 = plot(open)</text:span></text:p>
        <text:p text:style-name="Preformatted_20_Text"><text:span text:style-name="Source_20_Text">p2 = plot(close)</text:span></text:p>
        <text:p text:style-name="P5"><text:span text:style-name="Source_20_Text">fill(p1, p2, color=color.new(color.green, 90))</text:span></text:p>
        <text:p text:style-name="P3">Returns</text:p>
        <text:p text:style-name="P3">A plot object, that can be used in <text:a xlink:type="simple" xlink:href="https://www.tradingview.com/pine-script-reference/v6/#fun_fill" text:style-name="Internet_20_link" text:visited-style-name="Visited_20_Internet_20_Link">fill</text:a></text:p>
        <text:p text:style-name="P3">See also</text:p>
        <text:p text:style-name="P3"><text:a xlink:type="simple" xlink:href="https://www.tradingview.com/pine-script-reference/v6/#fun_plotshape" text:style-name="Internet_20_link" text:visited-style-name="Visited_20_Internet_20_Link">plotshape</text:a><text:a xlink:type="simple" xlink:href="https://www.tradingview.com/pine-script-reference/v6/#fun_plotchar" text:style-name="Internet_20_link" text:visited-style-name="Visited_20_Internet_20_Link">plotchar</text:a><text:a xlink:type="simple" xlink:href="https://www.tradingview.com/pine-script-reference/v6/#fun_plotarrow" text:style-name="Internet_20_link" text:visited-style-name="Visited_20_Internet_20_Link">plotarrow</text:a><text:a xlink:type="simple" xlink:href="https://www.tradingview.com/pine-script-reference/v6/#fun_barcolor" text:style-name="Internet_20_link" text:visited-style-name="Visited_20_Internet_20_Link">barcolor</text:a><text:a xlink:type="simple" xlink:href="https://www.tradingview.com/pine-script-reference/v6/#fun_bgcolor" text:style-name="Internet_20_link" text:visited-style-name="Visited_20_Internet_20_Link">bgcolor</text:a><text:a xlink:type="simple" xlink:href="https://www.tradingview.com/pine-script-reference/v6/#fun_fill" text:style-name="Internet_20_link" text:visited-style-name="Visited_20_Internet_20_Link">fill</text:a></text:p>
      </text:section>
      <text:section text:style-name="Sect1" text:name="fun_plotarrow">
        <text:h text:style-name="P2" text:outline-level="3">plotarrow()</text:h>
      </text:section>
      <text:p text:style-name="P3">Plots up and down arrows on the chart. Up arrow is drawn at every indicator positive value, down arrow is drawn at every negative value. If indicator returns <text:a xlink:type="simple" xlink:href="https://www.tradingview.com/pine-script-reference/v6/#var_na" text:style-name="Internet_20_link" text:visited-style-name="Visited_20_Internet_20_Link">na</text:a> then no arrow is drawn. Arrows has different height, the more absolute indicator value the longer arrow is drawn.</text:p>
      <text:p text:style-name="Text_20_body">Syntax</text:p>
      <text:p text:style-name="P5">plotarrow(series, title, colorup, colordown, offset, minheight, maxheight, editable, show_last, display, format, precision, force_overlay) → void</text:p>
      <text:p text:style-name="P3">Arguments</text:p>
      <text:p text:style-name="P3">series (series int/float) Series of data to be plotted as arrows. Required argument.</text:p>
      <text:p text:style-name="P3">title (const string) Title of the plot.</text:p>
      <text:p text:style-name="P3">colorup (series color) Color of the up arrows. Optional argument.</text:p>
      <text:p text:style-name="P3">colordown (series color) Color of the down arrows. Optional argument.</text:p>
      <text:p text:style-name="P3">offset (simple int) Shifts arrows to the left or to the right on the given number of bars. Default is 0.</text:p>
      <text:p text:style-name="P3">minheight (input int) Minimal possible arrow height in pixels. Default is 5.</text:p>
      <text:p text:style-name="P3">maxheight (input int) Maximum possible arrow height in pixels. Default is 100.</text:p>
      <text:p text:style-name="P3">editable (input bool) If true then plotarrow style will be editable in Format dialog. Default is true.</text:p>
      <text:p text:style-name="P3">show_last (input int) Optional. The number of bars, counting backwards from the most recent bar, on which the function can draw.</text:p>
      <text:p text:style-name="P3">display (input plot_display) Controls where the plot's information is displayed. Display options support addition and subtraction, meaning that using <text:span text:style-name="Source_20_Text">display.all - display.status_line</text:span> will display the plot's information everywhere except in the script's status line. <text:span text:style-name="Source_20_Text">display.price_scale + display.status_line</text:span> will display the plot only in the price scale and status line. When <text:span text:style-name="Source_20_Text">display</text:span> arguments such as <text:span text:style-name="Source_20_Text">display.price_scale</text:span> have user-controlled chart settings equivalents, the relevant plot information will only appear when all settings allow for it. Possible values: <text:a xlink:type="simple" xlink:href="https://www.tradingview.com/pine-script-reference/v6/#const_display.none" text:style-name="Internet_20_link" text:visited-style-name="Visited_20_Internet_20_Link">display.none</text:a>, <text:a xlink:type="simple" xlink:href="https://www.tradingview.com/pine-script-reference/v6/#const_display.pane" text:style-name="Internet_20_link" text:visited-style-name="Visited_20_Internet_20_Link">display.pane</text:a>, <text:a xlink:type="simple" xlink:href="https://www.tradingview.com/pine-script-reference/v6/#const_display.data_window" text:style-name="Internet_20_link" text:visited-style-name="Visited_20_Internet_20_Link">display.data_window</text:a>, <text:a xlink:type="simple" xlink:href="https://www.tradingview.com/pine-script-reference/v6/#const_display.price_scale" text:style-name="Internet_20_link" text:visited-style-name="Visited_20_Internet_20_Link">display.price_scale</text:a>, <text:a xlink:type="simple" xlink:href="https://www.tradingview.com/pine-script-reference/v6/#const_display.status_line" text:style-name="Internet_20_link" text:visited-style-name="Visited_20_Internet_20_Link">display.status_line</text:a>, <text:a xlink:type="simple" xlink:href="https://www.tradingview.com/pine-script-reference/v6/#const_display.all" text:style-name="Internet_20_link" text:visited-style-name="Visited_20_Internet_20_Link">display.all</text:a>. Optional. The default is <text:a xlink:type="simple" xlink:href="https://www.tradingview.com/pine-script-reference/v6/#const_display.all" text:style-name="Internet_20_link" text:visited-style-name="Visited_20_Internet_20_Link">display.all</text:a>.</text:p>
      <text:p text:style-name="P3">format (input string) Determines whether the script formats the plot's values as prices, percentages, or volume values. The argument passed to this parameter supersedes the <text:span text:style-name="Source_20_Text">format</text:span> parameter of the <text:a xlink:type="simple" xlink:href="https://www.tradingview.com/pine-script-reference/v6/#fun_indicator" text:style-name="Internet_20_link" text:visited-style-name="Visited_20_Internet_20_Link">indicator</text:a>, and <text:a xlink:type="simple" xlink:href="https://www.tradingview.com/pine-script-reference/v6/#fun_strategy" text:style-name="Internet_20_link" text:visited-style-name="Visited_20_Internet_20_Link">strategy</text:a> functions. Optional. The default is the <text:span text:style-name="Source_20_Text">format</text:span> value used by the <text:a xlink:type="simple" xlink:href="https://www.tradingview.com/pine-script-reference/v6/#fun_indicator" text:style-name="Internet_20_link" text:visited-style-name="Visited_20_Internet_20_Link">indicator</text:a>/<text:a xlink:type="simple" xlink:href="https://www.tradingview.com/pine-script-reference/v6/#fun_strategy" text:style-name="Internet_20_link" text:visited-style-name="Visited_20_Internet_20_Link">strategy</text:a> function. Possible values: <text:a xlink:type="simple" xlink:href="https://www.tradingview.com/pine-script-reference/v6/#const_format.price" text:style-name="Internet_20_link" text:visited-style-name="Visited_20_Internet_20_Link">format.price</text:a>, <text:a xlink:type="simple" xlink:href="https://www.tradingview.com/pine-script-reference/v6/#const_format.percent" text:style-name="Internet_20_link" text:visited-style-name="Visited_20_Internet_20_Link">format.percent</text:a>, <text:a xlink:type="simple" xlink:href="https://www.tradingview.com/pine-script-reference/v6/#const_format.volume" text:style-name="Internet_20_link" text:visited-style-name="Visited_20_Internet_20_Link">format.volume</text:a>.</text:p>
      <text:p text:style-name="P3">precision (input int) The number of digits after the decimal point the plot's values show on the chart pane's y-axis, the script's status line, and the Data Window. Accepts a non-negative integer less than or equal to 16. The argument passed to this parameter supersedes the <text:span text:style-name="Source_20_Text">precision</text:span> parameter of the <text:a xlink:type="simple" xlink:href="https://www.tradingview.com/pine-script-reference/v6/#fun_indicator" text:style-name="Internet_20_link" text:visited-style-name="Visited_20_Internet_20_Link">indicator</text:a> and <text:a xlink:type="simple" xlink:href="https://www.tradingview.com/pine-script-reference/v6/#fun_strategy" text:style-name="Internet_20_link" text:visited-style-name="Visited_20_Internet_20_Link">strategy</text:a> functions. When the function's <text:span text:style-name="Source_20_Text">format</text:span> parameter uses <text:a xlink:type="simple" xlink:href="https://www.tradingview.com/pine-script-reference/v6/#const_format.volume" text:style-name="Internet_20_link" text:visited-style-name="Visited_20_Internet_20_Link">format.volume</text:a>, the <text:span text:style-name="Source_20_Text">precision</text:span> parameter will not affect the result, as the decimal precision rules defined by <text:a xlink:type="simple" xlink:href="https://www.tradingview.com/pine-script-reference/v6/#const_format.volume" text:style-name="Internet_20_link" text:visited-style-name="Visited_20_Internet_20_Link">format.volume</text:a> supersede other precision settings. Optional. The default is the <text:span text:style-name="Source_20_Text">precision</text:span> value used by the <text:a xlink:type="simple" xlink:href="https://www.tradingview.com/pine-script-reference/v6/#fun_indicator" text:style-name="Internet_20_link" text:visited-style-name="Visited_20_Internet_20_Link">indicator</text:a>/<text:a xlink:type="simple" xlink:href="https://www.tradingview.com/pine-script-reference/v6/#fun_strategy" text:style-name="Internet_20_link" text:visited-style-name="Visited_20_Internet_20_Link">strategy</text:a> function.</text:p>
      <text:p text:style-name="P3">force_overlay (const bool) If <text:a xlink:type="simple" xlink:href="https://www.tradingview.com/pine-script-reference/v6/#const_true" text:style-name="Internet_20_link" text:visited-style-name="Visited_20_Internet_20_Link">true</text:a>, the plotted results will display on the main chart pane, even when the script occupies a separate pane. Optional. The default is <text:a xlink:type="simple" xlink:href="https://www.tradingview.com/pine-script-reference/v6/#const_false" text:style-name="Internet_20_link" text:visited-style-name="Visited_20_Internet_20_Link">false</text:a>.</text:p>
      <text:p text:style-name="P3">Example</text:p>
      <text:section text:style-name="Sect1" text:name="Section628">
        <text:p text:style-name="P4"><text:bookmark text:name="fun_plotarrow"/><text:soft-page-break/><text:span text:style-name="Source_20_Text">//@version=6</text:span></text:p>
        <text:p text:style-name="Preformatted_20_Text"><text:span text:style-name="Source_20_Text">indicator("plotarrow example", overlay=true)</text:span></text:p>
        <text:p text:style-name="Preformatted_20_Text"><text:span text:style-name="Source_20_Text">codiff = close - open</text:span></text:p>
        <text:p text:style-name="P5"><text:span text:style-name="Source_20_Text">plotarrow(codiff, colorup=color.new(color.teal,40), colordown=color.new(color.orange, 40))</text:span></text:p>
        <text:p text:style-name="P3">Remarks</text:p>
        <text:p text:style-name="P3">Use <text:a xlink:type="simple" xlink:href="https://www.tradingview.com/pine-script-reference/v6/#fun_plotarrow" text:style-name="Internet_20_link" text:visited-style-name="Visited_20_Internet_20_Link">plotarrow</text:a> function in conjunction with 'overlay=true' <text:a xlink:type="simple" xlink:href="https://www.tradingview.com/pine-script-reference/v6/#fun_indicator" text:style-name="Internet_20_link" text:visited-style-name="Visited_20_Internet_20_Link">indicator</text:a> parameter!</text:p>
        <text:p text:style-name="P3">See also</text:p>
        <text:p text:style-name="P3"><text:a xlink:type="simple" xlink:href="https://www.tradingview.com/pine-script-reference/v6/#fun_plot" text:style-name="Internet_20_link" text:visited-style-name="Visited_20_Internet_20_Link">plot</text:a><text:a xlink:type="simple" xlink:href="https://www.tradingview.com/pine-script-reference/v6/#fun_plotshape" text:style-name="Internet_20_link" text:visited-style-name="Visited_20_Internet_20_Link">plotshape</text:a><text:a xlink:type="simple" xlink:href="https://www.tradingview.com/pine-script-reference/v6/#fun_plotchar" text:style-name="Internet_20_link" text:visited-style-name="Visited_20_Internet_20_Link">plotchar</text:a><text:a xlink:type="simple" xlink:href="https://www.tradingview.com/pine-script-reference/v6/#fun_barcolor" text:style-name="Internet_20_link" text:visited-style-name="Visited_20_Internet_20_Link">barcolor</text:a><text:a xlink:type="simple" xlink:href="https://www.tradingview.com/pine-script-reference/v6/#fun_bgcolor" text:style-name="Internet_20_link" text:visited-style-name="Visited_20_Internet_20_Link">bgcolor</text:a></text:p>
      </text:section>
      <text:section text:style-name="Sect1" text:name="fun_plotbar">
        <text:h text:style-name="P2" text:outline-level="3">plotbar()</text:h>
      </text:section>
      <text:p text:style-name="P3">Plots ohlc bars on the chart.</text:p>
      <text:p text:style-name="Text_20_body">Syntax</text:p>
      <text:p text:style-name="P5">plotbar(open, high, low, close, title, color, editable, show_last, display, format, precision, force_overlay) → void</text:p>
      <text:p text:style-name="P3">Arguments</text:p>
      <text:p text:style-name="P3">open (series int/float) Open series of data to be used as open values of bars. Required argument.</text:p>
      <text:p text:style-name="P3">high (series int/float) High series of data to be used as high values of bars. Required argument.</text:p>
      <text:p text:style-name="P3">low (series int/float) Low series of data to be used as low values of bars. Required argument.</text:p>
      <text:p text:style-name="P3">close (series int/float) Close series of data to be used as close values of bars. Required argument.</text:p>
      <text:p text:style-name="P3">title (const string) Title of the plotbar. Optional argument.</text:p>
      <text:p text:style-name="P3">color (series color) Color of the ohlc bars. You can use constants like 'color=color.red' or 'color=#ff001a' as well as complex expressions like 'color = close &gt;= open ? color.green : color.red'. Optional argument.</text:p>
      <text:p text:style-name="P3">editable (const bool) If true then plotbar style will be editable in Format dialog. Default is true.</text:p>
      <text:p text:style-name="P3">show_last (input int) Optional. The number of bars, counting backwards from the most recent bar, on which the function can draw.</text:p>
      <text:p text:style-name="P3">display (input plot_display) Controls where the plot's information is displayed. Display options support addition and subtraction, meaning that using <text:span text:style-name="Source_20_Text">display.all - display.status_line</text:span> will display the plot's information everywhere except in the script's status line. <text:span text:style-name="Source_20_Text">display.price_scale + display.status_line</text:span> will display the plot only in the price scale and status line. When <text:span text:style-name="Source_20_Text">display</text:span> arguments such as <text:span text:style-name="Source_20_Text">display.price_scale</text:span> have user-controlled chart settings equivalents, the relevant plot information will only appear when all settings allow for it. Possible values: <text:a xlink:type="simple" xlink:href="https://www.tradingview.com/pine-script-reference/v6/#const_display.none" text:style-name="Internet_20_link" text:visited-style-name="Visited_20_Internet_20_Link">display.none</text:a>, <text:a xlink:type="simple" xlink:href="https://www.tradingview.com/pine-script-reference/v6/#const_display.pane" text:style-name="Internet_20_link" text:visited-style-name="Visited_20_Internet_20_Link">display.pane</text:a>, <text:a xlink:type="simple" xlink:href="https://www.tradingview.com/pine-script-reference/v6/#const_display.data_window" text:style-name="Internet_20_link" text:visited-style-name="Visited_20_Internet_20_Link">display.data_window</text:a>, <text:a xlink:type="simple" xlink:href="https://www.tradingview.com/pine-script-reference/v6/#const_display.price_scale" text:style-name="Internet_20_link" text:visited-style-name="Visited_20_Internet_20_Link">display.price_scale</text:a>, <text:a xlink:type="simple" xlink:href="https://www.tradingview.com/pine-script-reference/v6/#const_display.status_line" text:style-name="Internet_20_link" text:visited-style-name="Visited_20_Internet_20_Link">display.status_line</text:a>, <text:a xlink:type="simple" xlink:href="https://www.tradingview.com/pine-script-reference/v6/#const_display.all" text:style-name="Internet_20_link" text:visited-style-name="Visited_20_Internet_20_Link">display.all</text:a>. Optional. The default is <text:a xlink:type="simple" xlink:href="https://www.tradingview.com/pine-script-reference/v6/#const_display.all" text:style-name="Internet_20_link" text:visited-style-name="Visited_20_Internet_20_Link">display.all</text:a>.</text:p>
      <text:p text:style-name="P3">format (input string) Determines whether the script formats the plot's values as prices, percentages, or volume values. The argument passed to this parameter supersedes the <text:span text:style-name="Source_20_Text">format</text:span> parameter of the <text:a xlink:type="simple" xlink:href="https://www.tradingview.com/pine-script-reference/v6/#fun_indicator" text:style-name="Internet_20_link" text:visited-style-name="Visited_20_Internet_20_Link">indicator</text:a>, and <text:a xlink:type="simple" xlink:href="https://www.tradingview.com/pine-script-reference/v6/#fun_strategy" text:style-name="Internet_20_link" text:visited-style-name="Visited_20_Internet_20_Link">strategy</text:a> functions. Optional. The default is the <text:span text:style-name="Source_20_Text">format</text:span> value used by the <text:a xlink:type="simple" xlink:href="https://www.tradingview.com/pine-script-reference/v6/#fun_indicator" text:style-name="Internet_20_link" text:visited-style-name="Visited_20_Internet_20_Link">indicator</text:a>/<text:a xlink:type="simple" xlink:href="https://www.tradingview.com/pine-script-reference/v6/#fun_strategy" text:style-name="Internet_20_link" text:visited-style-name="Visited_20_Internet_20_Link">strategy</text:a> function. Possible values: <text:a xlink:type="simple" xlink:href="https://www.tradingview.com/pine-script-reference/v6/#const_format.price" text:style-name="Internet_20_link" text:visited-style-name="Visited_20_Internet_20_Link">format.price</text:a>, <text:a xlink:type="simple" xlink:href="https://www.tradingview.com/pine-script-reference/v6/#const_format.percent" text:style-name="Internet_20_link" text:visited-style-name="Visited_20_Internet_20_Link">format.percent</text:a>, <text:a xlink:type="simple" xlink:href="https://www.tradingview.com/pine-script-reference/v6/#const_format.volume" text:style-name="Internet_20_link" text:visited-style-name="Visited_20_Internet_20_Link">format.volume</text:a>.</text:p>
      <text:p text:style-name="P3">precision (input int) The number of digits after the decimal point the plot's values show on the chart pane's y-axis, the script's status line, and the Data Window. Accepts a non-negative integer less than or equal to 16. The argument passed to this parameter supersedes the <text:span text:style-name="Source_20_Text">precision</text:span> parameter of the <text:a xlink:type="simple" xlink:href="https://www.tradingview.com/pine-script-reference/v6/#fun_indicator" text:style-name="Internet_20_link" text:visited-style-name="Visited_20_Internet_20_Link">indicator</text:a> and <text:a xlink:type="simple" xlink:href="https://www.tradingview.com/pine-script-reference/v6/#fun_strategy" text:style-name="Internet_20_link" text:visited-style-name="Visited_20_Internet_20_Link">strategy</text:a> functions. When the function's <text:span text:style-name="Source_20_Text">format</text:span> parameter uses <text:a xlink:type="simple" xlink:href="https://www.tradingview.com/pine-script-reference/v6/#const_format.volume" text:style-name="Internet_20_link" text:visited-style-name="Visited_20_Internet_20_Link">format.volume</text:a>, the <text:span text:style-name="Source_20_Text">precision</text:span> parameter will not affect the result, as the decimal precision rules defined by <text:a xlink:type="simple" xlink:href="https://www.tradingview.com/pine-script-reference/v6/#const_format.volume" text:style-name="Internet_20_link" text:visited-style-name="Visited_20_Internet_20_Link">format.volume</text:a> supersede other precision settings. Optional. The default is the <text:span text:style-name="Source_20_Text">precision</text:span> value used by the <text:a xlink:type="simple" xlink:href="https://www.tradingview.com/pine-script-reference/v6/#fun_indicator" text:style-name="Internet_20_link" text:visited-style-name="Visited_20_Internet_20_Link">indicator</text:a>/<text:a xlink:type="simple" xlink:href="https://www.tradingview.com/pine-script-reference/v6/#fun_strategy" text:style-name="Internet_20_link" text:visited-style-name="Visited_20_Internet_20_Link">strategy</text:a> function.</text:p>
      <text:p text:style-name="P3">force_overlay (const bool) If <text:a xlink:type="simple" xlink:href="https://www.tradingview.com/pine-script-reference/v6/#const_true" text:style-name="Internet_20_link" text:visited-style-name="Visited_20_Internet_20_Link">true</text:a>, the plotted results will display on the main chart pane, even when the script occupies a separate pane. Optional. The default is <text:a xlink:type="simple" xlink:href="https://www.tradingview.com/pine-script-reference/v6/#const_false" text:style-name="Internet_20_link" text:visited-style-name="Visited_20_Internet_20_Link">false</text:a>.</text:p>
      <text:p text:style-name="P3">Example</text:p>
      <text:section text:style-name="Sect1" text:name="Section629">
        <text:p text:style-name="P4"><text:bookmark text:name="fun_plotbar"/><text:span text:style-name="Source_20_Text">//@version=6</text:span></text:p>
        <text:p text:style-name="Preformatted_20_Text"><text:span text:style-name="Source_20_Text">indicator("plotbar example", overlay=true)</text:span></text:p>
        <text:p text:style-name="P5"><text:span text:style-name="Source_20_Text">plotbar(open, high, low, close, title='Title', color = open &lt; close ? color.green : color.red)</text:span></text:p>
        <text:p text:style-name="P3">Remarks</text:p>
        <text:p text:style-name="P3">Even if one value of open, high, low or close equal NaN then bar no draw.</text:p>
        <text:p text:style-name="P3">The maximal value of open, high, low or close will be set as 'high', and the minimal value will be set as 'low'.</text:p>
        <text:p text:style-name="P3">See also</text:p>
        <text:p text:style-name="P3"><text:a xlink:type="simple" xlink:href="https://www.tradingview.com/pine-script-reference/v6/#fun_plotcandle" text:style-name="Internet_20_link" text:visited-style-name="Visited_20_Internet_20_Link">plotcandle</text:a></text:p>
      </text:section>
      <text:section text:style-name="Sect1" text:name="fun_plotcandle">
        <text:h text:style-name="P2" text:outline-level="3">plotcandle()</text:h>
      </text:section>
      <text:p text:style-name="P3">Plots candles on the chart.</text:p>
      <text:p text:style-name="Text_20_body">Syntax</text:p>
      <text:p text:style-name="P5">plotcandle(open, high, low, close, title, color, wickcolor, editable, show_last, bordercolor, display, format, precision, force_overlay) → void</text:p>
      <text:p text:style-name="P3">Arguments</text:p>
      <text:p text:style-name="P3">open (series int/float) Open series of data to be used as open values of candles. Required argument.</text:p>
      <text:p text:style-name="P3">high (series int/float) High series of data to be used as high values of candles. Required argument.</text:p>
      <text:p text:style-name="P3">low (series int/float) Low series of data to be used as low values of candles. Required argument.</text:p>
      <text:p text:style-name="P3">close (series int/float) Close series of data to be used as close values of candles. Required argument.</text:p>
      <text:p text:style-name="P3">title (const string) Title of the plotcandles. Optional argument.</text:p>
      <text:p text:style-name="P3">color (series color) Color of the candles. You can use constants like 'color=color.red' or 'color=#ff001a' as well as complex expressions like 'color = close &gt;= open ? color.green : color.red'. Optional argument.</text:p>
      <text:p text:style-name="P3">wickcolor (series color) The color of the wick of candles. An optional argument.</text:p>
      <text:p text:style-name="P3">editable (const bool) If true then plotcandle style will be editable in Format dialog. Default is true.</text:p>
      <text:p text:style-name="P3">show_last (input int) Optional. The number of bars, counting backwards from the most recent bar, on which the function can draw.</text:p>
      <text:p text:style-name="P3">bordercolor (series color) The border color of candles. An optional argument.</text:p>
      <text:p text:style-name="P3">display (input plot_display) Controls where the plot's information is displayed. Display options support addition and subtraction, meaning that using <text:span text:style-name="Source_20_Text">display.all - display.status_line</text:span> will display the plot's information everywhere except in the script's status line. <text:span text:style-name="Source_20_Text">display.price_scale + display.status_line</text:span> will display the plot only in the price scale and status line. When <text:span text:style-name="Source_20_Text">display</text:span> arguments such as <text:span text:style-name="Source_20_Text">display.price_scale</text:span> have user-controlled chart settings equivalents, the relevant plot information will only appear when all settings allow for it. Possible values: <text:a xlink:type="simple" xlink:href="https://www.tradingview.com/pine-script-reference/v6/#const_display.none" text:style-name="Internet_20_link" text:visited-style-name="Visited_20_Internet_20_Link">display.none</text:a>, <text:a xlink:type="simple" xlink:href="https://www.tradingview.com/pine-script-reference/v6/#const_display.pane" text:style-name="Internet_20_link" text:visited-style-name="Visited_20_Internet_20_Link">display.pane</text:a>, <text:a xlink:type="simple" xlink:href="https://www.tradingview.com/pine-script-reference/v6/#const_display.data_window" text:style-name="Internet_20_link" text:visited-style-name="Visited_20_Internet_20_Link">display.data_window</text:a>, <text:a xlink:type="simple" xlink:href="https://www.tradingview.com/pine-script-reference/v6/#const_display.price_scale" text:style-name="Internet_20_link" text:visited-style-name="Visited_20_Internet_20_Link">display.price_scale</text:a>, <text:a xlink:type="simple" xlink:href="https://www.tradingview.com/pine-script-reference/v6/#const_display.status_line" text:style-name="Internet_20_link" text:visited-style-name="Visited_20_Internet_20_Link">display.status_line</text:a>, <text:a xlink:type="simple" xlink:href="https://www.tradingview.com/pine-script-reference/v6/#const_display.all" text:style-name="Internet_20_link" text:visited-style-name="Visited_20_Internet_20_Link">display.all</text:a>. Optional. The default is <text:a xlink:type="simple" xlink:href="https://www.tradingview.com/pine-script-reference/v6/#const_display.all" text:style-name="Internet_20_link" text:visited-style-name="Visited_20_Internet_20_Link">display.all</text:a>.</text:p>
      <text:p text:style-name="P3">format (input string) Determines whether the script formats the plot's values as prices, percentages, or volume values. The argument passed to this parameter supersedes the <text:span text:style-name="Source_20_Text">format</text:span> parameter of the <text:a xlink:type="simple" xlink:href="https://www.tradingview.com/pine-script-reference/v6/#fun_indicator" text:style-name="Internet_20_link" text:visited-style-name="Visited_20_Internet_20_Link">indicator</text:a>, and <text:a xlink:type="simple" xlink:href="https://www.tradingview.com/pine-script-reference/v6/#fun_strategy" text:style-name="Internet_20_link" text:visited-style-name="Visited_20_Internet_20_Link">strategy</text:a> functions. Optional. The default is the <text:span text:style-name="Source_20_Text">format</text:span> value used by the <text:a xlink:type="simple" xlink:href="https://www.tradingview.com/pine-script-reference/v6/#fun_indicator" text:style-name="Internet_20_link" text:visited-style-name="Visited_20_Internet_20_Link">indicator</text:a>/<text:a xlink:type="simple" xlink:href="https://www.tradingview.com/pine-script-reference/v6/#fun_strategy" text:style-name="Internet_20_link" text:visited-style-name="Visited_20_Internet_20_Link">strategy</text:a> function. Possible values: <text:a xlink:type="simple" xlink:href="https://www.tradingview.com/pine-script-reference/v6/#const_format.price" text:style-name="Internet_20_link" text:visited-style-name="Visited_20_Internet_20_Link">format.price</text:a>, <text:a xlink:type="simple" xlink:href="https://www.tradingview.com/pine-script-reference/v6/#const_format.percent" text:style-name="Internet_20_link" text:visited-style-name="Visited_20_Internet_20_Link">format.percent</text:a>, <text:a xlink:type="simple" xlink:href="https://www.tradingview.com/pine-script-reference/v6/#const_format.volume" text:style-name="Internet_20_link" text:visited-style-name="Visited_20_Internet_20_Link">format.volume</text:a>.</text:p>
      <text:p text:style-name="P3">precision (input int) The number of digits after the decimal point the plot's values show on the chart pane's y-axis, the script's status line, and the Data Window. Accepts a non-negative integer less than or equal to 16. The argument passed to this parameter supersedes the <text:span text:style-name="Source_20_Text">precision</text:span> parameter of the <text:a xlink:type="simple" xlink:href="https://www.tradingview.com/pine-script-reference/v6/#fun_indicator" text:style-name="Internet_20_link" text:visited-style-name="Visited_20_Internet_20_Link">indicator</text:a> and <text:a xlink:type="simple" xlink:href="https://www.tradingview.com/pine-script-reference/v6/#fun_strategy" text:style-name="Internet_20_link" text:visited-style-name="Visited_20_Internet_20_Link">strategy</text:a> functions. When the function's <text:span text:style-name="Source_20_Text">format</text:span> parameter uses <text:a xlink:type="simple" xlink:href="https://www.tradingview.com/pine-script-reference/v6/#const_format.volume" text:style-name="Internet_20_link" text:visited-style-name="Visited_20_Internet_20_Link">format.volume</text:a>, the <text:span text:style-name="Source_20_Text">precision</text:span> parameter will not affect the result, as the decimal precision rules defined by <text:a xlink:type="simple" xlink:href="https://www.tradingview.com/pine-script-reference/v6/#const_format.volume" text:style-name="Internet_20_link" text:visited-style-name="Visited_20_Internet_20_Link">format.volume</text:a> supersede other precision settings. Optional. The default is the <text:span text:style-name="Source_20_Text">precision</text:span> value used by the <text:a xlink:type="simple" xlink:href="https://www.tradingview.com/pine-script-reference/v6/#fun_indicator" text:style-name="Internet_20_link" text:visited-style-name="Visited_20_Internet_20_Link">indicator</text:a>/<text:a xlink:type="simple" xlink:href="https://www.tradingview.com/pine-script-reference/v6/#fun_strategy" text:style-name="Internet_20_link" text:visited-style-name="Visited_20_Internet_20_Link">strategy</text:a> function.</text:p>
      <text:p text:style-name="P3">force_overlay (const bool) If <text:a xlink:type="simple" xlink:href="https://www.tradingview.com/pine-script-reference/v6/#const_true" text:style-name="Internet_20_link" text:visited-style-name="Visited_20_Internet_20_Link">true</text:a>, the plotted results will display on the main chart pane, even when the script occupies a separate pane. Optional. The default is <text:a xlink:type="simple" xlink:href="https://www.tradingview.com/pine-script-reference/v6/#const_false" text:style-name="Internet_20_link" text:visited-style-name="Visited_20_Internet_20_Link">false</text:a>.</text:p>
      <text:p text:style-name="P3">Example</text:p>
      <text:section text:style-name="Sect1" text:name="Section630">
        <text:p text:style-name="P4"><text:bookmark text:name="fun_plotcandle"/><text:span text:style-name="Source_20_Text">//@version=6</text:span></text:p>
        <text:p text:style-name="Preformatted_20_Text"><text:span text:style-name="Source_20_Text">indicator("plotcandle example", overlay=true)</text:span></text:p>
        <text:p text:style-name="P5"><text:span text:style-name="Source_20_Text">plotcandle(open, high, low, close, title='Title', color = open &lt; close ? color.green : color.red, wickcolor=color.black)</text:span></text:p>
        <text:p text:style-name="P3">Remarks</text:p>
        <text:p text:style-name="P3">Even if one value of open, high, low or close equal NaN then bar no draw.</text:p>
        <text:p text:style-name="P3">The maximal value of open, high, low or close will be set as 'high', and the minimal value will be set as 'low'.</text:p>
        <text:p text:style-name="P3">See also</text:p>
        <text:p text:style-name="P3"><text:a xlink:type="simple" xlink:href="https://www.tradingview.com/pine-script-reference/v6/#fun_plotbar" text:style-name="Internet_20_link" text:visited-style-name="Visited_20_Internet_20_Link">plotbar</text:a></text:p>
      </text:section>
      <text:section text:style-name="Sect1" text:name="fun_plotchar">
        <text:h text:style-name="P2" text:outline-level="3">plotchar()</text:h>
      </text:section>
      <text:p text:style-name="P3">Plots visual shapes using any given one Unicode character on the chart.</text:p>
      <text:p text:style-name="Text_20_body">Syntax</text:p>
      <text:p text:style-name="P5"><text:soft-page-break/>plotchar(series, title, char, location, color, offset, text, textcolor, editable, size, show_last, display, format, precision, force_overlay) → void</text:p>
      <text:p text:style-name="P3">Arguments</text:p>
      <text:p text:style-name="P3">series (series int/float/bool) Series of data to be plotted as shapes. Series is treated as a series of boolean values for all location values except <text:a xlink:type="simple" xlink:href="https://www.tradingview.com/pine-script-reference/v6/#const_location.absolute" text:style-name="Internet_20_link" text:visited-style-name="Visited_20_Internet_20_Link">location.absolute</text:a>. Required argument.</text:p>
      <text:p text:style-name="P3">title (const string) Title of the plot.</text:p>
      <text:p text:style-name="P3">char (input string) Character to use as a visual shape.</text:p>
      <text:p text:style-name="P3">location (input string) Location of shapes on the chart. Possible values are: <text:a xlink:type="simple" xlink:href="https://www.tradingview.com/pine-script-reference/v6/#const_location.abovebar" text:style-name="Internet_20_link" text:visited-style-name="Visited_20_Internet_20_Link">location.abovebar</text:a>, <text:a xlink:type="simple" xlink:href="https://www.tradingview.com/pine-script-reference/v6/#const_location.belowbar" text:style-name="Internet_20_link" text:visited-style-name="Visited_20_Internet_20_Link">location.belowbar</text:a>, <text:a xlink:type="simple" xlink:href="https://www.tradingview.com/pine-script-reference/v6/#const_location.top" text:style-name="Internet_20_link" text:visited-style-name="Visited_20_Internet_20_Link">location.top</text:a>, <text:a xlink:type="simple" xlink:href="https://www.tradingview.com/pine-script-reference/v6/#const_location.bottom" text:style-name="Internet_20_link" text:visited-style-name="Visited_20_Internet_20_Link">location.bottom</text:a>, <text:a xlink:type="simple" xlink:href="https://www.tradingview.com/pine-script-reference/v6/#const_location.absolute" text:style-name="Internet_20_link" text:visited-style-name="Visited_20_Internet_20_Link">location.absolute</text:a>. Default value is <text:a xlink:type="simple" xlink:href="https://www.tradingview.com/pine-script-reference/v6/#const_location.abovebar" text:style-name="Internet_20_link" text:visited-style-name="Visited_20_Internet_20_Link">location.abovebar</text:a>.</text:p>
      <text:p text:style-name="P3">color (series color) Color of the shapes. You can use constants like 'color=color.red' or 'color=#ff001a' as well as complex expressions like 'color = close &gt;= open ? color.green : color.red'. Optional argument.</text:p>
      <text:p text:style-name="P3">offset (simple int) Shifts shapes to the left or to the right on the given number of bars. Default is 0.</text:p>
      <text:p text:style-name="P3">text (const string) Text to display with the shape. You can use multiline text, to separate lines use '\n' escape sequence. Example: 'line one\nline two'.</text:p>
      <text:p text:style-name="P3">textcolor (series color) Color of the text. You can use constants like 'textcolor=color.red' or 'textcolor=#ff001a' as well as complex expressions like 'textcolor = close &gt;= open ? color.green : color.red'. Optional argument.</text:p>
      <text:p text:style-name="P3">editable (const bool) If true then plotchar style will be editable in Format dialog. Default is true.</text:p>
      <text:p text:style-name="P3">size (const string) Size of characters on the chart. Possible values are: <text:a xlink:type="simple" xlink:href="https://www.tradingview.com/pine-script-reference/v6/#const_size.auto" text:style-name="Internet_20_link" text:visited-style-name="Visited_20_Internet_20_Link">size.auto</text:a>, <text:a xlink:type="simple" xlink:href="https://www.tradingview.com/pine-script-reference/v6/#const_size.tiny" text:style-name="Internet_20_link" text:visited-style-name="Visited_20_Internet_20_Link">size.tiny</text:a>, <text:a xlink:type="simple" xlink:href="https://www.tradingview.com/pine-script-reference/v6/#const_size.small" text:style-name="Internet_20_link" text:visited-style-name="Visited_20_Internet_20_Link">size.small</text:a>, <text:a xlink:type="simple" xlink:href="https://www.tradingview.com/pine-script-reference/v6/#const_size.normal" text:style-name="Internet_20_link" text:visited-style-name="Visited_20_Internet_20_Link">size.normal</text:a>, <text:a xlink:type="simple" xlink:href="https://www.tradingview.com/pine-script-reference/v6/#const_size.large" text:style-name="Internet_20_link" text:visited-style-name="Visited_20_Internet_20_Link">size.large</text:a>, <text:a xlink:type="simple" xlink:href="https://www.tradingview.com/pine-script-reference/v6/#const_size.huge" text:style-name="Internet_20_link" text:visited-style-name="Visited_20_Internet_20_Link">size.huge</text:a>. Default is <text:a xlink:type="simple" xlink:href="https://www.tradingview.com/pine-script-reference/v6/#const_size.auto" text:style-name="Internet_20_link" text:visited-style-name="Visited_20_Internet_20_Link">size.auto</text:a>.</text:p>
      <text:p text:style-name="P3">show_last (input int) Optional. The number of bars, counting backwards from the most recent bar, on which the function can draw.</text:p>
      <text:p text:style-name="P3">display (input plot_display) Controls where the plot's information is displayed. Display options support addition and subtraction, meaning that using <text:span text:style-name="Source_20_Text">display.all - display.status_line</text:span> will display the plot's information everywhere except in the script's status line. <text:span text:style-name="Source_20_Text">display.price_scale + display.status_line</text:span> will display the plot only in the price scale and status line. When <text:span text:style-name="Source_20_Text">display</text:span> arguments such as <text:span text:style-name="Source_20_Text">display.price_scale</text:span> have user-controlled chart settings equivalents, the relevant plot information will only appear when all settings allow for it. Possible values: <text:a xlink:type="simple" xlink:href="https://www.tradingview.com/pine-script-reference/v6/#const_display.none" text:style-name="Internet_20_link" text:visited-style-name="Visited_20_Internet_20_Link">display.none</text:a>, <text:a xlink:type="simple" xlink:href="https://www.tradingview.com/pine-script-reference/v6/#const_display.pane" text:style-name="Internet_20_link" text:visited-style-name="Visited_20_Internet_20_Link">display.pane</text:a>, <text:a xlink:type="simple" xlink:href="https://www.tradingview.com/pine-script-reference/v6/#const_display.data_window" text:style-name="Internet_20_link" text:visited-style-name="Visited_20_Internet_20_Link">display.data_window</text:a>, <text:a xlink:type="simple" xlink:href="https://www.tradingview.com/pine-script-reference/v6/#const_display.price_scale" text:style-name="Internet_20_link" text:visited-style-name="Visited_20_Internet_20_Link">display.price_scale</text:a>, <text:a xlink:type="simple" xlink:href="https://www.tradingview.com/pine-script-reference/v6/#const_display.status_line" text:style-name="Internet_20_link" text:visited-style-name="Visited_20_Internet_20_Link">display.status_line</text:a>, <text:a xlink:type="simple" xlink:href="https://www.tradingview.com/pine-script-reference/v6/#const_display.all" text:style-name="Internet_20_link" text:visited-style-name="Visited_20_Internet_20_Link">display.all</text:a>. Optional. The default is <text:a xlink:type="simple" xlink:href="https://www.tradingview.com/pine-script-reference/v6/#const_display.all" text:style-name="Internet_20_link" text:visited-style-name="Visited_20_Internet_20_Link">display.all</text:a>.</text:p>
      <text:p text:style-name="P3">format (input string) Determines whether the script formats the plot's values as prices, percentages, or volume values. The argument passed to this parameter supersedes the <text:span text:style-name="Source_20_Text">format</text:span> parameter of the <text:a xlink:type="simple" xlink:href="https://www.tradingview.com/pine-script-reference/v6/#fun_indicator" text:style-name="Internet_20_link" text:visited-style-name="Visited_20_Internet_20_Link">indicator</text:a>, and <text:a xlink:type="simple" xlink:href="https://www.tradingview.com/pine-script-reference/v6/#fun_strategy" text:style-name="Internet_20_link" text:visited-style-name="Visited_20_Internet_20_Link">strategy</text:a> functions. Optional. The default is the <text:span text:style-name="Source_20_Text">format</text:span> value used by the <text:a xlink:type="simple" xlink:href="https://www.tradingview.com/pine-script-reference/v6/#fun_indicator" text:style-name="Internet_20_link" text:visited-style-name="Visited_20_Internet_20_Link">indicator</text:a>/<text:a xlink:type="simple" xlink:href="https://www.tradingview.com/pine-script-reference/v6/#fun_strategy" text:style-name="Internet_20_link" text:visited-style-name="Visited_20_Internet_20_Link">strategy</text:a> function. Possible values: <text:a xlink:type="simple" xlink:href="https://www.tradingview.com/pine-script-reference/v6/#const_format.price" text:style-name="Internet_20_link" text:visited-style-name="Visited_20_Internet_20_Link">format.price</text:a>, <text:a xlink:type="simple" xlink:href="https://www.tradingview.com/pine-script-reference/v6/#const_format.percent" text:style-name="Internet_20_link" text:visited-style-name="Visited_20_Internet_20_Link">format.percent</text:a>, <text:a xlink:type="simple" xlink:href="https://www.tradingview.com/pine-script-reference/v6/#const_format.volume" text:style-name="Internet_20_link" text:visited-style-name="Visited_20_Internet_20_Link">format.volume</text:a>.</text:p>
      <text:p text:style-name="P3">precision (input int) The number of digits after the decimal point the plot's values show on the chart pane's y-axis, the script's status line, and the Data Window. Accepts a non-negative integer less than or equal to 16. The argument passed to this parameter supersedes the <text:span text:style-name="Source_20_Text">precision</text:span> parameter of the <text:a xlink:type="simple" xlink:href="https://www.tradingview.com/pine-script-reference/v6/#fun_indicator" text:style-name="Internet_20_link" text:visited-style-name="Visited_20_Internet_20_Link">indicator</text:a> and <text:a xlink:type="simple" xlink:href="https://www.tradingview.com/pine-script-reference/v6/#fun_strategy" text:style-name="Internet_20_link" text:visited-style-name="Visited_20_Internet_20_Link">strategy</text:a> functions. When the function's <text:span text:style-name="Source_20_Text">format</text:span> parameter uses <text:a xlink:type="simple" xlink:href="https://www.tradingview.com/pine-script-reference/v6/#const_format.volume" text:style-name="Internet_20_link" text:visited-style-name="Visited_20_Internet_20_Link">format.volume</text:a>, the <text:span text:style-name="Source_20_Text">precision</text:span> parameter will not affect the result, as the decimal precision rules defined by <text:a xlink:type="simple" xlink:href="https://www.tradingview.com/pine-script-reference/v6/#const_format.volume" text:style-name="Internet_20_link" text:visited-style-name="Visited_20_Internet_20_Link">format.volume</text:a> supersede other precision settings. Optional. The default is the <text:span text:style-name="Source_20_Text">precision</text:span> value used by the <text:a xlink:type="simple" xlink:href="https://www.tradingview.com/pine-script-reference/v6/#fun_indicator" text:style-name="Internet_20_link" text:visited-style-name="Visited_20_Internet_20_Link">indicator</text:a>/<text:a xlink:type="simple" xlink:href="https://www.tradingview.com/pine-script-reference/v6/#fun_strategy" text:style-name="Internet_20_link" text:visited-style-name="Visited_20_Internet_20_Link">strategy</text:a> function.</text:p>
      <text:p text:style-name="P3">force_overlay (const bool) If <text:a xlink:type="simple" xlink:href="https://www.tradingview.com/pine-script-reference/v6/#const_true" text:style-name="Internet_20_link" text:visited-style-name="Visited_20_Internet_20_Link">true</text:a>, the plotted results will display on the main chart pane, even when the script occupies a separate pane. Optional. The default is <text:a xlink:type="simple" xlink:href="https://www.tradingview.com/pine-script-reference/v6/#const_false" text:style-name="Internet_20_link" text:visited-style-name="Visited_20_Internet_20_Link">false</text:a>.</text:p>
      <text:p text:style-name="P3">Example</text:p>
      <text:section text:style-name="Sect1" text:name="Section631">
        <text:p text:style-name="P4"><text:bookmark text:name="fun_plotchar"/><text:span text:style-name="Source_20_Text">//@version=6</text:span></text:p>
        <text:p text:style-name="Preformatted_20_Text"><text:span text:style-name="Source_20_Text">indicator("plotchar example", overlay=true)</text:span></text:p>
        <text:p text:style-name="Preformatted_20_Text"><text:span text:style-name="Source_20_Text">data = close &gt;= open</text:span></text:p>
        <text:p text:style-name="P5"><text:span text:style-name="Source_20_Text">plotchar(data, char='❄')</text:span></text:p>
        <text:p text:style-name="P3">Remarks</text:p>
        <text:p text:style-name="P3">Use <text:a xlink:type="simple" xlink:href="https://www.tradingview.com/pine-script-reference/v6/#fun_plotchar" text:style-name="Internet_20_link" text:visited-style-name="Visited_20_Internet_20_Link">plotchar</text:a> function in conjunction with 'overlay=true' <text:a xlink:type="simple" xlink:href="https://www.tradingview.com/pine-script-reference/v6/#fun_indicator" text:style-name="Internet_20_link" text:visited-style-name="Visited_20_Internet_20_Link">indicator</text:a> parameter!</text:p>
        <text:p text:style-name="P3">See also</text:p>
        <text:p text:style-name="P3"><text:a xlink:type="simple" xlink:href="https://www.tradingview.com/pine-script-reference/v6/#fun_plot" text:style-name="Internet_20_link" text:visited-style-name="Visited_20_Internet_20_Link">plot</text:a><text:a xlink:type="simple" xlink:href="https://www.tradingview.com/pine-script-reference/v6/#fun_plotshape" text:style-name="Internet_20_link" text:visited-style-name="Visited_20_Internet_20_Link">plotshape</text:a><text:a xlink:type="simple" xlink:href="https://www.tradingview.com/pine-script-reference/v6/#fun_plotarrow" text:style-name="Internet_20_link" text:visited-style-name="Visited_20_Internet_20_Link">plotarrow</text:a><text:a xlink:type="simple" xlink:href="https://www.tradingview.com/pine-script-reference/v6/#fun_barcolor" text:style-name="Internet_20_link" text:visited-style-name="Visited_20_Internet_20_Link">barcolor</text:a><text:a xlink:type="simple" xlink:href="https://www.tradingview.com/pine-script-reference/v6/#fun_bgcolor" text:style-name="Internet_20_link" text:visited-style-name="Visited_20_Internet_20_Link">bgcolor</text:a></text:p>
      </text:section>
      <text:section text:style-name="Sect1" text:name="fun_plotshape">
        <text:h text:style-name="P2" text:outline-level="3">plotshape()</text:h>
      </text:section>
      <text:p text:style-name="P3">Plots visual shapes on the chart.</text:p>
      <text:p text:style-name="Text_20_body">Syntax</text:p>
      <text:p text:style-name="P5">plotshape(series, title, style, location, color, offset, text, textcolor, editable, size, show_last, display, format, precision, force_overlay) → void</text:p>
      <text:p text:style-name="P3">Arguments</text:p>
      <text:p text:style-name="P3">series (series int/float/bool) Series of data to be plotted as shapes. Series is treated as a series of boolean values for all location values except <text:a xlink:type="simple" xlink:href="https://www.tradingview.com/pine-script-reference/v6/#const_location.absolute" text:style-name="Internet_20_link" text:visited-style-name="Visited_20_Internet_20_Link">location.absolute</text:a>. Required argument.</text:p>
      <text:p text:style-name="P3">title (const string) Title of the plot.</text:p>
      <text:p text:style-name="P3">style (input string) Type of plot. Possible values are: <text:a xlink:type="simple" xlink:href="https://www.tradingview.com/pine-script-reference/v6/#const_shape.xcross" text:style-name="Internet_20_link" text:visited-style-name="Visited_20_Internet_20_Link">shape.xcross</text:a>, <text:a xlink:type="simple" xlink:href="https://www.tradingview.com/pine-script-reference/v6/#const_shape.cross" text:style-name="Internet_20_link" text:visited-style-name="Visited_20_Internet_20_Link">shape.cross</text:a>, <text:a xlink:type="simple" xlink:href="https://www.tradingview.com/pine-script-reference/v6/#const_shape.triangleup" text:style-name="Internet_20_link" text:visited-style-name="Visited_20_Internet_20_Link">shape.triangleup</text:a>, <text:a xlink:type="simple" xlink:href="https://www.tradingview.com/pine-script-reference/v6/#const_shape.triangledown" text:style-name="Internet_20_link" text:visited-style-name="Visited_20_Internet_20_Link">shape.triangledown</text:a>, <text:a xlink:type="simple" xlink:href="https://www.tradingview.com/pine-script-reference/v6/#const_shape.flag" text:style-name="Internet_20_link" text:visited-style-name="Visited_20_Internet_20_Link">shape.flag</text:a>, <text:a xlink:type="simple" xlink:href="https://www.tradingview.com/pine-script-reference/v6/#const_shape.circle" text:style-name="Internet_20_link" text:visited-style-name="Visited_20_Internet_20_Link">shape.circle</text:a>, <text:a xlink:type="simple" xlink:href="https://www.tradingview.com/pine-script-reference/v6/#const_shape.arrowup" text:style-name="Internet_20_link" text:visited-style-name="Visited_20_Internet_20_Link">shape.arrowup</text:a>, <text:a xlink:type="simple" xlink:href="https://www.tradingview.com/pine-script-reference/v6/#const_shape.arrowdown" text:style-name="Internet_20_link" text:visited-style-name="Visited_20_Internet_20_Link">shape.arrowdown</text:a>, <text:a xlink:type="simple" xlink:href="https://www.tradingview.com/pine-script-reference/v6/#const_shape.labelup" text:style-name="Internet_20_link" text:visited-style-name="Visited_20_Internet_20_Link">shape.labelup</text:a>, <text:a xlink:type="simple" xlink:href="https://www.tradingview.com/pine-script-reference/v6/#const_shape.labeldown" text:style-name="Internet_20_link" text:visited-style-name="Visited_20_Internet_20_Link">shape.labeldown</text:a>, <text:a xlink:type="simple" xlink:href="https://www.tradingview.com/pine-script-reference/v6/#const_shape.square" text:style-name="Internet_20_link" text:visited-style-name="Visited_20_Internet_20_Link">shape.square</text:a>, <text:a xlink:type="simple" xlink:href="https://www.tradingview.com/pine-script-reference/v6/#const_shape.diamond" text:style-name="Internet_20_link" text:visited-style-name="Visited_20_Internet_20_Link">shape.diamond</text:a>. Default value is <text:a xlink:type="simple" xlink:href="https://www.tradingview.com/pine-script-reference/v6/#const_shape.xcross" text:style-name="Internet_20_link" text:visited-style-name="Visited_20_Internet_20_Link">shape.xcross</text:a>.</text:p>
      <text:p text:style-name="P3">location (input string) Location of shapes on the chart. Possible values are: <text:a xlink:type="simple" xlink:href="https://www.tradingview.com/pine-script-reference/v6/#const_location.abovebar" text:style-name="Internet_20_link" text:visited-style-name="Visited_20_Internet_20_Link">location.abovebar</text:a>, <text:a xlink:type="simple" xlink:href="https://www.tradingview.com/pine-script-reference/v6/#const_location.belowbar" text:style-name="Internet_20_link" text:visited-style-name="Visited_20_Internet_20_Link">location.belowbar</text:a>, <text:a xlink:type="simple" xlink:href="https://www.tradingview.com/pine-script-reference/v6/#const_location.top" text:style-name="Internet_20_link" text:visited-style-name="Visited_20_Internet_20_Link">location.top</text:a>, <text:a xlink:type="simple" xlink:href="https://www.tradingview.com/pine-script-reference/v6/#const_location.bottom" text:style-name="Internet_20_link" text:visited-style-name="Visited_20_Internet_20_Link">location.bottom</text:a>, <text:a xlink:type="simple" xlink:href="https://www.tradingview.com/pine-script-reference/v6/#const_location.absolute" text:style-name="Internet_20_link" text:visited-style-name="Visited_20_Internet_20_Link">location.absolute</text:a>. Default value is <text:a xlink:type="simple" xlink:href="https://www.tradingview.com/pine-script-reference/v6/#const_location.abovebar" text:style-name="Internet_20_link" text:visited-style-name="Visited_20_Internet_20_Link">location.abovebar</text:a>.</text:p>
      <text:p text:style-name="P3">color (series color) Color of the shapes. You can use constants like 'color=color.red' or 'color=#ff001a' as well as complex expressions like 'color = close &gt;= open ? color.green : color.red'. Optional argument.</text:p>
      <text:p text:style-name="P3">offset (simple int) Shifts shapes to the left or to the right on the given number of bars. Default is 0.</text:p>
      <text:p text:style-name="P3">text (const string) Text to display with the shape. You can use multiline text, to separate lines use '\n' escape sequence. Example: 'line one\nline two'.</text:p>
      <text:p text:style-name="P3">textcolor (series color) Color of the text. You can use constants like 'textcolor=color.red' or 'textcolor=#ff001a' as well as complex expressions like 'textcolor = close &gt;= open ? color.green : color.red'. Optional argument.</text:p>
      <text:p text:style-name="P3">editable (const bool) If true then plotshape style will be editable in Format dialog. Default is true.</text:p>
      <text:p text:style-name="P3">size (const string) Size of shapes on the chart. Possible values are: <text:a xlink:type="simple" xlink:href="https://www.tradingview.com/pine-script-reference/v6/#const_size.auto" text:style-name="Internet_20_link" text:visited-style-name="Visited_20_Internet_20_Link">size.auto</text:a>, <text:a xlink:type="simple" xlink:href="https://www.tradingview.com/pine-script-reference/v6/#const_size.tiny" text:style-name="Internet_20_link" text:visited-style-name="Visited_20_Internet_20_Link">size.tiny</text:a>, <text:a xlink:type="simple" xlink:href="https://www.tradingview.com/pine-script-reference/v6/#const_size.small" text:style-name="Internet_20_link" text:visited-style-name="Visited_20_Internet_20_Link">size.small</text:a>, <text:a xlink:type="simple" xlink:href="https://www.tradingview.com/pine-script-reference/v6/#const_size.normal" text:style-name="Internet_20_link" text:visited-style-name="Visited_20_Internet_20_Link">size.normal</text:a>, <text:a xlink:type="simple" xlink:href="https://www.tradingview.com/pine-script-reference/v6/#const_size.large" text:style-name="Internet_20_link" text:visited-style-name="Visited_20_Internet_20_Link">size.large</text:a>, <text:a xlink:type="simple" xlink:href="https://www.tradingview.com/pine-script-reference/v6/#const_size.huge" text:style-name="Internet_20_link" text:visited-style-name="Visited_20_Internet_20_Link">size.huge</text:a>. Default is <text:a xlink:type="simple" xlink:href="https://www.tradingview.com/pine-script-reference/v6/#const_size.auto" text:style-name="Internet_20_link" text:visited-style-name="Visited_20_Internet_20_Link">size.auto</text:a>.</text:p>
      <text:p text:style-name="P3">show_last (input int) Optional. The number of bars, counting backwards from the most recent bar, on which the function can draw.</text:p>
      <text:p text:style-name="P3">display (input plot_display) Controls where the plot's information is displayed. Display options support addition and subtraction, meaning that using <text:span text:style-name="Source_20_Text">display.all - display.status_line</text:span> will display the plot's information everywhere except in the script's status line. <text:span text:style-name="Source_20_Text">display.price_scale + display.status_line</text:span> will display the plot only in the price scale and status line. When <text:span text:style-name="Source_20_Text">display</text:span> arguments such as <text:span text:style-name="Source_20_Text">display.price_scale</text:span> have user-controlled chart settings equivalents, the relevant plot information will only appear when all settings allow for it. Possible values: <text:a xlink:type="simple" xlink:href="https://www.tradingview.com/pine-script-reference/v6/#const_display.none" text:style-name="Internet_20_link" text:visited-style-name="Visited_20_Internet_20_Link">display.none</text:a>, <text:a xlink:type="simple" xlink:href="https://www.tradingview.com/pine-script-reference/v6/#const_display.pane" text:style-name="Internet_20_link" text:visited-style-name="Visited_20_Internet_20_Link">display.pane</text:a>, <text:a xlink:type="simple" xlink:href="https://www.tradingview.com/pine-script-reference/v6/#const_display.data_window" text:style-name="Internet_20_link" text:visited-style-name="Visited_20_Internet_20_Link">display.data_window</text:a>, <text:a xlink:type="simple" xlink:href="https://www.tradingview.com/pine-script-reference/v6/#const_display.price_scale" text:style-name="Internet_20_link" text:visited-style-name="Visited_20_Internet_20_Link">display.price_scale</text:a>, <text:a xlink:type="simple" xlink:href="https://www.tradingview.com/pine-script-reference/v6/#const_display.status_line" text:style-name="Internet_20_link" text:visited-style-name="Visited_20_Internet_20_Link">display.status_line</text:a>, <text:a xlink:type="simple" xlink:href="https://www.tradingview.com/pine-script-reference/v6/#const_display.all" text:style-name="Internet_20_link" text:visited-style-name="Visited_20_Internet_20_Link">display.all</text:a>. Optional. The default is <text:a xlink:type="simple" xlink:href="https://www.tradingview.com/pine-script-reference/v6/#const_display.all" text:style-name="Internet_20_link" text:visited-style-name="Visited_20_Internet_20_Link">display.all</text:a>.</text:p>
      <text:p text:style-name="P3">format (input string) Determines whether the script formats the plot's values as prices, percentages, or volume values. The argument passed to this parameter supersedes the <text:span text:style-name="Source_20_Text">format</text:span> parameter of the <text:a xlink:type="simple" xlink:href="https://www.tradingview.com/pine-script-reference/v6/#fun_indicator" text:style-name="Internet_20_link" text:visited-style-name="Visited_20_Internet_20_Link">indicator</text:a>, and <text:a xlink:type="simple" xlink:href="https://www.tradingview.com/pine-script-reference/v6/#fun_strategy" text:style-name="Internet_20_link" text:visited-style-name="Visited_20_Internet_20_Link">strategy</text:a> functions. Optional. The default is the <text:span text:style-name="Source_20_Text">format</text:span> value used by the <text:a xlink:type="simple" xlink:href="https://www.tradingview.com/pine-script-reference/v6/#fun_indicator" text:style-name="Internet_20_link" text:visited-style-name="Visited_20_Internet_20_Link">indicator</text:a>/<text:a xlink:type="simple" xlink:href="https://www.tradingview.com/pine-script-reference/v6/#fun_strategy" text:style-name="Internet_20_link" text:visited-style-name="Visited_20_Internet_20_Link">strategy</text:a> function. Possible values: <text:a xlink:type="simple" xlink:href="https://www.tradingview.com/pine-script-reference/v6/#const_format.price" text:style-name="Internet_20_link" text:visited-style-name="Visited_20_Internet_20_Link">format.price</text:a>, <text:a xlink:type="simple" xlink:href="https://www.tradingview.com/pine-script-reference/v6/#const_format.percent" text:style-name="Internet_20_link" text:visited-style-name="Visited_20_Internet_20_Link">format.percent</text:a>, <text:a xlink:type="simple" xlink:href="https://www.tradingview.com/pine-script-reference/v6/#const_format.volume" text:style-name="Internet_20_link" text:visited-style-name="Visited_20_Internet_20_Link">format.volume</text:a>.</text:p>
      <text:p text:style-name="P3">precision (input int) The number of digits after the decimal point the plot's values show on the chart pane's y-axis, the script's status line, and the Data Window. Accepts a non-negative integer less than or equal to 16. The argument passed to this parameter supersedes the <text:span text:style-name="Source_20_Text">precision</text:span> parameter of the <text:a xlink:type="simple" xlink:href="https://www.tradingview.com/pine-script-reference/v6/#fun_indicator" text:style-name="Internet_20_link" text:visited-style-name="Visited_20_Internet_20_Link">indicator</text:a> and <text:a xlink:type="simple" xlink:href="https://www.tradingview.com/pine-script-reference/v6/#fun_strategy" text:style-name="Internet_20_link" text:visited-style-name="Visited_20_Internet_20_Link">strategy</text:a> functions. When the function's <text:span text:style-name="Source_20_Text">format</text:span> parameter uses <text:a xlink:type="simple" xlink:href="https://www.tradingview.com/pine-script-reference/v6/#const_format.volume" text:style-name="Internet_20_link" text:visited-style-name="Visited_20_Internet_20_Link">format.volume</text:a>, the <text:span text:style-name="Source_20_Text">precision</text:span> parameter will not affect the result, as the decimal precision rules defined by <text:a xlink:type="simple" xlink:href="https://www.tradingview.com/pine-script-reference/v6/#const_format.volume" text:style-name="Internet_20_link" text:visited-style-name="Visited_20_Internet_20_Link">format.volume</text:a> supersede other precision settings. Optional. The default is the <text:span text:style-name="Source_20_Text">precision</text:span> value used by the <text:a xlink:type="simple" xlink:href="https://www.tradingview.com/pine-script-reference/v6/#fun_indicator" text:style-name="Internet_20_link" text:visited-style-name="Visited_20_Internet_20_Link">indicator</text:a>/<text:a xlink:type="simple" xlink:href="https://www.tradingview.com/pine-script-reference/v6/#fun_strategy" text:style-name="Internet_20_link" text:visited-style-name="Visited_20_Internet_20_Link">strategy</text:a> function.</text:p>
      <text:p text:style-name="P3">force_overlay (const bool) If <text:a xlink:type="simple" xlink:href="https://www.tradingview.com/pine-script-reference/v6/#const_true" text:style-name="Internet_20_link" text:visited-style-name="Visited_20_Internet_20_Link">true</text:a>, the plotted results will display on the main chart pane, even when the script occupies a separate pane. Optional. The default is <text:a xlink:type="simple" xlink:href="https://www.tradingview.com/pine-script-reference/v6/#const_false" text:style-name="Internet_20_link" text:visited-style-name="Visited_20_Internet_20_Link">false</text:a>.</text:p>
      <text:p text:style-name="P3">Example</text:p>
      <text:section text:style-name="Sect1" text:name="Section632">
        <text:p text:style-name="P4"><text:bookmark text:name="fun_plotshape"/><text:span text:style-name="Source_20_Text">//@version=6</text:span></text:p>
        <text:p text:style-name="Preformatted_20_Text"><text:span text:style-name="Source_20_Text">indicator("plotshape example 1", overlay=true)</text:span></text:p>
        <text:p text:style-name="Preformatted_20_Text"><text:span text:style-name="Source_20_Text">data = close &gt;= open</text:span></text:p>
        <text:p text:style-name="P5"><text:span text:style-name="Source_20_Text">plotshape(data, style=shape.xcross)</text:span></text:p>
        <text:p text:style-name="P3">Remarks</text:p>
        <text:p text:style-name="P3">Use <text:a xlink:type="simple" xlink:href="https://www.tradingview.com/pine-script-reference/v6/#fun_plotshape" text:style-name="Internet_20_link" text:visited-style-name="Visited_20_Internet_20_Link">plotshape</text:a> function in conjunction with 'overlay=true' <text:a xlink:type="simple" xlink:href="https://www.tradingview.com/pine-script-reference/v6/#fun_indicator" text:style-name="Internet_20_link" text:visited-style-name="Visited_20_Internet_20_Link">indicator</text:a> parameter!</text:p>
        <text:p text:style-name="P3">See also</text:p>
        <text:p text:style-name="P3"><text:a xlink:type="simple" xlink:href="https://www.tradingview.com/pine-script-reference/v6/#fun_plot" text:style-name="Internet_20_link" text:visited-style-name="Visited_20_Internet_20_Link">plot</text:a><text:a xlink:type="simple" xlink:href="https://www.tradingview.com/pine-script-reference/v6/#fun_plotchar" text:style-name="Internet_20_link" text:visited-style-name="Visited_20_Internet_20_Link">plotchar</text:a><text:a xlink:type="simple" xlink:href="https://www.tradingview.com/pine-script-reference/v6/#fun_plotarrow" text:style-name="Internet_20_link" text:visited-style-name="Visited_20_Internet_20_Link">plotarrow</text:a><text:a xlink:type="simple" xlink:href="https://www.tradingview.com/pine-script-reference/v6/#fun_barcolor" text:style-name="Internet_20_link" text:visited-style-name="Visited_20_Internet_20_Link">barcolor</text:a><text:a xlink:type="simple" xlink:href="https://www.tradingview.com/pine-script-reference/v6/#fun_bgcolor" text:style-name="Internet_20_link" text:visited-style-name="Visited_20_Internet_20_Link">bgcolor</text:a></text:p>
      </text:section>
      <text:section text:style-name="Sect1" text:name="fun_polyline.delete">
        <text:h text:style-name="P2" text:outline-level="3">polyline.delete()</text:h>
      </text:section>
      <text:section text:style-name="Sect1" text:name="Section633">
        <text:p text:style-name="P6"><text:bookmark text:name="fun_polyline.delete"/>Deletes the specified <text:a xlink:type="simple" xlink:href="https://www.tradingview.com/pine-script-reference/v6/#type_polyline" text:style-name="Internet_20_link" text:visited-style-name="Visited_20_Internet_20_Link">polyline</text:a> object. It has no effect if the <text:span text:style-name="Source_20_Text">id</text:span> doesn't exist.</text:p>
        <text:p text:style-name="Text_20_body">Syntax</text:p>
        <text:p text:style-name="P5">polyline.delete(id) → void</text:p>
        <text:p text:style-name="P3">Arguments</text:p>
        <text:p text:style-name="P3">id (series polyline) The polyline ID to delete.</text:p>
      </text:section>
      <text:section text:style-name="Sect1" text:name="fun_polyline.new">
        <text:h text:style-name="P2" text:outline-level="3">polyline.new()</text:h>
      </text:section>
      <text:p text:style-name="P3">Creates a new <text:a xlink:type="simple" xlink:href="https://www.tradingview.com/pine-script-reference/v6/#type_polyline" text:style-name="Internet_20_link" text:visited-style-name="Visited_20_Internet_20_Link">polyline</text:a> instance and displays it on the chart, sequentially connecting all of the points in the <text:span text:style-name="Source_20_Text">points</text:span> array with line segments. The segments in the drawing can be straight or curved depending on the <text:span text:style-name="Source_20_Text">curved</text:span> parameter.</text:p>
      <text:p text:style-name="Text_20_body"><text:soft-page-break/>Syntax</text:p>
      <text:p text:style-name="P5">polyline.new(points, curved, closed, xloc, line_color, fill_color, line_style, line_width, force_overlay) → series polyline</text:p>
      <text:p text:style-name="P3">Arguments</text:p>
      <text:p text:style-name="P3">points (array&lt;chart.point&gt;) An array of <text:a xlink:type="simple" xlink:href="https://www.tradingview.com/pine-script-reference/v6/#type_chart.point" text:style-name="Internet_20_link" text:visited-style-name="Visited_20_Internet_20_Link">chart.point</text:a> objects for the drawing to sequentially connect.</text:p>
      <text:p text:style-name="P3">curved (series bool) If <text:a xlink:type="simple" xlink:href="https://www.tradingview.com/pine-script-reference/v6/#const_true" text:style-name="Internet_20_link" text:visited-style-name="Visited_20_Internet_20_Link">true</text:a>, the drawing will connect all points from the <text:span text:style-name="Source_20_Text">points</text:span> array using curved line segments. Optional. The default is <text:a xlink:type="simple" xlink:href="https://www.tradingview.com/pine-script-reference/v6/#const_false" text:style-name="Internet_20_link" text:visited-style-name="Visited_20_Internet_20_Link">false</text:a>.</text:p>
      <text:p text:style-name="P3">closed (series bool) If <text:a xlink:type="simple" xlink:href="https://www.tradingview.com/pine-script-reference/v6/#const_true" text:style-name="Internet_20_link" text:visited-style-name="Visited_20_Internet_20_Link">true</text:a>, the drawing will also connect the first point to the last point from the <text:span text:style-name="Source_20_Text">points</text:span> array, resulting in a closed polyline. Optional. The default is <text:a xlink:type="simple" xlink:href="https://www.tradingview.com/pine-script-reference/v6/#const_false" text:style-name="Internet_20_link" text:visited-style-name="Visited_20_Internet_20_Link">false</text:a>.</text:p>
      <text:p text:style-name="P3">xloc (series string) Determines the field of the <text:a xlink:type="simple" xlink:href="https://www.tradingview.com/pine-script-reference/v6/#type_chart.point" text:style-name="Internet_20_link" text:visited-style-name="Visited_20_Internet_20_Link">chart.point</text:a> objects in the <text:span text:style-name="Source_20_Text">points</text:span> array that the polyline will use for its x-coordinates. If <text:a xlink:type="simple" xlink:href="https://www.tradingview.com/pine-script-reference/v6/#const_xloc.bar_index" text:style-name="Internet_20_link" text:visited-style-name="Visited_20_Internet_20_Link">xloc.bar_index</text:a>, the polyline will use the <text:span text:style-name="Source_20_Text">index</text:span> field from each point. If <text:a xlink:type="simple" xlink:href="https://www.tradingview.com/pine-script-reference/v6/#const_xloc.bar_time" text:style-name="Internet_20_link" text:visited-style-name="Visited_20_Internet_20_Link">xloc.bar_time</text:a>, it will use the <text:span text:style-name="Source_20_Text">time</text:span> field. Optional. The default is <text:a xlink:type="simple" xlink:href="https://www.tradingview.com/pine-script-reference/v6/#const_xloc.bar_index" text:style-name="Internet_20_link" text:visited-style-name="Visited_20_Internet_20_Link">xloc.bar_index</text:a>.</text:p>
      <text:p text:style-name="P3">line_color (series color) The color of the line segments. Optional. The default is <text:a xlink:type="simple" xlink:href="https://www.tradingview.com/pine-script-reference/v6/#const_color.blue" text:style-name="Internet_20_link" text:visited-style-name="Visited_20_Internet_20_Link">color.blue</text:a>.</text:p>
      <text:p text:style-name="P3">fill_color (series color) The fill color of the polyline. Optional. The default is <text:a xlink:type="simple" xlink:href="https://www.tradingview.com/pine-script-reference/v6/#var_na" text:style-name="Internet_20_link" text:visited-style-name="Visited_20_Internet_20_Link">na</text:a>.</text:p>
      <text:p text:style-name="P3">line_style (series string) The style of the polyline. Possible values: <text:a xlink:type="simple" xlink:href="https://www.tradingview.com/pine-script-reference/v6/#const_line.style_solid" text:style-name="Internet_20_link" text:visited-style-name="Visited_20_Internet_20_Link">line.style_solid</text:a>, <text:a xlink:type="simple" xlink:href="https://www.tradingview.com/pine-script-reference/v6/#const_line.style_dotted" text:style-name="Internet_20_link" text:visited-style-name="Visited_20_Internet_20_Link">line.style_dotted</text:a>, <text:a xlink:type="simple" xlink:href="https://www.tradingview.com/pine-script-reference/v6/#const_line.style_dashed" text:style-name="Internet_20_link" text:visited-style-name="Visited_20_Internet_20_Link">line.style_dashed</text:a>, <text:a xlink:type="simple" xlink:href="https://www.tradingview.com/pine-script-reference/v6/#const_line.style_arrow_left" text:style-name="Internet_20_link" text:visited-style-name="Visited_20_Internet_20_Link">line.style_arrow_left</text:a>, <text:a xlink:type="simple" xlink:href="https://www.tradingview.com/pine-script-reference/v6/#const_line.style_arrow_right" text:style-name="Internet_20_link" text:visited-style-name="Visited_20_Internet_20_Link">line.style_arrow_right</text:a>, <text:a xlink:type="simple" xlink:href="https://www.tradingview.com/pine-script-reference/v6/#const_line.style_arrow_both" text:style-name="Internet_20_link" text:visited-style-name="Visited_20_Internet_20_Link">line.style_arrow_both</text:a>. Optional. The default is <text:a xlink:type="simple" xlink:href="https://www.tradingview.com/pine-script-reference/v6/#const_line.style_solid" text:style-name="Internet_20_link" text:visited-style-name="Visited_20_Internet_20_Link">line.style_solid</text:a>.</text:p>
      <text:p text:style-name="P3">line_width (series int) The width of the line segments, expressed in pixels. Optional. The default is 1.</text:p>
      <text:p text:style-name="P3">force_overlay (const bool) If <text:a xlink:type="simple" xlink:href="https://www.tradingview.com/pine-script-reference/v6/#const_true" text:style-name="Internet_20_link" text:visited-style-name="Visited_20_Internet_20_Link">true</text:a>, the drawing will display on the main chart pane, even when the script occupies a separate pane. Optional. The default is <text:a xlink:type="simple" xlink:href="https://www.tradingview.com/pine-script-reference/v6/#const_false" text:style-name="Internet_20_link" text:visited-style-name="Visited_20_Internet_20_Link">false</text:a>.</text:p>
      <text:p text:style-name="P3">Example</text:p>
      <text:section text:style-name="Sect1" text:name="Section634">
        <text:p text:style-name="P4"><text:bookmark text:name="fun_polyline.new"/><text:span text:style-name="Source_20_Text">//@version=6</text:span></text:p>
        <text:p text:style-name="Preformatted_20_Text"><text:span text:style-name="Source_20_Text">indicator("Polylines example", overlay = true)</text:span></text:p>
        <text:p text:style-name="Preformatted_20_Text"><text:span text:style-name="Source_20_Text">//@variable If `true`, connects all points in the polyline with curved line segments. </text:span></text:p>
        <text:p text:style-name="Preformatted_20_Text"><text:span text:style-name="Source_20_Text">bool curvedInput = input.bool(false, "Curve Polyline")</text:span></text:p>
        <text:p text:style-name="Preformatted_20_Text"><text:span text:style-name="Source_20_Text">//@variable If `true`, connects the first point in the polyline to the last point.</text:span></text:p>
        <text:p text:style-name="Preformatted_20_Text"><text:span text:style-name="Source_20_Text">bool closedInput = input.bool(true, "Close Polyline")</text:span></text:p>
        <text:p text:style-name="Preformatted_20_Text"><text:span text:style-name="Source_20_Text">//@variable The color of the space filled by the polyline.</text:span></text:p>
        <text:p text:style-name="Preformatted_20_Text"><text:span text:style-name="Source_20_Text">color fillcolor = input.color(color.new(color.blue, 90), "Fill Color")</text:span></text:p>
        <text:p text:style-name="Preformatted_20_Text"><text:span text:style-name="Source_20_Text">// Time and price inputs for the polyline's points. </text:span></text:p>
        <text:p text:style-name="Preformatted_20_Text"><text:span text:style-name="Source_20_Text">p1x = input.time(0,  "p1", confirm = true, inline = "p1")</text:span></text:p>
        <text:p text:style-name="Preformatted_20_Text"><text:span text:style-name="Source_20_Text">p1y = input.price(0, "  ", confirm = true, inline = "p1")</text:span></text:p>
        <text:p text:style-name="Preformatted_20_Text"><text:span text:style-name="Source_20_Text">p2x = input.time(0,  "p2", confirm = true, inline = "p2")</text:span></text:p>
        <text:p text:style-name="Preformatted_20_Text"><text:span text:style-name="Source_20_Text">p2y = input.price(0, "  ", confirm = true, inline = "p2")</text:span></text:p>
        <text:p text:style-name="Preformatted_20_Text"><text:span text:style-name="Source_20_Text">p3x = input.time(0,  "p3", confirm = true, inline = "p3")</text:span></text:p>
        <text:p text:style-name="Preformatted_20_Text"><text:span text:style-name="Source_20_Text">p3y = input.price(0, "  ", confirm = true, inline = "p3")</text:span></text:p>
        <text:p text:style-name="Preformatted_20_Text"><text:span text:style-name="Source_20_Text">p4x = input.time(0,  "p4", confirm = true, inline = "p4")</text:span></text:p>
        <text:p text:style-name="Preformatted_20_Text"><text:span text:style-name="Source_20_Text">p4y = input.price(0, "  ", confirm = true, inline = "p4")</text:span></text:p>
        <text:p text:style-name="Preformatted_20_Text"><text:span text:style-name="Source_20_Text">p5x = input.time(0,  "p5", confirm = true, inline = "p5")</text:span></text:p>
        <text:p text:style-name="Preformatted_20_Text"><text:span text:style-name="Source_20_Text">p5y = input.price(0, "  ", confirm = true, inline = "p5")</text:span></text:p>
        <text:p text:style-name="Preformatted_20_Text"><text:span text:style-name="Source_20_Text">if barstate.islastconfirmedhistory</text:span></text:p>
        <text:p text:style-name="Preformatted_20_Text"><text:span text:style-name="Source_20_Text">    //@variable An array of `chart.point` objects for the new polyline.</text:span></text:p>
        <text:p text:style-name="Preformatted_20_Text"><text:span text:style-name="Source_20_Text">    var points = array.new&lt;chart.point&gt;()</text:span></text:p>
        <text:p text:style-name="Preformatted_20_Text"><text:span text:style-name="Source_20_Text">    // Push new `chart.point` instances into the `points` array.</text:span></text:p>
        <text:p text:style-name="Preformatted_20_Text"><text:span text:style-name="Source_20_Text">    points.push(chart.point.from_time(p1x, p1y))</text:span></text:p>
        <text:p text:style-name="Preformatted_20_Text"><text:span text:style-name="Source_20_Text">    points.push(chart.point.from_time(p2x, p2y))</text:span></text:p>
        <text:p text:style-name="Preformatted_20_Text"><text:span text:style-name="Source_20_Text">    points.push(chart.point.from_time(p3x, p3y))</text:span></text:p>
        <text:p text:style-name="Preformatted_20_Text"><text:span text:style-name="Source_20_Text">    points.push(chart.point.from_time(p4x, p4y))</text:span></text:p>
        <text:p text:style-name="Preformatted_20_Text"><text:span text:style-name="Source_20_Text">    points.push(chart.point.from_time(p5x, p5y))</text:span></text:p>
        <text:p text:style-name="Preformatted_20_Text"><text:span text:style-name="Source_20_Text">    // Add labels for each `chart.point` in `points`.</text:span></text:p>
        <text:p text:style-name="Preformatted_20_Text"><text:span text:style-name="Source_20_Text">    l1p1 = label.new(points.get(0), text = "p1", xloc = xloc.bar_time, color = na)</text:span></text:p>
        <text:p text:style-name="Preformatted_20_Text"><text:span text:style-name="Source_20_Text">    l1p2 = label.new(points.get(1), text = "p2", xloc = xloc.bar_time, color = na)</text:span></text:p>
        <text:p text:style-name="Preformatted_20_Text"><text:span text:style-name="Source_20_Text">    l2p1 = label.new(points.get(2), text = "p3", xloc = xloc.bar_time, color = na)</text:span></text:p>
        <text:p text:style-name="Preformatted_20_Text"><text:span text:style-name="Source_20_Text">    l2p2 = label.new(points.get(3), text = "p4", xloc = xloc.bar_time, color = na)</text:span></text:p>
        <text:p text:style-name="Preformatted_20_Text"><text:span text:style-name="Source_20_Text">    // Create a new polyline that connects each `chart.point` in the `points` array, starting from the first.</text:span></text:p>
        <text:p text:style-name="P5"><text:span text:style-name="Source_20_Text">    polyline.new(points, curved = curvedInput, closed = closedInput, fill_color = fillcolor, xloc = xloc.bar_time)</text:span></text:p>
        <text:p text:style-name="P3">Returns</text:p>
        <text:p text:style-name="P3">The ID of a new polyline object that a script can use in other <text:span text:style-name="Source_20_Text">polyline.*()</text:span> functions.</text:p>
        <text:p text:style-name="P3">See also</text:p>
        <text:p text:style-name="P3"><text:a xlink:type="simple" xlink:href="https://www.tradingview.com/pine-script-reference/v6/#fun_chart.point.new" text:style-name="Internet_20_link" text:visited-style-name="Visited_20_Internet_20_Link">chart.point.new</text:a></text:p>
      </text:section>
      <text:section text:style-name="Sect1" text:name="fun_request.currency_rate">
        <text:h text:style-name="P2" text:outline-level="3">request.currency_rate()</text:h>
      </text:section>
      <text:p text:style-name="P3">Provides a daily rate that can be used to convert a value expressed in the <text:span text:style-name="Source_20_Text">from</text:span> currency to another in the <text:span text:style-name="Source_20_Text">to</text:span> currency.</text:p>
      <text:p text:style-name="Text_20_body">Syntax</text:p>
      <text:p text:style-name="P5">request.currency_rate(from, to, ignore_invalid_currency) → series float</text:p>
      <text:p text:style-name="P3">Arguments</text:p>
      <text:p text:style-name="P3">from (series string) The currency in which the value to be converted is expressed. Possible values: a three-letter string with the <text:a xlink:type="simple" xlink:href="https://en.wikipedia.org/wiki/ISO_4217#Active_codes" office:target-frame-name="_blank" xlink:show="new" text:style-name="Internet_20_link" text:visited-style-name="Visited_20_Internet_20_Link">currency code in the ISO 4217 format</text:a> (e.g. "USD"), or one of the built-in variables that return currency codes, like <text:a xlink:type="simple" xlink:href="https://www.tradingview.com/pine-script-reference/v6/#var_syminfo.currency" text:style-name="Internet_20_link" text:visited-style-name="Visited_20_Internet_20_Link">syminfo.currency</text:a> or <text:a xlink:type="simple" xlink:href="https://www.tradingview.com/pine-script-reference/v6/#const_currency.USD" text:style-name="Internet_20_link" text:visited-style-name="Visited_20_Internet_20_Link">currency.USD</text:a>.</text:p>
      <text:p text:style-name="P3">to (series string) The currency in which the value is to be converted. Possible values: a three-letter string with the <text:a xlink:type="simple" xlink:href="https://en.wikipedia.org/wiki/ISO_4217#Active_codes" office:target-frame-name="_blank" xlink:show="new" text:style-name="Internet_20_link" text:visited-style-name="Visited_20_Internet_20_Link">currency code in the ISO 4217 format</text:a> (e.g. "USD"), or one of the built-in variables that return currency codes, like <text:a xlink:type="simple" xlink:href="https://www.tradingview.com/pine-script-reference/v6/#var_syminfo.currency" text:style-name="Internet_20_link" text:visited-style-name="Visited_20_Internet_20_Link">syminfo.currency</text:a> or <text:a xlink:type="simple" xlink:href="https://www.tradingview.com/pine-script-reference/v6/#const_currency.USD" text:style-name="Internet_20_link" text:visited-style-name="Visited_20_Internet_20_Link">currency.USD</text:a>.</text:p>
      <text:p text:style-name="P3">ignore_invalid_currency (series bool) Determines the behavior of the function if a conversion rate between the two currencies cannot be calculated: if <text:a xlink:type="simple" xlink:href="https://www.tradingview.com/pine-script-reference/v6/#const_false" text:style-name="Internet_20_link" text:visited-style-name="Visited_20_Internet_20_Link">false</text:a>, the script will halt and return a runtime error; if <text:a xlink:type="simple" xlink:href="https://www.tradingview.com/pine-script-reference/v6/#const_true" text:style-name="Internet_20_link" text:visited-style-name="Visited_20_Internet_20_Link">true</text:a>, the function will return <text:a xlink:type="simple" xlink:href="https://www.tradingview.com/pine-script-reference/v6/#var_na" text:style-name="Internet_20_link" text:visited-style-name="Visited_20_Internet_20_Link">na</text:a> and execution will continue. Optional. The default is <text:a xlink:type="simple" xlink:href="https://www.tradingview.com/pine-script-reference/v6/#const_false" text:style-name="Internet_20_link" text:visited-style-name="Visited_20_Internet_20_Link">false</text:a>.</text:p>
      <text:p text:style-name="P3">Example</text:p>
      <text:section text:style-name="Sect1" text:name="Section635">
        <text:p text:style-name="P4"><text:bookmark text:name="fun_request.currency_rate"/><text:span text:style-name="Source_20_Text">//@version=6</text:span></text:p>
        <text:p text:style-name="Preformatted_20_Text"><text:span text:style-name="Source_20_Text">indicator("Close in British Pounds")</text:span></text:p>
        <text:p text:style-name="Preformatted_20_Text"><text:span text:style-name="Source_20_Text">rate = request.currency_rate(syminfo.currency, "GBP")</text:span></text:p>
        <text:p text:style-name="P5"><text:span text:style-name="Source_20_Text">plot(close * rate)</text:span></text:p>
        <text:p text:style-name="P3">Remarks</text:p>
        <text:p text:style-name="P3">If <text:span text:style-name="Source_20_Text">from</text:span> and <text:span text:style-name="Source_20_Text">to</text:span> arguments are equal, function returns 1. Please note that using this variable/function can cause <text:a xlink:type="simple" xlink:href="https://www.tradingview.com/pine-script-docs/concepts/repainting/" office:target-frame-name="_blank" xlink:show="new" text:style-name="Internet_20_link" text:visited-style-name="Visited_20_Internet_20_Link">indicator repainting</text:a>.</text:p>
      </text:section>
      <text:section text:style-name="Sect1" text:name="fun_request.dividends">
        <text:h text:style-name="P2" text:outline-level="3">request.dividends()</text:h>
      </text:section>
      <text:p text:style-name="P3">Requests dividends data for the specified symbol.</text:p>
      <text:p text:style-name="Text_20_body">Syntax</text:p>
      <text:p text:style-name="P5">request.dividends(ticker, field, gaps, lookahead, ignore_invalid_symbol, currency) → series float</text:p>
      <text:p text:style-name="P3">Arguments</text:p>
      <text:p text:style-name="P3">ticker (series string) Symbol. Note that the symbol should be passed with a prefix. For example: "NASDAQ:AAPL" instead of "AAPL". Using <text:a xlink:type="simple" xlink:href="https://www.tradingview.com/pine-script-reference/v6/#var_syminfo.ticker" text:style-name="Internet_20_link" text:visited-style-name="Visited_20_Internet_20_Link">syminfo.ticker</text:a> will cause an error. Use <text:a xlink:type="simple" xlink:href="https://www.tradingview.com/pine-script-reference/v6/#var_syminfo.tickerid" text:style-name="Internet_20_link" text:visited-style-name="Visited_20_Internet_20_Link">syminfo.tickerid</text:a> instead.</text:p>
      <text:p text:style-name="P3">field (series string) Input string. Possible values include: <text:a xlink:type="simple" xlink:href="https://www.tradingview.com/pine-script-reference/v6/#const_dividends.net" text:style-name="Internet_20_link" text:visited-style-name="Visited_20_Internet_20_Link">dividends.net</text:a>, <text:a xlink:type="simple" xlink:href="https://www.tradingview.com/pine-script-reference/v6/#const_dividends.gross" text:style-name="Internet_20_link" text:visited-style-name="Visited_20_Internet_20_Link">dividends.gross</text:a>. Default value is <text:a xlink:type="simple" xlink:href="https://www.tradingview.com/pine-script-reference/v6/#const_dividends.gross" text:style-name="Internet_20_link" text:visited-style-name="Visited_20_Internet_20_Link">dividends.gross</text:a>.</text:p>
      <text:p text:style-name="P3">gaps (simple barmerge_gaps) Merge strategy for the requested data (requested data automatically merges with the main series OHLC data). Possible values: <text:a xlink:type="simple" xlink:href="https://www.tradingview.com/pine-script-reference/v6/#const_barmerge.gaps_on" text:style-name="Internet_20_link" text:visited-style-name="Visited_20_Internet_20_Link">barmerge.gaps_on</text:a>, <text:a xlink:type="simple" xlink:href="https://www.tradingview.com/pine-script-reference/v6/#const_barmerge.gaps_off" text:style-name="Internet_20_link" text:visited-style-name="Visited_20_Internet_20_Link">barmerge.gaps_off</text:a>. <text:a xlink:type="simple" xlink:href="https://www.tradingview.com/pine-script-reference/v6/#const_barmerge.gaps_on" text:style-name="Internet_20_link" text:visited-style-name="Visited_20_Internet_20_Link">barmerge.gaps_on</text:a> - requested data is merged with possible gaps (<text:a xlink:type="simple" xlink:href="https://www.tradingview.com/pine-script-reference/v6/#var_na" text:style-name="Internet_20_link" text:visited-style-name="Visited_20_Internet_20_Link">na</text:a> values). <text:a xlink:type="simple" xlink:href="https://www.tradingview.com/pine-script-reference/v6/#const_barmerge.gaps_off" text:style-name="Internet_20_link" text:visited-style-name="Visited_20_Internet_20_Link">barmerge.gaps_off</text:a> - requested data is merged continuously without gaps, all the gaps are filled with the previous nearest existing values. Default value is <text:a xlink:type="simple" xlink:href="https://www.tradingview.com/pine-script-reference/v6/#const_barmerge.gaps_off" text:style-name="Internet_20_link" text:visited-style-name="Visited_20_Internet_20_Link">barmerge.gaps_off</text:a>.</text:p>
      <text:p text:style-name="P3">lookahead (simple barmerge_lookahead) Merge strategy for the requested data position. Possible values: <text:a xlink:type="simple" xlink:href="https://www.tradingview.com/pine-script-reference/v6/#const_barmerge.lookahead_on" text:style-name="Internet_20_link" text:visited-style-name="Visited_20_Internet_20_Link">barmerge.lookahead_on</text:a>, <text:a xlink:type="simple" xlink:href="https://www.tradingview.com/pine-script-reference/v6/#const_barmerge.lookahead_off" text:style-name="Internet_20_link" text:visited-style-name="Visited_20_Internet_20_Link">barmerge.lookahead_off</text:a>. Default value is <text:a xlink:type="simple" xlink:href="https://www.tradingview.com/pine-script-reference/v6/#const_barmerge.lookahead_off" text:style-name="Internet_20_link" text:visited-style-name="Visited_20_Internet_20_Link">barmerge.lookahead_off</text:a> starting from version 3. Note that behavour is the same on real-time, and differs only on history.</text:p>
      <text:p text:style-name="P3"><text:soft-page-break/>ignore_invalid_symbol (input bool) An optional parameter. Determines the behavior of the function if the specified symbol is not found: if false, the script will halt and return a runtime error; if true, the function will return na and execution will continue. The default value is false.</text:p>
      <text:p text:style-name="P3">currency (series string) Currency into which the symbol's currency-related dividends values (e.g. <text:a xlink:type="simple" xlink:href="https://www.tradingview.com/pine-script-reference/v6/#const_dividends.gross" text:style-name="Internet_20_link" text:visited-style-name="Visited_20_Internet_20_Link">dividends.gross</text:a>) are to be converted. The conversion rate depends on the previous daily value of a corresponding currency pair from the most popular exchange. A spread symbol is used if no exchange provides the rate directly. Possible values: a "string" representing a valid currency code (e.g., "USD" or "USDT") or a constant from the <text:span text:style-name="Source_20_Text">currency.*</text:span> namespace (e.g., <text:a xlink:type="simple" xlink:href="https://www.tradingview.com/pine-script-reference/v6/#const_currency.USD" text:style-name="Internet_20_link" text:visited-style-name="Visited_20_Internet_20_Link">currency.USD</text:a> or <text:a xlink:type="simple" xlink:href="https://www.tradingview.com/pine-script-reference/v6/#const_currency.USDT" text:style-name="Internet_20_link" text:visited-style-name="Visited_20_Internet_20_Link">currency.USDT</text:a>). The default is <text:a xlink:type="simple" xlink:href="https://www.tradingview.com/pine-script-reference/v6/#var_syminfo.currency" text:style-name="Internet_20_link" text:visited-style-name="Visited_20_Internet_20_Link">syminfo.currency</text:a>.</text:p>
      <text:p text:style-name="P3">Example</text:p>
      <text:section text:style-name="Sect1" text:name="Section636">
        <text:p text:style-name="P4"><text:bookmark text:name="fun_request.dividends"/><text:span text:style-name="Source_20_Text">//@version=6</text:span></text:p>
        <text:p text:style-name="Preformatted_20_Text"><text:span text:style-name="Source_20_Text">indicator("request.dividends")</text:span></text:p>
        <text:p text:style-name="Preformatted_20_Text"><text:span text:style-name="Source_20_Text">s1 = request.dividends("NASDAQ:BELFA")</text:span></text:p>
        <text:p text:style-name="Preformatted_20_Text"><text:span text:style-name="Source_20_Text">plot(s1)</text:span></text:p>
        <text:p text:style-name="Preformatted_20_Text"><text:span text:style-name="Source_20_Text">s2 = request.dividends("NASDAQ:BELFA", dividends.net, gaps=barmerge.gaps_on, lookahead=barmerge.lookahead_on)</text:span></text:p>
        <text:p text:style-name="P5"><text:span text:style-name="Source_20_Text">plot(s2)</text:span></text:p>
        <text:p text:style-name="P3">Returns</text:p>
        <text:p text:style-name="P3">Requested series, or n/a if there is no dividends data for the specified symbol.</text:p>
        <text:p text:style-name="P3">See also</text:p>
        <text:p text:style-name="P3"><text:a xlink:type="simple" xlink:href="https://www.tradingview.com/pine-script-reference/v6/#fun_request.earnings" text:style-name="Internet_20_link" text:visited-style-name="Visited_20_Internet_20_Link">request.earnings</text:a><text:a xlink:type="simple" xlink:href="https://www.tradingview.com/pine-script-reference/v6/#fun_request.splits" text:style-name="Internet_20_link" text:visited-style-name="Visited_20_Internet_20_Link">request.splits</text:a><text:a xlink:type="simple" xlink:href="https://www.tradingview.com/pine-script-reference/v6/#fun_request.security" text:style-name="Internet_20_link" text:visited-style-name="Visited_20_Internet_20_Link">request.security</text:a><text:a xlink:type="simple" xlink:href="https://www.tradingview.com/pine-script-reference/v6/#var_syminfo.tickerid" text:style-name="Internet_20_link" text:visited-style-name="Visited_20_Internet_20_Link">syminfo.tickerid</text:a></text:p>
      </text:section>
      <text:section text:style-name="Sect1" text:name="fun_request.earnings">
        <text:h text:style-name="P2" text:outline-level="3">request.earnings()</text:h>
      </text:section>
      <text:p text:style-name="P3">Requests earnings data for the specified symbol.</text:p>
      <text:p text:style-name="Text_20_body">Syntax</text:p>
      <text:p text:style-name="P5">request.earnings(ticker, field, gaps, lookahead, ignore_invalid_symbol, currency) → series float</text:p>
      <text:p text:style-name="P3">Arguments</text:p>
      <text:p text:style-name="P3">ticker (series string) Symbol. Note that the symbol should be passed with a prefix. For example: "NASDAQ:AAPL" instead of "AAPL". Using <text:a xlink:type="simple" xlink:href="https://www.tradingview.com/pine-script-reference/v6/#var_syminfo.ticker" text:style-name="Internet_20_link" text:visited-style-name="Visited_20_Internet_20_Link">syminfo.ticker</text:a> will cause an error. Use <text:a xlink:type="simple" xlink:href="https://www.tradingview.com/pine-script-reference/v6/#var_syminfo.tickerid" text:style-name="Internet_20_link" text:visited-style-name="Visited_20_Internet_20_Link">syminfo.tickerid</text:a> instead.</text:p>
      <text:p text:style-name="P3">field (series string) Input string. Possible values include: <text:a xlink:type="simple" xlink:href="https://www.tradingview.com/pine-script-reference/v6/#const_earnings.actual" text:style-name="Internet_20_link" text:visited-style-name="Visited_20_Internet_20_Link">earnings.actual</text:a>, <text:a xlink:type="simple" xlink:href="https://www.tradingview.com/pine-script-reference/v6/#const_earnings.estimate" text:style-name="Internet_20_link" text:visited-style-name="Visited_20_Internet_20_Link">earnings.estimate</text:a>, <text:a xlink:type="simple" xlink:href="https://www.tradingview.com/pine-script-reference/v6/#const_earnings.standardized" text:style-name="Internet_20_link" text:visited-style-name="Visited_20_Internet_20_Link">earnings.standardized</text:a>. Default value is <text:a xlink:type="simple" xlink:href="https://www.tradingview.com/pine-script-reference/v6/#const_earnings.actual" text:style-name="Internet_20_link" text:visited-style-name="Visited_20_Internet_20_Link">earnings.actual</text:a>.</text:p>
      <text:p text:style-name="P3">gaps (simple barmerge_gaps) Merge strategy for the requested data (requested data automatically merges with the main series OHLC data). Possible values: <text:a xlink:type="simple" xlink:href="https://www.tradingview.com/pine-script-reference/v6/#const_barmerge.gaps_on" text:style-name="Internet_20_link" text:visited-style-name="Visited_20_Internet_20_Link">barmerge.gaps_on</text:a>, <text:a xlink:type="simple" xlink:href="https://www.tradingview.com/pine-script-reference/v6/#const_barmerge.gaps_off" text:style-name="Internet_20_link" text:visited-style-name="Visited_20_Internet_20_Link">barmerge.gaps_off</text:a>. <text:a xlink:type="simple" xlink:href="https://www.tradingview.com/pine-script-reference/v6/#const_barmerge.gaps_on" text:style-name="Internet_20_link" text:visited-style-name="Visited_20_Internet_20_Link">barmerge.gaps_on</text:a> - requested data is merged with possible gaps (<text:a xlink:type="simple" xlink:href="https://www.tradingview.com/pine-script-reference/v6/#var_na" text:style-name="Internet_20_link" text:visited-style-name="Visited_20_Internet_20_Link">na</text:a> values). <text:a xlink:type="simple" xlink:href="https://www.tradingview.com/pine-script-reference/v6/#const_barmerge.gaps_off" text:style-name="Internet_20_link" text:visited-style-name="Visited_20_Internet_20_Link">barmerge.gaps_off</text:a> - requested data is merged continuously without gaps, all the gaps are filled with the previous nearest existing values. Default value is <text:a xlink:type="simple" xlink:href="https://www.tradingview.com/pine-script-reference/v6/#const_barmerge.gaps_off" text:style-name="Internet_20_link" text:visited-style-name="Visited_20_Internet_20_Link">barmerge.gaps_off</text:a>.</text:p>
      <text:p text:style-name="P3">lookahead (simple barmerge_lookahead) Merge strategy for the requested data position. Possible values: <text:a xlink:type="simple" xlink:href="https://www.tradingview.com/pine-script-reference/v6/#const_barmerge.lookahead_on" text:style-name="Internet_20_link" text:visited-style-name="Visited_20_Internet_20_Link">barmerge.lookahead_on</text:a>, <text:a xlink:type="simple" xlink:href="https://www.tradingview.com/pine-script-reference/v6/#const_barmerge.lookahead_off" text:style-name="Internet_20_link" text:visited-style-name="Visited_20_Internet_20_Link">barmerge.lookahead_off</text:a>. Default value is <text:a xlink:type="simple" xlink:href="https://www.tradingview.com/pine-script-reference/v6/#const_barmerge.lookahead_off" text:style-name="Internet_20_link" text:visited-style-name="Visited_20_Internet_20_Link">barmerge.lookahead_off</text:a> starting from version 3. Note that behavour is the same on real-time, and differs only on history.</text:p>
      <text:p text:style-name="P3">ignore_invalid_symbol (input bool) An optional parameter. Determines the behavior of the function if the specified symbol is not found: if false, the script will halt and return a runtime error; if true, the function will return na and execution will continue. The default value is false.</text:p>
      <text:p text:style-name="P3">currency (series string) Currency into which the symbol's currency-related earnings values (e.g. <text:a xlink:type="simple" xlink:href="https://www.tradingview.com/pine-script-reference/v6/#const_earnings.actual" text:style-name="Internet_20_link" text:visited-style-name="Visited_20_Internet_20_Link">earnings.actual</text:a>) are to be converted. The conversion rate depends on the previous daily value of a corresponding currency pair from the most popular exchange. A spread symbol is used if no exchange provides the rate directly. Possible values: a "string" representing a valid currency code (e.g., "USD" or "USDT") or a constant from the <text:span text:style-name="Source_20_Text">currency.*</text:span> namespace (e.g., <text:a xlink:type="simple" xlink:href="https://www.tradingview.com/pine-script-reference/v6/#const_currency.USD" text:style-name="Internet_20_link" text:visited-style-name="Visited_20_Internet_20_Link">currency.USD</text:a> or <text:a xlink:type="simple" xlink:href="https://www.tradingview.com/pine-script-reference/v6/#const_currency.USDT" text:style-name="Internet_20_link" text:visited-style-name="Visited_20_Internet_20_Link">currency.USDT</text:a>). The default is <text:a xlink:type="simple" xlink:href="https://www.tradingview.com/pine-script-reference/v6/#var_syminfo.currency" text:style-name="Internet_20_link" text:visited-style-name="Visited_20_Internet_20_Link">syminfo.currency</text:a>.</text:p>
      <text:p text:style-name="P3">Example</text:p>
      <text:section text:style-name="Sect1" text:name="Section637">
        <text:p text:style-name="P4"><text:bookmark text:name="fun_request.earnings"/><text:span text:style-name="Source_20_Text">//@version=6</text:span></text:p>
        <text:p text:style-name="Preformatted_20_Text"><text:span text:style-name="Source_20_Text">indicator("request.earnings")</text:span></text:p>
        <text:p text:style-name="Preformatted_20_Text"><text:span text:style-name="Source_20_Text">s1 = request.earnings("NASDAQ:BELFA")</text:span></text:p>
        <text:p text:style-name="Preformatted_20_Text"><text:span text:style-name="Source_20_Text">plot(s1)</text:span></text:p>
        <text:p text:style-name="Preformatted_20_Text"><text:span text:style-name="Source_20_Text">s2 = request.earnings("NASDAQ:BELFA", earnings.actual, gaps=barmerge.gaps_on, lookahead=barmerge.lookahead_on)</text:span></text:p>
        <text:p text:style-name="P5"><text:span text:style-name="Source_20_Text">plot(s2)</text:span></text:p>
        <text:p text:style-name="P3">Returns</text:p>
        <text:p text:style-name="P3">Requested series, or n/a if there is no earnings data for the specified symbol.</text:p>
        <text:p text:style-name="P3">See also</text:p>
        <text:p text:style-name="P3"><text:a xlink:type="simple" xlink:href="https://www.tradingview.com/pine-script-reference/v6/#fun_request.dividends" text:style-name="Internet_20_link" text:visited-style-name="Visited_20_Internet_20_Link">request.dividends</text:a><text:a xlink:type="simple" xlink:href="https://www.tradingview.com/pine-script-reference/v6/#fun_request.splits" text:style-name="Internet_20_link" text:visited-style-name="Visited_20_Internet_20_Link">request.splits</text:a><text:a xlink:type="simple" xlink:href="https://www.tradingview.com/pine-script-reference/v6/#fun_request.security" text:style-name="Internet_20_link" text:visited-style-name="Visited_20_Internet_20_Link">request.security</text:a><text:a xlink:type="simple" xlink:href="https://www.tradingview.com/pine-script-reference/v6/#var_syminfo.tickerid" text:style-name="Internet_20_link" text:visited-style-name="Visited_20_Internet_20_Link">syminfo.tickerid</text:a></text:p>
      </text:section>
      <text:section text:style-name="Sect1" text:name="fun_request.economic">
        <text:h text:style-name="P2" text:outline-level="3">request.economic()</text:h>
      </text:section>
      <text:p text:style-name="P3">Requests economic data for a symbol. Economic data includes information such as the state of a country's economy (GDP, inflation rate, etc.) or of a particular industry (steel production, ICU beds, etc.).</text:p>
      <text:p text:style-name="Text_20_body">Syntax</text:p>
      <text:p text:style-name="P5">request.economic(country_code, field, gaps, ignore_invalid_symbol) → series float</text:p>
      <text:p text:style-name="P3">Arguments</text:p>
      <text:p text:style-name="P3">country_code (series string) The code of the country (e.g. "US") or the region (e.g. "EU") for which the economic data is requested. The <text:a xlink:type="simple" xlink:href="https://www.tradingview.com/chart/?solution=43000665359" office:target-frame-name="_blank" xlink:show="new" text:style-name="Internet_20_link" text:visited-style-name="Visited_20_Internet_20_Link">Help Center article</text:a> lists the countries and their codes. The countries for which information is available vary with metrics. The <text:a xlink:type="simple" xlink:href="https://www.tradingview.com/support/folders/43000581956-list-of-available-economic-indicators/" office:target-frame-name="_blank" xlink:show="new" text:style-name="Internet_20_link" text:visited-style-name="Visited_20_Internet_20_Link">Help Center article for each metric</text:a> lists the countries for which the metric is available.</text:p>
      <text:p text:style-name="P3">field (series string) The code of the requested economic metric (e.g., "GDP"). The <text:a xlink:type="simple" xlink:href="https://www.tradingview.com/chart/?solution=43000665359" office:target-frame-name="_blank" xlink:show="new" text:style-name="Internet_20_link" text:visited-style-name="Visited_20_Internet_20_Link">Help Center article</text:a> lists the metrics and their codes.</text:p>
      <text:p text:style-name="P3">gaps (simple barmerge_gaps) Specifies how the returned values are merged on chart bars. Possible values: <text:a xlink:type="simple" xlink:href="https://www.tradingview.com/pine-script-reference/v6/#const_barmerge.gaps_off" text:style-name="Internet_20_link" text:visited-style-name="Visited_20_Internet_20_Link">barmerge.gaps_off</text:a>, <text:a xlink:type="simple" xlink:href="https://www.tradingview.com/pine-script-reference/v6/#const_barmerge.gaps_on" text:style-name="Internet_20_link" text:visited-style-name="Visited_20_Internet_20_Link">barmerge.gaps_on</text:a>. With <text:a xlink:type="simple" xlink:href="https://www.tradingview.com/pine-script-reference/v6/#const_barmerge.gaps_on" text:style-name="Internet_20_link" text:visited-style-name="Visited_20_Internet_20_Link">barmerge.gaps_on</text:a>, a value only appears on the current chart bar when it first becomes available from the function's context, otherwise <text:a xlink:type="simple" xlink:href="https://www.tradingview.com/pine-script-reference/v6/#var_na" text:style-name="Internet_20_link" text:visited-style-name="Visited_20_Internet_20_Link">na</text:a> is returned (thus a "gap" occurs). With <text:a xlink:type="simple" xlink:href="https://www.tradingview.com/pine-script-reference/v6/#const_barmerge.gaps_off" text:style-name="Internet_20_link" text:visited-style-name="Visited_20_Internet_20_Link">barmerge.gaps_off</text:a>, what would otherwise be gaps are filled with the latest known value returned, avoiding <text:a xlink:type="simple" xlink:href="https://www.tradingview.com/pine-script-reference/v6/#var_na" text:style-name="Internet_20_link" text:visited-style-name="Visited_20_Internet_20_Link">na</text:a> values. Optional. The default is <text:a xlink:type="simple" xlink:href="https://www.tradingview.com/pine-script-reference/v6/#const_barmerge.gaps_off" text:style-name="Internet_20_link" text:visited-style-name="Visited_20_Internet_20_Link">barmerge.gaps_off</text:a>.</text:p>
      <text:p text:style-name="P3">ignore_invalid_symbol (input bool) Determines the behavior of the function if the specified symbol is not found: if <text:a xlink:type="simple" xlink:href="https://www.tradingview.com/pine-script-reference/v6/#const_false" text:style-name="Internet_20_link" text:visited-style-name="Visited_20_Internet_20_Link">false</text:a>, the script will halt and return a runtime error; if <text:a xlink:type="simple" xlink:href="https://www.tradingview.com/pine-script-reference/v6/#const_true" text:style-name="Internet_20_link" text:visited-style-name="Visited_20_Internet_20_Link">true</text:a>, the function will return <text:a xlink:type="simple" xlink:href="https://www.tradingview.com/pine-script-reference/v6/#var_na" text:style-name="Internet_20_link" text:visited-style-name="Visited_20_Internet_20_Link">na</text:a> and execution will continue. Optional. The default is <text:a xlink:type="simple" xlink:href="https://www.tradingview.com/pine-script-reference/v6/#const_false" text:style-name="Internet_20_link" text:visited-style-name="Visited_20_Internet_20_Link">false</text:a>.</text:p>
      <text:p text:style-name="P3">Example</text:p>
      <text:section text:style-name="Sect1" text:name="Section638">
        <text:p text:style-name="P4"><text:bookmark text:name="fun_request.economic"/><text:span text:style-name="Source_20_Text">//@version=6</text:span></text:p>
        <text:p text:style-name="Preformatted_20_Text"><text:span text:style-name="Source_20_Text">indicator("US GDP")</text:span></text:p>
        <text:p text:style-name="Preformatted_20_Text"><text:span text:style-name="Source_20_Text">e = request.economic("US", "GDP")</text:span></text:p>
        <text:p text:style-name="P5"><text:span text:style-name="Source_20_Text">plot(e)</text:span></text:p>
        <text:p text:style-name="P3">Returns</text:p>
        <text:p text:style-name="P3">Requested series.</text:p>
        <text:p text:style-name="P3">Remarks</text:p>
        <text:p text:style-name="P3">Economic data can also be accessed from charts, just like a regular symbol. Use "ECONOMIC" as the exchange name and <text:span text:style-name="Source_20_Text">{country_code}{field}</text:span> as the ticker. The name of US GDP data is thus "ECONOMIC:USGDP".</text:p>
        <text:p text:style-name="P3">See also</text:p>
        <text:p text:style-name="P3"><text:a xlink:type="simple" xlink:href="https://www.tradingview.com/pine-script-reference/v6/#fun_request.financial" text:style-name="Internet_20_link" text:visited-style-name="Visited_20_Internet_20_Link">request.financial</text:a></text:p>
      </text:section>
      <text:section text:style-name="Sect1" text:name="fun_request.financial">
        <text:h text:style-name="P2" text:outline-level="3">request.financial()</text:h>
      </text:section>
      <text:p text:style-name="P3">Requests financial series for symbol.</text:p>
      <text:p text:style-name="Text_20_body">Syntax</text:p>
      <text:p text:style-name="P5">request.financial(symbol, financial_id, period, gaps, ignore_invalid_symbol, currency) → series float</text:p>
      <text:p text:style-name="P3">Arguments</text:p>
      <text:p text:style-name="P3">symbol (series string) Symbol. Note that the symbol should be passed with a prefix. For example: "NASDAQ:AAPL" instead of "AAPL".</text:p>
      <text:p text:style-name="P3">financial_id (series string) Financial identifier. You can find the list of available ids via our <text:a xlink:type="simple" xlink:href="https://www.tradingview.com/?solution=43000564727" office:target-frame-name="_blank" xlink:show="new" text:style-name="Internet_20_link" text:visited-style-name="Visited_20_Internet_20_Link">Help Center</text:a>.</text:p>
      <text:p text:style-name="P3">period (series string) Reporting period. Possible values are "TTM", "FY", "FQ", "FH", "D".</text:p>
      <text:p text:style-name="P3"><text:soft-page-break/>gaps (simple barmerge_gaps) Merge strategy for the requested data (requested data automatically merges with the main series: OHLC data). Possible values include: <text:a xlink:type="simple" xlink:href="https://www.tradingview.com/pine-script-reference/v6/#const_barmerge.gaps_on" text:style-name="Internet_20_link" text:visited-style-name="Visited_20_Internet_20_Link">barmerge.gaps_on</text:a>, <text:a xlink:type="simple" xlink:href="https://www.tradingview.com/pine-script-reference/v6/#const_barmerge.gaps_off" text:style-name="Internet_20_link" text:visited-style-name="Visited_20_Internet_20_Link">barmerge.gaps_off</text:a>. <text:a xlink:type="simple" xlink:href="https://www.tradingview.com/pine-script-reference/v6/#const_barmerge.gaps_on" text:style-name="Internet_20_link" text:visited-style-name="Visited_20_Internet_20_Link">barmerge.gaps_on</text:a> - requested data is merged with possible gaps (<text:a xlink:type="simple" xlink:href="https://www.tradingview.com/pine-script-reference/v6/#var_na" text:style-name="Internet_20_link" text:visited-style-name="Visited_20_Internet_20_Link">na</text:a> values). <text:a xlink:type="simple" xlink:href="https://www.tradingview.com/pine-script-reference/v6/#const_barmerge.gaps_off" text:style-name="Internet_20_link" text:visited-style-name="Visited_20_Internet_20_Link">barmerge.gaps_off</text:a> - requested data is merged continuously without gaps, all the gaps are filled with the previous, nearest existing values. Default value is <text:a xlink:type="simple" xlink:href="https://www.tradingview.com/pine-script-reference/v6/#const_barmerge.gaps_off" text:style-name="Internet_20_link" text:visited-style-name="Visited_20_Internet_20_Link">barmerge.gaps_off</text:a>.</text:p>
      <text:p text:style-name="P3">ignore_invalid_symbol (input bool) An optional parameter. Determines the behavior of the function if the specified symbol is not found: if false, the script will halt and return a runtime error; if true, the function will return na and execution will continue. The default value is false.</text:p>
      <text:p text:style-name="P3">currency (series string) Optional. Currency into which the symbol's financial metrics (e.g. Net Income) are to be converted. The conversion rate depends on the previous daily value of a corresponding currency pair from the most popular exchange. A spread symbol is used if no exchange provides the rate directly. Possible values: a "string" representing a valid currency code (e.g., "USD" or "USDT") or a constant from the <text:span text:style-name="Source_20_Text">currency.*</text:span> namespace (e.g., <text:a xlink:type="simple" xlink:href="https://www.tradingview.com/pine-script-reference/v6/#const_currency.USD" text:style-name="Internet_20_link" text:visited-style-name="Visited_20_Internet_20_Link">currency.USD</text:a> or <text:a xlink:type="simple" xlink:href="https://www.tradingview.com/pine-script-reference/v6/#const_currency.USDT" text:style-name="Internet_20_link" text:visited-style-name="Visited_20_Internet_20_Link">currency.USDT</text:a>). The default is <text:a xlink:type="simple" xlink:href="https://www.tradingview.com/pine-script-reference/v6/#var_syminfo.currency" text:style-name="Internet_20_link" text:visited-style-name="Visited_20_Internet_20_Link">syminfo.currency</text:a>.</text:p>
      <text:p text:style-name="P3">Example</text:p>
      <text:section text:style-name="Sect1" text:name="Section639">
        <text:p text:style-name="P4"><text:bookmark text:name="fun_request.financial"/><text:span text:style-name="Source_20_Text">//@version=6</text:span></text:p>
        <text:p text:style-name="Preformatted_20_Text"><text:span text:style-name="Source_20_Text">indicator("request.financial")</text:span></text:p>
        <text:p text:style-name="Preformatted_20_Text"><text:span text:style-name="Source_20_Text">f = request.financial("NASDAQ:MSFT", "ACCOUNTS_PAYABLE", "FY")</text:span></text:p>
        <text:p text:style-name="P5"><text:span text:style-name="Source_20_Text">plot(f)</text:span></text:p>
        <text:p text:style-name="P3">Returns</text:p>
        <text:p text:style-name="P3">Requested series.</text:p>
        <text:p text:style-name="P3">See also</text:p>
        <text:p text:style-name="P3"><text:a xlink:type="simple" xlink:href="https://www.tradingview.com/pine-script-reference/v6/#fun_request.security" text:style-name="Internet_20_link" text:visited-style-name="Visited_20_Internet_20_Link">request.security</text:a><text:a xlink:type="simple" xlink:href="https://www.tradingview.com/pine-script-reference/v6/#var_syminfo.tickerid" text:style-name="Internet_20_link" text:visited-style-name="Visited_20_Internet_20_Link">syminfo.tickerid</text:a></text:p>
      </text:section>
      <text:section text:style-name="Sect1" text:name="fun_request.quandl">
        <text:h text:style-name="P2" text:outline-level="3">request.quandl()</text:h>
      </text:section>
      <text:p text:style-name="P3"><text:span text:style-name="Emphasis">Note:</text:span> This function has been deprecated due to the API change from NASDAQ Data Link. Requests for "QUANDL" symbols are no longer valid and requests for them return a runtime error.</text:p>
      <text:p text:style-name="P3">Some of the data previously provided by this function is available on TradingView through other feeds, such as "BCHAIN" or "FRED". Use Symbol Search to look for such data based on its description. Commitment of Traders (COT) data can be requested using the official <text:a xlink:type="simple" xlink:href="https://www.tradingview.com/v/ysFf2OTq/" office:target-frame-name="_blank" xlink:show="new" text:style-name="Internet_20_link" text:visited-style-name="Visited_20_Internet_20_Link">LibraryCOT</text:a> library.</text:p>
      <text:p text:style-name="P3">Requests <text:a xlink:type="simple" xlink:href="https://data.nasdaq.com/" office:target-frame-name="_blank" xlink:show="new" text:style-name="Internet_20_link" text:visited-style-name="Visited_20_Internet_20_Link">Nasdaq Data Link</text:a> (formerly Quandl) data for a symbol.</text:p>
      <text:p text:style-name="Text_20_body">Syntax</text:p>
      <text:p text:style-name="P5">request.quandl(ticker, gaps, index, ignore_invalid_symbol) → series float</text:p>
      <text:p text:style-name="P3">Arguments</text:p>
      <text:p text:style-name="P3">ticker (series string) Symbol. Note that the name of a time series and Quandl data feed should be divided by a forward slash. For example: "CFTC/SB_FO_ALL".</text:p>
      <text:p text:style-name="P3">gaps (simple barmerge_gaps) Merge strategy for the requested data (requested data automatically merges with the main series: OHLC data). Possible values include: <text:a xlink:type="simple" xlink:href="https://www.tradingview.com/pine-script-reference/v6/#const_barmerge.gaps_on" text:style-name="Internet_20_link" text:visited-style-name="Visited_20_Internet_20_Link">barmerge.gaps_on</text:a>, <text:a xlink:type="simple" xlink:href="https://www.tradingview.com/pine-script-reference/v6/#const_barmerge.gaps_off" text:style-name="Internet_20_link" text:visited-style-name="Visited_20_Internet_20_Link">barmerge.gaps_off</text:a>. <text:a xlink:type="simple" xlink:href="https://www.tradingview.com/pine-script-reference/v6/#const_barmerge.gaps_on" text:style-name="Internet_20_link" text:visited-style-name="Visited_20_Internet_20_Link">barmerge.gaps_on</text:a> - requested data is merged with possible gaps (<text:a xlink:type="simple" xlink:href="https://www.tradingview.com/pine-script-reference/v6/#var_na" text:style-name="Internet_20_link" text:visited-style-name="Visited_20_Internet_20_Link">na</text:a> values). <text:a xlink:type="simple" xlink:href="https://www.tradingview.com/pine-script-reference/v6/#const_barmerge.gaps_off" text:style-name="Internet_20_link" text:visited-style-name="Visited_20_Internet_20_Link">barmerge.gaps_off</text:a> - requested data is merged continuously without gaps, all the gaps are filled with the previous, nearest existing values. Default value is <text:a xlink:type="simple" xlink:href="https://www.tradingview.com/pine-script-reference/v6/#const_barmerge.gaps_off" text:style-name="Internet_20_link" text:visited-style-name="Visited_20_Internet_20_Link">barmerge.gaps_off</text:a>.</text:p>
      <text:p text:style-name="P3">index (series int) A Quandl time-series column index.</text:p>
      <text:p text:style-name="P3">ignore_invalid_symbol (input bool) An optional parameter. Determines the behavior of the function if the specified symbol is not found: if false, the script will halt and return a runtime error; if true, the function will return na and execution will continue. The default value is false.</text:p>
      <text:p text:style-name="P3">Example</text:p>
      <text:section text:style-name="Sect1" text:name="Section640">
        <text:p text:style-name="P4"><text:bookmark text:name="fun_request.quandl"/><text:span text:style-name="Source_20_Text">//@version=6</text:span></text:p>
        <text:p text:style-name="Preformatted_20_Text"><text:span text:style-name="Source_20_Text">indicator("request.quandl")</text:span></text:p>
        <text:p text:style-name="Preformatted_20_Text"><text:span text:style-name="Source_20_Text">f = request.quandl("CFTC/SB_FO_ALL", barmerge.gaps_off, 0)</text:span></text:p>
        <text:p text:style-name="P5"><text:span text:style-name="Source_20_Text">plot(f)</text:span></text:p>
        <text:p text:style-name="P3">Returns</text:p>
        <text:p text:style-name="P3">Requested series.</text:p>
        <text:p text:style-name="P3">Remarks</text:p>
        <text:p text:style-name="P3">You can learn more about how to find ticker and index values in our <text:a xlink:type="simple" xlink:href="https://www.tradingview.com/chart/?solution=43000568613" office:target-frame-name="_blank" xlink:show="new" text:style-name="Internet_20_link" text:visited-style-name="Visited_20_Internet_20_Link">Help Center</text:a>.</text:p>
        <text:p text:style-name="P3">See also</text:p>
        <text:p text:style-name="P3"><text:a xlink:type="simple" xlink:href="https://www.tradingview.com/pine-script-reference/v6/#fun_request.security" text:style-name="Internet_20_link" text:visited-style-name="Visited_20_Internet_20_Link">request.security</text:a><text:a xlink:type="simple" xlink:href="https://www.tradingview.com/pine-script-reference/v6/#var_syminfo.tickerid" text:style-name="Internet_20_link" text:visited-style-name="Visited_20_Internet_20_Link">syminfo.tickerid</text:a></text:p>
      </text:section>
      <text:section text:style-name="Sect1" text:name="fun_request.security">
        <text:h text:style-name="P2" text:outline-level="3">request.security()</text:h>
      </text:section>
      <text:p text:style-name="P3">Requests the result of an expression from a specified context (symbol and timeframe).</text:p>
      <text:p text:style-name="Text_20_body">Syntax</text:p>
      <text:p text:style-name="P5">request.security(symbol, timeframe, expression, gaps, lookahead, ignore_invalid_symbol, currency, calc_bars_count) → series &lt;type&gt;</text:p>
      <text:p text:style-name="P3">Arguments</text:p>
      <text:p text:style-name="P3">symbol (series string) Symbol or ticker identifier of the requested data. Use an empty string or <text:a xlink:type="simple" xlink:href="https://www.tradingview.com/pine-script-reference/v6/#var_syminfo.tickerid" text:style-name="Internet_20_link" text:visited-style-name="Visited_20_Internet_20_Link">syminfo.tickerid</text:a> to request data using the chart's symbol. To retrieve data with additional modifiers (extended sessions, dividend adjustments, non-standard chart types like Heikin Ashi and Renko, etc.), create a custom ticker ID for the request using the functions in the <text:span text:style-name="Source_20_Text">ticker.*</text:span> namespace.</text:p>
      <text:p text:style-name="P3">timeframe (series string) Timeframe of the requested data. Use an empty string or <text:a xlink:type="simple" xlink:href="https://www.tradingview.com/pine-script-reference/v6/#var_timeframe.period" text:style-name="Internet_20_link" text:visited-style-name="Visited_20_Internet_20_Link">timeframe.period</text:a> to request data from the chart's timeframe or the <text:span text:style-name="Source_20_Text">timeframe</text:span> specified in the <text:a xlink:type="simple" xlink:href="https://www.tradingview.com/pine-script-reference/v6/#fun_indicator" text:style-name="Internet_20_link" text:visited-style-name="Visited_20_Internet_20_Link">indicator</text:a> function. To request data from a different timeframe, supply a valid timeframe string. See <text:a xlink:type="simple" xlink:href="https://www.tradingview.com/pine-script-docs/concepts/timeframes/#timeframe-string-specifications" office:target-frame-name="_blank" xlink:show="new" text:style-name="Internet_20_link" text:visited-style-name="Visited_20_Internet_20_Link">here</text:a> to learn about specifying timeframe strings.</text:p>
      <text:p text:style-name="P3">expression (variable, function, object, array, matrix, or map of series int/float/bool/string/color/enum, or a tuple of these) The expression to calculate and return from the requested context. It can accept a built-in variable like <text:a xlink:type="simple" xlink:href="https://www.tradingview.com/pine-script-reference/v6/#var_close" text:style-name="Internet_20_link" text:visited-style-name="Visited_20_Internet_20_Link">close</text:a>, a user-defined variable, an expression such as <text:span text:style-name="Source_20_Text">ta.change(close) / (high - low)</text:span>, a function call that does not use Pine Script® drawings, an <text:a xlink:type="simple" xlink:href="https://www.tradingview.com/pine-script-docs/language/objects/" office:target-frame-name="_blank" xlink:show="new" text:style-name="Internet_20_link" text:visited-style-name="Visited_20_Internet_20_Link">object</text:a>, a <text:a xlink:type="simple" xlink:href="https://www.tradingview.com/pine-script-docs/language/type-system/#collections" office:target-frame-name="_blank" xlink:show="new" text:style-name="Internet_20_link" text:visited-style-name="Visited_20_Internet_20_Link">collection</text:a>, or a tuple of expressions.</text:p>
      <text:p text:style-name="P3">gaps (simple barmerge_gaps) Specifies how the returned values are merged on chart bars. Possible values: <text:a xlink:type="simple" xlink:href="https://www.tradingview.com/pine-script-reference/v6/#const_barmerge.gaps_on" text:style-name="Internet_20_link" text:visited-style-name="Visited_20_Internet_20_Link">barmerge.gaps_on</text:a>, <text:a xlink:type="simple" xlink:href="https://www.tradingview.com/pine-script-reference/v6/#const_barmerge.gaps_off" text:style-name="Internet_20_link" text:visited-style-name="Visited_20_Internet_20_Link">barmerge.gaps_off</text:a>. With <text:a xlink:type="simple" xlink:href="https://www.tradingview.com/pine-script-reference/v6/#const_barmerge.gaps_on" text:style-name="Internet_20_link" text:visited-style-name="Visited_20_Internet_20_Link">barmerge.gaps_on</text:a> a value only appears on the current chart bar when it first becomes available from the function's context, otherwise <text:a xlink:type="simple" xlink:href="https://www.tradingview.com/pine-script-reference/v6/#var_na" text:style-name="Internet_20_link" text:visited-style-name="Visited_20_Internet_20_Link">na</text:a> is returned (thus a "gap" occurs). With <text:a xlink:type="simple" xlink:href="https://www.tradingview.com/pine-script-reference/v6/#const_barmerge.gaps_off" text:style-name="Internet_20_link" text:visited-style-name="Visited_20_Internet_20_Link">barmerge.gaps_off</text:a> what would otherwise be gaps are filled with the latest known value returned, avoiding <text:a xlink:type="simple" xlink:href="https://www.tradingview.com/pine-script-reference/v6/#var_na" text:style-name="Internet_20_link" text:visited-style-name="Visited_20_Internet_20_Link">na</text:a> values. Optional. The default is <text:a xlink:type="simple" xlink:href="https://www.tradingview.com/pine-script-reference/v6/#const_barmerge.gaps_off" text:style-name="Internet_20_link" text:visited-style-name="Visited_20_Internet_20_Link">barmerge.gaps_off</text:a>.</text:p>
      <text:p text:style-name="P3">lookahead (simple barmerge_lookahead) On historical bars only, returns data from the timeframe before it elapses. Possible values: <text:a xlink:type="simple" xlink:href="https://www.tradingview.com/pine-script-reference/v6/#const_barmerge.lookahead_on" text:style-name="Internet_20_link" text:visited-style-name="Visited_20_Internet_20_Link">barmerge.lookahead_on</text:a>, <text:a xlink:type="simple" xlink:href="https://www.tradingview.com/pine-script-reference/v6/#const_barmerge.lookahead_off" text:style-name="Internet_20_link" text:visited-style-name="Visited_20_Internet_20_Link">barmerge.lookahead_off</text:a>. Has no effect on realtime values. Optional. The default is <text:a xlink:type="simple" xlink:href="https://www.tradingview.com/pine-script-reference/v6/#const_barmerge.lookahead_off" text:style-name="Internet_20_link" text:visited-style-name="Visited_20_Internet_20_Link">barmerge.lookahead_off</text:a> starting from Pine Script® v3. The default is <text:a xlink:type="simple" xlink:href="https://www.tradingview.com/pine-script-reference/v6/#const_barmerge.lookahead_on" text:style-name="Internet_20_link" text:visited-style-name="Visited_20_Internet_20_Link">barmerge.lookahead_on</text:a> in v1 and v2. WARNING: Using <text:a xlink:type="simple" xlink:href="https://www.tradingview.com/pine-script-reference/v6/#const_barmerge.lookahead_on" text:style-name="Internet_20_link" text:visited-style-name="Visited_20_Internet_20_Link">barmerge.lookahead_on</text:a> at timeframes higher than the chart's without offsetting the <text:span text:style-name="Source_20_Text">expression</text:span> argument like in <text:span text:style-name="Source_20_Text">close[1]</text:span> will introduce future leak in scripts, as the function will then return the <text:span text:style-name="Source_20_Text">close</text:span> price before it is actually known in the current context. As is explained in the User Manual's page on <text:a xlink:type="simple" xlink:href="https://www.tradingview.com/pine-script-docs/concepts/repainting/#future-leak-with-request-security" office:target-frame-name="_blank" xlink:show="new" text:style-name="Internet_20_link" text:visited-style-name="Visited_20_Internet_20_Link">Repainting</text:a> this will produce misleading results.</text:p>
      <text:p text:style-name="P3">ignore_invalid_symbol (input bool) Determines the behavior of the function if the specified symbol is not found: if <text:a xlink:type="simple" xlink:href="https://www.tradingview.com/pine-script-reference/v6/#const_false" text:style-name="Internet_20_link" text:visited-style-name="Visited_20_Internet_20_Link">false</text:a>, the script will halt and throw a runtime error; if <text:a xlink:type="simple" xlink:href="https://www.tradingview.com/pine-script-reference/v6/#const_true" text:style-name="Internet_20_link" text:visited-style-name="Visited_20_Internet_20_Link">true</text:a>, the function will return <text:a xlink:type="simple" xlink:href="https://www.tradingview.com/pine-script-reference/v6/#var_na" text:style-name="Internet_20_link" text:visited-style-name="Visited_20_Internet_20_Link">na</text:a> and execution will continue. Optional. The default is <text:a xlink:type="simple" xlink:href="https://www.tradingview.com/pine-script-reference/v6/#const_false" text:style-name="Internet_20_link" text:visited-style-name="Visited_20_Internet_20_Link">false</text:a>.</text:p>
      <text:p text:style-name="P3">currency (series string) Optional. Specifies the target currency for converting values expressed in currency units (e.g., <text:a xlink:type="simple" xlink:href="https://www.tradingview.com/pine-script-reference/v6/#var_open" text:style-name="Internet_20_link" text:visited-style-name="Visited_20_Internet_20_Link">open</text:a>, <text:a xlink:type="simple" xlink:href="https://www.tradingview.com/pine-script-reference/v6/#var_high" text:style-name="Internet_20_link" text:visited-style-name="Visited_20_Internet_20_Link">high</text:a>, <text:a xlink:type="simple" xlink:href="https://www.tradingview.com/pine-script-reference/v6/#var_low" text:style-name="Internet_20_link" text:visited-style-name="Visited_20_Internet_20_Link">low</text:a>, <text:a xlink:type="simple" xlink:href="https://www.tradingview.com/pine-script-reference/v6/#var_close" text:style-name="Internet_20_link" text:visited-style-name="Visited_20_Internet_20_Link">close</text:a>) or expressions involving such values. Literal values such as <text:span text:style-name="Source_20_Text">200</text:span> are not converted. The conversion rate for monetary values depends on the previous daily value of a corresponding currency pair from the most popular exchange. A spread symbol is used if no exchange provides the rate directly. Possible values: a "string" representing a valid currency code (e.g., "USD" or "USDT") or a constant from the <text:span text:style-name="Source_20_Text">currency.*</text:span> namespace (e.g., <text:a xlink:type="simple" xlink:href="https://www.tradingview.com/pine-script-reference/v6/#const_currency.USD" text:style-name="Internet_20_link" text:visited-style-name="Visited_20_Internet_20_Link">currency.USD</text:a> or <text:a xlink:type="simple" xlink:href="https://www.tradingview.com/pine-script-reference/v6/#const_currency.USDT" text:style-name="Internet_20_link" text:visited-style-name="Visited_20_Internet_20_Link">currency.USDT</text:a>). The default is <text:a xlink:type="simple" xlink:href="https://www.tradingview.com/pine-script-reference/v6/#var_syminfo.currency" text:style-name="Internet_20_link" text:visited-style-name="Visited_20_Internet_20_Link">syminfo.currency</text:a>.</text:p>
      <text:p text:style-name="P3">calc_bars_count (simple int) If specified, the function will only request this number of values from the end of the symbol's history and calculate <text:span text:style-name="Source_20_Text">expression</text:span> as if these values are the only available data, which might improve calculation speed in some cases. Optional. The default is 100,000, which is the limit for all non-professional TradingView plans.</text:p>
      <text:p text:style-name="Text_20_body">Example</text:p>
      <text:p text:style-name="Preformatted_20_Text"><text:span text:style-name="Source_20_Text">//@version=6</text:span></text:p>
      <text:p text:style-name="Preformatted_20_Text"><text:span text:style-name="Source_20_Text">indicator("Simple `request.security()` calls")</text:span></text:p>
      <text:p text:style-name="Preformatted_20_Text"><text:span text:style-name="Source_20_Text">// Returns 1D close of the current symbol.</text:span></text:p>
      <text:p text:style-name="Preformatted_20_Text"><text:span text:style-name="Source_20_Text">dailyClose = request.security(syminfo.tickerid, "1D", close)</text:span></text:p>
      <text:p text:style-name="Preformatted_20_Text"><text:span text:style-name="Source_20_Text">plot(dailyClose)</text:span></text:p>
      <text:p text:style-name="Preformatted_20_Text"><text:span text:style-name="Source_20_Text">// Returns the close of "AAPL" from the same timeframe as currently open on the chart.</text:span></text:p>
      <text:p text:style-name="Preformatted_20_Text"><text:span text:style-name="Source_20_Text">aaplClose = request.security("AAPL", timeframe.period, close)</text:span></text:p>
      <text:p text:style-name="P5"><text:span text:style-name="Source_20_Text">plot(aaplClose)</text:span></text:p>
      <text:p text:style-name="P3">Example</text:p>
      <text:section text:style-name="Sect1" text:name="Section641">
        <text:p text:style-name="P4"><text:bookmark text:name="fun_request.security"/><text:span text:style-name="Source_20_Text">//@version=6</text:span></text:p>
        <text:p text:style-name="Preformatted_20_Text"><text:span text:style-name="Source_20_Text">indicator("Advanced `request.security()` calls")</text:span></text:p>
        <text:p text:style-name="Preformatted_20_Text"><text:span text:style-name="Source_20_Text">// This calculates a 10-period moving average on the active chart.</text:span></text:p>
        <text:p text:style-name="Preformatted_20_Text"><text:soft-page-break/><text:span text:style-name="Source_20_Text">sma = ta.sma(close, 10)</text:span></text:p>
        <text:p text:style-name="Preformatted_20_Text"><text:span text:style-name="Source_20_Text">// This sends the `sma` calculation for execution in the context of the "AAPL" symbol at a "240" (4 hours) timeframe.</text:span></text:p>
        <text:p text:style-name="Preformatted_20_Text"><text:span text:style-name="Source_20_Text">aaplSma = request.security("AAPL", "240", sma)</text:span></text:p>
        <text:p text:style-name="Preformatted_20_Text"><text:span text:style-name="Source_20_Text">plot(aaplSma)</text:span></text:p>
        <text:p text:style-name="Preformatted_20_Text"><text:span text:style-name="Source_20_Text">// To avoid differences on historical and realtime bars, you can use this technique, which only returns a value from the higher timeframe on the bar after it completes:</text:span></text:p>
        <text:p text:style-name="Preformatted_20_Text"><text:span text:style-name="Source_20_Text">indexHighTF = barstate.isrealtime ? 1 : 0</text:span></text:p>
        <text:p text:style-name="Preformatted_20_Text"><text:span text:style-name="Source_20_Text">indexCurrTF = barstate.isrealtime ? 0 : 1</text:span></text:p>
        <text:p text:style-name="Preformatted_20_Text"><text:span text:style-name="Source_20_Text">nonRepaintingClose = request.security(syminfo.tickerid, "1D", close[indexHighTF])[indexCurrTF]</text:span></text:p>
        <text:p text:style-name="Preformatted_20_Text"><text:span text:style-name="Source_20_Text">plot(nonRepaintingClose, "Non-repainting close")</text:span></text:p>
        <text:p text:style-name="Preformatted_20_Text"><text:span text:style-name="Source_20_Text">// Returns the 1H close of "AAPL", extended session included. The value is dividend-adjusted.</text:span></text:p>
        <text:p text:style-name="Preformatted_20_Text"><text:span text:style-name="Source_20_Text">extendedTicker = ticker.modify("NASDAQ:AAPL", session = session.extended, adjustment = adjustment.dividends)</text:span></text:p>
        <text:p text:style-name="Preformatted_20_Text"><text:span text:style-name="Source_20_Text">aaplExtAdj = request.security(extendedTicker, "60", close)</text:span></text:p>
        <text:p text:style-name="Preformatted_20_Text"><text:span text:style-name="Source_20_Text">plot(aaplExtAdj)</text:span></text:p>
        <text:p text:style-name="Preformatted_20_Text"><text:span text:style-name="Source_20_Text">// Returns the result of a user-defined function.</text:span></text:p>
        <text:p text:style-name="Preformatted_20_Text"><text:span text:style-name="Source_20_Text">// The `max` variable is mutable, but we can pass it to `request.security()` because it is wrapped in a function.</text:span></text:p>
        <text:p text:style-name="Preformatted_20_Text"><text:span text:style-name="Source_20_Text">allTimeHigh(source) =&gt;</text:span></text:p>
        <text:p text:style-name="Preformatted_20_Text"><text:span text:style-name="Source_20_Text">    var max = source</text:span></text:p>
        <text:p text:style-name="Preformatted_20_Text"><text:span text:style-name="Source_20_Text">    max := math.max(max, source)</text:span></text:p>
        <text:p text:style-name="Preformatted_20_Text"><text:span text:style-name="Source_20_Text">allTimeHigh1D = request.security(syminfo.tickerid, "1D", allTimeHigh(high))</text:span></text:p>
        <text:p text:style-name="Preformatted_20_Text"><text:span text:style-name="Source_20_Text">// By using a tuple `expression`, we obtain several values with only one `request.security()` call.</text:span></text:p>
        <text:p text:style-name="Preformatted_20_Text"><text:span text:style-name="Source_20_Text">[open1D, high1D, low1D, close1D, ema1D] = request.security(syminfo.tickerid, "1D", [open, high, low, close, ta.ema(close, 10)])</text:span></text:p>
        <text:p text:style-name="Preformatted_20_Text"><text:span text:style-name="Source_20_Text">plotcandle(open1D, high1D, low1D, close1D)</text:span></text:p>
        <text:p text:style-name="Preformatted_20_Text"><text:span text:style-name="Source_20_Text">plot(ema1D)</text:span></text:p>
        <text:p text:style-name="Preformatted_20_Text"><text:span text:style-name="Source_20_Text">// Returns an array containing the OHLC values of the chart's symbol from the 1D timeframe.</text:span></text:p>
        <text:p text:style-name="Preformatted_20_Text"><text:span text:style-name="Source_20_Text">ohlcArray = request.security(syminfo.tickerid, "1D", array.from(open, high, low, close))</text:span></text:p>
        <text:p text:style-name="P5"><text:span text:style-name="Source_20_Text">plotcandle(array.get(ohlcArray, 0), array.get(ohlcArray, 1), array.get(ohlcArray, 2), array.get(ohlcArray, 3))</text:span></text:p>
        <text:p text:style-name="P3">Returns</text:p>
        <text:p text:style-name="P3">A result determined by <text:span text:style-name="Source_20_Text">expression</text:span>.</text:p>
        <text:p text:style-name="P3">Remarks</text:p>
        <text:p text:style-name="P3">Scripts using this function might calculate differently on historical and realtime bars, leading to <text:a xlink:type="simple" xlink:href="https://www.tradingview.com/pine-script-docs/concepts/repainting/" office:target-frame-name="_blank" xlink:show="new" text:style-name="Internet_20_link" text:visited-style-name="Visited_20_Internet_20_Link">repainting</text:a>.</text:p>
        <text:p text:style-name="P3">A single script can contain no more than 40 unique <text:span text:style-name="Source_20_Text">request.*()</text:span> function calls. A call is unique only if it does not call the same function with the same arguments.</text:p>
        <text:p text:style-name="P3">When using two calls to a <text:span text:style-name="Source_20_Text">request.*()</text:span> function to evaluate the same expression from the same context with different <text:span text:style-name="Source_20_Text">calc_bars_count</text:span> values, the second call requests the same number of historical bars as the first. For example, if a script calls <text:span text:style-name="Source_20_Text">request.security("AAPL", "", close, calc_bars_count = 3)</text:span> after it calls <text:span text:style-name="Source_20_Text">request.security("AAPL", "", close, calc_bars_count = 5)</text:span>, the second call also uses five bars of historical data, not three.</text:p>
        <text:p text:style-name="P3">The symbol of a <text:span text:style-name="Source_20_Text">request.()</text:span> call can be <text:span text:style-name="Emphasis">inherited</text:span> if it is not specified precisely, i.e., if the <text:span text:style-name="Source_20_Text">symbol</text:span> argument is an empty string or <text:a xlink:type="simple" xlink:href="https://www.tradingview.com/pine-script-reference/v6/#var_syminfo.tickerid" text:style-name="Internet_20_link" text:visited-style-name="Visited_20_Internet_20_Link">syminfo.tickerid</text:a>. Similarly, the timeframe of a <text:span text:style-name="Source_20_Text">request.()</text:span> call can be inherited if the <text:span text:style-name="Source_20_Text">timeframe</text:span> argument is an empty string or <text:a xlink:type="simple" xlink:href="https://www.tradingview.com/pine-script-reference/v6/#var_timeframe.period" text:style-name="Internet_20_link" text:visited-style-name="Visited_20_Internet_20_Link">timeframe.period</text:a>. These values are normally taken from the chart on which the script is running. However, if <text:span text:style-name="Source_20_Text">request.*()</text:span> function A is called from within the expression of <text:span text:style-name="Source_20_Text">request.*()</text:span> function B, then function A can inherit the values from function B. See <text:a xlink:type="simple" xlink:href="https://www.tradingview.com/pine-script-docs/concepts/other-timeframes-and-data/#nested-requests" office:target-frame-name="_blank" xlink:show="new" text:style-name="Internet_20_link" text:visited-style-name="Visited_20_Internet_20_Link">here</text:a> for more information.</text:p>
        <text:p text:style-name="P3">See also</text:p>
        <text:p text:style-name="P3"><text:a xlink:type="simple" xlink:href="https://www.tradingview.com/pine-script-reference/v6/#var_syminfo.ticker" text:style-name="Internet_20_link" text:visited-style-name="Visited_20_Internet_20_Link">syminfo.ticker</text:a><text:a xlink:type="simple" xlink:href="https://www.tradingview.com/pine-script-reference/v6/#var_syminfo.tickerid" text:style-name="Internet_20_link" text:visited-style-name="Visited_20_Internet_20_Link">syminfo.tickerid</text:a><text:a xlink:type="simple" xlink:href="https://www.tradingview.com/pine-script-reference/v6/#var_timeframe.period" text:style-name="Internet_20_link" text:visited-style-name="Visited_20_Internet_20_Link">timeframe.period</text:a><text:a xlink:type="simple" xlink:href="https://www.tradingview.com/pine-script-reference/v6/#fun_ticker.new" text:style-name="Internet_20_link" text:visited-style-name="Visited_20_Internet_20_Link">ticker.new</text:a><text:a xlink:type="simple" xlink:href="https://www.tradingview.com/pine-script-reference/v6/#fun_ticker.modify" text:style-name="Internet_20_link" text:visited-style-name="Visited_20_Internet_20_Link">ticker.modify</text:a><text:a xlink:type="simple" xlink:href="https://www.tradingview.com/pine-script-reference/v6/#fun_request.security_lower_tf" text:style-name="Internet_20_link" text:visited-style-name="Visited_20_Internet_20_Link">request.security_lower_tf</text:a><text:a xlink:type="simple" xlink:href="https://www.tradingview.com/pine-script-reference/v6/#fun_request.dividends" text:style-name="Internet_20_link" text:visited-style-name="Visited_20_Internet_20_Link">request.dividends</text:a><text:a xlink:type="simple" xlink:href="https://www.tradingview.com/pine-script-reference/v6/#fun_request.earnings" text:style-name="Internet_20_link" text:visited-style-name="Visited_20_Internet_20_Link">request.earnings</text:a><text:a xlink:type="simple" xlink:href="https://www.tradingview.com/pine-script-reference/v6/#fun_request.splits" text:style-name="Internet_20_link" text:visited-style-name="Visited_20_Internet_20_Link">request.splits</text:a><text:a xlink:type="simple" xlink:href="https://www.tradingview.com/pine-script-reference/v6/#fun_request.financial" text:style-name="Internet_20_link" text:visited-style-name="Visited_20_Internet_20_Link">request.financial</text:a></text:p>
      </text:section>
      <text:section text:style-name="Sect1" text:name="fun_request.security_lower_tf">
        <text:h text:style-name="P2" text:outline-level="3">request.security_lower_tf()</text:h>
      </text:section>
      <text:p text:style-name="P3">Requests the results of an expression from a specified symbol on a timeframe lower than or equal to the chart's timeframe. It returns an <text:a xlink:type="simple" xlink:href="https://www.tradingview.com/pine-script-reference/v6/#type_array" text:style-name="Internet_20_link" text:visited-style-name="Visited_20_Internet_20_Link">array</text:a> containing one element for each lower-timeframe bar within the chart bar. On a 5-minute chart, requesting data using a <text:span text:style-name="Source_20_Text">timeframe</text:span> argument of "1" typically returns an array with five elements representing the value of the <text:span text:style-name="Source_20_Text">expression</text:span> on each 1-minute bar, ordered by time with the earliest value first.</text:p>
      <text:p text:style-name="Text_20_body">Syntax</text:p>
      <text:p text:style-name="P5">request.security_lower_tf(symbol, timeframe, expression, ignore_invalid_symbol, currency, ignore_invalid_timeframe, calc_bars_count) → array&lt;type&gt;</text:p>
      <text:p text:style-name="P3">Arguments</text:p>
      <text:p text:style-name="P3">symbol (series string) Symbol or ticker identifier of the requested data. Use an empty string or <text:a xlink:type="simple" xlink:href="https://www.tradingview.com/pine-script-reference/v6/#var_syminfo.tickerid" text:style-name="Internet_20_link" text:visited-style-name="Visited_20_Internet_20_Link">syminfo.tickerid</text:a> to request data using the chart's symbol. To retrieve data with additional modifiers (extended sessions, dividend adjustments, non-standard chart types like Heikin Ashi and Renko, etc.), create a custom ticker ID for the request using the functions in the <text:span text:style-name="Source_20_Text">ticker.*</text:span> namespace.</text:p>
      <text:p text:style-name="P3">timeframe (series string) Timeframe of the requested data. Use an empty string or <text:a xlink:type="simple" xlink:href="https://www.tradingview.com/pine-script-reference/v6/#var_timeframe.period" text:style-name="Internet_20_link" text:visited-style-name="Visited_20_Internet_20_Link">timeframe.period</text:a> to request data from the chart's timeframe or the <text:span text:style-name="Source_20_Text">timeframe</text:span> specified in the <text:a xlink:type="simple" xlink:href="https://www.tradingview.com/pine-script-reference/v6/#fun_indicator" text:style-name="Internet_20_link" text:visited-style-name="Visited_20_Internet_20_Link">indicator</text:a> function. To request data from a different timeframe, supply a valid timeframe string. See <text:a xlink:type="simple" xlink:href="https://www.tradingview.com/pine-script-docs/concepts/timeframes/#timeframe-string-specifications" office:target-frame-name="_blank" xlink:show="new" text:style-name="Internet_20_link" text:visited-style-name="Visited_20_Internet_20_Link">here</text:a> to learn about specifying timeframe strings.</text:p>
      <text:p text:style-name="P3">expression (variable, object or function of series int/float/bool/string/color/enum, or a tuple of these) The expression to calculate and return from the requested context. It can accept a built-in variable like <text:a xlink:type="simple" xlink:href="https://www.tradingview.com/pine-script-reference/v6/#var_close" text:style-name="Internet_20_link" text:visited-style-name="Visited_20_Internet_20_Link">close</text:a>, a user-defined variable, an expression such as <text:span text:style-name="Source_20_Text">ta.change(close) / (high - low)</text:span>, a function call that does not use Pine Script® drawings, an <text:a xlink:type="simple" xlink:href="https://www.tradingview.com/pine-script-docs/language/objects/" office:target-frame-name="_blank" xlink:show="new" text:style-name="Internet_20_link" text:visited-style-name="Visited_20_Internet_20_Link">object</text:a>, or a tuple of expressions. <text:a xlink:type="simple" xlink:href="https://www.tradingview.com/pine-script-docs/language/type-system/#collections" office:target-frame-name="_blank" xlink:show="new" text:style-name="Internet_20_link" text:visited-style-name="Visited_20_Internet_20_Link">Collections</text:a> are not allowed unless they are within the fields of an object</text:p>
      <text:p text:style-name="P3">ignore_invalid_symbol (series bool) Determines the behavior of the function if the specified symbol is not found: if <text:a xlink:type="simple" xlink:href="https://www.tradingview.com/pine-script-reference/v6/#const_false" text:style-name="Internet_20_link" text:visited-style-name="Visited_20_Internet_20_Link">false</text:a>, the script will halt and throw a runtime error; if <text:a xlink:type="simple" xlink:href="https://www.tradingview.com/pine-script-reference/v6/#const_true" text:style-name="Internet_20_link" text:visited-style-name="Visited_20_Internet_20_Link">true</text:a>, the function will return <text:a xlink:type="simple" xlink:href="https://www.tradingview.com/pine-script-reference/v6/#var_na" text:style-name="Internet_20_link" text:visited-style-name="Visited_20_Internet_20_Link">na</text:a> and execution will continue. Optional. The default is <text:a xlink:type="simple" xlink:href="https://www.tradingview.com/pine-script-reference/v6/#const_false" text:style-name="Internet_20_link" text:visited-style-name="Visited_20_Internet_20_Link">false</text:a>.</text:p>
      <text:p text:style-name="P3">currency (series string) Optional. Specifies the target currency for converting values expressed in currency units (e.g., <text:a xlink:type="simple" xlink:href="https://www.tradingview.com/pine-script-reference/v6/#var_open" text:style-name="Internet_20_link" text:visited-style-name="Visited_20_Internet_20_Link">open</text:a>, <text:a xlink:type="simple" xlink:href="https://www.tradingview.com/pine-script-reference/v6/#var_high" text:style-name="Internet_20_link" text:visited-style-name="Visited_20_Internet_20_Link">high</text:a>, <text:a xlink:type="simple" xlink:href="https://www.tradingview.com/pine-script-reference/v6/#var_low" text:style-name="Internet_20_link" text:visited-style-name="Visited_20_Internet_20_Link">low</text:a>, <text:a xlink:type="simple" xlink:href="https://www.tradingview.com/pine-script-reference/v6/#var_close" text:style-name="Internet_20_link" text:visited-style-name="Visited_20_Internet_20_Link">close</text:a>) or expressions involving such values. Literal values such as <text:span text:style-name="Source_20_Text">200</text:span> are not converted. The conversion rate for monetary values depends on the previous daily value of a corresponding currency pair from the most popular exchange. A spread symbol is used if no exchange provides the rate directly. Possible values: a "string" representing a valid currency code (e.g., "USD" or "USDT") or a constant from the <text:span text:style-name="Source_20_Text">currency.*</text:span> namespace (e.g., <text:a xlink:type="simple" xlink:href="https://www.tradingview.com/pine-script-reference/v6/#const_currency.USD" text:style-name="Internet_20_link" text:visited-style-name="Visited_20_Internet_20_Link">currency.USD</text:a> or <text:a xlink:type="simple" xlink:href="https://www.tradingview.com/pine-script-reference/v6/#const_currency.USDT" text:style-name="Internet_20_link" text:visited-style-name="Visited_20_Internet_20_Link">currency.USDT</text:a>). The default is <text:a xlink:type="simple" xlink:href="https://www.tradingview.com/pine-script-reference/v6/#var_syminfo.currency" text:style-name="Internet_20_link" text:visited-style-name="Visited_20_Internet_20_Link">syminfo.currency</text:a>.</text:p>
      <text:p text:style-name="P3">ignore_invalid_timeframe (series bool) Determines the behavior of the function when the chart's timeframe is smaller than the <text:span text:style-name="Source_20_Text">timeframe</text:span> used in the function call. If <text:a xlink:type="simple" xlink:href="https://www.tradingview.com/pine-script-reference/v6/#const_false" text:style-name="Internet_20_link" text:visited-style-name="Visited_20_Internet_20_Link">false</text:a>, the script will halt and throw a runtime error. If <text:a xlink:type="simple" xlink:href="https://www.tradingview.com/pine-script-reference/v6/#const_true" text:style-name="Internet_20_link" text:visited-style-name="Visited_20_Internet_20_Link">true</text:a>, the function will return <text:a xlink:type="simple" xlink:href="https://www.tradingview.com/pine-script-reference/v6/#var_na" text:style-name="Internet_20_link" text:visited-style-name="Visited_20_Internet_20_Link">na</text:a> and execution will continue. Optional. The default is <text:a xlink:type="simple" xlink:href="https://www.tradingview.com/pine-script-reference/v6/#const_false" text:style-name="Internet_20_link" text:visited-style-name="Visited_20_Internet_20_Link">false</text:a>.</text:p>
      <text:p text:style-name="P3">calc_bars_count (simple int) If specified, the function will only request this number of values from the end of the symbol's history and calculate <text:span text:style-name="Source_20_Text">expression</text:span> as if these values are the only available data, which might improve calculation speed in some cases. Optional. The default is 100,000, which is the limit for all non-professional TradingView plans.</text:p>
      <text:p text:style-name="P3">Example</text:p>
      <text:section text:style-name="Sect1" text:name="Section642">
        <text:p text:style-name="P4"><text:bookmark text:name="fun_request.security_lower_tf"/><text:span text:style-name="Source_20_Text">//@version=6</text:span></text:p>
        <text:p text:style-name="Preformatted_20_Text"><text:span text:style-name="Source_20_Text">indicator("`request.security_lower_tf()` Example", overlay = true)</text:span></text:p>
        <text:p text:style-name="Preformatted_20_Text"><text:span text:style-name="Source_20_Text">// If the current chart timeframe is set to 120 minutes, then the `arrayClose` array will contain two 'close' values from the 60 minute timeframe for each bar.</text:span></text:p>
        <text:p text:style-name="Preformatted_20_Text"><text:span text:style-name="Source_20_Text">arrClose = request.security_lower_tf(syminfo.tickerid, "60", close)</text:span></text:p>
        <text:p text:style-name="Preformatted_20_Text"><text:span text:style-name="Source_20_Text">if bar_index == last_bar_index - 1</text:span></text:p>
        <text:p text:style-name="P5"><text:span text:style-name="Source_20_Text">    label.new(bar_index, high, str.tostring(arrClose))</text:span></text:p>
        <text:p text:style-name="P3">Returns</text:p>
        <text:p text:style-name="P3">An array of a type determined by <text:span text:style-name="Source_20_Text">expression</text:span>, or a tuple of these.</text:p>
        <text:p text:style-name="P3">Remarks</text:p>
        <text:p text:style-name="P3">Scripts using this function might calculate differently on historical and realtime bars, leading to <text:a xlink:type="simple" xlink:href="https://www.tradingview.com/pine-script-docs/concepts/repainting/" office:target-frame-name="_blank" xlink:show="new" text:style-name="Internet_20_link" text:visited-style-name="Visited_20_Internet_20_Link">repainting</text:a>.</text:p>
        <text:p text:style-name="P3">Please note that spreads (e.g., "AAPL+MSFT*TSLA") do not always return reliable data with this function.</text:p>
        <text:p text:style-name="P3">A single script can contain no more than 40 unique <text:span text:style-name="Source_20_Text">request.*()</text:span> function calls. A call is unique only if it does not call the same function with the same arguments.</text:p>
        <text:p text:style-name="P3">When using two calls to a <text:span text:style-name="Source_20_Text">request.*()</text:span> function to evaluate the same expression from the same context with different <text:span text:style-name="Source_20_Text">calc_bars_count</text:span> values, the second call requests the same number of historical bars as the first. For example, if a script calls <text:span text:style-name="Source_20_Text">request.security("AAPL", "", close, calc_bars_count = 3)</text:span> after it calls <text:span text:style-name="Source_20_Text">request.security("AAPL", "", close, calc_bars_count = 5)</text:span>, the second call also uses five bars of historical data, not three.</text:p>
        <text:p text:style-name="P3">The symbol of a <text:span text:style-name="Source_20_Text">request.()</text:span> call can be <text:span text:style-name="Emphasis">inherited</text:span> if it is not specified precisely, i.e., if the <text:span text:style-name="Source_20_Text">symbol</text:span> argument is an empty string or <text:a xlink:type="simple" xlink:href="https://www.tradingview.com/pine-script-reference/v6/#var_syminfo.tickerid" text:style-name="Internet_20_link" text:visited-style-name="Visited_20_Internet_20_Link">syminfo.tickerid</text:a>. Similarly, the timeframe of a <text:span text:style-name="Source_20_Text">request.()</text:span> call can be inherited if the <text:span text:style-name="Source_20_Text">timeframe</text:span> argument is an empty string or <text:a xlink:type="simple" xlink:href="https://www.tradingview.com/pine-script-reference/v6/#var_timeframe.period" text:style-name="Internet_20_link" text:visited-style-name="Visited_20_Internet_20_Link">timeframe.period</text:a>. These values are normally taken from the chart that the script is running on. However, if <text:span text:style-name="Source_20_Text">request.*()</text:span> function A is called from within the expression of <text:span text:style-name="Source_20_Text">request.*()</text:span> function B, then function A can inherit the values from function B. See <text:a xlink:type="simple" xlink:href="https://www.tradingview.com/pine-script-docs/concepts/other-timeframes-and-data/#nested-requests" office:target-frame-name="_blank" xlink:show="new" text:style-name="Internet_20_link" text:visited-style-name="Visited_20_Internet_20_Link">here</text:a> for more information.</text:p>
        <text:p text:style-name="P3">See also</text:p>
        <text:p text:style-name="P3"><text:a xlink:type="simple" xlink:href="https://www.tradingview.com/pine-script-reference/v6/#fun_request.security" text:style-name="Internet_20_link" text:visited-style-name="Visited_20_Internet_20_Link">request.security</text:a><text:a xlink:type="simple" xlink:href="https://www.tradingview.com/pine-script-reference/v6/#var_syminfo.ticker" text:style-name="Internet_20_link" text:visited-style-name="Visited_20_Internet_20_Link">syminfo.ticker</text:a><text:a xlink:type="simple" xlink:href="https://www.tradingview.com/pine-script-reference/v6/#var_syminfo.tickerid" text:style-name="Internet_20_link" text:visited-style-name="Visited_20_Internet_20_Link">syminfo.tickerid</text:a><text:a xlink:type="simple" xlink:href="https://www.tradingview.com/pine-script-reference/v6/#var_timeframe.period" text:style-name="Internet_20_link" text:visited-style-name="Visited_20_Internet_20_Link">timeframe.period</text:a><text:a xlink:type="simple" xlink:href="https://www.tradingview.com/pine-script-reference/v6/#fun_ticker.new" text:style-name="Internet_20_link" text:visited-style-name="Visited_20_Internet_20_Link">ticker.new</text:a><text:a xlink:type="simple" xlink:href="https://www.tradingview.com/pine-script-reference/v6/#fun_request.dividends" text:style-name="Internet_20_link" text:visited-style-name="Visited_20_Internet_20_Link">request.dividends</text:a><text:a xlink:type="simple" xlink:href="https://www.tradingview.com/pine-script-reference/v6/#fun_request.earnings" text:style-name="Internet_20_link" text:visited-style-name="Visited_20_Internet_20_Link">request.earnings</text:a><text:a xlink:type="simple" xlink:href="https://www.tradingview.com/pine-script-reference/v6/#fun_request.splits" text:style-name="Internet_20_link" text:visited-style-name="Visited_20_Internet_20_Link">request.splits</text:a><text:a xlink:type="simple" xlink:href="https://www.tradingview.com/pine-script-reference/v6/#fun_request.financial" text:style-name="Internet_20_link" text:visited-style-name="Visited_20_Internet_20_Link">request.financial</text:a></text:p>
      </text:section>
      <text:section text:style-name="Sect1" text:name="fun_request.seed">
        <text:h text:style-name="P2" text:outline-level="3">request.seed()</text:h>
      </text:section>
      <text:p text:style-name="P3">Requests data from a user-maintained GitHub repository and returns it as a series. An in-depth tutorial on how to add new data can be found <text:a xlink:type="simple" xlink:href="https://github.com/tradingview-eod/pine-seeds-docs" office:target-frame-name="_blank" xlink:show="new" text:style-name="Internet_20_link" text:visited-style-name="Visited_20_Internet_20_Link">here</text:a>.</text:p>
      <text:p text:style-name="Text_20_body">Syntax</text:p>
      <text:p text:style-name="P5">request.seed(source, symbol, expression, ignore_invalid_symbol, calc_bars_count) → series &lt;type&gt;</text:p>
      <text:p text:style-name="P3"><text:soft-page-break/>Arguments</text:p>
      <text:p text:style-name="P3">source (series string) Name of the GitHub repository.</text:p>
      <text:p text:style-name="P3">symbol (series string) Name of the file in the GitHub repository containing the data. The ".csv" file extension must not be included.</text:p>
      <text:p text:style-name="P3">expression (&lt;arg_expr_type&gt;) An expression to be calculated and returned from the requested symbol's context. It can be a built-in variable like <text:a xlink:type="simple" xlink:href="https://www.tradingview.com/pine-script-reference/v6/#var_close" text:style-name="Internet_20_link" text:visited-style-name="Visited_20_Internet_20_Link">close</text:a>, an expression such as <text:span text:style-name="Source_20_Text">ta.sma(close, 100)</text:span>, a non-mutable variable previously calculated in the script, a function call that does not use Pine Script® drawings, an array, a matrix, or a tuple. Mutable variables are not allowed, unless they are enclosed in the body of a function used in the expression.</text:p>
      <text:p text:style-name="P3">ignore_invalid_symbol (input bool) Determines the behavior of the function if the specified symbol is not found: if <text:a xlink:type="simple" xlink:href="https://www.tradingview.com/pine-script-reference/v6/#const_false" text:style-name="Internet_20_link" text:visited-style-name="Visited_20_Internet_20_Link">false</text:a>, the script will halt and throw a runtime error; if <text:a xlink:type="simple" xlink:href="https://www.tradingview.com/pine-script-reference/v6/#const_true" text:style-name="Internet_20_link" text:visited-style-name="Visited_20_Internet_20_Link">true</text:a>, the function will return <text:a xlink:type="simple" xlink:href="https://www.tradingview.com/pine-script-reference/v6/#var_na" text:style-name="Internet_20_link" text:visited-style-name="Visited_20_Internet_20_Link">na</text:a> and execution will continue. Optional. The default is <text:a xlink:type="simple" xlink:href="https://www.tradingview.com/pine-script-reference/v6/#const_false" text:style-name="Internet_20_link" text:visited-style-name="Visited_20_Internet_20_Link">false</text:a>.</text:p>
      <text:p text:style-name="P3">calc_bars_count (simple int) If specified, the function will only request this number of values from the end of the symbol's history and calculate <text:span text:style-name="Source_20_Text">expression</text:span> as if these values are the only available data, which might improve calculation speed in some cases. Optional. The default is 100,000, which is the limit for all non-professional TradingView plans.</text:p>
      <text:p text:style-name="P3">Example</text:p>
      <text:section text:style-name="Sect1" text:name="Section643">
        <text:p text:style-name="P4"><text:bookmark text:name="fun_request.seed"/><text:span text:style-name="Source_20_Text">//@version=6</text:span></text:p>
        <text:p text:style-name="Preformatted_20_Text"><text:span text:style-name="Source_20_Text">indicator("BTC Development Activity")</text:span></text:p>
        <text:p text:style-name="Preformatted_20_Text"><text:span text:style-name="Source_20_Text">[devAct, devActSMA] = request.seed("seed_crypto_santiment", "BTC_DEV_ACTIVITY", [close, ta.sma(close, 10)])</text:span></text:p>
        <text:p text:style-name="Preformatted_20_Text"><text:span text:style-name="Source_20_Text">plot(devAct, "BTC Development Activity")</text:span></text:p>
        <text:p text:style-name="P5"><text:span text:style-name="Source_20_Text">plot(devActSMA, "BTC Development Activity SMA10", color = color.yellow)</text:span></text:p>
        <text:p text:style-name="P3">Returns</text:p>
        <text:p text:style-name="P3">Requested series or tuple of series, which may include array/matrix IDs.</text:p>
      </text:section>
      <text:section text:style-name="Sect1" text:name="fun_request.splits">
        <text:h text:style-name="P2" text:outline-level="3">request.splits()</text:h>
      </text:section>
      <text:p text:style-name="P3">Requests splits data for the specified symbol.</text:p>
      <text:p text:style-name="Text_20_body">Syntax</text:p>
      <text:p text:style-name="P5">request.splits(ticker, field, gaps, lookahead, ignore_invalid_symbol) → series float</text:p>
      <text:p text:style-name="P3">Arguments</text:p>
      <text:p text:style-name="P3">ticker (series string) Symbol. Note that the symbol should be passed with a prefix. For example: "NASDAQ:AAPL" instead of "AAPL". Using <text:a xlink:type="simple" xlink:href="https://www.tradingview.com/pine-script-reference/v6/#var_syminfo.ticker" text:style-name="Internet_20_link" text:visited-style-name="Visited_20_Internet_20_Link">syminfo.ticker</text:a> will cause an error. Use <text:a xlink:type="simple" xlink:href="https://www.tradingview.com/pine-script-reference/v6/#var_syminfo.tickerid" text:style-name="Internet_20_link" text:visited-style-name="Visited_20_Internet_20_Link">syminfo.tickerid</text:a> instead.</text:p>
      <text:p text:style-name="P3">field (series string) Input string. Possible values include: <text:a xlink:type="simple" xlink:href="https://www.tradingview.com/pine-script-reference/v6/#const_splits.denominator" text:style-name="Internet_20_link" text:visited-style-name="Visited_20_Internet_20_Link">splits.denominator</text:a>, <text:a xlink:type="simple" xlink:href="https://www.tradingview.com/pine-script-reference/v6/#const_splits.numerator" text:style-name="Internet_20_link" text:visited-style-name="Visited_20_Internet_20_Link">splits.numerator</text:a>.</text:p>
      <text:p text:style-name="P3">gaps (simple barmerge_gaps) Merge strategy for the requested data (requested data automatically merges with the main series OHLC data). Possible values: <text:a xlink:type="simple" xlink:href="https://www.tradingview.com/pine-script-reference/v6/#const_barmerge.gaps_on" text:style-name="Internet_20_link" text:visited-style-name="Visited_20_Internet_20_Link">barmerge.gaps_on</text:a>, <text:a xlink:type="simple" xlink:href="https://www.tradingview.com/pine-script-reference/v6/#const_barmerge.gaps_off" text:style-name="Internet_20_link" text:visited-style-name="Visited_20_Internet_20_Link">barmerge.gaps_off</text:a>. <text:a xlink:type="simple" xlink:href="https://www.tradingview.com/pine-script-reference/v6/#const_barmerge.gaps_on" text:style-name="Internet_20_link" text:visited-style-name="Visited_20_Internet_20_Link">barmerge.gaps_on</text:a> - requested data is merged with possible gaps (<text:a xlink:type="simple" xlink:href="https://www.tradingview.com/pine-script-reference/v6/#var_na" text:style-name="Internet_20_link" text:visited-style-name="Visited_20_Internet_20_Link">na</text:a> values). <text:a xlink:type="simple" xlink:href="https://www.tradingview.com/pine-script-reference/v6/#const_barmerge.gaps_off" text:style-name="Internet_20_link" text:visited-style-name="Visited_20_Internet_20_Link">barmerge.gaps_off</text:a> - requested data is merged continuously without gaps, all the gaps are filled with the previous nearest existing values. Default value is <text:a xlink:type="simple" xlink:href="https://www.tradingview.com/pine-script-reference/v6/#const_barmerge.gaps_off" text:style-name="Internet_20_link" text:visited-style-name="Visited_20_Internet_20_Link">barmerge.gaps_off</text:a>.</text:p>
      <text:p text:style-name="P3">lookahead (simple barmerge_lookahead) Merge strategy for the requested data position. Possible values: <text:a xlink:type="simple" xlink:href="https://www.tradingview.com/pine-script-reference/v6/#const_barmerge.lookahead_on" text:style-name="Internet_20_link" text:visited-style-name="Visited_20_Internet_20_Link">barmerge.lookahead_on</text:a>, <text:a xlink:type="simple" xlink:href="https://www.tradingview.com/pine-script-reference/v6/#const_barmerge.lookahead_off" text:style-name="Internet_20_link" text:visited-style-name="Visited_20_Internet_20_Link">barmerge.lookahead_off</text:a>. Default value is <text:a xlink:type="simple" xlink:href="https://www.tradingview.com/pine-script-reference/v6/#const_barmerge.lookahead_off" text:style-name="Internet_20_link" text:visited-style-name="Visited_20_Internet_20_Link">barmerge.lookahead_off</text:a> starting from version 3. Note that behavour is the same on real-time, and differs only on history.</text:p>
      <text:p text:style-name="P3">ignore_invalid_symbol (input bool) An optional parameter. Determines the behavior of the function if the specified symbol is not found: if false, the script will halt and return a runtime error; if true, the function will return na and execution will continue. The default value is false.</text:p>
      <text:p text:style-name="P3">Example</text:p>
      <text:section text:style-name="Sect1" text:name="Section644">
        <text:p text:style-name="P4"><text:bookmark text:name="fun_request.splits"/><text:span text:style-name="Source_20_Text">//@version=6</text:span></text:p>
        <text:p text:style-name="Preformatted_20_Text"><text:span text:style-name="Source_20_Text">indicator("request.splits")</text:span></text:p>
        <text:p text:style-name="Preformatted_20_Text"><text:span text:style-name="Source_20_Text">s1 = request.splits("NASDAQ:BELFA", splits.denominator)</text:span></text:p>
        <text:p text:style-name="Preformatted_20_Text"><text:span text:style-name="Source_20_Text">plot(s1)</text:span></text:p>
        <text:p text:style-name="Preformatted_20_Text"><text:span text:style-name="Source_20_Text">s2 = request.splits("NASDAQ:BELFA", splits.denominator, gaps=barmerge.gaps_on, lookahead=barmerge.lookahead_on)</text:span></text:p>
        <text:p text:style-name="P5"><text:span text:style-name="Source_20_Text">plot(s2)</text:span></text:p>
        <text:p text:style-name="P3">Returns</text:p>
        <text:p text:style-name="P3">Requested series, or n/a if there is no splits data for the specified symbol.</text:p>
        <text:p text:style-name="P3">See also</text:p>
        <text:p text:style-name="P3"><text:a xlink:type="simple" xlink:href="https://www.tradingview.com/pine-script-reference/v6/#fun_request.earnings" text:style-name="Internet_20_link" text:visited-style-name="Visited_20_Internet_20_Link">request.earnings</text:a><text:a xlink:type="simple" xlink:href="https://www.tradingview.com/pine-script-reference/v6/#fun_request.dividends" text:style-name="Internet_20_link" text:visited-style-name="Visited_20_Internet_20_Link">request.dividends</text:a><text:a xlink:type="simple" xlink:href="https://www.tradingview.com/pine-script-reference/v6/#fun_request.security" text:style-name="Internet_20_link" text:visited-style-name="Visited_20_Internet_20_Link">request.security</text:a><text:a xlink:type="simple" xlink:href="https://www.tradingview.com/pine-script-reference/v6/#var_syminfo.tickerid" text:style-name="Internet_20_link" text:visited-style-name="Visited_20_Internet_20_Link">syminfo.tickerid</text:a></text:p>
      </text:section>
      <text:section text:style-name="Sect1" text:name="fun_runtime.error">
        <text:h text:style-name="P2" text:outline-level="3">runtime.error()</text:h>
      </text:section>
      <text:section text:style-name="Sect1" text:name="Section645">
        <text:p text:style-name="P6"><text:bookmark text:name="fun_runtime.error"/>When called, causes a runtime error with the error message specified in the <text:span text:style-name="Source_20_Text">message</text:span> argument.</text:p>
        <text:p text:style-name="Text_20_body">Syntax</text:p>
        <text:p text:style-name="P5">runtime.error(message) → void</text:p>
        <text:p text:style-name="P3">Arguments</text:p>
        <text:p text:style-name="P3">message (series string) Error message.</text:p>
      </text:section>
      <text:section text:style-name="Sect1" text:name="fun_second">
        <text:h text:style-name="P2" text:outline-level="3">second()</text:h>
        <text:p text:style-name="P3">2 overloads</text:p>
      </text:section>
      <text:section text:style-name="Sect1" text:name="Section646">
        <text:p text:style-name="P7"><text:bookmark text:name="fun_second"/>Syntax &amp; Overloads</text:p>
        <text:p text:style-name="P5"><text:a xlink:type="simple" xlink:href="https://www.tradingview.com/pine-script-reference/v6/#fun_second-0" text:style-name="Internet_20_link" text:visited-style-name="Visited_20_Internet_20_Link">second(time) → series int</text:a></text:p>
        <text:p text:style-name="P5"><text:a xlink:type="simple" xlink:href="https://www.tradingview.com/pine-script-reference/v6/#fun_second-1" text:style-name="Internet_20_link" text:visited-style-name="Visited_20_Internet_20_Link">second(time, timezone) → series int</text:a></text:p>
        <text:p text:style-name="P3">Arguments</text:p>
        <text:p text:style-name="P3">time (series int) UNIX time in milliseconds.</text:p>
        <text:p text:style-name="P3">Returns</text:p>
        <text:p text:style-name="P3">Second (in exchange timezone) for provided UNIX time.</text:p>
        <text:p text:style-name="P3">Remarks</text:p>
        <text:p text:style-name="P3">UNIX time is the number of milliseconds that have elapsed since 00:00:00 UTC, 1 January 1970.</text:p>
        <text:p text:style-name="P3">See also</text:p>
        <text:p text:style-name="P3"><text:a xlink:type="simple" xlink:href="https://www.tradingview.com/pine-script-reference/v6/#var_second" text:style-name="Internet_20_link" text:visited-style-name="Visited_20_Internet_20_Link">second</text:a><text:a xlink:type="simple" xlink:href="https://www.tradingview.com/pine-script-reference/v6/#fun_time" text:style-name="Internet_20_link" text:visited-style-name="Visited_20_Internet_20_Link">time</text:a><text:a xlink:type="simple" xlink:href="https://www.tradingview.com/pine-script-reference/v6/#fun_year" text:style-name="Internet_20_link" text:visited-style-name="Visited_20_Internet_20_Link">year</text:a><text:a xlink:type="simple" xlink:href="https://www.tradingview.com/pine-script-reference/v6/#fun_month" text:style-name="Internet_20_link" text:visited-style-name="Visited_20_Internet_20_Link">month</text:a><text:a xlink:type="simple" xlink:href="https://www.tradingview.com/pine-script-reference/v6/#fun_dayofmonth" text:style-name="Internet_20_link" text:visited-style-name="Visited_20_Internet_20_Link">dayofmonth</text:a><text:a xlink:type="simple" xlink:href="https://www.tradingview.com/pine-script-reference/v6/#fun_dayofweek" text:style-name="Internet_20_link" text:visited-style-name="Visited_20_Internet_20_Link">dayofweek</text:a><text:a xlink:type="simple" xlink:href="https://www.tradingview.com/pine-script-reference/v6/#fun_hour" text:style-name="Internet_20_link" text:visited-style-name="Visited_20_Internet_20_Link">hour</text:a><text:a xlink:type="simple" xlink:href="https://www.tradingview.com/pine-script-reference/v6/#fun_minute" text:style-name="Internet_20_link" text:visited-style-name="Visited_20_Internet_20_Link">minute</text:a></text:p>
      </text:section>
      <text:section text:style-name="Sect1" text:name="fun_str.contains">
        <text:h text:style-name="P2" text:outline-level="3">str.contains()</text:h>
        <text:p text:style-name="P3">3 overloads</text:p>
      </text:section>
      <text:p text:style-name="P3">Returns true if the <text:span text:style-name="Source_20_Text">source</text:span> string contains the <text:span text:style-name="Source_20_Text">str</text:span> substring, false otherwise.</text:p>
      <text:p text:style-name="Text_20_body">Syntax &amp; Overloads</text:p>
      <text:p text:style-name="P5"><text:a xlink:type="simple" xlink:href="https://www.tradingview.com/pine-script-reference/v6/#fun_str.contains-0" text:style-name="Internet_20_link" text:visited-style-name="Visited_20_Internet_20_Link">str.contains(source, str) → const bool</text:a></text:p>
      <text:p text:style-name="P5"><text:a xlink:type="simple" xlink:href="https://www.tradingview.com/pine-script-reference/v6/#fun_str.contains-1" text:style-name="Internet_20_link" text:visited-style-name="Visited_20_Internet_20_Link">str.contains(source, str) → simple bool</text:a></text:p>
      <text:p text:style-name="P5"><text:a xlink:type="simple" xlink:href="https://www.tradingview.com/pine-script-reference/v6/#fun_str.contains-2" text:style-name="Internet_20_link" text:visited-style-name="Visited_20_Internet_20_Link">str.contains(source, str) → series bool</text:a></text:p>
      <text:p text:style-name="P3">Arguments</text:p>
      <text:p text:style-name="P3">source (const string) Source string.</text:p>
      <text:p text:style-name="P3">str (const string) The substring to search for.</text:p>
      <text:p text:style-name="P3">Example</text:p>
      <text:section text:style-name="Sect1" text:name="Section647">
        <text:p text:style-name="P4"><text:bookmark text:name="fun_str.contains"/><text:span text:style-name="Source_20_Text">//@version=6</text:span></text:p>
        <text:p text:style-name="Preformatted_20_Text"><text:soft-page-break/><text:span text:style-name="Source_20_Text">indicator("str.contains")</text:span></text:p>
        <text:p text:style-name="Preformatted_20_Text"><text:span text:style-name="Source_20_Text">// If the current chart is a continuous futures chart, e.g “BTC1!”, then the function will return true, false otherwise.</text:span></text:p>
        <text:p text:style-name="Preformatted_20_Text"><text:span text:style-name="Source_20_Text">var isFutures = str.contains(syminfo.tickerid, "!")</text:span></text:p>
        <text:p text:style-name="P5"><text:span text:style-name="Source_20_Text">plot(isFutures ? 1 : 0)</text:span></text:p>
        <text:p text:style-name="P3">Returns</text:p>
        <text:p text:style-name="P3">True if the <text:span text:style-name="Source_20_Text">str</text:span> was found in the <text:span text:style-name="Source_20_Text">source</text:span> string, false otherwise.</text:p>
        <text:p text:style-name="P3">See also</text:p>
        <text:p text:style-name="P3"><text:a xlink:type="simple" xlink:href="https://www.tradingview.com/pine-script-reference/v6/#fun_str.pos" text:style-name="Internet_20_link" text:visited-style-name="Visited_20_Internet_20_Link">str.pos</text:a><text:a xlink:type="simple" xlink:href="https://www.tradingview.com/pine-script-reference/v6/#fun_str.match" text:style-name="Internet_20_link" text:visited-style-name="Visited_20_Internet_20_Link">str.match</text:a></text:p>
      </text:section>
      <text:section text:style-name="Sect1" text:name="fun_str.endswith">
        <text:h text:style-name="P2" text:outline-level="3">str.endswith()</text:h>
        <text:p text:style-name="P3">3 overloads</text:p>
      </text:section>
      <text:section text:style-name="Sect1" text:name="Section648">
        <text:p text:style-name="P6"><text:bookmark text:name="fun_str.endswith"/>Returns true if the <text:span text:style-name="Source_20_Text">source</text:span> string ends with the substring specified in <text:span text:style-name="Source_20_Text">str</text:span>, false otherwise.</text:p>
        <text:p text:style-name="Text_20_body">Syntax &amp; Overloads</text:p>
        <text:p text:style-name="P5"><text:a xlink:type="simple" xlink:href="https://www.tradingview.com/pine-script-reference/v6/#fun_str.endswith-0" text:style-name="Internet_20_link" text:visited-style-name="Visited_20_Internet_20_Link">str.endswith(source, str) → const bool</text:a></text:p>
        <text:p text:style-name="P5"><text:a xlink:type="simple" xlink:href="https://www.tradingview.com/pine-script-reference/v6/#fun_str.endswith-1" text:style-name="Internet_20_link" text:visited-style-name="Visited_20_Internet_20_Link">str.endswith(source, str) → simple bool</text:a></text:p>
        <text:p text:style-name="P5"><text:a xlink:type="simple" xlink:href="https://www.tradingview.com/pine-script-reference/v6/#fun_str.endswith-2" text:style-name="Internet_20_link" text:visited-style-name="Visited_20_Internet_20_Link">str.endswith(source, str) → series bool</text:a></text:p>
        <text:p text:style-name="P3">Arguments</text:p>
        <text:p text:style-name="P3">source (const string) Source string.</text:p>
        <text:p text:style-name="P3">str (const string) The substring to search for.</text:p>
        <text:p text:style-name="P3">Returns</text:p>
        <text:p text:style-name="P3">True if the <text:span text:style-name="Source_20_Text">source</text:span> string ends with the substring specified in <text:span text:style-name="Source_20_Text">str</text:span>, false otherwise.</text:p>
        <text:p text:style-name="P3">See also</text:p>
        <text:p text:style-name="P3"><text:a xlink:type="simple" xlink:href="https://www.tradingview.com/pine-script-reference/v6/#fun_str.startswith" text:style-name="Internet_20_link" text:visited-style-name="Visited_20_Internet_20_Link">str.startswith</text:a></text:p>
      </text:section>
      <text:section text:style-name="Sect1" text:name="fun_str.format">
        <text:h text:style-name="P2" text:outline-level="3">str.format()</text:h>
        <text:p text:style-name="P3">2 overloads</text:p>
      </text:section>
      <text:p text:style-name="P3">Converts the formatting string and value(s) into a formatted string. The formatting string can contain literal text and one placeholder in curly braces {} for each value to be formatted. Each placeholder consists of the index of the required argument (beginning at 0) that will replace it, and an optional format specifier. The index represents the position of that argument in the str.format argument list.</text:p>
      <text:p text:style-name="Text_20_body">Syntax &amp; Overloads</text:p>
      <text:p text:style-name="P5"><text:a xlink:type="simple" xlink:href="https://www.tradingview.com/pine-script-reference/v6/#fun_str.format-0" text:style-name="Internet_20_link" text:visited-style-name="Visited_20_Internet_20_Link">str.format(formatString, arg0, arg1, ...) → simple string</text:a></text:p>
      <text:p text:style-name="P5"><text:a xlink:type="simple" xlink:href="https://www.tradingview.com/pine-script-reference/v6/#fun_str.format-1" text:style-name="Internet_20_link" text:visited-style-name="Visited_20_Internet_20_Link">str.format(formatString, arg0, arg1, ...) → series string</text:a></text:p>
      <text:p text:style-name="P3">Arguments</text:p>
      <text:p text:style-name="P3">formatString (simple string) Format string.</text:p>
      <text:p text:style-name="P3">arg0, arg1, ... (simple int/float/bool/string) Values to format.</text:p>
      <text:p text:style-name="P3">Example</text:p>
      <text:section text:style-name="Sect1" text:name="Section649">
        <text:p text:style-name="P4"><text:bookmark text:name="fun_str.format"/><text:span text:style-name="Source_20_Text">//@version=6</text:span></text:p>
        <text:p text:style-name="Preformatted_20_Text"><text:span text:style-name="Source_20_Text">indicator("str.format", overlay=true)</text:span></text:p>
        <text:p text:style-name="Preformatted_20_Text"><text:span text:style-name="Source_20_Text">// The format specifier inside the curly braces accepts certain modifiers:</text:span></text:p>
        <text:p text:style-name="Preformatted_20_Text"><text:span text:style-name="Source_20_Text">// - Specify the number of decimals to display:</text:span></text:p>
        <text:p text:style-name="Preformatted_20_Text"><text:span text:style-name="Source_20_Text">s1 = str.format("{0,number,#.#}", 1.34) // returns: 1.3</text:span></text:p>
        <text:p text:style-name="Preformatted_20_Text"><text:span text:style-name="Source_20_Text">label.new(bar_index, close, text=s1)</text:span></text:p>
        <text:p text:style-name="Preformatted_20_Text"><text:span text:style-name="Source_20_Text">// - Round a float value to an integer:</text:span></text:p>
        <text:p text:style-name="Preformatted_20_Text"><text:span text:style-name="Source_20_Text">s2 = str.format("{0,number,integer}", 1.34) // returns: 1</text:span></text:p>
        <text:p text:style-name="Preformatted_20_Text"><text:span text:style-name="Source_20_Text">label.new(bar_index - 1, close, text=s2)</text:span></text:p>
        <text:p text:style-name="Preformatted_20_Text"><text:span text:style-name="Source_20_Text">// - Display a number in currency:</text:span></text:p>
        <text:p text:style-name="Preformatted_20_Text"><text:span text:style-name="Source_20_Text">s3 = str.format("{0,number,currency}", 1.34) // returns: $1.34</text:span></text:p>
        <text:p text:style-name="Preformatted_20_Text"><text:span text:style-name="Source_20_Text">label.new(bar_index - 2, close, text=s3)</text:span></text:p>
        <text:p text:style-name="Preformatted_20_Text"><text:span text:style-name="Source_20_Text">// - Display a number as a percentage:</text:span></text:p>
        <text:p text:style-name="Preformatted_20_Text"><text:span text:style-name="Source_20_Text">s4 = str.format("{0,number,percent}", 0.5) // returns: 50%</text:span></text:p>
        <text:p text:style-name="Preformatted_20_Text"><text:span text:style-name="Source_20_Text">label.new(bar_index - 3, close, text=s4)</text:span></text:p>
        <text:p text:style-name="Preformatted_20_Text"><text:span text:style-name="Source_20_Text">// EXAMPLES WITH SEVERAL ARGUMENTS</text:span></text:p>
        <text:p text:style-name="Preformatted_20_Text"><text:span text:style-name="Source_20_Text">// returns: Number 1 is not equal to 4</text:span></text:p>
        <text:p text:style-name="Preformatted_20_Text"><text:span text:style-name="Source_20_Text">s5 = str.format("Number {0} is not {1} to {2}", 1, "equal", 4)</text:span></text:p>
        <text:p text:style-name="Preformatted_20_Text"><text:span text:style-name="Source_20_Text">label.new(bar_index - 4, close, text=s5)</text:span></text:p>
        <text:p text:style-name="Preformatted_20_Text"><text:span text:style-name="Source_20_Text">// returns: 1.34 != 1.3</text:span></text:p>
        <text:p text:style-name="Preformatted_20_Text"><text:span text:style-name="Source_20_Text">s6 = str.format("{0} != {0, number, #.#}", 1.34)</text:span></text:p>
        <text:p text:style-name="Preformatted_20_Text"><text:span text:style-name="Source_20_Text">label.new(bar_index - 5, close, text=s6)</text:span></text:p>
        <text:p text:style-name="Preformatted_20_Text"><text:span text:style-name="Source_20_Text">// returns: 1 is equal to 1, but 2 is equal to 2</text:span></text:p>
        <text:p text:style-name="Preformatted_20_Text"><text:span text:style-name="Source_20_Text">s7 = str.format("{0, number, integer} is equal to 1, but {1, number, integer} is equal to 2", 1.34, 1.52)</text:span></text:p>
        <text:p text:style-name="Preformatted_20_Text"><text:span text:style-name="Source_20_Text">label.new(bar_index - 6, close, text=s7)</text:span></text:p>
        <text:p text:style-name="Preformatted_20_Text"><text:span text:style-name="Source_20_Text">// returns: The cash turnover amounted to $1,340,000.00</text:span></text:p>
        <text:p text:style-name="Preformatted_20_Text"><text:span text:style-name="Source_20_Text">s8 = str.format("The cash turnover amounted to {0, number, currency}", 1340000)</text:span></text:p>
        <text:p text:style-name="Preformatted_20_Text"><text:span text:style-name="Source_20_Text">label.new(bar_index - 7, close, text=s8)</text:span></text:p>
        <text:p text:style-name="Preformatted_20_Text"><text:span text:style-name="Source_20_Text">// returns: Expected return is 10% - 20%</text:span></text:p>
        <text:p text:style-name="Preformatted_20_Text"><text:span text:style-name="Source_20_Text">s9 = str.format("Expected return is {0, number, percent} - {1, number, percent}", 0.1, 0.2)</text:span></text:p>
        <text:p text:style-name="P5"><text:span text:style-name="Source_20_Text">label.new(bar_index - 8, close, text=s9)</text:span></text:p>
        <text:p text:style-name="P3">Returns</text:p>
        <text:p text:style-name="P3">The formatted string.</text:p>
        <text:p text:style-name="P3">Remarks</text:p>
        <text:p text:style-name="P3">By default, formatted numbers will display up to three decimals with no trailing zeros.</text:p>
        <text:p text:style-name="P3">The string used as the <text:span text:style-name="Source_20_Text">formatString</text:span> argument can contain single quote characters ('). However, one must pair all single quotes in that string to avoid unexpected formatting results.</text:p>
        <text:p text:style-name="P3">Any curly braces within an unquoted pattern must be balanced. For example, "ab {0} de" and "ab '}' de" are valid patterns, but "ab {0'}' de", "ab } de" and "''{''" are not.</text:p>
      </text:section>
      <text:section text:style-name="Sect1" text:name="fun_str.format_time">
        <text:h text:style-name="P2" text:outline-level="3">str.format_time()</text:h>
      </text:section>
      <text:p text:style-name="P3">Converts the <text:span text:style-name="Source_20_Text">time</text:span> timestamp into a string formatted according to <text:span text:style-name="Source_20_Text">format</text:span> and <text:span text:style-name="Source_20_Text">timezone</text:span>.</text:p>
      <text:p text:style-name="Text_20_body">Syntax</text:p>
      <text:p text:style-name="P5">str.format_time(time, format, timezone) → series string</text:p>
      <text:p text:style-name="P3">Arguments</text:p>
      <text:p text:style-name="P3">time (series int) UNIX time, in milliseconds.</text:p>
      <text:p text:style-name="P3">format (series string) A format string specifying the date/time representation of the <text:span text:style-name="Source_20_Text">time</text:span> in the returned string. All letters used in the string, except those escaped by single quotation marks <text:span text:style-name="Source_20_Text">'</text:span>, are considered formatting tokens and will be used as a formatting instruction. Refer to the Remarks section for a list of the most useful tokens. Optional. The default is "yyyy-MM-dd'T'HH:mm:ssZ", which represents the ISO 8601 standard.</text:p>
      <text:p text:style-name="P3">timezone (series string) Allows adjusting the returned value to a time zone specified in either UTC/GMT notation (e.g., "UTC-5", "GMT+0530") or as an <text:a xlink:type="simple" xlink:href="https://en.wikipedia.org/wiki/List_of_tz_database_time_zones" office:target-frame-name="_blank" xlink:show="new" text:style-name="Internet_20_link" text:visited-style-name="Visited_20_Internet_20_Link">IANA time zone database name</text:a> (e.g., "America/New_York"). Optional. The default is <text:a xlink:type="simple" xlink:href="https://www.tradingview.com/pine-script-reference/v6/#var_syminfo.timezone" text:style-name="Internet_20_link" text:visited-style-name="Visited_20_Internet_20_Link">syminfo.timezone</text:a>.</text:p>
      <text:p text:style-name="P3">Example</text:p>
      <text:section text:style-name="Sect1" text:name="Section650">
        <text:p text:style-name="P4"><text:bookmark text:name="fun_str.format_time"/><text:soft-page-break/><text:span text:style-name="Source_20_Text">//@version=6</text:span></text:p>
        <text:p text:style-name="Preformatted_20_Text"><text:span text:style-name="Source_20_Text">indicator("str.format_time")</text:span></text:p>
        <text:p text:style-name="Preformatted_20_Text"><text:span text:style-name="Source_20_Text">if timeframe.change("1D")</text:span></text:p>
        <text:p text:style-name="Preformatted_20_Text"><text:span text:style-name="Source_20_Text">    formattedTime = str.format_time(time, "yyyy-MM-dd HH:mm", syminfo.timezone)</text:span></text:p>
        <text:p text:style-name="P5"><text:span text:style-name="Source_20_Text">    label.new(bar_index, high, formattedTime)</text:span></text:p>
        <text:p text:style-name="P3">Returns</text:p>
        <text:p text:style-name="P3">The formatted string.</text:p>
        <text:p text:style-name="P3">Remarks</text:p>
        <text:p text:style-name="P3">The <text:span text:style-name="Source_20_Text">M</text:span>, <text:span text:style-name="Source_20_Text">d</text:span>, <text:span text:style-name="Source_20_Text">h</text:span>, <text:span text:style-name="Source_20_Text">H</text:span>, <text:span text:style-name="Source_20_Text">m</text:span> and <text:span text:style-name="Source_20_Text">s</text:span> tokens can all be doubled to generate leading zeros. For example, the month of January will display as <text:span text:style-name="Source_20_Text">1</text:span> with <text:span text:style-name="Source_20_Text">M</text:span>, or <text:span text:style-name="Source_20_Text">01</text:span> with <text:span text:style-name="Source_20_Text">MM</text:span>.</text:p>
        <text:p text:style-name="P3">The most frequently used formatting tokens are:</text:p>
        <text:p text:style-name="P3">y - Year. Use <text:span text:style-name="Source_20_Text">yy</text:span> to output the last two digits of the year or <text:span text:style-name="Source_20_Text">yyyy</text:span> to output all four. Year 2000 will be <text:span text:style-name="Source_20_Text">00</text:span> with <text:span text:style-name="Source_20_Text">yy</text:span> or <text:span text:style-name="Source_20_Text">2000</text:span> with <text:span text:style-name="Source_20_Text">yyyy</text:span>.</text:p>
        <text:p text:style-name="P3">M - Month. Not to be confused with lowercase <text:span text:style-name="Source_20_Text">m</text:span>, which stands for minute.</text:p>
        <text:p text:style-name="P3">d - Day of the month.</text:p>
        <text:p text:style-name="P3">a - AM/PM postfix.</text:p>
        <text:p text:style-name="P3">h - Hour in the 12-hour format. The last hour of the day will be <text:span text:style-name="Source_20_Text">11</text:span> in this format.</text:p>
        <text:p text:style-name="P3">H - Hour in the 24-hour format. The last hour of the day will be <text:span text:style-name="Source_20_Text">23</text:span> in this format.</text:p>
        <text:p text:style-name="P3">m - Minute.</text:p>
        <text:p text:style-name="P3">s - Second.</text:p>
        <text:p text:style-name="P3">S - Fractions of a second.</text:p>
        <text:p text:style-name="P3">Z - Timezone, the HHmm offset from UTC, preceded by either <text:span text:style-name="Source_20_Text">+</text:span> or <text:span text:style-name="Source_20_Text">-</text:span>.</text:p>
      </text:section>
      <text:section text:style-name="Sect1" text:name="fun_str.length">
        <text:h text:style-name="P2" text:outline-level="3">str.length()</text:h>
        <text:p text:style-name="P3">3 overloads</text:p>
      </text:section>
      <text:section text:style-name="Sect1" text:name="Section651">
        <text:p text:style-name="P6"><text:bookmark text:name="fun_str.length"/>Returns an integer corresponding to the amount of chars in that string.</text:p>
        <text:p text:style-name="Text_20_body">Syntax &amp; Overloads</text:p>
        <text:p text:style-name="P5"><text:a xlink:type="simple" xlink:href="https://www.tradingview.com/pine-script-reference/v6/#fun_str.length-0" text:style-name="Internet_20_link" text:visited-style-name="Visited_20_Internet_20_Link">str.length(string) → const int</text:a></text:p>
        <text:p text:style-name="P5"><text:a xlink:type="simple" xlink:href="https://www.tradingview.com/pine-script-reference/v6/#fun_str.length-1" text:style-name="Internet_20_link" text:visited-style-name="Visited_20_Internet_20_Link">str.length(string) → simple int</text:a></text:p>
        <text:p text:style-name="P5"><text:a xlink:type="simple" xlink:href="https://www.tradingview.com/pine-script-reference/v6/#fun_str.length-2" text:style-name="Internet_20_link" text:visited-style-name="Visited_20_Internet_20_Link">str.length(string) → series int</text:a></text:p>
        <text:p text:style-name="P3">Arguments</text:p>
        <text:p text:style-name="P3">string (const string) Source string.</text:p>
        <text:p text:style-name="P3">Returns</text:p>
        <text:p text:style-name="P3">The number of chars in source string.</text:p>
      </text:section>
      <text:section text:style-name="Sect1" text:name="fun_str.lower">
        <text:h text:style-name="P2" text:outline-level="3">str.lower()</text:h>
        <text:p text:style-name="P3">3 overloads</text:p>
      </text:section>
      <text:section text:style-name="Sect1" text:name="Section652">
        <text:p text:style-name="P6"><text:bookmark text:name="fun_str.lower"/>Returns a new string with all letters converted to lowercase.</text:p>
        <text:p text:style-name="Text_20_body">Syntax &amp; Overloads</text:p>
        <text:p text:style-name="P5"><text:a xlink:type="simple" xlink:href="https://www.tradingview.com/pine-script-reference/v6/#fun_str.lower-0" text:style-name="Internet_20_link" text:visited-style-name="Visited_20_Internet_20_Link">str.lower(source) → const string</text:a></text:p>
        <text:p text:style-name="P5"><text:a xlink:type="simple" xlink:href="https://www.tradingview.com/pine-script-reference/v6/#fun_str.lower-1" text:style-name="Internet_20_link" text:visited-style-name="Visited_20_Internet_20_Link">str.lower(source) → simple string</text:a></text:p>
        <text:p text:style-name="P5"><text:a xlink:type="simple" xlink:href="https://www.tradingview.com/pine-script-reference/v6/#fun_str.lower-2" text:style-name="Internet_20_link" text:visited-style-name="Visited_20_Internet_20_Link">str.lower(source) → series string</text:a></text:p>
        <text:p text:style-name="P3">Arguments</text:p>
        <text:p text:style-name="P3">source (const string) String to be converted.</text:p>
        <text:p text:style-name="P3">Returns</text:p>
        <text:p text:style-name="P3">A new string with all letters converted to lowercase.</text:p>
        <text:p text:style-name="P3">See also</text:p>
        <text:p text:style-name="P3"><text:a xlink:type="simple" xlink:href="https://www.tradingview.com/pine-script-reference/v6/#fun_str.upper" text:style-name="Internet_20_link" text:visited-style-name="Visited_20_Internet_20_Link">str.upper</text:a></text:p>
      </text:section>
      <text:section text:style-name="Sect1" text:name="fun_str.match">
        <text:h text:style-name="P2" text:outline-level="3">str.match()</text:h>
        <text:p text:style-name="P3">2 overloads</text:p>
      </text:section>
      <text:p text:style-name="P3">Returns the new substring of the <text:span text:style-name="Source_20_Text">source</text:span> string if it matches a <text:span text:style-name="Source_20_Text">regex</text:span> regular expression, an empty string otherwise.</text:p>
      <text:p text:style-name="Text_20_body">Syntax &amp; Overloads</text:p>
      <text:p text:style-name="P5"><text:a xlink:type="simple" xlink:href="https://www.tradingview.com/pine-script-reference/v6/#fun_str.match-0" text:style-name="Internet_20_link" text:visited-style-name="Visited_20_Internet_20_Link">str.match(source, regex) → simple string</text:a></text:p>
      <text:p text:style-name="P5"><text:a xlink:type="simple" xlink:href="https://www.tradingview.com/pine-script-reference/v6/#fun_str.match-1" text:style-name="Internet_20_link" text:visited-style-name="Visited_20_Internet_20_Link">str.match(source, regex) → series string</text:a></text:p>
      <text:p text:style-name="P3">Arguments</text:p>
      <text:p text:style-name="P3">source (simple string) Source string.</text:p>
      <text:p text:style-name="P3">regex (simple string) The regular expression to which this string is to be matched.</text:p>
      <text:p text:style-name="P3">Example</text:p>
      <text:section text:style-name="Sect1" text:name="Section653">
        <text:p text:style-name="P4"><text:bookmark text:name="fun_str.match"/><text:span text:style-name="Source_20_Text">//@version=6</text:span></text:p>
        <text:p text:style-name="Preformatted_20_Text"><text:span text:style-name="Source_20_Text">indicator("str.match")</text:span></text:p>
        <text:p text:style-name="Preformatted_20_Text"><text:span text:style-name="Source_20_Text">s = input.string("It's time to sell some NASDAQ:AAPL!")</text:span></text:p>
        <text:p text:style-name="Preformatted_20_Text"><text:span text:style-name="Source_20_Text">// finding first substring that matches regular expression "[\w]+:[\w]+"</text:span></text:p>
        <text:p text:style-name="Preformatted_20_Text"><text:span text:style-name="Source_20_Text">var string tickerid = str.match(s, "[\\w]+:[\\w]+")</text:span></text:p>
        <text:p text:style-name="Preformatted_20_Text"><text:span text:style-name="Source_20_Text">if barstate.islastconfirmedhistory</text:span></text:p>
        <text:p text:style-name="P5"><text:span text:style-name="Source_20_Text">    label.new(bar_index, high, text = tickerid) // "NASDAQ:AAPL"</text:span></text:p>
        <text:p text:style-name="P3">Returns</text:p>
        <text:p text:style-name="P3">The new substring of the <text:span text:style-name="Source_20_Text">source</text:span> string if it matches a <text:span text:style-name="Source_20_Text">regex</text:span> regular expression, an empty string otherwise.</text:p>
        <text:p text:style-name="P3">Remarks</text:p>
        <text:p text:style-name="P3">Function returns first occurrence of the <text:a xlink:type="simple" xlink:href="https://en.wikipedia.org/wiki/Regular_expression#Perl_and_PCRE" office:target-frame-name="_blank" xlink:show="new" text:style-name="Internet_20_link" text:visited-style-name="Visited_20_Internet_20_Link">regular expression</text:a> in the <text:span text:style-name="Source_20_Text">source</text:span> string.</text:p>
        <text:p text:style-name="P3">The backslash "\" symbol in the<text:span text:style-name="Source_20_Text">regex</text:span> string needs to be escaped with additional backslash, e.g. "\\d" stands for regular expression "\d".</text:p>
        <text:p text:style-name="P3">See also</text:p>
        <text:p text:style-name="P3"><text:a xlink:type="simple" xlink:href="https://www.tradingview.com/pine-script-reference/v6/#fun_str.contains" text:style-name="Internet_20_link" text:visited-style-name="Visited_20_Internet_20_Link">str.contains</text:a><text:a xlink:type="simple" xlink:href="https://www.tradingview.com/pine-script-reference/v6/#fun_str.substring" text:style-name="Internet_20_link" text:visited-style-name="Visited_20_Internet_20_Link">str.substring</text:a></text:p>
      </text:section>
      <text:section text:style-name="Sect1" text:name="fun_str.pos">
        <text:h text:style-name="P2" text:outline-level="3">str.pos()</text:h>
        <text:p text:style-name="P3">3 overloads</text:p>
      </text:section>
      <text:section text:style-name="Sect1" text:name="Section654">
        <text:p text:style-name="P6"><text:bookmark text:name="fun_str.pos"/>Returns the position of the first occurrence of the <text:span text:style-name="Source_20_Text">str</text:span> string in the <text:span text:style-name="Source_20_Text">source</text:span> string, 'na' otherwise.</text:p>
        <text:p text:style-name="Text_20_body">Syntax &amp; Overloads</text:p>
        <text:p text:style-name="P5"><text:a xlink:type="simple" xlink:href="https://www.tradingview.com/pine-script-reference/v6/#fun_str.pos-0" text:style-name="Internet_20_link" text:visited-style-name="Visited_20_Internet_20_Link"><text:soft-page-break/>str.pos(source, str) → const int</text:a></text:p>
        <text:p text:style-name="P5"><text:a xlink:type="simple" xlink:href="https://www.tradingview.com/pine-script-reference/v6/#fun_str.pos-1" text:style-name="Internet_20_link" text:visited-style-name="Visited_20_Internet_20_Link">str.pos(source, str) → simple int</text:a></text:p>
        <text:p text:style-name="P5"><text:a xlink:type="simple" xlink:href="https://www.tradingview.com/pine-script-reference/v6/#fun_str.pos-2" text:style-name="Internet_20_link" text:visited-style-name="Visited_20_Internet_20_Link">str.pos(source, str) → series int</text:a></text:p>
        <text:p text:style-name="P3">Arguments</text:p>
        <text:p text:style-name="P3">source (const string) Source string.</text:p>
        <text:p text:style-name="P3">str (const string) The substring to search for.</text:p>
        <text:p text:style-name="P3">Returns</text:p>
        <text:p text:style-name="P3">Position of the <text:span text:style-name="Source_20_Text">str</text:span> string in the <text:span text:style-name="Source_20_Text">source</text:span> string.</text:p>
        <text:p text:style-name="P3">Remarks</text:p>
        <text:p text:style-name="P3">Strings indexing starts at 0.</text:p>
        <text:p text:style-name="P3">See also</text:p>
        <text:p text:style-name="P3"><text:a xlink:type="simple" xlink:href="https://www.tradingview.com/pine-script-reference/v6/#fun_str.contains" text:style-name="Internet_20_link" text:visited-style-name="Visited_20_Internet_20_Link">str.contains</text:a><text:a xlink:type="simple" xlink:href="https://www.tradingview.com/pine-script-reference/v6/#fun_str.match" text:style-name="Internet_20_link" text:visited-style-name="Visited_20_Internet_20_Link">str.match</text:a><text:a xlink:type="simple" xlink:href="https://www.tradingview.com/pine-script-reference/v6/#fun_str.substring" text:style-name="Internet_20_link" text:visited-style-name="Visited_20_Internet_20_Link">str.substring</text:a></text:p>
      </text:section>
      <text:section text:style-name="Sect1" text:name="fun_str.repeat">
        <text:h text:style-name="P2" text:outline-level="3">str.repeat()</text:h>
        <text:p text:style-name="P3">4 overloads</text:p>
      </text:section>
      <text:p text:style-name="P3">Constructs a new string containing the <text:span text:style-name="Source_20_Text">source</text:span> string repeated <text:span text:style-name="Source_20_Text">repeat</text:span> times with the <text:span text:style-name="Source_20_Text">separator</text:span> injected between each repeated instance.</text:p>
      <text:p text:style-name="Text_20_body">Syntax &amp; Overloads</text:p>
      <text:p text:style-name="P5"><text:a xlink:type="simple" xlink:href="https://www.tradingview.com/pine-script-reference/v6/#fun_str.repeat-0" text:style-name="Internet_20_link" text:visited-style-name="Visited_20_Internet_20_Link">str.repeat(source, repeat, separator) → const string</text:a></text:p>
      <text:p text:style-name="P5"><text:a xlink:type="simple" xlink:href="https://www.tradingview.com/pine-script-reference/v6/#fun_str.repeat-1" text:style-name="Internet_20_link" text:visited-style-name="Visited_20_Internet_20_Link">str.repeat(source, repeat, separator) → input string</text:a></text:p>
      <text:p text:style-name="P5"><text:a xlink:type="simple" xlink:href="https://www.tradingview.com/pine-script-reference/v6/#fun_str.repeat-2" text:style-name="Internet_20_link" text:visited-style-name="Visited_20_Internet_20_Link">str.repeat(source, repeat, separator) → simple string</text:a></text:p>
      <text:p text:style-name="P5"><text:a xlink:type="simple" xlink:href="https://www.tradingview.com/pine-script-reference/v6/#fun_str.repeat-3" text:style-name="Internet_20_link" text:visited-style-name="Visited_20_Internet_20_Link">str.repeat(source, repeat, separator) → series string</text:a></text:p>
      <text:p text:style-name="P3">Arguments</text:p>
      <text:p text:style-name="P3">source (const string) String to repeat.</text:p>
      <text:p text:style-name="P3">repeat (const int) Number of times to repeat the <text:span text:style-name="Source_20_Text">source</text:span> string. Must be greater than or equal to 0.</text:p>
      <text:p text:style-name="P3">separator (const string) String to inject between repeated values. Optional. The default is empty string.</text:p>
      <text:p text:style-name="P3">Example</text:p>
      <text:section text:style-name="Sect1" text:name="Section655">
        <text:p text:style-name="P4"><text:bookmark text:name="fun_str.repeat"/><text:span text:style-name="Source_20_Text">//@version=6</text:span></text:p>
        <text:p text:style-name="Preformatted_20_Text"><text:span text:style-name="Source_20_Text">indicator("str.repeat")</text:span></text:p>
        <text:p text:style-name="Preformatted_20_Text"><text:span text:style-name="Source_20_Text">repeat = str.repeat("?", 3, ",") // Returns "?,?,?"</text:span></text:p>
        <text:p text:style-name="P5"><text:span text:style-name="Source_20_Text">label.new(bar_index,close,repeat)</text:span></text:p>
        <text:p text:style-name="P3">Remarks</text:p>
        <text:p text:style-name="P3">Returns <text:a xlink:type="simple" xlink:href="https://www.tradingview.com/pine-script-reference/v6/#var_na" text:style-name="Internet_20_link" text:visited-style-name="Visited_20_Internet_20_Link">na</text:a> if the <text:span text:style-name="Source_20_Text">source</text:span> is <text:a xlink:type="simple" xlink:href="https://www.tradingview.com/pine-script-reference/v6/#var_na" text:style-name="Internet_20_link" text:visited-style-name="Visited_20_Internet_20_Link">na</text:a>.</text:p>
      </text:section>
      <text:section text:style-name="Sect1" text:name="fun_str.replace">
        <text:h text:style-name="P2" text:outline-level="3">str.replace()</text:h>
        <text:p text:style-name="P3">3 overloads</text:p>
      </text:section>
      <text:p text:style-name="P3">Returns a new string with the Nth occurrence of the <text:span text:style-name="Source_20_Text">target</text:span> string replaced by the <text:span text:style-name="Source_20_Text">replacement</text:span> string, where N is specified in <text:span text:style-name="Source_20_Text">occurrence</text:span>.</text:p>
      <text:p text:style-name="Text_20_body">Syntax &amp; Overloads</text:p>
      <text:p text:style-name="P5"><text:a xlink:type="simple" xlink:href="https://www.tradingview.com/pine-script-reference/v6/#fun_str.replace-0" text:style-name="Internet_20_link" text:visited-style-name="Visited_20_Internet_20_Link">str.replace(source, target, replacement, occurrence) → const string</text:a></text:p>
      <text:p text:style-name="P5"><text:a xlink:type="simple" xlink:href="https://www.tradingview.com/pine-script-reference/v6/#fun_str.replace-1" text:style-name="Internet_20_link" text:visited-style-name="Visited_20_Internet_20_Link">str.replace(source, target, replacement, occurrence) → simple string</text:a></text:p>
      <text:p text:style-name="P5"><text:a xlink:type="simple" xlink:href="https://www.tradingview.com/pine-script-reference/v6/#fun_str.replace-2" text:style-name="Internet_20_link" text:visited-style-name="Visited_20_Internet_20_Link">str.replace(source, target, replacement, occurrence) → series string</text:a></text:p>
      <text:p text:style-name="P3">Arguments</text:p>
      <text:p text:style-name="P3">source (const string) Source string.</text:p>
      <text:p text:style-name="P3">target (const string) String to be replaced.</text:p>
      <text:p text:style-name="P3">replacement (const string) String to be inserted instead of the target string.</text:p>
      <text:p text:style-name="P3">occurrence (const int) N-th occurrence of the target string to replace. Indexing starts at 0 for the first match. Optional. Default value is 0.</text:p>
      <text:p text:style-name="P3">Example</text:p>
      <text:section text:style-name="Sect1" text:name="Section656">
        <text:p text:style-name="P4"><text:bookmark text:name="fun_str.replace"/><text:span text:style-name="Source_20_Text">//@version=6</text:span></text:p>
        <text:p text:style-name="Preformatted_20_Text"><text:span text:style-name="Source_20_Text">indicator("str.replace")</text:span></text:p>
        <text:p text:style-name="Preformatted_20_Text"><text:span text:style-name="Source_20_Text">var source = "FTX:BTCUSD / FTX:BTCEUR"</text:span></text:p>
        <text:p text:style-name="Preformatted_20_Text"><text:span text:style-name="Source_20_Text">// Replace first occurrence of "FTX" with "BINANCE" replacement string</text:span></text:p>
        <text:p text:style-name="Preformatted_20_Text"><text:span text:style-name="Source_20_Text">var newSource = str.replace(source, "FTX", "BINANCE", 0)</text:span></text:p>
        <text:p text:style-name="Preformatted_20_Text"><text:span text:style-name="Source_20_Text">if barstate.islastconfirmedhistory</text:span></text:p>
        <text:p text:style-name="Preformatted_20_Text"><text:span text:style-name="Source_20_Text">    // Display "BINANCE:BTCUSD / FTX:BTCEUR"</text:span></text:p>
        <text:p text:style-name="P5"><text:span text:style-name="Source_20_Text">    label.new(bar_index, high, text = newSource)</text:span></text:p>
        <text:p text:style-name="P3">Returns</text:p>
        <text:p text:style-name="P3">Processed string.</text:p>
        <text:p text:style-name="P3">See also</text:p>
        <text:p text:style-name="P3"><text:a xlink:type="simple" xlink:href="https://www.tradingview.com/pine-script-reference/v6/#fun_str.replace_all" text:style-name="Internet_20_link" text:visited-style-name="Visited_20_Internet_20_Link">str.replace_all</text:a><text:a xlink:type="simple" xlink:href="https://www.tradingview.com/pine-script-reference/v6/#fun_str.match" text:style-name="Internet_20_link" text:visited-style-name="Visited_20_Internet_20_Link">str.match</text:a></text:p>
      </text:section>
      <text:section text:style-name="Sect1" text:name="fun_str.replace_all">
        <text:h text:style-name="P2" text:outline-level="3">str.replace_all()</text:h>
        <text:p text:style-name="P3">2 overloads</text:p>
      </text:section>
      <text:section text:style-name="Sect1" text:name="Section657">
        <text:p text:style-name="P6"><text:bookmark text:name="fun_str.replace_all"/>Replaces each occurrence of the target string in the source string with the replacement string.</text:p>
        <text:p text:style-name="Text_20_body">Syntax &amp; Overloads</text:p>
        <text:p text:style-name="P5"><text:a xlink:type="simple" xlink:href="https://www.tradingview.com/pine-script-reference/v6/#fun_str.replace_all-0" text:style-name="Internet_20_link" text:visited-style-name="Visited_20_Internet_20_Link">str.replace_all(source, target, replacement) → simple string</text:a></text:p>
        <text:p text:style-name="P5"><text:a xlink:type="simple" xlink:href="https://www.tradingview.com/pine-script-reference/v6/#fun_str.replace_all-1" text:style-name="Internet_20_link" text:visited-style-name="Visited_20_Internet_20_Link">str.replace_all(source, target, replacement) → series string</text:a></text:p>
        <text:p text:style-name="P3">Arguments</text:p>
        <text:p text:style-name="P3">source (simple string) Source string.</text:p>
        <text:p text:style-name="P3">target (simple string) String to be replaced.</text:p>
        <text:p text:style-name="P3">replacement (simple string) String to be substituted for each occurrence of target string.</text:p>
        <text:p text:style-name="P3">Returns</text:p>
        <text:p text:style-name="P3">Processed string.</text:p>
      </text:section>
      <text:section text:style-name="Sect1" text:name="fun_str.split">
        <text:h text:style-name="P2" text:outline-level="3">str.split()</text:h>
      </text:section>
      <text:section text:style-name="Sect1" text:name="Section658">
        <text:p text:style-name="P6"><text:bookmark text:name="fun_str.split"/>Divides a string into an array of substrings and returns its array id.</text:p>
        <text:p text:style-name="Text_20_body"><text:soft-page-break/>Syntax</text:p>
        <text:p text:style-name="P5">str.split(string, separator) → array&lt;string&gt;</text:p>
        <text:p text:style-name="P3">Arguments</text:p>
        <text:p text:style-name="P3">string (series string) Source string.</text:p>
        <text:p text:style-name="P3">separator (series string) The string separating each substring.</text:p>
        <text:p text:style-name="P3">Returns</text:p>
        <text:p text:style-name="P3">The id of an array of strings.</text:p>
      </text:section>
      <text:section text:style-name="Sect1" text:name="fun_str.startswith">
        <text:h text:style-name="P2" text:outline-level="3">str.startswith()</text:h>
        <text:p text:style-name="P3">3 overloads</text:p>
      </text:section>
      <text:section text:style-name="Sect1" text:name="Section659">
        <text:p text:style-name="P6"><text:bookmark text:name="fun_str.startswith"/>Returns true if the <text:span text:style-name="Source_20_Text">source</text:span> string starts with the substring specified in <text:span text:style-name="Source_20_Text">str</text:span>, false otherwise.</text:p>
        <text:p text:style-name="Text_20_body">Syntax &amp; Overloads</text:p>
        <text:p text:style-name="P5"><text:a xlink:type="simple" xlink:href="https://www.tradingview.com/pine-script-reference/v6/#fun_str.startswith-0" text:style-name="Internet_20_link" text:visited-style-name="Visited_20_Internet_20_Link">str.startswith(source, str) → const bool</text:a></text:p>
        <text:p text:style-name="P5"><text:a xlink:type="simple" xlink:href="https://www.tradingview.com/pine-script-reference/v6/#fun_str.startswith-1" text:style-name="Internet_20_link" text:visited-style-name="Visited_20_Internet_20_Link">str.startswith(source, str) → simple bool</text:a></text:p>
        <text:p text:style-name="P5"><text:a xlink:type="simple" xlink:href="https://www.tradingview.com/pine-script-reference/v6/#fun_str.startswith-2" text:style-name="Internet_20_link" text:visited-style-name="Visited_20_Internet_20_Link">str.startswith(source, str) → series bool</text:a></text:p>
        <text:p text:style-name="P3">Arguments</text:p>
        <text:p text:style-name="P3">source (const string) Source string.</text:p>
        <text:p text:style-name="P3">str (const string) The substring to search for.</text:p>
        <text:p text:style-name="P3">Returns</text:p>
        <text:p text:style-name="P3">True if the <text:span text:style-name="Source_20_Text">source</text:span> string starts with the substring specified in <text:span text:style-name="Source_20_Text">str</text:span>, false otherwise.</text:p>
        <text:p text:style-name="P3">See also</text:p>
        <text:p text:style-name="P3"><text:a xlink:type="simple" xlink:href="https://www.tradingview.com/pine-script-reference/v6/#fun_str.endswith" text:style-name="Internet_20_link" text:visited-style-name="Visited_20_Internet_20_Link">str.endswith</text:a></text:p>
      </text:section>
      <text:section text:style-name="Sect1" text:name="fun_str.substring">
        <text:h text:style-name="P2" text:outline-level="3">str.substring()</text:h>
        <text:p text:style-name="P3">6 overloads</text:p>
      </text:section>
      <text:p text:style-name="P3">Returns a new string that is a substring of the <text:span text:style-name="Source_20_Text">source</text:span> string. The substring begins with the character at the index specified by <text:span text:style-name="Source_20_Text">begin_pos</text:span> and extends to 'end_pos - 1' of the <text:span text:style-name="Source_20_Text">source</text:span> string.</text:p>
      <text:p text:style-name="Text_20_body">Syntax &amp; Overloads</text:p>
      <text:p text:style-name="P5"><text:a xlink:type="simple" xlink:href="https://www.tradingview.com/pine-script-reference/v6/#fun_str.substring-0" text:style-name="Internet_20_link" text:visited-style-name="Visited_20_Internet_20_Link">str.substring(source, begin_pos) → const string</text:a></text:p>
      <text:p text:style-name="P5"><text:a xlink:type="simple" xlink:href="https://www.tradingview.com/pine-script-reference/v6/#fun_str.substring-1" text:style-name="Internet_20_link" text:visited-style-name="Visited_20_Internet_20_Link">str.substring(source, begin_pos) → simple string</text:a></text:p>
      <text:p text:style-name="P5"><text:a xlink:type="simple" xlink:href="https://www.tradingview.com/pine-script-reference/v6/#fun_str.substring-2" text:style-name="Internet_20_link" text:visited-style-name="Visited_20_Internet_20_Link">str.substring(source, begin_pos) → series string</text:a></text:p>
      <text:p text:style-name="P5"><text:a xlink:type="simple" xlink:href="https://www.tradingview.com/pine-script-reference/v6/#fun_str.substring-3" text:style-name="Internet_20_link" text:visited-style-name="Visited_20_Internet_20_Link">str.substring(source, begin_pos, end_pos) → const string</text:a></text:p>
      <text:p text:style-name="P5"><text:a xlink:type="simple" xlink:href="https://www.tradingview.com/pine-script-reference/v6/#fun_str.substring-4" text:style-name="Internet_20_link" text:visited-style-name="Visited_20_Internet_20_Link">str.substring(source, begin_pos, end_pos) → simple string</text:a></text:p>
      <text:p text:style-name="P5"><text:a xlink:type="simple" xlink:href="https://www.tradingview.com/pine-script-reference/v6/#fun_str.substring-5" text:style-name="Internet_20_link" text:visited-style-name="Visited_20_Internet_20_Link">str.substring(source, begin_pos, end_pos) → series string</text:a></text:p>
      <text:p text:style-name="P3">Arguments</text:p>
      <text:p text:style-name="P3">source (const string) Source string from which to extract the substring.</text:p>
      <text:p text:style-name="P3">begin_pos (const int) The beginning position of the extracted substring. It is inclusive (the extracted substring includes the character at that position).</text:p>
      <text:p text:style-name="P3">Example</text:p>
      <text:section text:style-name="Sect1" text:name="Section660">
        <text:p text:style-name="P4"><text:bookmark text:name="fun_str.substring"/><text:span text:style-name="Source_20_Text">//@version=6</text:span></text:p>
        <text:p text:style-name="Preformatted_20_Text"><text:span text:style-name="Source_20_Text">indicator("str.substring", overlay = true)</text:span></text:p>
        <text:p text:style-name="Preformatted_20_Text"><text:span text:style-name="Source_20_Text">sym= input.symbol("NASDAQ:AAPL")</text:span></text:p>
        <text:p text:style-name="Preformatted_20_Text"><text:span text:style-name="Source_20_Text">pos = str.pos(sym, ":") // Get position of ":" character</text:span></text:p>
        <text:p text:style-name="Preformatted_20_Text"><text:span text:style-name="Source_20_Text">tkr= str.substring(sym, pos+1) // "AAPL"</text:span></text:p>
        <text:p text:style-name="Preformatted_20_Text"><text:span text:style-name="Source_20_Text">if barstate.islastconfirmedhistory</text:span></text:p>
        <text:p text:style-name="P5"><text:span text:style-name="Source_20_Text">    label.new(bar_index, high, text = tkr)</text:span></text:p>
        <text:p text:style-name="P3">Returns</text:p>
        <text:p text:style-name="P3">The substring extracted from the source string.</text:p>
        <text:p text:style-name="P3">Remarks</text:p>
        <text:p text:style-name="P3">Strings indexing starts from 0. If <text:span text:style-name="Source_20_Text">begin_pos</text:span> is equal to <text:span text:style-name="Source_20_Text">end_pos</text:span>, the function returns an empty string.</text:p>
        <text:p text:style-name="P3">See also</text:p>
        <text:p text:style-name="P3"><text:a xlink:type="simple" xlink:href="https://www.tradingview.com/pine-script-reference/v6/#fun_str.contains" text:style-name="Internet_20_link" text:visited-style-name="Visited_20_Internet_20_Link">str.contains</text:a><text:a xlink:type="simple" xlink:href="https://www.tradingview.com/pine-script-reference/v6/#fun_str.pos" text:style-name="Internet_20_link" text:visited-style-name="Visited_20_Internet_20_Link">str.pos</text:a><text:a xlink:type="simple" xlink:href="https://www.tradingview.com/pine-script-reference/v6/#fun_str.match" text:style-name="Internet_20_link" text:visited-style-name="Visited_20_Internet_20_Link">str.match</text:a></text:p>
      </text:section>
      <text:section text:style-name="Sect1" text:name="fun_str.tonumber">
        <text:h text:style-name="P2" text:outline-level="3">str.tonumber()</text:h>
        <text:p text:style-name="P3">4 overloads</text:p>
      </text:section>
      <text:section text:style-name="Sect1" text:name="Section661">
        <text:p text:style-name="P6"><text:bookmark text:name="fun_str.tonumber"/>Converts a value represented in <text:span text:style-name="Source_20_Text">string</text:span> to its "float" equivalent.</text:p>
        <text:p text:style-name="Text_20_body">Syntax &amp; Overloads</text:p>
        <text:p text:style-name="P5"><text:a xlink:type="simple" xlink:href="https://www.tradingview.com/pine-script-reference/v6/#fun_str.tonumber-0" text:style-name="Internet_20_link" text:visited-style-name="Visited_20_Internet_20_Link">str.tonumber(string) → const float</text:a></text:p>
        <text:p text:style-name="P5"><text:a xlink:type="simple" xlink:href="https://www.tradingview.com/pine-script-reference/v6/#fun_str.tonumber-1" text:style-name="Internet_20_link" text:visited-style-name="Visited_20_Internet_20_Link">str.tonumber(string) → input float</text:a></text:p>
        <text:p text:style-name="P5"><text:a xlink:type="simple" xlink:href="https://www.tradingview.com/pine-script-reference/v6/#fun_str.tonumber-2" text:style-name="Internet_20_link" text:visited-style-name="Visited_20_Internet_20_Link">str.tonumber(string) → simple float</text:a></text:p>
        <text:p text:style-name="P5"><text:a xlink:type="simple" xlink:href="https://www.tradingview.com/pine-script-reference/v6/#fun_str.tonumber-3" text:style-name="Internet_20_link" text:visited-style-name="Visited_20_Internet_20_Link">str.tonumber(string) → series float</text:a></text:p>
        <text:p text:style-name="P3">Arguments</text:p>
        <text:p text:style-name="P3">string (const string) String containing the representation of an integer or floating point value.</text:p>
        <text:p text:style-name="P3">Returns</text:p>
        <text:p text:style-name="P3">A "float" equivalent of the value in <text:span text:style-name="Source_20_Text">string</text:span>. If the value is not a properly formed integer or floating point value, the function returns <text:a xlink:type="simple" xlink:href="https://www.tradingview.com/pine-script-reference/v6/#var_na" text:style-name="Internet_20_link" text:visited-style-name="Visited_20_Internet_20_Link">na</text:a>.</text:p>
      </text:section>
      <text:section text:style-name="Sect1" text:name="fun_str.tostring">
        <text:h text:style-name="P2" text:outline-level="3">str.tostring()</text:h>
        <text:p text:style-name="P3">4 overloads</text:p>
      </text:section>
      <text:section text:style-name="Sect1" text:name="Section662">
        <text:p text:style-name="P7"><text:bookmark text:name="fun_str.tostring"/>Syntax &amp; Overloads</text:p>
        <text:p text:style-name="P5"><text:a xlink:type="simple" xlink:href="https://www.tradingview.com/pine-script-reference/v6/#fun_str.tostring-0" text:style-name="Internet_20_link" text:visited-style-name="Visited_20_Internet_20_Link">str.tostring(value, format) → simple string</text:a></text:p>
        <text:p text:style-name="P5"><text:a xlink:type="simple" xlink:href="https://www.tradingview.com/pine-script-reference/v6/#fun_str.tostring-1" text:style-name="Internet_20_link" text:visited-style-name="Visited_20_Internet_20_Link">str.tostring(value, format) → series string</text:a></text:p>
        <text:p text:style-name="P5"><text:a xlink:type="simple" xlink:href="https://www.tradingview.com/pine-script-reference/v6/#fun_str.tostring-2" text:style-name="Internet_20_link" text:visited-style-name="Visited_20_Internet_20_Link">str.tostring(value) → simple string</text:a></text:p>
        <text:p text:style-name="P5"><text:a xlink:type="simple" xlink:href="https://www.tradingview.com/pine-script-reference/v6/#fun_str.tostring-3" text:style-name="Internet_20_link" text:visited-style-name="Visited_20_Internet_20_Link"><text:soft-page-break/>str.tostring(value) → series string</text:a></text:p>
        <text:p text:style-name="P3">Arguments</text:p>
        <text:p text:style-name="P3">value (simple int/float) Value or array ID whose elements are converted to a string.</text:p>
        <text:p text:style-name="P3">format (simple string) Format string. Accepts these format.* constants: <text:a xlink:type="simple" xlink:href="https://www.tradingview.com/pine-script-reference/v6/#const_format.mintick" text:style-name="Internet_20_link" text:visited-style-name="Visited_20_Internet_20_Link">format.mintick</text:a>, <text:a xlink:type="simple" xlink:href="https://www.tradingview.com/pine-script-reference/v6/#const_format.percent" text:style-name="Internet_20_link" text:visited-style-name="Visited_20_Internet_20_Link">format.percent</text:a>, <text:a xlink:type="simple" xlink:href="https://www.tradingview.com/pine-script-reference/v6/#const_format.volume" text:style-name="Internet_20_link" text:visited-style-name="Visited_20_Internet_20_Link">format.volume</text:a>. Optional. The default value is '#.##########'.</text:p>
        <text:p text:style-name="P3">Returns</text:p>
        <text:p text:style-name="P3">The string representation of the <text:span text:style-name="Source_20_Text">value</text:span> argument.</text:p>
        <text:p text:style-name="P3">If the <text:span text:style-name="Source_20_Text">value</text:span> argument is a string, it is returned as is.</text:p>
        <text:p text:style-name="P3">When the <text:span text:style-name="Source_20_Text">value</text:span> is na, the function returns the string "NaN".</text:p>
        <text:p text:style-name="P3">Remarks</text:p>
        <text:p text:style-name="P3">The formatting of float values will also round those values when necessary, e.g. str.tostring(3.99, '#') will return "4".</text:p>
        <text:p text:style-name="P3">To display trailing zeros, use '0' instead of '#'. For example, '#.000'.</text:p>
        <text:p text:style-name="P3">When using <text:a xlink:type="simple" xlink:href="https://www.tradingview.com/pine-script-reference/v6/#const_format.mintick" text:style-name="Internet_20_link" text:visited-style-name="Visited_20_Internet_20_Link">format.mintick</text:a>, the value will be rounded to the nearest number that can be divided by <text:a xlink:type="simple" xlink:href="https://www.tradingview.com/pine-script-reference/v6/#var_syminfo.mintick" text:style-name="Internet_20_link" text:visited-style-name="Visited_20_Internet_20_Link">syminfo.mintick</text:a> without the remainder. The string is returned with trailing zeros.</text:p>
        <text:p text:style-name="P3">If the x argument is a string, the same string value will be returned.</text:p>
        <text:p text:style-name="P3">Bool type arguments return "true" or "false".</text:p>
        <text:p text:style-name="P3">When x is na, the function returns "NaN".</text:p>
      </text:section>
      <text:section text:style-name="Sect1" text:name="fun_str.trim">
        <text:h text:style-name="P2" text:outline-level="3">str.trim()</text:h>
        <text:p text:style-name="P3">4 overloads</text:p>
      </text:section>
      <text:p text:style-name="P3">Constructs a new string with all consecutive whitespaces and other control characters (e.g., “\n”, “\t”, etc.) removed from the left and right of the <text:span text:style-name="Source_20_Text">source</text:span>.</text:p>
      <text:p text:style-name="Text_20_body">Syntax &amp; Overloads</text:p>
      <text:p text:style-name="P5"><text:a xlink:type="simple" xlink:href="https://www.tradingview.com/pine-script-reference/v6/#fun_str.trim-0" text:style-name="Internet_20_link" text:visited-style-name="Visited_20_Internet_20_Link">str.trim(source) → const string</text:a></text:p>
      <text:p text:style-name="P5"><text:a xlink:type="simple" xlink:href="https://www.tradingview.com/pine-script-reference/v6/#fun_str.trim-1" text:style-name="Internet_20_link" text:visited-style-name="Visited_20_Internet_20_Link">str.trim(source) → input string</text:a></text:p>
      <text:p text:style-name="P5"><text:a xlink:type="simple" xlink:href="https://www.tradingview.com/pine-script-reference/v6/#fun_str.trim-2" text:style-name="Internet_20_link" text:visited-style-name="Visited_20_Internet_20_Link">str.trim(source) → simple string</text:a></text:p>
      <text:p text:style-name="P5"><text:a xlink:type="simple" xlink:href="https://www.tradingview.com/pine-script-reference/v6/#fun_str.trim-3" text:style-name="Internet_20_link" text:visited-style-name="Visited_20_Internet_20_Link">str.trim(source) → series string</text:a></text:p>
      <text:p text:style-name="P3">Arguments</text:p>
      <text:p text:style-name="P3">source (const string) String to trim.</text:p>
      <text:p text:style-name="P3">Example</text:p>
      <text:section text:style-name="Sect1" text:name="Section663">
        <text:p text:style-name="P4"><text:bookmark text:name="fun_str.trim"/><text:span text:style-name="Source_20_Text">//@version=6</text:span></text:p>
        <text:p text:style-name="Preformatted_20_Text"><text:span text:style-name="Source_20_Text">indicator("str.trim")</text:span></text:p>
        <text:p text:style-name="Preformatted_20_Text"><text:span text:style-name="Source_20_Text">trim = str.trim("    abc    ") // Returns "abc"</text:span></text:p>
        <text:p text:style-name="P5"><text:span text:style-name="Source_20_Text">label.new(bar_index,close,trim)</text:span></text:p>
        <text:p text:style-name="P3">Remarks</text:p>
        <text:p text:style-name="P3">Returns an empty string ("") if the result is empty after the trim or if the <text:span text:style-name="Source_20_Text">source</text:span> is <text:a xlink:type="simple" xlink:href="https://www.tradingview.com/pine-script-reference/v6/#var_na" text:style-name="Internet_20_link" text:visited-style-name="Visited_20_Internet_20_Link">na</text:a>.</text:p>
      </text:section>
      <text:section text:style-name="Sect1" text:name="fun_str.upper">
        <text:h text:style-name="P2" text:outline-level="3">str.upper()</text:h>
        <text:p text:style-name="P3">3 overloads</text:p>
      </text:section>
      <text:section text:style-name="Sect1" text:name="Section664">
        <text:p text:style-name="P6"><text:bookmark text:name="fun_str.upper"/>Returns a new string with all letters converted to uppercase.</text:p>
        <text:p text:style-name="Text_20_body">Syntax &amp; Overloads</text:p>
        <text:p text:style-name="P5"><text:a xlink:type="simple" xlink:href="https://www.tradingview.com/pine-script-reference/v6/#fun_str.upper-0" text:style-name="Internet_20_link" text:visited-style-name="Visited_20_Internet_20_Link">str.upper(source) → const string</text:a></text:p>
        <text:p text:style-name="P5"><text:a xlink:type="simple" xlink:href="https://www.tradingview.com/pine-script-reference/v6/#fun_str.upper-1" text:style-name="Internet_20_link" text:visited-style-name="Visited_20_Internet_20_Link">str.upper(source) → simple string</text:a></text:p>
        <text:p text:style-name="P5"><text:a xlink:type="simple" xlink:href="https://www.tradingview.com/pine-script-reference/v6/#fun_str.upper-2" text:style-name="Internet_20_link" text:visited-style-name="Visited_20_Internet_20_Link">str.upper(source) → series string</text:a></text:p>
        <text:p text:style-name="P3">Arguments</text:p>
        <text:p text:style-name="P3">source (const string) String to be converted.</text:p>
        <text:p text:style-name="P3">Returns</text:p>
        <text:p text:style-name="P3">A new string with all letters converted to uppercase.</text:p>
        <text:p text:style-name="P3">See also</text:p>
        <text:p text:style-name="P3"><text:a xlink:type="simple" xlink:href="https://www.tradingview.com/pine-script-reference/v6/#fun_str.lower" text:style-name="Internet_20_link" text:visited-style-name="Visited_20_Internet_20_Link">str.lower</text:a></text:p>
      </text:section>
      <text:section text:style-name="Sect1" text:name="fun_strategy">
        <text:h text:style-name="P2" text:outline-level="3">strategy()</text:h>
      </text:section>
      <text:p text:style-name="P3">This declaration statement designates the script as a strategy and sets a number of strategy-related properties.</text:p>
      <text:p text:style-name="Text_20_body">Syntax</text:p>
      <text:p text:style-name="P5">strategy(title, shorttitle, overlay, format, precision, scale, pyramiding, calc_on_order_fills, calc_on_every_tick, max_bars_back, backtest_fill_limits_assumption, default_qty_type, default_qty_value, initial_capital, currency, slippage, commission_type, commission_value, process_orders_on_close, close_entries_rule, margin_long, margin_short, explicit_plot_zorder, max_lines_count, max_labels_count, max_boxes_count, calc_bars_count, risk_free_rate, use_bar_magnifier, fill_orders_on_standard_ohlc, max_polylines_count, dynamic_requests, behind_chart) → void</text:p>
      <text:p text:style-name="P3">Arguments</text:p>
      <text:p text:style-name="P3">title (const string) The title of the script. It is displayed on the chart when no <text:span text:style-name="Source_20_Text">shorttitle</text:span> argument is used, and becomes the publication's default title when publishing the script.</text:p>
      <text:p text:style-name="P3">shorttitle (const string) The script's display name on charts. If specified, it will replace the <text:span text:style-name="Source_20_Text">title</text:span> argument in most chart-related windows. Optional. The default is the argument used for <text:span text:style-name="Source_20_Text">title</text:span>.</text:p>
      <text:p text:style-name="P3">overlay (const bool) If <text:a xlink:type="simple" xlink:href="https://www.tradingview.com/pine-script-reference/v6/#const_true" text:style-name="Internet_20_link" text:visited-style-name="Visited_20_Internet_20_Link">true</text:a>, the strategy will be displayed over the chart. If <text:a xlink:type="simple" xlink:href="https://www.tradingview.com/pine-script-reference/v6/#const_false" text:style-name="Internet_20_link" text:visited-style-name="Visited_20_Internet_20_Link">false</text:a>, it will be added in a separate pane. Strategy-specific labels that display entries and exits will be displayed over the main chart regardless of this setting. Optional. The default is <text:a xlink:type="simple" xlink:href="https://www.tradingview.com/pine-script-reference/v6/#const_false" text:style-name="Internet_20_link" text:visited-style-name="Visited_20_Internet_20_Link">false</text:a>.</text:p>
      <text:p text:style-name="P3">format (const string) Specifies the formatting of the script's displayed values. Possible values: <text:a xlink:type="simple" xlink:href="https://www.tradingview.com/pine-script-reference/v6/#const_format.inherit" text:style-name="Internet_20_link" text:visited-style-name="Visited_20_Internet_20_Link">format.inherit</text:a>, <text:a xlink:type="simple" xlink:href="https://www.tradingview.com/pine-script-reference/v6/#const_format.price" text:style-name="Internet_20_link" text:visited-style-name="Visited_20_Internet_20_Link">format.price</text:a>, <text:a xlink:type="simple" xlink:href="https://www.tradingview.com/pine-script-reference/v6/#const_format.volume" text:style-name="Internet_20_link" text:visited-style-name="Visited_20_Internet_20_Link">format.volume</text:a>, <text:a xlink:type="simple" xlink:href="https://www.tradingview.com/pine-script-reference/v6/#const_format.percent" text:style-name="Internet_20_link" text:visited-style-name="Visited_20_Internet_20_Link">format.percent</text:a>. Optional. The default is <text:a xlink:type="simple" xlink:href="https://www.tradingview.com/pine-script-reference/v6/#const_format.inherit" text:style-name="Internet_20_link" text:visited-style-name="Visited_20_Internet_20_Link">format.inherit</text:a>.</text:p>
      <text:p text:style-name="P3">precision (const int) Specifies the number of digits after the floating point of the script's displayed values. Must be a non-negative integer no greater than 16. If <text:span text:style-name="Source_20_Text">format</text:span> is set to <text:a xlink:type="simple" xlink:href="https://www.tradingview.com/pine-script-reference/v6/#const_format.inherit" text:style-name="Internet_20_link" text:visited-style-name="Visited_20_Internet_20_Link">format.inherit</text:a> and <text:span text:style-name="Source_20_Text">precision</text:span> is specified, the format will instead be set to <text:a xlink:type="simple" xlink:href="https://www.tradingview.com/pine-script-reference/v6/#const_format.price" text:style-name="Internet_20_link" text:visited-style-name="Visited_20_Internet_20_Link">format.price</text:a>. When the function's <text:span text:style-name="Source_20_Text">format</text:span> parameter uses <text:a xlink:type="simple" xlink:href="https://www.tradingview.com/pine-script-reference/v6/#const_format.volume" text:style-name="Internet_20_link" text:visited-style-name="Visited_20_Internet_20_Link">format.volume</text:a>, the <text:span text:style-name="Source_20_Text">precision</text:span> parameter will not affect the result, as the decimal precision rules defined by <text:a xlink:type="simple" xlink:href="https://www.tradingview.com/pine-script-reference/v6/#const_format.volume" text:style-name="Internet_20_link" text:visited-style-name="Visited_20_Internet_20_Link">format.volume</text:a> supersede other precision settings. Optional. The default is inherited from the precision of the chart's symbol.</text:p>
      <text:p text:style-name="P3">scale (const scale_type) The price scale used. Possible values: <text:a xlink:type="simple" xlink:href="https://www.tradingview.com/pine-script-reference/v6/#const_scale.right" text:style-name="Internet_20_link" text:visited-style-name="Visited_20_Internet_20_Link">scale.right</text:a>, <text:a xlink:type="simple" xlink:href="https://www.tradingview.com/pine-script-reference/v6/#const_scale.left" text:style-name="Internet_20_link" text:visited-style-name="Visited_20_Internet_20_Link">scale.left</text:a>, <text:a xlink:type="simple" xlink:href="https://www.tradingview.com/pine-script-reference/v6/#const_scale.none" text:style-name="Internet_20_link" text:visited-style-name="Visited_20_Internet_20_Link">scale.none</text:a>. The <text:a xlink:type="simple" xlink:href="https://www.tradingview.com/pine-script-reference/v6/#const_scale.none" text:style-name="Internet_20_link" text:visited-style-name="Visited_20_Internet_20_Link">scale.none</text:a> value can only be applied in combination with <text:span text:style-name="Source_20_Text">overlay = true</text:span>. Optional. By default, the script uses the same scale as the chart.</text:p>
      <text:p text:style-name="P3">pyramiding (const int) The maximum number of entries allowed in the same direction. If the value is 0, only one entry order in the same direction can be opened, and additional entry orders are rejected. This setting can also be changed in the strategy's "Settings/Properties" tab. Optional. The default is 0.</text:p>
      <text:p text:style-name="P3">calc_on_order_fills (const bool) Specifies whether the strategy should be recalculated after an order is filled. If <text:a xlink:type="simple" xlink:href="https://www.tradingview.com/pine-script-reference/v6/#const_true" text:style-name="Internet_20_link" text:visited-style-name="Visited_20_Internet_20_Link">true</text:a>, the strategy recalculates after an order is filled, as opposed to recalculating only when the bar closes. This setting can also be changed in the strategy's "Settings/Properties" tab. Optional. The default is <text:a xlink:type="simple" xlink:href="https://www.tradingview.com/pine-script-reference/v6/#const_false" text:style-name="Internet_20_link" text:visited-style-name="Visited_20_Internet_20_Link">false</text:a>.</text:p>
      <text:p text:style-name="P3">calc_on_every_tick (const bool) Specifies whether the strategy should be recalculated on each realtime tick. If <text:a xlink:type="simple" xlink:href="https://www.tradingview.com/pine-script-reference/v6/#const_true" text:style-name="Internet_20_link" text:visited-style-name="Visited_20_Internet_20_Link">true</text:a>, when the strategy is running on a realtime bar, it will recalculate on each chart update. If <text:a xlink:type="simple" xlink:href="https://www.tradingview.com/pine-script-reference/v6/#const_false" text:style-name="Internet_20_link" text:visited-style-name="Visited_20_Internet_20_Link">false</text:a>, the strategy only calculates when the realtime bar closes. The argument used does not affect strategy calculation on historical data. This setting can also be changed in the strategy's "Settings/Properties" tab. Optional. The default is <text:a xlink:type="simple" xlink:href="https://www.tradingview.com/pine-script-reference/v6/#const_false" text:style-name="Internet_20_link" text:visited-style-name="Visited_20_Internet_20_Link">false</text:a>.</text:p>
      <text:p text:style-name="P3">max_bars_back (const int) The length of the historical buffer the script keeps for every variable and function, which determines how many past values can be referenced using the <text:span text:style-name="Source_20_Text">[]</text:span> history-referencing operator. The required buffer size is automatically detected by the Pine Script® runtime. Using this parameter is only necessary when a runtime error occurs because automatic detection fails. More information on the underlying mechanics of the historical buffer can be found <text:a xlink:type="simple" xlink:href="https://www.tradingview.com/chart/?solution=43000587849" office:target-frame-name="_blank" xlink:show="new" text:style-name="Internet_20_link" text:visited-style-name="Visited_20_Internet_20_Link">in our Help Center</text:a>. Optional. The default is 0.</text:p>
      <text:p text:style-name="P3">backtest_fill_limits_assumption (const int) Limit order execution threshold in ticks. When it is used, limit orders are only filled if the market price exceeds the order's limit level by the specified number of ticks. Optional. The default is 0.</text:p>
      <text:p text:style-name="P3"><text:soft-page-break/>default_qty_type (const string) Specifies the units used for <text:span text:style-name="Source_20_Text">default_qty_value</text:span>. Possible values are: <text:a xlink:type="simple" xlink:href="https://www.tradingview.com/pine-script-reference/v6/#const_strategy.fixed" text:style-name="Internet_20_link" text:visited-style-name="Visited_20_Internet_20_Link">strategy.fixed</text:a> for contracts/shares/lots, <text:a xlink:type="simple" xlink:href="https://www.tradingview.com/pine-script-reference/v6/#const_strategy.cash" text:style-name="Internet_20_link" text:visited-style-name="Visited_20_Internet_20_Link">strategy.cash</text:a> for currency amounts, or <text:a xlink:type="simple" xlink:href="https://www.tradingview.com/pine-script-reference/v6/#const_strategy.percent_of_equity" text:style-name="Internet_20_link" text:visited-style-name="Visited_20_Internet_20_Link">strategy.percent_of_equity</text:a> for a percentage of available equity. This setting can also be changed in the strategy's "Settings/Properties" tab. Optional. The default is <text:a xlink:type="simple" xlink:href="https://www.tradingview.com/pine-script-reference/v6/#const_strategy.fixed" text:style-name="Internet_20_link" text:visited-style-name="Visited_20_Internet_20_Link">strategy.fixed</text:a>.</text:p>
      <text:p text:style-name="P3">default_qty_value (const int/float) The default quantity to trade, in units determined by the argument used with the <text:span text:style-name="Source_20_Text">default_qty_type</text:span> parameter. This setting can also be changed in the strategy's "Settings/Properties" tab. Optional. The default is 1.</text:p>
      <text:p text:style-name="P3">initial_capital (const int/float) The amount of funds initially available for the strategy to trade, in units of <text:span text:style-name="Source_20_Text">currency</text:span>. Optional. The default is 1000000.</text:p>
      <text:p text:style-name="P3">currency (const string) Currency used by the strategy in currency-related calculations. Market positions are still opened by converting <text:span text:style-name="Source_20_Text">currency</text:span> into the chart symbol's currency. The conversion rate depends on the previous daily value of a corresponding currency pair from the most popular exchange. A spread symbol is used if no exchange provides the rate directly. Possible values: a "string" representing a valid currency code (e.g., "USD" or "USDT") or a constant from the <text:span text:style-name="Source_20_Text">currency.*</text:span> namespace (e.g., <text:a xlink:type="simple" xlink:href="https://www.tradingview.com/pine-script-reference/v6/#const_currency.USD" text:style-name="Internet_20_link" text:visited-style-name="Visited_20_Internet_20_Link">currency.USD</text:a> or <text:a xlink:type="simple" xlink:href="https://www.tradingview.com/pine-script-reference/v6/#const_currency.USDT" text:style-name="Internet_20_link" text:visited-style-name="Visited_20_Internet_20_Link">currency.USDT</text:a>). The default is <text:a xlink:type="simple" xlink:href="https://www.tradingview.com/pine-script-reference/v6/#var_syminfo.currency" text:style-name="Internet_20_link" text:visited-style-name="Visited_20_Internet_20_Link">syminfo.currency</text:a>.</text:p>
      <text:p text:style-name="P3">slippage (const int) Slippage expressed in ticks. This value is added to or subtracted from the fill price of market/stop orders to make the fill price less favorable for the strategy. E.g., if <text:a xlink:type="simple" xlink:href="https://www.tradingview.com/pine-script-reference/v6/#var_syminfo.mintick" text:style-name="Internet_20_link" text:visited-style-name="Visited_20_Internet_20_Link">syminfo.mintick</text:a> is 0.01 and <text:span text:style-name="Source_20_Text">slippage</text:span> is set to 5, a long market order will enter at 5 * 0.01 = 0.05 points above the actual price. This setting can also be changed in the strategy's "Settings/Properties" tab. Optional. The default is 0.</text:p>
      <text:p text:style-name="P3">commission_type (const string) Determines what the number passed to the <text:span text:style-name="Source_20_Text">commission_value</text:span> expresses: <text:a xlink:type="simple" xlink:href="https://www.tradingview.com/pine-script-reference/v6/#const_strategy.commission.percent" text:style-name="Internet_20_link" text:visited-style-name="Visited_20_Internet_20_Link">strategy.commission.percent</text:a> for a percentage of the cash volume of the order, <text:a xlink:type="simple" xlink:href="https://www.tradingview.com/pine-script-reference/v6/#const_strategy.commission.cash_per_contract" text:style-name="Internet_20_link" text:visited-style-name="Visited_20_Internet_20_Link">strategy.commission.cash_per_contract</text:a> for currency per contract, <text:a xlink:type="simple" xlink:href="https://www.tradingview.com/pine-script-reference/v6/#const_strategy.commission.cash_per_order" text:style-name="Internet_20_link" text:visited-style-name="Visited_20_Internet_20_Link">strategy.commission.cash_per_order</text:a> for currency per order. This setting can also be changed in the strategy's "Settings/Properties" tab. Optional. The default is <text:a xlink:type="simple" xlink:href="https://www.tradingview.com/pine-script-reference/v6/#const_strategy.commission.percent" text:style-name="Internet_20_link" text:visited-style-name="Visited_20_Internet_20_Link">strategy.commission.percent</text:a>.</text:p>
      <text:p text:style-name="P3">commission_value (const int/float) Commission applied to the strategy's orders in units determined by the argument passed to the <text:span text:style-name="Source_20_Text">commission_type</text:span> parameter. This setting can also be changed in the strategy's "Settings/Properties" tab. Optional. The default is 0.</text:p>
      <text:p text:style-name="P3">process_orders_on_close (const bool) When set to <text:a xlink:type="simple" xlink:href="https://www.tradingview.com/pine-script-reference/v6/#const_true" text:style-name="Internet_20_link" text:visited-style-name="Visited_20_Internet_20_Link">true</text:a>, generates an additional attempt to execute orders after a bar closes and strategy calculations are completed. If the orders are market orders, the broker emulator executes them before the next bar's open. If the orders are price-dependent, they will only be filled if the price conditions are met. This option is useful if you wish to close positions on the current bar. This setting can also be changed in the strategy's "Settings/Properties" tab. Optional. The default is <text:a xlink:type="simple" xlink:href="https://www.tradingview.com/pine-script-reference/v6/#const_false" text:style-name="Internet_20_link" text:visited-style-name="Visited_20_Internet_20_Link">false</text:a>.</text:p>
      <text:p text:style-name="P3">close_entries_rule (const string) Determines the order in which trades are closed. Possible values are: "FIFO" (First-In, First-Out) if the earliest exit order must close the earliest entry order, or "ANY" if the orders are closed based on the <text:span text:style-name="Source_20_Text">from_entry</text:span> parameter of the <text:a xlink:type="simple" xlink:href="https://www.tradingview.com/pine-script-reference/v6/#fun_strategy.exit" text:style-name="Internet_20_link" text:visited-style-name="Visited_20_Internet_20_Link">strategy.exit</text:a> function. "FIFO" can only be used with stocks, futures and US forex (NFA Compliance Rule 2-43b), while "ANY" is allowed in non-US forex. Optional. The default is "FIFO".</text:p>
      <text:p text:style-name="P3">margin_long (const int/float) Margin long is the percentage of the purchase price of a security that must be covered by cash or collateral for long positions. Must be a non-negative number. The logic used to simulate margin calls is explained in the <text:a xlink:type="simple" xlink:href="https://www.tradingview.com/chart/?solution=43000628599" office:target-frame-name="_blank" xlink:show="new" text:style-name="Internet_20_link" text:visited-style-name="Visited_20_Internet_20_Link">Help Center</text:a>. This setting can also be changed in the strategy's "Settings/Properties" tab. Optional. If the value is 0, the strategy does not enforce any limits on position size. The default is 100, in which case the strategy only uses its own funds and the long positions cannot be margin called.</text:p>
      <text:p text:style-name="P3">margin_short (const int/float) Margin short is the percentage of the purchase price of a security that must be covered by cash or collateral for short positions. Must be a non-negative number. The logic used to simulate margin calls is explained in the <text:a xlink:type="simple" xlink:href="https://www.tradingview.com/chart/?solution=43000628599" office:target-frame-name="_blank" xlink:show="new" text:style-name="Internet_20_link" text:visited-style-name="Visited_20_Internet_20_Link">Help Center</text:a>. This setting can also be changed in the strategy's "Settings/Properties" tab. Optional. If the value is 0, the strategy does not enforce any limits on position size. The default is 100, in which case the strategy only uses its own funds. Note that even with no margin used, short positions <text:span text:style-name="Emphasis">can</text:span> be margin called if the loss exceeds available funds.</text:p>
      <text:p text:style-name="P3">explicit_plot_zorder (const bool) Specifies the order in which the script's plots, fills, and hlines are rendered. If <text:a xlink:type="simple" xlink:href="https://www.tradingview.com/pine-script-reference/v6/#const_true" text:style-name="Internet_20_link" text:visited-style-name="Visited_20_Internet_20_Link">true</text:a>, plots are drawn in the order in which they appear in the script's code, each newer plot being drawn above the previous ones. This only applies to <text:span text:style-name="Source_20_Text">plot*()</text:span> functions, <text:a xlink:type="simple" xlink:href="https://www.tradingview.com/pine-script-reference/v6/#fun_fill" text:style-name="Internet_20_link" text:visited-style-name="Visited_20_Internet_20_Link">fill</text:a>, and <text:a xlink:type="simple" xlink:href="https://www.tradingview.com/pine-script-reference/v6/#fun_hline" text:style-name="Internet_20_link" text:visited-style-name="Visited_20_Internet_20_Link">hline</text:a>. Optional. The default is <text:a xlink:type="simple" xlink:href="https://www.tradingview.com/pine-script-reference/v6/#const_false" text:style-name="Internet_20_link" text:visited-style-name="Visited_20_Internet_20_Link">false</text:a>.</text:p>
      <text:p text:style-name="P3">max_lines_count (const int) The number of last <text:a xlink:type="simple" xlink:href="https://www.tradingview.com/pine-script-reference/v6/#type_line" text:style-name="Internet_20_link" text:visited-style-name="Visited_20_Internet_20_Link">line</text:a> drawings displayed. Possible values: 1-500. Optional. The default is 50.</text:p>
      <text:p text:style-name="P3">max_labels_count (const int) The number of last <text:a xlink:type="simple" xlink:href="https://www.tradingview.com/pine-script-reference/v6/#type_label" text:style-name="Internet_20_link" text:visited-style-name="Visited_20_Internet_20_Link">label</text:a> drawings displayed. Possible values: 1-500. Optional. The default is 50.</text:p>
      <text:p text:style-name="P3">max_boxes_count (const int) The number of last <text:a xlink:type="simple" xlink:href="https://www.tradingview.com/pine-script-reference/v6/#type_box" text:style-name="Internet_20_link" text:visited-style-name="Visited_20_Internet_20_Link">box</text:a> drawings displayed. Possible values: 1-500. Optional. The default is 50.</text:p>
      <text:p text:style-name="P3">calc_bars_count (const int) Limits the initial calculation of a script to the last number of bars specified. When specified, a "Calculated bars" field will be included in the "Calculation" section of the script's "Settings/Inputs" tab. Optional. The default is 0, in which case the script executes on all available bars.</text:p>
      <text:p text:style-name="P3">risk_free_rate (const int/float) The risk-free rate of return is the annual percentage change in the value of an investment with minimal or zero risk. It is used to calculate the <text:a xlink:type="simple" xlink:href="https://www.tradingview.com/support/solutions/43000681694" office:target-frame-name="_blank" xlink:show="new" text:style-name="Internet_20_link" text:visited-style-name="Visited_20_Internet_20_Link">Sharpe</text:a> and <text:a xlink:type="simple" xlink:href="https://www.tradingview.com/support/solutions/43000681697" office:target-frame-name="_blank" xlink:show="new" text:style-name="Internet_20_link" text:visited-style-name="Visited_20_Internet_20_Link">Sortino</text:a> ratios. Optional. The default is 2.</text:p>
      <text:p text:style-name="P3">use_bar_magnifier (const bool) Optional. When <text:a xlink:type="simple" xlink:href="https://www.tradingview.com/pine-script-reference/v6/#const_true" text:style-name="Internet_20_link" text:visited-style-name="Visited_20_Internet_20_Link">true</text:a>, the <text:a xlink:type="simple" xlink:href="https://www.tradingview.com/pine-script-docs/concepts/strategies/#broker-emulator" office:target-frame-name="_blank" xlink:show="new" text:style-name="Internet_20_link" text:visited-style-name="Visited_20_Internet_20_Link">Broker Emulator</text:a> uses lower timeframe data during backtesting on historical bars to achieve more realistic results. The default is <text:a xlink:type="simple" xlink:href="https://www.tradingview.com/pine-script-reference/v6/#const_false" text:style-name="Internet_20_link" text:visited-style-name="Visited_20_Internet_20_Link">false</text:a>. Only <text:a xlink:type="simple" xlink:href="https://www.tradingview.com/gopro/" office:target-frame-name="_blank" xlink:show="new" text:style-name="Internet_20_link" text:visited-style-name="Visited_20_Internet_20_Link">Premium</text:a> and higher-tier plans have access to this feature.</text:p>
      <text:p text:style-name="P3">fill_orders_on_standard_ohlc (const bool) When <text:a xlink:type="simple" xlink:href="https://www.tradingview.com/pine-script-reference/v6/#const_true" text:style-name="Internet_20_link" text:visited-style-name="Visited_20_Internet_20_Link">true</text:a>, forces strategies running on Heikin Ashi charts to fill orders using actual OHLC prices, for more realistic results. Optional. The default is <text:a xlink:type="simple" xlink:href="https://www.tradingview.com/pine-script-reference/v6/#const_false" text:style-name="Internet_20_link" text:visited-style-name="Visited_20_Internet_20_Link">false</text:a>.</text:p>
      <text:p text:style-name="P3">max_polylines_count (const int) The number of last <text:a xlink:type="simple" xlink:href="https://www.tradingview.com/pine-script-reference/v6/#type_polyline" text:style-name="Internet_20_link" text:visited-style-name="Visited_20_Internet_20_Link">polyline</text:a> drawings displayed. Possible values: 1-100. The count is approximate; more drawings than the specified count may be displayed. Optional. The default is 50.</text:p>
      <text:p text:style-name="P3">dynamic_requests (const bool) Specifies whether the script can dynamically call functions from the <text:span text:style-name="Source_20_Text">request.*()</text:span> namespace. Dynamic <text:span text:style-name="Source_20_Text">request.*()</text:span> calls are allowed within the local scopes of conditional structures (e.g., <text:a xlink:type="simple" xlink:href="https://www.tradingview.com/pine-script-reference/v6/#kw_if" text:style-name="Internet_20_link" text:visited-style-name="Visited_20_Internet_20_Link">if</text:a>), loops (e.g., <text:a xlink:type="simple" xlink:href="https://www.tradingview.com/pine-script-reference/v6/#kw_for" text:style-name="Internet_20_link" text:visited-style-name="Visited_20_Internet_20_Link">for</text:a>), and exported functions. Additionally, such calls allow "series" arguments for many of their parameters. Optional. The default is <text:a xlink:type="simple" xlink:href="https://www.tradingview.com/pine-script-reference/v6/#const_true" text:style-name="Internet_20_link" text:visited-style-name="Visited_20_Internet_20_Link">true</text:a>. See the User Manual's <text:a xlink:type="simple" xlink:href="https://www.tradingview.com/pine-script-docs/concepts/other-timeframes-and-data/#dynamic-requests" office:target-frame-name="_blank" xlink:show="new" text:style-name="Internet_20_link" text:visited-style-name="Visited_20_Internet_20_Link">Dynamic requests</text:a> section for more information.</text:p>
      <text:p text:style-name="P3">behind_chart (const bool) Controls whether the script's plots and drawings in the main chart pane appear behind the chart display (if <text:a xlink:type="simple" xlink:href="https://www.tradingview.com/pine-script-reference/v6/#const_true" text:style-name="Internet_20_link" text:visited-style-name="Visited_20_Internet_20_Link">true</text:a>), or in front of it (if <text:a xlink:type="simple" xlink:href="https://www.tradingview.com/pine-script-reference/v6/#const_false" text:style-name="Internet_20_link" text:visited-style-name="Visited_20_Internet_20_Link">false</text:a>). Optional. The default is <text:a xlink:type="simple" xlink:href="https://www.tradingview.com/pine-script-reference/v6/#const_true" text:style-name="Internet_20_link" text:visited-style-name="Visited_20_Internet_20_Link">true</text:a>.</text:p>
      <text:p text:style-name="P3">Example</text:p>
      <text:section text:style-name="Sect1" text:name="Section665">
        <text:p text:style-name="P4"><text:bookmark text:name="fun_strategy"/><text:span text:style-name="Source_20_Text">//@version=6</text:span></text:p>
        <text:p text:style-name="Preformatted_20_Text"><text:span text:style-name="Source_20_Text">strategy("My strategy", overlay = true)</text:span></text:p>
        <text:p text:style-name="Preformatted_20_Text"><text:span text:style-name="Source_20_Text">// Enter long by market if current open is greater than previous high.</text:span></text:p>
        <text:p text:style-name="Preformatted_20_Text"><text:span text:style-name="Source_20_Text">if open &gt; high[1]</text:span></text:p>
        <text:p text:style-name="Preformatted_20_Text"><text:span text:style-name="Source_20_Text">    strategy.entry("Long", strategy.long, 1)</text:span></text:p>
        <text:p text:style-name="Preformatted_20_Text"><text:span text:style-name="Source_20_Text">// Generate a full exit bracket (profit 10 points, loss 5 points per contract) from the entry named "Long".</text:span></text:p>
        <text:p text:style-name="P5"><text:span text:style-name="Source_20_Text">strategy.exit("Exit", "Long", profit = 10, loss = 5)</text:span></text:p>
        <text:p text:style-name="P3">Remarks</text:p>
        <text:p text:style-name="P3">You can learn more about strategies in our <text:a xlink:type="simple" xlink:href="https://www.tradingview.com/pine-script-docs/concepts/strategies/" office:target-frame-name="_blank" xlink:show="new" text:style-name="Internet_20_link" text:visited-style-name="Visited_20_Internet_20_Link">User Manual</text:a>.</text:p>
        <text:p text:style-name="P3">Every strategy script must have one <text:a xlink:type="simple" xlink:href="https://www.tradingview.com/pine-script-reference/v6/#fun_strategy" text:style-name="Internet_20_link" text:visited-style-name="Visited_20_Internet_20_Link">strategy</text:a> call.</text:p>
        <text:p text:style-name="P3">Strategies using <text:span text:style-name="Source_20_Text">calc_on_every_tick = true</text:span> parameter may calculate differently on historical and realtime bars, which causes <text:a xlink:type="simple" xlink:href="https://www.tradingview.com/pine-script-docs/concepts/repainting/" office:target-frame-name="_blank" xlink:show="new" text:style-name="Internet_20_link" text:visited-style-name="Visited_20_Internet_20_Link">repainting</text:a>.</text:p>
        <text:p text:style-name="P3">Strategies always use the chart's prices to enter and exit positions. Using them on non-standard chart types (Heikin Ashi, Renko, etc.) will produce misleading results, as their prices are synthetic. Backtesting on non-standard charts is thus not recommended.</text:p>
        <text:p text:style-name="P3">The maximum number of orders a strategy can open, unless it uses Deep Backtesting mode, is 9000. If the strategy exceeds this limit, it removes the oldest order's information when a new entry appears in the "List of Trades" tab. The <text:span text:style-name="Source_20_Text">strategy.closedtrades.*()</text:span> functions return <text:a xlink:type="simple" xlink:href="https://www.tradingview.com/pine-script-reference/v6/#var_na" text:style-name="Internet_20_link" text:visited-style-name="Visited_20_Internet_20_Link">na</text:a> for trades opened or closed by removed orders. To retrieve the index of the oldest available closed trade, use the <text:a xlink:type="simple" xlink:href="https://www.tradingview.com/pine-script-reference/v6/#var_strategy.closedtrades.first_index" text:style-name="Internet_20_link" text:visited-style-name="Visited_20_Internet_20_Link">strategy.closedtrades.first_index</text:a> variable.</text:p>
        <text:p text:style-name="P3">See also</text:p>
        <text:p text:style-name="P3"><text:a xlink:type="simple" xlink:href="https://www.tradingview.com/pine-script-reference/v6/#fun_indicator" text:style-name="Internet_20_link" text:visited-style-name="Visited_20_Internet_20_Link">indicator</text:a><text:a xlink:type="simple" xlink:href="https://www.tradingview.com/pine-script-reference/v6/#fun_library" text:style-name="Internet_20_link" text:visited-style-name="Visited_20_Internet_20_Link">library</text:a></text:p>
      </text:section>
      <text:section text:style-name="Sect1" text:name="fun_strategy.cancel">
        <text:h text:style-name="P2" text:outline-level="3">strategy.cancel()</text:h>
      </text:section>
      <text:p text:style-name="P3">Cancels a pending or unfilled order with a specific identifier. If multiple unfilled orders share the same ID, calling this command with that ID as the <text:span text:style-name="Source_20_Text">id</text:span> argument cancels all of them. If a script calls this command with an <text:span text:style-name="Source_20_Text">id</text:span> representing the ID of a filled order, it has no effect.</text:p>
      <text:p text:style-name="P3">This command is most useful when working with price-based orders (e.g., <text:a xlink:type="simple" xlink:href="https://www.tradingview.com/pine-script-docs/concepts/strategies/#limit-orders" office:target-frame-name="_blank" xlink:show="new" text:style-name="Internet_20_link" text:visited-style-name="Visited_20_Internet_20_Link">limit orders</text:a>). Calls to this command can also cancel <text:a xlink:type="simple" xlink:href="https://www.tradingview.com/pine-script-docs/concepts/strategies/#market-orders" office:target-frame-name="_blank" xlink:show="new" text:style-name="Internet_20_link" text:visited-style-name="Visited_20_Internet_20_Link">market orders</text:a>, but only if they execute on the same ticks as the order placement commands.</text:p>
      <text:p text:style-name="Text_20_body">Syntax</text:p>
      <text:p text:style-name="P5">strategy.cancel(id) → void</text:p>
      <text:p text:style-name="P3">Arguments</text:p>
      <text:p text:style-name="P3">id (series string) The identifier of the unfilled order to cancel.</text:p>
      <text:p text:style-name="P3">Example</text:p>
      <text:section text:style-name="Sect1" text:name="Section666">
        <text:p text:style-name="P4"><text:bookmark text:name="fun_strategy.cancel"/><text:span text:style-name="Source_20_Text">//@version=6</text:span></text:p>
        <text:p text:style-name="Preformatted_20_Text"><text:span text:style-name="Source_20_Text">strategy(title = "Order cancellation demo")</text:span></text:p>
        <text:p text:style-name="Preformatted_20_Text"><text:span text:style-name="Source_20_Text">conditionForBuy = open &gt; high[1]</text:span></text:p>
        <text:p text:style-name="Preformatted_20_Text"><text:span text:style-name="Source_20_Text">if conditionForBuy</text:span></text:p>
        <text:p text:style-name="Preformatted_20_Text"><text:span text:style-name="Source_20_Text">    strategy.entry("Long", strategy.long, 1, limit = low) // Enter long using limit order at low price of current bar if `conditionForBuy` is `true`.</text:span></text:p>
        <text:p text:style-name="Preformatted_20_Text"><text:span text:style-name="Source_20_Text">if not conditionForBuy</text:span></text:p>
        <text:p text:style-name="P5"><text:span text:style-name="Source_20_Text">    strategy.cancel("Long") // Cancel the entry order with name "Long" if `conditionForBuy` is `false`.</text:span></text:p>
      </text:section>
      <text:section text:style-name="Sect1" text:name="fun_strategy.cancel_all">
        <text:h text:style-name="P2" text:outline-level="3">strategy.cancel_all()</text:h>
      </text:section>
      <text:p text:style-name="P3">Cancels all pending or unfilled orders, regardless of their identifiers.</text:p>
      <text:p text:style-name="P3">This command is most useful when working with price-based orders (e.g., <text:a xlink:type="simple" xlink:href="https://www.tradingview.com/pine-script-docs/concepts/strategies/#limit-orders" office:target-frame-name="_blank" xlink:show="new" text:style-name="Internet_20_link" text:visited-style-name="Visited_20_Internet_20_Link">limit orders</text:a>). Calls to this command can also cancel <text:a xlink:type="simple" xlink:href="https://www.tradingview.com/pine-script-docs/concepts/strategies/#market-orders" office:target-frame-name="_blank" xlink:show="new" text:style-name="Internet_20_link" text:visited-style-name="Visited_20_Internet_20_Link">market orders</text:a>, but only if they execute on the same ticks as the order placement commands.</text:p>
      <text:p text:style-name="Text_20_body">Syntax</text:p>
      <text:p text:style-name="P5">strategy.cancel_all() → void</text:p>
      <text:p text:style-name="P3">Example</text:p>
      <text:section text:style-name="Sect1" text:name="Section667">
        <text:p text:style-name="P4"><text:bookmark text:name="fun_strategy.cancel_all"/><text:soft-page-break/><text:span text:style-name="Source_20_Text">//@version=6</text:span></text:p>
        <text:p text:style-name="Preformatted_20_Text"><text:span text:style-name="Source_20_Text">strategy(title = "Cancel all orders demo")</text:span></text:p>
        <text:p text:style-name="Preformatted_20_Text"><text:span text:style-name="Source_20_Text">conditionForBuy1 = open &gt; high[1]</text:span></text:p>
        <text:p text:style-name="Preformatted_20_Text"><text:span text:style-name="Source_20_Text">if conditionForBuy1</text:span></text:p>
        <text:p text:style-name="Preformatted_20_Text"><text:span text:style-name="Source_20_Text">    strategy.entry("Long entry 1", strategy.long, 1, limit = low) // Enter long using a limit order if `conditionForBuy1` is `true`.</text:span></text:p>
        <text:p text:style-name="Preformatted_20_Text"><text:span text:style-name="Source_20_Text">conditionForBuy2 = conditionForBuy1 and open[1] &gt; high[2]</text:span></text:p>
        <text:p text:style-name="Preformatted_20_Text"><text:span text:style-name="Source_20_Text">float lowest2 = ta.lowest(low, 2)</text:span></text:p>
        <text:p text:style-name="Preformatted_20_Text"><text:span text:style-name="Source_20_Text">if conditionForBuy2</text:span></text:p>
        <text:p text:style-name="Preformatted_20_Text"><text:span text:style-name="Source_20_Text">    strategy.entry("Long entry 2", strategy.long, 1, limit = lowest2) // Enter long using a limit order if `conditionForBuy2` is `true`.</text:span></text:p>
        <text:p text:style-name="Preformatted_20_Text"><text:span text:style-name="Source_20_Text">conditionForStopTrading = open &lt; lowest2</text:span></text:p>
        <text:p text:style-name="Preformatted_20_Text"><text:span text:style-name="Source_20_Text">if conditionForStopTrading</text:span></text:p>
        <text:p text:style-name="P5"><text:span text:style-name="Source_20_Text">    strategy.cancel_all() // Cancel both limit orders if `conditionForStopTrading` is `true`.</text:span></text:p>
      </text:section>
      <text:section text:style-name="Sect1" text:name="fun_strategy.close">
        <text:h text:style-name="P2" text:outline-level="3">strategy.close()</text:h>
      </text:section>
      <text:p text:style-name="P3">Creates an order to exit from the part of a position opened by entry orders with a specific identifier. If multiple entries in the position share the same ID, the orders from this command apply to all those entries, starting from the first open trade, when its calls use that ID as the <text:span text:style-name="Source_20_Text">id</text:span> argument.</text:p>
      <text:p text:style-name="P3">This command always generates <text:a xlink:type="simple" xlink:href="https://www.tradingview.com/pine-script-docs/concepts/strategies/#market-orders" office:target-frame-name="_blank" xlink:show="new" text:style-name="Internet_20_link" text:visited-style-name="Visited_20_Internet_20_Link">market orders</text:a>. To exit from a position using price-based orders (e.g., <text:a xlink:type="simple" xlink:href="https://www.tradingview.com/pine-script-docs/concepts/strategies/#take-profit-and-stop-loss" office:target-frame-name="_blank" xlink:show="new" text:style-name="Internet_20_link" text:visited-style-name="Visited_20_Internet_20_Link">stop-loss</text:a> orders), use the <text:a xlink:type="simple" xlink:href="https://www.tradingview.com/pine-script-reference/v6/#fun_strategy.exit" text:style-name="Internet_20_link" text:visited-style-name="Visited_20_Internet_20_Link">strategy.exit</text:a> command.</text:p>
      <text:p text:style-name="Text_20_body">Syntax</text:p>
      <text:p text:style-name="P5">strategy.close(id, comment, qty, qty_percent, alert_message, immediately, disable_alert) → void</text:p>
      <text:p text:style-name="P3">Arguments</text:p>
      <text:p text:style-name="P3">id (series string) The entry identifier of the open trades to close.</text:p>
      <text:p text:style-name="P3">comment (series string) Optional. Additional notes on the filled order. If the value is not an empty string, the Strategy Tester and the chart show this text for the order instead of the automatically generated exit identifier. The default is an empty string.</text:p>
      <text:p text:style-name="P3">qty (series int/float) Optional. The number of contracts/lots/shares/units to close when an exit order fills. If specified, the command uses this value instead of <text:span text:style-name="Source_20_Text">qty_percent</text:span> to determine the order size. The default is <text:a xlink:type="simple" xlink:href="https://www.tradingview.com/pine-script-reference/v6/#var_na" text:style-name="Internet_20_link" text:visited-style-name="Visited_20_Internet_20_Link">na</text:a>, which means the order size depends on the <text:span text:style-name="Source_20_Text">qty_percent</text:span> value.</text:p>
      <text:p text:style-name="P3">qty_percent (series int/float) Optional. A value between 0 and 100 representing the percentage of the open trade quantity to close when an exit order fills. The percentage calculation depends on the total size of the open trades with the <text:span text:style-name="Source_20_Text">id</text:span> entry identifier. The command ignores this parameter if the <text:span text:style-name="Source_20_Text">qty</text:span> value is not <text:a xlink:type="simple" xlink:href="https://www.tradingview.com/pine-script-reference/v6/#var_na" text:style-name="Internet_20_link" text:visited-style-name="Visited_20_Internet_20_Link">na</text:a>. The default is 100.</text:p>
      <text:p text:style-name="P3">alert_message (series string) Optional. Custom text for the alert that fires when an order fills. If the "Message" field of the "Create Alert" dialog box contains the <text:span text:style-name="Source_20_Text">{{strategy.order.alert_message}}</text:span> placeholder, the alert message replaces the placeholder with this text. The default is an empty string.</text:p>
      <text:p text:style-name="P3">immediately (series bool) Optional. If <text:a xlink:type="simple" xlink:href="https://www.tradingview.com/pine-script-reference/v6/#const_true" text:style-name="Internet_20_link" text:visited-style-name="Visited_20_Internet_20_Link">true</text:a>, the closing order executes on the same tick when the strategy places it, ignoring the strategy properties that restrict execution to the opening tick of the following bar. The default is <text:a xlink:type="simple" xlink:href="https://www.tradingview.com/pine-script-reference/v6/#const_false" text:style-name="Internet_20_link" text:visited-style-name="Visited_20_Internet_20_Link">false</text:a>.</text:p>
      <text:p text:style-name="P3">disable_alert (series bool) Optional. If <text:a xlink:type="simple" xlink:href="https://www.tradingview.com/pine-script-reference/v6/#const_true" text:style-name="Internet_20_link" text:visited-style-name="Visited_20_Internet_20_Link">true</text:a> when the command creates an order, the strategy does not trigger an alert when that order fills. This parameter accepts a "series" value, meaning users can control which orders trigger alerts when they execute. The default is <text:a xlink:type="simple" xlink:href="https://www.tradingview.com/pine-script-reference/v6/#const_false" text:style-name="Internet_20_link" text:visited-style-name="Visited_20_Internet_20_Link">false</text:a>.</text:p>
      <text:p text:style-name="P3">Example</text:p>
      <text:section text:style-name="Sect1" text:name="Section668">
        <text:p text:style-name="P4"><text:bookmark text:name="fun_strategy.close"/><text:span text:style-name="Source_20_Text">//@version=6</text:span></text:p>
        <text:p text:style-name="Preformatted_20_Text"><text:span text:style-name="Source_20_Text">strategy("Partial close strategy")</text:span></text:p>
        <text:p text:style-name="Preformatted_20_Text"><text:span text:style-name="Source_20_Text">// Calculate a 14-bar and 28-bar moving average of `close` prices.</text:span></text:p>
        <text:p text:style-name="Preformatted_20_Text"><text:span text:style-name="Source_20_Text">float sma14 = ta.sma(close, 14)</text:span></text:p>
        <text:p text:style-name="Preformatted_20_Text"><text:span text:style-name="Source_20_Text">float sma28 = ta.sma(close, 28)</text:span></text:p>
        <text:p text:style-name="Preformatted_20_Text"><text:span text:style-name="Source_20_Text">// Place a market order to enter a long position when `sma14` crosses over `sma28`.</text:span></text:p>
        <text:p text:style-name="Preformatted_20_Text"><text:span text:style-name="Source_20_Text">if ta.crossover(sma14, sma28)</text:span></text:p>
        <text:p text:style-name="Preformatted_20_Text"><text:span text:style-name="Source_20_Text">    strategy.entry("My Long Entry ID", strategy.long)</text:span></text:p>
        <text:p text:style-name="Preformatted_20_Text"><text:span text:style-name="Source_20_Text">// Place a market order to close the long trade when `sma14` crosses under `sma28`. </text:span></text:p>
        <text:p text:style-name="Preformatted_20_Text"><text:span text:style-name="Source_20_Text">if ta.crossunder(sma14, sma28)</text:span></text:p>
        <text:p text:style-name="Preformatted_20_Text"><text:span text:style-name="Source_20_Text">    strategy.close("My Long Entry ID", "50% market close", qty_percent = 50)</text:span></text:p>
        <text:p text:style-name="Preformatted_20_Text"><text:span text:style-name="Source_20_Text">// Plot the position size.</text:span></text:p>
        <text:p text:style-name="P5"><text:span text:style-name="Source_20_Text">plot(strategy.position_size)</text:span></text:p>
        <text:p text:style-name="P3">Remarks</text:p>
        <text:p text:style-name="P3">When a position consists of several open trades and the <text:span text:style-name="Source_20_Text">close_entries_rule</text:span> in the <text:a xlink:type="simple" xlink:href="https://www.tradingview.com/pine-script-reference/v6/#fun_strategy" text:style-name="Internet_20_link" text:visited-style-name="Visited_20_Internet_20_Link">strategy</text:a> declaration statement is "FIFO" (default), a <text:a xlink:type="simple" xlink:href="https://www.tradingview.com/pine-script-reference/v6/#fun_strategy.close" text:style-name="Internet_20_link" text:visited-style-name="Visited_20_Internet_20_Link">strategy.close</text:a> call exits from the position starting with the first open trade. This behavior applies even if the <text:span text:style-name="Source_20_Text">id</text:span> value is the entry ID of different open trades. However, in that case, the maximum exit order size still depends on the trades opened by orders with the <text:span text:style-name="Source_20_Text">id</text:span> identifier. For more information, see <text:a xlink:type="simple" xlink:href="https://www.tradingview.com/pine-script-docs/concepts/strategies/#closing-a-market-position" office:target-frame-name="_blank" xlink:show="new" text:style-name="Internet_20_link" text:visited-style-name="Visited_20_Internet_20_Link">this</text:a> section of our User Manual.</text:p>
      </text:section>
      <text:section text:style-name="Sect1" text:name="fun_strategy.close_all">
        <text:h text:style-name="P2" text:outline-level="3">strategy.close_all()</text:h>
        <text:p text:style-name="P3">2 overloads</text:p>
      </text:section>
      <text:p text:style-name="P3">Creates an order to close an open position completely, regardless of the identifiers of the entry orders that opened or added to it.</text:p>
      <text:p text:style-name="P3">This command always generates <text:a xlink:type="simple" xlink:href="https://www.tradingview.com/pine-script-docs/concepts/strategies/#market-orders" office:target-frame-name="_blank" xlink:show="new" text:style-name="Internet_20_link" text:visited-style-name="Visited_20_Internet_20_Link">market orders</text:a>. To exit from a position using price-based orders (e.g., <text:a xlink:type="simple" xlink:href="https://www.tradingview.com/pine-script-docs/concepts/strategies/#take-profit-and-stop-loss" office:target-frame-name="_blank" xlink:show="new" text:style-name="Internet_20_link" text:visited-style-name="Visited_20_Internet_20_Link">stop-loss</text:a> orders), use the <text:a xlink:type="simple" xlink:href="https://www.tradingview.com/pine-script-reference/v6/#fun_strategy.exit" text:style-name="Internet_20_link" text:visited-style-name="Visited_20_Internet_20_Link">strategy.exit</text:a> command.</text:p>
      <text:p text:style-name="Text_20_body">Syntax &amp; Overloads</text:p>
      <text:p text:style-name="P5"><text:a xlink:type="simple" xlink:href="https://www.tradingview.com/pine-script-reference/v6/#fun_strategy.close_all-0" text:style-name="Internet_20_link" text:visited-style-name="Visited_20_Internet_20_Link">strategy.close_all(comment, alert_message) → void</text:a></text:p>
      <text:p text:style-name="P5"><text:a xlink:type="simple" xlink:href="https://www.tradingview.com/pine-script-reference/v6/#fun_strategy.close_all-1" text:style-name="Internet_20_link" text:visited-style-name="Visited_20_Internet_20_Link">strategy.close_all(comment, alert_message, immediately, disable_alert) → void</text:a></text:p>
      <text:p text:style-name="P3">Arguments</text:p>
      <text:p text:style-name="P3">comment (series string) Optional. Additional notes on the filled order. If the value is not an empty string, the Strategy Tester and the chart show this text for the order instead of the automatically generated exit identifier. The default is an empty string.</text:p>
      <text:p text:style-name="P3">alert_message (series string) Optional. Custom text for the alert that fires when an order fills. If the "Message" field of the "Create Alert" dialog box contains the <text:span text:style-name="Source_20_Text">{{strategy.order.alert_message}}</text:span> placeholder, the alert message replaces the placeholder with this text. The default is an empty string.</text:p>
      <text:p text:style-name="P3">Example</text:p>
      <text:section text:style-name="Sect1" text:name="Section669">
        <text:p text:style-name="P4"><text:bookmark text:name="fun_strategy.close_all"/><text:span text:style-name="Source_20_Text">//@version=6</text:span></text:p>
        <text:p text:style-name="Preformatted_20_Text"><text:span text:style-name="Source_20_Text">strategy("Multi-entry close strategy")</text:span></text:p>
        <text:p text:style-name="Preformatted_20_Text"><text:span text:style-name="Source_20_Text">// Calculate a 14-bar and 28-bar moving average of `close` prices.</text:span></text:p>
        <text:p text:style-name="Preformatted_20_Text"><text:span text:style-name="Source_20_Text">float sma14 = ta.sma(close, 14)</text:span></text:p>
        <text:p text:style-name="Preformatted_20_Text"><text:span text:style-name="Source_20_Text">float sma28 = ta.sma(close, 28)</text:span></text:p>
        <text:p text:style-name="Preformatted_20_Text"><text:span text:style-name="Source_20_Text">// Place a market order to enter a long trade every time `sma14` crosses over `sma28`.</text:span></text:p>
        <text:p text:style-name="Preformatted_20_Text"><text:span text:style-name="Source_20_Text">if ta.crossover(sma14, sma28)</text:span></text:p>
        <text:p text:style-name="Preformatted_20_Text"><text:span text:style-name="Source_20_Text">    strategy.order("My Long Entry ID " + str.tostring(strategy.opentrades), strategy.long)</text:span></text:p>
        <text:p text:style-name="Preformatted_20_Text"><text:span text:style-name="Source_20_Text">// Place a market order to close the entire position every 500 bars. </text:span></text:p>
        <text:p text:style-name="Preformatted_20_Text"><text:span text:style-name="Source_20_Text">if bar_index % 500 == 0</text:span></text:p>
        <text:p text:style-name="Preformatted_20_Text"><text:span text:style-name="Source_20_Text">    strategy.close_all()</text:span></text:p>
        <text:p text:style-name="Preformatted_20_Text"><text:span text:style-name="Source_20_Text">// Plot the position size.</text:span></text:p>
        <text:p text:style-name="P5"><text:span text:style-name="Source_20_Text">plot(strategy.position_size)</text:span></text:p>
      </text:section>
      <text:section text:style-name="Sect1" text:name="fun_strategy.closedtrades.commission">
        <text:h text:style-name="P2" text:outline-level="3">strategy.closedtrades.commission()</text:h>
      </text:section>
      <text:p text:style-name="P3">Returns the sum of entry and exit fees paid in the closed trade, expressed in <text:a xlink:type="simple" xlink:href="https://www.tradingview.com/pine-script-reference/v6/#var_strategy.account_currency" text:style-name="Internet_20_link" text:visited-style-name="Visited_20_Internet_20_Link">strategy.account_currency</text:a>.</text:p>
      <text:p text:style-name="Text_20_body">Syntax</text:p>
      <text:p text:style-name="P5">strategy.closedtrades.commission(trade_num) → series float</text:p>
      <text:p text:style-name="P3">Arguments</text:p>
      <text:p text:style-name="P3">trade_num (series int) The trade number of the closed trade. The number of the first trade is zero.</text:p>
      <text:p text:style-name="P3">Example</text:p>
      <text:section text:style-name="Sect1" text:name="Section670">
        <text:p text:style-name="P4"><text:bookmark text:name="fun_strategy.closedtrades.commission"/><text:span text:style-name="Source_20_Text">//@version=6</text:span></text:p>
        <text:p text:style-name="Preformatted_20_Text"><text:span text:style-name="Source_20_Text">strategy("`strategy.closedtrades.commission` Example", commission_type = strategy.commission.percent, commission_value = 0.1)</text:span></text:p>
        <text:p text:style-name="Preformatted_20_Text"><text:span text:style-name="Source_20_Text">// Strategy calls to enter long trades every 15 bars and exit long trades every 20 bars.</text:span></text:p>
        <text:p text:style-name="Preformatted_20_Text"><text:soft-page-break/><text:span text:style-name="Source_20_Text">if bar_index % 15 == 0</text:span></text:p>
        <text:p text:style-name="Preformatted_20_Text"><text:span text:style-name="Source_20_Text">    strategy.entry("Long", strategy.long)</text:span></text:p>
        <text:p text:style-name="Preformatted_20_Text"><text:span text:style-name="Source_20_Text">if bar_index % 20 == 0</text:span></text:p>
        <text:p text:style-name="Preformatted_20_Text"><text:span text:style-name="Source_20_Text">    strategy.close("Long")</text:span></text:p>
        <text:p text:style-name="Preformatted_20_Text"><text:span text:style-name="Source_20_Text">// Plot total fees for the latest closed trade.</text:span></text:p>
        <text:p text:style-name="P5"><text:span text:style-name="Source_20_Text">plot(strategy.closedtrades.commission(strategy.closedtrades - 1))</text:span></text:p>
        <text:p text:style-name="P3">See also</text:p>
        <text:p text:style-name="P3"><text:a xlink:type="simple" xlink:href="https://www.tradingview.com/pine-script-reference/v6/#fun_strategy" text:style-name="Internet_20_link" text:visited-style-name="Visited_20_Internet_20_Link">strategy</text:a><text:a xlink:type="simple" xlink:href="https://www.tradingview.com/pine-script-reference/v6/#fun_strategy.opentrades.commission" text:style-name="Internet_20_link" text:visited-style-name="Visited_20_Internet_20_Link">strategy.opentrades.commission</text:a></text:p>
      </text:section>
      <text:section text:style-name="Sect1" text:name="fun_strategy.closedtrades.entry_bar_index">
        <text:h text:style-name="P2" text:outline-level="3">strategy.closedtrades.entry_bar_index()</text:h>
      </text:section>
      <text:p text:style-name="P3">Returns the bar_index of the closed trade's entry.</text:p>
      <text:p text:style-name="Text_20_body">Syntax</text:p>
      <text:p text:style-name="P5">strategy.closedtrades.entry_bar_index(trade_num) → series int</text:p>
      <text:p text:style-name="P3">Arguments</text:p>
      <text:p text:style-name="P3">trade_num (series int) The trade number of the closed trade. The number of the first trade is zero.</text:p>
      <text:p text:style-name="P3">Example</text:p>
      <text:section text:style-name="Sect1" text:name="Section671">
        <text:p text:style-name="P4"><text:bookmark text:name="fun_strategy.closedtrades.entry_bar_index"/><text:span text:style-name="Source_20_Text">//@version=6</text:span></text:p>
        <text:p text:style-name="Preformatted_20_Text"><text:span text:style-name="Source_20_Text">strategy("strategy.closedtrades.entry_bar_index Example")</text:span></text:p>
        <text:p text:style-name="Preformatted_20_Text"><text:span text:style-name="Source_20_Text">// Enter long trades on three rising bars; exit on two falling bars.</text:span></text:p>
        <text:p text:style-name="Preformatted_20_Text"><text:span text:style-name="Source_20_Text">if ta.rising(close, 3)</text:span></text:p>
        <text:p text:style-name="Preformatted_20_Text"><text:span text:style-name="Source_20_Text">    strategy.entry("Long", strategy.long)</text:span></text:p>
        <text:p text:style-name="Preformatted_20_Text"><text:span text:style-name="Source_20_Text">if ta.falling(close, 2)</text:span></text:p>
        <text:p text:style-name="Preformatted_20_Text"><text:span text:style-name="Source_20_Text">    strategy.close("Long")</text:span></text:p>
        <text:p text:style-name="Preformatted_20_Text"><text:span text:style-name="Source_20_Text">// Function that calculates the average amount of bars in a trade.</text:span></text:p>
        <text:p text:style-name="Preformatted_20_Text"><text:span text:style-name="Source_20_Text">avgBarsPerTrade() =&gt;</text:span></text:p>
        <text:p text:style-name="Preformatted_20_Text"><text:span text:style-name="Source_20_Text">    sumBarsPerTrade = 0</text:span></text:p>
        <text:p text:style-name="Preformatted_20_Text"><text:span text:style-name="Source_20_Text">    for tradeNo = 0 to strategy.closedtrades - 1</text:span></text:p>
        <text:p text:style-name="Preformatted_20_Text"><text:span text:style-name="Source_20_Text">        // Loop through all closed trades, starting with the oldest.</text:span></text:p>
        <text:p text:style-name="Preformatted_20_Text"><text:span text:style-name="Source_20_Text">        sumBarsPerTrade += strategy.closedtrades.exit_bar_index(tradeNo) - strategy.closedtrades.entry_bar_index(tradeNo) + 1</text:span></text:p>
        <text:p text:style-name="Preformatted_20_Text"><text:span text:style-name="Source_20_Text">    result = nz(sumBarsPerTrade / strategy.closedtrades)</text:span></text:p>
        <text:p text:style-name="P5"><text:span text:style-name="Source_20_Text">plot(avgBarsPerTrade())</text:span></text:p>
        <text:p text:style-name="P3">See also</text:p>
        <text:p text:style-name="P3"><text:a xlink:type="simple" xlink:href="https://www.tradingview.com/pine-script-reference/v6/#fun_strategy.closedtrades.exit_bar_index" text:style-name="Internet_20_link" text:visited-style-name="Visited_20_Internet_20_Link">strategy.closedtrades.exit_bar_index</text:a><text:a xlink:type="simple" xlink:href="https://www.tradingview.com/pine-script-reference/v6/#fun_strategy.opentrades.entry_bar_index" text:style-name="Internet_20_link" text:visited-style-name="Visited_20_Internet_20_Link">strategy.opentrades.entry_bar_index</text:a></text:p>
      </text:section>
      <text:section text:style-name="Sect1" text:name="fun_strategy.closedtrades.entry_comment">
        <text:h text:style-name="P2" text:outline-level="3">strategy.closedtrades.entry_comment()</text:h>
      </text:section>
      <text:p text:style-name="P3">Returns the comment message of the closed trade's entry, or <text:a xlink:type="simple" xlink:href="https://www.tradingview.com/pine-script-reference/v6/#var_na" text:style-name="Internet_20_link" text:visited-style-name="Visited_20_Internet_20_Link">na</text:a> if there is no entry with this <text:span text:style-name="Source_20_Text">trade_num</text:span>.</text:p>
      <text:p text:style-name="Text_20_body">Syntax</text:p>
      <text:p text:style-name="P5">strategy.closedtrades.entry_comment(trade_num) → series string</text:p>
      <text:p text:style-name="P3">Arguments</text:p>
      <text:p text:style-name="P3">trade_num (series int) The trade number of the closed trade. The number of the first trade is zero.</text:p>
      <text:p text:style-name="P3">Example</text:p>
      <text:section text:style-name="Sect1" text:name="Section672">
        <text:p text:style-name="P4"><text:bookmark text:name="fun_strategy.closedtrades.entry_comment"/><text:span text:style-name="Source_20_Text">//@version=6</text:span></text:p>
        <text:p text:style-name="Preformatted_20_Text"><text:span text:style-name="Source_20_Text">strategy("`strategy.closedtrades.entry_comment()` Example", overlay = true)</text:span></text:p>
        <text:p text:style-name="Preformatted_20_Text"><text:span text:style-name="Source_20_Text">stopPrice = open * 1.01</text:span></text:p>
        <text:p text:style-name="Preformatted_20_Text"><text:span text:style-name="Source_20_Text">longCondition = ta.crossover(ta.sma(close, 14), ta.sma(close, 28))</text:span></text:p>
        <text:p text:style-name="Preformatted_20_Text"><text:span text:style-name="Source_20_Text">if (longCondition)</text:span></text:p>
        <text:p text:style-name="Preformatted_20_Text"><text:span text:style-name="Source_20_Text">    strategy.entry("Long", strategy.long, stop = stopPrice, comment = str.tostring(stopPrice, "#.####"))</text:span></text:p>
        <text:p text:style-name="Preformatted_20_Text"><text:span text:style-name="Source_20_Text">    strategy.exit("EXIT", trail_points = 1000, trail_offset = 0)</text:span></text:p>
        <text:p text:style-name="Preformatted_20_Text"><text:span text:style-name="Source_20_Text">var testTable = table.new(position.top_right, 1, 3, color.orange, border_width = 1)</text:span></text:p>
        <text:p text:style-name="Preformatted_20_Text"><text:span text:style-name="Source_20_Text">if barstate.islastconfirmedhistory or barstate.isrealtime</text:span></text:p>
        <text:p text:style-name="Preformatted_20_Text"><text:span text:style-name="Source_20_Text">    table.cell(testTable, 0, 0, 'Last closed trade:')</text:span></text:p>
        <text:p text:style-name="Preformatted_20_Text"><text:span text:style-name="Source_20_Text">    table.cell(testTable, 0, 1, "Order stop price value: " + strategy.closedtrades.entry_comment(strategy.closedtrades - 1))</text:span></text:p>
        <text:p text:style-name="P5"><text:span text:style-name="Source_20_Text">    table.cell(testTable, 0, 2, "Actual Entry Price: " + str.tostring(strategy.closedtrades.entry_price(strategy.closedtrades - 1)))</text:span></text:p>
        <text:p text:style-name="P3">See also</text:p>
        <text:p text:style-name="P3"><text:a xlink:type="simple" xlink:href="https://www.tradingview.com/pine-script-reference/v6/#fun_strategy" text:style-name="Internet_20_link" text:visited-style-name="Visited_20_Internet_20_Link">strategy</text:a><text:a xlink:type="simple" xlink:href="https://www.tradingview.com/pine-script-reference/v6/#fun_strategy.entry" text:style-name="Internet_20_link" text:visited-style-name="Visited_20_Internet_20_Link">strategy.entry</text:a><text:a xlink:type="simple" xlink:href="https://www.tradingview.com/pine-script-reference/v6/#var_strategy.closedtrades" text:style-name="Internet_20_link" text:visited-style-name="Visited_20_Internet_20_Link">strategy.closedtrades</text:a></text:p>
      </text:section>
      <text:section text:style-name="Sect1" text:name="fun_strategy.closedtrades.entry_id">
        <text:h text:style-name="P2" text:outline-level="3">strategy.closedtrades.entry_id()</text:h>
      </text:section>
      <text:p text:style-name="P3">Returns the id of the closed trade's entry.</text:p>
      <text:p text:style-name="Text_20_body">Syntax</text:p>
      <text:p text:style-name="P5">strategy.closedtrades.entry_id(trade_num) → series string</text:p>
      <text:p text:style-name="P3">Arguments</text:p>
      <text:p text:style-name="P3">trade_num (series int) The trade number of the closed trade. The number of the first trade is zero.</text:p>
      <text:p text:style-name="P3">Example</text:p>
      <text:section text:style-name="Sect1" text:name="Section673">
        <text:p text:style-name="P4"><text:bookmark text:name="fun_strategy.closedtrades.entry_id"/><text:span text:style-name="Source_20_Text">//@version=6</text:span></text:p>
        <text:p text:style-name="Preformatted_20_Text"><text:span text:style-name="Source_20_Text">strategy("strategy.closedtrades.entry_id Example", overlay = true)</text:span></text:p>
        <text:p text:style-name="Preformatted_20_Text"><text:span text:style-name="Source_20_Text">// Enter a short position and close at the previous to last bar.</text:span></text:p>
        <text:p text:style-name="Preformatted_20_Text"><text:span text:style-name="Source_20_Text">if bar_index == 1</text:span></text:p>
        <text:p text:style-name="Preformatted_20_Text"><text:span text:style-name="Source_20_Text">    strategy.entry("Short at bar #" + str.tostring(bar_index), strategy.short)</text:span></text:p>
        <text:p text:style-name="Preformatted_20_Text"><text:span text:style-name="Source_20_Text">if bar_index == last_bar_index - 2</text:span></text:p>
        <text:p text:style-name="Preformatted_20_Text"><text:span text:style-name="Source_20_Text">    strategy.close_all()</text:span></text:p>
        <text:p text:style-name="Preformatted_20_Text"><text:span text:style-name="Source_20_Text">    </text:span></text:p>
        <text:p text:style-name="Preformatted_20_Text"><text:span text:style-name="Source_20_Text">// Display ID of the last entry position.</text:span></text:p>
        <text:p text:style-name="Preformatted_20_Text"><text:span text:style-name="Source_20_Text">if barstate.islastconfirmedhistory</text:span></text:p>
        <text:p text:style-name="P5"><text:span text:style-name="Source_20_Text">    label.new(last_bar_index, high, "Last Entry ID is: " + strategy.closedtrades.entry_id(strategy.closedtrades - 1))</text:span></text:p>
        <text:p text:style-name="P3">Returns</text:p>
        <text:p text:style-name="P3">Returns the id of the closed trade's entry.</text:p>
        <text:p text:style-name="P3">Remarks</text:p>
        <text:p text:style-name="P3">The function returns na if trade_num is not in the range: 0 to strategy.closedtrades-1.</text:p>
        <text:p text:style-name="P3">See also</text:p>
        <text:p text:style-name="P3"><text:a xlink:type="simple" xlink:href="https://www.tradingview.com/pine-script-reference/v6/#fun_strategy.closedtrades.entry_bar_index" text:style-name="Internet_20_link" text:visited-style-name="Visited_20_Internet_20_Link">strategy.closedtrades.entry_bar_index</text:a><text:a xlink:type="simple" xlink:href="https://www.tradingview.com/pine-script-reference/v6/#fun_strategy.closedtrades.entry_price" text:style-name="Internet_20_link" text:visited-style-name="Visited_20_Internet_20_Link">strategy.closedtrades.entry_price</text:a><text:a xlink:type="simple" xlink:href="https://www.tradingview.com/pine-script-reference/v6/#fun_strategy.closedtrades.entry_time" text:style-name="Internet_20_link" text:visited-style-name="Visited_20_Internet_20_Link">strategy.closedtrades.entry_time</text:a></text:p>
      </text:section>
      <text:section text:style-name="Sect1" text:name="fun_strategy.closedtrades.entry_price">
        <text:h text:style-name="P2" text:outline-level="3">strategy.closedtrades.entry_price()</text:h>
      </text:section>
      <text:p text:style-name="P3">Returns the price of the closed trade's entry.</text:p>
      <text:p text:style-name="Text_20_body">Syntax</text:p>
      <text:p text:style-name="P5">strategy.closedtrades.entry_price(trade_num) → series float</text:p>
      <text:p text:style-name="P3"><text:soft-page-break/>Arguments</text:p>
      <text:p text:style-name="P3">trade_num (series int) The trade number of the closed trade. The number of the first trade is zero.</text:p>
      <text:p text:style-name="Text_20_body">Example</text:p>
      <text:p text:style-name="Preformatted_20_Text"><text:span text:style-name="Source_20_Text">//@version=6</text:span></text:p>
      <text:p text:style-name="Preformatted_20_Text"><text:span text:style-name="Source_20_Text">strategy("strategy.closedtrades.entry_price Example 1")</text:span></text:p>
      <text:p text:style-name="Preformatted_20_Text"><text:span text:style-name="Source_20_Text">// Strategy calls to enter long trades every 15 bars and exit long trades every 20 bars.</text:span></text:p>
      <text:p text:style-name="Preformatted_20_Text"><text:span text:style-name="Source_20_Text">if bar_index % 15 == 0</text:span></text:p>
      <text:p text:style-name="Preformatted_20_Text"><text:span text:style-name="Source_20_Text">    strategy.entry("Long", strategy.long)</text:span></text:p>
      <text:p text:style-name="Preformatted_20_Text"><text:span text:style-name="Source_20_Text">if bar_index % 20 == 0</text:span></text:p>
      <text:p text:style-name="Preformatted_20_Text"><text:span text:style-name="Source_20_Text">    strategy.close("Long")</text:span></text:p>
      <text:p text:style-name="Preformatted_20_Text"><text:span text:style-name="Source_20_Text">// Return the entry price for the latest entry.</text:span></text:p>
      <text:p text:style-name="Preformatted_20_Text"><text:span text:style-name="Source_20_Text">entryPrice = strategy.closedtrades.entry_price(strategy.closedtrades - 1)</text:span></text:p>
      <text:p text:style-name="P5"><text:span text:style-name="Source_20_Text">plot(entryPrice, "Long entry price")</text:span></text:p>
      <text:p text:style-name="P3">Example</text:p>
      <text:section text:style-name="Sect1" text:name="Section674">
        <text:p text:style-name="P4"><text:bookmark text:name="fun_strategy.closedtrades.entry_price"/><text:span text:style-name="Source_20_Text">// Calculates the average profit percentage for all closed trades.</text:span></text:p>
        <text:p text:style-name="Preformatted_20_Text"><text:span text:style-name="Source_20_Text">//@version=6</text:span></text:p>
        <text:p text:style-name="Preformatted_20_Text"><text:span text:style-name="Source_20_Text">strategy("strategy.closedtrades.entry_price Example 2")</text:span></text:p>
        <text:p text:style-name="Preformatted_20_Text"><text:span text:style-name="Source_20_Text">// Strategy calls to create single short and long trades</text:span></text:p>
        <text:p text:style-name="Preformatted_20_Text"><text:span text:style-name="Source_20_Text">if bar_index == last_bar_index - 15</text:span></text:p>
        <text:p text:style-name="Preformatted_20_Text"><text:span text:style-name="Source_20_Text">    strategy.entry("Long Entry", strategy.long)</text:span></text:p>
        <text:p text:style-name="Preformatted_20_Text"><text:span text:style-name="Source_20_Text">else if bar_index == last_bar_index - 10</text:span></text:p>
        <text:p text:style-name="Preformatted_20_Text"><text:span text:style-name="Source_20_Text">    strategy.close("Long Entry")</text:span></text:p>
        <text:p text:style-name="Preformatted_20_Text"><text:span text:style-name="Source_20_Text">    strategy.entry("Short", strategy.short)</text:span></text:p>
        <text:p text:style-name="Preformatted_20_Text"><text:span text:style-name="Source_20_Text">else if bar_index == last_bar_index - 5</text:span></text:p>
        <text:p text:style-name="Preformatted_20_Text"><text:span text:style-name="Source_20_Text">    strategy.close("Short")</text:span></text:p>
        <text:p text:style-name="Preformatted_20_Text"><text:span text:style-name="Source_20_Text">// Calculate profit for both closed trades.</text:span></text:p>
        <text:p text:style-name="Preformatted_20_Text"><text:span text:style-name="Source_20_Text">profitPct = 0.0</text:span></text:p>
        <text:p text:style-name="Preformatted_20_Text"><text:span text:style-name="Source_20_Text">for tradeNo = 0 to strategy.closedtrades - 1</text:span></text:p>
        <text:p text:style-name="Preformatted_20_Text"><text:span text:style-name="Source_20_Text">    entryP = strategy.closedtrades.entry_price(tradeNo)</text:span></text:p>
        <text:p text:style-name="Preformatted_20_Text"><text:span text:style-name="Source_20_Text">    exitP = strategy.closedtrades.exit_price(tradeNo)</text:span></text:p>
        <text:p text:style-name="Preformatted_20_Text"><text:span text:style-name="Source_20_Text">    profitPct += (exitP - entryP) / entryP * strategy.closedtrades.size(tradeNo) * 100</text:span></text:p>
        <text:p text:style-name="Preformatted_20_Text"><text:span text:style-name="Source_20_Text">    </text:span></text:p>
        <text:p text:style-name="Preformatted_20_Text"><text:span text:style-name="Source_20_Text">// Calculate average profit percent for both closed trades.</text:span></text:p>
        <text:p text:style-name="Preformatted_20_Text"><text:span text:style-name="Source_20_Text">avgProfitPct = nz(profitPct / strategy.closedtrades)</text:span></text:p>
        <text:p text:style-name="P5"><text:span text:style-name="Source_20_Text">plot(avgProfitPct)</text:span></text:p>
        <text:p text:style-name="P3">See also</text:p>
        <text:p text:style-name="P3"><text:a xlink:type="simple" xlink:href="https://www.tradingview.com/pine-script-reference/v6/#fun_strategy.closedtrades.entry_price" text:style-name="Internet_20_link" text:visited-style-name="Visited_20_Internet_20_Link">strategy.closedtrades.entry_price</text:a><text:a xlink:type="simple" xlink:href="https://www.tradingview.com/pine-script-reference/v6/#fun_strategy.closedtrades.exit_price" text:style-name="Internet_20_link" text:visited-style-name="Visited_20_Internet_20_Link">strategy.closedtrades.exit_price</text:a><text:a xlink:type="simple" xlink:href="https://www.tradingview.com/pine-script-reference/v6/#fun_strategy.closedtrades.size" text:style-name="Internet_20_link" text:visited-style-name="Visited_20_Internet_20_Link">strategy.closedtrades.size</text:a><text:a xlink:type="simple" xlink:href="https://www.tradingview.com/pine-script-reference/v6/#var_strategy.closedtrades" text:style-name="Internet_20_link" text:visited-style-name="Visited_20_Internet_20_Link">strategy.closedtrades</text:a></text:p>
      </text:section>
      <text:section text:style-name="Sect1" text:name="fun_strategy.closedtrades.entry_time">
        <text:h text:style-name="P2" text:outline-level="3">strategy.closedtrades.entry_time()</text:h>
      </text:section>
      <text:p text:style-name="P3">Returns the UNIX time of the closed trade's entry, expressed in milliseconds..</text:p>
      <text:p text:style-name="Text_20_body">Syntax</text:p>
      <text:p text:style-name="P5">strategy.closedtrades.entry_time(trade_num) → series int</text:p>
      <text:p text:style-name="P3">Arguments</text:p>
      <text:p text:style-name="P3">trade_num (series int) The trade number of the closed trade. The number of the first trade is zero.</text:p>
      <text:p text:style-name="P3">Example</text:p>
      <text:section text:style-name="Sect1" text:name="Section675">
        <text:p text:style-name="P4"><text:bookmark text:name="fun_strategy.closedtrades.entry_time"/><text:span text:style-name="Source_20_Text">//@version=6</text:span></text:p>
        <text:p text:style-name="Preformatted_20_Text"><text:span text:style-name="Source_20_Text">strategy("strategy.closedtrades.entry_time Example", overlay = true)</text:span></text:p>
        <text:p text:style-name="Preformatted_20_Text"><text:span text:style-name="Source_20_Text">// Enter long trades on three rising bars; exit on two falling bars.</text:span></text:p>
        <text:p text:style-name="Preformatted_20_Text"><text:span text:style-name="Source_20_Text">if ta.rising(close, 3)</text:span></text:p>
        <text:p text:style-name="Preformatted_20_Text"><text:span text:style-name="Source_20_Text">    strategy.entry("Long", strategy.long)</text:span></text:p>
        <text:p text:style-name="Preformatted_20_Text"><text:span text:style-name="Source_20_Text">if ta.falling(close, 2)</text:span></text:p>
        <text:p text:style-name="Preformatted_20_Text"><text:span text:style-name="Source_20_Text">    strategy.close("Long")</text:span></text:p>
        <text:p text:style-name="Preformatted_20_Text"><text:span text:style-name="Source_20_Text">// Calculate the average trade duration </text:span></text:p>
        <text:p text:style-name="Preformatted_20_Text"><text:span text:style-name="Source_20_Text">avgTradeDuration() =&gt;</text:span></text:p>
        <text:p text:style-name="Preformatted_20_Text"><text:span text:style-name="Source_20_Text">    sumTradeDuration = 0</text:span></text:p>
        <text:p text:style-name="Preformatted_20_Text"><text:span text:style-name="Source_20_Text">    for i = 0 to strategy.closedtrades - 1</text:span></text:p>
        <text:p text:style-name="Preformatted_20_Text"><text:span text:style-name="Source_20_Text">        sumTradeDuration += strategy.closedtrades.exit_time(i) - strategy.closedtrades.entry_time(i)</text:span></text:p>
        <text:p text:style-name="Preformatted_20_Text"><text:span text:style-name="Source_20_Text">    result = nz(sumTradeDuration / strategy.closedtrades)</text:span></text:p>
        <text:p text:style-name="Preformatted_20_Text"><text:span text:style-name="Source_20_Text">// Display average duration converted to seconds and formatted using 2 decimal points</text:span></text:p>
        <text:p text:style-name="Preformatted_20_Text"><text:span text:style-name="Source_20_Text">if barstate.islastconfirmedhistory</text:span></text:p>
        <text:p text:style-name="P5"><text:span text:style-name="Source_20_Text">    label.new(bar_index, high, str.tostring(avgTradeDuration() / 1000, "#.##") + " seconds")</text:span></text:p>
        <text:p text:style-name="P3">See also</text:p>
        <text:p text:style-name="P3"><text:a xlink:type="simple" xlink:href="https://www.tradingview.com/pine-script-reference/v6/#fun_strategy.opentrades.entry_time" text:style-name="Internet_20_link" text:visited-style-name="Visited_20_Internet_20_Link">strategy.opentrades.entry_time</text:a><text:a xlink:type="simple" xlink:href="https://www.tradingview.com/pine-script-reference/v6/#fun_strategy.closedtrades.exit_time" text:style-name="Internet_20_link" text:visited-style-name="Visited_20_Internet_20_Link">strategy.closedtrades.exit_time</text:a><text:a xlink:type="simple" xlink:href="https://www.tradingview.com/pine-script-reference/v6/#var_time" text:style-name="Internet_20_link" text:visited-style-name="Visited_20_Internet_20_Link">time</text:a></text:p>
      </text:section>
      <text:section text:style-name="Sect1" text:name="fun_strategy.closedtrades.exit_bar_index">
        <text:h text:style-name="P2" text:outline-level="3">strategy.closedtrades.exit_bar_index()</text:h>
      </text:section>
      <text:p text:style-name="P3">Returns the bar_index of the closed trade's exit.</text:p>
      <text:p text:style-name="Text_20_body">Syntax</text:p>
      <text:p text:style-name="P5">strategy.closedtrades.exit_bar_index(trade_num) → series int</text:p>
      <text:p text:style-name="P3">Arguments</text:p>
      <text:p text:style-name="P3">trade_num (series int) The trade number of the closed trade. The number of the first trade is zero.</text:p>
      <text:p text:style-name="Text_20_body">Example</text:p>
      <text:p text:style-name="Preformatted_20_Text"><text:span text:style-name="Source_20_Text">//@version=6</text:span></text:p>
      <text:p text:style-name="Preformatted_20_Text"><text:span text:style-name="Source_20_Text">strategy("strategy.closedtrades.exit_bar_index Example 1")</text:span></text:p>
      <text:p text:style-name="Preformatted_20_Text"><text:span text:style-name="Source_20_Text">// Strategy calls to place a single short trade. We enter the trade at the first bar and exit the trade at 10 bars before the last chart bar.</text:span></text:p>
      <text:p text:style-name="Preformatted_20_Text"><text:span text:style-name="Source_20_Text">if bar_index == 0</text:span></text:p>
      <text:p text:style-name="Preformatted_20_Text"><text:span text:style-name="Source_20_Text">    strategy.entry("Short", strategy.short)</text:span></text:p>
      <text:p text:style-name="Preformatted_20_Text"><text:span text:style-name="Source_20_Text">if bar_index == last_bar_index - 10</text:span></text:p>
      <text:p text:style-name="Preformatted_20_Text"><text:span text:style-name="Source_20_Text">    strategy.close("Short")</text:span></text:p>
      <text:p text:style-name="Preformatted_20_Text"><text:span text:style-name="Source_20_Text">// Calculate the amount of bars since the last closed trade.</text:span></text:p>
      <text:p text:style-name="Preformatted_20_Text"><text:span text:style-name="Source_20_Text">barsSinceClosed = strategy.closedtrades &gt; 0 ? bar_index - strategy.closedtrades.exit_bar_index(strategy.closedtrades - 1) : na</text:span></text:p>
      <text:p text:style-name="P5"><text:span text:style-name="Source_20_Text">plot(barsSinceClosed, "Bars since last closed trade")</text:span></text:p>
      <text:p text:style-name="P3">Example</text:p>
      <text:section text:style-name="Sect1" text:name="Section676">
        <text:p text:style-name="P4"><text:bookmark text:name="fun_strategy.closedtrades.exit_bar_index"/><text:span text:style-name="Source_20_Text">// Calculates the average amount of bars per trade.</text:span></text:p>
        <text:p text:style-name="Preformatted_20_Text"><text:span text:style-name="Source_20_Text">//@version=6</text:span></text:p>
        <text:p text:style-name="Preformatted_20_Text"><text:span text:style-name="Source_20_Text">strategy("strategy.closedtrades.exit_bar_index Example 2")</text:span></text:p>
        <text:p text:style-name="Preformatted_20_Text"><text:span text:style-name="Source_20_Text">// Enter long trades on three rising bars; exit on two falling bars.</text:span></text:p>
        <text:p text:style-name="Preformatted_20_Text"><text:span text:style-name="Source_20_Text">if ta.rising(close, 3)</text:span></text:p>
        <text:p text:style-name="Preformatted_20_Text"><text:span text:style-name="Source_20_Text">    strategy.entry("Long", strategy.long)</text:span></text:p>
        <text:p text:style-name="Preformatted_20_Text"><text:span text:style-name="Source_20_Text">if ta.falling(close, 2)</text:span></text:p>
        <text:p text:style-name="Preformatted_20_Text"><text:span text:style-name="Source_20_Text">    strategy.close("Long")</text:span></text:p>
        <text:p text:style-name="Preformatted_20_Text"><text:span text:style-name="Source_20_Text">// Function that calculates the average amount of bars per trade.</text:span></text:p>
        <text:p text:style-name="Preformatted_20_Text"><text:soft-page-break/><text:span text:style-name="Source_20_Text">avgBarsPerTrade() =&gt;</text:span></text:p>
        <text:p text:style-name="Preformatted_20_Text"><text:span text:style-name="Source_20_Text">    sumBarsPerTrade = 0</text:span></text:p>
        <text:p text:style-name="Preformatted_20_Text"><text:span text:style-name="Source_20_Text">    for tradeNo = 0 to strategy.closedtrades - 1</text:span></text:p>
        <text:p text:style-name="Preformatted_20_Text"><text:span text:style-name="Source_20_Text">        // Loop through all closed trades, starting with the oldest.</text:span></text:p>
        <text:p text:style-name="Preformatted_20_Text"><text:span text:style-name="Source_20_Text">        sumBarsPerTrade += strategy.closedtrades.exit_bar_index(tradeNo) - strategy.closedtrades.entry_bar_index(tradeNo) + 1</text:span></text:p>
        <text:p text:style-name="Preformatted_20_Text"><text:span text:style-name="Source_20_Text">    result = nz(sumBarsPerTrade / strategy.closedtrades)</text:span></text:p>
        <text:p text:style-name="P5"><text:span text:style-name="Source_20_Text">plot(avgBarsPerTrade())</text:span></text:p>
        <text:p text:style-name="P3">See also</text:p>
        <text:p text:style-name="P3"><text:a xlink:type="simple" xlink:href="https://www.tradingview.com/pine-script-reference/v6/#var_bar_index" text:style-name="Internet_20_link" text:visited-style-name="Visited_20_Internet_20_Link">bar_index</text:a><text:a xlink:type="simple" xlink:href="https://www.tradingview.com/pine-script-reference/v6/#var_last_bar_index" text:style-name="Internet_20_link" text:visited-style-name="Visited_20_Internet_20_Link">last_bar_index</text:a></text:p>
      </text:section>
      <text:section text:style-name="Sect1" text:name="fun_strategy.closedtrades.exit_comment">
        <text:h text:style-name="P2" text:outline-level="3">strategy.closedtrades.exit_comment()</text:h>
      </text:section>
      <text:p text:style-name="P3">Returns the comment message of the closed trade's exit, or <text:a xlink:type="simple" xlink:href="https://www.tradingview.com/pine-script-reference/v6/#var_na" text:style-name="Internet_20_link" text:visited-style-name="Visited_20_Internet_20_Link">na</text:a> if there is no entry with this <text:span text:style-name="Source_20_Text">trade_num</text:span>.</text:p>
      <text:p text:style-name="Text_20_body">Syntax</text:p>
      <text:p text:style-name="P5">strategy.closedtrades.exit_comment(trade_num) → series string</text:p>
      <text:p text:style-name="P3">Arguments</text:p>
      <text:p text:style-name="P3">trade_num (series int) The trade number of the closed trade. The number of the first trade is zero.</text:p>
      <text:p text:style-name="P3">Example</text:p>
      <text:section text:style-name="Sect1" text:name="Section677">
        <text:p text:style-name="P4"><text:bookmark text:name="fun_strategy.closedtrades.exit_comment"/><text:span text:style-name="Source_20_Text">//@version=6</text:span></text:p>
        <text:p text:style-name="Preformatted_20_Text"><text:span text:style-name="Source_20_Text">strategy("`strategy.closedtrades.exit_comment()` Example", overlay = true)</text:span></text:p>
        <text:p text:style-name="Preformatted_20_Text"><text:span text:style-name="Source_20_Text">longCondition = ta.crossover(ta.sma(close, 14), ta.sma(close, 28))</text:span></text:p>
        <text:p text:style-name="Preformatted_20_Text"><text:span text:style-name="Source_20_Text">if (longCondition)</text:span></text:p>
        <text:p text:style-name="Preformatted_20_Text"><text:span text:style-name="Source_20_Text">    strategy.entry("Long", strategy.long)</text:span></text:p>
        <text:p text:style-name="Preformatted_20_Text"><text:span text:style-name="Source_20_Text">    strategy.exit("Exit", stop = open * 0.95, limit = close * 1.05, trail_points = 100, trail_offset = 0, comment_profit = "TP", comment_loss = "SL", comment_trailing = "TRAIL")</text:span></text:p>
        <text:p text:style-name="Preformatted_20_Text"><text:span text:style-name="Source_20_Text">exitStats() =&gt;</text:span></text:p>
        <text:p text:style-name="Preformatted_20_Text"><text:span text:style-name="Source_20_Text">    int slCount = 0</text:span></text:p>
        <text:p text:style-name="Preformatted_20_Text"><text:span text:style-name="Source_20_Text">    int tpCount = 0</text:span></text:p>
        <text:p text:style-name="Preformatted_20_Text"><text:span text:style-name="Source_20_Text">    int trailCount = 0</text:span></text:p>
        <text:p text:style-name="Preformatted_20_Text"><text:span text:style-name="Source_20_Text">    </text:span></text:p>
        <text:p text:style-name="Preformatted_20_Text"><text:span text:style-name="Source_20_Text">    if strategy.closedtrades &gt; 0</text:span></text:p>
        <text:p text:style-name="Preformatted_20_Text"><text:span text:style-name="Source_20_Text">        for i = 0 to strategy.closedtrades - 1</text:span></text:p>
        <text:p text:style-name="Preformatted_20_Text"><text:span text:style-name="Source_20_Text">            switch strategy.closedtrades.exit_comment(i)</text:span></text:p>
        <text:p text:style-name="Preformatted_20_Text"><text:span text:style-name="Source_20_Text">                "TP"    =&gt; tpCount    += 1</text:span></text:p>
        <text:p text:style-name="Preformatted_20_Text"><text:span text:style-name="Source_20_Text">                "SL"    =&gt; slCount    += 1</text:span></text:p>
        <text:p text:style-name="Preformatted_20_Text"><text:span text:style-name="Source_20_Text">                "TRAIL" =&gt; trailCount += 1</text:span></text:p>
        <text:p text:style-name="Preformatted_20_Text"><text:span text:style-name="Source_20_Text">    [slCount, tpCount, trailCount]</text:span></text:p>
        <text:p text:style-name="Preformatted_20_Text"><text:span text:style-name="Source_20_Text">var testTable = table.new(position.top_right, 1, 4, color.orange, border_width = 1)</text:span></text:p>
        <text:p text:style-name="Preformatted_20_Text"><text:span text:style-name="Source_20_Text">if barstate.islastconfirmedhistory</text:span></text:p>
        <text:p text:style-name="Preformatted_20_Text"><text:span text:style-name="Source_20_Text">    [slCount, tpCount, trailCount] = exitStats()</text:span></text:p>
        <text:p text:style-name="Preformatted_20_Text"><text:span text:style-name="Source_20_Text">    table.cell(testTable, 0, 0, "Closed trades (" + str.tostring(strategy.closedtrades) +") stats:")</text:span></text:p>
        <text:p text:style-name="Preformatted_20_Text"><text:span text:style-name="Source_20_Text">    table.cell(testTable, 0, 1, "Stop Loss: " + str.tostring(slCount))</text:span></text:p>
        <text:p text:style-name="Preformatted_20_Text"><text:span text:style-name="Source_20_Text">    table.cell(testTable, 0, 2, "Take Profit: " + str.tostring(tpCount))</text:span></text:p>
        <text:p text:style-name="P5"><text:span text:style-name="Source_20_Text">    table.cell(testTable, 0, 3, "Trailing Stop: " + str.tostring(trailCount))</text:span></text:p>
        <text:p text:style-name="P3">See also</text:p>
        <text:p text:style-name="P3"><text:a xlink:type="simple" xlink:href="https://www.tradingview.com/pine-script-reference/v6/#fun_strategy" text:style-name="Internet_20_link" text:visited-style-name="Visited_20_Internet_20_Link">strategy</text:a><text:a xlink:type="simple" xlink:href="https://www.tradingview.com/pine-script-reference/v6/#fun_strategy.exit" text:style-name="Internet_20_link" text:visited-style-name="Visited_20_Internet_20_Link">strategy.exit</text:a><text:a xlink:type="simple" xlink:href="https://www.tradingview.com/pine-script-reference/v6/#fun_strategy.close" text:style-name="Internet_20_link" text:visited-style-name="Visited_20_Internet_20_Link">strategy.close</text:a><text:a xlink:type="simple" xlink:href="https://www.tradingview.com/pine-script-reference/v6/#fun_strategy.closedtrades" text:style-name="Internet_20_link" text:visited-style-name="Visited_20_Internet_20_Link">strategy.closedtrades</text:a></text:p>
      </text:section>
      <text:section text:style-name="Sect1" text:name="fun_strategy.closedtrades.exit_id">
        <text:h text:style-name="P2" text:outline-level="3">strategy.closedtrades.exit_id()</text:h>
      </text:section>
      <text:p text:style-name="P3">Returns the id of the closed trade's exit.</text:p>
      <text:p text:style-name="Text_20_body">Syntax</text:p>
      <text:p text:style-name="P5">strategy.closedtrades.exit_id(trade_num) → series string</text:p>
      <text:p text:style-name="P3">Arguments</text:p>
      <text:p text:style-name="P3">trade_num (series int) The trade number of the closed trade. The number of the first trade is zero.</text:p>
      <text:p text:style-name="P3">Example</text:p>
      <text:section text:style-name="Sect1" text:name="Section678">
        <text:p text:style-name="P4"><text:bookmark text:name="fun_strategy.closedtrades.exit_id"/><text:span text:style-name="Source_20_Text">//@version=6</text:span></text:p>
        <text:p text:style-name="Preformatted_20_Text"><text:span text:style-name="Source_20_Text">strategy("strategy.closedtrades.exit_id Example", overlay = true)</text:span></text:p>
        <text:p text:style-name="Preformatted_20_Text"><text:span text:style-name="Source_20_Text">// Strategy calls to create single short and long trades</text:span></text:p>
        <text:p text:style-name="Preformatted_20_Text"><text:span text:style-name="Source_20_Text">if bar_index == last_bar_index - 15</text:span></text:p>
        <text:p text:style-name="Preformatted_20_Text"><text:span text:style-name="Source_20_Text">    strategy.entry("Long Entry", strategy.long)</text:span></text:p>
        <text:p text:style-name="Preformatted_20_Text"><text:span text:style-name="Source_20_Text">else if bar_index == last_bar_index - 10</text:span></text:p>
        <text:p text:style-name="Preformatted_20_Text"><text:span text:style-name="Source_20_Text">    strategy.entry("Short Entry", strategy.short)</text:span></text:p>
        <text:p text:style-name="Preformatted_20_Text"><text:span text:style-name="Source_20_Text">    </text:span></text:p>
        <text:p text:style-name="Preformatted_20_Text"><text:span text:style-name="Source_20_Text">// When a new open trade is detected then we create the exit strategy corresponding with the matching entry id</text:span></text:p>
        <text:p text:style-name="Preformatted_20_Text"><text:span text:style-name="Source_20_Text">// We detect the correct entry id by determining if a position is long or short based on the position quantity</text:span></text:p>
        <text:p text:style-name="Preformatted_20_Text"><text:span text:style-name="Source_20_Text">if ta.change(strategy.opentrades) != 0</text:span></text:p>
        <text:p text:style-name="Preformatted_20_Text"><text:span text:style-name="Source_20_Text">    posSign = strategy.opentrades.size(strategy.opentrades - 1)</text:span></text:p>
        <text:p text:style-name="Preformatted_20_Text"><text:span text:style-name="Source_20_Text">    strategy.exit(posSign &gt; 0 ? "SL Long Exit" : "SL Short Exit", strategy.opentrades.entry_id(strategy.opentrades - 1), stop = posSign &gt; 0 ? high - ta.tr : low + ta.tr)</text:span></text:p>
        <text:p text:style-name="Preformatted_20_Text"><text:span text:style-name="Source_20_Text">// When a new closed trade is detected then we place a label above the bar with the exit info</text:span></text:p>
        <text:p text:style-name="Preformatted_20_Text"><text:span text:style-name="Source_20_Text">if ta.change(strategy.closedtrades) != 0</text:span></text:p>
        <text:p text:style-name="Preformatted_20_Text"><text:span text:style-name="Source_20_Text">    msg = "Trade closed by: " + strategy.closedtrades.exit_id(strategy.closedtrades - 1)</text:span></text:p>
        <text:p text:style-name="P5"><text:span text:style-name="Source_20_Text">    label.new(bar_index, high + (3 * ta.tr), msg)</text:span></text:p>
        <text:p text:style-name="P3">Returns</text:p>
        <text:p text:style-name="P3">Returns the id of the closed trade's exit.</text:p>
        <text:p text:style-name="P3">Remarks</text:p>
        <text:p text:style-name="P3">The function returns na if trade_num is not in the range: 0 to strategy.closedtrades-1.</text:p>
        <text:p text:style-name="P3">See also</text:p>
        <text:p text:style-name="P3"><text:a xlink:type="simple" xlink:href="https://www.tradingview.com/pine-script-reference/v6/#fun_strategy.closedtrades.exit_bar_index" text:style-name="Internet_20_link" text:visited-style-name="Visited_20_Internet_20_Link">strategy.closedtrades.exit_bar_index</text:a><text:a xlink:type="simple" xlink:href="https://www.tradingview.com/pine-script-reference/v6/#fun_strategy.closedtrades.exit_price" text:style-name="Internet_20_link" text:visited-style-name="Visited_20_Internet_20_Link">strategy.closedtrades.exit_price</text:a><text:a xlink:type="simple" xlink:href="https://www.tradingview.com/pine-script-reference/v6/#fun_strategy.closedtrades.exit_time" text:style-name="Internet_20_link" text:visited-style-name="Visited_20_Internet_20_Link">strategy.closedtrades.exit_time</text:a></text:p>
      </text:section>
      <text:section text:style-name="Sect1" text:name="fun_strategy.closedtrades.exit_price">
        <text:h text:style-name="P2" text:outline-level="3">strategy.closedtrades.exit_price()</text:h>
      </text:section>
      <text:p text:style-name="P3">Returns the price of the closed trade's exit.</text:p>
      <text:p text:style-name="Text_20_body">Syntax</text:p>
      <text:p text:style-name="P5">strategy.closedtrades.exit_price(trade_num) → series float</text:p>
      <text:p text:style-name="P3">Arguments</text:p>
      <text:p text:style-name="P3">trade_num (series int) The trade number of the closed trade. The number of the first trade is zero.</text:p>
      <text:p text:style-name="Text_20_body">Example</text:p>
      <text:p text:style-name="Preformatted_20_Text"><text:span text:style-name="Source_20_Text">//@version=6</text:span></text:p>
      <text:p text:style-name="Preformatted_20_Text"><text:span text:style-name="Source_20_Text">strategy("strategy.closedtrades.exit_price Example 1")</text:span></text:p>
      <text:p text:style-name="Preformatted_20_Text"><text:span text:style-name="Source_20_Text">// We are creating a long trade every 5 bars</text:span></text:p>
      <text:p text:style-name="Preformatted_20_Text"><text:span text:style-name="Source_20_Text">if bar_index % 5 == 0</text:span></text:p>
      <text:p text:style-name="Preformatted_20_Text"><text:span text:style-name="Source_20_Text">    strategy.entry("Long", strategy.long)</text:span></text:p>
      <text:p text:style-name="Preformatted_20_Text"><text:soft-page-break/><text:span text:style-name="Source_20_Text">strategy.close("Long")</text:span></text:p>
      <text:p text:style-name="Preformatted_20_Text"><text:span text:style-name="Source_20_Text">// Return the exit price from the latest closed trade.</text:span></text:p>
      <text:p text:style-name="Preformatted_20_Text"><text:span text:style-name="Source_20_Text">exitPrice = strategy.closedtrades.exit_price(strategy.closedtrades - 1)</text:span></text:p>
      <text:p text:style-name="P5"><text:span text:style-name="Source_20_Text">plot(exitPrice, "Long exit price")</text:span></text:p>
      <text:p text:style-name="P3">Example</text:p>
      <text:section text:style-name="Sect1" text:name="Section679">
        <text:p text:style-name="P4"><text:bookmark text:name="fun_strategy.closedtrades.exit_price"/><text:span text:style-name="Source_20_Text">// Calculates the average profit percentage for all closed trades.</text:span></text:p>
        <text:p text:style-name="Preformatted_20_Text"><text:span text:style-name="Source_20_Text">//@version=6</text:span></text:p>
        <text:p text:style-name="Preformatted_20_Text"><text:span text:style-name="Source_20_Text">strategy("strategy.closedtrades.exit_price Example 2")</text:span></text:p>
        <text:p text:style-name="Preformatted_20_Text"><text:span text:style-name="Source_20_Text">// Strategy calls to create single short and long trades.</text:span></text:p>
        <text:p text:style-name="Preformatted_20_Text"><text:span text:style-name="Source_20_Text">if bar_index == last_bar_index - 15</text:span></text:p>
        <text:p text:style-name="Preformatted_20_Text"><text:span text:style-name="Source_20_Text">    strategy.entry("Long Entry", strategy.long)</text:span></text:p>
        <text:p text:style-name="Preformatted_20_Text"><text:span text:style-name="Source_20_Text">else if bar_index == last_bar_index - 10</text:span></text:p>
        <text:p text:style-name="Preformatted_20_Text"><text:span text:style-name="Source_20_Text">    strategy.close("Long Entry")</text:span></text:p>
        <text:p text:style-name="Preformatted_20_Text"><text:span text:style-name="Source_20_Text">    strategy.entry("Short", strategy.short)</text:span></text:p>
        <text:p text:style-name="Preformatted_20_Text"><text:span text:style-name="Source_20_Text">else if bar_index == last_bar_index - 5</text:span></text:p>
        <text:p text:style-name="Preformatted_20_Text"><text:span text:style-name="Source_20_Text">    strategy.close("Short")</text:span></text:p>
        <text:p text:style-name="Preformatted_20_Text"><text:span text:style-name="Source_20_Text">// Calculate profit for both closed trades.</text:span></text:p>
        <text:p text:style-name="Preformatted_20_Text"><text:span text:style-name="Source_20_Text">profitPct = 0.0</text:span></text:p>
        <text:p text:style-name="Preformatted_20_Text"><text:span text:style-name="Source_20_Text">for tradeNo = 0 to strategy.closedtrades - 1</text:span></text:p>
        <text:p text:style-name="Preformatted_20_Text"><text:span text:style-name="Source_20_Text">    entryP = strategy.closedtrades.entry_price(tradeNo)</text:span></text:p>
        <text:p text:style-name="Preformatted_20_Text"><text:span text:style-name="Source_20_Text">    exitP = strategy.closedtrades.exit_price(tradeNo)</text:span></text:p>
        <text:p text:style-name="Preformatted_20_Text"><text:span text:style-name="Source_20_Text">    profitPct += (exitP - entryP) / entryP * strategy.closedtrades.size(tradeNo) * 100</text:span></text:p>
        <text:p text:style-name="Preformatted_20_Text"><text:span text:style-name="Source_20_Text">    </text:span></text:p>
        <text:p text:style-name="Preformatted_20_Text"><text:span text:style-name="Source_20_Text">// Calculate average profit percent for both closed trades.</text:span></text:p>
        <text:p text:style-name="Preformatted_20_Text"><text:span text:style-name="Source_20_Text">avgProfitPct = nz(profitPct / strategy.closedtrades)</text:span></text:p>
        <text:p text:style-name="P5"><text:span text:style-name="Source_20_Text">plot(avgProfitPct)</text:span></text:p>
        <text:p text:style-name="P3">See also</text:p>
        <text:p text:style-name="P3"><text:a xlink:type="simple" xlink:href="https://www.tradingview.com/pine-script-reference/v6/#fun_strategy.closedtrades.entry_price" text:style-name="Internet_20_link" text:visited-style-name="Visited_20_Internet_20_Link">strategy.closedtrades.entry_price</text:a></text:p>
      </text:section>
      <text:section text:style-name="Sect1" text:name="fun_strategy.closedtrades.exit_time">
        <text:h text:style-name="P2" text:outline-level="3">strategy.closedtrades.exit_time()</text:h>
      </text:section>
      <text:p text:style-name="P3">Returns the UNIX time of the closed trade's exit, expressed in milliseconds.</text:p>
      <text:p text:style-name="Text_20_body">Syntax</text:p>
      <text:p text:style-name="P5">strategy.closedtrades.exit_time(trade_num) → series int</text:p>
      <text:p text:style-name="P3">Arguments</text:p>
      <text:p text:style-name="P3">trade_num (series int) The trade number of the closed trade. The number of the first trade is zero.</text:p>
      <text:p text:style-name="Text_20_body">Example</text:p>
      <text:p text:style-name="Preformatted_20_Text"><text:span text:style-name="Source_20_Text">//@version=6</text:span></text:p>
      <text:p text:style-name="Preformatted_20_Text"><text:span text:style-name="Source_20_Text">strategy("strategy.closedtrades.exit_time Example 1")</text:span></text:p>
      <text:p text:style-name="Preformatted_20_Text"><text:span text:style-name="Source_20_Text">// Enter long trades on three rising bars; exit on two falling bars.</text:span></text:p>
      <text:p text:style-name="Preformatted_20_Text"><text:span text:style-name="Source_20_Text">if ta.rising(close, 3)</text:span></text:p>
      <text:p text:style-name="Preformatted_20_Text"><text:span text:style-name="Source_20_Text">    strategy.entry("Long", strategy.long)</text:span></text:p>
      <text:p text:style-name="Preformatted_20_Text"><text:span text:style-name="Source_20_Text">if ta.falling(close, 2)</text:span></text:p>
      <text:p text:style-name="Preformatted_20_Text"><text:span text:style-name="Source_20_Text">    strategy.close("Long")</text:span></text:p>
      <text:p text:style-name="Preformatted_20_Text"><text:span text:style-name="Source_20_Text">// Calculate the average trade duration. </text:span></text:p>
      <text:p text:style-name="Preformatted_20_Text"><text:span text:style-name="Source_20_Text">avgTradeDuration() =&gt;</text:span></text:p>
      <text:p text:style-name="Preformatted_20_Text"><text:span text:style-name="Source_20_Text">    sumTradeDuration = 0</text:span></text:p>
      <text:p text:style-name="Preformatted_20_Text"><text:span text:style-name="Source_20_Text">    for i = 0 to strategy.closedtrades - 1</text:span></text:p>
      <text:p text:style-name="Preformatted_20_Text"><text:span text:style-name="Source_20_Text">        sumTradeDuration += strategy.closedtrades.exit_time(i) - strategy.closedtrades.entry_time(i)</text:span></text:p>
      <text:p text:style-name="Preformatted_20_Text"><text:span text:style-name="Source_20_Text">    result = nz(sumTradeDuration / strategy.closedtrades)</text:span></text:p>
      <text:p text:style-name="Preformatted_20_Text"><text:span text:style-name="Source_20_Text">// Display average duration converted to seconds and formatted using 2 decimal points.</text:span></text:p>
      <text:p text:style-name="Preformatted_20_Text"><text:span text:style-name="Source_20_Text">if barstate.islastconfirmedhistory</text:span></text:p>
      <text:p text:style-name="P5"><text:span text:style-name="Source_20_Text">    label.new(bar_index, high, str.tostring(avgTradeDuration() / 1000, "#.##") + " seconds")</text:span></text:p>
      <text:p text:style-name="P3">Example</text:p>
      <text:section text:style-name="Sect1" text:name="Section680">
        <text:p text:style-name="P4"><text:bookmark text:name="fun_strategy.closedtrades.exit_time"/><text:span text:style-name="Source_20_Text">// Reopens a closed trade after X seconds.</text:span></text:p>
        <text:p text:style-name="Preformatted_20_Text"><text:span text:style-name="Source_20_Text">//@version=6</text:span></text:p>
        <text:p text:style-name="Preformatted_20_Text"><text:span text:style-name="Source_20_Text">strategy("strategy.closedtrades.exit_time Example 2")</text:span></text:p>
        <text:p text:style-name="Preformatted_20_Text"><text:span text:style-name="Source_20_Text">// Strategy calls to emulate a single long trade at the first bar.</text:span></text:p>
        <text:p text:style-name="Preformatted_20_Text"><text:span text:style-name="Source_20_Text">if bar_index == 0</text:span></text:p>
        <text:p text:style-name="Preformatted_20_Text"><text:span text:style-name="Source_20_Text">    strategy.entry("Long", strategy.long)</text:span></text:p>
        <text:p text:style-name="Preformatted_20_Text"><text:span text:style-name="Source_20_Text">reopenPositionAfter(timeSec) =&gt;</text:span></text:p>
        <text:p text:style-name="Preformatted_20_Text"><text:span text:style-name="Source_20_Text">    if strategy.closedtrades &gt; 0</text:span></text:p>
        <text:p text:style-name="Preformatted_20_Text"><text:span text:style-name="Source_20_Text">        if time - strategy.closedtrades.exit_time(strategy.closedtrades - 1) &gt;= timeSec * 1000</text:span></text:p>
        <text:p text:style-name="Preformatted_20_Text"><text:span text:style-name="Source_20_Text">            strategy.entry("Long", strategy.long)</text:span></text:p>
        <text:p text:style-name="Preformatted_20_Text"><text:span text:style-name="Source_20_Text">// Reopen last closed position after 120 sec.                </text:span></text:p>
        <text:p text:style-name="Preformatted_20_Text"><text:span text:style-name="Source_20_Text">reopenPositionAfter(120)</text:span></text:p>
        <text:p text:style-name="Preformatted_20_Text"><text:span text:style-name="Source_20_Text">if ta.change(strategy.opentrades) != 0</text:span></text:p>
        <text:p text:style-name="P5"><text:span text:style-name="Source_20_Text">    strategy.exit("Long", stop = low * 0.9, profit = high * 2.5)</text:span></text:p>
        <text:p text:style-name="P3">See also</text:p>
        <text:p text:style-name="P3"><text:a xlink:type="simple" xlink:href="https://www.tradingview.com/pine-script-reference/v6/#fun_strategy.closedtrades.entry_time" text:style-name="Internet_20_link" text:visited-style-name="Visited_20_Internet_20_Link">strategy.closedtrades.entry_time</text:a></text:p>
      </text:section>
      <text:section text:style-name="Sect1" text:name="fun_strategy.closedtrades.max_drawdown">
        <text:h text:style-name="P2" text:outline-level="3">strategy.closedtrades.max_drawdown()</text:h>
      </text:section>
      <text:p text:style-name="P3">Returns the maximum drawdown of the closed trade, i.e., the maximum possible loss during the trade, expressed in <text:a xlink:type="simple" xlink:href="https://www.tradingview.com/pine-script-reference/v6/#var_strategy.account_currency" text:style-name="Internet_20_link" text:visited-style-name="Visited_20_Internet_20_Link">strategy.account_currency</text:a>.</text:p>
      <text:p text:style-name="Text_20_body">Syntax</text:p>
      <text:p text:style-name="P5">strategy.closedtrades.max_drawdown(trade_num) → series float</text:p>
      <text:p text:style-name="P3">Arguments</text:p>
      <text:p text:style-name="P3">trade_num (series int) The trade number of the closed trade. The number of the first trade is zero.</text:p>
      <text:p text:style-name="P3">Example</text:p>
      <text:section text:style-name="Sect1" text:name="Section681">
        <text:p text:style-name="P4"><text:bookmark text:name="fun_strategy.closedtrades.max_drawdown"/><text:span text:style-name="Source_20_Text">//@version=6</text:span></text:p>
        <text:p text:style-name="Preformatted_20_Text"><text:span text:style-name="Source_20_Text">strategy("`strategy.closedtrades.max_drawdown` Example")</text:span></text:p>
        <text:p text:style-name="Preformatted_20_Text"><text:span text:style-name="Source_20_Text">// Strategy calls to enter long trades every 15 bars and exit long trades every 20 bars.</text:span></text:p>
        <text:p text:style-name="Preformatted_20_Text"><text:span text:style-name="Source_20_Text">if bar_index % 15 == 0</text:span></text:p>
        <text:p text:style-name="Preformatted_20_Text"><text:span text:style-name="Source_20_Text">    strategy.entry("Long", strategy.long)</text:span></text:p>
        <text:p text:style-name="Preformatted_20_Text"><text:span text:style-name="Source_20_Text">if bar_index % 20 == 0</text:span></text:p>
        <text:p text:style-name="Preformatted_20_Text"><text:span text:style-name="Source_20_Text">    strategy.close("Long")</text:span></text:p>
        <text:p text:style-name="Preformatted_20_Text"><text:span text:style-name="Source_20_Text">// Get the biggest max trade drawdown value from all of the closed trades.</text:span></text:p>
        <text:p text:style-name="Preformatted_20_Text"><text:span text:style-name="Source_20_Text">maxTradeDrawDown() =&gt;</text:span></text:p>
        <text:p text:style-name="Preformatted_20_Text"><text:span text:style-name="Source_20_Text">    maxDrawdown = 0.0</text:span></text:p>
        <text:p text:style-name="Preformatted_20_Text"><text:span text:style-name="Source_20_Text">    for tradeNo = 0 to strategy.closedtrades - 1</text:span></text:p>
        <text:p text:style-name="Preformatted_20_Text"><text:span text:style-name="Source_20_Text">        maxDrawdown := math.max(maxDrawdown, strategy.closedtrades.max_drawdown(tradeNo))</text:span></text:p>
        <text:p text:style-name="Preformatted_20_Text"><text:span text:style-name="Source_20_Text">    result = maxDrawdown</text:span></text:p>
        <text:p text:style-name="P5"><text:span text:style-name="Source_20_Text">plot(maxTradeDrawDown(), "Biggest max drawdown")</text:span></text:p>
        <text:p text:style-name="P3">Remarks</text:p>
        <text:p text:style-name="P3"><text:soft-page-break/>The function returns na if trade_num is not in the range: 0 to strategy.closedtrades - 1.</text:p>
        <text:p text:style-name="P3">See also</text:p>
        <text:p text:style-name="P3"><text:a xlink:type="simple" xlink:href="https://www.tradingview.com/pine-script-reference/v6/#fun_strategy.opentrades.max_drawdown" text:style-name="Internet_20_link" text:visited-style-name="Visited_20_Internet_20_Link">strategy.opentrades.max_drawdown</text:a><text:a xlink:type="simple" xlink:href="https://www.tradingview.com/pine-script-reference/v6/#var_strategy.max_drawdown" text:style-name="Internet_20_link" text:visited-style-name="Visited_20_Internet_20_Link">strategy.max_drawdown</text:a></text:p>
      </text:section>
      <text:section text:style-name="Sect1" text:name="fun_strategy.closedtrades.max_drawdown_percent">
        <text:h text:style-name="P2" text:outline-level="3">strategy.closedtrades.max_drawdown_percent()</text:h>
      </text:section>
      <text:section text:style-name="Sect1" text:name="Section682">
        <text:p text:style-name="P6"><text:bookmark text:name="fun_strategy.closedtrades.max_drawdown_percent"/>Returns the maximum drawdown of the closed trade, i.e., the maximum possible loss during the trade, expressed as a percentage and calculated by formula: <text:span text:style-name="Source_20_Text">Lowest Value During Trade / (Entry Price x Quantity) * 100</text:span>.</text:p>
        <text:p text:style-name="Text_20_body">Syntax</text:p>
        <text:p text:style-name="P5">strategy.closedtrades.max_drawdown_percent(trade_num) → series float</text:p>
        <text:p text:style-name="P3">Arguments</text:p>
        <text:p text:style-name="P3">trade_num (series int) The trade number of the closed trade. The number of the first trade is zero.</text:p>
        <text:p text:style-name="P3">See also</text:p>
        <text:p text:style-name="P3"><text:a xlink:type="simple" xlink:href="https://www.tradingview.com/pine-script-reference/v6/#fun_strategy.closedtrades.max_drawdown" text:style-name="Internet_20_link" text:visited-style-name="Visited_20_Internet_20_Link">strategy.closedtrades.max_drawdown</text:a><text:a xlink:type="simple" xlink:href="https://www.tradingview.com/pine-script-reference/v6/#var_strategy.max_drawdown" text:style-name="Internet_20_link" text:visited-style-name="Visited_20_Internet_20_Link">strategy.max_drawdown</text:a></text:p>
      </text:section>
      <text:section text:style-name="Sect1" text:name="fun_strategy.closedtrades.max_runup">
        <text:h text:style-name="P2" text:outline-level="3">strategy.closedtrades.max_runup()</text:h>
      </text:section>
      <text:p text:style-name="P3">Returns the maximum run up of the closed trade, i.e., the maximum possible profit during the trade, expressed in <text:a xlink:type="simple" xlink:href="https://www.tradingview.com/pine-script-reference/v6/#var_strategy.account_currency" text:style-name="Internet_20_link" text:visited-style-name="Visited_20_Internet_20_Link">strategy.account_currency</text:a>.</text:p>
      <text:p text:style-name="Text_20_body">Syntax</text:p>
      <text:p text:style-name="P5">strategy.closedtrades.max_runup(trade_num) → series float</text:p>
      <text:p text:style-name="P3">Arguments</text:p>
      <text:p text:style-name="P3">trade_num (series int) The trade number of the closed trade. The number of the first trade is zero.</text:p>
      <text:p text:style-name="P3">Example</text:p>
      <text:section text:style-name="Sect1" text:name="Section683">
        <text:p text:style-name="P4"><text:bookmark text:name="fun_strategy.closedtrades.max_runup"/><text:span text:style-name="Source_20_Text">//@version=6</text:span></text:p>
        <text:p text:style-name="Preformatted_20_Text"><text:span text:style-name="Source_20_Text">strategy("`strategy.closedtrades.max_runup` Example")</text:span></text:p>
        <text:p text:style-name="Preformatted_20_Text"><text:span text:style-name="Source_20_Text">// Strategy calls to enter long trades every 15 bars and exit long trades every 20 bars.</text:span></text:p>
        <text:p text:style-name="Preformatted_20_Text"><text:span text:style-name="Source_20_Text">if bar_index % 15 == 0</text:span></text:p>
        <text:p text:style-name="Preformatted_20_Text"><text:span text:style-name="Source_20_Text">    strategy.entry("Long", strategy.long)</text:span></text:p>
        <text:p text:style-name="Preformatted_20_Text"><text:span text:style-name="Source_20_Text">if bar_index % 20 == 0</text:span></text:p>
        <text:p text:style-name="Preformatted_20_Text"><text:span text:style-name="Source_20_Text">    strategy.close("Long")</text:span></text:p>
        <text:p text:style-name="Preformatted_20_Text"><text:span text:style-name="Source_20_Text">// Get the biggest max trade runup value from all of the closed trades.</text:span></text:p>
        <text:p text:style-name="Preformatted_20_Text"><text:span text:style-name="Source_20_Text">maxTradeRunUp() =&gt;</text:span></text:p>
        <text:p text:style-name="Preformatted_20_Text"><text:span text:style-name="Source_20_Text">    maxRunup = 0.0</text:span></text:p>
        <text:p text:style-name="Preformatted_20_Text"><text:span text:style-name="Source_20_Text">    for tradeNo = 0 to strategy.closedtrades - 1</text:span></text:p>
        <text:p text:style-name="Preformatted_20_Text"><text:span text:style-name="Source_20_Text">        maxRunup := math.max(maxRunup, strategy.closedtrades.max_runup(tradeNo))</text:span></text:p>
        <text:p text:style-name="Preformatted_20_Text"><text:span text:style-name="Source_20_Text">    result = maxRunup</text:span></text:p>
        <text:p text:style-name="P5"><text:span text:style-name="Source_20_Text">plot(maxTradeRunUp(), "Max trade runup")</text:span></text:p>
        <text:p text:style-name="P3">See also</text:p>
        <text:p text:style-name="P3"><text:a xlink:type="simple" xlink:href="https://www.tradingview.com/pine-script-reference/v6/#fun_strategy.opentrades.max_runup" text:style-name="Internet_20_link" text:visited-style-name="Visited_20_Internet_20_Link">strategy.opentrades.max_runup</text:a><text:a xlink:type="simple" xlink:href="https://www.tradingview.com/pine-script-reference/v6/#var_strategy.max_runup" text:style-name="Internet_20_link" text:visited-style-name="Visited_20_Internet_20_Link">strategy.max_runup</text:a></text:p>
      </text:section>
      <text:section text:style-name="Sect1" text:name="fun_strategy.closedtrades.max_runup_percent">
        <text:h text:style-name="P2" text:outline-level="3">strategy.closedtrades.max_runup_percent()</text:h>
      </text:section>
      <text:section text:style-name="Sect1" text:name="Section684">
        <text:p text:style-name="P6"><text:bookmark text:name="fun_strategy.closedtrades.max_runup_percent"/>Returns the maximum run-up of the closed trade, i.e., the maximum possible profit during the trade, expressed as a percentage and calculated by formula: <text:span text:style-name="Source_20_Text">Highest Value During Trade / (Entry Price x Quantity) * 100</text:span>.</text:p>
        <text:p text:style-name="Text_20_body">Syntax</text:p>
        <text:p text:style-name="P5">strategy.closedtrades.max_runup_percent(trade_num) → series float</text:p>
        <text:p text:style-name="P3">Arguments</text:p>
        <text:p text:style-name="P3">trade_num (series int) The trade number of the closed trade. The number of the first trade is zero.</text:p>
        <text:p text:style-name="P3">See also</text:p>
        <text:p text:style-name="P3"><text:a xlink:type="simple" xlink:href="https://www.tradingview.com/pine-script-reference/v6/#fun_strategy.closedtrades.max_runup" text:style-name="Internet_20_link" text:visited-style-name="Visited_20_Internet_20_Link">strategy.closedtrades.max_runup</text:a><text:a xlink:type="simple" xlink:href="https://www.tradingview.com/pine-script-reference/v6/#var_strategy.max_runup" text:style-name="Internet_20_link" text:visited-style-name="Visited_20_Internet_20_Link">strategy.max_runup</text:a></text:p>
      </text:section>
      <text:section text:style-name="Sect1" text:name="fun_strategy.closedtrades.profit">
        <text:h text:style-name="P2" text:outline-level="3">strategy.closedtrades.profit()</text:h>
      </text:section>
      <text:p text:style-name="P3">Returns the profit/loss of the closed trade, expressed in <text:a xlink:type="simple" xlink:href="https://www.tradingview.com/pine-script-reference/v6/#var_strategy.account_currency" text:style-name="Internet_20_link" text:visited-style-name="Visited_20_Internet_20_Link">strategy.account_currency</text:a>. Losses are expressed as negative values.</text:p>
      <text:p text:style-name="Text_20_body">Syntax</text:p>
      <text:p text:style-name="P5">strategy.closedtrades.profit(trade_num) → series float</text:p>
      <text:p text:style-name="P3">Arguments</text:p>
      <text:p text:style-name="P3">trade_num (series int) The trade number of the closed trade. The number of the first trade is zero.</text:p>
      <text:p text:style-name="P3">Example</text:p>
      <text:section text:style-name="Sect1" text:name="Section685">
        <text:p text:style-name="P4"><text:bookmark text:name="fun_strategy.closedtrades.profit"/><text:span text:style-name="Source_20_Text">//@version=6</text:span></text:p>
        <text:p text:style-name="Preformatted_20_Text"><text:span text:style-name="Source_20_Text">strategy("`strategy.closedtrades.profit` Example")</text:span></text:p>
        <text:p text:style-name="Preformatted_20_Text"><text:span text:style-name="Source_20_Text">// Strategy calls to enter long trades every 15 bars and exit long trades every 20 bars.</text:span></text:p>
        <text:p text:style-name="Preformatted_20_Text"><text:span text:style-name="Source_20_Text">if bar_index % 15 == 0</text:span></text:p>
        <text:p text:style-name="Preformatted_20_Text"><text:span text:style-name="Source_20_Text">    strategy.entry("Long", strategy.long)</text:span></text:p>
        <text:p text:style-name="Preformatted_20_Text"><text:span text:style-name="Source_20_Text">if bar_index % 20 == 0</text:span></text:p>
        <text:p text:style-name="Preformatted_20_Text"><text:span text:style-name="Source_20_Text">    strategy.close("Long")</text:span></text:p>
        <text:p text:style-name="Preformatted_20_Text"><text:span text:style-name="Source_20_Text">// Calculate average gross profit by adding the difference between gross profit and commission.</text:span></text:p>
        <text:p text:style-name="Preformatted_20_Text"><text:span text:style-name="Source_20_Text">avgGrossProfit() =&gt;</text:span></text:p>
        <text:p text:style-name="Preformatted_20_Text"><text:span text:style-name="Source_20_Text">    sumGrossProfit = 0.0</text:span></text:p>
        <text:p text:style-name="Preformatted_20_Text"><text:span text:style-name="Source_20_Text">    for tradeNo = 0 to strategy.closedtrades - 1</text:span></text:p>
        <text:p text:style-name="Preformatted_20_Text"><text:span text:style-name="Source_20_Text">        sumGrossProfit += strategy.closedtrades.profit(tradeNo) - strategy.closedtrades.commission(tradeNo)</text:span></text:p>
        <text:p text:style-name="Preformatted_20_Text"><text:span text:style-name="Source_20_Text">    result = nz(sumGrossProfit / strategy.closedtrades)</text:span></text:p>
        <text:p text:style-name="Preformatted_20_Text"><text:span text:style-name="Source_20_Text">    </text:span></text:p>
        <text:p text:style-name="P5"><text:span text:style-name="Source_20_Text">plot(avgGrossProfit(), "Average gross profit")</text:span></text:p>
        <text:p text:style-name="P3">See also</text:p>
        <text:p text:style-name="P3"><text:a xlink:type="simple" xlink:href="https://www.tradingview.com/pine-script-reference/v6/#fun_strategy.opentrades.profit" text:style-name="Internet_20_link" text:visited-style-name="Visited_20_Internet_20_Link">strategy.opentrades.profit</text:a><text:a xlink:type="simple" xlink:href="https://www.tradingview.com/pine-script-reference/v6/#fun_strategy.closedtrades.commission" text:style-name="Internet_20_link" text:visited-style-name="Visited_20_Internet_20_Link">strategy.closedtrades.commission</text:a></text:p>
      </text:section>
      <text:section text:style-name="Sect1" text:name="fun_strategy.closedtrades.profit_percent">
        <text:h text:style-name="P2" text:outline-level="3">strategy.closedtrades.profit_percent()</text:h>
      </text:section>
      <text:section text:style-name="Sect1" text:name="Section686">
        <text:p text:style-name="P6"><text:bookmark text:name="fun_strategy.closedtrades.profit_percent"/>Returns the profit/loss value of the closed trade, expressed as a percentage. Losses are expressed as negative values.</text:p>
        <text:p text:style-name="Text_20_body">Syntax</text:p>
        <text:p text:style-name="P5">strategy.closedtrades.profit_percent(trade_num) → series float</text:p>
        <text:p text:style-name="P3">Arguments</text:p>
        <text:p text:style-name="P3">trade_num (series int) The trade number of the closed trade. The number of the first trade is zero.</text:p>
        <text:p text:style-name="P3">See also</text:p>
        <text:p text:style-name="P3"><text:a xlink:type="simple" xlink:href="https://www.tradingview.com/pine-script-reference/v6/#fun_strategy.closedtrades.profit" text:style-name="Internet_20_link" text:visited-style-name="Visited_20_Internet_20_Link">strategy.closedtrades.profit</text:a></text:p>
      </text:section>
      <text:section text:style-name="Sect1" text:name="fun_strategy.closedtrades.size">
        <text:h text:style-name="P2" text:outline-level="3">strategy.closedtrades.size()</text:h>
      </text:section>
      <text:p text:style-name="P3">Returns the direction and the number of contracts traded in the closed trade. If the value is &gt; 0, the market position was long. If the value is &lt; 0, the market position was short.</text:p>
      <text:p text:style-name="Text_20_body"><text:soft-page-break/>Syntax</text:p>
      <text:p text:style-name="P5">strategy.closedtrades.size(trade_num) → series float</text:p>
      <text:p text:style-name="P3">Arguments</text:p>
      <text:p text:style-name="P3">trade_num (series int) The trade number of the closed trade. The number of the first trade is zero.</text:p>
      <text:p text:style-name="Text_20_body">Example</text:p>
      <text:p text:style-name="Preformatted_20_Text"><text:span text:style-name="Source_20_Text">//@version=6</text:span></text:p>
      <text:p text:style-name="Preformatted_20_Text"><text:span text:style-name="Source_20_Text">strategy("`strategy.closedtrades.size` Example 1")</text:span></text:p>
      <text:p text:style-name="Preformatted_20_Text"><text:span text:style-name="Source_20_Text">// We calculate the max amt of shares we can buy.</text:span></text:p>
      <text:p text:style-name="Preformatted_20_Text"><text:span text:style-name="Source_20_Text">amtShares = math.floor(strategy.equity / close)</text:span></text:p>
      <text:p text:style-name="Preformatted_20_Text"><text:span text:style-name="Source_20_Text">// Strategy calls to enter long trades every 15 bars and exit long trades every 20 bars</text:span></text:p>
      <text:p text:style-name="Preformatted_20_Text"><text:span text:style-name="Source_20_Text">if bar_index % 15 == 0</text:span></text:p>
      <text:p text:style-name="Preformatted_20_Text"><text:span text:style-name="Source_20_Text">    strategy.entry("Long", strategy.long, qty = amtShares)</text:span></text:p>
      <text:p text:style-name="Preformatted_20_Text"><text:span text:style-name="Source_20_Text">if bar_index % 20 == 0</text:span></text:p>
      <text:p text:style-name="Preformatted_20_Text"><text:span text:style-name="Source_20_Text">    strategy.close("Long")</text:span></text:p>
      <text:p text:style-name="Preformatted_20_Text"><text:span text:style-name="Source_20_Text">// Plot the number of contracts traded in the last closed trade.     </text:span></text:p>
      <text:p text:style-name="P5"><text:span text:style-name="Source_20_Text">plot(strategy.closedtrades.size(strategy.closedtrades - 1), "Number of contracts traded")</text:span></text:p>
      <text:p text:style-name="P3">Example</text:p>
      <text:section text:style-name="Sect1" text:name="Section687">
        <text:p text:style-name="P4"><text:bookmark text:name="fun_strategy.closedtrades.size"/><text:span text:style-name="Source_20_Text">// Calculates the average profit percentage for all closed trades.</text:span></text:p>
        <text:p text:style-name="Preformatted_20_Text"><text:span text:style-name="Source_20_Text">//@version=6</text:span></text:p>
        <text:p text:style-name="Preformatted_20_Text"><text:span text:style-name="Source_20_Text">strategy("`strategy.closedtrades.size` Example 2")</text:span></text:p>
        <text:p text:style-name="Preformatted_20_Text"><text:span text:style-name="Source_20_Text">// Strategy calls to enter long trades every 15 bars and exit long trades every 20 bars.</text:span></text:p>
        <text:p text:style-name="Preformatted_20_Text"><text:span text:style-name="Source_20_Text">if bar_index % 15 == 0</text:span></text:p>
        <text:p text:style-name="Preformatted_20_Text"><text:span text:style-name="Source_20_Text">    strategy.entry("Long", strategy.long)</text:span></text:p>
        <text:p text:style-name="Preformatted_20_Text"><text:span text:style-name="Source_20_Text">if bar_index % 20 == 0</text:span></text:p>
        <text:p text:style-name="Preformatted_20_Text"><text:span text:style-name="Source_20_Text">    strategy.close("Long")</text:span></text:p>
        <text:p text:style-name="Preformatted_20_Text"><text:span text:style-name="Source_20_Text">// Calculate profit for both closed trades.</text:span></text:p>
        <text:p text:style-name="Preformatted_20_Text"><text:span text:style-name="Source_20_Text">profitPct = 0.0</text:span></text:p>
        <text:p text:style-name="Preformatted_20_Text"><text:span text:style-name="Source_20_Text">for tradeNo = 0 to strategy.closedtrades - 1</text:span></text:p>
        <text:p text:style-name="Preformatted_20_Text"><text:span text:style-name="Source_20_Text">    entryP = strategy.closedtrades.entry_price(tradeNo)</text:span></text:p>
        <text:p text:style-name="Preformatted_20_Text"><text:span text:style-name="Source_20_Text">    exitP = strategy.closedtrades.exit_price(tradeNo)</text:span></text:p>
        <text:p text:style-name="Preformatted_20_Text"><text:span text:style-name="Source_20_Text">    profitPct += (exitP - entryP) / entryP * strategy.closedtrades.size(tradeNo) * 100</text:span></text:p>
        <text:p text:style-name="Preformatted_20_Text"><text:span text:style-name="Source_20_Text">    </text:span></text:p>
        <text:p text:style-name="Preformatted_20_Text"><text:span text:style-name="Source_20_Text">// Calculate average profit percent for both closed trades.</text:span></text:p>
        <text:p text:style-name="Preformatted_20_Text"><text:span text:style-name="Source_20_Text">avgProfitPct = nz(profitPct / strategy.closedtrades)</text:span></text:p>
        <text:p text:style-name="P5"><text:span text:style-name="Source_20_Text">plot(avgProfitPct)</text:span></text:p>
        <text:p text:style-name="P3">See also</text:p>
        <text:p text:style-name="P3"><text:a xlink:type="simple" xlink:href="https://www.tradingview.com/pine-script-reference/v6/#fun_strategy.opentrades.size" text:style-name="Internet_20_link" text:visited-style-name="Visited_20_Internet_20_Link">strategy.opentrades.size</text:a><text:a xlink:type="simple" xlink:href="https://www.tradingview.com/pine-script-reference/v6/#var_strategy.position_size" text:style-name="Internet_20_link" text:visited-style-name="Visited_20_Internet_20_Link">strategy.position_size</text:a><text:a xlink:type="simple" xlink:href="https://www.tradingview.com/pine-script-reference/v6/#var_strategy.closedtrades" text:style-name="Internet_20_link" text:visited-style-name="Visited_20_Internet_20_Link">strategy.closedtrades</text:a><text:a xlink:type="simple" xlink:href="https://www.tradingview.com/pine-script-reference/v6/#var_strategy.opentrades" text:style-name="Internet_20_link" text:visited-style-name="Visited_20_Internet_20_Link">strategy.opentrades</text:a></text:p>
      </text:section>
      <text:section text:style-name="Sect1" text:name="fun_strategy.convert_to_account">
        <text:h text:style-name="P2" text:outline-level="3">strategy.convert_to_account()</text:h>
      </text:section>
      <text:p text:style-name="P3">Converts the value from the currency that the symbol on the chart is traded in (<text:a xlink:type="simple" xlink:href="https://www.tradingview.com/pine-script-reference/v6/#var_syminfo.currency" text:style-name="Internet_20_link" text:visited-style-name="Visited_20_Internet_20_Link">syminfo.currency</text:a>) to the currency used by the strategy (<text:a xlink:type="simple" xlink:href="https://www.tradingview.com/pine-script-reference/v6/#var_strategy.account_currency" text:style-name="Internet_20_link" text:visited-style-name="Visited_20_Internet_20_Link">strategy.account_currency</text:a>).</text:p>
      <text:p text:style-name="Text_20_body">Syntax</text:p>
      <text:p text:style-name="P5">strategy.convert_to_account(value) → series float</text:p>
      <text:p text:style-name="P3">Arguments</text:p>
      <text:p text:style-name="P3">value (series int/float) The value to be converted.</text:p>
      <text:p text:style-name="Text_20_body">Example</text:p>
      <text:p text:style-name="Preformatted_20_Text"><text:span text:style-name="Source_20_Text">//@version=6</text:span></text:p>
      <text:p text:style-name="Preformatted_20_Text"><text:span text:style-name="Source_20_Text">strategy("`strategy.convert_to_account` Example 1", currency = currency.EUR)</text:span></text:p>
      <text:p text:style-name="Preformatted_20_Text"><text:span text:style-name="Source_20_Text">plot(close, "Close price using default currency")</text:span></text:p>
      <text:p text:style-name="P5"><text:span text:style-name="Source_20_Text">plot(strategy.convert_to_account(close), "Close price converted to strategy currency")</text:span></text:p>
      <text:p text:style-name="P3">Example</text:p>
      <text:section text:style-name="Sect1" text:name="Section688">
        <text:p text:style-name="P4"><text:bookmark text:name="fun_strategy.convert_to_account"/><text:span text:style-name="Source_20_Text">// Calculates the "Buy and hold return" using your account's currency.</text:span></text:p>
        <text:p text:style-name="Preformatted_20_Text"><text:span text:style-name="Source_20_Text">//@version=6</text:span></text:p>
        <text:p text:style-name="Preformatted_20_Text"><text:span text:style-name="Source_20_Text">strategy("`strategy.convert_to_account` Example 2", currency = currency.EUR)</text:span></text:p>
        <text:p text:style-name="Preformatted_20_Text"><text:span text:style-name="Source_20_Text">dateInput = input.time(timestamp("20 Jul 2021 00:00 +0300"), "From Date", confirm = true)</text:span></text:p>
        <text:p text:style-name="Preformatted_20_Text"><text:span text:style-name="Source_20_Text">buyAndHoldReturnPct(fromDate) =&gt;</text:span></text:p>
        <text:p text:style-name="Preformatted_20_Text"><text:span text:style-name="Source_20_Text">    if time &gt;= fromDate</text:span></text:p>
        <text:p text:style-name="Preformatted_20_Text"><text:span text:style-name="Source_20_Text">        money = close * syminfo.pointvalue</text:span></text:p>
        <text:p text:style-name="Preformatted_20_Text"><text:span text:style-name="Source_20_Text">        var initialBal = strategy.convert_to_account(money)</text:span></text:p>
        <text:p text:style-name="Preformatted_20_Text"><text:span text:style-name="Source_20_Text">        (strategy.convert_to_account(money) - initialBal) / initialBal * 100</text:span></text:p>
        <text:p text:style-name="Preformatted_20_Text"><text:span text:style-name="Source_20_Text">        </text:span></text:p>
        <text:p text:style-name="P5"><text:span text:style-name="Source_20_Text">plot(buyAndHoldReturnPct(dateInput))</text:span></text:p>
        <text:p text:style-name="P3">See also</text:p>
        <text:p text:style-name="P3"><text:a xlink:type="simple" xlink:href="https://www.tradingview.com/pine-script-reference/v6/#fun_strategy" text:style-name="Internet_20_link" text:visited-style-name="Visited_20_Internet_20_Link">strategy</text:a><text:a xlink:type="simple" xlink:href="https://www.tradingview.com/pine-script-reference/v6/#fun_strategy.convert_to_symbol" text:style-name="Internet_20_link" text:visited-style-name="Visited_20_Internet_20_Link">strategy.convert_to_symbol</text:a></text:p>
      </text:section>
      <text:section text:style-name="Sect1" text:name="fun_strategy.convert_to_symbol">
        <text:h text:style-name="P2" text:outline-level="3">strategy.convert_to_symbol()</text:h>
      </text:section>
      <text:p text:style-name="P3">Converts the value from the currency used by the strategy (<text:a xlink:type="simple" xlink:href="https://www.tradingview.com/pine-script-reference/v6/#var_strategy.account_currency" text:style-name="Internet_20_link" text:visited-style-name="Visited_20_Internet_20_Link">strategy.account_currency</text:a>) to the currency that the symbol on the chart is traded in (<text:a xlink:type="simple" xlink:href="https://www.tradingview.com/pine-script-reference/v6/#var_syminfo.currency" text:style-name="Internet_20_link" text:visited-style-name="Visited_20_Internet_20_Link">syminfo.currency</text:a>).</text:p>
      <text:p text:style-name="Text_20_body">Syntax</text:p>
      <text:p text:style-name="P5">strategy.convert_to_symbol(value) → series float</text:p>
      <text:p text:style-name="P3">Arguments</text:p>
      <text:p text:style-name="P3">value (series int/float) The value to be converted.</text:p>
      <text:p text:style-name="P3">Example</text:p>
      <text:section text:style-name="Sect1" text:name="Section689">
        <text:p text:style-name="P4"><text:bookmark text:name="fun_strategy.convert_to_symbol"/><text:span text:style-name="Source_20_Text">//@version=6</text:span></text:p>
        <text:p text:style-name="Preformatted_20_Text"><text:span text:style-name="Source_20_Text">strategy("`strategy.convert_to_symbol` Example", currency = currency.EUR)</text:span></text:p>
        <text:p text:style-name="Preformatted_20_Text"><text:span text:style-name="Source_20_Text">// Calculate the max qty we can buy using current chart's currency.</text:span></text:p>
        <text:p text:style-name="Preformatted_20_Text"><text:span text:style-name="Source_20_Text">calcContracts(accountMoney) =&gt;</text:span></text:p>
        <text:p text:style-name="Preformatted_20_Text"><text:span text:style-name="Source_20_Text">    math.floor(strategy.convert_to_symbol(accountMoney) / syminfo.pointvalue / close)</text:span></text:p>
        <text:p text:style-name="Preformatted_20_Text"><text:span text:style-name="Source_20_Text">// Return max qty we can buy using 300 euros</text:span></text:p>
        <text:p text:style-name="Preformatted_20_Text"><text:span text:style-name="Source_20_Text">qt = calcContracts(300)</text:span></text:p>
        <text:p text:style-name="Preformatted_20_Text"><text:span text:style-name="Source_20_Text">// Strategy calls to enter long trades every 15 bars and exit long trades every 20 bars using our custom qty.</text:span></text:p>
        <text:p text:style-name="Preformatted_20_Text"><text:span text:style-name="Source_20_Text">if bar_index % 15 == 0</text:span></text:p>
        <text:p text:style-name="Preformatted_20_Text"><text:span text:style-name="Source_20_Text">    strategy.entry("Long", strategy.long, qty = qt)</text:span></text:p>
        <text:p text:style-name="Preformatted_20_Text"><text:span text:style-name="Source_20_Text">if bar_index % 20 == 0</text:span></text:p>
        <text:p text:style-name="P5"><text:span text:style-name="Source_20_Text">    strategy.close("Long")</text:span></text:p>
        <text:p text:style-name="P3">See also</text:p>
        <text:p text:style-name="P3"><text:a xlink:type="simple" xlink:href="https://www.tradingview.com/pine-script-reference/v6/#fun_strategy" text:style-name="Internet_20_link" text:visited-style-name="Visited_20_Internet_20_Link">strategy</text:a><text:a xlink:type="simple" xlink:href="https://www.tradingview.com/pine-script-reference/v6/#fun_strategy.convert_to_account" text:style-name="Internet_20_link" text:visited-style-name="Visited_20_Internet_20_Link">strategy.convert_to_account</text:a></text:p>
      </text:section>
      <text:section text:style-name="Sect1" text:name="fun_strategy.default_entry_qty">
        <text:h text:style-name="P2" text:outline-level="3"><text:soft-page-break/>strategy.default_entry_qty()</text:h>
      </text:section>
      <text:p text:style-name="P3">Calculates the default quantity, in units, of an entry order from <text:a xlink:type="simple" xlink:href="https://www.tradingview.com/pine-script-reference/v6/#fun_strategy.entry" text:style-name="Internet_20_link" text:visited-style-name="Visited_20_Internet_20_Link">strategy.entry</text:a> or <text:a xlink:type="simple" xlink:href="https://www.tradingview.com/pine-script-reference/v6/#fun_strategy.order" text:style-name="Internet_20_link" text:visited-style-name="Visited_20_Internet_20_Link">strategy.order</text:a> if it were to fill at the specified <text:span text:style-name="Source_20_Text">fill_price</text:span> value. The calculation depends on several strategy properties, including <text:span text:style-name="Source_20_Text">default_qty_type</text:span>, <text:span text:style-name="Source_20_Text">default_qty_value</text:span>, <text:span text:style-name="Source_20_Text">currency</text:span>, and other parameters in the <text:a xlink:type="simple" xlink:href="https://www.tradingview.com/pine-script-reference/v6/#fun_strategy" text:style-name="Internet_20_link" text:visited-style-name="Visited_20_Internet_20_Link">strategy</text:a> function and their representation in the "Properties" tab of the strategy's settings.</text:p>
      <text:p text:style-name="Text_20_body">Syntax</text:p>
      <text:p text:style-name="P5">strategy.default_entry_qty(fill_price) → series float</text:p>
      <text:p text:style-name="P3">Arguments</text:p>
      <text:p text:style-name="P3">fill_price (series int/float) The fill price for which to calculate the default order quantity.</text:p>
      <text:p text:style-name="P3">Example</text:p>
      <text:section text:style-name="Sect1" text:name="Section690">
        <text:p text:style-name="P4"><text:bookmark text:name="fun_strategy.default_entry_qty"/><text:span text:style-name="Source_20_Text">//@version=6</text:span></text:p>
        <text:p text:style-name="Preformatted_20_Text"><text:span text:style-name="Source_20_Text">strategy("Supertrend Strategy", overlay = true, default_qty_type = strategy.percent_of_equity, default_qty_value = 15)</text:span></text:p>
        <text:p text:style-name="Preformatted_20_Text"><text:span text:style-name="Source_20_Text">//@variable The length of the ATR calculation.</text:span></text:p>
        <text:p text:style-name="Preformatted_20_Text"><text:span text:style-name="Source_20_Text">atrPeriod = input(10, "ATR Length")</text:span></text:p>
        <text:p text:style-name="Preformatted_20_Text"><text:span text:style-name="Source_20_Text">//@variable The ATR multiplier.</text:span></text:p>
        <text:p text:style-name="Preformatted_20_Text"><text:span text:style-name="Source_20_Text">factor = input.float(3.0, "Factor", step = 0.01)</text:span></text:p>
        <text:p text:style-name="Preformatted_20_Text"><text:span text:style-name="Source_20_Text">//@variable The tick offset of the stop order.</text:span></text:p>
        <text:p text:style-name="Preformatted_20_Text"><text:span text:style-name="Source_20_Text">stopOffsetInput = input.int(100, "Tick offset for entry stop")</text:span></text:p>
        <text:p text:style-name="Preformatted_20_Text"><text:span text:style-name="Source_20_Text">// Get the direction of the SuperTrend.</text:span></text:p>
        <text:p text:style-name="Preformatted_20_Text"><text:span text:style-name="Source_20_Text">[_, direction] = ta.supertrend(factor, atrPeriod)</text:span></text:p>
        <text:p text:style-name="Preformatted_20_Text"><text:span text:style-name="Source_20_Text">if ta.change(direction) &lt; 0</text:span></text:p>
        <text:p text:style-name="Preformatted_20_Text"><text:span text:style-name="Source_20_Text">    //@variable The stop price of the entry order.</text:span></text:p>
        <text:p text:style-name="Preformatted_20_Text"><text:span text:style-name="Source_20_Text">    stopPrice = close + syminfo.mintick * stopOffsetInput</text:span></text:p>
        <text:p text:style-name="Preformatted_20_Text"><text:span text:style-name="Source_20_Text">    //@variable The expected default fill quantity at the `stopPrice`. This value may not reflect actual qty of the filled order, because fill price may be different.</text:span></text:p>
        <text:p text:style-name="Preformatted_20_Text"><text:span text:style-name="Source_20_Text">    calculatedQty = strategy.default_entry_qty(stopPrice)</text:span></text:p>
        <text:p text:style-name="Preformatted_20_Text"><text:span text:style-name="Source_20_Text">    strategy.entry("My Long Entry Id", strategy.long, stop = stopPrice)</text:span></text:p>
        <text:p text:style-name="Preformatted_20_Text"><text:span text:style-name="Source_20_Text">    label.new(bar_index, stopPrice, str.format("Stop set at {0}\nExpected qty at {0}: {1}", math.round_to_mintick(stopPrice), calculatedQty))</text:span></text:p>
        <text:p text:style-name="Preformatted_20_Text"><text:span text:style-name="Source_20_Text">if ta.change(direction) &gt; 0</text:span></text:p>
        <text:p text:style-name="P5"><text:span text:style-name="Source_20_Text">    strategy.close_all()</text:span></text:p>
        <text:p text:style-name="P3">Remarks</text:p>
        <text:p text:style-name="P3">This function does not consider open positions simulated by a strategy. For example, if a strategy script has an open position from a long order with a <text:span text:style-name="Source_20_Text">qty</text:span> of 10 units, using the <text:a xlink:type="simple" xlink:href="https://www.tradingview.com/pine-script-reference/v6/#fun_strategy.entry" text:style-name="Internet_20_link" text:visited-style-name="Visited_20_Internet_20_Link">strategy.entry</text:a> function to simulate a short order with a <text:span text:style-name="Source_20_Text">qty</text:span> of 5 will prompt the script to sell 15 units to reverse the position. This function will still return 5 in such a case since it doesn't consider an open trade.</text:p>
        <text:p text:style-name="P3">This value represents the default calculated quantity of an order.</text:p>
        <text:p text:style-name="P3">Order placement commands can override the default value by explicitly passing a new <text:span text:style-name="Source_20_Text">qty</text:span> value in the function call.</text:p>
      </text:section>
      <text:section text:style-name="Sect1" text:name="fun_strategy.entry">
        <text:h text:style-name="P2" text:outline-level="3">strategy.entry()</text:h>
      </text:section>
      <text:p text:style-name="P3">Creates a new order to open or add to a position. If an unfilled order with the same <text:span text:style-name="Source_20_Text">id</text:span> exists, a call to this command modifies that order.</text:p>
      <text:p text:style-name="P3">The resulting order's type depends on the <text:span text:style-name="Source_20_Text">limit</text:span> and <text:span text:style-name="Source_20_Text">stop</text:span> parameters. If the call does not contain <text:span text:style-name="Source_20_Text">limit</text:span> or <text:span text:style-name="Source_20_Text">stop</text:span> arguments, it creates a <text:a xlink:type="simple" xlink:href="https://www.tradingview.com/pine-script-docs/concepts/strategies/#market-orders" office:target-frame-name="_blank" xlink:show="new" text:style-name="Internet_20_link" text:visited-style-name="Visited_20_Internet_20_Link">market order</text:a> that executes on the next tick. If the call specifies a <text:span text:style-name="Source_20_Text">limit</text:span> value but no <text:span text:style-name="Source_20_Text">stop</text:span> value, it places a <text:a xlink:type="simple" xlink:href="https://www.tradingview.com/pine-script-docs/concepts/strategies/#limit-orders" office:target-frame-name="_blank" xlink:show="new" text:style-name="Internet_20_link" text:visited-style-name="Visited_20_Internet_20_Link">limit order</text:a> that executes after the market price reaches the <text:span text:style-name="Source_20_Text">limit</text:span> value or a better price (lower for buy orders and higher for sell orders). If the call specifies a <text:span text:style-name="Source_20_Text">stop</text:span> value but no <text:span text:style-name="Source_20_Text">limit</text:span> value, it places a <text:a xlink:type="simple" xlink:href="https://www.tradingview.com/pine-script-docs/concepts/strategies/#stop-and-stop-limit-orders" office:target-frame-name="_blank" xlink:show="new" text:style-name="Internet_20_link" text:visited-style-name="Visited_20_Internet_20_Link">stop order</text:a> that executes after the market price reaches the <text:span text:style-name="Source_20_Text">stop</text:span> value or a worse price (higher for buy orders and lower for sell orders). If the call contains <text:span text:style-name="Source_20_Text">limit</text:span> and <text:span text:style-name="Source_20_Text">stop</text:span> arguments, it creates a <text:a xlink:type="simple" xlink:href="https://www.tradingview.com/pine-script-docs/concepts/strategies/#stop-and-stop-limit-orders" office:target-frame-name="_blank" xlink:show="new" text:style-name="Internet_20_link" text:visited-style-name="Visited_20_Internet_20_Link">stop-limit</text:a> order, which generates a limit order at the <text:span text:style-name="Source_20_Text">limit</text:span> price only after the market price reaches the <text:span text:style-name="Source_20_Text">stop</text:span> value or a worse price.</text:p>
      <text:p text:style-name="P3">Orders from this command, unlike those from <text:a xlink:type="simple" xlink:href="https://www.tradingview.com/pine-script-reference/v6/#fun_strategy.order" text:style-name="Internet_20_link" text:visited-style-name="Visited_20_Internet_20_Link">strategy.order</text:a>, are affected by the <text:span text:style-name="Source_20_Text">pyramiding</text:span> parameter of the <text:a xlink:type="simple" xlink:href="https://www.tradingview.com/pine-script-reference/v6/#fun_strategy" text:style-name="Internet_20_link" text:visited-style-name="Visited_20_Internet_20_Link">strategy</text:a> declaration statement. Pyramiding specifies the number of concurrent open entries allowed per position. For example, with <text:span text:style-name="Source_20_Text">pyramiding = 3</text:span>, the strategy can have up to three open trades, and the command cannot create orders to open additional trades until at least one existing trade closes.</text:p>
      <text:p text:style-name="P3">By default, when a strategy executes an order from this command in the opposite direction of the current market position, it reverses that position. For example, if there is an open long position of five shares, an order from this command with a <text:span text:style-name="Source_20_Text">qty</text:span> of 5 and a <text:span text:style-name="Source_20_Text">direction</text:span> of <text:a xlink:type="simple" xlink:href="https://www.tradingview.com/pine-script-reference/v6/#const_strategy.short" text:style-name="Internet_20_link" text:visited-style-name="Visited_20_Internet_20_Link">strategy.short</text:a> triggers the sale of 10 shares to close the long position and open a new five-share short position. Users can change this behavior by specifying an allowed direction with the <text:a xlink:type="simple" xlink:href="https://www.tradingview.com/pine-script-reference/v6/#fun_strategy.risk_allow_entry_in" text:style-name="Internet_20_link" text:visited-style-name="Visited_20_Internet_20_Link">strategy.risk_allow_entry_in</text:a> function.</text:p>
      <text:p text:style-name="Text_20_body">Syntax</text:p>
      <text:p text:style-name="P5">strategy.entry(id, direction, qty, limit, stop, oca_name, oca_type, comment, alert_message, disable_alert) → void</text:p>
      <text:p text:style-name="P3">Arguments</text:p>
      <text:p text:style-name="P3">id (series string) The identifier of the order, which corresponds to an entry ID in the strategy's trades after the order fills. If the strategy opens a new position after filling the order, the order's ID becomes the <text:a xlink:type="simple" xlink:href="https://www.tradingview.com/pine-script-reference/v6/#var_strategy.position_entry_name" text:style-name="Internet_20_link" text:visited-style-name="Visited_20_Internet_20_Link">strategy.position_entry_name</text:a> value. Strategy commands can reference the order ID to cancel or modify pending orders and generate exit orders for specific open trades. The Strategy Tester and the chart display the order ID unless the command specifies a <text:span text:style-name="Source_20_Text">comment</text:span> value.</text:p>
      <text:p text:style-name="P3">direction (series strategy_direction) The direction of the trade. Possible values: <text:a xlink:type="simple" xlink:href="https://www.tradingview.com/pine-script-reference/v6/#const_strategy.long" text:style-name="Internet_20_link" text:visited-style-name="Visited_20_Internet_20_Link">strategy.long</text:a> for a long trade, <text:a xlink:type="simple" xlink:href="https://www.tradingview.com/pine-script-reference/v6/#const_strategy.short" text:style-name="Internet_20_link" text:visited-style-name="Visited_20_Internet_20_Link">strategy.short</text:a> for a short one.</text:p>
      <text:p text:style-name="P3">qty (series int/float) Optional. The number of contracts/shares/lots/units in the resulting open trade when the order fills. The default is <text:a xlink:type="simple" xlink:href="https://www.tradingview.com/pine-script-reference/v6/#var_na" text:style-name="Internet_20_link" text:visited-style-name="Visited_20_Internet_20_Link">na</text:a>, which means that the command uses the <text:span text:style-name="Source_20_Text">default_qty_type</text:span> and <text:span text:style-name="Source_20_Text">default_qty_value</text:span> parameters of the <text:a xlink:type="simple" xlink:href="https://www.tradingview.com/pine-script-reference/v6/#fun_strategy" text:style-name="Internet_20_link" text:visited-style-name="Visited_20_Internet_20_Link">strategy</text:a> declaration statement to determine the quantity.</text:p>
      <text:p text:style-name="P3">limit (series int/float) Optional. The limit price of the order. If specified, the command creates a limit or stop-limit order, depending on whether the <text:span text:style-name="Source_20_Text">stop</text:span> value is also specified. The default is <text:a xlink:type="simple" xlink:href="https://www.tradingview.com/pine-script-reference/v6/#var_na" text:style-name="Internet_20_link" text:visited-style-name="Visited_20_Internet_20_Link">na</text:a>, which means the resulting order is not of the limit or stop-limit type.</text:p>
      <text:p text:style-name="P3">stop (series int/float) Optional. The stop price of the order. If specified, the command creates a stop or stop-limit order, depending on whether the <text:span text:style-name="Source_20_Text">limit</text:span> value is also specified. The default is <text:a xlink:type="simple" xlink:href="https://www.tradingview.com/pine-script-reference/v6/#var_na" text:style-name="Internet_20_link" text:visited-style-name="Visited_20_Internet_20_Link">na</text:a>, which means the resulting order is not of the stop or stop-limit type.</text:p>
      <text:p text:style-name="P3">oca_name (series string) Optional. The name of the order's One-Cancels-All (OCA) group. When a pending order with the same <text:span text:style-name="Source_20_Text">oca_name</text:span> and <text:span text:style-name="Source_20_Text">oca_type</text:span> parameters executes, that order affects all unfilled orders in the group. The default is an empty string, which means the order does not belong to an OCA group.</text:p>
      <text:p text:style-name="P3">oca_type (input string) Optional. Specifies how an unfilled order behaves when another pending order with the same <text:span text:style-name="Source_20_Text">oca_name</text:span> and <text:span text:style-name="Source_20_Text">oca_type</text:span> values executes. Possible values: <text:a xlink:type="simple" xlink:href="https://www.tradingview.com/pine-script-reference/v6/#const_strategy.oca.cancel" text:style-name="Internet_20_link" text:visited-style-name="Visited_20_Internet_20_Link">strategy.oca.cancel</text:a>, <text:a xlink:type="simple" xlink:href="https://www.tradingview.com/pine-script-reference/v6/#const_strategy.oca.reduce" text:style-name="Internet_20_link" text:visited-style-name="Visited_20_Internet_20_Link">strategy.oca.reduce</text:a>, <text:a xlink:type="simple" xlink:href="https://www.tradingview.com/pine-script-reference/v6/#const_strategy.oca.none" text:style-name="Internet_20_link" text:visited-style-name="Visited_20_Internet_20_Link">strategy.oca.none</text:a>. The default is <text:a xlink:type="simple" xlink:href="https://www.tradingview.com/pine-script-reference/v6/#const_strategy.oca.none" text:style-name="Internet_20_link" text:visited-style-name="Visited_20_Internet_20_Link">strategy.oca.none</text:a>.</text:p>
      <text:p text:style-name="P3">comment (series string) Optional. Additional notes on the filled order. If the value is not an empty string, the Strategy Tester and the chart show this text for the order instead of the specified <text:span text:style-name="Source_20_Text">id</text:span>. The default is an empty string.</text:p>
      <text:p text:style-name="P3">alert_message (series string) Optional. Custom text for the alert that fires when an order fills. If the "Message" field of the "Create Alert" dialog box contains the <text:span text:style-name="Source_20_Text">{{strategy.order.alert_message}}</text:span> placeholder, the alert message replaces the placeholder with this text. The default is an empty string.</text:p>
      <text:p text:style-name="P3">disable_alert (series bool) Optional. If <text:a xlink:type="simple" xlink:href="https://www.tradingview.com/pine-script-reference/v6/#const_true" text:style-name="Internet_20_link" text:visited-style-name="Visited_20_Internet_20_Link">true</text:a> when the command creates an order, the strategy does not trigger an alert when that order fills. This parameter accepts a "series" value, meaning users can control which orders trigger alerts when they execute. The default is <text:a xlink:type="simple" xlink:href="https://www.tradingview.com/pine-script-reference/v6/#const_false" text:style-name="Internet_20_link" text:visited-style-name="Visited_20_Internet_20_Link">false</text:a>.</text:p>
      <text:p text:style-name="Text_20_body">Example</text:p>
      <text:p text:style-name="Preformatted_20_Text"><text:span text:style-name="Source_20_Text">//@version=6</text:span></text:p>
      <text:p text:style-name="Preformatted_20_Text"><text:span text:style-name="Source_20_Text">strategy("Market order strategy", overlay = true)</text:span></text:p>
      <text:p text:style-name="Preformatted_20_Text"><text:span text:style-name="Source_20_Text">// Calculate a 14-bar and 28-bar moving average of `close` prices.</text:span></text:p>
      <text:p text:style-name="Preformatted_20_Text"><text:span text:style-name="Source_20_Text">float sma14 = ta.sma(close, 14)</text:span></text:p>
      <text:p text:style-name="Preformatted_20_Text"><text:span text:style-name="Source_20_Text">float sma28 = ta.sma(close, 28)</text:span></text:p>
      <text:p text:style-name="Preformatted_20_Text"><text:span text:style-name="Source_20_Text">// Place a market order to close the short trade and enter a long position when `sma14` crosses over `sma28`.</text:span></text:p>
      <text:p text:style-name="Preformatted_20_Text"><text:span text:style-name="Source_20_Text">if ta.crossover(sma14, sma28)</text:span></text:p>
      <text:p text:style-name="Preformatted_20_Text"><text:span text:style-name="Source_20_Text">    strategy.entry("My Long Entry ID", strategy.long)</text:span></text:p>
      <text:p text:style-name="Preformatted_20_Text"><text:span text:style-name="Source_20_Text">// Place a market order to close the long trade and enter a short position when `sma14` crosses under `sma28`.</text:span></text:p>
      <text:p text:style-name="Preformatted_20_Text"><text:span text:style-name="Source_20_Text">if ta.crossunder(sma14, sma28)</text:span></text:p>
      <text:p text:style-name="P5"><text:span text:style-name="Source_20_Text">    strategy.entry("My Short Entry ID", strategy.short)</text:span></text:p>
      <text:p text:style-name="P3">Example</text:p>
      <text:section text:style-name="Sect1" text:name="Section691">
        <text:p text:style-name="P4"><text:bookmark text:name="fun_strategy.entry"/><text:span text:style-name="Source_20_Text">//@version=6</text:span></text:p>
        <text:p text:style-name="Preformatted_20_Text"><text:span text:style-name="Source_20_Text">strategy("Limit order strategy", overlay=true, margin_long=100, margin_short=100)</text:span></text:p>
        <text:p text:style-name="Preformatted_20_Text"><text:span text:style-name="Source_20_Text">//@variable The distance from the `close` price for each limit order.</text:span></text:p>
        <text:p text:style-name="Preformatted_20_Text"><text:span text:style-name="Source_20_Text">float limitOffsetInput = input.int(100, "Limit offset, in ticks", 1) * syminfo.mintick</text:span></text:p>
        <text:p text:style-name="Preformatted_20_Text"><text:span text:style-name="Source_20_Text">//@function Draws a label and line at the specified `price` to visualize a limit order's level. </text:span></text:p>
        <text:p text:style-name="Preformatted_20_Text"><text:span text:style-name="Source_20_Text">drawLimit(float price, bool isLong) =&gt;</text:span></text:p>
        <text:p text:style-name="Preformatted_20_Text"><text:span text:style-name="Source_20_Text">    color col = isLong ? color.blue : color.red</text:span></text:p>
        <text:p text:style-name="Preformatted_20_Text"><text:span text:style-name="Source_20_Text">    label.new(</text:span></text:p>
        <text:p text:style-name="Preformatted_20_Text"><text:soft-page-break/><text:span text:style-name="Source_20_Text">         bar_index, price, (isLong ? "Long" : "Short") + " limit order created", </text:span></text:p>
        <text:p text:style-name="Preformatted_20_Text"><text:span text:style-name="Source_20_Text">         style = label.style_label_right, color = col, textcolor = color.white</text:span></text:p>
        <text:p text:style-name="Preformatted_20_Text"><text:span text:style-name="Source_20_Text">     )</text:span></text:p>
        <text:p text:style-name="Preformatted_20_Text"><text:span text:style-name="Source_20_Text">    line.new(bar_index, price, bar_index + 1, price, extend = extend.right, style = line.style_dashed, color = col)</text:span></text:p>
        <text:p text:style-name="Preformatted_20_Text"><text:span text:style-name="Source_20_Text">//@function Stops the `l` line from extending further.</text:span></text:p>
        <text:p text:style-name="Preformatted_20_Text"><text:span text:style-name="Source_20_Text">method stopExtend(line l) =&gt;</text:span></text:p>
        <text:p text:style-name="Preformatted_20_Text"><text:span text:style-name="Source_20_Text">    l.set_x2(bar_index)</text:span></text:p>
        <text:p text:style-name="Preformatted_20_Text"><text:span text:style-name="Source_20_Text">    l.set_extend(extend.none)</text:span></text:p>
        <text:p text:style-name="Preformatted_20_Text"><text:span text:style-name="Source_20_Text">// Initialize two `line` variables to reference limit line IDs.</text:span></text:p>
        <text:p text:style-name="Preformatted_20_Text"><text:span text:style-name="Source_20_Text">var line longLimit  = na</text:span></text:p>
        <text:p text:style-name="Preformatted_20_Text"><text:span text:style-name="Source_20_Text">var line shortLimit = na</text:span></text:p>
        <text:p text:style-name="Preformatted_20_Text"><text:span text:style-name="Source_20_Text">// Calculate a 14-bar and 28-bar moving average of `close` prices.</text:span></text:p>
        <text:p text:style-name="Preformatted_20_Text"><text:span text:style-name="Source_20_Text">float sma14 = ta.sma(close, 14)</text:span></text:p>
        <text:p text:style-name="Preformatted_20_Text"><text:span text:style-name="Source_20_Text">float sma28 = ta.sma(close, 28)</text:span></text:p>
        <text:p text:style-name="Preformatted_20_Text"><text:span text:style-name="Source_20_Text">if ta.crossover(sma14, sma28)</text:span></text:p>
        <text:p text:style-name="Preformatted_20_Text"><text:span text:style-name="Source_20_Text">    // Cancel any unfilled sell orders with the specified ID.</text:span></text:p>
        <text:p text:style-name="Preformatted_20_Text"><text:span text:style-name="Source_20_Text">    strategy.cancel("My Short Entry ID")</text:span></text:p>
        <text:p text:style-name="Preformatted_20_Text"><text:span text:style-name="Source_20_Text">    //@variable The limit price level. Its value is `limitOffsetInput` ticks below the current `close`.</text:span></text:p>
        <text:p text:style-name="Preformatted_20_Text"><text:span text:style-name="Source_20_Text">    float limitLevel = close - limitOffsetInput</text:span></text:p>
        <text:p text:style-name="Preformatted_20_Text"><text:span text:style-name="Source_20_Text">    // Place a long limit order to close the short trade and enter a long position at the `limitLevel`.</text:span></text:p>
        <text:p text:style-name="Preformatted_20_Text"><text:span text:style-name="Source_20_Text">    strategy.entry("My Long Entry ID", strategy.long, limit = limitLevel)</text:span></text:p>
        <text:p text:style-name="Preformatted_20_Text"><text:span text:style-name="Source_20_Text">    // Make new drawings for the long limit and stop extending the `shortLimit` line.</text:span></text:p>
        <text:p text:style-name="Preformatted_20_Text"><text:span text:style-name="Source_20_Text">    longLimit := drawLimit(limitLevel, isLong = true)</text:span></text:p>
        <text:p text:style-name="Preformatted_20_Text"><text:span text:style-name="Source_20_Text">    shortLimit.stopExtend()</text:span></text:p>
        <text:p text:style-name="Preformatted_20_Text"><text:span text:style-name="Source_20_Text">    </text:span></text:p>
        <text:p text:style-name="Preformatted_20_Text"><text:span text:style-name="Source_20_Text">if ta.crossunder(sma14, sma28)</text:span></text:p>
        <text:p text:style-name="Preformatted_20_Text"><text:span text:style-name="Source_20_Text">    // Cancel any unfilled buy orders with the specified ID.</text:span></text:p>
        <text:p text:style-name="Preformatted_20_Text"><text:span text:style-name="Source_20_Text">    strategy.cancel("My Long Entry ID")</text:span></text:p>
        <text:p text:style-name="Preformatted_20_Text"><text:span text:style-name="Source_20_Text">    //@variable The limit price level. Its value is `limitOffsetInput` ticks above the current `close`.</text:span></text:p>
        <text:p text:style-name="Preformatted_20_Text"><text:span text:style-name="Source_20_Text">    float limitLevel = close + limitOffsetInput</text:span></text:p>
        <text:p text:style-name="Preformatted_20_Text"><text:span text:style-name="Source_20_Text">    // Place a short limit order to close the long trade and enter a short position at the `limitLevel`.</text:span></text:p>
        <text:p text:style-name="Preformatted_20_Text"><text:span text:style-name="Source_20_Text">    strategy.entry("My Short Entry ID", strategy.short, limit = limitLevel)</text:span></text:p>
        <text:p text:style-name="Preformatted_20_Text"><text:span text:style-name="Source_20_Text">    // Make new drawings for the short limit and stop extending the `shortLimit` line.</text:span></text:p>
        <text:p text:style-name="Preformatted_20_Text"><text:span text:style-name="Source_20_Text">    shortLimit := drawLimit(limitLevel, isLong = false)</text:span></text:p>
        <text:p text:style-name="P5"><text:span text:style-name="Source_20_Text">    longLimit.stopExtend()</text:span></text:p>
      </text:section>
      <text:section text:style-name="Sect1" text:name="fun_strategy.exit">
        <text:h text:style-name="P2" text:outline-level="3">strategy.exit()</text:h>
      </text:section>
      <text:p text:style-name="P3">Creates price-based orders to exit from an open position. If unfilled exit orders with the same <text:span text:style-name="Source_20_Text">id</text:span> exist, calls to this command modify those orders. This command can generate more than one type of exit order, depending on the specified parameters. However, it does not create <text:a xlink:type="simple" xlink:href="https://www.tradingview.com/pine-script-docs/concepts/strategies/#market-orders" office:target-frame-name="_blank" xlink:show="new" text:style-name="Internet_20_link" text:visited-style-name="Visited_20_Internet_20_Link">market orders</text:a>. To exit from a position with a market order, use <text:a xlink:type="simple" xlink:href="https://www.tradingview.com/pine-script-reference/v6/#fun_strategy.close" text:style-name="Internet_20_link" text:visited-style-name="Visited_20_Internet_20_Link">strategy.close</text:a> or <text:a xlink:type="simple" xlink:href="https://www.tradingview.com/pine-script-reference/v6/#fun_strategy.close_all" text:style-name="Internet_20_link" text:visited-style-name="Visited_20_Internet_20_Link">strategy.close_all</text:a>.</text:p>
      <text:p text:style-name="P3">If a call to this command contains a <text:span text:style-name="Source_20_Text">profit</text:span> or <text:span text:style-name="Source_20_Text">limit</text:span> argument, it creates <text:a xlink:type="simple" xlink:href="https://www.tradingview.com/pine-script-docs/concepts/strategies/#take-profit-and-stop-loss" office:target-frame-name="_blank" xlink:show="new" text:style-name="Internet_20_link" text:visited-style-name="Visited_20_Internet_20_Link">take-profit</text:a> orders to exit from applicable trades at the determined price levels or better values (higher for long trades and lower for short ones). If the call contains <text:span text:style-name="Source_20_Text">loss</text:span> or <text:span text:style-name="Source_20_Text">stop</text:span> arguments, it creates <text:a xlink:type="simple" xlink:href="https://www.tradingview.com/pine-script-docs/concepts/strategies/#take-profit-and-stop-loss" office:target-frame-name="_blank" xlink:show="new" text:style-name="Internet_20_link" text:visited-style-name="Visited_20_Internet_20_Link">stop-loss</text:a> orders to exit from applicable trades at the determined levels or worse values (lower for long trades and higher for short ones). Calling this command with <text:span text:style-name="Source_20_Text">profit</text:span> or <text:span text:style-name="Source_20_Text">limit</text:span> and <text:span text:style-name="Source_20_Text">loss</text:span> or <text:span text:style-name="Source_20_Text">stop</text:span> arguments creates an order bracket with both order types.</text:p>
      <text:p text:style-name="P3">This command can create <text:a xlink:type="simple" xlink:href="https://www.tradingview.com/pine-script-docs/concepts/strategies/#trailing-stops" office:target-frame-name="_blank" xlink:show="new" text:style-name="Internet_20_link" text:visited-style-name="Visited_20_Internet_20_Link">trailing stop</text:a> orders when its call specifies a <text:span text:style-name="Source_20_Text">trail_price</text:span> or <text:span text:style-name="Source_20_Text">trail_points</text:span> argument and a <text:span text:style-name="Source_20_Text">trail_offset</text:span> argument. A trailing stop order activates when the price moves <text:span text:style-name="Source_20_Text">trail_points</text:span> ticks past the entry price or touches the <text:span text:style-name="Source_20_Text">trail_price</text:span> level. Once activated, the stop follows <text:span text:style-name="Source_20_Text">trail_offset</text:span> ticks behind the market price each time the trade's profit reaches a new high. The stop does not move when the trade does not achieve a new best value.</text:p>
      <text:p text:style-name="P3">Each call to this command reserves a portion of the position to close until the strategy fills or cancels its orders. For example, if there is an open position of 50 contracts and a <text:a xlink:type="simple" xlink:href="https://www.tradingview.com/pine-script-reference/v6/#fun_strategy.exit" text:style-name="Internet_20_link" text:visited-style-name="Visited_20_Internet_20_Link">strategy.exit</text:a> call specifies a <text:span text:style-name="Source_20_Text">qty</text:span> of 20, that call's orders reserve 20 contracts out of the position. A second call can close a maximum of 30 contracts, even if its <text:span text:style-name="Source_20_Text">qty</text:span> is 50 and one of its orders executes first. This behavior does not affect the orders from other commands, such as <text:a xlink:type="simple" xlink:href="https://www.tradingview.com/pine-script-reference/v6/#fun_strategy.close" text:style-name="Internet_20_link" text:visited-style-name="Visited_20_Internet_20_Link">strategy.close</text:a> or <text:a xlink:type="simple" xlink:href="https://www.tradingview.com/pine-script-reference/v6/#fun_strategy.order" text:style-name="Internet_20_link" text:visited-style-name="Visited_20_Internet_20_Link">strategy.order</text:a>.</text:p>
      <text:p text:style-name="P3">If a call to this command occurs before a created entry order's execution, the strategy waits and does not create the exit orders until after the entry order executes.</text:p>
      <text:p text:style-name="Text_20_body">Syntax</text:p>
      <text:p text:style-name="P5">strategy.exit(id, from_entry, qty, qty_percent, profit, limit, loss, stop, trail_price, trail_points, trail_offset, oca_name, comment, comment_profit, comment_loss, comment_trailing, alert_message, alert_profit, alert_loss, alert_trailing, disable_alert) → void</text:p>
      <text:p text:style-name="P3">Arguments</text:p>
      <text:p text:style-name="P3">id (series string) The identifier of the orders, which corresponds to an exit ID in the strategy's trades after an order fills. Strategy commands can reference the order ID to cancel or modify pending exit orders. The Strategy Tester and the chart display the order ID unless the command includes a <text:span text:style-name="Source_20_Text">comment*</text:span> argument that applies to the filled order.</text:p>
      <text:p text:style-name="P3">from_entry (series string) Optional. The entry order ID of the trade to exit from. If there is more than one open trade with the specified entry ID, the command generates exit orders for all the entries from before or at the time of the call. The default is an empty string, which means the command generates exit orders for all open trades until the position closes.</text:p>
      <text:p text:style-name="P3">qty (series int/float) Optional. The number of contracts/lots/shares/units to close when an exit order fills. If specified, the command uses this value instead of <text:span text:style-name="Source_20_Text">qty_percent</text:span> to determine the order size. The exit orders reserve this quantity from the position, meaning other calls to this command cannot close this portion until the strategy fills or cancels those orders. The default is <text:a xlink:type="simple" xlink:href="https://www.tradingview.com/pine-script-reference/v6/#var_na" text:style-name="Internet_20_link" text:visited-style-name="Visited_20_Internet_20_Link">na</text:a>, which means the order size depends on the <text:span text:style-name="Source_20_Text">qty_percent</text:span> value.</text:p>
      <text:p text:style-name="P3">qty_percent (series int/float) Optional. A value between 0 and 100 representing the percentage of the open trade quantity to close when an exit order fills. The exit orders reserve this percentage from the applicable open trades, meaning other calls to this command cannot close this portion until the strategy fills or cancels those orders. The percentage calculation depends on the total size of the applicable open trades without considering the reserved amount from other <text:a xlink:type="simple" xlink:href="https://www.tradingview.com/pine-script-reference/v6/#fun_strategy.exit" text:style-name="Internet_20_link" text:visited-style-name="Visited_20_Internet_20_Link">strategy.exit</text:a> calls. The command ignores this parameter if the <text:span text:style-name="Source_20_Text">qty</text:span> value is not <text:a xlink:type="simple" xlink:href="https://www.tradingview.com/pine-script-reference/v6/#var_na" text:style-name="Internet_20_link" text:visited-style-name="Visited_20_Internet_20_Link">na</text:a>. The default is 100.</text:p>
      <text:p text:style-name="P3">profit (series int/float) Optional. The take-profit distance, expressed in ticks. If specified, the command creates a limit order to exit the trade <text:span text:style-name="Source_20_Text">profit</text:span> ticks away from the entry price in the favorable direction. The order executes at the calculated price or a better value. If this parameter and <text:span text:style-name="Source_20_Text">limit</text:span> are not <text:a xlink:type="simple" xlink:href="https://www.tradingview.com/pine-script-reference/v6/#var_na" text:style-name="Internet_20_link" text:visited-style-name="Visited_20_Internet_20_Link">na</text:a>, the command places a take-profit order only at the price level expected to trigger an exit first. The default is <text:a xlink:type="simple" xlink:href="https://www.tradingview.com/pine-script-reference/v6/#var_na" text:style-name="Internet_20_link" text:visited-style-name="Visited_20_Internet_20_Link">na</text:a>.</text:p>
      <text:p text:style-name="P3">limit (series int/float) Optional. The take-profit price. If this parameter and <text:span text:style-name="Source_20_Text">profit</text:span> are not <text:a xlink:type="simple" xlink:href="https://www.tradingview.com/pine-script-reference/v6/#var_na" text:style-name="Internet_20_link" text:visited-style-name="Visited_20_Internet_20_Link">na</text:a>, the command places a take-profit order only at the price level expected to trigger an exit first. The default is <text:a xlink:type="simple" xlink:href="https://www.tradingview.com/pine-script-reference/v6/#var_na" text:style-name="Internet_20_link" text:visited-style-name="Visited_20_Internet_20_Link">na</text:a>.</text:p>
      <text:p text:style-name="P3">loss (series int/float) Optional. The stop-loss distance, expressed in ticks. If specified, the command creates a stop order to exit the trade <text:span text:style-name="Source_20_Text">loss</text:span> ticks away from the entry price in the unfavorable direction. The order executes at the calculated price or a worse value. If this parameter and <text:span text:style-name="Source_20_Text">stop</text:span> are not <text:a xlink:type="simple" xlink:href="https://www.tradingview.com/pine-script-reference/v6/#var_na" text:style-name="Internet_20_link" text:visited-style-name="Visited_20_Internet_20_Link">na</text:a>, the command places a stop-loss order only at the price level expected to trigger an exit first. The default is <text:a xlink:type="simple" xlink:href="https://www.tradingview.com/pine-script-reference/v6/#var_na" text:style-name="Internet_20_link" text:visited-style-name="Visited_20_Internet_20_Link">na</text:a>.</text:p>
      <text:p text:style-name="P3">stop (series int/float) Optional. The stop-loss price. If this parameter and <text:span text:style-name="Source_20_Text">loss</text:span> are not <text:a xlink:type="simple" xlink:href="https://www.tradingview.com/pine-script-reference/v6/#var_na" text:style-name="Internet_20_link" text:visited-style-name="Visited_20_Internet_20_Link">na</text:a>, the command places a stop-loss order only at the price level expected to trigger an exit first. The default is <text:a xlink:type="simple" xlink:href="https://www.tradingview.com/pine-script-reference/v6/#var_na" text:style-name="Internet_20_link" text:visited-style-name="Visited_20_Internet_20_Link">na</text:a>.</text:p>
      <text:p text:style-name="P3">trail_price (series int/float) Optional. The price of the trailing stop activation level. If the value is more favorable than the entry price, the command creates a trailing stop when the market price reaches that value. If less favorable than the entry price, the command creates the trailing stop immediately when the current market price is equal to or more favorable than the value. If this parameter and <text:span text:style-name="Source_20_Text">trail_points</text:span> are not <text:a xlink:type="simple" xlink:href="https://www.tradingview.com/pine-script-reference/v6/#var_na" text:style-name="Internet_20_link" text:visited-style-name="Visited_20_Internet_20_Link">na</text:a>, the command sets the activation level using the value expected to activate the stop first. The default is <text:a xlink:type="simple" xlink:href="https://www.tradingview.com/pine-script-reference/v6/#var_na" text:style-name="Internet_20_link" text:visited-style-name="Visited_20_Internet_20_Link">na</text:a>.</text:p>
      <text:p text:style-name="P3">trail_points (series int/float) Optional. The trailing stop activation distance, expressed in ticks. If the value is positive, the command creates a trailing stop order when the market price moves <text:span text:style-name="Source_20_Text">trail_points</text:span> ticks away from the trade's entry price in the favorable direction. If the value is negative, the command creates the trailing stop immediately when the market price is equal to or more favorable than the level <text:span text:style-name="Source_20_Text">trail_points</text:span> ticks away from the entry price in the unfavorable direction. The default is <text:a xlink:type="simple" xlink:href="https://www.tradingview.com/pine-script-reference/v6/#var_na" text:style-name="Internet_20_link" text:visited-style-name="Visited_20_Internet_20_Link">na</text:a>.</text:p>
      <text:p text:style-name="P3">trail_offset (series int/float) Optional. The trailing stop offset. When the market price reaches the activation level determined by the <text:span text:style-name="Source_20_Text">trail_price</text:span> or <text:span text:style-name="Source_20_Text">trail_points</text:span> parameter, or exceeds the level in the favorable direction, the command creates a trailing stop with an initial value <text:span text:style-name="Source_20_Text">trail_offset</text:span> ticks away from that level in the unfavorable direction. After activation, the trailing stop moves toward the market price each time the trade's profit reaches a better value, maintaining the specified distance behind the best price. The default is <text:a xlink:type="simple" xlink:href="https://www.tradingview.com/pine-script-reference/v6/#var_na" text:style-name="Internet_20_link" text:visited-style-name="Visited_20_Internet_20_Link">na</text:a>.</text:p>
      <text:p text:style-name="P3">oca_name (series string) Optional. The name of the One-Cancels-All (OCA) group that the command's take-profit, stop-loss, and trailing stop orders belong to. All orders from this command are of the <text:a xlink:type="simple" xlink:href="https://www.tradingview.com/pine-script-reference/v6/#const_strategy.oca.reduce" text:style-name="Internet_20_link" text:visited-style-name="Visited_20_Internet_20_Link">strategy.oca.reduce</text:a> OCA type. When an order of this OCA type with the same <text:span text:style-name="Source_20_Text">oca_name</text:span> executes, the strategy reduces the sizes of other unfilled orders in the OCA group by the filled quantity. The default is an empty string, which means the strategy assigns the OCA name automatically, and the resulting orders cannot reduce or be reduced by the orders from other commands.</text:p>
      <text:p text:style-name="P3">comment (series string) Optional. Additional notes on the filled order. If the value is not an empty string, the Strategy Tester and the chart show this text for the order instead of the specified <text:span text:style-name="Source_20_Text">id</text:span>. The command ignores this value if the call includes an argument for a <text:span text:style-name="Source_20_Text">comment_*</text:span> parameter that applies to the order. The default is an empty string.</text:p>
      <text:p text:style-name="P3">comment_profit (series string) Optional. Additional notes on the filled order. If the value is not an empty string, the Strategy Tester and the chart show this text for the order instead of the specified <text:span text:style-name="Source_20_Text">id</text:span> or <text:span text:style-name="Source_20_Text">comment</text:span>. This comment applies only to the command's take-profit orders created using the <text:span text:style-name="Source_20_Text">profit</text:span> or <text:span text:style-name="Source_20_Text">limit</text:span> parameter. The default is an empty string.</text:p>
      <text:p text:style-name="P3">comment_loss (series string) Optional. Additional notes on the filled order. If the value is not an empty string, the Strategy Tester and the chart show this text for the order instead of the specified <text:span text:style-name="Source_20_Text">id</text:span> or <text:span text:style-name="Source_20_Text">comment</text:span>. This comment applies only to the command's stop-loss orders created using the <text:span text:style-name="Source_20_Text">loss</text:span> or <text:span text:style-name="Source_20_Text">stop</text:span> parameter. The default is an empty string.</text:p>
      <text:p text:style-name="P3">comment_trailing (series string) Optional. Additional notes on the filled order. If the value is not an empty string, the Strategy Tester and the chart show this text for the order instead of the specified <text:span text:style-name="Source_20_Text">id</text:span> or <text:span text:style-name="Source_20_Text">comment</text:span>. This comment applies only to the command's trailing stop orders created using the <text:span text:style-name="Source_20_Text">trail_price</text:span> or <text:span text:style-name="Source_20_Text">trail_points</text:span> and <text:span text:style-name="Source_20_Text">trail_offset</text:span> parameters. The default is an empty string.</text:p>
      <text:p text:style-name="P3"><text:soft-page-break/>alert_message (series string) Optional. Custom text for the alert that fires when an order fills. If the "Message" field of the "Create Alert" dialog box contains the <text:span text:style-name="Source_20_Text">{{strategy.order.alert_message}}</text:span> placeholder, the alert message replaces the placeholder with this text. The command ignores this value if the call includes an argument for the other <text:span text:style-name="Source_20_Text">alert_*</text:span> parameter that applies to the order. The default is an empty string.</text:p>
      <text:p text:style-name="P3">alert_profit (series string) Optional. Custom text for the alert that fires when an order fills. If the "Message" field of the "Create Alert" dialog box contains the <text:span text:style-name="Source_20_Text">{{strategy.order.alert_message}}</text:span> placeholder, the alert message replaces the placeholder with this text. This message applies only to the command's take-profit orders created using the <text:span text:style-name="Source_20_Text">profit</text:span> or <text:span text:style-name="Source_20_Text">limit</text:span> parameter. The default is an empty string.</text:p>
      <text:p text:style-name="P3">alert_loss (series string) Optional. Custom text for the alert that fires when an order fills. If the "Message" field of the "Create Alert" dialog box contains the <text:span text:style-name="Source_20_Text">{{strategy.order.alert_message}}</text:span> placeholder, the alert message replaces the placeholder with this text. This message applies only to the command's stop-loss orders created using the <text:span text:style-name="Source_20_Text">loss</text:span> or <text:span text:style-name="Source_20_Text">stop</text:span> parameter. The default is an empty string.</text:p>
      <text:p text:style-name="P3">alert_trailing (series string) Optional. Custom text for the alert that fires when an order fills. If the "Message" field of the "Create Alert" dialog box contains the <text:span text:style-name="Source_20_Text">{{strategy.order.alert_message}}</text:span> placeholder, the alert message replaces the placeholder with this text. This message applies only to the command's trailing stop orders created using the <text:span text:style-name="Source_20_Text">trail_price</text:span> or <text:span text:style-name="Source_20_Text">trail_points</text:span> and <text:span text:style-name="Source_20_Text">trail_offset</text:span> parameters. The default is an empty string.</text:p>
      <text:p text:style-name="P3">disable_alert (series bool) Optional. If <text:a xlink:type="simple" xlink:href="https://www.tradingview.com/pine-script-reference/v6/#const_true" text:style-name="Internet_20_link" text:visited-style-name="Visited_20_Internet_20_Link">true</text:a> when the command creates an order, the strategy does not trigger an alert when that order fills. This parameter accepts a "series" value, meaning users can control which orders trigger alerts when they execute. The default is <text:a xlink:type="simple" xlink:href="https://www.tradingview.com/pine-script-reference/v6/#const_false" text:style-name="Internet_20_link" text:visited-style-name="Visited_20_Internet_20_Link">false</text:a>.</text:p>
      <text:p text:style-name="Text_20_body">Example</text:p>
      <text:p text:style-name="Preformatted_20_Text"><text:span text:style-name="Source_20_Text">//@version=6</text:span></text:p>
      <text:p text:style-name="Preformatted_20_Text"><text:span text:style-name="Source_20_Text">strategy("Exit bracket strategy", overlay = true)</text:span></text:p>
      <text:p text:style-name="Preformatted_20_Text"><text:span text:style-name="Source_20_Text">// Inputs that define the profit and loss amount of each trade as a tick distance from the entry price.</text:span></text:p>
      <text:p text:style-name="Preformatted_20_Text"><text:span text:style-name="Source_20_Text">int profitDistanceInput = input.int(100, "Profit distance, in ticks", 1)</text:span></text:p>
      <text:p text:style-name="Preformatted_20_Text"><text:span text:style-name="Source_20_Text">int lossDistanceInput   = input.int(100, "Loss distance, in ticks", 1)</text:span></text:p>
      <text:p text:style-name="Preformatted_20_Text"><text:span text:style-name="Source_20_Text">// Variables to track the take-profit and stop-loss price. </text:span></text:p>
      <text:p text:style-name="Preformatted_20_Text"><text:span text:style-name="Source_20_Text">var float takeProfit = na</text:span></text:p>
      <text:p text:style-name="Preformatted_20_Text"><text:span text:style-name="Source_20_Text">var float stopLoss   = na</text:span></text:p>
      <text:p text:style-name="Preformatted_20_Text"><text:span text:style-name="Source_20_Text">// Calculate a 14-bar and 28-bar moving average of `close` prices.</text:span></text:p>
      <text:p text:style-name="Preformatted_20_Text"><text:span text:style-name="Source_20_Text">float sma14 = ta.sma(close, 14)</text:span></text:p>
      <text:p text:style-name="Preformatted_20_Text"><text:span text:style-name="Source_20_Text">float sma28 = ta.sma(close, 28)</text:span></text:p>
      <text:p text:style-name="Preformatted_20_Text"><text:span text:style-name="Source_20_Text">if ta.crossover(sma14, sma28) and strategy.opentrades == 0</text:span></text:p>
      <text:p text:style-name="Preformatted_20_Text"><text:span text:style-name="Source_20_Text">    // Place a market order to enter a long position.</text:span></text:p>
      <text:p text:style-name="Preformatted_20_Text"><text:span text:style-name="Source_20_Text">    strategy.entry("My Long Entry ID", strategy.long)</text:span></text:p>
      <text:p text:style-name="Preformatted_20_Text"><text:span text:style-name="Source_20_Text">    // Place a take-profit and stop-loss order when the entry order fills. </text:span></text:p>
      <text:p text:style-name="Preformatted_20_Text"><text:span text:style-name="Source_20_Text">    strategy.exit("My Long Exit ID", "My Long Entry ID", profit = profitDistanceInput, loss = lossDistanceInput)</text:span></text:p>
      <text:p text:style-name="Preformatted_20_Text"><text:span text:style-name="Source_20_Text">if ta.change(strategy.opentrades) == 1</text:span></text:p>
      <text:p text:style-name="Preformatted_20_Text"><text:span text:style-name="Source_20_Text">    //@variable The long entry price.</text:span></text:p>
      <text:p text:style-name="Preformatted_20_Text"><text:span text:style-name="Source_20_Text">    float entryPrice = strategy.opentrades.entry_price(0)</text:span></text:p>
      <text:p text:style-name="Preformatted_20_Text"><text:span text:style-name="Source_20_Text">    // Update the `takeProfit` and `stopLoss` values.</text:span></text:p>
      <text:p text:style-name="Preformatted_20_Text"><text:span text:style-name="Source_20_Text">    takeProfit := entryPrice + profitDistanceInput * syminfo.mintick</text:span></text:p>
      <text:p text:style-name="Preformatted_20_Text"><text:span text:style-name="Source_20_Text">    stopLoss   := entryPrice - lossDistanceInput * syminfo.mintick</text:span></text:p>
      <text:p text:style-name="Preformatted_20_Text"><text:span text:style-name="Source_20_Text">if ta.change(strategy.closedtrades) == 1</text:span></text:p>
      <text:p text:style-name="Preformatted_20_Text"><text:span text:style-name="Source_20_Text">    // Reset the `takeProfit` and `stopLoss`.</text:span></text:p>
      <text:p text:style-name="Preformatted_20_Text"><text:span text:style-name="Source_20_Text">    takeProfit := na</text:span></text:p>
      <text:p text:style-name="Preformatted_20_Text"><text:span text:style-name="Source_20_Text">    stopLoss   := na</text:span></text:p>
      <text:p text:style-name="Preformatted_20_Text"><text:span text:style-name="Source_20_Text">// Plot the `takeProfit` and `stopLoss`.</text:span></text:p>
      <text:p text:style-name="Preformatted_20_Text"><text:span text:style-name="Source_20_Text">plot(takeProfit, "Take-profit level", color.green, 2, plot.style_linebr)</text:span></text:p>
      <text:p text:style-name="P5"><text:span text:style-name="Source_20_Text">plot(stopLoss, "Stop-loss level", color.red, 2, plot.style_linebr)</text:span></text:p>
      <text:p text:style-name="P3">Example</text:p>
      <text:section text:style-name="Sect1" text:name="Section692">
        <text:p text:style-name="P4"><text:bookmark text:name="fun_strategy.exit"/><text:span text:style-name="Source_20_Text">//@version=6</text:span></text:p>
        <text:p text:style-name="Preformatted_20_Text"><text:span text:style-name="Source_20_Text">strategy("Trailing stop strategy", overlay = true)</text:span></text:p>
        <text:p text:style-name="Preformatted_20_Text"><text:span text:style-name="Source_20_Text">//@variable The distance required to activate the trailing stop.</text:span></text:p>
        <text:p text:style-name="Preformatted_20_Text"><text:span text:style-name="Source_20_Text">float activationDistanceInput = input.int(100, "Trail activation distance, in ticks") * syminfo.mintick </text:span></text:p>
        <text:p text:style-name="Preformatted_20_Text"><text:span text:style-name="Source_20_Text">//@variable The number of ticks the trailing stop follows behind the price as it reaches new peaks. </text:span></text:p>
        <text:p text:style-name="Preformatted_20_Text"><text:span text:style-name="Source_20_Text">int trailDistanceInput = input.int(100, "Trail distance, in ticks")</text:span></text:p>
        <text:p text:style-name="Preformatted_20_Text"><text:span text:style-name="Source_20_Text">//@function Draws a label and line at the specified `price` to visualize a trailing stop order's activation level. </text:span></text:p>
        <text:p text:style-name="Preformatted_20_Text"><text:span text:style-name="Source_20_Text">drawActivation(float price) =&gt;</text:span></text:p>
        <text:p text:style-name="Preformatted_20_Text"><text:span text:style-name="Source_20_Text">    label.new(</text:span></text:p>
        <text:p text:style-name="Preformatted_20_Text"><text:span text:style-name="Source_20_Text">         bar_index, price, "Activation level", style = label.style_label_right, </text:span></text:p>
        <text:p text:style-name="Preformatted_20_Text"><text:span text:style-name="Source_20_Text">         color = color.gray, textcolor = color.white</text:span></text:p>
        <text:p text:style-name="Preformatted_20_Text"><text:span text:style-name="Source_20_Text">     )</text:span></text:p>
        <text:p text:style-name="Preformatted_20_Text"><text:span text:style-name="Source_20_Text">    line.new(</text:span></text:p>
        <text:p text:style-name="Preformatted_20_Text"><text:span text:style-name="Source_20_Text">         bar_index, price, bar_index + 1, price, extend = extend.right, style = line.style_dashed, color = color.gray</text:span></text:p>
        <text:p text:style-name="Preformatted_20_Text"><text:span text:style-name="Source_20_Text">     )</text:span></text:p>
        <text:p text:style-name="Preformatted_20_Text"><text:span text:style-name="Source_20_Text">//@function Stops the `l` line from extending further.</text:span></text:p>
        <text:p text:style-name="Preformatted_20_Text"><text:span text:style-name="Source_20_Text">method stopExtend(line l) =&gt;</text:span></text:p>
        <text:p text:style-name="Preformatted_20_Text"><text:span text:style-name="Source_20_Text">    l.set_x2(bar_index)</text:span></text:p>
        <text:p text:style-name="Preformatted_20_Text"><text:span text:style-name="Source_20_Text">    l.set_extend(extend.none)</text:span></text:p>
        <text:p text:style-name="Preformatted_20_Text"><text:span text:style-name="Source_20_Text">// The activation line, active trailing stop price, and active trailing stop flag. </text:span></text:p>
        <text:p text:style-name="Preformatted_20_Text"><text:span text:style-name="Source_20_Text">var line activationLine     = na</text:span></text:p>
        <text:p text:style-name="Preformatted_20_Text"><text:span text:style-name="Source_20_Text">var float trailingStopPrice = na</text:span></text:p>
        <text:p text:style-name="Preformatted_20_Text"><text:span text:style-name="Source_20_Text">var bool isActive           = false</text:span></text:p>
        <text:p text:style-name="Preformatted_20_Text"><text:span text:style-name="Source_20_Text">if bar_index % 100 == 0 and strategy.opentrades == 0</text:span></text:p>
        <text:p text:style-name="Preformatted_20_Text"><text:span text:style-name="Source_20_Text">    trailingStopPrice := na</text:span></text:p>
        <text:p text:style-name="Preformatted_20_Text"><text:span text:style-name="Source_20_Text">    isActive          := false</text:span></text:p>
        <text:p text:style-name="Preformatted_20_Text"><text:span text:style-name="Source_20_Text">    // Place a market order to enter a long position.</text:span></text:p>
        <text:p text:style-name="Preformatted_20_Text"><text:span text:style-name="Source_20_Text">    strategy.entry("My Long Entry ID", strategy.long)</text:span></text:p>
        <text:p text:style-name="Preformatted_20_Text"><text:span text:style-name="Source_20_Text">    //@variable The activation level's price. </text:span></text:p>
        <text:p text:style-name="Preformatted_20_Text"><text:span text:style-name="Source_20_Text">    float activationPrice = close + activationDistanceInput</text:span></text:p>
        <text:p text:style-name="Preformatted_20_Text"><text:span text:style-name="Source_20_Text">    // Create a trailing stop order that activates the defined number of ticks above the entry price.</text:span></text:p>
        <text:p text:style-name="Preformatted_20_Text"><text:span text:style-name="Source_20_Text">    strategy.exit(</text:span></text:p>
        <text:p text:style-name="Preformatted_20_Text"><text:span text:style-name="Source_20_Text">         "My Long Exit ID", "My Long Entry ID", trail_price = activationPrice, trail_offset = trailDistanceInput,</text:span></text:p>
        <text:p text:style-name="Preformatted_20_Text"><text:span text:style-name="Source_20_Text">         oca_name = "Exit"</text:span></text:p>
        <text:p text:style-name="Preformatted_20_Text"><text:span text:style-name="Source_20_Text">     )</text:span></text:p>
        <text:p text:style-name="Preformatted_20_Text"><text:span text:style-name="Source_20_Text">    // Create new drawings at the `activationPrice`.</text:span></text:p>
        <text:p text:style-name="Preformatted_20_Text"><text:span text:style-name="Source_20_Text">    activationLine := drawActivation(activationPrice)</text:span></text:p>
        <text:p text:style-name="Preformatted_20_Text"><text:span text:style-name="Source_20_Text">// Logic for trailing stop visualization. </text:span></text:p>
        <text:p text:style-name="Preformatted_20_Text"><text:span text:style-name="Source_20_Text">if strategy.opentrades == 1</text:span></text:p>
        <text:p text:style-name="Preformatted_20_Text"><text:span text:style-name="Source_20_Text">    // Stop extending the `activationLine` when the stop activates.</text:span></text:p>
        <text:p text:style-name="Preformatted_20_Text"><text:span text:style-name="Source_20_Text">    if not isActive and high &gt; activationLine.get_price(bar_index)</text:span></text:p>
        <text:p text:style-name="Preformatted_20_Text"><text:span text:style-name="Source_20_Text">        isActive := true</text:span></text:p>
        <text:p text:style-name="Preformatted_20_Text"><text:span text:style-name="Source_20_Text">        activationLine.stopExtend()</text:span></text:p>
        <text:p text:style-name="Preformatted_20_Text"><text:span text:style-name="Source_20_Text">    // Update the `trailingStopPrice` while the trailing stop is active. </text:span></text:p>
        <text:p text:style-name="Preformatted_20_Text"><text:span text:style-name="Source_20_Text">    if isActive</text:span></text:p>
        <text:p text:style-name="Preformatted_20_Text"><text:span text:style-name="Source_20_Text">        float offsetPrice = high - trailDistanceInput * syminfo.mintick</text:span></text:p>
        <text:p text:style-name="Preformatted_20_Text"><text:span text:style-name="Source_20_Text">        trailingStopPrice := math.max(nz(trailingStopPrice, offsetPrice), offsetPrice)</text:span></text:p>
        <text:p text:style-name="Preformatted_20_Text"><text:span text:style-name="Source_20_Text">// Close the trade with a market order if the trailing stop does not activate before the next 300th bar. </text:span></text:p>
        <text:p text:style-name="Preformatted_20_Text"><text:span text:style-name="Source_20_Text">if not isActive and bar_index % 300 == 0</text:span></text:p>
        <text:p text:style-name="Preformatted_20_Text"><text:span text:style-name="Source_20_Text">    strategy.close_all("Market close")</text:span></text:p>
        <text:p text:style-name="Preformatted_20_Text"><text:span text:style-name="Source_20_Text">// Reset the `trailingStopPrice` and `isActive` flags when the trade closes, and stop extending the `activationLine`.</text:span></text:p>
        <text:p text:style-name="Preformatted_20_Text"><text:span text:style-name="Source_20_Text">if ta.change(strategy.closedtrades) &gt; 0</text:span></text:p>
        <text:p text:style-name="Preformatted_20_Text"><text:span text:style-name="Source_20_Text">    if not isActive</text:span></text:p>
        <text:p text:style-name="Preformatted_20_Text"><text:span text:style-name="Source_20_Text">        activationLine.stopExtend()</text:span></text:p>
        <text:p text:style-name="Preformatted_20_Text"><text:span text:style-name="Source_20_Text">    trailingStopPrice := na</text:span></text:p>
        <text:p text:style-name="Preformatted_20_Text"><text:span text:style-name="Source_20_Text">    isActive          := false</text:span></text:p>
        <text:p text:style-name="Preformatted_20_Text"><text:span text:style-name="Source_20_Text">// Plot the `trailingStopPrice`.</text:span></text:p>
        <text:p text:style-name="P5"><text:span text:style-name="Source_20_Text">plot(trailingStopPrice, "Trailing stop", color.red, 3, plot.style_linebr)</text:span></text:p>
        <text:p text:style-name="P3">Remarks</text:p>
        <text:p text:style-name="P3"><text:soft-page-break/>A single call to the <text:a xlink:type="simple" xlink:href="https://www.tradingview.com/pine-script-reference/v6/#fun_strategy.exit" text:style-name="Internet_20_link" text:visited-style-name="Visited_20_Internet_20_Link">strategy.exit</text:a> command can generate exit orders for several entries in an open position, depending on the call's <text:span text:style-name="Source_20_Text">from_entry</text:span> value. If the call does not include a <text:span text:style-name="Source_20_Text">from_entry</text:span> argument, it creates exit orders for all open trades, even the ones opened after the call, until the position closes. See <text:a xlink:type="simple" xlink:href="https://www.tradingview.com/pine-script-docs/concepts/strategies/#exits-for-multiple-entries" office:target-frame-name="_blank" xlink:show="new" text:style-name="Internet_20_link" text:visited-style-name="Visited_20_Internet_20_Link">this</text:a> section of our User Manual to learn more.</text:p>
        <text:p text:style-name="P3">When a position consists of several open trades, and the <text:span text:style-name="Source_20_Text">close_entries_rule</text:span> in the <text:a xlink:type="simple" xlink:href="https://www.tradingview.com/pine-script-reference/v6/#fun_strategy" text:style-name="Internet_20_link" text:visited-style-name="Visited_20_Internet_20_Link">strategy</text:a> declaration statement is "FIFO" (default), the orders from a <text:a xlink:type="simple" xlink:href="https://www.tradingview.com/pine-script-reference/v6/#fun_strategy.exit" text:style-name="Internet_20_link" text:visited-style-name="Visited_20_Internet_20_Link">strategy.exit</text:a> call exit from the position starting with the first open trade. This behavior applies even if the <text:span text:style-name="Source_20_Text">from_entry</text:span> value is the entry ID of different open trades. However, in that case, the maximum size of the exit orders still depends on the trades opened by orders with the <text:span text:style-name="Source_20_Text">from_entry</text:span> ID. For more information, see <text:a xlink:type="simple" xlink:href="https://www.tradingview.com/pine-script-docs/concepts/strategies/#closing-a-market-position" office:target-frame-name="_blank" xlink:show="new" text:style-name="Internet_20_link" text:visited-style-name="Visited_20_Internet_20_Link">this</text:a> section of our User Manual.</text:p>
        <text:p text:style-name="P3">If a <text:a xlink:type="simple" xlink:href="https://www.tradingview.com/pine-script-reference/v6/#fun_strategy.exit" text:style-name="Internet_20_link" text:visited-style-name="Visited_20_Internet_20_Link">strategy.exit</text:a> call includes arguments for creating stop-loss and trailing stop orders, the command places only the order that is supposed to fill first, because both orders are of the "stop" type.</text:p>
      </text:section>
      <text:section text:style-name="Sect1" text:name="fun_strategy.opentrades.commission">
        <text:h text:style-name="P2" text:outline-level="3">strategy.opentrades.commission()</text:h>
      </text:section>
      <text:p text:style-name="P3">Returns the sum of entry and exit fees paid in the open trade, expressed in <text:a xlink:type="simple" xlink:href="https://www.tradingview.com/pine-script-reference/v6/#var_strategy.account_currency" text:style-name="Internet_20_link" text:visited-style-name="Visited_20_Internet_20_Link">strategy.account_currency</text:a>.</text:p>
      <text:p text:style-name="Text_20_body">Syntax</text:p>
      <text:p text:style-name="P5">strategy.opentrades.commission(trade_num) → series float</text:p>
      <text:p text:style-name="P3">Arguments</text:p>
      <text:p text:style-name="P3">trade_num (series int) The trade number of the open trade. The number of the first trade is zero.</text:p>
      <text:p text:style-name="P3">Example</text:p>
      <text:section text:style-name="Sect1" text:name="Section693">
        <text:p text:style-name="P4"><text:bookmark text:name="fun_strategy.opentrades.commission"/><text:span text:style-name="Source_20_Text">// Calculates the gross profit or loss for the current open position.</text:span></text:p>
        <text:p text:style-name="Preformatted_20_Text"><text:span text:style-name="Source_20_Text">//@version=6</text:span></text:p>
        <text:p text:style-name="Preformatted_20_Text"><text:span text:style-name="Source_20_Text">strategy("`strategy.opentrades.commission` Example", commission_type = strategy.commission.percent, commission_value = 0.1)</text:span></text:p>
        <text:p text:style-name="Preformatted_20_Text"><text:span text:style-name="Source_20_Text">// Strategy calls to enter long trades every 15 bars and exit long trades every 20 bars.</text:span></text:p>
        <text:p text:style-name="Preformatted_20_Text"><text:span text:style-name="Source_20_Text">if bar_index % 15 == 0</text:span></text:p>
        <text:p text:style-name="Preformatted_20_Text"><text:span text:style-name="Source_20_Text">    strategy.entry("Long", strategy.long)</text:span></text:p>
        <text:p text:style-name="Preformatted_20_Text"><text:span text:style-name="Source_20_Text">if bar_index % 20 == 0</text:span></text:p>
        <text:p text:style-name="Preformatted_20_Text"><text:span text:style-name="Source_20_Text">    strategy.close("Long")</text:span></text:p>
        <text:p text:style-name="Preformatted_20_Text"><text:span text:style-name="Source_20_Text">// Calculate gross profit or loss for open positions only.</text:span></text:p>
        <text:p text:style-name="Preformatted_20_Text"><text:span text:style-name="Source_20_Text">tradeOpenGrossPL() =&gt;</text:span></text:p>
        <text:p text:style-name="Preformatted_20_Text"><text:span text:style-name="Source_20_Text">    sumOpenGrossPL = 0.0</text:span></text:p>
        <text:p text:style-name="Preformatted_20_Text"><text:span text:style-name="Source_20_Text">    for tradeNo = 0 to strategy.opentrades - 1</text:span></text:p>
        <text:p text:style-name="Preformatted_20_Text"><text:span text:style-name="Source_20_Text">        sumOpenGrossPL += strategy.opentrades.profit(tradeNo) - strategy.opentrades.commission(tradeNo)</text:span></text:p>
        <text:p text:style-name="Preformatted_20_Text"><text:span text:style-name="Source_20_Text">    result = sumOpenGrossPL</text:span></text:p>
        <text:p text:style-name="Preformatted_20_Text"><text:span text:style-name="Source_20_Text">    </text:span></text:p>
        <text:p text:style-name="P5"><text:span text:style-name="Source_20_Text">plot(tradeOpenGrossPL())</text:span></text:p>
        <text:p text:style-name="P3">See also</text:p>
        <text:p text:style-name="P3"><text:a xlink:type="simple" xlink:href="https://www.tradingview.com/pine-script-reference/v6/#fun_strategy" text:style-name="Internet_20_link" text:visited-style-name="Visited_20_Internet_20_Link">strategy</text:a><text:a xlink:type="simple" xlink:href="https://www.tradingview.com/pine-script-reference/v6/#fun_strategy.closedtrades.commission" text:style-name="Internet_20_link" text:visited-style-name="Visited_20_Internet_20_Link">strategy.closedtrades.commission</text:a></text:p>
      </text:section>
      <text:section text:style-name="Sect1" text:name="fun_strategy.opentrades.entry_bar_index">
        <text:h text:style-name="P2" text:outline-level="3">strategy.opentrades.entry_bar_index()</text:h>
      </text:section>
      <text:p text:style-name="P3">Returns the bar_index of the open trade's entry.</text:p>
      <text:p text:style-name="Text_20_body">Syntax</text:p>
      <text:p text:style-name="P5">strategy.opentrades.entry_bar_index(trade_num) → series int</text:p>
      <text:p text:style-name="P3">Arguments</text:p>
      <text:p text:style-name="P3">trade_num (series int) The trade number of the open trade. The number of the first trade is zero.</text:p>
      <text:p text:style-name="P3">Example</text:p>
      <text:section text:style-name="Sect1" text:name="Section694">
        <text:p text:style-name="P4"><text:bookmark text:name="fun_strategy.opentrades.entry_bar_index"/><text:span text:style-name="Source_20_Text">// Wait 10 bars and then close the position.</text:span></text:p>
        <text:p text:style-name="Preformatted_20_Text"><text:span text:style-name="Source_20_Text">//@version=6</text:span></text:p>
        <text:p text:style-name="Preformatted_20_Text"><text:span text:style-name="Source_20_Text">strategy("`strategy.opentrades.entry_bar_index` Example")</text:span></text:p>
        <text:p text:style-name="Preformatted_20_Text"><text:span text:style-name="Source_20_Text">barsSinceLastEntry() =&gt;</text:span></text:p>
        <text:p text:style-name="Preformatted_20_Text"><text:span text:style-name="Source_20_Text">    strategy.opentrades &gt; 0 ? bar_index - strategy.opentrades.entry_bar_index(strategy.opentrades - 1) : na</text:span></text:p>
        <text:p text:style-name="Preformatted_20_Text"><text:span text:style-name="Source_20_Text">// Enter a long position if there are no open positions.</text:span></text:p>
        <text:p text:style-name="Preformatted_20_Text"><text:span text:style-name="Source_20_Text">if strategy.opentrades == 0</text:span></text:p>
        <text:p text:style-name="Preformatted_20_Text"><text:span text:style-name="Source_20_Text">    strategy.entry("Long", strategy.long)</text:span></text:p>
        <text:p text:style-name="Preformatted_20_Text"><text:span text:style-name="Source_20_Text">// Close the long position after 10 bars. </text:span></text:p>
        <text:p text:style-name="Preformatted_20_Text"><text:span text:style-name="Source_20_Text">if barsSinceLastEntry() &gt;= 10</text:span></text:p>
        <text:p text:style-name="P5"><text:span text:style-name="Source_20_Text">    strategy.close("Long")</text:span></text:p>
        <text:p text:style-name="P3">See also</text:p>
        <text:p text:style-name="P3"><text:a xlink:type="simple" xlink:href="https://www.tradingview.com/pine-script-reference/v6/#fun_strategy.closedtrades.entry_bar_index" text:style-name="Internet_20_link" text:visited-style-name="Visited_20_Internet_20_Link">strategy.closedtrades.entry_bar_index</text:a><text:a xlink:type="simple" xlink:href="https://www.tradingview.com/pine-script-reference/v6/#fun_strategy.closedtrades.exit_bar_index" text:style-name="Internet_20_link" text:visited-style-name="Visited_20_Internet_20_Link">strategy.closedtrades.exit_bar_index</text:a></text:p>
      </text:section>
      <text:section text:style-name="Sect1" text:name="fun_strategy.opentrades.entry_comment">
        <text:h text:style-name="P2" text:outline-level="3">strategy.opentrades.entry_comment()</text:h>
      </text:section>
      <text:p text:style-name="P3">Returns the comment message of the open trade's entry, or <text:a xlink:type="simple" xlink:href="https://www.tradingview.com/pine-script-reference/v6/#var_na" text:style-name="Internet_20_link" text:visited-style-name="Visited_20_Internet_20_Link">na</text:a> if there is no entry with this <text:span text:style-name="Source_20_Text">trade_num</text:span>.</text:p>
      <text:p text:style-name="Text_20_body">Syntax</text:p>
      <text:p text:style-name="P5">strategy.opentrades.entry_comment(trade_num) → series string</text:p>
      <text:p text:style-name="P3">Arguments</text:p>
      <text:p text:style-name="P3">trade_num (series int) The trade number of the open trade. The number of the first trade is zero.</text:p>
      <text:p text:style-name="P3">Example</text:p>
      <text:section text:style-name="Sect1" text:name="Section695">
        <text:p text:style-name="P4"><text:bookmark text:name="fun_strategy.opentrades.entry_comment"/><text:span text:style-name="Source_20_Text">//@version=6</text:span></text:p>
        <text:p text:style-name="Preformatted_20_Text"><text:span text:style-name="Source_20_Text">strategy("`strategy.opentrades.entry_comment()` Example", overlay = true)</text:span></text:p>
        <text:p text:style-name="Preformatted_20_Text"><text:span text:style-name="Source_20_Text">stopPrice = open * 1.01</text:span></text:p>
        <text:p text:style-name="Preformatted_20_Text"><text:span text:style-name="Source_20_Text">longCondition = ta.crossover(ta.sma(close, 14), ta.sma(close, 28))</text:span></text:p>
        <text:p text:style-name="Preformatted_20_Text"><text:span text:style-name="Source_20_Text">if (longCondition)</text:span></text:p>
        <text:p text:style-name="Preformatted_20_Text"><text:span text:style-name="Source_20_Text">    strategy.entry("Long", strategy.long, stop = stopPrice, comment = str.tostring(stopPrice, "#.####"))</text:span></text:p>
        <text:p text:style-name="Preformatted_20_Text"><text:span text:style-name="Source_20_Text">var testTable = table.new(position.top_right, 1, 3, color.orange, border_width = 1)</text:span></text:p>
        <text:p text:style-name="Preformatted_20_Text"><text:span text:style-name="Source_20_Text">if barstate.islastconfirmedhistory or barstate.isrealtime</text:span></text:p>
        <text:p text:style-name="Preformatted_20_Text"><text:span text:style-name="Source_20_Text">    table.cell(testTable, 0, 0, 'Last entry stats')</text:span></text:p>
        <text:p text:style-name="Preformatted_20_Text"><text:span text:style-name="Source_20_Text">    table.cell(testTable, 0, 1, "Order stop price value: " + strategy.opentrades.entry_comment(strategy.opentrades - 1))</text:span></text:p>
        <text:p text:style-name="P5"><text:span text:style-name="Source_20_Text">    table.cell(testTable, 0, 2, "Actual Entry Price: " + str.tostring(strategy.opentrades.entry_price(strategy.opentrades - 1)))</text:span></text:p>
        <text:p text:style-name="P3">See also</text:p>
        <text:p text:style-name="P3"><text:a xlink:type="simple" xlink:href="https://www.tradingview.com/pine-script-reference/v6/#fun_strategy" text:style-name="Internet_20_link" text:visited-style-name="Visited_20_Internet_20_Link">strategy</text:a><text:a xlink:type="simple" xlink:href="https://www.tradingview.com/pine-script-reference/v6/#fun_strategy.entry" text:style-name="Internet_20_link" text:visited-style-name="Visited_20_Internet_20_Link">strategy.entry</text:a><text:a xlink:type="simple" xlink:href="https://www.tradingview.com/pine-script-reference/v6/#var_strategy.opentrades" text:style-name="Internet_20_link" text:visited-style-name="Visited_20_Internet_20_Link">strategy.opentrades</text:a></text:p>
      </text:section>
      <text:section text:style-name="Sect1" text:name="fun_strategy.opentrades.entry_id">
        <text:h text:style-name="P2" text:outline-level="3">strategy.opentrades.entry_id()</text:h>
      </text:section>
      <text:p text:style-name="P3">Returns the id of the open trade's entry.</text:p>
      <text:p text:style-name="Text_20_body">Syntax</text:p>
      <text:p text:style-name="P5">strategy.opentrades.entry_id(trade_num) → series string</text:p>
      <text:p text:style-name="P3">Arguments</text:p>
      <text:p text:style-name="P3">trade_num (series int) The trade number of the open trade. The number of the first trade is zero.</text:p>
      <text:p text:style-name="P3">Example</text:p>
      <text:section text:style-name="Sect1" text:name="Section696">
        <text:p text:style-name="P4"><text:bookmark text:name="fun_strategy.opentrades.entry_id"/><text:span text:style-name="Source_20_Text">//@version=6</text:span></text:p>
        <text:p text:style-name="Preformatted_20_Text"><text:span text:style-name="Source_20_Text">strategy("`strategy.opentrades.entry_id` Example", overlay = true)</text:span></text:p>
        <text:p text:style-name="Preformatted_20_Text"><text:span text:style-name="Source_20_Text">// We enter a long position when 14 period sma crosses over 28 period sma.</text:span></text:p>
        <text:p text:style-name="Preformatted_20_Text"><text:span text:style-name="Source_20_Text">// We enter a short position when 14 period sma crosses under 28 period sma.</text:span></text:p>
        <text:p text:style-name="Preformatted_20_Text"><text:soft-page-break/><text:span text:style-name="Source_20_Text">longCondition = ta.crossover(ta.sma(close, 14), ta.sma(close, 28))</text:span></text:p>
        <text:p text:style-name="Preformatted_20_Text"><text:span text:style-name="Source_20_Text">shortCondition = ta.crossunder(ta.sma(close, 14), ta.sma(close, 28))</text:span></text:p>
        <text:p text:style-name="Preformatted_20_Text"><text:span text:style-name="Source_20_Text">// Strategy calls to enter a long or short position when the corresponding condition is met.</text:span></text:p>
        <text:p text:style-name="Preformatted_20_Text"><text:span text:style-name="Source_20_Text">if longCondition</text:span></text:p>
        <text:p text:style-name="Preformatted_20_Text"><text:span text:style-name="Source_20_Text">    strategy.entry("Long entry at bar #" + str.tostring(bar_index), strategy.long)</text:span></text:p>
        <text:p text:style-name="Preformatted_20_Text"><text:span text:style-name="Source_20_Text">if shortCondition</text:span></text:p>
        <text:p text:style-name="Preformatted_20_Text"><text:span text:style-name="Source_20_Text">    strategy.entry("Short entry at bar #" + str.tostring(bar_index), strategy.short)</text:span></text:p>
        <text:p text:style-name="Preformatted_20_Text"><text:span text:style-name="Source_20_Text">// Display ID of the latest open position.</text:span></text:p>
        <text:p text:style-name="Preformatted_20_Text"><text:span text:style-name="Source_20_Text">if barstate.islastconfirmedhistory</text:span></text:p>
        <text:p text:style-name="P5"><text:span text:style-name="Source_20_Text">    label.new(bar_index, high + (2 * ta.tr), "Last opened position is \n " + strategy.opentrades.entry_id(strategy.opentrades - 1))</text:span></text:p>
        <text:p text:style-name="P3">Returns</text:p>
        <text:p text:style-name="P3">Returns the id of the open trade's entry.</text:p>
        <text:p text:style-name="P3">Remarks</text:p>
        <text:p text:style-name="P3">The function returns na if trade_num is not in the range: 0 to strategy.opentrades-1.</text:p>
        <text:p text:style-name="P3">See also</text:p>
        <text:p text:style-name="P3"><text:a xlink:type="simple" xlink:href="https://www.tradingview.com/pine-script-reference/v6/#fun_strategy.opentrades.entry_bar_index" text:style-name="Internet_20_link" text:visited-style-name="Visited_20_Internet_20_Link">strategy.opentrades.entry_bar_index</text:a><text:a xlink:type="simple" xlink:href="https://www.tradingview.com/pine-script-reference/v6/#fun_strategy.opentrades.entry_price" text:style-name="Internet_20_link" text:visited-style-name="Visited_20_Internet_20_Link">strategy.opentrades.entry_price</text:a><text:a xlink:type="simple" xlink:href="https://www.tradingview.com/pine-script-reference/v6/#fun_strategy.opentrades.entry_time" text:style-name="Internet_20_link" text:visited-style-name="Visited_20_Internet_20_Link">strategy.opentrades.entry_time</text:a></text:p>
      </text:section>
      <text:section text:style-name="Sect1" text:name="fun_strategy.opentrades.entry_price">
        <text:h text:style-name="P2" text:outline-level="3">strategy.opentrades.entry_price()</text:h>
      </text:section>
      <text:p text:style-name="P3">Returns the price of the open trade's entry.</text:p>
      <text:p text:style-name="Text_20_body">Syntax</text:p>
      <text:p text:style-name="P5">strategy.opentrades.entry_price(trade_num) → series float</text:p>
      <text:p text:style-name="P3">Arguments</text:p>
      <text:p text:style-name="P3">trade_num (series int) The trade number of the open trade. The number of the first trade is zero.</text:p>
      <text:p text:style-name="Text_20_body">Example</text:p>
      <text:p text:style-name="Preformatted_20_Text"><text:span text:style-name="Source_20_Text">//@version=6</text:span></text:p>
      <text:p text:style-name="Preformatted_20_Text"><text:span text:style-name="Source_20_Text">strategy("strategy.opentrades.entry_price Example 1", overlay = true)</text:span></text:p>
      <text:p text:style-name="Preformatted_20_Text"><text:span text:style-name="Source_20_Text">// Strategy calls to enter long trades every 15 bars and exit long trades every 20 bars.</text:span></text:p>
      <text:p text:style-name="Preformatted_20_Text"><text:span text:style-name="Source_20_Text">if ta.crossover(close, ta.sma(close, 14))</text:span></text:p>
      <text:p text:style-name="Preformatted_20_Text"><text:span text:style-name="Source_20_Text">    strategy.entry("Long", strategy.long)</text:span></text:p>
      <text:p text:style-name="Preformatted_20_Text"><text:span text:style-name="Source_20_Text">// Return the entry price for the latest closed trade.</text:span></text:p>
      <text:p text:style-name="Preformatted_20_Text"><text:span text:style-name="Source_20_Text">currEntryPrice = strategy.opentrades.entry_price(strategy.opentrades - 1)</text:span></text:p>
      <text:p text:style-name="Preformatted_20_Text"><text:span text:style-name="Source_20_Text">currExitPrice = currEntryPrice * 1.05</text:span></text:p>
      <text:p text:style-name="Preformatted_20_Text"><text:span text:style-name="Source_20_Text">if high &gt;= currExitPrice</text:span></text:p>
      <text:p text:style-name="Preformatted_20_Text"><text:span text:style-name="Source_20_Text">    strategy.close("Long")</text:span></text:p>
      <text:p text:style-name="Preformatted_20_Text"><text:span text:style-name="Source_20_Text">plot(currEntryPrice, "Long entry price", style = plot.style_linebr)</text:span></text:p>
      <text:p text:style-name="P5"><text:span text:style-name="Source_20_Text">plot(currExitPrice, "Long exit price", color.green, style = plot.style_linebr)</text:span></text:p>
      <text:p text:style-name="P3">Example</text:p>
      <text:section text:style-name="Sect1" text:name="Section697">
        <text:p text:style-name="P4"><text:bookmark text:name="fun_strategy.opentrades.entry_price"/><text:span text:style-name="Source_20_Text">// Calculates the average price for the open position.</text:span></text:p>
        <text:p text:style-name="Preformatted_20_Text"><text:span text:style-name="Source_20_Text">//@version=6</text:span></text:p>
        <text:p text:style-name="Preformatted_20_Text"><text:span text:style-name="Source_20_Text">strategy("strategy.opentrades.entry_price Example 2", pyramiding = 2)</text:span></text:p>
        <text:p text:style-name="Preformatted_20_Text"><text:span text:style-name="Source_20_Text">// Strategy calls to enter long trades every 15 bars and exit long trades every 20 bars.</text:span></text:p>
        <text:p text:style-name="Preformatted_20_Text"><text:span text:style-name="Source_20_Text">if bar_index % 15 == 0</text:span></text:p>
        <text:p text:style-name="Preformatted_20_Text"><text:span text:style-name="Source_20_Text">    strategy.entry("Long", strategy.long)</text:span></text:p>
        <text:p text:style-name="Preformatted_20_Text"><text:span text:style-name="Source_20_Text">if bar_index % 20 == 0</text:span></text:p>
        <text:p text:style-name="Preformatted_20_Text"><text:span text:style-name="Source_20_Text">    strategy.close("Long")</text:span></text:p>
        <text:p text:style-name="Preformatted_20_Text"><text:span text:style-name="Source_20_Text">// Calculates the average price for the open position.</text:span></text:p>
        <text:p text:style-name="Preformatted_20_Text"><text:span text:style-name="Source_20_Text">avgOpenPositionPrice() =&gt;</text:span></text:p>
        <text:p text:style-name="Preformatted_20_Text"><text:span text:style-name="Source_20_Text">    sumOpenPositionPrice = 0.0</text:span></text:p>
        <text:p text:style-name="Preformatted_20_Text"><text:span text:style-name="Source_20_Text">    for tradeNo = 0 to strategy.opentrades - 1</text:span></text:p>
        <text:p text:style-name="Preformatted_20_Text"><text:span text:style-name="Source_20_Text">        sumOpenPositionPrice += strategy.opentrades.entry_price(tradeNo) * strategy.opentrades.size(tradeNo) / strategy.position_size</text:span></text:p>
        <text:p text:style-name="Preformatted_20_Text"><text:span text:style-name="Source_20_Text">    result = nz(sumOpenPositionPrice / strategy.opentrades)</text:span></text:p>
        <text:p text:style-name="P5"><text:span text:style-name="Source_20_Text">plot(avgOpenPositionPrice())</text:span></text:p>
        <text:p text:style-name="P3">See also</text:p>
        <text:p text:style-name="P3"><text:a xlink:type="simple" xlink:href="https://www.tradingview.com/pine-script-reference/v6/#fun_strategy.closedtrades.exit_price" text:style-name="Internet_20_link" text:visited-style-name="Visited_20_Internet_20_Link">strategy.closedtrades.exit_price</text:a></text:p>
      </text:section>
      <text:section text:style-name="Sect1" text:name="fun_strategy.opentrades.entry_time">
        <text:h text:style-name="P2" text:outline-level="3">strategy.opentrades.entry_time()</text:h>
      </text:section>
      <text:p text:style-name="P3">Returns the UNIX time of the open trade's entry, expressed in milliseconds.</text:p>
      <text:p text:style-name="Text_20_body">Syntax</text:p>
      <text:p text:style-name="P5">strategy.opentrades.entry_time(trade_num) → series int</text:p>
      <text:p text:style-name="P3">Arguments</text:p>
      <text:p text:style-name="P3">trade_num (series int) The trade number of the open trade. The number of the first trade is zero.</text:p>
      <text:p text:style-name="P3">Example</text:p>
      <text:section text:style-name="Sect1" text:name="Section698">
        <text:p text:style-name="P4"><text:bookmark text:name="fun_strategy.opentrades.entry_time"/><text:span text:style-name="Source_20_Text">//@version=6</text:span></text:p>
        <text:p text:style-name="Preformatted_20_Text"><text:span text:style-name="Source_20_Text">strategy("strategy.opentrades.entry_time Example")</text:span></text:p>
        <text:p text:style-name="Preformatted_20_Text"><text:span text:style-name="Source_20_Text">// Strategy calls to enter long trades every 15 bars and exit long trades every 20 bars.</text:span></text:p>
        <text:p text:style-name="Preformatted_20_Text"><text:span text:style-name="Source_20_Text">if bar_index % 15 == 0</text:span></text:p>
        <text:p text:style-name="Preformatted_20_Text"><text:span text:style-name="Source_20_Text">    strategy.entry("Long", strategy.long)</text:span></text:p>
        <text:p text:style-name="Preformatted_20_Text"><text:span text:style-name="Source_20_Text">if bar_index % 20 == 0</text:span></text:p>
        <text:p text:style-name="Preformatted_20_Text"><text:span text:style-name="Source_20_Text">    strategy.close("Long")</text:span></text:p>
        <text:p text:style-name="Preformatted_20_Text"><text:span text:style-name="Source_20_Text">// Calculates duration in milliseconds since the last position was opened.</text:span></text:p>
        <text:p text:style-name="Preformatted_20_Text"><text:span text:style-name="Source_20_Text">timeSinceLastEntry()=&gt;</text:span></text:p>
        <text:p text:style-name="Preformatted_20_Text"><text:span text:style-name="Source_20_Text">    strategy.opentrades &gt; 0 ? (time - strategy.opentrades.entry_time(strategy.opentrades - 1)) : na</text:span></text:p>
        <text:p text:style-name="P5"><text:span text:style-name="Source_20_Text">plot(timeSinceLastEntry() / 1000 * 60 * 60 * 24, "Days since last entry")</text:span></text:p>
        <text:p text:style-name="P3">See also</text:p>
        <text:p text:style-name="P3"><text:a xlink:type="simple" xlink:href="https://www.tradingview.com/pine-script-reference/v6/#fun_strategy.closedtrades.entry_time" text:style-name="Internet_20_link" text:visited-style-name="Visited_20_Internet_20_Link">strategy.closedtrades.entry_time</text:a><text:a xlink:type="simple" xlink:href="https://www.tradingview.com/pine-script-reference/v6/#fun_strategy.closedtrades.exit_time" text:style-name="Internet_20_link" text:visited-style-name="Visited_20_Internet_20_Link">strategy.closedtrades.exit_time</text:a></text:p>
      </text:section>
      <text:section text:style-name="Sect1" text:name="fun_strategy.opentrades.max_drawdown">
        <text:h text:style-name="P2" text:outline-level="3">strategy.opentrades.max_drawdown()</text:h>
      </text:section>
      <text:p text:style-name="P3">Returns the maximum drawdown of the open trade, i.e., the maximum possible loss during the trade, expressed in <text:a xlink:type="simple" xlink:href="https://www.tradingview.com/pine-script-reference/v6/#var_strategy.account_currency" text:style-name="Internet_20_link" text:visited-style-name="Visited_20_Internet_20_Link">strategy.account_currency</text:a>.</text:p>
      <text:p text:style-name="Text_20_body">Syntax</text:p>
      <text:p text:style-name="P5">strategy.opentrades.max_drawdown(trade_num) → series float</text:p>
      <text:p text:style-name="P3">Arguments</text:p>
      <text:p text:style-name="P3">trade_num (series int) The trade number of the open trade. The number of the first trade is zero.</text:p>
      <text:p text:style-name="Text_20_body">Example</text:p>
      <text:p text:style-name="Preformatted_20_Text"><text:span text:style-name="Source_20_Text">//@version=6</text:span></text:p>
      <text:p text:style-name="Preformatted_20_Text"><text:span text:style-name="Source_20_Text">strategy("strategy.opentrades.max_drawdown Example 1")</text:span></text:p>
      <text:p text:style-name="Preformatted_20_Text"><text:span text:style-name="Source_20_Text">// Strategy calls to enter long trades every 15 bars and exit long trades every 20 bars.</text:span></text:p>
      <text:p text:style-name="Preformatted_20_Text"><text:span text:style-name="Source_20_Text">if bar_index % 15 == 0</text:span></text:p>
      <text:p text:style-name="Preformatted_20_Text"><text:soft-page-break/><text:span text:style-name="Source_20_Text">    strategy.entry("Long", strategy.long)</text:span></text:p>
      <text:p text:style-name="Preformatted_20_Text"><text:span text:style-name="Source_20_Text">if bar_index % 20 == 0</text:span></text:p>
      <text:p text:style-name="Preformatted_20_Text"><text:span text:style-name="Source_20_Text">    strategy.close("Long")</text:span></text:p>
      <text:p text:style-name="Preformatted_20_Text"><text:span text:style-name="Source_20_Text">// Plot the max drawdown of the latest open trade.</text:span></text:p>
      <text:p text:style-name="P5"><text:span text:style-name="Source_20_Text">plot(strategy.opentrades.max_drawdown(strategy.opentrades - 1), "Max drawdown of the latest open trade")</text:span></text:p>
      <text:p text:style-name="P3">Example</text:p>
      <text:section text:style-name="Sect1" text:name="Section699">
        <text:p text:style-name="P4"><text:bookmark text:name="fun_strategy.opentrades.max_drawdown"/><text:span text:style-name="Source_20_Text">// Calculates the max trade drawdown value for all open trades.</text:span></text:p>
        <text:p text:style-name="Preformatted_20_Text"><text:span text:style-name="Source_20_Text">//@version=6</text:span></text:p>
        <text:p text:style-name="Preformatted_20_Text"><text:span text:style-name="Source_20_Text">strategy("`strategy.opentrades.max_drawdown` Example 2", pyramiding = 100)</text:span></text:p>
        <text:p text:style-name="Preformatted_20_Text"><text:span text:style-name="Source_20_Text">// Strategy calls to enter long trades every 15 bars and exit long trades every 20 bars.</text:span></text:p>
        <text:p text:style-name="Preformatted_20_Text"><text:span text:style-name="Source_20_Text">if bar_index % 15 == 0</text:span></text:p>
        <text:p text:style-name="Preformatted_20_Text"><text:span text:style-name="Source_20_Text">    strategy.entry("Long", strategy.long)</text:span></text:p>
        <text:p text:style-name="Preformatted_20_Text"><text:span text:style-name="Source_20_Text">if bar_index % 20 == 0</text:span></text:p>
        <text:p text:style-name="Preformatted_20_Text"><text:span text:style-name="Source_20_Text">    strategy.close("Long")</text:span></text:p>
        <text:p text:style-name="Preformatted_20_Text"><text:span text:style-name="Source_20_Text">// Get the biggest max trade drawdown value from all of the open trades.</text:span></text:p>
        <text:p text:style-name="Preformatted_20_Text"><text:span text:style-name="Source_20_Text">maxTradeDrawDown() =&gt;</text:span></text:p>
        <text:p text:style-name="Preformatted_20_Text"><text:span text:style-name="Source_20_Text">    maxDrawdown = 0.0</text:span></text:p>
        <text:p text:style-name="Preformatted_20_Text"><text:span text:style-name="Source_20_Text">    for tradeNo = 0 to strategy.opentrades - 1</text:span></text:p>
        <text:p text:style-name="Preformatted_20_Text"><text:span text:style-name="Source_20_Text">        maxDrawdown := math.max(maxDrawdown, strategy.opentrades.max_drawdown(tradeNo))</text:span></text:p>
        <text:p text:style-name="Preformatted_20_Text"><text:span text:style-name="Source_20_Text">    result = maxDrawdown</text:span></text:p>
        <text:p text:style-name="P5"><text:span text:style-name="Source_20_Text">plot(maxTradeDrawDown(), "Biggest max drawdown")</text:span></text:p>
        <text:p text:style-name="P3">Remarks</text:p>
        <text:p text:style-name="P3">The function returns na if trade_num is not in the range: 0 to strategy.closedtrades - 1.</text:p>
        <text:p text:style-name="P3">See also</text:p>
        <text:p text:style-name="P3"><text:a xlink:type="simple" xlink:href="https://www.tradingview.com/pine-script-reference/v6/#fun_strategy.closedtrades.max_drawdown" text:style-name="Internet_20_link" text:visited-style-name="Visited_20_Internet_20_Link">strategy.closedtrades.max_drawdown</text:a><text:a xlink:type="simple" xlink:href="https://www.tradingview.com/pine-script-reference/v6/#var_strategy.max_drawdown" text:style-name="Internet_20_link" text:visited-style-name="Visited_20_Internet_20_Link">strategy.max_drawdown</text:a></text:p>
      </text:section>
      <text:section text:style-name="Sect1" text:name="fun_strategy.opentrades.max_drawdown_percent">
        <text:h text:style-name="P2" text:outline-level="3">strategy.opentrades.max_drawdown_percent()</text:h>
      </text:section>
      <text:section text:style-name="Sect1" text:name="Section700">
        <text:p text:style-name="P6"><text:bookmark text:name="fun_strategy.opentrades.max_drawdown_percent"/>Returns the maximum drawdown of the open trade, i.e., the maximum possible loss during the trade, expressed as a percentage and calculated by formula: <text:span text:style-name="Source_20_Text">Lowest Value During Trade / (Entry Price x Quantity) * 100</text:span>.</text:p>
        <text:p text:style-name="Text_20_body">Syntax</text:p>
        <text:p text:style-name="P5">strategy.opentrades.max_drawdown_percent(trade_num) → series float</text:p>
        <text:p text:style-name="P3">Arguments</text:p>
        <text:p text:style-name="P3">trade_num (series int) The trade number of the closed trade. The number of the first trade is zero.</text:p>
        <text:p text:style-name="P3">See also</text:p>
        <text:p text:style-name="P3"><text:a xlink:type="simple" xlink:href="https://www.tradingview.com/pine-script-reference/v6/#fun_strategy.opentrades.max_drawdown" text:style-name="Internet_20_link" text:visited-style-name="Visited_20_Internet_20_Link">strategy.opentrades.max_drawdown</text:a><text:a xlink:type="simple" xlink:href="https://www.tradingview.com/pine-script-reference/v6/#var_strategy.max_drawdown" text:style-name="Internet_20_link" text:visited-style-name="Visited_20_Internet_20_Link">strategy.max_drawdown</text:a></text:p>
      </text:section>
      <text:section text:style-name="Sect1" text:name="fun_strategy.opentrades.max_runup">
        <text:h text:style-name="P2" text:outline-level="3">strategy.opentrades.max_runup()</text:h>
      </text:section>
      <text:p text:style-name="P3">Returns the maximum run up of the open trade, i.e., the maximum possible profit during the trade, expressed in <text:a xlink:type="simple" xlink:href="https://www.tradingview.com/pine-script-reference/v6/#var_strategy.account_currency" text:style-name="Internet_20_link" text:visited-style-name="Visited_20_Internet_20_Link">strategy.account_currency</text:a>.</text:p>
      <text:p text:style-name="Text_20_body">Syntax</text:p>
      <text:p text:style-name="P5">strategy.opentrades.max_runup(trade_num) → series float</text:p>
      <text:p text:style-name="P3">Arguments</text:p>
      <text:p text:style-name="P3">trade_num (series int) The trade number of the open trade. The number of the first trade is zero.</text:p>
      <text:p text:style-name="Text_20_body">Example</text:p>
      <text:p text:style-name="Preformatted_20_Text"><text:span text:style-name="Source_20_Text">//@version=6</text:span></text:p>
      <text:p text:style-name="Preformatted_20_Text"><text:span text:style-name="Source_20_Text">strategy("strategy.opentrades.max_runup Example 1")</text:span></text:p>
      <text:p text:style-name="Preformatted_20_Text"><text:span text:style-name="Source_20_Text">// Strategy calls to enter long trades every 15 bars and exit long trades every 20 bars.</text:span></text:p>
      <text:p text:style-name="Preformatted_20_Text"><text:span text:style-name="Source_20_Text">if bar_index % 15 == 0</text:span></text:p>
      <text:p text:style-name="Preformatted_20_Text"><text:span text:style-name="Source_20_Text">    strategy.entry("Long", strategy.long)</text:span></text:p>
      <text:p text:style-name="Preformatted_20_Text"><text:span text:style-name="Source_20_Text">if bar_index % 20 == 0</text:span></text:p>
      <text:p text:style-name="Preformatted_20_Text"><text:span text:style-name="Source_20_Text">    strategy.close("Long")</text:span></text:p>
      <text:p text:style-name="Preformatted_20_Text"><text:span text:style-name="Source_20_Text">// Plot the max runup of the latest open trade.</text:span></text:p>
      <text:p text:style-name="P5"><text:span text:style-name="Source_20_Text">plot(strategy.opentrades.max_runup(strategy.opentrades - 1), "Max runup of the latest open trade")</text:span></text:p>
      <text:p text:style-name="P3">Example</text:p>
      <text:section text:style-name="Sect1" text:name="Section701">
        <text:p text:style-name="P4"><text:bookmark text:name="fun_strategy.opentrades.max_runup"/><text:span text:style-name="Source_20_Text">// Calculates the max trade runup value for all open trades.</text:span></text:p>
        <text:p text:style-name="Preformatted_20_Text"><text:span text:style-name="Source_20_Text">//@version=6</text:span></text:p>
        <text:p text:style-name="Preformatted_20_Text"><text:span text:style-name="Source_20_Text">strategy("strategy.opentrades.max_runup Example 2", pyramiding = 100)</text:span></text:p>
        <text:p text:style-name="Preformatted_20_Text"><text:span text:style-name="Source_20_Text">// Enter a long position every 30 bars.</text:span></text:p>
        <text:p text:style-name="Preformatted_20_Text"><text:span text:style-name="Source_20_Text">if bar_index % 30 == 0</text:span></text:p>
        <text:p text:style-name="Preformatted_20_Text"><text:span text:style-name="Source_20_Text">    strategy.entry("Long", strategy.long)</text:span></text:p>
        <text:p text:style-name="Preformatted_20_Text"><text:span text:style-name="Source_20_Text">// Calculate biggest max trade runup value from all of the open trades.</text:span></text:p>
        <text:p text:style-name="Preformatted_20_Text"><text:span text:style-name="Source_20_Text">maxOpenTradeRunUp() =&gt;</text:span></text:p>
        <text:p text:style-name="Preformatted_20_Text"><text:span text:style-name="Source_20_Text">    maxRunup = 0.0</text:span></text:p>
        <text:p text:style-name="Preformatted_20_Text"><text:span text:style-name="Source_20_Text">    for tradeNo = 0 to strategy.opentrades - 1</text:span></text:p>
        <text:p text:style-name="Preformatted_20_Text"><text:span text:style-name="Source_20_Text">        maxRunup := math.max(maxRunup, strategy.opentrades.max_runup(tradeNo))</text:span></text:p>
        <text:p text:style-name="Preformatted_20_Text"><text:span text:style-name="Source_20_Text">    result = maxRunup</text:span></text:p>
        <text:p text:style-name="P5"><text:span text:style-name="Source_20_Text">plot(maxOpenTradeRunUp(), "Biggest max runup of all open trades")</text:span></text:p>
        <text:p text:style-name="P3">See also</text:p>
        <text:p text:style-name="P3"><text:a xlink:type="simple" xlink:href="https://www.tradingview.com/pine-script-reference/v6/#fun_strategy.closedtrades.max_runup" text:style-name="Internet_20_link" text:visited-style-name="Visited_20_Internet_20_Link">strategy.closedtrades.max_runup</text:a><text:a xlink:type="simple" xlink:href="https://www.tradingview.com/pine-script-reference/v6/#var_strategy.max_drawdown" text:style-name="Internet_20_link" text:visited-style-name="Visited_20_Internet_20_Link">strategy.max_drawdown</text:a></text:p>
      </text:section>
      <text:section text:style-name="Sect1" text:name="fun_strategy.opentrades.max_runup_percent">
        <text:h text:style-name="P2" text:outline-level="3">strategy.opentrades.max_runup_percent()</text:h>
      </text:section>
      <text:section text:style-name="Sect1" text:name="Section702">
        <text:p text:style-name="P6"><text:bookmark text:name="fun_strategy.opentrades.max_runup_percent"/>Returns the maximum run-up of the open trade, i.e., the maximum possible profit during the trade, expressed as a percentage and calculated by formula: <text:span text:style-name="Source_20_Text">Highest Value During Trade / (Entry Price x Quantity) * 100</text:span>.</text:p>
        <text:p text:style-name="Text_20_body">Syntax</text:p>
        <text:p text:style-name="P5">strategy.opentrades.max_runup_percent(trade_num) → series float</text:p>
        <text:p text:style-name="P3">Arguments</text:p>
        <text:p text:style-name="P3">trade_num (series int) The trade number of the closed trade. The number of the first trade is zero.</text:p>
        <text:p text:style-name="P3">See also</text:p>
        <text:p text:style-name="P3"><text:a xlink:type="simple" xlink:href="https://www.tradingview.com/pine-script-reference/v6/#fun_strategy.opentrades.max_runup" text:style-name="Internet_20_link" text:visited-style-name="Visited_20_Internet_20_Link">strategy.opentrades.max_runup</text:a><text:a xlink:type="simple" xlink:href="https://www.tradingview.com/pine-script-reference/v6/#var_strategy.max_runup" text:style-name="Internet_20_link" text:visited-style-name="Visited_20_Internet_20_Link">strategy.max_runup</text:a></text:p>
      </text:section>
      <text:section text:style-name="Sect1" text:name="fun_strategy.opentrades.profit">
        <text:h text:style-name="P2" text:outline-level="3">strategy.opentrades.profit()</text:h>
      </text:section>
      <text:p text:style-name="P3">Returns the profit/loss of the open trade, expressed in <text:a xlink:type="simple" xlink:href="https://www.tradingview.com/pine-script-reference/v6/#var_strategy.account_currency" text:style-name="Internet_20_link" text:visited-style-name="Visited_20_Internet_20_Link">strategy.account_currency</text:a>. Losses are expressed as negative values.</text:p>
      <text:p text:style-name="Text_20_body">Syntax</text:p>
      <text:p text:style-name="P5">strategy.opentrades.profit(trade_num) → series float</text:p>
      <text:p text:style-name="P3">Arguments</text:p>
      <text:p text:style-name="P3">trade_num (series int) The trade number of the open trade. The number of the first trade is zero.</text:p>
      <text:p text:style-name="Text_20_body">Example</text:p>
      <text:p text:style-name="Preformatted_20_Text"><text:soft-page-break/><text:span text:style-name="Source_20_Text">// Returns the profit of the last open trade.</text:span></text:p>
      <text:p text:style-name="Preformatted_20_Text"><text:span text:style-name="Source_20_Text">//@version=6</text:span></text:p>
      <text:p text:style-name="Preformatted_20_Text"><text:span text:style-name="Source_20_Text">strategy("`strategy.opentrades.profit` Example 1", commission_type = strategy.commission.percent, commission_value = 0.1)</text:span></text:p>
      <text:p text:style-name="Preformatted_20_Text"><text:span text:style-name="Source_20_Text">// Strategy calls to enter long trades every 15 bars and exit long trades every 20 bars.</text:span></text:p>
      <text:p text:style-name="Preformatted_20_Text"><text:span text:style-name="Source_20_Text">if bar_index % 15 == 0</text:span></text:p>
      <text:p text:style-name="Preformatted_20_Text"><text:span text:style-name="Source_20_Text">    strategy.entry("Long", strategy.long)</text:span></text:p>
      <text:p text:style-name="Preformatted_20_Text"><text:span text:style-name="Source_20_Text">if bar_index % 20 == 0</text:span></text:p>
      <text:p text:style-name="Preformatted_20_Text"><text:span text:style-name="Source_20_Text">    strategy.close("Long")</text:span></text:p>
      <text:p text:style-name="P5"><text:span text:style-name="Source_20_Text">plot(strategy.opentrades.profit(strategy.opentrades - 1), "Profit of the latest open trade")</text:span></text:p>
      <text:p text:style-name="P3">Example</text:p>
      <text:section text:style-name="Sect1" text:name="Section703">
        <text:p text:style-name="P4"><text:bookmark text:name="fun_strategy.opentrades.profit"/><text:span text:style-name="Source_20_Text">// Calculates the profit for all open trades.</text:span></text:p>
        <text:p text:style-name="Preformatted_20_Text"><text:span text:style-name="Source_20_Text">//@version=6</text:span></text:p>
        <text:p text:style-name="Preformatted_20_Text"><text:span text:style-name="Source_20_Text">strategy("`strategy.opentrades.profit` Example 2", pyramiding = 5)</text:span></text:p>
        <text:p text:style-name="Preformatted_20_Text"><text:span text:style-name="Source_20_Text">// Strategy calls to enter 5 long positions every 2 bars.</text:span></text:p>
        <text:p text:style-name="Preformatted_20_Text"><text:span text:style-name="Source_20_Text">if bar_index % 2 == 0</text:span></text:p>
        <text:p text:style-name="Preformatted_20_Text"><text:span text:style-name="Source_20_Text">    strategy.entry("Long", strategy.long, qty = 5)</text:span></text:p>
        <text:p text:style-name="Preformatted_20_Text"><text:span text:style-name="Source_20_Text">// Calculate open profit or loss for the open positions.</text:span></text:p>
        <text:p text:style-name="Preformatted_20_Text"><text:span text:style-name="Source_20_Text">tradeOpenPL() =&gt;</text:span></text:p>
        <text:p text:style-name="Preformatted_20_Text"><text:span text:style-name="Source_20_Text">    sumProfit = 0.0</text:span></text:p>
        <text:p text:style-name="Preformatted_20_Text"><text:span text:style-name="Source_20_Text">    for tradeNo = 0 to strategy.opentrades - 1</text:span></text:p>
        <text:p text:style-name="Preformatted_20_Text"><text:span text:style-name="Source_20_Text">        sumProfit += strategy.opentrades.profit(tradeNo)</text:span></text:p>
        <text:p text:style-name="Preformatted_20_Text"><text:span text:style-name="Source_20_Text">    result = sumProfit</text:span></text:p>
        <text:p text:style-name="Preformatted_20_Text"><text:span text:style-name="Source_20_Text">    </text:span></text:p>
        <text:p text:style-name="P5"><text:span text:style-name="Source_20_Text">plot(tradeOpenPL(), "Profit of all open trades")</text:span></text:p>
        <text:p text:style-name="P3">See also</text:p>
        <text:p text:style-name="P3"><text:a xlink:type="simple" xlink:href="https://www.tradingview.com/pine-script-reference/v6/#fun_strategy.closedtrades.profit" text:style-name="Internet_20_link" text:visited-style-name="Visited_20_Internet_20_Link">strategy.closedtrades.profit</text:a><text:a xlink:type="simple" xlink:href="https://www.tradingview.com/pine-script-reference/v6/#var_strategy.openprofit" text:style-name="Internet_20_link" text:visited-style-name="Visited_20_Internet_20_Link">strategy.openprofit</text:a><text:a xlink:type="simple" xlink:href="https://www.tradingview.com/pine-script-reference/v6/#var_strategy.netprofit" text:style-name="Internet_20_link" text:visited-style-name="Visited_20_Internet_20_Link">strategy.netprofit</text:a><text:a xlink:type="simple" xlink:href="https://www.tradingview.com/pine-script-reference/v6/#var_strategy.grossprofit" text:style-name="Internet_20_link" text:visited-style-name="Visited_20_Internet_20_Link">strategy.grossprofit</text:a></text:p>
      </text:section>
      <text:section text:style-name="Sect1" text:name="fun_strategy.opentrades.profit_percent">
        <text:h text:style-name="P2" text:outline-level="3">strategy.opentrades.profit_percent()</text:h>
      </text:section>
      <text:section text:style-name="Sect1" text:name="Section704">
        <text:p text:style-name="P6"><text:bookmark text:name="fun_strategy.opentrades.profit_percent"/>Returns the profit/loss of the open trade, expressed as a percentage. Losses are expressed as negative values.</text:p>
        <text:p text:style-name="Text_20_body">Syntax</text:p>
        <text:p text:style-name="P5">strategy.opentrades.profit_percent(trade_num) → series float</text:p>
        <text:p text:style-name="P3">Arguments</text:p>
        <text:p text:style-name="P3">trade_num (series int) The trade number of the closed trade. The number of the first trade is zero.</text:p>
        <text:p text:style-name="P3">See also</text:p>
        <text:p text:style-name="P3"><text:a xlink:type="simple" xlink:href="https://www.tradingview.com/pine-script-reference/v6/#fun_strategy.opentrades.profit" text:style-name="Internet_20_link" text:visited-style-name="Visited_20_Internet_20_Link">strategy.opentrades.profit</text:a></text:p>
      </text:section>
      <text:section text:style-name="Sect1" text:name="fun_strategy.opentrades.size">
        <text:h text:style-name="P2" text:outline-level="3">strategy.opentrades.size()</text:h>
      </text:section>
      <text:p text:style-name="P3">Returns the direction and the number of contracts traded in the open trade. If the value is &gt; 0, the market position was long. If the value is &lt; 0, the market position was short.</text:p>
      <text:p text:style-name="Text_20_body">Syntax</text:p>
      <text:p text:style-name="P5">strategy.opentrades.size(trade_num) → series float</text:p>
      <text:p text:style-name="P3">Arguments</text:p>
      <text:p text:style-name="P3">trade_num (series int) The trade number of the open trade. The number of the first trade is zero.</text:p>
      <text:p text:style-name="Text_20_body">Example</text:p>
      <text:p text:style-name="Preformatted_20_Text"><text:span text:style-name="Source_20_Text">//@version=6</text:span></text:p>
      <text:p text:style-name="Preformatted_20_Text"><text:span text:style-name="Source_20_Text">strategy("`strategy.opentrades.size` Example 1")</text:span></text:p>
      <text:p text:style-name="Preformatted_20_Text"><text:span text:style-name="Source_20_Text">// We calculate the max amt of shares we can buy.</text:span></text:p>
      <text:p text:style-name="Preformatted_20_Text"><text:span text:style-name="Source_20_Text">amtShares = math.floor(strategy.equity / close)</text:span></text:p>
      <text:p text:style-name="Preformatted_20_Text"><text:span text:style-name="Source_20_Text">// Strategy calls to enter long trades every 15 bars and exit long trades every 20 bars</text:span></text:p>
      <text:p text:style-name="Preformatted_20_Text"><text:span text:style-name="Source_20_Text">if bar_index % 15 == 0</text:span></text:p>
      <text:p text:style-name="Preformatted_20_Text"><text:span text:style-name="Source_20_Text">    strategy.entry("Long", strategy.long, qty = amtShares)</text:span></text:p>
      <text:p text:style-name="Preformatted_20_Text"><text:span text:style-name="Source_20_Text">if bar_index % 20 == 0</text:span></text:p>
      <text:p text:style-name="Preformatted_20_Text"><text:span text:style-name="Source_20_Text">    strategy.close("Long")</text:span></text:p>
      <text:p text:style-name="Preformatted_20_Text"><text:span text:style-name="Source_20_Text">// Plot the number of contracts in the latest open trade.</text:span></text:p>
      <text:p text:style-name="P5"><text:span text:style-name="Source_20_Text">plot(strategy.opentrades.size(strategy.opentrades - 1), "Amount of contracts in latest open trade")</text:span></text:p>
      <text:p text:style-name="P3">Example</text:p>
      <text:section text:style-name="Sect1" text:name="Section705">
        <text:p text:style-name="P4"><text:bookmark text:name="fun_strategy.opentrades.size"/><text:span text:style-name="Source_20_Text">// Calculates the average profit percentage for all open trades.</text:span></text:p>
        <text:p text:style-name="Preformatted_20_Text"><text:span text:style-name="Source_20_Text">//@version=6</text:span></text:p>
        <text:p text:style-name="Preformatted_20_Text"><text:span text:style-name="Source_20_Text">strategy("`strategy.opentrades.size` Example 2")</text:span></text:p>
        <text:p text:style-name="Preformatted_20_Text"><text:span text:style-name="Source_20_Text">// Strategy calls to enter long trades every 15 bars and exit long trades every 20 bars.</text:span></text:p>
        <text:p text:style-name="Preformatted_20_Text"><text:span text:style-name="Source_20_Text">if bar_index % 15 == 0</text:span></text:p>
        <text:p text:style-name="Preformatted_20_Text"><text:span text:style-name="Source_20_Text">    strategy.entry("Long", strategy.long)</text:span></text:p>
        <text:p text:style-name="Preformatted_20_Text"><text:span text:style-name="Source_20_Text">if bar_index % 20 == 0</text:span></text:p>
        <text:p text:style-name="Preformatted_20_Text"><text:span text:style-name="Source_20_Text">    strategy.close("Long")</text:span></text:p>
        <text:p text:style-name="Preformatted_20_Text"><text:span text:style-name="Source_20_Text">// Calculate profit for all open trades.</text:span></text:p>
        <text:p text:style-name="Preformatted_20_Text"><text:span text:style-name="Source_20_Text">profitPct = 0.0</text:span></text:p>
        <text:p text:style-name="Preformatted_20_Text"><text:span text:style-name="Source_20_Text">for tradeNo = 0 to strategy.opentrades - 1</text:span></text:p>
        <text:p text:style-name="Preformatted_20_Text"><text:span text:style-name="Source_20_Text">    entryP = strategy.opentrades.entry_price(tradeNo)</text:span></text:p>
        <text:p text:style-name="Preformatted_20_Text"><text:span text:style-name="Source_20_Text">    exitP = close</text:span></text:p>
        <text:p text:style-name="Preformatted_20_Text"><text:span text:style-name="Source_20_Text">    profitPct += (exitP - entryP) / entryP * strategy.opentrades.size(tradeNo) * 100</text:span></text:p>
        <text:p text:style-name="Preformatted_20_Text"><text:span text:style-name="Source_20_Text">    </text:span></text:p>
        <text:p text:style-name="Preformatted_20_Text"><text:span text:style-name="Source_20_Text">// Calculate average profit percent for all open trades.</text:span></text:p>
        <text:p text:style-name="Preformatted_20_Text"><text:span text:style-name="Source_20_Text">avgProfitPct = nz(profitPct / strategy.opentrades)</text:span></text:p>
        <text:p text:style-name="P5"><text:span text:style-name="Source_20_Text">plot(avgProfitPct)</text:span></text:p>
        <text:p text:style-name="P3">See also</text:p>
        <text:p text:style-name="P3"><text:a xlink:type="simple" xlink:href="https://www.tradingview.com/pine-script-reference/v6/#fun_strategy.closedtrades.size" text:style-name="Internet_20_link" text:visited-style-name="Visited_20_Internet_20_Link">strategy.closedtrades.size</text:a><text:a xlink:type="simple" xlink:href="https://www.tradingview.com/pine-script-reference/v6/#var_strategy.position_size" text:style-name="Internet_20_link" text:visited-style-name="Visited_20_Internet_20_Link">strategy.position_size</text:a><text:a xlink:type="simple" xlink:href="https://www.tradingview.com/pine-script-reference/v6/#var_strategy.opentrades" text:style-name="Internet_20_link" text:visited-style-name="Visited_20_Internet_20_Link">strategy.opentrades</text:a><text:a xlink:type="simple" xlink:href="https://www.tradingview.com/pine-script-reference/v6/#var_strategy.closedtrades" text:style-name="Internet_20_link" text:visited-style-name="Visited_20_Internet_20_Link">strategy.closedtrades</text:a></text:p>
      </text:section>
      <text:section text:style-name="Sect1" text:name="fun_strategy.order">
        <text:h text:style-name="P2" text:outline-level="3">strategy.order()</text:h>
      </text:section>
      <text:p text:style-name="P3">Creates a new order to open, add to, or exit from a position. If an unfilled order with the same <text:span text:style-name="Source_20_Text">id</text:span> exists, a call to this command modifies that order.</text:p>
      <text:p text:style-name="P3">The resulting order's type depends on the <text:span text:style-name="Source_20_Text">limit</text:span> and <text:span text:style-name="Source_20_Text">stop</text:span> parameters. If the call does not contain <text:span text:style-name="Source_20_Text">limit</text:span> or <text:span text:style-name="Source_20_Text">stop</text:span> arguments, it creates a <text:a xlink:type="simple" xlink:href="https://www.tradingview.com/pine-script-docs/concepts/strategies/#market-orders" office:target-frame-name="_blank" xlink:show="new" text:style-name="Internet_20_link" text:visited-style-name="Visited_20_Internet_20_Link">market order</text:a> that executes on the next tick. If the call specifies a <text:span text:style-name="Source_20_Text">limit</text:span> value but no <text:span text:style-name="Source_20_Text">stop</text:span> value, it places a <text:a xlink:type="simple" xlink:href="https://www.tradingview.com/pine-script-docs/concepts/strategies/#limit-orders" office:target-frame-name="_blank" xlink:show="new" text:style-name="Internet_20_link" text:visited-style-name="Visited_20_Internet_20_Link">limit order</text:a> that executes after the market price reaches the <text:span text:style-name="Source_20_Text">limit</text:span> value or a better price (lower for buy orders and higher for sell orders). If the call specifies a <text:span text:style-name="Source_20_Text">stop</text:span> value but no <text:span text:style-name="Source_20_Text">limit</text:span> value, it places a <text:a xlink:type="simple" xlink:href="https://www.tradingview.com/pine-script-docs/concepts/strategies/#stop-and-stop-limit-orders" office:target-frame-name="_blank" xlink:show="new" text:style-name="Internet_20_link" text:visited-style-name="Visited_20_Internet_20_Link">stop order</text:a> that executes after the market price reaches the <text:span text:style-name="Source_20_Text">stop</text:span> value or a worse price (higher for buy orders and lower for sell orders). If the call contains <text:span text:style-name="Source_20_Text">limit</text:span> and <text:span text:style-name="Source_20_Text">stop</text:span> arguments, it creates a <text:a xlink:type="simple" xlink:href="https://www.tradingview.com/pine-script-docs/concepts/strategies/#stop-and-stop-limit-orders" office:target-frame-name="_blank" xlink:show="new" text:style-name="Internet_20_link" text:visited-style-name="Visited_20_Internet_20_Link">stop-limit</text:a> order, which generates a limit order at the <text:span text:style-name="Source_20_Text">limit</text:span> price only after the market price reaches the <text:span text:style-name="Source_20_Text">stop</text:span> value or a worse price.</text:p>
      <text:p text:style-name="P3">Orders from this command, unlike those from <text:a xlink:type="simple" xlink:href="https://www.tradingview.com/pine-script-reference/v6/#fun_strategy.entry" text:style-name="Internet_20_link" text:visited-style-name="Visited_20_Internet_20_Link">strategy.entry</text:a>, are not affected by the <text:span text:style-name="Source_20_Text">pyramiding</text:span> parameter of the <text:a xlink:type="simple" xlink:href="https://www.tradingview.com/pine-script-reference/v6/#fun_strategy" text:style-name="Internet_20_link" text:visited-style-name="Visited_20_Internet_20_Link">strategy</text:a> declaration statement. Strategies can open any number of trades in the same direction with calls to this function.</text:p>
      <text:p text:style-name="P3">This command does not automatically reverse open positions because it does not exclusively create entry orders like <text:a xlink:type="simple" xlink:href="https://www.tradingview.com/pine-script-reference/v6/#fun_strategy.entry" text:style-name="Internet_20_link" text:visited-style-name="Visited_20_Internet_20_Link">strategy.entry</text:a> does. For example, if there is an open long position of five shares, an order from this command with a <text:span text:style-name="Source_20_Text">qty</text:span> of 5 and a <text:span text:style-name="Source_20_Text">direction</text:span> of <text:a xlink:type="simple" xlink:href="https://www.tradingview.com/pine-script-reference/v6/#const_strategy.short" text:style-name="Internet_20_link" text:visited-style-name="Visited_20_Internet_20_Link">strategy.short</text:a> triggers the sale of five shares, which closes the position.</text:p>
      <text:p text:style-name="Text_20_body">Syntax</text:p>
      <text:p text:style-name="P5">strategy.order(id, direction, qty, limit, stop, oca_name, oca_type, comment, alert_message, disable_alert) → void</text:p>
      <text:p text:style-name="P3"><text:soft-page-break/>Arguments</text:p>
      <text:p text:style-name="P3">id (series string) The identifier of the order, which corresponds to an entry or exit ID in the strategy's trades after the order fills. If the strategy opens a new position after filling the order, the order's ID becomes the <text:a xlink:type="simple" xlink:href="https://www.tradingview.com/pine-script-reference/v6/#var_strategy.position_entry_name" text:style-name="Internet_20_link" text:visited-style-name="Visited_20_Internet_20_Link">strategy.position_entry_name</text:a> value. Strategy commands can reference the order ID to cancel or modify pending orders and generate exit orders for specific open trades. The Strategy Tester and the chart display the order ID unless the command specifies a <text:span text:style-name="Source_20_Text">comment</text:span> value.</text:p>
      <text:p text:style-name="P3">direction (series strategy_direction) The direction of the trade. Possible values: <text:a xlink:type="simple" xlink:href="https://www.tradingview.com/pine-script-reference/v6/#const_strategy.long" text:style-name="Internet_20_link" text:visited-style-name="Visited_20_Internet_20_Link">strategy.long</text:a> for a long trade, <text:a xlink:type="simple" xlink:href="https://www.tradingview.com/pine-script-reference/v6/#const_strategy.short" text:style-name="Internet_20_link" text:visited-style-name="Visited_20_Internet_20_Link">strategy.short</text:a> for a short one.</text:p>
      <text:p text:style-name="P3">qty (series int/float) Optional. The number of contracts/shares/lots/units to trade when the order fills. The default is <text:a xlink:type="simple" xlink:href="https://www.tradingview.com/pine-script-reference/v6/#var_na" text:style-name="Internet_20_link" text:visited-style-name="Visited_20_Internet_20_Link">na</text:a>, which means that the command uses the <text:span text:style-name="Source_20_Text">default_qty_type</text:span> and <text:span text:style-name="Source_20_Text">default_qty_value</text:span> parameters of the <text:a xlink:type="simple" xlink:href="https://www.tradingview.com/pine-script-reference/v6/#fun_strategy" text:style-name="Internet_20_link" text:visited-style-name="Visited_20_Internet_20_Link">strategy</text:a> declaration statement to determine the quantity.</text:p>
      <text:p text:style-name="P3">limit (series int/float) Optional. The limit price of the order. If specified, the command creates a limit or stop-limit order, depending on whether the <text:span text:style-name="Source_20_Text">stop</text:span> value is also specified. The default is <text:a xlink:type="simple" xlink:href="https://www.tradingview.com/pine-script-reference/v6/#var_na" text:style-name="Internet_20_link" text:visited-style-name="Visited_20_Internet_20_Link">na</text:a>, which means the resulting order is not of the limit or stop-limit type.</text:p>
      <text:p text:style-name="P3">stop (series int/float) Optional. The stop price of the order. If specified, the command creates a stop or stop-limit order, depending on whether the <text:span text:style-name="Source_20_Text">limit</text:span> value is also specified. The default is <text:a xlink:type="simple" xlink:href="https://www.tradingview.com/pine-script-reference/v6/#var_na" text:style-name="Internet_20_link" text:visited-style-name="Visited_20_Internet_20_Link">na</text:a>, which means the resulting order is not of the stop or stop-limit type.</text:p>
      <text:p text:style-name="P3">oca_name (series string) Optional. The name of the order's One-Cancels-All (OCA) group. When a pending order with the same <text:span text:style-name="Source_20_Text">oca_name</text:span> and <text:span text:style-name="Source_20_Text">oca_type</text:span> parameters executes, that order affects all unfilled orders in the group. The default is an empty string, which means the order does not belong to an OCA group.</text:p>
      <text:p text:style-name="P3">oca_type (input string) Optional. Specifies how an unfilled order behaves when another pending order with the same <text:span text:style-name="Source_20_Text">oca_name</text:span> and <text:span text:style-name="Source_20_Text">oca_type</text:span> values executes. Possible values: <text:a xlink:type="simple" xlink:href="https://www.tradingview.com/pine-script-reference/v6/#const_strategy.oca.cancel" text:style-name="Internet_20_link" text:visited-style-name="Visited_20_Internet_20_Link">strategy.oca.cancel</text:a>, <text:a xlink:type="simple" xlink:href="https://www.tradingview.com/pine-script-reference/v6/#const_strategy.oca.reduce" text:style-name="Internet_20_link" text:visited-style-name="Visited_20_Internet_20_Link">strategy.oca.reduce</text:a>, <text:a xlink:type="simple" xlink:href="https://www.tradingview.com/pine-script-reference/v6/#const_strategy.oca.none" text:style-name="Internet_20_link" text:visited-style-name="Visited_20_Internet_20_Link">strategy.oca.none</text:a>. The default is <text:a xlink:type="simple" xlink:href="https://www.tradingview.com/pine-script-reference/v6/#const_strategy.oca.none" text:style-name="Internet_20_link" text:visited-style-name="Visited_20_Internet_20_Link">strategy.oca.none</text:a>.</text:p>
      <text:p text:style-name="P3">comment (series string) Optional. Additional notes on the filled order. If the value is not an empty string, the Strategy Tester and the chart show this text for the order instead of the specified <text:span text:style-name="Source_20_Text">id</text:span>. The default is an empty string.</text:p>
      <text:p text:style-name="P3">alert_message (series string) Optional. Custom text for the alert that fires when an order fills. If the "Message" field of the "Create Alert" dialog box contains the <text:span text:style-name="Source_20_Text">{{strategy.order.alert_message}}</text:span> placeholder, the alert message replaces the placeholder with this text. The default is an empty string.</text:p>
      <text:p text:style-name="P3">disable_alert (series bool) Optional. If <text:a xlink:type="simple" xlink:href="https://www.tradingview.com/pine-script-reference/v6/#const_true" text:style-name="Internet_20_link" text:visited-style-name="Visited_20_Internet_20_Link">true</text:a> when the command creates an order, the strategy does not trigger an alert when that order fills. This parameter accepts a "series" value, meaning users can control which orders trigger alerts when they execute. The default is <text:a xlink:type="simple" xlink:href="https://www.tradingview.com/pine-script-reference/v6/#const_false" text:style-name="Internet_20_link" text:visited-style-name="Visited_20_Internet_20_Link">false</text:a>.</text:p>
      <text:p text:style-name="Text_20_body">Example</text:p>
      <text:p text:style-name="Preformatted_20_Text"><text:span text:style-name="Source_20_Text">//@version=6</text:span></text:p>
      <text:p text:style-name="Preformatted_20_Text"><text:span text:style-name="Source_20_Text">strategy("Market order strategy", overlay = true)</text:span></text:p>
      <text:p text:style-name="Preformatted_20_Text"><text:span text:style-name="Source_20_Text">// Calculate a 14-bar and 28-bar moving average of `close` prices.</text:span></text:p>
      <text:p text:style-name="Preformatted_20_Text"><text:span text:style-name="Source_20_Text">float sma14 = ta.sma(close, 14)</text:span></text:p>
      <text:p text:style-name="Preformatted_20_Text"><text:span text:style-name="Source_20_Text">float sma28 = ta.sma(close, 28)</text:span></text:p>
      <text:p text:style-name="Preformatted_20_Text"><text:span text:style-name="Source_20_Text">// Place a market order to enter a long position when `sma14` crosses over `sma28`.</text:span></text:p>
      <text:p text:style-name="Preformatted_20_Text"><text:span text:style-name="Source_20_Text">if ta.crossover(sma14, sma28) and strategy.position_size == 0</text:span></text:p>
      <text:p text:style-name="Preformatted_20_Text"><text:span text:style-name="Source_20_Text">    strategy.order("My Long Entry ID", strategy.long)</text:span></text:p>
      <text:p text:style-name="Preformatted_20_Text"><text:span text:style-name="Source_20_Text">// Place a market order to sell the same quantity as the long trade when `sma14` crosses under `sma28`, </text:span></text:p>
      <text:p text:style-name="Preformatted_20_Text"><text:span text:style-name="Source_20_Text">// effectively closing the long position.</text:span></text:p>
      <text:p text:style-name="Preformatted_20_Text"><text:span text:style-name="Source_20_Text">if ta.crossunder(sma14, sma28) and strategy.position_size &gt; 0</text:span></text:p>
      <text:p text:style-name="P5"><text:span text:style-name="Source_20_Text">    strategy.order("My Long Exit ID", strategy.short)</text:span></text:p>
      <text:p text:style-name="P3">Example</text:p>
      <text:section text:style-name="Sect1" text:name="Section706">
        <text:p text:style-name="P4"><text:bookmark text:name="fun_strategy.order"/><text:span text:style-name="Source_20_Text">//@version=6</text:span></text:p>
        <text:p text:style-name="Preformatted_20_Text"><text:span text:style-name="Source_20_Text">strategy("Limit and stop exit strategy", overlay = true)</text:span></text:p>
        <text:p text:style-name="Preformatted_20_Text"><text:span text:style-name="Source_20_Text">//@variable The distance from the long entry price for each short limit order.</text:span></text:p>
        <text:p text:style-name="Preformatted_20_Text"><text:span text:style-name="Source_20_Text">float shortOffsetInput = input.int(200, "Sell limit/stop offset, in ticks", 1) * syminfo.mintick</text:span></text:p>
        <text:p text:style-name="Preformatted_20_Text"><text:span text:style-name="Source_20_Text">//@function Draws a label and line at the specified `price` to visualize a limit order's level. </text:span></text:p>
        <text:p text:style-name="Preformatted_20_Text"><text:span text:style-name="Source_20_Text">drawLimit(float price, bool isLong, bool isStop = false) =&gt;</text:span></text:p>
        <text:p text:style-name="Preformatted_20_Text"><text:span text:style-name="Source_20_Text">    color col = isLong ? color.blue : color.red</text:span></text:p>
        <text:p text:style-name="Preformatted_20_Text"><text:span text:style-name="Source_20_Text">    label.new(</text:span></text:p>
        <text:p text:style-name="Preformatted_20_Text"><text:span text:style-name="Source_20_Text">         bar_index, price, (isLong ? "Long " : "Short ") + (isStop ? "stop" : "limit") + " order created", </text:span></text:p>
        <text:p text:style-name="Preformatted_20_Text"><text:span text:style-name="Source_20_Text">         style = label.style_label_right, color = col, textcolor = color.white</text:span></text:p>
        <text:p text:style-name="Preformatted_20_Text"><text:span text:style-name="Source_20_Text">     )</text:span></text:p>
        <text:p text:style-name="Preformatted_20_Text"><text:span text:style-name="Source_20_Text">    line.new(bar_index, price, bar_index + 1, price, extend = extend.right, style = line.style_dashed, color = col)</text:span></text:p>
        <text:p text:style-name="Preformatted_20_Text"><text:span text:style-name="Source_20_Text">//@function Stops the `l` line from extending further.</text:span></text:p>
        <text:p text:style-name="Preformatted_20_Text"><text:span text:style-name="Source_20_Text">method stopExtend(line l) =&gt;</text:span></text:p>
        <text:p text:style-name="Preformatted_20_Text"><text:span text:style-name="Source_20_Text">    l.set_x2(bar_index)</text:span></text:p>
        <text:p text:style-name="Preformatted_20_Text"><text:span text:style-name="Source_20_Text">    l.set_extend(extend.none)</text:span></text:p>
        <text:p text:style-name="Preformatted_20_Text"><text:span text:style-name="Source_20_Text">// Initialize two `line` variables to reference limit and stop line IDs.</text:span></text:p>
        <text:p text:style-name="Preformatted_20_Text"><text:span text:style-name="Source_20_Text">var line profitLimit = na</text:span></text:p>
        <text:p text:style-name="Preformatted_20_Text"><text:span text:style-name="Source_20_Text">var line lossStop    = na</text:span></text:p>
        <text:p text:style-name="Preformatted_20_Text"><text:span text:style-name="Source_20_Text">// Calculate a 14-bar and 28-bar moving average of `close` prices.</text:span></text:p>
        <text:p text:style-name="Preformatted_20_Text"><text:span text:style-name="Source_20_Text">float sma14 = ta.sma(close, 14)</text:span></text:p>
        <text:p text:style-name="Preformatted_20_Text"><text:span text:style-name="Source_20_Text">float sma28 = ta.sma(close, 28)</text:span></text:p>
        <text:p text:style-name="Preformatted_20_Text"><text:span text:style-name="Source_20_Text">if ta.crossover(sma14, sma28) and strategy.position_size == 0</text:span></text:p>
        <text:p text:style-name="Preformatted_20_Text"><text:span text:style-name="Source_20_Text">    // Place a market order to enter a long position.</text:span></text:p>
        <text:p text:style-name="Preformatted_20_Text"><text:span text:style-name="Source_20_Text">    strategy.order("My Long Entry ID", strategy.long)</text:span></text:p>
        <text:p text:style-name="Preformatted_20_Text"><text:span text:style-name="Source_20_Text">    </text:span></text:p>
        <text:p text:style-name="Preformatted_20_Text"><text:span text:style-name="Source_20_Text">if strategy.position_size &gt; 0 and strategy.position_size[1] == 0</text:span></text:p>
        <text:p text:style-name="Preformatted_20_Text"><text:span text:style-name="Source_20_Text">    //@variable The entry price of the long trade. </text:span></text:p>
        <text:p text:style-name="Preformatted_20_Text"><text:span text:style-name="Source_20_Text">    float entryPrice = strategy.opentrades.entry_price(0)</text:span></text:p>
        <text:p text:style-name="Preformatted_20_Text"><text:span text:style-name="Source_20_Text">    // Calculate short limit and stop levels above and below the `entryPrice`.</text:span></text:p>
        <text:p text:style-name="Preformatted_20_Text"><text:span text:style-name="Source_20_Text">    float profitLevel = entryPrice + shortOffsetInput</text:span></text:p>
        <text:p text:style-name="Preformatted_20_Text"><text:span text:style-name="Source_20_Text">    float lossLevel   = entryPrice - shortOffsetInput</text:span></text:p>
        <text:p text:style-name="Preformatted_20_Text"><text:span text:style-name="Source_20_Text">    // Place short limit and stop orders at the `profitLevel` and `lossLevel`. </text:span></text:p>
        <text:p text:style-name="Preformatted_20_Text"><text:span text:style-name="Source_20_Text">    strategy.order("Profit", strategy.short, limit = profitLevel, oca_name = "Bracket", oca_type = strategy.oca.cancel)</text:span></text:p>
        <text:p text:style-name="Preformatted_20_Text"><text:span text:style-name="Source_20_Text">    strategy.order("Loss", strategy.short, stop = lossLevel, oca_name = "Bracket", oca_type = strategy.oca.cancel)</text:span></text:p>
        <text:p text:style-name="Preformatted_20_Text"><text:span text:style-name="Source_20_Text">    // Make new drawings for the `profitLimit` and `lossStop` lines.</text:span></text:p>
        <text:p text:style-name="Preformatted_20_Text"><text:span text:style-name="Source_20_Text">    profitLimit := drawLimit(profitLevel, isLong = false)</text:span></text:p>
        <text:p text:style-name="Preformatted_20_Text"><text:span text:style-name="Source_20_Text">    lossStop    := drawLimit(lossLevel, isLong = false, isStop = true)</text:span></text:p>
        <text:p text:style-name="Preformatted_20_Text"><text:span text:style-name="Source_20_Text">if ta.change(strategy.closedtrades) &gt; 0</text:span></text:p>
        <text:p text:style-name="Preformatted_20_Text"><text:span text:style-name="Source_20_Text">    // Stop extending the `profitLimit` and `lossStop` lines.</text:span></text:p>
        <text:p text:style-name="Preformatted_20_Text"><text:span text:style-name="Source_20_Text">    profitLimit.stopExtend()</text:span></text:p>
        <text:p text:style-name="P5"><text:span text:style-name="Source_20_Text">    lossStop.stopExtend()</text:span></text:p>
      </text:section>
      <text:section text:style-name="Sect1" text:name="fun_strategy.risk.allow_entry_in">
        <text:h text:style-name="P2" text:outline-level="3">strategy.risk.allow_entry_in()</text:h>
      </text:section>
      <text:p text:style-name="P3">This function can be used to specify in which market direction the <text:a xlink:type="simple" xlink:href="https://www.tradingview.com/pine-script-reference/v6/#fun_strategy.entry" text:style-name="Internet_20_link" text:visited-style-name="Visited_20_Internet_20_Link">strategy.entry</text:a> function is allowed to open positions.</text:p>
      <text:p text:style-name="Text_20_body">Syntax</text:p>
      <text:p text:style-name="P5">strategy.risk.allow_entry_in(value) → void</text:p>
      <text:p text:style-name="P3">Arguments</text:p>
      <text:p text:style-name="P3">value (simple string) The allowed direction. Possible values: <text:a xlink:type="simple" xlink:href="https://www.tradingview.com/pine-script-reference/v6/#const_strategy.direction.all" text:style-name="Internet_20_link" text:visited-style-name="Visited_20_Internet_20_Link">strategy.direction.all</text:a>, <text:a xlink:type="simple" xlink:href="https://www.tradingview.com/pine-script-reference/v6/#const_strategy.direction.long" text:style-name="Internet_20_link" text:visited-style-name="Visited_20_Internet_20_Link">strategy.direction.long</text:a>, <text:a xlink:type="simple" xlink:href="https://www.tradingview.com/pine-script-reference/v6/#const_strategy.direction.short" text:style-name="Internet_20_link" text:visited-style-name="Visited_20_Internet_20_Link">strategy.direction.short</text:a></text:p>
      <text:p text:style-name="P3">Example</text:p>
      <text:section text:style-name="Sect1" text:name="Section707">
        <text:p text:style-name="P4"><text:bookmark text:name="fun_strategy.risk.allow_entry_in"/><text:span text:style-name="Source_20_Text">//@version=6</text:span></text:p>
        <text:p text:style-name="Preformatted_20_Text"><text:span text:style-name="Source_20_Text">strategy("strategy.risk.allow_entry_in")</text:span></text:p>
        <text:p text:style-name="Preformatted_20_Text"><text:span text:style-name="Source_20_Text">strategy.risk.allow_entry_in(strategy.direction.long)</text:span></text:p>
        <text:p text:style-name="Preformatted_20_Text"><text:span text:style-name="Source_20_Text">if open &gt; close</text:span></text:p>
        <text:p text:style-name="Preformatted_20_Text"><text:span text:style-name="Source_20_Text">    strategy.entry("Long", strategy.long)</text:span></text:p>
        <text:p text:style-name="Preformatted_20_Text"><text:span text:style-name="Source_20_Text">// Instead of opening a short position with 10 contracts, this command will close long entries.</text:span></text:p>
        <text:p text:style-name="Preformatted_20_Text"><text:span text:style-name="Source_20_Text">if open &lt; close</text:span></text:p>
        <text:p text:style-name="P5"><text:span text:style-name="Source_20_Text">    strategy.entry("Short", strategy.short, qty = 10)</text:span></text:p>
      </text:section>
      <text:section text:style-name="Sect1" text:name="fun_strategy.risk.max_cons_loss_days">
        <text:h text:style-name="P2" text:outline-level="3"><text:soft-page-break/>strategy.risk.max_cons_loss_days()</text:h>
      </text:section>
      <text:p text:style-name="P3">The purpose of this rule is to cancel all pending orders, close all open positions and stop placing orders after a specified number of consecutive days with losses. The rule affects the whole strategy.</text:p>
      <text:p text:style-name="Text_20_body">Syntax</text:p>
      <text:p text:style-name="P5">strategy.risk.max_cons_loss_days(count, alert_message) → void</text:p>
      <text:p text:style-name="P3">Arguments</text:p>
      <text:p text:style-name="P3">count (simple int) A required parameter. The allowed number of consecutive days with losses.</text:p>
      <text:p text:style-name="P3">alert_message (simple string) An optional parameter which replaces the {{strategy.order.alert_message}} placeholder when it is used in the "Create Alert" dialog box's "Message" field.</text:p>
      <text:p text:style-name="P3">Example</text:p>
      <text:section text:style-name="Sect1" text:name="Section708">
        <text:p text:style-name="P4"><text:bookmark text:name="fun_strategy.risk.max_cons_loss_days"/><text:span text:style-name="Source_20_Text">//@version=6</text:span></text:p>
        <text:p text:style-name="Preformatted_20_Text"><text:span text:style-name="Source_20_Text">strategy("risk.max_cons_loss_days Demo 1")</text:span></text:p>
        <text:p text:style-name="Preformatted_20_Text"><text:span text:style-name="Source_20_Text">strategy.risk.max_cons_loss_days(3) // No orders will be placed after 3 days, if each day is with loss.</text:span></text:p>
        <text:p text:style-name="P5"><text:span text:style-name="Source_20_Text">plot(strategy.position_size)</text:span></text:p>
      </text:section>
      <text:section text:style-name="Sect1" text:name="fun_strategy.risk.max_drawdown">
        <text:h text:style-name="P2" text:outline-level="3">strategy.risk.max_drawdown()</text:h>
      </text:section>
      <text:p text:style-name="P3">The purpose of this rule is to determine maximum drawdown. The rule affects the whole strategy. Once the maximum drawdown value is reached, all pending orders are cancelled, all open positions are closed and no new orders can be placed.</text:p>
      <text:p text:style-name="Text_20_body">Syntax</text:p>
      <text:p text:style-name="P5">strategy.risk.max_drawdown(value, type, alert_message) → void</text:p>
      <text:p text:style-name="P3">Arguments</text:p>
      <text:p text:style-name="P3">value (simple int/float) A required parameter. The maximum drawdown value. It is specified either in money (base currency), or in percentage of maximum equity. For % of equity the range of allowed values is from 0 to 100.</text:p>
      <text:p text:style-name="P3">type (simple string) A required parameter. The type of the value. Please specify one of the following values: <text:a xlink:type="simple" xlink:href="https://www.tradingview.com/pine-script-reference/v6/#const_strategy.percent_of_equity" text:style-name="Internet_20_link" text:visited-style-name="Visited_20_Internet_20_Link">strategy.percent_of_equity</text:a> or <text:a xlink:type="simple" xlink:href="https://www.tradingview.com/pine-script-reference/v6/#const_strategy.cash" text:style-name="Internet_20_link" text:visited-style-name="Visited_20_Internet_20_Link">strategy.cash</text:a>. Note: if equity drops down to zero or to a negative and the 'strategy.percent_of_equity' is specified, all pending orders are cancelled, all open positions are closed and no new orders can be placed for good.</text:p>
      <text:p text:style-name="P3">alert_message (simple string) An optional parameter which replaces the {{strategy.order.alert_message}} placeholder when it is used in the "Create Alert" dialog box's "Message" field.</text:p>
      <text:p text:style-name="Text_20_body">Example</text:p>
      <text:p text:style-name="Preformatted_20_Text"><text:span text:style-name="Source_20_Text">//@version=6</text:span></text:p>
      <text:p text:style-name="Preformatted_20_Text"><text:span text:style-name="Source_20_Text">strategy("risk.max_drawdown Demo 1")</text:span></text:p>
      <text:p text:style-name="Preformatted_20_Text"><text:span text:style-name="Source_20_Text">strategy.risk.max_drawdown(50, strategy.percent_of_equity) // set maximum drawdown to 50% of maximum equity</text:span></text:p>
      <text:p text:style-name="P5"><text:span text:style-name="Source_20_Text">plot(strategy.position_size)</text:span></text:p>
      <text:p text:style-name="P3">Example</text:p>
      <text:section text:style-name="Sect1" text:name="Section709">
        <text:p text:style-name="P4"><text:bookmark text:name="fun_strategy.risk.max_drawdown"/><text:span text:style-name="Source_20_Text">//@version=6</text:span></text:p>
        <text:p text:style-name="Preformatted_20_Text"><text:span text:style-name="Source_20_Text">strategy("risk.max_drawdown Demo 2", currency = "EUR")</text:span></text:p>
        <text:p text:style-name="Preformatted_20_Text"><text:span text:style-name="Source_20_Text">strategy.risk.max_drawdown(2000, strategy.cash) // set maximum drawdown to 2000 EUR from maximum equity</text:span></text:p>
        <text:p text:style-name="P5"><text:span text:style-name="Source_20_Text">plot(strategy.position_size)</text:span></text:p>
      </text:section>
      <text:section text:style-name="Sect1" text:name="fun_strategy.risk.max_intraday_filled_orders">
        <text:h text:style-name="P2" text:outline-level="3">strategy.risk.max_intraday_filled_orders()</text:h>
      </text:section>
      <text:p text:style-name="P3">The purpose of this rule is to determine maximum number of filled orders per 1 day (per 1 bar, if chart resolution is higher than 1 day). The rule affects the whole strategy. Once the maximum number of filled orders is reached, all pending orders are cancelled, all open positions are closed and no new orders can be placed till the end of the current trading session.</text:p>
      <text:p text:style-name="Text_20_body">Syntax</text:p>
      <text:p text:style-name="P5">strategy.risk.max_intraday_filled_orders(count, alert_message) → void</text:p>
      <text:p text:style-name="P3">Arguments</text:p>
      <text:p text:style-name="P3">count (simple int) A required parameter. The maximum number of filled orders per 1 day.</text:p>
      <text:p text:style-name="P3">alert_message (simple string) An optional parameter which replaces the {{strategy.order.alert_message}} placeholder when it is used in the "Create Alert" dialog box's "Message" field.</text:p>
      <text:p text:style-name="P3">Example</text:p>
      <text:section text:style-name="Sect1" text:name="Section710">
        <text:p text:style-name="P4"><text:bookmark text:name="fun_strategy.risk.max_intraday_filled_orders"/><text:span text:style-name="Source_20_Text">//@version=6</text:span></text:p>
        <text:p text:style-name="Preformatted_20_Text"><text:span text:style-name="Source_20_Text">strategy("risk.max_intraday_filled_orders Demo")</text:span></text:p>
        <text:p text:style-name="Preformatted_20_Text"><text:span text:style-name="Source_20_Text">strategy.risk.max_intraday_filled_orders(10) // After 10 orders are filled, no more strategy orders will be placed (except for a market order to exit current open market position, if there is any).</text:span></text:p>
        <text:p text:style-name="Preformatted_20_Text"><text:span text:style-name="Source_20_Text">if open &gt; close</text:span></text:p>
        <text:p text:style-name="Preformatted_20_Text"><text:span text:style-name="Source_20_Text">    strategy.entry("buy", strategy.long)</text:span></text:p>
        <text:p text:style-name="Preformatted_20_Text"><text:span text:style-name="Source_20_Text">if open &lt; close</text:span></text:p>
        <text:p text:style-name="P5"><text:span text:style-name="Source_20_Text">    strategy.entry("sell", strategy.short)</text:span></text:p>
      </text:section>
      <text:section text:style-name="Sect1" text:name="fun_strategy.risk.max_intraday_loss">
        <text:h text:style-name="P2" text:outline-level="3">strategy.risk.max_intraday_loss()</text:h>
      </text:section>
      <text:p text:style-name="P3">The maximum loss value allowed during a day. It is specified either in money (base currency), or in percentage of maximum intraday equity (0 -100).</text:p>
      <text:p text:style-name="Text_20_body">Syntax</text:p>
      <text:p text:style-name="P5">strategy.risk.max_intraday_loss(value, type, alert_message) → void</text:p>
      <text:p text:style-name="P3">Arguments</text:p>
      <text:p text:style-name="P3">value (simple int/float) A required parameter. The maximum loss value. It is specified either in money (base currency), or in percentage of maximum intraday equity. For % of equity the range of allowed values is from 0 to 100.</text:p>
      <text:p text:style-name="P3">type (simple string) A required parameter. The type of the value. Please specify one of the following values: <text:a xlink:type="simple" xlink:href="https://www.tradingview.com/pine-script-reference/v6/#const_strategy.percent_of_equity" text:style-name="Internet_20_link" text:visited-style-name="Visited_20_Internet_20_Link">strategy.percent_of_equity</text:a> or <text:a xlink:type="simple" xlink:href="https://www.tradingview.com/pine-script-reference/v6/#const_strategy.cash" text:style-name="Internet_20_link" text:visited-style-name="Visited_20_Internet_20_Link">strategy.cash</text:a>. Note: if equity drops down to zero or to a negative and the <text:a xlink:type="simple" xlink:href="https://www.tradingview.com/pine-script-reference/v6/#const_strategy.percent_of_equity" text:style-name="Internet_20_link" text:visited-style-name="Visited_20_Internet_20_Link">strategy.percent_of_equity</text:a> is specified, all pending orders are cancelled, all open positions are closed and no new orders can be placed for good.</text:p>
      <text:p text:style-name="P3">alert_message (simple string) An optional parameter which replaces the {{strategy.order.alert_message}} placeholder when it is used in the "Create Alert" dialog box's "Message" field.</text:p>
      <text:p text:style-name="Text_20_body">Example</text:p>
      <text:p text:style-name="Preformatted_20_Text"><text:span text:style-name="Source_20_Text">// Sets the maximum intraday loss using the strategy's equity value.</text:span></text:p>
      <text:p text:style-name="Preformatted_20_Text"><text:span text:style-name="Source_20_Text">//@version=6</text:span></text:p>
      <text:p text:style-name="Preformatted_20_Text"><text:span text:style-name="Source_20_Text">strategy("strategy.risk.max_intraday_loss Example 1", overlay = false, default_qty_type = strategy.percent_of_equity, default_qty_value = 100)</text:span></text:p>
      <text:p text:style-name="Preformatted_20_Text"><text:span text:style-name="Source_20_Text">// Input for maximum intraday loss %. </text:span></text:p>
      <text:p text:style-name="Preformatted_20_Text"><text:span text:style-name="Source_20_Text">lossPct = input.float(10)</text:span></text:p>
      <text:p text:style-name="Preformatted_20_Text"><text:span text:style-name="Source_20_Text">// Set maximum intraday loss to our lossPct input</text:span></text:p>
      <text:p text:style-name="Preformatted_20_Text"><text:span text:style-name="Source_20_Text">strategy.risk.max_intraday_loss(lossPct, strategy.percent_of_equity)</text:span></text:p>
      <text:p text:style-name="Preformatted_20_Text"><text:span text:style-name="Source_20_Text">// Enter Short at bar_index zero.</text:span></text:p>
      <text:p text:style-name="Preformatted_20_Text"><text:span text:style-name="Source_20_Text">if bar_index == 0</text:span></text:p>
      <text:p text:style-name="Preformatted_20_Text"><text:span text:style-name="Source_20_Text">    strategy.entry("Short", strategy.short)</text:span></text:p>
      <text:p text:style-name="Preformatted_20_Text"><text:span text:style-name="Source_20_Text">// Store equity value from the beginning of the day</text:span></text:p>
      <text:p text:style-name="Preformatted_20_Text"><text:span text:style-name="Source_20_Text">eqFromDayStart = ta.valuewhen(ta.change(dayofweek) &gt; 0, strategy.equity, 0)</text:span></text:p>
      <text:p text:style-name="Preformatted_20_Text"><text:span text:style-name="Source_20_Text">// Calculate change of the current equity from the beginning of the current day.</text:span></text:p>
      <text:p text:style-name="Preformatted_20_Text"><text:span text:style-name="Source_20_Text">eqChgPct = 100 * ((strategy.equity - eqFromDayStart) / strategy.equity)</text:span></text:p>
      <text:p text:style-name="Preformatted_20_Text"><text:span text:style-name="Source_20_Text">// Plot it</text:span></text:p>
      <text:p text:style-name="Preformatted_20_Text"><text:span text:style-name="Source_20_Text">plot(eqChgPct) </text:span></text:p>
      <text:p text:style-name="P5"><text:span text:style-name="Source_20_Text">hline(-lossPct)</text:span></text:p>
      <text:p text:style-name="P3">Example</text:p>
      <text:section text:style-name="Sect1" text:name="Section711">
        <text:p text:style-name="P4"><text:bookmark text:name="fun_strategy.risk.max_intraday_loss"/><text:span text:style-name="Source_20_Text">// Sets the maximum intraday loss using the strategy's cash value.</text:span></text:p>
        <text:p text:style-name="Preformatted_20_Text"><text:span text:style-name="Source_20_Text">//@version=6</text:span></text:p>
        <text:p text:style-name="Preformatted_20_Text"><text:span text:style-name="Source_20_Text">strategy("strategy.risk.max_intraday_loss Example 2", overlay = false)</text:span></text:p>
        <text:p text:style-name="Preformatted_20_Text"><text:soft-page-break/><text:span text:style-name="Source_20_Text">// Input for maximum intraday loss in absolute cash value of the symbol. </text:span></text:p>
        <text:p text:style-name="Preformatted_20_Text"><text:span text:style-name="Source_20_Text">absCashLoss = input.float(5)</text:span></text:p>
        <text:p text:style-name="Preformatted_20_Text"><text:span text:style-name="Source_20_Text">// Set maximum intraday loss to `absCashLoss` in account currency.</text:span></text:p>
        <text:p text:style-name="Preformatted_20_Text"><text:span text:style-name="Source_20_Text">strategy.risk.max_intraday_loss(absCashLoss, strategy.cash)</text:span></text:p>
        <text:p text:style-name="Preformatted_20_Text"><text:span text:style-name="Source_20_Text">// Enter Short at bar_index zero.</text:span></text:p>
        <text:p text:style-name="Preformatted_20_Text"><text:span text:style-name="Source_20_Text">if bar_index == 0</text:span></text:p>
        <text:p text:style-name="Preformatted_20_Text"><text:span text:style-name="Source_20_Text">    strategy.entry("Short", strategy.short)</text:span></text:p>
        <text:p text:style-name="Preformatted_20_Text"><text:span text:style-name="Source_20_Text">// Store the open price value from the beginning of the day.</text:span></text:p>
        <text:p text:style-name="Preformatted_20_Text"><text:span text:style-name="Source_20_Text">beginPrice = ta.valuewhen(ta.change(dayofweek) &gt; 0, open, 0)</text:span></text:p>
        <text:p text:style-name="Preformatted_20_Text"><text:span text:style-name="Source_20_Text">// Calculate the absolute price change for the current period.</text:span></text:p>
        <text:p text:style-name="Preformatted_20_Text"><text:span text:style-name="Source_20_Text">priceChg = (close - beginPrice)</text:span></text:p>
        <text:p text:style-name="Preformatted_20_Text"><text:span text:style-name="Source_20_Text">hline(absCashLoss)</text:span></text:p>
        <text:p text:style-name="P5"><text:span text:style-name="Source_20_Text">plot(priceChg)</text:span></text:p>
        <text:p text:style-name="P3">See also</text:p>
        <text:p text:style-name="P3"><text:a xlink:type="simple" xlink:href="https://www.tradingview.com/pine-script-reference/v6/#fun_strategy" text:style-name="Internet_20_link" text:visited-style-name="Visited_20_Internet_20_Link">strategy</text:a><text:a xlink:type="simple" xlink:href="https://www.tradingview.com/pine-script-reference/v6/#const_strategy.percent_of_equity" text:style-name="Internet_20_link" text:visited-style-name="Visited_20_Internet_20_Link">strategy.percent_of_equity</text:a><text:a xlink:type="simple" xlink:href="https://www.tradingview.com/pine-script-reference/v6/#const_strategy.cash" text:style-name="Internet_20_link" text:visited-style-name="Visited_20_Internet_20_Link">strategy.cash</text:a></text:p>
      </text:section>
      <text:section text:style-name="Sect1" text:name="fun_strategy.risk.max_position_size">
        <text:h text:style-name="P2" text:outline-level="3">strategy.risk.max_position_size()</text:h>
      </text:section>
      <text:p text:style-name="P3">The purpose of this rule is to determine maximum size of a market position. The rule affects the following function: <text:a xlink:type="simple" xlink:href="https://www.tradingview.com/pine-script-reference/v6/#fun_strategy.entry" text:style-name="Internet_20_link" text:visited-style-name="Visited_20_Internet_20_Link">strategy.entry</text:a>. The 'entry' quantity can be reduced (if needed) to such number of contracts/shares/lots/units, so the total position size doesn't exceed the value specified in 'strategy.risk.max_position_size'. If minimum possible quantity still violates the rule, the order will not be placed.</text:p>
      <text:p text:style-name="Text_20_body">Syntax</text:p>
      <text:p text:style-name="P5">strategy.risk.max_position_size(contracts) → void</text:p>
      <text:p text:style-name="P3">Arguments</text:p>
      <text:p text:style-name="P3">contracts (simple int/float) A required parameter. Maximum number of contracts/shares/lots/units in a position.</text:p>
      <text:p text:style-name="P3">Example</text:p>
      <text:section text:style-name="Sect1" text:name="Section712">
        <text:p text:style-name="P4"><text:bookmark text:name="fun_strategy.risk.max_position_size"/><text:span text:style-name="Source_20_Text">//@version=6</text:span></text:p>
        <text:p text:style-name="Preformatted_20_Text"><text:span text:style-name="Source_20_Text">strategy("risk.max_position_size Demo", default_qty_value = 100)</text:span></text:p>
        <text:p text:style-name="Preformatted_20_Text"><text:span text:style-name="Source_20_Text">strategy.risk.max_position_size(10)</text:span></text:p>
        <text:p text:style-name="Preformatted_20_Text"><text:span text:style-name="Source_20_Text">if open &gt; close</text:span></text:p>
        <text:p text:style-name="Preformatted_20_Text"><text:span text:style-name="Source_20_Text">    strategy.entry("buy", strategy.long)</text:span></text:p>
        <text:p text:style-name="P5"><text:span text:style-name="Source_20_Text">plot(strategy.position_size) // max plot value will be 10</text:span></text:p>
      </text:section>
      <text:section text:style-name="Sect1" text:name="fun_string">
        <text:h text:style-name="P2" text:outline-level="3">string()</text:h>
        <text:p text:style-name="P3">4 overloads</text:p>
      </text:section>
      <text:section text:style-name="Sect1" text:name="Section713">
        <text:p text:style-name="P6"><text:bookmark text:name="fun_string"/>Casts na to string</text:p>
        <text:p text:style-name="Text_20_body">Syntax &amp; Overloads</text:p>
        <text:p text:style-name="P5"><text:a xlink:type="simple" xlink:href="https://www.tradingview.com/pine-script-reference/v6/#fun_string-0" text:style-name="Internet_20_link" text:visited-style-name="Visited_20_Internet_20_Link">string(x) → const string</text:a></text:p>
        <text:p text:style-name="P5"><text:a xlink:type="simple" xlink:href="https://www.tradingview.com/pine-script-reference/v6/#fun_string-1" text:style-name="Internet_20_link" text:visited-style-name="Visited_20_Internet_20_Link">string(x) → input string</text:a></text:p>
        <text:p text:style-name="P5"><text:a xlink:type="simple" xlink:href="https://www.tradingview.com/pine-script-reference/v6/#fun_string-2" text:style-name="Internet_20_link" text:visited-style-name="Visited_20_Internet_20_Link">string(x) → simple string</text:a></text:p>
        <text:p text:style-name="P5"><text:a xlink:type="simple" xlink:href="https://www.tradingview.com/pine-script-reference/v6/#fun_string-3" text:style-name="Internet_20_link" text:visited-style-name="Visited_20_Internet_20_Link">string(x) → series string</text:a></text:p>
        <text:p text:style-name="P3">Arguments</text:p>
        <text:p text:style-name="P3">x (const string) The value to convert to the specified type, usually <text:a xlink:type="simple" xlink:href="https://www.tradingview.com/pine-script-reference/v6/#var_na" text:style-name="Internet_20_link" text:visited-style-name="Visited_20_Internet_20_Link">na</text:a>.</text:p>
        <text:p text:style-name="P3">Returns</text:p>
        <text:p text:style-name="P3">The value of the argument after casting to string.</text:p>
        <text:p text:style-name="P3">See also</text:p>
        <text:p text:style-name="P3"><text:a xlink:type="simple" xlink:href="https://www.tradingview.com/pine-script-reference/v6/#fun_float" text:style-name="Internet_20_link" text:visited-style-name="Visited_20_Internet_20_Link">float</text:a><text:a xlink:type="simple" xlink:href="https://www.tradingview.com/pine-script-reference/v6/#fun_int" text:style-name="Internet_20_link" text:visited-style-name="Visited_20_Internet_20_Link">int</text:a><text:a xlink:type="simple" xlink:href="https://www.tradingview.com/pine-script-reference/v6/#fun_bool" text:style-name="Internet_20_link" text:visited-style-name="Visited_20_Internet_20_Link">bool</text:a><text:a xlink:type="simple" xlink:href="https://www.tradingview.com/pine-script-reference/v6/#fun_color" text:style-name="Internet_20_link" text:visited-style-name="Visited_20_Internet_20_Link">color</text:a><text:a xlink:type="simple" xlink:href="https://www.tradingview.com/pine-script-reference/v6/#fun_line" text:style-name="Internet_20_link" text:visited-style-name="Visited_20_Internet_20_Link">line</text:a><text:a xlink:type="simple" xlink:href="https://www.tradingview.com/pine-script-reference/v6/#fun_label" text:style-name="Internet_20_link" text:visited-style-name="Visited_20_Internet_20_Link">label</text:a></text:p>
      </text:section>
      <text:section text:style-name="Sect1" text:name="fun_syminfo.prefix">
        <text:h text:style-name="P2" text:outline-level="3">syminfo.prefix()</text:h>
        <text:p text:style-name="P3">2 overloads</text:p>
      </text:section>
      <text:p text:style-name="P3">Returns exchange prefix of the <text:span text:style-name="Source_20_Text">symbol</text:span>, e.g. "NASDAQ".</text:p>
      <text:p text:style-name="Text_20_body">Syntax &amp; Overloads</text:p>
      <text:p text:style-name="P5"><text:a xlink:type="simple" xlink:href="https://www.tradingview.com/pine-script-reference/v6/#fun_syminfo.prefix-0" text:style-name="Internet_20_link" text:visited-style-name="Visited_20_Internet_20_Link">syminfo.prefix(symbol) → simple string</text:a></text:p>
      <text:p text:style-name="P5"><text:a xlink:type="simple" xlink:href="https://www.tradingview.com/pine-script-reference/v6/#fun_syminfo.prefix-1" text:style-name="Internet_20_link" text:visited-style-name="Visited_20_Internet_20_Link">syminfo.prefix(symbol) → series string</text:a></text:p>
      <text:p text:style-name="P3">Arguments</text:p>
      <text:p text:style-name="P3">symbol (simple string) Symbol. Note that the symbol should be passed with a prefix. For example: "NASDAQ:AAPL" instead of "AAPL".</text:p>
      <text:p text:style-name="P3">Example</text:p>
      <text:section text:style-name="Sect1" text:name="Section714">
        <text:p text:style-name="P4"><text:bookmark text:name="fun_syminfo.prefix"/><text:span text:style-name="Source_20_Text">//@version=6</text:span></text:p>
        <text:p text:style-name="Preformatted_20_Text"><text:span text:style-name="Source_20_Text">indicator("syminfo.prefix fun", overlay=true)</text:span></text:p>
        <text:p text:style-name="Preformatted_20_Text"><text:span text:style-name="Source_20_Text">i_sym = input.symbol("NASDAQ:AAPL")</text:span></text:p>
        <text:p text:style-name="Preformatted_20_Text"><text:span text:style-name="Source_20_Text">pref = syminfo.prefix(i_sym)</text:span></text:p>
        <text:p text:style-name="Preformatted_20_Text"><text:span text:style-name="Source_20_Text">tick = syminfo.ticker(i_sym)</text:span></text:p>
        <text:p text:style-name="Preformatted_20_Text"><text:span text:style-name="Source_20_Text">t = ticker.new(pref, tick, session.extended)</text:span></text:p>
        <text:p text:style-name="Preformatted_20_Text"><text:span text:style-name="Source_20_Text">s = request.security(t, "1D", close)</text:span></text:p>
        <text:p text:style-name="P5"><text:span text:style-name="Source_20_Text">plot(s)</text:span></text:p>
        <text:p text:style-name="P3">Returns</text:p>
        <text:p text:style-name="P3">Returns exchange prefix of the <text:span text:style-name="Source_20_Text">symbol</text:span>, e.g. "NASDAQ".</text:p>
        <text:p text:style-name="P3">Remarks</text:p>
        <text:p text:style-name="P3">The result of the function is used in the <text:a xlink:type="simple" xlink:href="https://www.tradingview.com/pine-script-reference/v6/#fun_ticker.new" text:style-name="Internet_20_link" text:visited-style-name="Visited_20_Internet_20_Link">ticker.new</text:a>/<text:a xlink:type="simple" xlink:href="https://www.tradingview.com/pine-script-reference/v6/#fun_ticker.modify" text:style-name="Internet_20_link" text:visited-style-name="Visited_20_Internet_20_Link">ticker.modify</text:a> and <text:a xlink:type="simple" xlink:href="https://www.tradingview.com/pine-script-reference/v6/#fun_request.security" text:style-name="Internet_20_link" text:visited-style-name="Visited_20_Internet_20_Link">request.security</text:a>.</text:p>
        <text:p text:style-name="P3">See also</text:p>
        <text:p text:style-name="P3"><text:a xlink:type="simple" xlink:href="https://www.tradingview.com/pine-script-reference/v6/#var_syminfo.tickerid" text:style-name="Internet_20_link" text:visited-style-name="Visited_20_Internet_20_Link">syminfo.tickerid</text:a><text:a xlink:type="simple" xlink:href="https://www.tradingview.com/pine-script-reference/v6/#var_syminfo.ticker" text:style-name="Internet_20_link" text:visited-style-name="Visited_20_Internet_20_Link">syminfo.ticker</text:a><text:a xlink:type="simple" xlink:href="https://www.tradingview.com/pine-script-reference/v6/#var_syminfo.prefix" text:style-name="Internet_20_link" text:visited-style-name="Visited_20_Internet_20_Link">syminfo.prefix</text:a><text:a xlink:type="simple" xlink:href="https://www.tradingview.com/pine-script-reference/v6/#fun_syminfo.ticker" text:style-name="Internet_20_link" text:visited-style-name="Visited_20_Internet_20_Link">syminfo.ticker</text:a><text:a xlink:type="simple" xlink:href="https://www.tradingview.com/pine-script-reference/v6/#fun_ticker.new" text:style-name="Internet_20_link" text:visited-style-name="Visited_20_Internet_20_Link">ticker.new</text:a></text:p>
      </text:section>
      <text:section text:style-name="Sect1" text:name="fun_syminfo.ticker">
        <text:h text:style-name="P2" text:outline-level="3">syminfo.ticker()</text:h>
        <text:p text:style-name="P3">2 overloads</text:p>
      </text:section>
      <text:p text:style-name="P3">Returns <text:span text:style-name="Source_20_Text">symbol</text:span> name without exchange prefix, e.g. "AAPL".</text:p>
      <text:p text:style-name="Text_20_body">Syntax &amp; Overloads</text:p>
      <text:p text:style-name="P5"><text:a xlink:type="simple" xlink:href="https://www.tradingview.com/pine-script-reference/v6/#fun_syminfo.ticker-0" text:style-name="Internet_20_link" text:visited-style-name="Visited_20_Internet_20_Link">syminfo.ticker(symbol) → simple string</text:a></text:p>
      <text:p text:style-name="P5"><text:a xlink:type="simple" xlink:href="https://www.tradingview.com/pine-script-reference/v6/#fun_syminfo.ticker-1" text:style-name="Internet_20_link" text:visited-style-name="Visited_20_Internet_20_Link">syminfo.ticker(symbol) → series string</text:a></text:p>
      <text:p text:style-name="P3">Arguments</text:p>
      <text:p text:style-name="P3">symbol (simple string) Symbol. Note that the symbol should be passed with a prefix. For example: "NASDAQ:AAPL" instead of "AAPL".</text:p>
      <text:p text:style-name="P3"><text:soft-page-break/>Example</text:p>
      <text:section text:style-name="Sect1" text:name="Section715">
        <text:p text:style-name="P4"><text:bookmark text:name="fun_syminfo.ticker"/><text:span text:style-name="Source_20_Text">//@version=6</text:span></text:p>
        <text:p text:style-name="Preformatted_20_Text"><text:span text:style-name="Source_20_Text">indicator("syminfo.ticker fun", overlay=true) </text:span></text:p>
        <text:p text:style-name="Preformatted_20_Text"><text:span text:style-name="Source_20_Text">i_sym = input.symbol("NASDAQ:AAPL")</text:span></text:p>
        <text:p text:style-name="Preformatted_20_Text"><text:span text:style-name="Source_20_Text">pref = syminfo.prefix(i_sym)</text:span></text:p>
        <text:p text:style-name="Preformatted_20_Text"><text:span text:style-name="Source_20_Text">tick = syminfo.ticker(i_sym)</text:span></text:p>
        <text:p text:style-name="Preformatted_20_Text"><text:span text:style-name="Source_20_Text">t = ticker.new(pref, tick, session.extended)</text:span></text:p>
        <text:p text:style-name="Preformatted_20_Text"><text:span text:style-name="Source_20_Text">s = request.security(t, "1D", close)</text:span></text:p>
        <text:p text:style-name="P5"><text:span text:style-name="Source_20_Text">plot(s)</text:span></text:p>
        <text:p text:style-name="P3">Returns</text:p>
        <text:p text:style-name="P3">Returns <text:span text:style-name="Source_20_Text">symbol</text:span> name without exchange prefix, e.g. "AAPL".</text:p>
        <text:p text:style-name="P3">Remarks</text:p>
        <text:p text:style-name="P3">The result of the function is used in the <text:a xlink:type="simple" xlink:href="https://www.tradingview.com/pine-script-reference/v6/#fun_ticker.new" text:style-name="Internet_20_link" text:visited-style-name="Visited_20_Internet_20_Link">ticker.new</text:a>/<text:a xlink:type="simple" xlink:href="https://www.tradingview.com/pine-script-reference/v6/#fun_ticker.modify" text:style-name="Internet_20_link" text:visited-style-name="Visited_20_Internet_20_Link">ticker.modify</text:a> and <text:a xlink:type="simple" xlink:href="https://www.tradingview.com/pine-script-reference/v6/#fun_request.security" text:style-name="Internet_20_link" text:visited-style-name="Visited_20_Internet_20_Link">request.security</text:a>.</text:p>
        <text:p text:style-name="P3">See also</text:p>
        <text:p text:style-name="P3"><text:a xlink:type="simple" xlink:href="https://www.tradingview.com/pine-script-reference/v6/#var_syminfo.tickerid" text:style-name="Internet_20_link" text:visited-style-name="Visited_20_Internet_20_Link">syminfo.tickerid</text:a><text:a xlink:type="simple" xlink:href="https://www.tradingview.com/pine-script-reference/v6/#var_syminfo.ticker" text:style-name="Internet_20_link" text:visited-style-name="Visited_20_Internet_20_Link">syminfo.ticker</text:a><text:a xlink:type="simple" xlink:href="https://www.tradingview.com/pine-script-reference/v6/#var_syminfo.prefix" text:style-name="Internet_20_link" text:visited-style-name="Visited_20_Internet_20_Link">syminfo.prefix</text:a><text:a xlink:type="simple" xlink:href="https://www.tradingview.com/pine-script-reference/v6/#fun_syminfo.prefix" text:style-name="Internet_20_link" text:visited-style-name="Visited_20_Internet_20_Link">syminfo.prefix</text:a><text:a xlink:type="simple" xlink:href="https://www.tradingview.com/pine-script-reference/v6/#fun_ticker.new" text:style-name="Internet_20_link" text:visited-style-name="Visited_20_Internet_20_Link">ticker.new</text:a></text:p>
      </text:section>
      <text:section text:style-name="Sect1" text:name="fun_ta.alma">
        <text:h text:style-name="P2" text:outline-level="3">ta.alma()</text:h>
        <text:p text:style-name="P3">2 overloads</text:p>
      </text:section>
      <text:p text:style-name="P3">Arnaud Legoux Moving Average. It uses Gaussian distribution as weights for moving average.</text:p>
      <text:p text:style-name="Text_20_body">Syntax &amp; Overloads</text:p>
      <text:p text:style-name="P5"><text:a xlink:type="simple" xlink:href="https://www.tradingview.com/pine-script-reference/v6/#fun_ta.alma-0" text:style-name="Internet_20_link" text:visited-style-name="Visited_20_Internet_20_Link">ta.alma(series, length, offset, sigma) → series float</text:a></text:p>
      <text:p text:style-name="P5"><text:a xlink:type="simple" xlink:href="https://www.tradingview.com/pine-script-reference/v6/#fun_ta.alma-1" text:style-name="Internet_20_link" text:visited-style-name="Visited_20_Internet_20_Link">ta.alma(series, length, offset, sigma, floor) → series float</text:a></text:p>
      <text:p text:style-name="P3">Arguments</text:p>
      <text:p text:style-name="P3">series (series int/float) Series of values to process.</text:p>
      <text:p text:style-name="P3">length (series int) Number of bars (length).</text:p>
      <text:p text:style-name="P3">offset (simple int/float) Controls tradeoff between smoothness (closer to 1) and responsiveness (closer to 0).</text:p>
      <text:p text:style-name="P3">sigma (simple int/float) Changes the smoothness of ALMA. The larger sigma the smoother ALMA.</text:p>
      <text:p text:style-name="P3">Example</text:p>
      <text:section text:style-name="Sect1" text:name="Section716">
        <text:p text:style-name="P4"><text:bookmark text:name="fun_ta.alma"/><text:span text:style-name="Source_20_Text">//@version=6</text:span></text:p>
        <text:p text:style-name="Preformatted_20_Text"><text:span text:style-name="Source_20_Text">indicator("ta.alma", overlay=true) </text:span></text:p>
        <text:p text:style-name="Preformatted_20_Text"><text:span text:style-name="Source_20_Text">plot(ta.alma(close, 9, 0.85, 6))</text:span></text:p>
        <text:p text:style-name="Preformatted_20_Text"><text:span text:style-name="Source_20_Text">// same on pine, but much less efficient</text:span></text:p>
        <text:p text:style-name="Preformatted_20_Text"><text:span text:style-name="Source_20_Text">pine_alma(series, windowsize, offset, sigma) =&gt;</text:span></text:p>
        <text:p text:style-name="Preformatted_20_Text"><text:span text:style-name="Source_20_Text">    m = offset * (windowsize - 1)</text:span></text:p>
        <text:p text:style-name="Preformatted_20_Text"><text:span text:style-name="Source_20_Text">    //m = math.floor(offset * (windowsize - 1)) // Used as m when math.floor=true</text:span></text:p>
        <text:p text:style-name="Preformatted_20_Text"><text:span text:style-name="Source_20_Text">    s = windowsize / sigma</text:span></text:p>
        <text:p text:style-name="Preformatted_20_Text"><text:span text:style-name="Source_20_Text">    norm = 0.0</text:span></text:p>
        <text:p text:style-name="Preformatted_20_Text"><text:span text:style-name="Source_20_Text">    sum = 0.0</text:span></text:p>
        <text:p text:style-name="Preformatted_20_Text"><text:span text:style-name="Source_20_Text">    for i = 0 to windowsize - 1</text:span></text:p>
        <text:p text:style-name="Preformatted_20_Text"><text:span text:style-name="Source_20_Text">        weight = math.exp(-1 * math.pow(i - m, 2) / (2 * math.pow(s, 2)))</text:span></text:p>
        <text:p text:style-name="Preformatted_20_Text"><text:span text:style-name="Source_20_Text">        norm := norm + weight</text:span></text:p>
        <text:p text:style-name="Preformatted_20_Text"><text:span text:style-name="Source_20_Text">        sum := sum + series[windowsize - i - 1] * weight</text:span></text:p>
        <text:p text:style-name="Preformatted_20_Text"><text:span text:style-name="Source_20_Text">    sum / norm</text:span></text:p>
        <text:p text:style-name="P5"><text:span text:style-name="Source_20_Text">plot(pine_alma(close, 9, 0.85, 6))</text:span></text:p>
        <text:p text:style-name="P3">Returns</text:p>
        <text:p text:style-name="P3">Arnaud Legoux Moving Average.</text:p>
        <text:p text:style-name="P3">Remarks</text:p>
        <text:p text:style-name="P3"><text:span text:style-name="Source_20_Text">na</text:span> values in the <text:span text:style-name="Source_20_Text">source</text:span> series are included in calculations and will produce an <text:span text:style-name="Source_20_Text">na</text:span> result.</text:p>
        <text:p text:style-name="P3">See also</text:p>
        <text:p text:style-name="P3"><text:a xlink:type="simple" xlink:href="https://www.tradingview.com/pine-script-reference/v6/#fun_ta.sma" text:style-name="Internet_20_link" text:visited-style-name="Visited_20_Internet_20_Link">ta.sma</text:a><text:a xlink:type="simple" xlink:href="https://www.tradingview.com/pine-script-reference/v6/#fun_ta.ema" text:style-name="Internet_20_link" text:visited-style-name="Visited_20_Internet_20_Link">ta.ema</text:a><text:a xlink:type="simple" xlink:href="https://www.tradingview.com/pine-script-reference/v6/#fun_ta.rma" text:style-name="Internet_20_link" text:visited-style-name="Visited_20_Internet_20_Link">ta.rma</text:a><text:a xlink:type="simple" xlink:href="https://www.tradingview.com/pine-script-reference/v6/#fun_ta.wma" text:style-name="Internet_20_link" text:visited-style-name="Visited_20_Internet_20_Link">ta.wma</text:a><text:a xlink:type="simple" xlink:href="https://www.tradingview.com/pine-script-reference/v6/#fun_ta.vwma" text:style-name="Internet_20_link" text:visited-style-name="Visited_20_Internet_20_Link">ta.vwma</text:a><text:a xlink:type="simple" xlink:href="https://www.tradingview.com/pine-script-reference/v6/#fun_ta.swma" text:style-name="Internet_20_link" text:visited-style-name="Visited_20_Internet_20_Link">ta.swma</text:a></text:p>
      </text:section>
      <text:section text:style-name="Sect1" text:name="fun_ta.atr">
        <text:h text:style-name="P2" text:outline-level="3">ta.atr()</text:h>
      </text:section>
      <text:p text:style-name="P3">Function atr (average true range) returns the RMA of true range. True range is max(high - low, abs(high - close[1]), abs(low - close[1])).</text:p>
      <text:p text:style-name="Text_20_body">Syntax</text:p>
      <text:p text:style-name="P5">ta.atr(length) → series float</text:p>
      <text:p text:style-name="P3">Arguments</text:p>
      <text:p text:style-name="P3">length (simple int) Length (number of bars back).</text:p>
      <text:p text:style-name="P3">Example</text:p>
      <text:section text:style-name="Sect1" text:name="Section717">
        <text:p text:style-name="P4"><text:bookmark text:name="fun_ta.atr"/><text:span text:style-name="Source_20_Text">//@version=6</text:span></text:p>
        <text:p text:style-name="Preformatted_20_Text"><text:span text:style-name="Source_20_Text">indicator("ta.atr")</text:span></text:p>
        <text:p text:style-name="Preformatted_20_Text"><text:span text:style-name="Source_20_Text">plot(ta.atr(14))</text:span></text:p>
        <text:p text:style-name="Preformatted_20_Text"><text:span text:style-name="Source_20_Text">//the same on pine</text:span></text:p>
        <text:p text:style-name="Preformatted_20_Text"><text:span text:style-name="Source_20_Text">pine_atr(length) =&gt;</text:span></text:p>
        <text:p text:style-name="Preformatted_20_Text"><text:span text:style-name="Source_20_Text">    trueRange = na(high[1])? high-low : math.max(math.max(high - low, math.abs(high - close[1])), math.abs(low - close[1]))</text:span></text:p>
        <text:p text:style-name="Preformatted_20_Text"><text:span text:style-name="Source_20_Text">    //true range can be also calculated with ta.tr(true)</text:span></text:p>
        <text:p text:style-name="Preformatted_20_Text"><text:span text:style-name="Source_20_Text">    ta.rma(trueRange, length)</text:span></text:p>
        <text:p text:style-name="P5"><text:span text:style-name="Source_20_Text">plot(pine_atr(14))</text:span></text:p>
        <text:p text:style-name="P3">Returns</text:p>
        <text:p text:style-name="P3">Average true range.</text:p>
        <text:p text:style-name="P3">Remarks</text:p>
        <text:p text:style-name="P3"><text:span text:style-name="Source_20_Text">na</text:span> values in the <text:span text:style-name="Source_20_Text">source</text:span> series are ignored; the function calculates on the <text:span text:style-name="Source_20_Text">length</text:span> quantity of non-<text:span text:style-name="Source_20_Text">na</text:span> values.</text:p>
        <text:p text:style-name="P3">See also</text:p>
        <text:p text:style-name="P3"><text:a xlink:type="simple" xlink:href="https://www.tradingview.com/pine-script-reference/v6/#fun_ta.tr" text:style-name="Internet_20_link" text:visited-style-name="Visited_20_Internet_20_Link">ta.tr</text:a><text:a xlink:type="simple" xlink:href="https://www.tradingview.com/pine-script-reference/v6/#fun_ta.rma" text:style-name="Internet_20_link" text:visited-style-name="Visited_20_Internet_20_Link">ta.rma</text:a></text:p>
      </text:section>
      <text:section text:style-name="Sect1" text:name="fun_ta.barssince">
        <text:h text:style-name="P2" text:outline-level="3">ta.barssince()</text:h>
      </text:section>
      <text:p text:style-name="P3">Counts the number of bars since the last time the condition was true.</text:p>
      <text:p text:style-name="Text_20_body">Syntax</text:p>
      <text:p text:style-name="P5">ta.barssince(condition) → series int</text:p>
      <text:p text:style-name="P3">Arguments</text:p>
      <text:p text:style-name="P3">condition (series bool) The condition to check for.</text:p>
      <text:p text:style-name="P3">Example</text:p>
      <text:section text:style-name="Sect1" text:name="Section718">
        <text:p text:style-name="P4"><text:bookmark text:name="fun_ta.barssince"/><text:span text:style-name="Source_20_Text">//@version=6</text:span></text:p>
        <text:p text:style-name="Preformatted_20_Text"><text:span text:style-name="Source_20_Text">indicator("ta.barssince")</text:span></text:p>
        <text:p text:style-name="Preformatted_20_Text"><text:soft-page-break/><text:span text:style-name="Source_20_Text">// get number of bars since last color.green bar</text:span></text:p>
        <text:p text:style-name="P5"><text:span text:style-name="Source_20_Text">plot(ta.barssince(close &gt;= open))</text:span></text:p>
        <text:p text:style-name="P3">Returns</text:p>
        <text:p text:style-name="P3">Number of bars since condition was true.</text:p>
        <text:p text:style-name="P3">Remarks</text:p>
        <text:p text:style-name="P3">If the condition has never been met prior to the current bar, the function returns na.</text:p>
        <text:p text:style-name="P3">Please note that using this variable/function can cause <text:a xlink:type="simple" xlink:href="https://www.tradingview.com/pine-script-docs/concepts/repainting/" office:target-frame-name="_blank" xlink:show="new" text:style-name="Internet_20_link" text:visited-style-name="Visited_20_Internet_20_Link">indicator repainting</text:a>.</text:p>
        <text:p text:style-name="P3">See also</text:p>
        <text:p text:style-name="P3"><text:a xlink:type="simple" xlink:href="https://www.tradingview.com/pine-script-reference/v6/#fun_ta.lowestbars" text:style-name="Internet_20_link" text:visited-style-name="Visited_20_Internet_20_Link">ta.lowestbars</text:a><text:a xlink:type="simple" xlink:href="https://www.tradingview.com/pine-script-reference/v6/#fun_ta.highestbars" text:style-name="Internet_20_link" text:visited-style-name="Visited_20_Internet_20_Link">ta.highestbars</text:a><text:a xlink:type="simple" xlink:href="https://www.tradingview.com/pine-script-reference/v6/#fun_ta.valuewhen" text:style-name="Internet_20_link" text:visited-style-name="Visited_20_Internet_20_Link">ta.valuewhen</text:a><text:a xlink:type="simple" xlink:href="https://www.tradingview.com/pine-script-reference/v6/#fun_ta.highest" text:style-name="Internet_20_link" text:visited-style-name="Visited_20_Internet_20_Link">ta.highest</text:a><text:a xlink:type="simple" xlink:href="https://www.tradingview.com/pine-script-reference/v6/#fun_ta.lowest" text:style-name="Internet_20_link" text:visited-style-name="Visited_20_Internet_20_Link">ta.lowest</text:a></text:p>
      </text:section>
      <text:section text:style-name="Sect1" text:name="fun_ta.bb">
        <text:h text:style-name="P2" text:outline-level="3">ta.bb()</text:h>
      </text:section>
      <text:p text:style-name="P3">Bollinger Bands. A Bollinger Band is a technical analysis tool defined by a set of lines plotted two standard deviations (positively and negatively) away from a simple moving average (SMA) of the security's price, but can be adjusted to user preferences.</text:p>
      <text:p text:style-name="Text_20_body">Syntax</text:p>
      <text:p text:style-name="P5">ta.bb(series, length, mult) → [series float, series float, series float]</text:p>
      <text:p text:style-name="P3">Arguments</text:p>
      <text:p text:style-name="P3">series (series int/float) Series of values to process.</text:p>
      <text:p text:style-name="P3">length (series int) Number of bars (length).</text:p>
      <text:p text:style-name="P3">mult (simple int/float) Standard deviation factor.</text:p>
      <text:p text:style-name="P3">Example</text:p>
      <text:section text:style-name="Sect1" text:name="Section719">
        <text:p text:style-name="P4"><text:bookmark text:name="fun_ta.bb"/><text:span text:style-name="Source_20_Text">//@version=6</text:span></text:p>
        <text:p text:style-name="Preformatted_20_Text"><text:span text:style-name="Source_20_Text">indicator("ta.bb")</text:span></text:p>
        <text:p text:style-name="Preformatted_20_Text"><text:span text:style-name="Source_20_Text">[middle, upper, lower] = ta.bb(close, 5, 4)</text:span></text:p>
        <text:p text:style-name="Preformatted_20_Text"><text:span text:style-name="Source_20_Text">plot(middle, color=color.yellow)</text:span></text:p>
        <text:p text:style-name="Preformatted_20_Text"><text:span text:style-name="Source_20_Text">plot(upper, color=color.yellow)</text:span></text:p>
        <text:p text:style-name="Preformatted_20_Text"><text:span text:style-name="Source_20_Text">plot(lower, color=color.yellow)</text:span></text:p>
        <text:p text:style-name="Preformatted_20_Text"><text:span text:style-name="Source_20_Text">// the same on pine</text:span></text:p>
        <text:p text:style-name="Preformatted_20_Text"><text:span text:style-name="Source_20_Text">f_bb(src, length, mult) =&gt;</text:span></text:p>
        <text:p text:style-name="Preformatted_20_Text"><text:span text:style-name="Source_20_Text">    float basis = ta.sma(src, length)</text:span></text:p>
        <text:p text:style-name="Preformatted_20_Text"><text:span text:style-name="Source_20_Text">    float dev = mult * ta.stdev(src, length)</text:span></text:p>
        <text:p text:style-name="Preformatted_20_Text"><text:span text:style-name="Source_20_Text">    [basis, basis + dev, basis - dev]</text:span></text:p>
        <text:p text:style-name="Preformatted_20_Text"><text:span text:style-name="Source_20_Text">[pineMiddle, pineUpper, pineLower] = f_bb(close, 5, 4)</text:span></text:p>
        <text:p text:style-name="Preformatted_20_Text"><text:span text:style-name="Source_20_Text">plot(pineMiddle)</text:span></text:p>
        <text:p text:style-name="Preformatted_20_Text"><text:span text:style-name="Source_20_Text">plot(pineUpper)</text:span></text:p>
        <text:p text:style-name="P5"><text:span text:style-name="Source_20_Text">plot(pineLower)</text:span></text:p>
        <text:p text:style-name="P3">Returns</text:p>
        <text:p text:style-name="P3">Bollinger Bands.</text:p>
        <text:p text:style-name="P3">Remarks</text:p>
        <text:p text:style-name="P3"><text:span text:style-name="Source_20_Text">na</text:span> values in the <text:span text:style-name="Source_20_Text">source</text:span> series are ignored; the function calculates on the <text:span text:style-name="Source_20_Text">length</text:span> quantity of non-<text:span text:style-name="Source_20_Text">na</text:span> values.</text:p>
        <text:p text:style-name="P3">See also</text:p>
        <text:p text:style-name="P3"><text:a xlink:type="simple" xlink:href="https://www.tradingview.com/pine-script-reference/v6/#fun_ta.sma" text:style-name="Internet_20_link" text:visited-style-name="Visited_20_Internet_20_Link">ta.sma</text:a><text:a xlink:type="simple" xlink:href="https://www.tradingview.com/pine-script-reference/v6/#fun_ta.stdev" text:style-name="Internet_20_link" text:visited-style-name="Visited_20_Internet_20_Link">ta.stdev</text:a><text:a xlink:type="simple" xlink:href="https://www.tradingview.com/pine-script-reference/v6/#fun_ta.kc" text:style-name="Internet_20_link" text:visited-style-name="Visited_20_Internet_20_Link">ta.kc</text:a></text:p>
      </text:section>
      <text:section text:style-name="Sect1" text:name="fun_ta.bbw">
        <text:h text:style-name="P2" text:outline-level="3">ta.bbw()</text:h>
      </text:section>
      <text:p text:style-name="P3">Bollinger Bands Width. The Bollinger Band Width is the difference between the upper and the lower Bollinger Bands divided by the middle band.</text:p>
      <text:p text:style-name="Text_20_body">Syntax</text:p>
      <text:p text:style-name="P5">ta.bbw(series, length, mult) → series float</text:p>
      <text:p text:style-name="P3">Arguments</text:p>
      <text:p text:style-name="P3">series (series int/float) Series of values to process.</text:p>
      <text:p text:style-name="P3">length (series int) Number of bars (length).</text:p>
      <text:p text:style-name="P3">mult (simple int/float) Standard deviation factor.</text:p>
      <text:p text:style-name="P3">Example</text:p>
      <text:section text:style-name="Sect1" text:name="Section720">
        <text:p text:style-name="P4"><text:bookmark text:name="fun_ta.bbw"/><text:span text:style-name="Source_20_Text">//@version=6</text:span></text:p>
        <text:p text:style-name="Preformatted_20_Text"><text:span text:style-name="Source_20_Text">indicator("ta.bbw")</text:span></text:p>
        <text:p text:style-name="Preformatted_20_Text"><text:span text:style-name="Source_20_Text">plot(ta.bbw(close, 5, 4), color=color.yellow)</text:span></text:p>
        <text:p text:style-name="Preformatted_20_Text"><text:span text:style-name="Source_20_Text">// the same on pine</text:span></text:p>
        <text:p text:style-name="Preformatted_20_Text"><text:span text:style-name="Source_20_Text">f_bbw(src, length, mult) =&gt;</text:span></text:p>
        <text:p text:style-name="Preformatted_20_Text"><text:span text:style-name="Source_20_Text">    float basis = ta.sma(src, length)</text:span></text:p>
        <text:p text:style-name="Preformatted_20_Text"><text:span text:style-name="Source_20_Text">    float dev = mult * ta.stdev(src, length)</text:span></text:p>
        <text:p text:style-name="Preformatted_20_Text"><text:span text:style-name="Source_20_Text">    (((basis + dev) - (basis - dev)) / basis) * 100</text:span></text:p>
        <text:p text:style-name="P5"><text:span text:style-name="Source_20_Text">plot(f_bbw(close, 5, 4))</text:span></text:p>
        <text:p text:style-name="P3">Returns</text:p>
        <text:p text:style-name="P3">Bollinger Bands Width.</text:p>
        <text:p text:style-name="P3">Remarks</text:p>
        <text:p text:style-name="P3"><text:span text:style-name="Source_20_Text">na</text:span> values in the <text:span text:style-name="Source_20_Text">source</text:span> series are ignored; the function calculates on the <text:span text:style-name="Source_20_Text">length</text:span> quantity of non-<text:span text:style-name="Source_20_Text">na</text:span> values.</text:p>
        <text:p text:style-name="P3">See also</text:p>
        <text:p text:style-name="P3"><text:a xlink:type="simple" xlink:href="https://www.tradingview.com/pine-script-reference/v6/#fun_ta.bb" text:style-name="Internet_20_link" text:visited-style-name="Visited_20_Internet_20_Link">ta.bb</text:a><text:a xlink:type="simple" xlink:href="https://www.tradingview.com/pine-script-reference/v6/#fun_ta.sma" text:style-name="Internet_20_link" text:visited-style-name="Visited_20_Internet_20_Link">ta.sma</text:a><text:a xlink:type="simple" xlink:href="https://www.tradingview.com/pine-script-reference/v6/#fun_ta.stdev" text:style-name="Internet_20_link" text:visited-style-name="Visited_20_Internet_20_Link">ta.stdev</text:a></text:p>
      </text:section>
      <text:section text:style-name="Sect1" text:name="fun_ta.cci">
        <text:h text:style-name="P2" text:outline-level="3">ta.cci()</text:h>
      </text:section>
      <text:section text:style-name="Sect1" text:name="Section721">
        <text:p text:style-name="P6"><text:bookmark text:name="fun_ta.cci"/>The CCI (commodity channel index) is calculated as the difference between the typical price of a commodity and its simple moving average, divided by the mean absolute deviation of the typical price. The index is scaled by an inverse factor of 0.015 to provide more readable numbers.</text:p>
        <text:p text:style-name="Text_20_body">Syntax</text:p>
        <text:p text:style-name="P5">ta.cci(source, length) → series float</text:p>
        <text:p text:style-name="P3">Arguments</text:p>
        <text:p text:style-name="P3">source (series int/float) Series of values to process.</text:p>
        <text:p text:style-name="P3">length (series int) Number of bars (length).</text:p>
        <text:p text:style-name="P3">Returns</text:p>
        <text:p text:style-name="P3">Commodity channel index of source for length bars back.</text:p>
        <text:p text:style-name="P3">Remarks</text:p>
        <text:p text:style-name="P3"><text:span text:style-name="Source_20_Text">na</text:span> values in the <text:span text:style-name="Source_20_Text">source</text:span> series are ignored.</text:p>
      </text:section>
      <text:section text:style-name="Sect1" text:name="fun_ta.change">
        <text:h text:style-name="P2" text:outline-level="3">ta.change()</text:h>
        <text:p text:style-name="P3">6 overloads</text:p>
      </text:section>
      <text:p text:style-name="P3"><text:soft-page-break/>Compares the current <text:span text:style-name="Source_20_Text">source</text:span> value to its value <text:span text:style-name="Source_20_Text">length</text:span> bars ago and returns the difference.</text:p>
      <text:p text:style-name="Text_20_body">Syntax &amp; Overloads</text:p>
      <text:p text:style-name="P5"><text:a xlink:type="simple" xlink:href="https://www.tradingview.com/pine-script-reference/v6/#fun_ta.change-0" text:style-name="Internet_20_link" text:visited-style-name="Visited_20_Internet_20_Link">ta.change(source) → series int</text:a></text:p>
      <text:p text:style-name="P5"><text:a xlink:type="simple" xlink:href="https://www.tradingview.com/pine-script-reference/v6/#fun_ta.change-1" text:style-name="Internet_20_link" text:visited-style-name="Visited_20_Internet_20_Link">ta.change(source) → series float</text:a></text:p>
      <text:p text:style-name="P5"><text:a xlink:type="simple" xlink:href="https://www.tradingview.com/pine-script-reference/v6/#fun_ta.change-2" text:style-name="Internet_20_link" text:visited-style-name="Visited_20_Internet_20_Link">ta.change(source, length) → series int</text:a></text:p>
      <text:p text:style-name="P5"><text:a xlink:type="simple" xlink:href="https://www.tradingview.com/pine-script-reference/v6/#fun_ta.change-3" text:style-name="Internet_20_link" text:visited-style-name="Visited_20_Internet_20_Link">ta.change(source, length) → series float</text:a></text:p>
      <text:p text:style-name="P5"><text:a xlink:type="simple" xlink:href="https://www.tradingview.com/pine-script-reference/v6/#fun_ta.change-4" text:style-name="Internet_20_link" text:visited-style-name="Visited_20_Internet_20_Link">ta.change(source) → series bool</text:a></text:p>
      <text:p text:style-name="P5"><text:a xlink:type="simple" xlink:href="https://www.tradingview.com/pine-script-reference/v6/#fun_ta.change-5" text:style-name="Internet_20_link" text:visited-style-name="Visited_20_Internet_20_Link">ta.change(source, length) → series bool</text:a></text:p>
      <text:p text:style-name="P3">Arguments</text:p>
      <text:p text:style-name="P3">source (series int) Source series.</text:p>
      <text:p text:style-name="P3">Example</text:p>
      <text:section text:style-name="Sect1" text:name="Section722">
        <text:p text:style-name="P4"><text:bookmark text:name="fun_ta.change"/><text:span text:style-name="Source_20_Text">//@version=6</text:span></text:p>
        <text:p text:style-name="Preformatted_20_Text"><text:span text:style-name="Source_20_Text">indicator('Day and Direction Change', overlay = true)</text:span></text:p>
        <text:p text:style-name="Preformatted_20_Text"><text:span text:style-name="Source_20_Text">dailyBarTime = time('1D')</text:span></text:p>
        <text:p text:style-name="Preformatted_20_Text"><text:span text:style-name="Source_20_Text">isNewDay = ta.change(dailyBarTime) != 0</text:span></text:p>
        <text:p text:style-name="Preformatted_20_Text"><text:span text:style-name="Source_20_Text">bgcolor(isNewDay ? color.new(color.green, 80) : na)</text:span></text:p>
        <text:p text:style-name="Preformatted_20_Text"><text:span text:style-name="Source_20_Text">isGreenBar = close &gt;= open</text:span></text:p>
        <text:p text:style-name="Preformatted_20_Text"><text:span text:style-name="Source_20_Text">colorChange = ta.change(isGreenBar)</text:span></text:p>
        <text:p text:style-name="P5"><text:span text:style-name="Source_20_Text">plotshape(colorChange, 'Direction Change')</text:span></text:p>
        <text:p text:style-name="P3">Returns</text:p>
        <text:p text:style-name="P3">The difference between the values when they are numerical. When a 'bool' source is used, returns <text:span text:style-name="Source_20_Text">true</text:span> when the current source is different from the previous source.</text:p>
        <text:p text:style-name="P3">Remarks</text:p>
        <text:p text:style-name="P3"><text:span text:style-name="Source_20_Text">na</text:span> values in the <text:span text:style-name="Source_20_Text">source</text:span> series are included in calculations and will produce an <text:span text:style-name="Source_20_Text">na</text:span> result.</text:p>
        <text:p text:style-name="P3">See also</text:p>
        <text:p text:style-name="P3"><text:a xlink:type="simple" xlink:href="https://www.tradingview.com/pine-script-reference/v6/#fun_ta.mom" text:style-name="Internet_20_link" text:visited-style-name="Visited_20_Internet_20_Link">ta.mom</text:a><text:a xlink:type="simple" xlink:href="https://www.tradingview.com/pine-script-reference/v6/#fun_ta.cross" text:style-name="Internet_20_link" text:visited-style-name="Visited_20_Internet_20_Link">ta.cross</text:a></text:p>
      </text:section>
      <text:section text:style-name="Sect1" text:name="fun_ta.cmo">
        <text:h text:style-name="P2" text:outline-level="3">ta.cmo()</text:h>
      </text:section>
      <text:p text:style-name="P3">Chande Momentum Oscillator. Calculates the difference between the sum of recent gains and the sum of recent losses and then divides the result by the sum of all price movement over the same period.</text:p>
      <text:p text:style-name="Text_20_body">Syntax</text:p>
      <text:p text:style-name="P5">ta.cmo(series, length) → series float</text:p>
      <text:p text:style-name="P3">Arguments</text:p>
      <text:p text:style-name="P3">series (series int/float) Series of values to process.</text:p>
      <text:p text:style-name="P3">length (series int) Number of bars (length).</text:p>
      <text:p text:style-name="P3">Example</text:p>
      <text:section text:style-name="Sect1" text:name="Section723">
        <text:p text:style-name="P4"><text:bookmark text:name="fun_ta.cmo"/><text:span text:style-name="Source_20_Text">//@version=6</text:span></text:p>
        <text:p text:style-name="Preformatted_20_Text"><text:span text:style-name="Source_20_Text">indicator("ta.cmo")</text:span></text:p>
        <text:p text:style-name="Preformatted_20_Text"><text:span text:style-name="Source_20_Text">plot(ta.cmo(close, 5), color=color.yellow)</text:span></text:p>
        <text:p text:style-name="Preformatted_20_Text"><text:span text:style-name="Source_20_Text">// the same on pine</text:span></text:p>
        <text:p text:style-name="Preformatted_20_Text"><text:span text:style-name="Source_20_Text">f_cmo(src, length) =&gt;</text:span></text:p>
        <text:p text:style-name="Preformatted_20_Text"><text:span text:style-name="Source_20_Text">    float mom = ta.change(src)</text:span></text:p>
        <text:p text:style-name="Preformatted_20_Text"><text:span text:style-name="Source_20_Text">    float sm1 = math.sum((mom &gt;= 0) ? mom : 0.0, length)</text:span></text:p>
        <text:p text:style-name="Preformatted_20_Text"><text:span text:style-name="Source_20_Text">    float sm2 = math.sum((mom &gt;= 0) ? 0.0 : -mom, length)</text:span></text:p>
        <text:p text:style-name="Preformatted_20_Text"><text:span text:style-name="Source_20_Text">    100 * (sm1 - sm2) / (sm1 + sm2)</text:span></text:p>
        <text:p text:style-name="P5"><text:span text:style-name="Source_20_Text">plot(f_cmo(close, 5))</text:span></text:p>
        <text:p text:style-name="P3">Returns</text:p>
        <text:p text:style-name="P3">Chande Momentum Oscillator.</text:p>
        <text:p text:style-name="P3">Remarks</text:p>
        <text:p text:style-name="P3"><text:span text:style-name="Source_20_Text">na</text:span> values in the <text:span text:style-name="Source_20_Text">source</text:span> series are ignored.</text:p>
        <text:p text:style-name="P3">See also</text:p>
        <text:p text:style-name="P3"><text:a xlink:type="simple" xlink:href="https://www.tradingview.com/pine-script-reference/v6/#fun_ta.rsi" text:style-name="Internet_20_link" text:visited-style-name="Visited_20_Internet_20_Link">ta.rsi</text:a><text:a xlink:type="simple" xlink:href="https://www.tradingview.com/pine-script-reference/v6/#fun_ta.stoch" text:style-name="Internet_20_link" text:visited-style-name="Visited_20_Internet_20_Link">ta.stoch</text:a><text:a xlink:type="simple" xlink:href="https://www.tradingview.com/pine-script-reference/v6/#fun_math.sum" text:style-name="Internet_20_link" text:visited-style-name="Visited_20_Internet_20_Link">math.sum</text:a></text:p>
      </text:section>
      <text:section text:style-name="Sect1" text:name="fun_ta.cog">
        <text:h text:style-name="P2" text:outline-level="3">ta.cog()</text:h>
      </text:section>
      <text:p text:style-name="P3">The cog (center of gravity) is an indicator based on statistics and the Fibonacci golden ratio.</text:p>
      <text:p text:style-name="Text_20_body">Syntax</text:p>
      <text:p text:style-name="P5">ta.cog(source, length) → series float</text:p>
      <text:p text:style-name="P3">Arguments</text:p>
      <text:p text:style-name="P3">source (series int/float) Series of values to process.</text:p>
      <text:p text:style-name="P3">length (series int) Number of bars (length).</text:p>
      <text:p text:style-name="P3">Example</text:p>
      <text:section text:style-name="Sect1" text:name="Section724">
        <text:p text:style-name="P4"><text:bookmark text:name="fun_ta.cog"/><text:span text:style-name="Source_20_Text">//@version=6</text:span></text:p>
        <text:p text:style-name="Preformatted_20_Text"><text:span text:style-name="Source_20_Text">indicator("ta.cog", overlay=true) </text:span></text:p>
        <text:p text:style-name="Preformatted_20_Text"><text:span text:style-name="Source_20_Text">plot(ta.cog(close, 10))</text:span></text:p>
        <text:p text:style-name="Preformatted_20_Text"><text:span text:style-name="Source_20_Text">// the same on pine</text:span></text:p>
        <text:p text:style-name="Preformatted_20_Text"><text:span text:style-name="Source_20_Text">pine_cog(source, length) =&gt;</text:span></text:p>
        <text:p text:style-name="Preformatted_20_Text"><text:span text:style-name="Source_20_Text">    sum = math.sum(source, length)</text:span></text:p>
        <text:p text:style-name="Preformatted_20_Text"><text:span text:style-name="Source_20_Text">    num = 0.0</text:span></text:p>
        <text:p text:style-name="Preformatted_20_Text"><text:span text:style-name="Source_20_Text">    for i = 0 to length - 1</text:span></text:p>
        <text:p text:style-name="Preformatted_20_Text"><text:span text:style-name="Source_20_Text">        price = source[i]</text:span></text:p>
        <text:p text:style-name="Preformatted_20_Text"><text:span text:style-name="Source_20_Text">        num := num + price * (i + 1)</text:span></text:p>
        <text:p text:style-name="Preformatted_20_Text"><text:span text:style-name="Source_20_Text">    -num / sum</text:span></text:p>
        <text:p text:style-name="P5"><text:span text:style-name="Source_20_Text">plot(pine_cog(close, 10))</text:span></text:p>
        <text:p text:style-name="P3">Returns</text:p>
        <text:p text:style-name="P3">Center of Gravity.</text:p>
        <text:p text:style-name="P3">Remarks</text:p>
        <text:p text:style-name="P3"><text:span text:style-name="Source_20_Text">na</text:span> values in the <text:span text:style-name="Source_20_Text">source</text:span> series are ignored.</text:p>
        <text:p text:style-name="P3">See also</text:p>
        <text:p text:style-name="P3"><text:a xlink:type="simple" xlink:href="https://www.tradingview.com/pine-script-reference/v6/#fun_ta.stoch" text:style-name="Internet_20_link" text:visited-style-name="Visited_20_Internet_20_Link">ta.stoch</text:a></text:p>
      </text:section>
      <text:section text:style-name="Sect1" text:name="fun_ta.correlation">
        <text:h text:style-name="P2" text:outline-level="3">ta.correlation()</text:h>
      </text:section>
      <text:section text:style-name="Sect1" text:name="Section725">
        <text:p text:style-name="P6"><text:bookmark text:name="fun_ta.correlation"/>Correlation coefficient. Describes the degree to which two series tend to deviate from their <text:a xlink:type="simple" xlink:href="https://www.tradingview.com/pine-script-reference/v6/#fun_ta.sma" text:style-name="Internet_20_link" text:visited-style-name="Visited_20_Internet_20_Link">ta.sma</text:a> values.</text:p>
        <text:p text:style-name="Text_20_body"><text:soft-page-break/>Syntax</text:p>
        <text:p text:style-name="P5">ta.correlation(source1, source2, length) → series float</text:p>
        <text:p text:style-name="P3">Arguments</text:p>
        <text:p text:style-name="P3">source1 (series int/float) Source series.</text:p>
        <text:p text:style-name="P3">source2 (series int/float) Target series.</text:p>
        <text:p text:style-name="P3">length (series int) Length (number of bars back).</text:p>
        <text:p text:style-name="P3">Returns</text:p>
        <text:p text:style-name="P3">Correlation coefficient.</text:p>
        <text:p text:style-name="P3">Remarks</text:p>
        <text:p text:style-name="P3"><text:span text:style-name="Source_20_Text">na</text:span> values in the <text:span text:style-name="Source_20_Text">source</text:span> series are ignored; the function calculates on the <text:span text:style-name="Source_20_Text">length</text:span> quantity of non-<text:span text:style-name="Source_20_Text">na</text:span> values.</text:p>
        <text:p text:style-name="P3">See also</text:p>
        <text:p text:style-name="P3"><text:a xlink:type="simple" xlink:href="https://www.tradingview.com/pine-script-reference/v6/#fun_request.security" text:style-name="Internet_20_link" text:visited-style-name="Visited_20_Internet_20_Link">request.security</text:a></text:p>
      </text:section>
      <text:section text:style-name="Sect1" text:name="fun_ta.cross">
        <text:h text:style-name="P2" text:outline-level="3">ta.cross()</text:h>
      </text:section>
      <text:section text:style-name="Sect1" text:name="Section726">
        <text:p text:style-name="P7"><text:bookmark text:name="fun_ta.cross"/>Syntax</text:p>
        <text:p text:style-name="P5">ta.cross(source1, source2) → series bool</text:p>
        <text:p text:style-name="P3">Arguments</text:p>
        <text:p text:style-name="P3">source1 (series int/float) First data series.</text:p>
        <text:p text:style-name="P3">source2 (series int/float) Second data series.</text:p>
        <text:p text:style-name="P3">Returns</text:p>
        <text:p text:style-name="P3">true if two series have crossed each other, otherwise false.</text:p>
        <text:p text:style-name="P3">See also</text:p>
        <text:p text:style-name="P3"><text:a xlink:type="simple" xlink:href="https://www.tradingview.com/pine-script-reference/v6/#fun_ta.change" text:style-name="Internet_20_link" text:visited-style-name="Visited_20_Internet_20_Link">ta.change</text:a></text:p>
      </text:section>
      <text:section text:style-name="Sect1" text:name="fun_ta.crossover">
        <text:h text:style-name="P2" text:outline-level="3">ta.crossover()</text:h>
      </text:section>
      <text:section text:style-name="Sect1" text:name="Section727">
        <text:p text:style-name="P6"><text:bookmark text:name="fun_ta.crossover"/>The <text:span text:style-name="Source_20_Text">source1</text:span>-series is defined as having crossed over <text:span text:style-name="Source_20_Text">source2</text:span>-series if, on the current bar, the value of <text:span text:style-name="Source_20_Text">source1</text:span> is greater than the value of <text:span text:style-name="Source_20_Text">source2</text:span>, and on the previous bar, the value of <text:span text:style-name="Source_20_Text">source1</text:span> was less than or equal to the value of <text:span text:style-name="Source_20_Text">source2</text:span>.</text:p>
        <text:p text:style-name="Text_20_body">Syntax</text:p>
        <text:p text:style-name="P5">ta.crossover(source1, source2) → series bool</text:p>
        <text:p text:style-name="P3">Arguments</text:p>
        <text:p text:style-name="P3">source1 (series int/float) First data series.</text:p>
        <text:p text:style-name="P3">source2 (series int/float) Second data series.</text:p>
        <text:p text:style-name="P3">Returns</text:p>
        <text:p text:style-name="P3">true if <text:span text:style-name="Source_20_Text">source1</text:span> crossed over <text:span text:style-name="Source_20_Text">source2</text:span> otherwise false.</text:p>
      </text:section>
      <text:section text:style-name="Sect1" text:name="fun_ta.crossunder">
        <text:h text:style-name="P2" text:outline-level="3">ta.crossunder()</text:h>
      </text:section>
      <text:section text:style-name="Sect1" text:name="Section728">
        <text:p text:style-name="P6"><text:bookmark text:name="fun_ta.crossunder"/>The <text:span text:style-name="Source_20_Text">source1</text:span>-series is defined as having crossed under <text:span text:style-name="Source_20_Text">source2</text:span>-series if, on the current bar, the value of <text:span text:style-name="Source_20_Text">source1</text:span> is less than the value of <text:span text:style-name="Source_20_Text">source2</text:span>, and on the previous bar, the value of <text:span text:style-name="Source_20_Text">source1</text:span> was greater than or equal to the value of <text:span text:style-name="Source_20_Text">source2</text:span>.</text:p>
        <text:p text:style-name="Text_20_body">Syntax</text:p>
        <text:p text:style-name="P5">ta.crossunder(source1, source2) → series bool</text:p>
        <text:p text:style-name="P3">Arguments</text:p>
        <text:p text:style-name="P3">source1 (series int/float) First data series.</text:p>
        <text:p text:style-name="P3">source2 (series int/float) Second data series.</text:p>
        <text:p text:style-name="P3">Returns</text:p>
        <text:p text:style-name="P3">true if <text:span text:style-name="Source_20_Text">source1</text:span> crossed under <text:span text:style-name="Source_20_Text">source2</text:span> otherwise false.</text:p>
      </text:section>
      <text:section text:style-name="Sect1" text:name="fun_ta.cum">
        <text:h text:style-name="P2" text:outline-level="3">ta.cum()</text:h>
      </text:section>
      <text:section text:style-name="Sect1" text:name="Section729">
        <text:p text:style-name="P6"><text:bookmark text:name="fun_ta.cum"/>Cumulative (total) sum of <text:span text:style-name="Source_20_Text">source</text:span>. In other words it's a sum of all elements of <text:span text:style-name="Source_20_Text">source</text:span>.</text:p>
        <text:p text:style-name="Text_20_body">Syntax</text:p>
        <text:p text:style-name="P5">ta.cum(source) → series float</text:p>
        <text:p text:style-name="P3">Arguments</text:p>
        <text:p text:style-name="P3">source (series int/float) Source used for the calculation.</text:p>
        <text:p text:style-name="P3">Returns</text:p>
        <text:p text:style-name="P3">Total sum series.</text:p>
        <text:p text:style-name="P3">See also</text:p>
        <text:p text:style-name="P3"><text:a xlink:type="simple" xlink:href="https://www.tradingview.com/pine-script-reference/v6/#fun_math.sum" text:style-name="Internet_20_link" text:visited-style-name="Visited_20_Internet_20_Link">math.sum</text:a></text:p>
      </text:section>
      <text:section text:style-name="Sect1" text:name="fun_ta.dev">
        <text:h text:style-name="P2" text:outline-level="3">ta.dev()</text:h>
      </text:section>
      <text:p text:style-name="P3">Measure of difference between the series and it's <text:a xlink:type="simple" xlink:href="https://www.tradingview.com/pine-script-reference/v6/#fun_ta.sma" text:style-name="Internet_20_link" text:visited-style-name="Visited_20_Internet_20_Link">ta.sma</text:a></text:p>
      <text:p text:style-name="Text_20_body">Syntax</text:p>
      <text:p text:style-name="P5">ta.dev(source, length) → series float</text:p>
      <text:p text:style-name="P3">Arguments</text:p>
      <text:p text:style-name="P3">source (series int/float) Series of values to process.</text:p>
      <text:p text:style-name="P3">length (series int) Number of bars (length).</text:p>
      <text:p text:style-name="P3">Example</text:p>
      <text:section text:style-name="Sect1" text:name="Section730">
        <text:p text:style-name="P4"><text:bookmark text:name="fun_ta.dev"/><text:span text:style-name="Source_20_Text">//@version=6</text:span></text:p>
        <text:p text:style-name="Preformatted_20_Text"><text:span text:style-name="Source_20_Text">indicator("ta.dev")</text:span></text:p>
        <text:p text:style-name="Preformatted_20_Text"><text:span text:style-name="Source_20_Text">plot(ta.dev(close, 10))</text:span></text:p>
        <text:p text:style-name="Preformatted_20_Text"><text:span text:style-name="Source_20_Text">// the same on pine</text:span></text:p>
        <text:p text:style-name="Preformatted_20_Text"><text:span text:style-name="Source_20_Text">pine_dev(source, length) =&gt;</text:span></text:p>
        <text:p text:style-name="Preformatted_20_Text"><text:span text:style-name="Source_20_Text">    mean = ta.sma(source, length)</text:span></text:p>
        <text:p text:style-name="Preformatted_20_Text"><text:span text:style-name="Source_20_Text">    sum = 0.0</text:span></text:p>
        <text:p text:style-name="Preformatted_20_Text"><text:span text:style-name="Source_20_Text">    for i = 0 to length - 1</text:span></text:p>
        <text:p text:style-name="Preformatted_20_Text"><text:span text:style-name="Source_20_Text">        val = source[i]</text:span></text:p>
        <text:p text:style-name="Preformatted_20_Text"><text:span text:style-name="Source_20_Text">        sum := sum + math.abs(val - mean)</text:span></text:p>
        <text:p text:style-name="Preformatted_20_Text"><text:span text:style-name="Source_20_Text">    dev = sum/length</text:span></text:p>
        <text:p text:style-name="P5"><text:span text:style-name="Source_20_Text">plot(pine_dev(close, 10))</text:span></text:p>
        <text:p text:style-name="P3">Returns</text:p>
        <text:p text:style-name="P3">Deviation of <text:span text:style-name="Source_20_Text">source</text:span> for <text:span text:style-name="Source_20_Text">length</text:span> bars back.</text:p>
        <text:p text:style-name="P3"><text:soft-page-break/>Remarks</text:p>
        <text:p text:style-name="P3"><text:span text:style-name="Source_20_Text">na</text:span> values in the <text:span text:style-name="Source_20_Text">source</text:span> series are ignored.</text:p>
        <text:p text:style-name="P3">See also</text:p>
        <text:p text:style-name="P3"><text:a xlink:type="simple" xlink:href="https://www.tradingview.com/pine-script-reference/v6/#fun_ta.variance" text:style-name="Internet_20_link" text:visited-style-name="Visited_20_Internet_20_Link">ta.variance</text:a><text:a xlink:type="simple" xlink:href="https://www.tradingview.com/pine-script-reference/v6/#fun_ta.stdev" text:style-name="Internet_20_link" text:visited-style-name="Visited_20_Internet_20_Link">ta.stdev</text:a></text:p>
      </text:section>
      <text:section text:style-name="Sect1" text:name="fun_ta.dmi">
        <text:h text:style-name="P2" text:outline-level="3">ta.dmi()</text:h>
      </text:section>
      <text:p text:style-name="P3">The dmi function returns the directional movement index.</text:p>
      <text:p text:style-name="Text_20_body">Syntax</text:p>
      <text:p text:style-name="P5">ta.dmi(diLength, adxSmoothing) → [series float, series float, series float]</text:p>
      <text:p text:style-name="P3">Arguments</text:p>
      <text:p text:style-name="P3">diLength (simple int) DI Period.</text:p>
      <text:p text:style-name="P3">adxSmoothing (simple int) ADX Smoothing Period.</text:p>
      <text:p text:style-name="P3">Example</text:p>
      <text:section text:style-name="Sect1" text:name="Section731">
        <text:p text:style-name="P4"><text:bookmark text:name="fun_ta.dmi"/><text:span text:style-name="Source_20_Text">//@version=6</text:span></text:p>
        <text:p text:style-name="Preformatted_20_Text"><text:span text:style-name="Source_20_Text">indicator(title="Directional Movement Index", shorttitle="DMI", format=format.price, precision=4)</text:span></text:p>
        <text:p text:style-name="Preformatted_20_Text"><text:span text:style-name="Source_20_Text">len = input.int(17, minval=1, title="DI Length")</text:span></text:p>
        <text:p text:style-name="Preformatted_20_Text"><text:span text:style-name="Source_20_Text">lensig = input.int(14, title="ADX Smoothing", minval=1)</text:span></text:p>
        <text:p text:style-name="Preformatted_20_Text"><text:span text:style-name="Source_20_Text">[diplus, diminus, adx] = ta.dmi(len, lensig)</text:span></text:p>
        <text:p text:style-name="Preformatted_20_Text"><text:span text:style-name="Source_20_Text">plot(adx, color=color.red, title="ADX")</text:span></text:p>
        <text:p text:style-name="Preformatted_20_Text"><text:span text:style-name="Source_20_Text">plot(diplus, color=color.blue, title="+DI")</text:span></text:p>
        <text:p text:style-name="P5"><text:span text:style-name="Source_20_Text">plot(diminus, color=color.orange, title="-DI")</text:span></text:p>
        <text:p text:style-name="P3">Returns</text:p>
        <text:p text:style-name="P3"><text:a xlink:type="simple" xlink:href="https://www.tradingview.com/pine-script-docs/language/type-system/#tuples" office:target-frame-name="_blank" xlink:show="new" text:style-name="Internet_20_link" text:visited-style-name="Visited_20_Internet_20_Link">Tuple</text:a> of three DMI series: Positive Directional Movement (+DI), Negative Directional Movement (-DI) and Average Directional Movement Index (ADX).</text:p>
        <text:p text:style-name="P3">See also</text:p>
        <text:p text:style-name="P3"><text:a xlink:type="simple" xlink:href="https://www.tradingview.com/pine-script-reference/v6/#fun_ta.rsi" text:style-name="Internet_20_link" text:visited-style-name="Visited_20_Internet_20_Link">ta.rsi</text:a><text:a xlink:type="simple" xlink:href="https://www.tradingview.com/pine-script-reference/v6/#fun_ta.tsi" text:style-name="Internet_20_link" text:visited-style-name="Visited_20_Internet_20_Link">ta.tsi</text:a><text:a xlink:type="simple" xlink:href="https://www.tradingview.com/pine-script-reference/v6/#fun_ta.mfi" text:style-name="Internet_20_link" text:visited-style-name="Visited_20_Internet_20_Link">ta.mfi</text:a></text:p>
      </text:section>
      <text:section text:style-name="Sect1" text:name="fun_ta.ema">
        <text:h text:style-name="P2" text:outline-level="3">ta.ema()</text:h>
      </text:section>
      <text:p text:style-name="P3">The ema function returns the exponentially weighted moving average. In ema weighting factors decrease exponentially. It calculates by using a formula: <text:span text:style-name="Source_20_Text">EMA = alpha * source + (1 - alpha) * EMA[1]</text:span>, where <text:span text:style-name="Source_20_Text">alpha = 2 / (length + 1)</text:span>.</text:p>
      <text:p text:style-name="Text_20_body">Syntax</text:p>
      <text:p text:style-name="P5">ta.ema(source, length) → series float</text:p>
      <text:p text:style-name="P3">Arguments</text:p>
      <text:p text:style-name="P3">source (series int/float) Series of values to process.</text:p>
      <text:p text:style-name="P3">length (simple int) Number of bars (length).</text:p>
      <text:p text:style-name="P3">Example</text:p>
      <text:section text:style-name="Sect1" text:name="Section732">
        <text:p text:style-name="P4"><text:bookmark text:name="fun_ta.ema"/><text:span text:style-name="Source_20_Text">//@version=6</text:span></text:p>
        <text:p text:style-name="Preformatted_20_Text"><text:span text:style-name="Source_20_Text">indicator("ta.ema")</text:span></text:p>
        <text:p text:style-name="Preformatted_20_Text"><text:span text:style-name="Source_20_Text">plot(ta.ema(close, 15))</text:span></text:p>
        <text:p text:style-name="Preformatted_20_Text"><text:span text:style-name="Source_20_Text">//the same on pine</text:span></text:p>
        <text:p text:style-name="Preformatted_20_Text"><text:span text:style-name="Source_20_Text">pine_ema(src, length) =&gt;</text:span></text:p>
        <text:p text:style-name="Preformatted_20_Text"><text:span text:style-name="Source_20_Text">    alpha = 2 / (length + 1)</text:span></text:p>
        <text:p text:style-name="Preformatted_20_Text"><text:span text:style-name="Source_20_Text">    sum = 0.0</text:span></text:p>
        <text:p text:style-name="Preformatted_20_Text"><text:span text:style-name="Source_20_Text">    sum := na(sum[1]) ? src : alpha * src + (1 - alpha) * nz(sum[1])</text:span></text:p>
        <text:p text:style-name="P5"><text:span text:style-name="Source_20_Text">plot(pine_ema(close,15))</text:span></text:p>
        <text:p text:style-name="P3">Returns</text:p>
        <text:p text:style-name="P3">Exponential moving average of <text:span text:style-name="Source_20_Text">source</text:span> with alpha = 2 / (length + 1).</text:p>
        <text:p text:style-name="P3">Remarks</text:p>
        <text:p text:style-name="P3">Please note that using this variable/function can cause <text:a xlink:type="simple" xlink:href="https://www.tradingview.com/pine-script-docs/concepts/repainting/" office:target-frame-name="_blank" xlink:show="new" text:style-name="Internet_20_link" text:visited-style-name="Visited_20_Internet_20_Link">indicator repainting</text:a>.</text:p>
        <text:p text:style-name="P3"><text:span text:style-name="Source_20_Text">na</text:span> values in the <text:span text:style-name="Source_20_Text">source</text:span> series are ignored; the function calculates on the <text:span text:style-name="Source_20_Text">length</text:span> quantity of non-<text:span text:style-name="Source_20_Text">na</text:span> values.</text:p>
        <text:p text:style-name="P3">See also</text:p>
        <text:p text:style-name="P3"><text:a xlink:type="simple" xlink:href="https://www.tradingview.com/pine-script-reference/v6/#fun_ta.sma" text:style-name="Internet_20_link" text:visited-style-name="Visited_20_Internet_20_Link">ta.sma</text:a><text:a xlink:type="simple" xlink:href="https://www.tradingview.com/pine-script-reference/v6/#fun_ta.rma" text:style-name="Internet_20_link" text:visited-style-name="Visited_20_Internet_20_Link">ta.rma</text:a><text:a xlink:type="simple" xlink:href="https://www.tradingview.com/pine-script-reference/v6/#fun_ta.wma" text:style-name="Internet_20_link" text:visited-style-name="Visited_20_Internet_20_Link">ta.wma</text:a><text:a xlink:type="simple" xlink:href="https://www.tradingview.com/pine-script-reference/v6/#fun_ta.vwma" text:style-name="Internet_20_link" text:visited-style-name="Visited_20_Internet_20_Link">ta.vwma</text:a><text:a xlink:type="simple" xlink:href="https://www.tradingview.com/pine-script-reference/v6/#fun_ta.swma" text:style-name="Internet_20_link" text:visited-style-name="Visited_20_Internet_20_Link">ta.swma</text:a><text:a xlink:type="simple" xlink:href="https://www.tradingview.com/pine-script-reference/v6/#fun_ta.alma" text:style-name="Internet_20_link" text:visited-style-name="Visited_20_Internet_20_Link">ta.alma</text:a></text:p>
      </text:section>
      <text:section text:style-name="Sect1" text:name="fun_ta.falling">
        <text:h text:style-name="P2" text:outline-level="3">ta.falling()</text:h>
      </text:section>
      <text:section text:style-name="Sect1" text:name="Section733">
        <text:p text:style-name="P6"><text:bookmark text:name="fun_ta.falling"/>Test if the <text:span text:style-name="Source_20_Text">source</text:span> series is now falling for <text:span text:style-name="Source_20_Text">length</text:span> bars long.</text:p>
        <text:p text:style-name="Text_20_body">Syntax</text:p>
        <text:p text:style-name="P5">ta.falling(source, length) → series bool</text:p>
        <text:p text:style-name="P3">Arguments</text:p>
        <text:p text:style-name="P3">source (series int/float) Series of values to process.</text:p>
        <text:p text:style-name="P3">length (series int) Number of bars (length).</text:p>
        <text:p text:style-name="P3">Returns</text:p>
        <text:p text:style-name="P3">true if current <text:span text:style-name="Source_20_Text">source</text:span> value is less than any previous <text:span text:style-name="Source_20_Text">source</text:span> value for <text:span text:style-name="Source_20_Text">length</text:span> bars back, false otherwise.</text:p>
        <text:p text:style-name="P3">Remarks</text:p>
        <text:p text:style-name="P3"><text:span text:style-name="Source_20_Text">na</text:span> values in the <text:span text:style-name="Source_20_Text">source</text:span> series are ignored; the function calculates on the <text:span text:style-name="Source_20_Text">length</text:span> quantity of non-<text:span text:style-name="Source_20_Text">na</text:span> values.</text:p>
        <text:p text:style-name="P3">See also</text:p>
        <text:p text:style-name="P3"><text:a xlink:type="simple" xlink:href="https://www.tradingview.com/pine-script-reference/v6/#fun_ta.rising" text:style-name="Internet_20_link" text:visited-style-name="Visited_20_Internet_20_Link">ta.rising</text:a></text:p>
      </text:section>
      <text:section text:style-name="Sect1" text:name="fun_ta.highest">
        <text:h text:style-name="P2" text:outline-level="3">ta.highest()</text:h>
        <text:p text:style-name="P3">2 overloads</text:p>
      </text:section>
      <text:section text:style-name="Sect1" text:name="Section734">
        <text:p text:style-name="P6"><text:bookmark text:name="fun_ta.highest"/>Highest value for a given number of bars back.</text:p>
        <text:p text:style-name="Text_20_body">Syntax &amp; Overloads</text:p>
        <text:p text:style-name="P5"><text:a xlink:type="simple" xlink:href="https://www.tradingview.com/pine-script-reference/v6/#fun_ta.highest-0" text:style-name="Internet_20_link" text:visited-style-name="Visited_20_Internet_20_Link">ta.highest(length) → series float</text:a></text:p>
        <text:p text:style-name="P5"><text:a xlink:type="simple" xlink:href="https://www.tradingview.com/pine-script-reference/v6/#fun_ta.highest-1" text:style-name="Internet_20_link" text:visited-style-name="Visited_20_Internet_20_Link">ta.highest(source, length) → series float</text:a></text:p>
        <text:p text:style-name="P3">Arguments</text:p>
        <text:p text:style-name="P3">length (series int) Number of bars (length).</text:p>
        <text:p text:style-name="P3">Returns</text:p>
        <text:p text:style-name="P3">Highest value in the series.</text:p>
        <text:p text:style-name="P3">Remarks</text:p>
        <text:p text:style-name="P3">Two args version: <text:span text:style-name="Source_20_Text">source</text:span> is a series and <text:span text:style-name="Source_20_Text">length</text:span> is the number of bars back.</text:p>
        <text:p text:style-name="P3">One arg version: <text:span text:style-name="Source_20_Text">length</text:span> is the number of bars back. Algorithm uses high as a <text:span text:style-name="Source_20_Text">source</text:span> series.</text:p>
        <text:p text:style-name="P3"><text:soft-page-break/><text:span text:style-name="Source_20_Text">na</text:span> values in the <text:span text:style-name="Source_20_Text">source</text:span> series are ignored.</text:p>
        <text:p text:style-name="P3">See also</text:p>
        <text:p text:style-name="P3"><text:a xlink:type="simple" xlink:href="https://www.tradingview.com/pine-script-reference/v6/#fun_ta.lowest" text:style-name="Internet_20_link" text:visited-style-name="Visited_20_Internet_20_Link">ta.lowest</text:a><text:a xlink:type="simple" xlink:href="https://www.tradingview.com/pine-script-reference/v6/#fun_ta.lowestbars" text:style-name="Internet_20_link" text:visited-style-name="Visited_20_Internet_20_Link">ta.lowestbars</text:a><text:a xlink:type="simple" xlink:href="https://www.tradingview.com/pine-script-reference/v6/#fun_ta.highestbars" text:style-name="Internet_20_link" text:visited-style-name="Visited_20_Internet_20_Link">ta.highestbars</text:a><text:a xlink:type="simple" xlink:href="https://www.tradingview.com/pine-script-reference/v6/#fun_ta.valuewhen" text:style-name="Internet_20_link" text:visited-style-name="Visited_20_Internet_20_Link">ta.valuewhen</text:a><text:a xlink:type="simple" xlink:href="https://www.tradingview.com/pine-script-reference/v6/#fun_ta.barssince" text:style-name="Internet_20_link" text:visited-style-name="Visited_20_Internet_20_Link">ta.barssince</text:a></text:p>
      </text:section>
      <text:section text:style-name="Sect1" text:name="fun_ta.highestbars">
        <text:h text:style-name="P2" text:outline-level="3">ta.highestbars()</text:h>
        <text:p text:style-name="P3">2 overloads</text:p>
      </text:section>
      <text:section text:style-name="Sect1" text:name="Section735">
        <text:p text:style-name="P6"><text:bookmark text:name="fun_ta.highestbars"/>Highest value offset for a given number of bars back.</text:p>
        <text:p text:style-name="Text_20_body">Syntax &amp; Overloads</text:p>
        <text:p text:style-name="P5"><text:a xlink:type="simple" xlink:href="https://www.tradingview.com/pine-script-reference/v6/#fun_ta.highestbars-0" text:style-name="Internet_20_link" text:visited-style-name="Visited_20_Internet_20_Link">ta.highestbars(length) → series int</text:a></text:p>
        <text:p text:style-name="P5"><text:a xlink:type="simple" xlink:href="https://www.tradingview.com/pine-script-reference/v6/#fun_ta.highestbars-1" text:style-name="Internet_20_link" text:visited-style-name="Visited_20_Internet_20_Link">ta.highestbars(source, length) → series int</text:a></text:p>
        <text:p text:style-name="P3">Arguments</text:p>
        <text:p text:style-name="P3">length (series int) Number of bars (length).</text:p>
        <text:p text:style-name="P3">Returns</text:p>
        <text:p text:style-name="P3">Offset to the highest bar.</text:p>
        <text:p text:style-name="P3">Remarks</text:p>
        <text:p text:style-name="P3">Two args version: <text:span text:style-name="Source_20_Text">source</text:span> is a series and <text:span text:style-name="Source_20_Text">length</text:span> is the number of bars back.</text:p>
        <text:p text:style-name="P3">One arg version: <text:span text:style-name="Source_20_Text">length</text:span> is the number of bars back. Algorithm uses high as a <text:span text:style-name="Source_20_Text">source</text:span> series.</text:p>
        <text:p text:style-name="P3"><text:span text:style-name="Source_20_Text">na</text:span> values in the <text:span text:style-name="Source_20_Text">source</text:span> series are ignored.</text:p>
        <text:p text:style-name="P3">See also</text:p>
        <text:p text:style-name="P3"><text:a xlink:type="simple" xlink:href="https://www.tradingview.com/pine-script-reference/v6/#fun_ta.lowest" text:style-name="Internet_20_link" text:visited-style-name="Visited_20_Internet_20_Link">ta.lowest</text:a><text:a xlink:type="simple" xlink:href="https://www.tradingview.com/pine-script-reference/v6/#fun_ta.highest" text:style-name="Internet_20_link" text:visited-style-name="Visited_20_Internet_20_Link">ta.highest</text:a><text:a xlink:type="simple" xlink:href="https://www.tradingview.com/pine-script-reference/v6/#fun_ta.lowestbars" text:style-name="Internet_20_link" text:visited-style-name="Visited_20_Internet_20_Link">ta.lowestbars</text:a><text:a xlink:type="simple" xlink:href="https://www.tradingview.com/pine-script-reference/v6/#fun_ta.barssince" text:style-name="Internet_20_link" text:visited-style-name="Visited_20_Internet_20_Link">ta.barssince</text:a><text:a xlink:type="simple" xlink:href="https://www.tradingview.com/pine-script-reference/v6/#fun_ta.valuewhen" text:style-name="Internet_20_link" text:visited-style-name="Visited_20_Internet_20_Link">ta.valuewhen</text:a></text:p>
      </text:section>
      <text:section text:style-name="Sect1" text:name="fun_ta.hma">
        <text:h text:style-name="P2" text:outline-level="3">ta.hma()</text:h>
      </text:section>
      <text:p text:style-name="P3">The hma function returns the Hull Moving Average.</text:p>
      <text:p text:style-name="Text_20_body">Syntax</text:p>
      <text:p text:style-name="P5">ta.hma(source, length) → series float</text:p>
      <text:p text:style-name="P3">Arguments</text:p>
      <text:p text:style-name="P3">source (series int/float) Series of values to process.</text:p>
      <text:p text:style-name="P3">length (simple int) Number of bars.</text:p>
      <text:p text:style-name="P3">Example</text:p>
      <text:section text:style-name="Sect1" text:name="Section736">
        <text:p text:style-name="P4"><text:bookmark text:name="fun_ta.hma"/><text:span text:style-name="Source_20_Text">//@version=6</text:span></text:p>
        <text:p text:style-name="Preformatted_20_Text"><text:span text:style-name="Source_20_Text">indicator("Hull Moving Average")</text:span></text:p>
        <text:p text:style-name="Preformatted_20_Text"><text:span text:style-name="Source_20_Text">src = input(defval=close, title="Source")</text:span></text:p>
        <text:p text:style-name="Preformatted_20_Text"><text:span text:style-name="Source_20_Text">length = input(defval=9, title="Length")</text:span></text:p>
        <text:p text:style-name="Preformatted_20_Text"><text:span text:style-name="Source_20_Text">hmaBuildIn = ta.hma(src, length)</text:span></text:p>
        <text:p text:style-name="P5"><text:span text:style-name="Source_20_Text">plot(hmaBuildIn, title="Hull MA", color=#674EA7)</text:span></text:p>
        <text:p text:style-name="P3">Returns</text:p>
        <text:p text:style-name="P3">Hull moving average of 'source' for 'length' bars back.</text:p>
        <text:p text:style-name="P3">Remarks</text:p>
        <text:p text:style-name="P3"><text:span text:style-name="Source_20_Text">na</text:span> values in the <text:span text:style-name="Source_20_Text">source</text:span> series are ignored.</text:p>
        <text:p text:style-name="P3">See also</text:p>
        <text:p text:style-name="P3"><text:a xlink:type="simple" xlink:href="https://www.tradingview.com/pine-script-reference/v6/#fun_ta.ema" text:style-name="Internet_20_link" text:visited-style-name="Visited_20_Internet_20_Link">ta.ema</text:a><text:a xlink:type="simple" xlink:href="https://www.tradingview.com/pine-script-reference/v6/#fun_ta.rma" text:style-name="Internet_20_link" text:visited-style-name="Visited_20_Internet_20_Link">ta.rma</text:a><text:a xlink:type="simple" xlink:href="https://www.tradingview.com/pine-script-reference/v6/#fun_ta.wma" text:style-name="Internet_20_link" text:visited-style-name="Visited_20_Internet_20_Link">ta.wma</text:a><text:a xlink:type="simple" xlink:href="https://www.tradingview.com/pine-script-reference/v6/#fun_ta.vwma" text:style-name="Internet_20_link" text:visited-style-name="Visited_20_Internet_20_Link">ta.vwma</text:a><text:a xlink:type="simple" xlink:href="https://www.tradingview.com/pine-script-reference/v6/#fun_ta.sma" text:style-name="Internet_20_link" text:visited-style-name="Visited_20_Internet_20_Link">ta.sma</text:a></text:p>
      </text:section>
      <text:section text:style-name="Sect1" text:name="fun_ta.kc">
        <text:h text:style-name="P2" text:outline-level="3">ta.kc()</text:h>
        <text:p text:style-name="P3">2 overloads</text:p>
      </text:section>
      <text:p text:style-name="P3">Keltner Channels. Keltner channel is a technical analysis indicator showing a central moving average line plus channel lines at a distance above and below.</text:p>
      <text:p text:style-name="Text_20_body">Syntax &amp; Overloads</text:p>
      <text:p text:style-name="P5"><text:a xlink:type="simple" xlink:href="https://www.tradingview.com/pine-script-reference/v6/#fun_ta.kc-0" text:style-name="Internet_20_link" text:visited-style-name="Visited_20_Internet_20_Link">ta.kc(series, length, mult) → [series float, series float, series float]</text:a></text:p>
      <text:p text:style-name="P5"><text:a xlink:type="simple" xlink:href="https://www.tradingview.com/pine-script-reference/v6/#fun_ta.kc-1" text:style-name="Internet_20_link" text:visited-style-name="Visited_20_Internet_20_Link">ta.kc(series, length, mult, useTrueRange) → [series float, series float, series float]</text:a></text:p>
      <text:p text:style-name="P3">Arguments</text:p>
      <text:p text:style-name="P3">series (series int/float) Series of values to process.</text:p>
      <text:p text:style-name="P3">length (simple int) Number of bars (length).</text:p>
      <text:p text:style-name="P3">mult (simple int/float) Standard deviation factor.</text:p>
      <text:p text:style-name="P3">Example</text:p>
      <text:section text:style-name="Sect1" text:name="Section737">
        <text:p text:style-name="P4"><text:bookmark text:name="fun_ta.kc"/><text:span text:style-name="Source_20_Text">//@version=6</text:span></text:p>
        <text:p text:style-name="Preformatted_20_Text"><text:span text:style-name="Source_20_Text">indicator("ta.kc")</text:span></text:p>
        <text:p text:style-name="Preformatted_20_Text"><text:span text:style-name="Source_20_Text">[middle, upper, lower] = ta.kc(close, 5, 4)</text:span></text:p>
        <text:p text:style-name="Preformatted_20_Text"><text:span text:style-name="Source_20_Text">plot(middle, color=color.yellow)</text:span></text:p>
        <text:p text:style-name="Preformatted_20_Text"><text:span text:style-name="Source_20_Text">plot(upper, color=color.yellow)</text:span></text:p>
        <text:p text:style-name="Preformatted_20_Text"><text:span text:style-name="Source_20_Text">plot(lower, color=color.yellow)</text:span></text:p>
        <text:p text:style-name="Preformatted_20_Text"><text:span text:style-name="Source_20_Text">// the same on pine</text:span></text:p>
        <text:p text:style-name="Preformatted_20_Text"><text:span text:style-name="Source_20_Text">f_kc(src, length, mult, useTrueRange) =&gt;</text:span></text:p>
        <text:p text:style-name="Preformatted_20_Text"><text:span text:style-name="Source_20_Text">    float basis = ta.ema(src, length)</text:span></text:p>
        <text:p text:style-name="Preformatted_20_Text"><text:span text:style-name="Source_20_Text">    float span = (useTrueRange) ? ta.tr : (high - low)</text:span></text:p>
        <text:p text:style-name="Preformatted_20_Text"><text:span text:style-name="Source_20_Text">    float rangeEma = ta.ema(span, length)</text:span></text:p>
        <text:p text:style-name="Preformatted_20_Text"><text:span text:style-name="Source_20_Text">    [basis, basis + rangeEma * mult, basis - rangeEma * mult]</text:span></text:p>
        <text:p text:style-name="Preformatted_20_Text"><text:span text:style-name="Source_20_Text">    </text:span></text:p>
        <text:p text:style-name="Preformatted_20_Text"><text:span text:style-name="Source_20_Text">[pineMiddle, pineUpper, pineLower] = f_kc(close, 5, 4, true)</text:span></text:p>
        <text:p text:style-name="Preformatted_20_Text"><text:span text:style-name="Source_20_Text">plot(pineMiddle)</text:span></text:p>
        <text:p text:style-name="Preformatted_20_Text"><text:span text:style-name="Source_20_Text">plot(pineUpper)</text:span></text:p>
        <text:p text:style-name="P5"><text:span text:style-name="Source_20_Text">plot(pineLower)</text:span></text:p>
        <text:p text:style-name="P3">Returns</text:p>
        <text:p text:style-name="P3">Keltner Channels.</text:p>
        <text:p text:style-name="P3">Remarks</text:p>
        <text:p text:style-name="P3"><text:span text:style-name="Source_20_Text">na</text:span> values in the <text:span text:style-name="Source_20_Text">source</text:span> series are ignored; the function calculates on the <text:span text:style-name="Source_20_Text">length</text:span> quantity of non-<text:span text:style-name="Source_20_Text">na</text:span> values.</text:p>
        <text:p text:style-name="P3">See also</text:p>
        <text:p text:style-name="P3"><text:a xlink:type="simple" xlink:href="https://www.tradingview.com/pine-script-reference/v6/#fun_ta.ema" text:style-name="Internet_20_link" text:visited-style-name="Visited_20_Internet_20_Link">ta.ema</text:a><text:a xlink:type="simple" xlink:href="https://www.tradingview.com/pine-script-reference/v6/#fun_ta.atr" text:style-name="Internet_20_link" text:visited-style-name="Visited_20_Internet_20_Link">ta.atr</text:a><text:a xlink:type="simple" xlink:href="https://www.tradingview.com/pine-script-reference/v6/#fun_ta.bb" text:style-name="Internet_20_link" text:visited-style-name="Visited_20_Internet_20_Link">ta.bb</text:a></text:p>
      </text:section>
      <text:section text:style-name="Sect1" text:name="fun_ta.kcw">
        <text:h text:style-name="P2" text:outline-level="3">ta.kcw()</text:h>
        <text:p text:style-name="P3">2 overloads</text:p>
      </text:section>
      <text:p text:style-name="P3">Keltner Channels Width. The Keltner Channels Width is the difference between the upper and the lower Keltner Channels divided by the middle channel.</text:p>
      <text:p text:style-name="Text_20_body"><text:soft-page-break/>Syntax &amp; Overloads</text:p>
      <text:p text:style-name="P5"><text:a xlink:type="simple" xlink:href="https://www.tradingview.com/pine-script-reference/v6/#fun_ta.kcw-0" text:style-name="Internet_20_link" text:visited-style-name="Visited_20_Internet_20_Link">ta.kcw(series, length, mult) → series float</text:a></text:p>
      <text:p text:style-name="P5"><text:a xlink:type="simple" xlink:href="https://www.tradingview.com/pine-script-reference/v6/#fun_ta.kcw-1" text:style-name="Internet_20_link" text:visited-style-name="Visited_20_Internet_20_Link">ta.kcw(series, length, mult, useTrueRange) → series float</text:a></text:p>
      <text:p text:style-name="P3">Arguments</text:p>
      <text:p text:style-name="P3">series (series int/float) Series of values to process.</text:p>
      <text:p text:style-name="P3">length (simple int) Number of bars (length).</text:p>
      <text:p text:style-name="P3">mult (simple int/float) Standard deviation factor.</text:p>
      <text:p text:style-name="P3">Example</text:p>
      <text:section text:style-name="Sect1" text:name="Section738">
        <text:p text:style-name="P4"><text:bookmark text:name="fun_ta.kcw"/><text:span text:style-name="Source_20_Text">//@version=6</text:span></text:p>
        <text:p text:style-name="Preformatted_20_Text"><text:span text:style-name="Source_20_Text">indicator("ta.kcw")</text:span></text:p>
        <text:p text:style-name="Preformatted_20_Text"><text:span text:style-name="Source_20_Text">plot(ta.kcw(close, 5, 4), color=color.yellow)</text:span></text:p>
        <text:p text:style-name="Preformatted_20_Text"><text:span text:style-name="Source_20_Text">// the same on pine</text:span></text:p>
        <text:p text:style-name="Preformatted_20_Text"><text:span text:style-name="Source_20_Text">f_kcw(src, length, mult, useTrueRange) =&gt;</text:span></text:p>
        <text:p text:style-name="Preformatted_20_Text"><text:span text:style-name="Source_20_Text">    float basis = ta.ema(src, length)</text:span></text:p>
        <text:p text:style-name="Preformatted_20_Text"><text:span text:style-name="Source_20_Text">    float span = (useTrueRange) ? ta.tr : (high - low)</text:span></text:p>
        <text:p text:style-name="Preformatted_20_Text"><text:span text:style-name="Source_20_Text">    float rangeEma = ta.ema(span, length)</text:span></text:p>
        <text:p text:style-name="Preformatted_20_Text"><text:span text:style-name="Source_20_Text">    </text:span></text:p>
        <text:p text:style-name="Preformatted_20_Text"><text:span text:style-name="Source_20_Text">    ((basis + rangeEma * mult) - (basis - rangeEma * mult)) / basis</text:span></text:p>
        <text:p text:style-name="P5"><text:span text:style-name="Source_20_Text">plot(f_kcw(close, 5, 4, true))</text:span></text:p>
        <text:p text:style-name="P3">Returns</text:p>
        <text:p text:style-name="P3">Keltner Channels Width.</text:p>
        <text:p text:style-name="P3">Remarks</text:p>
        <text:p text:style-name="P3"><text:span text:style-name="Source_20_Text">na</text:span> values in the <text:span text:style-name="Source_20_Text">source</text:span> series are ignored; the function calculates on the <text:span text:style-name="Source_20_Text">length</text:span> quantity of non-<text:span text:style-name="Source_20_Text">na</text:span> values.</text:p>
        <text:p text:style-name="P3">See also</text:p>
        <text:p text:style-name="P3"><text:a xlink:type="simple" xlink:href="https://www.tradingview.com/pine-script-reference/v6/#fun_ta.kc" text:style-name="Internet_20_link" text:visited-style-name="Visited_20_Internet_20_Link">ta.kc</text:a><text:a xlink:type="simple" xlink:href="https://www.tradingview.com/pine-script-reference/v6/#fun_ta.ema" text:style-name="Internet_20_link" text:visited-style-name="Visited_20_Internet_20_Link">ta.ema</text:a><text:a xlink:type="simple" xlink:href="https://www.tradingview.com/pine-script-reference/v6/#fun_ta.atr" text:style-name="Internet_20_link" text:visited-style-name="Visited_20_Internet_20_Link">ta.atr</text:a><text:a xlink:type="simple" xlink:href="https://www.tradingview.com/pine-script-reference/v6/#fun_ta.bb" text:style-name="Internet_20_link" text:visited-style-name="Visited_20_Internet_20_Link">ta.bb</text:a></text:p>
      </text:section>
      <text:section text:style-name="Sect1" text:name="fun_ta.linreg">
        <text:h text:style-name="P2" text:outline-level="3">ta.linreg()</text:h>
      </text:section>
      <text:section text:style-name="Sect1" text:name="Section739">
        <text:p text:style-name="P6"><text:bookmark text:name="fun_ta.linreg"/>Linear regression curve. A line that best fits the prices specified over a user-defined time period. It is calculated using the least squares method. The result of this function is calculated using the formula: linreg = intercept + slope * (length - 1 - offset), where intercept and slope are the values calculated with the least squares method on <text:span text:style-name="Source_20_Text">source</text:span> series.</text:p>
        <text:p text:style-name="Text_20_body">Syntax</text:p>
        <text:p text:style-name="P5">ta.linreg(source, length, offset) → series float</text:p>
        <text:p text:style-name="P3">Arguments</text:p>
        <text:p text:style-name="P3">source (series int/float) Source series.</text:p>
        <text:p text:style-name="P3">length (series int) Number of bars (length).</text:p>
        <text:p text:style-name="P3">offset (simple int) Offset.</text:p>
        <text:p text:style-name="P3">Returns</text:p>
        <text:p text:style-name="P3">Linear regression curve.</text:p>
        <text:p text:style-name="P3">Remarks</text:p>
        <text:p text:style-name="P3"><text:span text:style-name="Source_20_Text">na</text:span> values in the <text:span text:style-name="Source_20_Text">source</text:span> series are included in calculations and will produce an <text:span text:style-name="Source_20_Text">na</text:span> result.</text:p>
      </text:section>
      <text:section text:style-name="Sect1" text:name="fun_ta.lowest">
        <text:h text:style-name="P2" text:outline-level="3">ta.lowest()</text:h>
        <text:p text:style-name="P3">2 overloads</text:p>
      </text:section>
      <text:section text:style-name="Sect1" text:name="Section740">
        <text:p text:style-name="P6"><text:bookmark text:name="fun_ta.lowest"/>Lowest value for a given number of bars back.</text:p>
        <text:p text:style-name="Text_20_body">Syntax &amp; Overloads</text:p>
        <text:p text:style-name="P5"><text:a xlink:type="simple" xlink:href="https://www.tradingview.com/pine-script-reference/v6/#fun_ta.lowest-0" text:style-name="Internet_20_link" text:visited-style-name="Visited_20_Internet_20_Link">ta.lowest(length) → series float</text:a></text:p>
        <text:p text:style-name="P5"><text:a xlink:type="simple" xlink:href="https://www.tradingview.com/pine-script-reference/v6/#fun_ta.lowest-1" text:style-name="Internet_20_link" text:visited-style-name="Visited_20_Internet_20_Link">ta.lowest(source, length) → series float</text:a></text:p>
        <text:p text:style-name="P3">Arguments</text:p>
        <text:p text:style-name="P3">length (series int) Number of bars (length).</text:p>
        <text:p text:style-name="P3">Returns</text:p>
        <text:p text:style-name="P3">Lowest value in the series.</text:p>
        <text:p text:style-name="P3">Remarks</text:p>
        <text:p text:style-name="P3">Two args version: <text:span text:style-name="Source_20_Text">source</text:span> is a series and <text:span text:style-name="Source_20_Text">length</text:span> is the number of bars back.</text:p>
        <text:p text:style-name="P3">One arg version: <text:span text:style-name="Source_20_Text">length</text:span> is the number of bars back. Algorithm uses low as a <text:span text:style-name="Source_20_Text">source</text:span> series.</text:p>
        <text:p text:style-name="P3"><text:span text:style-name="Source_20_Text">na</text:span> values in the <text:span text:style-name="Source_20_Text">source</text:span> series are ignored.</text:p>
        <text:p text:style-name="P3">See also</text:p>
        <text:p text:style-name="P3"><text:a xlink:type="simple" xlink:href="https://www.tradingview.com/pine-script-reference/v6/#fun_ta.highest" text:style-name="Internet_20_link" text:visited-style-name="Visited_20_Internet_20_Link">ta.highest</text:a><text:a xlink:type="simple" xlink:href="https://www.tradingview.com/pine-script-reference/v6/#fun_ta.lowestbars" text:style-name="Internet_20_link" text:visited-style-name="Visited_20_Internet_20_Link">ta.lowestbars</text:a><text:a xlink:type="simple" xlink:href="https://www.tradingview.com/pine-script-reference/v6/#fun_ta.highestbars" text:style-name="Internet_20_link" text:visited-style-name="Visited_20_Internet_20_Link">ta.highestbars</text:a><text:a xlink:type="simple" xlink:href="https://www.tradingview.com/pine-script-reference/v6/#fun_ta.valuewhen" text:style-name="Internet_20_link" text:visited-style-name="Visited_20_Internet_20_Link">ta.valuewhen</text:a><text:a xlink:type="simple" xlink:href="https://www.tradingview.com/pine-script-reference/v6/#fun_ta.barssince" text:style-name="Internet_20_link" text:visited-style-name="Visited_20_Internet_20_Link">ta.barssince</text:a></text:p>
      </text:section>
      <text:section text:style-name="Sect1" text:name="fun_ta.lowestbars">
        <text:h text:style-name="P2" text:outline-level="3">ta.lowestbars()</text:h>
        <text:p text:style-name="P3">2 overloads</text:p>
      </text:section>
      <text:section text:style-name="Sect1" text:name="Section741">
        <text:p text:style-name="P6"><text:bookmark text:name="fun_ta.lowestbars"/>Lowest value offset for a given number of bars back.</text:p>
        <text:p text:style-name="Text_20_body">Syntax &amp; Overloads</text:p>
        <text:p text:style-name="P5"><text:a xlink:type="simple" xlink:href="https://www.tradingview.com/pine-script-reference/v6/#fun_ta.lowestbars-0" text:style-name="Internet_20_link" text:visited-style-name="Visited_20_Internet_20_Link">ta.lowestbars(length) → series int</text:a></text:p>
        <text:p text:style-name="P5"><text:a xlink:type="simple" xlink:href="https://www.tradingview.com/pine-script-reference/v6/#fun_ta.lowestbars-1" text:style-name="Internet_20_link" text:visited-style-name="Visited_20_Internet_20_Link">ta.lowestbars(source, length) → series int</text:a></text:p>
        <text:p text:style-name="P3">Arguments</text:p>
        <text:p text:style-name="P3">length (series int) Number of bars back.</text:p>
        <text:p text:style-name="P3">Returns</text:p>
        <text:p text:style-name="P3">Offset to the lowest bar.</text:p>
        <text:p text:style-name="P3">Remarks</text:p>
        <text:p text:style-name="P3">Two args version: <text:span text:style-name="Source_20_Text">source</text:span> is a series and <text:span text:style-name="Source_20_Text">length</text:span> is the number of bars back.</text:p>
        <text:p text:style-name="P3">One arg version: <text:span text:style-name="Source_20_Text">length</text:span> is the number of bars back. Algorithm uses low as a <text:span text:style-name="Source_20_Text">source</text:span> series.</text:p>
        <text:p text:style-name="P3"><text:span text:style-name="Source_20_Text">na</text:span> values in the <text:span text:style-name="Source_20_Text">source</text:span> series are ignored.</text:p>
        <text:p text:style-name="P3">See also</text:p>
        <text:p text:style-name="P3"><text:a xlink:type="simple" xlink:href="https://www.tradingview.com/pine-script-reference/v6/#fun_ta.lowest" text:style-name="Internet_20_link" text:visited-style-name="Visited_20_Internet_20_Link">ta.lowest</text:a><text:a xlink:type="simple" xlink:href="https://www.tradingview.com/pine-script-reference/v6/#fun_ta.highest" text:style-name="Internet_20_link" text:visited-style-name="Visited_20_Internet_20_Link">ta.highest</text:a><text:a xlink:type="simple" xlink:href="https://www.tradingview.com/pine-script-reference/v6/#fun_ta.highestbars" text:style-name="Internet_20_link" text:visited-style-name="Visited_20_Internet_20_Link">ta.highestbars</text:a><text:a xlink:type="simple" xlink:href="https://www.tradingview.com/pine-script-reference/v6/#fun_ta.barssince" text:style-name="Internet_20_link" text:visited-style-name="Visited_20_Internet_20_Link">ta.barssince</text:a><text:a xlink:type="simple" xlink:href="https://www.tradingview.com/pine-script-reference/v6/#fun_ta.valuewhen" text:style-name="Internet_20_link" text:visited-style-name="Visited_20_Internet_20_Link">ta.valuewhen</text:a></text:p>
      </text:section>
      <text:section text:style-name="Sect1" text:name="fun_ta.macd">
        <text:h text:style-name="P2" text:outline-level="3">ta.macd()</text:h>
      </text:section>
      <text:p text:style-name="P3">MACD (moving average convergence/divergence). It is supposed to reveal changes in the strength, direction, momentum, and duration of a trend in a stock's price.</text:p>
      <text:p text:style-name="Text_20_body"><text:soft-page-break/>Syntax</text:p>
      <text:p text:style-name="P5">ta.macd(source, fastlen, slowlen, siglen) → [series float, series float, series float]</text:p>
      <text:p text:style-name="P3">Arguments</text:p>
      <text:p text:style-name="P3">source (series int/float) Series of values to process.</text:p>
      <text:p text:style-name="P3">fastlen (simple int) Fast Length parameter.</text:p>
      <text:p text:style-name="P3">slowlen (simple int) Slow Length parameter.</text:p>
      <text:p text:style-name="P3">siglen (simple int) Signal Length parameter.</text:p>
      <text:p text:style-name="Text_20_body">Example</text:p>
      <text:p text:style-name="Preformatted_20_Text"><text:span text:style-name="Source_20_Text">//@version=6</text:span></text:p>
      <text:p text:style-name="Preformatted_20_Text"><text:span text:style-name="Source_20_Text">indicator("MACD")</text:span></text:p>
      <text:p text:style-name="Preformatted_20_Text"><text:span text:style-name="Source_20_Text">[macdLine, signalLine, histLine] = ta.macd(close, 12, 26, 9)</text:span></text:p>
      <text:p text:style-name="Preformatted_20_Text"><text:span text:style-name="Source_20_Text">plot(macdLine, color=color.blue)</text:span></text:p>
      <text:p text:style-name="Preformatted_20_Text"><text:span text:style-name="Source_20_Text">plot(signalLine, color=color.orange)</text:span></text:p>
      <text:p text:style-name="P5"><text:span text:style-name="Source_20_Text">plot(histLine, color=color.red, style=plot.style_histogram)</text:span></text:p>
      <text:p text:style-name="P3">If you need only one value, use placeholders '_' like this:</text:p>
      <text:p text:style-name="P3">Example</text:p>
      <text:section text:style-name="Sect1" text:name="Section742">
        <text:p text:style-name="P4"><text:bookmark text:name="fun_ta.macd"/><text:span text:style-name="Source_20_Text">//@version=6</text:span></text:p>
        <text:p text:style-name="Preformatted_20_Text"><text:span text:style-name="Source_20_Text">indicator("MACD")</text:span></text:p>
        <text:p text:style-name="Preformatted_20_Text"><text:span text:style-name="Source_20_Text">[_, signalLine, _] = ta.macd(close, 12, 26, 9)</text:span></text:p>
        <text:p text:style-name="P5"><text:span text:style-name="Source_20_Text">plot(signalLine, color=color.orange)</text:span></text:p>
        <text:p text:style-name="P3">Returns</text:p>
        <text:p text:style-name="P3"><text:a xlink:type="simple" xlink:href="https://www.tradingview.com/pine-script-docs/language/type-system/#tuples" office:target-frame-name="_blank" xlink:show="new" text:style-name="Internet_20_link" text:visited-style-name="Visited_20_Internet_20_Link">Tuple</text:a> of three MACD series: MACD line, signal line and histogram line.</text:p>
        <text:p text:style-name="P3">Remarks</text:p>
        <text:p text:style-name="P3"><text:span text:style-name="Source_20_Text">na</text:span> values in the <text:span text:style-name="Source_20_Text">source</text:span> series are ignored; the function calculates on the <text:span text:style-name="Source_20_Text">length</text:span> quantity of non-<text:span text:style-name="Source_20_Text">na</text:span> values.</text:p>
        <text:p text:style-name="P3">See also</text:p>
        <text:p text:style-name="P3"><text:a xlink:type="simple" xlink:href="https://www.tradingview.com/pine-script-reference/v6/#fun_ta.sma" text:style-name="Internet_20_link" text:visited-style-name="Visited_20_Internet_20_Link">ta.sma</text:a><text:a xlink:type="simple" xlink:href="https://www.tradingview.com/pine-script-reference/v6/#fun_ta.ema" text:style-name="Internet_20_link" text:visited-style-name="Visited_20_Internet_20_Link">ta.ema</text:a></text:p>
      </text:section>
      <text:section text:style-name="Sect1" text:name="fun_ta.max">
        <text:h text:style-name="P2" text:outline-level="3">ta.max()</text:h>
      </text:section>
      <text:section text:style-name="Sect1" text:name="Section743">
        <text:p text:style-name="P6"><text:bookmark text:name="fun_ta.max"/>Returns the all-time high value of <text:span text:style-name="Source_20_Text">source</text:span> from the beginning of the chart up to the current bar.</text:p>
        <text:p text:style-name="Text_20_body">Syntax</text:p>
        <text:p text:style-name="P5">ta.max(source) → series float</text:p>
        <text:p text:style-name="P3">Arguments</text:p>
        <text:p text:style-name="P3">source (series int/float) Source used for the calculation.</text:p>
        <text:p text:style-name="P3">Remarks</text:p>
        <text:p text:style-name="P3"><text:a xlink:type="simple" xlink:href="https://www.tradingview.com/pine-script-reference/v6/#var_na" text:style-name="Internet_20_link" text:visited-style-name="Visited_20_Internet_20_Link">na</text:a> occurrences of <text:span text:style-name="Source_20_Text">source</text:span> are ignored.</text:p>
      </text:section>
      <text:section text:style-name="Sect1" text:name="fun_ta.median">
        <text:h text:style-name="P2" text:outline-level="3">ta.median()</text:h>
        <text:p text:style-name="P3">2 overloads</text:p>
      </text:section>
      <text:section text:style-name="Sect1" text:name="Section744">
        <text:p text:style-name="P6"><text:bookmark text:name="fun_ta.median"/>Returns the median of the series.</text:p>
        <text:p text:style-name="Text_20_body">Syntax &amp; Overloads</text:p>
        <text:p text:style-name="P5"><text:a xlink:type="simple" xlink:href="https://www.tradingview.com/pine-script-reference/v6/#fun_ta.median-0" text:style-name="Internet_20_link" text:visited-style-name="Visited_20_Internet_20_Link">ta.median(source, length) → series int</text:a></text:p>
        <text:p text:style-name="P5"><text:a xlink:type="simple" xlink:href="https://www.tradingview.com/pine-script-reference/v6/#fun_ta.median-1" text:style-name="Internet_20_link" text:visited-style-name="Visited_20_Internet_20_Link">ta.median(source, length) → series float</text:a></text:p>
        <text:p text:style-name="P3">Arguments</text:p>
        <text:p text:style-name="P3">source (series int) Series of values to process.</text:p>
        <text:p text:style-name="P3">length (series int) Number of bars (length).</text:p>
        <text:p text:style-name="P3">Returns</text:p>
        <text:p text:style-name="P3">The median of the series.</text:p>
        <text:p text:style-name="P3">Remarks</text:p>
        <text:p text:style-name="P3"><text:span text:style-name="Source_20_Text">na</text:span> values in the <text:span text:style-name="Source_20_Text">source</text:span> series are ignored; the function calculates on the <text:span text:style-name="Source_20_Text">length</text:span> quantity of non-<text:span text:style-name="Source_20_Text">na</text:span> values.</text:p>
      </text:section>
      <text:section text:style-name="Sect1" text:name="fun_ta.mfi">
        <text:h text:style-name="P2" text:outline-level="3">ta.mfi()</text:h>
      </text:section>
      <text:p text:style-name="P3">Money Flow Index. The Money Flow Index (MFI) is a technical oscillator that uses price and volume for identifying overbought or oversold conditions in an asset.</text:p>
      <text:p text:style-name="Text_20_body">Syntax</text:p>
      <text:p text:style-name="P5">ta.mfi(series, length) → series float</text:p>
      <text:p text:style-name="P3">Arguments</text:p>
      <text:p text:style-name="P3">series (series int/float) Series of values to process.</text:p>
      <text:p text:style-name="P3">length (series int) Number of bars (length).</text:p>
      <text:p text:style-name="P3">Example</text:p>
      <text:section text:style-name="Sect1" text:name="Section745">
        <text:p text:style-name="P4"><text:bookmark text:name="fun_ta.mfi"/><text:span text:style-name="Source_20_Text">//@version=6</text:span></text:p>
        <text:p text:style-name="Preformatted_20_Text"><text:span text:style-name="Source_20_Text">indicator("Money Flow Index")</text:span></text:p>
        <text:p text:style-name="Preformatted_20_Text"><text:span text:style-name="Source_20_Text">plot(ta.mfi(hlc3, 14), color=color.yellow)</text:span></text:p>
        <text:p text:style-name="Preformatted_20_Text"><text:span text:style-name="Source_20_Text">// the same on pine</text:span></text:p>
        <text:p text:style-name="Preformatted_20_Text"><text:span text:style-name="Source_20_Text">pine_mfi(src, length) =&gt;</text:span></text:p>
        <text:p text:style-name="Preformatted_20_Text"><text:span text:style-name="Source_20_Text">    float upper = math.sum(volume * (ta.change(src) &lt;= 0.0 ? 0.0 : src), length)</text:span></text:p>
        <text:p text:style-name="Preformatted_20_Text"><text:span text:style-name="Source_20_Text">    float lower = math.sum(volume * (ta.change(src) &gt;= 0.0 ? 0.0 : src), length)</text:span></text:p>
        <text:p text:style-name="Preformatted_20_Text"><text:span text:style-name="Source_20_Text">    mfi = 100.0 - (100.0 / (1.0 + upper / lower))</text:span></text:p>
        <text:p text:style-name="Preformatted_20_Text"><text:span text:style-name="Source_20_Text">    mfi</text:span></text:p>
        <text:p text:style-name="P5"><text:span text:style-name="Source_20_Text">plot(pine_mfi(hlc3, 14))</text:span></text:p>
        <text:p text:style-name="P3">Returns</text:p>
        <text:p text:style-name="P3">Money Flow Index.</text:p>
        <text:p text:style-name="P3">Remarks</text:p>
        <text:p text:style-name="P3"><text:span text:style-name="Source_20_Text">na</text:span> values in the <text:span text:style-name="Source_20_Text">source</text:span> series are ignored; the function calculates on the <text:span text:style-name="Source_20_Text">length</text:span> quantity of non-<text:span text:style-name="Source_20_Text">na</text:span> values.</text:p>
        <text:p text:style-name="P3">See also</text:p>
        <text:p text:style-name="P3"><text:a xlink:type="simple" xlink:href="https://www.tradingview.com/pine-script-reference/v6/#fun_ta.rsi" text:style-name="Internet_20_link" text:visited-style-name="Visited_20_Internet_20_Link">ta.rsi</text:a><text:a xlink:type="simple" xlink:href="https://www.tradingview.com/pine-script-reference/v6/#fun_math.sum" text:style-name="Internet_20_link" text:visited-style-name="Visited_20_Internet_20_Link">math.sum</text:a></text:p>
      </text:section>
      <text:section text:style-name="Sect1" text:name="fun_ta.min">
        <text:h text:style-name="P2" text:outline-level="3">ta.min()</text:h>
      </text:section>
      <text:section text:style-name="Sect1" text:name="Section746">
        <text:p text:style-name="P6"><text:bookmark text:name="fun_ta.min"/>Returns the all-time low value of <text:span text:style-name="Source_20_Text">source</text:span> from the beginning of the chart up to the current bar.</text:p>
        <text:p text:style-name="Text_20_body">Syntax</text:p>
        <text:p text:style-name="P5"><text:soft-page-break/>ta.min(source) → series float</text:p>
        <text:p text:style-name="P3">Arguments</text:p>
        <text:p text:style-name="P3">source (series int/float) Source used for the calculation.</text:p>
        <text:p text:style-name="P3">Remarks</text:p>
        <text:p text:style-name="P3"><text:a xlink:type="simple" xlink:href="https://www.tradingview.com/pine-script-reference/v6/#var_na" text:style-name="Internet_20_link" text:visited-style-name="Visited_20_Internet_20_Link">na</text:a> occurrences of <text:span text:style-name="Source_20_Text">source</text:span> are ignored.</text:p>
      </text:section>
      <text:section text:style-name="Sect1" text:name="fun_ta.mode">
        <text:h text:style-name="P2" text:outline-level="3">ta.mode()</text:h>
        <text:p text:style-name="P3">2 overloads</text:p>
      </text:section>
      <text:section text:style-name="Sect1" text:name="Section747">
        <text:p text:style-name="P6"><text:bookmark text:name="fun_ta.mode"/>Returns the <text:a xlink:type="simple" xlink:href="https://en.wikipedia.org/wiki/Mode_(statistics)" office:target-frame-name="_blank" xlink:show="new" text:style-name="Internet_20_link" text:visited-style-name="Visited_20_Internet_20_Link">mode</text:a> of the series. If there are several values with the same frequency, it returns the smallest value.</text:p>
        <text:p text:style-name="Text_20_body">Syntax &amp; Overloads</text:p>
        <text:p text:style-name="P5"><text:a xlink:type="simple" xlink:href="https://www.tradingview.com/pine-script-reference/v6/#fun_ta.mode-0" text:style-name="Internet_20_link" text:visited-style-name="Visited_20_Internet_20_Link">ta.mode(source, length) → series int</text:a></text:p>
        <text:p text:style-name="P5"><text:a xlink:type="simple" xlink:href="https://www.tradingview.com/pine-script-reference/v6/#fun_ta.mode-1" text:style-name="Internet_20_link" text:visited-style-name="Visited_20_Internet_20_Link">ta.mode(source, length) → series float</text:a></text:p>
        <text:p text:style-name="P3">Arguments</text:p>
        <text:p text:style-name="P3">source (series int) Series of values to process.</text:p>
        <text:p text:style-name="P3">length (series int) Number of bars (length).</text:p>
        <text:p text:style-name="P3">Returns</text:p>
        <text:p text:style-name="P3">The most frequently occurring value from the <text:span text:style-name="Source_20_Text">source</text:span>. If none exists, returns the smallest value instead.</text:p>
        <text:p text:style-name="P3">Remarks</text:p>
        <text:p text:style-name="P3"><text:span text:style-name="Source_20_Text">na</text:span> values in the <text:span text:style-name="Source_20_Text">source</text:span> series are ignored; the function calculates on the <text:span text:style-name="Source_20_Text">length</text:span> quantity of non-<text:span text:style-name="Source_20_Text">na</text:span> values.</text:p>
      </text:section>
      <text:section text:style-name="Sect1" text:name="fun_ta.mom">
        <text:h text:style-name="P2" text:outline-level="3">ta.mom()</text:h>
      </text:section>
      <text:section text:style-name="Sect1" text:name="Section748">
        <text:p text:style-name="P6"><text:bookmark text:name="fun_ta.mom"/>Momentum of <text:span text:style-name="Source_20_Text">source</text:span> price and <text:span text:style-name="Source_20_Text">source</text:span> price <text:span text:style-name="Source_20_Text">length</text:span> bars ago. This is simply a difference: source - source[length].</text:p>
        <text:p text:style-name="Text_20_body">Syntax</text:p>
        <text:p text:style-name="P5">ta.mom(source, length) → series float</text:p>
        <text:p text:style-name="P3">Arguments</text:p>
        <text:p text:style-name="P3">source (series int/float) Series of values to process.</text:p>
        <text:p text:style-name="P3">length (series int) Offset from the current bar to the previous bar.</text:p>
        <text:p text:style-name="P3">Returns</text:p>
        <text:p text:style-name="P3">Momentum of <text:span text:style-name="Source_20_Text">source</text:span> price and <text:span text:style-name="Source_20_Text">source</text:span> price <text:span text:style-name="Source_20_Text">length</text:span> bars ago.</text:p>
        <text:p text:style-name="P3">Remarks</text:p>
        <text:p text:style-name="P3"><text:span text:style-name="Source_20_Text">na</text:span> values in the <text:span text:style-name="Source_20_Text">source</text:span> series are included in calculations and will produce an <text:span text:style-name="Source_20_Text">na</text:span> result.</text:p>
        <text:p text:style-name="P3">See also</text:p>
        <text:p text:style-name="P3"><text:a xlink:type="simple" xlink:href="https://www.tradingview.com/pine-script-reference/v6/#fun_ta.change" text:style-name="Internet_20_link" text:visited-style-name="Visited_20_Internet_20_Link">ta.change</text:a></text:p>
      </text:section>
      <text:section text:style-name="Sect1" text:name="fun_ta.percentile_linear_interpolation">
        <text:h text:style-name="P2" text:outline-level="3">ta.percentile_linear_interpolation()</text:h>
      </text:section>
      <text:section text:style-name="Sect1" text:name="Section749">
        <text:p text:style-name="P6"><text:bookmark text:name="fun_ta.percentile_linear_interpolation"/>Calculates percentile using method of linear interpolation between the two nearest ranks.</text:p>
        <text:p text:style-name="Text_20_body">Syntax</text:p>
        <text:p text:style-name="P5">ta.percentile_linear_interpolation(source, length, percentage) → series float</text:p>
        <text:p text:style-name="P3">Arguments</text:p>
        <text:p text:style-name="P3">source (series int/float) Series of values to process (source).</text:p>
        <text:p text:style-name="P3">length (series int) Number of bars back (length).</text:p>
        <text:p text:style-name="P3">percentage (simple int/float) Percentage, a number from range 0..100.</text:p>
        <text:p text:style-name="P3">Returns</text:p>
        <text:p text:style-name="P3">P-th percentile of <text:span text:style-name="Source_20_Text">source</text:span> series for <text:span text:style-name="Source_20_Text">length</text:span> bars back.</text:p>
        <text:p text:style-name="P3">Remarks</text:p>
        <text:p text:style-name="P3">Note that a percentile calculated using this method will NOT always be a member of the input data set.</text:p>
        <text:p text:style-name="P3"><text:span text:style-name="Source_20_Text">na</text:span> values in the <text:span text:style-name="Source_20_Text">source</text:span> series are included in calculations and will produce an <text:span text:style-name="Source_20_Text">na</text:span> result.</text:p>
        <text:p text:style-name="P3">See also</text:p>
        <text:p text:style-name="P3"><text:a xlink:type="simple" xlink:href="https://www.tradingview.com/pine-script-reference/v6/#fun_ta.percentile_nearest_rank" text:style-name="Internet_20_link" text:visited-style-name="Visited_20_Internet_20_Link">ta.percentile_nearest_rank</text:a></text:p>
      </text:section>
      <text:section text:style-name="Sect1" text:name="fun_ta.percentile_nearest_rank">
        <text:h text:style-name="P2" text:outline-level="3">ta.percentile_nearest_rank()</text:h>
      </text:section>
      <text:section text:style-name="Sect1" text:name="Section750">
        <text:p text:style-name="P6"><text:bookmark text:name="fun_ta.percentile_nearest_rank"/>Calculates percentile using method of Nearest Rank.</text:p>
        <text:p text:style-name="Text_20_body">Syntax</text:p>
        <text:p text:style-name="P5">ta.percentile_nearest_rank(source, length, percentage) → series float</text:p>
        <text:p text:style-name="P3">Arguments</text:p>
        <text:p text:style-name="P3">source (series int/float) Series of values to process (source).</text:p>
        <text:p text:style-name="P3">length (series int) Number of bars back (length).</text:p>
        <text:p text:style-name="P3">percentage (simple int/float) Percentage, a number from range 0..100.</text:p>
        <text:p text:style-name="P3">Returns</text:p>
        <text:p text:style-name="P3">P-th percentile of <text:span text:style-name="Source_20_Text">source</text:span> series for <text:span text:style-name="Source_20_Text">length</text:span> bars back.</text:p>
        <text:p text:style-name="P3">Remarks</text:p>
        <text:p text:style-name="P3">Using the Nearest Rank method on lengths less than 100 bars back can result in the same number being used for more than one percentile.</text:p>
        <text:p text:style-name="P3">A percentile calculated using the Nearest Rank method will always be a member of the input data set.</text:p>
        <text:p text:style-name="P3">The 100th percentile is defined to be the largest value in the input data set.</text:p>
        <text:p text:style-name="P3"><text:span text:style-name="Source_20_Text">na</text:span> values in the <text:span text:style-name="Source_20_Text">source</text:span> series are ignored.</text:p>
        <text:p text:style-name="P3">See also</text:p>
        <text:p text:style-name="P3"><text:a xlink:type="simple" xlink:href="https://www.tradingview.com/pine-script-reference/v6/#fun_ta.percentile_linear_interpolation" text:style-name="Internet_20_link" text:visited-style-name="Visited_20_Internet_20_Link">ta.percentile_linear_interpolation</text:a></text:p>
      </text:section>
      <text:section text:style-name="Sect1" text:name="fun_ta.percentrank">
        <text:h text:style-name="P2" text:outline-level="3">ta.percentrank()</text:h>
      </text:section>
      <text:section text:style-name="Sect1" text:name="Section751">
        <text:p text:style-name="P6"><text:bookmark text:name="fun_ta.percentrank"/>Percent rank is the percents of how many previous values was less than or equal to the current value of given series.</text:p>
        <text:p text:style-name="Text_20_body">Syntax</text:p>
        <text:p text:style-name="P5">ta.percentrank(source, length) → series float</text:p>
        <text:p text:style-name="P3">Arguments</text:p>
        <text:p text:style-name="P3">source (series int/float) Series of values to process.</text:p>
        <text:p text:style-name="P3"><text:soft-page-break/>length (series int) Number of bars (length).</text:p>
        <text:p text:style-name="P3">Returns</text:p>
        <text:p text:style-name="P3">Percent rank of <text:span text:style-name="Source_20_Text">source</text:span> for <text:span text:style-name="Source_20_Text">length</text:span> bars back.</text:p>
        <text:p text:style-name="P3">Remarks</text:p>
        <text:p text:style-name="P3"><text:span text:style-name="Source_20_Text">na</text:span> values in the <text:span text:style-name="Source_20_Text">source</text:span> series are included in calculations and will produce an <text:span text:style-name="Source_20_Text">na</text:span> result.</text:p>
      </text:section>
      <text:section text:style-name="Sect1" text:name="fun_ta.pivot_point_levels">
        <text:h text:style-name="P2" text:outline-level="3">ta.pivot_point_levels()</text:h>
      </text:section>
      <text:p text:style-name="P3">Calculates the pivot point levels using the specified <text:span text:style-name="Source_20_Text">type</text:span> and <text:span text:style-name="Source_20_Text">anchor</text:span>.</text:p>
      <text:p text:style-name="Text_20_body">Syntax</text:p>
      <text:p text:style-name="P5">ta.pivot_point_levels(type, anchor, developing) → array&lt;float&gt;</text:p>
      <text:p text:style-name="P3">Arguments</text:p>
      <text:p text:style-name="P3">type (series string) The type of pivot point levels. Possible values: "Traditional", "Fibonacci", "Woodie", "Classic", "DM", "Camarilla".</text:p>
      <text:p text:style-name="P3">anchor (series bool) The condition that triggers the reset of the pivot point calculations. When <text:a xlink:type="simple" xlink:href="https://www.tradingview.com/pine-script-reference/v6/#const_true" text:style-name="Internet_20_link" text:visited-style-name="Visited_20_Internet_20_Link">true</text:a>, calculations reset; when <text:a xlink:type="simple" xlink:href="https://www.tradingview.com/pine-script-reference/v6/#const_false" text:style-name="Internet_20_link" text:visited-style-name="Visited_20_Internet_20_Link">false</text:a>, results calculated at the last reset persist.</text:p>
      <text:p text:style-name="P3">developing (series bool) If <text:a xlink:type="simple" xlink:href="https://www.tradingview.com/pine-script-reference/v6/#const_false" text:style-name="Internet_20_link" text:visited-style-name="Visited_20_Internet_20_Link">false</text:a>, the values are those calculated the last time the anchor condition was <text:a xlink:type="simple" xlink:href="https://www.tradingview.com/pine-script-reference/v6/#const_true" text:style-name="Internet_20_link" text:visited-style-name="Visited_20_Internet_20_Link">true</text:a>. They remain constant until the anchor condition becomes <text:a xlink:type="simple" xlink:href="https://www.tradingview.com/pine-script-reference/v6/#const_true" text:style-name="Internet_20_link" text:visited-style-name="Visited_20_Internet_20_Link">true</text:a> again. If <text:a xlink:type="simple" xlink:href="https://www.tradingview.com/pine-script-reference/v6/#const_true" text:style-name="Internet_20_link" text:visited-style-name="Visited_20_Internet_20_Link">true</text:a>, the pivots are developing, i.e., they constantly recalculate on the data developing between the point of the last anchor (or bar zero if the anchor condition was never <text:a xlink:type="simple" xlink:href="https://www.tradingview.com/pine-script-reference/v6/#const_true" text:style-name="Internet_20_link" text:visited-style-name="Visited_20_Internet_20_Link">true</text:a>) and the current bar. Optional. The default is <text:a xlink:type="simple" xlink:href="https://www.tradingview.com/pine-script-reference/v6/#const_false" text:style-name="Internet_20_link" text:visited-style-name="Visited_20_Internet_20_Link">false</text:a>.</text:p>
      <text:p text:style-name="P3">Example</text:p>
      <text:section text:style-name="Sect1" text:name="Section752">
        <text:p text:style-name="P4"><text:bookmark text:name="fun_ta.pivot_point_levels"/><text:span text:style-name="Source_20_Text">//@version=6</text:span></text:p>
        <text:p text:style-name="Preformatted_20_Text"><text:span text:style-name="Source_20_Text">indicator("Weekly Pivots", max_lines_count=500, overlay=true)</text:span></text:p>
        <text:p text:style-name="Preformatted_20_Text"><text:span text:style-name="Source_20_Text">timeframe = "1W"</text:span></text:p>
        <text:p text:style-name="Preformatted_20_Text"><text:span text:style-name="Source_20_Text">typeInput = input.string("Traditional", "Type", options=["Traditional", "Fibonacci", "Woodie", "Classic", "DM", "Camarilla"])</text:span></text:p>
        <text:p text:style-name="Preformatted_20_Text"><text:span text:style-name="Source_20_Text">weekChange = timeframe.change(timeframe)</text:span></text:p>
        <text:p text:style-name="Preformatted_20_Text"><text:span text:style-name="Source_20_Text">pivotPointsArray = ta.pivot_point_levels(typeInput, weekChange)</text:span></text:p>
        <text:p text:style-name="Preformatted_20_Text"><text:span text:style-name="Source_20_Text">if weekChange</text:span></text:p>
        <text:p text:style-name="Preformatted_20_Text"><text:span text:style-name="Source_20_Text">    for pivotLevel in pivotPointsArray</text:span></text:p>
        <text:p text:style-name="P5"><text:span text:style-name="Source_20_Text">        line.new(time, pivotLevel, time + timeframe.in_seconds(timeframe) * 1000, pivotLevel, xloc=xloc.bar_time)</text:span></text:p>
        <text:p text:style-name="P3">Returns</text:p>
        <text:p text:style-name="P3">An <text:span text:style-name="Source_20_Text">array&lt;float&gt;</text:span> with numerical values representing 11 pivot point levels: [P, R1, S1, R2, S2, R3, S3, R4, S4, R5, S5]. Levels absent from the specified <text:span text:style-name="Source_20_Text">type</text:span> return <text:a xlink:type="simple" xlink:href="https://www.tradingview.com/pine-script-reference/v6/#var_na" text:style-name="Internet_20_link" text:visited-style-name="Visited_20_Internet_20_Link">na</text:a> values (e.g., "DM" only calculates P, R1, and S1).</text:p>
        <text:p text:style-name="P3">Remarks</text:p>
        <text:p text:style-name="P3">The <text:span text:style-name="Source_20_Text">developing</text:span> parameter cannot be <text:span text:style-name="Source_20_Text">true</text:span> when <text:span text:style-name="Source_20_Text">type</text:span> is set to "Woodie", because the Woodie calculation for a period depends on that period's open, which means that the pivot value is either available or unavailable, but never developing. If used together, the indicator will return a runtime error.</text:p>
      </text:section>
      <text:section text:style-name="Sect1" text:name="fun_ta.pivothigh">
        <text:h text:style-name="P2" text:outline-level="3">ta.pivothigh()</text:h>
        <text:p text:style-name="P3">2 overloads</text:p>
      </text:section>
      <text:p text:style-name="P3">This function returns price of the pivot high point. It returns 'NaN', if there was no pivot high point.</text:p>
      <text:p text:style-name="Text_20_body">Syntax &amp; Overloads</text:p>
      <text:p text:style-name="P5"><text:a xlink:type="simple" xlink:href="https://www.tradingview.com/pine-script-reference/v6/#fun_ta.pivothigh-0" text:style-name="Internet_20_link" text:visited-style-name="Visited_20_Internet_20_Link">ta.pivothigh(leftbars, rightbars) → series float</text:a></text:p>
      <text:p text:style-name="P5"><text:a xlink:type="simple" xlink:href="https://www.tradingview.com/pine-script-reference/v6/#fun_ta.pivothigh-1" text:style-name="Internet_20_link" text:visited-style-name="Visited_20_Internet_20_Link">ta.pivothigh(source, leftbars, rightbars) → series float</text:a></text:p>
      <text:p text:style-name="P3">Arguments</text:p>
      <text:p text:style-name="P3">leftbars (series int/float) Left strength.</text:p>
      <text:p text:style-name="P3">rightbars (series int/float) Right strength.</text:p>
      <text:p text:style-name="P3">Example</text:p>
      <text:section text:style-name="Sect1" text:name="Section753">
        <text:p text:style-name="P4"><text:bookmark text:name="fun_ta.pivothigh"/><text:span text:style-name="Source_20_Text">//@version=6</text:span></text:p>
        <text:p text:style-name="Preformatted_20_Text"><text:span text:style-name="Source_20_Text">indicator("PivotHigh", overlay=true)</text:span></text:p>
        <text:p text:style-name="Preformatted_20_Text"><text:span text:style-name="Source_20_Text">leftBars = input(2)</text:span></text:p>
        <text:p text:style-name="Preformatted_20_Text"><text:span text:style-name="Source_20_Text">rightBars=input(2)</text:span></text:p>
        <text:p text:style-name="Preformatted_20_Text"><text:span text:style-name="Source_20_Text">ph = ta.pivothigh(leftBars, rightBars)</text:span></text:p>
        <text:p text:style-name="P5"><text:span text:style-name="Source_20_Text">plot(ph, style=plot.style_cross, linewidth=3, color= color.red, offset=-rightBars)</text:span></text:p>
        <text:p text:style-name="P3">Returns</text:p>
        <text:p text:style-name="P3">Price of the point or 'NaN'.</text:p>
        <text:p text:style-name="P3">Remarks</text:p>
        <text:p text:style-name="P3">If parameters 'leftbars' or 'rightbars' are series you should use <text:a xlink:type="simple" xlink:href="https://www.tradingview.com/pine-script-reference/v6/#fun_max_bars_back" text:style-name="Internet_20_link" text:visited-style-name="Visited_20_Internet_20_Link">max_bars_back</text:a> function for the 'source' variable.</text:p>
      </text:section>
      <text:section text:style-name="Sect1" text:name="fun_ta.pivotlow">
        <text:h text:style-name="P2" text:outline-level="3">ta.pivotlow()</text:h>
        <text:p text:style-name="P3">2 overloads</text:p>
      </text:section>
      <text:p text:style-name="P3">This function returns price of the pivot low point. It returns 'NaN', if there was no pivot low point.</text:p>
      <text:p text:style-name="Text_20_body">Syntax &amp; Overloads</text:p>
      <text:p text:style-name="P5"><text:a xlink:type="simple" xlink:href="https://www.tradingview.com/pine-script-reference/v6/#fun_ta.pivotlow-0" text:style-name="Internet_20_link" text:visited-style-name="Visited_20_Internet_20_Link">ta.pivotlow(leftbars, rightbars) → series float</text:a></text:p>
      <text:p text:style-name="P5"><text:a xlink:type="simple" xlink:href="https://www.tradingview.com/pine-script-reference/v6/#fun_ta.pivotlow-1" text:style-name="Internet_20_link" text:visited-style-name="Visited_20_Internet_20_Link">ta.pivotlow(source, leftbars, rightbars) → series float</text:a></text:p>
      <text:p text:style-name="P3">Arguments</text:p>
      <text:p text:style-name="P3">leftbars (series int/float) Left strength.</text:p>
      <text:p text:style-name="P3">rightbars (series int/float) Right strength.</text:p>
      <text:p text:style-name="P3">Example</text:p>
      <text:section text:style-name="Sect1" text:name="Section754">
        <text:p text:style-name="P4"><text:bookmark text:name="fun_ta.pivotlow"/><text:span text:style-name="Source_20_Text">//@version=6</text:span></text:p>
        <text:p text:style-name="Preformatted_20_Text"><text:span text:style-name="Source_20_Text">indicator("PivotLow", overlay=true)</text:span></text:p>
        <text:p text:style-name="Preformatted_20_Text"><text:span text:style-name="Source_20_Text">leftBars = input(2)</text:span></text:p>
        <text:p text:style-name="Preformatted_20_Text"><text:span text:style-name="Source_20_Text">rightBars=input(2)</text:span></text:p>
        <text:p text:style-name="Preformatted_20_Text"><text:span text:style-name="Source_20_Text">pl = ta.pivotlow(close, leftBars, rightBars)</text:span></text:p>
        <text:p text:style-name="P5"><text:span text:style-name="Source_20_Text">plot(pl, style=plot.style_cross, linewidth=3, color= color.blue, offset=-rightBars)</text:span></text:p>
        <text:p text:style-name="P3">Returns</text:p>
        <text:p text:style-name="P3">Price of the point or 'NaN'.</text:p>
        <text:p text:style-name="P3">Remarks</text:p>
        <text:p text:style-name="P3">If parameters 'leftbars' or 'rightbars' are series you should use <text:a xlink:type="simple" xlink:href="https://www.tradingview.com/pine-script-reference/v6/#fun_max_bars_back" text:style-name="Internet_20_link" text:visited-style-name="Visited_20_Internet_20_Link">max_bars_back</text:a> function for the 'source' variable.</text:p>
      </text:section>
      <text:section text:style-name="Sect1" text:name="fun_ta.range">
        <text:h text:style-name="P2" text:outline-level="3">ta.range()</text:h>
        <text:p text:style-name="P3">2 overloads</text:p>
      </text:section>
      <text:section text:style-name="Sect1" text:name="Section755">
        <text:p text:style-name="P6"><text:bookmark text:name="fun_ta.range"/>Returns the difference between the min and max values in a series.</text:p>
        <text:p text:style-name="Text_20_body">Syntax &amp; Overloads</text:p>
        <text:p text:style-name="P5"><text:a xlink:type="simple" xlink:href="https://www.tradingview.com/pine-script-reference/v6/#fun_ta.range-0" text:style-name="Internet_20_link" text:visited-style-name="Visited_20_Internet_20_Link">ta.range(source, length) → series int</text:a></text:p>
        <text:p text:style-name="P5"><text:a xlink:type="simple" xlink:href="https://www.tradingview.com/pine-script-reference/v6/#fun_ta.range-1" text:style-name="Internet_20_link" text:visited-style-name="Visited_20_Internet_20_Link"><text:soft-page-break/>ta.range(source, length) → series float</text:a></text:p>
        <text:p text:style-name="P3">Arguments</text:p>
        <text:p text:style-name="P3">source (series int) Series of values to process.</text:p>
        <text:p text:style-name="P3">length (series int) Number of bars (length).</text:p>
        <text:p text:style-name="P3">Returns</text:p>
        <text:p text:style-name="P3">The difference between the min and max values in the series.</text:p>
        <text:p text:style-name="P3">Remarks</text:p>
        <text:p text:style-name="P3"><text:span text:style-name="Source_20_Text">na</text:span> values in the <text:span text:style-name="Source_20_Text">source</text:span> series are ignored; the function calculates on the <text:span text:style-name="Source_20_Text">length</text:span> quantity of non-<text:span text:style-name="Source_20_Text">na</text:span> values.</text:p>
      </text:section>
      <text:section text:style-name="Sect1" text:name="fun_ta.rci">
        <text:h text:style-name="P2" text:outline-level="3">ta.rci()</text:h>
      </text:section>
      <text:section text:style-name="Sect1" text:name="Section756">
        <text:p text:style-name="P6"><text:bookmark text:name="fun_ta.rci"/>Calculates the Rank Correlation Index (RCI), which measures the directional consistency of price movements. It evaluates the monotonic relationship between a <text:span text:style-name="Source_20_Text">source</text:span> series and the bar index over <text:span text:style-name="Source_20_Text">length</text:span> bars using Spearman's rank correlation coefficient. The resulting value is scaled to a range of -100 to 100, where 100 indicates the <text:span text:style-name="Source_20_Text">source</text:span> consistently increased over the period, and -100 indicates it consistently decreased. Values between -100 and 100 reflect varying degrees of upward or downward consistency.</text:p>
        <text:p text:style-name="Text_20_body">Syntax</text:p>
        <text:p text:style-name="P5">ta.rci(source, length) → series float</text:p>
        <text:p text:style-name="P3">Arguments</text:p>
        <text:p text:style-name="P3">source (series int/float) Series of values to process.</text:p>
        <text:p text:style-name="P3">length (simple int) Number of bars (length).</text:p>
        <text:p text:style-name="P3">Returns</text:p>
        <text:p text:style-name="P3">The Rank Correlation Index, a value between -100 to 100.</text:p>
        <text:p text:style-name="P3">See also</text:p>
      </text:section>
      <text:section text:style-name="Sect1" text:name="fun_ta.rising">
        <text:h text:style-name="P2" text:outline-level="3">ta.rising()</text:h>
      </text:section>
      <text:section text:style-name="Sect1" text:name="Section757">
        <text:p text:style-name="P6"><text:bookmark text:name="fun_ta.rising"/>Test if the <text:span text:style-name="Source_20_Text">source</text:span> series is now rising for <text:span text:style-name="Source_20_Text">length</text:span> bars long.</text:p>
        <text:p text:style-name="Text_20_body">Syntax</text:p>
        <text:p text:style-name="P5">ta.rising(source, length) → series bool</text:p>
        <text:p text:style-name="P3">Arguments</text:p>
        <text:p text:style-name="P3">source (series int/float) Series of values to process.</text:p>
        <text:p text:style-name="P3">length (series int) Number of bars (length).</text:p>
        <text:p text:style-name="P3">Returns</text:p>
        <text:p text:style-name="P3">true if current <text:span text:style-name="Source_20_Text">source</text:span> is greater than any previous <text:span text:style-name="Source_20_Text">source</text:span> for <text:span text:style-name="Source_20_Text">length</text:span> bars back, false otherwise.</text:p>
        <text:p text:style-name="P3">Remarks</text:p>
        <text:p text:style-name="P3"><text:span text:style-name="Source_20_Text">na</text:span> values in the <text:span text:style-name="Source_20_Text">source</text:span> series are ignored.</text:p>
        <text:p text:style-name="P3">See also</text:p>
        <text:p text:style-name="P3"><text:a xlink:type="simple" xlink:href="https://www.tradingview.com/pine-script-reference/v6/#fun_ta.falling" text:style-name="Internet_20_link" text:visited-style-name="Visited_20_Internet_20_Link">ta.falling</text:a></text:p>
      </text:section>
      <text:section text:style-name="Sect1" text:name="fun_ta.rma">
        <text:h text:style-name="P2" text:outline-level="3">ta.rma()</text:h>
      </text:section>
      <text:p text:style-name="P3">Moving average used in RSI. It is the exponentially weighted moving average with alpha = 1 / length.</text:p>
      <text:p text:style-name="Text_20_body">Syntax</text:p>
      <text:p text:style-name="P5">ta.rma(source, length) → series float</text:p>
      <text:p text:style-name="P3">Arguments</text:p>
      <text:p text:style-name="P3">source (series int/float) Series of values to process.</text:p>
      <text:p text:style-name="P3">length (simple int) Number of bars (length).</text:p>
      <text:p text:style-name="P3">Example</text:p>
      <text:section text:style-name="Sect1" text:name="Section758">
        <text:p text:style-name="P4"><text:bookmark text:name="fun_ta.rma"/><text:span text:style-name="Source_20_Text">//@version=6</text:span></text:p>
        <text:p text:style-name="Preformatted_20_Text"><text:span text:style-name="Source_20_Text">indicator("ta.rma")</text:span></text:p>
        <text:p text:style-name="Preformatted_20_Text"><text:span text:style-name="Source_20_Text">plot(ta.rma(close, 15))</text:span></text:p>
        <text:p text:style-name="Preformatted_20_Text"><text:span text:style-name="Source_20_Text">//the same on pine</text:span></text:p>
        <text:p text:style-name="Preformatted_20_Text"><text:span text:style-name="Source_20_Text">pine_rma(src, length) =&gt;</text:span></text:p>
        <text:p text:style-name="Preformatted_20_Text"><text:span text:style-name="Source_20_Text">    alpha = 1/length</text:span></text:p>
        <text:p text:style-name="Preformatted_20_Text"><text:span text:style-name="Source_20_Text">    sum = 0.0</text:span></text:p>
        <text:p text:style-name="Preformatted_20_Text"><text:span text:style-name="Source_20_Text">    sum := na(sum[1]) ? ta.sma(src, length) : alpha * src + (1 - alpha) * nz(sum[1])</text:span></text:p>
        <text:p text:style-name="P5"><text:span text:style-name="Source_20_Text">plot(pine_rma(close, 15))</text:span></text:p>
        <text:p text:style-name="P3">Returns</text:p>
        <text:p text:style-name="P3">Exponential moving average of <text:span text:style-name="Source_20_Text">source</text:span> with alpha = 1 / <text:span text:style-name="Source_20_Text">length</text:span>.</text:p>
        <text:p text:style-name="P3">Remarks</text:p>
        <text:p text:style-name="P3"><text:span text:style-name="Source_20_Text">na</text:span> values in the <text:span text:style-name="Source_20_Text">source</text:span> series are ignored; the function calculates on the <text:span text:style-name="Source_20_Text">length</text:span> quantity of non-<text:span text:style-name="Source_20_Text">na</text:span> values.</text:p>
        <text:p text:style-name="P3">See also</text:p>
        <text:p text:style-name="P3"><text:a xlink:type="simple" xlink:href="https://www.tradingview.com/pine-script-reference/v6/#fun_ta.sma" text:style-name="Internet_20_link" text:visited-style-name="Visited_20_Internet_20_Link">ta.sma</text:a><text:a xlink:type="simple" xlink:href="https://www.tradingview.com/pine-script-reference/v6/#fun_ta.ema" text:style-name="Internet_20_link" text:visited-style-name="Visited_20_Internet_20_Link">ta.ema</text:a><text:a xlink:type="simple" xlink:href="https://www.tradingview.com/pine-script-reference/v6/#fun_ta.wma" text:style-name="Internet_20_link" text:visited-style-name="Visited_20_Internet_20_Link">ta.wma</text:a><text:a xlink:type="simple" xlink:href="https://www.tradingview.com/pine-script-reference/v6/#fun_ta.vwma" text:style-name="Internet_20_link" text:visited-style-name="Visited_20_Internet_20_Link">ta.vwma</text:a><text:a xlink:type="simple" xlink:href="https://www.tradingview.com/pine-script-reference/v6/#fun_ta.swma" text:style-name="Internet_20_link" text:visited-style-name="Visited_20_Internet_20_Link">ta.swma</text:a><text:a xlink:type="simple" xlink:href="https://www.tradingview.com/pine-script-reference/v6/#fun_ta.alma" text:style-name="Internet_20_link" text:visited-style-name="Visited_20_Internet_20_Link">ta.alma</text:a><text:a xlink:type="simple" xlink:href="https://www.tradingview.com/pine-script-reference/v6/#fun_ta.rsi" text:style-name="Internet_20_link" text:visited-style-name="Visited_20_Internet_20_Link">ta.rsi</text:a></text:p>
      </text:section>
      <text:section text:style-name="Sect1" text:name="fun_ta.roc">
        <text:h text:style-name="P2" text:outline-level="3">ta.roc()</text:h>
      </text:section>
      <text:section text:style-name="Sect1" text:name="Section759">
        <text:p text:style-name="P6"><text:bookmark text:name="fun_ta.roc"/>Calculates the percentage of change (rate of change) between the current value of <text:span text:style-name="Source_20_Text">source</text:span> and its value <text:span text:style-name="Source_20_Text">length</text:span> bars ago.</text:p>
        <text:p text:style-name="P3">It is calculated by the formula: 100 * change(src, length) / src[length].</text:p>
        <text:p text:style-name="Text_20_body">Syntax</text:p>
        <text:p text:style-name="P5">ta.roc(source, length) → series float</text:p>
        <text:p text:style-name="P3">Arguments</text:p>
        <text:p text:style-name="P3">source (series int/float) Series of values to process.</text:p>
        <text:p text:style-name="P3">length (series int) Number of bars (length).</text:p>
        <text:p text:style-name="P3">Returns</text:p>
        <text:p text:style-name="P3">The rate of change of <text:span text:style-name="Source_20_Text">source</text:span> for <text:span text:style-name="Source_20_Text">length</text:span> bars back.</text:p>
        <text:p text:style-name="P3">Remarks</text:p>
        <text:p text:style-name="P3"><text:span text:style-name="Source_20_Text">na</text:span> values in the <text:span text:style-name="Source_20_Text">source</text:span> series are included in calculations and will produce an <text:span text:style-name="Source_20_Text">na</text:span> result.</text:p>
      </text:section>
      <text:section text:style-name="Sect1" text:name="fun_ta.rsi">
        <text:h text:style-name="P2" text:outline-level="3">ta.rsi()</text:h>
      </text:section>
      <text:p text:style-name="P3">Relative strength index. It is calculated using the <text:span text:style-name="Source_20_Text">ta.rma()</text:span> of upward and downward changes of <text:span text:style-name="Source_20_Text">source</text:span> over the last <text:span text:style-name="Source_20_Text">length</text:span> bars.</text:p>
      <text:p text:style-name="Text_20_body">Syntax</text:p>
      <text:p text:style-name="P5">ta.rsi(source, length) → series float</text:p>
      <text:p text:style-name="P3"><text:soft-page-break/>Arguments</text:p>
      <text:p text:style-name="P3">source (series int/float) Series of values to process.</text:p>
      <text:p text:style-name="P3">length (simple int) Number of bars (length).</text:p>
      <text:p text:style-name="P3">Example</text:p>
      <text:section text:style-name="Sect1" text:name="Section760">
        <text:p text:style-name="P4"><text:bookmark text:name="fun_ta.rsi"/><text:span text:style-name="Source_20_Text">//@version=6</text:span></text:p>
        <text:p text:style-name="Preformatted_20_Text"><text:span text:style-name="Source_20_Text">indicator("ta.rsi")</text:span></text:p>
        <text:p text:style-name="Preformatted_20_Text"><text:span text:style-name="Source_20_Text">plot(ta.rsi(close, 7))</text:span></text:p>
        <text:p text:style-name="Preformatted_20_Text"><text:span text:style-name="Source_20_Text">// same on pine, but less efficient</text:span></text:p>
        <text:p text:style-name="Preformatted_20_Text"><text:span text:style-name="Source_20_Text">pine_rsi(x, y) =&gt; </text:span></text:p>
        <text:p text:style-name="Preformatted_20_Text"><text:span text:style-name="Source_20_Text">    u = math.max(x - x[1], 0) // upward ta.change</text:span></text:p>
        <text:p text:style-name="Preformatted_20_Text"><text:span text:style-name="Source_20_Text">    d = math.max(x[1] - x, 0) // downward ta.change</text:span></text:p>
        <text:p text:style-name="Preformatted_20_Text"><text:span text:style-name="Source_20_Text">    rs = ta.rma(u, y) / ta.rma(d, y)</text:span></text:p>
        <text:p text:style-name="Preformatted_20_Text"><text:span text:style-name="Source_20_Text">    res = 100 - 100 / (1 + rs)</text:span></text:p>
        <text:p text:style-name="Preformatted_20_Text"><text:span text:style-name="Source_20_Text">    res</text:span></text:p>
        <text:p text:style-name="P5"><text:span text:style-name="Source_20_Text">plot(pine_rsi(close, 7))</text:span></text:p>
        <text:p text:style-name="P3">Returns</text:p>
        <text:p text:style-name="P3">Relative strength index.</text:p>
        <text:p text:style-name="P3">Remarks</text:p>
        <text:p text:style-name="P3"><text:span text:style-name="Source_20_Text">na</text:span> values in the <text:span text:style-name="Source_20_Text">source</text:span> series are ignored; the function calculates on the <text:span text:style-name="Source_20_Text">length</text:span> quantity of non-<text:span text:style-name="Source_20_Text">na</text:span> values.</text:p>
        <text:p text:style-name="P3">See also</text:p>
        <text:p text:style-name="P3"><text:a xlink:type="simple" xlink:href="https://www.tradingview.com/pine-script-reference/v6/#fun_ta.rma" text:style-name="Internet_20_link" text:visited-style-name="Visited_20_Internet_20_Link">ta.rma</text:a></text:p>
      </text:section>
      <text:section text:style-name="Sect1" text:name="fun_ta.sar">
        <text:h text:style-name="P2" text:outline-level="3">ta.sar()</text:h>
      </text:section>
      <text:p text:style-name="P3">Parabolic SAR (parabolic stop and reverse) is a method devised by J. Welles Wilder, Jr., to find potential reversals in the market price direction of traded goods.</text:p>
      <text:p text:style-name="Text_20_body">Syntax</text:p>
      <text:p text:style-name="P5">ta.sar(start, inc, max) → series float</text:p>
      <text:p text:style-name="P3">Arguments</text:p>
      <text:p text:style-name="P3">start (simple int/float) Start.</text:p>
      <text:p text:style-name="P3">inc (simple int/float) Increment.</text:p>
      <text:p text:style-name="P3">max (simple int/float) Maximum.</text:p>
      <text:p text:style-name="P3">Example</text:p>
      <text:section text:style-name="Sect1" text:name="Section761">
        <text:p text:style-name="P4"><text:bookmark text:name="fun_ta.sar"/><text:span text:style-name="Source_20_Text">//@version=6</text:span></text:p>
        <text:p text:style-name="Preformatted_20_Text"><text:span text:style-name="Source_20_Text">indicator("ta.sar")</text:span></text:p>
        <text:p text:style-name="Preformatted_20_Text"><text:span text:style-name="Source_20_Text">plot(ta.sar(0.02, 0.02, 0.2), style=plot.style_cross, linewidth=3)</text:span></text:p>
        <text:p text:style-name="Preformatted_20_Text"><text:span text:style-name="Source_20_Text">// The same on Pine Script®</text:span></text:p>
        <text:p text:style-name="Preformatted_20_Text"><text:span text:style-name="Source_20_Text">pine_sar(start, inc, max) =&gt;</text:span></text:p>
        <text:p text:style-name="Preformatted_20_Text"><text:span text:style-name="Source_20_Text">    var float result = na</text:span></text:p>
        <text:p text:style-name="Preformatted_20_Text"><text:span text:style-name="Source_20_Text">    var float maxMin = na</text:span></text:p>
        <text:p text:style-name="Preformatted_20_Text"><text:span text:style-name="Source_20_Text">    var float acceleration = na</text:span></text:p>
        <text:p text:style-name="Preformatted_20_Text"><text:span text:style-name="Source_20_Text">    var bool isBelow = false</text:span></text:p>
        <text:p text:style-name="Preformatted_20_Text"><text:span text:style-name="Source_20_Text">    bool isFirstTrendBar = false</text:span></text:p>
        <text:p text:style-name="Preformatted_20_Text"><text:span text:style-name="Source_20_Text">    </text:span></text:p>
        <text:p text:style-name="Preformatted_20_Text"><text:span text:style-name="Source_20_Text">    if bar_index == 1</text:span></text:p>
        <text:p text:style-name="Preformatted_20_Text"><text:span text:style-name="Source_20_Text">        if close &gt; close[1]</text:span></text:p>
        <text:p text:style-name="Preformatted_20_Text"><text:span text:style-name="Source_20_Text">            isBelow := true</text:span></text:p>
        <text:p text:style-name="Preformatted_20_Text"><text:span text:style-name="Source_20_Text">            maxMin := high</text:span></text:p>
        <text:p text:style-name="Preformatted_20_Text"><text:span text:style-name="Source_20_Text">            result := low[1]</text:span></text:p>
        <text:p text:style-name="Preformatted_20_Text"><text:span text:style-name="Source_20_Text">        else</text:span></text:p>
        <text:p text:style-name="Preformatted_20_Text"><text:span text:style-name="Source_20_Text">            isBelow := false</text:span></text:p>
        <text:p text:style-name="Preformatted_20_Text"><text:span text:style-name="Source_20_Text">            maxMin := low</text:span></text:p>
        <text:p text:style-name="Preformatted_20_Text"><text:span text:style-name="Source_20_Text">            result := high[1]</text:span></text:p>
        <text:p text:style-name="Preformatted_20_Text"><text:span text:style-name="Source_20_Text">        isFirstTrendBar := true</text:span></text:p>
        <text:p text:style-name="Preformatted_20_Text"><text:span text:style-name="Source_20_Text">        acceleration := start</text:span></text:p>
        <text:p text:style-name="Preformatted_20_Text"><text:span text:style-name="Source_20_Text">    </text:span></text:p>
        <text:p text:style-name="Preformatted_20_Text"><text:span text:style-name="Source_20_Text">    result := result + acceleration * (maxMin - result)</text:span></text:p>
        <text:p text:style-name="Preformatted_20_Text"><text:span text:style-name="Source_20_Text">    </text:span></text:p>
        <text:p text:style-name="Preformatted_20_Text"><text:span text:style-name="Source_20_Text">    if isBelow</text:span></text:p>
        <text:p text:style-name="Preformatted_20_Text"><text:span text:style-name="Source_20_Text">        if result &gt; low</text:span></text:p>
        <text:p text:style-name="Preformatted_20_Text"><text:span text:style-name="Source_20_Text">            isFirstTrendBar := true</text:span></text:p>
        <text:p text:style-name="Preformatted_20_Text"><text:span text:style-name="Source_20_Text">            isBelow := false</text:span></text:p>
        <text:p text:style-name="Preformatted_20_Text"><text:span text:style-name="Source_20_Text">            result := math.max(high, maxMin)</text:span></text:p>
        <text:p text:style-name="Preformatted_20_Text"><text:span text:style-name="Source_20_Text">            maxMin := low</text:span></text:p>
        <text:p text:style-name="Preformatted_20_Text"><text:span text:style-name="Source_20_Text">            acceleration := start</text:span></text:p>
        <text:p text:style-name="Preformatted_20_Text"><text:span text:style-name="Source_20_Text">    else</text:span></text:p>
        <text:p text:style-name="Preformatted_20_Text"><text:span text:style-name="Source_20_Text">        if result &lt; high</text:span></text:p>
        <text:p text:style-name="Preformatted_20_Text"><text:span text:style-name="Source_20_Text">            isFirstTrendBar := true</text:span></text:p>
        <text:p text:style-name="Preformatted_20_Text"><text:span text:style-name="Source_20_Text">            isBelow := true</text:span></text:p>
        <text:p text:style-name="Preformatted_20_Text"><text:span text:style-name="Source_20_Text">            result := math.min(low, maxMin)</text:span></text:p>
        <text:p text:style-name="Preformatted_20_Text"><text:span text:style-name="Source_20_Text">            maxMin := high</text:span></text:p>
        <text:p text:style-name="Preformatted_20_Text"><text:span text:style-name="Source_20_Text">            acceleration := start</text:span></text:p>
        <text:p text:style-name="Preformatted_20_Text"><text:span text:style-name="Source_20_Text">            </text:span></text:p>
        <text:p text:style-name="Preformatted_20_Text"><text:span text:style-name="Source_20_Text">    if not isFirstTrendBar</text:span></text:p>
        <text:p text:style-name="Preformatted_20_Text"><text:span text:style-name="Source_20_Text">        if isBelow</text:span></text:p>
        <text:p text:style-name="Preformatted_20_Text"><text:span text:style-name="Source_20_Text">            if high &gt; maxMin</text:span></text:p>
        <text:p text:style-name="Preformatted_20_Text"><text:span text:style-name="Source_20_Text">                maxMin := high</text:span></text:p>
        <text:p text:style-name="Preformatted_20_Text"><text:span text:style-name="Source_20_Text">                acceleration := math.min(acceleration + inc, max)</text:span></text:p>
        <text:p text:style-name="Preformatted_20_Text"><text:span text:style-name="Source_20_Text">        else</text:span></text:p>
        <text:p text:style-name="Preformatted_20_Text"><text:span text:style-name="Source_20_Text">            if low &lt; maxMin</text:span></text:p>
        <text:p text:style-name="Preformatted_20_Text"><text:span text:style-name="Source_20_Text">                maxMin := low</text:span></text:p>
        <text:p text:style-name="Preformatted_20_Text"><text:span text:style-name="Source_20_Text">                acceleration := math.min(acceleration + inc, max)</text:span></text:p>
        <text:p text:style-name="Preformatted_20_Text"><text:span text:style-name="Source_20_Text">    </text:span></text:p>
        <text:p text:style-name="Preformatted_20_Text"><text:span text:style-name="Source_20_Text">    if isBelow</text:span></text:p>
        <text:p text:style-name="Preformatted_20_Text"><text:span text:style-name="Source_20_Text">        result := math.min(result, low[1])</text:span></text:p>
        <text:p text:style-name="Preformatted_20_Text"><text:span text:style-name="Source_20_Text">        if bar_index &gt; 1</text:span></text:p>
        <text:p text:style-name="Preformatted_20_Text"><text:span text:style-name="Source_20_Text">            result := math.min(result, low[2])</text:span></text:p>
        <text:p text:style-name="Preformatted_20_Text"><text:span text:style-name="Source_20_Text">        </text:span></text:p>
        <text:p text:style-name="Preformatted_20_Text"><text:span text:style-name="Source_20_Text">    else</text:span></text:p>
        <text:p text:style-name="Preformatted_20_Text"><text:span text:style-name="Source_20_Text">        result := math.max(result, high[1])</text:span></text:p>
        <text:p text:style-name="Preformatted_20_Text"><text:span text:style-name="Source_20_Text">        if bar_index &gt; 1</text:span></text:p>
        <text:p text:style-name="Preformatted_20_Text"><text:span text:style-name="Source_20_Text">            result := math.max(result, high[2])</text:span></text:p>
        <text:p text:style-name="Preformatted_20_Text"><text:span text:style-name="Source_20_Text">    </text:span></text:p>
        <text:p text:style-name="Preformatted_20_Text"><text:span text:style-name="Source_20_Text">    result</text:span></text:p>
        <text:p text:style-name="Preformatted_20_Text"><text:span text:style-name="Source_20_Text">    </text:span></text:p>
        <text:p text:style-name="P5"><text:span text:style-name="Source_20_Text">plot(pine_sar(0.02, 0.02, 0.2), style=plot.style_cross, linewidth=3)</text:span></text:p>
        <text:p text:style-name="P3">Returns</text:p>
        <text:p text:style-name="P3">Parabolic SAR.</text:p>
      </text:section>
      <text:section text:style-name="Sect1" text:name="fun_ta.sma">
        <text:h text:style-name="P2" text:outline-level="3"><text:soft-page-break/>ta.sma()</text:h>
      </text:section>
      <text:p text:style-name="P3">The sma function returns the moving average, that is the sum of last y values of x, divided by y.</text:p>
      <text:p text:style-name="Text_20_body">Syntax</text:p>
      <text:p text:style-name="P5">ta.sma(source, length) → series float</text:p>
      <text:p text:style-name="P3">Arguments</text:p>
      <text:p text:style-name="P3">source (series int/float) Series of values to process.</text:p>
      <text:p text:style-name="P3">length (series int) Number of bars (length).</text:p>
      <text:p text:style-name="P3">Example</text:p>
      <text:section text:style-name="Sect1" text:name="Section762">
        <text:p text:style-name="P4"><text:bookmark text:name="fun_ta.sma"/><text:span text:style-name="Source_20_Text">//@version=6</text:span></text:p>
        <text:p text:style-name="Preformatted_20_Text"><text:span text:style-name="Source_20_Text">indicator("ta.sma")</text:span></text:p>
        <text:p text:style-name="Preformatted_20_Text"><text:span text:style-name="Source_20_Text">plot(ta.sma(close, 15))</text:span></text:p>
        <text:p text:style-name="Preformatted_20_Text"><text:span text:style-name="Source_20_Text">// same on pine, but much less efficient</text:span></text:p>
        <text:p text:style-name="Preformatted_20_Text"><text:span text:style-name="Source_20_Text">pine_sma(x, y) =&gt;</text:span></text:p>
        <text:p text:style-name="Preformatted_20_Text"><text:span text:style-name="Source_20_Text">    sum = 0.0</text:span></text:p>
        <text:p text:style-name="Preformatted_20_Text"><text:span text:style-name="Source_20_Text">    for i = 0 to y - 1</text:span></text:p>
        <text:p text:style-name="Preformatted_20_Text"><text:span text:style-name="Source_20_Text">        sum := sum + x[i] / y</text:span></text:p>
        <text:p text:style-name="Preformatted_20_Text"><text:span text:style-name="Source_20_Text">    sum</text:span></text:p>
        <text:p text:style-name="P5"><text:span text:style-name="Source_20_Text">plot(pine_sma(close, 15))</text:span></text:p>
        <text:p text:style-name="P3">Returns</text:p>
        <text:p text:style-name="P3">Simple moving average of <text:span text:style-name="Source_20_Text">source</text:span> for <text:span text:style-name="Source_20_Text">length</text:span> bars back.</text:p>
        <text:p text:style-name="P3">Remarks</text:p>
        <text:p text:style-name="P3"><text:span text:style-name="Source_20_Text">na</text:span> values in the <text:span text:style-name="Source_20_Text">source</text:span> series are ignored.</text:p>
        <text:p text:style-name="P3">See also</text:p>
        <text:p text:style-name="P3"><text:a xlink:type="simple" xlink:href="https://www.tradingview.com/pine-script-reference/v6/#fun_ta.ema" text:style-name="Internet_20_link" text:visited-style-name="Visited_20_Internet_20_Link">ta.ema</text:a><text:a xlink:type="simple" xlink:href="https://www.tradingview.com/pine-script-reference/v6/#fun_ta.rma" text:style-name="Internet_20_link" text:visited-style-name="Visited_20_Internet_20_Link">ta.rma</text:a><text:a xlink:type="simple" xlink:href="https://www.tradingview.com/pine-script-reference/v6/#fun_ta.wma" text:style-name="Internet_20_link" text:visited-style-name="Visited_20_Internet_20_Link">ta.wma</text:a><text:a xlink:type="simple" xlink:href="https://www.tradingview.com/pine-script-reference/v6/#fun_ta.vwma" text:style-name="Internet_20_link" text:visited-style-name="Visited_20_Internet_20_Link">ta.vwma</text:a><text:a xlink:type="simple" xlink:href="https://www.tradingview.com/pine-script-reference/v6/#fun_ta.swma" text:style-name="Internet_20_link" text:visited-style-name="Visited_20_Internet_20_Link">ta.swma</text:a><text:a xlink:type="simple" xlink:href="https://www.tradingview.com/pine-script-reference/v6/#fun_ta.alma" text:style-name="Internet_20_link" text:visited-style-name="Visited_20_Internet_20_Link">ta.alma</text:a></text:p>
      </text:section>
      <text:section text:style-name="Sect1" text:name="fun_ta.stdev">
        <text:h text:style-name="P2" text:outline-level="3">ta.stdev()</text:h>
      </text:section>
      <text:p text:style-name="Text_20_body">Syntax</text:p>
      <text:p text:style-name="P5">ta.stdev(source, length, biased) → series float</text:p>
      <text:p text:style-name="P3">Arguments</text:p>
      <text:p text:style-name="P3">source (series int/float) Series of values to process.</text:p>
      <text:p text:style-name="P3">length (series int) Number of bars (length).</text:p>
      <text:p text:style-name="P3">biased (series bool) Determines which estimate should be used. Optional. The default is true.</text:p>
      <text:p text:style-name="P3">Example</text:p>
      <text:section text:style-name="Sect1" text:name="Section763">
        <text:p text:style-name="P4"><text:bookmark text:name="fun_ta.stdev"/><text:span text:style-name="Source_20_Text">//@version=6</text:span></text:p>
        <text:p text:style-name="Preformatted_20_Text"><text:span text:style-name="Source_20_Text">indicator("ta.stdev")</text:span></text:p>
        <text:p text:style-name="Preformatted_20_Text"><text:span text:style-name="Source_20_Text">plot(ta.stdev(close, 5))</text:span></text:p>
        <text:p text:style-name="Preformatted_20_Text"><text:span text:style-name="Source_20_Text">//the same on pine</text:span></text:p>
        <text:p text:style-name="Preformatted_20_Text"><text:span text:style-name="Source_20_Text">isZero(val, eps) =&gt; math.abs(val) &lt;= eps</text:span></text:p>
        <text:p text:style-name="Preformatted_20_Text"><text:span text:style-name="Source_20_Text">SUM(fst, snd) =&gt;</text:span></text:p>
        <text:p text:style-name="Preformatted_20_Text"><text:span text:style-name="Source_20_Text">    EPS = 1e-10</text:span></text:p>
        <text:p text:style-name="Preformatted_20_Text"><text:span text:style-name="Source_20_Text">    res = fst + snd</text:span></text:p>
        <text:p text:style-name="Preformatted_20_Text"><text:span text:style-name="Source_20_Text">    if isZero(res, EPS)</text:span></text:p>
        <text:p text:style-name="Preformatted_20_Text"><text:span text:style-name="Source_20_Text">        res := 0</text:span></text:p>
        <text:p text:style-name="Preformatted_20_Text"><text:span text:style-name="Source_20_Text">    else</text:span></text:p>
        <text:p text:style-name="Preformatted_20_Text"><text:span text:style-name="Source_20_Text">        if not isZero(res, 1e-4)</text:span></text:p>
        <text:p text:style-name="Preformatted_20_Text"><text:span text:style-name="Source_20_Text">            res := res</text:span></text:p>
        <text:p text:style-name="Preformatted_20_Text"><text:span text:style-name="Source_20_Text">        else</text:span></text:p>
        <text:p text:style-name="Preformatted_20_Text"><text:span text:style-name="Source_20_Text">            15</text:span></text:p>
        <text:p text:style-name="Preformatted_20_Text"><text:span text:style-name="Source_20_Text">pine_stdev(src, length) =&gt;</text:span></text:p>
        <text:p text:style-name="Preformatted_20_Text"><text:span text:style-name="Source_20_Text">    avg = ta.sma(src, length)</text:span></text:p>
        <text:p text:style-name="Preformatted_20_Text"><text:span text:style-name="Source_20_Text">    sumOfSquareDeviations = 0.0</text:span></text:p>
        <text:p text:style-name="Preformatted_20_Text"><text:span text:style-name="Source_20_Text">    for i = 0 to length - 1</text:span></text:p>
        <text:p text:style-name="Preformatted_20_Text"><text:span text:style-name="Source_20_Text">        sum = SUM(src[i], -avg)</text:span></text:p>
        <text:p text:style-name="Preformatted_20_Text"><text:span text:style-name="Source_20_Text">        sumOfSquareDeviations := sumOfSquareDeviations + sum * sum</text:span></text:p>
        <text:p text:style-name="Preformatted_20_Text"><text:span text:style-name="Source_20_Text">    stdev = math.sqrt(sumOfSquareDeviations / length)</text:span></text:p>
        <text:p text:style-name="P5"><text:span text:style-name="Source_20_Text">plot(pine_stdev(close, 5))</text:span></text:p>
        <text:p text:style-name="P3">Returns</text:p>
        <text:p text:style-name="P3">Standard deviation.</text:p>
        <text:p text:style-name="P3">Remarks</text:p>
        <text:p text:style-name="P3">If <text:span text:style-name="Source_20_Text">biased</text:span> is true, function will calculate using a biased estimate of the entire population, if false - unbiased estimate of a sample.</text:p>
        <text:p text:style-name="P3"><text:span text:style-name="Source_20_Text">na</text:span> values in the <text:span text:style-name="Source_20_Text">source</text:span> series are ignored; the function calculates on the <text:span text:style-name="Source_20_Text">length</text:span> quantity of non-<text:span text:style-name="Source_20_Text">na</text:span> values.</text:p>
        <text:p text:style-name="P3">See also</text:p>
        <text:p text:style-name="P3"><text:a xlink:type="simple" xlink:href="https://www.tradingview.com/pine-script-reference/v6/#fun_ta.dev" text:style-name="Internet_20_link" text:visited-style-name="Visited_20_Internet_20_Link">ta.dev</text:a><text:a xlink:type="simple" xlink:href="https://www.tradingview.com/pine-script-reference/v6/#fun_ta.variance" text:style-name="Internet_20_link" text:visited-style-name="Visited_20_Internet_20_Link">ta.variance</text:a></text:p>
      </text:section>
      <text:section text:style-name="Sect1" text:name="fun_ta.stoch">
        <text:h text:style-name="P2" text:outline-level="3">ta.stoch()</text:h>
      </text:section>
      <text:section text:style-name="Sect1" text:name="Section764">
        <text:p text:style-name="P6"><text:bookmark text:name="fun_ta.stoch"/>Stochastic. It is calculated by a formula: 100 * (close - lowest(low, length)) / (highest(high, length) - lowest(low, length)).</text:p>
        <text:p text:style-name="Text_20_body">Syntax</text:p>
        <text:p text:style-name="P5">ta.stoch(source, high, low, length) → series float</text:p>
        <text:p text:style-name="P3">Arguments</text:p>
        <text:p text:style-name="P3">source (series int/float) Source series.</text:p>
        <text:p text:style-name="P3">high (series int/float) Series of high.</text:p>
        <text:p text:style-name="P3">low (series int/float) Series of low.</text:p>
        <text:p text:style-name="P3">length (series int) Length (number of bars back).</text:p>
        <text:p text:style-name="P3">Returns</text:p>
        <text:p text:style-name="P3">Stochastic.</text:p>
        <text:p text:style-name="P3">Remarks</text:p>
        <text:p text:style-name="P3"><text:span text:style-name="Source_20_Text">na</text:span> values in the <text:span text:style-name="Source_20_Text">source</text:span> series are ignored.</text:p>
        <text:p text:style-name="P3">See also</text:p>
        <text:p text:style-name="P3"><text:a xlink:type="simple" xlink:href="https://www.tradingview.com/pine-script-reference/v6/#fun_ta.cog" text:style-name="Internet_20_link" text:visited-style-name="Visited_20_Internet_20_Link">ta.cog</text:a></text:p>
      </text:section>
      <text:section text:style-name="Sect1" text:name="fun_ta.supertrend">
        <text:h text:style-name="P2" text:outline-level="3">ta.supertrend()</text:h>
      </text:section>
      <text:p text:style-name="P3">The Supertrend Indicator. The Supertrend is a trend following indicator.</text:p>
      <text:p text:style-name="Text_20_body">Syntax</text:p>
      <text:p text:style-name="P5"><text:soft-page-break/>ta.supertrend(factor, atrPeriod) → [series float, series float]</text:p>
      <text:p text:style-name="P3">Arguments</text:p>
      <text:p text:style-name="P3">factor (series int/float) The multiplier by which the ATR will get multiplied.</text:p>
      <text:p text:style-name="P3">atrPeriod (simple int) Length of ATR.</text:p>
      <text:p text:style-name="P3">Example</text:p>
      <text:section text:style-name="Sect1" text:name="Section765">
        <text:p text:style-name="P4"><text:bookmark text:name="fun_ta.supertrend"/><text:span text:style-name="Source_20_Text">//@version=6</text:span></text:p>
        <text:p text:style-name="Preformatted_20_Text"><text:span text:style-name="Source_20_Text">indicator("Pine Script® Supertrend")</text:span></text:p>
        <text:p text:style-name="Preformatted_20_Text"><text:span text:style-name="Source_20_Text">[supertrend, direction] = ta.supertrend(3, 10)</text:span></text:p>
        <text:p text:style-name="Preformatted_20_Text"><text:span text:style-name="Source_20_Text">plot(direction &lt; 0 ? supertrend : na, "Up direction", color = color.green, style=plot.style_linebr)</text:span></text:p>
        <text:p text:style-name="Preformatted_20_Text"><text:span text:style-name="Source_20_Text">plot(direction &gt; 0 ? supertrend : na, "Down direction", color = color.red, style=plot.style_linebr)</text:span></text:p>
        <text:p text:style-name="Preformatted_20_Text"><text:span text:style-name="Source_20_Text">// The same on Pine Script®</text:span></text:p>
        <text:p text:style-name="Preformatted_20_Text"><text:span text:style-name="Source_20_Text">pine_supertrend(factor, atrPeriod) =&gt;</text:span></text:p>
        <text:p text:style-name="Preformatted_20_Text"><text:span text:style-name="Source_20_Text">    src = hl2</text:span></text:p>
        <text:p text:style-name="Preformatted_20_Text"><text:span text:style-name="Source_20_Text">    atr = ta.atr(atrPeriod)</text:span></text:p>
        <text:p text:style-name="Preformatted_20_Text"><text:span text:style-name="Source_20_Text">    upperBand = src + factor * atr</text:span></text:p>
        <text:p text:style-name="Preformatted_20_Text"><text:span text:style-name="Source_20_Text">    lowerBand = src - factor * atr</text:span></text:p>
        <text:p text:style-name="Preformatted_20_Text"><text:span text:style-name="Source_20_Text">    prevLowerBand = nz(lowerBand[1])</text:span></text:p>
        <text:p text:style-name="Preformatted_20_Text"><text:span text:style-name="Source_20_Text">    prevUpperBand = nz(upperBand[1])</text:span></text:p>
        <text:p text:style-name="Preformatted_20_Text"><text:span text:style-name="Source_20_Text">    lowerBand := lowerBand &gt; prevLowerBand or close[1] &lt; prevLowerBand ? lowerBand : prevLowerBand</text:span></text:p>
        <text:p text:style-name="Preformatted_20_Text"><text:span text:style-name="Source_20_Text">    upperBand := upperBand &lt; prevUpperBand or close[1] &gt; prevUpperBand ? upperBand : prevUpperBand</text:span></text:p>
        <text:p text:style-name="Preformatted_20_Text"><text:span text:style-name="Source_20_Text">    int _direction = na</text:span></text:p>
        <text:p text:style-name="Preformatted_20_Text"><text:span text:style-name="Source_20_Text">    float superTrend = na</text:span></text:p>
        <text:p text:style-name="Preformatted_20_Text"><text:span text:style-name="Source_20_Text">    prevSuperTrend = superTrend[1]</text:span></text:p>
        <text:p text:style-name="Preformatted_20_Text"><text:span text:style-name="Source_20_Text">    if na(atr[1])</text:span></text:p>
        <text:p text:style-name="Preformatted_20_Text"><text:span text:style-name="Source_20_Text">        _direction := 1</text:span></text:p>
        <text:p text:style-name="Preformatted_20_Text"><text:span text:style-name="Source_20_Text">    else if prevSuperTrend == prevUpperBand</text:span></text:p>
        <text:p text:style-name="Preformatted_20_Text"><text:span text:style-name="Source_20_Text">        _direction := close &gt; upperBand ? -1 : 1</text:span></text:p>
        <text:p text:style-name="Preformatted_20_Text"><text:span text:style-name="Source_20_Text">    else</text:span></text:p>
        <text:p text:style-name="Preformatted_20_Text"><text:span text:style-name="Source_20_Text">        _direction := close &lt; lowerBand ? 1 : -1</text:span></text:p>
        <text:p text:style-name="Preformatted_20_Text"><text:span text:style-name="Source_20_Text">    superTrend := _direction == -1 ? lowerBand : upperBand</text:span></text:p>
        <text:p text:style-name="Preformatted_20_Text"><text:span text:style-name="Source_20_Text">    [superTrend, _direction]</text:span></text:p>
        <text:p text:style-name="Preformatted_20_Text"><text:span text:style-name="Source_20_Text">[Pine_Supertrend, pineDirection] = pine_supertrend(3, 10)</text:span></text:p>
        <text:p text:style-name="Preformatted_20_Text"><text:span text:style-name="Source_20_Text">plot(pineDirection &lt; 0 ? Pine_Supertrend : na, "Up direction", color = color.green, style=plot.style_linebr)</text:span></text:p>
        <text:p text:style-name="P5"><text:span text:style-name="Source_20_Text">plot(pineDirection &gt; 0 ? Pine_Supertrend : na, "Down direction", color = color.red, style=plot.style_linebr)</text:span></text:p>
        <text:p text:style-name="P3">Returns</text:p>
        <text:p text:style-name="P3"><text:a xlink:type="simple" xlink:href="https://www.tradingview.com/pine-script-docs/language/type-system/#tuples" office:target-frame-name="_blank" xlink:show="new" text:style-name="Internet_20_link" text:visited-style-name="Visited_20_Internet_20_Link">Tuple</text:a> of two supertrend series: supertrend line and direction of trend. Possible values are 1 (down direction) and -1 (up direction).</text:p>
        <text:p text:style-name="P3">See also</text:p>
        <text:p text:style-name="P3"><text:a xlink:type="simple" xlink:href="https://www.tradingview.com/pine-script-reference/v6/#fun_ta.macd" text:style-name="Internet_20_link" text:visited-style-name="Visited_20_Internet_20_Link">ta.macd</text:a></text:p>
      </text:section>
      <text:section text:style-name="Sect1" text:name="fun_ta.swma">
        <text:h text:style-name="P2" text:outline-level="3">ta.swma()</text:h>
      </text:section>
      <text:p text:style-name="P3">Symmetrically weighted moving average with fixed length: 4. Weights: [1/6, 2/6, 2/6, 1/6].</text:p>
      <text:p text:style-name="Text_20_body">Syntax</text:p>
      <text:p text:style-name="P5">ta.swma(source) → series float</text:p>
      <text:p text:style-name="P3">Arguments</text:p>
      <text:p text:style-name="P3">source (series int/float) Source series.</text:p>
      <text:p text:style-name="P3">Example</text:p>
      <text:section text:style-name="Sect1" text:name="Section766">
        <text:p text:style-name="P4"><text:bookmark text:name="fun_ta.swma"/><text:span text:style-name="Source_20_Text">//@version=6</text:span></text:p>
        <text:p text:style-name="Preformatted_20_Text"><text:span text:style-name="Source_20_Text">indicator("ta.swma")</text:span></text:p>
        <text:p text:style-name="Preformatted_20_Text"><text:span text:style-name="Source_20_Text">plot(ta.swma(close))</text:span></text:p>
        <text:p text:style-name="Preformatted_20_Text"><text:span text:style-name="Source_20_Text">// same on pine, but less efficient</text:span></text:p>
        <text:p text:style-name="Preformatted_20_Text"><text:span text:style-name="Source_20_Text">pine_swma(x) =&gt;</text:span></text:p>
        <text:p text:style-name="Preformatted_20_Text"><text:span text:style-name="Source_20_Text">    x[3] * 1 / 6 + x[2] * 2 / 6 + x[1] * 2 / 6 + x[0] * 1 / 6</text:span></text:p>
        <text:p text:style-name="P5"><text:span text:style-name="Source_20_Text">plot(pine_swma(close))</text:span></text:p>
        <text:p text:style-name="P3">Returns</text:p>
        <text:p text:style-name="P3">Symmetrically weighted moving average.</text:p>
        <text:p text:style-name="P3">Remarks</text:p>
        <text:p text:style-name="P3"><text:span text:style-name="Source_20_Text">na</text:span> values in the <text:span text:style-name="Source_20_Text">source</text:span> series are included in calculations and will produce an <text:span text:style-name="Source_20_Text">na</text:span> result.</text:p>
        <text:p text:style-name="P3">See also</text:p>
        <text:p text:style-name="P3"><text:a xlink:type="simple" xlink:href="https://www.tradingview.com/pine-script-reference/v6/#fun_ta.sma" text:style-name="Internet_20_link" text:visited-style-name="Visited_20_Internet_20_Link">ta.sma</text:a><text:a xlink:type="simple" xlink:href="https://www.tradingview.com/pine-script-reference/v6/#fun_ta.ema" text:style-name="Internet_20_link" text:visited-style-name="Visited_20_Internet_20_Link">ta.ema</text:a><text:a xlink:type="simple" xlink:href="https://www.tradingview.com/pine-script-reference/v6/#fun_ta.rma" text:style-name="Internet_20_link" text:visited-style-name="Visited_20_Internet_20_Link">ta.rma</text:a><text:a xlink:type="simple" xlink:href="https://www.tradingview.com/pine-script-reference/v6/#fun_ta.wma" text:style-name="Internet_20_link" text:visited-style-name="Visited_20_Internet_20_Link">ta.wma</text:a><text:a xlink:type="simple" xlink:href="https://www.tradingview.com/pine-script-reference/v6/#fun_ta.vwma" text:style-name="Internet_20_link" text:visited-style-name="Visited_20_Internet_20_Link">ta.vwma</text:a><text:a xlink:type="simple" xlink:href="https://www.tradingview.com/pine-script-reference/v6/#fun_ta.alma" text:style-name="Internet_20_link" text:visited-style-name="Visited_20_Internet_20_Link">ta.alma</text:a></text:p>
      </text:section>
      <text:section text:style-name="Sect1" text:name="fun_ta.tr">
        <text:h text:style-name="P2" text:outline-level="3">ta.tr()</text:h>
      </text:section>
      <text:section text:style-name="Sect1" text:name="Section767">
        <text:p text:style-name="P6"><text:bookmark text:name="fun_ta.tr"/>Calculates the current bar's true range. Unlike a bar's actual range (<text:span text:style-name="Source_20_Text">high - low</text:span>), true range accounts for potential gaps by taking the maximum of the current bar's actual range and the absolute distances from the previous bar's <text:a xlink:type="simple" xlink:href="https://www.tradingview.com/pine-script-reference/v6/#var_close" text:style-name="Internet_20_link" text:visited-style-name="Visited_20_Internet_20_Link">close</text:a> to the current bar's <text:a xlink:type="simple" xlink:href="https://www.tradingview.com/pine-script-reference/v6/#var_high" text:style-name="Internet_20_link" text:visited-style-name="Visited_20_Internet_20_Link">high</text:a> and <text:a xlink:type="simple" xlink:href="https://www.tradingview.com/pine-script-reference/v6/#var_low" text:style-name="Internet_20_link" text:visited-style-name="Visited_20_Internet_20_Link">low</text:a>. The formula is: <text:span text:style-name="Source_20_Text">math.max(high - low, math.abs(high - close[1]), math.abs(low - close[1]))</text:span></text:p>
        <text:p text:style-name="Text_20_body">Syntax</text:p>
        <text:p text:style-name="P5">ta.tr(handle_na) → series float</text:p>
        <text:p text:style-name="P3">Arguments</text:p>
        <text:p text:style-name="P3">handle_na (simple bool) Defines how the function calculates the result when the previous bar's <text:a xlink:type="simple" xlink:href="https://www.tradingview.com/pine-script-reference/v6/#var_close" text:style-name="Internet_20_link" text:visited-style-name="Visited_20_Internet_20_Link">close</text:a> is <text:a xlink:type="simple" xlink:href="https://www.tradingview.com/pine-script-reference/v6/#var_na" text:style-name="Internet_20_link" text:visited-style-name="Visited_20_Internet_20_Link">na</text:a>. If <text:a xlink:type="simple" xlink:href="https://www.tradingview.com/pine-script-reference/v6/#const_true" text:style-name="Internet_20_link" text:visited-style-name="Visited_20_Internet_20_Link">true</text:a>, the function returns the bar's <text:span text:style-name="Source_20_Text">high - low</text:span> value. If <text:a xlink:type="simple" xlink:href="https://www.tradingview.com/pine-script-reference/v6/#const_false" text:style-name="Internet_20_link" text:visited-style-name="Visited_20_Internet_20_Link">false</text:a>, it returns <text:a xlink:type="simple" xlink:href="https://www.tradingview.com/pine-script-reference/v6/#var_na" text:style-name="Internet_20_link" text:visited-style-name="Visited_20_Internet_20_Link">na</text:a>.</text:p>
        <text:p text:style-name="P3">Returns</text:p>
        <text:p text:style-name="P3">True range. It is math.max(high - low, math.abs(high - close[1]), math.abs(low - close[1])).</text:p>
        <text:p text:style-name="P3">Remarks</text:p>
        <text:p text:style-name="P3">ta.tr(false) is exactly the same as <text:a xlink:type="simple" xlink:href="https://www.tradingview.com/pine-script-reference/v6/#var_ta.tr" text:style-name="Internet_20_link" text:visited-style-name="Visited_20_Internet_20_Link">ta.tr</text:a>.</text:p>
        <text:p text:style-name="P3">See also</text:p>
        <text:p text:style-name="P3"><text:a xlink:type="simple" xlink:href="https://www.tradingview.com/pine-script-reference/v6/#var_ta.tr" text:style-name="Internet_20_link" text:visited-style-name="Visited_20_Internet_20_Link">ta.tr</text:a><text:a xlink:type="simple" xlink:href="https://www.tradingview.com/pine-script-reference/v6/#fun_ta.atr" text:style-name="Internet_20_link" text:visited-style-name="Visited_20_Internet_20_Link">ta.atr</text:a></text:p>
      </text:section>
      <text:section text:style-name="Sect1" text:name="fun_ta.tsi">
        <text:h text:style-name="P2" text:outline-level="3">ta.tsi()</text:h>
      </text:section>
      <text:section text:style-name="Sect1" text:name="Section768">
        <text:p text:style-name="P6"><text:bookmark text:name="fun_ta.tsi"/>True strength index. It uses moving averages of the underlying momentum of a financial instrument.</text:p>
        <text:p text:style-name="Text_20_body">Syntax</text:p>
        <text:p text:style-name="P5">ta.tsi(source, short_length, long_length) → series float</text:p>
        <text:p text:style-name="P3">Arguments</text:p>
        <text:p text:style-name="P3">source (series int/float) Source series.</text:p>
        <text:p text:style-name="P3">short_length (simple int) Short length.</text:p>
        <text:p text:style-name="P3">long_length (simple int) Long length.</text:p>
        <text:p text:style-name="P3">Returns</text:p>
        <text:p text:style-name="P3">True strength index. A value in range [-1, 1].</text:p>
        <text:p text:style-name="P3"><text:soft-page-break/>Remarks</text:p>
        <text:p text:style-name="P3"><text:span text:style-name="Source_20_Text">na</text:span> values in the <text:span text:style-name="Source_20_Text">source</text:span> series are ignored; the function calculates on the <text:span text:style-name="Source_20_Text">length</text:span> quantity of non-<text:span text:style-name="Source_20_Text">na</text:span> values.</text:p>
      </text:section>
      <text:section text:style-name="Sect1" text:name="fun_ta.valuewhen">
        <text:h text:style-name="P2" text:outline-level="3">ta.valuewhen()</text:h>
        <text:p text:style-name="P3">4 overloads</text:p>
      </text:section>
      <text:p text:style-name="P3">Returns the value of the <text:span text:style-name="Source_20_Text">source</text:span> series on the bar where the <text:span text:style-name="Source_20_Text">condition</text:span> was true on the nth most recent occurrence.</text:p>
      <text:p text:style-name="Text_20_body">Syntax &amp; Overloads</text:p>
      <text:p text:style-name="P5"><text:a xlink:type="simple" xlink:href="https://www.tradingview.com/pine-script-reference/v6/#fun_ta.valuewhen-0" text:style-name="Internet_20_link" text:visited-style-name="Visited_20_Internet_20_Link">ta.valuewhen(condition, source, occurrence) → series color</text:a></text:p>
      <text:p text:style-name="P5"><text:a xlink:type="simple" xlink:href="https://www.tradingview.com/pine-script-reference/v6/#fun_ta.valuewhen-1" text:style-name="Internet_20_link" text:visited-style-name="Visited_20_Internet_20_Link">ta.valuewhen(condition, source, occurrence) → series int</text:a></text:p>
      <text:p text:style-name="P5"><text:a xlink:type="simple" xlink:href="https://www.tradingview.com/pine-script-reference/v6/#fun_ta.valuewhen-2" text:style-name="Internet_20_link" text:visited-style-name="Visited_20_Internet_20_Link">ta.valuewhen(condition, source, occurrence) → series float</text:a></text:p>
      <text:p text:style-name="P5"><text:a xlink:type="simple" xlink:href="https://www.tradingview.com/pine-script-reference/v6/#fun_ta.valuewhen-3" text:style-name="Internet_20_link" text:visited-style-name="Visited_20_Internet_20_Link">ta.valuewhen(condition, source, occurrence) → series bool</text:a></text:p>
      <text:p text:style-name="P3">Arguments</text:p>
      <text:p text:style-name="P3">condition (series bool) The condition to search for.</text:p>
      <text:p text:style-name="P3">source (series color) The value to be returned from the bar where the condition is met.</text:p>
      <text:p text:style-name="P3">occurrence (simple int) The occurrence of the condition. The numbering starts from 0 and goes back in time, so '0' is the most recent occurrence of <text:span text:style-name="Source_20_Text">condition</text:span>, '1' is the second most recent and so forth. Must be an integer &gt;= 0.</text:p>
      <text:p text:style-name="P3">Example</text:p>
      <text:section text:style-name="Sect1" text:name="Section769">
        <text:p text:style-name="P4"><text:bookmark text:name="fun_ta.valuewhen"/><text:span text:style-name="Source_20_Text">//@version=6</text:span></text:p>
        <text:p text:style-name="Preformatted_20_Text"><text:span text:style-name="Source_20_Text">indicator("ta.valuewhen")</text:span></text:p>
        <text:p text:style-name="Preformatted_20_Text"><text:span text:style-name="Source_20_Text">slow = ta.sma(close, 7)</text:span></text:p>
        <text:p text:style-name="Preformatted_20_Text"><text:span text:style-name="Source_20_Text">fast = ta.sma(close, 14)</text:span></text:p>
        <text:p text:style-name="Preformatted_20_Text"><text:span text:style-name="Source_20_Text">// Get value of `close` on second most recent cross</text:span></text:p>
        <text:p text:style-name="P5"><text:span text:style-name="Source_20_Text">plot(ta.valuewhen(ta.cross(slow, fast), close, 1))</text:span></text:p>
        <text:p text:style-name="P3">Remarks</text:p>
        <text:p text:style-name="P3">This function requires execution on every bar. It is not recommended to use it inside a <text:a xlink:type="simple" xlink:href="https://www.tradingview.com/pine-script-reference/v6/#kw_for" text:style-name="Internet_20_link" text:visited-style-name="Visited_20_Internet_20_Link">for</text:a> or <text:a xlink:type="simple" xlink:href="https://www.tradingview.com/pine-script-reference/v6/#kw_while" text:style-name="Internet_20_link" text:visited-style-name="Visited_20_Internet_20_Link">while</text:a> loop structure, where its behavior can be unexpected. Please note that using this function can cause <text:a xlink:type="simple" xlink:href="https://www.tradingview.com/pine-script-docs/concepts/repainting/" office:target-frame-name="_blank" xlink:show="new" text:style-name="Internet_20_link" text:visited-style-name="Visited_20_Internet_20_Link">indicator repainting</text:a>.</text:p>
        <text:p text:style-name="P3">See also</text:p>
        <text:p text:style-name="P3"><text:a xlink:type="simple" xlink:href="https://www.tradingview.com/pine-script-reference/v6/#fun_ta.lowestbars" text:style-name="Internet_20_link" text:visited-style-name="Visited_20_Internet_20_Link">ta.lowestbars</text:a><text:a xlink:type="simple" xlink:href="https://www.tradingview.com/pine-script-reference/v6/#fun_ta.highestbars" text:style-name="Internet_20_link" text:visited-style-name="Visited_20_Internet_20_Link">ta.highestbars</text:a><text:a xlink:type="simple" xlink:href="https://www.tradingview.com/pine-script-reference/v6/#fun_ta.barssince" text:style-name="Internet_20_link" text:visited-style-name="Visited_20_Internet_20_Link">ta.barssince</text:a><text:a xlink:type="simple" xlink:href="https://www.tradingview.com/pine-script-reference/v6/#fun_ta.highest" text:style-name="Internet_20_link" text:visited-style-name="Visited_20_Internet_20_Link">ta.highest</text:a><text:a xlink:type="simple" xlink:href="https://www.tradingview.com/pine-script-reference/v6/#fun_ta.lowest" text:style-name="Internet_20_link" text:visited-style-name="Visited_20_Internet_20_Link">ta.lowest</text:a></text:p>
      </text:section>
      <text:section text:style-name="Sect1" text:name="fun_ta.variance">
        <text:h text:style-name="P2" text:outline-level="3">ta.variance()</text:h>
      </text:section>
      <text:section text:style-name="Sect1" text:name="Section770">
        <text:p text:style-name="P6"><text:bookmark text:name="fun_ta.variance"/>Variance is the expectation of the squared deviation of a series from its mean (<text:a xlink:type="simple" xlink:href="https://www.tradingview.com/pine-script-reference/v6/#fun_ta.sma" text:style-name="Internet_20_link" text:visited-style-name="Visited_20_Internet_20_Link">ta.sma</text:a>), and it informally measures how far a set of numbers are spread out from their mean.</text:p>
        <text:p text:style-name="Text_20_body">Syntax</text:p>
        <text:p text:style-name="P5">ta.variance(source, length, biased) → series float</text:p>
        <text:p text:style-name="P3">Arguments</text:p>
        <text:p text:style-name="P3">source (series int/float) Series of values to process.</text:p>
        <text:p text:style-name="P3">length (series int) Number of bars (length).</text:p>
        <text:p text:style-name="P3">biased (series bool) Determines which estimate should be used. Optional. The default is true.</text:p>
        <text:p text:style-name="P3">Returns</text:p>
        <text:p text:style-name="P3">Variance of <text:span text:style-name="Source_20_Text">source</text:span> for <text:span text:style-name="Source_20_Text">length</text:span> bars back.</text:p>
        <text:p text:style-name="P3">Remarks</text:p>
        <text:p text:style-name="P3">If <text:span text:style-name="Source_20_Text">biased</text:span> is true, function will calculate using a biased estimate of the entire population, if false - unbiased estimate of a sample.</text:p>
        <text:p text:style-name="P3"><text:span text:style-name="Source_20_Text">na</text:span> values in the <text:span text:style-name="Source_20_Text">source</text:span> series are ignored; the function calculates on the <text:span text:style-name="Source_20_Text">length</text:span> quantity of non-<text:span text:style-name="Source_20_Text">na</text:span> values.</text:p>
        <text:p text:style-name="P3">See also</text:p>
        <text:p text:style-name="P3"><text:a xlink:type="simple" xlink:href="https://www.tradingview.com/pine-script-reference/v6/#fun_ta.dev" text:style-name="Internet_20_link" text:visited-style-name="Visited_20_Internet_20_Link">ta.dev</text:a><text:a xlink:type="simple" xlink:href="https://www.tradingview.com/pine-script-reference/v6/#fun_ta.stdev" text:style-name="Internet_20_link" text:visited-style-name="Visited_20_Internet_20_Link">ta.stdev</text:a></text:p>
      </text:section>
      <text:section text:style-name="Sect1" text:name="fun_ta.vwap">
        <text:h text:style-name="P2" text:outline-level="3">ta.vwap()</text:h>
        <text:p text:style-name="P3">3 overloads</text:p>
      </text:section>
      <text:p text:style-name="P3">Volume weighted average price.</text:p>
      <text:p text:style-name="Text_20_body">Syntax &amp; Overloads</text:p>
      <text:p text:style-name="P5"><text:a xlink:type="simple" xlink:href="https://www.tradingview.com/pine-script-reference/v6/#fun_ta.vwap-0" text:style-name="Internet_20_link" text:visited-style-name="Visited_20_Internet_20_Link">ta.vwap(source) → series float</text:a></text:p>
      <text:p text:style-name="P5"><text:a xlink:type="simple" xlink:href="https://www.tradingview.com/pine-script-reference/v6/#fun_ta.vwap-1" text:style-name="Internet_20_link" text:visited-style-name="Visited_20_Internet_20_Link">ta.vwap(source, anchor) → series float</text:a></text:p>
      <text:p text:style-name="P5"><text:a xlink:type="simple" xlink:href="https://www.tradingview.com/pine-script-reference/v6/#fun_ta.vwap-2" text:style-name="Internet_20_link" text:visited-style-name="Visited_20_Internet_20_Link">ta.vwap(source, anchor, stdev_mult) → [series float, series float, series float]</text:a></text:p>
      <text:p text:style-name="P3">Arguments</text:p>
      <text:p text:style-name="P3">source (series int/float) Source used for the VWAP calculation.</text:p>
      <text:p text:style-name="Text_20_body">Example</text:p>
      <text:p text:style-name="Preformatted_20_Text"><text:span text:style-name="Source_20_Text">//@version=6</text:span></text:p>
      <text:p text:style-name="Preformatted_20_Text"><text:span text:style-name="Source_20_Text">indicator("Simple VWAP")</text:span></text:p>
      <text:p text:style-name="Preformatted_20_Text"><text:span text:style-name="Source_20_Text">vwap = ta.vwap(open)</text:span></text:p>
      <text:p text:style-name="P5"><text:span text:style-name="Source_20_Text">plot(vwap)</text:span></text:p>
      <text:p text:style-name="P3">Example</text:p>
      <text:section text:style-name="Sect1" text:name="Section771">
        <text:p text:style-name="P4"><text:bookmark text:name="fun_ta.vwap"/><text:span text:style-name="Source_20_Text">//@version=6</text:span></text:p>
        <text:p text:style-name="Preformatted_20_Text"><text:span text:style-name="Source_20_Text">indicator("Advanced VWAP")</text:span></text:p>
        <text:p text:style-name="Preformatted_20_Text"><text:span text:style-name="Source_20_Text">vwapAnchorInput = input.string("Daily", "Anchor", options = ["Daily", "Weekly", "Monthly"])</text:span></text:p>
        <text:p text:style-name="Preformatted_20_Text"><text:span text:style-name="Source_20_Text">stdevMultiplierInput = input.float(1.0, "Standard Deviation Multiplier")</text:span></text:p>
        <text:p text:style-name="Preformatted_20_Text"><text:span text:style-name="Source_20_Text">anchorTimeframe = switch vwapAnchorInput</text:span></text:p>
        <text:p text:style-name="Preformatted_20_Text"><text:span text:style-name="Source_20_Text">    "Daily"   =&gt; "1D"</text:span></text:p>
        <text:p text:style-name="Preformatted_20_Text"><text:span text:style-name="Source_20_Text">    "Weekly"  =&gt; "1W"</text:span></text:p>
        <text:p text:style-name="Preformatted_20_Text"><text:span text:style-name="Source_20_Text">    "Monthly" =&gt; "1M"</text:span></text:p>
        <text:p text:style-name="Preformatted_20_Text"><text:span text:style-name="Source_20_Text">anchor = timeframe.change(anchorTimeframe)</text:span></text:p>
        <text:p text:style-name="Preformatted_20_Text"><text:span text:style-name="Source_20_Text">[vwap, upper, lower] = ta.vwap(open, anchor, stdevMultiplierInput)</text:span></text:p>
        <text:p text:style-name="Preformatted_20_Text"><text:span text:style-name="Source_20_Text">plot(vwap)</text:span></text:p>
        <text:p text:style-name="Preformatted_20_Text"><text:span text:style-name="Source_20_Text">plot(upper, color = color.green)</text:span></text:p>
        <text:p text:style-name="P5"><text:span text:style-name="Source_20_Text">plot(lower, color = color.green)</text:span></text:p>
        <text:p text:style-name="P3">Returns</text:p>
        <text:p text:style-name="P3">A VWAP series, or a tuple [vwap, upper_band, lower_band] if <text:span text:style-name="Source_20_Text">stdev_mult</text:span> is specified.</text:p>
        <text:p text:style-name="P3">Remarks</text:p>
        <text:p text:style-name="P3">Calculations only begin the first time the anchor condition becomes <text:a xlink:type="simple" xlink:href="https://www.tradingview.com/pine-script-reference/v6/#const_true" text:style-name="Internet_20_link" text:visited-style-name="Visited_20_Internet_20_Link">true</text:a>. Until then, the function returns <text:a xlink:type="simple" xlink:href="https://www.tradingview.com/pine-script-reference/v6/#var_na" text:style-name="Internet_20_link" text:visited-style-name="Visited_20_Internet_20_Link">na</text:a>.</text:p>
        <text:p text:style-name="P3">See also</text:p>
        <text:p text:style-name="P3"><text:a xlink:type="simple" xlink:href="https://www.tradingview.com/pine-script-reference/v6/#var_ta.vwap" text:style-name="Internet_20_link" text:visited-style-name="Visited_20_Internet_20_Link">ta.vwap</text:a></text:p>
      </text:section>
      <text:section text:style-name="Sect1" text:name="fun_ta.vwma">
        <text:h text:style-name="P2" text:outline-level="3"><text:soft-page-break/>ta.vwma()</text:h>
      </text:section>
      <text:p text:style-name="P3">The vwma function returns volume-weighted moving average of <text:span text:style-name="Source_20_Text">source</text:span> for <text:span text:style-name="Source_20_Text">length</text:span> bars back. It is the same as: sma(source * volume, length) / sma(volume, length).</text:p>
      <text:p text:style-name="Text_20_body">Syntax</text:p>
      <text:p text:style-name="P5">ta.vwma(source, length) → series float</text:p>
      <text:p text:style-name="P3">Arguments</text:p>
      <text:p text:style-name="P3">source (series int/float) Series of values to process.</text:p>
      <text:p text:style-name="P3">length (series int) Number of bars (length).</text:p>
      <text:p text:style-name="P3">Example</text:p>
      <text:section text:style-name="Sect1" text:name="Section772">
        <text:p text:style-name="P4"><text:bookmark text:name="fun_ta.vwma"/><text:span text:style-name="Source_20_Text">//@version=6</text:span></text:p>
        <text:p text:style-name="Preformatted_20_Text"><text:span text:style-name="Source_20_Text">indicator("ta.vwma")</text:span></text:p>
        <text:p text:style-name="Preformatted_20_Text"><text:span text:style-name="Source_20_Text">plot(ta.vwma(close, 15))</text:span></text:p>
        <text:p text:style-name="Preformatted_20_Text"><text:span text:style-name="Source_20_Text">// same on pine, but less efficient</text:span></text:p>
        <text:p text:style-name="Preformatted_20_Text"><text:span text:style-name="Source_20_Text">pine_vwma(x, y) =&gt;</text:span></text:p>
        <text:p text:style-name="Preformatted_20_Text"><text:span text:style-name="Source_20_Text">    ta.sma(x * volume, y) / ta.sma(volume, y)</text:span></text:p>
        <text:p text:style-name="P5"><text:span text:style-name="Source_20_Text">plot(pine_vwma(close, 15))</text:span></text:p>
        <text:p text:style-name="P3">Returns</text:p>
        <text:p text:style-name="P3">Volume-weighted moving average of <text:span text:style-name="Source_20_Text">source</text:span> for <text:span text:style-name="Source_20_Text">length</text:span> bars back.</text:p>
        <text:p text:style-name="P3">Remarks</text:p>
        <text:p text:style-name="P3"><text:span text:style-name="Source_20_Text">na</text:span> values in the <text:span text:style-name="Source_20_Text">source</text:span> series are ignored.</text:p>
        <text:p text:style-name="P3">See also</text:p>
        <text:p text:style-name="P3"><text:a xlink:type="simple" xlink:href="https://www.tradingview.com/pine-script-reference/v6/#fun_ta.sma" text:style-name="Internet_20_link" text:visited-style-name="Visited_20_Internet_20_Link">ta.sma</text:a><text:a xlink:type="simple" xlink:href="https://www.tradingview.com/pine-script-reference/v6/#fun_ta.ema" text:style-name="Internet_20_link" text:visited-style-name="Visited_20_Internet_20_Link">ta.ema</text:a><text:a xlink:type="simple" xlink:href="https://www.tradingview.com/pine-script-reference/v6/#fun_ta.rma" text:style-name="Internet_20_link" text:visited-style-name="Visited_20_Internet_20_Link">ta.rma</text:a><text:a xlink:type="simple" xlink:href="https://www.tradingview.com/pine-script-reference/v6/#fun_ta.wma" text:style-name="Internet_20_link" text:visited-style-name="Visited_20_Internet_20_Link">ta.wma</text:a><text:a xlink:type="simple" xlink:href="https://www.tradingview.com/pine-script-reference/v6/#fun_ta.swma" text:style-name="Internet_20_link" text:visited-style-name="Visited_20_Internet_20_Link">ta.swma</text:a><text:a xlink:type="simple" xlink:href="https://www.tradingview.com/pine-script-reference/v6/#fun_ta.alma" text:style-name="Internet_20_link" text:visited-style-name="Visited_20_Internet_20_Link">ta.alma</text:a></text:p>
      </text:section>
      <text:section text:style-name="Sect1" text:name="fun_ta.wma">
        <text:h text:style-name="P2" text:outline-level="3">ta.wma()</text:h>
      </text:section>
      <text:p text:style-name="P3">The wma function returns weighted moving average of <text:span text:style-name="Source_20_Text">source</text:span> for <text:span text:style-name="Source_20_Text">length</text:span> bars back. In wma weighting factors decrease in arithmetical progression.</text:p>
      <text:p text:style-name="Text_20_body">Syntax</text:p>
      <text:p text:style-name="P5">ta.wma(source, length) → series float</text:p>
      <text:p text:style-name="P3">Arguments</text:p>
      <text:p text:style-name="P3">source (series int/float) Series of values to process.</text:p>
      <text:p text:style-name="P3">length (series int) Number of bars (length).</text:p>
      <text:p text:style-name="P3">Example</text:p>
      <text:section text:style-name="Sect1" text:name="Section773">
        <text:p text:style-name="P4"><text:bookmark text:name="fun_ta.wma"/><text:span text:style-name="Source_20_Text">//@version=6</text:span></text:p>
        <text:p text:style-name="Preformatted_20_Text"><text:span text:style-name="Source_20_Text">indicator("ta.wma")</text:span></text:p>
        <text:p text:style-name="Preformatted_20_Text"><text:span text:style-name="Source_20_Text">plot(ta.wma(close, 15))</text:span></text:p>
        <text:p text:style-name="Preformatted_20_Text"><text:span text:style-name="Source_20_Text">// same on pine, but much less efficient</text:span></text:p>
        <text:p text:style-name="Preformatted_20_Text"><text:span text:style-name="Source_20_Text">pine_wma(x, y) =&gt;</text:span></text:p>
        <text:p text:style-name="Preformatted_20_Text"><text:span text:style-name="Source_20_Text">    norm = 0.0</text:span></text:p>
        <text:p text:style-name="Preformatted_20_Text"><text:span text:style-name="Source_20_Text">    sum = 0.0</text:span></text:p>
        <text:p text:style-name="Preformatted_20_Text"><text:span text:style-name="Source_20_Text">    for i = 0 to y - 1</text:span></text:p>
        <text:p text:style-name="Preformatted_20_Text"><text:span text:style-name="Source_20_Text">        weight = (y - i) * y</text:span></text:p>
        <text:p text:style-name="Preformatted_20_Text"><text:span text:style-name="Source_20_Text">        norm := norm + weight</text:span></text:p>
        <text:p text:style-name="Preformatted_20_Text"><text:span text:style-name="Source_20_Text">        sum := sum + x[i] * weight</text:span></text:p>
        <text:p text:style-name="Preformatted_20_Text"><text:span text:style-name="Source_20_Text">    sum / norm</text:span></text:p>
        <text:p text:style-name="P5"><text:span text:style-name="Source_20_Text">plot(pine_wma(close, 15))</text:span></text:p>
        <text:p text:style-name="P3">Returns</text:p>
        <text:p text:style-name="P3">Weighted moving average of <text:span text:style-name="Source_20_Text">source</text:span> for <text:span text:style-name="Source_20_Text">length</text:span> bars back.</text:p>
        <text:p text:style-name="P3">Remarks</text:p>
        <text:p text:style-name="P3"><text:span text:style-name="Source_20_Text">na</text:span> values in the <text:span text:style-name="Source_20_Text">source</text:span> series are ignored.</text:p>
        <text:p text:style-name="P3">See also</text:p>
        <text:p text:style-name="P3"><text:a xlink:type="simple" xlink:href="https://www.tradingview.com/pine-script-reference/v6/#fun_ta.sma" text:style-name="Internet_20_link" text:visited-style-name="Visited_20_Internet_20_Link">ta.sma</text:a><text:a xlink:type="simple" xlink:href="https://www.tradingview.com/pine-script-reference/v6/#fun_ta.ema" text:style-name="Internet_20_link" text:visited-style-name="Visited_20_Internet_20_Link">ta.ema</text:a><text:a xlink:type="simple" xlink:href="https://www.tradingview.com/pine-script-reference/v6/#fun_ta.rma" text:style-name="Internet_20_link" text:visited-style-name="Visited_20_Internet_20_Link">ta.rma</text:a><text:a xlink:type="simple" xlink:href="https://www.tradingview.com/pine-script-reference/v6/#fun_ta.vwma" text:style-name="Internet_20_link" text:visited-style-name="Visited_20_Internet_20_Link">ta.vwma</text:a><text:a xlink:type="simple" xlink:href="https://www.tradingview.com/pine-script-reference/v6/#fun_ta.swma" text:style-name="Internet_20_link" text:visited-style-name="Visited_20_Internet_20_Link">ta.swma</text:a><text:a xlink:type="simple" xlink:href="https://www.tradingview.com/pine-script-reference/v6/#fun_ta.alma" text:style-name="Internet_20_link" text:visited-style-name="Visited_20_Internet_20_Link">ta.alma</text:a></text:p>
      </text:section>
      <text:section text:style-name="Sect1" text:name="fun_ta.wpr">
        <text:h text:style-name="P2" text:outline-level="3">ta.wpr()</text:h>
      </text:section>
      <text:p text:style-name="P3">Williams %R. The oscillator shows the current closing price in relation to the high and low of the past 'length' bars.</text:p>
      <text:p text:style-name="Text_20_body">Syntax</text:p>
      <text:p text:style-name="P5">ta.wpr(length) → series float</text:p>
      <text:p text:style-name="P3">Arguments</text:p>
      <text:p text:style-name="P3">length (series int) Number of bars.</text:p>
      <text:p text:style-name="P3">Example</text:p>
      <text:section text:style-name="Sect1" text:name="Section774">
        <text:p text:style-name="P4"><text:bookmark text:name="fun_ta.wpr"/><text:span text:style-name="Source_20_Text">//@version=6</text:span></text:p>
        <text:p text:style-name="Preformatted_20_Text"><text:span text:style-name="Source_20_Text">indicator("Williams %R", shorttitle="%R", format=format.price, precision=2)</text:span></text:p>
        <text:p text:style-name="P5"><text:span text:style-name="Source_20_Text">plot(ta.wpr(14), title="%R", color=color.new(#ff6d00, 0))</text:span></text:p>
        <text:p text:style-name="P3">Returns</text:p>
        <text:p text:style-name="P3">Williams %R.</text:p>
        <text:p text:style-name="P3">Remarks</text:p>
        <text:p text:style-name="P3"><text:span text:style-name="Source_20_Text">na</text:span> values in the <text:span text:style-name="Source_20_Text">source</text:span> series are ignored.</text:p>
        <text:p text:style-name="P3">See also</text:p>
        <text:p text:style-name="P3"><text:a xlink:type="simple" xlink:href="https://www.tradingview.com/pine-script-reference/v6/#fun_ta.mfi" text:style-name="Internet_20_link" text:visited-style-name="Visited_20_Internet_20_Link">ta.mfi</text:a><text:a xlink:type="simple" xlink:href="https://www.tradingview.com/pine-script-reference/v6/#fun_ta.cmo" text:style-name="Internet_20_link" text:visited-style-name="Visited_20_Internet_20_Link">ta.cmo</text:a></text:p>
      </text:section>
      <text:section text:style-name="Sect1" text:name="fun_table">
        <text:h text:style-name="P2" text:outline-level="3">table()</text:h>
      </text:section>
      <text:section text:style-name="Sect1" text:name="Section775">
        <text:p text:style-name="P6"><text:bookmark text:name="fun_table"/>Casts na to table</text:p>
        <text:p text:style-name="Text_20_body">Syntax</text:p>
        <text:p text:style-name="P5">table(x) → series table</text:p>
        <text:p text:style-name="P3">Arguments</text:p>
        <text:p text:style-name="P3">x (series table) The value to convert to the specified type, usually <text:a xlink:type="simple" xlink:href="https://www.tradingview.com/pine-script-reference/v6/#var_na" text:style-name="Internet_20_link" text:visited-style-name="Visited_20_Internet_20_Link">na</text:a>.</text:p>
        <text:p text:style-name="P3">Returns</text:p>
        <text:p text:style-name="P3">The value of the argument after casting to table.</text:p>
        <text:p text:style-name="P3">See also</text:p>
        <text:p text:style-name="P3"><text:a xlink:type="simple" xlink:href="https://www.tradingview.com/pine-script-reference/v6/#fun_float" text:style-name="Internet_20_link" text:visited-style-name="Visited_20_Internet_20_Link">float</text:a><text:a xlink:type="simple" xlink:href="https://www.tradingview.com/pine-script-reference/v6/#fun_int" text:style-name="Internet_20_link" text:visited-style-name="Visited_20_Internet_20_Link">int</text:a><text:a xlink:type="simple" xlink:href="https://www.tradingview.com/pine-script-reference/v6/#fun_bool" text:style-name="Internet_20_link" text:visited-style-name="Visited_20_Internet_20_Link">bool</text:a><text:a xlink:type="simple" xlink:href="https://www.tradingview.com/pine-script-reference/v6/#fun_color" text:style-name="Internet_20_link" text:visited-style-name="Visited_20_Internet_20_Link">color</text:a><text:a xlink:type="simple" xlink:href="https://www.tradingview.com/pine-script-reference/v6/#fun_string" text:style-name="Internet_20_link" text:visited-style-name="Visited_20_Internet_20_Link">string</text:a><text:a xlink:type="simple" xlink:href="https://www.tradingview.com/pine-script-reference/v6/#fun_line" text:style-name="Internet_20_link" text:visited-style-name="Visited_20_Internet_20_Link">line</text:a><text:a xlink:type="simple" xlink:href="https://www.tradingview.com/pine-script-reference/v6/#fun_label" text:style-name="Internet_20_link" text:visited-style-name="Visited_20_Internet_20_Link">label</text:a></text:p>
      </text:section>
      <text:section text:style-name="Sect1" text:name="fun_table.cell">
        <text:h text:style-name="P2" text:outline-level="3">table.cell()</text:h>
      </text:section>
      <text:section text:style-name="Sect1" text:name="Section776">
        <text:p text:style-name="P6"><text:bookmark text:name="fun_table.cell"/><text:soft-page-break/>The function defines a cell in the table and sets its attributes.</text:p>
        <text:p text:style-name="Text_20_body">Syntax</text:p>
        <text:p text:style-name="P5">table.cell(table_id, column, row, text, width, height, text_color, text_halign, text_valign, text_size, bgcolor, tooltip, text_font_family, text_formatting) → void</text:p>
        <text:p text:style-name="P3">Arguments</text:p>
        <text:p text:style-name="P3">table_id (series table) A table object.</text:p>
        <text:p text:style-name="P3">column (series int) The index of the cell's column. Numbering starts at 0.</text:p>
        <text:p text:style-name="P3">row (series int) The index of the cell's row. Numbering starts at 0.</text:p>
        <text:p text:style-name="P3">text (series string) The text to be displayed inside the cell. Optional. The default is empty string.</text:p>
        <text:p text:style-name="P3">width (series int/float) The width of the cell as a % of the indicator's visual space. Optional. By default, auto-adjusts the width based on the text inside the cell. Value 0 has the same effect.</text:p>
        <text:p text:style-name="P3">height (series int/float) The height of the cell as a % of the indicator's visual space. Optional. By default, auto-adjusts the height based on the text inside of the cell. Value 0 has the same effect.</text:p>
        <text:p text:style-name="P3">text_color (series color) The color of the text. Optional. The default is <text:a xlink:type="simple" xlink:href="https://www.tradingview.com/pine-script-reference/v6/#const_color.black" text:style-name="Internet_20_link" text:visited-style-name="Visited_20_Internet_20_Link">color.black</text:a>.</text:p>
        <text:p text:style-name="P3">text_halign (series string) The horizontal alignment of the cell's text. Optional. The default value is <text:a xlink:type="simple" xlink:href="https://www.tradingview.com/pine-script-reference/v6/#const_text.align_center" text:style-name="Internet_20_link" text:visited-style-name="Visited_20_Internet_20_Link">text.align_center</text:a>. Possible values: <text:a xlink:type="simple" xlink:href="https://www.tradingview.com/pine-script-reference/v6/#const_text.align_left" text:style-name="Internet_20_link" text:visited-style-name="Visited_20_Internet_20_Link">text.align_left</text:a>, <text:a xlink:type="simple" xlink:href="https://www.tradingview.com/pine-script-reference/v6/#const_text.align_center" text:style-name="Internet_20_link" text:visited-style-name="Visited_20_Internet_20_Link">text.align_center</text:a>, <text:a xlink:type="simple" xlink:href="https://www.tradingview.com/pine-script-reference/v6/#const_text.align_right" text:style-name="Internet_20_link" text:visited-style-name="Visited_20_Internet_20_Link">text.align_right</text:a>.</text:p>
        <text:p text:style-name="P3">text_valign (series string) The vertical alignment of the cell's text. Optional. The default value is <text:a xlink:type="simple" xlink:href="https://www.tradingview.com/pine-script-reference/v6/#const_text.align_center" text:style-name="Internet_20_link" text:visited-style-name="Visited_20_Internet_20_Link">text.align_center</text:a>. Possible values: <text:a xlink:type="simple" xlink:href="https://www.tradingview.com/pine-script-reference/v6/#const_text.align_top" text:style-name="Internet_20_link" text:visited-style-name="Visited_20_Internet_20_Link">text.align_top</text:a>, <text:a xlink:type="simple" xlink:href="https://www.tradingview.com/pine-script-reference/v6/#const_text.align_center" text:style-name="Internet_20_link" text:visited-style-name="Visited_20_Internet_20_Link">text.align_center</text:a>, <text:a xlink:type="simple" xlink:href="https://www.tradingview.com/pine-script-reference/v6/#const_text.align_bottom" text:style-name="Internet_20_link" text:visited-style-name="Visited_20_Internet_20_Link">text.align_bottom</text:a>.</text:p>
        <text:p text:style-name="P3">text_size (series int/string) Size of the object. The size can be any positive integer, or one of the size.* built-in constant strings. The constant strings and their equivalent integer values are: <text:a xlink:type="simple" xlink:href="https://www.tradingview.com/pine-script-reference/v6/#const_size.auto" text:style-name="Internet_20_link" text:visited-style-name="Visited_20_Internet_20_Link">size.auto</text:a> (0), <text:a xlink:type="simple" xlink:href="https://www.tradingview.com/pine-script-reference/v6/#const_size.tiny" text:style-name="Internet_20_link" text:visited-style-name="Visited_20_Internet_20_Link">size.tiny</text:a> (8), <text:a xlink:type="simple" xlink:href="https://www.tradingview.com/pine-script-reference/v6/#const_size.small" text:style-name="Internet_20_link" text:visited-style-name="Visited_20_Internet_20_Link">size.small</text:a> (10), <text:a xlink:type="simple" xlink:href="https://www.tradingview.com/pine-script-reference/v6/#const_size.normal" text:style-name="Internet_20_link" text:visited-style-name="Visited_20_Internet_20_Link">size.normal</text:a> (14), <text:a xlink:type="simple" xlink:href="https://www.tradingview.com/pine-script-reference/v6/#const_size.large" text:style-name="Internet_20_link" text:visited-style-name="Visited_20_Internet_20_Link">size.large</text:a> (20), <text:a xlink:type="simple" xlink:href="https://www.tradingview.com/pine-script-reference/v6/#const_size.huge" text:style-name="Internet_20_link" text:visited-style-name="Visited_20_Internet_20_Link">size.huge</text:a> (36). The default value is <text:a xlink:type="simple" xlink:href="https://www.tradingview.com/pine-script-reference/v6/#const_size.normal" text:style-name="Internet_20_link" text:visited-style-name="Visited_20_Internet_20_Link">size.normal</text:a> or 14.</text:p>
        <text:p text:style-name="P3">bgcolor (series color) The background color of the text. Optional. The default is no color.</text:p>
        <text:p text:style-name="P3">tooltip (series string) The tooltip to be displayed inside the cell. Optional.</text:p>
        <text:p text:style-name="P3">text_font_family (series string) The font family of the text. Optional. The default value is <text:a xlink:type="simple" xlink:href="https://www.tradingview.com/pine-script-reference/v6/#const_font.family_default" text:style-name="Internet_20_link" text:visited-style-name="Visited_20_Internet_20_Link">font.family_default</text:a>. Possible values: <text:a xlink:type="simple" xlink:href="https://www.tradingview.com/pine-script-reference/v6/#const_font.family_default" text:style-name="Internet_20_link" text:visited-style-name="Visited_20_Internet_20_Link">font.family_default</text:a>, <text:a xlink:type="simple" xlink:href="https://www.tradingview.com/pine-script-reference/v6/#const_font.family_monospace" text:style-name="Internet_20_link" text:visited-style-name="Visited_20_Internet_20_Link">font.family_monospace</text:a>.</text:p>
        <text:p text:style-name="P3">text_formatting (const text_format) The formatting of the displayed text. Formatting options support addition. For example, <text:span text:style-name="Source_20_Text">text.format_bold + text.format_italic</text:span> will make the text both bold and italicized. Possible values: <text:a xlink:type="simple" xlink:href="https://www.tradingview.com/pine-script-reference/v6/#var_text.format_none" text:style-name="Internet_20_link" text:visited-style-name="Visited_20_Internet_20_Link">text.format_none</text:a>, <text:a xlink:type="simple" xlink:href="https://www.tradingview.com/pine-script-reference/v6/#var_text.format_bold" text:style-name="Internet_20_link" text:visited-style-name="Visited_20_Internet_20_Link">text.format_bold</text:a>, <text:a xlink:type="simple" xlink:href="https://www.tradingview.com/pine-script-reference/v6/#var_text.format_italic" text:style-name="Internet_20_link" text:visited-style-name="Visited_20_Internet_20_Link">text.format_italic</text:a>. Optional. The default is <text:a xlink:type="simple" xlink:href="https://www.tradingview.com/pine-script-reference/v6/#var_text.format_none" text:style-name="Internet_20_link" text:visited-style-name="Visited_20_Internet_20_Link">text.format_none</text:a>.</text:p>
        <text:p text:style-name="P3">Remarks</text:p>
        <text:p text:style-name="P3">This function does not create the table itself, but defines the table’s cells. To use it, you first need to create a table object with <text:a xlink:type="simple" xlink:href="https://www.tradingview.com/pine-script-reference/v6/#fun_table.new" text:style-name="Internet_20_link" text:visited-style-name="Visited_20_Internet_20_Link">table.new</text:a>.</text:p>
        <text:p text:style-name="P3">Each <text:a xlink:type="simple" xlink:href="https://www.tradingview.com/pine-script-reference/v6/#fun_table.cell" text:style-name="Internet_20_link" text:visited-style-name="Visited_20_Internet_20_Link">table.cell</text:a> call overwrites all previously defined properties of a cell. If you call <text:a xlink:type="simple" xlink:href="https://www.tradingview.com/pine-script-reference/v6/#fun_table.cell" text:style-name="Internet_20_link" text:visited-style-name="Visited_20_Internet_20_Link">table.cell</text:a> twice in a row, e.g., the first time with text='Test Text', and the second time with text_color=<text:a xlink:type="simple" xlink:href="https://www.tradingview.com/pine-script-reference/v6/#const_color.red" text:style-name="Internet_20_link" text:visited-style-name="Visited_20_Internet_20_Link">color.red</text:a> but without a new text argument, the default value of the 'text' being an empty string, it will overwrite 'Test Text', and your cell will display an empty string. If you want, instead, to modify any of the cell's properties, use the table.cell_set_*() functions.</text:p>
        <text:p text:style-name="P3">A single script can only display one table in each of the possible locations. If <text:a xlink:type="simple" xlink:href="https://www.tradingview.com/pine-script-reference/v6/#fun_table.cell" text:style-name="Internet_20_link" text:visited-style-name="Visited_20_Internet_20_Link">table.cell</text:a> is used on several bars to change the same attribute of a cell (e.g. change the background color of the cell to red on the first bar, then to yellow on the second bar), only the last change will be reflected in the table, i.e., the cell’s background will be yellow. Avoid unnecessary setting of cell properties by enclosing function calls in an <text:a xlink:type="simple" xlink:href="https://www.tradingview.com/pine-script-reference/v6/#kw_if" text:style-name="Internet_20_link" text:visited-style-name="Visited_20_Internet_20_Link">if</text:a> <text:a xlink:type="simple" xlink:href="https://www.tradingview.com/pine-script-reference/v6/#var_barstate.islast" text:style-name="Internet_20_link" text:visited-style-name="Visited_20_Internet_20_Link">barstate.islast</text:a> block whenever possible, to restrict their execution to the last bar of the series.</text:p>
        <text:p text:style-name="P3">See also</text:p>
        <text:p text:style-name="P3"><text:a xlink:type="simple" xlink:href="https://www.tradingview.com/pine-script-reference/v6/#fun_table.cell_set_bgcolor" text:style-name="Internet_20_link" text:visited-style-name="Visited_20_Internet_20_Link">table.cell_set_bgcolor</text:a><text:a xlink:type="simple" xlink:href="https://www.tradingview.com/pine-script-reference/v6/#fun_table.cell_set_height" text:style-name="Internet_20_link" text:visited-style-name="Visited_20_Internet_20_Link">table.cell_set_height</text:a><text:a xlink:type="simple" xlink:href="https://www.tradingview.com/pine-script-reference/v6/#fun_table.cell_set_text" text:style-name="Internet_20_link" text:visited-style-name="Visited_20_Internet_20_Link">table.cell_set_text</text:a><text:a xlink:type="simple" xlink:href="https://www.tradingview.com/pine-script-reference/v6/#fun_table.cell_set_text_formatting" text:style-name="Internet_20_link" text:visited-style-name="Visited_20_Internet_20_Link">table.cell_set_text_formatting</text:a><text:a xlink:type="simple" xlink:href="https://www.tradingview.com/pine-script-reference/v6/#fun_table.cell_set_text_color" text:style-name="Internet_20_link" text:visited-style-name="Visited_20_Internet_20_Link">table.cell_set_text_color</text:a><text:a xlink:type="simple" xlink:href="https://www.tradingview.com/pine-script-reference/v6/#fun_table.cell_set_text_halign" text:style-name="Internet_20_link" text:visited-style-name="Visited_20_Internet_20_Link">table.cell_set_text_halign</text:a><text:a xlink:type="simple" xlink:href="https://www.tradingview.com/pine-script-reference/v6/#fun_table.cell_set_text_size" text:style-name="Internet_20_link" text:visited-style-name="Visited_20_Internet_20_Link">table.cell_set_text_size</text:a><text:a xlink:type="simple" xlink:href="https://www.tradingview.com/pine-script-reference/v6/#fun_table.cell_set_text_valign" text:style-name="Internet_20_link" text:visited-style-name="Visited_20_Internet_20_Link">table.cell_set_text_valign</text:a><text:a xlink:type="simple" xlink:href="https://www.tradingview.com/pine-script-reference/v6/#fun_table.cell_set_width" text:style-name="Internet_20_link" text:visited-style-name="Visited_20_Internet_20_Link">table.cell_set_width</text:a><text:a xlink:type="simple" xlink:href="https://www.tradingview.com/pine-script-reference/v6/#fun_table.cell_set_tooltip" text:style-name="Internet_20_link" text:visited-style-name="Visited_20_Internet_20_Link">table.cell_set_tooltip</text:a></text:p>
      </text:section>
      <text:section text:style-name="Sect1" text:name="fun_table.cell_set_bgcolor">
        <text:h text:style-name="P2" text:outline-level="3">table.cell_set_bgcolor()</text:h>
      </text:section>
      <text:section text:style-name="Sect1" text:name="Section777">
        <text:p text:style-name="P6"><text:bookmark text:name="fun_table.cell_set_bgcolor"/>The function sets the background color of the cell.</text:p>
        <text:p text:style-name="Text_20_body">Syntax</text:p>
        <text:p text:style-name="P5">table.cell_set_bgcolor(table_id, column, row, bgcolor) → void</text:p>
        <text:p text:style-name="P3">Arguments</text:p>
        <text:p text:style-name="P3">table_id (series table) A table object.</text:p>
        <text:p text:style-name="P3">column (series int) The index of the cell's column. Numbering starts at 0.</text:p>
        <text:p text:style-name="P3">row (series int) The index of the cell's row. Numbering starts at 0.</text:p>
        <text:p text:style-name="P3">bgcolor (series color) The background color of the cell.</text:p>
        <text:p text:style-name="P3">See also</text:p>
        <text:p text:style-name="P3"><text:a xlink:type="simple" xlink:href="https://www.tradingview.com/pine-script-reference/v6/#fun_table.cell_set_height" text:style-name="Internet_20_link" text:visited-style-name="Visited_20_Internet_20_Link">table.cell_set_height</text:a><text:a xlink:type="simple" xlink:href="https://www.tradingview.com/pine-script-reference/v6/#fun_table.cell_set_text" text:style-name="Internet_20_link" text:visited-style-name="Visited_20_Internet_20_Link">table.cell_set_text</text:a><text:a xlink:type="simple" xlink:href="https://www.tradingview.com/pine-script-reference/v6/#fun_table.cell_set_text_color" text:style-name="Internet_20_link" text:visited-style-name="Visited_20_Internet_20_Link">table.cell_set_text_color</text:a><text:a xlink:type="simple" xlink:href="https://www.tradingview.com/pine-script-reference/v6/#fun_table.cell_set_text_halign" text:style-name="Internet_20_link" text:visited-style-name="Visited_20_Internet_20_Link">table.cell_set_text_halign</text:a><text:a xlink:type="simple" xlink:href="https://www.tradingview.com/pine-script-reference/v6/#fun_table.cell_set_text_size" text:style-name="Internet_20_link" text:visited-style-name="Visited_20_Internet_20_Link">table.cell_set_text_size</text:a><text:a xlink:type="simple" xlink:href="https://www.tradingview.com/pine-script-reference/v6/#fun_table.cell_set_text_valign" text:style-name="Internet_20_link" text:visited-style-name="Visited_20_Internet_20_Link">table.cell_set_text_valign</text:a><text:a xlink:type="simple" xlink:href="https://www.tradingview.com/pine-script-reference/v6/#fun_table.cell_set_width" text:style-name="Internet_20_link" text:visited-style-name="Visited_20_Internet_20_Link">table.cell_set_width</text:a><text:a xlink:type="simple" xlink:href="https://www.tradingview.com/pine-script-reference/v6/#fun_table.cell_set_tooltip" text:style-name="Internet_20_link" text:visited-style-name="Visited_20_Internet_20_Link">table.cell_set_tooltip</text:a></text:p>
      </text:section>
      <text:section text:style-name="Sect1" text:name="fun_table.cell_set_height">
        <text:h text:style-name="P2" text:outline-level="3">table.cell_set_height()</text:h>
      </text:section>
      <text:section text:style-name="Sect1" text:name="Section778">
        <text:p text:style-name="P6"><text:bookmark text:name="fun_table.cell_set_height"/>The function sets the height of cell.</text:p>
        <text:p text:style-name="Text_20_body">Syntax</text:p>
        <text:p text:style-name="P5">table.cell_set_height(table_id, column, row, height) → void</text:p>
        <text:p text:style-name="P3">Arguments</text:p>
        <text:p text:style-name="P3">table_id (series table) A table object.</text:p>
        <text:p text:style-name="P3">column (series int) The index of the cell's column. Numbering starts at 0.</text:p>
        <text:p text:style-name="P3">row (series int) The index of the cell's row. Numbering starts at 0.</text:p>
        <text:p text:style-name="P3">height (series int/float) The height of the cell as a % of the chart window. Passing 0 auto-adjusts the height based on the text inside of the cell.</text:p>
        <text:p text:style-name="P3">See also</text:p>
        <text:p text:style-name="P3"><text:a xlink:type="simple" xlink:href="https://www.tradingview.com/pine-script-reference/v6/#fun_table.cell_set_bgcolor" text:style-name="Internet_20_link" text:visited-style-name="Visited_20_Internet_20_Link">table.cell_set_bgcolor</text:a><text:a xlink:type="simple" xlink:href="https://www.tradingview.com/pine-script-reference/v6/#fun_table.cell_set_text" text:style-name="Internet_20_link" text:visited-style-name="Visited_20_Internet_20_Link">table.cell_set_text</text:a><text:a xlink:type="simple" xlink:href="https://www.tradingview.com/pine-script-reference/v6/#fun_table.cell_set_text_color" text:style-name="Internet_20_link" text:visited-style-name="Visited_20_Internet_20_Link">table.cell_set_text_color</text:a><text:a xlink:type="simple" xlink:href="https://www.tradingview.com/pine-script-reference/v6/#fun_table.cell_set_text_halign" text:style-name="Internet_20_link" text:visited-style-name="Visited_20_Internet_20_Link">table.cell_set_text_halign</text:a><text:a xlink:type="simple" xlink:href="https://www.tradingview.com/pine-script-reference/v6/#fun_table.cell_set_text_size" text:style-name="Internet_20_link" text:visited-style-name="Visited_20_Internet_20_Link">table.cell_set_text_size</text:a><text:a xlink:type="simple" xlink:href="https://www.tradingview.com/pine-script-reference/v6/#fun_table.cell_set_text_valign" text:style-name="Internet_20_link" text:visited-style-name="Visited_20_Internet_20_Link">table.cell_set_text_valign</text:a><text:a xlink:type="simple" xlink:href="https://www.tradingview.com/pine-script-reference/v6/#fun_table.cell_set_width" text:style-name="Internet_20_link" text:visited-style-name="Visited_20_Internet_20_Link">table.cell_set_width</text:a><text:a xlink:type="simple" xlink:href="https://www.tradingview.com/pine-script-reference/v6/#fun_table.cell_set_tooltip" text:style-name="Internet_20_link" text:visited-style-name="Visited_20_Internet_20_Link">table.cell_set_tooltip</text:a></text:p>
      </text:section>
      <text:section text:style-name="Sect1" text:name="fun_table.cell_set_text">
        <text:h text:style-name="P2" text:outline-level="3">table.cell_set_text()</text:h>
      </text:section>
      <text:p text:style-name="P3">The function sets the text in the specified cell.</text:p>
      <text:p text:style-name="Text_20_body">Syntax</text:p>
      <text:p text:style-name="P5">table.cell_set_text(table_id, column, row, text) → void</text:p>
      <text:p text:style-name="P3">Arguments</text:p>
      <text:p text:style-name="P3">table_id (series table) A table object.</text:p>
      <text:p text:style-name="P3">column (series int) The index of the cell's column. Numbering starts at 0.</text:p>
      <text:p text:style-name="P3">row (series int) The index of the cell's row. Numbering starts at 0.</text:p>
      <text:p text:style-name="P3">text (series string) The text to be displayed inside the cell.</text:p>
      <text:p text:style-name="P3">Example</text:p>
      <text:section text:style-name="Sect1" text:name="Section779">
        <text:p text:style-name="P4"><text:bookmark text:name="fun_table.cell_set_text"/><text:span text:style-name="Source_20_Text">//@version=6</text:span></text:p>
        <text:p text:style-name="Preformatted_20_Text"><text:span text:style-name="Source_20_Text">indicator("TABLE example")</text:span></text:p>
        <text:p text:style-name="Preformatted_20_Text"><text:span text:style-name="Source_20_Text">var tLog = table.new(position = position.top_left, rows = 1, columns = 2, bgcolor = color.yellow, border_width=1)</text:span></text:p>
        <text:p text:style-name="Preformatted_20_Text"><text:span text:style-name="Source_20_Text">table.cell(tLog, row = 0, column = 0, text = "sometext", text_color = color.blue)</text:span></text:p>
        <text:p text:style-name="P5"><text:span text:style-name="Source_20_Text">table.cell_set_text(tLog, row = 0, column = 0, text = "sometext")</text:span></text:p>
        <text:p text:style-name="P3">See also</text:p>
        <text:p text:style-name="P3"><text:a xlink:type="simple" xlink:href="https://www.tradingview.com/pine-script-reference/v6/#fun_table.cell_set_bgcolor" text:style-name="Internet_20_link" text:visited-style-name="Visited_20_Internet_20_Link">table.cell_set_bgcolor</text:a><text:a xlink:type="simple" xlink:href="https://www.tradingview.com/pine-script-reference/v6/#fun_table.cell_set_height" text:style-name="Internet_20_link" text:visited-style-name="Visited_20_Internet_20_Link">table.cell_set_height</text:a><text:a xlink:type="simple" xlink:href="https://www.tradingview.com/pine-script-reference/v6/#fun_table.cell_set_text_color" text:style-name="Internet_20_link" text:visited-style-name="Visited_20_Internet_20_Link">table.cell_set_text_color</text:a><text:a xlink:type="simple" xlink:href="https://www.tradingview.com/pine-script-reference/v6/#fun_table.cell_set_text_halign" text:style-name="Internet_20_link" text:visited-style-name="Visited_20_Internet_20_Link">table.cell_set_text_halign</text:a><text:a xlink:type="simple" xlink:href="https://www.tradingview.com/pine-script-reference/v6/#fun_table.cell_set_text_size" text:style-name="Internet_20_link" text:visited-style-name="Visited_20_Internet_20_Link">table.cell_set_text_size</text:a><text:a xlink:type="simple" xlink:href="https://www.tradingview.com/pine-script-reference/v6/#fun_table.cell_set_text_valign" text:style-name="Internet_20_link" text:visited-style-name="Visited_20_Internet_20_Link">table.cell_set_text_valign</text:a><text:a xlink:type="simple" xlink:href="https://www.tradingview.com/pine-script-reference/v6/#fun_table.cell_set_width" text:style-name="Internet_20_link" text:visited-style-name="Visited_20_Internet_20_Link">table.cell_set_width</text:a><text:a xlink:type="simple" xlink:href="https://www.tradingview.com/pine-script-reference/v6/#fun_table.cell_set_tooltip" text:style-name="Internet_20_link" text:visited-style-name="Visited_20_Internet_20_Link">table.cell_set_tooltip</text:a><text:a xlink:type="simple" xlink:href="https://www.tradingview.com/pine-script-reference/v6/#fun_table.cell_set_text_formatting" text:style-name="Internet_20_link" text:visited-style-name="Visited_20_Internet_20_Link">table.cell_set_text_formatting</text:a></text:p>
      </text:section>
      <text:section text:style-name="Sect1" text:name="fun_table.cell_set_text_color">
        <text:h text:style-name="P2" text:outline-level="3">table.cell_set_text_color()</text:h>
      </text:section>
      <text:section text:style-name="Sect1" text:name="Section780">
        <text:p text:style-name="P6"><text:bookmark text:name="fun_table.cell_set_text_color"/>The function sets the color of the text inside the cell.</text:p>
        <text:p text:style-name="Text_20_body">Syntax</text:p>
        <text:p text:style-name="P5">table.cell_set_text_color(table_id, column, row, text_color) → void</text:p>
        <text:p text:style-name="P3"><text:soft-page-break/>Arguments</text:p>
        <text:p text:style-name="P3">table_id (series table) A table object.</text:p>
        <text:p text:style-name="P3">column (series int) The index of the cell's column. Numbering starts at 0.</text:p>
        <text:p text:style-name="P3">row (series int) The index of the cell's row. Numbering starts at 0.</text:p>
        <text:p text:style-name="P3">text_color (series color) The color of the text.</text:p>
        <text:p text:style-name="P3">See also</text:p>
        <text:p text:style-name="P3"><text:a xlink:type="simple" xlink:href="https://www.tradingview.com/pine-script-reference/v6/#fun_table.cell_set_bgcolor" text:style-name="Internet_20_link" text:visited-style-name="Visited_20_Internet_20_Link">table.cell_set_bgcolor</text:a><text:a xlink:type="simple" xlink:href="https://www.tradingview.com/pine-script-reference/v6/#fun_table.cell_set_height" text:style-name="Internet_20_link" text:visited-style-name="Visited_20_Internet_20_Link">table.cell_set_height</text:a><text:a xlink:type="simple" xlink:href="https://www.tradingview.com/pine-script-reference/v6/#fun_table.cell_set_text" text:style-name="Internet_20_link" text:visited-style-name="Visited_20_Internet_20_Link">table.cell_set_text</text:a><text:a xlink:type="simple" xlink:href="https://www.tradingview.com/pine-script-reference/v6/#fun_table.cell_set_text_halign" text:style-name="Internet_20_link" text:visited-style-name="Visited_20_Internet_20_Link">table.cell_set_text_halign</text:a><text:a xlink:type="simple" xlink:href="https://www.tradingview.com/pine-script-reference/v6/#fun_table.cell_set_text_size" text:style-name="Internet_20_link" text:visited-style-name="Visited_20_Internet_20_Link">table.cell_set_text_size</text:a><text:a xlink:type="simple" xlink:href="https://www.tradingview.com/pine-script-reference/v6/#fun_table.cell_set_text_valign" text:style-name="Internet_20_link" text:visited-style-name="Visited_20_Internet_20_Link">table.cell_set_text_valign</text:a><text:a xlink:type="simple" xlink:href="https://www.tradingview.com/pine-script-reference/v6/#fun_table.cell_set_width" text:style-name="Internet_20_link" text:visited-style-name="Visited_20_Internet_20_Link">table.cell_set_width</text:a><text:a xlink:type="simple" xlink:href="https://www.tradingview.com/pine-script-reference/v6/#fun_table.cell_set_tooltip" text:style-name="Internet_20_link" text:visited-style-name="Visited_20_Internet_20_Link">table.cell_set_tooltip</text:a></text:p>
      </text:section>
      <text:section text:style-name="Sect1" text:name="fun_table.cell_set_text_font_family">
        <text:h text:style-name="P2" text:outline-level="3">table.cell_set_text_font_family()</text:h>
      </text:section>
      <text:p text:style-name="P3">The function sets the font family of the text inside the cell.</text:p>
      <text:p text:style-name="Text_20_body">Syntax</text:p>
      <text:p text:style-name="P5">table.cell_set_text_font_family(table_id, column, row, text_font_family) → void</text:p>
      <text:p text:style-name="P3">Arguments</text:p>
      <text:p text:style-name="P3">table_id (series table) A table object.</text:p>
      <text:p text:style-name="P3">column (series int) The index of the cell's column. Numbering starts at 0.</text:p>
      <text:p text:style-name="P3">row (series int) The index of the cell's row. Numbering starts at 0.</text:p>
      <text:p text:style-name="P3">text_font_family (series string) The font family of the text. Possible values: <text:a xlink:type="simple" xlink:href="https://www.tradingview.com/pine-script-reference/v6/#const_font.family_default" text:style-name="Internet_20_link" text:visited-style-name="Visited_20_Internet_20_Link">font.family_default</text:a>, <text:a xlink:type="simple" xlink:href="https://www.tradingview.com/pine-script-reference/v6/#const_font.family_monospace" text:style-name="Internet_20_link" text:visited-style-name="Visited_20_Internet_20_Link">font.family_monospace</text:a>.</text:p>
      <text:p text:style-name="P3">Example</text:p>
      <text:section text:style-name="Sect1" text:name="Section781">
        <text:p text:style-name="P4"><text:bookmark text:name="fun_table.cell_set_text_font_family"/><text:span text:style-name="Source_20_Text">//@version=6</text:span></text:p>
        <text:p text:style-name="Preformatted_20_Text"><text:span text:style-name="Source_20_Text">indicator("Example of setting the table cell font")</text:span></text:p>
        <text:p text:style-name="Preformatted_20_Text"><text:span text:style-name="Source_20_Text">var t = table.new(position.top_left, rows = 1, columns = 1)</text:span></text:p>
        <text:p text:style-name="Preformatted_20_Text"><text:span text:style-name="Source_20_Text">table.cell(t, 0, 0, "monospace", text_color = color.blue)</text:span></text:p>
        <text:p text:style-name="P5"><text:span text:style-name="Source_20_Text">table.cell_set_text_font_family(t, 0, 0, font.family_monospace)</text:span></text:p>
        <text:p text:style-name="P3">See also</text:p>
        <text:p text:style-name="P3"><text:a xlink:type="simple" xlink:href="https://www.tradingview.com/pine-script-reference/v6/#fun_table.new" text:style-name="Internet_20_link" text:visited-style-name="Visited_20_Internet_20_Link">table.new</text:a><text:a xlink:type="simple" xlink:href="https://www.tradingview.com/pine-script-reference/v6/#const_font.family_default" text:style-name="Internet_20_link" text:visited-style-name="Visited_20_Internet_20_Link">font.family_default</text:a><text:a xlink:type="simple" xlink:href="https://www.tradingview.com/pine-script-reference/v6/#const_font.family_monospace" text:style-name="Internet_20_link" text:visited-style-name="Visited_20_Internet_20_Link">font.family_monospace</text:a></text:p>
      </text:section>
      <text:section text:style-name="Sect1" text:name="fun_table.cell_set_text_formatting">
        <text:h text:style-name="P2" text:outline-level="3">table.cell_set_text_formatting()</text:h>
      </text:section>
      <text:section text:style-name="Sect1" text:name="Section782">
        <text:p text:style-name="P6"><text:bookmark text:name="fun_table.cell_set_text_formatting"/>Sets the formatting attributes the drawing applies to displayed text.</text:p>
        <text:p text:style-name="Text_20_body">Syntax</text:p>
        <text:p text:style-name="P5">table.cell_set_text_formatting(table_id, column, row, text_formatting) → void</text:p>
        <text:p text:style-name="P3">Arguments</text:p>
        <text:p text:style-name="P3">table_id (series table) A table object.</text:p>
        <text:p text:style-name="P3">column (series int) The index of the cell's column. Numbering starts at 0.</text:p>
        <text:p text:style-name="P3">row (series int) The index of the cell's row. Numbering starts at 0.</text:p>
        <text:p text:style-name="P3">text_formatting (const text_format) The formatting of the displayed text. Formatting options support addition. For example, <text:span text:style-name="Source_20_Text">text.format_bold + text.format_italic</text:span> will make the text both bold and italicized. Possible values: <text:a xlink:type="simple" xlink:href="https://www.tradingview.com/pine-script-reference/v6/#var_text.format_none" text:style-name="Internet_20_link" text:visited-style-name="Visited_20_Internet_20_Link">text.format_none</text:a>, <text:a xlink:type="simple" xlink:href="https://www.tradingview.com/pine-script-reference/v6/#var_text.format_bold" text:style-name="Internet_20_link" text:visited-style-name="Visited_20_Internet_20_Link">text.format_bold</text:a>, <text:a xlink:type="simple" xlink:href="https://www.tradingview.com/pine-script-reference/v6/#var_text.format_italic" text:style-name="Internet_20_link" text:visited-style-name="Visited_20_Internet_20_Link">text.format_italic</text:a>. Optional. The default is <text:a xlink:type="simple" xlink:href="https://www.tradingview.com/pine-script-reference/v6/#var_text.format_none" text:style-name="Internet_20_link" text:visited-style-name="Visited_20_Internet_20_Link">text.format_none</text:a>.</text:p>
        <text:p text:style-name="P3">See also</text:p>
        <text:p text:style-name="P3"><text:a xlink:type="simple" xlink:href="https://www.tradingview.com/pine-script-reference/v6/#fun_table.cell_set_bgcolor" text:style-name="Internet_20_link" text:visited-style-name="Visited_20_Internet_20_Link">table.cell_set_bgcolor</text:a><text:a xlink:type="simple" xlink:href="https://www.tradingview.com/pine-script-reference/v6/#fun_table.cell_set_height" text:style-name="Internet_20_link" text:visited-style-name="Visited_20_Internet_20_Link">table.cell_set_height</text:a><text:a xlink:type="simple" xlink:href="https://www.tradingview.com/pine-script-reference/v6/#fun_table.cell_set_text_color" text:style-name="Internet_20_link" text:visited-style-name="Visited_20_Internet_20_Link">table.cell_set_text_color</text:a><text:a xlink:type="simple" xlink:href="https://www.tradingview.com/pine-script-reference/v6/#fun_table.cell_set_text_halign" text:style-name="Internet_20_link" text:visited-style-name="Visited_20_Internet_20_Link">table.cell_set_text_halign</text:a><text:a xlink:type="simple" xlink:href="https://www.tradingview.com/pine-script-reference/v6/#fun_table.cell_set_text_size" text:style-name="Internet_20_link" text:visited-style-name="Visited_20_Internet_20_Link">table.cell_set_text_size</text:a><text:a xlink:type="simple" xlink:href="https://www.tradingview.com/pine-script-reference/v6/#fun_table.cell_set_text_valign" text:style-name="Internet_20_link" text:visited-style-name="Visited_20_Internet_20_Link">table.cell_set_text_valign</text:a><text:a xlink:type="simple" xlink:href="https://www.tradingview.com/pine-script-reference/v6/#fun_table.cell_set_width" text:style-name="Internet_20_link" text:visited-style-name="Visited_20_Internet_20_Link">table.cell_set_width</text:a><text:a xlink:type="simple" xlink:href="https://www.tradingview.com/pine-script-reference/v6/#fun_table.cell_set_tooltip" text:style-name="Internet_20_link" text:visited-style-name="Visited_20_Internet_20_Link">table.cell_set_tooltip</text:a><text:a xlink:type="simple" xlink:href="https://www.tradingview.com/pine-script-reference/v6/#fun_table.cell_set_text" text:style-name="Internet_20_link" text:visited-style-name="Visited_20_Internet_20_Link">table.cell_set_text</text:a></text:p>
      </text:section>
      <text:section text:style-name="Sect1" text:name="fun_table.cell_set_text_halign">
        <text:h text:style-name="P2" text:outline-level="3">table.cell_set_text_halign()</text:h>
      </text:section>
      <text:section text:style-name="Sect1" text:name="Section783">
        <text:p text:style-name="P6"><text:bookmark text:name="fun_table.cell_set_text_halign"/>The function sets the horizontal alignment of the cell's text.</text:p>
        <text:p text:style-name="Text_20_body">Syntax</text:p>
        <text:p text:style-name="P5">table.cell_set_text_halign(table_id, column, row, text_halign) → void</text:p>
        <text:p text:style-name="P3">Arguments</text:p>
        <text:p text:style-name="P3">table_id (series table) A table object.</text:p>
        <text:p text:style-name="P3">column (series int) The index of the cell's column. Numbering starts at 0.</text:p>
        <text:p text:style-name="P3">row (series int) The index of the cell's row. Numbering starts at 0.</text:p>
        <text:p text:style-name="P3">text_halign (series string) The horizontal alignment of a cell's text. Possible values: <text:a xlink:type="simple" xlink:href="https://www.tradingview.com/pine-script-reference/v6/#const_text.align_left" text:style-name="Internet_20_link" text:visited-style-name="Visited_20_Internet_20_Link">text.align_left</text:a>, <text:a xlink:type="simple" xlink:href="https://www.tradingview.com/pine-script-reference/v6/#const_text.align_center" text:style-name="Internet_20_link" text:visited-style-name="Visited_20_Internet_20_Link">text.align_center</text:a>, <text:a xlink:type="simple" xlink:href="https://www.tradingview.com/pine-script-reference/v6/#const_text.align_right" text:style-name="Internet_20_link" text:visited-style-name="Visited_20_Internet_20_Link">text.align_right</text:a>.</text:p>
        <text:p text:style-name="P3">See also</text:p>
        <text:p text:style-name="P3"><text:a xlink:type="simple" xlink:href="https://www.tradingview.com/pine-script-reference/v6/#fun_table.cell_set_bgcolor" text:style-name="Internet_20_link" text:visited-style-name="Visited_20_Internet_20_Link">table.cell_set_bgcolor</text:a><text:a xlink:type="simple" xlink:href="https://www.tradingview.com/pine-script-reference/v6/#fun_table.cell_set_height" text:style-name="Internet_20_link" text:visited-style-name="Visited_20_Internet_20_Link">table.cell_set_height</text:a><text:a xlink:type="simple" xlink:href="https://www.tradingview.com/pine-script-reference/v6/#fun_table.cell_set_text" text:style-name="Internet_20_link" text:visited-style-name="Visited_20_Internet_20_Link">table.cell_set_text</text:a><text:a xlink:type="simple" xlink:href="https://www.tradingview.com/pine-script-reference/v6/#fun_table.cell_set_text_color" text:style-name="Internet_20_link" text:visited-style-name="Visited_20_Internet_20_Link">table.cell_set_text_color</text:a><text:a xlink:type="simple" xlink:href="https://www.tradingview.com/pine-script-reference/v6/#fun_table.cell_set_text_size" text:style-name="Internet_20_link" text:visited-style-name="Visited_20_Internet_20_Link">table.cell_set_text_size</text:a><text:a xlink:type="simple" xlink:href="https://www.tradingview.com/pine-script-reference/v6/#fun_table.cell_set_text_valign" text:style-name="Internet_20_link" text:visited-style-name="Visited_20_Internet_20_Link">table.cell_set_text_valign</text:a><text:a xlink:type="simple" xlink:href="https://www.tradingview.com/pine-script-reference/v6/#fun_table.cell_set_width" text:style-name="Internet_20_link" text:visited-style-name="Visited_20_Internet_20_Link">table.cell_set_width</text:a><text:a xlink:type="simple" xlink:href="https://www.tradingview.com/pine-script-reference/v6/#fun_table.cell_set_tooltip" text:style-name="Internet_20_link" text:visited-style-name="Visited_20_Internet_20_Link">table.cell_set_tooltip</text:a></text:p>
      </text:section>
      <text:section text:style-name="Sect1" text:name="fun_table.cell_set_text_size">
        <text:h text:style-name="P2" text:outline-level="3">table.cell_set_text_size()</text:h>
      </text:section>
      <text:section text:style-name="Sect1" text:name="Section784">
        <text:p text:style-name="P6"><text:bookmark text:name="fun_table.cell_set_text_size"/>The function sets the size of the cell's text.</text:p>
        <text:p text:style-name="Text_20_body">Syntax</text:p>
        <text:p text:style-name="P5">table.cell_set_text_size(table_id, column, row, text_size) → void</text:p>
        <text:p text:style-name="P3">Arguments</text:p>
        <text:p text:style-name="P3">table_id (series table) A table object.</text:p>
        <text:p text:style-name="P3">column (series int) The index of the cell's column. Numbering starts at 0.</text:p>
        <text:p text:style-name="P3">row (series int) The index of the cell's row. Numbering starts at 0.</text:p>
        <text:p text:style-name="P3">text_size (series int/string) Size of the object. The size can be any positive integer, or one of the size.* built-in constant strings. The constant strings and their equivalent integer values are: <text:a xlink:type="simple" xlink:href="https://www.tradingview.com/pine-script-reference/v6/#const_size.auto" text:style-name="Internet_20_link" text:visited-style-name="Visited_20_Internet_20_Link">size.auto</text:a> (0), <text:a xlink:type="simple" xlink:href="https://www.tradingview.com/pine-script-reference/v6/#const_size.tiny" text:style-name="Internet_20_link" text:visited-style-name="Visited_20_Internet_20_Link">size.tiny</text:a> (8), <text:a xlink:type="simple" xlink:href="https://www.tradingview.com/pine-script-reference/v6/#const_size.small" text:style-name="Internet_20_link" text:visited-style-name="Visited_20_Internet_20_Link">size.small</text:a> (10), <text:a xlink:type="simple" xlink:href="https://www.tradingview.com/pine-script-reference/v6/#const_size.normal" text:style-name="Internet_20_link" text:visited-style-name="Visited_20_Internet_20_Link">size.normal</text:a> (14), <text:a xlink:type="simple" xlink:href="https://www.tradingview.com/pine-script-reference/v6/#const_size.large" text:style-name="Internet_20_link" text:visited-style-name="Visited_20_Internet_20_Link">size.large</text:a> (20), <text:a xlink:type="simple" xlink:href="https://www.tradingview.com/pine-script-reference/v6/#const_size.huge" text:style-name="Internet_20_link" text:visited-style-name="Visited_20_Internet_20_Link">size.huge</text:a> (36). The default value is <text:a xlink:type="simple" xlink:href="https://www.tradingview.com/pine-script-reference/v6/#const_size.normal" text:style-name="Internet_20_link" text:visited-style-name="Visited_20_Internet_20_Link">size.normal</text:a> or 14.</text:p>
        <text:p text:style-name="P3">See also</text:p>
        <text:p text:style-name="P3"><text:a xlink:type="simple" xlink:href="https://www.tradingview.com/pine-script-reference/v6/#fun_table.cell_set_bgcolor" text:style-name="Internet_20_link" text:visited-style-name="Visited_20_Internet_20_Link">table.cell_set_bgcolor</text:a><text:a xlink:type="simple" xlink:href="https://www.tradingview.com/pine-script-reference/v6/#fun_table.cell_set_height" text:style-name="Internet_20_link" text:visited-style-name="Visited_20_Internet_20_Link">table.cell_set_height</text:a><text:a xlink:type="simple" xlink:href="https://www.tradingview.com/pine-script-reference/v6/#fun_table.cell_set_text" text:style-name="Internet_20_link" text:visited-style-name="Visited_20_Internet_20_Link">table.cell_set_text</text:a><text:a xlink:type="simple" xlink:href="https://www.tradingview.com/pine-script-reference/v6/#fun_table.cell_set_text_color" text:style-name="Internet_20_link" text:visited-style-name="Visited_20_Internet_20_Link">table.cell_set_text_color</text:a><text:a xlink:type="simple" xlink:href="https://www.tradingview.com/pine-script-reference/v6/#fun_table.cell_set_text_halign" text:style-name="Internet_20_link" text:visited-style-name="Visited_20_Internet_20_Link">table.cell_set_text_halign</text:a><text:a xlink:type="simple" xlink:href="https://www.tradingview.com/pine-script-reference/v6/#fun_table.cell_set_text_valign" text:style-name="Internet_20_link" text:visited-style-name="Visited_20_Internet_20_Link">table.cell_set_text_valign</text:a><text:a xlink:type="simple" xlink:href="https://www.tradingview.com/pine-script-reference/v6/#fun_table.cell_set_width" text:style-name="Internet_20_link" text:visited-style-name="Visited_20_Internet_20_Link">table.cell_set_width</text:a><text:a xlink:type="simple" xlink:href="https://www.tradingview.com/pine-script-reference/v6/#fun_table.cell_set_tooltip" text:style-name="Internet_20_link" text:visited-style-name="Visited_20_Internet_20_Link">table.cell_set_tooltip</text:a></text:p>
      </text:section>
      <text:section text:style-name="Sect1" text:name="fun_table.cell_set_text_valign">
        <text:h text:style-name="P2" text:outline-level="3">table.cell_set_text_valign()</text:h>
      </text:section>
      <text:section text:style-name="Sect1" text:name="Section785">
        <text:p text:style-name="P6"><text:bookmark text:name="fun_table.cell_set_text_valign"/>The function sets the vertical alignment of a cell's text.</text:p>
        <text:p text:style-name="Text_20_body">Syntax</text:p>
        <text:p text:style-name="P5">table.cell_set_text_valign(table_id, column, row, text_valign) → void</text:p>
        <text:p text:style-name="P3">Arguments</text:p>
        <text:p text:style-name="P3">table_id (series table) A table object.</text:p>
        <text:p text:style-name="P3">column (series int) The index of the cell's column. Numbering starts at 0.</text:p>
        <text:p text:style-name="P3">row (series int) The index of the cell's row. Numbering starts at 0.</text:p>
        <text:p text:style-name="P3">text_valign (series string) The vertical alignment of the cell's text. Possible values: <text:a xlink:type="simple" xlink:href="https://www.tradingview.com/pine-script-reference/v6/#const_text.align_top" text:style-name="Internet_20_link" text:visited-style-name="Visited_20_Internet_20_Link">text.align_top</text:a>, <text:a xlink:type="simple" xlink:href="https://www.tradingview.com/pine-script-reference/v6/#const_text.align_center" text:style-name="Internet_20_link" text:visited-style-name="Visited_20_Internet_20_Link">text.align_center</text:a>, <text:a xlink:type="simple" xlink:href="https://www.tradingview.com/pine-script-reference/v6/#const_text.align_bottom" text:style-name="Internet_20_link" text:visited-style-name="Visited_20_Internet_20_Link">text.align_bottom</text:a>.</text:p>
        <text:p text:style-name="P3">See also</text:p>
        <text:p text:style-name="P3"><text:a xlink:type="simple" xlink:href="https://www.tradingview.com/pine-script-reference/v6/#fun_table.cell_set_bgcolor" text:style-name="Internet_20_link" text:visited-style-name="Visited_20_Internet_20_Link">table.cell_set_bgcolor</text:a><text:a xlink:type="simple" xlink:href="https://www.tradingview.com/pine-script-reference/v6/#fun_table.cell_set_height" text:style-name="Internet_20_link" text:visited-style-name="Visited_20_Internet_20_Link">table.cell_set_height</text:a><text:a xlink:type="simple" xlink:href="https://www.tradingview.com/pine-script-reference/v6/#fun_table.cell_set_text" text:style-name="Internet_20_link" text:visited-style-name="Visited_20_Internet_20_Link">table.cell_set_text</text:a><text:a xlink:type="simple" xlink:href="https://www.tradingview.com/pine-script-reference/v6/#fun_table.cell_set_text_color" text:style-name="Internet_20_link" text:visited-style-name="Visited_20_Internet_20_Link">table.cell_set_text_color</text:a><text:a xlink:type="simple" xlink:href="https://www.tradingview.com/pine-script-reference/v6/#fun_table.cell_set_text_halign" text:style-name="Internet_20_link" text:visited-style-name="Visited_20_Internet_20_Link">table.cell_set_text_halign</text:a><text:a xlink:type="simple" xlink:href="https://www.tradingview.com/pine-script-reference/v6/#fun_table.cell_set_text_size" text:style-name="Internet_20_link" text:visited-style-name="Visited_20_Internet_20_Link">table.cell_set_text_size</text:a><text:a xlink:type="simple" xlink:href="https://www.tradingview.com/pine-script-reference/v6/#fun_table.cell_set_width" text:style-name="Internet_20_link" text:visited-style-name="Visited_20_Internet_20_Link">table.cell_set_width</text:a><text:a xlink:type="simple" xlink:href="https://www.tradingview.com/pine-script-reference/v6/#fun_table.cell_set_tooltip" text:style-name="Internet_20_link" text:visited-style-name="Visited_20_Internet_20_Link">table.cell_set_tooltip</text:a></text:p>
      </text:section>
      <text:section text:style-name="Sect1" text:name="fun_table.cell_set_tooltip">
        <text:h text:style-name="P2" text:outline-level="3"><text:soft-page-break/>table.cell_set_tooltip()</text:h>
      </text:section>
      <text:p text:style-name="P3">The function sets the tooltip in the specified cell.</text:p>
      <text:p text:style-name="Text_20_body">Syntax</text:p>
      <text:p text:style-name="P5">table.cell_set_tooltip(table_id, column, row, tooltip) → void</text:p>
      <text:p text:style-name="P3">Arguments</text:p>
      <text:p text:style-name="P3">table_id (series table) A table object.</text:p>
      <text:p text:style-name="P3">column (series int) The index of the cell's column. Numbering starts at 0.</text:p>
      <text:p text:style-name="P3">row (series int) The index of the cell's row. Numbering starts at 0.</text:p>
      <text:p text:style-name="P3">tooltip (series string) The tooltip to be displayed inside the cell.</text:p>
      <text:p text:style-name="P3">Example</text:p>
      <text:section text:style-name="Sect1" text:name="Section786">
        <text:p text:style-name="P4"><text:bookmark text:name="fun_table.cell_set_tooltip"/><text:span text:style-name="Source_20_Text">//@version=6</text:span></text:p>
        <text:p text:style-name="Preformatted_20_Text"><text:span text:style-name="Source_20_Text">indicator("TABLE example")</text:span></text:p>
        <text:p text:style-name="Preformatted_20_Text"><text:span text:style-name="Source_20_Text">var tLog = table.new(position = position.top_left, rows = 1, columns = 2, bgcolor = color.yellow, border_width=1)</text:span></text:p>
        <text:p text:style-name="Preformatted_20_Text"><text:span text:style-name="Source_20_Text">table.cell(tLog, row = 0, column = 0, text = "sometext", text_color = color.blue)</text:span></text:p>
        <text:p text:style-name="P5"><text:span text:style-name="Source_20_Text">table.cell_set_tooltip(tLog, row = 0, column = 0, tooltip = "sometext")</text:span></text:p>
        <text:p text:style-name="P3">See also</text:p>
        <text:p text:style-name="P3"><text:a xlink:type="simple" xlink:href="https://www.tradingview.com/pine-script-reference/v6/#fun_table.cell_set_bgcolor" text:style-name="Internet_20_link" text:visited-style-name="Visited_20_Internet_20_Link">table.cell_set_bgcolor</text:a><text:a xlink:type="simple" xlink:href="https://www.tradingview.com/pine-script-reference/v6/#fun_table.cell_set_height" text:style-name="Internet_20_link" text:visited-style-name="Visited_20_Internet_20_Link">table.cell_set_height</text:a><text:a xlink:type="simple" xlink:href="https://www.tradingview.com/pine-script-reference/v6/#fun_table.cell_set_text_color" text:style-name="Internet_20_link" text:visited-style-name="Visited_20_Internet_20_Link">table.cell_set_text_color</text:a><text:a xlink:type="simple" xlink:href="https://www.tradingview.com/pine-script-reference/v6/#fun_table.cell_set_text_halign" text:style-name="Internet_20_link" text:visited-style-name="Visited_20_Internet_20_Link">table.cell_set_text_halign</text:a><text:a xlink:type="simple" xlink:href="https://www.tradingview.com/pine-script-reference/v6/#fun_table.cell_set_text_size" text:style-name="Internet_20_link" text:visited-style-name="Visited_20_Internet_20_Link">table.cell_set_text_size</text:a><text:a xlink:type="simple" xlink:href="https://www.tradingview.com/pine-script-reference/v6/#fun_table.cell_set_text_valign" text:style-name="Internet_20_link" text:visited-style-name="Visited_20_Internet_20_Link">table.cell_set_text_valign</text:a><text:a xlink:type="simple" xlink:href="https://www.tradingview.com/pine-script-reference/v6/#fun_table.cell_set_width" text:style-name="Internet_20_link" text:visited-style-name="Visited_20_Internet_20_Link">table.cell_set_width</text:a><text:a xlink:type="simple" xlink:href="https://www.tradingview.com/pine-script-reference/v6/#fun_table.cell_set_text" text:style-name="Internet_20_link" text:visited-style-name="Visited_20_Internet_20_Link">table.cell_set_text</text:a></text:p>
      </text:section>
      <text:section text:style-name="Sect1" text:name="fun_table.cell_set_width">
        <text:h text:style-name="P2" text:outline-level="3">table.cell_set_width()</text:h>
      </text:section>
      <text:section text:style-name="Sect1" text:name="Section787">
        <text:p text:style-name="P6"><text:bookmark text:name="fun_table.cell_set_width"/>The function sets the width of the cell.</text:p>
        <text:p text:style-name="Text_20_body">Syntax</text:p>
        <text:p text:style-name="P5">table.cell_set_width(table_id, column, row, width) → void</text:p>
        <text:p text:style-name="P3">Arguments</text:p>
        <text:p text:style-name="P3">table_id (series table) A table object.</text:p>
        <text:p text:style-name="P3">column (series int) The index of the cell's column. Numbering starts at 0.</text:p>
        <text:p text:style-name="P3">row (series int) The index of the cell's row. Numbering starts at 0.</text:p>
        <text:p text:style-name="P3">width (series int/float) The width of the cell as a % of the chart window. Passing 0 auto-adjusts the width based on the text inside of the cell.</text:p>
        <text:p text:style-name="P3">See also</text:p>
        <text:p text:style-name="P3"><text:a xlink:type="simple" xlink:href="https://www.tradingview.com/pine-script-reference/v6/#fun_table.cell_set_bgcolor" text:style-name="Internet_20_link" text:visited-style-name="Visited_20_Internet_20_Link">table.cell_set_bgcolor</text:a><text:a xlink:type="simple" xlink:href="https://www.tradingview.com/pine-script-reference/v6/#fun_table.cell_set_height" text:style-name="Internet_20_link" text:visited-style-name="Visited_20_Internet_20_Link">table.cell_set_height</text:a><text:a xlink:type="simple" xlink:href="https://www.tradingview.com/pine-script-reference/v6/#fun_table.cell_set_text" text:style-name="Internet_20_link" text:visited-style-name="Visited_20_Internet_20_Link">table.cell_set_text</text:a><text:a xlink:type="simple" xlink:href="https://www.tradingview.com/pine-script-reference/v6/#fun_table.cell_set_text_color" text:style-name="Internet_20_link" text:visited-style-name="Visited_20_Internet_20_Link">table.cell_set_text_color</text:a><text:a xlink:type="simple" xlink:href="https://www.tradingview.com/pine-script-reference/v6/#fun_table.cell_set_text_halign" text:style-name="Internet_20_link" text:visited-style-name="Visited_20_Internet_20_Link">table.cell_set_text_halign</text:a><text:a xlink:type="simple" xlink:href="https://www.tradingview.com/pine-script-reference/v6/#fun_table.cell_set_text_size" text:style-name="Internet_20_link" text:visited-style-name="Visited_20_Internet_20_Link">table.cell_set_text_size</text:a><text:a xlink:type="simple" xlink:href="https://www.tradingview.com/pine-script-reference/v6/#fun_table.cell_set_text_valign" text:style-name="Internet_20_link" text:visited-style-name="Visited_20_Internet_20_Link">table.cell_set_text_valign</text:a><text:a xlink:type="simple" xlink:href="https://www.tradingview.com/pine-script-reference/v6/#fun_table.cell_set_tooltip" text:style-name="Internet_20_link" text:visited-style-name="Visited_20_Internet_20_Link">table.cell_set_tooltip</text:a></text:p>
      </text:section>
      <text:section text:style-name="Sect1" text:name="fun_table.clear">
        <text:h text:style-name="P2" text:outline-level="3">table.clear()</text:h>
      </text:section>
      <text:p text:style-name="P3">The function removes a cell or a sequence of cells from the table. The cells are removed in a rectangle shape where the start_column and start_row specify the top-left corner, and end_column and end_row specify the bottom-right corner.</text:p>
      <text:p text:style-name="Text_20_body">Syntax</text:p>
      <text:p text:style-name="P5">table.clear(table_id, start_column, start_row, end_column, end_row) → void</text:p>
      <text:p text:style-name="P3">Arguments</text:p>
      <text:p text:style-name="P3">table_id (series table) A table object.</text:p>
      <text:p text:style-name="P3">start_column (series int) The index of the column of the first cell to delete. Numbering starts at 0.</text:p>
      <text:p text:style-name="P3">start_row (series int) The index of the row of the first cell to delete. Numbering starts at 0.</text:p>
      <text:p text:style-name="P3">end_column (series int) The index of the column of the last cell to delete. Optional. The default is the argument used for start_column. Numbering starts at 0.</text:p>
      <text:p text:style-name="P3">end_row (series int) The index of the row of the last cell to delete. Optional. The default is the argument used for start_row. Numbering starts at 0.</text:p>
      <text:p text:style-name="P3">Example</text:p>
      <text:section text:style-name="Sect1" text:name="Section788">
        <text:p text:style-name="P4"><text:bookmark text:name="fun_table.clear"/><text:span text:style-name="Source_20_Text">//@version=6</text:span></text:p>
        <text:p text:style-name="Preformatted_20_Text"><text:span text:style-name="Source_20_Text">indicator("A donut", overlay=true)</text:span></text:p>
        <text:p text:style-name="Preformatted_20_Text"><text:span text:style-name="Source_20_Text">if barstate.islast</text:span></text:p>
        <text:p text:style-name="Preformatted_20_Text"><text:span text:style-name="Source_20_Text">    colNum = 8, rowNum = 8</text:span></text:p>
        <text:p text:style-name="Preformatted_20_Text"><text:span text:style-name="Source_20_Text">    padding = "◯"</text:span></text:p>
        <text:p text:style-name="Preformatted_20_Text"><text:span text:style-name="Source_20_Text">    donutTable = table.new(position.middle_right, colNum, rowNum)</text:span></text:p>
        <text:p text:style-name="Preformatted_20_Text"><text:span text:style-name="Source_20_Text">    for c = 0 to colNum - 1</text:span></text:p>
        <text:p text:style-name="Preformatted_20_Text"><text:span text:style-name="Source_20_Text">        for r = 0 to rowNum - 1</text:span></text:p>
        <text:p text:style-name="Preformatted_20_Text"><text:span text:style-name="Source_20_Text">            table.cell(donutTable, c, r, text=padding, bgcolor=#face6e, text_color=color.new(color.black, 100))</text:span></text:p>
        <text:p text:style-name="P5"><text:span text:style-name="Source_20_Text">    table.clear(donutTable, 2, 2, 5, 5)</text:span></text:p>
        <text:p text:style-name="P3">See also</text:p>
        <text:p text:style-name="P3"><text:a xlink:type="simple" xlink:href="https://www.tradingview.com/pine-script-reference/v6/#fun_table.delete" text:style-name="Internet_20_link" text:visited-style-name="Visited_20_Internet_20_Link">table.delete</text:a><text:a xlink:type="simple" xlink:href="https://www.tradingview.com/pine-script-reference/v6/#fun_table.new" text:style-name="Internet_20_link" text:visited-style-name="Visited_20_Internet_20_Link">table.new</text:a></text:p>
      </text:section>
      <text:section text:style-name="Sect1" text:name="fun_table.delete">
        <text:h text:style-name="P2" text:outline-level="3">table.delete()</text:h>
      </text:section>
      <text:p text:style-name="P3">The function deletes a table.</text:p>
      <text:p text:style-name="Text_20_body">Syntax</text:p>
      <text:p text:style-name="P5">table.delete(table_id) → void</text:p>
      <text:p text:style-name="P3">Arguments</text:p>
      <text:p text:style-name="P3">table_id (series table) A table object.</text:p>
      <text:p text:style-name="P3">Example</text:p>
      <text:section text:style-name="Sect1" text:name="Section789">
        <text:p text:style-name="P4"><text:bookmark text:name="fun_table.delete"/><text:span text:style-name="Source_20_Text">//@version=6</text:span></text:p>
        <text:p text:style-name="Preformatted_20_Text"><text:span text:style-name="Source_20_Text">indicator("table.delete example")</text:span></text:p>
        <text:p text:style-name="Preformatted_20_Text"><text:span text:style-name="Source_20_Text">var testTable = table.new(position = position.top_right, columns = 2, rows = 1, bgcolor = color.yellow, border_width = 1)</text:span></text:p>
        <text:p text:style-name="Preformatted_20_Text"><text:span text:style-name="Source_20_Text">if barstate.islast</text:span></text:p>
        <text:p text:style-name="Preformatted_20_Text"><text:span text:style-name="Source_20_Text">    table.cell(table_id = testTable, column = 0, row = 0, text = "Open is " + str.tostring(open))</text:span></text:p>
        <text:p text:style-name="Preformatted_20_Text"><text:span text:style-name="Source_20_Text">    table.cell(table_id = testTable, column = 1, row = 0, text = "Close is " + str.tostring(close), bgcolor=color.teal)</text:span></text:p>
        <text:p text:style-name="Preformatted_20_Text"><text:span text:style-name="Source_20_Text">if barstate.isrealtime</text:span></text:p>
        <text:p text:style-name="P5"><text:span text:style-name="Source_20_Text">    table.delete(testTable)</text:span></text:p>
        <text:p text:style-name="P3">See also</text:p>
        <text:p text:style-name="P3"><text:a xlink:type="simple" xlink:href="https://www.tradingview.com/pine-script-reference/v6/#fun_table.new" text:style-name="Internet_20_link" text:visited-style-name="Visited_20_Internet_20_Link">table.new</text:a><text:a xlink:type="simple" xlink:href="https://www.tradingview.com/pine-script-reference/v6/#fun_table.clear" text:style-name="Internet_20_link" text:visited-style-name="Visited_20_Internet_20_Link">table.clear</text:a></text:p>
      </text:section>
      <text:section text:style-name="Sect1" text:name="fun_table.merge_cells">
        <text:h text:style-name="P2" text:outline-level="3">table.merge_cells()</text:h>
      </text:section>
      <text:p text:style-name="P3">The function merges a sequence of cells in the table into one cell. The cells are merged in a rectangle shape where the start_column and start_row specify the top-left corner, and end_column and end_row specify the bottom-right corner.</text:p>
      <text:p text:style-name="Text_20_body">Syntax</text:p>
      <text:p text:style-name="P5">table.merge_cells(table_id, start_column, start_row, end_column, end_row) → void</text:p>
      <text:p text:style-name="P3">Arguments</text:p>
      <text:p text:style-name="P3">table_id (series table) A table object.</text:p>
      <text:p text:style-name="P3"><text:soft-page-break/>start_column (series int) The index of the column of the first cell to merge. Numbering starts at 0.</text:p>
      <text:p text:style-name="P3">start_row (series int) The index of the row of the first cell to merge. Numbering starts at 0.</text:p>
      <text:p text:style-name="P3">end_column (series int) The index of the column of the last cell to merge. Numbering starts at 0.</text:p>
      <text:p text:style-name="P3">end_row (series int) The index of the row of the last cell to merge. Numbering starts at 0.</text:p>
      <text:p text:style-name="P3">Example</text:p>
      <text:section text:style-name="Sect1" text:name="Section790">
        <text:p text:style-name="P4"><text:bookmark text:name="fun_table.merge_cells"/><text:span text:style-name="Source_20_Text">//@version=6</text:span></text:p>
        <text:p text:style-name="Preformatted_20_Text"><text:span text:style-name="Source_20_Text">indicator("table.merge_cells example")</text:span></text:p>
        <text:p text:style-name="Preformatted_20_Text"><text:span text:style-name="Source_20_Text">SMA50  = ta.sma(close, 50)</text:span></text:p>
        <text:p text:style-name="Preformatted_20_Text"><text:span text:style-name="Source_20_Text">SMA100 = ta.sma(close, 100)</text:span></text:p>
        <text:p text:style-name="Preformatted_20_Text"><text:span text:style-name="Source_20_Text">SMA200 = ta.sma(close, 200)</text:span></text:p>
        <text:p text:style-name="Preformatted_20_Text"><text:span text:style-name="Source_20_Text">if barstate.islast</text:span></text:p>
        <text:p text:style-name="Preformatted_20_Text"><text:span text:style-name="Source_20_Text">    maTable = table.new(position.bottom_right, 3, 3, bgcolor = color.gray, border_width = 1, border_color = color.black)</text:span></text:p>
        <text:p text:style-name="Preformatted_20_Text"><text:span text:style-name="Source_20_Text">    // Header</text:span></text:p>
        <text:p text:style-name="Preformatted_20_Text"><text:span text:style-name="Source_20_Text">    table.cell(maTable, 0, 0, text = "SMA Table")</text:span></text:p>
        <text:p text:style-name="Preformatted_20_Text"><text:span text:style-name="Source_20_Text">    table.merge_cells(maTable, 0, 0, 2, 0)</text:span></text:p>
        <text:p text:style-name="Preformatted_20_Text"><text:span text:style-name="Source_20_Text">    // Cell Titles</text:span></text:p>
        <text:p text:style-name="Preformatted_20_Text"><text:span text:style-name="Source_20_Text">    table.cell(maTable, 0, 1, text = "SMA 50")</text:span></text:p>
        <text:p text:style-name="Preformatted_20_Text"><text:span text:style-name="Source_20_Text">    table.cell(maTable, 1, 1, text = "SMA 100")</text:span></text:p>
        <text:p text:style-name="Preformatted_20_Text"><text:span text:style-name="Source_20_Text">    table.cell(maTable, 2, 1, text = "SMA 200")</text:span></text:p>
        <text:p text:style-name="Preformatted_20_Text"><text:span text:style-name="Source_20_Text">    // Values</text:span></text:p>
        <text:p text:style-name="Preformatted_20_Text"><text:span text:style-name="Source_20_Text">    table.cell(maTable, 0, 2, bgcolor = color.white, text = str.tostring(SMA50))</text:span></text:p>
        <text:p text:style-name="Preformatted_20_Text"><text:span text:style-name="Source_20_Text">    table.cell(maTable, 1, 2, bgcolor = color.white, text = str.tostring(SMA100))</text:span></text:p>
        <text:p text:style-name="P5"><text:span text:style-name="Source_20_Text">    table.cell(maTable, 2, 2, bgcolor = color.white, text = str.tostring(SMA200))</text:span></text:p>
        <text:p text:style-name="P3">Remarks</text:p>
        <text:p text:style-name="P3">This function will merge cells, even if their properties are not yet defined with <text:a xlink:type="simple" xlink:href="https://www.tradingview.com/pine-script-reference/v6/#fun_table.cell" text:style-name="Internet_20_link" text:visited-style-name="Visited_20_Internet_20_Link">table.cell</text:a>.</text:p>
        <text:p text:style-name="P3">The resulting merged cell inherits all of its values from the cell located at <text:span text:style-name="Source_20_Text">start_column</text:span>:<text:span text:style-name="Source_20_Text">start_row</text:span>, except width and height. The width and height of the resulting merged cell are based on the width/height of other cells in the neighboring columns/rows and cannot be set manually.</text:p>
        <text:p text:style-name="P3">To modify the merged cell with any of the <text:span text:style-name="Source_20_Text">table.cell_set_*</text:span> functions, target the cell at the <text:span text:style-name="Source_20_Text">start_column</text:span>:<text:span text:style-name="Source_20_Text">start_row</text:span> coordinates.</text:p>
        <text:p text:style-name="P3">An attempt to merge a cell that has already been merged will result in an error.</text:p>
        <text:p text:style-name="P3">See also</text:p>
        <text:p text:style-name="P3"><text:a xlink:type="simple" xlink:href="https://www.tradingview.com/pine-script-reference/v6/#fun_table.delete" text:style-name="Internet_20_link" text:visited-style-name="Visited_20_Internet_20_Link">table.delete</text:a><text:a xlink:type="simple" xlink:href="https://www.tradingview.com/pine-script-reference/v6/#fun_table.new" text:style-name="Internet_20_link" text:visited-style-name="Visited_20_Internet_20_Link">table.new</text:a></text:p>
      </text:section>
      <text:section text:style-name="Sect1" text:name="fun_table.new">
        <text:h text:style-name="P2" text:outline-level="3">table.new()</text:h>
      </text:section>
      <text:p text:style-name="P3">The function creates a new table.</text:p>
      <text:p text:style-name="Text_20_body">Syntax</text:p>
      <text:p text:style-name="P5">table.new(position, columns, rows, bgcolor, frame_color, frame_width, border_color, border_width, force_overlay) → series table</text:p>
      <text:p text:style-name="P3">Arguments</text:p>
      <text:p text:style-name="P3">position (series string) Position of the table. Possible values are: <text:a xlink:type="simple" xlink:href="https://www.tradingview.com/pine-script-reference/v6/#const_position.top_left" text:style-name="Internet_20_link" text:visited-style-name="Visited_20_Internet_20_Link">position.top_left</text:a>, <text:a xlink:type="simple" xlink:href="https://www.tradingview.com/pine-script-reference/v6/#const_position.top_center" text:style-name="Internet_20_link" text:visited-style-name="Visited_20_Internet_20_Link">position.top_center</text:a>, <text:a xlink:type="simple" xlink:href="https://www.tradingview.com/pine-script-reference/v6/#const_position.top_right" text:style-name="Internet_20_link" text:visited-style-name="Visited_20_Internet_20_Link">position.top_right</text:a>, <text:a xlink:type="simple" xlink:href="https://www.tradingview.com/pine-script-reference/v6/#const_position.middle_left" text:style-name="Internet_20_link" text:visited-style-name="Visited_20_Internet_20_Link">position.middle_left</text:a>, <text:a xlink:type="simple" xlink:href="https://www.tradingview.com/pine-script-reference/v6/#const_position.middle_center" text:style-name="Internet_20_link" text:visited-style-name="Visited_20_Internet_20_Link">position.middle_center</text:a>, <text:a xlink:type="simple" xlink:href="https://www.tradingview.com/pine-script-reference/v6/#const_position.middle_right" text:style-name="Internet_20_link" text:visited-style-name="Visited_20_Internet_20_Link">position.middle_right</text:a>, <text:a xlink:type="simple" xlink:href="https://www.tradingview.com/pine-script-reference/v6/#const_position.bottom_left" text:style-name="Internet_20_link" text:visited-style-name="Visited_20_Internet_20_Link">position.bottom_left</text:a>, <text:a xlink:type="simple" xlink:href="https://www.tradingview.com/pine-script-reference/v6/#const_position.bottom_center" text:style-name="Internet_20_link" text:visited-style-name="Visited_20_Internet_20_Link">position.bottom_center</text:a>, <text:a xlink:type="simple" xlink:href="https://www.tradingview.com/pine-script-reference/v6/#const_position.bottom_right" text:style-name="Internet_20_link" text:visited-style-name="Visited_20_Internet_20_Link">position.bottom_right</text:a>.</text:p>
      <text:p text:style-name="P3">columns (series int) The number of columns in the table.</text:p>
      <text:p text:style-name="P3">rows (series int) The number of rows in the table.</text:p>
      <text:p text:style-name="P3">bgcolor (series color) The background color of the table. Optional. The default is no color.</text:p>
      <text:p text:style-name="P3">frame_color (series color) The color of the outer frame of the table. Optional. The default is no color.</text:p>
      <text:p text:style-name="P3">frame_width (series int) The width of the outer frame of the table. Optional. The default is 0.</text:p>
      <text:p text:style-name="P3">border_color (series color) The color of the borders of the cells (excluding the outer frame). Optional. The default is no color.</text:p>
      <text:p text:style-name="P3">border_width (series int) The width of the borders of the cells (excluding the outer frame). Optional. The default is 0.</text:p>
      <text:p text:style-name="P3">force_overlay (const bool) If <text:a xlink:type="simple" xlink:href="https://www.tradingview.com/pine-script-reference/v6/#const_true" text:style-name="Internet_20_link" text:visited-style-name="Visited_20_Internet_20_Link">true</text:a>, the drawing will display on the main chart pane, even when the script occupies a separate pane. Optional. The default is <text:a xlink:type="simple" xlink:href="https://www.tradingview.com/pine-script-reference/v6/#const_false" text:style-name="Internet_20_link" text:visited-style-name="Visited_20_Internet_20_Link">false</text:a>.</text:p>
      <text:p text:style-name="P3">Example</text:p>
      <text:section text:style-name="Sect1" text:name="Section791">
        <text:p text:style-name="P4"><text:bookmark text:name="fun_table.new"/><text:span text:style-name="Source_20_Text">//@version=6</text:span></text:p>
        <text:p text:style-name="Preformatted_20_Text"><text:span text:style-name="Source_20_Text">indicator("table.new example")</text:span></text:p>
        <text:p text:style-name="Preformatted_20_Text"><text:span text:style-name="Source_20_Text">var testTable = table.new(position = position.top_right, columns = 2, rows = 1, bgcolor = color.yellow, border_width = 1)</text:span></text:p>
        <text:p text:style-name="Preformatted_20_Text"><text:span text:style-name="Source_20_Text">if barstate.islast</text:span></text:p>
        <text:p text:style-name="Preformatted_20_Text"><text:span text:style-name="Source_20_Text">    table.cell(table_id = testTable, column = 0, row = 0, text = "Open is " + str.tostring(open))</text:span></text:p>
        <text:p text:style-name="P5"><text:span text:style-name="Source_20_Text">    table.cell(table_id = testTable, column = 1, row = 0, text = "Close is " + str.tostring(close), bgcolor=color.teal)</text:span></text:p>
        <text:p text:style-name="P3">Returns</text:p>
        <text:p text:style-name="P3">The ID of a table object that can be passed to other table.*() functions.</text:p>
        <text:p text:style-name="P3">Remarks</text:p>
        <text:p text:style-name="P3">This function creates the table object itself, but the table will not be displayed until its cells are populated. To define a cell and change its contents or attributes, use <text:a xlink:type="simple" xlink:href="https://www.tradingview.com/pine-script-reference/v6/#fun_table.cell" text:style-name="Internet_20_link" text:visited-style-name="Visited_20_Internet_20_Link">table.cell</text:a> and other table.cell_*() functions.</text:p>
        <text:p text:style-name="P3">One <text:a xlink:type="simple" xlink:href="https://www.tradingview.com/pine-script-reference/v6/#fun_table.new" text:style-name="Internet_20_link" text:visited-style-name="Visited_20_Internet_20_Link">table.new</text:a> call can only display one table (the last one drawn), but the function itself will be recalculated on each bar it is used on. For performance reasons, it is wise to use <text:a xlink:type="simple" xlink:href="https://www.tradingview.com/pine-script-reference/v6/#fun_table.new" text:style-name="Internet_20_link" text:visited-style-name="Visited_20_Internet_20_Link">table.new</text:a> in conjunction with either the <text:a xlink:type="simple" xlink:href="https://www.tradingview.com/pine-script-reference/v6/#kw_var" text:style-name="Internet_20_link" text:visited-style-name="Visited_20_Internet_20_Link">var</text:a> keyword (so the table object is only created on the first bar) or in an <text:a xlink:type="simple" xlink:href="https://www.tradingview.com/pine-script-reference/v6/#kw_if" text:style-name="Internet_20_link" text:visited-style-name="Visited_20_Internet_20_Link">if</text:a> <text:a xlink:type="simple" xlink:href="https://www.tradingview.com/pine-script-reference/v6/#var_barstate.islast" text:style-name="Internet_20_link" text:visited-style-name="Visited_20_Internet_20_Link">barstate.islast</text:a> block (so the table object is only created on the last bar).</text:p>
        <text:p text:style-name="P3">See also</text:p>
        <text:p text:style-name="P3"><text:a xlink:type="simple" xlink:href="https://www.tradingview.com/pine-script-reference/v6/#fun_table.cell" text:style-name="Internet_20_link" text:visited-style-name="Visited_20_Internet_20_Link">table.cell</text:a><text:a xlink:type="simple" xlink:href="https://www.tradingview.com/pine-script-reference/v6/#fun_table.clear" text:style-name="Internet_20_link" text:visited-style-name="Visited_20_Internet_20_Link">table.clear</text:a><text:a xlink:type="simple" xlink:href="https://www.tradingview.com/pine-script-reference/v6/#fun_table.delete" text:style-name="Internet_20_link" text:visited-style-name="Visited_20_Internet_20_Link">table.delete</text:a><text:a xlink:type="simple" xlink:href="https://www.tradingview.com/pine-script-reference/v6/#fun_table.set_bgcolor" text:style-name="Internet_20_link" text:visited-style-name="Visited_20_Internet_20_Link">table.set_bgcolor</text:a><text:a xlink:type="simple" xlink:href="https://www.tradingview.com/pine-script-reference/v6/#fun_table.set_border_color" text:style-name="Internet_20_link" text:visited-style-name="Visited_20_Internet_20_Link">table.set_border_color</text:a><text:a xlink:type="simple" xlink:href="https://www.tradingview.com/pine-script-reference/v6/#fun_table.set_border_width" text:style-name="Internet_20_link" text:visited-style-name="Visited_20_Internet_20_Link">table.set_border_width</text:a><text:a xlink:type="simple" xlink:href="https://www.tradingview.com/pine-script-reference/v6/#fun_table.set_frame_color" text:style-name="Internet_20_link" text:visited-style-name="Visited_20_Internet_20_Link">table.set_frame_color</text:a><text:a xlink:type="simple" xlink:href="https://www.tradingview.com/pine-script-reference/v6/#fun_table.set_frame_width" text:style-name="Internet_20_link" text:visited-style-name="Visited_20_Internet_20_Link">table.set_frame_width</text:a><text:a xlink:type="simple" xlink:href="https://www.tradingview.com/pine-script-reference/v6/#fun_table.set_position" text:style-name="Internet_20_link" text:visited-style-name="Visited_20_Internet_20_Link">table.set_position</text:a></text:p>
      </text:section>
      <text:section text:style-name="Sect1" text:name="fun_table.set_bgcolor">
        <text:h text:style-name="P2" text:outline-level="3">table.set_bgcolor()</text:h>
      </text:section>
      <text:section text:style-name="Sect1" text:name="Section792">
        <text:p text:style-name="P6"><text:bookmark text:name="fun_table.set_bgcolor"/>The function sets the background color of a table.</text:p>
        <text:p text:style-name="Text_20_body">Syntax</text:p>
        <text:p text:style-name="P5">table.set_bgcolor(table_id, bgcolor) → void</text:p>
        <text:p text:style-name="P3">Arguments</text:p>
        <text:p text:style-name="P3">table_id (series table) A table object.</text:p>
        <text:p text:style-name="P3">bgcolor (series color) The background color of the table. Optional. The default is no color.</text:p>
        <text:p text:style-name="P3">See also</text:p>
        <text:p text:style-name="P3"><text:a xlink:type="simple" xlink:href="https://www.tradingview.com/pine-script-reference/v6/#fun_table.clear" text:style-name="Internet_20_link" text:visited-style-name="Visited_20_Internet_20_Link">table.clear</text:a><text:a xlink:type="simple" xlink:href="https://www.tradingview.com/pine-script-reference/v6/#fun_table.delete" text:style-name="Internet_20_link" text:visited-style-name="Visited_20_Internet_20_Link">table.delete</text:a><text:a xlink:type="simple" xlink:href="https://www.tradingview.com/pine-script-reference/v6/#fun_table.new" text:style-name="Internet_20_link" text:visited-style-name="Visited_20_Internet_20_Link">table.new</text:a><text:a xlink:type="simple" xlink:href="https://www.tradingview.com/pine-script-reference/v6/#fun_table.set_border_color" text:style-name="Internet_20_link" text:visited-style-name="Visited_20_Internet_20_Link">table.set_border_color</text:a><text:a xlink:type="simple" xlink:href="https://www.tradingview.com/pine-script-reference/v6/#fun_table.set_border_width" text:style-name="Internet_20_link" text:visited-style-name="Visited_20_Internet_20_Link">table.set_border_width</text:a><text:a xlink:type="simple" xlink:href="https://www.tradingview.com/pine-script-reference/v6/#fun_table.set_frame_color" text:style-name="Internet_20_link" text:visited-style-name="Visited_20_Internet_20_Link">table.set_frame_color</text:a><text:a xlink:type="simple" xlink:href="https://www.tradingview.com/pine-script-reference/v6/#fun_table.set_frame_width" text:style-name="Internet_20_link" text:visited-style-name="Visited_20_Internet_20_Link">table.set_frame_width</text:a><text:a xlink:type="simple" xlink:href="https://www.tradingview.com/pine-script-reference/v6/#fun_table.set_position" text:style-name="Internet_20_link" text:visited-style-name="Visited_20_Internet_20_Link">table.set_position</text:a></text:p>
      </text:section>
      <text:section text:style-name="Sect1" text:name="fun_table.set_border_color">
        <text:h text:style-name="P2" text:outline-level="3">table.set_border_color()</text:h>
      </text:section>
      <text:section text:style-name="Sect1" text:name="Section793">
        <text:p text:style-name="P6"><text:bookmark text:name="fun_table.set_border_color"/>The function sets the color of the borders (excluding the outer frame) of the table's cells.</text:p>
        <text:p text:style-name="Text_20_body">Syntax</text:p>
        <text:p text:style-name="P5">table.set_border_color(table_id, border_color) → void</text:p>
        <text:p text:style-name="P3">Arguments</text:p>
        <text:p text:style-name="P3">table_id (series table) A table object.</text:p>
        <text:p text:style-name="P3">border_color (series color) The color of the borders. Optional. The default is no color.</text:p>
        <text:p text:style-name="P3">See also</text:p>
        <text:p text:style-name="P3"><text:a xlink:type="simple" xlink:href="https://www.tradingview.com/pine-script-reference/v6/#fun_table.clear" text:style-name="Internet_20_link" text:visited-style-name="Visited_20_Internet_20_Link">table.clear</text:a><text:a xlink:type="simple" xlink:href="https://www.tradingview.com/pine-script-reference/v6/#fun_table.delete" text:style-name="Internet_20_link" text:visited-style-name="Visited_20_Internet_20_Link">table.delete</text:a><text:a xlink:type="simple" xlink:href="https://www.tradingview.com/pine-script-reference/v6/#fun_table.new" text:style-name="Internet_20_link" text:visited-style-name="Visited_20_Internet_20_Link">table.new</text:a><text:a xlink:type="simple" xlink:href="https://www.tradingview.com/pine-script-reference/v6/#fun_table.set_frame_color" text:style-name="Internet_20_link" text:visited-style-name="Visited_20_Internet_20_Link">table.set_frame_color</text:a><text:a xlink:type="simple" xlink:href="https://www.tradingview.com/pine-script-reference/v6/#fun_table.set_border_width" text:style-name="Internet_20_link" text:visited-style-name="Visited_20_Internet_20_Link">table.set_border_width</text:a><text:a xlink:type="simple" xlink:href="https://www.tradingview.com/pine-script-reference/v6/#fun_table.set_bgcolor" text:style-name="Internet_20_link" text:visited-style-name="Visited_20_Internet_20_Link">table.set_bgcolor</text:a><text:a xlink:type="simple" xlink:href="https://www.tradingview.com/pine-script-reference/v6/#fun_table.set_frame_width" text:style-name="Internet_20_link" text:visited-style-name="Visited_20_Internet_20_Link">table.set_frame_width</text:a><text:a xlink:type="simple" xlink:href="https://www.tradingview.com/pine-script-reference/v6/#fun_table.set_position" text:style-name="Internet_20_link" text:visited-style-name="Visited_20_Internet_20_Link">table.set_position</text:a></text:p>
      </text:section>
      <text:section text:style-name="Sect1" text:name="fun_table.set_border_width">
        <text:h text:style-name="P2" text:outline-level="3"><text:soft-page-break/>table.set_border_width()</text:h>
      </text:section>
      <text:section text:style-name="Sect1" text:name="Section794">
        <text:p text:style-name="P6"><text:bookmark text:name="fun_table.set_border_width"/>The function sets the width of the borders (excluding the outer frame) of the table's cells.</text:p>
        <text:p text:style-name="Text_20_body">Syntax</text:p>
        <text:p text:style-name="P5">table.set_border_width(table_id, border_width) → void</text:p>
        <text:p text:style-name="P3">Arguments</text:p>
        <text:p text:style-name="P3">table_id (series table) A table object.</text:p>
        <text:p text:style-name="P3">border_width (series int) The width of the borders. Optional. The default is 0.</text:p>
        <text:p text:style-name="P3">See also</text:p>
        <text:p text:style-name="P3"><text:a xlink:type="simple" xlink:href="https://www.tradingview.com/pine-script-reference/v6/#fun_table.clear" text:style-name="Internet_20_link" text:visited-style-name="Visited_20_Internet_20_Link">table.clear</text:a><text:a xlink:type="simple" xlink:href="https://www.tradingview.com/pine-script-reference/v6/#fun_table.delete" text:style-name="Internet_20_link" text:visited-style-name="Visited_20_Internet_20_Link">table.delete</text:a><text:a xlink:type="simple" xlink:href="https://www.tradingview.com/pine-script-reference/v6/#fun_table.new" text:style-name="Internet_20_link" text:visited-style-name="Visited_20_Internet_20_Link">table.new</text:a><text:a xlink:type="simple" xlink:href="https://www.tradingview.com/pine-script-reference/v6/#fun_table.set_frame_color" text:style-name="Internet_20_link" text:visited-style-name="Visited_20_Internet_20_Link">table.set_frame_color</text:a><text:a xlink:type="simple" xlink:href="https://www.tradingview.com/pine-script-reference/v6/#fun_table.set_frame_width" text:style-name="Internet_20_link" text:visited-style-name="Visited_20_Internet_20_Link">table.set_frame_width</text:a><text:a xlink:type="simple" xlink:href="https://www.tradingview.com/pine-script-reference/v6/#fun_table.set_bgcolor" text:style-name="Internet_20_link" text:visited-style-name="Visited_20_Internet_20_Link">table.set_bgcolor</text:a><text:a xlink:type="simple" xlink:href="https://www.tradingview.com/pine-script-reference/v6/#fun_table.set_border_color" text:style-name="Internet_20_link" text:visited-style-name="Visited_20_Internet_20_Link">table.set_border_color</text:a><text:a xlink:type="simple" xlink:href="https://www.tradingview.com/pine-script-reference/v6/#fun_table.set_position" text:style-name="Internet_20_link" text:visited-style-name="Visited_20_Internet_20_Link">table.set_position</text:a></text:p>
      </text:section>
      <text:section text:style-name="Sect1" text:name="fun_table.set_frame_color">
        <text:h text:style-name="P2" text:outline-level="3">table.set_frame_color()</text:h>
      </text:section>
      <text:section text:style-name="Sect1" text:name="Section795">
        <text:p text:style-name="P6"><text:bookmark text:name="fun_table.set_frame_color"/>The function sets the color of the outer frame of a table.</text:p>
        <text:p text:style-name="Text_20_body">Syntax</text:p>
        <text:p text:style-name="P5">table.set_frame_color(table_id, frame_color) → void</text:p>
        <text:p text:style-name="P3">Arguments</text:p>
        <text:p text:style-name="P3">table_id (series table) A table object.</text:p>
        <text:p text:style-name="P3">frame_color (series color) The color of the frame of the table. Optional. The default is no color.</text:p>
        <text:p text:style-name="P3">See also</text:p>
        <text:p text:style-name="P3"><text:a xlink:type="simple" xlink:href="https://www.tradingview.com/pine-script-reference/v6/#fun_table.clear" text:style-name="Internet_20_link" text:visited-style-name="Visited_20_Internet_20_Link">table.clear</text:a><text:a xlink:type="simple" xlink:href="https://www.tradingview.com/pine-script-reference/v6/#fun_table.delete" text:style-name="Internet_20_link" text:visited-style-name="Visited_20_Internet_20_Link">table.delete</text:a><text:a xlink:type="simple" xlink:href="https://www.tradingview.com/pine-script-reference/v6/#fun_table.new" text:style-name="Internet_20_link" text:visited-style-name="Visited_20_Internet_20_Link">table.new</text:a><text:a xlink:type="simple" xlink:href="https://www.tradingview.com/pine-script-reference/v6/#fun_table.set_border_color" text:style-name="Internet_20_link" text:visited-style-name="Visited_20_Internet_20_Link">table.set_border_color</text:a><text:a xlink:type="simple" xlink:href="https://www.tradingview.com/pine-script-reference/v6/#fun_table.set_border_width" text:style-name="Internet_20_link" text:visited-style-name="Visited_20_Internet_20_Link">table.set_border_width</text:a><text:a xlink:type="simple" xlink:href="https://www.tradingview.com/pine-script-reference/v6/#fun_table.set_bgcolor" text:style-name="Internet_20_link" text:visited-style-name="Visited_20_Internet_20_Link">table.set_bgcolor</text:a><text:a xlink:type="simple" xlink:href="https://www.tradingview.com/pine-script-reference/v6/#fun_table.set_frame_width" text:style-name="Internet_20_link" text:visited-style-name="Visited_20_Internet_20_Link">table.set_frame_width</text:a><text:a xlink:type="simple" xlink:href="https://www.tradingview.com/pine-script-reference/v6/#fun_table.set_position" text:style-name="Internet_20_link" text:visited-style-name="Visited_20_Internet_20_Link">table.set_position</text:a></text:p>
      </text:section>
      <text:section text:style-name="Sect1" text:name="fun_table.set_frame_width">
        <text:h text:style-name="P2" text:outline-level="3">table.set_frame_width()</text:h>
      </text:section>
      <text:section text:style-name="Sect1" text:name="Section796">
        <text:p text:style-name="P6"><text:bookmark text:name="fun_table.set_frame_width"/>The function set the width of the outer frame of a table.</text:p>
        <text:p text:style-name="Text_20_body">Syntax</text:p>
        <text:p text:style-name="P5">table.set_frame_width(table_id, frame_width) → void</text:p>
        <text:p text:style-name="P3">Arguments</text:p>
        <text:p text:style-name="P3">table_id (series table) A table object.</text:p>
        <text:p text:style-name="P3">frame_width (series int) The width of the outer frame of the table. Optional. The default is 0.</text:p>
        <text:p text:style-name="P3">See also</text:p>
        <text:p text:style-name="P3"><text:a xlink:type="simple" xlink:href="https://www.tradingview.com/pine-script-reference/v6/#fun_table.clear" text:style-name="Internet_20_link" text:visited-style-name="Visited_20_Internet_20_Link">table.clear</text:a><text:a xlink:type="simple" xlink:href="https://www.tradingview.com/pine-script-reference/v6/#fun_table.delete" text:style-name="Internet_20_link" text:visited-style-name="Visited_20_Internet_20_Link">table.delete</text:a><text:a xlink:type="simple" xlink:href="https://www.tradingview.com/pine-script-reference/v6/#fun_table.new" text:style-name="Internet_20_link" text:visited-style-name="Visited_20_Internet_20_Link">table.new</text:a><text:a xlink:type="simple" xlink:href="https://www.tradingview.com/pine-script-reference/v6/#fun_table.set_frame_color" text:style-name="Internet_20_link" text:visited-style-name="Visited_20_Internet_20_Link">table.set_frame_color</text:a><text:a xlink:type="simple" xlink:href="https://www.tradingview.com/pine-script-reference/v6/#fun_table.set_border_width" text:style-name="Internet_20_link" text:visited-style-name="Visited_20_Internet_20_Link">table.set_border_width</text:a><text:a xlink:type="simple" xlink:href="https://www.tradingview.com/pine-script-reference/v6/#fun_table.set_bgcolor" text:style-name="Internet_20_link" text:visited-style-name="Visited_20_Internet_20_Link">table.set_bgcolor</text:a><text:a xlink:type="simple" xlink:href="https://www.tradingview.com/pine-script-reference/v6/#fun_table.set_border_color" text:style-name="Internet_20_link" text:visited-style-name="Visited_20_Internet_20_Link">table.set_border_color</text:a><text:a xlink:type="simple" xlink:href="https://www.tradingview.com/pine-script-reference/v6/#fun_table.set_position" text:style-name="Internet_20_link" text:visited-style-name="Visited_20_Internet_20_Link">table.set_position</text:a></text:p>
      </text:section>
      <text:section text:style-name="Sect1" text:name="fun_table.set_position">
        <text:h text:style-name="P2" text:outline-level="3">table.set_position()</text:h>
      </text:section>
      <text:section text:style-name="Sect1" text:name="Section797">
        <text:p text:style-name="P6"><text:bookmark text:name="fun_table.set_position"/>The function sets the position of a table.</text:p>
        <text:p text:style-name="Text_20_body">Syntax</text:p>
        <text:p text:style-name="P5">table.set_position(table_id, position) → void</text:p>
        <text:p text:style-name="P3">Arguments</text:p>
        <text:p text:style-name="P3">table_id (series table) A table object.</text:p>
        <text:p text:style-name="P3">position (series string) Position of the table. Possible values are: <text:a xlink:type="simple" xlink:href="https://www.tradingview.com/pine-script-reference/v6/#const_position.top_left" text:style-name="Internet_20_link" text:visited-style-name="Visited_20_Internet_20_Link">position.top_left</text:a>, <text:a xlink:type="simple" xlink:href="https://www.tradingview.com/pine-script-reference/v6/#const_position.top_center" text:style-name="Internet_20_link" text:visited-style-name="Visited_20_Internet_20_Link">position.top_center</text:a>, <text:a xlink:type="simple" xlink:href="https://www.tradingview.com/pine-script-reference/v6/#const_position.top_right" text:style-name="Internet_20_link" text:visited-style-name="Visited_20_Internet_20_Link">position.top_right</text:a>, <text:a xlink:type="simple" xlink:href="https://www.tradingview.com/pine-script-reference/v6/#const_position.middle_left" text:style-name="Internet_20_link" text:visited-style-name="Visited_20_Internet_20_Link">position.middle_left</text:a>, <text:a xlink:type="simple" xlink:href="https://www.tradingview.com/pine-script-reference/v6/#const_position.middle_center" text:style-name="Internet_20_link" text:visited-style-name="Visited_20_Internet_20_Link">position.middle_center</text:a>, <text:a xlink:type="simple" xlink:href="https://www.tradingview.com/pine-script-reference/v6/#const_position.middle_right" text:style-name="Internet_20_link" text:visited-style-name="Visited_20_Internet_20_Link">position.middle_right</text:a>, <text:a xlink:type="simple" xlink:href="https://www.tradingview.com/pine-script-reference/v6/#const_position.bottom_left" text:style-name="Internet_20_link" text:visited-style-name="Visited_20_Internet_20_Link">position.bottom_left</text:a>, <text:a xlink:type="simple" xlink:href="https://www.tradingview.com/pine-script-reference/v6/#const_position.bottom_center" text:style-name="Internet_20_link" text:visited-style-name="Visited_20_Internet_20_Link">position.bottom_center</text:a>, <text:a xlink:type="simple" xlink:href="https://www.tradingview.com/pine-script-reference/v6/#const_position.bottom_right" text:style-name="Internet_20_link" text:visited-style-name="Visited_20_Internet_20_Link">position.bottom_right</text:a>.</text:p>
        <text:p text:style-name="P3">See also</text:p>
        <text:p text:style-name="P3"><text:a xlink:type="simple" xlink:href="https://www.tradingview.com/pine-script-reference/v6/#fun_table.clear" text:style-name="Internet_20_link" text:visited-style-name="Visited_20_Internet_20_Link">table.clear</text:a><text:a xlink:type="simple" xlink:href="https://www.tradingview.com/pine-script-reference/v6/#fun_table.delete" text:style-name="Internet_20_link" text:visited-style-name="Visited_20_Internet_20_Link">table.delete</text:a><text:a xlink:type="simple" xlink:href="https://www.tradingview.com/pine-script-reference/v6/#fun_table.new" text:style-name="Internet_20_link" text:visited-style-name="Visited_20_Internet_20_Link">table.new</text:a><text:a xlink:type="simple" xlink:href="https://www.tradingview.com/pine-script-reference/v6/#fun_table.set_bgcolor" text:style-name="Internet_20_link" text:visited-style-name="Visited_20_Internet_20_Link">table.set_bgcolor</text:a><text:a xlink:type="simple" xlink:href="https://www.tradingview.com/pine-script-reference/v6/#fun_table.set_border_color" text:style-name="Internet_20_link" text:visited-style-name="Visited_20_Internet_20_Link">table.set_border_color</text:a><text:a xlink:type="simple" xlink:href="https://www.tradingview.com/pine-script-reference/v6/#fun_table.set_border_width" text:style-name="Internet_20_link" text:visited-style-name="Visited_20_Internet_20_Link">table.set_border_width</text:a><text:a xlink:type="simple" xlink:href="https://www.tradingview.com/pine-script-reference/v6/#fun_table.set_frame_color" text:style-name="Internet_20_link" text:visited-style-name="Visited_20_Internet_20_Link">table.set_frame_color</text:a><text:a xlink:type="simple" xlink:href="https://www.tradingview.com/pine-script-reference/v6/#fun_table.set_frame_width" text:style-name="Internet_20_link" text:visited-style-name="Visited_20_Internet_20_Link">table.set_frame_width</text:a></text:p>
      </text:section>
      <text:section text:style-name="Sect1" text:name="fun_ticker.heikinashi">
        <text:h text:style-name="P2" text:outline-level="3">ticker.heikinashi()</text:h>
        <text:p text:style-name="P3">2 overloads</text:p>
      </text:section>
      <text:p text:style-name="P3">Creates a ticker identifier for requesting Heikin Ashi bar values.</text:p>
      <text:p text:style-name="Text_20_body">Syntax &amp; Overloads</text:p>
      <text:p text:style-name="P5"><text:a xlink:type="simple" xlink:href="https://www.tradingview.com/pine-script-reference/v6/#fun_ticker.heikinashi-0" text:style-name="Internet_20_link" text:visited-style-name="Visited_20_Internet_20_Link">ticker.heikinashi(symbol) → simple string</text:a></text:p>
      <text:p text:style-name="P5"><text:a xlink:type="simple" xlink:href="https://www.tradingview.com/pine-script-reference/v6/#fun_ticker.heikinashi-1" text:style-name="Internet_20_link" text:visited-style-name="Visited_20_Internet_20_Link">ticker.heikinashi(symbol) → series string</text:a></text:p>
      <text:p text:style-name="P3">Arguments</text:p>
      <text:p text:style-name="P3">symbol (simple string) Symbol ticker identifier.</text:p>
      <text:p text:style-name="P3">Example</text:p>
      <text:section text:style-name="Sect1" text:name="Section798">
        <text:p text:style-name="P4"><text:bookmark text:name="fun_ticker.heikinashi"/><text:span text:style-name="Source_20_Text">//@version=6</text:span></text:p>
        <text:p text:style-name="Preformatted_20_Text"><text:span text:style-name="Source_20_Text">indicator("ticker.heikinashi", overlay=true) </text:span></text:p>
        <text:p text:style-name="Preformatted_20_Text"><text:span text:style-name="Source_20_Text">heikinashi_close = request.security(ticker.heikinashi(syminfo.tickerid), timeframe.period, close)</text:span></text:p>
        <text:p text:style-name="Preformatted_20_Text"><text:span text:style-name="Source_20_Text">heikinashi_aapl_60_close = request.security(ticker.heikinashi("AAPL"), "60", close)</text:span></text:p>
        <text:p text:style-name="Preformatted_20_Text"><text:span text:style-name="Source_20_Text">plot(heikinashi_close)</text:span></text:p>
        <text:p text:style-name="P5"><text:span text:style-name="Source_20_Text">plot(heikinashi_aapl_60_close)</text:span></text:p>
        <text:p text:style-name="P3">Returns</text:p>
        <text:p text:style-name="P3">String value of ticker id, that can be supplied to <text:a xlink:type="simple" xlink:href="https://www.tradingview.com/pine-script-reference/v6/#fun_request.security" text:style-name="Internet_20_link" text:visited-style-name="Visited_20_Internet_20_Link">request.security</text:a> function.</text:p>
        <text:p text:style-name="P3">See also</text:p>
        <text:p text:style-name="P3"><text:a xlink:type="simple" xlink:href="https://www.tradingview.com/pine-script-reference/v6/#var_syminfo.tickerid" text:style-name="Internet_20_link" text:visited-style-name="Visited_20_Internet_20_Link">syminfo.tickerid</text:a><text:a xlink:type="simple" xlink:href="https://www.tradingview.com/pine-script-reference/v6/#var_syminfo.ticker" text:style-name="Internet_20_link" text:visited-style-name="Visited_20_Internet_20_Link">syminfo.ticker</text:a><text:a xlink:type="simple" xlink:href="https://www.tradingview.com/pine-script-reference/v6/#fun_request.security" text:style-name="Internet_20_link" text:visited-style-name="Visited_20_Internet_20_Link">request.security</text:a><text:a xlink:type="simple" xlink:href="https://www.tradingview.com/pine-script-reference/v6/#fun_ticker.renko" text:style-name="Internet_20_link" text:visited-style-name="Visited_20_Internet_20_Link">ticker.renko</text:a><text:a xlink:type="simple" xlink:href="https://www.tradingview.com/pine-script-reference/v6/#fun_ticker.linebreak" text:style-name="Internet_20_link" text:visited-style-name="Visited_20_Internet_20_Link">ticker.linebreak</text:a><text:a xlink:type="simple" xlink:href="https://www.tradingview.com/pine-script-reference/v6/#fun_ticker.kagi" text:style-name="Internet_20_link" text:visited-style-name="Visited_20_Internet_20_Link">ticker.kagi</text:a><text:a xlink:type="simple" xlink:href="https://www.tradingview.com/pine-script-reference/v6/#fun_ticker.pointfigure" text:style-name="Internet_20_link" text:visited-style-name="Visited_20_Internet_20_Link">ticker.pointfigure</text:a></text:p>
      </text:section>
      <text:section text:style-name="Sect1" text:name="fun_ticker.inherit">
        <text:h text:style-name="P2" text:outline-level="3">ticker.inherit()</text:h>
        <text:p text:style-name="P3">2 overloads</text:p>
      </text:section>
      <text:p text:style-name="P3">Constructs a ticker ID for the specified <text:span text:style-name="Source_20_Text">symbol</text:span> with additional parameters inherited from the ticker ID passed into the function call, allowing the script to request a symbol's data using the same modifiers that the <text:span text:style-name="Source_20_Text">from_tickerid</text:span> has, including extended session, dividend adjustment, currency conversion, non-standard chart types, back-adjustment, settlement-as-close, etc.</text:p>
      <text:p text:style-name="Text_20_body">Syntax &amp; Overloads</text:p>
      <text:p text:style-name="P5"><text:a xlink:type="simple" xlink:href="https://www.tradingview.com/pine-script-reference/v6/#fun_ticker.inherit-0" text:style-name="Internet_20_link" text:visited-style-name="Visited_20_Internet_20_Link">ticker.inherit(from_tickerid, symbol) → simple string</text:a></text:p>
      <text:p text:style-name="P5"><text:a xlink:type="simple" xlink:href="https://www.tradingview.com/pine-script-reference/v6/#fun_ticker.inherit-1" text:style-name="Internet_20_link" text:visited-style-name="Visited_20_Internet_20_Link">ticker.inherit(from_tickerid, symbol) → series string</text:a></text:p>
      <text:p text:style-name="P3">Arguments</text:p>
      <text:p text:style-name="P3">from_tickerid (simple string) The ticker ID to inherit modifiers from.</text:p>
      <text:p text:style-name="P3">symbol (simple string) The symbol to construct the new ticker ID for.</text:p>
      <text:p text:style-name="P3">Example</text:p>
      <text:section text:style-name="Sect1" text:name="Section799">
        <text:p text:style-name="P4"><text:bookmark text:name="fun_ticker.inherit"/><text:span text:style-name="Source_20_Text">//@version=6</text:span></text:p>
        <text:p text:style-name="Preformatted_20_Text"><text:span text:style-name="Source_20_Text">indicator("ticker.inherit")</text:span></text:p>
        <text:p text:style-name="Preformatted_20_Text"><text:span text:style-name="Source_20_Text">//@variable A "NASDAQ:AAPL" ticker ID with Extender Hours enabled.</text:span></text:p>
        <text:p text:style-name="Preformatted_20_Text"><text:span text:style-name="Source_20_Text">tickerExtHours = ticker.new("NASDAQ", "AAPL", session.extended)</text:span></text:p>
        <text:p text:style-name="Preformatted_20_Text"><text:soft-page-break/><text:span text:style-name="Source_20_Text">//@variable A Heikin Ashi ticker ID for "NASDAQ:AAPL" with Extended Hours enabled.</text:span></text:p>
        <text:p text:style-name="Preformatted_20_Text"><text:span text:style-name="Source_20_Text">HAtickerExtHours = ticker.heikinashi(tickerExtHours)</text:span></text:p>
        <text:p text:style-name="Preformatted_20_Text"><text:span text:style-name="Source_20_Text">//@variable The "NASDAQ:MSFT" symbol with no modifiers.</text:span></text:p>
        <text:p text:style-name="Preformatted_20_Text"><text:span text:style-name="Source_20_Text">testSymbol = "NASDAQ:MSFT"</text:span></text:p>
        <text:p text:style-name="Preformatted_20_Text"><text:span text:style-name="Source_20_Text">//@variable A ticker ID for "NASDAQ:MSFT" with inherited Heikin Ashi and Extended Hours modifiers.</text:span></text:p>
        <text:p text:style-name="Preformatted_20_Text"><text:span text:style-name="Source_20_Text">testSymbolHAtickerExtHours = ticker.inherit(HAtickerExtHours, testSymbol)</text:span></text:p>
        <text:p text:style-name="Preformatted_20_Text"><text:span text:style-name="Source_20_Text">//@variable The `close` price requested using "NASDAQ:MSFT" with inherited modifiers. </text:span></text:p>
        <text:p text:style-name="Preformatted_20_Text"><text:span text:style-name="Source_20_Text">secData = request.security(testSymbolHAtickerExtHours, "60", close, ignore_invalid_symbol = true)</text:span></text:p>
        <text:p text:style-name="Preformatted_20_Text"><text:span text:style-name="Source_20_Text">//@variable The `close` price requested using "NASDAQ:MSFT" without modifiers. </text:span></text:p>
        <text:p text:style-name="Preformatted_20_Text"><text:span text:style-name="Source_20_Text">compareData = request.security(testSymbol, "60", close, ignore_invalid_symbol = true)</text:span></text:p>
        <text:p text:style-name="Preformatted_20_Text"><text:span text:style-name="Source_20_Text">plot(secData, color = color.green)</text:span></text:p>
        <text:p text:style-name="P5"><text:span text:style-name="Source_20_Text">plot(compareData)</text:span></text:p>
        <text:p text:style-name="P3">Remarks</text:p>
        <text:p text:style-name="P3">If the constructed ticker ID inherits a modifier that doesn't apply to the symbol (e.g., if the <text:span text:style-name="Source_20_Text">from_tickerid</text:span> has Extended Hours enabled, but no such option is available for the <text:span text:style-name="Source_20_Text">symbol</text:span>), the script will ignore the modifier when requesting data using the ID.</text:p>
      </text:section>
      <text:section text:style-name="Sect1" text:name="fun_ticker.kagi">
        <text:h text:style-name="P2" text:outline-level="3">ticker.kagi()</text:h>
        <text:p text:style-name="P3">2 overloads</text:p>
      </text:section>
      <text:p text:style-name="P3">Creates a ticker identifier for requesting Kagi values.</text:p>
      <text:p text:style-name="Text_20_body">Syntax &amp; Overloads</text:p>
      <text:p text:style-name="P5"><text:a xlink:type="simple" xlink:href="https://www.tradingview.com/pine-script-reference/v6/#fun_ticker.kagi-0" text:style-name="Internet_20_link" text:visited-style-name="Visited_20_Internet_20_Link">ticker.kagi(symbol, reversal) → simple string</text:a></text:p>
      <text:p text:style-name="P5"><text:a xlink:type="simple" xlink:href="https://www.tradingview.com/pine-script-reference/v6/#fun_ticker.kagi-1" text:style-name="Internet_20_link" text:visited-style-name="Visited_20_Internet_20_Link">ticker.kagi(symbol, reversal) → series string</text:a></text:p>
      <text:p text:style-name="P3">Arguments</text:p>
      <text:p text:style-name="P3">symbol (simple string) Symbol ticker identifier.</text:p>
      <text:p text:style-name="P3">reversal (simple int/float) Reversal amount (absolute price value).</text:p>
      <text:p text:style-name="P3">Example</text:p>
      <text:section text:style-name="Sect1" text:name="Section800">
        <text:p text:style-name="P4"><text:bookmark text:name="fun_ticker.kagi"/><text:span text:style-name="Source_20_Text">//@version=6</text:span></text:p>
        <text:p text:style-name="Preformatted_20_Text"><text:span text:style-name="Source_20_Text">indicator("ticker.kagi", overlay=true) </text:span></text:p>
        <text:p text:style-name="Preformatted_20_Text"><text:span text:style-name="Source_20_Text">kagi_tickerid = ticker.kagi(syminfo.tickerid, 3)</text:span></text:p>
        <text:p text:style-name="Preformatted_20_Text"><text:span text:style-name="Source_20_Text">kagi_close = request.security(kagi_tickerid, timeframe.period, close)</text:span></text:p>
        <text:p text:style-name="P5"><text:span text:style-name="Source_20_Text">plot(kagi_close)</text:span></text:p>
        <text:p text:style-name="P3">Returns</text:p>
        <text:p text:style-name="P3">String value of ticker id, that can be supplied to <text:a xlink:type="simple" xlink:href="https://www.tradingview.com/pine-script-reference/v6/#fun_request.security" text:style-name="Internet_20_link" text:visited-style-name="Visited_20_Internet_20_Link">request.security</text:a> function.</text:p>
        <text:p text:style-name="P3">See also</text:p>
        <text:p text:style-name="P3"><text:a xlink:type="simple" xlink:href="https://www.tradingview.com/pine-script-reference/v6/#var_syminfo.tickerid" text:style-name="Internet_20_link" text:visited-style-name="Visited_20_Internet_20_Link">syminfo.tickerid</text:a><text:a xlink:type="simple" xlink:href="https://www.tradingview.com/pine-script-reference/v6/#var_syminfo.ticker" text:style-name="Internet_20_link" text:visited-style-name="Visited_20_Internet_20_Link">syminfo.ticker</text:a><text:a xlink:type="simple" xlink:href="https://www.tradingview.com/pine-script-reference/v6/#fun_request.security" text:style-name="Internet_20_link" text:visited-style-name="Visited_20_Internet_20_Link">request.security</text:a><text:a xlink:type="simple" xlink:href="https://www.tradingview.com/pine-script-reference/v6/#fun_ticker.heikinashi" text:style-name="Internet_20_link" text:visited-style-name="Visited_20_Internet_20_Link">ticker.heikinashi</text:a><text:a xlink:type="simple" xlink:href="https://www.tradingview.com/pine-script-reference/v6/#fun_ticker.renko" text:style-name="Internet_20_link" text:visited-style-name="Visited_20_Internet_20_Link">ticker.renko</text:a><text:a xlink:type="simple" xlink:href="https://www.tradingview.com/pine-script-reference/v6/#fun_ticker.linebreak" text:style-name="Internet_20_link" text:visited-style-name="Visited_20_Internet_20_Link">ticker.linebreak</text:a><text:a xlink:type="simple" xlink:href="https://www.tradingview.com/pine-script-reference/v6/#fun_ticker.pointfigure" text:style-name="Internet_20_link" text:visited-style-name="Visited_20_Internet_20_Link">ticker.pointfigure</text:a></text:p>
      </text:section>
      <text:section text:style-name="Sect1" text:name="fun_ticker.linebreak">
        <text:h text:style-name="P2" text:outline-level="3">ticker.linebreak()</text:h>
        <text:p text:style-name="P3">2 overloads</text:p>
      </text:section>
      <text:p text:style-name="P3">Creates a ticker identifier for requesting Line Break values.</text:p>
      <text:p text:style-name="Text_20_body">Syntax &amp; Overloads</text:p>
      <text:p text:style-name="P5"><text:a xlink:type="simple" xlink:href="https://www.tradingview.com/pine-script-reference/v6/#fun_ticker.linebreak-0" text:style-name="Internet_20_link" text:visited-style-name="Visited_20_Internet_20_Link">ticker.linebreak(symbol, number_of_lines) → simple string</text:a></text:p>
      <text:p text:style-name="P5"><text:a xlink:type="simple" xlink:href="https://www.tradingview.com/pine-script-reference/v6/#fun_ticker.linebreak-1" text:style-name="Internet_20_link" text:visited-style-name="Visited_20_Internet_20_Link">ticker.linebreak(symbol, number_of_lines) → series string</text:a></text:p>
      <text:p text:style-name="P3">Arguments</text:p>
      <text:p text:style-name="P3">symbol (simple string) Symbol ticker identifier.</text:p>
      <text:p text:style-name="P3">number_of_lines (simple int) Number of line.</text:p>
      <text:p text:style-name="P3">Example</text:p>
      <text:section text:style-name="Sect1" text:name="Section801">
        <text:p text:style-name="P4"><text:bookmark text:name="fun_ticker.linebreak"/><text:span text:style-name="Source_20_Text">//@version=6</text:span></text:p>
        <text:p text:style-name="Preformatted_20_Text"><text:span text:style-name="Source_20_Text">indicator("ticker.linebreak", overlay=true) </text:span></text:p>
        <text:p text:style-name="Preformatted_20_Text"><text:span text:style-name="Source_20_Text">linebreak_tickerid = ticker.linebreak(syminfo.tickerid, 3)</text:span></text:p>
        <text:p text:style-name="Preformatted_20_Text"><text:span text:style-name="Source_20_Text">linebreak_close = request.security(linebreak_tickerid, timeframe.period, close)</text:span></text:p>
        <text:p text:style-name="P5"><text:span text:style-name="Source_20_Text">plot(linebreak_close)</text:span></text:p>
        <text:p text:style-name="P3">Returns</text:p>
        <text:p text:style-name="P3">String value of ticker id, that can be supplied to <text:a xlink:type="simple" xlink:href="https://www.tradingview.com/pine-script-reference/v6/#fun_request.security" text:style-name="Internet_20_link" text:visited-style-name="Visited_20_Internet_20_Link">request.security</text:a> function.</text:p>
        <text:p text:style-name="P3">See also</text:p>
        <text:p text:style-name="P3"><text:a xlink:type="simple" xlink:href="https://www.tradingview.com/pine-script-reference/v6/#var_syminfo.tickerid" text:style-name="Internet_20_link" text:visited-style-name="Visited_20_Internet_20_Link">syminfo.tickerid</text:a><text:a xlink:type="simple" xlink:href="https://www.tradingview.com/pine-script-reference/v6/#var_syminfo.ticker" text:style-name="Internet_20_link" text:visited-style-name="Visited_20_Internet_20_Link">syminfo.ticker</text:a><text:a xlink:type="simple" xlink:href="https://www.tradingview.com/pine-script-reference/v6/#fun_request.security" text:style-name="Internet_20_link" text:visited-style-name="Visited_20_Internet_20_Link">request.security</text:a><text:a xlink:type="simple" xlink:href="https://www.tradingview.com/pine-script-reference/v6/#fun_ticker.heikinashi" text:style-name="Internet_20_link" text:visited-style-name="Visited_20_Internet_20_Link">ticker.heikinashi</text:a><text:a xlink:type="simple" xlink:href="https://www.tradingview.com/pine-script-reference/v6/#fun_ticker.renko" text:style-name="Internet_20_link" text:visited-style-name="Visited_20_Internet_20_Link">ticker.renko</text:a><text:a xlink:type="simple" xlink:href="https://www.tradingview.com/pine-script-reference/v6/#fun_ticker.kagi" text:style-name="Internet_20_link" text:visited-style-name="Visited_20_Internet_20_Link">ticker.kagi</text:a><text:a xlink:type="simple" xlink:href="https://www.tradingview.com/pine-script-reference/v6/#fun_ticker.pointfigure" text:style-name="Internet_20_link" text:visited-style-name="Visited_20_Internet_20_Link">ticker.pointfigure</text:a></text:p>
      </text:section>
      <text:section text:style-name="Sect1" text:name="fun_ticker.modify">
        <text:h text:style-name="P2" text:outline-level="3">ticker.modify()</text:h>
        <text:p text:style-name="P3">2 overloads</text:p>
      </text:section>
      <text:p text:style-name="P3">Creates a ticker identifier for requesting additional data for the script.</text:p>
      <text:p text:style-name="Text_20_body">Syntax &amp; Overloads</text:p>
      <text:p text:style-name="P5"><text:a xlink:type="simple" xlink:href="https://www.tradingview.com/pine-script-reference/v6/#fun_ticker.modify-0" text:style-name="Internet_20_link" text:visited-style-name="Visited_20_Internet_20_Link">ticker.modify(tickerid, session, adjustment) → series string</text:a></text:p>
      <text:p text:style-name="P5"><text:a xlink:type="simple" xlink:href="https://www.tradingview.com/pine-script-reference/v6/#fun_ticker.modify-1" text:style-name="Internet_20_link" text:visited-style-name="Visited_20_Internet_20_Link">ticker.modify(tickerid, session, adjustment, backadjustment, settlement_as_close) → simple string</text:a></text:p>
      <text:p text:style-name="P3">Arguments</text:p>
      <text:p text:style-name="P3">tickerid (series string) Symbol name with exchange prefix, e.g. 'BATS:MSFT', 'NASDAQ:MSFT' or tickerid with session and adjustment from the <text:a xlink:type="simple" xlink:href="https://www.tradingview.com/pine-script-reference/v6/#fun_ticker.new" text:style-name="Internet_20_link" text:visited-style-name="Visited_20_Internet_20_Link">ticker.new</text:a> function.</text:p>
      <text:p text:style-name="P3">session (series string) Session type. Optional argument. Possible values: <text:a xlink:type="simple" xlink:href="https://www.tradingview.com/pine-script-reference/v6/#const_session.regular" text:style-name="Internet_20_link" text:visited-style-name="Visited_20_Internet_20_Link">session.regular</text:a>, <text:a xlink:type="simple" xlink:href="https://www.tradingview.com/pine-script-reference/v6/#const_session.extended" text:style-name="Internet_20_link" text:visited-style-name="Visited_20_Internet_20_Link">session.extended</text:a>. Session type of the current chart is <text:a xlink:type="simple" xlink:href="https://www.tradingview.com/pine-script-reference/v6/#var_syminfo.session" text:style-name="Internet_20_link" text:visited-style-name="Visited_20_Internet_20_Link">syminfo.session</text:a>. If session is not given, then <text:a xlink:type="simple" xlink:href="https://www.tradingview.com/pine-script-reference/v6/#var_syminfo.session" text:style-name="Internet_20_link" text:visited-style-name="Visited_20_Internet_20_Link">syminfo.session</text:a> value is used.</text:p>
      <text:p text:style-name="P3">adjustment (series string) Adjustment type. Optional argument. Possible values: <text:a xlink:type="simple" xlink:href="https://www.tradingview.com/pine-script-reference/v6/#const_adjustment.none" text:style-name="Internet_20_link" text:visited-style-name="Visited_20_Internet_20_Link">adjustment.none</text:a>, <text:a xlink:type="simple" xlink:href="https://www.tradingview.com/pine-script-reference/v6/#const_adjustment.splits" text:style-name="Internet_20_link" text:visited-style-name="Visited_20_Internet_20_Link">adjustment.splits</text:a>, <text:a xlink:type="simple" xlink:href="https://www.tradingview.com/pine-script-reference/v6/#const_adjustment.dividends" text:style-name="Internet_20_link" text:visited-style-name="Visited_20_Internet_20_Link">adjustment.dividends</text:a>. If adjustment is not given, then default adjustment value is used (can be different depending on particular instrument).</text:p>
      <text:p text:style-name="P3">Example</text:p>
      <text:section text:style-name="Sect1" text:name="Section802">
        <text:p text:style-name="P4"><text:bookmark text:name="fun_ticker.modify"/><text:span text:style-name="Source_20_Text">//@version=6</text:span></text:p>
        <text:p text:style-name="Preformatted_20_Text"><text:span text:style-name="Source_20_Text">indicator("ticker_modify", overlay=true)</text:span></text:p>
        <text:p text:style-name="Preformatted_20_Text"><text:span text:style-name="Source_20_Text">t1 = ticker.new(syminfo.prefix, syminfo.ticker, session.regular, adjustment.splits)</text:span></text:p>
        <text:p text:style-name="Preformatted_20_Text"><text:span text:style-name="Source_20_Text">c1 = request.security(t1, "D", close)</text:span></text:p>
        <text:p text:style-name="Preformatted_20_Text"><text:span text:style-name="Source_20_Text">t2 = ticker.modify(t1, session.extended)</text:span></text:p>
        <text:p text:style-name="Preformatted_20_Text"><text:span text:style-name="Source_20_Text">c2 = request.security(t2, "2D", close)</text:span></text:p>
        <text:p text:style-name="Preformatted_20_Text"><text:span text:style-name="Source_20_Text">plot(c1)</text:span></text:p>
        <text:p text:style-name="P5"><text:span text:style-name="Source_20_Text">plot(c2)</text:span></text:p>
        <text:p text:style-name="P3">Returns</text:p>
        <text:p text:style-name="P3">String value of ticker id, that can be supplied to <text:a xlink:type="simple" xlink:href="https://www.tradingview.com/pine-script-reference/v6/#fun_request.security" text:style-name="Internet_20_link" text:visited-style-name="Visited_20_Internet_20_Link">request.security</text:a> function.</text:p>
        <text:p text:style-name="P3">See also</text:p>
        <text:p text:style-name="P3"><text:a xlink:type="simple" xlink:href="https://www.tradingview.com/pine-script-reference/v6/#var_syminfo.tickerid" text:style-name="Internet_20_link" text:visited-style-name="Visited_20_Internet_20_Link">syminfo.tickerid</text:a><text:a xlink:type="simple" xlink:href="https://www.tradingview.com/pine-script-reference/v6/#var_syminfo.ticker" text:style-name="Internet_20_link" text:visited-style-name="Visited_20_Internet_20_Link">syminfo.ticker</text:a><text:a xlink:type="simple" xlink:href="https://www.tradingview.com/pine-script-reference/v6/#var_syminfo.session" text:style-name="Internet_20_link" text:visited-style-name="Visited_20_Internet_20_Link">syminfo.session</text:a><text:a xlink:type="simple" xlink:href="https://www.tradingview.com/pine-script-reference/v6/#const_session.extended" text:style-name="Internet_20_link" text:visited-style-name="Visited_20_Internet_20_Link">session.extended</text:a><text:a xlink:type="simple" xlink:href="https://www.tradingview.com/pine-script-reference/v6/#const_session.regular" text:style-name="Internet_20_link" text:visited-style-name="Visited_20_Internet_20_Link">session.regular</text:a><text:a xlink:type="simple" xlink:href="https://www.tradingview.com/pine-script-reference/v6/#fun_ticker.heikinashi" text:style-name="Internet_20_link" text:visited-style-name="Visited_20_Internet_20_Link">ticker.heikinashi</text:a><text:a xlink:type="simple" xlink:href="https://www.tradingview.com/pine-script-reference/v6/#const_adjustment.none" text:style-name="Internet_20_link" text:visited-style-name="Visited_20_Internet_20_Link">adjustment.none</text:a><text:a xlink:type="simple" xlink:href="https://www.tradingview.com/pine-script-reference/v6/#const_adjustment.splits" text:style-name="Internet_20_link" text:visited-style-name="Visited_20_Internet_20_Link">adjustment.splits</text:a><text:a xlink:type="simple" xlink:href="https://www.tradingview.com/pine-script-reference/v6/#const_adjustment.dividends" text:style-name="Internet_20_link" text:visited-style-name="Visited_20_Internet_20_Link">adjustment.dividends</text:a><text:a xlink:type="simple" xlink:href="https://www.tradingview.com/pine-script-reference/v6/#const_backadjustment.inherit" text:style-name="Internet_20_link" text:visited-style-name="Visited_20_Internet_20_Link">backadjustment.inherit</text:a><text:a xlink:type="simple" xlink:href="https://www.tradingview.com/pine-script-reference/v6/#const_backadjustment.on" text:style-name="Internet_20_link" text:visited-style-name="Visited_20_Internet_20_Link">backadjustment.on</text:a><text:a xlink:type="simple" xlink:href="https://www.tradingview.com/pine-script-reference/v6/#const_backadjustment.off" text:style-name="Internet_20_link" text:visited-style-name="Visited_20_Internet_20_Link">backadjustment.off</text:a><text:a xlink:type="simple" xlink:href="https://www.tradingview.com/pine-script-reference/v6/#const_settlement_as_close.inherit" text:style-name="Internet_20_link" text:visited-style-name="Visited_20_Internet_20_Link">settlement_as_close.inherit</text:a><text:a xlink:type="simple" xlink:href="https://www.tradingview.com/pine-script-reference/v6/#const_settlement_as_close.on" text:style-name="Internet_20_link" text:visited-style-name="Visited_20_Internet_20_Link">settlement_as_close.on</text:a><text:a xlink:type="simple" xlink:href="https://www.tradingview.com/pine-script-reference/v6/#const_settlement_as_close.off" text:style-name="Internet_20_link" text:visited-style-name="Visited_20_Internet_20_Link">settlement_as_close.off</text:a></text:p>
      </text:section>
      <text:section text:style-name="Sect1" text:name="fun_ticker.new">
        <text:h text:style-name="P2" text:outline-level="3"><text:soft-page-break/>ticker.new()</text:h>
        <text:p text:style-name="P3">2 overloads</text:p>
      </text:section>
      <text:p text:style-name="P3">Creates a ticker identifier for requesting additional data for the script.</text:p>
      <text:p text:style-name="Text_20_body">Syntax &amp; Overloads</text:p>
      <text:p text:style-name="P5"><text:a xlink:type="simple" xlink:href="https://www.tradingview.com/pine-script-reference/v6/#fun_ticker.new-0" text:style-name="Internet_20_link" text:visited-style-name="Visited_20_Internet_20_Link">ticker.new(prefix, ticker, session, adjustment) → series string</text:a></text:p>
      <text:p text:style-name="P5"><text:a xlink:type="simple" xlink:href="https://www.tradingview.com/pine-script-reference/v6/#fun_ticker.new-1" text:style-name="Internet_20_link" text:visited-style-name="Visited_20_Internet_20_Link">ticker.new(prefix, ticker, session, adjustment, backadjustment, settlement_as_close) → simple string</text:a></text:p>
      <text:p text:style-name="P3">Arguments</text:p>
      <text:p text:style-name="P3">prefix (series string) Exchange prefix. For example: 'BATS', 'NYSE', 'NASDAQ'. Exchange prefix of main series is <text:a xlink:type="simple" xlink:href="https://www.tradingview.com/pine-script-reference/v6/#var_syminfo.prefix" text:style-name="Internet_20_link" text:visited-style-name="Visited_20_Internet_20_Link">syminfo.prefix</text:a>.</text:p>
      <text:p text:style-name="P3">ticker (series string) Ticker name. For example 'AAPL', 'MSFT', 'EURUSD'. Ticker name of the main series is <text:a xlink:type="simple" xlink:href="https://www.tradingview.com/pine-script-reference/v6/#var_syminfo.ticker" text:style-name="Internet_20_link" text:visited-style-name="Visited_20_Internet_20_Link">syminfo.ticker</text:a>.</text:p>
      <text:p text:style-name="P3">session (series string) Session type. Optional argument. Possible values: <text:a xlink:type="simple" xlink:href="https://www.tradingview.com/pine-script-reference/v6/#const_session.regular" text:style-name="Internet_20_link" text:visited-style-name="Visited_20_Internet_20_Link">session.regular</text:a>, <text:a xlink:type="simple" xlink:href="https://www.tradingview.com/pine-script-reference/v6/#const_session.extended" text:style-name="Internet_20_link" text:visited-style-name="Visited_20_Internet_20_Link">session.extended</text:a>. Session type of the current chart is <text:a xlink:type="simple" xlink:href="https://www.tradingview.com/pine-script-reference/v6/#var_syminfo.session" text:style-name="Internet_20_link" text:visited-style-name="Visited_20_Internet_20_Link">syminfo.session</text:a>. If session is not given, then <text:a xlink:type="simple" xlink:href="https://www.tradingview.com/pine-script-reference/v6/#var_syminfo.session" text:style-name="Internet_20_link" text:visited-style-name="Visited_20_Internet_20_Link">syminfo.session</text:a> value is used.</text:p>
      <text:p text:style-name="P3">adjustment (series string) Adjustment type. Optional argument. Possible values: <text:a xlink:type="simple" xlink:href="https://www.tradingview.com/pine-script-reference/v6/#const_adjustment.none" text:style-name="Internet_20_link" text:visited-style-name="Visited_20_Internet_20_Link">adjustment.none</text:a>, <text:a xlink:type="simple" xlink:href="https://www.tradingview.com/pine-script-reference/v6/#const_adjustment.splits" text:style-name="Internet_20_link" text:visited-style-name="Visited_20_Internet_20_Link">adjustment.splits</text:a>, <text:a xlink:type="simple" xlink:href="https://www.tradingview.com/pine-script-reference/v6/#const_adjustment.dividends" text:style-name="Internet_20_link" text:visited-style-name="Visited_20_Internet_20_Link">adjustment.dividends</text:a>. If adjustment is not given, then default adjustment value is used (can be different depending on particular instrument).</text:p>
      <text:p text:style-name="P3">Example</text:p>
      <text:section text:style-name="Sect1" text:name="Section803">
        <text:p text:style-name="P4"><text:bookmark text:name="fun_ticker.new"/><text:span text:style-name="Source_20_Text">//@version=6</text:span></text:p>
        <text:p text:style-name="Preformatted_20_Text"><text:span text:style-name="Source_20_Text">indicator("ticker.new", overlay=true) </text:span></text:p>
        <text:p text:style-name="Preformatted_20_Text"><text:span text:style-name="Source_20_Text">t = ticker.new(syminfo.prefix, syminfo.ticker, session.regular, adjustment.splits)</text:span></text:p>
        <text:p text:style-name="Preformatted_20_Text"><text:span text:style-name="Source_20_Text">t2 = ticker.heikinashi(t)</text:span></text:p>
        <text:p text:style-name="Preformatted_20_Text"><text:span text:style-name="Source_20_Text">c = request.security(t2, timeframe.period, low, barmerge.gaps_on)</text:span></text:p>
        <text:p text:style-name="P5"><text:span text:style-name="Source_20_Text">plot(c, style=plot.style_linebr)</text:span></text:p>
        <text:p text:style-name="P3">Returns</text:p>
        <text:p text:style-name="P3">String value of ticker id, that can be supplied to <text:a xlink:type="simple" xlink:href="https://www.tradingview.com/pine-script-reference/v6/#fun_request.security" text:style-name="Internet_20_link" text:visited-style-name="Visited_20_Internet_20_Link">request.security</text:a> function.</text:p>
        <text:p text:style-name="P3">Remarks</text:p>
        <text:p text:style-name="P3">You may use return value of <text:a xlink:type="simple" xlink:href="https://www.tradingview.com/pine-script-reference/v6/#fun_ticker.new" text:style-name="Internet_20_link" text:visited-style-name="Visited_20_Internet_20_Link">ticker.new</text:a> function as input argument for <text:a xlink:type="simple" xlink:href="https://www.tradingview.com/pine-script-reference/v6/#fun_ticker.heikinashi" text:style-name="Internet_20_link" text:visited-style-name="Visited_20_Internet_20_Link">ticker.heikinashi</text:a>, <text:a xlink:type="simple" xlink:href="https://www.tradingview.com/pine-script-reference/v6/#fun_ticker.renko" text:style-name="Internet_20_link" text:visited-style-name="Visited_20_Internet_20_Link">ticker.renko</text:a>, <text:a xlink:type="simple" xlink:href="https://www.tradingview.com/pine-script-reference/v6/#fun_ticker.linebreak" text:style-name="Internet_20_link" text:visited-style-name="Visited_20_Internet_20_Link">ticker.linebreak</text:a>, <text:a xlink:type="simple" xlink:href="https://www.tradingview.com/pine-script-reference/v6/#fun_ticker.kagi" text:style-name="Internet_20_link" text:visited-style-name="Visited_20_Internet_20_Link">ticker.kagi</text:a>, <text:a xlink:type="simple" xlink:href="https://www.tradingview.com/pine-script-reference/v6/#fun_ticker.pointfigure" text:style-name="Internet_20_link" text:visited-style-name="Visited_20_Internet_20_Link">ticker.pointfigure</text:a> functions.</text:p>
        <text:p text:style-name="P3">See also</text:p>
        <text:p text:style-name="P3"><text:a xlink:type="simple" xlink:href="https://www.tradingview.com/pine-script-reference/v6/#var_syminfo.tickerid" text:style-name="Internet_20_link" text:visited-style-name="Visited_20_Internet_20_Link">syminfo.tickerid</text:a><text:a xlink:type="simple" xlink:href="https://www.tradingview.com/pine-script-reference/v6/#var_syminfo.ticker" text:style-name="Internet_20_link" text:visited-style-name="Visited_20_Internet_20_Link">syminfo.ticker</text:a><text:a xlink:type="simple" xlink:href="https://www.tradingview.com/pine-script-reference/v6/#var_syminfo.session" text:style-name="Internet_20_link" text:visited-style-name="Visited_20_Internet_20_Link">syminfo.session</text:a><text:a xlink:type="simple" xlink:href="https://www.tradingview.com/pine-script-reference/v6/#const_session.extended" text:style-name="Internet_20_link" text:visited-style-name="Visited_20_Internet_20_Link">session.extended</text:a><text:a xlink:type="simple" xlink:href="https://www.tradingview.com/pine-script-reference/v6/#const_session.regular" text:style-name="Internet_20_link" text:visited-style-name="Visited_20_Internet_20_Link">session.regular</text:a><text:a xlink:type="simple" xlink:href="https://www.tradingview.com/pine-script-reference/v6/#fun_ticker.heikinashi" text:style-name="Internet_20_link" text:visited-style-name="Visited_20_Internet_20_Link">ticker.heikinashi</text:a><text:a xlink:type="simple" xlink:href="https://www.tradingview.com/pine-script-reference/v6/#var_adjustment.none" text:style-name="Internet_20_link" text:visited-style-name="Visited_20_Internet_20_Link">adjustment.none</text:a><text:a xlink:type="simple" xlink:href="https://www.tradingview.com/pine-script-reference/v6/#var_adjustment.splits" text:style-name="Internet_20_link" text:visited-style-name="Visited_20_Internet_20_Link">adjustment.splits</text:a><text:a xlink:type="simple" xlink:href="https://www.tradingview.com/pine-script-reference/v6/#var_adjustment.dividends" text:style-name="Internet_20_link" text:visited-style-name="Visited_20_Internet_20_Link">adjustment.dividends</text:a><text:a xlink:type="simple" xlink:href="https://www.tradingview.com/pine-script-reference/v6/#const_backadjustment.inherit" text:style-name="Internet_20_link" text:visited-style-name="Visited_20_Internet_20_Link">backadjustment.inherit</text:a><text:a xlink:type="simple" xlink:href="https://www.tradingview.com/pine-script-reference/v6/#const_backadjustment.on" text:style-name="Internet_20_link" text:visited-style-name="Visited_20_Internet_20_Link">backadjustment.on</text:a><text:a xlink:type="simple" xlink:href="https://www.tradingview.com/pine-script-reference/v6/#const_backadjustment.off" text:style-name="Internet_20_link" text:visited-style-name="Visited_20_Internet_20_Link">backadjustment.off</text:a><text:a xlink:type="simple" xlink:href="https://www.tradingview.com/pine-script-reference/v6/#const_settlement_as_close.inherit" text:style-name="Internet_20_link" text:visited-style-name="Visited_20_Internet_20_Link">settlement_as_close.inherit</text:a><text:a xlink:type="simple" xlink:href="https://www.tradingview.com/pine-script-reference/v6/#const_settlement_as_close.on" text:style-name="Internet_20_link" text:visited-style-name="Visited_20_Internet_20_Link">settlement_as_close.on</text:a><text:a xlink:type="simple" xlink:href="https://www.tradingview.com/pine-script-reference/v6/#const_settlement_as_close.off" text:style-name="Internet_20_link" text:visited-style-name="Visited_20_Internet_20_Link">settlement_as_close.off</text:a></text:p>
      </text:section>
      <text:section text:style-name="Sect1" text:name="fun_ticker.pointfigure">
        <text:h text:style-name="P2" text:outline-level="3">ticker.pointfigure()</text:h>
        <text:p text:style-name="P3">2 overloads</text:p>
      </text:section>
      <text:p text:style-name="P3">Creates a ticker identifier for requesting Point &amp; Figure values.</text:p>
      <text:p text:style-name="Text_20_body">Syntax &amp; Overloads</text:p>
      <text:p text:style-name="P5"><text:a xlink:type="simple" xlink:href="https://www.tradingview.com/pine-script-reference/v6/#fun_ticker.pointfigure-0" text:style-name="Internet_20_link" text:visited-style-name="Visited_20_Internet_20_Link">ticker.pointfigure(symbol, source, style, param, reversal) → simple string</text:a></text:p>
      <text:p text:style-name="P5"><text:a xlink:type="simple" xlink:href="https://www.tradingview.com/pine-script-reference/v6/#fun_ticker.pointfigure-1" text:style-name="Internet_20_link" text:visited-style-name="Visited_20_Internet_20_Link">ticker.pointfigure(symbol, source, style, param, reversal) → series string</text:a></text:p>
      <text:p text:style-name="P3">Arguments</text:p>
      <text:p text:style-name="P3">symbol (simple string) Symbol ticker identifier.</text:p>
      <text:p text:style-name="P3">source (simple string) The source for calculating Point &amp; Figure. Possible values are: 'hl', 'close'.</text:p>
      <text:p text:style-name="P3">style (simple string) Box Size Assignment Method: 'ATR', 'Traditional'.</text:p>
      <text:p text:style-name="P3">param (simple int/float) ATR Length if <text:span text:style-name="Source_20_Text">style</text:span> is equal to 'ATR', or Box Size if <text:span text:style-name="Source_20_Text">style</text:span> is equal to 'Traditional'.</text:p>
      <text:p text:style-name="P3">reversal (simple int) Reversal amount.</text:p>
      <text:p text:style-name="P3">Example</text:p>
      <text:section text:style-name="Sect1" text:name="Section804">
        <text:p text:style-name="P4"><text:bookmark text:name="fun_ticker.pointfigure"/><text:span text:style-name="Source_20_Text">//@version=6</text:span></text:p>
        <text:p text:style-name="Preformatted_20_Text"><text:span text:style-name="Source_20_Text">indicator("ticker.pointfigure", overlay=true) </text:span></text:p>
        <text:p text:style-name="Preformatted_20_Text"><text:span text:style-name="Source_20_Text">pnf_tickerid = ticker.pointfigure(syminfo.tickerid, "hl", "Traditional", 1, 3)</text:span></text:p>
        <text:p text:style-name="Preformatted_20_Text"><text:span text:style-name="Source_20_Text">pnf_close = request.security(pnf_tickerid, timeframe.period, close)</text:span></text:p>
        <text:p text:style-name="P5"><text:span text:style-name="Source_20_Text">plot(pnf_close)</text:span></text:p>
        <text:p text:style-name="P3">Returns</text:p>
        <text:p text:style-name="P3">String value of ticker id, that can be supplied to <text:a xlink:type="simple" xlink:href="https://www.tradingview.com/pine-script-reference/v6/#fun_request.security" text:style-name="Internet_20_link" text:visited-style-name="Visited_20_Internet_20_Link">request.security</text:a> function.</text:p>
        <text:p text:style-name="P3">See also</text:p>
        <text:p text:style-name="P3"><text:a xlink:type="simple" xlink:href="https://www.tradingview.com/pine-script-reference/v6/#var_syminfo.tickerid" text:style-name="Internet_20_link" text:visited-style-name="Visited_20_Internet_20_Link">syminfo.tickerid</text:a><text:a xlink:type="simple" xlink:href="https://www.tradingview.com/pine-script-reference/v6/#var_syminfo.ticker" text:style-name="Internet_20_link" text:visited-style-name="Visited_20_Internet_20_Link">syminfo.ticker</text:a><text:a xlink:type="simple" xlink:href="https://www.tradingview.com/pine-script-reference/v6/#fun_request.security" text:style-name="Internet_20_link" text:visited-style-name="Visited_20_Internet_20_Link">request.security</text:a><text:a xlink:type="simple" xlink:href="https://www.tradingview.com/pine-script-reference/v6/#fun_ticker.heikinashi" text:style-name="Internet_20_link" text:visited-style-name="Visited_20_Internet_20_Link">ticker.heikinashi</text:a><text:a xlink:type="simple" xlink:href="https://www.tradingview.com/pine-script-reference/v6/#fun_ticker.renko" text:style-name="Internet_20_link" text:visited-style-name="Visited_20_Internet_20_Link">ticker.renko</text:a><text:a xlink:type="simple" xlink:href="https://www.tradingview.com/pine-script-reference/v6/#fun_ticker.linebreak" text:style-name="Internet_20_link" text:visited-style-name="Visited_20_Internet_20_Link">ticker.linebreak</text:a><text:a xlink:type="simple" xlink:href="https://www.tradingview.com/pine-script-reference/v6/#fun_ticker.kagi" text:style-name="Internet_20_link" text:visited-style-name="Visited_20_Internet_20_Link">ticker.kagi</text:a></text:p>
      </text:section>
      <text:section text:style-name="Sect1" text:name="fun_ticker.renko">
        <text:h text:style-name="P2" text:outline-level="3">ticker.renko()</text:h>
        <text:p text:style-name="P3">2 overloads</text:p>
      </text:section>
      <text:p text:style-name="P3">Creates a ticker identifier for requesting Renko values.</text:p>
      <text:p text:style-name="Text_20_body">Syntax &amp; Overloads</text:p>
      <text:p text:style-name="P5"><text:a xlink:type="simple" xlink:href="https://www.tradingview.com/pine-script-reference/v6/#fun_ticker.renko-0" text:style-name="Internet_20_link" text:visited-style-name="Visited_20_Internet_20_Link">ticker.renko(symbol, style, param, request_wicks, source) → simple string</text:a></text:p>
      <text:p text:style-name="P5"><text:a xlink:type="simple" xlink:href="https://www.tradingview.com/pine-script-reference/v6/#fun_ticker.renko-1" text:style-name="Internet_20_link" text:visited-style-name="Visited_20_Internet_20_Link">ticker.renko(symbol, style, param, request_wicks, source) → series string</text:a></text:p>
      <text:p text:style-name="P3">Arguments</text:p>
      <text:p text:style-name="P3">symbol (simple string) Symbol ticker identifier.</text:p>
      <text:p text:style-name="P3">style (simple string) Box Size Assignment Method: 'ATR', 'Traditional'.</text:p>
      <text:p text:style-name="P3">param (simple int/float) ATR Length if <text:span text:style-name="Source_20_Text">style</text:span> is equal to 'ATR', or Box Size if <text:span text:style-name="Source_20_Text">style</text:span> is equal to 'Traditional'.</text:p>
      <text:p text:style-name="P3">request_wicks (simple bool) Specifies if wick values are returned for Renko bricks. When <text:a xlink:type="simple" xlink:href="https://www.tradingview.com/pine-script-reference/v6/#const_true" text:style-name="Internet_20_link" text:visited-style-name="Visited_20_Internet_20_Link">true</text:a>, <text:a xlink:type="simple" xlink:href="https://www.tradingview.com/pine-script-reference/v6/#var_high" text:style-name="Internet_20_link" text:visited-style-name="Visited_20_Internet_20_Link">high</text:a> and <text:a xlink:type="simple" xlink:href="https://www.tradingview.com/pine-script-reference/v6/#var_low" text:style-name="Internet_20_link" text:visited-style-name="Visited_20_Internet_20_Link">low</text:a> values requested from a symbol using the ticker formed by this function will include wick values when they are present. When <text:a xlink:type="simple" xlink:href="https://www.tradingview.com/pine-script-reference/v6/#const_false" text:style-name="Internet_20_link" text:visited-style-name="Visited_20_Internet_20_Link">false</text:a>, <text:a xlink:type="simple" xlink:href="https://www.tradingview.com/pine-script-reference/v6/#var_high" text:style-name="Internet_20_link" text:visited-style-name="Visited_20_Internet_20_Link">high</text:a> and <text:a xlink:type="simple" xlink:href="https://www.tradingview.com/pine-script-reference/v6/#var_low" text:style-name="Internet_20_link" text:visited-style-name="Visited_20_Internet_20_Link">low</text:a> will always be equal to either <text:a xlink:type="simple" xlink:href="https://www.tradingview.com/pine-script-reference/v6/#var_open" text:style-name="Internet_20_link" text:visited-style-name="Visited_20_Internet_20_Link">open</text:a> or <text:a xlink:type="simple" xlink:href="https://www.tradingview.com/pine-script-reference/v6/#var_close" text:style-name="Internet_20_link" text:visited-style-name="Visited_20_Internet_20_Link">close</text:a>. Optional. The default is <text:a xlink:type="simple" xlink:href="https://www.tradingview.com/pine-script-reference/v6/#const_false" text:style-name="Internet_20_link" text:visited-style-name="Visited_20_Internet_20_Link">false</text:a>. A detailed explanation of how Renko wicks are calculated can be found in our <text:a xlink:type="simple" xlink:href="https://www.tradingview.com/support/solutions/43000481040-what-do-renko-wicks-mean/" office:target-frame-name="_blank" xlink:show="new" text:style-name="Internet_20_link" text:visited-style-name="Visited_20_Internet_20_Link">Help Center</text:a>.</text:p>
      <text:p text:style-name="P3">source (simple string) The source used to calculate bricks. Optional. Possible values: "Close", "OHLC". The default is "Close".</text:p>
      <text:p text:style-name="Text_20_body">Example</text:p>
      <text:p text:style-name="Preformatted_20_Text"><text:span text:style-name="Source_20_Text">//@version=6</text:span></text:p>
      <text:p text:style-name="Preformatted_20_Text"><text:span text:style-name="Source_20_Text">indicator("ticker.renko", overlay=true) </text:span></text:p>
      <text:p text:style-name="Preformatted_20_Text"><text:span text:style-name="Source_20_Text">renko_tickerid = ticker.renko(syminfo.tickerid, "ATR", 10)</text:span></text:p>
      <text:p text:style-name="Preformatted_20_Text"><text:span text:style-name="Source_20_Text">renko_close = request.security(renko_tickerid, timeframe.period, close)</text:span></text:p>
      <text:p text:style-name="P5"><text:span text:style-name="Source_20_Text">plot(renko_close)</text:span></text:p>
      <text:p text:style-name="P3">Example</text:p>
      <text:section text:style-name="Sect1" text:name="Section805">
        <text:p text:style-name="P4"><text:bookmark text:name="fun_ticker.renko"/><text:span text:style-name="Source_20_Text">//@version=6</text:span></text:p>
        <text:p text:style-name="Preformatted_20_Text"><text:span text:style-name="Source_20_Text">indicator("Renko candles", overlay=false)</text:span></text:p>
        <text:p text:style-name="Preformatted_20_Text"><text:span text:style-name="Source_20_Text">renko_tickerid = ticker.renko(syminfo.tickerid, "ATR", 10)</text:span></text:p>
        <text:p text:style-name="Preformatted_20_Text"><text:span text:style-name="Source_20_Text">[renko_open, renko_high, renko_low, renko_close] = request.security(renko_tickerid, timeframe.period, [open, high, low, close])</text:span></text:p>
        <text:p text:style-name="P5"><text:span text:style-name="Source_20_Text">plotcandle(renko_open, renko_high, renko_low, renko_close, color = renko_close &gt; renko_open ? color.green : color.red)</text:span></text:p>
        <text:p text:style-name="P3">Returns</text:p>
        <text:p text:style-name="P3"><text:soft-page-break/>String value of ticker id, that can be supplied to <text:a xlink:type="simple" xlink:href="https://www.tradingview.com/pine-script-reference/v6/#fun_request.security" text:style-name="Internet_20_link" text:visited-style-name="Visited_20_Internet_20_Link">request.security</text:a> function.</text:p>
        <text:p text:style-name="P3">See also</text:p>
        <text:p text:style-name="P3"><text:a xlink:type="simple" xlink:href="https://www.tradingview.com/pine-script-reference/v6/#var_syminfo.tickerid" text:style-name="Internet_20_link" text:visited-style-name="Visited_20_Internet_20_Link">syminfo.tickerid</text:a><text:a xlink:type="simple" xlink:href="https://www.tradingview.com/pine-script-reference/v6/#var_syminfo.ticker" text:style-name="Internet_20_link" text:visited-style-name="Visited_20_Internet_20_Link">syminfo.ticker</text:a><text:a xlink:type="simple" xlink:href="https://www.tradingview.com/pine-script-reference/v6/#fun_request.security" text:style-name="Internet_20_link" text:visited-style-name="Visited_20_Internet_20_Link">request.security</text:a><text:a xlink:type="simple" xlink:href="https://www.tradingview.com/pine-script-reference/v6/#fun_ticker.heikinashi" text:style-name="Internet_20_link" text:visited-style-name="Visited_20_Internet_20_Link">ticker.heikinashi</text:a><text:a xlink:type="simple" xlink:href="https://www.tradingview.com/pine-script-reference/v6/#fun_ticker.linebreak" text:style-name="Internet_20_link" text:visited-style-name="Visited_20_Internet_20_Link">ticker.linebreak</text:a><text:a xlink:type="simple" xlink:href="https://www.tradingview.com/pine-script-reference/v6/#fun_ticker.kagi" text:style-name="Internet_20_link" text:visited-style-name="Visited_20_Internet_20_Link">ticker.kagi</text:a><text:a xlink:type="simple" xlink:href="https://www.tradingview.com/pine-script-reference/v6/#fun_ticker.pointfigure" text:style-name="Internet_20_link" text:visited-style-name="Visited_20_Internet_20_Link">ticker.pointfigure</text:a></text:p>
      </text:section>
      <text:section text:style-name="Sect1" text:name="fun_ticker.standard">
        <text:h text:style-name="P2" text:outline-level="3">ticker.standard()</text:h>
        <text:p text:style-name="P3">2 overloads</text:p>
      </text:section>
      <text:p text:style-name="P3">Creates a ticker to request data from a standard chart that is unaffected by modifiers like extended session, dividend adjustment, currency conversion, and the calculations of non-standard chart types: Heikin Ashi, Renko, etc. Among other things, this makes it possible to retrieve standard chart values when the script is running on a non-standard chart.</text:p>
      <text:p text:style-name="Text_20_body">Syntax &amp; Overloads</text:p>
      <text:p text:style-name="P5"><text:a xlink:type="simple" xlink:href="https://www.tradingview.com/pine-script-reference/v6/#fun_ticker.standard-0" text:style-name="Internet_20_link" text:visited-style-name="Visited_20_Internet_20_Link">ticker.standard(symbol) → simple string</text:a></text:p>
      <text:p text:style-name="P5"><text:a xlink:type="simple" xlink:href="https://www.tradingview.com/pine-script-reference/v6/#fun_ticker.standard-1" text:style-name="Internet_20_link" text:visited-style-name="Visited_20_Internet_20_Link">ticker.standard(symbol) → series string</text:a></text:p>
      <text:p text:style-name="P3">Arguments</text:p>
      <text:p text:style-name="P3">symbol (simple string) A ticker ID to be converted into its standard form. Optional. The default is <text:a xlink:type="simple" xlink:href="https://www.tradingview.com/pine-script-reference/v6/#var_syminfo.tickerid" text:style-name="Internet_20_link" text:visited-style-name="Visited_20_Internet_20_Link">syminfo.tickerid</text:a>.</text:p>
      <text:p text:style-name="P3">Example</text:p>
      <text:section text:style-name="Sect1" text:name="Section806">
        <text:p text:style-name="P4"><text:bookmark text:name="fun_ticker.standard"/><text:span text:style-name="Source_20_Text">//@version=6</text:span></text:p>
        <text:p text:style-name="Preformatted_20_Text"><text:span text:style-name="Source_20_Text">indicator("ticker.standard", overlay = true)</text:span></text:p>
        <text:p text:style-name="Preformatted_20_Text"><text:span text:style-name="Source_20_Text">// This script should be run on a non-standard chart such as HA, Renko...</text:span></text:p>
        <text:p text:style-name="Preformatted_20_Text"><text:span text:style-name="Source_20_Text">// Requests data from the chart type the script is running on.</text:span></text:p>
        <text:p text:style-name="Preformatted_20_Text"><text:span text:style-name="Source_20_Text">chartTypeValue = request.security(syminfo.tickerid, "1D", close)</text:span></text:p>
        <text:p text:style-name="Preformatted_20_Text"><text:span text:style-name="Source_20_Text">// Request data from the standard chart type, regardless of the chart type the script is running on.</text:span></text:p>
        <text:p text:style-name="Preformatted_20_Text"><text:span text:style-name="Source_20_Text">standardChartValue = request.security(ticker.standard(syminfo.tickerid), "1D", close)</text:span></text:p>
        <text:p text:style-name="Preformatted_20_Text"><text:span text:style-name="Source_20_Text">// This will not use a standard ticker ID because the `symbol` argument contains only the ticker — not the prefix (exchange).</text:span></text:p>
        <text:p text:style-name="Preformatted_20_Text"><text:span text:style-name="Source_20_Text">standardChartValue2 = request.security(ticker.standard(syminfo.ticker), "1D", close)</text:span></text:p>
        <text:p text:style-name="Preformatted_20_Text"><text:span text:style-name="Source_20_Text">plot(chartTypeValue)</text:span></text:p>
        <text:p text:style-name="P5"><text:span text:style-name="Source_20_Text">plot(standardChartValue, color = color.green)</text:span></text:p>
        <text:p text:style-name="P3">Returns</text:p>
        <text:p text:style-name="P3">A string representing the ticker of a standard chart in the "prefix:ticker" format. If the <text:span text:style-name="Source_20_Text">symbol</text:span> argument does not contain the prefix and ticker information, the function returns the supplied argument as is.</text:p>
        <text:p text:style-name="P3">See also</text:p>
        <text:p text:style-name="P3"><text:a xlink:type="simple" xlink:href="https://www.tradingview.com/pine-script-reference/v6/#fun_request.security" text:style-name="Internet_20_link" text:visited-style-name="Visited_20_Internet_20_Link">request.security</text:a></text:p>
      </text:section>
      <text:section text:style-name="Sect1" text:name="fun_time">
        <text:h text:style-name="P2" text:outline-level="3">time()</text:h>
        <text:p text:style-name="P3">3 overloads</text:p>
      </text:section>
      <text:p text:style-name="P3">The time function returns the UNIX time of the current bar for the specified timeframe and session or NaN if the time point is out of session.</text:p>
      <text:p text:style-name="Text_20_body">Syntax &amp; Overloads</text:p>
      <text:p text:style-name="P5"><text:a xlink:type="simple" xlink:href="https://www.tradingview.com/pine-script-reference/v6/#fun_time-0" text:style-name="Internet_20_link" text:visited-style-name="Visited_20_Internet_20_Link">time(timeframe, bars_back) → series int</text:a></text:p>
      <text:p text:style-name="P5"><text:a xlink:type="simple" xlink:href="https://www.tradingview.com/pine-script-reference/v6/#fun_time-1" text:style-name="Internet_20_link" text:visited-style-name="Visited_20_Internet_20_Link">time(timeframe, session, bars_back) → series int</text:a></text:p>
      <text:p text:style-name="P5"><text:a xlink:type="simple" xlink:href="https://www.tradingview.com/pine-script-reference/v6/#fun_time-2" text:style-name="Internet_20_link" text:visited-style-name="Visited_20_Internet_20_Link">time(timeframe, session, timezone, bars_back) → series int</text:a></text:p>
      <text:p text:style-name="P3">Arguments</text:p>
      <text:p text:style-name="P3">timeframe (series string) Timeframe. An empty string is interpreted as the current timeframe of the chart.</text:p>
      <text:p text:style-name="P3">bars_back (series int) Optional. The bar offset on the script's main timeframe. If the value is positive, the function retrieves the timestamp of the bar N bars back relative to the current bar on the main timeframe. If the value is a negative number from -1 to -500, the function retrieves the expected time of a future bar on that timeframe. The default is 0.</text:p>
      <text:p text:style-name="Text_20_body">Example</text:p>
      <text:p text:style-name="Preformatted_20_Text"><text:span text:style-name="Source_20_Text">//@version=6</text:span></text:p>
      <text:p text:style-name="Preformatted_20_Text"><text:span text:style-name="Source_20_Text">indicator("Time", overlay=true)</text:span></text:p>
      <text:p text:style-name="Preformatted_20_Text"><text:span text:style-name="Source_20_Text">// Try this on chart AAPL,1</text:span></text:p>
      <text:p text:style-name="Preformatted_20_Text"><text:span text:style-name="Source_20_Text">timeinrange(res, sess) =&gt; not na(time(res, sess, "America/New_York")) ? 1 : 0</text:span></text:p>
      <text:p text:style-name="Preformatted_20_Text"><text:span text:style-name="Source_20_Text">plot(timeinrange("1", "1300-1400"), color=color.red)</text:span></text:p>
      <text:p text:style-name="Preformatted_20_Text"><text:span text:style-name="Source_20_Text">// This plots 1.0 at every start of 10 minute bar on a 1 minute chart:</text:span></text:p>
      <text:p text:style-name="Preformatted_20_Text"><text:span text:style-name="Source_20_Text">newbar(res) =&gt; ta.change(time(res)) == 0 ? 0 : 1</text:span></text:p>
      <text:p text:style-name="P5"><text:span text:style-name="Source_20_Text">plot(newbar("10"))</text:span></text:p>
      <text:p text:style-name="P3">While setting up a session you can specify not just the hours and minutes but also the days of the week that will be included in that session.</text:p>
      <text:p text:style-name="P3">If the days aren't specified, the session is considered to have been set from Sunday (1) to Saturday (7), i.e. "1100-2000" is the same as "1100-1200:1234567".</text:p>
      <text:p text:style-name="P3">You can change that by specifying the days. For example, on a symbol that is traded seven days a week with the 24-hour trading session the following script will not color Saturdays and Sundays:</text:p>
      <text:p text:style-name="Text_20_body">Example</text:p>
      <text:p text:style-name="Preformatted_20_Text"><text:span text:style-name="Source_20_Text">//@version=6</text:span></text:p>
      <text:p text:style-name="Preformatted_20_Text"><text:span text:style-name="Source_20_Text">indicator("Time", overlay=true)</text:span></text:p>
      <text:p text:style-name="Preformatted_20_Text"><text:span text:style-name="Source_20_Text">t1 = time(timeframe.period, "0000-0000:23456")</text:span></text:p>
      <text:p text:style-name="P5"><text:span text:style-name="Source_20_Text">bgcolor(not na(t1) ? color.new(color.blue, 90) : na)</text:span></text:p>
      <text:p text:style-name="P3">One <text:span text:style-name="Source_20_Text">session</text:span> argument can include several different sessions, separated by commas. For example, the following script will highlight the bars from 10:00 to 11:00 and from 14:00 to 15:00 (workdays only):</text:p>
      <text:p text:style-name="P3">Example</text:p>
      <text:section text:style-name="Sect1" text:name="Section807">
        <text:p text:style-name="P4"><text:bookmark text:name="fun_time"/><text:span text:style-name="Source_20_Text">//@version=6</text:span></text:p>
        <text:p text:style-name="Preformatted_20_Text"><text:span text:style-name="Source_20_Text">indicator("Time", overlay=true)</text:span></text:p>
        <text:p text:style-name="Preformatted_20_Text"><text:span text:style-name="Source_20_Text">t1 = time(timeframe.period, "1000-1100,1400-1500:23456")</text:span></text:p>
        <text:p text:style-name="P5"><text:span text:style-name="Source_20_Text">bgcolor(not na(t1) ? color.new(color.blue, 90) : na)</text:span></text:p>
        <text:p text:style-name="P3">Returns</text:p>
        <text:p text:style-name="P3">UNIX time.</text:p>
        <text:p text:style-name="P3">Remarks</text:p>
        <text:p text:style-name="P3">UNIX time is the number of milliseconds that have elapsed since 00:00:00 UTC, 1 January 1970.</text:p>
        <text:p text:style-name="P3">See also</text:p>
        <text:p text:style-name="P3"><text:a xlink:type="simple" xlink:href="https://www.tradingview.com/pine-script-reference/v6/#var_time" text:style-name="Internet_20_link" text:visited-style-name="Visited_20_Internet_20_Link">time</text:a></text:p>
      </text:section>
      <text:section text:style-name="Sect1" text:name="fun_time_close">
        <text:h text:style-name="P2" text:outline-level="3">time_close()</text:h>
        <text:p text:style-name="P3">3 overloads</text:p>
      </text:section>
      <text:p text:style-name="P3">Returns the UNIX time of the current bar's close for the specified timeframe and session, or <text:a xlink:type="simple" xlink:href="https://www.tradingview.com/pine-script-reference/v6/#var_na" text:style-name="Internet_20_link" text:visited-style-name="Visited_20_Internet_20_Link">na</text:a> if the time point is outside the session. On non-standard price-based chart types (Renko, Line break, Kagi, Point &amp; Figure, and Range), this function returns <text:a xlink:type="simple" xlink:href="https://www.tradingview.com/pine-script-reference/v6/#var_na" text:style-name="Internet_20_link" text:visited-style-name="Visited_20_Internet_20_Link">na</text:a> on the chart's realtime bars.</text:p>
      <text:p text:style-name="Text_20_body">Syntax &amp; Overloads</text:p>
      <text:p text:style-name="P5"><text:a xlink:type="simple" xlink:href="https://www.tradingview.com/pine-script-reference/v6/#fun_time_close-0" text:style-name="Internet_20_link" text:visited-style-name="Visited_20_Internet_20_Link">time_close(timeframe, bars_back) → series int</text:a></text:p>
      <text:p text:style-name="P5"><text:a xlink:type="simple" xlink:href="https://www.tradingview.com/pine-script-reference/v6/#fun_time_close-1" text:style-name="Internet_20_link" text:visited-style-name="Visited_20_Internet_20_Link">time_close(timeframe, session, bars_back) → series int</text:a></text:p>
      <text:p text:style-name="P5"><text:a xlink:type="simple" xlink:href="https://www.tradingview.com/pine-script-reference/v6/#fun_time_close-2" text:style-name="Internet_20_link" text:visited-style-name="Visited_20_Internet_20_Link"><text:soft-page-break/>time_close(timeframe, session, timezone, bars_back) → series int</text:a></text:p>
      <text:p text:style-name="P3">Arguments</text:p>
      <text:p text:style-name="P3">timeframe (series string) Resolution. An empty string is interpreted as the current resolution of the chart.</text:p>
      <text:p text:style-name="P3">bars_back (series int) Optional. The bar offset on the script's main timeframe. If the value is positive, the function retrieves the timestamp of the bar N bars back relative to the current bar on the main timeframe. If the value is a negative number from -1 to -500, the function retrieves the expected time of a future bar on that timeframe. The default is 0.</text:p>
      <text:p text:style-name="P3">Example</text:p>
      <text:section text:style-name="Sect1" text:name="Section808">
        <text:p text:style-name="P4"><text:bookmark text:name="fun_time_close"/><text:span text:style-name="Source_20_Text">//@version=6</text:span></text:p>
        <text:p text:style-name="Preformatted_20_Text"><text:span text:style-name="Source_20_Text">indicator("Time", overlay=true)</text:span></text:p>
        <text:p text:style-name="Preformatted_20_Text"><text:span text:style-name="Source_20_Text">t1 = time_close(timeframe.period, "1200-1300", "America/New_York")</text:span></text:p>
        <text:p text:style-name="P5"><text:span text:style-name="Source_20_Text">bgcolor(not na(t1) ? color.new(color.blue, 90) : na)</text:span></text:p>
        <text:p text:style-name="P3">Returns</text:p>
        <text:p text:style-name="P3">UNIX time.</text:p>
        <text:p text:style-name="P3">Remarks</text:p>
        <text:p text:style-name="P3">UNIX time is the number of milliseconds that have elapsed since 00:00:00 UTC, 1 January 1970.</text:p>
        <text:p text:style-name="P3">See also</text:p>
        <text:p text:style-name="P3"><text:a xlink:type="simple" xlink:href="https://www.tradingview.com/pine-script-reference/v6/#var_time_close" text:style-name="Internet_20_link" text:visited-style-name="Visited_20_Internet_20_Link">time_close</text:a></text:p>
      </text:section>
      <text:section text:style-name="Sect1" text:name="fun_timeframe.change">
        <text:h text:style-name="P2" text:outline-level="3">timeframe.change()</text:h>
      </text:section>
      <text:p text:style-name="P3">Detects changes in the specified <text:span text:style-name="Source_20_Text">timeframe</text:span>.</text:p>
      <text:p text:style-name="Text_20_body">Syntax</text:p>
      <text:p text:style-name="P5">timeframe.change(timeframe) → series bool</text:p>
      <text:p text:style-name="P3">Arguments</text:p>
      <text:p text:style-name="P3">timeframe (series string) String formatted according to the <text:a xlink:type="simple" xlink:href="https://www.tradingview.com/pine-script-docs/concepts/timeframes/#timeframe-string-specifications" office:target-frame-name="_blank" xlink:show="new" text:style-name="Internet_20_link" text:visited-style-name="Visited_20_Internet_20_Link">User manual's timeframe string specifications</text:a>.</text:p>
      <text:p text:style-name="P3">Example</text:p>
      <text:section text:style-name="Sect1" text:name="Section809">
        <text:p text:style-name="P4"><text:bookmark text:name="fun_timeframe.change"/><text:span text:style-name="Source_20_Text">//@version=6</text:span></text:p>
        <text:p text:style-name="Preformatted_20_Text"><text:span text:style-name="Source_20_Text">// Run this script on an intraday chart.</text:span></text:p>
        <text:p text:style-name="Preformatted_20_Text"><text:span text:style-name="Source_20_Text">indicator("New day started", overlay = true)</text:span></text:p>
        <text:p text:style-name="Preformatted_20_Text"><text:span text:style-name="Source_20_Text">// Highlights the first bar of the new day.</text:span></text:p>
        <text:p text:style-name="Preformatted_20_Text"><text:span text:style-name="Source_20_Text">isNewDay = timeframe.change("1D")</text:span></text:p>
        <text:p text:style-name="P5"><text:span text:style-name="Source_20_Text">bgcolor(isNewDay ? color.new(color.green, 80) : na)</text:span></text:p>
        <text:p text:style-name="P3">Returns</text:p>
        <text:p text:style-name="P3">Returns <text:a xlink:type="simple" xlink:href="https://www.tradingview.com/pine-script-reference/v6/#const_true" text:style-name="Internet_20_link" text:visited-style-name="Visited_20_Internet_20_Link">true</text:a> on the first bar of a new <text:span text:style-name="Source_20_Text">timeframe</text:span>, <text:a xlink:type="simple" xlink:href="https://www.tradingview.com/pine-script-reference/v6/#const_false" text:style-name="Internet_20_link" text:visited-style-name="Visited_20_Internet_20_Link">false</text:a> otherwise.</text:p>
      </text:section>
      <text:section text:style-name="Sect1" text:name="fun_timeframe.from_seconds">
        <text:h text:style-name="P2" text:outline-level="3">timeframe.from_seconds()</text:h>
        <text:p text:style-name="P3">2 overloads</text:p>
      </text:section>
      <text:p text:style-name="P3">Converts a number of seconds into a valid timeframe string.</text:p>
      <text:p text:style-name="Text_20_body">Syntax &amp; Overloads</text:p>
      <text:p text:style-name="P5"><text:a xlink:type="simple" xlink:href="https://www.tradingview.com/pine-script-reference/v6/#fun_timeframe.from_seconds-0" text:style-name="Internet_20_link" text:visited-style-name="Visited_20_Internet_20_Link">timeframe.from_seconds(seconds) → simple string</text:a></text:p>
      <text:p text:style-name="P5"><text:a xlink:type="simple" xlink:href="https://www.tradingview.com/pine-script-reference/v6/#fun_timeframe.from_seconds-1" text:style-name="Internet_20_link" text:visited-style-name="Visited_20_Internet_20_Link">timeframe.from_seconds(seconds) → series string</text:a></text:p>
      <text:p text:style-name="P3">Arguments</text:p>
      <text:p text:style-name="P3">seconds (simple int) The number of seconds in the timeframe.</text:p>
      <text:p text:style-name="P3">Example</text:p>
      <text:section text:style-name="Sect1" text:name="Section810">
        <text:p text:style-name="P4"><text:bookmark text:name="fun_timeframe.from_seconds"/><text:span text:style-name="Source_20_Text">//@version=6</text:span></text:p>
        <text:p text:style-name="Preformatted_20_Text"><text:span text:style-name="Source_20_Text">indicator("HTF Close", "", true)</text:span></text:p>
        <text:p text:style-name="Preformatted_20_Text"><text:span text:style-name="Source_20_Text">int chartTf = timeframe.in_seconds()</text:span></text:p>
        <text:p text:style-name="Preformatted_20_Text"><text:span text:style-name="Source_20_Text">string tfTimes5 = timeframe.from_seconds(chartTf * 5)</text:span></text:p>
        <text:p text:style-name="Preformatted_20_Text"><text:span text:style-name="Source_20_Text">float htfClose = request.security(syminfo.tickerid, tfTimes5, close)</text:span></text:p>
        <text:p text:style-name="P5"><text:span text:style-name="Source_20_Text">plot(htfClose)</text:span></text:p>
        <text:p text:style-name="P3">Returns</text:p>
        <text:p text:style-name="P3">A timeframe string compliant with <text:a xlink:type="simple" xlink:href="https://www.tradingview.com/pine-script-docs/concepts/timeframes/#timeframe-string-specifications" office:target-frame-name="_blank" xlink:show="new" text:style-name="Internet_20_link" text:visited-style-name="Visited_20_Internet_20_Link">timeframe string specifications</text:a>.</text:p>
        <text:p text:style-name="P3">Remarks</text:p>
        <text:p text:style-name="P3">If no valid timeframe exists for the quantity of seconds supplied, the next higher valid timeframe will be returned. Accordingly, one second or less will return "1S", 2-5 seconds will return "5S", and 604,799 seconds (one second less than 7 days) will return "7D".</text:p>
        <text:p text:style-name="P3">If the seconds exactly represent two or more valid timeframes, the one with the larger base unit will be used. Thus 604,800 seconds (7 days) returns "1W", not "7D".</text:p>
        <text:p text:style-name="P3">All values above 31,622,400 (366 days) return "12M".</text:p>
        <text:p text:style-name="P3">See also</text:p>
        <text:p text:style-name="P3"><text:a xlink:type="simple" xlink:href="https://www.tradingview.com/pine-script-reference/v6/#fun_timeframe.in_seconds" text:style-name="Internet_20_link" text:visited-style-name="Visited_20_Internet_20_Link">timeframe.in_seconds</text:a><text:a xlink:type="simple" xlink:href="https://www.tradingview.com/pine-script-reference/v6/#var_request.security" text:style-name="Internet_20_link" text:visited-style-name="Visited_20_Internet_20_Link">request.security</text:a><text:a xlink:type="simple" xlink:href="https://www.tradingview.com/pine-script-reference/v6/#var_request.security_lower_tf" text:style-name="Internet_20_link" text:visited-style-name="Visited_20_Internet_20_Link">request.security_lower_tf</text:a></text:p>
      </text:section>
      <text:section text:style-name="Sect1" text:name="fun_timeframe.in_seconds">
        <text:h text:style-name="P2" text:outline-level="3">timeframe.in_seconds()</text:h>
        <text:p text:style-name="P3">2 overloads</text:p>
      </text:section>
      <text:p text:style-name="P3">Converts a timeframe string into seconds.</text:p>
      <text:p text:style-name="Text_20_body">Syntax &amp; Overloads</text:p>
      <text:p text:style-name="P5"><text:a xlink:type="simple" xlink:href="https://www.tradingview.com/pine-script-reference/v6/#fun_timeframe.in_seconds-0" text:style-name="Internet_20_link" text:visited-style-name="Visited_20_Internet_20_Link">timeframe.in_seconds(timeframe) → simple int</text:a></text:p>
      <text:p text:style-name="P5"><text:a xlink:type="simple" xlink:href="https://www.tradingview.com/pine-script-reference/v6/#fun_timeframe.in_seconds-1" text:style-name="Internet_20_link" text:visited-style-name="Visited_20_Internet_20_Link">timeframe.in_seconds(timeframe) → series int</text:a></text:p>
      <text:p text:style-name="P3">Arguments</text:p>
      <text:p text:style-name="P3">timeframe (simple string) Timeframe string in <text:a xlink:type="simple" xlink:href="https://www.tradingview.com/pine-script-docs/concepts/timeframes/#timeframe-string-specifications" office:target-frame-name="_blank" xlink:show="new" text:style-name="Internet_20_link" text:visited-style-name="Visited_20_Internet_20_Link">timeframe string specifications</text:a> format. Optional. The default is <text:a xlink:type="simple" xlink:href="https://www.tradingview.com/pine-script-reference/v6/#var_timeframe.period" text:style-name="Internet_20_link" text:visited-style-name="Visited_20_Internet_20_Link">timeframe.period</text:a>.</text:p>
      <text:p text:style-name="P3">Example</text:p>
      <text:section text:style-name="Sect1" text:name="Section811">
        <text:p text:style-name="P4"><text:bookmark text:name="fun_timeframe.in_seconds"/><text:span text:style-name="Source_20_Text">//@version=6</text:span></text:p>
        <text:p text:style-name="Preformatted_20_Text"><text:span text:style-name="Source_20_Text">indicator("`timeframe_in_seconds()`")</text:span></text:p>
        <text:p text:style-name="Preformatted_20_Text"><text:span text:style-name="Source_20_Text">// Get a user-selected timeframe.</text:span></text:p>
        <text:p text:style-name="Preformatted_20_Text"><text:span text:style-name="Source_20_Text">tfInput = input.timeframe("1D")</text:span></text:p>
        <text:p text:style-name="Preformatted_20_Text"><text:span text:style-name="Source_20_Text">// Convert it into an "int" number of seconds.</text:span></text:p>
        <text:p text:style-name="Preformatted_20_Text"><text:span text:style-name="Source_20_Text">secondsInTf = timeframe.in_seconds(tfInput)</text:span></text:p>
        <text:p text:style-name="P5"><text:span text:style-name="Source_20_Text">plot(secondsInTf)</text:span></text:p>
        <text:p text:style-name="P3">Returns</text:p>
        <text:p text:style-name="P3">The "int" representation of the number of seconds in the timeframe string.</text:p>
        <text:p text:style-name="P3">Remarks</text:p>
        <text:p text:style-name="P3">When the timeframe is "1M" or more, calculations use 2628003 as the number of seconds in one month, which represents 30.4167 (365/12) days.</text:p>
        <text:p text:style-name="P3"><text:soft-page-break/>See also</text:p>
        <text:p text:style-name="P3"><text:a xlink:type="simple" xlink:href="https://www.tradingview.com/pine-script-reference/v6/#fun_input.timeframe" text:style-name="Internet_20_link" text:visited-style-name="Visited_20_Internet_20_Link">input.timeframe</text:a><text:a xlink:type="simple" xlink:href="https://www.tradingview.com/pine-script-reference/v6/#var_timeframe.period" text:style-name="Internet_20_link" text:visited-style-name="Visited_20_Internet_20_Link">timeframe.period</text:a><text:a xlink:type="simple" xlink:href="https://www.tradingview.com/pine-script-reference/v6/#fun_timeframe.from_seconds" text:style-name="Internet_20_link" text:visited-style-name="Visited_20_Internet_20_Link">timeframe.from_seconds</text:a></text:p>
      </text:section>
      <text:section text:style-name="Sect1" text:name="fun_timestamp">
        <text:h text:style-name="P2" text:outline-level="3">timestamp()</text:h>
        <text:p text:style-name="P3">5 overloads</text:p>
      </text:section>
      <text:p text:style-name="P3">Function timestamp returns UNIX time of specified date and time.</text:p>
      <text:p text:style-name="Text_20_body">Syntax &amp; Overloads</text:p>
      <text:p text:style-name="P5"><text:a xlink:type="simple" xlink:href="https://www.tradingview.com/pine-script-reference/v6/#fun_timestamp-0" text:style-name="Internet_20_link" text:visited-style-name="Visited_20_Internet_20_Link">timestamp(dateString) → const int</text:a></text:p>
      <text:p text:style-name="P5"><text:a xlink:type="simple" xlink:href="https://www.tradingview.com/pine-script-reference/v6/#fun_timestamp-1" text:style-name="Internet_20_link" text:visited-style-name="Visited_20_Internet_20_Link">timestamp(year, month, day, hour, minute, second) → simple int</text:a></text:p>
      <text:p text:style-name="P5"><text:a xlink:type="simple" xlink:href="https://www.tradingview.com/pine-script-reference/v6/#fun_timestamp-2" text:style-name="Internet_20_link" text:visited-style-name="Visited_20_Internet_20_Link">timestamp(year, month, day, hour, minute, second) → series int</text:a></text:p>
      <text:p text:style-name="P5"><text:a xlink:type="simple" xlink:href="https://www.tradingview.com/pine-script-reference/v6/#fun_timestamp-3" text:style-name="Internet_20_link" text:visited-style-name="Visited_20_Internet_20_Link">timestamp(timezone, year, month, day, hour, minute, second) → simple int</text:a></text:p>
      <text:p text:style-name="P5"><text:a xlink:type="simple" xlink:href="https://www.tradingview.com/pine-script-reference/v6/#fun_timestamp-4" text:style-name="Internet_20_link" text:visited-style-name="Visited_20_Internet_20_Link">timestamp(timezone, year, month, day, hour, minute, second) → series int</text:a></text:p>
      <text:p text:style-name="P3">Arguments</text:p>
      <text:p text:style-name="P3">dateString (const string) A string containing the date and, optionally, the time and time zone. Its format must comply with either the <text:a xlink:type="simple" xlink:href="https://tools.ietf.org/html/rfc2822#section-3.3" office:target-frame-name="_blank" xlink:show="new" text:style-name="Internet_20_link" text:visited-style-name="Visited_20_Internet_20_Link">IETF RFC 2822</text:a> or <text:a xlink:type="simple" xlink:href="https://en.wikipedia.org/wiki/ISO_8601" office:target-frame-name="_blank" xlink:show="new" text:style-name="Internet_20_link" text:visited-style-name="Visited_20_Internet_20_Link">ISO 8601</text:a> standards ("DD MMM YYYY hh:mm:ss ±hhmm" or "YYYY-MM-DDThh:mm:ss±hh:mm", so "20 Feb 2020" or "2020-02-20"). If no time is supplied, "00:00" is used. If no time zone is supplied, GMT+0 will be used. Note that this diverges from the usual behavior of the function where it returns time in the exchange's timezone.</text:p>
      <text:p text:style-name="P3">Example</text:p>
      <text:section text:style-name="Sect1" text:name="Section812">
        <text:p text:style-name="P4"><text:bookmark text:name="fun_timestamp"/><text:span text:style-name="Source_20_Text">//@version=6</text:span></text:p>
        <text:p text:style-name="Preformatted_20_Text"><text:span text:style-name="Source_20_Text">indicator("timestamp")</text:span></text:p>
        <text:p text:style-name="Preformatted_20_Text"><text:span text:style-name="Source_20_Text">plot(timestamp(2016, 01, 19, 09, 30), linewidth=3, color=color.green)</text:span></text:p>
        <text:p text:style-name="Preformatted_20_Text"><text:span text:style-name="Source_20_Text">plot(timestamp(syminfo.timezone, 2016, 01, 19, 09, 30), color=color.blue)</text:span></text:p>
        <text:p text:style-name="Preformatted_20_Text"><text:span text:style-name="Source_20_Text">plot(timestamp(2016, 01, 19, 09, 30), color=color.yellow)</text:span></text:p>
        <text:p text:style-name="Preformatted_20_Text"><text:span text:style-name="Source_20_Text">plot(timestamp("GMT+6", 2016, 01, 19, 09, 30))</text:span></text:p>
        <text:p text:style-name="Preformatted_20_Text"><text:span text:style-name="Source_20_Text">plot(timestamp(2019, 06, 19, 09, 30, 15), color=color.lime)</text:span></text:p>
        <text:p text:style-name="Preformatted_20_Text"><text:span text:style-name="Source_20_Text">plot(timestamp("GMT+3", 2019, 06, 19, 09, 30, 15), color=color.fuchsia)</text:span></text:p>
        <text:p text:style-name="Preformatted_20_Text"><text:span text:style-name="Source_20_Text">plot(timestamp("Feb 01 2020 22:10:05"))</text:span></text:p>
        <text:p text:style-name="Preformatted_20_Text"><text:span text:style-name="Source_20_Text">plot(timestamp("2011-10-10T14:48:00"))</text:span></text:p>
        <text:p text:style-name="P5"><text:span text:style-name="Source_20_Text">plot(timestamp("04 Dec 1995 00:12:00 GMT+5"))</text:span></text:p>
        <text:p text:style-name="P3">Returns</text:p>
        <text:p text:style-name="P3">UNIX time.</text:p>
        <text:p text:style-name="P3">Remarks</text:p>
        <text:p text:style-name="P3">UNIX time is the number of milliseconds that have elapsed since 00:00:00 UTC, 1 January 1970.</text:p>
        <text:p text:style-name="P3">See also</text:p>
        <text:p text:style-name="P3"><text:a xlink:type="simple" xlink:href="https://www.tradingview.com/pine-script-reference/v6/#fun_time" text:style-name="Internet_20_link" text:visited-style-name="Visited_20_Internet_20_Link">time</text:a></text:p>
      </text:section>
      <text:section text:style-name="Sect1" text:name="fun_weekofyear">
        <text:h text:style-name="P2" text:outline-level="3">weekofyear()</text:h>
        <text:p text:style-name="P3">2 overloads</text:p>
      </text:section>
      <text:section text:style-name="Sect1" text:name="Section813">
        <text:p text:style-name="P7"><text:bookmark text:name="fun_weekofyear"/>Syntax &amp; Overloads</text:p>
        <text:p text:style-name="P5"><text:a xlink:type="simple" xlink:href="https://www.tradingview.com/pine-script-reference/v6/#fun_weekofyear-0" text:style-name="Internet_20_link" text:visited-style-name="Visited_20_Internet_20_Link">weekofyear(time) → series int</text:a></text:p>
        <text:p text:style-name="P5"><text:a xlink:type="simple" xlink:href="https://www.tradingview.com/pine-script-reference/v6/#fun_weekofyear-1" text:style-name="Internet_20_link" text:visited-style-name="Visited_20_Internet_20_Link">weekofyear(time, timezone) → series int</text:a></text:p>
        <text:p text:style-name="P3">Arguments</text:p>
        <text:p text:style-name="P3">time (series int) UNIX time in milliseconds.</text:p>
        <text:p text:style-name="P3">Returns</text:p>
        <text:p text:style-name="P3">Week of year (in exchange timezone) for provided UNIX time.</text:p>
        <text:p text:style-name="P3">Remarks</text:p>
        <text:p text:style-name="P3">UNIX time is the number of milliseconds that have elapsed since 00:00:00 UTC, 1 January 1970.</text:p>
        <text:p text:style-name="P3">Note that this function returns the week based on the time of the bar's open. For overnight sessions (e.g. EURUSD, where Monday session starts on Sunday, 17:00) this value can be lower by 1 than the week of the trading day.</text:p>
        <text:p text:style-name="P3">See also</text:p>
        <text:p text:style-name="P3"><text:a xlink:type="simple" xlink:href="https://www.tradingview.com/pine-script-reference/v6/#var_weekofyear" text:style-name="Internet_20_link" text:visited-style-name="Visited_20_Internet_20_Link">weekofyear</text:a><text:a xlink:type="simple" xlink:href="https://www.tradingview.com/pine-script-reference/v6/#fun_time" text:style-name="Internet_20_link" text:visited-style-name="Visited_20_Internet_20_Link">time</text:a><text:a xlink:type="simple" xlink:href="https://www.tradingview.com/pine-script-reference/v6/#fun_year" text:style-name="Internet_20_link" text:visited-style-name="Visited_20_Internet_20_Link">year</text:a><text:a xlink:type="simple" xlink:href="https://www.tradingview.com/pine-script-reference/v6/#fun_month" text:style-name="Internet_20_link" text:visited-style-name="Visited_20_Internet_20_Link">month</text:a><text:a xlink:type="simple" xlink:href="https://www.tradingview.com/pine-script-reference/v6/#fun_dayofmonth" text:style-name="Internet_20_link" text:visited-style-name="Visited_20_Internet_20_Link">dayofmonth</text:a><text:a xlink:type="simple" xlink:href="https://www.tradingview.com/pine-script-reference/v6/#fun_dayofweek" text:style-name="Internet_20_link" text:visited-style-name="Visited_20_Internet_20_Link">dayofweek</text:a><text:a xlink:type="simple" xlink:href="https://www.tradingview.com/pine-script-reference/v6/#fun_hour" text:style-name="Internet_20_link" text:visited-style-name="Visited_20_Internet_20_Link">hour</text:a><text:a xlink:type="simple" xlink:href="https://www.tradingview.com/pine-script-reference/v6/#fun_minute" text:style-name="Internet_20_link" text:visited-style-name="Visited_20_Internet_20_Link">minute</text:a><text:a xlink:type="simple" xlink:href="https://www.tradingview.com/pine-script-reference/v6/#fun_second" text:style-name="Internet_20_link" text:visited-style-name="Visited_20_Internet_20_Link">second</text:a></text:p>
      </text:section>
      <text:section text:style-name="Sect1" text:name="fun_year">
        <text:h text:style-name="P2" text:outline-level="3">year()</text:h>
        <text:p text:style-name="P3">2 overloads</text:p>
      </text:section>
      <text:section text:style-name="Sect1" text:name="Section814">
        <text:p text:style-name="P7"><text:bookmark text:name="fun_year"/>Syntax &amp; Overloads</text:p>
        <text:p text:style-name="P5"><text:a xlink:type="simple" xlink:href="https://www.tradingview.com/pine-script-reference/v6/#fun_year-0" text:style-name="Internet_20_link" text:visited-style-name="Visited_20_Internet_20_Link">year(time) → series int</text:a></text:p>
        <text:p text:style-name="P5"><text:a xlink:type="simple" xlink:href="https://www.tradingview.com/pine-script-reference/v6/#fun_year-1" text:style-name="Internet_20_link" text:visited-style-name="Visited_20_Internet_20_Link">year(time, timezone) → series int</text:a></text:p>
        <text:p text:style-name="P3">Arguments</text:p>
        <text:p text:style-name="P3">time (series int) UNIX time in milliseconds.</text:p>
        <text:p text:style-name="P3">Returns</text:p>
        <text:p text:style-name="P3">Year (in exchange timezone) for provided UNIX time.</text:p>
        <text:p text:style-name="P3">Remarks</text:p>
        <text:p text:style-name="P3">UNIX time is the number of milliseconds that have elapsed since 00:00:00 UTC, 1 January 1970.</text:p>
        <text:p text:style-name="P3">Note that this function returns the year based on the time of the bar's open. For overnight sessions (e.g. EURUSD, where Monday session starts on Sunday, 17:00 UTC-4) this value can be lower by 1 than the year of the trading day.</text:p>
        <text:p text:style-name="P3">See also</text:p>
        <text:p text:style-name="P3"><text:a xlink:type="simple" xlink:href="https://www.tradingview.com/pine-script-reference/v6/#var_year" text:style-name="Internet_20_link" text:visited-style-name="Visited_20_Internet_20_Link">year</text:a><text:a xlink:type="simple" xlink:href="https://www.tradingview.com/pine-script-reference/v6/#fun_time" text:style-name="Internet_20_link" text:visited-style-name="Visited_20_Internet_20_Link">time</text:a><text:a xlink:type="simple" xlink:href="https://www.tradingview.com/pine-script-reference/v6/#fun_month" text:style-name="Internet_20_link" text:visited-style-name="Visited_20_Internet_20_Link">month</text:a><text:a xlink:type="simple" xlink:href="https://www.tradingview.com/pine-script-reference/v6/#fun_dayofmonth" text:style-name="Internet_20_link" text:visited-style-name="Visited_20_Internet_20_Link">dayofmonth</text:a><text:a xlink:type="simple" xlink:href="https://www.tradingview.com/pine-script-reference/v6/#fun_dayofweek" text:style-name="Internet_20_link" text:visited-style-name="Visited_20_Internet_20_Link">dayofweek</text:a><text:a xlink:type="simple" xlink:href="https://www.tradingview.com/pine-script-reference/v6/#fun_hour" text:style-name="Internet_20_link" text:visited-style-name="Visited_20_Internet_20_Link">hour</text:a><text:a xlink:type="simple" xlink:href="https://www.tradingview.com/pine-script-reference/v6/#fun_minute" text:style-name="Internet_20_link" text:visited-style-name="Visited_20_Internet_20_Link">minute</text:a><text:a xlink:type="simple" xlink:href="https://www.tradingview.com/pine-script-reference/v6/#fun_second" text:style-name="Internet_20_link" text:visited-style-name="Visited_20_Internet_20_Link">second</text:a></text:p>
      </text:section>
      <text:h text:style-name="Heading_20_2" text:outline-level="2">Keywords</text:h>
      <text:section text:style-name="Sect1" text:name="kw_and">
        <text:h text:style-name="P2" text:outline-level="3">and</text:h>
      </text:section>
      <text:section text:style-name="Sect1" text:name="Section815">
        <text:p text:style-name="P6"><text:bookmark text:name="kw_and"/>Logical AND. Applicable to boolean expressions.</text:p>
        <text:p text:style-name="Text_20_body">Syntax</text:p>
        <text:p text:style-name="P5">expr1 and expr2</text:p>
        <text:p text:style-name="P3">Returns</text:p>
        <text:p text:style-name="P3">Boolean value, or series of boolean values.</text:p>
        <text:p text:style-name="P3">Remarks</text:p>
        <text:p text:style-name="P3">If <text:span text:style-name="Source_20_Text">expr1</text:span> evaluates to <text:a xlink:type="simple" xlink:href="https://www.tradingview.com/pine-script-reference/v6/#const_false" text:style-name="Internet_20_link" text:visited-style-name="Visited_20_Internet_20_Link">false</text:a>, the <text:span text:style-name="Source_20_Text">and</text:span> operator returns <text:a xlink:type="simple" xlink:href="https://www.tradingview.com/pine-script-reference/v6/#const_false" text:style-name="Internet_20_link" text:visited-style-name="Visited_20_Internet_20_Link">false</text:a> without evaluating <text:span text:style-name="Source_20_Text">expr2</text:span>.</text:p>
      </text:section>
      <text:section text:style-name="Sect1" text:name="kw_enum">
        <text:h text:style-name="P2" text:outline-level="3"><text:soft-page-break/>enum</text:h>
      </text:section>
      <text:p text:style-name="P3">This keyword allows the creation of an enumeration, enum for short. Enums are unique constructs that hold groups of predefined constants.</text:p>
      <text:p text:style-name="P3">Each field in an enum has a <text:span text:style-name="Source_20_Text">const string</text:span> title. Scripts can access the fields in an enum using dot notation, similar to accessing the fields of a user-defined type.</text:p>
      <text:p text:style-name="P3">Each field represents a value of the <text:span text:style-name="Source_20_Text">enumName</text:span> enum. Scripts can declare each field in an <text:span text:style-name="Source_20_Text">enum</text:span> with an optional <text:span text:style-name="Source_20_Text">const string</text:span> title. If a field's title is not specified, its title is the string representation of its name. Use <text:a xlink:type="simple" xlink:href="https://www.tradingview.com/pine-script-reference/v6/#fun_str.tostring" text:style-name="Internet_20_link" text:visited-style-name="Visited_20_Internet_20_Link">str.tostring</text:a> on an enum field to retrieve its title.</text:p>
      <text:p text:style-name="Text_20_body">Syntax</text:p>
      <text:p text:style-name="Preformatted_20_Text">[export ]enum &lt;enumName&gt; </text:p>
      <text:p text:style-name="Preformatted_20_Text">&lt;field_1&gt; [= &lt;title_1&gt;] </text:p>
      <text:p text:style-name="Preformatted_20_Text">&lt;field_2&gt; [= &lt;title_2&gt;] </text:p>
      <text:p text:style-name="Preformatted_20_Text">... </text:p>
      <text:p text:style-name="P5">&lt;field_N&gt; [= &lt;title_N&gt;]</text:p>
      <text:p text:style-name="P3">One can use an enum to quickly create a dropdown input with the help of the <text:a xlink:type="simple" xlink:href="https://www.tradingview.com/pine-script-reference/v6/#fun_input.enum" text:style-name="Internet_20_link" text:visited-style-name="Visited_20_Internet_20_Link">input.enum</text:a> function. The options that appear in the dropdown represent the titles of the enum fields.</text:p>
      <text:p text:style-name="Text_20_body">Example</text:p>
      <text:p text:style-name="Preformatted_20_Text"><text:span text:style-name="Source_20_Text">//@version=6</text:span></text:p>
      <text:p text:style-name="Preformatted_20_Text"><text:span text:style-name="Source_20_Text">indicator("Session highlight", overlay = true)</text:span></text:p>
      <text:p text:style-name="Preformatted_20_Text"><text:span text:style-name="Source_20_Text">//@enum       Contains fields with popular timezones as titles.</text:span></text:p>
      <text:p text:style-name="Preformatted_20_Text"><text:span text:style-name="Source_20_Text">//@field exch Has an empty string as the title to represent the chart timezone.</text:span></text:p>
      <text:p text:style-name="Preformatted_20_Text"><text:span text:style-name="Source_20_Text">enum tz</text:span></text:p>
      <text:p text:style-name="Preformatted_20_Text"><text:span text:style-name="Source_20_Text">    utc  = "UTC"</text:span></text:p>
      <text:p text:style-name="Preformatted_20_Text"><text:span text:style-name="Source_20_Text">    exch = ""</text:span></text:p>
      <text:p text:style-name="Preformatted_20_Text"><text:span text:style-name="Source_20_Text">    ny   = "America/New_York"</text:span></text:p>
      <text:p text:style-name="Preformatted_20_Text"><text:span text:style-name="Source_20_Text">    chi  = "America/Chicago"</text:span></text:p>
      <text:p text:style-name="Preformatted_20_Text"><text:span text:style-name="Source_20_Text">    lon  = "Europe/London"</text:span></text:p>
      <text:p text:style-name="Preformatted_20_Text"><text:span text:style-name="Source_20_Text">    tok  = "Asia/Tokyo"</text:span></text:p>
      <text:p text:style-name="Preformatted_20_Text"><text:span text:style-name="Source_20_Text">//@variable The session string.</text:span></text:p>
      <text:p text:style-name="Preformatted_20_Text"><text:span text:style-name="Source_20_Text">selectedSession = input.session("1200-1500", "Session")</text:span></text:p>
      <text:p text:style-name="Preformatted_20_Text"><text:span text:style-name="Source_20_Text">//@variable The selected timezone. The input's dropdown contains the fields in the `tz` enum.</text:span></text:p>
      <text:p text:style-name="Preformatted_20_Text"><text:span text:style-name="Source_20_Text">selectedTimezone = input.enum(tz.utc, "Session Timezone")</text:span></text:p>
      <text:p text:style-name="Preformatted_20_Text"><text:span text:style-name="Source_20_Text">//@variable Is `true` if the current bar's time is in the specified session.</text:span></text:p>
      <text:p text:style-name="Preformatted_20_Text"><text:span text:style-name="Source_20_Text">bool inSession = false</text:span></text:p>
      <text:p text:style-name="Preformatted_20_Text"><text:span text:style-name="Source_20_Text">if not na(time("", selectedSession, str.tostring(selectedTimezone)))</text:span></text:p>
      <text:p text:style-name="Preformatted_20_Text"><text:span text:style-name="Source_20_Text">    inSession := true</text:span></text:p>
      <text:p text:style-name="Preformatted_20_Text"><text:span text:style-name="Source_20_Text">// Highlight the background when `inSession` is `true`.</text:span></text:p>
      <text:p text:style-name="P5"><text:span text:style-name="Source_20_Text">bgcolor(inSession ? color.new(color.green, 90) : na, title = "Active session highlight")</text:span></text:p>
      <text:p text:style-name="P3">Additionally, one can use an enum in a collection's type template to restrict the values it will allow as elements. When used inside a type template, the collection will only accept fields that belong to the specified enum.</text:p>
      <text:p text:style-name="P3">Example</text:p>
      <text:section text:style-name="Sect1" text:name="Section816">
        <text:p text:style-name="P4"><text:bookmark text:name="kw_enum"/><text:span text:style-name="Source_20_Text">//@version=6</text:span></text:p>
        <text:p text:style-name="Preformatted_20_Text"><text:span text:style-name="Source_20_Text">indicator("Map with enum keys")</text:span></text:p>
        <text:p text:style-name="Preformatted_20_Text"><text:span text:style-name="Source_20_Text">//@enum        Contains fields with titles representing ticker IDs.</text:span></text:p>
        <text:p text:style-name="Preformatted_20_Text"><text:span text:style-name="Source_20_Text">//@field aapl  Has an Apple ticker ID as its title.</text:span></text:p>
        <text:p text:style-name="Preformatted_20_Text"><text:span text:style-name="Source_20_Text">//@field tsla  Has a Tesla ticker ID as its title.</text:span></text:p>
        <text:p text:style-name="Preformatted_20_Text"><text:span text:style-name="Source_20_Text">//@field amzn  Has an Amazon ticker ID as its title.</text:span></text:p>
        <text:p text:style-name="Preformatted_20_Text"><text:span text:style-name="Source_20_Text">enum symbols</text:span></text:p>
        <text:p text:style-name="Preformatted_20_Text"><text:span text:style-name="Source_20_Text">    aapl = "NASDAQ:AAPL"</text:span></text:p>
        <text:p text:style-name="Preformatted_20_Text"><text:span text:style-name="Source_20_Text">    tsla = "NASDAQ:TSLA"</text:span></text:p>
        <text:p text:style-name="Preformatted_20_Text"><text:span text:style-name="Source_20_Text">    amzn = "NASDAQ:AMZN"</text:span></text:p>
        <text:p text:style-name="Preformatted_20_Text"><text:span text:style-name="Source_20_Text">//@variable A map that accepts fields from the `symbols` enum as keys and "float" values.</text:span></text:p>
        <text:p text:style-name="Preformatted_20_Text"><text:span text:style-name="Source_20_Text">map&lt;symbols, float&gt; data = map.new&lt;symbols, float&gt;()</text:span></text:p>
        <text:p text:style-name="Preformatted_20_Text"><text:span text:style-name="Source_20_Text">// Put key-value pairs into the `data` map.</text:span></text:p>
        <text:p text:style-name="Preformatted_20_Text"><text:span text:style-name="Source_20_Text">data.put(symbols.aapl, request.security(str.tostring(symbols.aapl), timeframe.period, close))</text:span></text:p>
        <text:p text:style-name="Preformatted_20_Text"><text:span text:style-name="Source_20_Text">data.put(symbols.tsla, request.security(str.tostring(symbols.tsla), timeframe.period, close))</text:span></text:p>
        <text:p text:style-name="Preformatted_20_Text"><text:span text:style-name="Source_20_Text">data.put(symbols.amzn, request.security(str.tostring(symbols.amzn), timeframe.period, close))</text:span></text:p>
        <text:p text:style-name="Preformatted_20_Text"><text:span text:style-name="Source_20_Text">// Plot the value from the `data` map accessed by the `symbols.aapl` key.</text:span></text:p>
        <text:p text:style-name="P5"><text:span text:style-name="Source_20_Text">plot(data.get(symbols.aapl))</text:span></text:p>
      </text:section>
      <text:section text:style-name="Sect1" text:name="kw_export">
        <text:h text:style-name="P2" text:outline-level="3">export</text:h>
      </text:section>
      <text:p text:style-name="P3">Used in libraries to prefix the declaration of functions or user-defined type definitions that will be available from other scripts importing the library.</text:p>
      <text:p text:style-name="P3">Example</text:p>
      <text:section text:style-name="Sect1" text:name="Section817">
        <text:p text:style-name="P4"><text:bookmark text:name="kw_export"/><text:span text:style-name="Source_20_Text">//@version=6</text:span></text:p>
        <text:p text:style-name="Preformatted_20_Text"><text:span text:style-name="Source_20_Text">//@description Library of debugging functions.</text:span></text:p>
        <text:p text:style-name="Preformatted_20_Text"><text:span text:style-name="Source_20_Text">library("Debugging_library", overlay = true)</text:span></text:p>
        <text:p text:style-name="Preformatted_20_Text"><text:span text:style-name="Source_20_Text">//@function Displays a string as a table cell for debugging purposes.</text:span></text:p>
        <text:p text:style-name="Preformatted_20_Text"><text:span text:style-name="Source_20_Text">//@param txt String to display.</text:span></text:p>
        <text:p text:style-name="Preformatted_20_Text"><text:span text:style-name="Source_20_Text">//@returns Void.</text:span></text:p>
        <text:p text:style-name="Preformatted_20_Text"><text:span text:style-name="Source_20_Text">export print(string txt) =&gt; </text:span></text:p>
        <text:p text:style-name="Preformatted_20_Text"><text:span text:style-name="Source_20_Text">    var table t = table.new(position.middle_right, 1, 1)</text:span></text:p>
        <text:p text:style-name="Preformatted_20_Text"><text:span text:style-name="Source_20_Text">    table.cell(t, 0, 0, txt, bgcolor = color.yellow)</text:span></text:p>
        <text:p text:style-name="Preformatted_20_Text"><text:span text:style-name="Source_20_Text">// Using the function from inside the library to show an example on the published chart.</text:span></text:p>
        <text:p text:style-name="Preformatted_20_Text"><text:span text:style-name="Source_20_Text">// This has no impact on scripts using the library.</text:span></text:p>
        <text:p text:style-name="P5"><text:span text:style-name="Source_20_Text">print("Library Test")</text:span></text:p>
        <text:p text:style-name="P3">Remarks</text:p>
        <text:p text:style-name="P3">Each library must have at least one exported function or user-defined type (UDT).</text:p>
        <text:p text:style-name="P3">Exported functions cannot use variables from the global scope if they are arrays, mutable variables (reassigned with <text:span text:style-name="Source_20_Text">:=</text:span>), or variables of 'input' form.</text:p>
        <text:p text:style-name="P3">Exported functions cannot use <text:span text:style-name="Source_20_Text">request.*()</text:span> functions.</text:p>
        <text:p text:style-name="P3">Exported functions must explicitly declare each parameter's type and all parameters must be used in the function's body. By default, all arguments passed to exported functions are of the <text:a xlink:type="simple" xlink:href="https://www.tradingview.com/pine-script-reference/v6/#type_series" text:style-name="Internet_20_link" text:visited-style-name="Visited_20_Internet_20_Link">series</text:a> form, unless they are explicitly specified as <text:a xlink:type="simple" xlink:href="https://www.tradingview.com/pine-script-reference/v6/#type_simple" text:style-name="Internet_20_link" text:visited-style-name="Visited_20_Internet_20_Link">simple</text:a> in the function's signature.</text:p>
        <text:p text:style-name="P3">The @description, @function, @param, @type, @field, and @returns compiler annotations are used to automatically generate the library's description and release notes, and in the Pine Script® Editor's tooltips.</text:p>
        <text:p text:style-name="P3">See also</text:p>
        <text:p text:style-name="P3"><text:a xlink:type="simple" xlink:href="https://www.tradingview.com/pine-script-reference/v6/#fun_library" text:style-name="Internet_20_link" text:visited-style-name="Visited_20_Internet_20_Link">library</text:a><text:a xlink:type="simple" xlink:href="https://www.tradingview.com/pine-script-reference/v6/#kw_import" text:style-name="Internet_20_link" text:visited-style-name="Visited_20_Internet_20_Link">import</text:a><text:a xlink:type="simple" xlink:href="https://www.tradingview.com/pine-script-reference/v6/#type_simple" text:style-name="Internet_20_link" text:visited-style-name="Visited_20_Internet_20_Link">simple</text:a><text:a xlink:type="simple" xlink:href="https://www.tradingview.com/pine-script-reference/v6/#type_series" text:style-name="Internet_20_link" text:visited-style-name="Visited_20_Internet_20_Link">series</text:a><text:a xlink:type="simple" xlink:href="https://www.tradingview.com/pine-script-reference/v6/#kw_type" text:style-name="Internet_20_link" text:visited-style-name="Visited_20_Internet_20_Link">type</text:a></text:p>
      </text:section>
      <text:section text:style-name="Sect1" text:name="kw_for">
        <text:h text:style-name="P2" text:outline-level="3">for</text:h>
      </text:section>
      <text:p text:style-name="P3">The 'for' structure allows the repeated execution of a number of statements:</text:p>
      <text:p text:style-name="Text_20_body">Syntax</text:p>
      <text:p text:style-name="Preformatted_20_Text">[var_declaration =] for counter = from_num to to_num [by step_num]</text:p>
      <text:p text:style-name="Preformatted_20_Text"><text:s text:c="4"/>statements | continue | break</text:p>
      <text:p text:style-name="P5"><text:s text:c="4"/>return_expression</text:p>
      <text:p text:style-name="P3"><text:span text:style-name="Strong_20_Emphasis">var_declaration</text:span> - An optional variable declaration that will be assigned the value of the loop's return_expression.</text:p>
      <text:p text:style-name="P3"><text:span text:style-name="Strong_20_Emphasis">counter</text:span> - A variable holding the value of the loop's counter, which is incremented/decremented by 1 or by the step_num value on each iteration of the loop.</text:p>
      <text:p text:style-name="P3"><text:span text:style-name="Strong_20_Emphasis">from_num</text:span> - The starting value of the counter. "series int/float" values/expressions are allowed.</text:p>
      <text:p text:style-name="P3"><text:soft-page-break/><text:span text:style-name="Strong_20_Emphasis">to_num</text:span> - The end value of the counter. When the counter becomes greater than to_num (or less than to_num in cases where from_num &gt; to_num) the loop is broken. "series int/float" values/expressions are allowed, but they are evaluated only on the loop's first iteration.</text:p>
      <text:p text:style-name="P3"><text:span text:style-name="Strong_20_Emphasis">step_num</text:span> - The increment/decrement value of the counter. It is optional. The default value is +1 or -1, depending on which of from_num or to_num is the greatest. When a value is used, the counter is also incremented/decremented depending on which of from_num or to_num is the greatest, so the +/- sign of step_num is optional.</text:p>
      <text:p text:style-name="P3"><text:span text:style-name="Strong_20_Emphasis">statements | continue | break</text:span> - Any number of statements, or the 'continue' or 'break' keywords, indented by 4 spaces or a tab.</text:p>
      <text:p text:style-name="P3"><text:span text:style-name="Strong_20_Emphasis">return_expression</text:span> - The loop's return value which is assigned to the variable in var_declaration if one is present. If the loop exits because of a 'continue' or 'break' keyword, the loop's return value is that of the last variable assigned a value before the loop's exit.</text:p>
      <text:p text:style-name="P3"><text:span text:style-name="Strong_20_Emphasis">continue</text:span> - A keyword that can only be used in loops. It causes the next iteration of the loop to be executed.</text:p>
      <text:p text:style-name="P3"><text:span text:style-name="Strong_20_Emphasis">break</text:span> - A keyword that exits the loop.</text:p>
      <text:p text:style-name="Text_20_body">Example</text:p>
      <text:p text:style-name="Preformatted_20_Text"><text:span text:style-name="Source_20_Text">//@version=6</text:span></text:p>
      <text:p text:style-name="Preformatted_20_Text"><text:span text:style-name="Source_20_Text">indicator("for")</text:span></text:p>
      <text:p text:style-name="Preformatted_20_Text"><text:span text:style-name="Source_20_Text">// Here, we count the quantity of bars in a given 'lookback' length which closed above the current bar's close</text:span></text:p>
      <text:p text:style-name="Preformatted_20_Text"><text:span text:style-name="Source_20_Text">qtyOfHigherCloses(lookback) =&gt;</text:span></text:p>
      <text:p text:style-name="Preformatted_20_Text"><text:span text:style-name="Source_20_Text">    int result = 0</text:span></text:p>
      <text:p text:style-name="Preformatted_20_Text"><text:span text:style-name="Source_20_Text">    for i = 1 to lookback</text:span></text:p>
      <text:p text:style-name="Preformatted_20_Text"><text:span text:style-name="Source_20_Text">        if close[i] &gt; close</text:span></text:p>
      <text:p text:style-name="Preformatted_20_Text"><text:span text:style-name="Source_20_Text">            result += 1</text:span></text:p>
      <text:p text:style-name="Preformatted_20_Text"><text:span text:style-name="Source_20_Text">    result</text:span></text:p>
      <text:p text:style-name="P5"><text:span text:style-name="Source_20_Text">plot(qtyOfHigherCloses(14))</text:span></text:p>
      <text:p text:style-name="P3">Example</text:p>
      <text:section text:style-name="Sect1" text:name="Section818">
        <text:p text:style-name="P4"><text:bookmark text:name="kw_for"/><text:span text:style-name="Source_20_Text">//@version=6</text:span></text:p>
        <text:p text:style-name="Preformatted_20_Text"><text:span text:style-name="Source_20_Text">indicator("`for` loop with a step")</text:span></text:p>
        <text:p text:style-name="Preformatted_20_Text"><text:span text:style-name="Source_20_Text">a = array.from(0, 1, 2, 3, 4, 5, 6, 7, 8, 9)</text:span></text:p>
        <text:p text:style-name="Preformatted_20_Text"><text:span text:style-name="Source_20_Text">sum = 0.0</text:span></text:p>
        <text:p text:style-name="Preformatted_20_Text"><text:span text:style-name="Source_20_Text">for i = 0 to 9 by 5</text:span></text:p>
        <text:p text:style-name="Preformatted_20_Text"><text:span text:style-name="Source_20_Text">    // Because the step is set to 5, we are adding only the first (0) and the sixth (5) value from the array `a`.</text:span></text:p>
        <text:p text:style-name="Preformatted_20_Text"><text:span text:style-name="Source_20_Text">    sum += array.get(a, i)</text:span></text:p>
        <text:p text:style-name="P5"><text:span text:style-name="Source_20_Text">plot(sum)</text:span></text:p>
        <text:p text:style-name="P3">See also</text:p>
        <text:p text:style-name="P3"><text:a xlink:type="simple" xlink:href="https://www.tradingview.com/pine-script-reference/v6/#kw_for...in" text:style-name="Internet_20_link" text:visited-style-name="Visited_20_Internet_20_Link">for...in</text:a><text:a xlink:type="simple" xlink:href="https://www.tradingview.com/pine-script-reference/v6/#kw_while" text:style-name="Internet_20_link" text:visited-style-name="Visited_20_Internet_20_Link">while</text:a></text:p>
      </text:section>
      <text:section text:style-name="Sect1" text:name="kw_for...in">
        <text:h text:style-name="P2" text:outline-level="3">for...in</text:h>
      </text:section>
      <text:p text:style-name="P3">The <text:span text:style-name="Source_20_Text">for...in</text:span> structure allows the repeated execution of a number of statements for each element in an array. It can be used with either one argument: <text:span text:style-name="Source_20_Text">array_element</text:span>, or with two: <text:span text:style-name="Source_20_Text">[index, array_element]</text:span>. The second form doesn't affect the functionality of the loop. It tracks the current iteration's index in the tuple's first variable.</text:p>
      <text:p text:style-name="Text_20_body">Syntax</text:p>
      <text:p text:style-name="Preformatted_20_Text">[var_declaration =] for array_element in array_id</text:p>
      <text:p text:style-name="Preformatted_20_Text"><text:s text:c="4"/>statements | continue | break</text:p>
      <text:p text:style-name="Preformatted_20_Text"><text:s text:c="4"/>return_expression</text:p>
      <text:p text:style-name="Preformatted_20_Text"/>
      <text:p text:style-name="Preformatted_20_Text">[var_declaration =] for [index, array_element] in array_id</text:p>
      <text:p text:style-name="Preformatted_20_Text"><text:s text:c="4"/>statements | continue | break</text:p>
      <text:p text:style-name="P5"><text:s text:c="4"/>return_expression</text:p>
      <text:p text:style-name="P3"><text:span text:style-name="Strong_20_Emphasis">var_declaration</text:span> - An optional variable declaration that will be assigned the value of the loop's <text:span text:style-name="Source_20_Text">return_expression</text:span>.</text:p>
      <text:p text:style-name="P3"><text:span text:style-name="Strong_20_Emphasis">index</text:span> - An optional variable that tracks the current iteration's index. Indexing starts at 0. The variable is immutable in the loop's body. When used, it must be included in a tuple also containing <text:span text:style-name="Source_20_Text">array_element</text:span>.</text:p>
      <text:p text:style-name="P3"><text:span text:style-name="Strong_20_Emphasis">array_element</text:span> - A variable containing each successive array element to be processed in the loop. The variable is immutable in the loop's body.</text:p>
      <text:p text:style-name="P3"><text:span text:style-name="Strong_20_Emphasis">array_id</text:span> - The ID of the array over which the loop is iterated.</text:p>
      <text:p text:style-name="P3"><text:span text:style-name="Strong_20_Emphasis">statements | continue | break</text:span> - Any number of statements, or the 'continue' or 'break' keywords, indented by 4 spaces or a tab.</text:p>
      <text:p text:style-name="P3"><text:span text:style-name="Strong_20_Emphasis">return_expression</text:span> - The loop's return value assigned to the variable in <text:span text:style-name="Source_20_Text">var_declaration</text:span>, if one is present. If the loop exits because of a 'continue' or 'break' keyword, the loop's return value is that of the last variable assigned a value before the loop's exit.</text:p>
      <text:p text:style-name="P3"><text:span text:style-name="Strong_20_Emphasis">continue</text:span> - A keyword that can only be used in loops. It causes the next iteration of the loop to be executed.</text:p>
      <text:p text:style-name="P3"><text:span text:style-name="Strong_20_Emphasis">break</text:span> - A keyword that exits the loop.</text:p>
      <text:p text:style-name="P3">Scripts can modify arrays and matrices while iterating over their elements with this structure. However, maps cannot change while looping through their key-value pairs. To modify a map within a <text:span text:style-name="Source_20_Text">for...in</text:span> loop, iterate over the key-value pairs of a copy or over the elements in its <text:a xlink:type="simple" xlink:href="https://www.tradingview.com/pine-script-reference/v6/#fun_map.keys" text:style-name="Internet_20_link" text:visited-style-name="Visited_20_Internet_20_Link">map.keys</text:a> array.</text:p>
      <text:p text:style-name="P3">Here, we use the single-argument form of <text:span text:style-name="Source_20_Text">for...in</text:span> to determine on each bar how many of the bar's OHLC values are greater than the SMA of 'close' values:</text:p>
      <text:p text:style-name="Text_20_body">Example</text:p>
      <text:p text:style-name="Preformatted_20_Text"><text:span text:style-name="Source_20_Text">//@version=6</text:span></text:p>
      <text:p text:style-name="Preformatted_20_Text"><text:span text:style-name="Source_20_Text">indicator("for...in")</text:span></text:p>
      <text:p text:style-name="Preformatted_20_Text"><text:span text:style-name="Source_20_Text">// Here we determine on each bar how many of the bar's OHLC values are greater than the SMA of 'close' values</text:span></text:p>
      <text:p text:style-name="Preformatted_20_Text"><text:span text:style-name="Source_20_Text">float[] ohlcValues = array.from(open, high, low, close)</text:span></text:p>
      <text:p text:style-name="Preformatted_20_Text"><text:span text:style-name="Source_20_Text">qtyGreaterThan(value, array) =&gt;</text:span></text:p>
      <text:p text:style-name="Preformatted_20_Text"><text:span text:style-name="Source_20_Text">    int result = 0</text:span></text:p>
      <text:p text:style-name="Preformatted_20_Text"><text:span text:style-name="Source_20_Text">    for currentElement in array</text:span></text:p>
      <text:p text:style-name="Preformatted_20_Text"><text:span text:style-name="Source_20_Text">        if currentElement &gt; value</text:span></text:p>
      <text:p text:style-name="Preformatted_20_Text"><text:span text:style-name="Source_20_Text">            result += 1</text:span></text:p>
      <text:p text:style-name="Preformatted_20_Text"><text:span text:style-name="Source_20_Text">        result</text:span></text:p>
      <text:p text:style-name="P5"><text:span text:style-name="Source_20_Text">plot(qtyGreaterThan(ta.sma(close, 20), ohlcValues))</text:span></text:p>
      <text:p text:style-name="P3">Here, we use the two-argument form of <text:a xlink:type="simple" xlink:href="https://www.tradingview.com/pine-script-reference/v6/#kw_for...in" text:style-name="Internet_20_link" text:visited-style-name="Visited_20_Internet_20_Link">for...in</text:a> to set the values of our <text:span text:style-name="Source_20_Text">isPos</text:span> array to <text:span text:style-name="Source_20_Text">true</text:span> when their corresponding value in our <text:span text:style-name="Source_20_Text">valuesArray</text:span> array is positive:</text:p>
      <text:p text:style-name="Text_20_body">Example</text:p>
      <text:p text:style-name="Preformatted_20_Text"><text:span text:style-name="Source_20_Text">//@version=6</text:span></text:p>
      <text:p text:style-name="Preformatted_20_Text"><text:span text:style-name="Source_20_Text">indicator("for...in")</text:span></text:p>
      <text:p text:style-name="Preformatted_20_Text"><text:span text:style-name="Source_20_Text">var valuesArray = array.from(4, -8, 11, 78, -16, 34, 7, 99, 0, 55)</text:span></text:p>
      <text:p text:style-name="Preformatted_20_Text"><text:span text:style-name="Source_20_Text">var isPos = array.new_bool(10, false)</text:span></text:p>
      <text:p text:style-name="Preformatted_20_Text"><text:span text:style-name="Source_20_Text">for [index, value] in valuesArray</text:span></text:p>
      <text:p text:style-name="Preformatted_20_Text"><text:span text:style-name="Source_20_Text">    if value &gt; 0</text:span></text:p>
      <text:p text:style-name="Preformatted_20_Text"><text:span text:style-name="Source_20_Text">        array.set(isPos, index, true)</text:span></text:p>
      <text:p text:style-name="Preformatted_20_Text"><text:span text:style-name="Source_20_Text">if barstate.islastconfirmedhistory</text:span></text:p>
      <text:p text:style-name="P5"><text:span text:style-name="Source_20_Text">    label.new(bar_index, high, str.tostring(isPos))</text:span></text:p>
      <text:p text:style-name="P3">Iterate through matrix rows as arrays.</text:p>
      <text:p text:style-name="P3">Example</text:p>
      <text:section text:style-name="Sect1" text:name="Section819">
        <text:p text:style-name="P4"><text:bookmark text:name="kw_for...in"/><text:span text:style-name="Source_20_Text">//@version=6</text:span></text:p>
        <text:p text:style-name="Preformatted_20_Text"><text:span text:style-name="Source_20_Text">indicator("`for ... in` matrix Example")</text:span></text:p>
        <text:p text:style-name="Preformatted_20_Text"><text:span text:style-name="Source_20_Text">// Create a 2x3 matrix with values `4`.</text:span></text:p>
        <text:p text:style-name="Preformatted_20_Text"><text:span text:style-name="Source_20_Text">matrix1 = matrix.new&lt;int&gt;(2, 3, 4)</text:span></text:p>
        <text:p text:style-name="Preformatted_20_Text"><text:span text:style-name="Source_20_Text">sum = 0.0</text:span></text:p>
        <text:p text:style-name="Preformatted_20_Text"><text:span text:style-name="Source_20_Text">// Loop through every row of the matrix.</text:span></text:p>
        <text:p text:style-name="Preformatted_20_Text"><text:span text:style-name="Source_20_Text">for rowArray in matrix1</text:span></text:p>
        <text:p text:style-name="Preformatted_20_Text"><text:span text:style-name="Source_20_Text">    // Sum values of the every row </text:span></text:p>
        <text:p text:style-name="Preformatted_20_Text"><text:span text:style-name="Source_20_Text">    sum += array.sum(rowArray)</text:span></text:p>
        <text:p text:style-name="P5"><text:soft-page-break/><text:span text:style-name="Source_20_Text">plot(sum)</text:span></text:p>
        <text:p text:style-name="P3">See also</text:p>
        <text:p text:style-name="P3"><text:a xlink:type="simple" xlink:href="https://www.tradingview.com/pine-script-reference/v6/#kw_for" text:style-name="Internet_20_link" text:visited-style-name="Visited_20_Internet_20_Link">for</text:a><text:a xlink:type="simple" xlink:href="https://www.tradingview.com/pine-script-reference/v6/#kw_while" text:style-name="Internet_20_link" text:visited-style-name="Visited_20_Internet_20_Link">while</text:a><text:a xlink:type="simple" xlink:href="https://www.tradingview.com/pine-script-reference/v6/#fun_array.sum" text:style-name="Internet_20_link" text:visited-style-name="Visited_20_Internet_20_Link">array.sum</text:a><text:a xlink:type="simple" xlink:href="https://www.tradingview.com/pine-script-reference/v6/#fun_array.min" text:style-name="Internet_20_link" text:visited-style-name="Visited_20_Internet_20_Link">array.min</text:a><text:a xlink:type="simple" xlink:href="https://www.tradingview.com/pine-script-reference/v6/#fun_array.max" text:style-name="Internet_20_link" text:visited-style-name="Visited_20_Internet_20_Link">array.max</text:a></text:p>
      </text:section>
      <text:section text:style-name="Sect1" text:name="kw_if">
        <text:h text:style-name="P2" text:outline-level="3">if</text:h>
      </text:section>
      <text:p text:style-name="P3">If statement defines what block of statements must be executed when conditions of the expression are satisfied.</text:p>
      <text:p text:style-name="P3">To have access to and use the if statement, one should specify the version &gt;= 2 of Pine Script® language in the very first line of code, for example: //@version=6</text:p>
      <text:p text:style-name="P3">The 4th version of Pine Script® Language allows you to use “else if” syntax.</text:p>
      <text:p text:style-name="P3">General code form:</text:p>
      <text:p text:style-name="Text_20_body">Syntax</text:p>
      <text:p text:style-name="Preformatted_20_Text">var_declarationX = if condition</text:p>
      <text:p text:style-name="Preformatted_20_Text"><text:s text:c="4"/>var_decl_then0</text:p>
      <text:p text:style-name="Preformatted_20_Text"><text:s text:c="4"/>var_decl_then1</text:p>
      <text:p text:style-name="Preformatted_20_Text"><text:s text:c="4"/>…</text:p>
      <text:p text:style-name="Preformatted_20_Text"><text:s text:c="4"/>var_decl_thenN</text:p>
      <text:p text:style-name="Preformatted_20_Text">else if [optional block]</text:p>
      <text:p text:style-name="Preformatted_20_Text"><text:s text:c="4"/>var_decl_else0</text:p>
      <text:p text:style-name="Preformatted_20_Text"><text:s text:c="4"/>var_decl_else1</text:p>
      <text:p text:style-name="Preformatted_20_Text"><text:s text:c="4"/>…</text:p>
      <text:p text:style-name="Preformatted_20_Text"><text:s text:c="4"/>var_decl_elseN</text:p>
      <text:p text:style-name="Preformatted_20_Text">else</text:p>
      <text:p text:style-name="Preformatted_20_Text"><text:s text:c="4"/>var_decl_else0</text:p>
      <text:p text:style-name="Preformatted_20_Text"><text:s text:c="4"/>var_decl_else1</text:p>
      <text:p text:style-name="Preformatted_20_Text"><text:s text:c="4"/>…</text:p>
      <text:p text:style-name="Preformatted_20_Text"><text:s text:c="4"/>var_decl_elseN</text:p>
      <text:p text:style-name="P5"><text:s text:c="4"/>return_expression_else</text:p>
      <text:p text:style-name="P3">where</text:p>
      <text:p text:style-name="P3"><text:span text:style-name="Strong_20_Emphasis">var_declarationX</text:span> — this variable gets the value of the if statement</text:p>
      <text:p text:style-name="P3"><text:span text:style-name="Strong_20_Emphasis">condition</text:span> — if the condition is true, the logic from the block 'then' (var_decl_then0, var_decl_then1, etc.) is used.</text:p>
      <text:p text:style-name="P3">If the condition is false, the logic from the block 'else' (var_decl_else0, var_decl_else1, etc.) is used.</text:p>
      <text:p text:style-name="P3"><text:span text:style-name="Strong_20_Emphasis">return_expression_then</text:span>, <text:span text:style-name="Strong_20_Emphasis">return_expression_else</text:span> — the last expression from the block then or from the block else will return the final value of the statement. If declaration of the variable is in the end, its value will be the result.</text:p>
      <text:p text:style-name="P3">The type of returning value of the if statement depends on return_expression_then and return_expression_else type (their types must match: it is not possible to return an integer value from then, while you have a string value in else block).</text:p>
      <text:p text:style-name="Text_20_body">Example</text:p>
      <text:p text:style-name="Preformatted_20_Text"><text:span text:style-name="Source_20_Text">//@version=6</text:span></text:p>
      <text:p text:style-name="Preformatted_20_Text"><text:span text:style-name="Source_20_Text">indicator("if")</text:span></text:p>
      <text:p text:style-name="Preformatted_20_Text"><text:span text:style-name="Source_20_Text">// This code compiles</text:span></text:p>
      <text:p text:style-name="Preformatted_20_Text"><text:span text:style-name="Source_20_Text">x = if close &gt; open</text:span></text:p>
      <text:p text:style-name="Preformatted_20_Text"><text:span text:style-name="Source_20_Text">    close</text:span></text:p>
      <text:p text:style-name="Preformatted_20_Text"><text:span text:style-name="Source_20_Text">else</text:span></text:p>
      <text:p text:style-name="Preformatted_20_Text"><text:span text:style-name="Source_20_Text">    open</text:span></text:p>
      <text:p text:style-name="Preformatted_20_Text"><text:span text:style-name="Source_20_Text">// This code doesn’t compile</text:span></text:p>
      <text:p text:style-name="Preformatted_20_Text"><text:span text:style-name="Source_20_Text">// y = if close &gt; open</text:span></text:p>
      <text:p text:style-name="Preformatted_20_Text"><text:span text:style-name="Source_20_Text">//     close</text:span></text:p>
      <text:p text:style-name="Preformatted_20_Text"><text:span text:style-name="Source_20_Text">// else</text:span></text:p>
      <text:p text:style-name="Preformatted_20_Text"><text:span text:style-name="Source_20_Text">//     "open"</text:span></text:p>
      <text:p text:style-name="P5"><text:span text:style-name="Source_20_Text">plot(x)</text:span></text:p>
      <text:p text:style-name="P3">It is possible to omit the <text:span text:style-name="Source_20_Text">else</text:span> block. In this case if the condition is false, an “empty” value (na, false, or “”) will be assigned to the var_declarationX variable:</text:p>
      <text:p text:style-name="Text_20_body">Example</text:p>
      <text:p text:style-name="Preformatted_20_Text"><text:span text:style-name="Source_20_Text">//@version=6</text:span></text:p>
      <text:p text:style-name="Preformatted_20_Text"><text:span text:style-name="Source_20_Text">indicator("if")</text:span></text:p>
      <text:p text:style-name="Preformatted_20_Text"><text:span text:style-name="Source_20_Text">x = if close &gt; open</text:span></text:p>
      <text:p text:style-name="Preformatted_20_Text"><text:span text:style-name="Source_20_Text">    close</text:span></text:p>
      <text:p text:style-name="Preformatted_20_Text"><text:span text:style-name="Source_20_Text">// If current close &gt; current open, then x = close.</text:span></text:p>
      <text:p text:style-name="Preformatted_20_Text"><text:span text:style-name="Source_20_Text">// Otherwise the x = na.</text:span></text:p>
      <text:p text:style-name="P5"><text:span text:style-name="Source_20_Text">plot(x)</text:span></text:p>
      <text:p text:style-name="P3">It is possible to use either multiple “else if” blocks or none at all. The blocks “then”, “else if”, “else” are shifted by four spaces:</text:p>
      <text:p text:style-name="Text_20_body">Example</text:p>
      <text:p text:style-name="Preformatted_20_Text"><text:span text:style-name="Source_20_Text">//@version=6</text:span></text:p>
      <text:p text:style-name="Preformatted_20_Text"><text:span text:style-name="Source_20_Text">indicator("if")</text:span></text:p>
      <text:p text:style-name="Preformatted_20_Text"><text:span text:style-name="Source_20_Text">x = if open &gt; close</text:span></text:p>
      <text:p text:style-name="Preformatted_20_Text"><text:span text:style-name="Source_20_Text">    5</text:span></text:p>
      <text:p text:style-name="Preformatted_20_Text"><text:span text:style-name="Source_20_Text">else if high &gt; low</text:span></text:p>
      <text:p text:style-name="Preformatted_20_Text"><text:span text:style-name="Source_20_Text">    close</text:span></text:p>
      <text:p text:style-name="Preformatted_20_Text"><text:span text:style-name="Source_20_Text">else</text:span></text:p>
      <text:p text:style-name="Preformatted_20_Text"><text:span text:style-name="Source_20_Text">    open</text:span></text:p>
      <text:p text:style-name="P5"><text:span text:style-name="Source_20_Text">plot(x)</text:span></text:p>
      <text:p text:style-name="P3">It is possible to ignore the resulting value of an <text:span text:style-name="Source_20_Text">if</text:span> statement (“var_declarationX=“ can be omitted). It may be useful if you need the side effect of the expression, for example in strategy trading:</text:p>
      <text:p text:style-name="Text_20_body">Example</text:p>
      <text:p text:style-name="Preformatted_20_Text"><text:span text:style-name="Source_20_Text">//@version=6</text:span></text:p>
      <text:p text:style-name="Preformatted_20_Text"><text:span text:style-name="Source_20_Text">strategy("if")</text:span></text:p>
      <text:p text:style-name="Preformatted_20_Text"><text:span text:style-name="Source_20_Text">if (ta.crossover(high, low))</text:span></text:p>
      <text:p text:style-name="Preformatted_20_Text"><text:span text:style-name="Source_20_Text">    strategy.entry("BBandLE", strategy.long, stop=low, oca_name="BollingerBands", oca_type=strategy.oca.cancel, comment="BBandLE")</text:span></text:p>
      <text:p text:style-name="Preformatted_20_Text"><text:span text:style-name="Source_20_Text">else</text:span></text:p>
      <text:p text:style-name="P5"><text:span text:style-name="Source_20_Text">    strategy.cancel(id="BBandLE")</text:span></text:p>
      <text:p text:style-name="P3">If statements can include each other:</text:p>
      <text:p text:style-name="P3">Example</text:p>
      <text:section text:style-name="Sect1" text:name="Section820">
        <text:p text:style-name="P4"><text:bookmark text:name="kw_if"/><text:span text:style-name="Source_20_Text">//@version=6</text:span></text:p>
        <text:p text:style-name="Preformatted_20_Text"><text:span text:style-name="Source_20_Text">indicator("if")</text:span></text:p>
        <text:p text:style-name="Preformatted_20_Text"><text:span text:style-name="Source_20_Text">float x = na</text:span></text:p>
        <text:p text:style-name="Preformatted_20_Text"><text:span text:style-name="Source_20_Text">if close &gt; open</text:span></text:p>
        <text:p text:style-name="Preformatted_20_Text"><text:span text:style-name="Source_20_Text">    if close &gt; close[1]</text:span></text:p>
        <text:p text:style-name="Preformatted_20_Text"><text:span text:style-name="Source_20_Text">        x := close</text:span></text:p>
        <text:p text:style-name="Preformatted_20_Text"><text:span text:style-name="Source_20_Text">    else</text:span></text:p>
        <text:p text:style-name="Preformatted_20_Text"><text:span text:style-name="Source_20_Text">        x := close[1]</text:span></text:p>
        <text:p text:style-name="Preformatted_20_Text"><text:span text:style-name="Source_20_Text">else</text:span></text:p>
        <text:p text:style-name="Preformatted_20_Text"><text:span text:style-name="Source_20_Text">    x := open</text:span></text:p>
        <text:p text:style-name="P5"><text:span text:style-name="Source_20_Text">plot(x)</text:span></text:p>
      </text:section>
      <text:section text:style-name="Sect1" text:name="kw_import">
        <text:h text:style-name="P2" text:outline-level="3"><text:soft-page-break/>import</text:h>
      </text:section>
      <text:p text:style-name="P3">Used to load an external <text:a xlink:type="simple" xlink:href="https://www.tradingview.com/pine-script-reference/v6/#fun_library" text:style-name="Internet_20_link" text:visited-style-name="Visited_20_Internet_20_Link">library</text:a> into a script and bind its functions to a namespace. The importing script can be an indicator, a strategy, or another library. A library must be published (privately or publicly) before it can be imported.</text:p>
      <text:p text:style-name="Text_20_body">Syntax</text:p>
      <text:p text:style-name="P5">import {username}/{libraryName}/{libraryVersion} as {alias}</text:p>
      <text:p text:style-name="P3">Arguments</text:p>
      <text:p text:style-name="P3">username (literal string) User name of the library's author.</text:p>
      <text:p text:style-name="P3">libraryName (literal string) Name of the imported library, which corresponds to the <text:span text:style-name="Source_20_Text">title</text:span> argument used by the author in his library script.</text:p>
      <text:p text:style-name="P3">libraryVersion (literal int) Version number of the imported library.</text:p>
      <text:p text:style-name="P3">alias (literal string) A non-numeric identifier used as a namespace to refer to the library's functions. Optional. The default is the <text:span text:style-name="Source_20_Text">libraryName</text:span> string.</text:p>
      <text:p text:style-name="P3">Example</text:p>
      <text:section text:style-name="Sect1" text:name="Section821">
        <text:p text:style-name="P4"><text:bookmark text:name="kw_import"/><text:span text:style-name="Source_20_Text">//@version=6</text:span></text:p>
        <text:p text:style-name="Preformatted_20_Text"><text:span text:style-name="Source_20_Text">indicator("num_methods import")</text:span></text:p>
        <text:p text:style-name="Preformatted_20_Text"><text:span text:style-name="Source_20_Text">// Import the first version of the username’s "num_methods" library and assign it to the "m" namespace",</text:span></text:p>
        <text:p text:style-name="Preformatted_20_Text"><text:span text:style-name="Source_20_Text">import username/num_methods/1 as m</text:span></text:p>
        <text:p text:style-name="Preformatted_20_Text"><text:span text:style-name="Source_20_Text">// Call the “sinh()” function from the imported library</text:span></text:p>
        <text:p text:style-name="Preformatted_20_Text"><text:span text:style-name="Source_20_Text">y = m.sinh(3.14)</text:span></text:p>
        <text:p text:style-name="Preformatted_20_Text"><text:span text:style-name="Source_20_Text">// Plot value returned by the "sinh()" function",</text:span></text:p>
        <text:p text:style-name="P5"><text:span text:style-name="Source_20_Text">plot(y)</text:span></text:p>
        <text:p text:style-name="P3">Remarks</text:p>
        <text:p text:style-name="P3">Using an alias that replaces a built-in namespace such as math.* or strategy.* is allowed, but if the library contains function names that shadow Pine Script®'s built-in functions, the built-ins will become unavailable. The same version of a library can only be imported once. Aliases must be distinct for each imported library. When calling library functions, casting their arguments to types other than their declared type is not allowed. An import statement cannot use 'as' or 'import' as <text:span text:style-name="Source_20_Text">username</text:span>, <text:span text:style-name="Source_20_Text">libraryName</text:span>, or <text:span text:style-name="Source_20_Text">alias</text:span> identifiers.</text:p>
        <text:p text:style-name="P3">See also</text:p>
        <text:p text:style-name="P3"><text:a xlink:type="simple" xlink:href="https://www.tradingview.com/pine-script-reference/v6/#fun_library" text:style-name="Internet_20_link" text:visited-style-name="Visited_20_Internet_20_Link">library</text:a><text:a xlink:type="simple" xlink:href="https://www.tradingview.com/pine-script-reference/v6/#kw_export" text:style-name="Internet_20_link" text:visited-style-name="Visited_20_Internet_20_Link">export</text:a></text:p>
      </text:section>
      <text:section text:style-name="Sect1" text:name="kw_method">
        <text:h text:style-name="P2" text:outline-level="3">method</text:h>
      </text:section>
      <text:p text:style-name="P3">This keyword is used to prefix a function declaration, indicating it can then be invoked using dot notation by appending its name to a variable of the type of its first parameter and omitting that first parameter. Alternatively, functions declared as methods can also be invoked like normal user-defined functions. In that case, an argument must be supplied for its first parameter.</text:p>
      <text:p text:style-name="P3">The first parameter of a method declaration must be explicitly typified.</text:p>
      <text:p text:style-name="Text_20_body">Syntax</text:p>
      <text:p text:style-name="Preformatted_20_Text">[export] method &lt;functionName&gt;(&lt;paramType&gt; &lt;paramName&gt; [= &lt;defaultValue&gt;], …) =&gt;</text:p>
      <text:p text:style-name="P5"><text:s text:c="4"/>&lt;functionBlock&gt;</text:p>
      <text:p text:style-name="P3">Example</text:p>
      <text:section text:style-name="Sect1" text:name="Section822">
        <text:p text:style-name="P4"><text:bookmark text:name="kw_method"/><text:span text:style-name="Source_20_Text">//@version=6</text:span></text:p>
        <text:p text:style-name="Preformatted_20_Text"><text:span text:style-name="Source_20_Text">indicator("")</text:span></text:p>
        <text:p text:style-name="Preformatted_20_Text"><text:span text:style-name="Source_20_Text">var prices = array.new&lt;float&gt;()</text:span></text:p>
        <text:p text:style-name="Preformatted_20_Text"><text:span text:style-name="Source_20_Text">//@function Pushes a new value into the array and removes the first one if the resulting array is greater than `maxSize`. Can be used as a method.</text:span></text:p>
        <text:p text:style-name="Preformatted_20_Text"><text:span text:style-name="Source_20_Text">method maintainArray(array&lt;float&gt; id, maxSize, value) =&gt;</text:span></text:p>
        <text:p text:style-name="Preformatted_20_Text"><text:span text:style-name="Source_20_Text">    id.push(value)</text:span></text:p>
        <text:p text:style-name="Preformatted_20_Text"><text:span text:style-name="Source_20_Text">    if id.size() &gt; maxSize</text:span></text:p>
        <text:p text:style-name="Preformatted_20_Text"><text:span text:style-name="Source_20_Text">        id.shift()</text:span></text:p>
        <text:p text:style-name="Preformatted_20_Text"><text:span text:style-name="Source_20_Text">prices.maintainArray(50, close)</text:span></text:p>
        <text:p text:style-name="Preformatted_20_Text"><text:span text:style-name="Source_20_Text">// The method can also be called like a function, without using dot notation.</text:span></text:p>
        <text:p text:style-name="Preformatted_20_Text"><text:span text:style-name="Source_20_Text">// In this case an argument must be supplied for its first parameter.</text:span></text:p>
        <text:p text:style-name="Preformatted_20_Text"><text:span text:style-name="Source_20_Text">// maintainArray(prices, 50, close)</text:span></text:p>
        <text:p text:style-name="Preformatted_20_Text"><text:span text:style-name="Source_20_Text">// This calls the `array.avg()` built-in using dot notation with the `prices` array.</text:span></text:p>
        <text:p text:style-name="Preformatted_20_Text"><text:span text:style-name="Source_20_Text">// It is possible because built-in functions belonging to some namespaces that are a special Pine type</text:span></text:p>
        <text:p text:style-name="Preformatted_20_Text"><text:span text:style-name="Source_20_Text">// can be invoked with method notation when the function's first parameter is an ID of that type.</text:span></text:p>
        <text:p text:style-name="Preformatted_20_Text"><text:span text:style-name="Source_20_Text">// Those namespaces are: `array`, `matrix`, `line`, `linefill`, `label`, `box`, and `table`.</text:span></text:p>
        <text:p text:style-name="P5"><text:span text:style-name="Source_20_Text">plot(prices.avg())</text:span></text:p>
      </text:section>
      <text:section text:style-name="Sect1" text:name="kw_not">
        <text:h text:style-name="P2" text:outline-level="3">not</text:h>
      </text:section>
      <text:section text:style-name="Sect1" text:name="Section823">
        <text:p text:style-name="P6"><text:bookmark text:name="kw_not"/>Logical negation (NOT). Applicable to boolean expressions.</text:p>
        <text:p text:style-name="Text_20_body">Syntax</text:p>
        <text:p text:style-name="P5">not expr1</text:p>
        <text:p text:style-name="P3">Returns</text:p>
        <text:p text:style-name="P3">Boolean value, or series of boolean values.</text:p>
      </text:section>
      <text:section text:style-name="Sect1" text:name="kw_or">
        <text:h text:style-name="P2" text:outline-level="3">or</text:h>
      </text:section>
      <text:section text:style-name="Sect1" text:name="Section824">
        <text:p text:style-name="P6"><text:bookmark text:name="kw_or"/>Logical OR. Applicable to boolean expressions.</text:p>
        <text:p text:style-name="Text_20_body">Syntax</text:p>
        <text:p text:style-name="P5">expr1 or expr2</text:p>
        <text:p text:style-name="P3">Returns</text:p>
        <text:p text:style-name="P3">Boolean value, or series of boolean values.</text:p>
        <text:p text:style-name="P3">Remarks</text:p>
        <text:p text:style-name="P3">If <text:span text:style-name="Source_20_Text">expr1</text:span> evaluates to <text:a xlink:type="simple" xlink:href="https://www.tradingview.com/pine-script-reference/v6/#const_true" text:style-name="Internet_20_link" text:visited-style-name="Visited_20_Internet_20_Link">true</text:a>, the <text:span text:style-name="Source_20_Text">or</text:span> operator returns <text:a xlink:type="simple" xlink:href="https://www.tradingview.com/pine-script-reference/v6/#const_true" text:style-name="Internet_20_link" text:visited-style-name="Visited_20_Internet_20_Link">true</text:a> without evaluating <text:span text:style-name="Source_20_Text">expr2</text:span>.</text:p>
      </text:section>
      <text:section text:style-name="Sect1" text:name="kw_switch">
        <text:h text:style-name="P2" text:outline-level="3">switch</text:h>
      </text:section>
      <text:p text:style-name="P3">The switch operator transfers control to one of the several statements, depending on the values of a condition and expressions.</text:p>
      <text:p text:style-name="Text_20_body">Syntax</text:p>
      <text:p text:style-name="Preformatted_20_Text">[variable_declaration = ] switch expression</text:p>
      <text:p text:style-name="Preformatted_20_Text"><text:s text:c="4"/>value1 =&gt; local_block</text:p>
      <text:p text:style-name="Preformatted_20_Text"><text:s text:c="4"/>value2 =&gt; local_block</text:p>
      <text:p text:style-name="Preformatted_20_Text"><text:s text:c="4"/>…</text:p>
      <text:p text:style-name="Preformatted_20_Text"><text:s text:c="4"/>=&gt; default_local_block</text:p>
      <text:p text:style-name="Preformatted_20_Text"/>
      <text:p text:style-name="Preformatted_20_Text">[variable_declaration = ] switch</text:p>
      <text:p text:style-name="Preformatted_20_Text"><text:s text:c="4"/>condition1 =&gt; local_block</text:p>
      <text:p text:style-name="Preformatted_20_Text"><text:s text:c="4"/>condition2 =&gt; local_block</text:p>
      <text:p text:style-name="Preformatted_20_Text"><text:s text:c="4"/>…</text:p>
      <text:p text:style-name="P5"><text:s text:c="4"/>=&gt; default_local_block</text:p>
      <text:p text:style-name="P3">Switch with an expression:</text:p>
      <text:p text:style-name="Text_20_body">Example</text:p>
      <text:p text:style-name="Preformatted_20_Text"><text:soft-page-break/><text:span text:style-name="Source_20_Text">//@version=6</text:span></text:p>
      <text:p text:style-name="Preformatted_20_Text"><text:span text:style-name="Source_20_Text">indicator("Switch using an expression")</text:span></text:p>
      <text:p text:style-name="Preformatted_20_Text"><text:span text:style-name="Source_20_Text">string i_maType = input.string("EMA", "MA type", options = ["EMA", "SMA", "RMA", "WMA"])</text:span></text:p>
      <text:p text:style-name="Preformatted_20_Text"><text:span text:style-name="Source_20_Text">float ma = switch i_maType</text:span></text:p>
      <text:p text:style-name="Preformatted_20_Text"><text:span text:style-name="Source_20_Text">    "EMA" =&gt; ta.ema(close, 10)</text:span></text:p>
      <text:p text:style-name="Preformatted_20_Text"><text:span text:style-name="Source_20_Text">    "SMA" =&gt; ta.sma(close, 10)</text:span></text:p>
      <text:p text:style-name="Preformatted_20_Text"><text:span text:style-name="Source_20_Text">    "RMA" =&gt; ta.rma(close, 10)</text:span></text:p>
      <text:p text:style-name="Preformatted_20_Text"><text:span text:style-name="Source_20_Text">    // Default used when the three first cases do not match.</text:span></text:p>
      <text:p text:style-name="Preformatted_20_Text"><text:span text:style-name="Source_20_Text">    =&gt; ta.wma(close, 10)</text:span></text:p>
      <text:p text:style-name="P5"><text:span text:style-name="Source_20_Text">plot(ma)</text:span></text:p>
      <text:p text:style-name="P3">Switch without an expression:</text:p>
      <text:p text:style-name="P3">Example</text:p>
      <text:section text:style-name="Sect1" text:name="Section825">
        <text:p text:style-name="P4"><text:bookmark text:name="kw_switch"/><text:span text:style-name="Source_20_Text">//@version=6</text:span></text:p>
        <text:p text:style-name="Preformatted_20_Text"><text:span text:style-name="Source_20_Text">strategy("Switch without an expression", overlay = true)</text:span></text:p>
        <text:p text:style-name="Preformatted_20_Text"><text:span text:style-name="Source_20_Text">bool longCondition  = ta.crossover( ta.sma(close, 14), ta.sma(close, 28))</text:span></text:p>
        <text:p text:style-name="Preformatted_20_Text"><text:span text:style-name="Source_20_Text">bool shortCondition = ta.crossunder(ta.sma(close, 14), ta.sma(close, 28))</text:span></text:p>
        <text:p text:style-name="Preformatted_20_Text"><text:span text:style-name="Source_20_Text">switch</text:span></text:p>
        <text:p text:style-name="Preformatted_20_Text"><text:span text:style-name="Source_20_Text">    longCondition  =&gt; strategy.entry("Long ID", strategy.long)</text:span></text:p>
        <text:p text:style-name="P5"><text:span text:style-name="Source_20_Text">    shortCondition =&gt; strategy.entry("Short ID", strategy.short)</text:span></text:p>
        <text:p text:style-name="P3">Returns</text:p>
        <text:p text:style-name="P3">The value of the last expression in the local block of statements that is executed.</text:p>
        <text:p text:style-name="P3">Remarks</text:p>
        <text:p text:style-name="P3">Only one of the <text:span text:style-name="Source_20_Text">local_block</text:span> instances or the <text:span text:style-name="Source_20_Text">default_local_block</text:span> can be executed. The <text:span text:style-name="Source_20_Text">default_local_block</text:span> is introduced with the <text:span text:style-name="Source_20_Text">=&gt;</text:span> token alone and is only executed when none of the preceding blocks are executed. If the result of the <text:span text:style-name="Source_20_Text">switch</text:span> statement is assigned to a variable and a <text:span text:style-name="Source_20_Text">default_local_block</text:span> is not specified, the statement returns <text:span text:style-name="Source_20_Text">na</text:span> if no <text:span text:style-name="Source_20_Text">local_block</text:span> is executed. When assigning the result of the <text:span text:style-name="Source_20_Text">switch</text:span> statement to a variable, all <text:span text:style-name="Source_20_Text">local_block</text:span> instances must return the same type of value.</text:p>
        <text:p text:style-name="P3">See also</text:p>
        <text:p text:style-name="P3"><text:a xlink:type="simple" xlink:href="https://www.tradingview.com/pine-script-reference/v6/#kw_if" text:style-name="Internet_20_link" text:visited-style-name="Visited_20_Internet_20_Link">if</text:a><text:a xlink:type="simple" xlink:href="https://www.tradingview.com/pine-script-reference/v6/#op_?:" text:style-name="Internet_20_link" text:visited-style-name="Visited_20_Internet_20_Link">?:</text:a></text:p>
      </text:section>
      <text:section text:style-name="Sect1" text:name="kw_type">
        <text:h text:style-name="P2" text:outline-level="3">type</text:h>
      </text:section>
      <text:p text:style-name="P3">This keyword allows the declaration of user-defined types (UDT) from which scripts can instantiate objects. UDTs are composite types that contain an arbitrary number of fields of any built-in or user-defined type, including the defined UDT itself. The syntax to define a UDT is:</text:p>
      <text:p text:style-name="Text_20_body">Syntax</text:p>
      <text:p text:style-name="Preformatted_20_Text">[export ]type &lt;UDT_identifier&gt;</text:p>
      <text:p text:style-name="Preformatted_20_Text"><text:s text:c="4"/>[varip ]&lt;field_type&gt; &lt;field_name&gt; [= &lt;value&gt;]</text:p>
      <text:p text:style-name="P5"><text:s text:c="4"/>…</text:p>
      <text:p text:style-name="P3">Once a UDT is defined, scripts can instantiate objects from it with the <text:span text:style-name="Source_20_Text">UDT_identifier.new()</text:span> construct. When creating a new type instance, the fields of the resulting object will initialize with the default values from the UDT's definition. Any type fields without specified defaults will initialize as <text:a xlink:type="simple" xlink:href="https://www.tradingview.com/pine-script-reference/v6/#var_na" text:style-name="Internet_20_link" text:visited-style-name="Visited_20_Internet_20_Link">na</text:a>. Alternatively, users can pass initial values as arguments in the <text:span text:style-name="Source_20_Text">*.new()</text:span> method to override the type's defaults. For example, <text:span text:style-name="Source_20_Text">newFooObject = foo.new(x = true)</text:span> assigns a new <text:span text:style-name="Source_20_Text">foo</text:span> object to the <text:span text:style-name="Source_20_Text">newFooObject</text:span> variable with its <text:span text:style-name="Source_20_Text">x</text:span> field initialized using a value of <text:a xlink:type="simple" xlink:href="https://www.tradingview.com/pine-script-reference/v6/#const_true" text:style-name="Internet_20_link" text:visited-style-name="Visited_20_Internet_20_Link">true</text:a>.</text:p>
      <text:p text:style-name="P3">Field declarations can include the <text:a xlink:type="simple" xlink:href="https://www.tradingview.com/pine-script-reference/v6/#kw_varip" text:style-name="Internet_20_link" text:visited-style-name="Visited_20_Internet_20_Link">varip</text:a> keyword, in which case the field values persist between successive script iterations on the same bar.</text:p>
      <text:p text:style-name="P3">For more information see the User Manual's sections on <text:a xlink:type="simple" xlink:href="https://www.tradingview.com/pine-script-docs/language/type-system#user-defined-types" office:target-frame-name="_blank" xlink:show="new" text:style-name="Internet_20_link" text:visited-style-name="Visited_20_Internet_20_Link">defining UDTs</text:a> and <text:a xlink:type="simple" xlink:href="https://www.tradingview.com/pine-script-docs/language/objects/" office:target-frame-name="_blank" xlink:show="new" text:style-name="Internet_20_link" text:visited-style-name="Visited_20_Internet_20_Link">using objects</text:a>.</text:p>
      <text:p text:style-name="P3">Libraries can export UDTs. See the <text:a xlink:type="simple" xlink:href="https://www.tradingview.com/pine-script-docs/concepts/libraries/#user-defined-types-and-objects" office:target-frame-name="_blank" xlink:show="new" text:style-name="Internet_20_link" text:visited-style-name="Visited_20_Internet_20_Link">Libraries</text:a> page of our User Manual to learn more.</text:p>
      <text:p text:style-name="P3">Example</text:p>
      <text:section text:style-name="Sect1" text:name="Section826">
        <text:p text:style-name="P4"><text:bookmark text:name="kw_type"/><text:span text:style-name="Source_20_Text">//@version=6</text:span></text:p>
        <text:p text:style-name="Preformatted_20_Text"><text:span text:style-name="Source_20_Text">indicator("Multi Time Period Chart", overlay = true)</text:span></text:p>
        <text:p text:style-name="Preformatted_20_Text"><text:span text:style-name="Source_20_Text">timeframeInput = input.timeframe("1D")</text:span></text:p>
        <text:p text:style-name="Preformatted_20_Text"><text:span text:style-name="Source_20_Text">type bar</text:span></text:p>
        <text:p text:style-name="Preformatted_20_Text"><text:span text:style-name="Source_20_Text">    float o = open</text:span></text:p>
        <text:p text:style-name="Preformatted_20_Text"><text:span text:style-name="Source_20_Text">    float h = high</text:span></text:p>
        <text:p text:style-name="Preformatted_20_Text"><text:span text:style-name="Source_20_Text">    float l = low</text:span></text:p>
        <text:p text:style-name="Preformatted_20_Text"><text:span text:style-name="Source_20_Text">    float c = close</text:span></text:p>
        <text:p text:style-name="Preformatted_20_Text"><text:span text:style-name="Source_20_Text">    int   t = time</text:span></text:p>
        <text:p text:style-name="Preformatted_20_Text"><text:span text:style-name="Source_20_Text">drawBox(bar b, right) =&gt;</text:span></text:p>
        <text:p text:style-name="Preformatted_20_Text"><text:span text:style-name="Source_20_Text">    bar s = bar.new()</text:span></text:p>
        <text:p text:style-name="Preformatted_20_Text"><text:span text:style-name="Source_20_Text">    color boxColor = b.c &gt;= b.o ? color.green : color.red</text:span></text:p>
        <text:p text:style-name="Preformatted_20_Text"><text:span text:style-name="Source_20_Text">    box.new(b.t, b.h, right, b.l, boxColor, xloc = xloc.bar_time, bgcolor = color.new(boxColor, 90))</text:span></text:p>
        <text:p text:style-name="Preformatted_20_Text"><text:span text:style-name="Source_20_Text">updateBox(box boxId, bar b) =&gt;</text:span></text:p>
        <text:p text:style-name="Preformatted_20_Text"><text:span text:style-name="Source_20_Text">    color boxColor = b.c &gt;= b.o ? color.green : color.red</text:span></text:p>
        <text:p text:style-name="Preformatted_20_Text"><text:span text:style-name="Source_20_Text">    box.set_border_color(boxId, boxColor)</text:span></text:p>
        <text:p text:style-name="Preformatted_20_Text"><text:span text:style-name="Source_20_Text">    box.set_bgcolor(boxId, color.new(boxColor, 90))</text:span></text:p>
        <text:p text:style-name="Preformatted_20_Text"><text:span text:style-name="Source_20_Text">    box.set_top(boxId, b.h)</text:span></text:p>
        <text:p text:style-name="Preformatted_20_Text"><text:span text:style-name="Source_20_Text">    box.set_bottom(boxId, b.l)</text:span></text:p>
        <text:p text:style-name="Preformatted_20_Text"><text:span text:style-name="Source_20_Text">    box.set_right(boxId, time)</text:span></text:p>
        <text:p text:style-name="Preformatted_20_Text"><text:span text:style-name="Source_20_Text">secBar = request.security(syminfo.tickerid, timeframeInput, bar.new())</text:span></text:p>
        <text:p text:style-name="Preformatted_20_Text"><text:span text:style-name="Source_20_Text">if not na(secBar)</text:span></text:p>
        <text:p text:style-name="Preformatted_20_Text"><text:span text:style-name="Source_20_Text">    // To avoid a runtime error, only process data when an object exists.</text:span></text:p>
        <text:p text:style-name="Preformatted_20_Text"><text:span text:style-name="Source_20_Text">    if not barstate.islast</text:span></text:p>
        <text:p text:style-name="Preformatted_20_Text"><text:span text:style-name="Source_20_Text">        if timeframe.change(timeframeInput)</text:span></text:p>
        <text:p text:style-name="Preformatted_20_Text"><text:span text:style-name="Source_20_Text">            // On historical bars, draw a new box in the past when the HTF closes.</text:span></text:p>
        <text:p text:style-name="Preformatted_20_Text"><text:span text:style-name="Source_20_Text">            drawBox(secBar, time[1])</text:span></text:p>
        <text:p text:style-name="Preformatted_20_Text"><text:span text:style-name="Source_20_Text">    else</text:span></text:p>
        <text:p text:style-name="Preformatted_20_Text"><text:span text:style-name="Source_20_Text">        var box lastBox = na</text:span></text:p>
        <text:p text:style-name="Preformatted_20_Text"><text:span text:style-name="Source_20_Text">        if na(lastBox) or timeframe.change(timeframeInput)</text:span></text:p>
        <text:p text:style-name="Preformatted_20_Text"><text:span text:style-name="Source_20_Text">            // On the last bar, only draw a new current box the first time we get there or when HTF changes.</text:span></text:p>
        <text:p text:style-name="Preformatted_20_Text"><text:span text:style-name="Source_20_Text">            lastBox := drawBox(secBar, time)</text:span></text:p>
        <text:p text:style-name="Preformatted_20_Text"><text:span text:style-name="Source_20_Text">        else</text:span></text:p>
        <text:p text:style-name="Preformatted_20_Text"><text:span text:style-name="Source_20_Text">            // On other chart updates, use setters to modify the current box.</text:span></text:p>
        <text:p text:style-name="P5"><text:span text:style-name="Source_20_Text">            updateBox(lastBox, secBar)</text:span></text:p>
      </text:section>
      <text:section text:style-name="Sect1" text:name="kw_var">
        <text:h text:style-name="P2" text:outline-level="3">var</text:h>
      </text:section>
      <text:p text:style-name="P3"><text:span text:style-name="Strong_20_Emphasis">var</text:span> is the keyword used for assigning and one-time initializing of the variable.</text:p>
      <text:p text:style-name="P3">Normally, a syntax of assignment of variables, which doesn’t include the keyword var, results in the value of the variable being overwritten with every update of the data. Contrary to that, when assigning variables with the keyword var, they can “keep the state” despite the data updating, only changing it when conditions within if-expressions are met.</text:p>
      <text:p text:style-name="Text_20_body">Syntax</text:p>
      <text:p text:style-name="P5">var variable_name = expression</text:p>
      <text:p text:style-name="P3">where:</text:p>
      <text:p text:style-name="P3"><text:span text:style-name="Strong_20_Emphasis">variable_name</text:span> - any name of the user’s variable that’s allowed in Pine Script® (can contain capital and lowercase Latin characters, numbers, and underscores (_), but can’t start with a number).</text:p>
      <text:p text:style-name="P3"><text:span text:style-name="Strong_20_Emphasis">expression</text:span> - any arithmetic expression, just as with defining a regular variable. The expression will be calculated and assigned to a variable once.</text:p>
      <text:p text:style-name="P3">Example</text:p>
      <text:section text:style-name="Sect1" text:name="Section827">
        <text:p text:style-name="P4"><text:bookmark text:name="kw_var"/><text:span text:style-name="Source_20_Text">//@version=6</text:span></text:p>
        <text:p text:style-name="Preformatted_20_Text"><text:span text:style-name="Source_20_Text">indicator("Var keyword example")</text:span></text:p>
        <text:p text:style-name="Preformatted_20_Text"><text:soft-page-break/><text:span text:style-name="Source_20_Text">var a = close</text:span></text:p>
        <text:p text:style-name="Preformatted_20_Text"><text:span text:style-name="Source_20_Text">var b = 0.0</text:span></text:p>
        <text:p text:style-name="Preformatted_20_Text"><text:span text:style-name="Source_20_Text">var c = 0.0</text:span></text:p>
        <text:p text:style-name="Preformatted_20_Text"><text:span text:style-name="Source_20_Text">var green_bars_count = 0</text:span></text:p>
        <text:p text:style-name="Preformatted_20_Text"><text:span text:style-name="Source_20_Text">if close &gt; open</text:span></text:p>
        <text:p text:style-name="Preformatted_20_Text"><text:span text:style-name="Source_20_Text">    var x = close</text:span></text:p>
        <text:p text:style-name="Preformatted_20_Text"><text:span text:style-name="Source_20_Text">    b := x</text:span></text:p>
        <text:p text:style-name="Preformatted_20_Text"><text:span text:style-name="Source_20_Text">    green_bars_count := green_bars_count + 1</text:span></text:p>
        <text:p text:style-name="Preformatted_20_Text"><text:span text:style-name="Source_20_Text">    if green_bars_count &gt;= 10</text:span></text:p>
        <text:p text:style-name="Preformatted_20_Text"><text:span text:style-name="Source_20_Text">        var y = close</text:span></text:p>
        <text:p text:style-name="Preformatted_20_Text"><text:span text:style-name="Source_20_Text">        c := y</text:span></text:p>
        <text:p text:style-name="Preformatted_20_Text"><text:span text:style-name="Source_20_Text">plot(a)</text:span></text:p>
        <text:p text:style-name="Preformatted_20_Text"><text:span text:style-name="Source_20_Text">plot(b)</text:span></text:p>
        <text:p text:style-name="P5"><text:span text:style-name="Source_20_Text">plot(c)</text:span></text:p>
        <text:p text:style-name="P3">The variable 'a' keeps the closing price of the first bar for each bar in the series.</text:p>
        <text:p text:style-name="P3">The variable 'b' keeps the closing price of the first "green" bar in the series.</text:p>
        <text:p text:style-name="P3">The variable 'c' keeps the closing price of the tenth "green" bar in the series.</text:p>
      </text:section>
      <text:section text:style-name="Sect1" text:name="kw_varip">
        <text:h text:style-name="P2" text:outline-level="3">varip</text:h>
      </text:section>
      <text:p text:style-name="P3"><text:span text:style-name="Strong_20_Emphasis">varip</text:span> (var intrabar persist) is the keyword used for the assignment and one-time initialization of a variable or a field of a user-defined <text:a xlink:type="simple" xlink:href="https://www.tradingview.com/pine-script-reference/v6/#kw_type" text:style-name="Internet_20_link" text:visited-style-name="Visited_20_Internet_20_Link">type</text:a>. It’s similar to the <text:a xlink:type="simple" xlink:href="https://www.tradingview.com/pine-script-reference/v6/#kw_var" text:style-name="Internet_20_link" text:visited-style-name="Visited_20_Internet_20_Link">var</text:a> keyword, but variables and fields declared with <text:a xlink:type="simple" xlink:href="https://www.tradingview.com/pine-script-reference/v6/#kw_varip" text:style-name="Internet_20_link" text:visited-style-name="Visited_20_Internet_20_Link">varip</text:a> retain their values between executions of the script on the same bar.</text:p>
      <text:p text:style-name="Text_20_body">Syntax</text:p>
      <text:p text:style-name="Preformatted_20_Text">varip [&lt;variable_type&gt; ]&lt;variable_name&gt; = &lt;expression&gt;</text:p>
      <text:p text:style-name="Preformatted_20_Text"/>
      <text:p text:style-name="Preformatted_20_Text">[export ]type &lt;UDT_identifier&gt;</text:p>
      <text:p text:style-name="P5"><text:s text:c="4"/>varip &lt;field_type&gt; &lt;field_name&gt; [= &lt;value&gt;]</text:p>
      <text:p text:style-name="P3">where:</text:p>
      <text:p text:style-name="P3"><text:span text:style-name="Strong_20_Emphasis">variable_type</text:span> - An optional fundamental type (<text:a xlink:type="simple" xlink:href="https://www.tradingview.com/pine-script-reference/v6/#type_int" text:style-name="Internet_20_link" text:visited-style-name="Visited_20_Internet_20_Link">int</text:a>, <text:a xlink:type="simple" xlink:href="https://www.tradingview.com/pine-script-reference/v6/#type_float" text:style-name="Internet_20_link" text:visited-style-name="Visited_20_Internet_20_Link">float</text:a>, <text:a xlink:type="simple" xlink:href="https://www.tradingview.com/pine-script-reference/v6/#type_bool" text:style-name="Internet_20_link" text:visited-style-name="Visited_20_Internet_20_Link">bool</text:a>, <text:a xlink:type="simple" xlink:href="https://www.tradingview.com/pine-script-reference/v6/#type_color" text:style-name="Internet_20_link" text:visited-style-name="Visited_20_Internet_20_Link">color</text:a>, <text:a xlink:type="simple" xlink:href="https://www.tradingview.com/pine-script-reference/v6/#type_string" text:style-name="Internet_20_link" text:visited-style-name="Visited_20_Internet_20_Link">string</text:a>) or a user-defined type, or an array or matrix of one of those types. Special types are not compatible with this keyword.</text:p>
      <text:p text:style-name="P3"><text:span text:style-name="Strong_20_Emphasis">variable_name</text:span> - A <text:a xlink:type="simple" xlink:href="https://www.tradingview.com/pine-script-docs/language/identifiers/" office:target-frame-name="_blank" xlink:show="new" text:style-name="Internet_20_link" text:visited-style-name="Visited_20_Internet_20_Link">valid identifier</text:a>. The variable can also be an object created from a UDT.</text:p>
      <text:p text:style-name="P3"><text:span text:style-name="Strong_20_Emphasis">expression</text:span> - Any arithmetic expression, just as when defining a regular variable. The expression will be calculated and assigned to the variable only once, on the first bar.</text:p>
      <text:p text:style-name="P3"><text:span text:style-name="Strong_20_Emphasis">UDT_identifier, field_type, field_name, value</text:span> - Constructs related to user-defined types as described in the <text:a xlink:type="simple" xlink:href="https://www.tradingview.com/pine-script-reference/v6/#kw_type" text:style-name="Internet_20_link" text:visited-style-name="Visited_20_Internet_20_Link">type</text:a> section.</text:p>
      <text:p text:style-name="Text_20_body">Example</text:p>
      <text:p text:style-name="Preformatted_20_Text"><text:span text:style-name="Source_20_Text">//@version=6</text:span></text:p>
      <text:p text:style-name="Preformatted_20_Text"><text:span text:style-name="Source_20_Text">indicator("varip")</text:span></text:p>
      <text:p text:style-name="Preformatted_20_Text"><text:span text:style-name="Source_20_Text">varip int v = -1</text:span></text:p>
      <text:p text:style-name="Preformatted_20_Text"><text:span text:style-name="Source_20_Text">v := v + 1</text:span></text:p>
      <text:p text:style-name="P5"><text:span text:style-name="Source_20_Text">plot(v)</text:span></text:p>
      <text:p text:style-name="P3">With <text:a xlink:type="simple" xlink:href="https://www.tradingview.com/pine-script-reference/v6/#kw_var" text:style-name="Internet_20_link" text:visited-style-name="Visited_20_Internet_20_Link">var</text:a>, <text:span text:style-name="Source_20_Text">v</text:span> would equal the value of the <text:a xlink:type="simple" xlink:href="https://www.tradingview.com/pine-script-reference/v6/#var_bar_index" text:style-name="Internet_20_link" text:visited-style-name="Visited_20_Internet_20_Link">bar_index</text:a>. On historical bars, where the script calculates only once per chart bar, the value of <text:span text:style-name="Source_20_Text">v</text:span> is the same as with <text:a xlink:type="simple" xlink:href="https://www.tradingview.com/pine-script-reference/v6/#kw_var" text:style-name="Internet_20_link" text:visited-style-name="Visited_20_Internet_20_Link">var</text:a>. However, on realtime bars, the script will evaluate the expression on each new chart update, producing a different result.</text:p>
      <text:p text:style-name="P3">Example</text:p>
      <text:section text:style-name="Sect1" text:name="Section828">
        <text:p text:style-name="P4"><text:bookmark text:name="kw_varip"/><text:span text:style-name="Source_20_Text">//@version=6</text:span></text:p>
        <text:p text:style-name="Preformatted_20_Text"><text:span text:style-name="Source_20_Text">indicator("varip with types")</text:span></text:p>
        <text:p text:style-name="Preformatted_20_Text"><text:span text:style-name="Source_20_Text">type barData</text:span></text:p>
        <text:p text:style-name="Preformatted_20_Text"><text:span text:style-name="Source_20_Text">    int index = -1</text:span></text:p>
        <text:p text:style-name="Preformatted_20_Text"><text:span text:style-name="Source_20_Text">    varip int ticks = -1</text:span></text:p>
        <text:p text:style-name="Preformatted_20_Text"><text:span text:style-name="Source_20_Text">var currBar = barData.new()</text:span></text:p>
        <text:p text:style-name="Preformatted_20_Text"><text:span text:style-name="Source_20_Text">currBar.index += 1</text:span></text:p>
        <text:p text:style-name="Preformatted_20_Text"><text:span text:style-name="Source_20_Text">currBar.ticks += 1</text:span></text:p>
        <text:p text:style-name="Preformatted_20_Text"><text:span text:style-name="Source_20_Text">// Will be equal to bar_index on all bars</text:span></text:p>
        <text:p text:style-name="Preformatted_20_Text"><text:span text:style-name="Source_20_Text">plot(currBar.index)</text:span></text:p>
        <text:p text:style-name="Preformatted_20_Text"><text:span text:style-name="Source_20_Text">// In real time, will increment per every tick on the chart</text:span></text:p>
        <text:p text:style-name="P5"><text:span text:style-name="Source_20_Text">plot(currBar.ticks)</text:span></text:p>
        <text:p text:style-name="P3">The same <text:a xlink:type="simple" xlink:href="https://www.tradingview.com/pine-script-reference/v6/#op_+=" text:style-name="Internet_20_link" text:visited-style-name="Visited_20_Internet_20_Link">+=</text:a> operation applied to both the <text:span text:style-name="Source_20_Text">index</text:span> and <text:span text:style-name="Source_20_Text">ticks</text:span> fields results in different real-time values because <text:span text:style-name="Source_20_Text">ticks</text:span> increases on every chart update, while <text:span text:style-name="Source_20_Text">index</text:span> only does so once per bar. Note how the <text:span text:style-name="Source_20_Text">currBar</text:span> object does not use the <text:a xlink:type="simple" xlink:href="https://www.tradingview.com/pine-script-reference/v6/#kw_varip" text:style-name="Internet_20_link" text:visited-style-name="Visited_20_Internet_20_Link">varip</text:a> keyword. The <text:span text:style-name="Source_20_Text">ticks</text:span> field of the object can increment on every tick, but the reference itself is defined once and then stays unchanged. If we were to declare <text:span text:style-name="Source_20_Text">currBar</text:span> using <text:a xlink:type="simple" xlink:href="https://www.tradingview.com/pine-script-reference/v6/#kw_varip" text:style-name="Internet_20_link" text:visited-style-name="Visited_20_Internet_20_Link">varip</text:a>, the behavior of <text:span text:style-name="Source_20_Text">index</text:span> would remain unchanged because while the reference to the type instance would persist between chart updates, the <text:span text:style-name="Source_20_Text">index</text:span> field of the object would not.</text:p>
        <text:p text:style-name="P3">Remarks</text:p>
        <text:p text:style-name="P3">When using <text:a xlink:type="simple" xlink:href="https://www.tradingview.com/pine-script-reference/v6/#kw_varip" text:style-name="Internet_20_link" text:visited-style-name="Visited_20_Internet_20_Link">varip</text:a> to declare variables in strategies that may execute more than once per historical chart bar, the values of such variables are preserved across successive iterations of the script on the same bar.</text:p>
        <text:p text:style-name="P3">The effect of <text:a xlink:type="simple" xlink:href="https://www.tradingview.com/pine-script-reference/v6/#kw_varip" text:style-name="Internet_20_link" text:visited-style-name="Visited_20_Internet_20_Link">varip</text:a> eliminates the <text:a xlink:type="simple" xlink:href="https://www.tradingview.com/pine-script-docs/language/execution-model/#calculation-based-on-realtime-bars" office:target-frame-name="_blank" xlink:show="new" text:style-name="Internet_20_link" text:visited-style-name="Visited_20_Internet_20_Link">rollback</text:a> of variables before each successive execution of a script on the same bar.</text:p>
      </text:section>
      <text:section text:style-name="Sect1" text:name="kw_while">
        <text:h text:style-name="P2" text:outline-level="3">while</text:h>
      </text:section>
      <text:p text:style-name="P3">The <text:span text:style-name="Source_20_Text">while</text:span> statement allows the conditional iteration of a local code block.</text:p>
      <text:p text:style-name="Text_20_body">Syntax</text:p>
      <text:p text:style-name="Preformatted_20_Text">variable_declaration = while condition</text:p>
      <text:p text:style-name="Preformatted_20_Text"><text:s text:c="4"/>…</text:p>
      <text:p text:style-name="Preformatted_20_Text"><text:s text:c="4"/>continue</text:p>
      <text:p text:style-name="Preformatted_20_Text"><text:s text:c="4"/>…</text:p>
      <text:p text:style-name="Preformatted_20_Text"><text:s text:c="4"/>break</text:p>
      <text:p text:style-name="Preformatted_20_Text"><text:s text:c="4"/>…</text:p>
      <text:p text:style-name="P5"><text:s text:c="4"/>return_expression</text:p>
      <text:p text:style-name="P3">where:</text:p>
      <text:p text:style-name="P3"><text:span text:style-name="Strong_20_Emphasis">variable_declaration</text:span> - An optional variable declaration. The <text:span text:style-name="Source_20_Text">return expression</text:span> can provide the initialization value for this variable.</text:p>
      <text:p text:style-name="P3"><text:span text:style-name="Strong_20_Emphasis">condition</text:span> - when true, the local block of the <text:span text:style-name="Source_20_Text">while</text:span> statement is executed. When false, execution of the script resumes after the <text:span text:style-name="Source_20_Text">while</text:span> statement.</text:p>
      <text:p text:style-name="P3"><text:span text:style-name="Strong_20_Emphasis">continue</text:span> - The <text:span text:style-name="Source_20_Text">continue</text:span> keyword causes the loop to branch to its next iteration.</text:p>
      <text:p text:style-name="P3"><text:span text:style-name="Strong_20_Emphasis">break</text:span> - The <text:span text:style-name="Source_20_Text">break</text:span> keyword causes the loop to terminate. The script's execution resumes after the <text:span text:style-name="Source_20_Text">while</text:span> statement.</text:p>
      <text:p text:style-name="P3"><text:span text:style-name="Strong_20_Emphasis">return_expression</text:span> - An optional line providing the <text:span text:style-name="Source_20_Text">while</text:span> statement's returning value.</text:p>
      <text:p text:style-name="P3">Example</text:p>
      <text:section text:style-name="Sect1" text:name="Section829">
        <text:p text:style-name="P4"><text:bookmark text:name="kw_while"/><text:span text:style-name="Source_20_Text">//@version=6</text:span></text:p>
        <text:p text:style-name="Preformatted_20_Text"><text:span text:style-name="Source_20_Text">indicator("while")</text:span></text:p>
        <text:p text:style-name="Preformatted_20_Text"><text:span text:style-name="Source_20_Text">// This is a simple example of calculating a factorial using a while loop.</text:span></text:p>
        <text:p text:style-name="Preformatted_20_Text"><text:span text:style-name="Source_20_Text">int i_n = input.int(10, "Factorial Size", minval=0)</text:span></text:p>
        <text:p text:style-name="Preformatted_20_Text"><text:span text:style-name="Source_20_Text">int counter   = i_n</text:span></text:p>
        <text:p text:style-name="Preformatted_20_Text"><text:span text:style-name="Source_20_Text">int factorial = 1</text:span></text:p>
        <text:p text:style-name="Preformatted_20_Text"><text:span text:style-name="Source_20_Text">while counter &gt; 0</text:span></text:p>
        <text:p text:style-name="Preformatted_20_Text"><text:span text:style-name="Source_20_Text">    factorial := factorial * counter</text:span></text:p>
        <text:p text:style-name="Preformatted_20_Text"><text:span text:style-name="Source_20_Text">    counter   := counter - 1</text:span></text:p>
        <text:p text:style-name="P5"><text:span text:style-name="Source_20_Text">plot(factorial)</text:span></text:p>
        <text:p text:style-name="P3">Remarks</text:p>
        <text:p text:style-name="P3"><text:soft-page-break/>The local code block after the initial <text:span text:style-name="Source_20_Text">while</text:span> line must be indented with four spaces or a tab. For the <text:span text:style-name="Source_20_Text">while</text:span> loop to terminate, the boolean expression following <text:span text:style-name="Source_20_Text">while</text:span> must eventually become false, or a <text:span text:style-name="Source_20_Text">break</text:span> must be executed.</text:p>
      </text:section>
      <text:h text:style-name="Heading_20_2" text:outline-level="2">Types</text:h>
      <text:section text:style-name="Sect1" text:name="type_array">
        <text:h text:style-name="P2" text:outline-level="3">array</text:h>
      </text:section>
      <text:p text:style-name="P3">Keyword used to explicitly declare the "array" type of a variable or a parameter. Array objects (or IDs) can be created with the <text:a xlink:type="simple" xlink:href="https://www.tradingview.com/pine-script-reference/v6/#fun_array.new%3Ctype%3E" text:style-name="Internet_20_link" text:visited-style-name="Visited_20_Internet_20_Link">array.new&lt;type&gt;</text:a>, <text:a xlink:type="simple" xlink:href="https://www.tradingview.com/pine-script-reference/v6/#fun_array.from" text:style-name="Internet_20_link" text:visited-style-name="Visited_20_Internet_20_Link">array.from</text:a> function.</text:p>
      <text:p text:style-name="P3">Example</text:p>
      <text:section text:style-name="Sect1" text:name="Section830">
        <text:p text:style-name="P4"><text:bookmark text:name="type_array"/><text:span text:style-name="Source_20_Text">//@version=6</text:span></text:p>
        <text:p text:style-name="Preformatted_20_Text"><text:span text:style-name="Source_20_Text">indicator("array", overlay=true)</text:span></text:p>
        <text:p text:style-name="Preformatted_20_Text"><text:span text:style-name="Source_20_Text">array&lt;float&gt; a = na</text:span></text:p>
        <text:p text:style-name="Preformatted_20_Text"><text:span text:style-name="Source_20_Text">a := array.new&lt;float&gt;(1, close)</text:span></text:p>
        <text:p text:style-name="P5"><text:span text:style-name="Source_20_Text">plot(array.get(a, 0))</text:span></text:p>
        <text:p text:style-name="P3">Remarks</text:p>
        <text:p text:style-name="P3">Array objects are always of "series" form.</text:p>
        <text:p text:style-name="P3">See also</text:p>
        <text:p text:style-name="P3"><text:a xlink:type="simple" xlink:href="https://www.tradingview.com/pine-script-reference/v6/#kw_var" text:style-name="Internet_20_link" text:visited-style-name="Visited_20_Internet_20_Link">var</text:a><text:a xlink:type="simple" xlink:href="https://www.tradingview.com/pine-script-reference/v6/#type_line" text:style-name="Internet_20_link" text:visited-style-name="Visited_20_Internet_20_Link">line</text:a><text:a xlink:type="simple" xlink:href="https://www.tradingview.com/pine-script-reference/v6/#type_label" text:style-name="Internet_20_link" text:visited-style-name="Visited_20_Internet_20_Link">label</text:a><text:a xlink:type="simple" xlink:href="https://www.tradingview.com/pine-script-reference/v6/#type_table" text:style-name="Internet_20_link" text:visited-style-name="Visited_20_Internet_20_Link">table</text:a><text:a xlink:type="simple" xlink:href="https://www.tradingview.com/pine-script-reference/v6/#type_box" text:style-name="Internet_20_link" text:visited-style-name="Visited_20_Internet_20_Link">box</text:a><text:a xlink:type="simple" xlink:href="https://www.tradingview.com/pine-script-reference/v6/#fun_array.new%3Ctype%3E" text:style-name="Internet_20_link" text:visited-style-name="Visited_20_Internet_20_Link">array.new&lt;type&gt;</text:a><text:a xlink:type="simple" xlink:href="https://www.tradingview.com/pine-script-reference/v6/#fun_array.from" text:style-name="Internet_20_link" text:visited-style-name="Visited_20_Internet_20_Link">array.from</text:a></text:p>
      </text:section>
      <text:section text:style-name="Sect1" text:name="type_bool">
        <text:h text:style-name="P2" text:outline-level="3">bool</text:h>
      </text:section>
      <text:p text:style-name="P3">Keyword used to explicitly declare the "bool" (boolean) type of a variable or a parameter. "Bool" variables can have values <text:a xlink:type="simple" xlink:href="https://www.tradingview.com/pine-script-reference/v6/#const_true" text:style-name="Internet_20_link" text:visited-style-name="Visited_20_Internet_20_Link">true</text:a> or <text:a xlink:type="simple" xlink:href="https://www.tradingview.com/pine-script-reference/v6/#const_false" text:style-name="Internet_20_link" text:visited-style-name="Visited_20_Internet_20_Link">false</text:a>.</text:p>
      <text:p text:style-name="P3">Example</text:p>
      <text:section text:style-name="Sect1" text:name="Section831">
        <text:p text:style-name="P4"><text:bookmark text:name="type_bool"/><text:span text:style-name="Source_20_Text">//@version=6</text:span></text:p>
        <text:p text:style-name="Preformatted_20_Text"><text:span text:style-name="Source_20_Text">indicator("bool")</text:span></text:p>
        <text:p text:style-name="Preformatted_20_Text"><text:span text:style-name="Source_20_Text">bool b = true    // Same as `b = true`</text:span></text:p>
        <text:p text:style-name="P5"><text:span text:style-name="Source_20_Text">plot(b ? open : close)</text:span></text:p>
        <text:p text:style-name="P3">Remarks</text:p>
        <text:p text:style-name="P3">Explicitly mentioning the type in a variable declaration is optional. Learn more about Pine Script® types in the User Manual page on the <text:a xlink:type="simple" xlink:href="https://www.tradingview.com/pine-script-docs/language/type-system/" office:target-frame-name="_blank" xlink:show="new" text:style-name="Internet_20_link" text:visited-style-name="Visited_20_Internet_20_Link">Type System</text:a>.</text:p>
        <text:p text:style-name="P3">See also</text:p>
        <text:p text:style-name="P3"><text:a xlink:type="simple" xlink:href="https://www.tradingview.com/pine-script-reference/v6/#kw_var" text:style-name="Internet_20_link" text:visited-style-name="Visited_20_Internet_20_Link">var</text:a><text:a xlink:type="simple" xlink:href="https://www.tradingview.com/pine-script-reference/v6/#kw_varip" text:style-name="Internet_20_link" text:visited-style-name="Visited_20_Internet_20_Link">varip</text:a><text:a xlink:type="simple" xlink:href="https://www.tradingview.com/pine-script-reference/v6/#type_int" text:style-name="Internet_20_link" text:visited-style-name="Visited_20_Internet_20_Link">int</text:a><text:a xlink:type="simple" xlink:href="https://www.tradingview.com/pine-script-reference/v6/#type_float" text:style-name="Internet_20_link" text:visited-style-name="Visited_20_Internet_20_Link">float</text:a><text:a xlink:type="simple" xlink:href="https://www.tradingview.com/pine-script-reference/v6/#type_color" text:style-name="Internet_20_link" text:visited-style-name="Visited_20_Internet_20_Link">color</text:a><text:a xlink:type="simple" xlink:href="https://www.tradingview.com/pine-script-reference/v6/#type_string" text:style-name="Internet_20_link" text:visited-style-name="Visited_20_Internet_20_Link">string</text:a><text:a xlink:type="simple" xlink:href="https://www.tradingview.com/pine-script-reference/v6/#const_true" text:style-name="Internet_20_link" text:visited-style-name="Visited_20_Internet_20_Link">true</text:a><text:a xlink:type="simple" xlink:href="https://www.tradingview.com/pine-script-reference/v6/#const_false" text:style-name="Internet_20_link" text:visited-style-name="Visited_20_Internet_20_Link">false</text:a></text:p>
      </text:section>
      <text:section text:style-name="Sect1" text:name="type_box">
        <text:h text:style-name="P2" text:outline-level="3">box</text:h>
      </text:section>
      <text:p text:style-name="P3">Keyword used to explicitly declare the "box" type of a variable or a parameter. Box objects (or IDs) can be created with the <text:a xlink:type="simple" xlink:href="https://www.tradingview.com/pine-script-reference/v6/#fun_box.new" text:style-name="Internet_20_link" text:visited-style-name="Visited_20_Internet_20_Link">box.new</text:a> function.</text:p>
      <text:p text:style-name="P3">Example</text:p>
      <text:section text:style-name="Sect1" text:name="Section832">
        <text:p text:style-name="P4"><text:bookmark text:name="type_box"/><text:span text:style-name="Source_20_Text">//@version=6</text:span></text:p>
        <text:p text:style-name="Preformatted_20_Text"><text:span text:style-name="Source_20_Text">indicator("box")</text:span></text:p>
        <text:p text:style-name="Preformatted_20_Text"><text:span text:style-name="Source_20_Text">// Empty `box1` box ID.</text:span></text:p>
        <text:p text:style-name="Preformatted_20_Text"><text:span text:style-name="Source_20_Text">var box box1 = na</text:span></text:p>
        <text:p text:style-name="Preformatted_20_Text"><text:span text:style-name="Source_20_Text">// `box` type is unnecessary because `box.new()` returns a "box" type.</text:span></text:p>
        <text:p text:style-name="Preformatted_20_Text"><text:span text:style-name="Source_20_Text">var box2 = box.new(na, na, na, na)</text:span></text:p>
        <text:p text:style-name="P5"><text:span text:style-name="Source_20_Text">box3 = box.new(time, open, time + 60 * 60 * 24, close, xloc=xloc.bar_time)</text:span></text:p>
        <text:p text:style-name="P3">Remarks</text:p>
        <text:p text:style-name="P3">Box objects are always of "series" form.</text:p>
        <text:p text:style-name="P3">See also</text:p>
        <text:p text:style-name="P3"><text:a xlink:type="simple" xlink:href="https://www.tradingview.com/pine-script-reference/v6/#kw_var" text:style-name="Internet_20_link" text:visited-style-name="Visited_20_Internet_20_Link">var</text:a><text:a xlink:type="simple" xlink:href="https://www.tradingview.com/pine-script-reference/v6/#type_line" text:style-name="Internet_20_link" text:visited-style-name="Visited_20_Internet_20_Link">line</text:a><text:a xlink:type="simple" xlink:href="https://www.tradingview.com/pine-script-reference/v6/#type_label" text:style-name="Internet_20_link" text:visited-style-name="Visited_20_Internet_20_Link">label</text:a><text:a xlink:type="simple" xlink:href="https://www.tradingview.com/pine-script-reference/v6/#type_table" text:style-name="Internet_20_link" text:visited-style-name="Visited_20_Internet_20_Link">table</text:a><text:a xlink:type="simple" xlink:href="https://www.tradingview.com/pine-script-reference/v6/#fun_box.new" text:style-name="Internet_20_link" text:visited-style-name="Visited_20_Internet_20_Link">box.new</text:a></text:p>
      </text:section>
      <text:section text:style-name="Sect1" text:name="type_chart.point">
        <text:h text:style-name="P2" text:outline-level="3">chart.point</text:h>
      </text:section>
      <text:section text:style-name="Sect1" text:name="Section833">
        <text:p text:style-name="P6"><text:bookmark text:name="type_chart.point"/>Keyword to explicitly declare the type of a variable or parameter as <text:span text:style-name="Source_20_Text">chart.point</text:span>. Scripts can produce <text:span text:style-name="Source_20_Text">chart.point</text:span> instances using the <text:a xlink:type="simple" xlink:href="https://www.tradingview.com/pine-script-reference/v6/#fun_chart.point.from_time" text:style-name="Internet_20_link" text:visited-style-name="Visited_20_Internet_20_Link">chart.point.from_time</text:a>, <text:a xlink:type="simple" xlink:href="https://www.tradingview.com/pine-script-reference/v6/#fun_chart.point.from_index" text:style-name="Internet_20_link" text:visited-style-name="Visited_20_Internet_20_Link">chart.point.from_index</text:a>, <text:a xlink:type="simple" xlink:href="https://www.tradingview.com/pine-script-reference/v6/#fun_chart.point.now" text:style-name="Internet_20_link" text:visited-style-name="Visited_20_Internet_20_Link">chart.point.now</text:a>, and <text:a xlink:type="simple" xlink:href="https://www.tradingview.com/pine-script-reference/v6/#fun_chart.point.new" text:style-name="Internet_20_link" text:visited-style-name="Visited_20_Internet_20_Link">chart.point.new</text:a> functions.</text:p>
        <text:p text:style-name="P3">Fields</text:p>
        <text:p text:style-name="P3">index (series int) The x-coordinate of the point, expressed as a bar index value.</text:p>
        <text:p text:style-name="P3">time (series int) The x-coordinate of the point, expressed as a UNIX time value, in milliseconds.</text:p>
        <text:p text:style-name="P3">price (series float) The y-coordinate of the point.</text:p>
        <text:p text:style-name="P3">See also</text:p>
        <text:p text:style-name="P3"><text:a xlink:type="simple" xlink:href="https://www.tradingview.com/pine-script-reference/v6/#type_polyline" text:style-name="Internet_20_link" text:visited-style-name="Visited_20_Internet_20_Link">polyline</text:a></text:p>
      </text:section>
      <text:section text:style-name="Sect1" text:name="type_color">
        <text:h text:style-name="P2" text:outline-level="3">color</text:h>
      </text:section>
      <text:p text:style-name="P3">Keyword used to explicitly declare the "color" type of a variable or a parameter.</text:p>
      <text:p text:style-name="P3">Example</text:p>
      <text:section text:style-name="Sect1" text:name="Section834">
        <text:p text:style-name="P4"><text:bookmark text:name="type_color"/><text:span text:style-name="Source_20_Text">//@version=6</text:span></text:p>
        <text:p text:style-name="Preformatted_20_Text"><text:span text:style-name="Source_20_Text">indicator("color", overlay = true)</text:span></text:p>
        <text:p text:style-name="Preformatted_20_Text"><text:span text:style-name="Source_20_Text">color textColor = color.green</text:span></text:p>
        <text:p text:style-name="Preformatted_20_Text"><text:span text:style-name="Source_20_Text">color labelColor = #FF000080 // Red color (FF0000) with 50% transparency (80 which is half of FF).</text:span></text:p>
        <text:p text:style-name="Preformatted_20_Text"><text:span text:style-name="Source_20_Text">if barstate.islastconfirmedhistory</text:span></text:p>
        <text:p text:style-name="Preformatted_20_Text"><text:span text:style-name="Source_20_Text">    label.new(bar_index, high, text = "Label", color = labelColor, textcolor = textColor)</text:span></text:p>
        <text:p text:style-name="Preformatted_20_Text"><text:span text:style-name="Source_20_Text">// When declaring variables with color literals, built-in constants(color.green) or functions (color.new(), color.rgb()), the "color" keyword for the type can be omitted.</text:span></text:p>
        <text:p text:style-name="Preformatted_20_Text"><text:span text:style-name="Source_20_Text">c = color.rgb(0,255,0,0)</text:span></text:p>
        <text:p text:style-name="P5"><text:span text:style-name="Source_20_Text">plot(close, color = c)</text:span></text:p>
        <text:p text:style-name="P3">Remarks</text:p>
        <text:p text:style-name="P3">Color literals have the following format: #RRGGBB or #RRGGBBAA. The letter pairs represent 00 to FF hexadecimal values (0 to 255 in decimal) where RR, GG and BB pairs are the values for the color's red, green and blue components. AA is an optional value for the color's transparency (or alpha component) where 00 is invisible and FF opaque. When no AA pair is supplied, FF is used. The hexadecimal letters can be upper or lower case.</text:p>
        <text:p text:style-name="P3">Explicitly mentioning the type in a variable declaration is optional, except when it is initialized with <text:a xlink:type="simple" xlink:href="https://www.tradingview.com/pine-script-reference/v6/#var_na" text:style-name="Internet_20_link" text:visited-style-name="Visited_20_Internet_20_Link">na</text:a>. Learn more about Pine Script® types in the User Manual page on the <text:a xlink:type="simple" xlink:href="https://www.tradingview.com/pine-script-docs/language/type-system/" office:target-frame-name="_blank" xlink:show="new" text:style-name="Internet_20_link" text:visited-style-name="Visited_20_Internet_20_Link">Type System</text:a>.</text:p>
        <text:p text:style-name="P3">See also</text:p>
        <text:p text:style-name="P3"><text:a xlink:type="simple" xlink:href="https://www.tradingview.com/pine-script-reference/v6/#kw_var" text:style-name="Internet_20_link" text:visited-style-name="Visited_20_Internet_20_Link">var</text:a><text:a xlink:type="simple" xlink:href="https://www.tradingview.com/pine-script-reference/v6/#kw_varip" text:style-name="Internet_20_link" text:visited-style-name="Visited_20_Internet_20_Link">varip</text:a><text:a xlink:type="simple" xlink:href="https://www.tradingview.com/pine-script-reference/v6/#type_int" text:style-name="Internet_20_link" text:visited-style-name="Visited_20_Internet_20_Link">int</text:a><text:a xlink:type="simple" xlink:href="https://www.tradingview.com/pine-script-reference/v6/#type_float" text:style-name="Internet_20_link" text:visited-style-name="Visited_20_Internet_20_Link">float</text:a><text:a xlink:type="simple" xlink:href="https://www.tradingview.com/pine-script-reference/v6/#type_string" text:style-name="Internet_20_link" text:visited-style-name="Visited_20_Internet_20_Link">string</text:a><text:a xlink:type="simple" xlink:href="https://www.tradingview.com/pine-script-reference/v6/#fun_color.rgb" text:style-name="Internet_20_link" text:visited-style-name="Visited_20_Internet_20_Link">color.rgb</text:a><text:a xlink:type="simple" xlink:href="https://www.tradingview.com/pine-script-reference/v6/#fun_color.new" text:style-name="Internet_20_link" text:visited-style-name="Visited_20_Internet_20_Link">color.new</text:a></text:p>
      </text:section>
      <text:section text:style-name="Sect1" text:name="type_const">
        <text:h text:style-name="P2" text:outline-level="3">const</text:h>
      </text:section>
      <text:p text:style-name="P3">The <text:span text:style-name="Source_20_Text">const</text:span> keyword explicitly assigns the "const" type qualifier to variables and the parameters of non-exported functions. Variables and parameters with the "const" qualifier reference values established at compile time that never change in the script's execution.</text:p>
      <text:p text:style-name="P3">In variable declarations, the compiler can usually infer the qualified type automatically based on the values assigned to a variable, and it can automatically change a variable's qualifier to a stronger one when necessary. The type qualifier hierarchy is "const" &lt; "input" &lt; "simple" &lt; "series", where "const" is the weakest.</text:p>
      <text:p text:style-name="P3">Explicitly declaring a variable with the <text:span text:style-name="Source_20_Text">const</text:span> keyword restricts the type qualifier to "const", meaning the variable cannot accept a value with a stronger qualifier (e.g., "input"), nor can the value assigned to the variable change at any point in the script's execution.</text:p>
      <text:p text:style-name="P3">When using this keyword to specify the type qualifier, one must also use a type keyword to declare the allowed type.</text:p>
      <text:p text:style-name="Text_20_body">Syntax</text:p>
      <text:p text:style-name="Preformatted_20_Text">[method ]&lt;functionName&gt;([const &lt;paramType&gt; ]&lt;paramName&gt;[ = &lt;defaultValue&gt;])</text:p>
      <text:p text:style-name="Preformatted_20_Text"/>
      <text:p text:style-name="P5">[var/varip ]const &lt;variableType&gt; &lt;variableName&gt; = &lt;variableValue&gt;</text:p>
      <text:p text:style-name="Text_20_body"><text:soft-page-break/>Example</text:p>
      <text:p text:style-name="Preformatted_20_Text"><text:span text:style-name="Source_20_Text">//@version=6</text:span></text:p>
      <text:p text:style-name="Preformatted_20_Text"><text:span text:style-name="Source_20_Text">indicator("custom plot title")</text:span></text:p>
      <text:p text:style-name="Preformatted_20_Text"><text:span text:style-name="Source_20_Text">//@function Concatenates two "const string" values.</text:span></text:p>
      <text:p text:style-name="Preformatted_20_Text"><text:span text:style-name="Source_20_Text">concatStrings(const string x, const string y) =&gt;</text:span></text:p>
      <text:p text:style-name="Preformatted_20_Text"><text:span text:style-name="Source_20_Text">    const string result = x + y</text:span></text:p>
      <text:p text:style-name="Preformatted_20_Text"><text:span text:style-name="Source_20_Text">//@variable The title of the plot.</text:span></text:p>
      <text:p text:style-name="Preformatted_20_Text"><text:span text:style-name="Source_20_Text">const string myTitle = concatStrings("My ", "Plot")</text:span></text:p>
      <text:p text:style-name="P5"><text:span text:style-name="Source_20_Text">plot(close, myTitle)</text:span></text:p>
      <text:p text:style-name="P3">Example</text:p>
      <text:section text:style-name="Sect1" text:name="Section835">
        <text:p text:style-name="P4"><text:bookmark text:name="type_const"/><text:span text:style-name="Source_20_Text">//@version=6</text:span></text:p>
        <text:p text:style-name="Preformatted_20_Text"><text:span text:style-name="Source_20_Text">indicator("can't assign input to const")</text:span></text:p>
        <text:p text:style-name="Preformatted_20_Text"><text:span text:style-name="Source_20_Text">//@variable A variable declared as "const float" that attempts to assign the result of `input.float()` as its value.</text:span></text:p>
        <text:p text:style-name="Preformatted_20_Text"><text:span text:style-name="Source_20_Text">//          This declaration causes an error. The "input float" qualified type is stronger than "const float".</text:span></text:p>
        <text:p text:style-name="Preformatted_20_Text"><text:span text:style-name="Source_20_Text">const float myVar = input.float(2.0)</text:span></text:p>
        <text:p text:style-name="P5"><text:span text:style-name="Source_20_Text">plot(myVar)</text:span></text:p>
        <text:p text:style-name="P3">Remarks</text:p>
        <text:p text:style-name="P3">To learn more, see our User Manual's section on <text:a xlink:type="simple" xlink:href="https://www.tradingview.com/pine-script-docs/language/type-system/#qualifiers" office:target-frame-name="_blank" xlink:show="new" text:style-name="Internet_20_link" text:visited-style-name="Visited_20_Internet_20_Link">type qualifiers</text:a>.</text:p>
        <text:p text:style-name="P3">See also</text:p>
        <text:p text:style-name="P3"><text:a xlink:type="simple" xlink:href="https://www.tradingview.com/pine-script-reference/v6/#type_simple" text:style-name="Internet_20_link" text:visited-style-name="Visited_20_Internet_20_Link">simple</text:a><text:a xlink:type="simple" xlink:href="https://www.tradingview.com/pine-script-reference/v6/#type_series" text:style-name="Internet_20_link" text:visited-style-name="Visited_20_Internet_20_Link">series</text:a></text:p>
      </text:section>
      <text:section text:style-name="Sect1" text:name="type_float">
        <text:h text:style-name="P2" text:outline-level="3">float</text:h>
      </text:section>
      <text:p text:style-name="P3">Keyword used to explicitly declare the "float" (floating point) type of a variable or a parameter.</text:p>
      <text:p text:style-name="P3">Example</text:p>
      <text:section text:style-name="Sect1" text:name="Section836">
        <text:p text:style-name="P4"><text:bookmark text:name="type_float"/><text:span text:style-name="Source_20_Text">//@version=6</text:span></text:p>
        <text:p text:style-name="Preformatted_20_Text"><text:span text:style-name="Source_20_Text">indicator("float")</text:span></text:p>
        <text:p text:style-name="Preformatted_20_Text"><text:span text:style-name="Source_20_Text">float f = 3.14    // Same as `f = 3.14`</text:span></text:p>
        <text:p text:style-name="Preformatted_20_Text"><text:span text:style-name="Source_20_Text">f := na</text:span></text:p>
        <text:p text:style-name="P5"><text:span text:style-name="Source_20_Text">plot(f)</text:span></text:p>
        <text:p text:style-name="P3">Remarks</text:p>
        <text:p text:style-name="P3">Explicitly mentioning the type in a variable declaration is optional, except when it is initialized with <text:a xlink:type="simple" xlink:href="https://www.tradingview.com/pine-script-reference/v6/#var_na" text:style-name="Internet_20_link" text:visited-style-name="Visited_20_Internet_20_Link">na</text:a>. Learn more about Pine Script® types in the User Manual page on the <text:a xlink:type="simple" xlink:href="https://www.tradingview.com/pine-script-docs/language/type-system/" office:target-frame-name="_blank" xlink:show="new" text:style-name="Internet_20_link" text:visited-style-name="Visited_20_Internet_20_Link">Type System</text:a>.</text:p>
        <text:p text:style-name="P3">See also</text:p>
        <text:p text:style-name="P3"><text:a xlink:type="simple" xlink:href="https://www.tradingview.com/pine-script-reference/v6/#kw_var" text:style-name="Internet_20_link" text:visited-style-name="Visited_20_Internet_20_Link">var</text:a><text:a xlink:type="simple" xlink:href="https://www.tradingview.com/pine-script-reference/v6/#kw_varip" text:style-name="Internet_20_link" text:visited-style-name="Visited_20_Internet_20_Link">varip</text:a><text:a xlink:type="simple" xlink:href="https://www.tradingview.com/pine-script-reference/v6/#type_int" text:style-name="Internet_20_link" text:visited-style-name="Visited_20_Internet_20_Link">int</text:a><text:a xlink:type="simple" xlink:href="https://www.tradingview.com/pine-script-reference/v6/#type_bool" text:style-name="Internet_20_link" text:visited-style-name="Visited_20_Internet_20_Link">bool</text:a><text:a xlink:type="simple" xlink:href="https://www.tradingview.com/pine-script-reference/v6/#type_color" text:style-name="Internet_20_link" text:visited-style-name="Visited_20_Internet_20_Link">color</text:a><text:a xlink:type="simple" xlink:href="https://www.tradingview.com/pine-script-reference/v6/#type_string" text:style-name="Internet_20_link" text:visited-style-name="Visited_20_Internet_20_Link">string</text:a></text:p>
      </text:section>
      <text:section text:style-name="Sect1" text:name="type_int">
        <text:h text:style-name="P2" text:outline-level="3">int</text:h>
      </text:section>
      <text:p text:style-name="P3">Keyword used to explicitly declare the "int" (integer) type of a variable or a parameter.</text:p>
      <text:p text:style-name="P3">Example</text:p>
      <text:section text:style-name="Sect1" text:name="Section837">
        <text:p text:style-name="P4"><text:bookmark text:name="type_int"/><text:span text:style-name="Source_20_Text">//@version=6</text:span></text:p>
        <text:p text:style-name="Preformatted_20_Text"><text:span text:style-name="Source_20_Text">indicator("int")</text:span></text:p>
        <text:p text:style-name="Preformatted_20_Text"><text:span text:style-name="Source_20_Text">int i = 14    // Same as `i = 14`</text:span></text:p>
        <text:p text:style-name="Preformatted_20_Text"><text:span text:style-name="Source_20_Text">i := na</text:span></text:p>
        <text:p text:style-name="P5"><text:span text:style-name="Source_20_Text">plot(i)</text:span></text:p>
        <text:p text:style-name="P3">Remarks</text:p>
        <text:p text:style-name="P3">Explicitly mentioning the type in a variable declaration is optional, except when it is initialized with <text:a xlink:type="simple" xlink:href="https://www.tradingview.com/pine-script-reference/v6/#var_na" text:style-name="Internet_20_link" text:visited-style-name="Visited_20_Internet_20_Link">na</text:a>. Learn more about Pine Script® types in the User Manual page on the <text:a xlink:type="simple" xlink:href="https://www.tradingview.com/pine-script-docs/language/type-system/" office:target-frame-name="_blank" xlink:show="new" text:style-name="Internet_20_link" text:visited-style-name="Visited_20_Internet_20_Link">Type System</text:a>.</text:p>
        <text:p text:style-name="P3">See also</text:p>
        <text:p text:style-name="P3"><text:a xlink:type="simple" xlink:href="https://www.tradingview.com/pine-script-reference/v6/#kw_var" text:style-name="Internet_20_link" text:visited-style-name="Visited_20_Internet_20_Link">var</text:a><text:a xlink:type="simple" xlink:href="https://www.tradingview.com/pine-script-reference/v6/#kw_varip" text:style-name="Internet_20_link" text:visited-style-name="Visited_20_Internet_20_Link">varip</text:a><text:a xlink:type="simple" xlink:href="https://www.tradingview.com/pine-script-reference/v6/#type_float" text:style-name="Internet_20_link" text:visited-style-name="Visited_20_Internet_20_Link">float</text:a><text:a xlink:type="simple" xlink:href="https://www.tradingview.com/pine-script-reference/v6/#type_bool" text:style-name="Internet_20_link" text:visited-style-name="Visited_20_Internet_20_Link">bool</text:a><text:a xlink:type="simple" xlink:href="https://www.tradingview.com/pine-script-reference/v6/#type_color" text:style-name="Internet_20_link" text:visited-style-name="Visited_20_Internet_20_Link">color</text:a><text:a xlink:type="simple" xlink:href="https://www.tradingview.com/pine-script-reference/v6/#type_string" text:style-name="Internet_20_link" text:visited-style-name="Visited_20_Internet_20_Link">string</text:a></text:p>
      </text:section>
      <text:section text:style-name="Sect1" text:name="type_label">
        <text:h text:style-name="P2" text:outline-level="3">label</text:h>
      </text:section>
      <text:p text:style-name="P3">Keyword used to explicitly declare the "label" type of a variable or a parameter. Label objects (or IDs) can be created with the <text:a xlink:type="simple" xlink:href="https://www.tradingview.com/pine-script-reference/v6/#fun_label.new" text:style-name="Internet_20_link" text:visited-style-name="Visited_20_Internet_20_Link">label.new</text:a> function.</text:p>
      <text:p text:style-name="P3">Example</text:p>
      <text:section text:style-name="Sect1" text:name="Section838">
        <text:p text:style-name="P4"><text:bookmark text:name="type_label"/><text:span text:style-name="Source_20_Text">//@version=6</text:span></text:p>
        <text:p text:style-name="Preformatted_20_Text"><text:span text:style-name="Source_20_Text">indicator("label")</text:span></text:p>
        <text:p text:style-name="Preformatted_20_Text"><text:span text:style-name="Source_20_Text">// Empty `label1` label ID.</text:span></text:p>
        <text:p text:style-name="Preformatted_20_Text"><text:span text:style-name="Source_20_Text">var label label1 = na</text:span></text:p>
        <text:p text:style-name="Preformatted_20_Text"><text:span text:style-name="Source_20_Text">// `label` type is unnecessary because `label.new()` returns "label" type.</text:span></text:p>
        <text:p text:style-name="Preformatted_20_Text"><text:span text:style-name="Source_20_Text">var label2 = label.new(na, na, na)</text:span></text:p>
        <text:p text:style-name="Preformatted_20_Text"><text:span text:style-name="Source_20_Text">if barstate.islastconfirmedhistory</text:span></text:p>
        <text:p text:style-name="P5"><text:span text:style-name="Source_20_Text">    label3 = label.new(bar_index, high, text = "label3 text")</text:span></text:p>
        <text:p text:style-name="P3">Remarks</text:p>
        <text:p text:style-name="P3">Label objects are always of "series" form.</text:p>
        <text:p text:style-name="P3">See also</text:p>
        <text:p text:style-name="P3"><text:a xlink:type="simple" xlink:href="https://www.tradingview.com/pine-script-reference/v6/#kw_var" text:style-name="Internet_20_link" text:visited-style-name="Visited_20_Internet_20_Link">var</text:a><text:a xlink:type="simple" xlink:href="https://www.tradingview.com/pine-script-reference/v6/#type_line" text:style-name="Internet_20_link" text:visited-style-name="Visited_20_Internet_20_Link">line</text:a><text:a xlink:type="simple" xlink:href="https://www.tradingview.com/pine-script-reference/v6/#type_box" text:style-name="Internet_20_link" text:visited-style-name="Visited_20_Internet_20_Link">box</text:a><text:a xlink:type="simple" xlink:href="https://www.tradingview.com/pine-script-reference/v6/#fun_label.new" text:style-name="Internet_20_link" text:visited-style-name="Visited_20_Internet_20_Link">label.new</text:a></text:p>
      </text:section>
      <text:section text:style-name="Sect1" text:name="type_line">
        <text:h text:style-name="P2" text:outline-level="3">line</text:h>
      </text:section>
      <text:p text:style-name="P3">Keyword used to explicitly declare the "line" type of a variable or a parameter. Line objects (or IDs) can be created with the <text:a xlink:type="simple" xlink:href="https://www.tradingview.com/pine-script-reference/v6/#fun_line.new" text:style-name="Internet_20_link" text:visited-style-name="Visited_20_Internet_20_Link">line.new</text:a> function.</text:p>
      <text:p text:style-name="P3">Example</text:p>
      <text:section text:style-name="Sect1" text:name="Section839">
        <text:p text:style-name="P4"><text:bookmark text:name="type_line"/><text:span text:style-name="Source_20_Text">//@version=6</text:span></text:p>
        <text:p text:style-name="Preformatted_20_Text"><text:span text:style-name="Source_20_Text">indicator("line")</text:span></text:p>
        <text:p text:style-name="Preformatted_20_Text"><text:span text:style-name="Source_20_Text">// Empty `line1` line ID.</text:span></text:p>
        <text:p text:style-name="Preformatted_20_Text"><text:span text:style-name="Source_20_Text">var line line1 = na</text:span></text:p>
        <text:p text:style-name="Preformatted_20_Text"><text:span text:style-name="Source_20_Text">// `line` type is unnecessary because `line.new()` returns "line" type.</text:span></text:p>
        <text:p text:style-name="Preformatted_20_Text"><text:span text:style-name="Source_20_Text">var line2 = line.new(na, na, na, na)</text:span></text:p>
        <text:p text:style-name="P5"><text:span text:style-name="Source_20_Text">line3 = line.new(bar_index - 1, high, bar_index, high, extend = extend.right)</text:span></text:p>
        <text:p text:style-name="P3">Remarks</text:p>
        <text:p text:style-name="P3">Line objects are always of "series" form.</text:p>
        <text:p text:style-name="P3">See also</text:p>
        <text:p text:style-name="P3"><text:a xlink:type="simple" xlink:href="https://www.tradingview.com/pine-script-reference/v6/#kw_var" text:style-name="Internet_20_link" text:visited-style-name="Visited_20_Internet_20_Link">var</text:a><text:a xlink:type="simple" xlink:href="https://www.tradingview.com/pine-script-reference/v6/#type_label" text:style-name="Internet_20_link" text:visited-style-name="Visited_20_Internet_20_Link">label</text:a><text:a xlink:type="simple" xlink:href="https://www.tradingview.com/pine-script-reference/v6/#type_box" text:style-name="Internet_20_link" text:visited-style-name="Visited_20_Internet_20_Link">box</text:a><text:a xlink:type="simple" xlink:href="https://www.tradingview.com/pine-script-reference/v6/#fun_line.new" text:style-name="Internet_20_link" text:visited-style-name="Visited_20_Internet_20_Link">line.new</text:a></text:p>
      </text:section>
      <text:section text:style-name="Sect1" text:name="type_linefill">
        <text:h text:style-name="P2" text:outline-level="3">linefill</text:h>
      </text:section>
      <text:p text:style-name="P3">Keyword used to explicitly declare the "linefill" type of a variable or a parameter. Linefill objects (or IDs) can be created with the <text:a xlink:type="simple" xlink:href="https://www.tradingview.com/pine-script-reference/v6/#fun_linefill.new" text:style-name="Internet_20_link" text:visited-style-name="Visited_20_Internet_20_Link">linefill.new</text:a> function.</text:p>
      <text:p text:style-name="P3">Example</text:p>
      <text:section text:style-name="Sect1" text:name="Section840">
        <text:p text:style-name="P4"><text:bookmark text:name="type_linefill"/><text:span text:style-name="Source_20_Text">//@version=6</text:span></text:p>
        <text:p text:style-name="Preformatted_20_Text"><text:span text:style-name="Source_20_Text">indicator("linefill", overlay=true)</text:span></text:p>
        <text:p text:style-name="Preformatted_20_Text"><text:span text:style-name="Source_20_Text">// Empty `linefill1` line ID.</text:span></text:p>
        <text:p text:style-name="Preformatted_20_Text"><text:span text:style-name="Source_20_Text">var linefill linefill1 = na</text:span></text:p>
        <text:p text:style-name="Preformatted_20_Text"><text:span text:style-name="Source_20_Text">// `linefill` type is unnecessary because `linefill.new()` returns "linefill" type.</text:span></text:p>
        <text:p text:style-name="Preformatted_20_Text"><text:span text:style-name="Source_20_Text">var linefill2 = linefill.new(na, na, na)</text:span></text:p>
        <text:p text:style-name="Preformatted_20_Text"><text:soft-page-break/><text:span text:style-name="Source_20_Text">if barstate.islastconfirmedhistory</text:span></text:p>
        <text:p text:style-name="Preformatted_20_Text"><text:span text:style-name="Source_20_Text">    line1 = line.new(bar_index - 10, high+1, bar_index, high+1, extend = extend.right)</text:span></text:p>
        <text:p text:style-name="Preformatted_20_Text"><text:span text:style-name="Source_20_Text">    line2 = line.new(bar_index - 10, low+1, bar_index, low+1, extend = extend.right)</text:span></text:p>
        <text:p text:style-name="P5"><text:span text:style-name="Source_20_Text">    linefill3 = linefill.new(line1, line2, color = color.new(color.green, 80))</text:span></text:p>
        <text:p text:style-name="P3">Remarks</text:p>
        <text:p text:style-name="P3">Linefill objects are always of "series" form.</text:p>
        <text:p text:style-name="P3">See also</text:p>
        <text:p text:style-name="P3"><text:a xlink:type="simple" xlink:href="https://www.tradingview.com/pine-script-reference/v6/#kw_var" text:style-name="Internet_20_link" text:visited-style-name="Visited_20_Internet_20_Link">var</text:a><text:a xlink:type="simple" xlink:href="https://www.tradingview.com/pine-script-reference/v6/#type_line" text:style-name="Internet_20_link" text:visited-style-name="Visited_20_Internet_20_Link">line</text:a><text:a xlink:type="simple" xlink:href="https://www.tradingview.com/pine-script-reference/v6/#type_label" text:style-name="Internet_20_link" text:visited-style-name="Visited_20_Internet_20_Link">label</text:a><text:a xlink:type="simple" xlink:href="https://www.tradingview.com/pine-script-reference/v6/#type_table" text:style-name="Internet_20_link" text:visited-style-name="Visited_20_Internet_20_Link">table</text:a><text:a xlink:type="simple" xlink:href="https://www.tradingview.com/pine-script-reference/v6/#type_box" text:style-name="Internet_20_link" text:visited-style-name="Visited_20_Internet_20_Link">box</text:a><text:a xlink:type="simple" xlink:href="https://www.tradingview.com/pine-script-reference/v6/#fun_linefill.new" text:style-name="Internet_20_link" text:visited-style-name="Visited_20_Internet_20_Link">linefill.new</text:a></text:p>
      </text:section>
      <text:section text:style-name="Sect1" text:name="type_map">
        <text:h text:style-name="P2" text:outline-level="3">map</text:h>
      </text:section>
      <text:p text:style-name="P3">Keyword used to explicitly declare the "map" type of a variable or a parameter. Map objects (or IDs) can be created with the <text:a xlink:type="simple" xlink:href="https://www.tradingview.com/pine-script-reference/v6/#fun_map.new%3Ctype,type%3E" text:style-name="Internet_20_link" text:visited-style-name="Visited_20_Internet_20_Link">map.new&lt;type,type&gt;</text:a> function.</text:p>
      <text:p text:style-name="P3">Example</text:p>
      <text:section text:style-name="Sect1" text:name="Section841">
        <text:p text:style-name="P4"><text:bookmark text:name="type_map"/><text:span text:style-name="Source_20_Text">//@version=6</text:span></text:p>
        <text:p text:style-name="Preformatted_20_Text"><text:span text:style-name="Source_20_Text">indicator("map", overlay=true)</text:span></text:p>
        <text:p text:style-name="Preformatted_20_Text"><text:span text:style-name="Source_20_Text">map&lt;int, float&gt; a = na</text:span></text:p>
        <text:p text:style-name="Preformatted_20_Text"><text:span text:style-name="Source_20_Text">a := map.new&lt;int, float&gt;()</text:span></text:p>
        <text:p text:style-name="Preformatted_20_Text"><text:span text:style-name="Source_20_Text">a.put(bar_index, close)</text:span></text:p>
        <text:p text:style-name="P5"><text:span text:style-name="Source_20_Text">label.new(bar_index, a.get(bar_index), "Current close")</text:span></text:p>
        <text:p text:style-name="P3">Remarks</text:p>
        <text:p text:style-name="P3">Map objects are always of <text:a xlink:type="simple" xlink:href="https://www.tradingview.com/pine-script-docs/language/type-system/#series" office:target-frame-name="_blank" xlink:show="new" text:style-name="Internet_20_link" text:visited-style-name="Visited_20_Internet_20_Link">series</text:a> form.</text:p>
        <text:p text:style-name="P3">See also</text:p>
        <text:p text:style-name="P3"><text:a xlink:type="simple" xlink:href="https://www.tradingview.com/pine-script-reference/v6/#fun_map.new%3Ctype,type%3E" text:style-name="Internet_20_link" text:visited-style-name="Visited_20_Internet_20_Link">map.new&lt;type,type&gt;</text:a></text:p>
      </text:section>
      <text:section text:style-name="Sect1" text:name="type_matrix">
        <text:h text:style-name="P2" text:outline-level="3">matrix</text:h>
      </text:section>
      <text:p text:style-name="P3">Keyword used to explicitly declare the "matrix" type of a variable or a parameter. Matrix objects (or IDs) can be created with the <text:a xlink:type="simple" xlink:href="https://www.tradingview.com/pine-script-reference/v6/#fun_matrix.new%3Ctype%3E" text:style-name="Internet_20_link" text:visited-style-name="Visited_20_Internet_20_Link">matrix.new&lt;type&gt;</text:a> function.</text:p>
      <text:p text:style-name="P3">Example</text:p>
      <text:section text:style-name="Sect1" text:name="Section842">
        <text:p text:style-name="P4"><text:bookmark text:name="type_matrix"/><text:span text:style-name="Source_20_Text">//@version=6</text:span></text:p>
        <text:p text:style-name="Preformatted_20_Text"><text:span text:style-name="Source_20_Text">indicator("matrix example")</text:span></text:p>
        <text:p text:style-name="Preformatted_20_Text"><text:span text:style-name="Source_20_Text">// Create `m1` matrix of `int` type.</text:span></text:p>
        <text:p text:style-name="Preformatted_20_Text"><text:span text:style-name="Source_20_Text">matrix&lt;int&gt; m1 = matrix.new&lt;int&gt;(2, 3, 0)</text:span></text:p>
        <text:p text:style-name="Preformatted_20_Text"><text:span text:style-name="Source_20_Text">// `matrix&lt;int&gt;` is unnecessary because the `matrix.new&lt;int&gt;()` function returns an `int` type matrix object.</text:span></text:p>
        <text:p text:style-name="Preformatted_20_Text"><text:span text:style-name="Source_20_Text">m2 = matrix.new&lt;int&gt;(2, 3, 0)</text:span></text:p>
        <text:p text:style-name="Preformatted_20_Text"><text:span text:style-name="Source_20_Text">// Display matrix using a label.</text:span></text:p>
        <text:p text:style-name="Preformatted_20_Text"><text:span text:style-name="Source_20_Text">if barstate.islastconfirmedhistory</text:span></text:p>
        <text:p text:style-name="P5"><text:span text:style-name="Source_20_Text">    label.new(bar_index, high, str.tostring(m2))</text:span></text:p>
        <text:p text:style-name="P3">Remarks</text:p>
        <text:p text:style-name="P3">Matrix objects are always of "series" form.</text:p>
        <text:p text:style-name="P3">See also</text:p>
        <text:p text:style-name="P3"><text:a xlink:type="simple" xlink:href="https://www.tradingview.com/pine-script-reference/v6/#kw_var" text:style-name="Internet_20_link" text:visited-style-name="Visited_20_Internet_20_Link">var</text:a><text:a xlink:type="simple" xlink:href="https://www.tradingview.com/pine-script-reference/v6/#fun_matrix.new%3Ctype%3E" text:style-name="Internet_20_link" text:visited-style-name="Visited_20_Internet_20_Link">matrix.new&lt;type&gt;</text:a><text:a xlink:type="simple" xlink:href="https://www.tradingview.com/pine-script-reference/v6/#type_array" text:style-name="Internet_20_link" text:visited-style-name="Visited_20_Internet_20_Link">array</text:a></text:p>
      </text:section>
      <text:section text:style-name="Sect1" text:name="type_polyline">
        <text:h text:style-name="P2" text:outline-level="3">polyline</text:h>
      </text:section>
      <text:section text:style-name="Sect1" text:name="Section843">
        <text:p text:style-name="P6"><text:bookmark text:name="type_polyline"/>Keyword to explicitly declare the type of a variable or parameter as <text:span text:style-name="Source_20_Text">polyline</text:span>. Scripts can produce <text:span text:style-name="Source_20_Text">polyline</text:span> instances using the <text:a xlink:type="simple" xlink:href="https://www.tradingview.com/pine-script-reference/v6/#fun_polyline.new" text:style-name="Internet_20_link" text:visited-style-name="Visited_20_Internet_20_Link">polyline.new</text:a> function.</text:p>
        <text:p text:style-name="P3">See also</text:p>
        <text:p text:style-name="P3"><text:a xlink:type="simple" xlink:href="https://www.tradingview.com/pine-script-reference/v6/#type_chart.point" text:style-name="Internet_20_link" text:visited-style-name="Visited_20_Internet_20_Link">chart.point</text:a></text:p>
      </text:section>
      <text:section text:style-name="Sect1" text:name="type_series">
        <text:h text:style-name="P2" text:outline-level="3">series</text:h>
      </text:section>
      <text:p text:style-name="P3">The <text:span text:style-name="Source_20_Text">series</text:span> keyword explicitly assigns the "series" type qualifier to variables and function parameters. Variables and parameters that use the "series" qualifier can reference values that change throughout a script's execution.</text:p>
      <text:p text:style-name="P3">Explicit use of the <text:span text:style-name="Source_20_Text">series</text:span> keyword when declaring the parameters of a library's exported functions is typically unnecessary, as the compiler can usually automatically detect whether a parameter is compatible with "series" or "simple" qualified values. By default, all exported function parameters are qualified as "series" wherever possible.</text:p>
      <text:p text:style-name="P3">In variable declarations, the compiler can usually infer the qualified type automatically based on the values assigned to a variable, and it can automatically change a variable's qualifier to a stronger one when necessary. The type qualifier hierarchy is "const" &lt; "input" &lt; "simple" &lt; "series", where "series" is the strongest.</text:p>
      <text:p text:style-name="P3">Explicitly declaring a variable with the <text:span text:style-name="Source_20_Text">series</text:span> keyword restricts the type qualifier to "series", meaning the script cannot pass its value to any variable or function parameter that requires a value with a weaker qualifier ("const", "input", or "simple").</text:p>
      <text:p text:style-name="P3">When using this keyword to specify the type qualifier, one must also use a type keyword to declare the allowed type.</text:p>
      <text:p text:style-name="Text_20_body">Syntax</text:p>
      <text:p text:style-name="Preformatted_20_Text">export [method ]&lt;functionName&gt;([[series ]&lt;paramType&gt;] &lt;paramName&gt;[ = &lt;defaultValue&gt;])</text:p>
      <text:p text:style-name="Preformatted_20_Text"/>
      <text:p text:style-name="Preformatted_20_Text">[method ]&lt;functionName&gt;([series &lt;paramType&gt; ]&lt;paramName&gt;[ = &lt;defaultValue&gt;])</text:p>
      <text:p text:style-name="Preformatted_20_Text"/>
      <text:p text:style-name="P5">[var/varip ]series &lt;variableType&gt; &lt;variableName&gt; = &lt;variableValue&gt;</text:p>
      <text:p text:style-name="Text_20_body">Example</text:p>
      <text:p text:style-name="Preformatted_20_Text"><text:span text:style-name="Source_20_Text">//@version=6</text:span></text:p>
      <text:p text:style-name="Preformatted_20_Text"><text:span text:style-name="Source_20_Text">//@description A library with custom functions.</text:span></text:p>
      <text:p text:style-name="Preformatted_20_Text"><text:span text:style-name="Source_20_Text">library("CustomFunctions", overlay = true)</text:span></text:p>
      <text:p text:style-name="Preformatted_20_Text"><text:span text:style-name="Source_20_Text">//@function Finds the highest `source` value over `length` bars, filtered by the `cond` condition.</text:span></text:p>
      <text:p text:style-name="Preformatted_20_Text"><text:span text:style-name="Source_20_Text">export conditionalHighest(series float source, series bool cond, series int length) =&gt;</text:span></text:p>
      <text:p text:style-name="Preformatted_20_Text"><text:span text:style-name="Source_20_Text">    //@variable The highest `source` value from when the `cond` was `true` over `length` bars.</text:span></text:p>
      <text:p text:style-name="Preformatted_20_Text"><text:span text:style-name="Source_20_Text">    series float result = na</text:span></text:p>
      <text:p text:style-name="Preformatted_20_Text"><text:span text:style-name="Source_20_Text">    // Loop to find the highest value.</text:span></text:p>
      <text:p text:style-name="Preformatted_20_Text"><text:span text:style-name="Source_20_Text">    for i = 0 to length - 1</text:span></text:p>
      <text:p text:style-name="Preformatted_20_Text"><text:span text:style-name="Source_20_Text">        if cond[i]</text:span></text:p>
      <text:p text:style-name="Preformatted_20_Text"><text:span text:style-name="Source_20_Text">            value   = source[i]</text:span></text:p>
      <text:p text:style-name="Preformatted_20_Text"><text:span text:style-name="Source_20_Text">            result := math.max(nz(result, value), value)</text:span></text:p>
      <text:p text:style-name="Preformatted_20_Text"><text:span text:style-name="Source_20_Text">    // Return the `result`.</text:span></text:p>
      <text:p text:style-name="Preformatted_20_Text"><text:span text:style-name="Source_20_Text">    result</text:span></text:p>
      <text:p text:style-name="Preformatted_20_Text"><text:span text:style-name="Source_20_Text">//@variable Is `true` once every five bars.</text:span></text:p>
      <text:p text:style-name="Preformatted_20_Text"><text:span text:style-name="Source_20_Text">series bool condition = bar_index % 5 == 0</text:span></text:p>
      <text:p text:style-name="Preformatted_20_Text"><text:span text:style-name="Source_20_Text">//@variable The highest `close` value from every fifth bar over the last 100 bars.</text:span></text:p>
      <text:p text:style-name="Preformatted_20_Text"><text:span text:style-name="Source_20_Text">series float hiValue = conditionalHighest(close, condition, 100)</text:span></text:p>
      <text:p text:style-name="Preformatted_20_Text"><text:span text:style-name="Source_20_Text">plot(hiValue)</text:span></text:p>
      <text:p text:style-name="P5"><text:span text:style-name="Source_20_Text">bgcolor(condition ? color.new(color.teal, 80) : na)</text:span></text:p>
      <text:p text:style-name="P3">Example</text:p>
      <text:section text:style-name="Sect1" text:name="Section844">
        <text:p text:style-name="P4"><text:bookmark text:name="type_series"/><text:span text:style-name="Source_20_Text">//@version=6</text:span></text:p>
        <text:p text:style-name="Preformatted_20_Text"><text:span text:style-name="Source_20_Text">indicator("series variable not allowed")</text:span></text:p>
        <text:p text:style-name="Preformatted_20_Text"><text:span text:style-name="Source_20_Text">//@variable A variable declared as "series int" with a value of 5.</text:span></text:p>
        <text:p text:style-name="Preformatted_20_Text"><text:span text:style-name="Source_20_Text">series int myVar = 5</text:span></text:p>
        <text:p text:style-name="Preformatted_20_Text"><text:span text:style-name="Source_20_Text">// This call causes an error.</text:span></text:p>
        <text:p text:style-name="Preformatted_20_Text"><text:span text:style-name="Source_20_Text">// The `histbase` accepts "input int/float". It can't accept the stronger "series int" qualified type.</text:span></text:p>
        <text:p text:style-name="P5"><text:span text:style-name="Source_20_Text">plot(close, style = plot.style_histogram, histbase = myVar)</text:span></text:p>
        <text:p text:style-name="P3"><text:soft-page-break/>Remarks</text:p>
        <text:p text:style-name="P3">To learn more, see our User Manual's section on <text:a xlink:type="simple" xlink:href="https://www.tradingview.com/pine-script-docs/language/type-system/#qualifiers" office:target-frame-name="_blank" xlink:show="new" text:style-name="Internet_20_link" text:visited-style-name="Visited_20_Internet_20_Link">type qualifiers</text:a>.</text:p>
        <text:p text:style-name="P3">See also</text:p>
        <text:p text:style-name="P3"><text:a xlink:type="simple" xlink:href="https://www.tradingview.com/pine-script-reference/v6/#type_simple" text:style-name="Internet_20_link" text:visited-style-name="Visited_20_Internet_20_Link">simple</text:a><text:a xlink:type="simple" xlink:href="https://www.tradingview.com/pine-script-reference/v6/#type_const" text:style-name="Internet_20_link" text:visited-style-name="Visited_20_Internet_20_Link">const</text:a></text:p>
      </text:section>
      <text:section text:style-name="Sect1" text:name="type_simple">
        <text:h text:style-name="P2" text:outline-level="3">simple</text:h>
      </text:section>
      <text:p text:style-name="P3">The <text:span text:style-name="Source_20_Text">simple</text:span> keyword explicitly assigns the "simple" type qualifier to variables and function parameters. Variables and parameters that use the "simple" qualifier can reference values established at the beginning of a script's execution that do not change later.</text:p>
      <text:p text:style-name="P3">To restrict the parameters in a library's exported functions to only allow values with a "simple" or weaker type qualifier, using the <text:span text:style-name="Source_20_Text">simple</text:span> keyword when declaring parameters is often necessary, as libraries automatically qualify all parameters as "series" wherever possible by default. Explicitly restricting functions to accept "simple" arguments also allows them to return "simple" values in some cases, depending on the operations they execute, making them usable with the parameters of built-in functions that do not allow "series" arguments.</text:p>
      <text:p text:style-name="P3">In variable declarations, the compiler can usually infer the qualified type automatically based on the values assigned to a variable, and it can automatically change a variable's qualifier to a stronger one when necessary. The type qualifier hierarchy is "const" &lt; "input" &lt; "simple" &lt; "series", where "simple" is stronger than "input" and "const".</text:p>
      <text:p text:style-name="P3">Explicitly declaring a variable with the <text:span text:style-name="Source_20_Text">simple</text:span> keyword restricts the type qualifier to "simple", meaning the script cannot pass its value to any variable or function parameter that requires a value with a weaker qualifier ("const" or "input"). Additionally, one cannot assign a "series" value to a variable explicitly declared with the <text:span text:style-name="Source_20_Text">simple</text:span> keyword.</text:p>
      <text:p text:style-name="P3">When using this keyword to specify the type qualifier, one must also use a type keyword to declare the allowed type.</text:p>
      <text:p text:style-name="Text_20_body">Syntax</text:p>
      <text:p text:style-name="Preformatted_20_Text">export [method ]&lt;functionName&gt;([[simple ]&lt;paramType&gt;] &lt;paramName&gt;[ = &lt;defaultValue&gt;])</text:p>
      <text:p text:style-name="Preformatted_20_Text"/>
      <text:p text:style-name="Preformatted_20_Text">[method ]&lt;functionName&gt;([simple &lt;paramType&gt; ]&lt;paramName&gt;[ = &lt;defaultValue&gt;])</text:p>
      <text:p text:style-name="Preformatted_20_Text"/>
      <text:p text:style-name="P5">[var/varip ]simple &lt;variableType&gt; &lt;variableName&gt; = &lt;variableValue&gt;&lt;/variableValue&gt;</text:p>
      <text:p text:style-name="Text_20_body">Example</text:p>
      <text:p text:style-name="Preformatted_20_Text"><text:span text:style-name="Source_20_Text">//@version=6</text:span></text:p>
      <text:p text:style-name="Preformatted_20_Text"><text:span text:style-name="Source_20_Text">//@description A library with custom functions.</text:span></text:p>
      <text:p text:style-name="Preformatted_20_Text"><text:span text:style-name="Source_20_Text">library("CustomFunctions", overlay = true)</text:span></text:p>
      <text:p text:style-name="Preformatted_20_Text"><text:span text:style-name="Source_20_Text">//@function         Calculates the length values for a ribbon of four EMAs by multiplying the `baseLength`.</text:span></text:p>
      <text:p text:style-name="Preformatted_20_Text"><text:span text:style-name="Source_20_Text">//@param baseLength The initial EMA length. Requires "simple int" because you can't use "series int" in `ta.ema()`.</text:span></text:p>
      <text:p text:style-name="Preformatted_20_Text"><text:span text:style-name="Source_20_Text">//@returns          A tuple of length values.</text:span></text:p>
      <text:p text:style-name="Preformatted_20_Text"><text:span text:style-name="Source_20_Text">export ribbonLengths(simple int baseLength) =&gt;</text:span></text:p>
      <text:p text:style-name="Preformatted_20_Text"><text:span text:style-name="Source_20_Text">    simple int length1 = baseLength</text:span></text:p>
      <text:p text:style-name="Preformatted_20_Text"><text:span text:style-name="Source_20_Text">    simple int length2 = baseLength * 2</text:span></text:p>
      <text:p text:style-name="Preformatted_20_Text"><text:span text:style-name="Source_20_Text">    simple int length3 = baseLength * 3</text:span></text:p>
      <text:p text:style-name="Preformatted_20_Text"><text:span text:style-name="Source_20_Text">    simple int length4 = baseLength * 4</text:span></text:p>
      <text:p text:style-name="Preformatted_20_Text"><text:span text:style-name="Source_20_Text">    [length1, length2, length3, length4]</text:span></text:p>
      <text:p text:style-name="Preformatted_20_Text"><text:span text:style-name="Source_20_Text">// Get a tuple of "simple int" length values.</text:span></text:p>
      <text:p text:style-name="Preformatted_20_Text"><text:span text:style-name="Source_20_Text">[len1, len2, len3, len4] = ribbonLengths(14)</text:span></text:p>
      <text:p text:style-name="Preformatted_20_Text"><text:span text:style-name="Source_20_Text">// Plot four EMAs using the values from the tuple.</text:span></text:p>
      <text:p text:style-name="Preformatted_20_Text"><text:span text:style-name="Source_20_Text">plot(ta.ema(close, len1), "EMA 1", color = color.red)</text:span></text:p>
      <text:p text:style-name="Preformatted_20_Text"><text:span text:style-name="Source_20_Text">plot(ta.ema(close, len2), "EMA 1", color = color.orange)</text:span></text:p>
      <text:p text:style-name="Preformatted_20_Text"><text:span text:style-name="Source_20_Text">plot(ta.ema(close, len3), "EMA 1", color = color.green)</text:span></text:p>
      <text:p text:style-name="P5"><text:span text:style-name="Source_20_Text">plot(ta.ema(close, len4), "EMA 1", color = color.blue)</text:span></text:p>
      <text:p text:style-name="P3">Example</text:p>
      <text:section text:style-name="Sect1" text:name="Section845">
        <text:p text:style-name="P4"><text:bookmark text:name="type_simple"/><text:span text:style-name="Source_20_Text">//@version=6</text:span></text:p>
        <text:p text:style-name="Preformatted_20_Text"><text:span text:style-name="Source_20_Text">indicator("can't change simple to series")</text:span></text:p>
        <text:p text:style-name="Preformatted_20_Text"><text:span text:style-name="Source_20_Text">//@variable A variable declared as "simple float" with a value of 5.0.</text:span></text:p>
        <text:p text:style-name="Preformatted_20_Text"><text:span text:style-name="Source_20_Text">simple float myVar = 5.0</text:span></text:p>
        <text:p text:style-name="Preformatted_20_Text"><text:span text:style-name="Source_20_Text">// This reassignment causes an error.</text:span></text:p>
        <text:p text:style-name="Preformatted_20_Text"><text:span text:style-name="Source_20_Text">// The `close` variable returns a "series float" value. Since `myVar` is restricted to "simple" values, it cannot</text:span></text:p>
        <text:p text:style-name="Preformatted_20_Text"><text:span text:style-name="Source_20_Text">// change its qualifier to "series".</text:span></text:p>
        <text:p text:style-name="Preformatted_20_Text"><text:span text:style-name="Source_20_Text">myVar := close</text:span></text:p>
        <text:p text:style-name="P5"><text:span text:style-name="Source_20_Text">plot(myVar)</text:span></text:p>
        <text:p text:style-name="P3">Remarks</text:p>
        <text:p text:style-name="P3">To learn more, see our User Manual's section on <text:a xlink:type="simple" xlink:href="https://www.tradingview.com/pine-script-docs/language/type-system/#qualifiers" office:target-frame-name="_blank" xlink:show="new" text:style-name="Internet_20_link" text:visited-style-name="Visited_20_Internet_20_Link">type qualifiers</text:a>.</text:p>
        <text:p text:style-name="P3">See also</text:p>
        <text:p text:style-name="P3"><text:a xlink:type="simple" xlink:href="https://www.tradingview.com/pine-script-reference/v6/#type_series" text:style-name="Internet_20_link" text:visited-style-name="Visited_20_Internet_20_Link">series</text:a><text:a xlink:type="simple" xlink:href="https://www.tradingview.com/pine-script-reference/v6/#type_const" text:style-name="Internet_20_link" text:visited-style-name="Visited_20_Internet_20_Link">const</text:a></text:p>
      </text:section>
      <text:section text:style-name="Sect1" text:name="type_string">
        <text:h text:style-name="P2" text:outline-level="3">string</text:h>
      </text:section>
      <text:p text:style-name="P3">Keyword used to explicitly declare the "string" type of a variable or a parameter.</text:p>
      <text:p text:style-name="P3">Example</text:p>
      <text:section text:style-name="Sect1" text:name="Section846">
        <text:p text:style-name="P4"><text:bookmark text:name="type_string"/><text:span text:style-name="Source_20_Text">//@version=6</text:span></text:p>
        <text:p text:style-name="Preformatted_20_Text"><text:span text:style-name="Source_20_Text">indicator("string")</text:span></text:p>
        <text:p text:style-name="Preformatted_20_Text"><text:span text:style-name="Source_20_Text">string s = "Hello World!"    // Same as `s = "Hello world!"`</text:span></text:p>
        <text:p text:style-name="Preformatted_20_Text"><text:span text:style-name="Source_20_Text">// string s = na // same as "" </text:span></text:p>
        <text:p text:style-name="P5"><text:span text:style-name="Source_20_Text">plot(na, title=s)</text:span></text:p>
        <text:p text:style-name="P3">Remarks</text:p>
        <text:p text:style-name="P3">Explicitly mentioning the type in a variable declaration is optional, except when it is initialized with <text:a xlink:type="simple" xlink:href="https://www.tradingview.com/pine-script-reference/v6/#var_na" text:style-name="Internet_20_link" text:visited-style-name="Visited_20_Internet_20_Link">na</text:a>. Learn more about Pine Script® types in the User Manual page on the <text:a xlink:type="simple" xlink:href="https://www.tradingview.com/pine-script-docs/language/type-system/" office:target-frame-name="_blank" xlink:show="new" text:style-name="Internet_20_link" text:visited-style-name="Visited_20_Internet_20_Link">Type System</text:a>.</text:p>
        <text:p text:style-name="P3">See also</text:p>
        <text:p text:style-name="P3"><text:a xlink:type="simple" xlink:href="https://www.tradingview.com/pine-script-reference/v6/#kw_var" text:style-name="Internet_20_link" text:visited-style-name="Visited_20_Internet_20_Link">var</text:a><text:a xlink:type="simple" xlink:href="https://www.tradingview.com/pine-script-reference/v6/#kw_varip" text:style-name="Internet_20_link" text:visited-style-name="Visited_20_Internet_20_Link">varip</text:a><text:a xlink:type="simple" xlink:href="https://www.tradingview.com/pine-script-reference/v6/#type_int" text:style-name="Internet_20_link" text:visited-style-name="Visited_20_Internet_20_Link">int</text:a><text:a xlink:type="simple" xlink:href="https://www.tradingview.com/pine-script-reference/v6/#type_float" text:style-name="Internet_20_link" text:visited-style-name="Visited_20_Internet_20_Link">float</text:a><text:a xlink:type="simple" xlink:href="https://www.tradingview.com/pine-script-reference/v6/#type_bool" text:style-name="Internet_20_link" text:visited-style-name="Visited_20_Internet_20_Link">bool</text:a><text:a xlink:type="simple" xlink:href="https://www.tradingview.com/pine-script-reference/v6/#fun_str.tostring" text:style-name="Internet_20_link" text:visited-style-name="Visited_20_Internet_20_Link">str.tostring</text:a><text:a xlink:type="simple" xlink:href="https://www.tradingview.com/pine-script-reference/v6/#fun_str.format" text:style-name="Internet_20_link" text:visited-style-name="Visited_20_Internet_20_Link">str.format</text:a></text:p>
      </text:section>
      <text:section text:style-name="Sect1" text:name="type_table">
        <text:h text:style-name="P2" text:outline-level="3">table</text:h>
      </text:section>
      <text:p text:style-name="P3">Keyword used to explicitly declare the "table" type of a variable or a parameter. Table objects (or IDs) can be created with the <text:a xlink:type="simple" xlink:href="https://www.tradingview.com/pine-script-reference/v6/#fun_table.new" text:style-name="Internet_20_link" text:visited-style-name="Visited_20_Internet_20_Link">table.new</text:a> function.</text:p>
      <text:p text:style-name="P3">Example</text:p>
      <text:section text:style-name="Sect1" text:name="Section847">
        <text:p text:style-name="P4"><text:bookmark text:name="type_table"/><text:span text:style-name="Source_20_Text">//@version=6</text:span></text:p>
        <text:p text:style-name="Preformatted_20_Text"><text:span text:style-name="Source_20_Text">indicator("table")</text:span></text:p>
        <text:p text:style-name="Preformatted_20_Text"><text:span text:style-name="Source_20_Text">// Empty `table1` table ID.</text:span></text:p>
        <text:p text:style-name="Preformatted_20_Text"><text:span text:style-name="Source_20_Text">var table table1 = na</text:span></text:p>
        <text:p text:style-name="Preformatted_20_Text"><text:span text:style-name="Source_20_Text">// `table` type is unnecessary because `table.new()` returns "table" type.</text:span></text:p>
        <text:p text:style-name="Preformatted_20_Text"><text:span text:style-name="Source_20_Text">var table2 = table.new(position.top_left, na, na)</text:span></text:p>
        <text:p text:style-name="Preformatted_20_Text"><text:span text:style-name="Source_20_Text">if barstate.islastconfirmedhistory</text:span></text:p>
        <text:p text:style-name="Preformatted_20_Text"><text:span text:style-name="Source_20_Text">    var table3 = table.new(position = position.top_right, columns = 1, rows = 1, bgcolor = color.yellow, border_width = 1)</text:span></text:p>
        <text:p text:style-name="P5"><text:span text:style-name="Source_20_Text">    table.cell(table_id = table3, column = 0, row = 0, text = "table3 text")</text:span></text:p>
        <text:p text:style-name="P3">Remarks</text:p>
        <text:p text:style-name="P3">Table objects are always of "series" form.</text:p>
        <text:p text:style-name="P3">See also</text:p>
        <text:p text:style-name="P3"><text:a xlink:type="simple" xlink:href="https://www.tradingview.com/pine-script-reference/v6/#kw_var" text:style-name="Internet_20_link" text:visited-style-name="Visited_20_Internet_20_Link">var</text:a><text:a xlink:type="simple" xlink:href="https://www.tradingview.com/pine-script-reference/v6/#type_line" text:style-name="Internet_20_link" text:visited-style-name="Visited_20_Internet_20_Link">line</text:a><text:a xlink:type="simple" xlink:href="https://www.tradingview.com/pine-script-reference/v6/#type_label" text:style-name="Internet_20_link" text:visited-style-name="Visited_20_Internet_20_Link">label</text:a><text:a xlink:type="simple" xlink:href="https://www.tradingview.com/pine-script-reference/v6/#type_box" text:style-name="Internet_20_link" text:visited-style-name="Visited_20_Internet_20_Link">box</text:a><text:a xlink:type="simple" xlink:href="https://www.tradingview.com/pine-script-reference/v6/#fun_table.new" text:style-name="Internet_20_link" text:visited-style-name="Visited_20_Internet_20_Link">table.new</text:a></text:p>
      </text:section>
      <text:h text:style-name="Heading_20_2" text:outline-level="2">Operators</text:h>
      <text:section text:style-name="Sect1" text:name="op_-">
        <text:h text:style-name="P2" text:outline-level="3"><text:soft-page-break/>-</text:h>
      </text:section>
      <text:section text:style-name="Sect1" text:name="Section848">
        <text:p text:style-name="P6"><text:bookmark text:name="op_-"/>Subtraction or unary minus. Applicable to numerical expressions.</text:p>
        <text:p text:style-name="Text_20_body">Syntax</text:p>
        <text:p text:style-name="P5">expr1 - expr2</text:p>
        <text:p text:style-name="P3">Returns</text:p>
        <text:p text:style-name="P3">Returns integer or float value, or series of values:</text:p>
        <text:p text:style-name="P3">Binary <text:span text:style-name="Source_20_Text">-</text:span> returns expr1 minus expr2.</text:p>
        <text:p text:style-name="P3">Unary <text:span text:style-name="Source_20_Text">-</text:span> returns the negation of expr.</text:p>
        <text:p text:style-name="P3">Remarks</text:p>
        <text:p text:style-name="P3">You may use arithmetic operators with numbers as well as with series variables. In case of usage with series the operators are applied elementwise.</text:p>
      </text:section>
      <text:section text:style-name="Sect1" text:name="op_-=">
        <text:h text:style-name="P2" text:outline-level="3">-=</text:h>
      </text:section>
      <text:p text:style-name="P3">Subtraction assignment. Applicable to numerical expressions.</text:p>
      <text:p text:style-name="Text_20_body">Syntax</text:p>
      <text:p text:style-name="P5">expr1 -= expr2</text:p>
      <text:p text:style-name="P3">Example</text:p>
      <text:section text:style-name="Sect1" text:name="Section849">
        <text:p text:style-name="P4"><text:bookmark text:name="op_-="/><text:span text:style-name="Source_20_Text">//@version=6</text:span></text:p>
        <text:p text:style-name="Preformatted_20_Text"><text:span text:style-name="Source_20_Text">indicator("-=")</text:span></text:p>
        <text:p text:style-name="Preformatted_20_Text"><text:span text:style-name="Source_20_Text">// Equals to expr1 = expr1 - expr2.</text:span></text:p>
        <text:p text:style-name="Preformatted_20_Text"><text:span text:style-name="Source_20_Text">a = 2</text:span></text:p>
        <text:p text:style-name="Preformatted_20_Text"><text:span text:style-name="Source_20_Text">b = 3</text:span></text:p>
        <text:p text:style-name="Preformatted_20_Text"><text:span text:style-name="Source_20_Text">a -= b</text:span></text:p>
        <text:p text:style-name="Preformatted_20_Text"><text:span text:style-name="Source_20_Text">// Result: a = -1.</text:span></text:p>
        <text:p text:style-name="P5"><text:span text:style-name="Source_20_Text">plot(a)</text:span></text:p>
        <text:p text:style-name="P3">Returns</text:p>
        <text:p text:style-name="P3">Integer or float value, or series of values.</text:p>
      </text:section>
      <text:section text:style-name="Sect1" text:name="op_:=">
        <text:h text:style-name="P2" text:outline-level="3">:=</text:h>
      </text:section>
      <text:p text:style-name="P3">Reassignment operator. It is used to assign a new value to a previously declared variable.</text:p>
      <text:p text:style-name="Text_20_body">Syntax</text:p>
      <text:p text:style-name="P5">&lt;var_name&gt; := &lt;new_value&gt;</text:p>
      <text:p text:style-name="P3">Example</text:p>
      <text:section text:style-name="Sect1" text:name="Section850">
        <text:p text:style-name="P4"><text:bookmark text:name="op_:="/><text:span text:style-name="Source_20_Text">//@version=6</text:span></text:p>
        <text:p text:style-name="Preformatted_20_Text"><text:span text:style-name="Source_20_Text">indicator("My script")</text:span></text:p>
        <text:p text:style-name="Preformatted_20_Text"><text:span text:style-name="Source_20_Text">myVar = 10</text:span></text:p>
        <text:p text:style-name="Preformatted_20_Text"><text:span text:style-name="Source_20_Text">if close &gt; open</text:span></text:p>
        <text:p text:style-name="Preformatted_20_Text"><text:span text:style-name="Source_20_Text">    // Modifies the existing global scope `myVar` variable by changing its value from 10 to 20.</text:span></text:p>
        <text:p text:style-name="Preformatted_20_Text"><text:span text:style-name="Source_20_Text">    myVar := 20</text:span></text:p>
        <text:p text:style-name="Preformatted_20_Text"><text:span text:style-name="Source_20_Text">    // Creates a new `myVar` variable local to the `if` condition and unreachable from the global scope.</text:span></text:p>
        <text:p text:style-name="Preformatted_20_Text"><text:span text:style-name="Source_20_Text">    // Does not affect the `myVar` declared in global scope.</text:span></text:p>
        <text:p text:style-name="Preformatted_20_Text"><text:span text:style-name="Source_20_Text">    myVar = 30</text:span></text:p>
        <text:p text:style-name="P5"><text:span text:style-name="Source_20_Text">plot(myVar)</text:span></text:p>
      </text:section>
      <text:section text:style-name="Sect1" text:name="op_!=">
        <text:h text:style-name="P2" text:outline-level="3">!=</text:h>
      </text:section>
      <text:section text:style-name="Sect1" text:name="Section851">
        <text:p text:style-name="P6"><text:bookmark text:name="op_!="/>Not equal to. Applicable to expressions of any type.</text:p>
        <text:p text:style-name="Text_20_body">Syntax</text:p>
        <text:p text:style-name="P5">expr1 != expr2</text:p>
        <text:p text:style-name="P3">Returns</text:p>
        <text:p text:style-name="P3">Boolean value, or series of boolean values.</text:p>
      </text:section>
      <text:section text:style-name="Sect1" text:name="op_?:">
        <text:h text:style-name="P2" text:outline-level="3">?:</text:h>
      </text:section>
      <text:p text:style-name="P3">Ternary conditional operator.</text:p>
      <text:p text:style-name="Text_20_body">Syntax</text:p>
      <text:p text:style-name="P5">expr1 ? expr2 : expr3</text:p>
      <text:p text:style-name="P3">Example</text:p>
      <text:section text:style-name="Sect1" text:name="Section852">
        <text:p text:style-name="P4"><text:bookmark text:name="op_?:"/><text:span text:style-name="Source_20_Text">//@version=6</text:span></text:p>
        <text:p text:style-name="Preformatted_20_Text"><text:span text:style-name="Source_20_Text">indicator("?:")</text:span></text:p>
        <text:p text:style-name="Preformatted_20_Text"><text:span text:style-name="Source_20_Text">// Draw circles at the bars where open crosses close</text:span></text:p>
        <text:p text:style-name="Preformatted_20_Text"><text:span text:style-name="Source_20_Text">s2 = ta.cross(open, close) ? math.avg(open,close) : na</text:span></text:p>
        <text:p text:style-name="Preformatted_20_Text"><text:span text:style-name="Source_20_Text">plot(s2, style=plot.style_circles, linewidth=2, color=color.red)</text:span></text:p>
        <text:p text:style-name="Preformatted_20_Text"><text:span text:style-name="Source_20_Text">// Combination of ?: operators for 'switch'-like logic</text:span></text:p>
        <text:p text:style-name="Preformatted_20_Text"><text:span text:style-name="Source_20_Text">c = timeframe.isintraday ? color.red : timeframe.isdaily ? color.green : timeframe.isweekly ? color.blue : color.gray</text:span></text:p>
        <text:p text:style-name="P5"><text:span text:style-name="Source_20_Text">plot(hl2, color=c)</text:span></text:p>
        <text:p text:style-name="P3">Returns</text:p>
        <text:p text:style-name="P3">expr2 if expr1 is evaluated to true, expr3 otherwise. Zero value (0 and also NaN, +Infinity, -Infinity) is considered to be false, any other value is true.</text:p>
        <text:p text:style-name="P3">Remarks</text:p>
        <text:p text:style-name="P3">Use <text:a xlink:type="simple" xlink:href="https://www.tradingview.com/pine-script-reference/v6/#var_na" text:style-name="Internet_20_link" text:visited-style-name="Visited_20_Internet_20_Link">na</text:a> for 'else' branch if you do not need it.</text:p>
        <text:p text:style-name="P3">You can combine two or more <text:a xlink:type="simple" xlink:href="https://www.tradingview.com/pine-script-reference/v6/#op_?:" text:style-name="Internet_20_link" text:visited-style-name="Visited_20_Internet_20_Link">?:</text:a> operators to achieve the equivalent of a 'switch'-like statement (see examples above).</text:p>
        <text:p text:style-name="P3">You may use arithmetic operators with numbers as well as with series variables. In case of usage with series the operators are applied elementwise.</text:p>
        <text:p text:style-name="P3">See also</text:p>
        <text:p text:style-name="P3"><text:a xlink:type="simple" xlink:href="https://www.tradingview.com/pine-script-reference/v6/#var_na" text:style-name="Internet_20_link" text:visited-style-name="Visited_20_Internet_20_Link">na</text:a></text:p>
      </text:section>
      <text:section text:style-name="Sect1" text:name="op_[]">
        <text:h text:style-name="P2" text:outline-level="3">[]</text:h>
      </text:section>
      <text:p text:style-name="P3">Series subscript. Provides access to previous values of series expr1. expr2 is the number of bars back, and must be numerical. Floats will be rounded down.</text:p>
      <text:p text:style-name="Text_20_body">Syntax</text:p>
      <text:p text:style-name="P5">expr1[expr2]</text:p>
      <text:p text:style-name="P3">Example</text:p>
      <text:section text:style-name="Sect1" text:name="Section853">
        <text:p text:style-name="P4"><text:bookmark text:name="op_[]"/><text:span text:style-name="Source_20_Text">//@version=6</text:span></text:p>
        <text:p text:style-name="Preformatted_20_Text"><text:span text:style-name="Source_20_Text">indicator("[]")</text:span></text:p>
        <text:p text:style-name="Preformatted_20_Text"><text:soft-page-break/><text:span text:style-name="Source_20_Text">// [] can be used to "save" variable value between bars</text:span></text:p>
        <text:p text:style-name="Preformatted_20_Text"><text:span text:style-name="Source_20_Text">a = 0.0 // declare `a`</text:span></text:p>
        <text:p text:style-name="Preformatted_20_Text"><text:span text:style-name="Source_20_Text">a := a[1] // immediately set current value to the same as previous. `na` in the beginning of history</text:span></text:p>
        <text:p text:style-name="Preformatted_20_Text"><text:span text:style-name="Source_20_Text">if high == low // if some condition - change `a` value to another</text:span></text:p>
        <text:p text:style-name="Preformatted_20_Text"><text:span text:style-name="Source_20_Text">    a := low</text:span></text:p>
        <text:p text:style-name="P5"><text:span text:style-name="Source_20_Text">plot(a)</text:span></text:p>
        <text:p text:style-name="P3">Returns</text:p>
        <text:p text:style-name="P3">A series of values.</text:p>
        <text:p text:style-name="P3">See also</text:p>
        <text:p text:style-name="P3"><text:a xlink:type="simple" xlink:href="https://www.tradingview.com/pine-script-reference/v6/#fun_math.floor" text:style-name="Internet_20_link" text:visited-style-name="Visited_20_Internet_20_Link">math.floor</text:a></text:p>
      </text:section>
      <text:section text:style-name="Sect1" text:name="op_*">
        <text:h text:style-name="P2" text:outline-level="3">*</text:h>
      </text:section>
      <text:section text:style-name="Sect1" text:name="Section854">
        <text:p text:style-name="P6"><text:bookmark text:name="op_*"/>Multiplication. Applicable to numerical expressions.</text:p>
        <text:p text:style-name="Text_20_body">Syntax</text:p>
        <text:p text:style-name="P5">expr1 * expr2</text:p>
        <text:p text:style-name="P3">Returns</text:p>
        <text:p text:style-name="P3">Integer or float value, or series of values.</text:p>
      </text:section>
      <text:section text:style-name="Sect1" text:name="op_*=">
        <text:h text:style-name="P2" text:outline-level="3">*=</text:h>
      </text:section>
      <text:p text:style-name="P3">Multiplication assignment. Applicable to numerical expressions.</text:p>
      <text:p text:style-name="Text_20_body">Syntax</text:p>
      <text:p text:style-name="P5">expr1 *= expr2</text:p>
      <text:p text:style-name="P3">Example</text:p>
      <text:section text:style-name="Sect1" text:name="Section855">
        <text:p text:style-name="P4"><text:bookmark text:name="op_*="/><text:span text:style-name="Source_20_Text">//@version=6</text:span></text:p>
        <text:p text:style-name="Preformatted_20_Text"><text:span text:style-name="Source_20_Text">indicator("*=")</text:span></text:p>
        <text:p text:style-name="Preformatted_20_Text"><text:span text:style-name="Source_20_Text">// Equals to expr1 = expr1 * expr2.</text:span></text:p>
        <text:p text:style-name="Preformatted_20_Text"><text:span text:style-name="Source_20_Text">a = 2</text:span></text:p>
        <text:p text:style-name="Preformatted_20_Text"><text:span text:style-name="Source_20_Text">b = 3</text:span></text:p>
        <text:p text:style-name="Preformatted_20_Text"><text:span text:style-name="Source_20_Text">a *= b</text:span></text:p>
        <text:p text:style-name="Preformatted_20_Text"><text:span text:style-name="Source_20_Text">// Result: a = 6.</text:span></text:p>
        <text:p text:style-name="P5"><text:span text:style-name="Source_20_Text">plot(a)</text:span></text:p>
        <text:p text:style-name="P3">Returns</text:p>
        <text:p text:style-name="P3">Integer or float value, or series of values.</text:p>
      </text:section>
      <text:section text:style-name="Sect1" text:name="op_/">
        <text:h text:style-name="P2" text:outline-level="3">/</text:h>
      </text:section>
      <text:section text:style-name="Sect1" text:name="Section856">
        <text:p text:style-name="P6"><text:bookmark text:name="op_/"/>Division. Applicable to numerical expressions.</text:p>
        <text:p text:style-name="Text_20_body">Syntax</text:p>
        <text:p text:style-name="P5">expr1 / expr2</text:p>
        <text:p text:style-name="P3">Returns</text:p>
        <text:p text:style-name="P3">Integer or float value, or series of values.</text:p>
      </text:section>
      <text:section text:style-name="Sect1" text:name="op_/=">
        <text:h text:style-name="P2" text:outline-level="3">/=</text:h>
      </text:section>
      <text:p text:style-name="P3">Division assignment. Applicable to numerical expressions.</text:p>
      <text:p text:style-name="Text_20_body">Syntax</text:p>
      <text:p text:style-name="P5">expr1 /= expr2</text:p>
      <text:p text:style-name="P3">Example</text:p>
      <text:section text:style-name="Sect1" text:name="Section857">
        <text:p text:style-name="P4"><text:bookmark text:name="op_/="/><text:span text:style-name="Source_20_Text">//@version=6</text:span></text:p>
        <text:p text:style-name="Preformatted_20_Text"><text:span text:style-name="Source_20_Text">indicator("/=")</text:span></text:p>
        <text:p text:style-name="Preformatted_20_Text"><text:span text:style-name="Source_20_Text">// Equals to expr1 = expr1 / expr2.</text:span></text:p>
        <text:p text:style-name="Preformatted_20_Text"><text:span text:style-name="Source_20_Text">float a = 3.0</text:span></text:p>
        <text:p text:style-name="Preformatted_20_Text"><text:span text:style-name="Source_20_Text">b = 3</text:span></text:p>
        <text:p text:style-name="Preformatted_20_Text"><text:span text:style-name="Source_20_Text">a /= b</text:span></text:p>
        <text:p text:style-name="Preformatted_20_Text"><text:span text:style-name="Source_20_Text">// Result: a = 1.</text:span></text:p>
        <text:p text:style-name="P5"><text:span text:style-name="Source_20_Text">plot(a)</text:span></text:p>
        <text:p text:style-name="P3">Returns</text:p>
        <text:p text:style-name="P3">Integer or float value, or series of values.</text:p>
      </text:section>
      <text:section text:style-name="Sect1" text:name="op_%">
        <text:h text:style-name="P2" text:outline-level="3">%</text:h>
      </text:section>
      <text:section text:style-name="Sect1" text:name="Section858">
        <text:p text:style-name="P6"><text:bookmark text:name="op_%"/>Modulo (integer remainder). Applicable to numerical expressions.</text:p>
        <text:p text:style-name="Text_20_body">Syntax</text:p>
        <text:p text:style-name="P5">expr1 % expr2</text:p>
        <text:p text:style-name="P3">Returns</text:p>
        <text:p text:style-name="P3">Integer or float value, or series of values.</text:p>
        <text:p text:style-name="P3">Remarks</text:p>
        <text:p text:style-name="P3">In Pine Script®, when the integer remainder is calculated, the quotient is truncated, i.e. rounded towards the lowest absolute value. The resulting value will have the same sign as the dividend.</text:p>
        <text:p text:style-name="P3">Example: <text:span text:style-name="Source_20_Text">-1 % 9 = -1 - 9 * int(-1/9) = -1 - 9 * int(-0.111) = -1 - 9 * 0 = -1.</text:span></text:p>
      </text:section>
      <text:section text:style-name="Sect1" text:name="op_%=">
        <text:h text:style-name="P2" text:outline-level="3">%=</text:h>
      </text:section>
      <text:p text:style-name="P3">Modulo assignment. Applicable to numerical expressions.</text:p>
      <text:p text:style-name="Text_20_body">Syntax</text:p>
      <text:p text:style-name="P5">expr1 %= expr2</text:p>
      <text:p text:style-name="P3">Example</text:p>
      <text:section text:style-name="Sect1" text:name="Section859">
        <text:p text:style-name="P4"><text:bookmark text:name="op_%="/><text:span text:style-name="Source_20_Text">//@version=6</text:span></text:p>
        <text:p text:style-name="Preformatted_20_Text"><text:span text:style-name="Source_20_Text">indicator("%=")</text:span></text:p>
        <text:p text:style-name="Preformatted_20_Text"><text:span text:style-name="Source_20_Text">// Equals to expr1 = expr1 % expr2.</text:span></text:p>
        <text:p text:style-name="Preformatted_20_Text"><text:span text:style-name="Source_20_Text">a = 3</text:span></text:p>
        <text:p text:style-name="Preformatted_20_Text"><text:span text:style-name="Source_20_Text">b = 3</text:span></text:p>
        <text:p text:style-name="Preformatted_20_Text"><text:span text:style-name="Source_20_Text">a %= b</text:span></text:p>
        <text:p text:style-name="Preformatted_20_Text"><text:span text:style-name="Source_20_Text">// Result: a = 0.</text:span></text:p>
        <text:p text:style-name="P5"><text:span text:style-name="Source_20_Text">plot(a)</text:span></text:p>
        <text:p text:style-name="P3"><text:soft-page-break/>Returns</text:p>
        <text:p text:style-name="P3">Integer or float value, or series of values.</text:p>
      </text:section>
      <text:section text:style-name="Sect1" text:name="op_+">
        <text:h text:style-name="P2" text:outline-level="3">+</text:h>
      </text:section>
      <text:section text:style-name="Sect1" text:name="Section860">
        <text:p text:style-name="P6"><text:bookmark text:name="op_+"/>Addition or unary plus. Applicable to numerical expressions or strings.</text:p>
        <text:p text:style-name="Text_20_body">Syntax</text:p>
        <text:p text:style-name="P5">expr1 + expr2</text:p>
        <text:p text:style-name="P3">Returns</text:p>
        <text:p text:style-name="P3">Binary <text:span text:style-name="Source_20_Text">+</text:span> for strings returns concatenation of expr1 and expr2</text:p>
        <text:p text:style-name="P3">For numbers returns integer or float value, or series of values:</text:p>
        <text:p text:style-name="P3">Binary <text:span text:style-name="Source_20_Text">+</text:span> returns expr1 plus expr2.</text:p>
        <text:p text:style-name="P3">Unary <text:span text:style-name="Source_20_Text">+</text:span> returns expr (does nothing added just for the symmetry with the unary - operator).</text:p>
        <text:p text:style-name="P3">Remarks</text:p>
        <text:p text:style-name="P3">You may use arithmetic operators with numbers as well as with series variables. In case of usage with series the operators are applied elementwise.</text:p>
      </text:section>
      <text:section text:style-name="Sect1" text:name="op_+=">
        <text:h text:style-name="P2" text:outline-level="3">+=</text:h>
      </text:section>
      <text:p text:style-name="P3">Addition assignment. Applicable to numerical expressions or strings.</text:p>
      <text:p text:style-name="Text_20_body">Syntax</text:p>
      <text:p text:style-name="P5">expr1 += expr2</text:p>
      <text:p text:style-name="P3">Example</text:p>
      <text:section text:style-name="Sect1" text:name="Section861">
        <text:p text:style-name="P4"><text:bookmark text:name="op_+="/><text:span text:style-name="Source_20_Text">//@version=6</text:span></text:p>
        <text:p text:style-name="Preformatted_20_Text"><text:span text:style-name="Source_20_Text">indicator("+=")</text:span></text:p>
        <text:p text:style-name="Preformatted_20_Text"><text:span text:style-name="Source_20_Text">// Equals to expr1 = expr1 + expr2.</text:span></text:p>
        <text:p text:style-name="Preformatted_20_Text"><text:span text:style-name="Source_20_Text">a = 2</text:span></text:p>
        <text:p text:style-name="Preformatted_20_Text"><text:span text:style-name="Source_20_Text">b = 3</text:span></text:p>
        <text:p text:style-name="Preformatted_20_Text"><text:span text:style-name="Source_20_Text">a += b</text:span></text:p>
        <text:p text:style-name="Preformatted_20_Text"><text:span text:style-name="Source_20_Text">// Result: a = 5.</text:span></text:p>
        <text:p text:style-name="P5"><text:span text:style-name="Source_20_Text">plot(a)</text:span></text:p>
        <text:p text:style-name="P3">Returns</text:p>
        <text:p text:style-name="P3">For strings returns concatenation of expr1 and expr2. For numbers returns integer or float value, or series of values.</text:p>
        <text:p text:style-name="P3">Remarks</text:p>
        <text:p text:style-name="P3">You may use arithmetic operators with numbers as well as with series variables. In case of usage with series the operators are applied elementwise.</text:p>
      </text:section>
      <text:section text:style-name="Sect1" text:name="op_&lt;">
        <text:h text:style-name="P2" text:outline-level="3">&lt;</text:h>
      </text:section>
      <text:section text:style-name="Sect1" text:name="Section862">
        <text:p text:style-name="P6"><text:bookmark text:name="op_&lt;"/>Less than. Applicable to numerical expressions.</text:p>
        <text:p text:style-name="Text_20_body">Syntax</text:p>
        <text:p text:style-name="P5">expr1 &lt; expr2</text:p>
        <text:p text:style-name="P3">Returns</text:p>
        <text:p text:style-name="P3">Boolean value, or series of boolean values.</text:p>
      </text:section>
      <text:section text:style-name="Sect1" text:name="op_&lt;=">
        <text:h text:style-name="P2" text:outline-level="3">&lt;=</text:h>
      </text:section>
      <text:section text:style-name="Sect1" text:name="Section863">
        <text:p text:style-name="P6"><text:bookmark text:name="op_&lt;="/>Less than or equal to. Applicable to numerical expressions.</text:p>
        <text:p text:style-name="Text_20_body">Syntax</text:p>
        <text:p text:style-name="P5">expr1 &lt;= expr2</text:p>
        <text:p text:style-name="P3">Returns</text:p>
        <text:p text:style-name="P3">Boolean value, or series of boolean values.</text:p>
      </text:section>
      <text:section text:style-name="Sect1" text:name="op_==">
        <text:h text:style-name="P2" text:outline-level="3">==</text:h>
      </text:section>
      <text:section text:style-name="Sect1" text:name="Section864">
        <text:p text:style-name="P6"><text:bookmark text:name="op_=="/>Equal to. Applicable to expressions of any type.</text:p>
        <text:p text:style-name="Text_20_body">Syntax</text:p>
        <text:p text:style-name="P5">expr1 == expr2</text:p>
        <text:p text:style-name="P3">Returns</text:p>
        <text:p text:style-name="P3">Boolean value, or series of boolean values.</text:p>
      </text:section>
      <text:section text:style-name="Sect1" text:name="op_=&gt;">
        <text:h text:style-name="P2" text:outline-level="3">=&gt;</text:h>
      </text:section>
      <text:p text:style-name="P3">The '=&gt;' operator is used in user-defined function declarations and in <text:a xlink:type="simple" xlink:href="https://www.tradingview.com/pine-script-reference/v6/#kw_switch" text:style-name="Internet_20_link" text:visited-style-name="Visited_20_Internet_20_Link">switch</text:a> statements.</text:p>
      <text:p text:style-name="P3">The function declaration syntax is:</text:p>
      <text:p text:style-name="Text_20_body">Syntax</text:p>
      <text:p text:style-name="Preformatted_20_Text">&lt;identifier&gt;([&lt;parameter_name&gt;[=&lt;default_value&gt;]], ...) =&gt;</text:p>
      <text:p text:style-name="Preformatted_20_Text"><text:s text:c="4"/>&lt;local_block&gt;</text:p>
      <text:p text:style-name="P5"><text:s text:c="4"/>&lt;function_result&gt;</text:p>
      <text:p text:style-name="P3">A &lt;local_block&gt; is zero or more Pine Script® statements.</text:p>
      <text:p text:style-name="P3">The &lt;function_result&gt; is a variable, an expression, or a tuple.</text:p>
      <text:p text:style-name="P3">Example</text:p>
      <text:section text:style-name="Sect1" text:name="Section865">
        <text:p text:style-name="P4"><text:bookmark text:name="op_=&gt;"/><text:span text:style-name="Source_20_Text">//@version=6</text:span></text:p>
        <text:p text:style-name="Preformatted_20_Text"><text:span text:style-name="Source_20_Text">indicator("=&gt;")</text:span></text:p>
        <text:p text:style-name="Preformatted_20_Text"><text:span text:style-name="Source_20_Text">// single-line function</text:span></text:p>
        <text:p text:style-name="Preformatted_20_Text"><text:span text:style-name="Source_20_Text">f1(x, y) =&gt; x + y</text:span></text:p>
        <text:p text:style-name="Preformatted_20_Text"><text:span text:style-name="Source_20_Text">// multi-line function</text:span></text:p>
        <text:p text:style-name="Preformatted_20_Text"><text:span text:style-name="Source_20_Text">f2(x, y) =&gt; </text:span></text:p>
        <text:p text:style-name="Preformatted_20_Text"><text:span text:style-name="Source_20_Text">    sum = x + y</text:span></text:p>
        <text:p text:style-name="Preformatted_20_Text"><text:span text:style-name="Source_20_Text">    sumChange = ta.change(sum, 10)</text:span></text:p>
        <text:p text:style-name="Preformatted_20_Text"><text:span text:style-name="Source_20_Text">    // Function automatically returns the last expression used in it</text:span></text:p>
        <text:p text:style-name="P5"><text:span text:style-name="Source_20_Text">plot(f1(30, 8) + f2(1, 3))</text:span></text:p>
        <text:p text:style-name="P3">Remarks</text:p>
        <text:p text:style-name="P3">You can learn more about user-defined functions in the User Manual's pages on <text:a xlink:type="simple" xlink:href="https://www.tradingview.com/pine-script-docs/language/user-defined-functions/" office:target-frame-name="_blank" xlink:show="new" text:style-name="Internet_20_link" text:visited-style-name="Visited_20_Internet_20_Link">Declaring functions</text:a> and <text:a xlink:type="simple" xlink:href="https://www.tradingview.com/pine-script-docs/concepts/libraries/" office:target-frame-name="_blank" xlink:show="new" text:style-name="Internet_20_link" text:visited-style-name="Visited_20_Internet_20_Link">Libraries</text:a>.</text:p>
      </text:section>
      <text:section text:style-name="Sect1" text:name="op_&gt;">
        <text:h text:style-name="P2" text:outline-level="3">&gt;</text:h>
      </text:section>
      <text:section text:style-name="Sect1" text:name="Section866">
        <text:p text:style-name="P6"><text:bookmark text:name="op_&gt;"/>Greater than. Applicable to numerical expressions.</text:p>
        <text:p text:style-name="Text_20_body"><text:soft-page-break/>Syntax</text:p>
        <text:p text:style-name="P5">expr1 &gt; expr2</text:p>
        <text:p text:style-name="P3">Returns</text:p>
        <text:p text:style-name="P3">Boolean value, or series of boolean values.</text:p>
      </text:section>
      <text:section text:style-name="Sect1" text:name="op_&gt;=">
        <text:h text:style-name="P2" text:outline-level="3">&gt;=</text:h>
      </text:section>
      <text:section text:style-name="Sect1" text:name="Section867">
        <text:p text:style-name="P6"><text:bookmark text:name="op_&gt;="/>Greater than or equal to. Applicable to numerical expressions.</text:p>
        <text:p text:style-name="Text_20_body">Syntax</text:p>
        <text:p text:style-name="P5">expr1 &gt;= expr2</text:p>
        <text:p text:style-name="P3">Returns</text:p>
        <text:p text:style-name="P3">Boolean value, or series of boolean values.</text:p>
      </text:section>
      <text:h text:style-name="Heading_20_2" text:outline-level="2">Annotations</text:h>
      <text:section text:style-name="Sect1" text:name="an_@description">
        <text:h text:style-name="P2" text:outline-level="3">@description</text:h>
      </text:section>
      <text:p text:style-name="P3">Sets a custom description for scripts that use the <text:a xlink:type="simple" xlink:href="https://www.tradingview.com/pine-script-reference/v6/#fun_library" text:style-name="Internet_20_link" text:visited-style-name="Visited_20_Internet_20_Link">library</text:a> declaration statement. The text provided with this annotation will be used to pre-fill the "Description" field in the publication dialogue.</text:p>
      <text:p text:style-name="P3">Example</text:p>
      <text:section text:style-name="Sect1" text:name="Section868">
        <text:p text:style-name="P4"><text:bookmark text:name="an_@description"/><text:span text:style-name="Source_20_Text">//@version=6</text:span></text:p>
        <text:p text:style-name="Preformatted_20_Text"><text:span text:style-name="Source_20_Text">// @description Provides a tool to quickly output a label on the chart.</text:span></text:p>
        <text:p text:style-name="Preformatted_20_Text"><text:span text:style-name="Source_20_Text">library("MyLibrary")</text:span></text:p>
        <text:p text:style-name="Preformatted_20_Text"><text:span text:style-name="Source_20_Text">// @function Outputs a label with `labelText` on the bar's high.</text:span></text:p>
        <text:p text:style-name="Preformatted_20_Text"><text:span text:style-name="Source_20_Text">// @param labelText (series string) The text to display on the label.</text:span></text:p>
        <text:p text:style-name="Preformatted_20_Text"><text:span text:style-name="Source_20_Text">// @returns Drawn label.</text:span></text:p>
        <text:p text:style-name="Preformatted_20_Text"><text:span text:style-name="Source_20_Text">export drawLabel(string labelText) =&gt;</text:span></text:p>
        <text:p text:style-name="P5"><text:span text:style-name="Source_20_Text">    label.new(bar_index, high, text = labelText)</text:span></text:p>
      </text:section>
      <text:section text:style-name="Sect1" text:name="an_@enum">
        <text:h text:style-name="P2" text:outline-level="3">@enum</text:h>
      </text:section>
      <text:p text:style-name="P3">If placed above an enum declaration, it adds a custom description for the enum. The Pine Editor's autosuggest uses this description and displays it when a user hovers over the enum name. When used in library scripts, the descriptions of all enums using the <text:a xlink:type="simple" xlink:href="https://www.tradingview.com/pine-script-reference/v6/#kw_export" text:style-name="Internet_20_link" text:visited-style-name="Visited_20_Internet_20_Link">export</text:a> keyword will pre-fill the "Description" field in the publication dialogue.</text:p>
      <text:p text:style-name="P3">Example</text:p>
      <text:section text:style-name="Sect1" text:name="Section869">
        <text:p text:style-name="P4"><text:bookmark text:name="an_@enum"/><text:span text:style-name="Source_20_Text">//@version=6</text:span></text:p>
        <text:p text:style-name="Preformatted_20_Text"><text:span text:style-name="Source_20_Text">indicator("Session highlight", overlay = true)</text:span></text:p>
        <text:p text:style-name="Preformatted_20_Text"><text:span text:style-name="Source_20_Text">//@enum       Contains fields with popular timezones as titles.</text:span></text:p>
        <text:p text:style-name="Preformatted_20_Text"><text:span text:style-name="Source_20_Text">//@field exch Has an empty string as the title to represent the chart timezone.</text:span></text:p>
        <text:p text:style-name="Preformatted_20_Text"><text:span text:style-name="Source_20_Text">enum tz</text:span></text:p>
        <text:p text:style-name="Preformatted_20_Text"><text:span text:style-name="Source_20_Text">    utc  = "UTC"</text:span></text:p>
        <text:p text:style-name="Preformatted_20_Text"><text:span text:style-name="Source_20_Text">    exch = ""</text:span></text:p>
        <text:p text:style-name="Preformatted_20_Text"><text:span text:style-name="Source_20_Text">    ny   = "America/New_York"</text:span></text:p>
        <text:p text:style-name="Preformatted_20_Text"><text:span text:style-name="Source_20_Text">    chi  = "America/Chicago"</text:span></text:p>
        <text:p text:style-name="Preformatted_20_Text"><text:span text:style-name="Source_20_Text">    lon  = "Europe/London"</text:span></text:p>
        <text:p text:style-name="Preformatted_20_Text"><text:span text:style-name="Source_20_Text">    tok  = "Asia/Tokyo"</text:span></text:p>
        <text:p text:style-name="Preformatted_20_Text"><text:span text:style-name="Source_20_Text">//@variable The session string.</text:span></text:p>
        <text:p text:style-name="Preformatted_20_Text"><text:span text:style-name="Source_20_Text">selectedSession = input.session("1200-1500", "Session")</text:span></text:p>
        <text:p text:style-name="Preformatted_20_Text"><text:span text:style-name="Source_20_Text">//@variable The selected timezone. The input's dropdown contains the fields in the `tz` enum.</text:span></text:p>
        <text:p text:style-name="Preformatted_20_Text"><text:span text:style-name="Source_20_Text">selectedTimezone = input.enum(tz.utc, "Session Timezone")</text:span></text:p>
        <text:p text:style-name="Preformatted_20_Text"><text:span text:style-name="Source_20_Text">//@variable Is `true` if the current bar's time is in the specified session.</text:span></text:p>
        <text:p text:style-name="Preformatted_20_Text"><text:span text:style-name="Source_20_Text">bool inSession = false</text:span></text:p>
        <text:p text:style-name="Preformatted_20_Text"><text:span text:style-name="Source_20_Text">if not na(time("", selectedSession, str.tostring(selectedTimezone)))</text:span></text:p>
        <text:p text:style-name="Preformatted_20_Text"><text:span text:style-name="Source_20_Text">    inSession := true</text:span></text:p>
        <text:p text:style-name="Preformatted_20_Text"><text:span text:style-name="Source_20_Text">// Highlight the background when `inSession` is `true`.</text:span></text:p>
        <text:p text:style-name="P5"><text:span text:style-name="Source_20_Text">bgcolor(inSession ? color.new(color.green, 90) : na, title = "Active session highlight")</text:span></text:p>
      </text:section>
      <text:section text:style-name="Sect1" text:name="an_@field">
        <text:h text:style-name="P2" text:outline-level="3">@field</text:h>
      </text:section>
      <text:p text:style-name="P3">If placed above a <text:a xlink:type="simple" xlink:href="https://www.tradingview.com/pine-script-reference/v6/#kw_type" text:style-name="Internet_20_link" text:visited-style-name="Visited_20_Internet_20_Link">type</text:a> or <text:a xlink:type="simple" xlink:href="https://www.tradingview.com/pine-script-reference/v6/#kw_enum" text:style-name="Internet_20_link" text:visited-style-name="Visited_20_Internet_20_Link">enum</text:a> declaration, it adds a custom description for a field of the type/enum. After the annotation, users should specify the field name, followed by its description.</text:p>
      <text:p text:style-name="P3">The Pine Editor's autosuggest uses this description and displays it when a user hovers over the type/enum or field name. When used in <text:a xlink:type="simple" xlink:href="https://www.tradingview.com/pine-script-reference/v6/#fun_library" text:style-name="Internet_20_link" text:visited-style-name="Visited_20_Internet_20_Link">library</text:a> scripts, the descriptions of all types/enums using the <text:a xlink:type="simple" xlink:href="https://www.tradingview.com/pine-script-reference/v6/#kw_export" text:style-name="Internet_20_link" text:visited-style-name="Visited_20_Internet_20_Link">export</text:a> keyword will pre-fill the "Description" field in the publication dialogue.</text:p>
      <text:p text:style-name="P3">Example</text:p>
      <text:section text:style-name="Sect1" text:name="Section870">
        <text:p text:style-name="P4"><text:bookmark text:name="an_@field"/><text:span text:style-name="Source_20_Text">//@version=6</text:span></text:p>
        <text:p text:style-name="Preformatted_20_Text"><text:span text:style-name="Source_20_Text">indicator("New high over the last 20 bars", overlay = true)</text:span></text:p>
        <text:p text:style-name="Preformatted_20_Text"><text:span text:style-name="Source_20_Text">//@type A point on a chart.</text:span></text:p>
        <text:p text:style-name="Preformatted_20_Text"><text:span text:style-name="Source_20_Text">//@field index The index of the bar where the point is located, i.e., its `x` coordinate.</text:span></text:p>
        <text:p text:style-name="Preformatted_20_Text"><text:span text:style-name="Source_20_Text">//@field price The price where the point is located, i.e., its `y` coordinate.</text:span></text:p>
        <text:p text:style-name="Preformatted_20_Text"><text:span text:style-name="Source_20_Text">type Point</text:span></text:p>
        <text:p text:style-name="Preformatted_20_Text"><text:span text:style-name="Source_20_Text">    int index</text:span></text:p>
        <text:p text:style-name="Preformatted_20_Text"><text:span text:style-name="Source_20_Text">    float price</text:span></text:p>
        <text:p text:style-name="Preformatted_20_Text"><text:span text:style-name="Source_20_Text">//@variable If the current `high` is the highest over the last 20 bars, returns a new `Point` instance, `na` otherwise.</text:span></text:p>
        <text:p text:style-name="Preformatted_20_Text"><text:span text:style-name="Source_20_Text">Point highest = na</text:span></text:p>
        <text:p text:style-name="Preformatted_20_Text"><text:span text:style-name="Source_20_Text">if ta.highestbars(high, 20) == 0</text:span></text:p>
        <text:p text:style-name="Preformatted_20_Text"><text:span text:style-name="Source_20_Text">    highest := Point.new(bar_index, high)</text:span></text:p>
        <text:p text:style-name="P5"><text:span text:style-name="Source_20_Text">    label.new(highest.index, highest.price, str.tostring(highest.price))</text:span></text:p>
      </text:section>
      <text:section text:style-name="Sect1" text:name="an_@function">
        <text:h text:style-name="P2" text:outline-level="3">@function</text:h>
      </text:section>
      <text:p text:style-name="P3">If placed above a function declaration, it adds a custom description for the function.</text:p>
      <text:p text:style-name="P3">The Pine Editor's autosuggest uses this description and displays it when a user hovers over the function name. When used in <text:a xlink:type="simple" xlink:href="https://www.tradingview.com/pine-script-reference/v6/#fun_library" text:style-name="Internet_20_link" text:visited-style-name="Visited_20_Internet_20_Link">library</text:a> scripts, the descriptions of all functions using the <text:a xlink:type="simple" xlink:href="https://www.tradingview.com/pine-script-reference/v6/#kw_export" text:style-name="Internet_20_link" text:visited-style-name="Visited_20_Internet_20_Link">export</text:a> keyword will pre-fill the "Description" field in the publication dialogue.</text:p>
      <text:p text:style-name="P3">Example</text:p>
      <text:section text:style-name="Sect1" text:name="Section871">
        <text:p text:style-name="P4"><text:bookmark text:name="an_@function"/><text:span text:style-name="Source_20_Text">//@version=6</text:span></text:p>
        <text:p text:style-name="Preformatted_20_Text"><text:span text:style-name="Source_20_Text">// @description Provides a tool to quickly output a label on the chart.</text:span></text:p>
        <text:p text:style-name="Preformatted_20_Text"><text:span text:style-name="Source_20_Text">library("MyLibrary")</text:span></text:p>
        <text:p text:style-name="Preformatted_20_Text"><text:span text:style-name="Source_20_Text">// @function Outputs a label with `labelText` on the bar's high.</text:span></text:p>
        <text:p text:style-name="Preformatted_20_Text"><text:span text:style-name="Source_20_Text">// @param labelText (series string) The text to display on the label.</text:span></text:p>
        <text:p text:style-name="Preformatted_20_Text"><text:span text:style-name="Source_20_Text">// @returns Drawn label.</text:span></text:p>
        <text:p text:style-name="Preformatted_20_Text"><text:span text:style-name="Source_20_Text">export drawLabel(string labelText) =&gt;</text:span></text:p>
        <text:p text:style-name="P5"><text:span text:style-name="Source_20_Text">    label.new(bar_index, high, text = labelText)</text:span></text:p>
      </text:section>
      <text:section text:style-name="Sect1" text:name="an_@param">
        <text:h text:style-name="P2" text:outline-level="3">@param</text:h>
      </text:section>
      <text:p text:style-name="P3">If placed above a function declaration, it adds a custom description for a function parameter. After the annotation, users should specify the parameter name, then its description.</text:p>
      <text:p text:style-name="P3"><text:soft-page-break/>The Pine Editor's autosuggest uses this description and displays it when a user hovers over the function name. When used in <text:a xlink:type="simple" xlink:href="https://www.tradingview.com/pine-script-reference/v6/#fun_library" text:style-name="Internet_20_link" text:visited-style-name="Visited_20_Internet_20_Link">library</text:a> scripts, the descriptions of all functions using the <text:a xlink:type="simple" xlink:href="https://www.tradingview.com/pine-script-reference/v6/#kw_export" text:style-name="Internet_20_link" text:visited-style-name="Visited_20_Internet_20_Link">export</text:a> keyword will pre-fill the "Description" field in the publication dialogue.</text:p>
      <text:p text:style-name="P3">Example</text:p>
      <text:section text:style-name="Sect1" text:name="Section872">
        <text:p text:style-name="P4"><text:bookmark text:name="an_@param"/><text:span text:style-name="Source_20_Text">//@version=6</text:span></text:p>
        <text:p text:style-name="Preformatted_20_Text"><text:span text:style-name="Source_20_Text">// @description Provides a tool to quickly output a label on the chart.</text:span></text:p>
        <text:p text:style-name="Preformatted_20_Text"><text:span text:style-name="Source_20_Text">library("MyLibrary")</text:span></text:p>
        <text:p text:style-name="Preformatted_20_Text"><text:span text:style-name="Source_20_Text">// @function Outputs a label with `labelText` on the bar's high.</text:span></text:p>
        <text:p text:style-name="Preformatted_20_Text"><text:span text:style-name="Source_20_Text">// @param labelText (series string) The text to display on the label.</text:span></text:p>
        <text:p text:style-name="Preformatted_20_Text"><text:span text:style-name="Source_20_Text">// @returns Drawn label.</text:span></text:p>
        <text:p text:style-name="Preformatted_20_Text"><text:span text:style-name="Source_20_Text">export drawLabel(string labelText) =&gt;</text:span></text:p>
        <text:p text:style-name="P5"><text:span text:style-name="Source_20_Text">    label.new(bar_index, high, text = labelText)</text:span></text:p>
      </text:section>
      <text:section text:style-name="Sect1" text:name="an_@returns">
        <text:h text:style-name="P2" text:outline-level="3">@returns</text:h>
      </text:section>
      <text:p text:style-name="P3">If placed above a function declaration, it adds a custom description for what that function returns.</text:p>
      <text:p text:style-name="P3">The Pine Editor's autosuggest uses this description and displays it when a user hovers over the function name. When used in <text:a xlink:type="simple" xlink:href="https://www.tradingview.com/pine-script-reference/v6/#fun_library" text:style-name="Internet_20_link" text:visited-style-name="Visited_20_Internet_20_Link">library</text:a> scripts, the descriptions of all functions using the <text:a xlink:type="simple" xlink:href="https://www.tradingview.com/pine-script-reference/v6/#kw_export" text:style-name="Internet_20_link" text:visited-style-name="Visited_20_Internet_20_Link">export</text:a> keyword will pre-fill the "Description" field in the publication dialogue.</text:p>
      <text:p text:style-name="P3">Example</text:p>
      <text:section text:style-name="Sect1" text:name="Section873">
        <text:p text:style-name="P4"><text:bookmark text:name="an_@returns"/><text:span text:style-name="Source_20_Text">//@version=6</text:span></text:p>
        <text:p text:style-name="Preformatted_20_Text"><text:span text:style-name="Source_20_Text">// @description Provides a tool to quickly output a label on the chart.</text:span></text:p>
        <text:p text:style-name="Preformatted_20_Text"><text:span text:style-name="Source_20_Text">library("MyLibrary")</text:span></text:p>
        <text:p text:style-name="Preformatted_20_Text"><text:span text:style-name="Source_20_Text">// @function Outputs a label with `labelText` on the bar's high.</text:span></text:p>
        <text:p text:style-name="Preformatted_20_Text"><text:span text:style-name="Source_20_Text">// @param labelText (series string) The text to display on the label.</text:span></text:p>
        <text:p text:style-name="Preformatted_20_Text"><text:span text:style-name="Source_20_Text">// @returns Drawn label.</text:span></text:p>
        <text:p text:style-name="Preformatted_20_Text"><text:span text:style-name="Source_20_Text">export drawLabel(string labelText) =&gt;</text:span></text:p>
        <text:p text:style-name="P5"><text:span text:style-name="Source_20_Text">    label.new(bar_index, high, text = labelText)</text:span></text:p>
      </text:section>
      <text:section text:style-name="Sect1" text:name="an_@strategy_alert_message">
        <text:h text:style-name="P2" text:outline-level="3">@strategy_alert_message</text:h>
      </text:section>
      <text:p text:style-name="P3">If used within a <text:a xlink:type="simple" xlink:href="https://www.tradingview.com/pine-script-reference/v6/#fun_strategy" text:style-name="Internet_20_link" text:visited-style-name="Visited_20_Internet_20_Link">strategy</text:a> script, it provides a default message to pre-fill the "Message" field in the alert creation dialogue.</text:p>
      <text:p text:style-name="P3">Example</text:p>
      <text:section text:style-name="Sect1" text:name="Section874">
        <text:p text:style-name="P4"><text:bookmark text:name="an_@strategy_alert_message"/><text:span text:style-name="Source_20_Text">//@version=6</text:span></text:p>
        <text:p text:style-name="Preformatted_20_Text"><text:span text:style-name="Source_20_Text">strategy("My strategy", overlay=true, margin_long=100, margin_short=100)</text:span></text:p>
        <text:p text:style-name="Preformatted_20_Text"><text:span text:style-name="Source_20_Text">//@strategy_alert_message Strategy alert on symbol {{ticker}}</text:span></text:p>
        <text:p text:style-name="Preformatted_20_Text"><text:span text:style-name="Source_20_Text">longCondition = ta.crossover(ta.sma(close, 14), ta.sma(close, 28))</text:span></text:p>
        <text:p text:style-name="Preformatted_20_Text"><text:span text:style-name="Source_20_Text">if (longCondition)</text:span></text:p>
        <text:p text:style-name="Preformatted_20_Text"><text:span text:style-name="Source_20_Text">    strategy.entry("My Long Entry Id", strategy.long)</text:span></text:p>
        <text:p text:style-name="P5"><text:span text:style-name="Source_20_Text">strategy.exit("Exit", "My Long Entry Id", profit = 10 / syminfo.mintick, loss = 10 / syminfo.mintick)</text:span></text:p>
      </text:section>
      <text:section text:style-name="Sect1" text:name="an_@type">
        <text:h text:style-name="P2" text:outline-level="3">@type</text:h>
      </text:section>
      <text:p text:style-name="P3">If placed above a type declaration, it adds a custom description for the type.</text:p>
      <text:p text:style-name="P3">The Pine Editor's autosuggest uses this description and displays it when a user hovers over the type name. When used in <text:a xlink:type="simple" xlink:href="https://www.tradingview.com/pine-script-reference/v6/#fun_library" text:style-name="Internet_20_link" text:visited-style-name="Visited_20_Internet_20_Link">library</text:a> scripts, the descriptions of all types using the <text:a xlink:type="simple" xlink:href="https://www.tradingview.com/pine-script-reference/v6/#kw_export" text:style-name="Internet_20_link" text:visited-style-name="Visited_20_Internet_20_Link">export</text:a> keyword will pre-fill the "Description" field in the publication dialogue.</text:p>
      <text:p text:style-name="P3">Example</text:p>
      <text:section text:style-name="Sect1" text:name="Section875">
        <text:p text:style-name="P4"><text:bookmark text:name="an_@type"/><text:span text:style-name="Source_20_Text">//@version=6</text:span></text:p>
        <text:p text:style-name="Preformatted_20_Text"><text:span text:style-name="Source_20_Text">indicator("New high over the last 20 bars", overlay = true)</text:span></text:p>
        <text:p text:style-name="Preformatted_20_Text"><text:span text:style-name="Source_20_Text">//@type A point on a chart.</text:span></text:p>
        <text:p text:style-name="Preformatted_20_Text"><text:span text:style-name="Source_20_Text">//@field index The index of the bar where the point is located, i.e., its `x` coordinate.</text:span></text:p>
        <text:p text:style-name="Preformatted_20_Text"><text:span text:style-name="Source_20_Text">//@field price The price where the point is located, i.e., its `y` coordinate.</text:span></text:p>
        <text:p text:style-name="Preformatted_20_Text"><text:span text:style-name="Source_20_Text">type Point</text:span></text:p>
        <text:p text:style-name="Preformatted_20_Text"><text:span text:style-name="Source_20_Text">    int index</text:span></text:p>
        <text:p text:style-name="Preformatted_20_Text"><text:span text:style-name="Source_20_Text">    float price</text:span></text:p>
        <text:p text:style-name="Preformatted_20_Text"><text:span text:style-name="Source_20_Text">//@variable If the current `high` is the highest over the last 20 bars, returns a new `Point` instance, `na` otherwise.</text:span></text:p>
        <text:p text:style-name="Preformatted_20_Text"><text:span text:style-name="Source_20_Text">Point highest = na</text:span></text:p>
        <text:p text:style-name="Preformatted_20_Text"><text:span text:style-name="Source_20_Text">if ta.highestbars(high, 20) == 0</text:span></text:p>
        <text:p text:style-name="Preformatted_20_Text"><text:span text:style-name="Source_20_Text">    highest := Point.new(bar_index, high)</text:span></text:p>
        <text:p text:style-name="P5"><text:span text:style-name="Source_20_Text">    label.new(highest.index, highest.price, str.tostring(highest.price))</text:span></text:p>
      </text:section>
      <text:section text:style-name="Sect1" text:name="an_@variable">
        <text:h text:style-name="P2" text:outline-level="3">@variable</text:h>
      </text:section>
      <text:p text:style-name="P3">If placed above a variable declaration, it adds a custom description for the variable.</text:p>
      <text:p text:style-name="P3">The Pine Editor's autosuggest uses this description and displays it when a user hovers over the variable name.</text:p>
      <text:p text:style-name="P3">Example</text:p>
      <text:section text:style-name="Sect1" text:name="Section876">
        <text:p text:style-name="P4"><text:bookmark text:name="an_@variable"/><text:span text:style-name="Source_20_Text">//@version=6</text:span></text:p>
        <text:p text:style-name="Preformatted_20_Text"><text:span text:style-name="Source_20_Text">indicator("New high over the last 20 bars", overlay = true)</text:span></text:p>
        <text:p text:style-name="Preformatted_20_Text"><text:span text:style-name="Source_20_Text">//@type A point on a chart.</text:span></text:p>
        <text:p text:style-name="Preformatted_20_Text"><text:span text:style-name="Source_20_Text">//@field index The index of the bar where the point is located, i.e., its `x` coordinate.</text:span></text:p>
        <text:p text:style-name="Preformatted_20_Text"><text:span text:style-name="Source_20_Text">//@field price The price where the point is located, i.e., its `y` coordinate.</text:span></text:p>
        <text:p text:style-name="Preformatted_20_Text"><text:span text:style-name="Source_20_Text">type Point</text:span></text:p>
        <text:p text:style-name="Preformatted_20_Text"><text:span text:style-name="Source_20_Text">    int index</text:span></text:p>
        <text:p text:style-name="Preformatted_20_Text"><text:span text:style-name="Source_20_Text">    float price</text:span></text:p>
        <text:p text:style-name="Preformatted_20_Text"><text:span text:style-name="Source_20_Text">//@variable If the current `high` is the highest over the last 20 bars, returns a new `Point` instance, `na` otherwise.</text:span></text:p>
        <text:p text:style-name="Preformatted_20_Text"><text:span text:style-name="Source_20_Text">Point highest = na</text:span></text:p>
        <text:p text:style-name="Preformatted_20_Text"><text:span text:style-name="Source_20_Text">if ta.highestbars(high, 20) == 0</text:span></text:p>
        <text:p text:style-name="Preformatted_20_Text"><text:span text:style-name="Source_20_Text">    highest := Point.new(bar_index, high)</text:span></text:p>
        <text:p text:style-name="P5"><text:span text:style-name="Source_20_Text">    label.new(highest.index, highest.price, str.tostring(highest.price))</text:span></text:p>
      </text:section>
      <text:section text:style-name="Sect1" text:name="an_@version=">
        <text:h text:style-name="P2" text:outline-level="3">@version=</text:h>
      </text:section>
      <text:p text:style-name="P3">Specifies the Pine Script® version that the script will use. The number in this annotation should not be confused with the script's version number, which updates on every saved change to the code.</text:p>
      <text:p text:style-name="Text_20_body">Example</text:p>
      <text:p text:style-name="Preformatted_20_Text"><text:span text:style-name="Source_20_Text">//@version=6</text:span></text:p>
      <text:p text:style-name="Preformatted_20_Text"><text:span text:style-name="Source_20_Text">indicator("Pine v6 Indicator")</text:span></text:p>
      <text:p text:style-name="P5"><text:span text:style-name="Source_20_Text">plot(close)</text:span></text:p>
      <text:p text:style-name="Text_20_body">Example</text:p>
      <text:p text:style-name="Preformatted_20_Text"><text:span text:style-name="Source_20_Text">//This indicator has no version annotation, so it will try to use v1.</text:span></text:p>
      <text:p text:style-name="Preformatted_20_Text"><text:span text:style-name="Source_20_Text">//Pine Script® v1 has no function named `indicator()`, so the script will not compile.</text:span></text:p>
      <text:p text:style-name="Preformatted_20_Text"><text:span text:style-name="Source_20_Text">indicator("Pine v1 Indicator")</text:span></text:p>
      <text:p text:style-name="P5"><text:span text:style-name="Source_20_Text">plot(close)</text:span></text:p>
      <text:p text:style-name="P3">Remarks</text:p>
      <text:p text:style-name="P3">The version should always be specified. Otherwise, for compatibility reasons, the script will be compiled using Pine Script® v1, which lacks most of the newer features and is bound to confuse. This annotation can be anywhere within a script, but we recommend placing it at the top of the code for readability.</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Noto Sans" svg:font-family="'Noto Sans'" style:font-family-generic="swiss" style:font-pitch="variable"/>
    <style:font-face style:name="Noto Sans Mono" svg:font-family="'Noto Sans Mono'" style:font-family-generic="modern" style:font-pitch="fixed"/>
    <style:font-face style:name="Noto Sans1"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erif" fo:font-size="12pt" fo:language="en" fo:country="US" style:letter-kerning="true" style:font-name-asian="Noto Sans1"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ans1"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Noto Serif" fo:font-family="'Noto Serif'" style:font-family-generic="roman" style:font-pitch="variable" fo:font-size="24pt" fo:font-weight="bold" style:font-name-asian="Noto Sans1" style:font-family-asian="'Noto Sans'" style:font-family-generic-asian="system" style:font-pitch-asian="variable" style:font-size-asian="24pt" style:font-weight-asian="bold" style:font-name-complex="FreeSans2"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Noto Serif" fo:font-family="'Noto Serif'" style:font-family-generic="roman" style:font-pitch="variable" fo:font-size="18pt" fo:font-weight="bold" style:font-name-asian="Noto Sans1" style:font-family-asian="'Noto Sans'" style:font-family-generic-asian="system" style:font-pitch-asian="variable" style:font-size-asian="18pt" style:font-weight-asian="bold" style:font-name-complex="FreeSans2"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Noto Serif" fo:font-family="'Noto Serif'" style:font-family-generic="roman" style:font-pitch="variable" fo:font-size="14pt" fo:font-weight="bold" style:font-name-asian="Noto Sans1" style:font-family-asian="'Noto Sans'"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Noto Sans Mono" fo:font-family="'Noto Sans Mono'" style:font-family-generic="modern" style:font-pitch="fixed" fo:font-size="10pt" style:font-name-asian="Noto Sans Mono" style:font-family-asian="'Noto Sans Mono'" style:font-family-generic-asian="modern" style:font-pitch-asian="fixed" style:font-size-asian="10pt" style:font-name-complex="FreeSans" style:font-family-complex="FreeSans"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Noto Serif" fo:font-family="'Noto Serif'" style:font-family-generic="roman" style:font-pitch="variable" fo:font-size="12pt" fo:font-weight="bold" style:font-name-asian="Noto Sans1" style:font-family-asian="'Noto Sans'" style:font-family-generic-asian="system" style:font-pitch-asian="variable" style:font-size-asian="12pt" style:font-weight-asian="bold" style:font-name-complex="FreeSans2" style:font-family-complex="Free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Noto Sans Mono" fo:font-family="'Noto Sans Mono'" style:font-family-generic="modern" style:font-pitch="fixed" style:font-name-asian="Noto Sans Mono" style:font-family-asian="'Noto Sans Mono'" style:font-family-generic-asian="modern" style:font-pitch-asian="fixed" style:font-name-complex="FreeSans" style:font-family-complex="FreeSans"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2in" fo:page-height="22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30T05:55:12.228483859</meta:creation-date>
    <meta:print-date>2025-01-30T08:56:22.774652323</meta:print-date>
    <meta:printed-by>PDF files</meta:printed-by>
    <dc:date>2025-01-30T10:09:34.374901853</dc:date>
    <meta:editing-duration>PT45M16S</meta:editing-duration>
    <meta:editing-cycles>1</meta:editing-cycles>
    <meta:document-statistic meta:table-count="0" meta:image-count="0" meta:object-count="0" meta:page-count="179" meta:paragraph-count="13267" meta:word-count="88481" meta:character-count="656357" meta:non-whitespace-character-count="572986"/>
    <meta:generator>LibreOffice/24.8.4.2$Linux_X86_64 LibreOffice_project/480$Build-2</meta:generator>
  </office:meta>
</office:document-meta>
</file>